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8" table:default-cell-style-name="Default"/>
        <table:table-row table:style-name="ro1">
          <table:table-cell table:style-name="ce3" office:value-type="string" calcext:value-type="string">
            <text:p>Esquem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Apellido</text:p>
          </table:table-cell>
          <table:table-cell table:style-name="ce3" office:value-type="string" calcext:value-type="string">
            <text:p>Telefono</text:p>
          </table:table-cell>
          <table:table-cell table:style-name="ce3" office:value-type="string" calcext:value-type="string">
            <text:p>Rut_usuario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Rut_Empresa</text:p>
          </table:table-cell>
          <table:table-cell table:style-name="ce3"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aul </text:p>
          </table:table-cell>
          <table:table-cell office:value-type="string" calcext:value-type="string">
            <text:p><text:s/>Galvez </text:p>
          </table:table-cell>
          <table:table-cell office:value-type="float" office:value="5622570300" calcext:value-type="float">
            <text:p>5622570300</text:p>
          </table:table-cell>
          <table:table-cell office:value-type="float" office:value="8555534" calcext:value-type="float">
            <text:p>8555534</text:p>
          </table:table-cell>
          <table:table-cell office:value-type="string" calcext:value-type="string">
            <text:p><text:s/>pgalvez@genera.cl </text:p>
          </table:table-cell>
          <table:table-cell office:value-type="float" office:value="797601101" calcext:value-type="float">
            <text:p>7976011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Alejandro </text:p>
          </table:table-cell>
          <table:table-cell office:value-type="string" calcext:value-type="string">
            <text:p><text:s/>Marín </text:p>
          </table:table-cell>
          <table:table-cell office:value-type="float" office:value="56992277841" calcext:value-type="float">
            <text:p>56992277841</text:p>
          </table:table-cell>
          <table:table-cell office:value-type="float" office:value="10786908" calcext:value-type="float">
            <text:p>10786908</text:p>
          </table:table-cell>
          <table:table-cell office:value-type="string" calcext:value-type="string">
            <text:p><text:s/>cristian.m.1@hotmail.com </text:p>
          </table:table-cell>
          <table:table-cell office:value-type="float" office:value="766338356" calcext:value-type="float">
            <text:p>7663383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MUÑOZ </text:p>
          </table:table-cell>
          <table:table-cell office:value-type="float" office:value="979974670" calcext:value-type="float">
            <text:p>979974670</text:p>
          </table:table-cell>
          <table:table-cell office:value-type="float" office:value="10931037" calcext:value-type="float">
            <text:p>10931037</text:p>
          </table:table-cell>
          <table:table-cell office:value-type="string" calcext:value-type="string">
            <text:p><text:s/>mmunoz@aligare.cl </text:p>
          </table:table-cell>
          <table:table-cell office:value-type="float" office:value="762589400" calcext:value-type="float">
            <text:p>7625894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Jacob Pozo </text:p>
          </table:table-cell>
          <table:table-cell office:value-type="float" office:value="968459190" calcext:value-type="float">
            <text:p>968459190</text:p>
          </table:table-cell>
          <table:table-cell office:value-type="float" office:value="12047662" calcext:value-type="float">
            <text:p>12047662</text:p>
          </table:table-cell>
          <table:table-cell office:value-type="string" calcext:value-type="string">
            <text:p><text:s/>victor.jacob@skcmovil.cl </text:p>
          </table:table-cell>
          <table:table-cell office:value-type="float" office:value="969375508" calcext:value-type="float">
            <text:p>9693755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HERNANDEZ CASTRO </text:p>
          </table:table-cell>
          <table:table-cell office:value-type="float" office:value="950052233" calcext:value-type="float">
            <text:p>950052233</text:p>
          </table:table-cell>
          <table:table-cell office:value-type="float" office:value="19305244" calcext:value-type="float">
            <text:p>19305244</text:p>
          </table:table-cell>
          <table:table-cell office:value-type="string" calcext:value-type="string">
            <text:p><text:s/>franciscohernandez@polimet.cl </text:p>
          </table:table-cell>
          <table:table-cell office:value-type="float" office:value="764498712" calcext:value-type="float">
            <text:p>76449871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MILLAN </text:p>
          </table:table-cell>
          <table:table-cell office:value-type="float" office:value="982484059" calcext:value-type="float">
            <text:p>982484059</text:p>
          </table:table-cell>
          <table:table-cell office:value-type="float" office:value="31530660" calcext:value-type="float">
            <text:p>31530660</text:p>
          </table:table-cell>
          <table:table-cell office:value-type="string" calcext:value-type="string">
            <text:p><text:s/>emedosspa@gmail.com </text:p>
          </table:table-cell>
          <table:table-cell office:value-type="string" calcext:value-type="string">
            <text:p><text:s/>76525079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<text:s/>CONTRERAS </text:p>
          </table:table-cell>
          <table:table-cell office:value-type="float" office:value="225565243" calcext:value-type="float">
            <text:p>225565243</text:p>
          </table:table-cell>
          <table:table-cell office:value-type="float" office:value="35757481" calcext:value-type="float">
            <text:p>35757481</text:p>
          </table:table-cell>
          <table:table-cell office:value-type="string" calcext:value-type="string">
            <text:p><text:s/>sercoimp@yahoo.es </text:p>
          </table:table-cell>
          <table:table-cell office:value-type="float" office:value="35757481" calcext:value-type="float">
            <text:p>3575748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hn </text:p>
          </table:table-cell>
          <table:table-cell office:value-type="string" calcext:value-type="string">
            <text:p><text:s/>Lomas </text:p>
          </table:table-cell>
          <table:table-cell office:value-type="float" office:value="962281486" calcext:value-type="float">
            <text:p>962281486</text:p>
          </table:table-cell>
          <table:table-cell office:value-type="float" office:value="40742956" calcext:value-type="float">
            <text:p>40742956</text:p>
          </table:table-cell>
          <table:table-cell office:value-type="string" calcext:value-type="string">
            <text:p><text:s/>jlomas@sinavco.cl </text:p>
          </table:table-cell>
          <table:table-cell office:value-type="float" office:value="767180810" calcext:value-type="float">
            <text:p>7671808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diaz </text:p>
          </table:table-cell>
          <table:table-cell office:value-type="float" office:value="74325684" calcext:value-type="float">
            <text:p>74325684</text:p>
          </table:table-cell>
          <table:table-cell office:value-type="float" office:value="41613181" calcext:value-type="float">
            <text:p>41613181</text:p>
          </table:table-cell>
          <table:table-cell office:value-type="string" calcext:value-type="string">
            <text:p><text:s/>jaimeoctavio@gmail.com </text:p>
          </table:table-cell>
          <table:table-cell office:value-type="float" office:value="760400823" calcext:value-type="float">
            <text:p>76040082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Kripper </text:p>
          </table:table-cell>
          <table:table-cell office:value-type="string" calcext:value-type="string">
            <text:p><text:s/>+56 9 9509 </text:p>
          </table:table-cell>
          <table:table-cell office:value-type="float" office:value="43689215" calcext:value-type="float">
            <text:p>43689215</text:p>
          </table:table-cell>
          <table:table-cell office:value-type="string" calcext:value-type="string">
            <text:p><text:s/>sergio.kripper@gmail.com </text:p>
          </table:table-cell>
          <table:table-cell office:value-type="float" office:value="765197406" calcext:value-type="float">
            <text:p>7651974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enneth </text:p>
          </table:table-cell>
          <table:table-cell office:value-type="string" calcext:value-type="string">
            <text:p><text:s/>Varas </text:p>
          </table:table-cell>
          <table:table-cell office:value-type="string" calcext:value-type="string">
            <text:p><text:s/>56-2-22335869 </text:p>
          </table:table-cell>
          <table:table-cell office:value-type="float" office:value="43867229" calcext:value-type="float">
            <text:p>43867229</text:p>
          </table:table-cell>
          <table:table-cell office:value-type="string" calcext:value-type="string">
            <text:p><text:s/>kvaras@juzt-services.cl </text:p>
          </table:table-cell>
          <table:table-cell office:value-type="float" office:value="760970344" calcext:value-type="float">
            <text:p>76097034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ackoffice </text:p>
          </table:table-cell>
          <table:table-cell office:value-type="string" calcext:value-type="string">
            <text:p><text:s/>Backoffice </text:p>
          </table:table-cell>
          <table:table-cell office:value-type="float" office:value="0" calcext:value-type="float">
            <text:p>0</text:p>
          </table:table-cell>
          <table:table-cell office:value-type="float" office:value="47043107" calcext:value-type="float">
            <text:p>47043107</text:p>
          </table:table-cell>
          <table:table-cell office:value-type="string" calcext:value-type="string">
            <text:p><text:s/>backoffice@backoffice.cl </text:p>
          </table:table-cell>
          <table:table-cell office:value-type="float" office:value="760274283" calcext:value-type="float">
            <text:p>76027428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elson </text:p>
          </table:table-cell>
          <table:table-cell office:value-type="string" calcext:value-type="string">
            <text:p><text:s/>lorca beltran </text:p>
          </table:table-cell>
          <table:table-cell office:value-type="float" office:value="988888296" calcext:value-type="float">
            <text:p>988888296</text:p>
          </table:table-cell>
          <table:table-cell office:value-type="float" office:value="48560539" calcext:value-type="float">
            <text:p>48560539</text:p>
          </table:table-cell>
          <table:table-cell office:value-type="string" calcext:value-type="string">
            <text:p><text:s/>nelsonlorca@hotmail.com </text:p>
          </table:table-cell>
          <table:table-cell office:value-type="float" office:value="48560539" calcext:value-type="float">
            <text:p>4856053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Calderón Riveros </text:p>
          </table:table-cell>
          <table:table-cell office:value-type="string" calcext:value-type="string">
            <text:p><text:s/>56-2-23337912 </text:p>
          </table:table-cell>
          <table:table-cell office:value-type="float" office:value="48931820" calcext:value-type="float">
            <text:p>48931820</text:p>
          </table:table-cell>
          <table:table-cell office:value-type="string" calcext:value-type="string">
            <text:p><text:s/>jcalderon@mci.cl </text:p>
          </table:table-cell>
          <table:table-cell office:value-type="float" office:value="765041104" calcext:value-type="float">
            <text:p>7650411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BORDOLI </text:p>
          </table:table-cell>
          <table:table-cell office:value-type="float" office:value="522212311" calcext:value-type="float">
            <text:p>522212311</text:p>
          </table:table-cell>
          <table:table-cell office:value-type="float" office:value="49572670" calcext:value-type="float">
            <text:p>49572670</text:p>
          </table:table-cell>
          <table:table-cell office:value-type="string" calcext:value-type="string">
            <text:p><text:s/>balatasbordoli@gmail.com </text:p>
          </table:table-cell>
          <table:table-cell office:value-type="float" office:value="49572670" calcext:value-type="float">
            <text:p>495726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ristobal </text:p>
          </table:table-cell>
          <table:table-cell office:value-type="string" calcext:value-type="string">
            <text:p><text:s/>Bedrack </text:p>
          </table:table-cell>
          <table:table-cell office:value-type="string" calcext:value-type="string">
            <text:p><text:s/>569 943062 </text:p>
          </table:table-cell>
          <table:table-cell office:value-type="float" office:value="49892810" calcext:value-type="float">
            <text:p>49892810</text:p>
          </table:table-cell>
          <table:table-cell office:value-type="string" calcext:value-type="string">
            <text:p><text:s/>inicia@iniciaspa.cl </text:p>
          </table:table-cell>
          <table:table-cell office:value-type="float" office:value="763671968" calcext:value-type="float">
            <text:p>7636719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ABELL SOFFIA </text:p>
          </table:table-cell>
          <table:table-cell office:value-type="float" office:value="992300746" calcext:value-type="float">
            <text:p>992300746</text:p>
          </table:table-cell>
          <table:table-cell office:value-type="float" office:value="53359264" calcext:value-type="float">
            <text:p>53359264</text:p>
          </table:table-cell>
          <table:table-cell office:value-type="string" calcext:value-type="string">
            <text:p><text:s/>casing@entelchile.net </text:p>
          </table:table-cell>
          <table:table-cell office:value-type="float" office:value="53359264" calcext:value-type="float">
            <text:p>5335926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lopez </text:p>
          </table:table-cell>
          <table:table-cell office:value-type="float" office:value="82339488" calcext:value-type="float">
            <text:p>82339488</text:p>
          </table:table-cell>
          <table:table-cell office:value-type="float" office:value="53946577" calcext:value-type="float">
            <text:p>53946577</text:p>
          </table:table-cell>
          <table:table-cell office:value-type="string" calcext:value-type="string">
            <text:p><text:s/>joselopezue@gmail.com </text:p>
          </table:table-cell>
          <table:table-cell office:value-type="float" office:value="775345306" calcext:value-type="float">
            <text:p>77534530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Saravia Salamanca </text:p>
          </table:table-cell>
          <table:table-cell office:value-type="float" office:value="992992306" calcext:value-type="float">
            <text:p>992992306</text:p>
          </table:table-cell>
          <table:table-cell office:value-type="float" office:value="54232934" calcext:value-type="float">
            <text:p>54232934</text:p>
          </table:table-cell>
          <table:table-cell office:value-type="string" calcext:value-type="string">
            <text:p><text:s/>sergio.saravia.sm@gmail.com </text:p>
          </table:table-cell>
          <table:table-cell office:value-type="float" office:value="776505102" calcext:value-type="float">
            <text:p>7765051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oyarzo </text:p>
          </table:table-cell>
          <table:table-cell office:value-type="float" office:value="949434889" calcext:value-type="float">
            <text:p>949434889</text:p>
          </table:table-cell>
          <table:table-cell office:value-type="float" office:value="54234783" calcext:value-type="float">
            <text:p>54234783</text:p>
          </table:table-cell>
          <table:table-cell office:value-type="string" calcext:value-type="string">
            <text:p><text:s/>consultoriasantiago@yahoo.com </text:p>
          </table:table-cell>
          <table:table-cell office:value-type="string" calcext:value-type="string">
            <text:p><text:s/>76525535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olfo Alejandro </text:p>
          </table:table-cell>
          <table:table-cell office:value-type="string" calcext:value-type="string">
            <text:p><text:s/>Depix Diaz </text:p>
          </table:table-cell>
          <table:table-cell office:value-type="float" office:value="413228386" calcext:value-type="float">
            <text:p>413228386</text:p>
          </table:table-cell>
          <table:table-cell office:value-type="float" office:value="54949359" calcext:value-type="float">
            <text:p>54949359</text:p>
          </table:table-cell>
          <table:table-cell office:value-type="string" calcext:value-type="string">
            <text:p><text:s/>david.quinileo@gmail.com </text:p>
          </table:table-cell>
          <table:table-cell office:value-type="float" office:value="768878897" calcext:value-type="float">
            <text:p>7688788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Matias </text:p>
          </table:table-cell>
          <table:table-cell office:value-type="string" calcext:value-type="string">
            <text:p><text:s/>Jarpa </text:p>
          </table:table-cell>
          <table:table-cell office:value-type="float" office:value="957885702" calcext:value-type="float">
            <text:p>957885702</text:p>
          </table:table-cell>
          <table:table-cell office:value-type="float" office:value="55274479" calcext:value-type="float">
            <text:p>55274479</text:p>
          </table:table-cell>
          <table:table-cell office:value-type="string" calcext:value-type="string">
            <text:p><text:s/>mjarpa@eloy.cl </text:p>
          </table:table-cell>
          <table:table-cell office:value-type="float" office:value="765159318" calcext:value-type="float">
            <text:p>7651593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redo </text:p>
          </table:table-cell>
          <table:table-cell office:value-type="string" calcext:value-type="string">
            <text:p><text:s/>Godoy </text:p>
          </table:table-cell>
          <table:table-cell office:value-type="float" office:value="222298528" calcext:value-type="float">
            <text:p>222298528</text:p>
          </table:table-cell>
          <table:table-cell office:value-type="float" office:value="55738351" calcext:value-type="float">
            <text:p>55738351</text:p>
          </table:table-cell>
          <table:table-cell office:value-type="string" calcext:value-type="string">
            <text:p><text:s/>scholl@vtr.net </text:p>
          </table:table-cell>
          <table:table-cell office:value-type="float" office:value="777988204" calcext:value-type="float">
            <text:p>7779882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Abumohor </text:p>
          </table:table-cell>
          <table:table-cell office:value-type="float" office:value="995999388" calcext:value-type="float">
            <text:p>995999388</text:p>
          </table:table-cell>
          <table:table-cell office:value-type="float" office:value="56604782" calcext:value-type="float">
            <text:p>56604782</text:p>
          </table:table-cell>
          <table:table-cell office:value-type="string" calcext:value-type="string">
            <text:p><text:s/>supplier@portalfinance.co </text:p>
          </table:table-cell>
          <table:table-cell office:value-type="float" office:value="764510062" calcext:value-type="float">
            <text:p>76451006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FERNANDO ALEJANDRO </text:p>
          </table:table-cell>
          <table:table-cell office:value-type="string" calcext:value-type="string">
            <text:p><text:s/>ARIAS TAPIA </text:p>
          </table:table-cell>
          <table:table-cell office:value-type="string" calcext:value-type="string">
            <text:p><text:s/>9 56263361 </text:p>
          </table:table-cell>
          <table:table-cell office:value-type="float" office:value="57137460" calcext:value-type="float">
            <text:p>57137460</text:p>
          </table:table-cell>
          <table:table-cell office:value-type="string" calcext:value-type="string">
            <text:p><text:s/>fernando.arias@abastec.cl </text:p>
          </table:table-cell>
          <table:table-cell office:value-type="float" office:value="777837508" calcext:value-type="float">
            <text:p>7778375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araya </text:p>
          </table:table-cell>
          <table:table-cell office:value-type="float" office:value="229040516" calcext:value-type="float">
            <text:p>229040516</text:p>
          </table:table-cell>
          <table:table-cell office:value-type="float" office:value="57308982" calcext:value-type="float">
            <text:p>57308982</text:p>
          </table:table-cell>
          <table:table-cell office:value-type="string" calcext:value-type="string">
            <text:p><text:s/>manuelaraya@aracor.cl </text:p>
          </table:table-cell>
          <table:table-cell office:value-type="float" office:value="765951550" calcext:value-type="float">
            <text:p>76595155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Pirazzoli de la fuente </text:p>
          </table:table-cell>
          <table:table-cell office:value-type="float" office:value="972174224" calcext:value-type="float">
            <text:p>972174224</text:p>
          </table:table-cell>
          <table:table-cell office:value-type="float" office:value="57698527" calcext:value-type="float">
            <text:p>57698527</text:p>
          </table:table-cell>
          <table:table-cell office:value-type="string" calcext:value-type="string">
            <text:p><text:s/>rpira@sigltda.cl </text:p>
          </table:table-cell>
          <table:table-cell office:value-type="float" office:value="789421404" calcext:value-type="float">
            <text:p>78942140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ARON </text:p>
          </table:table-cell>
          <table:table-cell office:value-type="string" calcext:value-type="string">
            <text:p><text:s/>GARCIA </text:p>
          </table:table-cell>
          <table:table-cell office:value-type="float" office:value="994054526" calcext:value-type="float">
            <text:p>994054526</text:p>
          </table:table-cell>
          <table:table-cell office:value-type="float" office:value="59057731" calcext:value-type="float">
            <text:p>59057731</text:p>
          </table:table-cell>
          <table:table-cell office:value-type="string" calcext:value-type="string">
            <text:p><text:s/>gerencia@smedicos.cl </text:p>
          </table:table-cell>
          <table:table-cell office:value-type="float" office:value="875367005" calcext:value-type="float">
            <text:p>8753670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Hector Manuel </text:p>
          </table:table-cell>
          <table:table-cell office:value-type="string" calcext:value-type="string">
            <text:p><text:s/>Gebauer </text:p>
          </table:table-cell>
          <table:table-cell office:value-type="float" office:value="229442131" calcext:value-type="float">
            <text:p>229442131</text:p>
          </table:table-cell>
          <table:table-cell office:value-type="float" office:value="59261606" calcext:value-type="float">
            <text:p>59261606</text:p>
          </table:table-cell>
          <table:table-cell office:value-type="string" calcext:value-type="string">
            <text:p><text:s/>hgebauer@comatelsa.cl </text:p>
          </table:table-cell>
          <table:table-cell office:value-type="float" office:value="760755427" calcext:value-type="float">
            <text:p>76075542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Perez Toyos </text:p>
          </table:table-cell>
          <table:table-cell office:value-type="float" office:value="944755938" calcext:value-type="float">
            <text:p>944755938</text:p>
          </table:table-cell>
          <table:table-cell office:value-type="float" office:value="60278172" calcext:value-type="float">
            <text:p>60278172</text:p>
          </table:table-cell>
          <table:table-cell office:value-type="string" calcext:value-type="string">
            <text:p><text:s/>fmperezt@gmail.com </text:p>
          </table:table-cell>
          <table:table-cell office:value-type="float" office:value="764451279" calcext:value-type="float">
            <text:p>7644512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erardo </text:p>
          </table:table-cell>
          <table:table-cell office:value-type="string" calcext:value-type="string">
            <text:p><text:s/>Galardo </text:p>
          </table:table-cell>
          <table:table-cell office:value-type="float" office:value="998141971" calcext:value-type="float">
            <text:p>998141971</text:p>
          </table:table-cell>
          <table:table-cell office:value-type="float" office:value="61341358" calcext:value-type="float">
            <text:p>61341358</text:p>
          </table:table-cell>
          <table:table-cell office:value-type="string" calcext:value-type="string">
            <text:p><text:s/>ggallardo.constructoragg@gmail.com </text:p>
          </table:table-cell>
          <table:table-cell office:value-type="float" office:value="764921356" calcext:value-type="float">
            <text:p>7649213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Wallter </text:p>
          </table:table-cell>
          <table:table-cell office:value-type="string" calcext:value-type="string">
            <text:p><text:s/>Junge </text:p>
          </table:table-cell>
          <table:table-cell office:value-type="float" office:value="227105868" calcext:value-type="float">
            <text:p>227105868</text:p>
          </table:table-cell>
          <table:table-cell office:value-type="float" office:value="62895616" calcext:value-type="float">
            <text:p>62895616</text:p>
          </table:table-cell>
          <table:table-cell office:value-type="string" calcext:value-type="string">
            <text:p><text:s/>walter.junge@tradeshows.cl </text:p>
          </table:table-cell>
          <table:table-cell office:value-type="float" office:value="761681230" calcext:value-type="float">
            <text:p>76168123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salia </text:p>
          </table:table-cell>
          <table:table-cell office:value-type="string" calcext:value-type="string">
            <text:p><text:s/>chancerel </text:p>
          </table:table-cell>
          <table:table-cell office:value-type="float" office:value="964373922" calcext:value-type="float">
            <text:p>964373922</text:p>
          </table:table-cell>
          <table:table-cell office:value-type="float" office:value="62899085" calcext:value-type="float">
            <text:p>62899085</text:p>
          </table:table-cell>
          <table:table-cell office:value-type="string" calcext:value-type="string">
            <text:p><text:s/>ventas@turbocentro.cl </text:p>
          </table:table-cell>
          <table:table-cell office:value-type="float" office:value="762425718" calcext:value-type="float">
            <text:p>76242571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nrique </text:p>
          </table:table-cell>
          <table:table-cell office:value-type="string" calcext:value-type="string">
            <text:p><text:s/>Cortes Araya </text:p>
          </table:table-cell>
          <table:table-cell office:value-type="float" office:value="982881828" calcext:value-type="float">
            <text:p>982881828</text:p>
          </table:table-cell>
          <table:table-cell office:value-type="float" office:value="63624683" calcext:value-type="float">
            <text:p>63624683</text:p>
          </table:table-cell>
          <table:table-cell office:value-type="string" calcext:value-type="string">
            <text:p><text:s/>transcortes@gmail.com </text:p>
          </table:table-cell>
          <table:table-cell office:value-type="float" office:value="63624683" calcext:value-type="float">
            <text:p>6362468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Test User1 </text:p>
          </table:table-cell>
          <table:table-cell office:value-type="string" calcext:value-type="string">
            <text:p><text:s/>Test </text:p>
          </table:table-cell>
          <table:table-cell office:value-type="float" office:value="43234" calcext:value-type="float">
            <text:p>43234</text:p>
          </table:table-cell>
          <table:table-cell office:value-type="float" office:value="64796364" calcext:value-type="float">
            <text:p>64796364</text:p>
          </table:table-cell>
          <table:table-cell office:value-type="string" calcext:value-type="string">
            <text:p><text:s/>coldman29@hotmail.com </text:p>
          </table:table-cell>
          <table:table-cell office:value-type="float" office:value="114854298" calcext:value-type="float">
            <text:p>114854298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Monroy </text:p>
          </table:table-cell>
          <table:table-cell office:value-type="float" office:value="92784618" calcext:value-type="float">
            <text:p>92784618</text:p>
          </table:table-cell>
          <table:table-cell office:value-type="float" office:value="64902490" calcext:value-type="float">
            <text:p>64902490</text:p>
          </table:table-cell>
          <table:table-cell office:value-type="string" calcext:value-type="string">
            <text:p><text:s/>pedromonroymontajeselectricos@yahoo.es </text:p>
          </table:table-cell>
          <table:table-cell office:value-type="float" office:value="64902490" calcext:value-type="float">
            <text:p>649024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roblero </text:p>
          </table:table-cell>
          <table:table-cell office:value-type="float" office:value="981339193" calcext:value-type="float">
            <text:p>981339193</text:p>
          </table:table-cell>
          <table:table-cell office:value-type="float" office:value="64994638" calcext:value-type="float">
            <text:p>64994638</text:p>
          </table:table-cell>
          <table:table-cell office:value-type="string" calcext:value-type="string">
            <text:p><text:s/>transportesroblero@gmail.com </text:p>
          </table:table-cell>
          <table:table-cell office:value-type="float" office:value="64994638" calcext:value-type="float">
            <text:p>6499463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Gerardo Alonso </text:p>
          </table:table-cell>
          <table:table-cell office:value-type="string" calcext:value-type="string">
            <text:p><text:s/>Soto Diaz </text:p>
          </table:table-cell>
          <table:table-cell office:value-type="string" calcext:value-type="string">
            <text:p><text:s/>9 98213294 </text:p>
          </table:table-cell>
          <table:table-cell office:value-type="float" office:value="65113821" calcext:value-type="float">
            <text:p>65113821</text:p>
          </table:table-cell>
          <table:table-cell office:value-type="string" calcext:value-type="string">
            <text:p><text:s/>gerardosoto@impresosg4.cl </text:p>
          </table:table-cell>
          <table:table-cell office:value-type="float" office:value="778543907" calcext:value-type="float">
            <text:p>7785439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Salinas </text:p>
          </table:table-cell>
          <table:table-cell office:value-type="float" office:value="984647093" calcext:value-type="float">
            <text:p>984647093</text:p>
          </table:table-cell>
          <table:table-cell office:value-type="float" office:value="65195542" calcext:value-type="float">
            <text:p>65195542</text:p>
          </table:table-cell>
          <table:table-cell office:value-type="string" calcext:value-type="string">
            <text:p><text:s/>mariolop24@gmail.com </text:p>
          </table:table-cell>
          <table:table-cell office:value-type="float" office:value="65195542" calcext:value-type="float">
            <text:p>6519554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Fritis </text:p>
          </table:table-cell>
          <table:table-cell office:value-type="float" office:value="225441969" calcext:value-type="float">
            <text:p>225441969</text:p>
          </table:table-cell>
          <table:table-cell office:value-type="float" office:value="65520656" calcext:value-type="float">
            <text:p>65520656</text:p>
          </table:table-cell>
          <table:table-cell office:value-type="string" calcext:value-type="string">
            <text:p><text:s/>afritis@climawest.cl </text:p>
          </table:table-cell>
          <table:table-cell office:value-type="float" office:value="762021889" calcext:value-type="float">
            <text:p>76202188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Rojas </text:p>
          </table:table-cell>
          <table:table-cell office:value-type="float" office:value="993460527" calcext:value-type="float">
            <text:p>993460527</text:p>
          </table:table-cell>
          <table:table-cell office:value-type="float" office:value="65563843" calcext:value-type="float">
            <text:p>65563843</text:p>
          </table:table-cell>
          <table:table-cell office:value-type="string" calcext:value-type="string">
            <text:p><text:s/>hrojasservin@hotmail.com </text:p>
          </table:table-cell>
          <table:table-cell office:value-type="float" office:value="65563843" calcext:value-type="float">
            <text:p>6556384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MEN </text:p>
          </table:table-cell>
          <table:table-cell office:value-type="string" calcext:value-type="string">
            <text:p><text:s/>SILVA </text:p>
          </table:table-cell>
          <table:table-cell office:value-type="float" office:value="223789534" calcext:value-type="float">
            <text:p>223789534</text:p>
          </table:table-cell>
          <table:table-cell office:value-type="float" office:value="66490602" calcext:value-type="float">
            <text:p>66490602</text:p>
          </table:table-cell>
          <table:table-cell office:value-type="string" calcext:value-type="string">
            <text:p><text:s/>csilva@teprem.cl </text:p>
          </table:table-cell>
          <table:table-cell office:value-type="string" calcext:value-type="string">
            <text:p><text:s/>7780586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ugenio </text:p>
          </table:table-cell>
          <table:table-cell office:value-type="string" calcext:value-type="string">
            <text:p><text:s/>Deutelmoser </text:p>
          </table:table-cell>
          <table:table-cell office:value-type="float" office:value="227060680" calcext:value-type="float">
            <text:p>227060680</text:p>
          </table:table-cell>
          <table:table-cell office:value-type="float" office:value="66602842" calcext:value-type="float">
            <text:p>66602842</text:p>
          </table:table-cell>
          <table:table-cell office:value-type="string" calcext:value-type="string">
            <text:p><text:s/>edeutelmoser@pharmatech.cl </text:p>
          </table:table-cell>
          <table:table-cell office:value-type="float" office:value="761137344" calcext:value-type="float">
            <text:p>76113734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RUBEN </text:p>
          </table:table-cell>
          <table:table-cell office:value-type="string" calcext:value-type="string">
            <text:p><text:s/>GOMEZ OJEDA </text:p>
          </table:table-cell>
          <table:table-cell office:value-type="float" office:value="997475376" calcext:value-type="float">
            <text:p>997475376</text:p>
          </table:table-cell>
          <table:table-cell office:value-type="float" office:value="67332482" calcext:value-type="float">
            <text:p>67332482</text:p>
          </table:table-cell>
          <table:table-cell office:value-type="string" calcext:value-type="string">
            <text:p><text:s/>fragobuses@hotmail.com </text:p>
          </table:table-cell>
          <table:table-cell office:value-type="float" office:value="67332482" calcext:value-type="float">
            <text:p>6733248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Angelica </text:p>
          </table:table-cell>
          <table:table-cell office:value-type="string" calcext:value-type="string">
            <text:p><text:s/>LOPEZ </text:p>
          </table:table-cell>
          <table:table-cell office:value-type="float" office:value="995535638" calcext:value-type="float">
            <text:p>995535638</text:p>
          </table:table-cell>
          <table:table-cell office:value-type="float" office:value="68852412" calcext:value-type="float">
            <text:p>68852412</text:p>
          </table:table-cell>
          <table:table-cell office:value-type="string" calcext:value-type="string">
            <text:p><text:s/>cobranzas@fittex.cl </text:p>
          </table:table-cell>
          <table:table-cell office:value-type="float" office:value="761402145" calcext:value-type="float">
            <text:p>76140214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andra </text:p>
          </table:table-cell>
          <table:table-cell office:value-type="string" calcext:value-type="string">
            <text:p><text:s/>rozas pavez </text:p>
          </table:table-cell>
          <table:table-cell office:value-type="float" office:value="962185391" calcext:value-type="float">
            <text:p>962185391</text:p>
          </table:table-cell>
          <table:table-cell office:value-type="float" office:value="68984920" calcext:value-type="float">
            <text:p>68984920</text:p>
          </table:table-cell>
          <table:table-cell office:value-type="string" calcext:value-type="string">
            <text:p><text:s/>s.rozaspavez@gmail.com </text:p>
          </table:table-cell>
          <table:table-cell office:value-type="float" office:value="776012300" calcext:value-type="float">
            <text:p>7760123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FUENZALIDA </text:p>
          </table:table-cell>
          <table:table-cell office:value-type="float" office:value="994410720" calcext:value-type="float">
            <text:p>994410720</text:p>
          </table:table-cell>
          <table:table-cell office:value-type="float" office:value="69068170" calcext:value-type="float">
            <text:p>69068170</text:p>
          </table:table-cell>
          <table:table-cell office:value-type="string" calcext:value-type="string">
            <text:p><text:s/>patricio.fuenzalida@compucentro.cl </text:p>
          </table:table-cell>
          <table:table-cell office:value-type="float" office:value="774685200" calcext:value-type="float">
            <text:p>7746852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juan pablo </text:p>
          </table:table-cell>
          <table:table-cell office:value-type="string" calcext:value-type="string">
            <text:p><text:s/>prieto viviani </text:p>
          </table:table-cell>
          <table:table-cell office:value-type="float" office:value="227725773" calcext:value-type="float">
            <text:p>227725773</text:p>
          </table:table-cell>
          <table:table-cell office:value-type="float" office:value="69296157" calcext:value-type="float">
            <text:p>69296157</text:p>
          </table:table-cell>
          <table:table-cell office:value-type="string" calcext:value-type="string">
            <text:p><text:s/>info@ayrprieto.cl </text:p>
          </table:table-cell>
          <table:table-cell office:value-type="float" office:value="795037101" calcext:value-type="float">
            <text:p>7950371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Bernardita </text:p>
          </table:table-cell>
          <table:table-cell office:value-type="string" calcext:value-type="string">
            <text:p><text:s/>González </text:p>
          </table:table-cell>
          <table:table-cell office:value-type="float" office:value="228605700" calcext:value-type="float">
            <text:p>228605700</text:p>
          </table:table-cell>
          <table:table-cell office:value-type="float" office:value="69411630" calcext:value-type="float">
            <text:p>69411630</text:p>
          </table:table-cell>
          <table:table-cell office:value-type="string" calcext:value-type="string">
            <text:p><text:s/>b.gonzalez@instelecsa.cl </text:p>
          </table:table-cell>
          <table:table-cell office:value-type="float" office:value="934640004" calcext:value-type="float">
            <text:p>9346400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SALAZAR FIGUEROA </text:p>
          </table:table-cell>
          <table:table-cell office:value-type="float" office:value="944187907" calcext:value-type="float">
            <text:p>944187907</text:p>
          </table:table-cell>
          <table:table-cell office:value-type="float" office:value="69776574" calcext:value-type="float">
            <text:p>69776574</text:p>
          </table:table-cell>
          <table:table-cell office:value-type="string" calcext:value-type="string">
            <text:p><text:s/>manuel.salazar@parex-group.cl </text:p>
          </table:table-cell>
          <table:table-cell office:value-type="float" office:value="778304309" calcext:value-type="float">
            <text:p>7783043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NAVARRO SCOLARI </text:p>
          </table:table-cell>
          <table:table-cell office:value-type="float" office:value="983107567" calcext:value-type="float">
            <text:p>983107567</text:p>
          </table:table-cell>
          <table:table-cell office:value-type="float" office:value="69897738" calcext:value-type="float">
            <text:p>69897738</text:p>
          </table:table-cell>
          <table:table-cell office:value-type="string" calcext:value-type="string">
            <text:p><text:s/>nsc323@gmail.com </text:p>
          </table:table-cell>
          <table:table-cell office:value-type="float" office:value="69897738" calcext:value-type="float">
            <text:p>6989773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iberto </text:p>
          </table:table-cell>
          <table:table-cell office:value-type="string" calcext:value-type="string">
            <text:p><text:s/>Muñoz </text:p>
          </table:table-cell>
          <table:table-cell office:value-type="string" calcext:value-type="string">
            <text:p><text:s/>569 99917710 </text:p>
          </table:table-cell>
          <table:table-cell office:value-type="float" office:value="70006901" calcext:value-type="float">
            <text:p>70006901</text:p>
          </table:table-cell>
          <table:table-cell office:value-type="string" calcext:value-type="string">
            <text:p><text:s/>tmcv@tmcv.cl </text:p>
          </table:table-cell>
          <table:table-cell office:value-type="float" office:value="766435602" calcext:value-type="float">
            <text:p>7664356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ugusto </text:p>
          </table:table-cell>
          <table:table-cell office:value-type="string" calcext:value-type="string">
            <text:p><text:s/>Errazuriz </text:p>
          </table:table-cell>
          <table:table-cell office:value-type="float" office:value="56997418291" calcext:value-type="float">
            <text:p>56997418291</text:p>
          </table:table-cell>
          <table:table-cell office:value-type="float" office:value="70143887" calcext:value-type="float">
            <text:p>70143887</text:p>
          </table:table-cell>
          <table:table-cell office:value-type="string" calcext:value-type="string">
            <text:p><text:s/>ageg@erretres.cl </text:p>
          </table:table-cell>
          <table:table-cell office:value-type="float" office:value="761205218" calcext:value-type="float">
            <text:p>7612052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RTURO </text:p>
          </table:table-cell>
          <table:table-cell office:value-type="string" calcext:value-type="string">
            <text:p><text:s/>GOMEZ </text:p>
          </table:table-cell>
          <table:table-cell office:value-type="float" office:value="998636447" calcext:value-type="float">
            <text:p>998636447</text:p>
          </table:table-cell>
          <table:table-cell office:value-type="float" office:value="70301083" calcext:value-type="float">
            <text:p>70301083</text:p>
          </table:table-cell>
          <table:table-cell office:value-type="string" calcext:value-type="string">
            <text:p><text:s/>agomez@spacioinox.cl </text:p>
          </table:table-cell>
          <table:table-cell office:value-type="float" office:value="764271432" calcext:value-type="float">
            <text:p>76427143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Martinez de urquidi </text:p>
          </table:table-cell>
          <table:table-cell office:value-type="float" office:value="56996797569" calcext:value-type="float">
            <text:p>56996797569</text:p>
          </table:table-cell>
          <table:table-cell office:value-type="float" office:value="70342138" calcext:value-type="float">
            <text:p>70342138</text:p>
          </table:table-cell>
          <table:table-cell office:value-type="string" calcext:value-type="string">
            <text:p><text:s/>gonzalom@unoproyectos.cl </text:p>
          </table:table-cell>
          <table:table-cell office:value-type="float" office:value="771651607" calcext:value-type="float">
            <text:p>7716516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App</text:p>
          </table:table-cell>
          <table:table-cell office:value-type="string" calcext:value-type="string">
            <text:p>Myriam </text:p>
          </table:table-cell>
          <table:table-cell office:value-type="string" calcext:value-type="string">
            <text:p><text:s/>Araya </text:p>
          </table:table-cell>
          <table:table-cell office:value-type="float" office:value="988271799" calcext:value-type="float">
            <text:p>988271799</text:p>
          </table:table-cell>
          <table:table-cell office:value-type="float" office:value="70427869" calcext:value-type="float">
            <text:p>70427869</text:p>
          </table:table-cell>
          <table:table-cell office:value-type="string" calcext:value-type="string">
            <text:p><text:s/>m.araya@dueik.cl </text:p>
          </table:table-cell>
          <table:table-cell office:value-type="float" office:value="761066412" calcext:value-type="float">
            <text:p>76106641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App</text:p>
          </table:table-cell>
          <table:table-cell office:value-type="string" calcext:value-type="string">
            <text:p>HEERNAN. </text:p>
          </table:table-cell>
          <table:table-cell office:value-type="string" calcext:value-type="string">
            <text:p><text:s/>SCHMIDT </text:p>
          </table:table-cell>
          <table:table-cell office:value-type="float" office:value="5622328781" calcext:value-type="float">
            <text:p>5622328781</text:p>
          </table:table-cell>
          <table:table-cell office:value-type="float" office:value="70515229" calcext:value-type="float">
            <text:p>70515229</text:p>
          </table:table-cell>
          <table:table-cell office:value-type="string" calcext:value-type="string">
            <text:p><text:s/>hernan.schmidt@pentzke.cl </text:p>
          </table:table-cell>
          <table:table-cell office:value-type="float" office:value="922790000" calcext:value-type="float">
            <text:p>922790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DE SOLMINIHAC </text:p>
          </table:table-cell>
          <table:table-cell office:value-type="float" office:value="992891754" calcext:value-type="float">
            <text:p>992891754</text:p>
          </table:table-cell>
          <table:table-cell office:value-type="float" office:value="70702428" calcext:value-type="float">
            <text:p>70702428</text:p>
          </table:table-cell>
          <table:table-cell office:value-type="string" calcext:value-type="string">
            <text:p><text:s/>ventas@arquipol.cl </text:p>
          </table:table-cell>
          <table:table-cell office:value-type="float" office:value="767865090" calcext:value-type="float">
            <text:p>7678650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redo </text:p>
          </table:table-cell>
          <table:table-cell office:value-type="string" calcext:value-type="string">
            <text:p><text:s/>Villanueva </text:p>
          </table:table-cell>
          <table:table-cell office:value-type="float" office:value="933035064" calcext:value-type="float">
            <text:p>933035064</text:p>
          </table:table-cell>
          <table:table-cell office:value-type="float" office:value="70922126" calcext:value-type="float">
            <text:p>70922126</text:p>
          </table:table-cell>
          <table:table-cell office:value-type="string" calcext:value-type="string">
            <text:p><text:s/>alfredovill@gmail.com </text:p>
          </table:table-cell>
          <table:table-cell office:value-type="float" office:value="766234577" calcext:value-type="float">
            <text:p>76623457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González </text:p>
          </table:table-cell>
          <table:table-cell office:value-type="float" office:value="986624543" calcext:value-type="float">
            <text:p>986624543</text:p>
          </table:table-cell>
          <table:table-cell office:value-type="float" office:value="71669297" calcext:value-type="float">
            <text:p>71669297</text:p>
          </table:table-cell>
          <table:table-cell office:value-type="string" calcext:value-type="string">
            <text:p><text:s/>alvarogonzalez100@yahoo.com </text:p>
          </table:table-cell>
          <table:table-cell office:value-type="float" office:value="762617641" calcext:value-type="float">
            <text:p>76261764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CABRERA VARAS </text:p>
          </table:table-cell>
          <table:table-cell office:value-type="float" office:value="522232901" calcext:value-type="float">
            <text:p>522232901</text:p>
          </table:table-cell>
          <table:table-cell office:value-type="float" office:value="71727270" calcext:value-type="float">
            <text:p>71727270</text:p>
          </table:table-cell>
          <table:table-cell office:value-type="string" calcext:value-type="string">
            <text:p><text:s/>muebleriaparis@hotmail.com </text:p>
          </table:table-cell>
          <table:table-cell office:value-type="float" office:value="71727270" calcext:value-type="float">
            <text:p>717272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javier </text:p>
          </table:table-cell>
          <table:table-cell office:value-type="string" calcext:value-type="string">
            <text:p><text:s/>westermeyer quintas </text:p>
          </table:table-cell>
          <table:table-cell office:value-type="float" office:value="968327524" calcext:value-type="float">
            <text:p>968327524</text:p>
          </table:table-cell>
          <table:table-cell office:value-type="float" office:value="72322525" calcext:value-type="float">
            <text:p>72322525</text:p>
          </table:table-cell>
          <table:table-cell office:value-type="string" calcext:value-type="string">
            <text:p><text:s/>awestermeyer@patagoniabf.cl </text:p>
          </table:table-cell>
          <table:table-cell office:value-type="float" office:value="760712388" calcext:value-type="float">
            <text:p>76071238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Morandé </text:p>
          </table:table-cell>
          <table:table-cell office:value-type="float" office:value="222431880" calcext:value-type="float">
            <text:p>222431880</text:p>
          </table:table-cell>
          <table:table-cell office:value-type="float" office:value="72467450" calcext:value-type="float">
            <text:p>72467450</text:p>
          </table:table-cell>
          <table:table-cell office:value-type="string" calcext:value-type="string">
            <text:p><text:s/>fmorande@gmail.com </text:p>
          </table:table-cell>
          <table:table-cell office:value-type="float" office:value="761584308" calcext:value-type="float">
            <text:p>7615843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saac Alonso </text:p>
          </table:table-cell>
          <table:table-cell office:value-type="string" calcext:value-type="string">
            <text:p><text:s/>Rossi Villalobos </text:p>
          </table:table-cell>
          <table:table-cell office:value-type="float" office:value="56981888107" calcext:value-type="float">
            <text:p>56981888107</text:p>
          </table:table-cell>
          <table:table-cell office:value-type="float" office:value="73339472" calcext:value-type="float">
            <text:p>73339472</text:p>
          </table:table-cell>
          <table:table-cell office:value-type="string" calcext:value-type="string">
            <text:p><text:s/>alonso.rossi@tyst.cl </text:p>
          </table:table-cell>
          <table:table-cell office:value-type="float" office:value="764172477" calcext:value-type="float">
            <text:p>76417247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rojas </text:p>
          </table:table-cell>
          <table:table-cell office:value-type="float" office:value="522224061" calcext:value-type="float">
            <text:p>522224061</text:p>
          </table:table-cell>
          <table:table-cell office:value-type="float" office:value="74079563" calcext:value-type="float">
            <text:p>74079563</text:p>
          </table:table-cell>
          <table:table-cell office:value-type="string" calcext:value-type="string">
            <text:p><text:s/>serviciosdebobinados@gmail.com </text:p>
          </table:table-cell>
          <table:table-cell office:value-type="float" office:value="766431593" calcext:value-type="float">
            <text:p>76643159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CRUZ JOHNSON </text:p>
          </table:table-cell>
          <table:table-cell office:value-type="float" office:value="222161218" calcext:value-type="float">
            <text:p>222161218</text:p>
          </table:table-cell>
          <table:table-cell office:value-type="float" office:value="74122493" calcext:value-type="float">
            <text:p>74122493</text:p>
          </table:table-cell>
          <table:table-cell office:value-type="string" calcext:value-type="string">
            <text:p><text:s/>ecj@btlprint.cl </text:p>
          </table:table-cell>
          <table:table-cell office:value-type="string" calcext:value-type="string">
            <text:p><text:s/>76551391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rtin Antonio </text:p>
          </table:table-cell>
          <table:table-cell office:value-type="string" calcext:value-type="string">
            <text:p><text:s/>Meneses Gomez </text:p>
          </table:table-cell>
          <table:table-cell office:value-type="float" office:value="991780629" calcext:value-type="float">
            <text:p>991780629</text:p>
          </table:table-cell>
          <table:table-cell office:value-type="float" office:value="74478719" calcext:value-type="float">
            <text:p>74478719</text:p>
          </table:table-cell>
          <table:table-cell office:value-type="string" calcext:value-type="string">
            <text:p><text:s/>mmeneses@menechav.cl </text:p>
          </table:table-cell>
          <table:table-cell office:value-type="float" office:value="761156640" calcext:value-type="float">
            <text:p>76115664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GUILLERMO </text:p>
          </table:table-cell>
          <table:table-cell office:value-type="string" calcext:value-type="string">
            <text:p><text:s/>TORRES GONZALEZ </text:p>
          </table:table-cell>
          <table:table-cell office:value-type="float" office:value="968494680" calcext:value-type="float">
            <text:p>968494680</text:p>
          </table:table-cell>
          <table:table-cell office:value-type="float" office:value="74545637" calcext:value-type="float">
            <text:p>74545637</text:p>
          </table:table-cell>
          <table:table-cell office:value-type="string" calcext:value-type="string">
            <text:p><text:s/>torresseguridad@servitorr.cl </text:p>
          </table:table-cell>
          <table:table-cell office:value-type="float" office:value="767956525" calcext:value-type="float">
            <text:p>76795652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herrero gilardoni </text:p>
          </table:table-cell>
          <table:table-cell office:value-type="float" office:value="522213201" calcext:value-type="float">
            <text:p>522213201</text:p>
          </table:table-cell>
          <table:table-cell office:value-type="float" office:value="74942997" calcext:value-type="float">
            <text:p>74942997</text:p>
          </table:table-cell>
          <table:table-cell office:value-type="string" calcext:value-type="string">
            <text:p><text:s/>herrerito@gmail.com </text:p>
          </table:table-cell>
          <table:table-cell office:value-type="float" office:value="531875001" calcext:value-type="float">
            <text:p>531875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Arturo </text:p>
          </table:table-cell>
          <table:table-cell office:value-type="string" calcext:value-type="string">
            <text:p><text:s/>Perfetti </text:p>
          </table:table-cell>
          <table:table-cell office:value-type="float" office:value="56990476062" calcext:value-type="float">
            <text:p>56990476062</text:p>
          </table:table-cell>
          <table:table-cell office:value-type="float" office:value="75389396" calcext:value-type="float">
            <text:p>75389396</text:p>
          </table:table-cell>
          <table:table-cell office:value-type="string" calcext:value-type="string">
            <text:p><text:s/>aperfetti@portalfinance.co </text:p>
          </table:table-cell>
          <table:table-cell office:value-type="float" office:value="767057903" calcext:value-type="float">
            <text:p>7670579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CUBILLOS </text:p>
          </table:table-cell>
          <table:table-cell office:value-type="float" office:value="981891855" calcext:value-type="float">
            <text:p>981891855</text:p>
          </table:table-cell>
          <table:table-cell office:value-type="float" office:value="75476167" calcext:value-type="float">
            <text:p>75476167</text:p>
          </table:table-cell>
          <table:table-cell office:value-type="string" calcext:value-type="string">
            <text:p><text:s/>maucubi2012@gmail.com </text:p>
          </table:table-cell>
          <table:table-cell office:value-type="float" office:value="767378432" calcext:value-type="float">
            <text:p>76737843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ACEVEDO </text:p>
          </table:table-cell>
          <table:table-cell office:value-type="float" office:value="962370279" calcext:value-type="float">
            <text:p>962370279</text:p>
          </table:table-cell>
          <table:table-cell office:value-type="float" office:value="75612451" calcext:value-type="float">
            <text:p>75612451</text:p>
          </table:table-cell>
          <table:table-cell office:value-type="string" calcext:value-type="string">
            <text:p><text:s/>hacevedo@tdmchile.cl </text:p>
          </table:table-cell>
          <table:table-cell office:value-type="float" office:value="765377609" calcext:value-type="float">
            <text:p>76537760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ulette </text:p>
          </table:table-cell>
          <table:table-cell office:value-type="string" calcext:value-type="string">
            <text:p><text:s/>Pefaur </text:p>
          </table:table-cell>
          <table:table-cell office:value-type="float" office:value="976168877" calcext:value-type="float">
            <text:p>976168877</text:p>
          </table:table-cell>
          <table:table-cell office:value-type="float" office:value="75718128" calcext:value-type="float">
            <text:p>75718128</text:p>
          </table:table-cell>
          <table:table-cell office:value-type="string" calcext:value-type="string">
            <text:p><text:s/>acardona@bildchile.com </text:p>
          </table:table-cell>
          <table:table-cell office:value-type="float" office:value="763510883" calcext:value-type="float">
            <text:p>76351088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lliot </text:p>
          </table:table-cell>
          <table:table-cell office:value-type="string" calcext:value-type="string">
            <text:p><text:s/>Smythe </text:p>
          </table:table-cell>
          <table:table-cell office:value-type="float" office:value="5699745522" calcext:value-type="float">
            <text:p>5699745522</text:p>
          </table:table-cell>
          <table:table-cell office:value-type="float" office:value="75739613" calcext:value-type="float">
            <text:p>75739613</text:p>
          </table:table-cell>
          <table:table-cell office:value-type="string" calcext:value-type="string">
            <text:p><text:s/>esmythe@autech.cl </text:p>
          </table:table-cell>
          <table:table-cell office:value-type="float" office:value="768182647" calcext:value-type="float">
            <text:p>76818264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 </text:p>
          </table:table-cell>
          <table:table-cell office:value-type="string" calcext:value-type="string">
            <text:p><text:s/>vercellino </text:p>
          </table:table-cell>
          <table:table-cell office:value-type="float" office:value="991622809" calcext:value-type="float">
            <text:p>991622809</text:p>
          </table:table-cell>
          <table:table-cell office:value-type="float" office:value="75902689" calcext:value-type="float">
            <text:p>75902689</text:p>
          </table:table-cell>
          <table:table-cell office:value-type="string" calcext:value-type="string">
            <text:p><text:s/>vercellino.marco@gmail.com </text:p>
          </table:table-cell>
          <table:table-cell office:value-type="float" office:value="760976121" calcext:value-type="float">
            <text:p>76097612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ola </text:p>
          </table:table-cell>
          <table:table-cell office:value-type="string" calcext:value-type="string">
            <text:p><text:s/>Osuna </text:p>
          </table:table-cell>
          <table:table-cell office:value-type="float" office:value="56232249732" calcext:value-type="float">
            <text:p>56232249732</text:p>
          </table:table-cell>
          <table:table-cell office:value-type="float" office:value="76885648" calcext:value-type="float">
            <text:p>76885648</text:p>
          </table:table-cell>
          <table:table-cell office:value-type="string" calcext:value-type="string">
            <text:p><text:s/>posuna@grupoaguaspa.com </text:p>
          </table:table-cell>
          <table:table-cell office:value-type="float" office:value="763391256" calcext:value-type="float">
            <text:p>7633912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CARRASCO </text:p>
          </table:table-cell>
          <table:table-cell office:value-type="string" calcext:value-type="string">
            <text:p><text:s/>9129 9958 </text:p>
          </table:table-cell>
          <table:table-cell office:value-type="float" office:value="76973385" calcext:value-type="float">
            <text:p>76973385</text:p>
          </table:table-cell>
          <table:table-cell office:value-type="string" calcext:value-type="string">
            <text:p><text:s/>rcarrasco@cdnmediagroup.cl </text:p>
          </table:table-cell>
          <table:table-cell office:value-type="float" office:value="764747909" calcext:value-type="float">
            <text:p>7647479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Rivera Rojas </text:p>
          </table:table-cell>
          <table:table-cell office:value-type="float" office:value="977718218" calcext:value-type="float">
            <text:p>977718218</text:p>
          </table:table-cell>
          <table:table-cell office:value-type="float" office:value="77101535" calcext:value-type="float">
            <text:p>77101535</text:p>
          </table:table-cell>
          <table:table-cell office:value-type="string" calcext:value-type="string">
            <text:p><text:s/>riverroj@hotmail.com </text:p>
          </table:table-cell>
          <table:table-cell office:value-type="float" office:value="762225980" calcext:value-type="float">
            <text:p>76222598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Bascu Ëan Porras </text:p>
          </table:table-cell>
          <table:table-cell office:value-type="float" office:value="992590088" calcext:value-type="float">
            <text:p>992590088</text:p>
          </table:table-cell>
          <table:table-cell office:value-type="float" office:value="77443762" calcext:value-type="float">
            <text:p>77443762</text:p>
          </table:table-cell>
          <table:table-cell office:value-type="string" calcext:value-type="string">
            <text:p><text:s/>metal_dent@hotmail.com </text:p>
          </table:table-cell>
          <table:table-cell office:value-type="float" office:value="763977978" calcext:value-type="float">
            <text:p>76397797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ZOCIMO </text:p>
          </table:table-cell>
          <table:table-cell office:value-type="string" calcext:value-type="string">
            <text:p><text:s/>REYES </text:p>
          </table:table-cell>
          <table:table-cell office:value-type="float" office:value="964123765" calcext:value-type="float">
            <text:p>964123765</text:p>
          </table:table-cell>
          <table:table-cell office:value-type="float" office:value="77506365" calcext:value-type="float">
            <text:p>77506365</text:p>
          </table:table-cell>
          <table:table-cell office:value-type="string" calcext:value-type="string">
            <text:p><text:s/>luis.reyes@spksistem.cl </text:p>
          </table:table-cell>
          <table:table-cell office:value-type="float" office:value="767988737" calcext:value-type="float">
            <text:p>76798873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GONZALEZ BENITEZ </text:p>
          </table:table-cell>
          <table:table-cell office:value-type="float" office:value="2352550" calcext:value-type="float">
            <text:p>2352550</text:p>
          </table:table-cell>
          <table:table-cell office:value-type="float" office:value="78065907" calcext:value-type="float">
            <text:p>78065907</text:p>
          </table:table-cell>
          <table:table-cell office:value-type="string" calcext:value-type="string">
            <text:p><text:s/>contabilidad@hotelatacamasuites.cl </text:p>
          </table:table-cell>
          <table:table-cell office:value-type="float" office:value="763618935" calcext:value-type="float">
            <text:p>76361893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nrique </text:p>
          </table:table-cell>
          <table:table-cell office:value-type="string" calcext:value-type="string">
            <text:p><text:s/>Fuentes </text:p>
          </table:table-cell>
          <table:table-cell office:value-type="float" office:value="227696663" calcext:value-type="float">
            <text:p>227696663</text:p>
          </table:table-cell>
          <table:table-cell office:value-type="float" office:value="78105550" calcext:value-type="float">
            <text:p>78105550</text:p>
          </table:table-cell>
          <table:table-cell office:value-type="string" calcext:value-type="string">
            <text:p><text:s/>efuentes@global-access.cl </text:p>
          </table:table-cell>
          <table:table-cell office:value-type="float" office:value="761668137" calcext:value-type="float">
            <text:p>76166813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MANASEVICH </text:p>
          </table:table-cell>
          <table:table-cell office:value-type="float" office:value="56972119726" calcext:value-type="float">
            <text:p>56972119726</text:p>
          </table:table-cell>
          <table:table-cell office:value-type="float" office:value="78404930" calcext:value-type="float">
            <text:p>78404930</text:p>
          </table:table-cell>
          <table:table-cell office:value-type="string" calcext:value-type="string">
            <text:p><text:s/>amanasevich@bdm-soluciones.com </text:p>
          </table:table-cell>
          <table:table-cell office:value-type="float" office:value="766367798" calcext:value-type="float">
            <text:p>7663677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Gonzalez </text:p>
          </table:table-cell>
          <table:table-cell office:value-type="float" office:value="226610100" calcext:value-type="float">
            <text:p>226610100</text:p>
          </table:table-cell>
          <table:table-cell office:value-type="float" office:value="78406060" calcext:value-type="float">
            <text:p>78406060</text:p>
          </table:table-cell>
          <table:table-cell office:value-type="string" calcext:value-type="string">
            <text:p><text:s/>alvaro@gonsa.cl </text:p>
          </table:table-cell>
          <table:table-cell office:value-type="float" office:value="833831003" calcext:value-type="float">
            <text:p>8338310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sabel del carmen </text:p>
          </table:table-cell>
          <table:table-cell office:value-type="string" calcext:value-type="string">
            <text:p><text:s/>piña </text:p>
          </table:table-cell>
          <table:table-cell office:value-type="float" office:value="963438028" calcext:value-type="float">
            <text:p>963438028</text:p>
          </table:table-cell>
          <table:table-cell office:value-type="float" office:value="78653248" calcext:value-type="float">
            <text:p>78653248</text:p>
          </table:table-cell>
          <table:table-cell office:value-type="string" calcext:value-type="string">
            <text:p><text:s/>CONTACTO@ISACRIL.CL </text:p>
          </table:table-cell>
          <table:table-cell office:value-type="float" office:value="78653248" calcext:value-type="float">
            <text:p>786532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Gonzalez Silva </text:p>
          </table:table-cell>
          <table:table-cell office:value-type="float" office:value="998633044" calcext:value-type="float">
            <text:p>998633044</text:p>
          </table:table-cell>
          <table:table-cell office:value-type="float" office:value="78693630" calcext:value-type="float">
            <text:p>78693630</text:p>
          </table:table-cell>
          <table:table-cell office:value-type="string" calcext:value-type="string">
            <text:p><text:s/>agricolamhgs@gmail.com </text:p>
          </table:table-cell>
          <table:table-cell office:value-type="float" office:value="766626823" calcext:value-type="float">
            <text:p>76662682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éctor Adolfo </text:p>
          </table:table-cell>
          <table:table-cell office:value-type="string" calcext:value-type="string">
            <text:p><text:s/>Zúñiga Robles </text:p>
          </table:table-cell>
          <table:table-cell office:value-type="float" office:value="991589125" calcext:value-type="float">
            <text:p>991589125</text:p>
          </table:table-cell>
          <table:table-cell office:value-type="float" office:value="79053821" calcext:value-type="float">
            <text:p>79053821</text:p>
          </table:table-cell>
          <table:table-cell office:value-type="string" calcext:value-type="string">
            <text:p><text:s/>hector@geo-exploration.com </text:p>
          </table:table-cell>
          <table:table-cell office:value-type="float" office:value="760558443" calcext:value-type="float">
            <text:p>76055844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Briones </text:p>
          </table:table-cell>
          <table:table-cell office:value-type="float" office:value="56982889154" calcext:value-type="float">
            <text:p>56982889154</text:p>
          </table:table-cell>
          <table:table-cell office:value-type="float" office:value="79343587" calcext:value-type="float">
            <text:p>79343587</text:p>
          </table:table-cell>
          <table:table-cell office:value-type="string" calcext:value-type="string">
            <text:p><text:s/>rabrion2005@yahoo.es </text:p>
          </table:table-cell>
          <table:table-cell office:value-type="float" office:value="79343587" calcext:value-type="float">
            <text:p>7934358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MSIE </text:p>
          </table:table-cell>
          <table:table-cell office:value-type="string" calcext:value-type="string">
            <text:p><text:s/>FERRAN </text:p>
          </table:table-cell>
          <table:table-cell office:value-type="float" office:value="942607904" calcext:value-type="float">
            <text:p>942607904</text:p>
          </table:table-cell>
          <table:table-cell office:value-type="float" office:value="79827886" calcext:value-type="float">
            <text:p>79827886</text:p>
          </table:table-cell>
          <table:table-cell office:value-type="string" calcext:value-type="string">
            <text:p><text:s/>mconejan@ramferran.cl </text:p>
          </table:table-cell>
          <table:table-cell office:value-type="float" office:value="768169241" calcext:value-type="float">
            <text:p>7681692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Alarcón Catalan </text:p>
          </table:table-cell>
          <table:table-cell office:value-type="float" office:value="225696127" calcext:value-type="float">
            <text:p>225696127</text:p>
          </table:table-cell>
          <table:table-cell office:value-type="float" office:value="79958883" calcext:value-type="float">
            <text:p>79958883</text:p>
          </table:table-cell>
          <table:table-cell office:value-type="string" calcext:value-type="string">
            <text:p><text:s/>juan.alarcon@mineracarola.cl </text:p>
          </table:table-cell>
          <table:table-cell office:value-type="float" office:value="827894001" calcext:value-type="float">
            <text:p>827894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O </text:p>
          </table:table-cell>
          <table:table-cell office:value-type="string" calcext:value-type="string">
            <text:p><text:s/>CARRASCO </text:p>
          </table:table-cell>
          <table:table-cell office:value-type="float" office:value="232246863" calcext:value-type="float">
            <text:p>232246863</text:p>
          </table:table-cell>
          <table:table-cell office:value-type="float" office:value="79991015" calcext:value-type="float">
            <text:p>79991015</text:p>
          </table:table-cell>
          <table:table-cell office:value-type="string" calcext:value-type="string">
            <text:p><text:s/>marcelo@granojo.cl </text:p>
          </table:table-cell>
          <table:table-cell office:value-type="float" office:value="114156000" calcext:value-type="float">
            <text:p>114156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Ramos </text:p>
          </table:table-cell>
          <table:table-cell office:value-type="float" office:value="2232450717" calcext:value-type="float">
            <text:p>2232450717</text:p>
          </table:table-cell>
          <table:table-cell office:value-type="float" office:value="80178034" calcext:value-type="float">
            <text:p>80178034</text:p>
          </table:table-cell>
          <table:table-cell office:value-type="string" calcext:value-type="string">
            <text:p><text:s/>juan.ramos@dgram.cl </text:p>
          </table:table-cell>
          <table:table-cell office:value-type="float" office:value="766138535" calcext:value-type="float">
            <text:p>76613853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S </text:p>
          </table:table-cell>
          <table:table-cell office:value-type="string" calcext:value-type="string">
            <text:p><text:s/>GODOY </text:p>
          </table:table-cell>
          <table:table-cell office:value-type="float" office:value="991598024" calcext:value-type="float">
            <text:p>991598024</text:p>
          </table:table-cell>
          <table:table-cell office:value-type="float" office:value="80260636" calcext:value-type="float">
            <text:p>80260636</text:p>
          </table:table-cell>
          <table:table-cell office:value-type="string" calcext:value-type="string">
            <text:p><text:s/>marcos.godoy@maggol.cl </text:p>
          </table:table-cell>
          <table:table-cell office:value-type="float" office:value="760154806" calcext:value-type="float">
            <text:p>76015480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Ulloa Escobar </text:p>
          </table:table-cell>
          <table:table-cell office:value-type="float" office:value="973013298" calcext:value-type="float">
            <text:p>973013298</text:p>
          </table:table-cell>
          <table:table-cell office:value-type="float" office:value="80392168" calcext:value-type="float">
            <text:p>80392168</text:p>
          </table:table-cell>
          <table:table-cell office:value-type="string" calcext:value-type="string">
            <text:p><text:s/>juanulloa43@gmail.com </text:p>
          </table:table-cell>
          <table:table-cell office:value-type="float" office:value="761254928" calcext:value-type="float">
            <text:p>76125492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illermo Andres </text:p>
          </table:table-cell>
          <table:table-cell office:value-type="string" calcext:value-type="string">
            <text:p><text:s/>Traslaviña Tapia </text:p>
          </table:table-cell>
          <table:table-cell office:value-type="float" office:value="975590349" calcext:value-type="float">
            <text:p>975590349</text:p>
          </table:table-cell>
          <table:table-cell office:value-type="float" office:value="80419538" calcext:value-type="float">
            <text:p>80419538</text:p>
          </table:table-cell>
          <table:table-cell office:value-type="string" calcext:value-type="string">
            <text:p><text:s/>concavo.spa@gmail.com </text:p>
          </table:table-cell>
          <table:table-cell office:value-type="float" office:value="766064191" calcext:value-type="float">
            <text:p>76606419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HERNAN </text:p>
          </table:table-cell>
          <table:table-cell office:value-type="string" calcext:value-type="string">
            <text:p><text:s/>SALDIAS SOTO </text:p>
          </table:table-cell>
          <table:table-cell office:value-type="float" office:value="942323937" calcext:value-type="float">
            <text:p>942323937</text:p>
          </table:table-cell>
          <table:table-cell office:value-type="float" office:value="80597533" calcext:value-type="float">
            <text:p>80597533</text:p>
          </table:table-cell>
          <table:table-cell office:value-type="string" calcext:value-type="string">
            <text:p><text:s/>toledocastro.rosa2@gmail.com </text:p>
          </table:table-cell>
          <table:table-cell office:value-type="float" office:value="765033047" calcext:value-type="float">
            <text:p>76503304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Gaston </text:p>
          </table:table-cell>
          <table:table-cell office:value-type="string" calcext:value-type="string">
            <text:p><text:s/>Pavez </text:p>
          </table:table-cell>
          <table:table-cell office:value-type="float" office:value="24146501" calcext:value-type="float">
            <text:p>24146501</text:p>
          </table:table-cell>
          <table:table-cell office:value-type="float" office:value="80706170" calcext:value-type="float">
            <text:p>80706170</text:p>
          </table:table-cell>
          <table:table-cell office:value-type="string" calcext:value-type="string">
            <text:p><text:s/>gaston.pavez@surac.cl </text:p>
          </table:table-cell>
          <table:table-cell office:value-type="float" office:value="783342502" calcext:value-type="float">
            <text:p>7833425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rturo </text:p>
          </table:table-cell>
          <table:table-cell office:value-type="string" calcext:value-type="string">
            <text:p><text:s/>Gonzalez </text:p>
          </table:table-cell>
          <table:table-cell office:value-type="float" office:value="232630940" calcext:value-type="float">
            <text:p>232630940</text:p>
          </table:table-cell>
          <table:table-cell office:value-type="float" office:value="80774265" calcext:value-type="float">
            <text:p>80774265</text:p>
          </table:table-cell>
          <table:table-cell office:value-type="string" calcext:value-type="string">
            <text:p><text:s/>agonzalez@advalia.cl </text:p>
          </table:table-cell>
          <table:table-cell office:value-type="float" office:value="764489578" calcext:value-type="float">
            <text:p>76448957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Ivan </text:p>
          </table:table-cell>
          <table:table-cell office:value-type="string" calcext:value-type="string">
            <text:p><text:s/>cerda </text:p>
          </table:table-cell>
          <table:table-cell office:value-type="float" office:value="999187315" calcext:value-type="float">
            <text:p>999187315</text:p>
          </table:table-cell>
          <table:table-cell office:value-type="float" office:value="80777396" calcext:value-type="float">
            <text:p>80777396</text:p>
          </table:table-cell>
          <table:table-cell office:value-type="string" calcext:value-type="string">
            <text:p><text:s/>icerda@multiexportfoods.com </text:p>
          </table:table-cell>
          <table:table-cell office:value-type="float" office:value="798911600" calcext:value-type="float">
            <text:p>7989116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olivares </text:p>
          </table:table-cell>
          <table:table-cell office:value-type="float" office:value="226414109" calcext:value-type="float">
            <text:p>226414109</text:p>
          </table:table-cell>
          <table:table-cell office:value-type="float" office:value="81197407" calcext:value-type="float">
            <text:p>81197407</text:p>
          </table:table-cell>
          <table:table-cell office:value-type="string" calcext:value-type="string">
            <text:p><text:s/>colivares@ingecou.cl </text:p>
          </table:table-cell>
          <table:table-cell office:value-type="float" office:value="762398117" calcext:value-type="float">
            <text:p>76239811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Heriberto </text:p>
          </table:table-cell>
          <table:table-cell office:value-type="string" calcext:value-type="string">
            <text:p><text:s/>Reyes Reyes </text:p>
          </table:table-cell>
          <table:table-cell office:value-type="float" office:value="232093864" calcext:value-type="float">
            <text:p>232093864</text:p>
          </table:table-cell>
          <table:table-cell office:value-type="float" office:value="81209839" calcext:value-type="float">
            <text:p>81209839</text:p>
          </table:table-cell>
          <table:table-cell office:value-type="string" calcext:value-type="string">
            <text:p><text:s/>gerencia@segpacific.cl </text:p>
          </table:table-cell>
          <table:table-cell office:value-type="float" office:value="762103176" calcext:value-type="float">
            <text:p>76210317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raul </text:p>
          </table:table-cell>
          <table:table-cell office:value-type="string" calcext:value-type="string">
            <text:p><text:s/>mellado palma </text:p>
          </table:table-cell>
          <table:table-cell office:value-type="float" office:value="974778823" calcext:value-type="float">
            <text:p>974778823</text:p>
          </table:table-cell>
          <table:table-cell office:value-type="float" office:value="81227756" calcext:value-type="float">
            <text:p>81227756</text:p>
          </table:table-cell>
          <table:table-cell office:value-type="string" calcext:value-type="string">
            <text:p><text:s/>rmellado@wspexpress.cl </text:p>
          </table:table-cell>
          <table:table-cell office:value-type="float" office:value="968287400" calcext:value-type="float">
            <text:p>9682874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Rosinzki </text:p>
          </table:table-cell>
          <table:table-cell office:value-type="float" office:value="998882213" calcext:value-type="float">
            <text:p>998882213</text:p>
          </table:table-cell>
          <table:table-cell office:value-type="float" office:value="81454922" calcext:value-type="float">
            <text:p>81454922</text:p>
          </table:table-cell>
          <table:table-cell office:value-type="string" calcext:value-type="string">
            <text:p><text:s/>rrosinzki01@gmail.com </text:p>
          </table:table-cell>
          <table:table-cell office:value-type="string" calcext:value-type="string">
            <text:p><text:s/>76047388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tonio javier </text:p>
          </table:table-cell>
          <table:table-cell office:value-type="string" calcext:value-type="string">
            <text:p><text:s/>herrera contreras </text:p>
          </table:table-cell>
          <table:table-cell office:value-type="float" office:value="942534505" calcext:value-type="float">
            <text:p>942534505</text:p>
          </table:table-cell>
          <table:table-cell office:value-type="float" office:value="81503303" calcext:value-type="float">
            <text:p>81503303</text:p>
          </table:table-cell>
          <table:table-cell office:value-type="string" calcext:value-type="string">
            <text:p><text:s/>hrspa2018@gmail.com </text:p>
          </table:table-cell>
          <table:table-cell office:value-type="string" calcext:value-type="string">
            <text:p><text:s/>7680759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sabel </text:p>
          </table:table-cell>
          <table:table-cell office:value-type="string" calcext:value-type="string">
            <text:p><text:s/>landatilla </text:p>
          </table:table-cell>
          <table:table-cell office:value-type="float" office:value="29547756" calcext:value-type="float">
            <text:p>29547756</text:p>
          </table:table-cell>
          <table:table-cell office:value-type="float" office:value="81564086" calcext:value-type="float">
            <text:p>81564086</text:p>
          </table:table-cell>
          <table:table-cell office:value-type="string" calcext:value-type="string">
            <text:p><text:s/>isabel.lanta@gmail.com </text:p>
          </table:table-cell>
          <table:table-cell office:value-type="float" office:value="81564086" calcext:value-type="float">
            <text:p>8156408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Salas </text:p>
          </table:table-cell>
          <table:table-cell office:value-type="float" office:value="4453324" calcext:value-type="float">
            <text:p>4453324</text:p>
          </table:table-cell>
          <table:table-cell office:value-type="float" office:value="82167234" calcext:value-type="float">
            <text:p>82167234</text:p>
          </table:table-cell>
          <table:table-cell office:value-type="string" calcext:value-type="string">
            <text:p><text:s/>daltrian@protonmail.com </text:p>
          </table:table-cell>
          <table:table-cell office:value-type="float" office:value="773284601" calcext:value-type="float">
            <text:p>77328460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ska </text:p>
          </table:table-cell>
          <table:table-cell office:value-type="string" calcext:value-type="string">
            <text:p><text:s/>Elgueta </text:p>
          </table:table-cell>
          <table:table-cell office:value-type="float" office:value="962494928" calcext:value-type="float">
            <text:p>962494928</text:p>
          </table:table-cell>
          <table:table-cell office:value-type="float" office:value="82386343" calcext:value-type="float">
            <text:p>82386343</text:p>
          </table:table-cell>
          <table:table-cell office:value-type="string" calcext:value-type="string">
            <text:p><text:s/>contacto@electromec.cl </text:p>
          </table:table-cell>
          <table:table-cell office:value-type="float" office:value="760920576" calcext:value-type="float">
            <text:p>76092057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talina </text:p>
          </table:table-cell>
          <table:table-cell office:value-type="string" calcext:value-type="string">
            <text:p><text:s/>Abasolo </text:p>
          </table:table-cell>
          <table:table-cell office:value-type="float" office:value="226761234" calcext:value-type="float">
            <text:p>226761234</text:p>
          </table:table-cell>
          <table:table-cell office:value-type="float" office:value="82701184" calcext:value-type="float">
            <text:p>82701184</text:p>
          </table:table-cell>
          <table:table-cell office:value-type="string" calcext:value-type="string">
            <text:p><text:s/>cobranzas.cl@cl.ey.com </text:p>
          </table:table-cell>
          <table:table-cell office:value-type="float" office:value="778024306" calcext:value-type="float">
            <text:p>7780243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Mac Bride </text:p>
          </table:table-cell>
          <table:table-cell office:value-type="float" office:value="977317988" calcext:value-type="float">
            <text:p>977317988</text:p>
          </table:table-cell>
          <table:table-cell office:value-type="float" office:value="82945636" calcext:value-type="float">
            <text:p>82945636</text:p>
          </table:table-cell>
          <table:table-cell office:value-type="string" calcext:value-type="string">
            <text:p><text:s/>jmacdiaz@hotmail.com </text:p>
          </table:table-cell>
          <table:table-cell office:value-type="float" office:value="82945636" calcext:value-type="float">
            <text:p>8294563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barragan </text:p>
          </table:table-cell>
          <table:table-cell office:value-type="float" office:value="22871781" calcext:value-type="float">
            <text:p>22871781</text:p>
          </table:table-cell>
          <table:table-cell office:value-type="float" office:value="83202653" calcext:value-type="float">
            <text:p>83202653</text:p>
          </table:table-cell>
          <table:table-cell office:value-type="string" calcext:value-type="string">
            <text:p><text:s/>obarragan@ofd.ged.cl </text:p>
          </table:table-cell>
          <table:table-cell office:value-type="float" office:value="771608000" calcext:value-type="float">
            <text:p>7716080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FAEL </text:p>
          </table:table-cell>
          <table:table-cell office:value-type="string" calcext:value-type="string">
            <text:p><text:s/>LOPEZ </text:p>
          </table:table-cell>
          <table:table-cell office:value-type="float" office:value="988080682" calcext:value-type="float">
            <text:p>988080682</text:p>
          </table:table-cell>
          <table:table-cell office:value-type="float" office:value="83587687" calcext:value-type="float">
            <text:p>83587687</text:p>
          </table:table-cell>
          <table:table-cell office:value-type="string" calcext:value-type="string">
            <text:p><text:s/>rafael.lopez@maryntek.cl </text:p>
          </table:table-cell>
          <table:table-cell office:value-type="float" office:value="764531051" calcext:value-type="float">
            <text:p>76453105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onso </text:p>
          </table:table-cell>
          <table:table-cell office:value-type="string" calcext:value-type="string">
            <text:p><text:s/>Vergara </text:p>
          </table:table-cell>
          <table:table-cell office:value-type="float" office:value="996320772" calcext:value-type="float">
            <text:p>996320772</text:p>
          </table:table-cell>
          <table:table-cell office:value-type="float" office:value="83592087" calcext:value-type="float">
            <text:p>83592087</text:p>
          </table:table-cell>
          <table:table-cell office:value-type="string" calcext:value-type="string">
            <text:p><text:s/>dralfonsov@gmail.com </text:p>
          </table:table-cell>
          <table:table-cell office:value-type="float" office:value="767384106" calcext:value-type="float">
            <text:p>76738410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rick E. </text:p>
          </table:table-cell>
          <table:table-cell office:value-type="string" calcext:value-type="string">
            <text:p><text:s/>Ceriche </text:p>
          </table:table-cell>
          <table:table-cell office:value-type="float" office:value="224135151" calcext:value-type="float">
            <text:p>224135151</text:p>
          </table:table-cell>
          <table:table-cell office:value-type="float" office:value="83740604" calcext:value-type="float">
            <text:p>83740604</text:p>
          </table:table-cell>
          <table:table-cell office:value-type="string" calcext:value-type="string">
            <text:p><text:s/>eceriche@termochemical.cl </text:p>
          </table:table-cell>
          <table:table-cell office:value-type="string" calcext:value-type="string">
            <text:p><text:s/>9686891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uis Mauricio </text:p>
          </table:table-cell>
          <table:table-cell office:value-type="string" calcext:value-type="string">
            <text:p><text:s/>Ananías yarad </text:p>
          </table:table-cell>
          <table:table-cell office:value-type="string" calcext:value-type="string">
            <text:p><text:s/>52 2226282 </text:p>
          </table:table-cell>
          <table:table-cell office:value-type="float" office:value="84025615" calcext:value-type="float">
            <text:p>84025615</text:p>
          </table:table-cell>
          <table:table-cell office:value-type="string" calcext:value-type="string">
            <text:p><text:s/>mauroananias@gmail.com </text:p>
          </table:table-cell>
          <table:table-cell office:value-type="float" office:value="84025615" calcext:value-type="float">
            <text:p>8402561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<text:s/>Perry </text:p>
          </table:table-cell>
          <table:table-cell office:value-type="float" office:value="225204100" calcext:value-type="float">
            <text:p>225204100</text:p>
          </table:table-cell>
          <table:table-cell office:value-type="float" office:value="85219502" calcext:value-type="float">
            <text:p>85219502</text:p>
          </table:table-cell>
          <table:table-cell office:value-type="string" calcext:value-type="string">
            <text:p><text:s/>dperry@socovesa.cl </text:p>
          </table:table-cell>
          <table:table-cell office:value-type="float" office:value="995586800" calcext:value-type="float">
            <text:p>9955868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oris </text:p>
          </table:table-cell>
          <table:table-cell office:value-type="string" calcext:value-type="string">
            <text:p><text:s/>pineda </text:p>
          </table:table-cell>
          <table:table-cell office:value-type="float" office:value="985008453" calcext:value-type="float">
            <text:p>985008453</text:p>
          </table:table-cell>
          <table:table-cell office:value-type="float" office:value="85314157" calcext:value-type="float">
            <text:p>85314157</text:p>
          </table:table-cell>
          <table:table-cell office:value-type="string" calcext:value-type="string">
            <text:p><text:s/>boris.pineda@gmail.com </text:p>
          </table:table-cell>
          <table:table-cell office:value-type="float" office:value="763418464" calcext:value-type="float">
            <text:p>76341846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milio </text:p>
          </table:table-cell>
          <table:table-cell office:value-type="string" calcext:value-type="string">
            <text:p><text:s/>alvarez </text:p>
          </table:table-cell>
          <table:table-cell office:value-type="float" office:value="935051455" calcext:value-type="float">
            <text:p>935051455</text:p>
          </table:table-cell>
          <table:table-cell office:value-type="float" office:value="85449702" calcext:value-type="float">
            <text:p>85449702</text:p>
          </table:table-cell>
          <table:table-cell office:value-type="string" calcext:value-type="string">
            <text:p><text:s/>ac_construccion@hotmail.com.ar </text:p>
          </table:table-cell>
          <table:table-cell office:value-type="float" office:value="85449702" calcext:value-type="float">
            <text:p>8544970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 </text:p>
          </table:table-cell>
          <table:table-cell office:value-type="string" calcext:value-type="string">
            <text:p><text:s/>BRUNEL VERGARA </text:p>
          </table:table-cell>
          <table:table-cell office:value-type="float" office:value="993972270" calcext:value-type="float">
            <text:p>993972270</text:p>
          </table:table-cell>
          <table:table-cell office:value-type="float" office:value="85482009" calcext:value-type="float">
            <text:p>85482009</text:p>
          </table:table-cell>
          <table:table-cell office:value-type="string" calcext:value-type="string">
            <text:p><text:s/>alex@abruver.cl </text:p>
          </table:table-cell>
          <table:table-cell office:value-type="float" office:value="760725889" calcext:value-type="float">
            <text:p>76072588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Venegas </text:p>
          </table:table-cell>
          <table:table-cell office:value-type="float" office:value="232236582" calcext:value-type="float">
            <text:p>232236582</text:p>
          </table:table-cell>
          <table:table-cell office:value-type="float" office:value="85636677" calcext:value-type="float">
            <text:p>85636677</text:p>
          </table:table-cell>
          <table:table-cell office:value-type="string" calcext:value-type="string">
            <text:p><text:s/>rodrigo.venegas@siscotec.com </text:p>
          </table:table-cell>
          <table:table-cell office:value-type="float" office:value="764098986" calcext:value-type="float">
            <text:p>76409898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Siles </text:p>
          </table:table-cell>
          <table:table-cell office:value-type="float" office:value="982578800" calcext:value-type="float">
            <text:p>982578800</text:p>
          </table:table-cell>
          <table:table-cell office:value-type="float" office:value="85713426" calcext:value-type="float">
            <text:p>85713426</text:p>
          </table:table-cell>
          <table:table-cell office:value-type="string" calcext:value-type="string">
            <text:p><text:s/>carlos.siles.c@gmail.com </text:p>
          </table:table-cell>
          <table:table-cell office:value-type="float" office:value="762262193" calcext:value-type="float">
            <text:p>76226219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oris </text:p>
          </table:table-cell>
          <table:table-cell office:value-type="string" calcext:value-type="string">
            <text:p><text:s/>Salas </text:p>
          </table:table-cell>
          <table:table-cell office:value-type="float" office:value="992804465" calcext:value-type="float">
            <text:p>992804465</text:p>
          </table:table-cell>
          <table:table-cell office:value-type="float" office:value="85870572" calcext:value-type="float">
            <text:p>85870572</text:p>
          </table:table-cell>
          <table:table-cell office:value-type="string" calcext:value-type="string">
            <text:p><text:s/>bsalas@bspro.cl </text:p>
          </table:table-cell>
          <table:table-cell office:value-type="float" office:value="767901364" calcext:value-type="float">
            <text:p>76790136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berto </text:p>
          </table:table-cell>
          <table:table-cell office:value-type="string" calcext:value-type="string">
            <text:p><text:s/>Silva </text:p>
          </table:table-cell>
          <table:table-cell office:value-type="float" office:value="994495571" calcext:value-type="float">
            <text:p>994495571</text:p>
          </table:table-cell>
          <table:table-cell office:value-type="float" office:value="85948989" calcext:value-type="float">
            <text:p>85948989</text:p>
          </table:table-cell>
          <table:table-cell office:value-type="string" calcext:value-type="string">
            <text:p><text:s/>asilva@capitalservice.cl </text:p>
          </table:table-cell>
          <table:table-cell office:value-type="float" office:value="768429707" calcext:value-type="float">
            <text:p>7684297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XIMENA </text:p>
          </table:table-cell>
          <table:table-cell office:value-type="string" calcext:value-type="string">
            <text:p><text:s/>CORTES </text:p>
          </table:table-cell>
          <table:table-cell office:value-type="float" office:value="961205101" calcext:value-type="float">
            <text:p>961205101</text:p>
          </table:table-cell>
          <table:table-cell office:value-type="float" office:value="86018748" calcext:value-type="float">
            <text:p>86018748</text:p>
          </table:table-cell>
          <table:table-cell office:value-type="string" calcext:value-type="string">
            <text:p><text:s/>xscortes@gmail.com </text:p>
          </table:table-cell>
          <table:table-cell office:value-type="float" office:value="761842633" calcext:value-type="float">
            <text:p>7618426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ustodio </text:p>
          </table:table-cell>
          <table:table-cell office:value-type="string" calcext:value-type="string">
            <text:p><text:s/>Nuñez Nuñez </text:p>
          </table:table-cell>
          <table:table-cell office:value-type="float" office:value="223162504" calcext:value-type="float">
            <text:p>223162504</text:p>
          </table:table-cell>
          <table:table-cell office:value-type="float" office:value="86146525" calcext:value-type="float">
            <text:p>86146525</text:p>
          </table:table-cell>
          <table:table-cell office:value-type="string" calcext:value-type="string">
            <text:p><text:s/>custodio_nunez@hotmail.com </text:p>
          </table:table-cell>
          <table:table-cell office:value-type="float" office:value="86146525" calcext:value-type="float">
            <text:p>8614652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án </text:p>
          </table:table-cell>
          <table:table-cell office:value-type="string" calcext:value-type="string">
            <text:p><text:s/>Rodríguez </text:p>
          </table:table-cell>
          <table:table-cell office:value-type="float" office:value="979591909" calcext:value-type="float">
            <text:p>979591909</text:p>
          </table:table-cell>
          <table:table-cell office:value-type="float" office:value="86177439" calcext:value-type="float">
            <text:p>86177439</text:p>
          </table:table-cell>
          <table:table-cell office:value-type="string" calcext:value-type="string">
            <text:p><text:s/>crodriguez@smsos.cl </text:p>
          </table:table-cell>
          <table:table-cell office:value-type="float" office:value="767235968" calcext:value-type="float">
            <text:p>76723596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atiana </text:p>
          </table:table-cell>
          <table:table-cell office:value-type="string" calcext:value-type="string">
            <text:p><text:s/>Fuentes </text:p>
          </table:table-cell>
          <table:table-cell office:value-type="float" office:value="947536493" calcext:value-type="float">
            <text:p>947536493</text:p>
          </table:table-cell>
          <table:table-cell office:value-type="float" office:value="86266202" calcext:value-type="float">
            <text:p>86266202</text:p>
          </table:table-cell>
          <table:table-cell office:value-type="string" calcext:value-type="string">
            <text:p><text:s/>david.morgado@globalsm.cl </text:p>
          </table:table-cell>
          <table:table-cell office:value-type="float" office:value="766986455" calcext:value-type="float">
            <text:p>7669864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DENISSE </text:p>
          </table:table-cell>
          <table:table-cell office:value-type="string" calcext:value-type="string">
            <text:p><text:s/>GIURAS </text:p>
          </table:table-cell>
          <table:table-cell office:value-type="float" office:value="968444364" calcext:value-type="float">
            <text:p>968444364</text:p>
          </table:table-cell>
          <table:table-cell office:value-type="float" office:value="86697998" calcext:value-type="float">
            <text:p>86697998</text:p>
          </table:table-cell>
          <table:table-cell office:value-type="string" calcext:value-type="string">
            <text:p><text:s/>alianzasa@123.cl </text:p>
          </table:table-cell>
          <table:table-cell office:value-type="float" office:value="765104009" calcext:value-type="float">
            <text:p>7651040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melo </text:p>
          </table:table-cell>
          <table:table-cell office:value-type="string" calcext:value-type="string">
            <text:p><text:s/>Farah </text:p>
          </table:table-cell>
          <table:table-cell office:value-type="float" office:value="992993683" calcext:value-type="float">
            <text:p>992993683</text:p>
          </table:table-cell>
          <table:table-cell office:value-type="float" office:value="86743531" calcext:value-type="float">
            <text:p>86743531</text:p>
          </table:table-cell>
          <table:table-cell office:value-type="string" calcext:value-type="string">
            <text:p><text:s/>farahrep@yahoo.com </text:p>
          </table:table-cell>
          <table:table-cell office:value-type="float" office:value="86743531" calcext:value-type="float">
            <text:p>8674353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ISABEL </text:p>
          </table:table-cell>
          <table:table-cell office:value-type="string" calcext:value-type="string">
            <text:p><text:s/>AGUILAR </text:p>
          </table:table-cell>
          <table:table-cell office:value-type="float" office:value="565222102" calcext:value-type="float">
            <text:p>565222102</text:p>
          </table:table-cell>
          <table:table-cell office:value-type="float" office:value="86796686" calcext:value-type="float">
            <text:p>86796686</text:p>
          </table:table-cell>
          <table:table-cell office:value-type="string" calcext:value-type="string">
            <text:p><text:s/>info.elsat@gmail.com </text:p>
          </table:table-cell>
          <table:table-cell office:value-type="float" office:value="760809756" calcext:value-type="float">
            <text:p>7608097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lora </text:p>
          </table:table-cell>
          <table:table-cell office:value-type="string" calcext:value-type="string">
            <text:p><text:s/>Rojas Quinteros </text:p>
          </table:table-cell>
          <table:table-cell office:value-type="float" office:value="972810401" calcext:value-type="float">
            <text:p>972810401</text:p>
          </table:table-cell>
          <table:table-cell office:value-type="float" office:value="86841517" calcext:value-type="float">
            <text:p>86841517</text:p>
          </table:table-cell>
          <table:table-cell office:value-type="string" calcext:value-type="string">
            <text:p><text:s/>florarojasquinteros@gmail.com </text:p>
          </table:table-cell>
          <table:table-cell office:value-type="float" office:value="763179915" calcext:value-type="float">
            <text:p>76317991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sar Caupolican Jose </text:p>
          </table:table-cell>
          <table:table-cell office:value-type="string" calcext:value-type="string">
            <text:p><text:s/>Grob Oñate </text:p>
          </table:table-cell>
          <table:table-cell office:value-type="float" office:value="996431456" calcext:value-type="float">
            <text:p>996431456</text:p>
          </table:table-cell>
          <table:table-cell office:value-type="float" office:value="87016269" calcext:value-type="float">
            <text:p>87016269</text:p>
          </table:table-cell>
          <table:table-cell office:value-type="string" calcext:value-type="string">
            <text:p><text:s/>taxcelvaldivia@gmail.com </text:p>
          </table:table-cell>
          <table:table-cell office:value-type="float" office:value="762890437" calcext:value-type="float">
            <text:p>76289043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ivia angelica </text:p>
          </table:table-cell>
          <table:table-cell office:value-type="string" calcext:value-type="string">
            <text:p><text:s/>berrios franco </text:p>
          </table:table-cell>
          <table:table-cell office:value-type="float" office:value="56991395039" calcext:value-type="float">
            <text:p>56991395039</text:p>
          </table:table-cell>
          <table:table-cell office:value-type="float" office:value="87065243" calcext:value-type="float">
            <text:p>87065243</text:p>
          </table:table-cell>
          <table:table-cell office:value-type="string" calcext:value-type="string">
            <text:p><text:s/>isluga2006@yahoo.com </text:p>
          </table:table-cell>
          <table:table-cell office:value-type="float" office:value="87065243" calcext:value-type="float">
            <text:p>8706524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Pallerano </text:p>
          </table:table-cell>
          <table:table-cell office:value-type="float" office:value="56977978732" calcext:value-type="float">
            <text:p>56977978732</text:p>
          </table:table-cell>
          <table:table-cell office:value-type="float" office:value="87136671" calcext:value-type="float">
            <text:p>87136671</text:p>
          </table:table-cell>
          <table:table-cell office:value-type="string" calcext:value-type="string">
            <text:p><text:s/>juan@socialmente.cl </text:p>
          </table:table-cell>
          <table:table-cell office:value-type="float" office:value="762337258" calcext:value-type="float">
            <text:p>76233725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Aranda </text:p>
          </table:table-cell>
          <table:table-cell office:value-type="float" office:value="83072801" calcext:value-type="float">
            <text:p>83072801</text:p>
          </table:table-cell>
          <table:table-cell office:value-type="float" office:value="87448665" calcext:value-type="float">
            <text:p>87448665</text:p>
          </table:table-cell>
          <table:table-cell office:value-type="string" calcext:value-type="string">
            <text:p><text:s/>ailinco44@gmail.com </text:p>
          </table:table-cell>
          <table:table-cell office:value-type="float" office:value="765573157" calcext:value-type="float">
            <text:p>76557315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men </text:p>
          </table:table-cell>
          <table:table-cell office:value-type="string" calcext:value-type="string">
            <text:p><text:s/>Rodríguez </text:p>
          </table:table-cell>
          <table:table-cell office:value-type="float" office:value="932286765" calcext:value-type="float">
            <text:p>932286765</text:p>
          </table:table-cell>
          <table:table-cell office:value-type="float" office:value="87534782" calcext:value-type="float">
            <text:p>87534782</text:p>
          </table:table-cell>
          <table:table-cell office:value-type="string" calcext:value-type="string">
            <text:p><text:s/>rl.obrasciviles@gmail.com </text:p>
          </table:table-cell>
          <table:table-cell office:value-type="float" office:value="763452220" calcext:value-type="float">
            <text:p>76345222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illermo </text:p>
          </table:table-cell>
          <table:table-cell office:value-type="string" calcext:value-type="string">
            <text:p><text:s/>Romero </text:p>
          </table:table-cell>
          <table:table-cell office:value-type="float" office:value="998954585" calcext:value-type="float">
            <text:p>998954585</text:p>
          </table:table-cell>
          <table:table-cell office:value-type="float" office:value="87586146" calcext:value-type="float">
            <text:p>87586146</text:p>
          </table:table-cell>
          <table:table-cell office:value-type="string" calcext:value-type="string">
            <text:p><text:s/>gmoromeromarchant@gmail.com </text:p>
          </table:table-cell>
          <table:table-cell office:value-type="string" calcext:value-type="string">
            <text:p><text:s/>76304338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Svriz </text:p>
          </table:table-cell>
          <table:table-cell office:value-type="float" office:value="56966477454" calcext:value-type="float">
            <text:p>56966477454</text:p>
          </table:table-cell>
          <table:table-cell office:value-type="float" office:value="87707512" calcext:value-type="float">
            <text:p>87707512</text:p>
          </table:table-cell>
          <table:table-cell office:value-type="string" calcext:value-type="string">
            <text:p><text:s/>Mauricio.svriz@bejos.cl </text:p>
          </table:table-cell>
          <table:table-cell office:value-type="float" office:value="760310751" calcext:value-type="float">
            <text:p>76031075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smael </text:p>
          </table:table-cell>
          <table:table-cell office:value-type="string" calcext:value-type="string">
            <text:p><text:s/>Riveros </text:p>
          </table:table-cell>
          <table:table-cell office:value-type="float" office:value="56990789582" calcext:value-type="float">
            <text:p>56990789582</text:p>
          </table:table-cell>
          <table:table-cell office:value-type="float" office:value="87776832" calcext:value-type="float">
            <text:p>87776832</text:p>
          </table:table-cell>
          <table:table-cell office:value-type="string" calcext:value-type="string">
            <text:p><text:s/>riveros.ismael@gmail.com </text:p>
          </table:table-cell>
          <table:table-cell office:value-type="float" office:value="762194198" calcext:value-type="float">
            <text:p>7621941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RTURO </text:p>
          </table:table-cell>
          <table:table-cell office:value-type="string" calcext:value-type="string">
            <text:p><text:s/>LOYOLA </text:p>
          </table:table-cell>
          <table:table-cell office:value-type="float" office:value="227176871" calcext:value-type="float">
            <text:p>227176871</text:p>
          </table:table-cell>
          <table:table-cell office:value-type="float" office:value="87785777" calcext:value-type="float">
            <text:p>87785777</text:p>
          </table:table-cell>
          <table:table-cell office:value-type="string" calcext:value-type="string">
            <text:p><text:s/>ARTURO@ARANMAU.CL </text:p>
          </table:table-cell>
          <table:table-cell office:value-type="float" office:value="762975033" calcext:value-type="float">
            <text:p>7629750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Jimenez </text:p>
          </table:table-cell>
          <table:table-cell office:value-type="float" office:value="552336615" calcext:value-type="float">
            <text:p>552336615</text:p>
          </table:table-cell>
          <table:table-cell office:value-type="float" office:value="87822745" calcext:value-type="float">
            <text:p>87822745</text:p>
          </table:table-cell>
          <table:table-cell office:value-type="string" calcext:value-type="string">
            <text:p><text:s/>monte.horeb@gmail.com </text:p>
          </table:table-cell>
          <table:table-cell office:value-type="float" office:value="760853674" calcext:value-type="float">
            <text:p>76085367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moreno </text:p>
          </table:table-cell>
          <table:table-cell office:value-type="float" office:value="22290780" calcext:value-type="float">
            <text:p>22290780</text:p>
          </table:table-cell>
          <table:table-cell office:value-type="float" office:value="87836525" calcext:value-type="float">
            <text:p>87836525</text:p>
          </table:table-cell>
          <table:table-cell office:value-type="string" calcext:value-type="string">
            <text:p><text:s/>claudia.moreno@tricicla.cl </text:p>
          </table:table-cell>
          <table:table-cell office:value-type="float" office:value="760809667" calcext:value-type="float">
            <text:p>76080966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Gonzalez </text:p>
          </table:table-cell>
          <table:table-cell office:value-type="float" office:value="993437867" calcext:value-type="float">
            <text:p>993437867</text:p>
          </table:table-cell>
          <table:table-cell office:value-type="float" office:value="88032462" calcext:value-type="float">
            <text:p>88032462</text:p>
          </table:table-cell>
          <table:table-cell office:value-type="string" calcext:value-type="string">
            <text:p><text:s/>margonzasi@gmail.com </text:p>
          </table:table-cell>
          <table:table-cell office:value-type="float" office:value="767604971" calcext:value-type="float">
            <text:p>76760497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Concha </text:p>
          </table:table-cell>
          <table:table-cell office:value-type="float" office:value="222775877" calcext:value-type="float">
            <text:p>222775877</text:p>
          </table:table-cell>
          <table:table-cell office:value-type="float" office:value="88076583" calcext:value-type="float">
            <text:p>88076583</text:p>
          </table:table-cell>
          <table:table-cell office:value-type="string" calcext:value-type="string">
            <text:p><text:s/>alvaroconcha@aguassipra.cl </text:p>
          </table:table-cell>
          <table:table-cell office:value-type="float" office:value="775613807" calcext:value-type="float">
            <text:p>7756138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ALACIOS </text:p>
          </table:table-cell>
          <table:table-cell office:value-type="float" office:value="982308764" calcext:value-type="float">
            <text:p>982308764</text:p>
          </table:table-cell>
          <table:table-cell office:value-type="float" office:value="88213483" calcext:value-type="float">
            <text:p>88213483</text:p>
          </table:table-cell>
          <table:table-cell office:value-type="string" calcext:value-type="string">
            <text:p><text:s/>fpalacios@thinksmart.cl </text:p>
          </table:table-cell>
          <table:table-cell office:value-type="float" office:value="762819554" calcext:value-type="float">
            <text:p>76281955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Pia </text:p>
          </table:table-cell>
          <table:table-cell office:value-type="string" calcext:value-type="string">
            <text:p><text:s/>Chaparro </text:p>
          </table:table-cell>
          <table:table-cell office:value-type="float" office:value="224386500" calcext:value-type="float">
            <text:p>224386500</text:p>
          </table:table-cell>
          <table:table-cell office:value-type="float" office:value="88254007" calcext:value-type="float">
            <text:p>88254007</text:p>
          </table:table-cell>
          <table:table-cell office:value-type="string" calcext:value-type="string">
            <text:p><text:s/>pia.chaparro@cadem.cl </text:p>
          </table:table-cell>
          <table:table-cell office:value-type="float" office:value="965832408" calcext:value-type="float">
            <text:p>9658324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sa </text:p>
          </table:table-cell>
          <table:table-cell office:value-type="string" calcext:value-type="string">
            <text:p><text:s/>tapia avalos </text:p>
          </table:table-cell>
          <table:table-cell office:value-type="float" office:value="995081061" calcext:value-type="float">
            <text:p>995081061</text:p>
          </table:table-cell>
          <table:table-cell office:value-type="float" office:value="88357272" calcext:value-type="float">
            <text:p>88357272</text:p>
          </table:table-cell>
          <table:table-cell office:value-type="string" calcext:value-type="string">
            <text:p><text:s/>ventasrta@gmail.com </text:p>
          </table:table-cell>
          <table:table-cell office:value-type="float" office:value="88357272" calcext:value-type="float">
            <text:p>8835727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onso </text:p>
          </table:table-cell>
          <table:table-cell office:value-type="string" calcext:value-type="string">
            <text:p><text:s/>nuñez </text:p>
          </table:table-cell>
          <table:table-cell office:value-type="float" office:value="65964373" calcext:value-type="float">
            <text:p>65964373</text:p>
          </table:table-cell>
          <table:table-cell office:value-type="float" office:value="88375009" calcext:value-type="float">
            <text:p>88375009</text:p>
          </table:table-cell>
          <table:table-cell office:value-type="string" calcext:value-type="string">
            <text:p><text:s/>alfonso@konstruactiva.cl </text:p>
          </table:table-cell>
          <table:table-cell office:value-type="float" office:value="760215805" calcext:value-type="float">
            <text:p>76021580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DITH </text:p>
          </table:table-cell>
          <table:table-cell office:value-type="string" calcext:value-type="string">
            <text:p><text:s/>MATUS </text:p>
          </table:table-cell>
          <table:table-cell office:value-type="float" office:value="322320650" calcext:value-type="float">
            <text:p>322320650</text:p>
          </table:table-cell>
          <table:table-cell office:value-type="float" office:value="88520777" calcext:value-type="float">
            <text:p>88520777</text:p>
          </table:table-cell>
          <table:table-cell office:value-type="string" calcext:value-type="string">
            <text:p><text:s/>industrial@rhona.cl </text:p>
          </table:table-cell>
          <table:table-cell office:value-type="float" office:value="923070001" calcext:value-type="float">
            <text:p>923070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Luis </text:p>
          </table:table-cell>
          <table:table-cell office:value-type="string" calcext:value-type="string">
            <text:p><text:s/>Cifuentes </text:p>
          </table:table-cell>
          <table:table-cell office:value-type="float" office:value="56988618719" calcext:value-type="float">
            <text:p>56988618719</text:p>
          </table:table-cell>
          <table:table-cell office:value-type="float" office:value="88648609" calcext:value-type="float">
            <text:p>88648609</text:p>
          </table:table-cell>
          <table:table-cell office:value-type="string" calcext:value-type="string">
            <text:p><text:s/>joseluis.cifuentes@advitair.com </text:p>
          </table:table-cell>
          <table:table-cell office:value-type="float" office:value="761851810" calcext:value-type="float">
            <text:p>7618518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mora </text:p>
          </table:table-cell>
          <table:table-cell office:value-type="float" office:value="227385504" calcext:value-type="float">
            <text:p>227385504</text:p>
          </table:table-cell>
          <table:table-cell office:value-type="float" office:value="88691806" calcext:value-type="float">
            <text:p>88691806</text:p>
          </table:table-cell>
          <table:table-cell office:value-type="string" calcext:value-type="string">
            <text:p><text:s/>sergio.mora@esfosec.cl </text:p>
          </table:table-cell>
          <table:table-cell office:value-type="float" office:value="765263735" calcext:value-type="float">
            <text:p>76526373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Lagos </text:p>
          </table:table-cell>
          <table:table-cell office:value-type="float" office:value="223605728" calcext:value-type="float">
            <text:p>223605728</text:p>
          </table:table-cell>
          <table:table-cell office:value-type="float" office:value="88812395" calcext:value-type="float">
            <text:p>88812395</text:p>
          </table:table-cell>
          <table:table-cell office:value-type="string" calcext:value-type="string">
            <text:p><text:s/>mlagos@hertz.cl </text:p>
          </table:table-cell>
          <table:table-cell office:value-type="float" office:value="835471004" calcext:value-type="float">
            <text:p>8354710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vargas </text:p>
          </table:table-cell>
          <table:table-cell office:value-type="float" office:value="569684061" calcext:value-type="float">
            <text:p>569684061</text:p>
          </table:table-cell>
          <table:table-cell office:value-type="float" office:value="88860004" calcext:value-type="float">
            <text:p>88860004</text:p>
          </table:table-cell>
          <table:table-cell office:value-type="string" calcext:value-type="string">
            <text:p><text:s/>andres.vargas@patagoniagestion.com </text:p>
          </table:table-cell>
          <table:table-cell office:value-type="float" office:value="761154826" calcext:value-type="float">
            <text:p>76115482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gonzalez fuentes </text:p>
          </table:table-cell>
          <table:table-cell office:value-type="float" office:value="995381949" calcext:value-type="float">
            <text:p>995381949</text:p>
          </table:table-cell>
          <table:table-cell office:value-type="float" office:value="88972090" calcext:value-type="float">
            <text:p>88972090</text:p>
          </table:table-cell>
          <table:table-cell office:value-type="string" calcext:value-type="string">
            <text:p><text:s/>jcgonzalez@systemix.cl </text:p>
          </table:table-cell>
          <table:table-cell office:value-type="float" office:value="763614271" calcext:value-type="float">
            <text:p>76361427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s Patricio </text:p>
          </table:table-cell>
          <table:table-cell office:value-type="string" calcext:value-type="string">
            <text:p><text:s/>Inostroza Ottesen </text:p>
          </table:table-cell>
          <table:table-cell office:value-type="float" office:value="978002245" calcext:value-type="float">
            <text:p>978002245</text:p>
          </table:table-cell>
          <table:table-cell office:value-type="float" office:value="89049849" calcext:value-type="float">
            <text:p>89049849</text:p>
          </table:table-cell>
          <table:table-cell office:value-type="string" calcext:value-type="string">
            <text:p><text:s/>grabocenter@vtr.net </text:p>
          </table:table-cell>
          <table:table-cell office:value-type="float" office:value="89049849" calcext:value-type="float">
            <text:p>8904984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MALAGEÑO </text:p>
          </table:table-cell>
          <table:table-cell office:value-type="float" office:value="998441717" calcext:value-type="float">
            <text:p>998441717</text:p>
          </table:table-cell>
          <table:table-cell office:value-type="float" office:value="89309581" calcext:value-type="float">
            <text:p>89309581</text:p>
          </table:table-cell>
          <table:table-cell office:value-type="string" calcext:value-type="string">
            <text:p><text:s/>gerenciadtech@gmail.com </text:p>
          </table:table-cell>
          <table:table-cell office:value-type="float" office:value="779612600" calcext:value-type="float">
            <text:p>7796126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Gabriel Enrique </text:p>
          </table:table-cell>
          <table:table-cell office:value-type="string" calcext:value-type="string">
            <text:p><text:s/>Zepeda León </text:p>
          </table:table-cell>
          <table:table-cell office:value-type="float" office:value="522217286" calcext:value-type="float">
            <text:p>522217286</text:p>
          </table:table-cell>
          <table:table-cell office:value-type="float" office:value="89485924" calcext:value-type="float">
            <text:p>89485924</text:p>
          </table:table-cell>
          <table:table-cell office:value-type="string" calcext:value-type="string">
            <text:p><text:s/>gabriel.zepeda@gmail.com </text:p>
          </table:table-cell>
          <table:table-cell office:value-type="float" office:value="89485924" calcext:value-type="float">
            <text:p>8948592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GIOVANNA </text:p>
          </table:table-cell>
          <table:table-cell office:value-type="string" calcext:value-type="string">
            <text:p><text:s/>LEGA </text:p>
          </table:table-cell>
          <table:table-cell office:value-type="float" office:value="232246519" calcext:value-type="float">
            <text:p>232246519</text:p>
          </table:table-cell>
          <table:table-cell office:value-type="float" office:value="89502993" calcext:value-type="float">
            <text:p>89502993</text:p>
          </table:table-cell>
          <table:table-cell office:value-type="string" calcext:value-type="string">
            <text:p><text:s/>glega@mercoval.cl </text:p>
          </table:table-cell>
          <table:table-cell office:value-type="float" office:value="764623339" calcext:value-type="float">
            <text:p>76462333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RIA EUGENIA </text:p>
          </table:table-cell>
          <table:table-cell office:value-type="string" calcext:value-type="string">
            <text:p><text:s/>RODRIGUEZ </text:p>
          </table:table-cell>
          <table:table-cell office:value-type="float" office:value="229587227" calcext:value-type="float">
            <text:p>229587227</text:p>
          </table:table-cell>
          <table:table-cell office:value-type="float" office:value="89525365" calcext:value-type="float">
            <text:p>89525365</text:p>
          </table:table-cell>
          <table:table-cell office:value-type="string" calcext:value-type="string">
            <text:p><text:s/>merodriguez@geyser.cl </text:p>
          </table:table-cell>
          <table:table-cell office:value-type="float" office:value="772006608" calcext:value-type="float">
            <text:p>7720066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Opazo </text:p>
          </table:table-cell>
          <table:table-cell office:value-type="float" office:value="223439908" calcext:value-type="float">
            <text:p>223439908</text:p>
          </table:table-cell>
          <table:table-cell office:value-type="float" office:value="89670705" calcext:value-type="float">
            <text:p>89670705</text:p>
          </table:table-cell>
          <table:table-cell office:value-type="string" calcext:value-type="string">
            <text:p><text:s/>copazocorrea@gmail.com </text:p>
          </table:table-cell>
          <table:table-cell office:value-type="float" office:value="764249909" calcext:value-type="float">
            <text:p>7642499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Francisco Javier </text:p>
          </table:table-cell>
          <table:table-cell office:value-type="string" calcext:value-type="string">
            <text:p><text:s/>Aliaga Cabello </text:p>
          </table:table-cell>
          <table:table-cell office:value-type="float" office:value="99036257" calcext:value-type="float">
            <text:p>99036257</text:p>
          </table:table-cell>
          <table:table-cell office:value-type="float" office:value="90070304" calcext:value-type="float">
            <text:p>90070304</text:p>
          </table:table-cell>
          <table:table-cell office:value-type="string" calcext:value-type="string">
            <text:p><text:s/>francis_aliaga@hotmail.com </text:p>
          </table:table-cell>
          <table:table-cell office:value-type="float" office:value="90070304" calcext:value-type="float">
            <text:p>900703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Masot Castro </text:p>
          </table:table-cell>
          <table:table-cell office:value-type="float" office:value="933220328" calcext:value-type="float">
            <text:p>933220328</text:p>
          </table:table-cell>
          <table:table-cell office:value-type="float" office:value="90381873" calcext:value-type="float">
            <text:p>90381873</text:p>
          </table:table-cell>
          <table:table-cell office:value-type="string" calcext:value-type="string">
            <text:p><text:s/>emasot@gmail.com </text:p>
          </table:table-cell>
          <table:table-cell office:value-type="float" office:value="764329384" calcext:value-type="float">
            <text:p>76432938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Hermosilla </text:p>
          </table:table-cell>
          <table:table-cell office:value-type="float" office:value="932490498" calcext:value-type="float">
            <text:p>932490498</text:p>
          </table:table-cell>
          <table:table-cell office:value-type="float" office:value="90554514" calcext:value-type="float">
            <text:p>90554514</text:p>
          </table:table-cell>
          <table:table-cell office:value-type="string" calcext:value-type="string">
            <text:p><text:s/>adquisiciones@bwolves.online </text:p>
          </table:table-cell>
          <table:table-cell office:value-type="string" calcext:value-type="string">
            <text:p><text:s/>76659252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GONZALEz </text:p>
          </table:table-cell>
          <table:table-cell office:value-type="float" office:value="972431889" calcext:value-type="float">
            <text:p>972431889</text:p>
          </table:table-cell>
          <table:table-cell office:value-type="float" office:value="90912488" calcext:value-type="float">
            <text:p>90912488</text:p>
          </table:table-cell>
          <table:table-cell office:value-type="string" calcext:value-type="string">
            <text:p><text:s/>gw.felipe@gmail.com </text:p>
          </table:table-cell>
          <table:table-cell office:value-type="float" office:value="766876501" calcext:value-type="float">
            <text:p>76687650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íctor </text:p>
          </table:table-cell>
          <table:table-cell office:value-type="string" calcext:value-type="string">
            <text:p><text:s/>Gómez </text:p>
          </table:table-cell>
          <table:table-cell office:value-type="float" office:value="229690441" calcext:value-type="float">
            <text:p>229690441</text:p>
          </table:table-cell>
          <table:table-cell office:value-type="float" office:value="90983954" calcext:value-type="float">
            <text:p>90983954</text:p>
          </table:table-cell>
          <table:table-cell office:value-type="string" calcext:value-type="string">
            <text:p><text:s/>soporte@ledlightchile.cl </text:p>
          </table:table-cell>
          <table:table-cell office:value-type="float" office:value="764046943" calcext:value-type="float">
            <text:p>76404694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Claro_Claro</text:p>
          </table:table-cell>
          <table:table-cell office:value-type="string" calcext:value-type="string">
            <text:p>Andrés </text:p>
          </table:table-cell>
          <table:table-cell office:value-type="string" calcext:value-type="string">
            <text:p><text:s/>Abuhomor </text:p>
          </table:table-cell>
          <table:table-cell office:value-type="string" calcext:value-type="string">
            <text:p><text:s/></text:p>
          </table:table-cell>
          <table:table-cell office:value-type="float" office:value="90985884" calcext:value-type="float">
            <text:p>90985884</text:p>
          </table:table-cell>
          <table:table-cell office:value-type="string" calcext:value-type="string">
            <text:p><text:s/>financial@portalfinance.co </text:p>
          </table:table-cell>
          <table:table-cell office:value-type="float" office:value="767863292" calcext:value-type="float">
            <text:p>767863292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nversiones </text:p>
          </table:table-cell>
          <table:table-cell office:value-type="string" calcext:value-type="string">
            <text:p><text:s/>Inversiones </text:p>
          </table:table-cell>
          <table:table-cell office:value-type="float" office:value="0" calcext:value-type="float">
            <text:p>0</text:p>
          </table:table-cell>
          <table:table-cell office:value-type="float" office:value="90985884" calcext:value-type="float">
            <text:p>90985884</text:p>
          </table:table-cell>
          <table:table-cell office:value-type="string" calcext:value-type="string">
            <text:p><text:s/>inversiones@inversiones.cl </text:p>
          </table:table-cell>
          <table:table-cell office:value-type="float" office:value="760914770" calcext:value-type="float">
            <text:p>7609147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athalia mondaca </text:p>
          </table:table-cell>
          <table:table-cell office:value-type="string" calcext:value-type="string">
            <text:p><text:s/>mondaca </text:p>
          </table:table-cell>
          <table:table-cell office:value-type="float" office:value="228334970" calcext:value-type="float">
            <text:p>228334970</text:p>
          </table:table-cell>
          <table:table-cell office:value-type="float" office:value="91476851" calcext:value-type="float">
            <text:p>91476851</text:p>
          </table:table-cell>
          <table:table-cell office:value-type="string" calcext:value-type="string">
            <text:p><text:s/>comartipublicitarios@gmail.com </text:p>
          </table:table-cell>
          <table:table-cell office:value-type="float" office:value="157919660" calcext:value-type="float">
            <text:p>15791966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CESAR </text:p>
          </table:table-cell>
          <table:table-cell office:value-type="string" calcext:value-type="string">
            <text:p><text:s/>SOLANO GARRIDO </text:p>
          </table:table-cell>
          <table:table-cell office:value-type="float" office:value="941457396" calcext:value-type="float">
            <text:p>941457396</text:p>
          </table:table-cell>
          <table:table-cell office:value-type="float" office:value="91514036" calcext:value-type="float">
            <text:p>91514036</text:p>
          </table:table-cell>
          <table:table-cell office:value-type="string" calcext:value-type="string">
            <text:p><text:s/>sygserviciospublicitarios@gmail.com </text:p>
          </table:table-cell>
          <table:table-cell office:value-type="float" office:value="767742134" calcext:value-type="float">
            <text:p>76774213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van </text:p>
          </table:table-cell>
          <table:table-cell office:value-type="string" calcext:value-type="string">
            <text:p><text:s/>Reyes </text:p>
          </table:table-cell>
          <table:table-cell office:value-type="float" office:value="994795430" calcext:value-type="float">
            <text:p>994795430</text:p>
          </table:table-cell>
          <table:table-cell office:value-type="float" office:value="91579332" calcext:value-type="float">
            <text:p>91579332</text:p>
          </table:table-cell>
          <table:table-cell office:value-type="string" calcext:value-type="string">
            <text:p><text:s/>ivan.reyes@siscotec.cl </text:p>
          </table:table-cell>
          <table:table-cell office:value-type="float" office:value="762903431" calcext:value-type="float">
            <text:p>76290343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Alvarez Leiva </text:p>
          </table:table-cell>
          <table:table-cell office:value-type="float" office:value="56966291494" calcext:value-type="float">
            <text:p>56966291494</text:p>
          </table:table-cell>
          <table:table-cell office:value-type="float" office:value="91602253" calcext:value-type="float">
            <text:p>91602253</text:p>
          </table:table-cell>
          <table:table-cell office:value-type="string" calcext:value-type="string">
            <text:p><text:s/>carlos.alvarez@pgagroup.cl </text:p>
          </table:table-cell>
          <table:table-cell office:value-type="float" office:value="766572413" calcext:value-type="float">
            <text:p>76657241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UBEN NEFTALI </text:p>
          </table:table-cell>
          <table:table-cell office:value-type="string" calcext:value-type="string">
            <text:p><text:s/>AMPUERO CARDENAS </text:p>
          </table:table-cell>
          <table:table-cell office:value-type="float" office:value="993237907" calcext:value-type="float">
            <text:p>993237907</text:p>
          </table:table-cell>
          <table:table-cell office:value-type="float" office:value="92270998" calcext:value-type="float">
            <text:p>92270998</text:p>
          </table:table-cell>
          <table:table-cell office:value-type="string" calcext:value-type="string">
            <text:p><text:s/>rubenampuero1823@gmail.com </text:p>
          </table:table-cell>
          <table:table-cell office:value-type="float" office:value="92270998" calcext:value-type="float">
            <text:p>9227099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Gonzalez </text:p>
          </table:table-cell>
          <table:table-cell office:value-type="float" office:value="997915498" calcext:value-type="float">
            <text:p>997915498</text:p>
          </table:table-cell>
          <table:table-cell office:value-type="float" office:value="92295397" calcext:value-type="float">
            <text:p>92295397</text:p>
          </table:table-cell>
          <table:table-cell office:value-type="string" calcext:value-type="string">
            <text:p><text:s/>lgmaestranza@gmail.com </text:p>
          </table:table-cell>
          <table:table-cell office:value-type="float" office:value="761677543" calcext:value-type="float">
            <text:p>76167754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icia </text:p>
          </table:table-cell>
          <table:table-cell office:value-type="string" calcext:value-type="string">
            <text:p><text:s/>hitschfeld </text:p>
          </table:table-cell>
          <table:table-cell office:value-type="float" office:value="968466184" calcext:value-type="float">
            <text:p>968466184</text:p>
          </table:table-cell>
          <table:table-cell office:value-type="float" office:value="92492540" calcext:value-type="float">
            <text:p>92492540</text:p>
          </table:table-cell>
          <table:table-cell office:value-type="string" calcext:value-type="string">
            <text:p><text:s/>myhtrans@gmail.com </text:p>
          </table:table-cell>
          <table:table-cell office:value-type="float" office:value="767026609" calcext:value-type="float">
            <text:p>76702660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ván callealta </text:p>
          </table:table-cell>
          <table:table-cell office:value-type="string" calcext:value-type="string">
            <text:p><text:s/>Callealta </text:p>
          </table:table-cell>
          <table:table-cell office:value-type="float" office:value="73068887" calcext:value-type="float">
            <text:p>73068887</text:p>
          </table:table-cell>
          <table:table-cell office:value-type="float" office:value="92533905" calcext:value-type="float">
            <text:p>92533905</text:p>
          </table:table-cell>
          <table:table-cell office:value-type="string" calcext:value-type="string">
            <text:p><text:s/>ivan.callealta@k2system.cl </text:p>
          </table:table-cell>
          <table:table-cell office:value-type="float" office:value="763866882" calcext:value-type="float">
            <text:p>76386688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einaldo adolfo </text:p>
          </table:table-cell>
          <table:table-cell office:value-type="string" calcext:value-type="string">
            <text:p><text:s/>muñoz weber </text:p>
          </table:table-cell>
          <table:table-cell office:value-type="float" office:value="997877843" calcext:value-type="float">
            <text:p>997877843</text:p>
          </table:table-cell>
          <table:table-cell office:value-type="float" office:value="93017862" calcext:value-type="float">
            <text:p>93017862</text:p>
          </table:table-cell>
          <table:table-cell office:value-type="string" calcext:value-type="string">
            <text:p><text:s/>aquaterram@gmail.com </text:p>
          </table:table-cell>
          <table:table-cell office:value-type="float" office:value="93017862" calcext:value-type="float">
            <text:p>9301786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a </text:p>
          </table:table-cell>
          <table:table-cell office:value-type="string" calcext:value-type="string">
            <text:p><text:s/>Urrutia </text:p>
          </table:table-cell>
          <table:table-cell office:value-type="float" office:value="992006392" calcext:value-type="float">
            <text:p>992006392</text:p>
          </table:table-cell>
          <table:table-cell office:value-type="float" office:value="93381149" calcext:value-type="float">
            <text:p>93381149</text:p>
          </table:table-cell>
          <table:table-cell office:value-type="string" calcext:value-type="string">
            <text:p><text:s/>operacionesfya@gmail.com </text:p>
          </table:table-cell>
          <table:table-cell office:value-type="float" office:value="762086069" calcext:value-type="float">
            <text:p>76208606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hristopher </text:p>
          </table:table-cell>
          <table:table-cell office:value-type="string" calcext:value-type="string">
            <text:p><text:s/>Boudon </text:p>
          </table:table-cell>
          <table:table-cell office:value-type="float" office:value="965197824" calcext:value-type="float">
            <text:p>965197824</text:p>
          </table:table-cell>
          <table:table-cell office:value-type="float" office:value="93451376" calcext:value-type="float">
            <text:p>93451376</text:p>
          </table:table-cell>
          <table:table-cell office:value-type="string" calcext:value-type="string">
            <text:p><text:s/>christopher.boudon@gmail.com </text:p>
          </table:table-cell>
          <table:table-cell office:value-type="float" office:value="762229854" calcext:value-type="float">
            <text:p>76222985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OSE ARTURO </text:p>
          </table:table-cell>
          <table:table-cell office:value-type="string" calcext:value-type="string">
            <text:p><text:s/>IRIARTE ALFARO </text:p>
          </table:table-cell>
          <table:table-cell office:value-type="float" office:value="522238324" calcext:value-type="float">
            <text:p>522238324</text:p>
          </table:table-cell>
          <table:table-cell office:value-type="float" office:value="93609905" calcext:value-type="float">
            <text:p>93609905</text:p>
          </table:table-cell>
          <table:table-cell office:value-type="string" calcext:value-type="string">
            <text:p><text:s/>radiadoresiriarte@gmail.com </text:p>
          </table:table-cell>
          <table:table-cell office:value-type="float" office:value="93609905" calcext:value-type="float">
            <text:p>936099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rlando </text:p>
          </table:table-cell>
          <table:table-cell office:value-type="string" calcext:value-type="string">
            <text:p><text:s/>Rubilar </text:p>
          </table:table-cell>
          <table:table-cell office:value-type="float" office:value="56993859304" calcext:value-type="float">
            <text:p>56993859304</text:p>
          </table:table-cell>
          <table:table-cell office:value-type="float" office:value="93683439" calcext:value-type="float">
            <text:p>93683439</text:p>
          </table:table-cell>
          <table:table-cell office:value-type="string" calcext:value-type="string">
            <text:p><text:s/>orubilar@autowork.cl </text:p>
          </table:table-cell>
          <table:table-cell office:value-type="float" office:value="764804244" calcext:value-type="float">
            <text:p>76480424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Vicente </text:p>
          </table:table-cell>
          <table:table-cell office:value-type="string" calcext:value-type="string">
            <text:p><text:s/>Bascuñan </text:p>
          </table:table-cell>
          <table:table-cell office:value-type="float" office:value="5622738830" calcext:value-type="float">
            <text:p>5622738830</text:p>
          </table:table-cell>
          <table:table-cell office:value-type="float" office:value="93786726" calcext:value-type="float">
            <text:p>93786726</text:p>
          </table:table-cell>
          <table:table-cell office:value-type="string" calcext:value-type="string">
            <text:p><text:s/>vicente@bobrental.com </text:p>
          </table:table-cell>
          <table:table-cell office:value-type="float" office:value="861367002" calcext:value-type="float">
            <text:p>861367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San Martin Prado </text:p>
          </table:table-cell>
          <table:table-cell office:value-type="float" office:value="225710703" calcext:value-type="float">
            <text:p>225710703</text:p>
          </table:table-cell>
          <table:table-cell office:value-type="float" office:value="93801792" calcext:value-type="float">
            <text:p>93801792</text:p>
          </table:table-cell>
          <table:table-cell office:value-type="string" calcext:value-type="string">
            <text:p><text:s/>msanmartin@duransanmartin.cl </text:p>
          </table:table-cell>
          <table:table-cell office:value-type="float" office:value="772789505" calcext:value-type="float">
            <text:p>7727895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del villar </text:p>
          </table:table-cell>
          <table:table-cell office:value-type="float" office:value="993309473" calcext:value-type="float">
            <text:p>993309473</text:p>
          </table:table-cell>
          <table:table-cell office:value-type="float" office:value="93804090" calcext:value-type="float">
            <text:p>93804090</text:p>
          </table:table-cell>
          <table:table-cell office:value-type="string" calcext:value-type="string">
            <text:p><text:s/>villar.delvictor@gmail.com </text:p>
          </table:table-cell>
          <table:table-cell office:value-type="float" office:value="761889486" calcext:value-type="float">
            <text:p>76188948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uben Gustavo </text:p>
          </table:table-cell>
          <table:table-cell office:value-type="string" calcext:value-type="string">
            <text:p><text:s/>Martinez Antunez </text:p>
          </table:table-cell>
          <table:table-cell office:value-type="float" office:value="998425027" calcext:value-type="float">
            <text:p>998425027</text:p>
          </table:table-cell>
          <table:table-cell office:value-type="float" office:value="93879414" calcext:value-type="float">
            <text:p>93879414</text:p>
          </table:table-cell>
          <table:table-cell office:value-type="string" calcext:value-type="string">
            <text:p><text:s/>cmartinez@t-rm.cl </text:p>
          </table:table-cell>
          <table:table-cell office:value-type="float" office:value="760783951" calcext:value-type="float">
            <text:p>76078395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XIMENA </text:p>
          </table:table-cell>
          <table:table-cell office:value-type="string" calcext:value-type="string">
            <text:p><text:s/>VALDES MORENO </text:p>
          </table:table-cell>
          <table:table-cell office:value-type="float" office:value="998874574" calcext:value-type="float">
            <text:p>998874574</text:p>
          </table:table-cell>
          <table:table-cell office:value-type="float" office:value="93995899" calcext:value-type="float">
            <text:p>93995899</text:p>
          </table:table-cell>
          <table:table-cell office:value-type="string" calcext:value-type="string">
            <text:p><text:s/>ximenavaldes@firewallfx.cl </text:p>
          </table:table-cell>
          <table:table-cell office:value-type="float" office:value="764357418" calcext:value-type="float">
            <text:p>7643574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eonardo </text:p>
          </table:table-cell>
          <table:table-cell office:value-type="string" calcext:value-type="string">
            <text:p><text:s/>González </text:p>
          </table:table-cell>
          <table:table-cell office:value-type="string" calcext:value-type="string">
            <text:p><text:s/>2 28803415 </text:p>
          </table:table-cell>
          <table:table-cell office:value-type="float" office:value="94074401" calcext:value-type="float">
            <text:p>94074401</text:p>
          </table:table-cell>
          <table:table-cell office:value-type="string" calcext:value-type="string">
            <text:p><text:s/>leonard@stampagrafic.cl </text:p>
          </table:table-cell>
          <table:table-cell office:value-type="string" calcext:value-type="string">
            <text:p><text:s/>76366998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VIANA </text:p>
          </table:table-cell>
          <table:table-cell office:value-type="string" calcext:value-type="string">
            <text:p><text:s/>GUERRERO </text:p>
          </table:table-cell>
          <table:table-cell office:value-type="float" office:value="954727270" calcext:value-type="float">
            <text:p>954727270</text:p>
          </table:table-cell>
          <table:table-cell office:value-type="float" office:value="94256941" calcext:value-type="float">
            <text:p>94256941</text:p>
          </table:table-cell>
          <table:table-cell office:value-type="string" calcext:value-type="string">
            <text:p><text:s/>vguerrero@tecnoing.cl </text:p>
          </table:table-cell>
          <table:table-cell office:value-type="float" office:value="765227860" calcext:value-type="float">
            <text:p>76522786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GALLARDO </text:p>
          </table:table-cell>
          <table:table-cell office:value-type="float" office:value="229751700" calcext:value-type="float">
            <text:p>229751700</text:p>
          </table:table-cell>
          <table:table-cell office:value-type="float" office:value="94344719" calcext:value-type="float">
            <text:p>94344719</text:p>
          </table:table-cell>
          <table:table-cell office:value-type="string" calcext:value-type="string">
            <text:p><text:s/>mgallardo@autoservicioferretero.cl </text:p>
          </table:table-cell>
          <table:table-cell office:value-type="float" office:value="780691409" calcext:value-type="float">
            <text:p>7806914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Silvia Antonieta </text:p>
          </table:table-cell>
          <table:table-cell office:value-type="string" calcext:value-type="string">
            <text:p><text:s/>Gatica Gatia </text:p>
          </table:table-cell>
          <table:table-cell office:value-type="float" office:value="999499663" calcext:value-type="float">
            <text:p>999499663</text:p>
          </table:table-cell>
          <table:table-cell office:value-type="float" office:value="94350263" calcext:value-type="float">
            <text:p>94350263</text:p>
          </table:table-cell>
          <table:table-cell office:value-type="string" calcext:value-type="string">
            <text:p><text:s/>cirioconsultora@gmail.com </text:p>
          </table:table-cell>
          <table:table-cell office:value-type="float" office:value="763917908" calcext:value-type="float">
            <text:p>7639179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LUZ </text:p>
          </table:table-cell>
          <table:table-cell office:value-type="string" calcext:value-type="string">
            <text:p><text:s/>GARRIDO </text:p>
          </table:table-cell>
          <table:table-cell office:value-type="float" office:value="225805400" calcext:value-type="float">
            <text:p>225805400</text:p>
          </table:table-cell>
          <table:table-cell office:value-type="float" office:value="94354129" calcext:value-type="float">
            <text:p>94354129</text:p>
          </table:table-cell>
          <table:table-cell office:value-type="string" calcext:value-type="string">
            <text:p><text:s/>secretaria@elmostrador.cl </text:p>
          </table:table-cell>
          <table:table-cell office:value-type="float" office:value="969090503" calcext:value-type="float">
            <text:p>9690905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CONCHA </text:p>
          </table:table-cell>
          <table:table-cell office:value-type="float" office:value="977924386" calcext:value-type="float">
            <text:p>977924386</text:p>
          </table:table-cell>
          <table:table-cell office:value-type="float" office:value="94703050" calcext:value-type="float">
            <text:p>94703050</text:p>
          </table:table-cell>
          <table:table-cell office:value-type="string" calcext:value-type="string">
            <text:p><text:s/>rconcha@bdh.cl </text:p>
          </table:table-cell>
          <table:table-cell office:value-type="float" office:value="767461461" calcext:value-type="float">
            <text:p>76746146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Vergara </text:p>
          </table:table-cell>
          <table:table-cell office:value-type="float" office:value="222352009" calcext:value-type="float">
            <text:p>222352009</text:p>
          </table:table-cell>
          <table:table-cell office:value-type="float" office:value="94750342" calcext:value-type="float">
            <text:p>94750342</text:p>
          </table:table-cell>
          <table:table-cell office:value-type="string" calcext:value-type="string">
            <text:p><text:s/>rvergara@vetech.cl </text:p>
          </table:table-cell>
          <table:table-cell office:value-type="float" office:value="762147580" calcext:value-type="float">
            <text:p>76214758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X </text:p>
          </table:table-cell>
          <table:table-cell office:value-type="string" calcext:value-type="string">
            <text:p><text:s/>jimenez </text:p>
          </table:table-cell>
          <table:table-cell office:value-type="string" calcext:value-type="string">
            <text:p><text:s/>+56 22982 4979 </text:p>
          </table:table-cell>
          <table:table-cell office:value-type="float" office:value="94793963" calcext:value-type="float">
            <text:p>94793963</text:p>
          </table:table-cell>
          <table:table-cell office:value-type="string" calcext:value-type="string">
            <text:p><text:s/>carlos.jimenez@optima-ti.com </text:p>
          </table:table-cell>
          <table:table-cell office:value-type="float" office:value="762178249" calcext:value-type="float">
            <text:p>76217824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ko </text:p>
          </table:table-cell>
          <table:table-cell office:value-type="string" calcext:value-type="string">
            <text:p><text:s/>Benacchio </text:p>
          </table:table-cell>
          <table:table-cell office:value-type="float" office:value="96111278" calcext:value-type="float">
            <text:p>96111278</text:p>
          </table:table-cell>
          <table:table-cell office:value-type="float" office:value="94801745" calcext:value-type="float">
            <text:p>94801745</text:p>
          </table:table-cell>
          <table:table-cell office:value-type="string" calcext:value-type="string">
            <text:p><text:s/>mbenacchio@cafran.cl </text:p>
          </table:table-cell>
          <table:table-cell office:value-type="string" calcext:value-type="string">
            <text:p><text:s/>78952470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ría Pilar </text:p>
          </table:table-cell>
          <table:table-cell office:value-type="string" calcext:value-type="string">
            <text:p><text:s/>Zulueta </text:p>
          </table:table-cell>
          <table:table-cell office:value-type="float" office:value="225809909" calcext:value-type="float">
            <text:p>225809909</text:p>
          </table:table-cell>
          <table:table-cell office:value-type="float" office:value="94869110" calcext:value-type="float">
            <text:p>94869110</text:p>
          </table:table-cell>
          <table:table-cell office:value-type="string" calcext:value-type="string">
            <text:p><text:s/>pzulueta@linkes.cl </text:p>
          </table:table-cell>
          <table:table-cell office:value-type="float" office:value="968165909" calcext:value-type="float">
            <text:p>9681659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Osvaldo Manuel </text:p>
          </table:table-cell>
          <table:table-cell office:value-type="string" calcext:value-type="string">
            <text:p><text:s/>Rojas Venegas </text:p>
          </table:table-cell>
          <table:table-cell office:value-type="string" calcext:value-type="string">
            <text:p><text:s/>22-5677024 </text:p>
          </table:table-cell>
          <table:table-cell office:value-type="float" office:value="94876052" calcext:value-type="float">
            <text:p>94876052</text:p>
          </table:table-cell>
          <table:table-cell office:value-type="string" calcext:value-type="string">
            <text:p><text:s/>osvaldomanu@hotmail.com </text:p>
          </table:table-cell>
          <table:table-cell office:value-type="float" office:value="765278821" calcext:value-type="float">
            <text:p>76527882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Abumohor </text:p>
          </table:table-cell>
          <table:table-cell office:value-type="string" calcext:value-type="string">
            <text:p><text:s/></text:p>
          </table:table-cell>
          <table:table-cell office:value-type="float" office:value="94965012" calcext:value-type="float">
            <text:p>94965012</text:p>
          </table:table-cell>
          <table:table-cell office:value-type="string" calcext:value-type="string">
            <text:p><text:s/>aabumohor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Abumohor </text:p>
          </table:table-cell>
          <table:table-cell office:value-type="float" office:value="995999388" calcext:value-type="float">
            <text:p>995999388</text:p>
          </table:table-cell>
          <table:table-cell office:value-type="float" office:value="94965012" calcext:value-type="float">
            <text:p>94965012</text:p>
          </table:table-cell>
          <table:table-cell office:value-type="string" calcext:value-type="string">
            <text:p><text:s/>andres@motorfinanciero.cl </text:p>
          </table:table-cell>
          <table:table-cell office:value-type="float" office:value="767863292" calcext:value-type="float">
            <text:p>767863292</text:p>
          </table:table-cell>
          <table:table-cell office:value-type="string" calcext:value-type="string">
            <text:p><text:s/>credit_executiv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METZGER </text:p>
          </table:table-cell>
          <table:table-cell office:value-type="float" office:value="5651232216" calcext:value-type="float">
            <text:p>5651232216</text:p>
          </table:table-cell>
          <table:table-cell office:value-type="float" office:value="95139736" calcext:value-type="float">
            <text:p>95139736</text:p>
          </table:table-cell>
          <table:table-cell office:value-type="string" calcext:value-type="string">
            <text:p><text:s/>mmetzger@vdn.cl </text:p>
          </table:table-cell>
          <table:table-cell office:value-type="float" office:value="760813273" calcext:value-type="float">
            <text:p>76081327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lando Rodrigo </text:p>
          </table:table-cell>
          <table:table-cell office:value-type="string" calcext:value-type="string">
            <text:p><text:s/>Garcia San Martin </text:p>
          </table:table-cell>
          <table:table-cell office:value-type="float" office:value="413168411" calcext:value-type="float">
            <text:p>413168411</text:p>
          </table:table-cell>
          <table:table-cell office:value-type="float" office:value="95418767" calcext:value-type="float">
            <text:p>95418767</text:p>
          </table:table-cell>
          <table:table-cell office:value-type="string" calcext:value-type="string">
            <text:p><text:s/>ingerev@ingerev.cl </text:p>
          </table:table-cell>
          <table:table-cell office:value-type="float" office:value="762975440" calcext:value-type="float">
            <text:p>76297544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Cortes </text:p>
          </table:table-cell>
          <table:table-cell office:value-type="float" office:value="965094538" calcext:value-type="float">
            <text:p>965094538</text:p>
          </table:table-cell>
          <table:table-cell office:value-type="float" office:value="95420125" calcext:value-type="float">
            <text:p>95420125</text:p>
          </table:table-cell>
          <table:table-cell office:value-type="string" calcext:value-type="string">
            <text:p><text:s/>cobranzas@leoloa.cl </text:p>
          </table:table-cell>
          <table:table-cell office:value-type="string" calcext:value-type="string">
            <text:p><text:s/>76116435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gonzalez </text:p>
          </table:table-cell>
          <table:table-cell office:value-type="float" office:value="92159728" calcext:value-type="float">
            <text:p>92159728</text:p>
          </table:table-cell>
          <table:table-cell office:value-type="float" office:value="95513948" calcext:value-type="float">
            <text:p>95513948</text:p>
          </table:table-cell>
          <table:table-cell office:value-type="string" calcext:value-type="string">
            <text:p><text:s/>egonzalez@torneriaindiustrial.cl </text:p>
          </table:table-cell>
          <table:table-cell office:value-type="float" office:value="95513948" calcext:value-type="float">
            <text:p>955139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Cereceda </text:p>
          </table:table-cell>
          <table:table-cell office:value-type="float" office:value="976004109" calcext:value-type="float">
            <text:p>976004109</text:p>
          </table:table-cell>
          <table:table-cell office:value-type="float" office:value="95549349" calcext:value-type="float">
            <text:p>95549349</text:p>
          </table:table-cell>
          <table:table-cell office:value-type="string" calcext:value-type="string">
            <text:p><text:s/>carlos_cereceda@3c-aranltda.com </text:p>
          </table:table-cell>
          <table:table-cell office:value-type="float" office:value="763377970" calcext:value-type="float">
            <text:p>76337797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obal </text:p>
          </table:table-cell>
          <table:table-cell office:value-type="string" calcext:value-type="string">
            <text:p><text:s/>ramirez </text:p>
          </table:table-cell>
          <table:table-cell office:value-type="float" office:value="90996370" calcext:value-type="float">
            <text:p>90996370</text:p>
          </table:table-cell>
          <table:table-cell office:value-type="float" office:value="95814840" calcext:value-type="float">
            <text:p>95814840</text:p>
          </table:table-cell>
          <table:table-cell office:value-type="string" calcext:value-type="string">
            <text:p><text:s/>info@prorenta.cl </text:p>
          </table:table-cell>
          <table:table-cell office:value-type="float" office:value="767322461" calcext:value-type="float">
            <text:p>76732246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App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Arzola </text:p>
          </table:table-cell>
          <table:table-cell office:value-type="float" office:value="997183340" calcext:value-type="float">
            <text:p>997183340</text:p>
          </table:table-cell>
          <table:table-cell office:value-type="float" office:value="96185413" calcext:value-type="float">
            <text:p>96185413</text:p>
          </table:table-cell>
          <table:table-cell office:value-type="string" calcext:value-type="string">
            <text:p><text:s/>alvaroarzola@alimentosdelsur.cl </text:p>
          </table:table-cell>
          <table:table-cell office:value-type="float" office:value="763684660" calcext:value-type="float">
            <text:p>76368466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Maturana </text:p>
          </table:table-cell>
          <table:table-cell office:value-type="float" office:value="999973790" calcext:value-type="float">
            <text:p>999973790</text:p>
          </table:table-cell>
          <table:table-cell office:value-type="float" office:value="96568940" calcext:value-type="float">
            <text:p>96568940</text:p>
          </table:table-cell>
          <table:table-cell office:value-type="string" calcext:value-type="string">
            <text:p><text:s/>auditorias@maturanaconsultores.cl </text:p>
          </table:table-cell>
          <table:table-cell office:value-type="float" office:value="88967534" calcext:value-type="float">
            <text:p>8896753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redo </text:p>
          </table:table-cell>
          <table:table-cell office:value-type="string" calcext:value-type="string">
            <text:p><text:s/>retamal </text:p>
          </table:table-cell>
          <table:table-cell office:value-type="float" office:value="29547756" calcext:value-type="float">
            <text:p>29547756</text:p>
          </table:table-cell>
          <table:table-cell office:value-type="float" office:value="96574940" calcext:value-type="float">
            <text:p>96574940</text:p>
          </table:table-cell>
          <table:table-cell office:value-type="string" calcext:value-type="string">
            <text:p><text:s/>alfredo.retamal@gmail.com </text:p>
          </table:table-cell>
          <table:table-cell office:value-type="float" office:value="764267370" calcext:value-type="float">
            <text:p>7642673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Juan Christian </text:p>
          </table:table-cell>
          <table:table-cell office:value-type="string" calcext:value-type="string">
            <text:p><text:s/>Poupin Gonzalez </text:p>
          </table:table-cell>
          <table:table-cell office:value-type="float" office:value="995379392" calcext:value-type="float">
            <text:p>995379392</text:p>
          </table:table-cell>
          <table:table-cell office:value-type="float" office:value="96632134" calcext:value-type="float">
            <text:p>96632134</text:p>
          </table:table-cell>
          <table:table-cell office:value-type="string" calcext:value-type="string">
            <text:p><text:s/>administracion@greciaimpresores.cl </text:p>
          </table:table-cell>
          <table:table-cell office:value-type="float" office:value="968630504" calcext:value-type="float">
            <text:p>9686305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villarroel </text:p>
          </table:table-cell>
          <table:table-cell office:value-type="float" office:value="512244263" calcext:value-type="float">
            <text:p>512244263</text:p>
          </table:table-cell>
          <table:table-cell office:value-type="float" office:value="96686269" calcext:value-type="float">
            <text:p>96686269</text:p>
          </table:table-cell>
          <table:table-cell office:value-type="string" calcext:value-type="string">
            <text:p><text:s/>verlan@entelchile.net </text:p>
          </table:table-cell>
          <table:table-cell office:value-type="float" office:value="856552004" calcext:value-type="float">
            <text:p>8565520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lfredo </text:p>
          </table:table-cell>
          <table:table-cell office:value-type="string" calcext:value-type="string">
            <text:p><text:s/>vergara undurraga </text:p>
          </table:table-cell>
          <table:table-cell office:value-type="float" office:value="982392985" calcext:value-type="float">
            <text:p>982392985</text:p>
          </table:table-cell>
          <table:table-cell office:value-type="float" office:value="96714025" calcext:value-type="float">
            <text:p>96714025</text:p>
          </table:table-cell>
          <table:table-cell office:value-type="string" calcext:value-type="string">
            <text:p><text:s/>avergara@arcochile.com </text:p>
          </table:table-cell>
          <table:table-cell office:value-type="float" office:value="765857309" calcext:value-type="float">
            <text:p>7658573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án </text:p>
          </table:table-cell>
          <table:table-cell office:value-type="string" calcext:value-type="string">
            <text:p><text:s/>Araya </text:p>
          </table:table-cell>
          <table:table-cell office:value-type="float" office:value="988098530" calcext:value-type="float">
            <text:p>988098530</text:p>
          </table:table-cell>
          <table:table-cell office:value-type="float" office:value="96728638" calcext:value-type="float">
            <text:p>96728638</text:p>
          </table:table-cell>
          <table:table-cell office:value-type="string" calcext:value-type="string">
            <text:p><text:s/>caraya@cvbingenieria.cl </text:p>
          </table:table-cell>
          <table:table-cell office:value-type="float" office:value="766537707" calcext:value-type="float">
            <text:p>7665377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mansilla </text:p>
          </table:table-cell>
          <table:table-cell office:value-type="float" office:value="994983779" calcext:value-type="float">
            <text:p>994983779</text:p>
          </table:table-cell>
          <table:table-cell office:value-type="float" office:value="97180156" calcext:value-type="float">
            <text:p>97180156</text:p>
          </table:table-cell>
          <table:table-cell office:value-type="string" calcext:value-type="string">
            <text:p><text:s/>agropatagon@gmail.com </text:p>
          </table:table-cell>
          <table:table-cell office:value-type="float" office:value="97180156" calcext:value-type="float">
            <text:p>971801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allan </text:p>
          </table:table-cell>
          <table:table-cell office:value-type="string" calcext:value-type="string">
            <text:p><text:s/>Valenzuela </text:p>
          </table:table-cell>
          <table:table-cell office:value-type="float" office:value="998475483" calcext:value-type="float">
            <text:p>998475483</text:p>
          </table:table-cell>
          <table:table-cell office:value-type="float" office:value="97267375" calcext:value-type="float">
            <text:p>97267375</text:p>
          </table:table-cell>
          <table:table-cell office:value-type="string" calcext:value-type="string">
            <text:p><text:s/>hvalenzuela@alisal.cl </text:p>
          </table:table-cell>
          <table:table-cell office:value-type="float" office:value="763006972" calcext:value-type="float">
            <text:p>76300697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EONEL </text:p>
          </table:table-cell>
          <table:table-cell office:value-type="string" calcext:value-type="string">
            <text:p><text:s/>SALIT </text:p>
          </table:table-cell>
          <table:table-cell office:value-type="float" office:value="228958025" calcext:value-type="float">
            <text:p>228958025</text:p>
          </table:table-cell>
          <table:table-cell office:value-type="float" office:value="97651930" calcext:value-type="float">
            <text:p>97651930</text:p>
          </table:table-cell>
          <table:table-cell office:value-type="string" calcext:value-type="string">
            <text:p><text:s/>rojasysalit@vtr.net </text:p>
          </table:table-cell>
          <table:table-cell office:value-type="float" office:value="779967905" calcext:value-type="float">
            <text:p>7799679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Armando </text:p>
          </table:table-cell>
          <table:table-cell office:value-type="string" calcext:value-type="string">
            <text:p><text:s/>Valenzuela </text:p>
          </table:table-cell>
          <table:table-cell office:value-type="float" office:value="22701370" calcext:value-type="float">
            <text:p>22701370</text:p>
          </table:table-cell>
          <table:table-cell office:value-type="float" office:value="97809208" calcext:value-type="float">
            <text:p>97809208</text:p>
          </table:table-cell>
          <table:table-cell office:value-type="string" calcext:value-type="string">
            <text:p><text:s/>avalenzuela@asfalcura.com </text:p>
          </table:table-cell>
          <table:table-cell office:value-type="float" office:value="762986604" calcext:value-type="float">
            <text:p>7629866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Perez </text:p>
          </table:table-cell>
          <table:table-cell office:value-type="float" office:value="976596768" calcext:value-type="float">
            <text:p>976596768</text:p>
          </table:table-cell>
          <table:table-cell office:value-type="float" office:value="97871094" calcext:value-type="float">
            <text:p>97871094</text:p>
          </table:table-cell>
          <table:table-cell office:value-type="string" calcext:value-type="string">
            <text:p><text:s/>aperez@hpconstructorasa.cl </text:p>
          </table:table-cell>
          <table:table-cell office:value-type="float" office:value="763408124" calcext:value-type="float">
            <text:p>76340812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Javier </text:p>
          </table:table-cell>
          <table:table-cell office:value-type="string" calcext:value-type="string">
            <text:p><text:s/>Castro Rejas </text:p>
          </table:table-cell>
          <table:table-cell office:value-type="float" office:value="78601386" calcext:value-type="float">
            <text:p>78601386</text:p>
          </table:table-cell>
          <table:table-cell office:value-type="float" office:value="98001530" calcext:value-type="float">
            <text:p>98001530</text:p>
          </table:table-cell>
          <table:table-cell office:value-type="string" calcext:value-type="string">
            <text:p><text:s/>l.isdead@gmail.com </text:p>
          </table:table-cell>
          <table:table-cell office:value-type="float" office:value="98001530" calcext:value-type="float">
            <text:p>9800153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LARRAIN </text:p>
          </table:table-cell>
          <table:table-cell office:value-type="float" office:value="978812699" calcext:value-type="float">
            <text:p>978812699</text:p>
          </table:table-cell>
          <table:table-cell office:value-type="float" office:value="98055401" calcext:value-type="float">
            <text:p>98055401</text:p>
          </table:table-cell>
          <table:table-cell office:value-type="string" calcext:value-type="string">
            <text:p><text:s/>elarrain@dogselection.cl </text:p>
          </table:table-cell>
          <table:table-cell office:value-type="string" calcext:value-type="string">
            <text:p><text:s/>76787328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afalda </text:p>
          </table:table-cell>
          <table:table-cell office:value-type="string" calcext:value-type="string">
            <text:p><text:s/>Guerra Miranda </text:p>
          </table:table-cell>
          <table:table-cell office:value-type="float" office:value="226248425" calcext:value-type="float">
            <text:p>226248425</text:p>
          </table:table-cell>
          <table:table-cell office:value-type="float" office:value="98313257" calcext:value-type="float">
            <text:p>98313257</text:p>
          </table:table-cell>
          <table:table-cell office:value-type="string" calcext:value-type="string">
            <text:p><text:s/>mguerra@atcosabinco.com </text:p>
          </table:table-cell>
          <table:table-cell office:value-type="float" office:value="761758357" calcext:value-type="float">
            <text:p>76175835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abian </text:p>
          </table:table-cell>
          <table:table-cell office:value-type="string" calcext:value-type="string">
            <text:p><text:s/>Fuentes </text:p>
          </table:table-cell>
          <table:table-cell office:value-type="float" office:value="226834723" calcext:value-type="float">
            <text:p>226834723</text:p>
          </table:table-cell>
          <table:table-cell office:value-type="float" office:value="98407197" calcext:value-type="float">
            <text:p>98407197</text:p>
          </table:table-cell>
          <table:table-cell office:value-type="string" calcext:value-type="string">
            <text:p><text:s/>fabian.fuentes@serpostalchile.cl </text:p>
          </table:table-cell>
          <table:table-cell office:value-type="string" calcext:value-type="string">
            <text:p><text:s/>7651192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rturo </text:p>
          </table:table-cell>
          <table:table-cell office:value-type="string" calcext:value-type="string">
            <text:p><text:s/>cruz </text:p>
          </table:table-cell>
          <table:table-cell office:value-type="float" office:value="944935894" calcext:value-type="float">
            <text:p>944935894</text:p>
          </table:table-cell>
          <table:table-cell office:value-type="float" office:value="98532609" calcext:value-type="float">
            <text:p>98532609</text:p>
          </table:table-cell>
          <table:table-cell office:value-type="string" calcext:value-type="string">
            <text:p><text:s/>cruz.ramos.007@gmail.com </text:p>
          </table:table-cell>
          <table:table-cell office:value-type="float" office:value="764600762" calcext:value-type="float">
            <text:p>76460076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lo </text:p>
          </table:table-cell>
          <table:table-cell office:value-type="string" calcext:value-type="string">
            <text:p><text:s/>Gutiérrez </text:p>
          </table:table-cell>
          <table:table-cell office:value-type="float" office:value="999452385" calcext:value-type="float">
            <text:p>999452385</text:p>
          </table:table-cell>
          <table:table-cell office:value-type="float" office:value="98714871" calcext:value-type="float">
            <text:p>98714871</text:p>
          </table:table-cell>
          <table:table-cell office:value-type="string" calcext:value-type="string">
            <text:p><text:s/>gutierrezmilo@gmail.com </text:p>
          </table:table-cell>
          <table:table-cell office:value-type="float" office:value="98714871" calcext:value-type="float">
            <text:p>9871487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Aguilera </text:p>
          </table:table-cell>
          <table:table-cell office:value-type="float" office:value="522210217" calcext:value-type="float">
            <text:p>522210217</text:p>
          </table:table-cell>
          <table:table-cell office:value-type="float" office:value="98739149" calcext:value-type="float">
            <text:p>98739149</text:p>
          </table:table-cell>
          <table:table-cell office:value-type="string" calcext:value-type="string">
            <text:p><text:s/>jcaguilera@consayving.cl </text:p>
          </table:table-cell>
          <table:table-cell office:value-type="float" office:value="995821907" calcext:value-type="float">
            <text:p>9958219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Alguno </text:p>
          </table:table-cell>
          <table:table-cell office:value-type="float" office:value="3006671741" calcext:value-type="float">
            <text:p>3006671741</text:p>
          </table:table-cell>
          <table:table-cell office:value-type="float" office:value="99028254" calcext:value-type="float">
            <text:p>99028254</text:p>
          </table:table-cell>
          <table:table-cell office:value-type="string" calcext:value-type="string">
            <text:p><text:s/>puertorojas@gmail.com </text:p>
          </table:table-cell>
          <table:table-cell office:value-type="float" office:value="765368820" calcext:value-type="float">
            <text:p>7653688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JAVIER </text:p>
          </table:table-cell>
          <table:table-cell office:value-type="string" calcext:value-type="string">
            <text:p><text:s/>RADICH </text:p>
          </table:table-cell>
          <table:table-cell office:value-type="float" office:value="83418445" calcext:value-type="float">
            <text:p>83418445</text:p>
          </table:table-cell>
          <table:table-cell office:value-type="float" office:value="99032693" calcext:value-type="float">
            <text:p>99032693</text:p>
          </table:table-cell>
          <table:table-cell office:value-type="string" calcext:value-type="string">
            <text:p><text:s/>javier.radich@ah.cl </text:p>
          </table:table-cell>
          <table:table-cell office:value-type="float" office:value="969775905" calcext:value-type="float">
            <text:p>96977590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riano </text:p>
          </table:table-cell>
          <table:table-cell office:value-type="string" calcext:value-type="string">
            <text:p><text:s/>Troncoso </text:p>
          </table:table-cell>
          <table:table-cell office:value-type="float" office:value="223326007" calcext:value-type="float">
            <text:p>223326007</text:p>
          </table:table-cell>
          <table:table-cell office:value-type="float" office:value="99070056" calcext:value-type="float">
            <text:p>99070056</text:p>
          </table:table-cell>
          <table:table-cell office:value-type="string" calcext:value-type="string">
            <text:p><text:s/>mariano.troncoso@merit.cl </text:p>
          </table:table-cell>
          <table:table-cell office:value-type="float" office:value="760087734" calcext:value-type="float">
            <text:p>76008773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a </text:p>
          </table:table-cell>
          <table:table-cell office:value-type="string" calcext:value-type="string">
            <text:p><text:s/>Peña Salazar </text:p>
          </table:table-cell>
          <table:table-cell office:value-type="float" office:value="998869961" calcext:value-type="float">
            <text:p>998869961</text:p>
          </table:table-cell>
          <table:table-cell office:value-type="float" office:value="99084618" calcext:value-type="float">
            <text:p>99084618</text:p>
          </table:table-cell>
          <table:table-cell office:value-type="string" calcext:value-type="string">
            <text:p><text:s/>info@hrw.cl </text:p>
          </table:table-cell>
          <table:table-cell office:value-type="float" office:value="141445561" calcext:value-type="float">
            <text:p>14144556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SCHWARTZ </text:p>
          </table:table-cell>
          <table:table-cell office:value-type="float" office:value="93204552" calcext:value-type="float">
            <text:p>93204552</text:p>
          </table:table-cell>
          <table:table-cell office:value-type="float" office:value="99181907" calcext:value-type="float">
            <text:p>99181907</text:p>
          </table:table-cell>
          <table:table-cell office:value-type="string" calcext:value-type="string">
            <text:p><text:s/>mauricio@chileclimaspa.cl </text:p>
          </table:table-cell>
          <table:table-cell office:value-type="float" office:value="761163914" calcext:value-type="float">
            <text:p>76116391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ICA </text:p>
          </table:table-cell>
          <table:table-cell office:value-type="string" calcext:value-type="string">
            <text:p><text:s/>ALCAIDE </text:p>
          </table:table-cell>
          <table:table-cell office:value-type="float" office:value="978525882" calcext:value-type="float">
            <text:p>978525882</text:p>
          </table:table-cell>
          <table:table-cell office:value-type="float" office:value="99260246" calcext:value-type="float">
            <text:p>99260246</text:p>
          </table:table-cell>
          <table:table-cell office:value-type="string" calcext:value-type="string">
            <text:p><text:s/>mineralsercar@gmail.com </text:p>
          </table:table-cell>
          <table:table-cell office:value-type="float" office:value="768444927" calcext:value-type="float">
            <text:p>76844492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Jorge </text:p>
          </table:table-cell>
          <table:table-cell office:value-type="string" calcext:value-type="string">
            <text:p><text:s/>Nur </text:p>
          </table:table-cell>
          <table:table-cell office:value-type="float" office:value="994356437" calcext:value-type="float">
            <text:p>994356437</text:p>
          </table:table-cell>
          <table:table-cell office:value-type="float" office:value="99333863" calcext:value-type="float">
            <text:p>99333863</text:p>
          </table:table-cell>
          <table:table-cell office:value-type="string" calcext:value-type="string">
            <text:p><text:s/>criffonur@gmail.com </text:p>
          </table:table-cell>
          <table:table-cell office:value-type="string" calcext:value-type="string">
            <text:p><text:s/>76031627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Bustos </text:p>
          </table:table-cell>
          <table:table-cell office:value-type="float" office:value="569784709" calcext:value-type="float">
            <text:p>569784709</text:p>
          </table:table-cell>
          <table:table-cell office:value-type="float" office:value="99714638" calcext:value-type="float">
            <text:p>99714638</text:p>
          </table:table-cell>
          <table:table-cell office:value-type="string" calcext:value-type="string">
            <text:p><text:s/>tribustos@gmail.com </text:p>
          </table:table-cell>
          <table:table-cell office:value-type="float" office:value="995836300" calcext:value-type="float">
            <text:p>9958363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Sandra </text:p>
          </table:table-cell>
          <table:table-cell office:value-type="string" calcext:value-type="string">
            <text:p><text:s/>San Martín </text:p>
          </table:table-cell>
          <table:table-cell office:value-type="float" office:value="975396929" calcext:value-type="float">
            <text:p>975396929</text:p>
          </table:table-cell>
          <table:table-cell office:value-type="float" office:value="99758740" calcext:value-type="float">
            <text:p>99758740</text:p>
          </table:table-cell>
          <table:table-cell office:value-type="string" calcext:value-type="string">
            <text:p><text:s/>sandra.sanmartin@cvmark.cl </text:p>
          </table:table-cell>
          <table:table-cell office:value-type="float" office:value="786279704" calcext:value-type="float">
            <text:p>7862797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LBERTO </text:p>
          </table:table-cell>
          <table:table-cell office:value-type="string" calcext:value-type="string">
            <text:p><text:s/>VILLEGAS </text:p>
          </table:table-cell>
          <table:table-cell office:value-type="float" office:value="223515224" calcext:value-type="float">
            <text:p>223515224</text:p>
          </table:table-cell>
          <table:table-cell office:value-type="float" office:value="99803193" calcext:value-type="float">
            <text:p>99803193</text:p>
          </table:table-cell>
          <table:table-cell office:value-type="string" calcext:value-type="string">
            <text:p><text:s/>avillegas@kupfer.cl </text:p>
          </table:table-cell>
          <table:table-cell office:value-type="float" office:value="908440005" calcext:value-type="float">
            <text:p>9084400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TORRES </text:p>
          </table:table-cell>
          <table:table-cell office:value-type="float" office:value="944592108" calcext:value-type="float">
            <text:p>944592108</text:p>
          </table:table-cell>
          <table:table-cell office:value-type="float" office:value="100008106" calcext:value-type="float">
            <text:p>100008106</text:p>
          </table:table-cell>
          <table:table-cell office:value-type="string" calcext:value-type="string">
            <text:p><text:s/>jtorres@jme.cl </text:p>
          </table:table-cell>
          <table:table-cell office:value-type="float" office:value="765930197" calcext:value-type="float">
            <text:p>7659301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rta </text:p>
          </table:table-cell>
          <table:table-cell office:value-type="string" calcext:value-type="string">
            <text:p><text:s/>Cabello Silva </text:p>
          </table:table-cell>
          <table:table-cell office:value-type="float" office:value="228104703" calcext:value-type="float">
            <text:p>228104703</text:p>
          </table:table-cell>
          <table:table-cell office:value-type="float" office:value="100085208" calcext:value-type="float">
            <text:p>100085208</text:p>
          </table:table-cell>
          <table:table-cell office:value-type="string" calcext:value-type="string">
            <text:p><text:s/>mcabello@ofimundo.cl </text:p>
          </table:table-cell>
          <table:table-cell office:value-type="float" office:value="965025405" calcext:value-type="float">
            <text:p>9650254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tudela </text:p>
          </table:table-cell>
          <table:table-cell office:value-type="float" office:value="722914214" calcext:value-type="float">
            <text:p>722914214</text:p>
          </table:table-cell>
          <table:table-cell office:value-type="float" office:value="100150298" calcext:value-type="float">
            <text:p>100150298</text:p>
          </table:table-cell>
          <table:table-cell office:value-type="string" calcext:value-type="string">
            <text:p><text:s/>reciclajestudela@gmail.com </text:p>
          </table:table-cell>
          <table:table-cell office:value-type="float" office:value="100150298" calcext:value-type="float">
            <text:p>1001502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enoveva </text:p>
          </table:table-cell>
          <table:table-cell office:value-type="string" calcext:value-type="string">
            <text:p><text:s/>aravena </text:p>
          </table:table-cell>
          <table:table-cell office:value-type="float" office:value="994365631" calcext:value-type="float">
            <text:p>994365631</text:p>
          </table:table-cell>
          <table:table-cell office:value-type="float" office:value="100240254" calcext:value-type="float">
            <text:p>100240254</text:p>
          </table:table-cell>
          <table:table-cell office:value-type="string" calcext:value-type="string">
            <text:p><text:s/>geno2505@gmail.com </text:p>
          </table:table-cell>
          <table:table-cell office:value-type="float" office:value="779245306" calcext:value-type="float">
            <text:p>77924530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ECILIA </text:p>
          </table:table-cell>
          <table:table-cell office:value-type="string" calcext:value-type="string">
            <text:p><text:s/>CERDA </text:p>
          </table:table-cell>
          <table:table-cell office:value-type="float" office:value="522236047" calcext:value-type="float">
            <text:p>522236047</text:p>
          </table:table-cell>
          <table:table-cell office:value-type="float" office:value="100364344" calcext:value-type="float">
            <text:p>100364344</text:p>
          </table:table-cell>
          <table:table-cell office:value-type="string" calcext:value-type="string">
            <text:p><text:s/>ventas@vidrieriaitalia.cl </text:p>
          </table:table-cell>
          <table:table-cell office:value-type="float" office:value="102964683" calcext:value-type="float">
            <text:p>10296468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s antonio </text:p>
          </table:table-cell>
          <table:table-cell office:value-type="string" calcext:value-type="string">
            <text:p><text:s/>diaz astudillo </text:p>
          </table:table-cell>
          <table:table-cell office:value-type="float" office:value="950956199" calcext:value-type="float">
            <text:p>950956199</text:p>
          </table:table-cell>
          <table:table-cell office:value-type="float" office:value="100391260" calcext:value-type="float">
            <text:p>100391260</text:p>
          </table:table-cell>
          <table:table-cell office:value-type="string" calcext:value-type="string">
            <text:p><text:s/>marcos.diaz.astudillo@gmail.com </text:p>
          </table:table-cell>
          <table:table-cell office:value-type="float" office:value="767782357" calcext:value-type="float">
            <text:p>76778235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BASCUÑATE </text:p>
          </table:table-cell>
          <table:table-cell office:value-type="float" office:value="965994588" calcext:value-type="float">
            <text:p>965994588</text:p>
          </table:table-cell>
          <table:table-cell office:value-type="float" office:value="100508818" calcext:value-type="float">
            <text:p>100508818</text:p>
          </table:table-cell>
          <table:table-cell office:value-type="string" calcext:value-type="string">
            <text:p><text:s/>mbascunate@plegadoscondor.cl </text:p>
          </table:table-cell>
          <table:table-cell office:value-type="float" office:value="100508818" calcext:value-type="float">
            <text:p>10050881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MUÑOZ </text:p>
          </table:table-cell>
          <table:table-cell office:value-type="float" office:value="223507200" calcext:value-type="float">
            <text:p>223507200</text:p>
          </table:table-cell>
          <table:table-cell office:value-type="float" office:value="100553058" calcext:value-type="float">
            <text:p>100553058</text:p>
          </table:table-cell>
          <table:table-cell office:value-type="string" calcext:value-type="string">
            <text:p><text:s/>contabilidad@riveraltda.cl </text:p>
          </table:table-cell>
          <table:table-cell office:value-type="float" office:value="811697001" calcext:value-type="float">
            <text:p>811697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Carreño Gonzalez </text:p>
          </table:table-cell>
          <table:table-cell office:value-type="float" office:value="967264046" calcext:value-type="float">
            <text:p>967264046</text:p>
          </table:table-cell>
          <table:table-cell office:value-type="float" office:value="100658542" calcext:value-type="float">
            <text:p>100658542</text:p>
          </table:table-cell>
          <table:table-cell office:value-type="string" calcext:value-type="string">
            <text:p><text:s/>hectorcg@vtr.net </text:p>
          </table:table-cell>
          <table:table-cell office:value-type="float" office:value="967175900" calcext:value-type="float">
            <text:p>9671759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Vidal Catalan </text:p>
          </table:table-cell>
          <table:table-cell office:value-type="string" calcext:value-type="string">
            <text:p><text:s/>56-9-59449618 </text:p>
          </table:table-cell>
          <table:table-cell office:value-type="float" office:value="100668270" calcext:value-type="float">
            <text:p>100668270</text:p>
          </table:table-cell>
          <table:table-cell office:value-type="string" calcext:value-type="string">
            <text:p><text:s/>jorge.vidal@imaez.cl </text:p>
          </table:table-cell>
          <table:table-cell office:value-type="float" office:value="100668270" calcext:value-type="float">
            <text:p>1006682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Cabrera </text:p>
          </table:table-cell>
          <table:table-cell office:value-type="string" calcext:value-type="string">
            <text:p><text:s/>Silva </text:p>
          </table:table-cell>
          <table:table-cell office:value-type="float" office:value="100676451" calcext:value-type="float">
            <text:p>100676451</text:p>
          </table:table-cell>
          <table:table-cell office:value-type="string" calcext:value-type="string">
            <text:p><text:s/>comitec.spa@gmail.com </text:p>
          </table:table-cell>
          <table:table-cell office:value-type="float" office:value="763751368" calcext:value-type="float">
            <text:p>7637513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Mauricio </text:p>
          </table:table-cell>
          <table:table-cell office:value-type="string" calcext:value-type="string">
            <text:p><text:s/>Nuñez Yañez </text:p>
          </table:table-cell>
          <table:table-cell office:value-type="float" office:value="9540055030" calcext:value-type="float">
            <text:p>9540055030</text:p>
          </table:table-cell>
          <table:table-cell office:value-type="float" office:value="100735024" calcext:value-type="float">
            <text:p>100735024</text:p>
          </table:table-cell>
          <table:table-cell office:value-type="string" calcext:value-type="string">
            <text:p><text:s/>montainox@montainox.cl </text:p>
          </table:table-cell>
          <table:table-cell office:value-type="float" office:value="761392441" calcext:value-type="float">
            <text:p>76139244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lio </text:p>
          </table:table-cell>
          <table:table-cell office:value-type="string" calcext:value-type="string">
            <text:p><text:s/>valenzuela </text:p>
          </table:table-cell>
          <table:table-cell office:value-type="float" office:value="90004611" calcext:value-type="float">
            <text:p>90004611</text:p>
          </table:table-cell>
          <table:table-cell office:value-type="float" office:value="100838303" calcext:value-type="float">
            <text:p>100838303</text:p>
          </table:table-cell>
          <table:table-cell office:value-type="string" calcext:value-type="string">
            <text:p><text:s/>markamix@yahoo.com </text:p>
          </table:table-cell>
          <table:table-cell office:value-type="float" office:value="100838303" calcext:value-type="float">
            <text:p>10083830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LETELIER </text:p>
          </table:table-cell>
          <table:table-cell office:value-type="float" office:value="940015164" calcext:value-type="float">
            <text:p>940015164</text:p>
          </table:table-cell>
          <table:table-cell office:value-type="float" office:value="101050254" calcext:value-type="float">
            <text:p>101050254</text:p>
          </table:table-cell>
          <table:table-cell office:value-type="string" calcext:value-type="string">
            <text:p><text:s/>pletelier@socolet.cl </text:p>
          </table:table-cell>
          <table:table-cell office:value-type="float" office:value="765408210" calcext:value-type="float">
            <text:p>76540821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Loreto </text:p>
          </table:table-cell>
          <table:table-cell office:value-type="string" calcext:value-type="string">
            <text:p><text:s/>Contreras </text:p>
          </table:table-cell>
          <table:table-cell office:value-type="float" office:value="992798725" calcext:value-type="float">
            <text:p>992798725</text:p>
          </table:table-cell>
          <table:table-cell office:value-type="float" office:value="101109631" calcext:value-type="float">
            <text:p>101109631</text:p>
          </table:table-cell>
          <table:table-cell office:value-type="string" calcext:value-type="string">
            <text:p><text:s/>administracion@caminltda.cl </text:p>
          </table:table-cell>
          <table:table-cell office:value-type="float" office:value="776355801" calcext:value-type="float">
            <text:p>7763558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Alvarez </text:p>
          </table:table-cell>
          <table:table-cell office:value-type="float" office:value="225537272" calcext:value-type="float">
            <text:p>225537272</text:p>
          </table:table-cell>
          <table:table-cell office:value-type="float" office:value="101192083" calcext:value-type="float">
            <text:p>101192083</text:p>
          </table:table-cell>
          <table:table-cell office:value-type="string" calcext:value-type="string">
            <text:p><text:s/>jalvarezm80@gmail.com </text:p>
          </table:table-cell>
          <table:table-cell office:value-type="float" office:value="761894730" calcext:value-type="float">
            <text:p>76189473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gela </text:p>
          </table:table-cell>
          <table:table-cell office:value-type="string" calcext:value-type="string">
            <text:p><text:s/>valencia </text:p>
          </table:table-cell>
          <table:table-cell office:value-type="float" office:value="97116813" calcext:value-type="float">
            <text:p>97116813</text:p>
          </table:table-cell>
          <table:table-cell office:value-type="float" office:value="101204626" calcext:value-type="float">
            <text:p>101204626</text:p>
          </table:table-cell>
          <table:table-cell office:value-type="string" calcext:value-type="string">
            <text:p><text:s/>valencia_moyano@hotmail.com </text:p>
          </table:table-cell>
          <table:table-cell office:value-type="float" office:value="101204626" calcext:value-type="float">
            <text:p>10120462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NESTO </text:p>
          </table:table-cell>
          <table:table-cell office:value-type="string" calcext:value-type="string">
            <text:p><text:s/>CHACON </text:p>
          </table:table-cell>
          <table:table-cell office:value-type="float" office:value="992247932" calcext:value-type="float">
            <text:p>992247932</text:p>
          </table:table-cell>
          <table:table-cell office:value-type="float" office:value="101205487" calcext:value-type="float">
            <text:p>101205487</text:p>
          </table:table-cell>
          <table:table-cell office:value-type="string" calcext:value-type="string">
            <text:p><text:s/>ECHACON@SYNET.CL </text:p>
          </table:table-cell>
          <table:table-cell office:value-type="float" office:value="764237633" calcext:value-type="float">
            <text:p>7642376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o </text:p>
          </table:table-cell>
          <table:table-cell office:value-type="string" calcext:value-type="string">
            <text:p><text:s/>Tamayo </text:p>
          </table:table-cell>
          <table:table-cell office:value-type="float" office:value="947600010" calcext:value-type="float">
            <text:p>947600010</text:p>
          </table:table-cell>
          <table:table-cell office:value-type="float" office:value="101522636" calcext:value-type="float">
            <text:p>101522636</text:p>
          </table:table-cell>
          <table:table-cell office:value-type="string" calcext:value-type="string">
            <text:p><text:s/>merysungs@gmail.com </text:p>
          </table:table-cell>
          <table:table-cell office:value-type="float" office:value="765290457" calcext:value-type="float">
            <text:p>76529045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LAZO </text:p>
          </table:table-cell>
          <table:table-cell office:value-type="float" office:value="23506612" calcext:value-type="float">
            <text:p>23506612</text:p>
          </table:table-cell>
          <table:table-cell office:value-type="float" office:value="101677575" calcext:value-type="float">
            <text:p>101677575</text:p>
          </table:table-cell>
          <table:table-cell office:value-type="string" calcext:value-type="string">
            <text:p><text:s/>jlazo@acma.cl </text:p>
          </table:table-cell>
          <table:table-cell office:value-type="float" office:value="921900007" calcext:value-type="float">
            <text:p>9219000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ra </text:p>
          </table:table-cell>
          <table:table-cell office:value-type="string" calcext:value-type="string">
            <text:p><text:s/>mella </text:p>
          </table:table-cell>
          <table:table-cell office:value-type="float" office:value="974952825" calcext:value-type="float">
            <text:p>974952825</text:p>
          </table:table-cell>
          <table:table-cell office:value-type="float" office:value="101763595" calcext:value-type="float">
            <text:p>101763595</text:p>
          </table:table-cell>
          <table:table-cell office:value-type="string" calcext:value-type="string">
            <text:p><text:s/>imprenta@graphos.cl </text:p>
          </table:table-cell>
          <table:table-cell office:value-type="float" office:value="764735668" calcext:value-type="float">
            <text:p>76473566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 Antonio </text:p>
          </table:table-cell>
          <table:table-cell office:value-type="string" calcext:value-type="string">
            <text:p><text:s/>Reyes Muhlenbrock </text:p>
          </table:table-cell>
          <table:table-cell office:value-type="float" office:value="56978616806" calcext:value-type="float">
            <text:p>56978616806</text:p>
          </table:table-cell>
          <table:table-cell office:value-type="float" office:value="101882519" calcext:value-type="float">
            <text:p>101882519</text:p>
          </table:table-cell>
          <table:table-cell office:value-type="string" calcext:value-type="string">
            <text:p><text:s/>marcoreyes@avitours.cl </text:p>
          </table:table-cell>
          <table:table-cell office:value-type="string" calcext:value-type="string">
            <text:p><text:s/>76049741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Miguel </text:p>
          </table:table-cell>
          <table:table-cell office:value-type="string" calcext:value-type="string">
            <text:p><text:s/>de las Jara Figueroa </text:p>
          </table:table-cell>
          <table:table-cell office:value-type="float" office:value="56993275949" calcext:value-type="float">
            <text:p>56993275949</text:p>
          </table:table-cell>
          <table:table-cell office:value-type="float" office:value="102121694" calcext:value-type="float">
            <text:p>102121694</text:p>
          </table:table-cell>
          <table:table-cell office:value-type="string" calcext:value-type="string">
            <text:p><text:s/>forestalkupal@gmail.com </text:p>
          </table:table-cell>
          <table:table-cell office:value-type="float" office:value="763412520" calcext:value-type="float">
            <text:p>7634125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Herrera Machuca </text:p>
          </table:table-cell>
          <table:table-cell office:value-type="float" office:value="94236175" calcext:value-type="float">
            <text:p>94236175</text:p>
          </table:table-cell>
          <table:table-cell office:value-type="float" office:value="102171586" calcext:value-type="float">
            <text:p>102171586</text:p>
          </table:table-cell>
          <table:table-cell office:value-type="string" calcext:value-type="string">
            <text:p><text:s/>info@ticmega.cl </text:p>
          </table:table-cell>
          <table:table-cell office:value-type="float" office:value="765163420" calcext:value-type="float">
            <text:p>76516342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mar eduardo </text:p>
          </table:table-cell>
          <table:table-cell office:value-type="string" calcext:value-type="string">
            <text:p><text:s/>mendoza villagran </text:p>
          </table:table-cell>
          <table:table-cell office:value-type="float" office:value="995410390" calcext:value-type="float">
            <text:p>995410390</text:p>
          </table:table-cell>
          <table:table-cell office:value-type="float" office:value="102173171" calcext:value-type="float">
            <text:p>102173171</text:p>
          </table:table-cell>
          <table:table-cell office:value-type="string" calcext:value-type="string">
            <text:p><text:s/>omendoza.v@gmail.com </text:p>
          </table:table-cell>
          <table:table-cell office:value-type="float" office:value="764032314" calcext:value-type="float">
            <text:p>76403231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ARBEL MONTSERRAT </text:p>
          </table:table-cell>
          <table:table-cell office:value-type="string" calcext:value-type="string">
            <text:p><text:s/>KLAGGES PONS </text:p>
          </table:table-cell>
          <table:table-cell office:value-type="float" office:value="998175661" calcext:value-type="float">
            <text:p>998175661</text:p>
          </table:table-cell>
          <table:table-cell office:value-type="float" office:value="102186699" calcext:value-type="float">
            <text:p>102186699</text:p>
          </table:table-cell>
          <table:table-cell office:value-type="string" calcext:value-type="string">
            <text:p><text:s/>bklagges@kypservicios.cl </text:p>
          </table:table-cell>
          <table:table-cell office:value-type="float" office:value="760245380" calcext:value-type="float">
            <text:p>76024538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espinoza segura </text:p>
          </table:table-cell>
          <table:table-cell office:value-type="float" office:value="993096547" calcext:value-type="float">
            <text:p>993096547</text:p>
          </table:table-cell>
          <table:table-cell office:value-type="float" office:value="102204913" calcext:value-type="float">
            <text:p>102204913</text:p>
          </table:table-cell>
          <table:table-cell office:value-type="string" calcext:value-type="string">
            <text:p><text:s/>ricardoes@resso.cl </text:p>
          </table:table-cell>
          <table:table-cell office:value-type="float" office:value="765406722" calcext:value-type="float">
            <text:p>76540672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Yañez </text:p>
          </table:table-cell>
          <table:table-cell office:value-type="float" office:value="979978765" calcext:value-type="float">
            <text:p>979978765</text:p>
          </table:table-cell>
          <table:table-cell office:value-type="float" office:value="102292871" calcext:value-type="float">
            <text:p>102292871</text:p>
          </table:table-cell>
          <table:table-cell office:value-type="string" calcext:value-type="string">
            <text:p><text:s/>myanez081@gmail.com </text:p>
          </table:table-cell>
          <table:table-cell office:value-type="float" office:value="762114461" calcext:value-type="float">
            <text:p>76211446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ANETT </text:p>
          </table:table-cell>
          <table:table-cell office:value-type="string" calcext:value-type="string">
            <text:p><text:s/>GARRIDO </text:p>
          </table:table-cell>
          <table:table-cell office:value-type="float" office:value="5622953113" calcext:value-type="float">
            <text:p>5622953113</text:p>
          </table:table-cell>
          <table:table-cell office:value-type="float" office:value="102463234" calcext:value-type="float">
            <text:p>102463234</text:p>
          </table:table-cell>
          <table:table-cell office:value-type="string" calcext:value-type="string">
            <text:p><text:s/>finanzas@grupocharquican.com </text:p>
          </table:table-cell>
          <table:table-cell office:value-type="string" calcext:value-type="string">
            <text:p><text:s/>76800059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miro </text:p>
          </table:table-cell>
          <table:table-cell office:value-type="string" calcext:value-type="string">
            <text:p><text:s/>Vega Gomez </text:p>
          </table:table-cell>
          <table:table-cell office:value-type="float" office:value="225541888" calcext:value-type="float">
            <text:p>225541888</text:p>
          </table:table-cell>
          <table:table-cell office:value-type="float" office:value="102471636" calcext:value-type="float">
            <text:p>102471636</text:p>
          </table:table-cell>
          <table:table-cell office:value-type="string" calcext:value-type="string">
            <text:p><text:s/>fpacheco@fullcontrol.cl </text:p>
          </table:table-cell>
          <table:table-cell office:value-type="float" office:value="763902668" calcext:value-type="float">
            <text:p>7639026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Rojas Basso </text:p>
          </table:table-cell>
          <table:table-cell office:value-type="float" office:value="984093711" calcext:value-type="float">
            <text:p>984093711</text:p>
          </table:table-cell>
          <table:table-cell office:value-type="float" office:value="102486684" calcext:value-type="float">
            <text:p>102486684</text:p>
          </table:table-cell>
          <table:table-cell office:value-type="string" calcext:value-type="string">
            <text:p><text:s/>jayala@constructorapillan.cl </text:p>
          </table:table-cell>
          <table:table-cell office:value-type="float" office:value="762274779" calcext:value-type="float">
            <text:p>7622747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Akel Selamé </text:p>
          </table:table-cell>
          <table:table-cell office:value-type="float" office:value="954839839" calcext:value-type="float">
            <text:p>954839839</text:p>
          </table:table-cell>
          <table:table-cell office:value-type="float" office:value="102603338" calcext:value-type="float">
            <text:p>102603338</text:p>
          </table:table-cell>
          <table:table-cell office:value-type="string" calcext:value-type="string">
            <text:p><text:s/>juancarlos@akel.cl </text:p>
          </table:table-cell>
          <table:table-cell office:value-type="float" office:value="765031117" calcext:value-type="float">
            <text:p>76503111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de la hoz loaiza </text:p>
          </table:table-cell>
          <table:table-cell office:value-type="float" office:value="992510746" calcext:value-type="float">
            <text:p>992510746</text:p>
          </table:table-cell>
          <table:table-cell office:value-type="float" office:value="102622944" calcext:value-type="float">
            <text:p>102622944</text:p>
          </table:table-cell>
          <table:table-cell office:value-type="string" calcext:value-type="string">
            <text:p><text:s/>odelahoz@terrafor.cl </text:p>
          </table:table-cell>
          <table:table-cell office:value-type="float" office:value="766645054" calcext:value-type="float">
            <text:p>76664505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arcos </text:p>
          </table:table-cell>
          <table:table-cell office:value-type="float" office:value="998371843" calcext:value-type="float">
            <text:p>998371843</text:p>
          </table:table-cell>
          <table:table-cell office:value-type="float" office:value="102651715" calcext:value-type="float">
            <text:p>102651715</text:p>
          </table:table-cell>
          <table:table-cell office:value-type="string" calcext:value-type="string">
            <text:p><text:s/>ewarcos@gmail.com </text:p>
          </table:table-cell>
          <table:table-cell office:value-type="float" office:value="102651715" calcext:value-type="float">
            <text:p>1026517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Sandra </text:p>
          </table:table-cell>
          <table:table-cell office:value-type="string" calcext:value-type="string">
            <text:p><text:s/>Fernández </text:p>
          </table:table-cell>
          <table:table-cell office:value-type="float" office:value="225879947" calcext:value-type="float">
            <text:p>225879947</text:p>
          </table:table-cell>
          <table:table-cell office:value-type="float" office:value="102742567" calcext:value-type="float">
            <text:p>102742567</text:p>
          </table:table-cell>
          <table:table-cell office:value-type="string" calcext:value-type="string">
            <text:p><text:s/>cobranzas@silcosil.cl </text:p>
          </table:table-cell>
          <table:table-cell office:value-type="string" calcext:value-type="string">
            <text:p><text:s/>7990915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guel angel </text:p>
          </table:table-cell>
          <table:table-cell office:value-type="string" calcext:value-type="string">
            <text:p><text:s/>varela sepulveda </text:p>
          </table:table-cell>
          <table:table-cell office:value-type="float" office:value="968353399" calcext:value-type="float">
            <text:p>968353399</text:p>
          </table:table-cell>
          <table:table-cell office:value-type="float" office:value="103325919" calcext:value-type="float">
            <text:p>103325919</text:p>
          </table:table-cell>
          <table:table-cell office:value-type="string" calcext:value-type="string">
            <text:p><text:s/>mvarela@saava.cl </text:p>
          </table:table-cell>
          <table:table-cell office:value-type="float" office:value="761907131" calcext:value-type="float">
            <text:p>76190713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NA CAROLA </text:p>
          </table:table-cell>
          <table:table-cell office:value-type="string" calcext:value-type="string">
            <text:p><text:s/>CARRASCO BARRIOS </text:p>
          </table:table-cell>
          <table:table-cell office:value-type="float" office:value="226172696" calcext:value-type="float">
            <text:p>226172696</text:p>
          </table:table-cell>
          <table:table-cell office:value-type="float" office:value="103574307" calcext:value-type="float">
            <text:p>103574307</text:p>
          </table:table-cell>
          <table:table-cell office:value-type="string" calcext:value-type="string">
            <text:p><text:s/>ccarrasco@factorclick.cl </text:p>
          </table:table-cell>
          <table:table-cell office:value-type="float" office:value="761462466" calcext:value-type="float">
            <text:p>76146246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LOYOLA </text:p>
          </table:table-cell>
          <table:table-cell office:value-type="float" office:value="569932832" calcext:value-type="float">
            <text:p>569932832</text:p>
          </table:table-cell>
          <table:table-cell office:value-type="float" office:value="103667488" calcext:value-type="float">
            <text:p>103667488</text:p>
          </table:table-cell>
          <table:table-cell office:value-type="string" calcext:value-type="string">
            <text:p><text:s/>apobletec@gmail.com </text:p>
          </table:table-cell>
          <table:table-cell office:value-type="float" office:value="103667488" calcext:value-type="float">
            <text:p>10366748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Lagos Muñoz </text:p>
          </table:table-cell>
          <table:table-cell office:value-type="float" office:value="229040123" calcext:value-type="float">
            <text:p>229040123</text:p>
          </table:table-cell>
          <table:table-cell office:value-type="float" office:value="103967414" calcext:value-type="float">
            <text:p>103967414</text:p>
          </table:table-cell>
          <table:table-cell office:value-type="string" calcext:value-type="string">
            <text:p><text:s/>elagos@oneseguridad.cl </text:p>
          </table:table-cell>
          <table:table-cell office:value-type="float" office:value="765501911" calcext:value-type="float">
            <text:p>76550191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Nuñez </text:p>
          </table:table-cell>
          <table:table-cell office:value-type="float" office:value="977779024" calcext:value-type="float">
            <text:p>977779024</text:p>
          </table:table-cell>
          <table:table-cell office:value-type="float" office:value="104022219" calcext:value-type="float">
            <text:p>104022219</text:p>
          </table:table-cell>
          <table:table-cell office:value-type="string" calcext:value-type="string">
            <text:p><text:s/>alejandro.nunez.104@gmail.com </text:p>
          </table:table-cell>
          <table:table-cell office:value-type="float" office:value="766084826" calcext:value-type="float">
            <text:p>76608482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alberto </text:p>
          </table:table-cell>
          <table:table-cell office:value-type="string" calcext:value-type="string">
            <text:p><text:s/>farfan rojas </text:p>
          </table:table-cell>
          <table:table-cell office:value-type="float" office:value="972168487" calcext:value-type="float">
            <text:p>972168487</text:p>
          </table:table-cell>
          <table:table-cell office:value-type="float" office:value="104034853" calcext:value-type="float">
            <text:p>104034853</text:p>
          </table:table-cell>
          <table:table-cell office:value-type="string" calcext:value-type="string">
            <text:p><text:s/>juan.farfan@farman.cl </text:p>
          </table:table-cell>
          <table:table-cell office:value-type="float" office:value="761633678" calcext:value-type="float">
            <text:p>76163367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ulia </text:p>
          </table:table-cell>
          <table:table-cell office:value-type="string" calcext:value-type="string">
            <text:p><text:s/>Contador </text:p>
          </table:table-cell>
          <table:table-cell office:value-type="float" office:value="225303316" calcext:value-type="float">
            <text:p>225303316</text:p>
          </table:table-cell>
          <table:table-cell office:value-type="float" office:value="104108016" calcext:value-type="float">
            <text:p>104108016</text:p>
          </table:table-cell>
          <table:table-cell office:value-type="string" calcext:value-type="string">
            <text:p><text:s/>jcontador@indura.net </text:p>
          </table:table-cell>
          <table:table-cell office:value-type="string" calcext:value-type="string">
            <text:p><text:s/>76150343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Gavilan </text:p>
          </table:table-cell>
          <table:table-cell office:value-type="float" office:value="223037835" calcext:value-type="float">
            <text:p>223037835</text:p>
          </table:table-cell>
          <table:table-cell office:value-type="float" office:value="104195946" calcext:value-type="float">
            <text:p>104195946</text:p>
          </table:table-cell>
          <table:table-cell office:value-type="string" calcext:value-type="string">
            <text:p><text:s/>jgavilan@torresunidas.com </text:p>
          </table:table-cell>
          <table:table-cell office:value-type="float" office:value="761784617" calcext:value-type="float">
            <text:p>76178461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Luz Eliana </text:p>
          </table:table-cell>
          <table:table-cell office:value-type="string" calcext:value-type="string">
            <text:p><text:s/>Aguirre Donoso </text:p>
          </table:table-cell>
          <table:table-cell office:value-type="float" office:value="228108076" calcext:value-type="float">
            <text:p>228108076</text:p>
          </table:table-cell>
          <table:table-cell office:value-type="float" office:value="104541240" calcext:value-type="float">
            <text:p>104541240</text:p>
          </table:table-cell>
          <table:table-cell office:value-type="string" calcext:value-type="string">
            <text:p><text:s/>luz.aguirre@mega.cl </text:p>
          </table:table-cell>
          <table:table-cell office:value-type="float" office:value="799523507" calcext:value-type="float">
            <text:p>7995235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Inostroza </text:p>
          </table:table-cell>
          <table:table-cell office:value-type="float" office:value="954082252" calcext:value-type="float">
            <text:p>954082252</text:p>
          </table:table-cell>
          <table:table-cell office:value-type="float" office:value="104642454" calcext:value-type="float">
            <text:p>104642454</text:p>
          </table:table-cell>
          <table:table-cell office:value-type="string" calcext:value-type="string">
            <text:p><text:s/>pinostroza@grupovl.cl </text:p>
          </table:table-cell>
          <table:table-cell office:value-type="string" calcext:value-type="string">
            <text:p><text:s/>7638015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ssana Gil </text:p>
          </table:table-cell>
          <table:table-cell office:value-type="string" calcext:value-type="string">
            <text:p><text:s/>Gil </text:p>
          </table:table-cell>
          <table:table-cell office:value-type="float" office:value="69174880" calcext:value-type="float">
            <text:p>69174880</text:p>
          </table:table-cell>
          <table:table-cell office:value-type="float" office:value="104692060" calcext:value-type="float">
            <text:p>104692060</text:p>
          </table:table-cell>
          <table:table-cell office:value-type="string" calcext:value-type="string">
            <text:p><text:s/>rils@vimacchile.com </text:p>
          </table:table-cell>
          <table:table-cell office:value-type="float" office:value="764400984" calcext:value-type="float">
            <text:p>76440098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aula </text:p>
          </table:table-cell>
          <table:table-cell office:value-type="string" calcext:value-type="string">
            <text:p><text:s/>Isaacs </text:p>
          </table:table-cell>
          <table:table-cell office:value-type="float" office:value="225276776" calcext:value-type="float">
            <text:p>225276776</text:p>
          </table:table-cell>
          <table:table-cell office:value-type="float" office:value="104954073" calcext:value-type="float">
            <text:p>104954073</text:p>
          </table:table-cell>
          <table:table-cell office:value-type="string" calcext:value-type="string">
            <text:p><text:s/>comercial@fso-soluciones.cl </text:p>
          </table:table-cell>
          <table:table-cell office:value-type="float" office:value="765007186" calcext:value-type="float">
            <text:p>76500718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nuñez </text:p>
          </table:table-cell>
          <table:table-cell office:value-type="float" office:value="99591000" calcext:value-type="float">
            <text:p>99591000</text:p>
          </table:table-cell>
          <table:table-cell office:value-type="float" office:value="105099894" calcext:value-type="float">
            <text:p>105099894</text:p>
          </table:table-cell>
          <table:table-cell office:value-type="string" calcext:value-type="string">
            <text:p><text:s/>diego.nunez@infomaxpro.cl </text:p>
          </table:table-cell>
          <table:table-cell office:value-type="float" office:value="765311268" calcext:value-type="float">
            <text:p>7653112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Martinez </text:p>
          </table:table-cell>
          <table:table-cell office:value-type="float" office:value="79458654" calcext:value-type="float">
            <text:p>79458654</text:p>
          </table:table-cell>
          <table:table-cell office:value-type="float" office:value="105123116" calcext:value-type="float">
            <text:p>105123116</text:p>
          </table:table-cell>
          <table:table-cell office:value-type="string" calcext:value-type="string">
            <text:p><text:s/>pmartinez@advalia.cl </text:p>
          </table:table-cell>
          <table:table-cell office:value-type="float" office:value="765486947" calcext:value-type="float">
            <text:p>76548694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Inostroza </text:p>
          </table:table-cell>
          <table:table-cell office:value-type="float" office:value="226203542" calcext:value-type="float">
            <text:p>226203542</text:p>
          </table:table-cell>
          <table:table-cell office:value-type="float" office:value="105219709" calcext:value-type="float">
            <text:p>105219709</text:p>
          </table:table-cell>
          <table:table-cell office:value-type="string" calcext:value-type="string">
            <text:p><text:s/>pinostroza@bash.cl </text:p>
          </table:table-cell>
          <table:table-cell office:value-type="float" office:value="968283006" calcext:value-type="float">
            <text:p>9682830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IBEL </text:p>
          </table:table-cell>
          <table:table-cell office:value-type="string" calcext:value-type="string">
            <text:p><text:s/>OLMOS </text:p>
          </table:table-cell>
          <table:table-cell office:value-type="float" office:value="522239020" calcext:value-type="float">
            <text:p>522239020</text:p>
          </table:table-cell>
          <table:table-cell office:value-type="float" office:value="105568541" calcext:value-type="float">
            <text:p>105568541</text:p>
          </table:table-cell>
          <table:table-cell office:value-type="string" calcext:value-type="string">
            <text:p><text:s/>molmos@autocentro.cl </text:p>
          </table:table-cell>
          <table:table-cell office:value-type="float" office:value="783204304" calcext:value-type="float">
            <text:p>7832043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Angélica </text:p>
          </table:table-cell>
          <table:table-cell office:value-type="string" calcext:value-type="string">
            <text:p><text:s/>C0ncha Castro </text:p>
          </table:table-cell>
          <table:table-cell office:value-type="float" office:value="949157397" calcext:value-type="float">
            <text:p>949157397</text:p>
          </table:table-cell>
          <table:table-cell office:value-type="float" office:value="105587198" calcext:value-type="float">
            <text:p>105587198</text:p>
          </table:table-cell>
          <table:table-cell office:value-type="string" calcext:value-type="string">
            <text:p><text:s/>mary_myvida@hotmail.com </text:p>
          </table:table-cell>
          <table:table-cell office:value-type="float" office:value="105587198" calcext:value-type="float">
            <text:p>10558719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<text:s/>Luna </text:p>
          </table:table-cell>
          <table:table-cell office:value-type="float" office:value="86106310" calcext:value-type="float">
            <text:p>86106310</text:p>
          </table:table-cell>
          <table:table-cell office:value-type="float" office:value="105604130" calcext:value-type="float">
            <text:p>105604130</text:p>
          </table:table-cell>
          <table:table-cell office:value-type="string" calcext:value-type="string">
            <text:p><text:s/>mell702009@hotmail.com </text:p>
          </table:table-cell>
          <table:table-cell office:value-type="float" office:value="105604130" calcext:value-type="float">
            <text:p>10560413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Gallardo </text:p>
          </table:table-cell>
          <table:table-cell office:value-type="float" office:value="56990004720" calcext:value-type="float">
            <text:p>56990004720</text:p>
          </table:table-cell>
          <table:table-cell office:value-type="float" office:value="105650841" calcext:value-type="float">
            <text:p>105650841</text:p>
          </table:table-cell>
          <table:table-cell office:value-type="string" calcext:value-type="string">
            <text:p><text:s/>pgallardo@voxtelecom.cl </text:p>
          </table:table-cell>
          <table:table-cell office:value-type="float" office:value="762444410" calcext:value-type="float">
            <text:p>7624444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Eichholz </text:p>
          </table:table-cell>
          <table:table-cell office:value-type="float" office:value="56994555000" calcext:value-type="float">
            <text:p>56994555000</text:p>
          </table:table-cell>
          <table:table-cell office:value-type="float" office:value="105651252" calcext:value-type="float">
            <text:p>105651252</text:p>
          </table:table-cell>
          <table:table-cell office:value-type="string" calcext:value-type="string">
            <text:p><text:s/>jorge@colorprint.cl </text:p>
          </table:table-cell>
          <table:table-cell office:value-type="string" calcext:value-type="string">
            <text:p><text:s/>76054857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abriel </text:p>
          </table:table-cell>
          <table:table-cell office:value-type="string" calcext:value-type="string">
            <text:p><text:s/>Sandoval </text:p>
          </table:table-cell>
          <table:table-cell office:value-type="float" office:value="966588032" calcext:value-type="float">
            <text:p>966588032</text:p>
          </table:table-cell>
          <table:table-cell office:value-type="float" office:value="105668716" calcext:value-type="float">
            <text:p>105668716</text:p>
          </table:table-cell>
          <table:table-cell office:value-type="string" calcext:value-type="string">
            <text:p><text:s/>gsandoval@jgltda.cl </text:p>
          </table:table-cell>
          <table:table-cell office:value-type="float" office:value="761749390" calcext:value-type="float">
            <text:p>7617493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YELENA </text:p>
          </table:table-cell>
          <table:table-cell office:value-type="string" calcext:value-type="string">
            <text:p><text:s/>SANHIUEZA </text:p>
          </table:table-cell>
          <table:table-cell office:value-type="float" office:value="942058167" calcext:value-type="float">
            <text:p>942058167</text:p>
          </table:table-cell>
          <table:table-cell office:value-type="float" office:value="106012806" calcext:value-type="float">
            <text:p>106012806</text:p>
          </table:table-cell>
          <table:table-cell office:value-type="string" calcext:value-type="string">
            <text:p><text:s/>yelena@pm360.cl </text:p>
          </table:table-cell>
          <table:table-cell office:value-type="float" office:value="106012806" calcext:value-type="float">
            <text:p>1060128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ALEJANDRO </text:p>
          </table:table-cell>
          <table:table-cell office:value-type="string" calcext:value-type="string">
            <text:p><text:s/>SARABIA MENDOZA </text:p>
          </table:table-cell>
          <table:table-cell office:value-type="float" office:value="985059505" calcext:value-type="float">
            <text:p>985059505</text:p>
          </table:table-cell>
          <table:table-cell office:value-type="float" office:value="106030065" calcext:value-type="float">
            <text:p>106030065</text:p>
          </table:table-cell>
          <table:table-cell office:value-type="string" calcext:value-type="string">
            <text:p><text:s/>sarabiacorrea@gmail.com </text:p>
          </table:table-cell>
          <table:table-cell office:value-type="float" office:value="106030065" calcext:value-type="float">
            <text:p>10603006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Christian </text:p>
          </table:table-cell>
          <table:table-cell office:value-type="string" calcext:value-type="string">
            <text:p><text:s/>Benavides Muñoz </text:p>
          </table:table-cell>
          <table:table-cell office:value-type="float" office:value="56996372833" calcext:value-type="float">
            <text:p>56996372833</text:p>
          </table:table-cell>
          <table:table-cell office:value-type="float" office:value="106120153" calcext:value-type="float">
            <text:p>106120153</text:p>
          </table:table-cell>
          <table:table-cell office:value-type="string" calcext:value-type="string">
            <text:p><text:s/>robertobenavides@lednow.cl </text:p>
          </table:table-cell>
          <table:table-cell office:value-type="float" office:value="767661770" calcext:value-type="float">
            <text:p>7676617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nrique osvaldo </text:p>
          </table:table-cell>
          <table:table-cell office:value-type="string" calcext:value-type="string">
            <text:p><text:s/>castro paz </text:p>
          </table:table-cell>
          <table:table-cell office:value-type="float" office:value="56999942015" calcext:value-type="float">
            <text:p>56999942015</text:p>
          </table:table-cell>
          <table:table-cell office:value-type="float" office:value="106188033" calcext:value-type="float">
            <text:p>106188033</text:p>
          </table:table-cell>
          <table:table-cell office:value-type="string" calcext:value-type="string">
            <text:p><text:s/>cf.castro.rojas@gmail.com </text:p>
          </table:table-cell>
          <table:table-cell office:value-type="float" office:value="768903980" calcext:value-type="float">
            <text:p>76890398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enneth </text:p>
          </table:table-cell>
          <table:table-cell office:value-type="string" calcext:value-type="string">
            <text:p><text:s/>Preller </text:p>
          </table:table-cell>
          <table:table-cell office:value-type="float" office:value="942082011" calcext:value-type="float">
            <text:p>942082011</text:p>
          </table:table-cell>
          <table:table-cell office:value-type="float" office:value="106285047" calcext:value-type="float">
            <text:p>106285047</text:p>
          </table:table-cell>
          <table:table-cell office:value-type="string" calcext:value-type="string">
            <text:p><text:s/>reservas@viperpatagonia.com </text:p>
          </table:table-cell>
          <table:table-cell office:value-type="float" office:value="763486370" calcext:value-type="float">
            <text:p>76348637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quel </text:p>
          </table:table-cell>
          <table:table-cell office:value-type="string" calcext:value-type="string">
            <text:p><text:s/>Leniz </text:p>
          </table:table-cell>
          <table:table-cell office:value-type="float" office:value="56982933972" calcext:value-type="float">
            <text:p>56982933972</text:p>
          </table:table-cell>
          <table:table-cell office:value-type="float" office:value="106322066" calcext:value-type="float">
            <text:p>106322066</text:p>
          </table:table-cell>
          <table:table-cell office:value-type="string" calcext:value-type="string">
            <text:p><text:s/>rleniz@artlab.cl </text:p>
          </table:table-cell>
          <table:table-cell office:value-type="float" office:value="76.346127" calcext:value-type="float">
            <text:p>76.34612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 </text:p>
          </table:table-cell>
          <table:table-cell office:value-type="string" calcext:value-type="string">
            <text:p><text:s/>Díaz </text:p>
          </table:table-cell>
          <table:table-cell office:value-type="float" office:value="989822485" calcext:value-type="float">
            <text:p>989822485</text:p>
          </table:table-cell>
          <table:table-cell office:value-type="float" office:value="106370028" calcext:value-type="float">
            <text:p>106370028</text:p>
          </table:table-cell>
          <table:table-cell office:value-type="string" calcext:value-type="string">
            <text:p><text:s/>adiaz@triomaq.cl </text:p>
          </table:table-cell>
          <table:table-cell office:value-type="float" office:value="106370028" calcext:value-type="float">
            <text:p>10637002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yamil </text:p>
          </table:table-cell>
          <table:table-cell office:value-type="string" calcext:value-type="string">
            <text:p><text:s/>tabach </text:p>
          </table:table-cell>
          <table:table-cell office:value-type="float" office:value="225232418" calcext:value-type="float">
            <text:p>225232418</text:p>
          </table:table-cell>
          <table:table-cell office:value-type="float" office:value="106374244" calcext:value-type="float">
            <text:p>106374244</text:p>
          </table:table-cell>
          <table:table-cell office:value-type="string" calcext:value-type="string">
            <text:p><text:s/>ytabach@aprocaucho.cl </text:p>
          </table:table-cell>
          <table:table-cell office:value-type="float" office:value="760517100" calcext:value-type="float">
            <text:p>7605171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Aguayo </text:p>
          </table:table-cell>
          <table:table-cell office:value-type="float" office:value="968478822" calcext:value-type="float">
            <text:p>968478822</text:p>
          </table:table-cell>
          <table:table-cell office:value-type="float" office:value="106452105" calcext:value-type="float">
            <text:p>106452105</text:p>
          </table:table-cell>
          <table:table-cell office:value-type="string" calcext:value-type="string">
            <text:p><text:s/>paguayo@consener.cl </text:p>
          </table:table-cell>
          <table:table-cell office:value-type="float" office:value="764984390" calcext:value-type="float">
            <text:p>7649843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diaz </text:p>
          </table:table-cell>
          <table:table-cell office:value-type="string" calcext:value-type="string">
            <text:p><text:s/>23105649 -971370009 </text:p>
          </table:table-cell>
          <table:table-cell office:value-type="float" office:value="106485887" calcext:value-type="float">
            <text:p>106485887</text:p>
          </table:table-cell>
          <table:table-cell office:value-type="string" calcext:value-type="string">
            <text:p><text:s/>fotodiazn@gmail.com </text:p>
          </table:table-cell>
          <table:table-cell office:value-type="float" office:value="767903936" calcext:value-type="float">
            <text:p>76790393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orozco </text:p>
          </table:table-cell>
          <table:table-cell office:value-type="float" office:value="56987472166" calcext:value-type="float">
            <text:p>56987472166</text:p>
          </table:table-cell>
          <table:table-cell office:value-type="float" office:value="106542317" calcext:value-type="float">
            <text:p>106542317</text:p>
          </table:table-cell>
          <table:table-cell office:value-type="string" calcext:value-type="string">
            <text:p><text:s/>horozco@orozcorepuestos.cl </text:p>
          </table:table-cell>
          <table:table-cell office:value-type="float" office:value="76478.854" calcext:value-type="float">
            <text:p>76478.85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Francisca </text:p>
          </table:table-cell>
          <table:table-cell office:value-type="string" calcext:value-type="string">
            <text:p><text:s/>Rodriguez Piras </text:p>
          </table:table-cell>
          <table:table-cell office:value-type="float" office:value="987093789" calcext:value-type="float">
            <text:p>987093789</text:p>
          </table:table-cell>
          <table:table-cell office:value-type="float" office:value="106556555" calcext:value-type="float">
            <text:p>106556555</text:p>
          </table:table-cell>
          <table:table-cell office:value-type="string" calcext:value-type="string">
            <text:p><text:s/>servihomecontacto@gmail.com </text:p>
          </table:table-cell>
          <table:table-cell office:value-type="float" office:value="106556555" calcext:value-type="float">
            <text:p>1065565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ban </text:p>
          </table:table-cell>
          <table:table-cell office:value-type="string" calcext:value-type="string">
            <text:p><text:s/>Livacic Sagredo </text:p>
          </table:table-cell>
          <table:table-cell office:value-type="float" office:value="342293209" calcext:value-type="float">
            <text:p>342293209</text:p>
          </table:table-cell>
          <table:table-cell office:value-type="float" office:value="106579369" calcext:value-type="float">
            <text:p>106579369</text:p>
          </table:table-cell>
          <table:table-cell office:value-type="string" calcext:value-type="string">
            <text:p><text:s/>estebanlivacic@gmail.com </text:p>
          </table:table-cell>
          <table:table-cell office:value-type="float" office:value="768388520" calcext:value-type="float">
            <text:p>7683885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talina </text:p>
          </table:table-cell>
          <table:table-cell office:value-type="string" calcext:value-type="string">
            <text:p><text:s/>Lopez </text:p>
          </table:table-cell>
          <table:table-cell office:value-type="float" office:value="56977651545" calcext:value-type="float">
            <text:p>56977651545</text:p>
          </table:table-cell>
          <table:table-cell office:value-type="float" office:value="106601151" calcext:value-type="float">
            <text:p>106601151</text:p>
          </table:table-cell>
          <table:table-cell office:value-type="string" calcext:value-type="string">
            <text:p><text:s/>catalina.lopez.zabala@gmail.com </text:p>
          </table:table-cell>
          <table:table-cell office:value-type="float" office:value="762611228" calcext:value-type="float">
            <text:p>76261122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eonardo hernan </text:p>
          </table:table-cell>
          <table:table-cell office:value-type="string" calcext:value-type="string">
            <text:p><text:s/>espinoza lopez </text:p>
          </table:table-cell>
          <table:table-cell office:value-type="float" office:value="988038666" calcext:value-type="float">
            <text:p>988038666</text:p>
          </table:table-cell>
          <table:table-cell office:value-type="float" office:value="106631662" calcext:value-type="float">
            <text:p>106631662</text:p>
          </table:table-cell>
          <table:table-cell office:value-type="string" calcext:value-type="string">
            <text:p><text:s/>lespinoza@icata.pe </text:p>
          </table:table-cell>
          <table:table-cell office:value-type="float" office:value="764282566" calcext:value-type="float">
            <text:p>76428256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a maria </text:p>
          </table:table-cell>
          <table:table-cell office:value-type="string" calcext:value-type="string">
            <text:p><text:s/>lunecke </text:p>
          </table:table-cell>
          <table:table-cell office:value-type="float" office:value="973328603" calcext:value-type="float">
            <text:p>973328603</text:p>
          </table:table-cell>
          <table:table-cell office:value-type="float" office:value="106633029" calcext:value-type="float">
            <text:p>106633029</text:p>
          </table:table-cell>
          <table:table-cell office:value-type="string" calcext:value-type="string">
            <text:p><text:s/>akm@kbchile.com </text:p>
          </table:table-cell>
          <table:table-cell office:value-type="float" office:value="767588771" calcext:value-type="float">
            <text:p>76758877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ngrid del Pilar </text:p>
          </table:table-cell>
          <table:table-cell office:value-type="string" calcext:value-type="string">
            <text:p><text:s/>Romero </text:p>
          </table:table-cell>
          <table:table-cell office:value-type="float" office:value="232086597" calcext:value-type="float">
            <text:p>232086597</text:p>
          </table:table-cell>
          <table:table-cell office:value-type="float" office:value="106645574" calcext:value-type="float">
            <text:p>106645574</text:p>
          </table:table-cell>
          <table:table-cell office:value-type="string" calcext:value-type="string">
            <text:p><text:s/>promero@ecfal.cl </text:p>
          </table:table-cell>
          <table:table-cell office:value-type="float" office:value="767457030" calcext:value-type="float">
            <text:p>76745703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silva </text:p>
          </table:table-cell>
          <table:table-cell office:value-type="float" office:value="562220957" calcext:value-type="float">
            <text:p>562220957</text:p>
          </table:table-cell>
          <table:table-cell office:value-type="float" office:value="106813655" calcext:value-type="float">
            <text:p>106813655</text:p>
          </table:table-cell>
          <table:table-cell office:value-type="string" calcext:value-type="string">
            <text:p><text:s/>luis_silva@ascomputacion.cl </text:p>
          </table:table-cell>
          <table:table-cell office:value-type="float" office:value="760063312" calcext:value-type="float">
            <text:p>76006331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icole </text:p>
          </table:table-cell>
          <table:table-cell office:value-type="string" calcext:value-type="string">
            <text:p><text:s/>revesz </text:p>
          </table:table-cell>
          <table:table-cell office:value-type="float" office:value="228404950" calcext:value-type="float">
            <text:p>228404950</text:p>
          </table:table-cell>
          <table:table-cell office:value-type="float" office:value="106837562" calcext:value-type="float">
            <text:p>106837562</text:p>
          </table:table-cell>
          <table:table-cell office:value-type="string" calcext:value-type="string">
            <text:p><text:s/>nrevesz@chileparcels.cl </text:p>
          </table:table-cell>
          <table:table-cell office:value-type="float" office:value="762736942" calcext:value-type="float">
            <text:p>76273694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FERNANDEZ </text:p>
          </table:table-cell>
          <table:table-cell office:value-type="float" office:value="87686934" calcext:value-type="float">
            <text:p>87686934</text:p>
          </table:table-cell>
          <table:table-cell office:value-type="float" office:value="106873801" calcext:value-type="float">
            <text:p>106873801</text:p>
          </table:table-cell>
          <table:table-cell office:value-type="string" calcext:value-type="string">
            <text:p><text:s/>ventas@deportesram.cl </text:p>
          </table:table-cell>
          <table:table-cell office:value-type="float" office:value="762085798" calcext:value-type="float">
            <text:p>7620857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Montes </text:p>
          </table:table-cell>
          <table:table-cell office:value-type="float" office:value="74527249" calcext:value-type="float">
            <text:p>74527249</text:p>
          </table:table-cell>
          <table:table-cell office:value-type="float" office:value="106892172" calcext:value-type="float">
            <text:p>106892172</text:p>
          </table:table-cell>
          <table:table-cell office:value-type="string" calcext:value-type="string">
            <text:p><text:s/>patricio@controlbarsolutions.com </text:p>
          </table:table-cell>
          <table:table-cell office:value-type="float" office:value="760899011" calcext:value-type="float">
            <text:p>76089901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SUSANA </text:p>
          </table:table-cell>
          <table:table-cell office:value-type="string" calcext:value-type="string">
            <text:p><text:s/>DURAN </text:p>
          </table:table-cell>
          <table:table-cell office:value-type="float" office:value="222355248" calcext:value-type="float">
            <text:p>222355248</text:p>
          </table:table-cell>
          <table:table-cell office:value-type="float" office:value="107028684" calcext:value-type="float">
            <text:p>107028684</text:p>
          </table:table-cell>
          <table:table-cell office:value-type="string" calcext:value-type="string">
            <text:p><text:s/>sduran@geoequipos.cl </text:p>
          </table:table-cell>
          <table:table-cell office:value-type="float" office:value="889013001" calcext:value-type="float">
            <text:p>889013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Javier </text:p>
          </table:table-cell>
          <table:table-cell office:value-type="string" calcext:value-type="string">
            <text:p><text:s/>Serpa Oayarzun </text:p>
          </table:table-cell>
          <table:table-cell office:value-type="float" office:value="952084100" calcext:value-type="float">
            <text:p>952084100</text:p>
          </table:table-cell>
          <table:table-cell office:value-type="float" office:value="107245278" calcext:value-type="float">
            <text:p>107245278</text:p>
          </table:table-cell>
          <table:table-cell office:value-type="string" calcext:value-type="string">
            <text:p><text:s/>mserpa@sgmaustral.cl </text:p>
          </table:table-cell>
          <table:table-cell office:value-type="float" office:value="765262682" calcext:value-type="float">
            <text:p>76526268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LTON MANUEL </text:p>
          </table:table-cell>
          <table:table-cell office:value-type="string" calcext:value-type="string">
            <text:p><text:s/>VALDIVIA VALDIVIA </text:p>
          </table:table-cell>
          <table:table-cell office:value-type="float" office:value="988690652" calcext:value-type="float">
            <text:p>988690652</text:p>
          </table:table-cell>
          <table:table-cell office:value-type="float" office:value="107340971" calcext:value-type="float">
            <text:p>107340971</text:p>
          </table:table-cell>
          <table:table-cell office:value-type="string" calcext:value-type="string">
            <text:p><text:s/>obrasvaldivia@gmail.com </text:p>
          </table:table-cell>
          <table:table-cell office:value-type="string" calcext:value-type="string">
            <text:p><text:s/>76114569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ILLERMO DAVID </text:p>
          </table:table-cell>
          <table:table-cell office:value-type="string" calcext:value-type="string">
            <text:p><text:s/>DE LA FUENTE CASTILLO </text:p>
          </table:table-cell>
          <table:table-cell office:value-type="float" office:value="952183432" calcext:value-type="float">
            <text:p>952183432</text:p>
          </table:table-cell>
          <table:table-cell office:value-type="float" office:value="107412999" calcext:value-type="float">
            <text:p>107412999</text:p>
          </table:table-cell>
          <table:table-cell office:value-type="string" calcext:value-type="string">
            <text:p><text:s/>seguridadmetropoly@hotmail.com </text:p>
          </table:table-cell>
          <table:table-cell office:value-type="float" office:value="762994682" calcext:value-type="float">
            <text:p>76299468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Contreras </text:p>
          </table:table-cell>
          <table:table-cell office:value-type="float" office:value="98757934" calcext:value-type="float">
            <text:p>98757934</text:p>
          </table:table-cell>
          <table:table-cell office:value-type="float" office:value="107490175" calcext:value-type="float">
            <text:p>107490175</text:p>
          </table:table-cell>
          <table:table-cell office:value-type="string" calcext:value-type="string">
            <text:p><text:s/>c.contreras@aister.cl </text:p>
          </table:table-cell>
          <table:table-cell office:value-type="float" office:value="765210798" calcext:value-type="float">
            <text:p>76521079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Luis </text:p>
          </table:table-cell>
          <table:table-cell office:value-type="string" calcext:value-type="string">
            <text:p><text:s/>Villarroel </text:p>
          </table:table-cell>
          <table:table-cell office:value-type="float" office:value="976951410" calcext:value-type="float">
            <text:p>976951410</text:p>
          </table:table-cell>
          <table:table-cell office:value-type="float" office:value="107501002" calcext:value-type="float">
            <text:p>107501002</text:p>
          </table:table-cell>
          <table:table-cell office:value-type="string" calcext:value-type="string">
            <text:p><text:s/>jvillarroel@blancsoluciones.cl </text:p>
          </table:table-cell>
          <table:table-cell office:value-type="float" office:value="761196448" calcext:value-type="float">
            <text:p>7611964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eonardo </text:p>
          </table:table-cell>
          <table:table-cell office:value-type="string" calcext:value-type="string">
            <text:p><text:s/>Silva </text:p>
          </table:table-cell>
          <table:table-cell office:value-type="float" office:value="988099337" calcext:value-type="float">
            <text:p>988099337</text:p>
          </table:table-cell>
          <table:table-cell office:value-type="float" office:value="107507965" calcext:value-type="float">
            <text:p>107507965</text:p>
          </table:table-cell>
          <table:table-cell office:value-type="string" calcext:value-type="string">
            <text:p><text:s/>lsilva@servicioscorporativos.cl </text:p>
          </table:table-cell>
          <table:table-cell office:value-type="float" office:value="107507965" calcext:value-type="float">
            <text:p>10750796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Sonia Andrea </text:p>
          </table:table-cell>
          <table:table-cell office:value-type="string" calcext:value-type="string">
            <text:p><text:s/>Flores Arteaga </text:p>
          </table:table-cell>
          <table:table-cell office:value-type="float" office:value="964960454" calcext:value-type="float">
            <text:p>964960454</text:p>
          </table:table-cell>
          <table:table-cell office:value-type="float" office:value="107587705" calcext:value-type="float">
            <text:p>107587705</text:p>
          </table:table-cell>
          <table:table-cell office:value-type="string" calcext:value-type="string">
            <text:p><text:s/>sflores@pros.cl </text:p>
          </table:table-cell>
          <table:table-cell office:value-type="float" office:value="764603303" calcext:value-type="float">
            <text:p>7646033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Valeria </text:p>
          </table:table-cell>
          <table:table-cell office:value-type="string" calcext:value-type="string">
            <text:p><text:s/>Carvajal </text:p>
          </table:table-cell>
          <table:table-cell office:value-type="float" office:value="232027382" calcext:value-type="float">
            <text:p>232027382</text:p>
          </table:table-cell>
          <table:table-cell office:value-type="float" office:value="107719423" calcext:value-type="float">
            <text:p>107719423</text:p>
          </table:table-cell>
          <table:table-cell office:value-type="string" calcext:value-type="string">
            <text:p><text:s/>vcarvajal@bws.cl </text:p>
          </table:table-cell>
          <table:table-cell office:value-type="float" office:value="767239904" calcext:value-type="float">
            <text:p>7672399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elson ninrodd </text:p>
          </table:table-cell>
          <table:table-cell office:value-type="string" calcext:value-type="string">
            <text:p><text:s/>zuleta godoy </text:p>
          </table:table-cell>
          <table:table-cell office:value-type="float" office:value="971251916" calcext:value-type="float">
            <text:p>971251916</text:p>
          </table:table-cell>
          <table:table-cell office:value-type="float" office:value="107729437" calcext:value-type="float">
            <text:p>107729437</text:p>
          </table:table-cell>
          <table:table-cell office:value-type="string" calcext:value-type="string">
            <text:p><text:s/>ninrodd@hotmail.cl </text:p>
          </table:table-cell>
          <table:table-cell office:value-type="float" office:value="107729437" calcext:value-type="float">
            <text:p>10772943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lmuth </text:p>
          </table:table-cell>
          <table:table-cell office:value-type="string" calcext:value-type="string">
            <text:p><text:s/>sunnah </text:p>
          </table:table-cell>
          <table:table-cell office:value-type="float" office:value="977657643" calcext:value-type="float">
            <text:p>977657643</text:p>
          </table:table-cell>
          <table:table-cell office:value-type="float" office:value="107767460" calcext:value-type="float">
            <text:p>107767460</text:p>
          </table:table-cell>
          <table:table-cell office:value-type="string" calcext:value-type="string">
            <text:p><text:s/>hsunnah@topoffice.cl </text:p>
          </table:table-cell>
          <table:table-cell office:value-type="float" office:value="760887153" calcext:value-type="float">
            <text:p>76088715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BAN </text:p>
          </table:table-cell>
          <table:table-cell office:value-type="string" calcext:value-type="string">
            <text:p><text:s/>CONCHA </text:p>
          </table:table-cell>
          <table:table-cell office:value-type="float" office:value="432325957" calcext:value-type="float">
            <text:p>432325957</text:p>
          </table:table-cell>
          <table:table-cell office:value-type="float" office:value="107770828" calcext:value-type="float">
            <text:p>107770828</text:p>
          </table:table-cell>
          <table:table-cell office:value-type="string" calcext:value-type="string">
            <text:p><text:s/>econcha@correpprivado.cl </text:p>
          </table:table-cell>
          <table:table-cell office:value-type="float" office:value="761116339" calcext:value-type="float">
            <text:p>76111633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hristian </text:p>
          </table:table-cell>
          <table:table-cell office:value-type="string" calcext:value-type="string">
            <text:p><text:s/>Van der Meer </text:p>
          </table:table-cell>
          <table:table-cell office:value-type="float" office:value="993498656" calcext:value-type="float">
            <text:p>993498656</text:p>
          </table:table-cell>
          <table:table-cell office:value-type="float" office:value="107805508" calcext:value-type="float">
            <text:p>107805508</text:p>
          </table:table-cell>
          <table:table-cell office:value-type="string" calcext:value-type="string">
            <text:p><text:s/>cvandermeerg@gmail.com </text:p>
          </table:table-cell>
          <table:table-cell office:value-type="float" office:value="761565974" calcext:value-type="float">
            <text:p>76156597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O ENRIQUE </text:p>
          </table:table-cell>
          <table:table-cell office:value-type="string" calcext:value-type="string">
            <text:p><text:s/>BARRA CARRASCO </text:p>
          </table:table-cell>
          <table:table-cell office:value-type="float" office:value="962478222" calcext:value-type="float">
            <text:p>962478222</text:p>
          </table:table-cell>
          <table:table-cell office:value-type="float" office:value="107900993" calcext:value-type="float">
            <text:p>107900993</text:p>
          </table:table-cell>
          <table:table-cell office:value-type="string" calcext:value-type="string">
            <text:p><text:s/>amadariaga@retromel.cl </text:p>
          </table:table-cell>
          <table:table-cell office:value-type="float" office:value="777712403" calcext:value-type="float">
            <text:p>77771240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NIBALDO </text:p>
          </table:table-cell>
          <table:table-cell office:value-type="string" calcext:value-type="string">
            <text:p><text:s/>BOZO GONZALEZ </text:p>
          </table:table-cell>
          <table:table-cell office:value-type="string" calcext:value-type="string">
            <text:p><text:s/>562 226287 </text:p>
          </table:table-cell>
          <table:table-cell office:value-type="float" office:value="107927409" calcext:value-type="float">
            <text:p>107927409</text:p>
          </table:table-cell>
          <table:table-cell office:value-type="string" calcext:value-type="string">
            <text:p><text:s/>ventas.ambarextintores@vtr.net </text:p>
          </table:table-cell>
          <table:table-cell office:value-type="float" office:value="107927409" calcext:value-type="float">
            <text:p>1079274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castañeda </text:p>
          </table:table-cell>
          <table:table-cell office:value-type="float" office:value="950133193" calcext:value-type="float">
            <text:p>950133193</text:p>
          </table:table-cell>
          <table:table-cell office:value-type="float" office:value="108010673" calcext:value-type="float">
            <text:p>108010673</text:p>
          </table:table-cell>
          <table:table-cell office:value-type="string" calcext:value-type="string">
            <text:p><text:s/>victor@newit.cl </text:p>
          </table:table-cell>
          <table:table-cell office:value-type="float" office:value="762356708" calcext:value-type="float">
            <text:p>76235670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Cardenas </text:p>
          </table:table-cell>
          <table:table-cell office:value-type="float" office:value="226549449" calcext:value-type="float">
            <text:p>226549449</text:p>
          </table:table-cell>
          <table:table-cell office:value-type="float" office:value="108029692" calcext:value-type="float">
            <text:p>108029692</text:p>
          </table:table-cell>
          <table:table-cell office:value-type="string" calcext:value-type="string">
            <text:p><text:s/>hector.cardenas@advisorit.cl </text:p>
          </table:table-cell>
          <table:table-cell office:value-type="float" office:value="766212700" calcext:value-type="float">
            <text:p>7662127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RMEN </text:p>
          </table:table-cell>
          <table:table-cell office:value-type="string" calcext:value-type="string">
            <text:p><text:s/>NORAMBUENA RIVAS </text:p>
          </table:table-cell>
          <table:table-cell office:value-type="float" office:value="232134444" calcext:value-type="float">
            <text:p>232134444</text:p>
          </table:table-cell>
          <table:table-cell office:value-type="float" office:value="108041447" calcext:value-type="float">
            <text:p>108041447</text:p>
          </table:table-cell>
          <table:table-cell office:value-type="string" calcext:value-type="string">
            <text:p><text:s/>facturacioncobranza.cl@grupotawa.com </text:p>
          </table:table-cell>
          <table:table-cell office:value-type="float" office:value="760205656" calcext:value-type="float">
            <text:p>7602056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edro Juan </text:p>
          </table:table-cell>
          <table:table-cell office:value-type="string" calcext:value-type="string">
            <text:p><text:s/>Segovia Lobos </text:p>
          </table:table-cell>
          <table:table-cell office:value-type="float" office:value="983723741" calcext:value-type="float">
            <text:p>983723741</text:p>
          </table:table-cell>
          <table:table-cell office:value-type="float" office:value="108088982" calcext:value-type="float">
            <text:p>108088982</text:p>
          </table:table-cell>
          <table:table-cell office:value-type="string" calcext:value-type="string">
            <text:p><text:s/>psegovia33@hotmail.com </text:p>
          </table:table-cell>
          <table:table-cell office:value-type="float" office:value="765192463" calcext:value-type="float">
            <text:p>76519246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levicoy </text:p>
          </table:table-cell>
          <table:table-cell office:value-type="float" office:value="984682488" calcext:value-type="float">
            <text:p>984682488</text:p>
          </table:table-cell>
          <table:table-cell office:value-type="float" office:value="108097094" calcext:value-type="float">
            <text:p>108097094</text:p>
          </table:table-cell>
          <table:table-cell office:value-type="string" calcext:value-type="string">
            <text:p><text:s/>plevicoyz@gmail.com </text:p>
          </table:table-cell>
          <table:table-cell office:value-type="float" office:value="108097094" calcext:value-type="float">
            <text:p>10809709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ANDRA </text:p>
          </table:table-cell>
          <table:table-cell office:value-type="string" calcext:value-type="string">
            <text:p><text:s/>IBARRA </text:p>
          </table:table-cell>
          <table:table-cell office:value-type="float" office:value="225317358" calcext:value-type="float">
            <text:p>225317358</text:p>
          </table:table-cell>
          <table:table-cell office:value-type="float" office:value="108232102" calcext:value-type="float">
            <text:p>108232102</text:p>
          </table:table-cell>
          <table:table-cell office:value-type="string" calcext:value-type="string">
            <text:p><text:s/>administracion@constructoraekohn.cl </text:p>
          </table:table-cell>
          <table:table-cell office:value-type="float" office:value="779678903" calcext:value-type="float">
            <text:p>7796789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Serres </text:p>
          </table:table-cell>
          <table:table-cell office:value-type="float" office:value="991586782" calcext:value-type="float">
            <text:p>991586782</text:p>
          </table:table-cell>
          <table:table-cell office:value-type="float" office:value="108285664" calcext:value-type="float">
            <text:p>108285664</text:p>
          </table:table-cell>
          <table:table-cell office:value-type="string" calcext:value-type="string">
            <text:p><text:s/>gonzalo.serres@2mind.cl </text:p>
          </table:table-cell>
          <table:table-cell office:value-type="float" office:value="762464241" calcext:value-type="float">
            <text:p>7624642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<text:s/>valenzuela </text:p>
          </table:table-cell>
          <table:table-cell office:value-type="float" office:value="98953334" calcext:value-type="float">
            <text:p>98953334</text:p>
          </table:table-cell>
          <table:table-cell office:value-type="float" office:value="108340797" calcext:value-type="float">
            <text:p>108340797</text:p>
          </table:table-cell>
          <table:table-cell office:value-type="string" calcext:value-type="string">
            <text:p><text:s/>simon.valenzuela@trackrail.cl </text:p>
          </table:table-cell>
          <table:table-cell office:value-type="float" office:value="768163510" calcext:value-type="float">
            <text:p>7681635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consuelo </text:p>
          </table:table-cell>
          <table:table-cell office:value-type="string" calcext:value-type="string">
            <text:p><text:s/>edwards </text:p>
          </table:table-cell>
          <table:table-cell office:value-type="float" office:value="56498749" calcext:value-type="float">
            <text:p>56498749</text:p>
          </table:table-cell>
          <table:table-cell office:value-type="float" office:value="108371552" calcext:value-type="float">
            <text:p>108371552</text:p>
          </table:table-cell>
          <table:table-cell office:value-type="string" calcext:value-type="string">
            <text:p><text:s/>consuelo@believe.tv </text:p>
          </table:table-cell>
          <table:table-cell office:value-type="float" office:value="760200476" calcext:value-type="float">
            <text:p>76020047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diaz </text:p>
          </table:table-cell>
          <table:table-cell office:value-type="float" office:value="988682454" calcext:value-type="float">
            <text:p>988682454</text:p>
          </table:table-cell>
          <table:table-cell office:value-type="float" office:value="108464593" calcext:value-type="float">
            <text:p>108464593</text:p>
          </table:table-cell>
          <table:table-cell office:value-type="string" calcext:value-type="string">
            <text:p><text:s/>adminmistracion@chileparcels.cl </text:p>
          </table:table-cell>
          <table:table-cell office:value-type="float" office:value="762736942" calcext:value-type="float">
            <text:p>76273694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TAPIA </text:p>
          </table:table-cell>
          <table:table-cell office:value-type="float" office:value="978567267" calcext:value-type="float">
            <text:p>978567267</text:p>
          </table:table-cell>
          <table:table-cell office:value-type="float" office:value="108530928" calcext:value-type="float">
            <text:p>108530928</text:p>
          </table:table-cell>
          <table:table-cell office:value-type="string" calcext:value-type="string">
            <text:p><text:s/>mtapia@sanipaz.cl </text:p>
          </table:table-cell>
          <table:table-cell office:value-type="float" office:value="767455038" calcext:value-type="float">
            <text:p>76745503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SSICA </text:p>
          </table:table-cell>
          <table:table-cell office:value-type="string" calcext:value-type="string">
            <text:p><text:s/>OYANEDEL </text:p>
          </table:table-cell>
          <table:table-cell office:value-type="float" office:value="956087302" calcext:value-type="float">
            <text:p>956087302</text:p>
          </table:table-cell>
          <table:table-cell office:value-type="float" office:value="108723807" calcext:value-type="float">
            <text:p>108723807</text:p>
          </table:table-cell>
          <table:table-cell office:value-type="string" calcext:value-type="string">
            <text:p><text:s/>jessica@christianseningenieria.cl </text:p>
          </table:table-cell>
          <table:table-cell office:value-type="float" office:value="760611352" calcext:value-type="float">
            <text:p>76061135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Luis </text:p>
          </table:table-cell>
          <table:table-cell office:value-type="string" calcext:value-type="string">
            <text:p><text:s/>Garcia </text:p>
          </table:table-cell>
          <table:table-cell office:value-type="float" office:value="992985313" calcext:value-type="float">
            <text:p>992985313</text:p>
          </table:table-cell>
          <table:table-cell office:value-type="float" office:value="108737492" calcext:value-type="float">
            <text:p>108737492</text:p>
          </table:table-cell>
          <table:table-cell office:value-type="string" calcext:value-type="string">
            <text:p><text:s/>joseluisgarciavaldivieso@gmail.com </text:p>
          </table:table-cell>
          <table:table-cell office:value-type="float" office:value="768172099" calcext:value-type="float">
            <text:p>76817209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X </text:p>
          </table:table-cell>
          <table:table-cell office:value-type="string" calcext:value-type="string">
            <text:p><text:s/>MORENO JORQUERA </text:p>
          </table:table-cell>
          <table:table-cell office:value-type="float" office:value="955342995" calcext:value-type="float">
            <text:p>955342995</text:p>
          </table:table-cell>
          <table:table-cell office:value-type="float" office:value="108741201" calcext:value-type="float">
            <text:p>108741201</text:p>
          </table:table-cell>
          <table:table-cell office:value-type="string" calcext:value-type="string">
            <text:p><text:s/>FMORENO@biovector.cl </text:p>
          </table:table-cell>
          <table:table-cell office:value-type="float" office:value="763221741" calcext:value-type="float">
            <text:p>7632217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Caicedo </text:p>
          </table:table-cell>
          <table:table-cell office:value-type="float" office:value="12312312" calcext:value-type="float">
            <text:p>12312312</text:p>
          </table:table-cell>
          <table:table-cell office:value-type="float" office:value="108784113" calcext:value-type="float">
            <text:p>108784113</text:p>
          </table:table-cell>
          <table:table-cell office:value-type="string" calcext:value-type="string">
            <text:p><text:s/>dcaicedo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ORACIO </text:p>
          </table:table-cell>
          <table:table-cell office:value-type="string" calcext:value-type="string">
            <text:p><text:s/>MALDONADO </text:p>
          </table:table-cell>
          <table:table-cell office:value-type="float" office:value="975809340" calcext:value-type="float">
            <text:p>975809340</text:p>
          </table:table-cell>
          <table:table-cell office:value-type="float" office:value="108784903" calcext:value-type="float">
            <text:p>108784903</text:p>
          </table:table-cell>
          <table:table-cell office:value-type="string" calcext:value-type="string">
            <text:p><text:s/>contacto@wizardaustral.cl </text:p>
          </table:table-cell>
          <table:table-cell office:value-type="float" office:value="768154937" calcext:value-type="float">
            <text:p>76815493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abiola </text:p>
          </table:table-cell>
          <table:table-cell office:value-type="string" calcext:value-type="string">
            <text:p><text:s/>muñoz cisternas </text:p>
          </table:table-cell>
          <table:table-cell office:value-type="float" office:value="956570693" calcext:value-type="float">
            <text:p>956570693</text:p>
          </table:table-cell>
          <table:table-cell office:value-type="float" office:value="108822295" calcext:value-type="float">
            <text:p>108822295</text:p>
          </table:table-cell>
          <table:table-cell office:value-type="string" calcext:value-type="string">
            <text:p><text:s/>fabiolamunozcisternas@gmail.com </text:p>
          </table:table-cell>
          <table:table-cell office:value-type="float" office:value="766609651" calcext:value-type="float">
            <text:p>76660965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món </text:p>
          </table:table-cell>
          <table:table-cell office:value-type="string" calcext:value-type="string">
            <text:p><text:s/>guzmán </text:p>
          </table:table-cell>
          <table:table-cell office:value-type="float" office:value="985058552" calcext:value-type="float">
            <text:p>985058552</text:p>
          </table:table-cell>
          <table:table-cell office:value-type="float" office:value="108865792" calcext:value-type="float">
            <text:p>108865792</text:p>
          </table:table-cell>
          <table:table-cell office:value-type="string" calcext:value-type="string">
            <text:p><text:s/>28ramonguzman@gmail.com </text:p>
          </table:table-cell>
          <table:table-cell office:value-type="float" office:value="765281679" calcext:value-type="float">
            <text:p>7652816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mela Ivonne </text:p>
          </table:table-cell>
          <table:table-cell office:value-type="string" calcext:value-type="string">
            <text:p><text:s/>Vicencio Olivares </text:p>
          </table:table-cell>
          <table:table-cell office:value-type="float" office:value="976086190" calcext:value-type="float">
            <text:p>976086190</text:p>
          </table:table-cell>
          <table:table-cell office:value-type="float" office:value="108875186" calcext:value-type="float">
            <text:p>108875186</text:p>
          </table:table-cell>
          <table:table-cell office:value-type="string" calcext:value-type="string">
            <text:p><text:s/>saavedrarigoberto@gmail.com </text:p>
          </table:table-cell>
          <table:table-cell office:value-type="float" office:value="119412226" calcext:value-type="float">
            <text:p>11941222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ARIZA </text:p>
          </table:table-cell>
          <table:table-cell office:value-type="string" calcext:value-type="string">
            <text:p><text:s/>CASTILLO </text:p>
          </table:table-cell>
          <table:table-cell office:value-type="float" office:value="227447535" calcext:value-type="float">
            <text:p>227447535</text:p>
          </table:table-cell>
          <table:table-cell office:value-type="float" office:value="108999179" calcext:value-type="float">
            <text:p>108999179</text:p>
          </table:table-cell>
          <table:table-cell office:value-type="string" calcext:value-type="string">
            <text:p><text:s/>mcastillo@asimpros.cl </text:p>
          </table:table-cell>
          <table:table-cell office:value-type="float" office:value="763192121" calcext:value-type="float">
            <text:p>76319212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René </text:p>
          </table:table-cell>
          <table:table-cell office:value-type="string" calcext:value-type="string">
            <text:p><text:s/>Cerda </text:p>
          </table:table-cell>
          <table:table-cell office:value-type="float" office:value="957887444" calcext:value-type="float">
            <text:p>957887444</text:p>
          </table:table-cell>
          <table:table-cell office:value-type="float" office:value="109320412" calcext:value-type="float">
            <text:p>109320412</text:p>
          </table:table-cell>
          <table:table-cell office:value-type="string" calcext:value-type="string">
            <text:p><text:s/>rene.cerda@rjing.cl </text:p>
          </table:table-cell>
          <table:table-cell office:value-type="float" office:value="766037453" calcext:value-type="float">
            <text:p>76603745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NALDO </text:p>
          </table:table-cell>
          <table:table-cell office:value-type="string" calcext:value-type="string">
            <text:p><text:s/>CAMPOS </text:p>
          </table:table-cell>
          <table:table-cell office:value-type="float" office:value="971394992" calcext:value-type="float">
            <text:p>971394992</text:p>
          </table:table-cell>
          <table:table-cell office:value-type="float" office:value="109373567" calcext:value-type="float">
            <text:p>109373567</text:p>
          </table:table-cell>
          <table:table-cell office:value-type="string" calcext:value-type="string">
            <text:p><text:s/>herhernaldo@yahoo.es </text:p>
          </table:table-cell>
          <table:table-cell office:value-type="float" office:value="766927599" calcext:value-type="float">
            <text:p>76692759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LIZANA </text:p>
          </table:table-cell>
          <table:table-cell office:value-type="float" office:value="413162333" calcext:value-type="float">
            <text:p>413162333</text:p>
          </table:table-cell>
          <table:table-cell office:value-type="float" office:value="109397326" calcext:value-type="float">
            <text:p>109397326</text:p>
          </table:table-cell>
          <table:table-cell office:value-type="string" calcext:value-type="string">
            <text:p><text:s/>lvl.ingenieria@gmail.com </text:p>
          </table:table-cell>
          <table:table-cell office:value-type="float" office:value="762450712" calcext:value-type="float">
            <text:p>76245071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Esteban </text:p>
          </table:table-cell>
          <table:table-cell office:value-type="string" calcext:value-type="string">
            <text:p><text:s/>Monsalves Vera </text:p>
          </table:table-cell>
          <table:table-cell office:value-type="float" office:value="956990282" calcext:value-type="float">
            <text:p>956990282</text:p>
          </table:table-cell>
          <table:table-cell office:value-type="float" office:value="109416487" calcext:value-type="float">
            <text:p>109416487</text:p>
          </table:table-cell>
          <table:table-cell office:value-type="string" calcext:value-type="string">
            <text:p><text:s/>construccionesmyr@gmail.com </text:p>
          </table:table-cell>
          <table:table-cell office:value-type="float" office:value="109416487" calcext:value-type="float">
            <text:p>10941648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Jorquera </text:p>
          </table:table-cell>
          <table:table-cell office:value-type="float" office:value="56997457649" calcext:value-type="float">
            <text:p>56997457649</text:p>
          </table:table-cell>
          <table:table-cell office:value-type="float" office:value="109476668" calcext:value-type="float">
            <text:p>109476668</text:p>
          </table:table-cell>
          <table:table-cell office:value-type="string" calcext:value-type="string">
            <text:p><text:s/>ricardo.jorquera@efficientheat.cl </text:p>
          </table:table-cell>
          <table:table-cell office:value-type="float" office:value="763103749" calcext:value-type="float">
            <text:p>76310374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Maldonado </text:p>
          </table:table-cell>
          <table:table-cell office:value-type="float" office:value="979959430" calcext:value-type="float">
            <text:p>979959430</text:p>
          </table:table-cell>
          <table:table-cell office:value-type="float" office:value="109497398" calcext:value-type="float">
            <text:p>109497398</text:p>
          </table:table-cell>
          <table:table-cell office:value-type="string" calcext:value-type="string">
            <text:p><text:s/>sergio.maldonado@gruman.cl </text:p>
          </table:table-cell>
          <table:table-cell office:value-type="float" office:value="764256220" calcext:value-type="float">
            <text:p>76425622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ISEL </text:p>
          </table:table-cell>
          <table:table-cell office:value-type="string" calcext:value-type="string">
            <text:p><text:s/>RAMIREZ </text:p>
          </table:table-cell>
          <table:table-cell office:value-type="float" office:value="228550163" calcext:value-type="float">
            <text:p>228550163</text:p>
          </table:table-cell>
          <table:table-cell office:value-type="float" office:value="109538094" calcext:value-type="float">
            <text:p>109538094</text:p>
          </table:table-cell>
          <table:table-cell office:value-type="string" calcext:value-type="string">
            <text:p><text:s/>gramirez@sasoluciones.cl </text:p>
          </table:table-cell>
          <table:table-cell office:value-type="float" office:value="761444115" calcext:value-type="float">
            <text:p>76144411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CIANO </text:p>
          </table:table-cell>
          <table:table-cell office:value-type="string" calcext:value-type="string">
            <text:p><text:s/>CHOCOBAR </text:p>
          </table:table-cell>
          <table:table-cell office:value-type="float" office:value="996959527" calcext:value-type="float">
            <text:p>996959527</text:p>
          </table:table-cell>
          <table:table-cell office:value-type="float" office:value="109573957" calcext:value-type="float">
            <text:p>109573957</text:p>
          </table:table-cell>
          <table:table-cell office:value-type="string" calcext:value-type="string">
            <text:p><text:s/>l.chocobar33@gmail.com </text:p>
          </table:table-cell>
          <table:table-cell office:value-type="float" office:value="109573957" calcext:value-type="float">
            <text:p>10957395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sar </text:p>
          </table:table-cell>
          <table:table-cell office:value-type="string" calcext:value-type="string">
            <text:p><text:s/>Rojas </text:p>
          </table:table-cell>
          <table:table-cell office:value-type="float" office:value="93373402" calcext:value-type="float">
            <text:p>93373402</text:p>
          </table:table-cell>
          <table:table-cell office:value-type="float" office:value="109666726" calcext:value-type="float">
            <text:p>109666726</text:p>
          </table:table-cell>
          <table:table-cell office:value-type="string" calcext:value-type="string">
            <text:p><text:s/>corg70@gmail.com </text:p>
          </table:table-cell>
          <table:table-cell office:value-type="float" office:value="762174499" calcext:value-type="float">
            <text:p>76217449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Patricio </text:p>
          </table:table-cell>
          <table:table-cell office:value-type="string" calcext:value-type="string">
            <text:p><text:s/>Passalacqua Aravena </text:p>
          </table:table-cell>
          <table:table-cell office:value-type="float" office:value="56985008493" calcext:value-type="float">
            <text:p>56985008493</text:p>
          </table:table-cell>
          <table:table-cell office:value-type="float" office:value="109710075" calcext:value-type="float">
            <text:p>109710075</text:p>
          </table:table-cell>
          <table:table-cell office:value-type="string" calcext:value-type="string">
            <text:p><text:s/>cristianp@atlas-sistemas.com </text:p>
          </table:table-cell>
          <table:table-cell office:value-type="float" office:value="760384720" calcext:value-type="float">
            <text:p>76038472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risthian </text:p>
          </table:table-cell>
          <table:table-cell office:value-type="string" calcext:value-type="string">
            <text:p><text:s/>Salazar </text:p>
          </table:table-cell>
          <table:table-cell office:value-type="float" office:value="967597754" calcext:value-type="float">
            <text:p>967597754</text:p>
          </table:table-cell>
          <table:table-cell office:value-type="float" office:value="109740160" calcext:value-type="float">
            <text:p>109740160</text:p>
          </table:table-cell>
          <table:table-cell office:value-type="string" calcext:value-type="string">
            <text:p><text:s/>kda.ltda@gmail.com </text:p>
          </table:table-cell>
          <table:table-cell office:value-type="float" office:value="768981493" calcext:value-type="float">
            <text:p>76898149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German </text:p>
          </table:table-cell>
          <table:table-cell office:value-type="string" calcext:value-type="string">
            <text:p><text:s/>Angulo </text:p>
          </table:table-cell>
          <table:table-cell office:value-type="float" office:value="226203550" calcext:value-type="float">
            <text:p>226203550</text:p>
          </table:table-cell>
          <table:table-cell office:value-type="float" office:value="109751235" calcext:value-type="float">
            <text:p>109751235</text:p>
          </table:table-cell>
          <table:table-cell office:value-type="string" calcext:value-type="string">
            <text:p><text:s/>bash@bash.cl </text:p>
          </table:table-cell>
          <table:table-cell office:value-type="float" office:value="968283006" calcext:value-type="float">
            <text:p>9682830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Daniela </text:p>
          </table:table-cell>
          <table:table-cell office:value-type="string" calcext:value-type="string">
            <text:p><text:s/>Saez </text:p>
          </table:table-cell>
          <table:table-cell office:value-type="float" office:value="227376519" calcext:value-type="float">
            <text:p>227376519</text:p>
          </table:table-cell>
          <table:table-cell office:value-type="float" office:value="109966703" calcext:value-type="float">
            <text:p>109966703</text:p>
          </table:table-cell>
          <table:table-cell office:value-type="string" calcext:value-type="string">
            <text:p><text:s/>daniela@sangines.cl </text:p>
          </table:table-cell>
          <table:table-cell office:value-type="float" office:value="650139119" calcext:value-type="float">
            <text:p>6501391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ilvia </text:p>
          </table:table-cell>
          <table:table-cell office:value-type="string" calcext:value-type="string">
            <text:p><text:s/>Pe√±A </text:p>
          </table:table-cell>
          <table:table-cell office:value-type="float" office:value="997515786" calcext:value-type="float">
            <text:p>997515786</text:p>
          </table:table-cell>
          <table:table-cell office:value-type="float" office:value="110423632" calcext:value-type="float">
            <text:p>110423632</text:p>
          </table:table-cell>
          <table:table-cell office:value-type="string" calcext:value-type="string">
            <text:p><text:s/>silvia.p@transportesrutasur.cl </text:p>
          </table:table-cell>
          <table:table-cell office:value-type="string" calcext:value-type="string">
            <text:p><text:s/>76206913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moraga </text:p>
          </table:table-cell>
          <table:table-cell office:value-type="float" office:value="225470742" calcext:value-type="float">
            <text:p>225470742</text:p>
          </table:table-cell>
          <table:table-cell office:value-type="float" office:value="111634327" calcext:value-type="float">
            <text:p>111634327</text:p>
          </table:table-cell>
          <table:table-cell office:value-type="string" calcext:value-type="string">
            <text:p><text:s/>contacto@altomin.cl </text:p>
          </table:table-cell>
          <table:table-cell office:value-type="string" calcext:value-type="string">
            <text:p><text:s/>7603379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lizabeth Maria </text:p>
          </table:table-cell>
          <table:table-cell office:value-type="string" calcext:value-type="string">
            <text:p><text:s/>opazo miranda </text:p>
          </table:table-cell>
          <table:table-cell office:value-type="float" office:value="992602448" calcext:value-type="float">
            <text:p>992602448</text:p>
          </table:table-cell>
          <table:table-cell office:value-type="float" office:value="112202188" calcext:value-type="float">
            <text:p>112202188</text:p>
          </table:table-cell>
          <table:table-cell office:value-type="string" calcext:value-type="string">
            <text:p><text:s/>contacto@molokailtda.cl </text:p>
          </table:table-cell>
          <table:table-cell office:value-type="float" office:value="765897386" calcext:value-type="float">
            <text:p>76589738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Ravest </text:p>
          </table:table-cell>
          <table:table-cell office:value-type="float" office:value="99863113" calcext:value-type="float">
            <text:p>99863113</text:p>
          </table:table-cell>
          <table:table-cell office:value-type="float" office:value="112262105" calcext:value-type="float">
            <text:p>112262105</text:p>
          </table:table-cell>
          <table:table-cell office:value-type="string" calcext:value-type="string">
            <text:p><text:s/>cristian.ravest@anpazresiduos.cl </text:p>
          </table:table-cell>
          <table:table-cell office:value-type="float" office:value="765351111" calcext:value-type="float">
            <text:p>76535111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LIA </text:p>
          </table:table-cell>
          <table:table-cell office:value-type="string" calcext:value-type="string">
            <text:p><text:s/>ESPEJO </text:p>
          </table:table-cell>
          <table:table-cell office:value-type="float" office:value="229823558" calcext:value-type="float">
            <text:p>229823558</text:p>
          </table:table-cell>
          <table:table-cell office:value-type="float" office:value="112302344" calcext:value-type="float">
            <text:p>112302344</text:p>
          </table:table-cell>
          <table:table-cell office:value-type="string" calcext:value-type="string">
            <text:p><text:s/>helia.espejo@bioheis.cl </text:p>
          </table:table-cell>
          <table:table-cell office:value-type="float" office:value="765327229" calcext:value-type="float">
            <text:p>76532722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enny </text:p>
          </table:table-cell>
          <table:table-cell office:value-type="string" calcext:value-type="string">
            <text:p><text:s/>Peña </text:p>
          </table:table-cell>
          <table:table-cell office:value-type="float" office:value="225782631" calcext:value-type="float">
            <text:p>225782631</text:p>
          </table:table-cell>
          <table:table-cell office:value-type="float" office:value="112696873" calcext:value-type="float">
            <text:p>112696873</text:p>
          </table:table-cell>
          <table:table-cell office:value-type="string" calcext:value-type="string">
            <text:p><text:s/>jpena@mhis.cl </text:p>
          </table:table-cell>
          <table:table-cell office:value-type="float" office:value="968856308" calcext:value-type="float">
            <text:p>9688563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Hernandez </text:p>
          </table:table-cell>
          <table:table-cell office:value-type="float" office:value="996403793" calcext:value-type="float">
            <text:p>996403793</text:p>
          </table:table-cell>
          <table:table-cell office:value-type="float" office:value="112755144" calcext:value-type="float">
            <text:p>112755144</text:p>
          </table:table-cell>
          <table:table-cell office:value-type="string" calcext:value-type="string">
            <text:p><text:s/>rhernandez@otecsermas.cl </text:p>
          </table:table-cell>
          <table:table-cell office:value-type="float" office:value="761376268" calcext:value-type="float">
            <text:p>76137626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<text:s/>VALDEBENITO </text:p>
          </table:table-cell>
          <table:table-cell office:value-type="float" office:value="412462876" calcext:value-type="float">
            <text:p>412462876</text:p>
          </table:table-cell>
          <table:table-cell office:value-type="float" office:value="112918221" calcext:value-type="float">
            <text:p>112918221</text:p>
          </table:table-cell>
          <table:table-cell office:value-type="string" calcext:value-type="string">
            <text:p><text:s/>jvaldebenito@sight.cl </text:p>
          </table:table-cell>
          <table:table-cell office:value-type="float" office:value="779372006" calcext:value-type="float">
            <text:p>7793720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Salazar M </text:p>
          </table:table-cell>
          <table:table-cell office:value-type="float" office:value="56977493942" calcext:value-type="float">
            <text:p>56977493942</text:p>
          </table:table-cell>
          <table:table-cell office:value-type="float" office:value="112990097" calcext:value-type="float">
            <text:p>112990097</text:p>
          </table:table-cell>
          <table:table-cell office:value-type="string" calcext:value-type="string">
            <text:p><text:s/>asalazarm@ecenter.cl </text:p>
          </table:table-cell>
          <table:table-cell office:value-type="float" office:value="769096906" calcext:value-type="float">
            <text:p>7690969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andra </text:p>
          </table:table-cell>
          <table:table-cell office:value-type="string" calcext:value-type="string">
            <text:p><text:s/>arias </text:p>
          </table:table-cell>
          <table:table-cell office:value-type="float" office:value="225557695" calcext:value-type="float">
            <text:p>225557695</text:p>
          </table:table-cell>
          <table:table-cell office:value-type="float" office:value="113161833" calcext:value-type="float">
            <text:p>113161833</text:p>
          </table:table-cell>
          <table:table-cell office:value-type="string" calcext:value-type="string">
            <text:p><text:s/>sarias@iluminaltda.cl </text:p>
          </table:table-cell>
          <table:table-cell office:value-type="float" office:value="778839806" calcext:value-type="float">
            <text:p>77883980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ladimir </text:p>
          </table:table-cell>
          <table:table-cell office:value-type="string" calcext:value-type="string">
            <text:p><text:s/>Castro </text:p>
          </table:table-cell>
          <table:table-cell office:value-type="float" office:value="89834607" calcext:value-type="float">
            <text:p>89834607</text:p>
          </table:table-cell>
          <table:table-cell office:value-type="float" office:value="113163984" calcext:value-type="float">
            <text:p>113163984</text:p>
          </table:table-cell>
          <table:table-cell office:value-type="string" calcext:value-type="string">
            <text:p><text:s/>vcastro@extintoresinterprise.cl </text:p>
          </table:table-cell>
          <table:table-cell office:value-type="float" office:value="835777006" calcext:value-type="float">
            <text:p>8357770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oscar fabian </text:p>
          </table:table-cell>
          <table:table-cell office:value-type="string" calcext:value-type="string">
            <text:p><text:s/>Polanco Testa </text:p>
          </table:table-cell>
          <table:table-cell office:value-type="float" office:value="569815076" calcext:value-type="float">
            <text:p>569815076</text:p>
          </table:table-cell>
          <table:table-cell office:value-type="float" office:value="113329408" calcext:value-type="float">
            <text:p>113329408</text:p>
          </table:table-cell>
          <table:table-cell office:value-type="string" calcext:value-type="string">
            <text:p><text:s/>ofpolanco@hotmail.com </text:p>
          </table:table-cell>
          <table:table-cell office:value-type="float" office:value="766914039" calcext:value-type="float">
            <text:p>76691403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vando </text:p>
          </table:table-cell>
          <table:table-cell office:value-type="string" calcext:value-type="string">
            <text:p><text:s/>Arce Faundez </text:p>
          </table:table-cell>
          <table:table-cell office:value-type="float" office:value="56974270804" calcext:value-type="float">
            <text:p>56974270804</text:p>
          </table:table-cell>
          <table:table-cell office:value-type="float" office:value="113382627" calcext:value-type="float">
            <text:p>113382627</text:p>
          </table:table-cell>
          <table:table-cell office:value-type="string" calcext:value-type="string">
            <text:p><text:s/>sarce@ageovial.cl </text:p>
          </table:table-cell>
          <table:table-cell office:value-type="float" office:value="760397873" calcext:value-type="float">
            <text:p>76039787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LEXIS HUMBERTO </text:p>
          </table:table-cell>
          <table:table-cell office:value-type="string" calcext:value-type="string">
            <text:p><text:s/>GONZALEZ CARREÑO </text:p>
          </table:table-cell>
          <table:table-cell office:value-type="float" office:value="522233654" calcext:value-type="float">
            <text:p>522233654</text:p>
          </table:table-cell>
          <table:table-cell office:value-type="float" office:value="113457287" calcext:value-type="float">
            <text:p>113457287</text:p>
          </table:table-cell>
          <table:table-cell office:value-type="string" calcext:value-type="string">
            <text:p><text:s/>alexis.gonzalez@libreriaselecta.cl </text:p>
          </table:table-cell>
          <table:table-cell office:value-type="float" office:value="896799002" calcext:value-type="float">
            <text:p>896799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LCON DAVID </text:p>
          </table:table-cell>
          <table:table-cell office:value-type="string" calcext:value-type="string">
            <text:p><text:s/>SILVA FOSTER </text:p>
          </table:table-cell>
          <table:table-cell office:value-type="float" office:value="225372822" calcext:value-type="float">
            <text:p>225372822</text:p>
          </table:table-cell>
          <table:table-cell office:value-type="float" office:value="113486368" calcext:value-type="float">
            <text:p>113486368</text:p>
          </table:table-cell>
          <table:table-cell office:value-type="string" calcext:value-type="string">
            <text:p><text:s/>pulmetal@yahoo.es </text:p>
          </table:table-cell>
          <table:table-cell office:value-type="float" office:value="113486368" calcext:value-type="float">
            <text:p>11348636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iguel </text:p>
          </table:table-cell>
          <table:table-cell office:value-type="string" calcext:value-type="string">
            <text:p><text:s/>gallardo rivera </text:p>
          </table:table-cell>
          <table:table-cell office:value-type="float" office:value="961499383" calcext:value-type="float">
            <text:p>961499383</text:p>
          </table:table-cell>
          <table:table-cell office:value-type="float" office:value="113787961" calcext:value-type="float">
            <text:p>113787961</text:p>
          </table:table-cell>
          <table:table-cell office:value-type="string" calcext:value-type="string">
            <text:p><text:s/>migariservicios@gmail.com </text:p>
          </table:table-cell>
          <table:table-cell office:value-type="float" office:value="113787961" calcext:value-type="float">
            <text:p>11378796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mes </text:p>
          </table:table-cell>
          <table:table-cell office:value-type="string" calcext:value-type="string">
            <text:p><text:s/>Morales </text:p>
          </table:table-cell>
          <table:table-cell office:value-type="float" office:value="963711841" calcext:value-type="float">
            <text:p>963711841</text:p>
          </table:table-cell>
          <table:table-cell office:value-type="float" office:value="113876158" calcext:value-type="float">
            <text:p>113876158</text:p>
          </table:table-cell>
          <table:table-cell office:value-type="string" calcext:value-type="string">
            <text:p><text:s/>urbavisionviagroup@gmail.com </text:p>
          </table:table-cell>
          <table:table-cell office:value-type="float" office:value="763351831" calcext:value-type="float">
            <text:p>76335183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QUINTANILLA </text:p>
          </table:table-cell>
          <table:table-cell office:value-type="float" office:value="227470973" calcext:value-type="float">
            <text:p>227470973</text:p>
          </table:table-cell>
          <table:table-cell office:value-type="float" office:value="114033146" calcext:value-type="float">
            <text:p>114033146</text:p>
          </table:table-cell>
          <table:table-cell office:value-type="string" calcext:value-type="string">
            <text:p><text:s/>mquintanilla@lifewood.cl </text:p>
          </table:table-cell>
          <table:table-cell office:value-type="float" office:value="779974308" calcext:value-type="float">
            <text:p>7799743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mar francisco </text:p>
          </table:table-cell>
          <table:table-cell office:value-type="string" calcext:value-type="string">
            <text:p><text:s/>vidal belmar </text:p>
          </table:table-cell>
          <table:table-cell office:value-type="float" office:value="993219371" calcext:value-type="float">
            <text:p>993219371</text:p>
          </table:table-cell>
          <table:table-cell office:value-type="float" office:value="114077984" calcext:value-type="float">
            <text:p>114077984</text:p>
          </table:table-cell>
          <table:table-cell office:value-type="string" calcext:value-type="string">
            <text:p><text:s/>omarvidalbelmar@gmail.com </text:p>
          </table:table-cell>
          <table:table-cell office:value-type="float" office:value="114077984" calcext:value-type="float">
            <text:p>11407798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nuel gonzalo </text:p>
          </table:table-cell>
          <table:table-cell office:value-type="string" calcext:value-type="string">
            <text:p><text:s/>contreras tapia </text:p>
          </table:table-cell>
          <table:table-cell office:value-type="float" office:value="7309120" calcext:value-type="float">
            <text:p>7309120</text:p>
          </table:table-cell>
          <table:table-cell office:value-type="float" office:value="114815381" calcext:value-type="float">
            <text:p>114815381</text:p>
          </table:table-cell>
          <table:table-cell office:value-type="string" calcext:value-type="string">
            <text:p><text:s/>manuel.contreras@ingrammicro.cl </text:p>
          </table:table-cell>
          <table:table-cell office:value-type="float" office:value="781370002" calcext:value-type="float">
            <text:p>781370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ssica </text:p>
          </table:table-cell>
          <table:table-cell office:value-type="string" calcext:value-type="string">
            <text:p><text:s/>Gonzalez Ortiz </text:p>
          </table:table-cell>
          <table:table-cell office:value-type="string" calcext:value-type="string">
            <text:p><text:s/>9 68404016 </text:p>
          </table:table-cell>
          <table:table-cell office:value-type="float" office:value="114863114" calcext:value-type="float">
            <text:p>114863114</text:p>
          </table:table-cell>
          <table:table-cell office:value-type="string" calcext:value-type="string">
            <text:p><text:s/>transportes.yapedan@gmail.com </text:p>
          </table:table-cell>
          <table:table-cell office:value-type="float" office:value="764829468" calcext:value-type="float">
            <text:p>7648294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tapia </text:p>
          </table:table-cell>
          <table:table-cell office:value-type="float" office:value="572260224" calcext:value-type="float">
            <text:p>572260224</text:p>
          </table:table-cell>
          <table:table-cell office:value-type="float" office:value="115139711" calcext:value-type="float">
            <text:p>115139711</text:p>
          </table:table-cell>
          <table:table-cell office:value-type="string" calcext:value-type="string">
            <text:p><text:s/>iquique@hidropex.cl </text:p>
          </table:table-cell>
          <table:table-cell office:value-type="string" calcext:value-type="string">
            <text:p><text:s/>76215420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Meneses </text:p>
          </table:table-cell>
          <table:table-cell office:value-type="float" office:value="998735042" calcext:value-type="float">
            <text:p>998735042</text:p>
          </table:table-cell>
          <table:table-cell office:value-type="float" office:value="115172336" calcext:value-type="float">
            <text:p>115172336</text:p>
          </table:table-cell>
          <table:table-cell office:value-type="string" calcext:value-type="string">
            <text:p><text:s/>lmeneses@ingenieriamv.cl </text:p>
          </table:table-cell>
          <table:table-cell office:value-type="float" office:value="761539132" calcext:value-type="float">
            <text:p>7615391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Marcelo </text:p>
          </table:table-cell>
          <table:table-cell office:value-type="string" calcext:value-type="string">
            <text:p><text:s/>Godoy Peña </text:p>
          </table:table-cell>
          <table:table-cell office:value-type="float" office:value="998727359" calcext:value-type="float">
            <text:p>998727359</text:p>
          </table:table-cell>
          <table:table-cell office:value-type="float" office:value="115192345" calcext:value-type="float">
            <text:p>115192345</text:p>
          </table:table-cell>
          <table:table-cell office:value-type="string" calcext:value-type="string">
            <text:p><text:s/>masc67@gmail.com </text:p>
          </table:table-cell>
          <table:table-cell office:value-type="float" office:value="115192345" calcext:value-type="float">
            <text:p>1151923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braham </text:p>
          </table:table-cell>
          <table:table-cell office:value-type="string" calcext:value-type="string">
            <text:p><text:s/>Hermosilla </text:p>
          </table:table-cell>
          <table:table-cell office:value-type="float" office:value="229522761" calcext:value-type="float">
            <text:p>229522761</text:p>
          </table:table-cell>
          <table:table-cell office:value-type="float" office:value="115216899" calcext:value-type="float">
            <text:p>115216899</text:p>
          </table:table-cell>
          <table:table-cell office:value-type="string" calcext:value-type="string">
            <text:p><text:s/>cobranza@linkstore.cl </text:p>
          </table:table-cell>
          <table:table-cell office:value-type="float" office:value="765672007" calcext:value-type="float">
            <text:p>7656720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nAVARRO </text:p>
          </table:table-cell>
          <table:table-cell office:value-type="float" office:value="972143360" calcext:value-type="float">
            <text:p>972143360</text:p>
          </table:table-cell>
          <table:table-cell office:value-type="float" office:value="115508334" calcext:value-type="float">
            <text:p>115508334</text:p>
          </table:table-cell>
          <table:table-cell office:value-type="string" calcext:value-type="string">
            <text:p><text:s/>luis.navarro@crtlogistica.cl </text:p>
          </table:table-cell>
          <table:table-cell office:value-type="string" calcext:value-type="string">
            <text:p><text:s/>76103877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Pérez Zúñiga </text:p>
          </table:table-cell>
          <table:table-cell office:value-type="float" office:value="26647841" calcext:value-type="float">
            <text:p>26647841</text:p>
          </table:table-cell>
          <table:table-cell office:value-type="float" office:value="115567594" calcext:value-type="float">
            <text:p>115567594</text:p>
          </table:table-cell>
          <table:table-cell office:value-type="string" calcext:value-type="string">
            <text:p><text:s/>lhperez@lhperez.cl </text:p>
          </table:table-cell>
          <table:table-cell office:value-type="float" office:value="760692115" calcext:value-type="float">
            <text:p>76069211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Heredia </text:p>
          </table:table-cell>
          <table:table-cell office:value-type="float" office:value="50085704" calcext:value-type="float">
            <text:p>50085704</text:p>
          </table:table-cell>
          <table:table-cell office:value-type="float" office:value="115800213" calcext:value-type="float">
            <text:p>115800213</text:p>
          </table:table-cell>
          <table:table-cell office:value-type="string" calcext:value-type="string">
            <text:p><text:s/>lorena.chacon.rey@gmail.com </text:p>
          </table:table-cell>
          <table:table-cell office:value-type="float" office:value="768018448" calcext:value-type="float">
            <text:p>7680184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ILLERMO </text:p>
          </table:table-cell>
          <table:table-cell office:value-type="string" calcext:value-type="string">
            <text:p><text:s/>DIAZ </text:p>
          </table:table-cell>
          <table:table-cell office:value-type="float" office:value="994409708" calcext:value-type="float">
            <text:p>994409708</text:p>
          </table:table-cell>
          <table:table-cell office:value-type="float" office:value="115948814" calcext:value-type="float">
            <text:p>115948814</text:p>
          </table:table-cell>
          <table:table-cell office:value-type="string" calcext:value-type="string">
            <text:p><text:s/>contacto@mcconnell.cl </text:p>
          </table:table-cell>
          <table:table-cell office:value-type="float" office:value="108784903" calcext:value-type="float">
            <text:p>10878490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ARBARA </text:p>
          </table:table-cell>
          <table:table-cell office:value-type="string" calcext:value-type="string">
            <text:p><text:s/>RIOS </text:p>
          </table:table-cell>
          <table:table-cell office:value-type="float" office:value="94891328" calcext:value-type="float">
            <text:p>94891328</text:p>
          </table:table-cell>
          <table:table-cell office:value-type="float" office:value="116085240" calcext:value-type="float">
            <text:p>116085240</text:p>
          </table:table-cell>
          <table:table-cell office:value-type="string" calcext:value-type="string">
            <text:p><text:s/>BRIOS@CCPVIDA.CL </text:p>
          </table:table-cell>
          <table:table-cell office:value-type="float" office:value="767490720" calcext:value-type="float">
            <text:p>7674907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Alvarez </text:p>
          </table:table-cell>
          <table:table-cell office:value-type="float" office:value="982394538" calcext:value-type="float">
            <text:p>982394538</text:p>
          </table:table-cell>
          <table:table-cell office:value-type="float" office:value="116289423" calcext:value-type="float">
            <text:p>116289423</text:p>
          </table:table-cell>
          <table:table-cell office:value-type="string" calcext:value-type="string">
            <text:p><text:s/>alvarez.pablo.pa@gmail.com </text:p>
          </table:table-cell>
          <table:table-cell office:value-type="string" calcext:value-type="string">
            <text:p><text:s/>76629071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Chandía </text:p>
          </table:table-cell>
          <table:table-cell office:value-type="float" office:value="944021718" calcext:value-type="float">
            <text:p>944021718</text:p>
          </table:table-cell>
          <table:table-cell office:value-type="float" office:value="116292920" calcext:value-type="float">
            <text:p>116292920</text:p>
          </table:table-cell>
          <table:table-cell office:value-type="string" calcext:value-type="string">
            <text:p><text:s/>carlos.chandia@innobioscience.cl </text:p>
          </table:table-cell>
          <table:table-cell office:value-type="float" office:value="764154959" calcext:value-type="float">
            <text:p>76415495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hard </text:p>
          </table:table-cell>
          <table:table-cell office:value-type="string" calcext:value-type="string">
            <text:p><text:s/>Nuñez </text:p>
          </table:table-cell>
          <table:table-cell office:value-type="float" office:value="222467034" calcext:value-type="float">
            <text:p>222467034</text:p>
          </table:table-cell>
          <table:table-cell office:value-type="float" office:value="116293145" calcext:value-type="float">
            <text:p>116293145</text:p>
          </table:table-cell>
          <table:table-cell office:value-type="string" calcext:value-type="string">
            <text:p><text:s/>rnunez@pharmaris.com </text:p>
          </table:table-cell>
          <table:table-cell office:value-type="float" office:value="764189213" calcext:value-type="float">
            <text:p>76418921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diaz gude </text:p>
          </table:table-cell>
          <table:table-cell office:value-type="float" office:value="56992240573" calcext:value-type="float">
            <text:p>56992240573</text:p>
          </table:table-cell>
          <table:table-cell office:value-type="float" office:value="116315564" calcext:value-type="float">
            <text:p>116315564</text:p>
          </table:table-cell>
          <table:table-cell office:value-type="string" calcext:value-type="string">
            <text:p><text:s/>info@aukas.com </text:p>
          </table:table-cell>
          <table:table-cell office:value-type="float" office:value="761011049" calcext:value-type="float">
            <text:p>76101104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mar </text:p>
          </table:table-cell>
          <table:table-cell office:value-type="string" calcext:value-type="string">
            <text:p><text:s/>ostornol </text:p>
          </table:table-cell>
          <table:table-cell office:value-type="float" office:value="991290000" calcext:value-type="float">
            <text:p>991290000</text:p>
          </table:table-cell>
          <table:table-cell office:value-type="float" office:value="116319454" calcext:value-type="float">
            <text:p>116319454</text:p>
          </table:table-cell>
          <table:table-cell office:value-type="string" calcext:value-type="string">
            <text:p><text:s/>oostornol@gmail.com </text:p>
          </table:table-cell>
          <table:table-cell office:value-type="float" office:value="762398117" calcext:value-type="float">
            <text:p>76239811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eonardo </text:p>
          </table:table-cell>
          <table:table-cell office:value-type="string" calcext:value-type="string">
            <text:p><text:s/>Vergara Aviles </text:p>
          </table:table-cell>
          <table:table-cell office:value-type="float" office:value="56991624632" calcext:value-type="float">
            <text:p>56991624632</text:p>
          </table:table-cell>
          <table:table-cell office:value-type="float" office:value="116425262" calcext:value-type="float">
            <text:p>116425262</text:p>
          </table:table-cell>
          <table:table-cell office:value-type="string" calcext:value-type="string">
            <text:p><text:s/>leonardo@comparatuseguro.cl </text:p>
          </table:table-cell>
          <table:table-cell office:value-type="float" office:value="765828414" calcext:value-type="float">
            <text:p>76582841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alberto </text:p>
          </table:table-cell>
          <table:table-cell office:value-type="string" calcext:value-type="string">
            <text:p><text:s/>berrios armijo </text:p>
          </table:table-cell>
          <table:table-cell office:value-type="float" office:value="984090695" calcext:value-type="float">
            <text:p>984090695</text:p>
          </table:table-cell>
          <table:table-cell office:value-type="float" office:value="116499053" calcext:value-type="float">
            <text:p>116499053</text:p>
          </table:table-cell>
          <table:table-cell office:value-type="string" calcext:value-type="string">
            <text:p><text:s/>distribuidorajbchile@gmail.com </text:p>
          </table:table-cell>
          <table:table-cell office:value-type="float" office:value="766986757" calcext:value-type="float">
            <text:p>76698675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JORIE </text:p>
          </table:table-cell>
          <table:table-cell office:value-type="string" calcext:value-type="string">
            <text:p><text:s/>HERMOSILLA </text:p>
          </table:table-cell>
          <table:table-cell office:value-type="float" office:value="957588711" calcext:value-type="float">
            <text:p>957588711</text:p>
          </table:table-cell>
          <table:table-cell office:value-type="float" office:value="116658372" calcext:value-type="float">
            <text:p>116658372</text:p>
          </table:table-cell>
          <table:table-cell office:value-type="string" calcext:value-type="string">
            <text:p><text:s/>m.hermosilla@hormitek.cl </text:p>
          </table:table-cell>
          <table:table-cell office:value-type="float" office:value="764539311" calcext:value-type="float">
            <text:p>76453931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Yanira </text:p>
          </table:table-cell>
          <table:table-cell office:value-type="string" calcext:value-type="string">
            <text:p><text:s/>Gomez </text:p>
          </table:table-cell>
          <table:table-cell office:value-type="float" office:value="952034491" calcext:value-type="float">
            <text:p>952034491</text:p>
          </table:table-cell>
          <table:table-cell office:value-type="float" office:value="116668238" calcext:value-type="float">
            <text:p>116668238</text:p>
          </table:table-cell>
          <table:table-cell office:value-type="string" calcext:value-type="string">
            <text:p><text:s/>vitocofg@hotmail.com </text:p>
          </table:table-cell>
          <table:table-cell office:value-type="float" office:value="767186819" calcext:value-type="float">
            <text:p>76718681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ORELLANA </text:p>
          </table:table-cell>
          <table:table-cell office:value-type="float" office:value="978870836" calcext:value-type="float">
            <text:p>978870836</text:p>
          </table:table-cell>
          <table:table-cell office:value-type="float" office:value="116684519" calcext:value-type="float">
            <text:p>116684519</text:p>
          </table:table-cell>
          <table:table-cell office:value-type="string" calcext:value-type="string">
            <text:p><text:s/>jorellana@bandada.cl </text:p>
          </table:table-cell>
          <table:table-cell office:value-type="float" office:value="767976186" calcext:value-type="float">
            <text:p>76797618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Abarca </text:p>
          </table:table-cell>
          <table:table-cell office:value-type="float" office:value="944322019" calcext:value-type="float">
            <text:p>944322019</text:p>
          </table:table-cell>
          <table:table-cell office:value-type="float" office:value="116782499" calcext:value-type="float">
            <text:p>116782499</text:p>
          </table:table-cell>
          <table:table-cell office:value-type="string" calcext:value-type="string">
            <text:p><text:s/>rodrigo.abarca.lara@gmail.com </text:p>
          </table:table-cell>
          <table:table-cell office:value-type="float" office:value="765008654" calcext:value-type="float">
            <text:p>76500865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urra </text:p>
          </table:table-cell>
          <table:table-cell office:value-type="float" office:value="990519253" calcext:value-type="float">
            <text:p>990519253</text:p>
          </table:table-cell>
          <table:table-cell office:value-type="float" office:value="116832046" calcext:value-type="float">
            <text:p>116832046</text:p>
          </table:table-cell>
          <table:table-cell office:value-type="string" calcext:value-type="string">
            <text:p><text:s/>luis.urra.c@gmail.com </text:p>
          </table:table-cell>
          <table:table-cell office:value-type="float" office:value="116832046" calcext:value-type="float">
            <text:p>11683204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icia </text:p>
          </table:table-cell>
          <table:table-cell office:value-type="string" calcext:value-type="string">
            <text:p><text:s/>Sagredo </text:p>
          </table:table-cell>
          <table:table-cell office:value-type="float" office:value="978462780" calcext:value-type="float">
            <text:p>978462780</text:p>
          </table:table-cell>
          <table:table-cell office:value-type="float" office:value="117005720" calcext:value-type="float">
            <text:p>117005720</text:p>
          </table:table-cell>
          <table:table-cell office:value-type="string" calcext:value-type="string">
            <text:p><text:s/>Sagredopalacios84@gmail.com </text:p>
          </table:table-cell>
          <table:table-cell office:value-type="float" office:value="117005720" calcext:value-type="float">
            <text:p>1170057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ía Paz </text:p>
          </table:table-cell>
          <table:table-cell office:value-type="string" calcext:value-type="string">
            <text:p><text:s/>Barrientos Guzmán </text:p>
          </table:table-cell>
          <table:table-cell office:value-type="float" office:value="963936133" calcext:value-type="float">
            <text:p>963936133</text:p>
          </table:table-cell>
          <table:table-cell office:value-type="float" office:value="117178056" calcext:value-type="float">
            <text:p>117178056</text:p>
          </table:table-cell>
          <table:table-cell office:value-type="string" calcext:value-type="string">
            <text:p><text:s/>mpazbarrientos@lednow.cl </text:p>
          </table:table-cell>
          <table:table-cell office:value-type="float" office:value="763064395" calcext:value-type="float">
            <text:p>76306439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Antonella </text:p>
          </table:table-cell>
          <table:table-cell office:value-type="string" calcext:value-type="string">
            <text:p><text:s/>Schiappacasse </text:p>
          </table:table-cell>
          <table:table-cell office:value-type="float" office:value="950901716" calcext:value-type="float">
            <text:p>950901716</text:p>
          </table:table-cell>
          <table:table-cell office:value-type="float" office:value="117362876" calcext:value-type="float">
            <text:p>117362876</text:p>
          </table:table-cell>
          <table:table-cell office:value-type="string" calcext:value-type="string">
            <text:p><text:s/>anto24nella@hotmail.com </text:p>
          </table:table-cell>
          <table:table-cell office:value-type="float" office:value="966181907" calcext:value-type="float">
            <text:p>9661819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Divin </text:p>
          </table:table-cell>
          <table:table-cell office:value-type="float" office:value="961217545" calcext:value-type="float">
            <text:p>961217545</text:p>
          </table:table-cell>
          <table:table-cell office:value-type="float" office:value="117401898" calcext:value-type="float">
            <text:p>117401898</text:p>
          </table:table-cell>
          <table:table-cell office:value-type="string" calcext:value-type="string">
            <text:p><text:s/>cristian.divin@proycon.cl </text:p>
          </table:table-cell>
          <table:table-cell office:value-type="float" office:value="760319813" calcext:value-type="float">
            <text:p>76031981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Bustos </text:p>
          </table:table-cell>
          <table:table-cell office:value-type="float" office:value="940222496" calcext:value-type="float">
            <text:p>940222496</text:p>
          </table:table-cell>
          <table:table-cell office:value-type="float" office:value="117472388" calcext:value-type="float">
            <text:p>117472388</text:p>
          </table:table-cell>
          <table:table-cell office:value-type="string" calcext:value-type="string">
            <text:p><text:s/>mauricio@itesa-chile.com </text:p>
          </table:table-cell>
          <table:table-cell office:value-type="float" office:value="766691722" calcext:value-type="float">
            <text:p>76669172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fael Antonio </text:p>
          </table:table-cell>
          <table:table-cell office:value-type="string" calcext:value-type="string">
            <text:p><text:s/>Yanjari Cofre </text:p>
          </table:table-cell>
          <table:table-cell office:value-type="float" office:value="952173774" calcext:value-type="float">
            <text:p>952173774</text:p>
          </table:table-cell>
          <table:table-cell office:value-type="float" office:value="117489833" calcext:value-type="float">
            <text:p>117489833</text:p>
          </table:table-cell>
          <table:table-cell office:value-type="string" calcext:value-type="string">
            <text:p><text:s/>montajeslatinoamericanos@gmail.com </text:p>
          </table:table-cell>
          <table:table-cell office:value-type="float" office:value="763011011" calcext:value-type="float">
            <text:p>76301101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Ingrid </text:p>
          </table:table-cell>
          <table:table-cell office:value-type="string" calcext:value-type="string">
            <text:p><text:s/>Abarca </text:p>
          </table:table-cell>
          <table:table-cell office:value-type="float" office:value="225920280" calcext:value-type="float">
            <text:p>225920280</text:p>
          </table:table-cell>
          <table:table-cell office:value-type="float" office:value="117506398" calcext:value-type="float">
            <text:p>117506398</text:p>
          </table:table-cell>
          <table:table-cell office:value-type="string" calcext:value-type="string">
            <text:p><text:s/>cobranza@romipack.cl </text:p>
          </table:table-cell>
          <table:table-cell office:value-type="float" office:value="760815918" calcext:value-type="float">
            <text:p>7608159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Pacheco </text:p>
          </table:table-cell>
          <table:table-cell office:value-type="float" office:value="23242364" calcext:value-type="float">
            <text:p>23242364</text:p>
          </table:table-cell>
          <table:table-cell office:value-type="float" office:value="117520439" calcext:value-type="float">
            <text:p>117520439</text:p>
          </table:table-cell>
          <table:table-cell office:value-type="string" calcext:value-type="string">
            <text:p><text:s/>ajara@cdei.cl </text:p>
          </table:table-cell>
          <table:table-cell office:value-type="float" office:value="760762822" calcext:value-type="float">
            <text:p>76076282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Yacqueline </text:p>
          </table:table-cell>
          <table:table-cell office:value-type="string" calcext:value-type="string">
            <text:p><text:s/>Fernandez </text:p>
          </table:table-cell>
          <table:table-cell office:value-type="float" office:value="225113206" calcext:value-type="float">
            <text:p>225113206</text:p>
          </table:table-cell>
          <table:table-cell office:value-type="float" office:value="117789683" calcext:value-type="float">
            <text:p>117789683</text:p>
          </table:table-cell>
          <table:table-cell office:value-type="string" calcext:value-type="string">
            <text:p><text:s/>jfernandez@esim.cl </text:p>
          </table:table-cell>
          <table:table-cell office:value-type="float" office:value="969615908" calcext:value-type="float">
            <text:p>9696159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est40 </text:p>
          </table:table-cell>
          <table:table-cell office:value-type="string" calcext:value-type="string">
            <text:p><text:s/>test40 </text:p>
          </table:table-cell>
          <table:table-cell office:value-type="float" office:value="23423432" calcext:value-type="float">
            <text:p>23423432</text:p>
          </table:table-cell>
          <table:table-cell office:value-type="float" office:value="117816435" calcext:value-type="float">
            <text:p>117816435</text:p>
          </table:table-cell>
          <table:table-cell office:value-type="string" calcext:value-type="string">
            <text:p><text:s/>test40@portalfinance.co </text:p>
          </table:table-cell>
          <table:table-cell office:value-type="float" office:value="236789330" calcext:value-type="float">
            <text:p>23678933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Toledo </text:p>
          </table:table-cell>
          <table:table-cell office:value-type="float" office:value="975104480" calcext:value-type="float">
            <text:p>975104480</text:p>
          </table:table-cell>
          <table:table-cell office:value-type="float" office:value="117906213" calcext:value-type="float">
            <text:p>117906213</text:p>
          </table:table-cell>
          <table:table-cell office:value-type="string" calcext:value-type="string">
            <text:p><text:s/>atoledo@selat.cl </text:p>
          </table:table-cell>
          <table:table-cell office:value-type="float" office:value="765057639" calcext:value-type="float">
            <text:p>76505763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rasmo </text:p>
          </table:table-cell>
          <table:table-cell office:value-type="string" calcext:value-type="string">
            <text:p><text:s/>Chavez </text:p>
          </table:table-cell>
          <table:table-cell office:value-type="float" office:value="993434029" calcext:value-type="float">
            <text:p>993434029</text:p>
          </table:table-cell>
          <table:table-cell office:value-type="float" office:value="117949281" calcext:value-type="float">
            <text:p>117949281</text:p>
          </table:table-cell>
          <table:table-cell office:value-type="string" calcext:value-type="string">
            <text:p><text:s/>ventas@miningtronics.cl </text:p>
          </table:table-cell>
          <table:table-cell office:value-type="float" office:value="760939056" calcext:value-type="float">
            <text:p>7609390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patricio </text:p>
          </table:table-cell>
          <table:table-cell office:value-type="string" calcext:value-type="string">
            <text:p><text:s/>jaque peña </text:p>
          </table:table-cell>
          <table:table-cell office:value-type="float" office:value="944193170" calcext:value-type="float">
            <text:p>944193170</text:p>
          </table:table-cell>
          <table:table-cell office:value-type="float" office:value="118161351" calcext:value-type="float">
            <text:p>118161351</text:p>
          </table:table-cell>
          <table:table-cell office:value-type="string" calcext:value-type="string">
            <text:p><text:s/>manueljaque@telneting.cl </text:p>
          </table:table-cell>
          <table:table-cell office:value-type="float" office:value="760175919" calcext:value-type="float">
            <text:p>7601759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Astorga </text:p>
          </table:table-cell>
          <table:table-cell office:value-type="float" office:value="984455851" calcext:value-type="float">
            <text:p>984455851</text:p>
          </table:table-cell>
          <table:table-cell office:value-type="float" office:value="118224442" calcext:value-type="float">
            <text:p>118224442</text:p>
          </table:table-cell>
          <table:table-cell office:value-type="string" calcext:value-type="string">
            <text:p><text:s/>ignacio.astorga@isimart.cl </text:p>
          </table:table-cell>
          <table:table-cell office:value-type="float" office:value="763463230" calcext:value-type="float">
            <text:p>76346323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deray </text:p>
          </table:table-cell>
          <table:table-cell office:value-type="string" calcext:value-type="string">
            <text:p><text:s/>Monterrios </text:p>
          </table:table-cell>
          <table:table-cell office:value-type="float" office:value="56996780500" calcext:value-type="float">
            <text:p>56996780500</text:p>
          </table:table-cell>
          <table:table-cell office:value-type="float" office:value="118305108" calcext:value-type="float">
            <text:p>118305108</text:p>
          </table:table-cell>
          <table:table-cell office:value-type="string" calcext:value-type="string">
            <text:p><text:s/>oderay@oceanosazuless.com </text:p>
          </table:table-cell>
          <table:table-cell office:value-type="float" office:value="763711536" calcext:value-type="float">
            <text:p>76371153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Cavieres </text:p>
          </table:table-cell>
          <table:table-cell office:value-type="string" calcext:value-type="string">
            <text:p><text:s/>41-228578 </text:p>
          </table:table-cell>
          <table:table-cell office:value-type="float" office:value="118342631" calcext:value-type="float">
            <text:p>118342631</text:p>
          </table:table-cell>
          <table:table-cell office:value-type="string" calcext:value-type="string">
            <text:p><text:s/>contabilidad@noster.cl </text:p>
          </table:table-cell>
          <table:table-cell office:value-type="float" office:value="995364409" calcext:value-type="float">
            <text:p>9953644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Cerna </text:p>
          </table:table-cell>
          <table:table-cell office:value-type="float" office:value="956785601" calcext:value-type="float">
            <text:p>956785601</text:p>
          </table:table-cell>
          <table:table-cell office:value-type="float" office:value="118426770" calcext:value-type="float">
            <text:p>118426770</text:p>
          </table:table-cell>
          <table:table-cell office:value-type="string" calcext:value-type="string">
            <text:p><text:s/>setejos@gmail.com </text:p>
          </table:table-cell>
          <table:table-cell office:value-type="float" office:value="763863956" calcext:value-type="float">
            <text:p>7638639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Verdugo </text:p>
          </table:table-cell>
          <table:table-cell office:value-type="float" office:value="56988994064" calcext:value-type="float">
            <text:p>56988994064</text:p>
          </table:table-cell>
          <table:table-cell office:value-type="float" office:value="118455932" calcext:value-type="float">
            <text:p>118455932</text:p>
          </table:table-cell>
          <table:table-cell office:value-type="string" calcext:value-type="string">
            <text:p><text:s/>pverdugo@gl-sa.com </text:p>
          </table:table-cell>
          <table:table-cell office:value-type="float" office:value="968635506" calcext:value-type="float">
            <text:p>9686355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<text:s/>BUCAREY </text:p>
          </table:table-cell>
          <table:table-cell office:value-type="float" office:value="222644843" calcext:value-type="float">
            <text:p>222644843</text:p>
          </table:table-cell>
          <table:table-cell office:value-type="float" office:value="118474201" calcext:value-type="float">
            <text:p>118474201</text:p>
          </table:table-cell>
          <table:table-cell office:value-type="string" calcext:value-type="string">
            <text:p><text:s/>contabilidad@notarialeiva.cl </text:p>
          </table:table-cell>
          <table:table-cell office:value-type="float" office:value="126364687" calcext:value-type="float">
            <text:p>12636468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Núñez </text:p>
          </table:table-cell>
          <table:table-cell office:value-type="float" office:value="986190883" calcext:value-type="float">
            <text:p>986190883</text:p>
          </table:table-cell>
          <table:table-cell office:value-type="float" office:value="118489764" calcext:value-type="float">
            <text:p>118489764</text:p>
          </table:table-cell>
          <table:table-cell office:value-type="string" calcext:value-type="string">
            <text:p><text:s/>Contadorjnr@hotmail.com </text:p>
          </table:table-cell>
          <table:table-cell office:value-type="float" office:value="118489764" calcext:value-type="float">
            <text:p>11848976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omingo Antonio </text:p>
          </table:table-cell>
          <table:table-cell office:value-type="string" calcext:value-type="string">
            <text:p><text:s/>López Campos </text:p>
          </table:table-cell>
          <table:table-cell office:value-type="string" calcext:value-type="string">
            <text:p><text:s/>9-50601855 ( celular ) oficina 226696447 </text:p>
          </table:table-cell>
          <table:table-cell office:value-type="float" office:value="118490576" calcext:value-type="float">
            <text:p>118490576</text:p>
          </table:table-cell>
          <table:table-cell office:value-type="string" calcext:value-type="string">
            <text:p><text:s/>alopez@camsermec.cl </text:p>
          </table:table-cell>
          <table:table-cell office:value-type="float" office:value="763669386" calcext:value-type="float">
            <text:p>76366938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hristian </text:p>
          </table:table-cell>
          <table:table-cell office:value-type="string" calcext:value-type="string">
            <text:p><text:s/>Riquelme </text:p>
          </table:table-cell>
          <table:table-cell office:value-type="float" office:value="225517838" calcext:value-type="float">
            <text:p>225517838</text:p>
          </table:table-cell>
          <table:table-cell office:value-type="float" office:value="118521285" calcext:value-type="float">
            <text:p>118521285</text:p>
          </table:table-cell>
          <table:table-cell office:value-type="string" calcext:value-type="string">
            <text:p><text:s/>criquelme@embatek.cl </text:p>
          </table:table-cell>
          <table:table-cell office:value-type="float" office:value="774535101" calcext:value-type="float">
            <text:p>7745351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erardo </text:p>
          </table:table-cell>
          <table:table-cell office:value-type="string" calcext:value-type="string">
            <text:p><text:s/>GALVEZ </text:p>
          </table:table-cell>
          <table:table-cell office:value-type="float" office:value="56997899520" calcext:value-type="float">
            <text:p>56997899520</text:p>
          </table:table-cell>
          <table:table-cell office:value-type="float" office:value="118598520" calcext:value-type="float">
            <text:p>118598520</text:p>
          </table:table-cell>
          <table:table-cell office:value-type="string" calcext:value-type="string">
            <text:p><text:s/>ggalvez@kcof.cl </text:p>
          </table:table-cell>
          <table:table-cell office:value-type="float" office:value="762998548" calcext:value-type="float">
            <text:p>7629985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Test_Test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Caicedo </text:p>
          </table:table-cell>
          <table:table-cell office:value-type="string" calcext:value-type="string">
            <text:p><text:s/></text:p>
          </table:table-cell>
          <table:table-cell office:value-type="float" office:value="118620208" calcext:value-type="float">
            <text:p>118620208</text:p>
          </table:table-cell>
          <table:table-cell office:value-type="string" calcext:value-type="string">
            <text:p><text:s/>financial@portalfinance.co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ía soledad </text:p>
          </table:table-cell>
          <table:table-cell office:value-type="string" calcext:value-type="string">
            <text:p><text:s/>Mella Vidal </text:p>
          </table:table-cell>
          <table:table-cell office:value-type="float" office:value="967365643" calcext:value-type="float">
            <text:p>967365643</text:p>
          </table:table-cell>
          <table:table-cell office:value-type="float" office:value="118653874" calcext:value-type="float">
            <text:p>118653874</text:p>
          </table:table-cell>
          <table:table-cell office:value-type="string" calcext:value-type="string">
            <text:p><text:s/>soledademe.2012@gmail.com </text:p>
          </table:table-cell>
          <table:table-cell office:value-type="float" office:value="765102987" calcext:value-type="float">
            <text:p>76510298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<text:s/>Chavez </text:p>
          </table:table-cell>
          <table:table-cell office:value-type="float" office:value="5695614618" calcext:value-type="float">
            <text:p>5695614618</text:p>
          </table:table-cell>
          <table:table-cell office:value-type="float" office:value="118792343" calcext:value-type="float">
            <text:p>118792343</text:p>
          </table:table-cell>
          <table:table-cell office:value-type="string" calcext:value-type="string">
            <text:p><text:s/>elizabeth.chavez@telrad.cl </text:p>
          </table:table-cell>
          <table:table-cell office:value-type="float" office:value="761656430" calcext:value-type="float">
            <text:p>76165643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Kemp Dietz </text:p>
          </table:table-cell>
          <table:table-cell office:value-type="float" office:value="228987612" calcext:value-type="float">
            <text:p>228987612</text:p>
          </table:table-cell>
          <table:table-cell office:value-type="float" office:value="119221080" calcext:value-type="float">
            <text:p>119221080</text:p>
          </table:table-cell>
          <table:table-cell office:value-type="string" calcext:value-type="string">
            <text:p><text:s/>jck@bonitafv.cl </text:p>
          </table:table-cell>
          <table:table-cell office:value-type="float" office:value="760082775" calcext:value-type="float">
            <text:p>76008277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Gajardo Plaza </text:p>
          </table:table-cell>
          <table:table-cell office:value-type="float" office:value="984698640" calcext:value-type="float">
            <text:p>984698640</text:p>
          </table:table-cell>
          <table:table-cell office:value-type="float" office:value="119444144" calcext:value-type="float">
            <text:p>119444144</text:p>
          </table:table-cell>
          <table:table-cell office:value-type="string" calcext:value-type="string">
            <text:p><text:s/>cmgajardo@gmail.com </text:p>
          </table:table-cell>
          <table:table-cell office:value-type="float" office:value="760516937" calcext:value-type="float">
            <text:p>76051693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Pizarro Estay </text:p>
          </table:table-cell>
          <table:table-cell office:value-type="float" office:value="228311040" calcext:value-type="float">
            <text:p>228311040</text:p>
          </table:table-cell>
          <table:table-cell office:value-type="float" office:value="119485959" calcext:value-type="float">
            <text:p>119485959</text:p>
          </table:table-cell>
          <table:table-cell office:value-type="string" calcext:value-type="string">
            <text:p><text:s/>jpizarro@fundosantarosa.cl </text:p>
          </table:table-cell>
          <table:table-cell office:value-type="float" office:value="796960000" calcext:value-type="float">
            <text:p>7969600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MAURICIO </text:p>
          </table:table-cell>
          <table:table-cell office:value-type="string" calcext:value-type="string">
            <text:p><text:s/>GOMEZ ABARCA </text:p>
          </table:table-cell>
          <table:table-cell office:value-type="float" office:value="224014570" calcext:value-type="float">
            <text:p>224014570</text:p>
          </table:table-cell>
          <table:table-cell office:value-type="float" office:value="119511399" calcext:value-type="float">
            <text:p>119511399</text:p>
          </table:table-cell>
          <table:table-cell office:value-type="string" calcext:value-type="string">
            <text:p><text:s/>jorgab2003@yahoo.com </text:p>
          </table:table-cell>
          <table:table-cell office:value-type="float" office:value="119511399" calcext:value-type="float">
            <text:p>11951139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PAOLA </text:p>
          </table:table-cell>
          <table:table-cell office:value-type="string" calcext:value-type="string">
            <text:p><text:s/>BAEZA </text:p>
          </table:table-cell>
          <table:table-cell office:value-type="float" office:value="98278055" calcext:value-type="float">
            <text:p>98278055</text:p>
          </table:table-cell>
          <table:table-cell office:value-type="float" office:value="119619203" calcext:value-type="float">
            <text:p>119619203</text:p>
          </table:table-cell>
          <table:table-cell office:value-type="string" calcext:value-type="string">
            <text:p><text:s/>pbaeza@marcom.cl </text:p>
          </table:table-cell>
          <table:table-cell office:value-type="float" office:value="760637459" calcext:value-type="float">
            <text:p>76063745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zuñiga </text:p>
          </table:table-cell>
          <table:table-cell office:value-type="float" office:value="956387202" calcext:value-type="float">
            <text:p>956387202</text:p>
          </table:table-cell>
          <table:table-cell office:value-type="float" office:value="119804949" calcext:value-type="float">
            <text:p>119804949</text:p>
          </table:table-cell>
          <table:table-cell office:value-type="string" calcext:value-type="string">
            <text:p><text:s/>claudio@trucolorpublicidad.cl </text:p>
          </table:table-cell>
          <table:table-cell office:value-type="float" office:value="765293081" calcext:value-type="float">
            <text:p>76529308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<text:s/>Guajardo </text:p>
          </table:table-cell>
          <table:table-cell office:value-type="float" office:value="964960257" calcext:value-type="float">
            <text:p>964960257</text:p>
          </table:table-cell>
          <table:table-cell office:value-type="float" office:value="119908787" calcext:value-type="float">
            <text:p>119908787</text:p>
          </table:table-cell>
          <table:table-cell office:value-type="string" calcext:value-type="string">
            <text:p><text:s/>marielyg12@hotmail.com </text:p>
          </table:table-cell>
          <table:table-cell office:value-type="float" office:value="119908787" calcext:value-type="float">
            <text:p>11990878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gueda </text:p>
          </table:table-cell>
          <table:table-cell office:value-type="string" calcext:value-type="string">
            <text:p><text:s/>Navarro </text:p>
          </table:table-cell>
          <table:table-cell office:value-type="float" office:value="228544385" calcext:value-type="float">
            <text:p>228544385</text:p>
          </table:table-cell>
          <table:table-cell office:value-type="float" office:value="120078399" calcext:value-type="float">
            <text:p>120078399</text:p>
          </table:table-cell>
          <table:table-cell office:value-type="string" calcext:value-type="string">
            <text:p><text:s/>agueda.n@dasec.cl </text:p>
          </table:table-cell>
          <table:table-cell office:value-type="float" office:value="764492854" calcext:value-type="float">
            <text:p>76449285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Carola </text:p>
          </table:table-cell>
          <table:table-cell office:value-type="string" calcext:value-type="string">
            <text:p><text:s/>Navarro </text:p>
          </table:table-cell>
          <table:table-cell office:value-type="float" office:value="974791522" calcext:value-type="float">
            <text:p>974791522</text:p>
          </table:table-cell>
          <table:table-cell office:value-type="float" office:value="120174525" calcext:value-type="float">
            <text:p>120174525</text:p>
          </table:table-cell>
          <table:table-cell office:value-type="string" calcext:value-type="string">
            <text:p><text:s/>carola@mar-k.cl </text:p>
          </table:table-cell>
          <table:table-cell office:value-type="float" office:value="762006545" calcext:value-type="float">
            <text:p>76200654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ANDONIE </text:p>
          </table:table-cell>
          <table:table-cell office:value-type="float" office:value="979580881" calcext:value-type="float">
            <text:p>979580881</text:p>
          </table:table-cell>
          <table:table-cell office:value-type="float" office:value="120192760" calcext:value-type="float">
            <text:p>120192760</text:p>
          </table:table-cell>
          <table:table-cell office:value-type="string" calcext:value-type="string">
            <text:p><text:s/>ricardoandonie@gmail.com </text:p>
          </table:table-cell>
          <table:table-cell office:value-type="float" office:value="120192760" calcext:value-type="float">
            <text:p>12019276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luis </text:p>
          </table:table-cell>
          <table:table-cell office:value-type="string" calcext:value-type="string">
            <text:p><text:s/>naranjo riquelme </text:p>
          </table:table-cell>
          <table:table-cell office:value-type="float" office:value="956297340" calcext:value-type="float">
            <text:p>956297340</text:p>
          </table:table-cell>
          <table:table-cell office:value-type="float" office:value="120468898" calcext:value-type="float">
            <text:p>120468898</text:p>
          </table:table-cell>
          <table:table-cell office:value-type="string" calcext:value-type="string">
            <text:p><text:s/>pedronaranjo@bicho.cl </text:p>
          </table:table-cell>
          <table:table-cell office:value-type="float" office:value="763037495" calcext:value-type="float">
            <text:p>76303749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Bernabe </text:p>
          </table:table-cell>
          <table:table-cell office:value-type="string" calcext:value-type="string">
            <text:p><text:s/>Suazo </text:p>
          </table:table-cell>
          <table:table-cell office:value-type="float" office:value="968366401" calcext:value-type="float">
            <text:p>968366401</text:p>
          </table:table-cell>
          <table:table-cell office:value-type="float" office:value="120478125" calcext:value-type="float">
            <text:p>120478125</text:p>
          </table:table-cell>
          <table:table-cell office:value-type="string" calcext:value-type="string">
            <text:p><text:s/>bsuazo@orbitagrafica.cl </text:p>
          </table:table-cell>
          <table:table-cell office:value-type="float" office:value="120478125" calcext:value-type="float">
            <text:p>12047812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CORNEJO </text:p>
          </table:table-cell>
          <table:table-cell office:value-type="float" office:value="993035040" calcext:value-type="float">
            <text:p>993035040</text:p>
          </table:table-cell>
          <table:table-cell office:value-type="float" office:value="120631519" calcext:value-type="float">
            <text:p>120631519</text:p>
          </table:table-cell>
          <table:table-cell office:value-type="string" calcext:value-type="string">
            <text:p><text:s/>rcornejol@vtr.net </text:p>
          </table:table-cell>
          <table:table-cell office:value-type="float" office:value="766319076" calcext:value-type="float">
            <text:p>76631907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Lillo </text:p>
          </table:table-cell>
          <table:table-cell office:value-type="float" office:value="995320812" calcext:value-type="float">
            <text:p>995320812</text:p>
          </table:table-cell>
          <table:table-cell office:value-type="float" office:value="120689630" calcext:value-type="float">
            <text:p>120689630</text:p>
          </table:table-cell>
          <table:table-cell office:value-type="string" calcext:value-type="string">
            <text:p><text:s/>carloslillo@yahoo.com </text:p>
          </table:table-cell>
          <table:table-cell office:value-type="float" office:value="762835789" calcext:value-type="float">
            <text:p>76283578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Aravena </text:p>
          </table:table-cell>
          <table:table-cell office:value-type="float" office:value="954091007" calcext:value-type="float">
            <text:p>954091007</text:p>
          </table:table-cell>
          <table:table-cell office:value-type="float" office:value="120750550" calcext:value-type="float">
            <text:p>120750550</text:p>
          </table:table-cell>
          <table:table-cell office:value-type="string" calcext:value-type="string">
            <text:p><text:s/>cristian.aravena@conex-conit.cl </text:p>
          </table:table-cell>
          <table:table-cell office:value-type="float" office:value="762250055" calcext:value-type="float">
            <text:p>76225005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Cadiz </text:p>
          </table:table-cell>
          <table:table-cell office:value-type="string" calcext:value-type="string">
            <text:p><text:s/>98 5007808 </text:p>
          </table:table-cell>
          <table:table-cell office:value-type="float" office:value="120866311" calcext:value-type="float">
            <text:p>120866311</text:p>
          </table:table-cell>
          <table:table-cell office:value-type="string" calcext:value-type="string">
            <text:p><text:s/>gcomercial@acerovasco.cl </text:p>
          </table:table-cell>
          <table:table-cell office:value-type="float" office:value="767742509" calcext:value-type="float">
            <text:p>7677425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carena </text:p>
          </table:table-cell>
          <table:table-cell office:value-type="string" calcext:value-type="string">
            <text:p><text:s/>Moraga Alvarez </text:p>
          </table:table-cell>
          <table:table-cell office:value-type="string" calcext:value-type="string">
            <text:p><text:s/>22 5276346 </text:p>
          </table:table-cell>
          <table:table-cell office:value-type="float" office:value="120922912" calcext:value-type="float">
            <text:p>120922912</text:p>
          </table:table-cell>
          <table:table-cell office:value-type="string" calcext:value-type="string">
            <text:p><text:s/>macarenamoragaalvarez@gmail.com </text:p>
          </table:table-cell>
          <table:table-cell office:value-type="float" office:value="764291395" calcext:value-type="float">
            <text:p>76429139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elma </text:p>
          </table:table-cell>
          <table:table-cell office:value-type="float" office:value="227745500" calcext:value-type="float">
            <text:p>227745500</text:p>
          </table:table-cell>
          <table:table-cell office:value-type="float" office:value="120934287" calcext:value-type="float">
            <text:p>120934287</text:p>
          </table:table-cell>
          <table:table-cell office:value-type="string" calcext:value-type="string">
            <text:p><text:s/>fpuelma@dlc.cl </text:p>
          </table:table-cell>
          <table:table-cell office:value-type="float" office:value="762193957" calcext:value-type="float">
            <text:p>76219395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ONICA </text:p>
          </table:table-cell>
          <table:table-cell office:value-type="string" calcext:value-type="string">
            <text:p><text:s/>MENENDEZ </text:p>
          </table:table-cell>
          <table:table-cell office:value-type="float" office:value="232696990" calcext:value-type="float">
            <text:p>232696990</text:p>
          </table:table-cell>
          <table:table-cell office:value-type="float" office:value="120945432" calcext:value-type="float">
            <text:p>120945432</text:p>
          </table:table-cell>
          <table:table-cell office:value-type="string" calcext:value-type="string">
            <text:p><text:s/>comercial@menendez.cl </text:p>
          </table:table-cell>
          <table:table-cell office:value-type="float" office:value="763436438" calcext:value-type="float">
            <text:p>76343643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Kubota </text:p>
          </table:table-cell>
          <table:table-cell office:value-type="float" office:value="27149579" calcext:value-type="float">
            <text:p>27149579</text:p>
          </table:table-cell>
          <table:table-cell office:value-type="float" office:value="121019914" calcext:value-type="float">
            <text:p>121019914</text:p>
          </table:table-cell>
          <table:table-cell office:value-type="string" calcext:value-type="string">
            <text:p><text:s/>patricio.kubota@acepta.com </text:p>
          </table:table-cell>
          <table:table-cell office:value-type="float" office:value="969190508" calcext:value-type="float">
            <text:p>9691905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Garrido </text:p>
          </table:table-cell>
          <table:table-cell office:value-type="float" office:value="962483267" calcext:value-type="float">
            <text:p>962483267</text:p>
          </table:table-cell>
          <table:table-cell office:value-type="float" office:value="121180979" calcext:value-type="float">
            <text:p>121180979</text:p>
          </table:table-cell>
          <table:table-cell office:value-type="string" calcext:value-type="string">
            <text:p><text:s/>mauricio.garrido.v@gmail.com </text:p>
          </table:table-cell>
          <table:table-cell office:value-type="float" office:value="118692225" calcext:value-type="float">
            <text:p>11869222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bel </text:p>
          </table:table-cell>
          <table:table-cell office:value-type="string" calcext:value-type="string">
            <text:p><text:s/>Vega </text:p>
          </table:table-cell>
          <table:table-cell office:value-type="float" office:value="978084754" calcext:value-type="float">
            <text:p>978084754</text:p>
          </table:table-cell>
          <table:table-cell office:value-type="float" office:value="121199041" calcext:value-type="float">
            <text:p>121199041</text:p>
          </table:table-cell>
          <table:table-cell office:value-type="string" calcext:value-type="string">
            <text:p><text:s/>mabel.vega@vvhingenieria.cl </text:p>
          </table:table-cell>
          <table:table-cell office:value-type="float" office:value="762731223" calcext:value-type="float">
            <text:p>76273122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INGRID </text:p>
          </table:table-cell>
          <table:table-cell office:value-type="string" calcext:value-type="string">
            <text:p><text:s/>OYARZO </text:p>
          </table:table-cell>
          <table:table-cell office:value-type="float" office:value="225576024" calcext:value-type="float">
            <text:p>225576024</text:p>
          </table:table-cell>
          <table:table-cell office:value-type="float" office:value="121289555" calcext:value-type="float">
            <text:p>121289555</text:p>
          </table:table-cell>
          <table:table-cell office:value-type="string" calcext:value-type="string">
            <text:p><text:s/>administracion@fundicion-amafunco.cl </text:p>
          </table:table-cell>
          <table:table-cell office:value-type="float" office:value="876575000" calcext:value-type="float">
            <text:p>876575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ANDRES </text:p>
          </table:table-cell>
          <table:table-cell office:value-type="string" calcext:value-type="string">
            <text:p><text:s/>PINEDA SAAVEDRA </text:p>
          </table:table-cell>
          <table:table-cell office:value-type="float" office:value="945637488" calcext:value-type="float">
            <text:p>945637488</text:p>
          </table:table-cell>
          <table:table-cell office:value-type="float" office:value="121458969" calcext:value-type="float">
            <text:p>121458969</text:p>
          </table:table-cell>
          <table:table-cell office:value-type="string" calcext:value-type="string">
            <text:p><text:s/>ventas.climelec@gmail.com </text:p>
          </table:table-cell>
          <table:table-cell office:value-type="float" office:value="766902979" calcext:value-type="float">
            <text:p>7669029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ULIO </text:p>
          </table:table-cell>
          <table:table-cell office:value-type="string" calcext:value-type="string">
            <text:p><text:s/>TRONCOSO </text:p>
          </table:table-cell>
          <table:table-cell office:value-type="float" office:value="993438998" calcext:value-type="float">
            <text:p>993438998</text:p>
          </table:table-cell>
          <table:table-cell office:value-type="float" office:value="121546728" calcext:value-type="float">
            <text:p>121546728</text:p>
          </table:table-cell>
          <table:table-cell office:value-type="string" calcext:value-type="string">
            <text:p><text:s/>jtroncoso@tecsolution.cl </text:p>
          </table:table-cell>
          <table:table-cell office:value-type="float" office:value="763627365" calcext:value-type="float">
            <text:p>76362736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ie </text:p>
          </table:table-cell>
          <table:table-cell office:value-type="string" calcext:value-type="string">
            <text:p><text:s/>Rodríguez </text:p>
          </table:table-cell>
          <table:table-cell office:value-type="float" office:value="994007405" calcext:value-type="float">
            <text:p>994007405</text:p>
          </table:table-cell>
          <table:table-cell office:value-type="float" office:value="121557134" calcext:value-type="float">
            <text:p>121557134</text:p>
          </table:table-cell>
          <table:table-cell office:value-type="string" calcext:value-type="string">
            <text:p><text:s/>arodriguez@rmcomercializadora.cl </text:p>
          </table:table-cell>
          <table:table-cell office:value-type="float" office:value="764738195" calcext:value-type="float">
            <text:p>76473819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a </text:p>
          </table:table-cell>
          <table:table-cell office:value-type="string" calcext:value-type="string">
            <text:p><text:s/>Diaz Diaz </text:p>
          </table:table-cell>
          <table:table-cell office:value-type="float" office:value="987422533" calcext:value-type="float">
            <text:p>987422533</text:p>
          </table:table-cell>
          <table:table-cell office:value-type="float" office:value="121642034" calcext:value-type="float">
            <text:p>121642034</text:p>
          </table:table-cell>
          <table:table-cell office:value-type="string" calcext:value-type="string">
            <text:p><text:s/>ingenieria@neuron.cl </text:p>
          </table:table-cell>
          <table:table-cell office:value-type="float" office:value="767637810" calcext:value-type="float">
            <text:p>7676378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Antonio </text:p>
          </table:table-cell>
          <table:table-cell office:value-type="string" calcext:value-type="string">
            <text:p><text:s/>Paredes Parra </text:p>
          </table:table-cell>
          <table:table-cell office:value-type="float" office:value="963902572" calcext:value-type="float">
            <text:p>963902572</text:p>
          </table:table-cell>
          <table:table-cell office:value-type="float" office:value="121708183" calcext:value-type="float">
            <text:p>121708183</text:p>
          </table:table-cell>
          <table:table-cell office:value-type="string" calcext:value-type="string">
            <text:p><text:s/>lparedesp@gmail.com </text:p>
          </table:table-cell>
          <table:table-cell office:value-type="float" office:value="764493117" calcext:value-type="float">
            <text:p>76449311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BARNETT </text:p>
          </table:table-cell>
          <table:table-cell office:value-type="float" office:value="956070199" calcext:value-type="float">
            <text:p>956070199</text:p>
          </table:table-cell>
          <table:table-cell office:value-type="float" office:value="122143171" calcext:value-type="float">
            <text:p>122143171</text:p>
          </table:table-cell>
          <table:table-cell office:value-type="string" calcext:value-type="string">
            <text:p><text:s/>ignacio.barnett@barnett.cl </text:p>
          </table:table-cell>
          <table:table-cell office:value-type="float" office:value="764928016" calcext:value-type="float">
            <text:p>76492801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Diaz </text:p>
          </table:table-cell>
          <table:table-cell office:value-type="float" office:value="976219597" calcext:value-type="float">
            <text:p>976219597</text:p>
          </table:table-cell>
          <table:table-cell office:value-type="float" office:value="122166562" calcext:value-type="float">
            <text:p>122166562</text:p>
          </table:table-cell>
          <table:table-cell office:value-type="string" calcext:value-type="string">
            <text:p><text:s/>epimeaseirl@gmail.com </text:p>
          </table:table-cell>
          <table:table-cell office:value-type="float" office:value="762049376" calcext:value-type="float">
            <text:p>76204937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Inés </text:p>
          </table:table-cell>
          <table:table-cell office:value-type="string" calcext:value-type="string">
            <text:p><text:s/>Luna </text:p>
          </table:table-cell>
          <table:table-cell office:value-type="float" office:value="522336311" calcext:value-type="float">
            <text:p>522336311</text:p>
          </table:table-cell>
          <table:table-cell office:value-type="float" office:value="122179605" calcext:value-type="float">
            <text:p>122179605</text:p>
          </table:table-cell>
          <table:table-cell office:value-type="string" calcext:value-type="string">
            <text:p><text:s/>administracioncopiapo@ricardoidini.cl </text:p>
          </table:table-cell>
          <table:table-cell office:value-type="float" office:value="760833037" calcext:value-type="float">
            <text:p>76083303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nther </text:p>
          </table:table-cell>
          <table:table-cell office:value-type="string" calcext:value-type="string">
            <text:p><text:s/>Ziller Arjona </text:p>
          </table:table-cell>
          <table:table-cell office:value-type="float" office:value="995506930" calcext:value-type="float">
            <text:p>995506930</text:p>
          </table:table-cell>
          <table:table-cell office:value-type="float" office:value="122226360" calcext:value-type="float">
            <text:p>122226360</text:p>
          </table:table-cell>
          <table:table-cell office:value-type="string" calcext:value-type="string">
            <text:p><text:s/>siegfriedziller@gmail.com </text:p>
          </table:table-cell>
          <table:table-cell office:value-type="string" calcext:value-type="string">
            <text:p><text:s/>76686144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GASTON HECTOR </text:p>
          </table:table-cell>
          <table:table-cell office:value-type="string" calcext:value-type="string">
            <text:p><text:s/>OSSA MEDINA </text:p>
          </table:table-cell>
          <table:table-cell office:value-type="float" office:value="984281498" calcext:value-type="float">
            <text:p>984281498</text:p>
          </table:table-cell>
          <table:table-cell office:value-type="float" office:value="122242013" calcext:value-type="float">
            <text:p>122242013</text:p>
          </table:table-cell>
          <table:table-cell office:value-type="string" calcext:value-type="string">
            <text:p><text:s/>contable2@extintores.cl </text:p>
          </table:table-cell>
          <table:table-cell office:value-type="float" office:value="760655597" calcext:value-type="float">
            <text:p>76065559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Pablo </text:p>
          </table:table-cell>
          <table:table-cell office:value-type="string" calcext:value-type="string">
            <text:p><text:s/>Ebensperger </text:p>
          </table:table-cell>
          <table:table-cell office:value-type="float" office:value="982885852" calcext:value-type="float">
            <text:p>982885852</text:p>
          </table:table-cell>
          <table:table-cell office:value-type="float" office:value="122317706" calcext:value-type="float">
            <text:p>122317706</text:p>
          </table:table-cell>
          <table:table-cell office:value-type="string" calcext:value-type="string">
            <text:p><text:s/>juanpablo@cvg-spa.cl </text:p>
          </table:table-cell>
          <table:table-cell office:value-type="float" office:value="764728998" calcext:value-type="float">
            <text:p>7647289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SOTO </text:p>
          </table:table-cell>
          <table:table-cell office:value-type="float" office:value="990019449" calcext:value-type="float">
            <text:p>990019449</text:p>
          </table:table-cell>
          <table:table-cell office:value-type="float" office:value="122325768" calcext:value-type="float">
            <text:p>122325768</text:p>
          </table:table-cell>
          <table:table-cell office:value-type="string" calcext:value-type="string">
            <text:p><text:s/>claudio@graficadamasco.cl </text:p>
          </table:table-cell>
          <table:table-cell office:value-type="float" office:value="763817849" calcext:value-type="float">
            <text:p>76381784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<text:s/>DIAZ </text:p>
          </table:table-cell>
          <table:table-cell office:value-type="float" office:value="975000821" calcext:value-type="float">
            <text:p>975000821</text:p>
          </table:table-cell>
          <table:table-cell office:value-type="float" office:value="122367231" calcext:value-type="float">
            <text:p>122367231</text:p>
          </table:table-cell>
          <table:table-cell office:value-type="string" calcext:value-type="string">
            <text:p><text:s/>elizabeth.diaz@wom.cl </text:p>
          </table:table-cell>
          <table:table-cell office:value-type="string" calcext:value-type="string">
            <text:p><text:s/>9696522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<text:s/>Diaz </text:p>
          </table:table-cell>
          <table:table-cell office:value-type="float" office:value="975000821" calcext:value-type="float">
            <text:p>975000821</text:p>
          </table:table-cell>
          <table:table-cell office:value-type="float" office:value="122367231" calcext:value-type="float">
            <text:p>122367231</text:p>
          </table:table-cell>
          <table:table-cell office:value-type="string" calcext:value-type="string">
            <text:p><text:s/>elizabeth.diaz@wom.cl </text:p>
          </table:table-cell>
          <table:table-cell office:value-type="string" calcext:value-type="string">
            <text:p><text:s/>9696522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Schliebener </text:p>
          </table:table-cell>
          <table:table-cell office:value-type="float" office:value="998270074" calcext:value-type="float">
            <text:p>998270074</text:p>
          </table:table-cell>
          <table:table-cell office:value-type="float" office:value="122436292" calcext:value-type="float">
            <text:p>122436292</text:p>
          </table:table-cell>
          <table:table-cell office:value-type="string" calcext:value-type="string">
            <text:p><text:s/>rschliebener@coval.cl </text:p>
          </table:table-cell>
          <table:table-cell office:value-type="float" office:value="765897033" calcext:value-type="float">
            <text:p>7658970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Abumohor </text:p>
          </table:table-cell>
          <table:table-cell office:value-type="float" office:value="3245342" calcext:value-type="float">
            <text:p>3245342</text:p>
          </table:table-cell>
          <table:table-cell office:value-type="float" office:value="122444643" calcext:value-type="float">
            <text:p>122444643</text:p>
          </table:table-cell>
          <table:table-cell office:value-type="string" calcext:value-type="string">
            <text:p><text:s/>andres8@portalfinance.co </text:p>
          </table:table-cell>
          <table:table-cell office:value-type="string" calcext:value-type="string">
            <text:p><text:s/>9688153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Larrain Rios </text:p>
          </table:table-cell>
          <table:table-cell office:value-type="float" office:value="232236043" calcext:value-type="float">
            <text:p>232236043</text:p>
          </table:table-cell>
          <table:table-cell office:value-type="float" office:value="122460568" calcext:value-type="float">
            <text:p>122460568</text:p>
          </table:table-cell>
          <table:table-cell office:value-type="string" calcext:value-type="string">
            <text:p><text:s/>felipe.larrain@rgg.cl </text:p>
          </table:table-cell>
          <table:table-cell office:value-type="float" office:value="761452746" calcext:value-type="float">
            <text:p>76145274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Lobos </text:p>
          </table:table-cell>
          <table:table-cell office:value-type="float" office:value="226321960" calcext:value-type="float">
            <text:p>226321960</text:p>
          </table:table-cell>
          <table:table-cell office:value-type="float" office:value="122470644" calcext:value-type="float">
            <text:p>122470644</text:p>
          </table:table-cell>
          <table:table-cell office:value-type="string" calcext:value-type="string">
            <text:p><text:s/>mlobos@compuerta.cl </text:p>
          </table:table-cell>
          <table:table-cell office:value-type="string" calcext:value-type="string">
            <text:p><text:s/>76555828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Vallejos </text:p>
          </table:table-cell>
          <table:table-cell office:value-type="float" office:value="981938759" calcext:value-type="float">
            <text:p>981938759</text:p>
          </table:table-cell>
          <table:table-cell office:value-type="float" office:value="122470806" calcext:value-type="float">
            <text:p>122470806</text:p>
          </table:table-cell>
          <table:table-cell office:value-type="string" calcext:value-type="string">
            <text:p><text:s/>pablovallejosroa@gmail.com </text:p>
          </table:table-cell>
          <table:table-cell office:value-type="float" office:value="767723741" calcext:value-type="float">
            <text:p>76772374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lisa </text:p>
          </table:table-cell>
          <table:table-cell office:value-type="string" calcext:value-type="string">
            <text:p><text:s/>Muñoz </text:p>
          </table:table-cell>
          <table:table-cell office:value-type="float" office:value="5622899440" calcext:value-type="float">
            <text:p>5622899440</text:p>
          </table:table-cell>
          <table:table-cell office:value-type="float" office:value="122472310" calcext:value-type="float">
            <text:p>122472310</text:p>
          </table:table-cell>
          <table:table-cell office:value-type="string" calcext:value-type="string">
            <text:p><text:s/>ventas@transformadores.net </text:p>
          </table:table-cell>
          <table:table-cell office:value-type="float" office:value="969436701" calcext:value-type="float">
            <text:p>9694367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Beltran </text:p>
          </table:table-cell>
          <table:table-cell office:value-type="float" office:value="966577835" calcext:value-type="float">
            <text:p>966577835</text:p>
          </table:table-cell>
          <table:table-cell office:value-type="float" office:value="122572625" calcext:value-type="float">
            <text:p>122572625</text:p>
          </table:table-cell>
          <table:table-cell office:value-type="string" calcext:value-type="string">
            <text:p><text:s/>consultora@marcelabeltran.cl </text:p>
          </table:table-cell>
          <table:table-cell office:value-type="float" office:value="766146457" calcext:value-type="float">
            <text:p>76614645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di </text:p>
          </table:table-cell>
          <table:table-cell office:value-type="string" calcext:value-type="string">
            <text:p><text:s/>NIeto </text:p>
          </table:table-cell>
          <table:table-cell office:value-type="float" office:value="991627477" calcext:value-type="float">
            <text:p>991627477</text:p>
          </table:table-cell>
          <table:table-cell office:value-type="float" office:value="122651223" calcext:value-type="float">
            <text:p>122651223</text:p>
          </table:table-cell>
          <table:table-cell office:value-type="string" calcext:value-type="string">
            <text:p><text:s/>jordi@cronstudio.com </text:p>
          </table:table-cell>
          <table:table-cell office:value-type="float" office:value="775245204" calcext:value-type="float">
            <text:p>7752452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xana </text:p>
          </table:table-cell>
          <table:table-cell office:value-type="string" calcext:value-type="string">
            <text:p><text:s/>Olivares </text:p>
          </table:table-cell>
          <table:table-cell office:value-type="float" office:value="50935408" calcext:value-type="float">
            <text:p>50935408</text:p>
          </table:table-cell>
          <table:table-cell office:value-type="float" office:value="122836290" calcext:value-type="float">
            <text:p>122836290</text:p>
          </table:table-cell>
          <table:table-cell office:value-type="string" calcext:value-type="string">
            <text:p><text:s/>raolivaresc@gmail.com </text:p>
          </table:table-cell>
          <table:table-cell office:value-type="float" office:value="105649541" calcext:value-type="float">
            <text:p>10564954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morales </text:p>
          </table:table-cell>
          <table:table-cell office:value-type="float" office:value="56993237463" calcext:value-type="float">
            <text:p>56993237463</text:p>
          </table:table-cell>
          <table:table-cell office:value-type="float" office:value="122957691" calcext:value-type="float">
            <text:p>122957691</text:p>
          </table:table-cell>
          <table:table-cell office:value-type="string" calcext:value-type="string">
            <text:p><text:s/>remocltda@gmail.com </text:p>
          </table:table-cell>
          <table:table-cell office:value-type="float" office:value="774492208" calcext:value-type="float">
            <text:p>7744922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garita </text:p>
          </table:table-cell>
          <table:table-cell office:value-type="string" calcext:value-type="string">
            <text:p><text:s/>Campos </text:p>
          </table:table-cell>
          <table:table-cell office:value-type="float" office:value="940410950" calcext:value-type="float">
            <text:p>940410950</text:p>
          </table:table-cell>
          <table:table-cell office:value-type="float" office:value="122959465" calcext:value-type="float">
            <text:p>122959465</text:p>
          </table:table-cell>
          <table:table-cell office:value-type="string" calcext:value-type="string">
            <text:p><text:s/>camposyanezm@gmail.com </text:p>
          </table:table-cell>
          <table:table-cell office:value-type="float" office:value="766662242" calcext:value-type="float">
            <text:p>76666224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Avila </text:p>
          </table:table-cell>
          <table:table-cell office:value-type="float" office:value="967792601" calcext:value-type="float">
            <text:p>967792601</text:p>
          </table:table-cell>
          <table:table-cell office:value-type="float" office:value="122975789" calcext:value-type="float">
            <text:p>122975789</text:p>
          </table:table-cell>
          <table:table-cell office:value-type="string" calcext:value-type="string">
            <text:p><text:s/>savila@zetatel.cl </text:p>
          </table:table-cell>
          <table:table-cell office:value-type="float" office:value="767882386" calcext:value-type="float">
            <text:p>76788238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VAN </text:p>
          </table:table-cell>
          <table:table-cell office:value-type="string" calcext:value-type="string">
            <text:p><text:s/>HERNANDEZ </text:p>
          </table:table-cell>
          <table:table-cell office:value-type="float" office:value="940727055" calcext:value-type="float">
            <text:p>940727055</text:p>
          </table:table-cell>
          <table:table-cell office:value-type="float" office:value="123098609" calcext:value-type="float">
            <text:p>123098609</text:p>
          </table:table-cell>
          <table:table-cell office:value-type="string" calcext:value-type="string">
            <text:p><text:s/>projectgas.ltda@gmail.com </text:p>
          </table:table-cell>
          <table:table-cell office:value-type="float" office:value="763049930" calcext:value-type="float">
            <text:p>76304993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queline </text:p>
          </table:table-cell>
          <table:table-cell office:value-type="string" calcext:value-type="string">
            <text:p><text:s/>Matus </text:p>
          </table:table-cell>
          <table:table-cell office:value-type="float" office:value="225442592" calcext:value-type="float">
            <text:p>225442592</text:p>
          </table:table-cell>
          <table:table-cell office:value-type="float" office:value="123134788" calcext:value-type="float">
            <text:p>123134788</text:p>
          </table:table-cell>
          <table:table-cell office:value-type="string" calcext:value-type="string">
            <text:p><text:s/>jmatus@climawest.cl </text:p>
          </table:table-cell>
          <table:table-cell office:value-type="float" office:value="760304905" calcext:value-type="float">
            <text:p>76030490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Carlos </text:p>
          </table:table-cell>
          <table:table-cell office:value-type="string" calcext:value-type="string">
            <text:p><text:s/>Valenzuela </text:p>
          </table:table-cell>
          <table:table-cell office:value-type="float" office:value="944034166" calcext:value-type="float">
            <text:p>944034166</text:p>
          </table:table-cell>
          <table:table-cell office:value-type="float" office:value="123321839" calcext:value-type="float">
            <text:p>123321839</text:p>
          </table:table-cell>
          <table:table-cell office:value-type="string" calcext:value-type="string">
            <text:p><text:s/>alevalenz@gmail.com </text:p>
          </table:table-cell>
          <table:table-cell office:value-type="float" office:value="123321839" calcext:value-type="float">
            <text:p>12332183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UBEN EDGARDO </text:p>
          </table:table-cell>
          <table:table-cell office:value-type="string" calcext:value-type="string">
            <text:p><text:s/>PAREDES SANCHEZ </text:p>
          </table:table-cell>
          <table:table-cell office:value-type="float" office:value="982122995" calcext:value-type="float">
            <text:p>982122995</text:p>
          </table:table-cell>
          <table:table-cell office:value-type="float" office:value="123384067" calcext:value-type="float">
            <text:p>123384067</text:p>
          </table:table-cell>
          <table:table-cell office:value-type="string" calcext:value-type="string">
            <text:p><text:s/>findeplagas@gmail.com </text:p>
          </table:table-cell>
          <table:table-cell office:value-type="float" office:value="123384067" calcext:value-type="float">
            <text:p>12338406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sa celia </text:p>
          </table:table-cell>
          <table:table-cell office:value-type="string" calcext:value-type="string">
            <text:p><text:s/>Jarpa Leiva </text:p>
          </table:table-cell>
          <table:table-cell office:value-type="float" office:value="991354874" calcext:value-type="float">
            <text:p>991354874</text:p>
          </table:table-cell>
          <table:table-cell office:value-type="float" office:value="123389891" calcext:value-type="float">
            <text:p>123389891</text:p>
          </table:table-cell>
          <table:table-cell office:value-type="string" calcext:value-type="string">
            <text:p><text:s/>valledelrahuesur@gmail.com </text:p>
          </table:table-cell>
          <table:table-cell office:value-type="string" calcext:value-type="string">
            <text:p><text:s/>76823292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patricio </text:p>
          </table:table-cell>
          <table:table-cell office:value-type="string" calcext:value-type="string">
            <text:p><text:s/>tejos perez </text:p>
          </table:table-cell>
          <table:table-cell office:value-type="float" office:value="999167995" calcext:value-type="float">
            <text:p>999167995</text:p>
          </table:table-cell>
          <table:table-cell office:value-type="float" office:value="123603052" calcext:value-type="float">
            <text:p>123603052</text:p>
          </table:table-cell>
          <table:table-cell office:value-type="string" calcext:value-type="string">
            <text:p><text:s/>carlostejos@cytlimitada.cl </text:p>
          </table:table-cell>
          <table:table-cell office:value-type="float" office:value="761932152" calcext:value-type="float">
            <text:p>76193215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Test_Test</text:p>
          </table:table-cell>
          <table:table-cell office:value-type="string" calcext:value-type="string">
            <text:p>Test 2 </text:p>
          </table:table-cell>
          <table:table-cell office:value-type="string" calcext:value-type="string">
            <text:p><text:s/>Tester </text:p>
          </table:table-cell>
          <table:table-cell office:value-type="float" office:value="54" calcext:value-type="float">
            <text:p>54</text:p>
          </table:table-cell>
          <table:table-cell office:value-type="float" office:value="123834941" calcext:value-type="float">
            <text:p>123834941</text:p>
          </table:table-cell>
          <table:table-cell office:value-type="string" calcext:value-type="string">
            <text:p><text:s/>jperezud@gmail.com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vier </text:p>
          </table:table-cell>
          <table:table-cell office:value-type="string" calcext:value-type="string">
            <text:p><text:s/>Arriagada </text:p>
          </table:table-cell>
          <table:table-cell office:value-type="float" office:value="966984896" calcext:value-type="float">
            <text:p>966984896</text:p>
          </table:table-cell>
          <table:table-cell office:value-type="float" office:value="123842235" calcext:value-type="float">
            <text:p>123842235</text:p>
          </table:table-cell>
          <table:table-cell office:value-type="string" calcext:value-type="string">
            <text:p><text:s/>javier.arri.41@gmail.com </text:p>
          </table:table-cell>
          <table:table-cell office:value-type="float" office:value="995773902" calcext:value-type="float">
            <text:p>99577390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 Alberto </text:p>
          </table:table-cell>
          <table:table-cell office:value-type="string" calcext:value-type="string">
            <text:p><text:s/>Tapia Rojas </text:p>
          </table:table-cell>
          <table:table-cell office:value-type="float" office:value="963562080" calcext:value-type="float">
            <text:p>963562080</text:p>
          </table:table-cell>
          <table:table-cell office:value-type="float" office:value="123951115" calcext:value-type="float">
            <text:p>123951115</text:p>
          </table:table-cell>
          <table:table-cell office:value-type="string" calcext:value-type="string">
            <text:p><text:s/>robert.tapia@mainpro.cl </text:p>
          </table:table-cell>
          <table:table-cell office:value-type="float" office:value="763104494" calcext:value-type="float">
            <text:p>76310449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ACOR </text:p>
          </table:table-cell>
          <table:table-cell office:value-type="string" calcext:value-type="string">
            <text:p><text:s/>CAMPOS </text:p>
          </table:table-cell>
          <table:table-cell office:value-type="float" office:value="954927502" calcext:value-type="float">
            <text:p>954927502</text:p>
          </table:table-cell>
          <table:table-cell office:value-type="float" office:value="123963059" calcext:value-type="float">
            <text:p>123963059</text:p>
          </table:table-cell>
          <table:table-cell office:value-type="string" calcext:value-type="string">
            <text:p><text:s/>lramirez@recominsm.cl </text:p>
          </table:table-cell>
          <table:table-cell office:value-type="float" office:value="760966835" calcext:value-type="float">
            <text:p>76096683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illermo Alonso </text:p>
          </table:table-cell>
          <table:table-cell office:value-type="string" calcext:value-type="string">
            <text:p><text:s/>Donoso Rojas </text:p>
          </table:table-cell>
          <table:table-cell office:value-type="float" office:value="992906600" calcext:value-type="float">
            <text:p>992906600</text:p>
          </table:table-cell>
          <table:table-cell office:value-type="float" office:value="124007771" calcext:value-type="float">
            <text:p>124007771</text:p>
          </table:table-cell>
          <table:table-cell office:value-type="string" calcext:value-type="string">
            <text:p><text:s/>guillermo.donoso@transportesgsc.cl </text:p>
          </table:table-cell>
          <table:table-cell office:value-type="float" office:value="764142942" calcext:value-type="float">
            <text:p>76414294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MUÑOZ </text:p>
          </table:table-cell>
          <table:table-cell office:value-type="float" office:value="957848077" calcext:value-type="float">
            <text:p>957848077</text:p>
          </table:table-cell>
          <table:table-cell office:value-type="float" office:value="124067901" calcext:value-type="float">
            <text:p>124067901</text:p>
          </table:table-cell>
          <table:table-cell office:value-type="string" calcext:value-type="string">
            <text:p><text:s/>josemunoscontreras1972@gmail.com </text:p>
          </table:table-cell>
          <table:table-cell office:value-type="float" office:value="124067901" calcext:value-type="float">
            <text:p>12406790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Monjes </text:p>
          </table:table-cell>
          <table:table-cell office:value-type="float" office:value="999872661" calcext:value-type="float">
            <text:p>999872661</text:p>
          </table:table-cell>
          <table:table-cell office:value-type="float" office:value="124085977" calcext:value-type="float">
            <text:p>124085977</text:p>
          </table:table-cell>
          <table:table-cell office:value-type="string" calcext:value-type="string">
            <text:p><text:s/>cmonjes@prodalam.cl </text:p>
          </table:table-cell>
          <table:table-cell office:value-type="float" office:value="937720009" calcext:value-type="float">
            <text:p>9377200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miguel </text:p>
          </table:table-cell>
          <table:table-cell office:value-type="string" calcext:value-type="string">
            <text:p><text:s/>nunez alvarado </text:p>
          </table:table-cell>
          <table:table-cell office:value-type="float" office:value="931077354" calcext:value-type="float">
            <text:p>931077354</text:p>
          </table:table-cell>
          <table:table-cell office:value-type="float" office:value="124265258" calcext:value-type="float">
            <text:p>124265258</text:p>
          </table:table-cell>
          <table:table-cell office:value-type="string" calcext:value-type="string">
            <text:p><text:s/>jmnunez1825@yahoo.es </text:p>
          </table:table-cell>
          <table:table-cell office:value-type="float" office:value="767001029" calcext:value-type="float">
            <text:p>76700102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é Miguel </text:p>
          </table:table-cell>
          <table:table-cell office:value-type="string" calcext:value-type="string">
            <text:p><text:s/>Victoriano Morel </text:p>
          </table:table-cell>
          <table:table-cell office:value-type="float" office:value="944591890" calcext:value-type="float">
            <text:p>944591890</text:p>
          </table:table-cell>
          <table:table-cell office:value-type="float" office:value="124360889" calcext:value-type="float">
            <text:p>124360889</text:p>
          </table:table-cell>
          <table:table-cell office:value-type="string" calcext:value-type="string">
            <text:p><text:s/>vm.ing.spa@gmail.com </text:p>
          </table:table-cell>
          <table:table-cell office:value-type="float" office:value="767607458" calcext:value-type="float">
            <text:p>76760745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ianina </text:p>
          </table:table-cell>
          <table:table-cell office:value-type="string" calcext:value-type="string">
            <text:p><text:s/>Ramos </text:p>
          </table:table-cell>
          <table:table-cell office:value-type="float" office:value="996479983" calcext:value-type="float">
            <text:p>996479983</text:p>
          </table:table-cell>
          <table:table-cell office:value-type="float" office:value="124367956" calcext:value-type="float">
            <text:p>124367956</text:p>
          </table:table-cell>
          <table:table-cell office:value-type="string" calcext:value-type="string">
            <text:p><text:s/>g.ramos@tecnitelcomunicaciones.cl </text:p>
          </table:table-cell>
          <table:table-cell office:value-type="float" office:value="762552159" calcext:value-type="float">
            <text:p>76255215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Silva </text:p>
          </table:table-cell>
          <table:table-cell office:value-type="float" office:value="998748454" calcext:value-type="float">
            <text:p>998748454</text:p>
          </table:table-cell>
          <table:table-cell office:value-type="float" office:value="124399882" calcext:value-type="float">
            <text:p>124399882</text:p>
          </table:table-cell>
          <table:table-cell office:value-type="string" calcext:value-type="string">
            <text:p><text:s/>rodrigosilva@sgf.cl </text:p>
          </table:table-cell>
          <table:table-cell office:value-type="string" calcext:value-type="string">
            <text:p><text:s/>76487692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UISA </text:p>
          </table:table-cell>
          <table:table-cell office:value-type="string" calcext:value-type="string">
            <text:p><text:s/>GOMEZ </text:p>
          </table:table-cell>
          <table:table-cell office:value-type="float" office:value="954195650" calcext:value-type="float">
            <text:p>954195650</text:p>
          </table:table-cell>
          <table:table-cell office:value-type="float" office:value="124445531" calcext:value-type="float">
            <text:p>124445531</text:p>
          </table:table-cell>
          <table:table-cell office:value-type="string" calcext:value-type="string">
            <text:p><text:s/>administracion@crosan.cl </text:p>
          </table:table-cell>
          <table:table-cell office:value-type="float" office:value="788232500" calcext:value-type="float">
            <text:p>7882325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Daniel Alejandro </text:p>
          </table:table-cell>
          <table:table-cell office:value-type="string" calcext:value-type="string">
            <text:p><text:s/>Ibarra </text:p>
          </table:table-cell>
          <table:table-cell office:value-type="float" office:value="223774971" calcext:value-type="float">
            <text:p>223774971</text:p>
          </table:table-cell>
          <table:table-cell office:value-type="float" office:value="124601770" calcext:value-type="float">
            <text:p>124601770</text:p>
          </table:table-cell>
          <table:table-cell office:value-type="string" calcext:value-type="string">
            <text:p><text:s/>dibarra@grau.cl </text:p>
          </table:table-cell>
          <table:table-cell office:value-type="float" office:value="969271907" calcext:value-type="float">
            <text:p>9692719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Barahona </text:p>
          </table:table-cell>
          <table:table-cell office:value-type="float" office:value="940206833" calcext:value-type="float">
            <text:p>940206833</text:p>
          </table:table-cell>
          <table:table-cell office:value-type="float" office:value="124607116" calcext:value-type="float">
            <text:p>124607116</text:p>
          </table:table-cell>
          <table:table-cell office:value-type="string" calcext:value-type="string">
            <text:p><text:s/>rbarahona@aciertochile.cl </text:p>
          </table:table-cell>
          <table:table-cell office:value-type="float" office:value="760036072" calcext:value-type="float">
            <text:p>76003607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Wenceslao </text:p>
          </table:table-cell>
          <table:table-cell office:value-type="string" calcext:value-type="string">
            <text:p><text:s/>Cordova Javia </text:p>
          </table:table-cell>
          <table:table-cell office:value-type="float" office:value="56968352792" calcext:value-type="float">
            <text:p>56968352792</text:p>
          </table:table-cell>
          <table:table-cell office:value-type="float" office:value="124644585" calcext:value-type="float">
            <text:p>124644585</text:p>
          </table:table-cell>
          <table:table-cell office:value-type="string" calcext:value-type="string">
            <text:p><text:s/>mauricio.cordova@sercall.cl </text:p>
          </table:table-cell>
          <table:table-cell office:value-type="float" office:value="764855795" calcext:value-type="float">
            <text:p>76485579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Cerda </text:p>
          </table:table-cell>
          <table:table-cell office:value-type="float" office:value="95423324" calcext:value-type="float">
            <text:p>95423324</text:p>
          </table:table-cell>
          <table:table-cell office:value-type="float" office:value="124672155" calcext:value-type="float">
            <text:p>124672155</text:p>
          </table:table-cell>
          <table:table-cell office:value-type="string" calcext:value-type="string">
            <text:p><text:s/>contacto@maxai.cl </text:p>
          </table:table-cell>
          <table:table-cell office:value-type="float" office:value="764903781" calcext:value-type="float">
            <text:p>76490378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ULO </text:p>
          </table:table-cell>
          <table:table-cell office:value-type="string" calcext:value-type="string">
            <text:p><text:s/>SCHIAFFINO </text:p>
          </table:table-cell>
          <table:table-cell office:value-type="float" office:value="992256669" calcext:value-type="float">
            <text:p>992256669</text:p>
          </table:table-cell>
          <table:table-cell office:value-type="float" office:value="124673240" calcext:value-type="float">
            <text:p>124673240</text:p>
          </table:table-cell>
          <table:table-cell office:value-type="string" calcext:value-type="string">
            <text:p><text:s/>pauloschiaffino@hotmail.com </text:p>
          </table:table-cell>
          <table:table-cell office:value-type="float" office:value="765941954" calcext:value-type="float">
            <text:p>76594195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ily </text:p>
          </table:table-cell>
          <table:table-cell office:value-type="string" calcext:value-type="string">
            <text:p><text:s/>caballero </text:p>
          </table:table-cell>
          <table:table-cell office:value-type="float" office:value="995288425" calcext:value-type="float">
            <text:p>995288425</text:p>
          </table:table-cell>
          <table:table-cell office:value-type="float" office:value="124717248" calcext:value-type="float">
            <text:p>124717248</text:p>
          </table:table-cell>
          <table:table-cell office:value-type="string" calcext:value-type="string">
            <text:p><text:s/>lily.caballero@vialetica.cl </text:p>
          </table:table-cell>
          <table:table-cell office:value-type="float" office:value="761702718" calcext:value-type="float">
            <text:p>7617027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OLIN </text:p>
          </table:table-cell>
          <table:table-cell office:value-type="string" calcext:value-type="string">
            <text:p><text:s/>QUEZADA </text:p>
          </table:table-cell>
          <table:table-cell office:value-type="float" office:value="940034742" calcext:value-type="float">
            <text:p>940034742</text:p>
          </table:table-cell>
          <table:table-cell office:value-type="float" office:value="124723884" calcext:value-type="float">
            <text:p>124723884</text:p>
          </table:table-cell>
          <table:table-cell office:value-type="string" calcext:value-type="string">
            <text:p><text:s/>carolin.quezada@tekso.cl </text:p>
          </table:table-cell>
          <table:table-cell office:value-type="float" office:value="762408589" calcext:value-type="float">
            <text:p>76240858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Fabiola </text:p>
          </table:table-cell>
          <table:table-cell office:value-type="string" calcext:value-type="string">
            <text:p><text:s/>Inostroza </text:p>
          </table:table-cell>
          <table:table-cell office:value-type="float" office:value="22297451" calcext:value-type="float">
            <text:p>22297451</text:p>
          </table:table-cell>
          <table:table-cell office:value-type="float" office:value="124752752" calcext:value-type="float">
            <text:p>124752752</text:p>
          </table:table-cell>
          <table:table-cell office:value-type="string" calcext:value-type="string">
            <text:p><text:s/>finostroza@generacionempresarial.org </text:p>
          </table:table-cell>
          <table:table-cell office:value-type="float" office:value="732762000" calcext:value-type="float">
            <text:p>732762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Bravo Torres </text:p>
          </table:table-cell>
          <table:table-cell office:value-type="float" office:value="966700072" calcext:value-type="float">
            <text:p>966700072</text:p>
          </table:table-cell>
          <table:table-cell office:value-type="float" office:value="124851394" calcext:value-type="float">
            <text:p>124851394</text:p>
          </table:table-cell>
          <table:table-cell office:value-type="string" calcext:value-type="string">
            <text:p><text:s/>manuel.bravo@pcjlimitada.cl </text:p>
          </table:table-cell>
          <table:table-cell office:value-type="float" office:value="765984483" calcext:value-type="float">
            <text:p>76598448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ontserrat </text:p>
          </table:table-cell>
          <table:table-cell office:value-type="string" calcext:value-type="string">
            <text:p><text:s/>Torm </text:p>
          </table:table-cell>
          <table:table-cell office:value-type="float" office:value="56995363773" calcext:value-type="float">
            <text:p>56995363773</text:p>
          </table:table-cell>
          <table:table-cell office:value-type="float" office:value="124885523" calcext:value-type="float">
            <text:p>124885523</text:p>
          </table:table-cell>
          <table:table-cell office:value-type="string" calcext:value-type="string">
            <text:p><text:s/>ventas@motordeideas.cl </text:p>
          </table:table-cell>
          <table:table-cell office:value-type="float" office:value="764393457" calcext:value-type="float">
            <text:p>76439345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RIA GEORGINA </text:p>
          </table:table-cell>
          <table:table-cell office:value-type="string" calcext:value-type="string">
            <text:p><text:s/>GARRIDO </text:p>
          </table:table-cell>
          <table:table-cell office:value-type="float" office:value="229795711" calcext:value-type="float">
            <text:p>229795711</text:p>
          </table:table-cell>
          <table:table-cell office:value-type="float" office:value="124919053" calcext:value-type="float">
            <text:p>124919053</text:p>
          </table:table-cell>
          <table:table-cell office:value-type="string" calcext:value-type="string">
            <text:p><text:s/>mgarrido@layher.cl </text:p>
          </table:table-cell>
          <table:table-cell office:value-type="float" office:value="995512602" calcext:value-type="float">
            <text:p>9955126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Olivares </text:p>
          </table:table-cell>
          <table:table-cell office:value-type="float" office:value="26161290" calcext:value-type="float">
            <text:p>26161290</text:p>
          </table:table-cell>
          <table:table-cell office:value-type="float" office:value="124940273" calcext:value-type="float">
            <text:p>124940273</text:p>
          </table:table-cell>
          <table:table-cell office:value-type="string" calcext:value-type="string">
            <text:p><text:s/>jorge.olivares@sanconsulting.cl </text:p>
          </table:table-cell>
          <table:table-cell office:value-type="float" office:value="762093030" calcext:value-type="float">
            <text:p>76209303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imena </text:p>
          </table:table-cell>
          <table:table-cell office:value-type="string" calcext:value-type="string">
            <text:p><text:s/>Salazar </text:p>
          </table:table-cell>
          <table:table-cell office:value-type="float" office:value="228420700" calcext:value-type="float">
            <text:p>228420700</text:p>
          </table:table-cell>
          <table:table-cell office:value-type="float" office:value="125056202" calcext:value-type="float">
            <text:p>125056202</text:p>
          </table:table-cell>
          <table:table-cell office:value-type="string" calcext:value-type="string">
            <text:p><text:s/>jsalazar@bombasdepozo.cl </text:p>
          </table:table-cell>
          <table:table-cell office:value-type="string" calcext:value-type="string">
            <text:p><text:s/>7817670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MACIAS </text:p>
          </table:table-cell>
          <table:table-cell office:value-type="float" office:value="998013315" calcext:value-type="float">
            <text:p>998013315</text:p>
          </table:table-cell>
          <table:table-cell office:value-type="float" office:value="125126413" calcext:value-type="float">
            <text:p>125126413</text:p>
          </table:table-cell>
          <table:table-cell office:value-type="string" calcext:value-type="string">
            <text:p><text:s/>rodrigo@macovich.cl </text:p>
          </table:table-cell>
          <table:table-cell office:value-type="float" office:value="763667707" calcext:value-type="float">
            <text:p>7636677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carrasco aqueveque </text:p>
          </table:table-cell>
          <table:table-cell office:value-type="float" office:value="973320134" calcext:value-type="float">
            <text:p>973320134</text:p>
          </table:table-cell>
          <table:table-cell office:value-type="float" office:value="125508081" calcext:value-type="float">
            <text:p>125508081</text:p>
          </table:table-cell>
          <table:table-cell office:value-type="string" calcext:value-type="string">
            <text:p><text:s/>cccarrasco@gmail.com </text:p>
          </table:table-cell>
          <table:table-cell office:value-type="string" calcext:value-type="string">
            <text:p><text:s/>76410627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 </text:p>
          </table:table-cell>
          <table:table-cell office:value-type="string" calcext:value-type="string">
            <text:p><text:s/>Navarrete </text:p>
          </table:table-cell>
          <table:table-cell office:value-type="float" office:value="996318284" calcext:value-type="float">
            <text:p>996318284</text:p>
          </table:table-cell>
          <table:table-cell office:value-type="float" office:value="125560210" calcext:value-type="float">
            <text:p>125560210</text:p>
          </table:table-cell>
          <table:table-cell office:value-type="string" calcext:value-type="string">
            <text:p><text:s/>anavarrete@grupoism.cl </text:p>
          </table:table-cell>
          <table:table-cell office:value-type="float" office:value="764425545" calcext:value-type="float">
            <text:p>76442554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Helen </text:p>
          </table:table-cell>
          <table:table-cell office:value-type="string" calcext:value-type="string">
            <text:p><text:s/>Silva </text:p>
          </table:table-cell>
          <table:table-cell office:value-type="string" calcext:value-type="string">
            <text:p><text:s/>432 534264 </text:p>
          </table:table-cell>
          <table:table-cell office:value-type="float" office:value="125571336" calcext:value-type="float">
            <text:p>125571336</text:p>
          </table:table-cell>
          <table:table-cell office:value-type="string" calcext:value-type="string">
            <text:p><text:s/>secretariala@plaguisur.cl </text:p>
          </table:table-cell>
          <table:table-cell office:value-type="float" office:value="788340303" calcext:value-type="float">
            <text:p>7883403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ONICA YESENIA </text:p>
          </table:table-cell>
          <table:table-cell office:value-type="string" calcext:value-type="string">
            <text:p><text:s/>FLORES AVALOS </text:p>
          </table:table-cell>
          <table:table-cell office:value-type="float" office:value="996897930" calcext:value-type="float">
            <text:p>996897930</text:p>
          </table:table-cell>
          <table:table-cell office:value-type="float" office:value="125690106" calcext:value-type="float">
            <text:p>125690106</text:p>
          </table:table-cell>
          <table:table-cell office:value-type="string" calcext:value-type="string">
            <text:p><text:s/>m.flores@servigral.cl </text:p>
          </table:table-cell>
          <table:table-cell office:value-type="float" office:value="771935508" calcext:value-type="float">
            <text:p>7719355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O ENRIQUE </text:p>
          </table:table-cell>
          <table:table-cell office:value-type="string" calcext:value-type="string">
            <text:p><text:s/>PACHECO BARTHOLOMAUS </text:p>
          </table:table-cell>
          <table:table-cell office:value-type="float" office:value="33295184" calcext:value-type="float">
            <text:p>33295184</text:p>
          </table:table-cell>
          <table:table-cell office:value-type="float" office:value="125708927" calcext:value-type="float">
            <text:p>125708927</text:p>
          </table:table-cell>
          <table:table-cell office:value-type="string" calcext:value-type="string">
            <text:p><text:s/>kaizengroup.chile@gmail.com </text:p>
          </table:table-cell>
          <table:table-cell office:value-type="float" office:value="125708927" calcext:value-type="float">
            <text:p>12570892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gonzalez </text:p>
          </table:table-cell>
          <table:table-cell office:value-type="float" office:value="979982569" calcext:value-type="float">
            <text:p>979982569</text:p>
          </table:table-cell>
          <table:table-cell office:value-type="float" office:value="125746586" calcext:value-type="float">
            <text:p>125746586</text:p>
          </table:table-cell>
          <table:table-cell office:value-type="string" calcext:value-type="string">
            <text:p><text:s/>j.gonzalez@jgb.cl </text:p>
          </table:table-cell>
          <table:table-cell office:value-type="float" office:value="763338118" calcext:value-type="float">
            <text:p>76333811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Aranda </text:p>
          </table:table-cell>
          <table:table-cell office:value-type="float" office:value="967270457" calcext:value-type="float">
            <text:p>967270457</text:p>
          </table:table-cell>
          <table:table-cell office:value-type="float" office:value="125757022" calcext:value-type="float">
            <text:p>125757022</text:p>
          </table:table-cell>
          <table:table-cell office:value-type="string" calcext:value-type="string">
            <text:p><text:s/>raranda@antofagastaservis.cl </text:p>
          </table:table-cell>
          <table:table-cell office:value-type="float" office:value="761456946" calcext:value-type="float">
            <text:p>76145694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Fátima </text:p>
          </table:table-cell>
          <table:table-cell office:value-type="string" calcext:value-type="string">
            <text:p><text:s/>Bailón </text:p>
          </table:table-cell>
          <table:table-cell office:value-type="float" office:value="989980406" calcext:value-type="float">
            <text:p>989980406</text:p>
          </table:table-cell>
          <table:table-cell office:value-type="float" office:value="125771777" calcext:value-type="float">
            <text:p>125771777</text:p>
          </table:table-cell>
          <table:table-cell office:value-type="string" calcext:value-type="string">
            <text:p><text:s/>fatimabailon@gmail.com </text:p>
          </table:table-cell>
          <table:table-cell office:value-type="float" office:value="761107070" calcext:value-type="float">
            <text:p>7611070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nzo </text:p>
          </table:table-cell>
          <table:table-cell office:value-type="string" calcext:value-type="string">
            <text:p><text:s/>fuentes </text:p>
          </table:table-cell>
          <table:table-cell office:value-type="float" office:value="968261221" calcext:value-type="float">
            <text:p>968261221</text:p>
          </table:table-cell>
          <table:table-cell office:value-type="float" office:value="125851592" calcext:value-type="float">
            <text:p>125851592</text:p>
          </table:table-cell>
          <table:table-cell office:value-type="string" calcext:value-type="string">
            <text:p><text:s/>enzorenato93@gmail.com </text:p>
          </table:table-cell>
          <table:table-cell office:value-type="float" office:value="125851592" calcext:value-type="float">
            <text:p>12585159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Ceron </text:p>
          </table:table-cell>
          <table:table-cell office:value-type="float" office:value="956487750" calcext:value-type="float">
            <text:p>956487750</text:p>
          </table:table-cell>
          <table:table-cell office:value-type="float" office:value="125927890" calcext:value-type="float">
            <text:p>125927890</text:p>
          </table:table-cell>
          <table:table-cell office:value-type="string" calcext:value-type="string">
            <text:p><text:s/>cceron@proyectaempresas.cl </text:p>
          </table:table-cell>
          <table:table-cell office:value-type="float" office:value="761392026" calcext:value-type="float">
            <text:p>76139202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S ROBIN </text:p>
          </table:table-cell>
          <table:table-cell office:value-type="string" calcext:value-type="string">
            <text:p><text:s/>BARRIENTOS BASCUÑAN </text:p>
          </table:table-cell>
          <table:table-cell office:value-type="float" office:value="999514601" calcext:value-type="float">
            <text:p>999514601</text:p>
          </table:table-cell>
          <table:table-cell office:value-type="float" office:value="125944310" calcext:value-type="float">
            <text:p>125944310</text:p>
          </table:table-cell>
          <table:table-cell office:value-type="string" calcext:value-type="string">
            <text:p><text:s/>andres.barrientos@ingelsur.cl </text:p>
          </table:table-cell>
          <table:table-cell office:value-type="float" office:value="761800604" calcext:value-type="float">
            <text:p>76180060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carena </text:p>
          </table:table-cell>
          <table:table-cell office:value-type="string" calcext:value-type="string">
            <text:p><text:s/>Verdugo </text:p>
          </table:table-cell>
          <table:table-cell office:value-type="float" office:value="942059501" calcext:value-type="float">
            <text:p>942059501</text:p>
          </table:table-cell>
          <table:table-cell office:value-type="float" office:value="126198515" calcext:value-type="float">
            <text:p>126198515</text:p>
          </table:table-cell>
          <table:table-cell office:value-type="string" calcext:value-type="string">
            <text:p><text:s/>mverdugo@mvcapacitacion.cl </text:p>
          </table:table-cell>
          <table:table-cell office:value-type="float" office:value="763450732" calcext:value-type="float">
            <text:p>76345073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Tomas </text:p>
          </table:table-cell>
          <table:table-cell office:value-type="string" calcext:value-type="string">
            <text:p><text:s/>Cid </text:p>
          </table:table-cell>
          <table:table-cell office:value-type="float" office:value="945381357" calcext:value-type="float">
            <text:p>945381357</text:p>
          </table:table-cell>
          <table:table-cell office:value-type="float" office:value="126215789" calcext:value-type="float">
            <text:p>126215789</text:p>
          </table:table-cell>
          <table:table-cell office:value-type="string" calcext:value-type="string">
            <text:p><text:s/>tcid@citel.cl </text:p>
          </table:table-cell>
          <table:table-cell office:value-type="float" office:value="762310511" calcext:value-type="float">
            <text:p>76231051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ABARCA </text:p>
          </table:table-cell>
          <table:table-cell office:value-type="float" office:value="229064178" calcext:value-type="float">
            <text:p>229064178</text:p>
          </table:table-cell>
          <table:table-cell office:value-type="float" office:value="126309880" calcext:value-type="float">
            <text:p>126309880</text:p>
          </table:table-cell>
          <table:table-cell office:value-type="string" calcext:value-type="string">
            <text:p><text:s/>alvaro.abarca@acceder.cl </text:p>
          </table:table-cell>
          <table:table-cell office:value-type="float" office:value="763550567" calcext:value-type="float">
            <text:p>76355056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<text:s/>Espina </text:p>
          </table:table-cell>
          <table:table-cell office:value-type="float" office:value="227832219" calcext:value-type="float">
            <text:p>227832219</text:p>
          </table:table-cell>
          <table:table-cell office:value-type="float" office:value="126337825" calcext:value-type="float">
            <text:p>126337825</text:p>
          </table:table-cell>
          <table:table-cell office:value-type="string" calcext:value-type="string">
            <text:p><text:s/>aespina@redmegacentro.cl </text:p>
          </table:table-cell>
          <table:table-cell office:value-type="string" calcext:value-type="string">
            <text:p><text:s/>76138547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ugenio </text:p>
          </table:table-cell>
          <table:table-cell office:value-type="string" calcext:value-type="string">
            <text:p><text:s/>Valdés </text:p>
          </table:table-cell>
          <table:table-cell office:value-type="float" office:value="232239315" calcext:value-type="float">
            <text:p>232239315</text:p>
          </table:table-cell>
          <table:table-cell office:value-type="float" office:value="126364903" calcext:value-type="float">
            <text:p>126364903</text:p>
          </table:table-cell>
          <table:table-cell office:value-type="string" calcext:value-type="string">
            <text:p><text:s/>evaldes@promarcachile.cl </text:p>
          </table:table-cell>
          <table:table-cell office:value-type="float" office:value="762075369" calcext:value-type="float">
            <text:p>76207536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 </text:p>
          </table:table-cell>
          <table:table-cell office:value-type="string" calcext:value-type="string">
            <text:p><text:s/>ARAYA </text:p>
          </table:table-cell>
          <table:table-cell office:value-type="float" office:value="994199493" calcext:value-type="float">
            <text:p>994199493</text:p>
          </table:table-cell>
          <table:table-cell office:value-type="float" office:value="126369611" calcext:value-type="float">
            <text:p>126369611</text:p>
          </table:table-cell>
          <table:table-cell office:value-type="string" calcext:value-type="string">
            <text:p><text:s/>maraya@rsmc.cl </text:p>
          </table:table-cell>
          <table:table-cell office:value-type="float" office:value="765677343" calcext:value-type="float">
            <text:p>76567734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fabian </text:p>
          </table:table-cell>
          <table:table-cell office:value-type="string" calcext:value-type="string">
            <text:p><text:s/>ruz </text:p>
          </table:table-cell>
          <table:table-cell office:value-type="float" office:value="569424397" calcext:value-type="float">
            <text:p>569424397</text:p>
          </table:table-cell>
          <table:table-cell office:value-type="float" office:value="126376774" calcext:value-type="float">
            <text:p>126376774</text:p>
          </table:table-cell>
          <table:table-cell office:value-type="string" calcext:value-type="string">
            <text:p><text:s/>fabian.ruz@telecellspa.cl </text:p>
          </table:table-cell>
          <table:table-cell office:value-type="string" calcext:value-type="string">
            <text:p><text:s/>76594452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mar </text:p>
          </table:table-cell>
          <table:table-cell office:value-type="string" calcext:value-type="string">
            <text:p><text:s/>Arriati </text:p>
          </table:table-cell>
          <table:table-cell office:value-type="float" office:value="964373922" calcext:value-type="float">
            <text:p>964373922</text:p>
          </table:table-cell>
          <table:table-cell office:value-type="float" office:value="126391390" calcext:value-type="float">
            <text:p>126391390</text:p>
          </table:table-cell>
          <table:table-cell office:value-type="string" calcext:value-type="string">
            <text:p><text:s/>oarriati@turbocentro.cl </text:p>
          </table:table-cell>
          <table:table-cell office:value-type="float" office:value="762425718" calcext:value-type="float">
            <text:p>76242571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 </text:p>
          </table:table-cell>
          <table:table-cell office:value-type="string" calcext:value-type="string">
            <text:p><text:s/>Nunez </text:p>
          </table:table-cell>
          <table:table-cell office:value-type="float" office:value="228804241" calcext:value-type="float">
            <text:p>228804241</text:p>
          </table:table-cell>
          <table:table-cell office:value-type="float" office:value="126398751" calcext:value-type="float">
            <text:p>126398751</text:p>
          </table:table-cell>
          <table:table-cell office:value-type="string" calcext:value-type="string">
            <text:p><text:s/>marco@promomkt.cl </text:p>
          </table:table-cell>
          <table:table-cell office:value-type="float" office:value="765737796" calcext:value-type="float">
            <text:p>76573779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Aitken </text:p>
          </table:table-cell>
          <table:table-cell office:value-type="float" office:value="997534728" calcext:value-type="float">
            <text:p>997534728</text:p>
          </table:table-cell>
          <table:table-cell office:value-type="float" office:value="126435363" calcext:value-type="float">
            <text:p>126435363</text:p>
          </table:table-cell>
          <table:table-cell office:value-type="string" calcext:value-type="string">
            <text:p><text:s/>raitken@nektia.cl </text:p>
          </table:table-cell>
          <table:table-cell office:value-type="string" calcext:value-type="string">
            <text:p><text:s/>76521582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OMINGO </text:p>
          </table:table-cell>
          <table:table-cell office:value-type="string" calcext:value-type="string">
            <text:p><text:s/>LIZAMA </text:p>
          </table:table-cell>
          <table:table-cell office:value-type="float" office:value="990015594" calcext:value-type="float">
            <text:p>990015594</text:p>
          </table:table-cell>
          <table:table-cell office:value-type="float" office:value="126465025" calcext:value-type="float">
            <text:p>126465025</text:p>
          </table:table-cell>
          <table:table-cell office:value-type="string" calcext:value-type="string">
            <text:p><text:s/>INFORMACIONES@KOMUNIKA.CL </text:p>
          </table:table-cell>
          <table:table-cell office:value-type="float" office:value="774254307" calcext:value-type="float">
            <text:p>7742543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rcelo </text:p>
          </table:table-cell>
          <table:table-cell office:value-type="string" calcext:value-type="string">
            <text:p><text:s/>ardiles castillo </text:p>
          </table:table-cell>
          <table:table-cell office:value-type="float" office:value="23648203" calcext:value-type="float">
            <text:p>23648203</text:p>
          </table:table-cell>
          <table:table-cell office:value-type="float" office:value="126510047" calcext:value-type="float">
            <text:p>126510047</text:p>
          </table:table-cell>
          <table:table-cell office:value-type="string" calcext:value-type="string">
            <text:p><text:s/>cobranzas@cooperativa.cl </text:p>
          </table:table-cell>
          <table:table-cell office:value-type="float" office:value="947950002" calcext:value-type="float">
            <text:p>947950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Martinez </text:p>
          </table:table-cell>
          <table:table-cell office:value-type="float" office:value="986269092" calcext:value-type="float">
            <text:p>986269092</text:p>
          </table:table-cell>
          <table:table-cell office:value-type="float" office:value="126562322" calcext:value-type="float">
            <text:p>126562322</text:p>
          </table:table-cell>
          <table:table-cell office:value-type="string" calcext:value-type="string">
            <text:p><text:s/>cr_martinez@vtr.net </text:p>
          </table:table-cell>
          <table:table-cell office:value-type="float" office:value="764685490" calcext:value-type="float">
            <text:p>7646854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stavo antonio </text:p>
          </table:table-cell>
          <table:table-cell office:value-type="string" calcext:value-type="string">
            <text:p><text:s/>gonzalez fuenzalida </text:p>
          </table:table-cell>
          <table:table-cell office:value-type="float" office:value="945070859" calcext:value-type="float">
            <text:p>945070859</text:p>
          </table:table-cell>
          <table:table-cell office:value-type="float" office:value="126614322" calcext:value-type="float">
            <text:p>126614322</text:p>
          </table:table-cell>
          <table:table-cell office:value-type="string" calcext:value-type="string">
            <text:p><text:s/>gustavo.gonzlez@hotmail.com </text:p>
          </table:table-cell>
          <table:table-cell office:value-type="float" office:value="126614322" calcext:value-type="float">
            <text:p>12661432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PEÑA </text:p>
          </table:table-cell>
          <table:table-cell office:value-type="float" office:value="226949713" calcext:value-type="float">
            <text:p>226949713</text:p>
          </table:table-cell>
          <table:table-cell office:value-type="float" office:value="126647689" calcext:value-type="float">
            <text:p>126647689</text:p>
          </table:table-cell>
          <table:table-cell office:value-type="string" calcext:value-type="string">
            <text:p><text:s/>mpena@safeseguridad.cl </text:p>
          </table:table-cell>
          <table:table-cell office:value-type="float" office:value="778928906" calcext:value-type="float">
            <text:p>7789289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Gonzalez </text:p>
          </table:table-cell>
          <table:table-cell office:value-type="float" office:value="987446692" calcext:value-type="float">
            <text:p>987446692</text:p>
          </table:table-cell>
          <table:table-cell office:value-type="float" office:value="126662351" calcext:value-type="float">
            <text:p>126662351</text:p>
          </table:table-cell>
          <table:table-cell office:value-type="string" calcext:value-type="string">
            <text:p><text:s/>cuentaman@gmail.com </text:p>
          </table:table-cell>
          <table:table-cell office:value-type="float" office:value="764829468" calcext:value-type="float">
            <text:p>7648294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nald </text:p>
          </table:table-cell>
          <table:table-cell office:value-type="string" calcext:value-type="string">
            <text:p><text:s/>Sandoval </text:p>
          </table:table-cell>
          <table:table-cell office:value-type="float" office:value="42472073" calcext:value-type="float">
            <text:p>42472073</text:p>
          </table:table-cell>
          <table:table-cell office:value-type="float" office:value="126684398" calcext:value-type="float">
            <text:p>126684398</text:p>
          </table:table-cell>
          <table:table-cell office:value-type="string" calcext:value-type="string">
            <text:p><text:s/>rsandovalpizarro@gmail.com </text:p>
          </table:table-cell>
          <table:table-cell office:value-type="float" office:value="778669900" calcext:value-type="float">
            <text:p>7786699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Solange </text:p>
          </table:table-cell>
          <table:table-cell office:value-type="string" calcext:value-type="string">
            <text:p><text:s/>Soto </text:p>
          </table:table-cell>
          <table:table-cell office:value-type="float" office:value="23997066" calcext:value-type="float">
            <text:p>23997066</text:p>
          </table:table-cell>
          <table:table-cell office:value-type="float" office:value="126744420" calcext:value-type="float">
            <text:p>126744420</text:p>
          </table:table-cell>
          <table:table-cell office:value-type="string" calcext:value-type="string">
            <text:p><text:s/>ssoto@imperial.cl </text:p>
          </table:table-cell>
          <table:table-cell office:value-type="float" office:value="768213305" calcext:value-type="float">
            <text:p>7682133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rnando </text:p>
          </table:table-cell>
          <table:table-cell office:value-type="string" calcext:value-type="string">
            <text:p><text:s/>Villalobos </text:p>
          </table:table-cell>
          <table:table-cell office:value-type="float" office:value="950158885" calcext:value-type="float">
            <text:p>950158885</text:p>
          </table:table-cell>
          <table:table-cell office:value-type="float" office:value="126755708" calcext:value-type="float">
            <text:p>126755708</text:p>
          </table:table-cell>
          <table:table-cell office:value-type="string" calcext:value-type="string">
            <text:p><text:s/>superpallets@gmail.com </text:p>
          </table:table-cell>
          <table:table-cell office:value-type="float" office:value="126755708" calcext:value-type="float">
            <text:p>1267557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guel </text:p>
          </table:table-cell>
          <table:table-cell office:value-type="string" calcext:value-type="string">
            <text:p><text:s/>velasquez </text:p>
          </table:table-cell>
          <table:table-cell office:value-type="float" office:value="959076003" calcext:value-type="float">
            <text:p>959076003</text:p>
          </table:table-cell>
          <table:table-cell office:value-type="float" office:value="126830793" calcext:value-type="float">
            <text:p>126830793</text:p>
          </table:table-cell>
          <table:table-cell office:value-type="string" calcext:value-type="string">
            <text:p><text:s/>miguelernesto.velasquez@gmail.com </text:p>
          </table:table-cell>
          <table:table-cell office:value-type="float" office:value="126830793" calcext:value-type="float">
            <text:p>12683079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uis andres </text:p>
          </table:table-cell>
          <table:table-cell office:value-type="string" calcext:value-type="string">
            <text:p><text:s/>vargas abarca </text:p>
          </table:table-cell>
          <table:table-cell office:value-type="float" office:value="569977932" calcext:value-type="float">
            <text:p>569977932</text:p>
          </table:table-cell>
          <table:table-cell office:value-type="float" office:value="126855168" calcext:value-type="float">
            <text:p>126855168</text:p>
          </table:table-cell>
          <table:table-cell office:value-type="string" calcext:value-type="string">
            <text:p><text:s/>lvargas@transportesluisvargas.cl </text:p>
          </table:table-cell>
          <table:table-cell office:value-type="float" office:value="763051528" calcext:value-type="float">
            <text:p>76305152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Herrera </text:p>
          </table:table-cell>
          <table:table-cell office:value-type="float" office:value="413337151" calcext:value-type="float">
            <text:p>413337151</text:p>
          </table:table-cell>
          <table:table-cell office:value-type="float" office:value="127015902" calcext:value-type="float">
            <text:p>127015902</text:p>
          </table:table-cell>
          <table:table-cell office:value-type="string" calcext:value-type="string">
            <text:p><text:s/>mauricioherrera@antunahuel.cl </text:p>
          </table:table-cell>
          <table:table-cell office:value-type="float" office:value="765674964" calcext:value-type="float">
            <text:p>76567496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williams edinson </text:p>
          </table:table-cell>
          <table:table-cell office:value-type="string" calcext:value-type="string">
            <text:p><text:s/>mendez mella </text:p>
          </table:table-cell>
          <table:table-cell office:value-type="float" office:value="982144737" calcext:value-type="float">
            <text:p>982144737</text:p>
          </table:table-cell>
          <table:table-cell office:value-type="float" office:value="127078173" calcext:value-type="float">
            <text:p>127078173</text:p>
          </table:table-cell>
          <table:table-cell office:value-type="string" calcext:value-type="string">
            <text:p><text:s/>wmendez@mygmontajes.com </text:p>
          </table:table-cell>
          <table:table-cell office:value-type="float" office:value="762184028" calcext:value-type="float">
            <text:p>76218402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Iturriaga </text:p>
          </table:table-cell>
          <table:table-cell office:value-type="float" office:value="56992779845" calcext:value-type="float">
            <text:p>56992779845</text:p>
          </table:table-cell>
          <table:table-cell office:value-type="float" office:value="127240450" calcext:value-type="float">
            <text:p>127240450</text:p>
          </table:table-cell>
          <table:table-cell office:value-type="string" calcext:value-type="string">
            <text:p><text:s/>marioandresiturriaga19@gmail.com </text:p>
          </table:table-cell>
          <table:table-cell office:value-type="float" office:value="766767982" calcext:value-type="float">
            <text:p>76676798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Merino </text:p>
          </table:table-cell>
          <table:table-cell office:value-type="float" office:value="991442493" calcext:value-type="float">
            <text:p>991442493</text:p>
          </table:table-cell>
          <table:table-cell office:value-type="float" office:value="127492905" calcext:value-type="float">
            <text:p>127492905</text:p>
          </table:table-cell>
          <table:table-cell office:value-type="string" calcext:value-type="string">
            <text:p><text:s/>merino.clau@gmail.com </text:p>
          </table:table-cell>
          <table:table-cell office:value-type="float" office:value="762929546" calcext:value-type="float">
            <text:p>76292954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EMILIO </text:p>
          </table:table-cell>
          <table:table-cell office:value-type="string" calcext:value-type="string">
            <text:p><text:s/>ACEVEDO DIEDRICHS </text:p>
          </table:table-cell>
          <table:table-cell office:value-type="float" office:value="999199180" calcext:value-type="float">
            <text:p>999199180</text:p>
          </table:table-cell>
          <table:table-cell office:value-type="float" office:value="127588600" calcext:value-type="float">
            <text:p>127588600</text:p>
          </table:table-cell>
          <table:table-cell office:value-type="string" calcext:value-type="string">
            <text:p><text:s/>eaf@eafimpresos.cl </text:p>
          </table:table-cell>
          <table:table-cell office:value-type="float" office:value="762015994" calcext:value-type="float">
            <text:p>76201599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Pinar </text:p>
          </table:table-cell>
          <table:table-cell office:value-type="float" office:value="998200096" calcext:value-type="float">
            <text:p>998200096</text:p>
          </table:table-cell>
          <table:table-cell office:value-type="float" office:value="127690324" calcext:value-type="float">
            <text:p>127690324</text:p>
          </table:table-cell>
          <table:table-cell office:value-type="string" calcext:value-type="string">
            <text:p><text:s/>info@serviciospinar.net </text:p>
          </table:table-cell>
          <table:table-cell office:value-type="float" office:value="127690324" calcext:value-type="float">
            <text:p>12769032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ALFREDO </text:p>
          </table:table-cell>
          <table:table-cell office:value-type="string" calcext:value-type="string">
            <text:p><text:s/>RUIZ </text:p>
          </table:table-cell>
          <table:table-cell office:value-type="float" office:value="945621179" calcext:value-type="float">
            <text:p>945621179</text:p>
          </table:table-cell>
          <table:table-cell office:value-type="float" office:value="127892089" calcext:value-type="float">
            <text:p>127892089</text:p>
          </table:table-cell>
          <table:table-cell office:value-type="string" calcext:value-type="string">
            <text:p><text:s/>aruiz@dinaseg.cl </text:p>
          </table:table-cell>
          <table:table-cell office:value-type="float" office:value="783396408" calcext:value-type="float">
            <text:p>7833964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STAVO </text:p>
          </table:table-cell>
          <table:table-cell office:value-type="string" calcext:value-type="string">
            <text:p><text:s/>RETAMAL </text:p>
          </table:table-cell>
          <table:table-cell office:value-type="float" office:value="56997331788" calcext:value-type="float">
            <text:p>56997331788</text:p>
          </table:table-cell>
          <table:table-cell office:value-type="float" office:value="127957452" calcext:value-type="float">
            <text:p>127957452</text:p>
          </table:table-cell>
          <table:table-cell office:value-type="string" calcext:value-type="string">
            <text:p><text:s/>gustavo@pavitex.cl </text:p>
          </table:table-cell>
          <table:table-cell office:value-type="string" calcext:value-type="string">
            <text:p><text:s/>76329711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ric </text:p>
          </table:table-cell>
          <table:table-cell office:value-type="string" calcext:value-type="string">
            <text:p><text:s/>MONTIEL </text:p>
          </table:table-cell>
          <table:table-cell office:value-type="float" office:value="944328658" calcext:value-type="float">
            <text:p>944328658</text:p>
          </table:table-cell>
          <table:table-cell office:value-type="float" office:value="128016260" calcext:value-type="float">
            <text:p>128016260</text:p>
          </table:table-cell>
          <table:table-cell office:value-type="string" calcext:value-type="string">
            <text:p><text:s/>eric.montiel@intertek.com </text:p>
          </table:table-cell>
          <table:table-cell office:value-type="float" office:value="968621904" calcext:value-type="float">
            <text:p>9686219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ARBARA </text:p>
          </table:table-cell>
          <table:table-cell office:value-type="string" calcext:value-type="string">
            <text:p><text:s/>AVALOS MONTT </text:p>
          </table:table-cell>
          <table:table-cell office:value-type="float" office:value="992923969" calcext:value-type="float">
            <text:p>992923969</text:p>
          </table:table-cell>
          <table:table-cell office:value-type="float" office:value="128101624" calcext:value-type="float">
            <text:p>128101624</text:p>
          </table:table-cell>
          <table:table-cell office:value-type="string" calcext:value-type="string">
            <text:p><text:s/>bavalos@rcn.cl </text:p>
          </table:table-cell>
          <table:table-cell office:value-type="float" office:value="760152153" calcext:value-type="float">
            <text:p>76015215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Roberto </text:p>
          </table:table-cell>
          <table:table-cell office:value-type="string" calcext:value-type="string">
            <text:p><text:s/>Mella </text:p>
          </table:table-cell>
          <table:table-cell office:value-type="float" office:value="56958295215" calcext:value-type="float">
            <text:p>56958295215</text:p>
          </table:table-cell>
          <table:table-cell office:value-type="float" office:value="128104291" calcext:value-type="float">
            <text:p>128104291</text:p>
          </table:table-cell>
          <table:table-cell office:value-type="string" calcext:value-type="string">
            <text:p><text:s/>carlos@serviclick.cl </text:p>
          </table:table-cell>
          <table:table-cell office:value-type="float" office:value="767212518" calcext:value-type="float">
            <text:p>76721251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Durán </text:p>
          </table:table-cell>
          <table:table-cell office:value-type="float" office:value="56942883663" calcext:value-type="float">
            <text:p>56942883663</text:p>
          </table:table-cell>
          <table:table-cell office:value-type="float" office:value="128459014" calcext:value-type="float">
            <text:p>128459014</text:p>
          </table:table-cell>
          <table:table-cell office:value-type="string" calcext:value-type="string">
            <text:p><text:s/>i.duran@bligraf.com </text:p>
          </table:table-cell>
          <table:table-cell office:value-type="float" office:value="762160463" calcext:value-type="float">
            <text:p>76216046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santander </text:p>
          </table:table-cell>
          <table:table-cell office:value-type="float" office:value="981497905" calcext:value-type="float">
            <text:p>981497905</text:p>
          </table:table-cell>
          <table:table-cell office:value-type="float" office:value="128549889" calcext:value-type="float">
            <text:p>128549889</text:p>
          </table:table-cell>
          <table:table-cell office:value-type="string" calcext:value-type="string">
            <text:p><text:s/>vsantander@bioquimera.cl </text:p>
          </table:table-cell>
          <table:table-cell office:value-type="float" office:value="765088186" calcext:value-type="float">
            <text:p>76508818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Tejos </text:p>
          </table:table-cell>
          <table:table-cell office:value-type="float" office:value="226047470" calcext:value-type="float">
            <text:p>226047470</text:p>
          </table:table-cell>
          <table:table-cell office:value-type="float" office:value="128562060" calcext:value-type="float">
            <text:p>128562060</text:p>
          </table:table-cell>
          <table:table-cell office:value-type="string" calcext:value-type="string">
            <text:p><text:s/>contacto@anagea.com </text:p>
          </table:table-cell>
          <table:table-cell office:value-type="float" office:value="763028690" calcext:value-type="float">
            <text:p>7630286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marcelo </text:p>
          </table:table-cell>
          <table:table-cell office:value-type="string" calcext:value-type="string">
            <text:p><text:s/>gomez chañillao </text:p>
          </table:table-cell>
          <table:table-cell office:value-type="float" office:value="992164707" calcext:value-type="float">
            <text:p>992164707</text:p>
          </table:table-cell>
          <table:table-cell office:value-type="float" office:value="128579680" calcext:value-type="float">
            <text:p>128579680</text:p>
          </table:table-cell>
          <table:table-cell office:value-type="string" calcext:value-type="string">
            <text:p><text:s/>cristianmarcelo002@gmail.com </text:p>
          </table:table-cell>
          <table:table-cell office:value-type="float" office:value="128579680" calcext:value-type="float">
            <text:p>12857968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valdo </text:p>
          </table:table-cell>
          <table:table-cell office:value-type="string" calcext:value-type="string">
            <text:p><text:s/>diaz </text:p>
          </table:table-cell>
          <table:table-cell office:value-type="float" office:value="963409105" calcext:value-type="float">
            <text:p>963409105</text:p>
          </table:table-cell>
          <table:table-cell office:value-type="float" office:value="128621164" calcext:value-type="float">
            <text:p>128621164</text:p>
          </table:table-cell>
          <table:table-cell office:value-type="string" calcext:value-type="string">
            <text:p><text:s/>osvaldo.diazg@gmail.com </text:p>
          </table:table-cell>
          <table:table-cell office:value-type="float" office:value="763661970" calcext:value-type="float">
            <text:p>7636619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VIER </text:p>
          </table:table-cell>
          <table:table-cell office:value-type="string" calcext:value-type="string">
            <text:p><text:s/>CIFUENTES </text:p>
          </table:table-cell>
          <table:table-cell office:value-type="float" office:value="228660374" calcext:value-type="float">
            <text:p>228660374</text:p>
          </table:table-cell>
          <table:table-cell office:value-type="float" office:value="128697233" calcext:value-type="float">
            <text:p>128697233</text:p>
          </table:table-cell>
          <table:table-cell office:value-type="string" calcext:value-type="string">
            <text:p><text:s/>aromero@induclean.cl </text:p>
          </table:table-cell>
          <table:table-cell office:value-type="string" calcext:value-type="string">
            <text:p><text:s/>76306607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Gacitua </text:p>
          </table:table-cell>
          <table:table-cell office:value-type="float" office:value="226345479" calcext:value-type="float">
            <text:p>226345479</text:p>
          </table:table-cell>
          <table:table-cell office:value-type="float" office:value="128886699" calcext:value-type="float">
            <text:p>128886699</text:p>
          </table:table-cell>
          <table:table-cell office:value-type="string" calcext:value-type="string">
            <text:p><text:s/>dgacitua@gestiongyd.cl </text:p>
          </table:table-cell>
          <table:table-cell office:value-type="float" office:value="764033051" calcext:value-type="float">
            <text:p>76403305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Muñoz </text:p>
          </table:table-cell>
          <table:table-cell office:value-type="float" office:value="957481665" calcext:value-type="float">
            <text:p>957481665</text:p>
          </table:table-cell>
          <table:table-cell office:value-type="float" office:value="128916466" calcext:value-type="float">
            <text:p>128916466</text:p>
          </table:table-cell>
          <table:table-cell office:value-type="string" calcext:value-type="string">
            <text:p><text:s/>hectorsolis2014@gmail.com </text:p>
          </table:table-cell>
          <table:table-cell office:value-type="float" office:value="768307458" calcext:value-type="float">
            <text:p>76830745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ivonne angelica </text:p>
          </table:table-cell>
          <table:table-cell office:value-type="string" calcext:value-type="string">
            <text:p><text:s/>gonzalez marambio </text:p>
          </table:table-cell>
          <table:table-cell office:value-type="float" office:value="225553343" calcext:value-type="float">
            <text:p>225553343</text:p>
          </table:table-cell>
          <table:table-cell office:value-type="float" office:value="128958967" calcext:value-type="float">
            <text:p>128958967</text:p>
          </table:table-cell>
          <table:table-cell office:value-type="string" calcext:value-type="string">
            <text:p><text:s/>adminsitracion@ksltda.cl </text:p>
          </table:table-cell>
          <table:table-cell office:value-type="float" office:value="764880706" calcext:value-type="float">
            <text:p>7648807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droguett </text:p>
          </table:table-cell>
          <table:table-cell office:value-type="float" office:value="973330280" calcext:value-type="float">
            <text:p>973330280</text:p>
          </table:table-cell>
          <table:table-cell office:value-type="float" office:value="128966706" calcext:value-type="float">
            <text:p>128966706</text:p>
          </table:table-cell>
          <table:table-cell office:value-type="string" calcext:value-type="string">
            <text:p><text:s/>ddroguett@dydmetalmecanica.cl </text:p>
          </table:table-cell>
          <table:table-cell office:value-type="float" office:value="763057062" calcext:value-type="float">
            <text:p>76305706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cal</text:p>
          </table:table-cell>
          <table:table-cell office:value-type="string" calcext:value-type="string">
            <text:p>Alexis </text:p>
          </table:table-cell>
          <table:table-cell office:value-type="string" calcext:value-type="string">
            <text:p><text:s/>Lobos </text:p>
          </table:table-cell>
          <table:table-cell office:value-type="float" office:value="968787188" calcext:value-type="float">
            <text:p>968787188</text:p>
          </table:table-cell>
          <table:table-cell office:value-type="float" office:value="129007311" calcext:value-type="float">
            <text:p>129007311</text:p>
          </table:table-cell>
          <table:table-cell office:value-type="string" calcext:value-type="string">
            <text:p><text:s/>alexislobos@fixservices.cl </text:p>
          </table:table-cell>
          <table:table-cell office:value-type="float" office:value="764380746" calcext:value-type="float">
            <text:p>76438074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mela </text:p>
          </table:table-cell>
          <table:table-cell office:value-type="string" calcext:value-type="string">
            <text:p><text:s/>Bravo </text:p>
          </table:table-cell>
          <table:table-cell office:value-type="float" office:value="951993242" calcext:value-type="float">
            <text:p>951993242</text:p>
          </table:table-cell>
          <table:table-cell office:value-type="float" office:value="129077883" calcext:value-type="float">
            <text:p>129077883</text:p>
          </table:table-cell>
          <table:table-cell office:value-type="string" calcext:value-type="string">
            <text:p><text:s/>pbravo@bramo.cl </text:p>
          </table:table-cell>
          <table:table-cell office:value-type="float" office:value="766121454" calcext:value-type="float">
            <text:p>76612145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orellana </text:p>
          </table:table-cell>
          <table:table-cell office:value-type="float" office:value="228571445" calcext:value-type="float">
            <text:p>228571445</text:p>
          </table:table-cell>
          <table:table-cell office:value-type="float" office:value="129145714" calcext:value-type="float">
            <text:p>129145714</text:p>
          </table:table-cell>
          <table:table-cell office:value-type="string" calcext:value-type="string">
            <text:p><text:s/>juan.orellana@sgelectric.cl </text:p>
          </table:table-cell>
          <table:table-cell office:value-type="float" office:value="761456695" calcext:value-type="float">
            <text:p>76145669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Silva </text:p>
          </table:table-cell>
          <table:table-cell office:value-type="float" office:value="987296830" calcext:value-type="float">
            <text:p>987296830</text:p>
          </table:table-cell>
          <table:table-cell office:value-type="float" office:value="129190728" calcext:value-type="float">
            <text:p>129190728</text:p>
          </table:table-cell>
          <table:table-cell office:value-type="string" calcext:value-type="string">
            <text:p><text:s/>jmsilva@vivirsalud.cl </text:p>
          </table:table-cell>
          <table:table-cell office:value-type="float" office:value="762090155" calcext:value-type="float">
            <text:p>7620901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ic Marcelo </text:p>
          </table:table-cell>
          <table:table-cell office:value-type="string" calcext:value-type="string">
            <text:p><text:s/>Rojas Leiva </text:p>
          </table:table-cell>
          <table:table-cell office:value-type="float" office:value="961524103" calcext:value-type="float">
            <text:p>961524103</text:p>
          </table:table-cell>
          <table:table-cell office:value-type="float" office:value="129245484" calcext:value-type="float">
            <text:p>129245484</text:p>
          </table:table-cell>
          <table:table-cell office:value-type="string" calcext:value-type="string">
            <text:p><text:s/>hidraulicadelsur.ventas@gmail.com </text:p>
          </table:table-cell>
          <table:table-cell office:value-type="float" office:value="763665488" calcext:value-type="float">
            <text:p>76366548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eniffer </text:p>
          </table:table-cell>
          <table:table-cell office:value-type="string" calcext:value-type="string">
            <text:p><text:s/>nicanor </text:p>
          </table:table-cell>
          <table:table-cell office:value-type="float" office:value="227405000" calcext:value-type="float">
            <text:p>227405000</text:p>
          </table:table-cell>
          <table:table-cell office:value-type="float" office:value="129266161" calcext:value-type="float">
            <text:p>129266161</text:p>
          </table:table-cell>
          <table:table-cell office:value-type="string" calcext:value-type="string">
            <text:p><text:s/>jeniffer.nicanor@vitamina.cl </text:p>
          </table:table-cell>
          <table:table-cell office:value-type="float" office:value="764078101" calcext:value-type="float">
            <text:p>7640781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Arturo </text:p>
          </table:table-cell>
          <table:table-cell office:value-type="string" calcext:value-type="string">
            <text:p><text:s/>Muñoz Morales </text:p>
          </table:table-cell>
          <table:table-cell office:value-type="float" office:value="9805028877" calcext:value-type="float">
            <text:p>9805028877</text:p>
          </table:table-cell>
          <table:table-cell office:value-type="float" office:value="129276495" calcext:value-type="float">
            <text:p>129276495</text:p>
          </table:table-cell>
          <table:table-cell office:value-type="string" calcext:value-type="string">
            <text:p><text:s/>fcommorales45@gmail.com </text:p>
          </table:table-cell>
          <table:table-cell office:value-type="float" office:value="767165455" calcext:value-type="float">
            <text:p>7671654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<text:s/>POSECK </text:p>
          </table:table-cell>
          <table:table-cell office:value-type="float" office:value="56976694704" calcext:value-type="float">
            <text:p>56976694704</text:p>
          </table:table-cell>
          <table:table-cell office:value-type="float" office:value="129285095" calcext:value-type="float">
            <text:p>129285095</text:p>
          </table:table-cell>
          <table:table-cell office:value-type="string" calcext:value-type="string">
            <text:p><text:s/>max@laestrella.cl </text:p>
          </table:table-cell>
          <table:table-cell office:value-type="float" office:value="995281805" calcext:value-type="float">
            <text:p>9952818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BARRAZA </text:p>
          </table:table-cell>
          <table:table-cell office:value-type="float" office:value="229045050" calcext:value-type="float">
            <text:p>229045050</text:p>
          </table:table-cell>
          <table:table-cell office:value-type="float" office:value="129423056" calcext:value-type="float">
            <text:p>129423056</text:p>
          </table:table-cell>
          <table:table-cell office:value-type="string" calcext:value-type="string">
            <text:p><text:s/>ventas@wlp.cl </text:p>
          </table:table-cell>
          <table:table-cell office:value-type="float" office:value="763144232" calcext:value-type="float">
            <text:p>7631442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HURTUBIA POLANCO </text:p>
          </table:table-cell>
          <table:table-cell office:value-type="float" office:value="948625621" calcext:value-type="float">
            <text:p>948625621</text:p>
          </table:table-cell>
          <table:table-cell office:value-type="float" office:value="129489030" calcext:value-type="float">
            <text:p>129489030</text:p>
          </table:table-cell>
          <table:table-cell office:value-type="string" calcext:value-type="string">
            <text:p><text:s/>rhurtubia@cpagroup.cl </text:p>
          </table:table-cell>
          <table:table-cell office:value-type="float" office:value="767157258" calcext:value-type="float">
            <text:p>76715725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Arancibia </text:p>
          </table:table-cell>
          <table:table-cell office:value-type="float" office:value="956307206" calcext:value-type="float">
            <text:p>956307206</text:p>
          </table:table-cell>
          <table:table-cell office:value-type="float" office:value="129510412" calcext:value-type="float">
            <text:p>129510412</text:p>
          </table:table-cell>
          <table:table-cell office:value-type="string" calcext:value-type="string">
            <text:p><text:s/>carancibia@ss10ingenieria.cl </text:p>
          </table:table-cell>
          <table:table-cell office:value-type="float" office:value="763684334" calcext:value-type="float">
            <text:p>76368433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nedit </text:p>
          </table:table-cell>
          <table:table-cell office:value-type="string" calcext:value-type="string">
            <text:p><text:s/>Rojas </text:p>
          </table:table-cell>
          <table:table-cell office:value-type="float" office:value="940172311" calcext:value-type="float">
            <text:p>940172311</text:p>
          </table:table-cell>
          <table:table-cell office:value-type="float" office:value="129612398" calcext:value-type="float">
            <text:p>129612398</text:p>
          </table:table-cell>
          <table:table-cell office:value-type="string" calcext:value-type="string">
            <text:p><text:s/>eneditrojas@gmail.com </text:p>
          </table:table-cell>
          <table:table-cell office:value-type="float" office:value="763713245" calcext:value-type="float">
            <text:p>7637132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SOTO </text:p>
          </table:table-cell>
          <table:table-cell office:value-type="float" office:value="997381946" calcext:value-type="float">
            <text:p>997381946</text:p>
          </table:table-cell>
          <table:table-cell office:value-type="float" office:value="129616202" calcext:value-type="float">
            <text:p>129616202</text:p>
          </table:table-cell>
          <table:table-cell office:value-type="string" calcext:value-type="string">
            <text:p><text:s/>CRISTIANSOTO.MYC@OUTLOOK.ES </text:p>
          </table:table-cell>
          <table:table-cell office:value-type="float" office:value="767599854" calcext:value-type="float">
            <text:p>76759985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Alfaro </text:p>
          </table:table-cell>
          <table:table-cell office:value-type="float" office:value="982235048" calcext:value-type="float">
            <text:p>982235048</text:p>
          </table:table-cell>
          <table:table-cell office:value-type="float" office:value="129644419" calcext:value-type="float">
            <text:p>129644419</text:p>
          </table:table-cell>
          <table:table-cell office:value-type="string" calcext:value-type="string">
            <text:p><text:s/>ricardoalfaro@mainpra.cl </text:p>
          </table:table-cell>
          <table:table-cell office:value-type="float" office:value="766472141" calcext:value-type="float">
            <text:p>7664721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angela </text:p>
          </table:table-cell>
          <table:table-cell office:value-type="string" calcext:value-type="string">
            <text:p><text:s/>montecinos </text:p>
          </table:table-cell>
          <table:table-cell office:value-type="float" office:value="931168415" calcext:value-type="float">
            <text:p>931168415</text:p>
          </table:table-cell>
          <table:table-cell office:value-type="float" office:value="129694335" calcext:value-type="float">
            <text:p>129694335</text:p>
          </table:table-cell>
          <table:table-cell office:value-type="string" calcext:value-type="string">
            <text:p><text:s/>amontecinos@etersol.cl </text:p>
          </table:table-cell>
          <table:table-cell office:value-type="float" office:value="763613011" calcext:value-type="float">
            <text:p>76361301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orena </text:p>
          </table:table-cell>
          <table:table-cell office:value-type="string" calcext:value-type="string">
            <text:p><text:s/>Mardones </text:p>
          </table:table-cell>
          <table:table-cell office:value-type="float" office:value="945482321" calcext:value-type="float">
            <text:p>945482321</text:p>
          </table:table-cell>
          <table:table-cell office:value-type="float" office:value="129751835" calcext:value-type="float">
            <text:p>129751835</text:p>
          </table:table-cell>
          <table:table-cell office:value-type="string" calcext:value-type="string">
            <text:p><text:s/>lorenamardoness@hotmail.com </text:p>
          </table:table-cell>
          <table:table-cell office:value-type="float" office:value="129751835" calcext:value-type="float">
            <text:p>12975183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olicarpo </text:p>
          </table:table-cell>
          <table:table-cell office:value-type="string" calcext:value-type="string">
            <text:p><text:s/>Hernandez Cifuentes </text:p>
          </table:table-cell>
          <table:table-cell office:value-type="float" office:value="983561581" calcext:value-type="float">
            <text:p>983561581</text:p>
          </table:table-cell>
          <table:table-cell office:value-type="float" office:value="129842237" calcext:value-type="float">
            <text:p>129842237</text:p>
          </table:table-cell>
          <table:table-cell office:value-type="string" calcext:value-type="string">
            <text:p><text:s/>cuatrovial@gmail.com </text:p>
          </table:table-cell>
          <table:table-cell office:value-type="float" office:value="763241289" calcext:value-type="float">
            <text:p>76324128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uben </text:p>
          </table:table-cell>
          <table:table-cell office:value-type="string" calcext:value-type="string">
            <text:p><text:s/>Albarran </text:p>
          </table:table-cell>
          <table:table-cell office:value-type="float" office:value="964445121" calcext:value-type="float">
            <text:p>964445121</text:p>
          </table:table-cell>
          <table:table-cell office:value-type="float" office:value="129912383" calcext:value-type="float">
            <text:p>129912383</text:p>
          </table:table-cell>
          <table:table-cell office:value-type="string" calcext:value-type="string">
            <text:p><text:s/>rubenalbarranc@gmail.com </text:p>
          </table:table-cell>
          <table:table-cell office:value-type="float" office:value="763700356" calcext:value-type="float">
            <text:p>7637003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PETERS </text:p>
          </table:table-cell>
          <table:table-cell office:value-type="float" office:value="997037506" calcext:value-type="float">
            <text:p>997037506</text:p>
          </table:table-cell>
          <table:table-cell office:value-type="float" office:value="129934379" calcext:value-type="float">
            <text:p>129934379</text:p>
          </table:table-cell>
          <table:table-cell office:value-type="string" calcext:value-type="string">
            <text:p><text:s/>admin@dragatec.cl </text:p>
          </table:table-cell>
          <table:table-cell office:value-type="float" office:value="761413651" calcext:value-type="float">
            <text:p>76141365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Vasquez </text:p>
          </table:table-cell>
          <table:table-cell office:value-type="float" office:value="982573193" calcext:value-type="float">
            <text:p>982573193</text:p>
          </table:table-cell>
          <table:table-cell office:value-type="float" office:value="130076815" calcext:value-type="float">
            <text:p>130076815</text:p>
          </table:table-cell>
          <table:table-cell office:value-type="string" calcext:value-type="string">
            <text:p><text:s/>javasquezk@gmail.com </text:p>
          </table:table-cell>
          <table:table-cell office:value-type="float" office:value="118692225" calcext:value-type="float">
            <text:p>11869222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Fernando </text:p>
          </table:table-cell>
          <table:table-cell office:value-type="string" calcext:value-type="string">
            <text:p><text:s/>Mejias </text:p>
          </table:table-cell>
          <table:table-cell office:value-type="float" office:value="979588849" calcext:value-type="float">
            <text:p>979588849</text:p>
          </table:table-cell>
          <table:table-cell office:value-type="float" office:value="130255914" calcext:value-type="float">
            <text:p>130255914</text:p>
          </table:table-cell>
          <table:table-cell office:value-type="string" calcext:value-type="string">
            <text:p><text:s/>fernando.mejias@metso.com </text:p>
          </table:table-cell>
          <table:table-cell office:value-type="float" office:value="930770000" calcext:value-type="float">
            <text:p>930770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sar antonio </text:p>
          </table:table-cell>
          <table:table-cell office:value-type="string" calcext:value-type="string">
            <text:p><text:s/>morales campos </text:p>
          </table:table-cell>
          <table:table-cell office:value-type="float" office:value="962752838" calcext:value-type="float">
            <text:p>962752838</text:p>
          </table:table-cell>
          <table:table-cell office:value-type="float" office:value="130330053" calcext:value-type="float">
            <text:p>130330053</text:p>
          </table:table-cell>
          <table:table-cell office:value-type="string" calcext:value-type="string">
            <text:p><text:s/>cesar.morales618@gmail.com </text:p>
          </table:table-cell>
          <table:table-cell office:value-type="float" office:value="130330053" calcext:value-type="float">
            <text:p>13033005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nesto </text:p>
          </table:table-cell>
          <table:table-cell office:value-type="string" calcext:value-type="string">
            <text:p><text:s/>gonzalez </text:p>
          </table:table-cell>
          <table:table-cell office:value-type="float" office:value="977154464" calcext:value-type="float">
            <text:p>977154464</text:p>
          </table:table-cell>
          <table:table-cell office:value-type="float" office:value="130517897" calcext:value-type="float">
            <text:p>130517897</text:p>
          </table:table-cell>
          <table:table-cell office:value-type="string" calcext:value-type="string">
            <text:p><text:s/>ergofu@hotmail.com </text:p>
          </table:table-cell>
          <table:table-cell office:value-type="float" office:value="766756336" calcext:value-type="float">
            <text:p>76675633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<text:s/>Morales </text:p>
          </table:table-cell>
          <table:table-cell office:value-type="float" office:value="974117331" calcext:value-type="float">
            <text:p>974117331</text:p>
          </table:table-cell>
          <table:table-cell office:value-type="float" office:value="130547826" calcext:value-type="float">
            <text:p>130547826</text:p>
          </table:table-cell>
          <table:table-cell office:value-type="string" calcext:value-type="string">
            <text:p><text:s/>andcumplido@gmail.com </text:p>
          </table:table-cell>
          <table:table-cell office:value-type="float" office:value="130547826" calcext:value-type="float">
            <text:p>13054782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hernandez </text:p>
          </table:table-cell>
          <table:table-cell office:value-type="float" office:value="69188789" calcext:value-type="float">
            <text:p>69188789</text:p>
          </table:table-cell>
          <table:table-cell office:value-type="float" office:value="130734707" calcext:value-type="float">
            <text:p>130734707</text:p>
          </table:table-cell>
          <table:table-cell office:value-type="string" calcext:value-type="string">
            <text:p><text:s/>cladioherlynch@gmail.com </text:p>
          </table:table-cell>
          <table:table-cell office:value-type="float" office:value="767259832" calcext:value-type="float">
            <text:p>76725983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esar </text:p>
          </table:table-cell>
          <table:table-cell office:value-type="string" calcext:value-type="string">
            <text:p><text:s/>Muñoz </text:p>
          </table:table-cell>
          <table:table-cell office:value-type="float" office:value="78485193" calcext:value-type="float">
            <text:p>78485193</text:p>
          </table:table-cell>
          <table:table-cell office:value-type="float" office:value="130782701" calcext:value-type="float">
            <text:p>130782701</text:p>
          </table:table-cell>
          <table:table-cell office:value-type="string" calcext:value-type="string">
            <text:p><text:s/>cesar.munoz@duxservicios.cl </text:p>
          </table:table-cell>
          <table:table-cell office:value-type="float" office:value="763668754" calcext:value-type="float">
            <text:p>76366875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aren </text:p>
          </table:table-cell>
          <table:table-cell office:value-type="string" calcext:value-type="string">
            <text:p><text:s/>Iglesias </text:p>
          </table:table-cell>
          <table:table-cell office:value-type="float" office:value="978061474" calcext:value-type="float">
            <text:p>978061474</text:p>
          </table:table-cell>
          <table:table-cell office:value-type="float" office:value="130783562" calcext:value-type="float">
            <text:p>130783562</text:p>
          </table:table-cell>
          <table:table-cell office:value-type="string" calcext:value-type="string">
            <text:p><text:s/>karen.iglesias@gmail.com </text:p>
          </table:table-cell>
          <table:table-cell office:value-type="float" office:value="762622084" calcext:value-type="float">
            <text:p>76262208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lilian </text:p>
          </table:table-cell>
          <table:table-cell office:value-type="string" calcext:value-type="string">
            <text:p><text:s/>torres </text:p>
          </table:table-cell>
          <table:table-cell office:value-type="float" office:value="8401000" calcext:value-type="float">
            <text:p>8401000</text:p>
          </table:table-cell>
          <table:table-cell office:value-type="float" office:value="130858600" calcext:value-type="float">
            <text:p>130858600</text:p>
          </table:table-cell>
          <table:table-cell office:value-type="string" calcext:value-type="string">
            <text:p><text:s/>creditoycobranza@iia.cl </text:p>
          </table:table-cell>
          <table:table-cell office:value-type="float" office:value="798823604" calcext:value-type="float">
            <text:p>7988236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ssica </text:p>
          </table:table-cell>
          <table:table-cell office:value-type="string" calcext:value-type="string">
            <text:p><text:s/>Torrejón </text:p>
          </table:table-cell>
          <table:table-cell office:value-type="float" office:value="29063105" calcext:value-type="float">
            <text:p>29063105</text:p>
          </table:table-cell>
          <table:table-cell office:value-type="float" office:value="130881343" calcext:value-type="float">
            <text:p>130881343</text:p>
          </table:table-cell>
          <table:table-cell office:value-type="string" calcext:value-type="string">
            <text:p><text:s/>jtorrejon@fcasfaltos.cl </text:p>
          </table:table-cell>
          <table:table-cell office:value-type="float" office:value="765867576" calcext:value-type="float">
            <text:p>76586757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Gonzalez </text:p>
          </table:table-cell>
          <table:table-cell office:value-type="float" office:value="56998126909" calcext:value-type="float">
            <text:p>56998126909</text:p>
          </table:table-cell>
          <table:table-cell office:value-type="float" office:value="130903460" calcext:value-type="float">
            <text:p>130903460</text:p>
          </table:table-cell>
          <table:table-cell office:value-type="string" calcext:value-type="string">
            <text:p><text:s/>pgonzalez@gstecnologia.cl </text:p>
          </table:table-cell>
          <table:table-cell office:value-type="float" office:value="764352955" calcext:value-type="float">
            <text:p>76435295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guel </text:p>
          </table:table-cell>
          <table:table-cell office:value-type="string" calcext:value-type="string">
            <text:p><text:s/>Nuñez Segovia </text:p>
          </table:table-cell>
          <table:table-cell office:value-type="float" office:value="22222222" calcext:value-type="float">
            <text:p>22222222</text:p>
          </table:table-cell>
          <table:table-cell office:value-type="float" office:value="130920365" calcext:value-type="float">
            <text:p>130920365</text:p>
          </table:table-cell>
          <table:table-cell office:value-type="string" calcext:value-type="string">
            <text:p><text:s/>miguel@gsegovia.cl </text:p>
          </table:table-cell>
          <table:table-cell office:value-type="float" office:value="768114633" calcext:value-type="float">
            <text:p>7681146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uth Ester </text:p>
          </table:table-cell>
          <table:table-cell office:value-type="string" calcext:value-type="string">
            <text:p><text:s/>Concha Larrain </text:p>
          </table:table-cell>
          <table:table-cell office:value-type="float" office:value="99790160" calcext:value-type="float">
            <text:p>99790160</text:p>
          </table:table-cell>
          <table:table-cell office:value-type="float" office:value="131076371" calcext:value-type="float">
            <text:p>131076371</text:p>
          </table:table-cell>
          <table:table-cell office:value-type="string" calcext:value-type="string">
            <text:p><text:s/>rconchal08@gmail.com </text:p>
          </table:table-cell>
          <table:table-cell office:value-type="float" office:value="768415900" calcext:value-type="float">
            <text:p>7684159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campos </text:p>
          </table:table-cell>
          <table:table-cell office:value-type="float" office:value="954055385" calcext:value-type="float">
            <text:p>954055385</text:p>
          </table:table-cell>
          <table:table-cell office:value-type="float" office:value="131117248" calcext:value-type="float">
            <text:p>131117248</text:p>
          </table:table-cell>
          <table:table-cell office:value-type="string" calcext:value-type="string">
            <text:p><text:s/>mcconstruccioneseirl@gmail.com </text:p>
          </table:table-cell>
          <table:table-cell office:value-type="float" office:value="765863392" calcext:value-type="float">
            <text:p>76586339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LILIANA </text:p>
          </table:table-cell>
          <table:table-cell office:value-type="string" calcext:value-type="string">
            <text:p><text:s/>ACUÑA </text:p>
          </table:table-cell>
          <table:table-cell office:value-type="float" office:value="229155900" calcext:value-type="float">
            <text:p>229155900</text:p>
          </table:table-cell>
          <table:table-cell office:value-type="float" office:value="131293593" calcext:value-type="float">
            <text:p>131293593</text:p>
          </table:table-cell>
          <table:table-cell office:value-type="string" calcext:value-type="string">
            <text:p><text:s/>liliana.acuna@intelet.cl </text:p>
          </table:table-cell>
          <table:table-cell office:value-type="float" office:value="760718610" calcext:value-type="float">
            <text:p>76071861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Alejandro </text:p>
          </table:table-cell>
          <table:table-cell office:value-type="string" calcext:value-type="string">
            <text:p><text:s/>Henriquez millar </text:p>
          </table:table-cell>
          <table:table-cell office:value-type="float" office:value="985284351" calcext:value-type="float">
            <text:p>985284351</text:p>
          </table:table-cell>
          <table:table-cell office:value-type="float" office:value="131387032" calcext:value-type="float">
            <text:p>131387032</text:p>
          </table:table-cell>
          <table:table-cell office:value-type="string" calcext:value-type="string">
            <text:p><text:s/>puntografivo.alejandro@gmail.com </text:p>
          </table:table-cell>
          <table:table-cell office:value-type="float" office:value="131387032" calcext:value-type="float">
            <text:p>13138703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Opazo </text:p>
          </table:table-cell>
          <table:table-cell office:value-type="float" office:value="988591633" calcext:value-type="float">
            <text:p>988591633</text:p>
          </table:table-cell>
          <table:table-cell office:value-type="float" office:value="131586507" calcext:value-type="float">
            <text:p>131586507</text:p>
          </table:table-cell>
          <table:table-cell office:value-type="string" calcext:value-type="string">
            <text:p><text:s/>trans.patricioopazo@gmail.com </text:p>
          </table:table-cell>
          <table:table-cell office:value-type="float" office:value="131586507" calcext:value-type="float">
            <text:p>13158650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avendano </text:p>
          </table:table-cell>
          <table:table-cell office:value-type="float" office:value="974762442" calcext:value-type="float">
            <text:p>974762442</text:p>
          </table:table-cell>
          <table:table-cell office:value-type="float" office:value="131635737" calcext:value-type="float">
            <text:p>131635737</text:p>
          </table:table-cell>
          <table:table-cell office:value-type="string" calcext:value-type="string">
            <text:p><text:s/>roberto.avendano@argroup.cl </text:p>
          </table:table-cell>
          <table:table-cell office:value-type="float" office:value="762363720" calcext:value-type="float">
            <text:p>7623637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HERNAN </text:p>
          </table:table-cell>
          <table:table-cell office:value-type="string" calcext:value-type="string">
            <text:p><text:s/>MALDONADO </text:p>
          </table:table-cell>
          <table:table-cell office:value-type="float" office:value="998022627" calcext:value-type="float">
            <text:p>998022627</text:p>
          </table:table-cell>
          <table:table-cell office:value-type="float" office:value="131665237" calcext:value-type="float">
            <text:p>131665237</text:p>
          </table:table-cell>
          <table:table-cell office:value-type="string" calcext:value-type="string">
            <text:p><text:s/>hernan@varsoviadigital.cl </text:p>
          </table:table-cell>
          <table:table-cell office:value-type="float" office:value="767778163" calcext:value-type="float">
            <text:p>76777816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o </text:p>
          </table:table-cell>
          <table:table-cell office:value-type="string" calcext:value-type="string">
            <text:p><text:s/>Quevedo </text:p>
          </table:table-cell>
          <table:table-cell office:value-type="float" office:value="950011937" calcext:value-type="float">
            <text:p>950011937</text:p>
          </table:table-cell>
          <table:table-cell office:value-type="float" office:value="131715927" calcext:value-type="float">
            <text:p>131715927</text:p>
          </table:table-cell>
          <table:table-cell office:value-type="string" calcext:value-type="string">
            <text:p><text:s/>marcelo.quevedo@firedsi.com </text:p>
          </table:table-cell>
          <table:table-cell office:value-type="string" calcext:value-type="string">
            <text:p><text:s/>7643795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ROJAS </text:p>
          </table:table-cell>
          <table:table-cell office:value-type="float" office:value="992405107" calcext:value-type="float">
            <text:p>992405107</text:p>
          </table:table-cell>
          <table:table-cell office:value-type="float" office:value="131737858" calcext:value-type="float">
            <text:p>131737858</text:p>
          </table:table-cell>
          <table:table-cell office:value-type="string" calcext:value-type="string">
            <text:p><text:s/>robertorojassoto@gmail.com </text:p>
          </table:table-cell>
          <table:table-cell office:value-type="float" office:value="761727826" calcext:value-type="float">
            <text:p>76172782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ROJAS </text:p>
          </table:table-cell>
          <table:table-cell office:value-type="float" office:value="992405107" calcext:value-type="float">
            <text:p>992405107</text:p>
          </table:table-cell>
          <table:table-cell office:value-type="float" office:value="131737858" calcext:value-type="float">
            <text:p>131737858</text:p>
          </table:table-cell>
          <table:table-cell office:value-type="string" calcext:value-type="string">
            <text:p><text:s/>robertorojassoto@gmail.com </text:p>
          </table:table-cell>
          <table:table-cell office:value-type="float" office:value="761727826" calcext:value-type="float">
            <text:p>76172782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PIZARRO </text:p>
          </table:table-cell>
          <table:table-cell office:value-type="float" office:value="522210203" calcext:value-type="float">
            <text:p>522210203</text:p>
          </table:table-cell>
          <table:table-cell office:value-type="float" office:value="131772092" calcext:value-type="float">
            <text:p>131772092</text:p>
          </table:table-cell>
          <table:table-cell office:value-type="string" calcext:value-type="string">
            <text:p><text:s/>elsatltda@gmail.com </text:p>
          </table:table-cell>
          <table:table-cell office:value-type="float" office:value="131772092" calcext:value-type="float">
            <text:p>13177209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martinez </text:p>
          </table:table-cell>
          <table:table-cell office:value-type="float" office:value="933019258" calcext:value-type="float">
            <text:p>933019258</text:p>
          </table:table-cell>
          <table:table-cell office:value-type="float" office:value="131834470" calcext:value-type="float">
            <text:p>131834470</text:p>
          </table:table-cell>
          <table:table-cell office:value-type="string" calcext:value-type="string">
            <text:p><text:s/>martinez.rcmh.4785@gmail.com </text:p>
          </table:table-cell>
          <table:table-cell office:value-type="float" office:value="766961444" calcext:value-type="float">
            <text:p>76696144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Espinoza </text:p>
          </table:table-cell>
          <table:table-cell office:value-type="float" office:value="964362801" calcext:value-type="float">
            <text:p>964362801</text:p>
          </table:table-cell>
          <table:table-cell office:value-type="float" office:value="131922698" calcext:value-type="float">
            <text:p>131922698</text:p>
          </table:table-cell>
          <table:table-cell office:value-type="string" calcext:value-type="string">
            <text:p><text:s/>pabloespinoza901@gmail.com </text:p>
          </table:table-cell>
          <table:table-cell office:value-type="float" office:value="768608814" calcext:value-type="float">
            <text:p>76860881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Nuñez </text:p>
          </table:table-cell>
          <table:table-cell office:value-type="float" office:value="949863361" calcext:value-type="float">
            <text:p>949863361</text:p>
          </table:table-cell>
          <table:table-cell office:value-type="float" office:value="131958943" calcext:value-type="float">
            <text:p>131958943</text:p>
          </table:table-cell>
          <table:table-cell office:value-type="string" calcext:value-type="string">
            <text:p><text:s/>finanzas@audiomusic.cl </text:p>
          </table:table-cell>
          <table:table-cell office:value-type="float" office:value="763430987" calcext:value-type="float">
            <text:p>76343098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ver </text:p>
          </table:table-cell>
          <table:table-cell office:value-type="string" calcext:value-type="string">
            <text:p><text:s/>turra </text:p>
          </table:table-cell>
          <table:table-cell office:value-type="float" office:value="942707102" calcext:value-type="float">
            <text:p>942707102</text:p>
          </table:table-cell>
          <table:table-cell office:value-type="float" office:value="131978413" calcext:value-type="float">
            <text:p>131978413</text:p>
          </table:table-cell>
          <table:table-cell office:value-type="string" calcext:value-type="string">
            <text:p><text:s/>contacto@anpever.cl </text:p>
          </table:table-cell>
          <table:table-cell office:value-type="float" office:value="762842718" calcext:value-type="float">
            <text:p>7628427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francisco </text:p>
          </table:table-cell>
          <table:table-cell office:value-type="string" calcext:value-type="string">
            <text:p><text:s/>Moyano </text:p>
          </table:table-cell>
          <table:table-cell office:value-type="float" office:value="971414733" calcext:value-type="float">
            <text:p>971414733</text:p>
          </table:table-cell>
          <table:table-cell office:value-type="float" office:value="131998546" calcext:value-type="float">
            <text:p>131998546</text:p>
          </table:table-cell>
          <table:table-cell office:value-type="string" calcext:value-type="string">
            <text:p><text:s/>franciscomoyano2127@gmail.com </text:p>
          </table:table-cell>
          <table:table-cell office:value-type="float" office:value="131998546" calcext:value-type="float">
            <text:p>13199854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gomez </text:p>
          </table:table-cell>
          <table:table-cell office:value-type="float" office:value="40267011" calcext:value-type="float">
            <text:p>40267011</text:p>
          </table:table-cell>
          <table:table-cell office:value-type="float" office:value="132111677" calcext:value-type="float">
            <text:p>132111677</text:p>
          </table:table-cell>
          <table:table-cell office:value-type="string" calcext:value-type="string">
            <text:p><text:s/>cgomez.colque@gmail.com </text:p>
          </table:table-cell>
          <table:table-cell office:value-type="float" office:value="766049680" calcext:value-type="float">
            <text:p>76604968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garet </text:p>
          </table:table-cell>
          <table:table-cell office:value-type="string" calcext:value-type="string">
            <text:p><text:s/>Diaz </text:p>
          </table:table-cell>
          <table:table-cell office:value-type="float" office:value="982022638" calcext:value-type="float">
            <text:p>982022638</text:p>
          </table:table-cell>
          <table:table-cell office:value-type="float" office:value="132178399" calcext:value-type="float">
            <text:p>132178399</text:p>
          </table:table-cell>
          <table:table-cell office:value-type="string" calcext:value-type="string">
            <text:p><text:s/>m.diaz@mdrservicios.com </text:p>
          </table:table-cell>
          <table:table-cell office:value-type="float" office:value="766631967" calcext:value-type="float">
            <text:p>76663196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orena </text:p>
          </table:table-cell>
          <table:table-cell office:value-type="string" calcext:value-type="string">
            <text:p><text:s/>Chacon </text:p>
          </table:table-cell>
          <table:table-cell office:value-type="float" office:value="50085704" calcext:value-type="float">
            <text:p>50085704</text:p>
          </table:table-cell>
          <table:table-cell office:value-type="float" office:value="132215839" calcext:value-type="float">
            <text:p>132215839</text:p>
          </table:table-cell>
          <table:table-cell office:value-type="string" calcext:value-type="string">
            <text:p><text:s/>administracion.finanzas@msmservicios.cl </text:p>
          </table:table-cell>
          <table:table-cell office:value-type="float" office:value="115800213" calcext:value-type="float">
            <text:p>11580021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Andrés </text:p>
          </table:table-cell>
          <table:table-cell office:value-type="string" calcext:value-type="string">
            <text:p><text:s/>Abrel </text:p>
          </table:table-cell>
          <table:table-cell office:value-type="float" office:value="945692491" calcext:value-type="float">
            <text:p>945692491</text:p>
          </table:table-cell>
          <table:table-cell office:value-type="float" office:value="132245851" calcext:value-type="float">
            <text:p>132245851</text:p>
          </table:table-cell>
          <table:table-cell office:value-type="string" calcext:value-type="string">
            <text:p><text:s/>pedroabrelcortes@gmail.com </text:p>
          </table:table-cell>
          <table:table-cell office:value-type="float" office:value="766454534" calcext:value-type="float">
            <text:p>76645453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NGELINA </text:p>
          </table:table-cell>
          <table:table-cell office:value-type="string" calcext:value-type="string">
            <text:p><text:s/>REYES </text:p>
          </table:table-cell>
          <table:table-cell office:value-type="float" office:value="322768551" calcext:value-type="float">
            <text:p>322768551</text:p>
          </table:table-cell>
          <table:table-cell office:value-type="float" office:value="132292361" calcext:value-type="float">
            <text:p>132292361</text:p>
          </table:table-cell>
          <table:table-cell office:value-type="string" calcext:value-type="string">
            <text:p><text:s/>angelina.reyes@ucvtv.net </text:p>
          </table:table-cell>
          <table:table-cell office:value-type="float" office:value="766816770" calcext:value-type="float">
            <text:p>7668167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ria </text:p>
          </table:table-cell>
          <table:table-cell office:value-type="string" calcext:value-type="string">
            <text:p><text:s/>Marfan </text:p>
          </table:table-cell>
          <table:table-cell office:value-type="float" office:value="996195653" calcext:value-type="float">
            <text:p>996195653</text:p>
          </table:table-cell>
          <table:table-cell office:value-type="float" office:value="132329648" calcext:value-type="float">
            <text:p>132329648</text:p>
          </table:table-cell>
          <table:table-cell office:value-type="string" calcext:value-type="string">
            <text:p><text:s/>Valeria@trade29.cl </text:p>
          </table:table-cell>
          <table:table-cell office:value-type="float" office:value="761017780" calcext:value-type="float">
            <text:p>76101778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antiago </text:p>
          </table:table-cell>
          <table:table-cell office:value-type="string" calcext:value-type="string">
            <text:p><text:s/>Prieto </text:p>
          </table:table-cell>
          <table:table-cell office:value-type="float" office:value="97795818" calcext:value-type="float">
            <text:p>97795818</text:p>
          </table:table-cell>
          <table:table-cell office:value-type="float" office:value="132342628" calcext:value-type="float">
            <text:p>132342628</text:p>
          </table:table-cell>
          <table:table-cell office:value-type="string" calcext:value-type="string">
            <text:p><text:s/>pasto.ruilova@gmail.com </text:p>
          </table:table-cell>
          <table:table-cell office:value-type="float" office:value="764004167" calcext:value-type="float">
            <text:p>76400416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Perez </text:p>
          </table:table-cell>
          <table:table-cell office:value-type="float" office:value="398459039" calcext:value-type="float">
            <text:p>398459039</text:p>
          </table:table-cell>
          <table:table-cell office:value-type="float" office:value="132418993" calcext:value-type="float">
            <text:p>132418993</text:p>
          </table:table-cell>
          <table:table-cell office:value-type="string" calcext:value-type="string">
            <text:p><text:s/>vbasoalto@gmail.com </text:p>
          </table:table-cell>
          <table:table-cell office:value-type="float" office:value="111111111" calcext:value-type="float">
            <text:p>11111111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sa </text:p>
          </table:table-cell>
          <table:table-cell office:value-type="string" calcext:value-type="string">
            <text:p><text:s/>TOLEDO CASTRO </text:p>
          </table:table-cell>
          <table:table-cell office:value-type="float" office:value="29951109" calcext:value-type="float">
            <text:p>29951109</text:p>
          </table:table-cell>
          <table:table-cell office:value-type="float" office:value="132467498" calcext:value-type="float">
            <text:p>132467498</text:p>
          </table:table-cell>
          <table:table-cell office:value-type="string" calcext:value-type="string">
            <text:p><text:s/>rtoledo@rentamaquinaria.cl </text:p>
          </table:table-cell>
          <table:table-cell office:value-type="float" office:value="763003345" calcext:value-type="float">
            <text:p>76300334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Viviana </text:p>
          </table:table-cell>
          <table:table-cell office:value-type="string" calcext:value-type="string">
            <text:p><text:s/>Barham </text:p>
          </table:table-cell>
          <table:table-cell office:value-type="float" office:value="226859500" calcext:value-type="float">
            <text:p>226859500</text:p>
          </table:table-cell>
          <table:table-cell office:value-type="float" office:value="132480427" calcext:value-type="float">
            <text:p>132480427</text:p>
          </table:table-cell>
          <table:table-cell office:value-type="string" calcext:value-type="string">
            <text:p><text:s/>admfacturacion@eulen.com </text:p>
          </table:table-cell>
          <table:table-cell office:value-type="float" office:value="969372703" calcext:value-type="float">
            <text:p>9693727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lias </text:p>
          </table:table-cell>
          <table:table-cell office:value-type="string" calcext:value-type="string">
            <text:p><text:s/>ruz infante </text:p>
          </table:table-cell>
          <table:table-cell office:value-type="float" office:value="966095840" calcext:value-type="float">
            <text:p>966095840</text:p>
          </table:table-cell>
          <table:table-cell office:value-type="float" office:value="132529078" calcext:value-type="float">
            <text:p>132529078</text:p>
          </table:table-cell>
          <table:table-cell office:value-type="string" calcext:value-type="string">
            <text:p><text:s/>elias.ruz@gmail.com </text:p>
          </table:table-cell>
          <table:table-cell office:value-type="float" office:value="132529078" calcext:value-type="float">
            <text:p>13252907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Clavería </text:p>
          </table:table-cell>
          <table:table-cell office:value-type="float" office:value="232177439" calcext:value-type="float">
            <text:p>232177439</text:p>
          </table:table-cell>
          <table:table-cell office:value-type="float" office:value="132554048" calcext:value-type="float">
            <text:p>132554048</text:p>
          </table:table-cell>
          <table:table-cell office:value-type="string" calcext:value-type="string">
            <text:p><text:s/>felipe@parabola.cl </text:p>
          </table:table-cell>
          <table:table-cell office:value-type="float" office:value="766798756" calcext:value-type="float">
            <text:p>7667987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ico Ignacio </text:p>
          </table:table-cell>
          <table:table-cell office:value-type="string" calcext:value-type="string">
            <text:p><text:s/>Henriquez </text:p>
          </table:table-cell>
          <table:table-cell office:value-type="float" office:value="955272044" calcext:value-type="float">
            <text:p>955272044</text:p>
          </table:table-cell>
          <table:table-cell office:value-type="float" office:value="132618240" calcext:value-type="float">
            <text:p>132618240</text:p>
          </table:table-cell>
          <table:table-cell office:value-type="string" calcext:value-type="string">
            <text:p><text:s/>proyectos@mvhciviles.cl </text:p>
          </table:table-cell>
          <table:table-cell office:value-type="float" office:value="763807053" calcext:value-type="float">
            <text:p>76380705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garita </text:p>
          </table:table-cell>
          <table:table-cell office:value-type="string" calcext:value-type="string">
            <text:p><text:s/>Segura </text:p>
          </table:table-cell>
          <table:table-cell office:value-type="float" office:value="224333006" calcext:value-type="float">
            <text:p>224333006</text:p>
          </table:table-cell>
          <table:table-cell office:value-type="float" office:value="132621985" calcext:value-type="float">
            <text:p>132621985</text:p>
          </table:table-cell>
          <table:table-cell office:value-type="string" calcext:value-type="string">
            <text:p><text:s/>mseguraz@cpacific.cl </text:p>
          </table:table-cell>
          <table:table-cell office:value-type="float" office:value="849404008" calcext:value-type="float">
            <text:p>8494040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aren </text:p>
          </table:table-cell>
          <table:table-cell office:value-type="string" calcext:value-type="string">
            <text:p><text:s/>Montalva Pereira </text:p>
          </table:table-cell>
          <table:table-cell office:value-type="float" office:value="974276200" calcext:value-type="float">
            <text:p>974276200</text:p>
          </table:table-cell>
          <table:table-cell office:value-type="float" office:value="132660794" calcext:value-type="float">
            <text:p>132660794</text:p>
          </table:table-cell>
          <table:table-cell office:value-type="string" calcext:value-type="string">
            <text:p><text:s/>transportador.kmp@gmail.com </text:p>
          </table:table-cell>
          <table:table-cell office:value-type="float" office:value="132660794" calcext:value-type="float">
            <text:p>13266079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ROMO </text:p>
          </table:table-cell>
          <table:table-cell office:value-type="float" office:value="223988100" calcext:value-type="float">
            <text:p>223988100</text:p>
          </table:table-cell>
          <table:table-cell office:value-type="float" office:value="132661723" calcext:value-type="float">
            <text:p>132661723</text:p>
          </table:table-cell>
          <table:table-cell office:value-type="string" calcext:value-type="string">
            <text:p><text:s/>aromo@clas.cl </text:p>
          </table:table-cell>
          <table:table-cell office:value-type="float" office:value="966826304" calcext:value-type="float">
            <text:p>9668263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talina </text:p>
          </table:table-cell>
          <table:table-cell office:value-type="string" calcext:value-type="string">
            <text:p><text:s/>lavin </text:p>
          </table:table-cell>
          <table:table-cell office:value-type="float" office:value="223546581" calcext:value-type="float">
            <text:p>223546581</text:p>
          </table:table-cell>
          <table:table-cell office:value-type="float" office:value="132703345" calcext:value-type="float">
            <text:p>132703345</text:p>
          </table:table-cell>
          <table:table-cell office:value-type="string" calcext:value-type="string">
            <text:p><text:s/>calavinv@uc.cl </text:p>
          </table:table-cell>
          <table:table-cell office:value-type="float" office:value="816989000" calcext:value-type="float">
            <text:p>816989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x </text:p>
          </table:table-cell>
          <table:table-cell office:value-type="string" calcext:value-type="string">
            <text:p><text:s/>hadad </text:p>
          </table:table-cell>
          <table:table-cell office:value-type="float" office:value="998866214" calcext:value-type="float">
            <text:p>998866214</text:p>
          </table:table-cell>
          <table:table-cell office:value-type="float" office:value="132718903" calcext:value-type="float">
            <text:p>132718903</text:p>
          </table:table-cell>
          <table:table-cell office:value-type="string" calcext:value-type="string">
            <text:p><text:s/>felix@mundolocaciones.com </text:p>
          </table:table-cell>
          <table:table-cell office:value-type="float" office:value="761514989" calcext:value-type="float">
            <text:p>76151498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Garib </text:p>
          </table:table-cell>
          <table:table-cell office:value-type="float" office:value="888888888" calcext:value-type="float">
            <text:p>888888888</text:p>
          </table:table-cell>
          <table:table-cell office:value-type="float" office:value="132719128" calcext:value-type="float">
            <text:p>132719128</text:p>
          </table:table-cell>
          <table:table-cell office:value-type="string" calcext:value-type="string">
            <text:p><text:s/>cristian.garib@feuer.cl </text:p>
          </table:table-cell>
          <table:table-cell office:value-type="float" office:value="764285085" calcext:value-type="float">
            <text:p>76428508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ACEVEDO </text:p>
          </table:table-cell>
          <table:table-cell office:value-type="float" office:value="222747507" calcext:value-type="float">
            <text:p>222747507</text:p>
          </table:table-cell>
          <table:table-cell office:value-type="float" office:value="132749027" calcext:value-type="float">
            <text:p>132749027</text:p>
          </table:table-cell>
          <table:table-cell office:value-type="string" calcext:value-type="string">
            <text:p><text:s/>carolina.acevedo@comlarrain.cl </text:p>
          </table:table-cell>
          <table:table-cell office:value-type="float" office:value="795507302" calcext:value-type="float">
            <text:p>7955073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Freddy </text:p>
          </table:table-cell>
          <table:table-cell office:value-type="string" calcext:value-type="string">
            <text:p><text:s/>Soto </text:p>
          </table:table-cell>
          <table:table-cell office:value-type="float" office:value="999178158" calcext:value-type="float">
            <text:p>999178158</text:p>
          </table:table-cell>
          <table:table-cell office:value-type="float" office:value="132805156" calcext:value-type="float">
            <text:p>132805156</text:p>
          </table:table-cell>
          <table:table-cell office:value-type="string" calcext:value-type="string">
            <text:p><text:s/>fsotof3impresores@gmail.com </text:p>
          </table:table-cell>
          <table:table-cell office:value-type="float" office:value="768169268" calcext:value-type="float">
            <text:p>7681692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oris </text:p>
          </table:table-cell>
          <table:table-cell office:value-type="string" calcext:value-type="string">
            <text:p><text:s/>Vásquez </text:p>
          </table:table-cell>
          <table:table-cell office:value-type="float" office:value="97757146" calcext:value-type="float">
            <text:p>97757146</text:p>
          </table:table-cell>
          <table:table-cell office:value-type="float" office:value="132865353" calcext:value-type="float">
            <text:p>132865353</text:p>
          </table:table-cell>
          <table:table-cell office:value-type="string" calcext:value-type="string">
            <text:p><text:s/>tortasnoemi@hotmail.com </text:p>
          </table:table-cell>
          <table:table-cell office:value-type="float" office:value="132865353" calcext:value-type="float">
            <text:p>13286535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alex </text:p>
          </table:table-cell>
          <table:table-cell office:value-type="string" calcext:value-type="string">
            <text:p><text:s/>dinamarca </text:p>
          </table:table-cell>
          <table:table-cell office:value-type="float" office:value="225442387" calcext:value-type="float">
            <text:p>225442387</text:p>
          </table:table-cell>
          <table:table-cell office:value-type="float" office:value="132874735" calcext:value-type="float">
            <text:p>132874735</text:p>
          </table:table-cell>
          <table:table-cell office:value-type="string" calcext:value-type="string">
            <text:p><text:s/>cartonintegral@gmail.com </text:p>
          </table:table-cell>
          <table:table-cell office:value-type="float" office:value="132874735" calcext:value-type="float">
            <text:p>13287473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<text:s/>alvarez </text:p>
          </table:table-cell>
          <table:table-cell office:value-type="float" office:value="935462627" calcext:value-type="float">
            <text:p>935462627</text:p>
          </table:table-cell>
          <table:table-cell office:value-type="float" office:value="132927146" calcext:value-type="float">
            <text:p>132927146</text:p>
          </table:table-cell>
          <table:table-cell office:value-type="string" calcext:value-type="string">
            <text:p><text:s/>a.alvarez@ingenierialacumbre.cl </text:p>
          </table:table-cell>
          <table:table-cell office:value-type="float" office:value="767479670" calcext:value-type="float">
            <text:p>7674796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antonio </text:p>
          </table:table-cell>
          <table:table-cell office:value-type="string" calcext:value-type="string">
            <text:p><text:s/>Antillanca Coñolef </text:p>
          </table:table-cell>
          <table:table-cell office:value-type="float" office:value="974957993" calcext:value-type="float">
            <text:p>974957993</text:p>
          </table:table-cell>
          <table:table-cell office:value-type="float" office:value="132979715" calcext:value-type="float">
            <text:p>132979715</text:p>
          </table:table-cell>
          <table:table-cell office:value-type="string" calcext:value-type="string">
            <text:p><text:s/>sergio@promozion.cl </text:p>
          </table:table-cell>
          <table:table-cell office:value-type="float" office:value="132979715" calcext:value-type="float">
            <text:p>1329797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NOEMI </text:p>
          </table:table-cell>
          <table:table-cell office:value-type="string" calcext:value-type="string">
            <text:p><text:s/>MONTECINOS </text:p>
          </table:table-cell>
          <table:table-cell office:value-type="float" office:value="412853070" calcext:value-type="float">
            <text:p>412853070</text:p>
          </table:table-cell>
          <table:table-cell office:value-type="float" office:value="133200150" calcext:value-type="float">
            <text:p>133200150</text:p>
          </table:table-cell>
          <table:table-cell office:value-type="string" calcext:value-type="string">
            <text:p><text:s/>nmontecinos@liberona.cl </text:p>
          </table:table-cell>
          <table:table-cell office:value-type="float" office:value="65903598" calcext:value-type="float">
            <text:p>659035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onso </text:p>
          </table:table-cell>
          <table:table-cell office:value-type="string" calcext:value-type="string">
            <text:p><text:s/>Schmidt </text:p>
          </table:table-cell>
          <table:table-cell office:value-type="float" office:value="56998219758" calcext:value-type="float">
            <text:p>56998219758</text:p>
          </table:table-cell>
          <table:table-cell office:value-type="float" office:value="133212590" calcext:value-type="float">
            <text:p>133212590</text:p>
          </table:table-cell>
          <table:table-cell office:value-type="string" calcext:value-type="string">
            <text:p><text:s/>schmidt.alfonso@gmail.com </text:p>
          </table:table-cell>
          <table:table-cell office:value-type="float" office:value="766871267" calcext:value-type="float">
            <text:p>76687126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ewgo </text:p>
          </table:table-cell>
          <table:table-cell office:value-type="string" calcext:value-type="string">
            <text:p><text:s/>Newgo </text:p>
          </table:table-cell>
          <table:table-cell office:value-type="float" office:value="0" calcext:value-type="float">
            <text:p>0</text:p>
          </table:table-cell>
          <table:table-cell office:value-type="float" office:value="133266488" calcext:value-type="float">
            <text:p>133266488</text:p>
          </table:table-cell>
          <table:table-cell office:value-type="string" calcext:value-type="string">
            <text:p><text:s/>newgo@newgo.cl </text:p>
          </table:table-cell>
          <table:table-cell office:value-type="float" office:value="764571681" calcext:value-type="float">
            <text:p>76457168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Casanueva </text:p>
          </table:table-cell>
          <table:table-cell office:value-type="float" office:value="968305577" calcext:value-type="float">
            <text:p>968305577</text:p>
          </table:table-cell>
          <table:table-cell office:value-type="float" office:value="133371303" calcext:value-type="float">
            <text:p>133371303</text:p>
          </table:table-cell>
          <table:table-cell office:value-type="string" calcext:value-type="string">
            <text:p><text:s/>acasanueva@maesca.com </text:p>
          </table:table-cell>
          <table:table-cell office:value-type="float" office:value="766554369" calcext:value-type="float">
            <text:p>76655436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lio cesar </text:p>
          </table:table-cell>
          <table:table-cell office:value-type="string" calcext:value-type="string">
            <text:p><text:s/>lobos hernandez </text:p>
          </table:table-cell>
          <table:table-cell office:value-type="float" office:value="990069354" calcext:value-type="float">
            <text:p>990069354</text:p>
          </table:table-cell>
          <table:table-cell office:value-type="float" office:value="133489711" calcext:value-type="float">
            <text:p>133489711</text:p>
          </table:table-cell>
          <table:table-cell office:value-type="string" calcext:value-type="string">
            <text:p><text:s/>jclobosh@hotmail.com </text:p>
          </table:table-cell>
          <table:table-cell office:value-type="float" office:value="133489711" calcext:value-type="float">
            <text:p>13348971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avarro </text:p>
          </table:table-cell>
          <table:table-cell office:value-type="string" calcext:value-type="string">
            <text:p><text:s/>navarro </text:p>
          </table:table-cell>
          <table:table-cell office:value-type="float" office:value="992229462" calcext:value-type="float">
            <text:p>992229462</text:p>
          </table:table-cell>
          <table:table-cell office:value-type="float" office:value="133509739" calcext:value-type="float">
            <text:p>133509739</text:p>
          </table:table-cell>
          <table:table-cell office:value-type="string" calcext:value-type="string">
            <text:p><text:s/>vnavarro@digeco.cl </text:p>
          </table:table-cell>
          <table:table-cell office:value-type="string" calcext:value-type="string">
            <text:p><text:s/>76411745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Coo yanca </text:p>
          </table:table-cell>
          <table:table-cell office:value-type="float" office:value="87251155" calcext:value-type="float">
            <text:p>87251155</text:p>
          </table:table-cell>
          <table:table-cell office:value-type="float" office:value="133606378" calcext:value-type="float">
            <text:p>133606378</text:p>
          </table:table-cell>
          <table:table-cell office:value-type="string" calcext:value-type="string">
            <text:p><text:s/>carloscoo@gmail.com </text:p>
          </table:table-cell>
          <table:table-cell office:value-type="float" office:value="133606378" calcext:value-type="float">
            <text:p>13360637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ercedes Hortensia </text:p>
          </table:table-cell>
          <table:table-cell office:value-type="string" calcext:value-type="string">
            <text:p><text:s/>Mendoza Rodriguez </text:p>
          </table:table-cell>
          <table:table-cell office:value-type="float" office:value="945303555" calcext:value-type="float">
            <text:p>945303555</text:p>
          </table:table-cell>
          <table:table-cell office:value-type="float" office:value="133811311" calcext:value-type="float">
            <text:p>133811311</text:p>
          </table:table-cell>
          <table:table-cell office:value-type="string" calcext:value-type="string">
            <text:p><text:s/>vidriosyaluminiosrodriguez55@gmail.com </text:p>
          </table:table-cell>
          <table:table-cell office:value-type="float" office:value="767055471" calcext:value-type="float">
            <text:p>76705547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VILLARROEL </text:p>
          </table:table-cell>
          <table:table-cell office:value-type="float" office:value="569657279" calcext:value-type="float">
            <text:p>569657279</text:p>
          </table:table-cell>
          <table:table-cell office:value-type="float" office:value="134079320" calcext:value-type="float">
            <text:p>134079320</text:p>
          </table:table-cell>
          <table:table-cell office:value-type="string" calcext:value-type="string">
            <text:p><text:s/>cristian.villarroel@masym.cl </text:p>
          </table:table-cell>
          <table:table-cell office:value-type="float" office:value="765031524" calcext:value-type="float">
            <text:p>76503152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Montecinos </text:p>
          </table:table-cell>
          <table:table-cell office:value-type="float" office:value="82346088" calcext:value-type="float">
            <text:p>82346088</text:p>
          </table:table-cell>
          <table:table-cell office:value-type="float" office:value="134165561" calcext:value-type="float">
            <text:p>134165561</text:p>
          </table:table-cell>
          <table:table-cell office:value-type="string" calcext:value-type="string">
            <text:p><text:s/>omontecinos@magsoluciones.cl </text:p>
          </table:table-cell>
          <table:table-cell office:value-type="string" calcext:value-type="string">
            <text:p><text:s/>76597335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Lara </text:p>
          </table:table-cell>
          <table:table-cell office:value-type="float" office:value="228860270" calcext:value-type="float">
            <text:p>228860270</text:p>
          </table:table-cell>
          <table:table-cell office:value-type="float" office:value="134178833" calcext:value-type="float">
            <text:p>134178833</text:p>
          </table:table-cell>
          <table:table-cell office:value-type="string" calcext:value-type="string">
            <text:p><text:s/>alejandro.lara@tinet.cl </text:p>
          </table:table-cell>
          <table:table-cell office:value-type="float" office:value="760294292" calcext:value-type="float">
            <text:p>76029429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Delia </text:p>
          </table:table-cell>
          <table:table-cell office:value-type="string" calcext:value-type="string">
            <text:p><text:s/>CARMONA </text:p>
          </table:table-cell>
          <table:table-cell office:value-type="float" office:value="993206393" calcext:value-type="float">
            <text:p>993206393</text:p>
          </table:table-cell>
          <table:table-cell office:value-type="float" office:value="134232854" calcext:value-type="float">
            <text:p>134232854</text:p>
          </table:table-cell>
          <table:table-cell office:value-type="string" calcext:value-type="string">
            <text:p><text:s/>administracion@geolaquim.cl </text:p>
          </table:table-cell>
          <table:table-cell office:value-type="float" office:value="768350205" calcext:value-type="float">
            <text:p>7683502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Arellano </text:p>
          </table:table-cell>
          <table:table-cell office:value-type="float" office:value="323197746" calcext:value-type="float">
            <text:p>323197746</text:p>
          </table:table-cell>
          <table:table-cell office:value-type="float" office:value="134291885" calcext:value-type="float">
            <text:p>134291885</text:p>
          </table:table-cell>
          <table:table-cell office:value-type="string" calcext:value-type="string">
            <text:p><text:s/>cortiz@cycprod.cl </text:p>
          </table:table-cell>
          <table:table-cell office:value-type="float" office:value="766485332" calcext:value-type="float">
            <text:p>76648533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Abarzua </text:p>
          </table:table-cell>
          <table:table-cell office:value-type="float" office:value="995072065" calcext:value-type="float">
            <text:p>995072065</text:p>
          </table:table-cell>
          <table:table-cell office:value-type="float" office:value="134293160" calcext:value-type="float">
            <text:p>134293160</text:p>
          </table:table-cell>
          <table:table-cell office:value-type="string" calcext:value-type="string">
            <text:p><text:s/>rod.abarzua@sensar.cl </text:p>
          </table:table-cell>
          <table:table-cell office:value-type="float" office:value="760158577" calcext:value-type="float">
            <text:p>76015857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Bianchi </text:p>
          </table:table-cell>
          <table:table-cell office:value-type="float" office:value="0" calcext:value-type="float">
            <text:p>0</text:p>
          </table:table-cell>
          <table:table-cell office:value-type="float" office:value="134412488" calcext:value-type="float">
            <text:p>134412488</text:p>
          </table:table-cell>
          <table:table-cell office:value-type="string" calcext:value-type="string">
            <text:p><text:s/>felipe@grep.cl </text:p>
          </table:table-cell>
          <table:table-cell office:value-type="float" office:value="762944391" calcext:value-type="float">
            <text:p>76294439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Bianchi </text:p>
          </table:table-cell>
          <table:table-cell office:value-type="string" calcext:value-type="string">
            <text:p><text:s/></text:p>
          </table:table-cell>
          <table:table-cell office:value-type="float" office:value="134412489" calcext:value-type="float">
            <text:p>134412489</text:p>
          </table:table-cell>
          <table:table-cell office:value-type="string" calcext:value-type="string">
            <text:p><text:s/>felipe@motorfinanciero.cl </text:p>
          </table:table-cell>
          <table:table-cell office:value-type="float" office:value="764510062" calcext:value-type="float">
            <text:p>764510062</text:p>
          </table:table-cell>
          <table:table-cell office:value-type="string" calcext:value-type="string">
            <text:p><text:s/>credit_executiv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olfo </text:p>
          </table:table-cell>
          <table:table-cell office:value-type="string" calcext:value-type="string">
            <text:p><text:s/>depix </text:p>
          </table:table-cell>
          <table:table-cell office:value-type="float" office:value="229069200" calcext:value-type="float">
            <text:p>229069200</text:p>
          </table:table-cell>
          <table:table-cell office:value-type="float" office:value="134413190" calcext:value-type="float">
            <text:p>134413190</text:p>
          </table:table-cell>
          <table:table-cell office:value-type="string" calcext:value-type="string">
            <text:p><text:s/>rodolfo@3tintas.cl </text:p>
          </table:table-cell>
          <table:table-cell office:value-type="float" office:value="761339621" calcext:value-type="float">
            <text:p>76133962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Acma</text:p>
          </table:table-cell>
          <table:table-cell office:value-type="string" calcext:value-type="string">
            <text:p>Cristóbal </text:p>
          </table:table-cell>
          <table:table-cell office:value-type="string" calcext:value-type="string">
            <text:p><text:s/>Lira </text:p>
          </table:table-cell>
          <table:table-cell office:value-type="float" office:value="979694440" calcext:value-type="float">
            <text:p>979694440</text:p>
          </table:table-cell>
          <table:table-cell office:value-type="float" office:value="134417862" calcext:value-type="float">
            <text:p>134417862</text:p>
          </table:table-cell>
          <table:table-cell office:value-type="string" calcext:value-type="string">
            <text:p><text:s/>clira@acma.cl </text:p>
          </table:table-cell>
          <table:table-cell office:value-type="float" office:value="921900007" calcext:value-type="float">
            <text:p>9219000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Cristóbal </text:p>
          </table:table-cell>
          <table:table-cell office:value-type="string" calcext:value-type="string">
            <text:p><text:s/>Lira </text:p>
          </table:table-cell>
          <table:table-cell office:value-type="float" office:value="979694440" calcext:value-type="float">
            <text:p>979694440</text:p>
          </table:table-cell>
          <table:table-cell office:value-type="float" office:value="134417862" calcext:value-type="float">
            <text:p>134417862</text:p>
          </table:table-cell>
          <table:table-cell office:value-type="string" calcext:value-type="string">
            <text:p><text:s/>clira@acma.cl </text:p>
          </table:table-cell>
          <table:table-cell office:value-type="float" office:value="921900007" calcext:value-type="float">
            <text:p>9219000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Cuevas </text:p>
          </table:table-cell>
          <table:table-cell office:value-type="float" office:value="994368766" calcext:value-type="float">
            <text:p>994368766</text:p>
          </table:table-cell>
          <table:table-cell office:value-type="float" office:value="134433515" calcext:value-type="float">
            <text:p>134433515</text:p>
          </table:table-cell>
          <table:table-cell office:value-type="string" calcext:value-type="string">
            <text:p><text:s/>info@esac.cl </text:p>
          </table:table-cell>
          <table:table-cell office:value-type="float" office:value="761330519" calcext:value-type="float">
            <text:p>7613305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Rolando Patricio </text:p>
          </table:table-cell>
          <table:table-cell office:value-type="string" calcext:value-type="string">
            <text:p><text:s/>Aguilera Concha </text:p>
          </table:table-cell>
          <table:table-cell office:value-type="float" office:value="933544188" calcext:value-type="float">
            <text:p>933544188</text:p>
          </table:table-cell>
          <table:table-cell office:value-type="float" office:value="134453850" calcext:value-type="float">
            <text:p>134453850</text:p>
          </table:table-cell>
          <table:table-cell office:value-type="string" calcext:value-type="string">
            <text:p><text:s/>rolando.aguilera@exalta.cl </text:p>
          </table:table-cell>
          <table:table-cell office:value-type="float" office:value="767783884" calcext:value-type="float">
            <text:p>76778388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Hernadez </text:p>
          </table:table-cell>
          <table:table-cell office:value-type="float" office:value="569786496" calcext:value-type="float">
            <text:p>569786496</text:p>
          </table:table-cell>
          <table:table-cell office:value-type="float" office:value="134461187" calcext:value-type="float">
            <text:p>134461187</text:p>
          </table:table-cell>
          <table:table-cell office:value-type="string" calcext:value-type="string">
            <text:p><text:s/>rhernandez@cosesa.cl </text:p>
          </table:table-cell>
          <table:table-cell office:value-type="float" office:value="761165267" calcext:value-type="float">
            <text:p>76116526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<text:s/>Pinto </text:p>
          </table:table-cell>
          <table:table-cell office:value-type="float" office:value="963420986" calcext:value-type="float">
            <text:p>963420986</text:p>
          </table:table-cell>
          <table:table-cell office:value-type="float" office:value="134502819" calcext:value-type="float">
            <text:p>134502819</text:p>
          </table:table-cell>
          <table:table-cell office:value-type="string" calcext:value-type="string">
            <text:p><text:s/>ventas@promomkt.cl </text:p>
          </table:table-cell>
          <table:table-cell office:value-type="float" office:value="765413869" calcext:value-type="float">
            <text:p>76541386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rturo </text:p>
          </table:table-cell>
          <table:table-cell office:value-type="string" calcext:value-type="string">
            <text:p><text:s/>miranda </text:p>
          </table:table-cell>
          <table:table-cell office:value-type="float" office:value="952164652" calcext:value-type="float">
            <text:p>952164652</text:p>
          </table:table-cell>
          <table:table-cell office:value-type="float" office:value="134519002" calcext:value-type="float">
            <text:p>134519002</text:p>
          </table:table-cell>
          <table:table-cell office:value-type="string" calcext:value-type="string">
            <text:p><text:s/>arturo@apmindustrial.com </text:p>
          </table:table-cell>
          <table:table-cell office:value-type="float" office:value="766810861" calcext:value-type="float">
            <text:p>76681086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ido </text:p>
          </table:table-cell>
          <table:table-cell office:value-type="string" calcext:value-type="string">
            <text:p><text:s/>Rios </text:p>
          </table:table-cell>
          <table:table-cell office:value-type="float" office:value="997784204" calcext:value-type="float">
            <text:p>997784204</text:p>
          </table:table-cell>
          <table:table-cell office:value-type="float" office:value="134524618" calcext:value-type="float">
            <text:p>134524618</text:p>
          </table:table-cell>
          <table:table-cell office:value-type="string" calcext:value-type="string">
            <text:p><text:s/>guido.rios@construccionescg.cl </text:p>
          </table:table-cell>
          <table:table-cell office:value-type="float" office:value="766938760" calcext:value-type="float">
            <text:p>76693876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Sepulveda </text:p>
          </table:table-cell>
          <table:table-cell office:value-type="float" office:value="5694280801" calcext:value-type="float">
            <text:p>5694280801</text:p>
          </table:table-cell>
          <table:table-cell office:value-type="float" office:value="134555394" calcext:value-type="float">
            <text:p>134555394</text:p>
          </table:table-cell>
          <table:table-cell office:value-type="string" calcext:value-type="string">
            <text:p><text:s/>carlos.sepulveda@mer-chile.cl </text:p>
          </table:table-cell>
          <table:table-cell office:value-type="float" office:value="764788109" calcext:value-type="float">
            <text:p>7647881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vier </text:p>
          </table:table-cell>
          <table:table-cell office:value-type="string" calcext:value-type="string">
            <text:p><text:s/>Cordero </text:p>
          </table:table-cell>
          <table:table-cell office:value-type="float" office:value="991496716" calcext:value-type="float">
            <text:p>991496716</text:p>
          </table:table-cell>
          <table:table-cell office:value-type="float" office:value="134564946" calcext:value-type="float">
            <text:p>134564946</text:p>
          </table:table-cell>
          <table:table-cell office:value-type="string" calcext:value-type="string">
            <text:p><text:s/>hidrodown@gmail.com </text:p>
          </table:table-cell>
          <table:table-cell office:value-type="float" office:value="134564946" calcext:value-type="float">
            <text:p>13456494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Saavedra </text:p>
          </table:table-cell>
          <table:table-cell office:value-type="float" office:value="225600685" calcext:value-type="float">
            <text:p>225600685</text:p>
          </table:table-cell>
          <table:table-cell office:value-type="float" office:value="134640766" calcext:value-type="float">
            <text:p>134640766</text:p>
          </table:table-cell>
          <table:table-cell office:value-type="string" calcext:value-type="string">
            <text:p><text:s/>cristian.saavedra@vendomatica.cl </text:p>
          </table:table-cell>
          <table:table-cell office:value-type="float" office:value="845058008" calcext:value-type="float">
            <text:p>8450580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ORENA </text:p>
          </table:table-cell>
          <table:table-cell office:value-type="string" calcext:value-type="string">
            <text:p><text:s/>ASTORGA </text:p>
          </table:table-cell>
          <table:table-cell office:value-type="float" office:value="27257371" calcext:value-type="float">
            <text:p>27257371</text:p>
          </table:table-cell>
          <table:table-cell office:value-type="float" office:value="134652209" calcext:value-type="float">
            <text:p>134652209</text:p>
          </table:table-cell>
          <table:table-cell office:value-type="string" calcext:value-type="string">
            <text:p><text:s/>lorena@ach.cl </text:p>
          </table:table-cell>
          <table:table-cell office:value-type="float" office:value="765042909" calcext:value-type="float">
            <text:p>7650429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Fuentes </text:p>
          </table:table-cell>
          <table:table-cell office:value-type="float" office:value="990004041" calcext:value-type="float">
            <text:p>990004041</text:p>
          </table:table-cell>
          <table:table-cell office:value-type="float" office:value="134660678" calcext:value-type="float">
            <text:p>134660678</text:p>
          </table:table-cell>
          <table:table-cell office:value-type="string" calcext:value-type="string">
            <text:p><text:s/>sergio.fuentes@novaingenieria.cl </text:p>
          </table:table-cell>
          <table:table-cell office:value-type="float" office:value="767987757" calcext:value-type="float">
            <text:p>76798775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SSA </text:p>
          </table:table-cell>
          <table:table-cell office:value-type="string" calcext:value-type="string">
            <text:p><text:s/>FLORES POBLETE </text:p>
          </table:table-cell>
          <table:table-cell office:value-type="float" office:value="981303551" calcext:value-type="float">
            <text:p>981303551</text:p>
          </table:table-cell>
          <table:table-cell office:value-type="float" office:value="134689684" calcext:value-type="float">
            <text:p>134689684</text:p>
          </table:table-cell>
          <table:table-cell office:value-type="string" calcext:value-type="string">
            <text:p><text:s/>marissa01poblete@gmail.com </text:p>
          </table:table-cell>
          <table:table-cell office:value-type="float" office:value="764201965" calcext:value-type="float">
            <text:p>76420196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Ayares </text:p>
          </table:table-cell>
          <table:table-cell office:value-type="float" office:value="982233486" calcext:value-type="float">
            <text:p>982233486</text:p>
          </table:table-cell>
          <table:table-cell office:value-type="float" office:value="134698446" calcext:value-type="float">
            <text:p>134698446</text:p>
          </table:table-cell>
          <table:table-cell office:value-type="string" calcext:value-type="string">
            <text:p><text:s/>contacto@benditopaladar.cl </text:p>
          </table:table-cell>
          <table:table-cell office:value-type="float" office:value="767435479" calcext:value-type="float">
            <text:p>7674354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enny </text:p>
          </table:table-cell>
          <table:table-cell office:value-type="string" calcext:value-type="string">
            <text:p><text:s/>Sanzana Mendoza </text:p>
          </table:table-cell>
          <table:table-cell office:value-type="float" office:value="992569957" calcext:value-type="float">
            <text:p>992569957</text:p>
          </table:table-cell>
          <table:table-cell office:value-type="float" office:value="134872306" calcext:value-type="float">
            <text:p>134872306</text:p>
          </table:table-cell>
          <table:table-cell office:value-type="string" calcext:value-type="string">
            <text:p><text:s/>jsanzana@lureye.cl </text:p>
          </table:table-cell>
          <table:table-cell office:value-type="float" office:value="969711109" calcext:value-type="float">
            <text:p>9697111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<text:s/>Quiñileo </text:p>
          </table:table-cell>
          <table:table-cell office:value-type="float" office:value="952259954" calcext:value-type="float">
            <text:p>952259954</text:p>
          </table:table-cell>
          <table:table-cell office:value-type="float" office:value="134879130" calcext:value-type="float">
            <text:p>134879130</text:p>
          </table:table-cell>
          <table:table-cell office:value-type="string" calcext:value-type="string">
            <text:p><text:s/>rdepix@gmail.com </text:p>
          </table:table-cell>
          <table:table-cell office:value-type="float" office:value="768878897" calcext:value-type="float">
            <text:p>7688788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lena </text:p>
          </table:table-cell>
          <table:table-cell office:value-type="string" calcext:value-type="string">
            <text:p><text:s/>Cordova </text:p>
          </table:table-cell>
          <table:table-cell office:value-type="float" office:value="223195628" calcext:value-type="float">
            <text:p>223195628</text:p>
          </table:table-cell>
          <table:table-cell office:value-type="float" office:value="134898607" calcext:value-type="float">
            <text:p>134898607</text:p>
          </table:table-cell>
          <table:table-cell office:value-type="string" calcext:value-type="string">
            <text:p><text:s/>info@backupingenieria.cl </text:p>
          </table:table-cell>
          <table:table-cell office:value-type="float" office:value="760114561" calcext:value-type="float">
            <text:p>76011456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sanchez tapia </text:p>
          </table:table-cell>
          <table:table-cell office:value-type="float" office:value="56996248628" calcext:value-type="float">
            <text:p>56996248628</text:p>
          </table:table-cell>
          <table:table-cell office:value-type="float" office:value="134913878" calcext:value-type="float">
            <text:p>134913878</text:p>
          </table:table-cell>
          <table:table-cell office:value-type="string" calcext:value-type="string">
            <text:p><text:s/>tentempievaldivia@gmail.com </text:p>
          </table:table-cell>
          <table:table-cell office:value-type="float" office:value="134913878" calcext:value-type="float">
            <text:p>13491387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Lavadenz </text:p>
          </table:table-cell>
          <table:table-cell office:value-type="float" office:value="93098519" calcext:value-type="float">
            <text:p>93098519</text:p>
          </table:table-cell>
          <table:table-cell office:value-type="float" office:value="134948248" calcext:value-type="float">
            <text:p>134948248</text:p>
          </table:table-cell>
          <table:table-cell office:value-type="string" calcext:value-type="string">
            <text:p><text:s/>ignacio@gourmind.cl </text:p>
          </table:table-cell>
          <table:table-cell office:value-type="string" calcext:value-type="string">
            <text:p><text:s/>76180975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cqueline Caroline </text:p>
          </table:table-cell>
          <table:table-cell office:value-type="string" calcext:value-type="string">
            <text:p><text:s/>De La Barra Moraga </text:p>
          </table:table-cell>
          <table:table-cell office:value-type="float" office:value="944804000" calcext:value-type="float">
            <text:p>944804000</text:p>
          </table:table-cell>
          <table:table-cell office:value-type="float" office:value="134959878" calcext:value-type="float">
            <text:p>134959878</text:p>
          </table:table-cell>
          <table:table-cell office:value-type="string" calcext:value-type="string">
            <text:p><text:s/>contactodifenor@gmail.com </text:p>
          </table:table-cell>
          <table:table-cell office:value-type="float" office:value="767707010" calcext:value-type="float">
            <text:p>76770701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runo Arturo </text:p>
          </table:table-cell>
          <table:table-cell office:value-type="string" calcext:value-type="string">
            <text:p><text:s/>Fulgeri Sagredo </text:p>
          </table:table-cell>
          <table:table-cell office:value-type="float" office:value="452757878" calcext:value-type="float">
            <text:p>452757878</text:p>
          </table:table-cell>
          <table:table-cell office:value-type="float" office:value="135144622" calcext:value-type="float">
            <text:p>135144622</text:p>
          </table:table-cell>
          <table:table-cell office:value-type="string" calcext:value-type="string">
            <text:p><text:s/>brunofulgeri@gmail.com </text:p>
          </table:table-cell>
          <table:table-cell office:value-type="float" office:value="761252569" calcext:value-type="float">
            <text:p>76125256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ynthia </text:p>
          </table:table-cell>
          <table:table-cell office:value-type="string" calcext:value-type="string">
            <text:p><text:s/>Ojeda </text:p>
          </table:table-cell>
          <table:table-cell office:value-type="float" office:value="979699919" calcext:value-type="float">
            <text:p>979699919</text:p>
          </table:table-cell>
          <table:table-cell office:value-type="float" office:value="135198072" calcext:value-type="float">
            <text:p>135198072</text:p>
          </table:table-cell>
          <table:table-cell office:value-type="string" calcext:value-type="string">
            <text:p><text:s/>cynthia.ojeda@jotafeh.cl </text:p>
          </table:table-cell>
          <table:table-cell office:value-type="float" office:value="762260166" calcext:value-type="float">
            <text:p>76226016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Aguilar </text:p>
          </table:table-cell>
          <table:table-cell office:value-type="float" office:value="964184870" calcext:value-type="float">
            <text:p>964184870</text:p>
          </table:table-cell>
          <table:table-cell office:value-type="float" office:value="135244333" calcext:value-type="float">
            <text:p>135244333</text:p>
          </table:table-cell>
          <table:table-cell office:value-type="string" calcext:value-type="string">
            <text:p><text:s/>faguilar@ecfal.cl </text:p>
          </table:table-cell>
          <table:table-cell office:value-type="float" office:value="767457030" calcext:value-type="float">
            <text:p>76745703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gela </text:p>
          </table:table-cell>
          <table:table-cell office:value-type="string" calcext:value-type="string">
            <text:p><text:s/>heckersdorf </text:p>
          </table:table-cell>
          <table:table-cell office:value-type="float" office:value="95159325" calcext:value-type="float">
            <text:p>95159325</text:p>
          </table:table-cell>
          <table:table-cell office:value-type="float" office:value="135348570" calcext:value-type="float">
            <text:p>135348570</text:p>
          </table:table-cell>
          <table:table-cell office:value-type="string" calcext:value-type="string">
            <text:p><text:s/>heckersdorf.ange@gmail.com </text:p>
          </table:table-cell>
          <table:table-cell office:value-type="float" office:value="765939569" calcext:value-type="float">
            <text:p>76593956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Fernando </text:p>
          </table:table-cell>
          <table:table-cell office:value-type="string" calcext:value-type="string">
            <text:p><text:s/>Galleguillos Pizarro </text:p>
          </table:table-cell>
          <table:table-cell office:value-type="float" office:value="992958502" calcext:value-type="float">
            <text:p>992958502</text:p>
          </table:table-cell>
          <table:table-cell office:value-type="float" office:value="135405566" calcext:value-type="float">
            <text:p>135405566</text:p>
          </table:table-cell>
          <table:table-cell office:value-type="string" calcext:value-type="string">
            <text:p><text:s/>gylconstrucciones@gmail.com </text:p>
          </table:table-cell>
          <table:table-cell office:value-type="string" calcext:value-type="string">
            <text:p><text:s/>7635488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alvarez </text:p>
          </table:table-cell>
          <table:table-cell office:value-type="float" office:value="981493451" calcext:value-type="float">
            <text:p>981493451</text:p>
          </table:table-cell>
          <table:table-cell office:value-type="float" office:value="135449385" calcext:value-type="float">
            <text:p>135449385</text:p>
          </table:table-cell>
          <table:table-cell office:value-type="string" calcext:value-type="string">
            <text:p><text:s/>salvarez@serviciosbrd.com </text:p>
          </table:table-cell>
          <table:table-cell office:value-type="string" calcext:value-type="string">
            <text:p><text:s/>76743684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cussen </text:p>
          </table:table-cell>
          <table:table-cell office:value-type="float" office:value="971256999" calcext:value-type="float">
            <text:p>971256999</text:p>
          </table:table-cell>
          <table:table-cell office:value-type="float" office:value="135453617" calcext:value-type="float">
            <text:p>135453617</text:p>
          </table:table-cell>
          <table:table-cell office:value-type="string" calcext:value-type="string">
            <text:p><text:s/>pablo@cussen.cl </text:p>
          </table:table-cell>
          <table:table-cell office:value-type="float" office:value="764039335" calcext:value-type="float">
            <text:p>76403933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ULINA </text:p>
          </table:table-cell>
          <table:table-cell office:value-type="string" calcext:value-type="string">
            <text:p><text:s/>CORNEJO </text:p>
          </table:table-cell>
          <table:table-cell office:value-type="float" office:value="227358066" calcext:value-type="float">
            <text:p>227358066</text:p>
          </table:table-cell>
          <table:table-cell office:value-type="float" office:value="135501433" calcext:value-type="float">
            <text:p>135501433</text:p>
          </table:table-cell>
          <table:table-cell office:value-type="string" calcext:value-type="string">
            <text:p><text:s/>pcornejo@piov.cl </text:p>
          </table:table-cell>
          <table:table-cell office:value-type="float" office:value="787025307" calcext:value-type="float">
            <text:p>78702530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x </text:p>
          </table:table-cell>
          <table:table-cell office:value-type="string" calcext:value-type="string">
            <text:p><text:s/>Viveros </text:p>
          </table:table-cell>
          <table:table-cell office:value-type="float" office:value="56972187608" calcext:value-type="float">
            <text:p>56972187608</text:p>
          </table:table-cell>
          <table:table-cell office:value-type="float" office:value="135501638" calcext:value-type="float">
            <text:p>135501638</text:p>
          </table:table-cell>
          <table:table-cell office:value-type="string" calcext:value-type="string">
            <text:p><text:s/>felix@superficies.cl </text:p>
          </table:table-cell>
          <table:table-cell office:value-type="float" office:value="763702545" calcext:value-type="float">
            <text:p>7637025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ABIAN ALONSO </text:p>
          </table:table-cell>
          <table:table-cell office:value-type="string" calcext:value-type="string">
            <text:p><text:s/>CARRILLO LARA </text:p>
          </table:table-cell>
          <table:table-cell office:value-type="float" office:value="933526118" calcext:value-type="float">
            <text:p>933526118</text:p>
          </table:table-cell>
          <table:table-cell office:value-type="float" office:value="135553174" calcext:value-type="float">
            <text:p>135553174</text:p>
          </table:table-cell>
          <table:table-cell office:value-type="string" calcext:value-type="string">
            <text:p><text:s/>HUEVOSTOLINA@GMAIL.COM </text:p>
          </table:table-cell>
          <table:table-cell office:value-type="float" office:value="768648360" calcext:value-type="float">
            <text:p>76864836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Yanina del Carmen </text:p>
          </table:table-cell>
          <table:table-cell office:value-type="string" calcext:value-type="string">
            <text:p><text:s/>Castro Castro </text:p>
          </table:table-cell>
          <table:table-cell office:value-type="float" office:value="987622198" calcext:value-type="float">
            <text:p>987622198</text:p>
          </table:table-cell>
          <table:table-cell office:value-type="float" office:value="135620467" calcext:value-type="float">
            <text:p>135620467</text:p>
          </table:table-cell>
          <table:table-cell office:value-type="string" calcext:value-type="string">
            <text:p><text:s/>y_anina_castro@hotmail.com </text:p>
          </table:table-cell>
          <table:table-cell office:value-type="float" office:value="135620467" calcext:value-type="float">
            <text:p>13562046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enilud </text:p>
          </table:table-cell>
          <table:table-cell office:value-type="string" calcext:value-type="string">
            <text:p><text:s/>Torres </text:p>
          </table:table-cell>
          <table:table-cell office:value-type="float" office:value="998711468" calcext:value-type="float">
            <text:p>998711468</text:p>
          </table:table-cell>
          <table:table-cell office:value-type="float" office:value="135659185" calcext:value-type="float">
            <text:p>135659185</text:p>
          </table:table-cell>
          <table:table-cell office:value-type="string" calcext:value-type="string">
            <text:p><text:s/>natali.torres.79@hotmail.com </text:p>
          </table:table-cell>
          <table:table-cell office:value-type="float" office:value="764980069" calcext:value-type="float">
            <text:p>76498006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atherine </text:p>
          </table:table-cell>
          <table:table-cell office:value-type="string" calcext:value-type="string">
            <text:p><text:s/>Ruz </text:p>
          </table:table-cell>
          <table:table-cell office:value-type="float" office:value="964952429" calcext:value-type="float">
            <text:p>964952429</text:p>
          </table:table-cell>
          <table:table-cell office:value-type="float" office:value="135716367" calcext:value-type="float">
            <text:p>135716367</text:p>
          </table:table-cell>
          <table:table-cell office:value-type="string" calcext:value-type="string">
            <text:p><text:s/>ruz.katherine@gmail.com </text:p>
          </table:table-cell>
          <table:table-cell office:value-type="float" office:value="764270134" calcext:value-type="float">
            <text:p>76427013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Besi </text:p>
          </table:table-cell>
          <table:table-cell office:value-type="string" calcext:value-type="string">
            <text:p><text:s/>Sandoval Jara </text:p>
          </table:table-cell>
          <table:table-cell office:value-type="float" office:value="966761860" calcext:value-type="float">
            <text:p>966761860</text:p>
          </table:table-cell>
          <table:table-cell office:value-type="float" office:value="135795089" calcext:value-type="float">
            <text:p>135795089</text:p>
          </table:table-cell>
          <table:table-cell office:value-type="string" calcext:value-type="string">
            <text:p><text:s/>resortesgallardo@hotmail.com </text:p>
          </table:table-cell>
          <table:table-cell office:value-type="float" office:value="73065879" calcext:value-type="float">
            <text:p>7306587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Miranda </text:p>
          </table:table-cell>
          <table:table-cell office:value-type="float" office:value="232026808" calcext:value-type="float">
            <text:p>232026808</text:p>
          </table:table-cell>
          <table:table-cell office:value-type="float" office:value="135875678" calcext:value-type="float">
            <text:p>135875678</text:p>
          </table:table-cell>
          <table:table-cell office:value-type="string" calcext:value-type="string">
            <text:p><text:s/>eduardomiranda@instalacionesaustral.cl </text:p>
          </table:table-cell>
          <table:table-cell office:value-type="float" office:value="763170888" calcext:value-type="float">
            <text:p>76317088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Robles Mansilla </text:p>
          </table:table-cell>
          <table:table-cell office:value-type="float" office:value="732216622" calcext:value-type="float">
            <text:p>732216622</text:p>
          </table:table-cell>
          <table:table-cell office:value-type="float" office:value="135998656" calcext:value-type="float">
            <text:p>135998656</text:p>
          </table:table-cell>
          <table:table-cell office:value-type="string" calcext:value-type="string">
            <text:p><text:s/>hzenteno@zentenoconsultores.cl </text:p>
          </table:table-cell>
          <table:table-cell office:value-type="float" office:value="765980690" calcext:value-type="float">
            <text:p>76598069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ulina </text:p>
          </table:table-cell>
          <table:table-cell office:value-type="string" calcext:value-type="string">
            <text:p><text:s/>Candia </text:p>
          </table:table-cell>
          <table:table-cell office:value-type="float" office:value="65978957" calcext:value-type="float">
            <text:p>65978957</text:p>
          </table:table-cell>
          <table:table-cell office:value-type="float" office:value="136015036" calcext:value-type="float">
            <text:p>136015036</text:p>
          </table:table-cell>
          <table:table-cell office:value-type="string" calcext:value-type="string">
            <text:p><text:s/>paulina.candia@hardnet.cl </text:p>
          </table:table-cell>
          <table:table-cell office:value-type="float" office:value="764786610" calcext:value-type="float">
            <text:p>7647866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o </text:p>
          </table:table-cell>
          <table:table-cell office:value-type="string" calcext:value-type="string">
            <text:p><text:s/>Lastra </text:p>
          </table:table-cell>
          <table:table-cell office:value-type="float" office:value="984322069" calcext:value-type="float">
            <text:p>984322069</text:p>
          </table:table-cell>
          <table:table-cell office:value-type="float" office:value="136385860" calcext:value-type="float">
            <text:p>136385860</text:p>
          </table:table-cell>
          <table:table-cell office:value-type="string" calcext:value-type="string">
            <text:p><text:s/>lastra.marcelo@gmail.com </text:p>
          </table:table-cell>
          <table:table-cell office:value-type="float" office:value="768431582" calcext:value-type="float">
            <text:p>76843158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atricia Carolina </text:p>
          </table:table-cell>
          <table:table-cell office:value-type="string" calcext:value-type="string">
            <text:p><text:s/>Soza Segura </text:p>
          </table:table-cell>
          <table:table-cell office:value-type="float" office:value="995567438" calcext:value-type="float">
            <text:p>995567438</text:p>
          </table:table-cell>
          <table:table-cell office:value-type="float" office:value="136475967" calcext:value-type="float">
            <text:p>136475967</text:p>
          </table:table-cell>
          <table:table-cell office:value-type="string" calcext:value-type="string">
            <text:p><text:s/>contabilidad@mpcsa.cl </text:p>
          </table:table-cell>
          <table:table-cell office:value-type="float" office:value="967954101" calcext:value-type="float">
            <text:p>9679541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eslie </text:p>
          </table:table-cell>
          <table:table-cell office:value-type="string" calcext:value-type="string">
            <text:p><text:s/>Ortiz </text:p>
          </table:table-cell>
          <table:table-cell office:value-type="float" office:value="227269801" calcext:value-type="float">
            <text:p>227269801</text:p>
          </table:table-cell>
          <table:table-cell office:value-type="float" office:value="136546058" calcext:value-type="float">
            <text:p>136546058</text:p>
          </table:table-cell>
          <table:table-cell office:value-type="string" calcext:value-type="string">
            <text:p><text:s/>leslie.ortiz@snf-chile.com </text:p>
          </table:table-cell>
          <table:table-cell office:value-type="float" office:value="763803007" calcext:value-type="float">
            <text:p>7638030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Sonia </text:p>
          </table:table-cell>
          <table:table-cell office:value-type="string" calcext:value-type="string">
            <text:p><text:s/>Pérez </text:p>
          </table:table-cell>
          <table:table-cell office:value-type="float" office:value="26379811" calcext:value-type="float">
            <text:p>26379811</text:p>
          </table:table-cell>
          <table:table-cell office:value-type="float" office:value="136568167" calcext:value-type="float">
            <text:p>136568167</text:p>
          </table:table-cell>
          <table:table-cell office:value-type="string" calcext:value-type="string">
            <text:p><text:s/>sperez@kovacs.cl </text:p>
          </table:table-cell>
          <table:table-cell office:value-type="float" office:value="805229004" calcext:value-type="float">
            <text:p>8052290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aquin </text:p>
          </table:table-cell>
          <table:table-cell office:value-type="string" calcext:value-type="string">
            <text:p><text:s/>Barrientos </text:p>
          </table:table-cell>
          <table:table-cell office:value-type="float" office:value="984190783" calcext:value-type="float">
            <text:p>984190783</text:p>
          </table:table-cell>
          <table:table-cell office:value-type="float" office:value="136573136" calcext:value-type="float">
            <text:p>136573136</text:p>
          </table:table-cell>
          <table:table-cell office:value-type="string" calcext:value-type="string">
            <text:p><text:s/>jbarrientos@veta.cl </text:p>
          </table:table-cell>
          <table:table-cell office:value-type="float" office:value="761844598" calcext:value-type="float">
            <text:p>76184459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Naguel </text:p>
          </table:table-cell>
          <table:table-cell office:value-type="float" office:value="977574490" calcext:value-type="float">
            <text:p>977574490</text:p>
          </table:table-cell>
          <table:table-cell office:value-type="float" office:value="136575988" calcext:value-type="float">
            <text:p>136575988</text:p>
          </table:table-cell>
          <table:table-cell office:value-type="string" calcext:value-type="string">
            <text:p><text:s/>ignacio@cota100.cl </text:p>
          </table:table-cell>
          <table:table-cell office:value-type="float" office:value="763902161" calcext:value-type="float">
            <text:p>76390216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OLA </text:p>
          </table:table-cell>
          <table:table-cell office:value-type="string" calcext:value-type="string">
            <text:p><text:s/>LIZAMA </text:p>
          </table:table-cell>
          <table:table-cell office:value-type="float" office:value="989130227" calcext:value-type="float">
            <text:p>989130227</text:p>
          </table:table-cell>
          <table:table-cell office:value-type="float" office:value="136603140" calcext:value-type="float">
            <text:p>136603140</text:p>
          </table:table-cell>
          <table:table-cell office:value-type="string" calcext:value-type="string">
            <text:p><text:s/>plizama@servilek.cl </text:p>
          </table:table-cell>
          <table:table-cell office:value-type="float" office:value="766923194" calcext:value-type="float">
            <text:p>76692319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Manzo </text:p>
          </table:table-cell>
          <table:table-cell office:value-type="float" office:value="959116937" calcext:value-type="float">
            <text:p>959116937</text:p>
          </table:table-cell>
          <table:table-cell office:value-type="float" office:value="136619675" calcext:value-type="float">
            <text:p>136619675</text:p>
          </table:table-cell>
          <table:table-cell office:value-type="string" calcext:value-type="string">
            <text:p><text:s/>cristian.manzo@pinturasfixcolor.cl </text:p>
          </table:table-cell>
          <table:table-cell office:value-type="float" office:value="767631987" calcext:value-type="float">
            <text:p>76763198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asilio </text:p>
          </table:table-cell>
          <table:table-cell office:value-type="string" calcext:value-type="string">
            <text:p><text:s/>Tapia </text:p>
          </table:table-cell>
          <table:table-cell office:value-type="float" office:value="95143738" calcext:value-type="float">
            <text:p>95143738</text:p>
          </table:table-cell>
          <table:table-cell office:value-type="float" office:value="136641174" calcext:value-type="float">
            <text:p>136641174</text:p>
          </table:table-cell>
          <table:table-cell office:value-type="string" calcext:value-type="string">
            <text:p><text:s/>betarapanui@gmail.com </text:p>
          </table:table-cell>
          <table:table-cell office:value-type="float" office:value="136641174" calcext:value-type="float">
            <text:p>13664117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gardo Antonio </text:p>
          </table:table-cell>
          <table:table-cell office:value-type="string" calcext:value-type="string">
            <text:p><text:s/>Farias Ferrada </text:p>
          </table:table-cell>
          <table:table-cell office:value-type="float" office:value="931744790" calcext:value-type="float">
            <text:p>931744790</text:p>
          </table:table-cell>
          <table:table-cell office:value-type="float" office:value="136667807" calcext:value-type="float">
            <text:p>136667807</text:p>
          </table:table-cell>
          <table:table-cell office:value-type="string" calcext:value-type="string">
            <text:p><text:s/>rrrokafarias@gmail.com </text:p>
          </table:table-cell>
          <table:table-cell office:value-type="float" office:value="136667807" calcext:value-type="float">
            <text:p>1366678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Toledo </text:p>
          </table:table-cell>
          <table:table-cell office:value-type="float" office:value="985015846" calcext:value-type="float">
            <text:p>985015846</text:p>
          </table:table-cell>
          <table:table-cell office:value-type="float" office:value="136686550" calcext:value-type="float">
            <text:p>136686550</text:p>
          </table:table-cell>
          <table:table-cell office:value-type="string" calcext:value-type="string">
            <text:p><text:s/>rtoledo@digitart.cl </text:p>
          </table:table-cell>
          <table:table-cell office:value-type="float" office:value="995716100" calcext:value-type="float">
            <text:p>9957161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Videla </text:p>
          </table:table-cell>
          <table:table-cell office:value-type="float" office:value="56229479389" calcext:value-type="float">
            <text:p>56229479389</text:p>
          </table:table-cell>
          <table:table-cell office:value-type="float" office:value="136729268" calcext:value-type="float">
            <text:p>136729268</text:p>
          </table:table-cell>
          <table:table-cell office:value-type="string" calcext:value-type="string">
            <text:p><text:s/>fvidela@softnet.cl </text:p>
          </table:table-cell>
          <table:table-cell office:value-type="string" calcext:value-type="string">
            <text:p><text:s/>76017114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Rodrigo </text:p>
          </table:table-cell>
          <table:table-cell office:value-type="string" calcext:value-type="string">
            <text:p><text:s/>Rojas Valenzuela </text:p>
          </table:table-cell>
          <table:table-cell office:value-type="float" office:value="990180708" calcext:value-type="float">
            <text:p>990180708</text:p>
          </table:table-cell>
          <table:table-cell office:value-type="float" office:value="136774115" calcext:value-type="float">
            <text:p>136774115</text:p>
          </table:table-cell>
          <table:table-cell office:value-type="string" calcext:value-type="string">
            <text:p><text:s/>jocelyn.esparza@constructoraaguasclaras.cl </text:p>
          </table:table-cell>
          <table:table-cell office:value-type="float" office:value="763470210" calcext:value-type="float">
            <text:p>76347021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rodriguez </text:p>
          </table:table-cell>
          <table:table-cell office:value-type="float" office:value="963089250" calcext:value-type="float">
            <text:p>963089250</text:p>
          </table:table-cell>
          <table:table-cell office:value-type="float" office:value="136790870" calcext:value-type="float">
            <text:p>136790870</text:p>
          </table:table-cell>
          <table:table-cell office:value-type="string" calcext:value-type="string">
            <text:p><text:s/>arodriguez@aplisol.cl </text:p>
          </table:table-cell>
          <table:table-cell office:value-type="string" calcext:value-type="string">
            <text:p><text:s/>76367861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gallardo </text:p>
          </table:table-cell>
          <table:table-cell office:value-type="float" office:value="977669180" calcext:value-type="float">
            <text:p>977669180</text:p>
          </table:table-cell>
          <table:table-cell office:value-type="float" office:value="136817582" calcext:value-type="float">
            <text:p>136817582</text:p>
          </table:table-cell>
          <table:table-cell office:value-type="string" calcext:value-type="string">
            <text:p><text:s/>juangallardo.rg.cl@gmail.com </text:p>
          </table:table-cell>
          <table:table-cell office:value-type="float" office:value="136817582" calcext:value-type="float">
            <text:p>13681758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GUERRA </text:p>
          </table:table-cell>
          <table:table-cell office:value-type="float" office:value="224017653" calcext:value-type="float">
            <text:p>224017653</text:p>
          </table:table-cell>
          <table:table-cell office:value-type="float" office:value="136838024" calcext:value-type="float">
            <text:p>136838024</text:p>
          </table:table-cell>
          <table:table-cell office:value-type="string" calcext:value-type="string">
            <text:p><text:s/>jgg@lomablanca.cl </text:p>
          </table:table-cell>
          <table:table-cell office:value-type="float" office:value="762755548" calcext:value-type="float">
            <text:p>7627555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Susan </text:p>
          </table:table-cell>
          <table:table-cell office:value-type="string" calcext:value-type="string">
            <text:p><text:s/>Canales </text:p>
          </table:table-cell>
          <table:table-cell office:value-type="float" office:value="227683900" calcext:value-type="float">
            <text:p>227683900</text:p>
          </table:table-cell>
          <table:table-cell office:value-type="float" office:value="136841068" calcext:value-type="float">
            <text:p>136841068</text:p>
          </table:table-cell>
          <table:table-cell office:value-type="string" calcext:value-type="string">
            <text:p><text:s/>scanales@cory.cl </text:p>
          </table:table-cell>
          <table:table-cell office:value-type="float" office:value="892322007" calcext:value-type="float">
            <text:p>8923220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tin </text:p>
          </table:table-cell>
          <table:table-cell office:value-type="string" calcext:value-type="string">
            <text:p><text:s/>Vender acevedo </text:p>
          </table:table-cell>
          <table:table-cell office:value-type="float" office:value="56993453193" calcext:value-type="float">
            <text:p>56993453193</text:p>
          </table:table-cell>
          <table:table-cell office:value-type="float" office:value="136858564" calcext:value-type="float">
            <text:p>136858564</text:p>
          </table:table-cell>
          <table:table-cell office:value-type="string" calcext:value-type="string">
            <text:p><text:s/>mvender@best-energy.cl </text:p>
          </table:table-cell>
          <table:table-cell office:value-type="float" office:value="761109618" calcext:value-type="float">
            <text:p>7611096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ichelle </text:p>
          </table:table-cell>
          <table:table-cell office:value-type="string" calcext:value-type="string">
            <text:p><text:s/>Maurin </text:p>
          </table:table-cell>
          <table:table-cell office:value-type="float" office:value="223006485" calcext:value-type="float">
            <text:p>223006485</text:p>
          </table:table-cell>
          <table:table-cell office:value-type="float" office:value="136864319" calcext:value-type="float">
            <text:p>136864319</text:p>
          </table:table-cell>
          <table:table-cell office:value-type="string" calcext:value-type="string">
            <text:p><text:s/>mms@acustec.cl </text:p>
          </table:table-cell>
          <table:table-cell office:value-type="float" office:value="761578022" calcext:value-type="float">
            <text:p>76157802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layo </text:p>
          </table:table-cell>
          <table:table-cell office:value-type="string" calcext:value-type="string">
            <text:p><text:s/>Fernandez Moretto </text:p>
          </table:table-cell>
          <table:table-cell office:value-type="float" office:value="77491804" calcext:value-type="float">
            <text:p>77491804</text:p>
          </table:table-cell>
          <table:table-cell office:value-type="float" office:value="136875027" calcext:value-type="float">
            <text:p>136875027</text:p>
          </table:table-cell>
          <table:table-cell office:value-type="string" calcext:value-type="string">
            <text:p><text:s/>pf@dvanguardia.cl </text:p>
          </table:table-cell>
          <table:table-cell office:value-type="float" office:value="760372471" calcext:value-type="float">
            <text:p>76037247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vega </text:p>
          </table:table-cell>
          <table:table-cell office:value-type="float" office:value="961592472" calcext:value-type="float">
            <text:p>961592472</text:p>
          </table:table-cell>
          <table:table-cell office:value-type="float" office:value="136887483" calcext:value-type="float">
            <text:p>136887483</text:p>
          </table:table-cell>
          <table:table-cell office:value-type="string" calcext:value-type="string">
            <text:p><text:s/>pablo.vega@andesconsultoria.cl </text:p>
          </table:table-cell>
          <table:table-cell office:value-type="float" office:value="761481533" calcext:value-type="float">
            <text:p>7614815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HERRERA </text:p>
          </table:table-cell>
          <table:table-cell office:value-type="float" office:value="227917414" calcext:value-type="float">
            <text:p>227917414</text:p>
          </table:table-cell>
          <table:table-cell office:value-type="float" office:value="136919717" calcext:value-type="float">
            <text:p>136919717</text:p>
          </table:table-cell>
          <table:table-cell office:value-type="string" calcext:value-type="string">
            <text:p><text:s/>dherrera@equisol.cl </text:p>
          </table:table-cell>
          <table:table-cell office:value-type="float" office:value="765403731" calcext:value-type="float">
            <text:p>76540373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sar </text:p>
          </table:table-cell>
          <table:table-cell office:value-type="string" calcext:value-type="string">
            <text:p><text:s/>ascencio </text:p>
          </table:table-cell>
          <table:table-cell office:value-type="float" office:value="958724494" calcext:value-type="float">
            <text:p>958724494</text:p>
          </table:table-cell>
          <table:table-cell office:value-type="float" office:value="136976273" calcext:value-type="float">
            <text:p>136976273</text:p>
          </table:table-cell>
          <table:table-cell office:value-type="string" calcext:value-type="string">
            <text:p><text:s/>farmasantiagoltda@gmail.com </text:p>
          </table:table-cell>
          <table:table-cell office:value-type="float" office:value="764723473" calcext:value-type="float">
            <text:p>76472347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Alejandra </text:p>
          </table:table-cell>
          <table:table-cell office:value-type="string" calcext:value-type="string">
            <text:p><text:s/>Erazo </text:p>
          </table:table-cell>
          <table:table-cell office:value-type="float" office:value="227636608" calcext:value-type="float">
            <text:p>227636608</text:p>
          </table:table-cell>
          <table:table-cell office:value-type="float" office:value="137107113" calcext:value-type="float">
            <text:p>137107113</text:p>
          </table:table-cell>
          <table:table-cell office:value-type="string" calcext:value-type="string">
            <text:p><text:s/>aerazo@baskakow.cl </text:p>
          </table:table-cell>
          <table:table-cell office:value-type="float" office:value="761292951" calcext:value-type="float">
            <text:p>76129295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Lopez </text:p>
          </table:table-cell>
          <table:table-cell office:value-type="float" office:value="988398174" calcext:value-type="float">
            <text:p>988398174</text:p>
          </table:table-cell>
          <table:table-cell office:value-type="float" office:value="137116839" calcext:value-type="float">
            <text:p>137116839</text:p>
          </table:table-cell>
          <table:table-cell office:value-type="string" calcext:value-type="string">
            <text:p><text:s/>alvaro.lopez@garchile.cl </text:p>
          </table:table-cell>
          <table:table-cell office:value-type="float" office:value="765133823" calcext:value-type="float">
            <text:p>76513382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és </text:p>
          </table:table-cell>
          <table:table-cell office:value-type="string" calcext:value-type="string">
            <text:p><text:s/>Mañan </text:p>
          </table:table-cell>
          <table:table-cell office:value-type="float" office:value="961576411" calcext:value-type="float">
            <text:p>961576411</text:p>
          </table:table-cell>
          <table:table-cell office:value-type="float" office:value="137163152" calcext:value-type="float">
            <text:p>137163152</text:p>
          </table:table-cell>
          <table:table-cell office:value-type="string" calcext:value-type="string">
            <text:p><text:s/>andresman_n1@yahoo.es </text:p>
          </table:table-cell>
          <table:table-cell office:value-type="float" office:value="767261683" calcext:value-type="float">
            <text:p>76726168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caru </text:p>
          </table:table-cell>
          <table:table-cell office:value-type="float" office:value="999956689" calcext:value-type="float">
            <text:p>999956689</text:p>
          </table:table-cell>
          <table:table-cell office:value-type="float" office:value="137166992" calcext:value-type="float">
            <text:p>137166992</text:p>
          </table:table-cell>
          <table:table-cell office:value-type="string" calcext:value-type="string">
            <text:p><text:s/>alboreal007@gmail.com </text:p>
          </table:table-cell>
          <table:table-cell office:value-type="float" office:value="137166992" calcext:value-type="float">
            <text:p>13716699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Hernandez </text:p>
          </table:table-cell>
          <table:table-cell office:value-type="float" office:value="979302971" calcext:value-type="float">
            <text:p>979302971</text:p>
          </table:table-cell>
          <table:table-cell office:value-type="float" office:value="137168545" calcext:value-type="float">
            <text:p>137168545</text:p>
          </table:table-cell>
          <table:table-cell office:value-type="string" calcext:value-type="string">
            <text:p><text:s/>ashergrouppublicidad@gmail.com </text:p>
          </table:table-cell>
          <table:table-cell office:value-type="float" office:value="766003338" calcext:value-type="float">
            <text:p>76600333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usana </text:p>
          </table:table-cell>
          <table:table-cell office:value-type="string" calcext:value-type="string">
            <text:p><text:s/>Lizana </text:p>
          </table:table-cell>
          <table:table-cell office:value-type="float" office:value="962183294" calcext:value-type="float">
            <text:p>962183294</text:p>
          </table:table-cell>
          <table:table-cell office:value-type="float" office:value="137228904" calcext:value-type="float">
            <text:p>137228904</text:p>
          </table:table-cell>
          <table:table-cell office:value-type="string" calcext:value-type="string">
            <text:p><text:s/>ventas@alkimya.cl </text:p>
          </table:table-cell>
          <table:table-cell office:value-type="float" office:value="766549659" calcext:value-type="float">
            <text:p>76654965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Lisbeth </text:p>
          </table:table-cell>
          <table:table-cell office:value-type="string" calcext:value-type="string">
            <text:p><text:s/>Cortes </text:p>
          </table:table-cell>
          <table:table-cell office:value-type="float" office:value="45277277" calcext:value-type="float">
            <text:p>45277277</text:p>
          </table:table-cell>
          <table:table-cell office:value-type="float" office:value="137286084" calcext:value-type="float">
            <text:p>137286084</text:p>
          </table:table-cell>
          <table:table-cell office:value-type="string" calcext:value-type="string">
            <text:p><text:s/>lcortes@inverluz.cl </text:p>
          </table:table-cell>
          <table:table-cell office:value-type="float" office:value="963550006" calcext:value-type="float">
            <text:p>9635500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ALEJANDRO </text:p>
          </table:table-cell>
          <table:table-cell office:value-type="string" calcext:value-type="string">
            <text:p><text:s/>ROA REYES </text:p>
          </table:table-cell>
          <table:table-cell office:value-type="float" office:value="967090368" calcext:value-type="float">
            <text:p>967090368</text:p>
          </table:table-cell>
          <table:table-cell office:value-type="float" office:value="137311801" calcext:value-type="float">
            <text:p>137311801</text:p>
          </table:table-cell>
          <table:table-cell office:value-type="string" calcext:value-type="string">
            <text:p><text:s/>carlos.roa.1978@gmail.com </text:p>
          </table:table-cell>
          <table:table-cell office:value-type="float" office:value="137311801" calcext:value-type="float">
            <text:p>13731180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arroyo </text:p>
          </table:table-cell>
          <table:table-cell office:value-type="float" office:value="968435478" calcext:value-type="float">
            <text:p>968435478</text:p>
          </table:table-cell>
          <table:table-cell office:value-type="float" office:value="137377993" calcext:value-type="float">
            <text:p>137377993</text:p>
          </table:table-cell>
          <table:table-cell office:value-type="string" calcext:value-type="string">
            <text:p><text:s/>contratista.luisarroyo@gmail.com </text:p>
          </table:table-cell>
          <table:table-cell office:value-type="string" calcext:value-type="string">
            <text:p><text:s/>7665063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ria saldias </text:p>
          </table:table-cell>
          <table:table-cell office:value-type="string" calcext:value-type="string">
            <text:p><text:s/>Saldias </text:p>
          </table:table-cell>
          <table:table-cell office:value-type="float" office:value="999212676" calcext:value-type="float">
            <text:p>999212676</text:p>
          </table:table-cell>
          <table:table-cell office:value-type="float" office:value="137410966" calcext:value-type="float">
            <text:p>137410966</text:p>
          </table:table-cell>
          <table:table-cell office:value-type="string" calcext:value-type="string">
            <text:p><text:s/>valcosmetic79@gmail.com </text:p>
          </table:table-cell>
          <table:table-cell office:value-type="float" office:value="137410966" calcext:value-type="float">
            <text:p>13741096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KAROLAY </text:p>
          </table:table-cell>
          <table:table-cell office:value-type="string" calcext:value-type="string">
            <text:p><text:s/>ROJAS </text:p>
          </table:table-cell>
          <table:table-cell office:value-type="float" office:value="552642122" calcext:value-type="float">
            <text:p>552642122</text:p>
          </table:table-cell>
          <table:table-cell office:value-type="float" office:value="137484625" calcext:value-type="float">
            <text:p>137484625</text:p>
          </table:table-cell>
          <table:table-cell office:value-type="string" calcext:value-type="string">
            <text:p><text:s/>karolay_rojas@kaltire.com </text:p>
          </table:table-cell>
          <table:table-cell office:value-type="float" office:value="968009508" calcext:value-type="float">
            <text:p>9680095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Manuel </text:p>
          </table:table-cell>
          <table:table-cell office:value-type="string" calcext:value-type="string">
            <text:p><text:s/>Rodríguez Martínez </text:p>
          </table:table-cell>
          <table:table-cell office:value-type="float" office:value="978338425" calcext:value-type="float">
            <text:p>978338425</text:p>
          </table:table-cell>
          <table:table-cell office:value-type="float" office:value="137558297" calcext:value-type="float">
            <text:p>137558297</text:p>
          </table:table-cell>
          <table:table-cell office:value-type="string" calcext:value-type="string">
            <text:p><text:s/>donhuevoexpress@hotmail.com </text:p>
          </table:table-cell>
          <table:table-cell office:value-type="float" office:value="137558297" calcext:value-type="float">
            <text:p>1375582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Fuenzalida </text:p>
          </table:table-cell>
          <table:table-cell office:value-type="float" office:value="322839000" calcext:value-type="float">
            <text:p>322839000</text:p>
          </table:table-cell>
          <table:table-cell office:value-type="float" office:value="137664941" calcext:value-type="float">
            <text:p>137664941</text:p>
          </table:table-cell>
          <table:table-cell office:value-type="string" calcext:value-type="string">
            <text:p><text:s/>cfuenzalida@tell.cl </text:p>
          </table:table-cell>
          <table:table-cell office:value-type="float" office:value="995091305" calcext:value-type="float">
            <text:p>9950913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ía Andrea </text:p>
          </table:table-cell>
          <table:table-cell office:value-type="string" calcext:value-type="string">
            <text:p><text:s/>Marin Alvarez </text:p>
          </table:table-cell>
          <table:table-cell office:value-type="float" office:value="993111283" calcext:value-type="float">
            <text:p>993111283</text:p>
          </table:table-cell>
          <table:table-cell office:value-type="float" office:value="137797232" calcext:value-type="float">
            <text:p>137797232</text:p>
          </table:table-cell>
          <table:table-cell office:value-type="string" calcext:value-type="string">
            <text:p><text:s/>amarin@mpingenieriayservicios.cl </text:p>
          </table:table-cell>
          <table:table-cell office:value-type="float" office:value="766580653" calcext:value-type="float">
            <text:p>76658065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BEL </text:p>
          </table:table-cell>
          <table:table-cell office:value-type="string" calcext:value-type="string">
            <text:p><text:s/>Valenzuela Valenzuela </text:p>
          </table:table-cell>
          <table:table-cell office:value-type="float" office:value="96696406" calcext:value-type="float">
            <text:p>96696406</text:p>
          </table:table-cell>
          <table:table-cell office:value-type="float" office:value="137823039" calcext:value-type="float">
            <text:p>137823039</text:p>
          </table:table-cell>
          <table:table-cell office:value-type="string" calcext:value-type="string">
            <text:p><text:s/>mvalenzuela@myvingenieria.cl </text:p>
          </table:table-cell>
          <table:table-cell office:value-type="string" calcext:value-type="string">
            <text:p><text:s/>76195427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Novoa mendez </text:p>
          </table:table-cell>
          <table:table-cell office:value-type="float" office:value="931136497" calcext:value-type="float">
            <text:p>931136497</text:p>
          </table:table-cell>
          <table:table-cell office:value-type="float" office:value="137875543" calcext:value-type="float">
            <text:p>137875543</text:p>
          </table:table-cell>
          <table:table-cell office:value-type="string" calcext:value-type="string">
            <text:p><text:s/>lnovoa@sercopro.cl </text:p>
          </table:table-cell>
          <table:table-cell office:value-type="float" office:value="766123775" calcext:value-type="float">
            <text:p>76612377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eatriz </text:p>
          </table:table-cell>
          <table:table-cell office:value-type="string" calcext:value-type="string">
            <text:p><text:s/>ortuya </text:p>
          </table:table-cell>
          <table:table-cell office:value-type="float" office:value="227723850" calcext:value-type="float">
            <text:p>227723850</text:p>
          </table:table-cell>
          <table:table-cell office:value-type="float" office:value="137922169" calcext:value-type="float">
            <text:p>137922169</text:p>
          </table:table-cell>
          <table:table-cell office:value-type="string" calcext:value-type="string">
            <text:p><text:s/>mueblescasella@gmail.com </text:p>
          </table:table-cell>
          <table:table-cell office:value-type="float" office:value="762006472" calcext:value-type="float">
            <text:p>76200647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osé </text:p>
          </table:table-cell>
          <table:table-cell office:value-type="string" calcext:value-type="string">
            <text:p><text:s/>Alvarez </text:p>
          </table:table-cell>
          <table:table-cell office:value-type="float" office:value="971081776" calcext:value-type="float">
            <text:p>971081776</text:p>
          </table:table-cell>
          <table:table-cell office:value-type="float" office:value="138174247" calcext:value-type="float">
            <text:p>138174247</text:p>
          </table:table-cell>
          <table:table-cell office:value-type="string" calcext:value-type="string">
            <text:p><text:s/>jose.wermaster@gmail.com </text:p>
          </table:table-cell>
          <table:table-cell office:value-type="float" office:value="765605318" calcext:value-type="float">
            <text:p>7656053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a </text:p>
          </table:table-cell>
          <table:table-cell office:value-type="string" calcext:value-type="string">
            <text:p><text:s/>Obando </text:p>
          </table:table-cell>
          <table:table-cell office:value-type="float" office:value="968489077" calcext:value-type="float">
            <text:p>968489077</text:p>
          </table:table-cell>
          <table:table-cell office:value-type="float" office:value="138212319" calcext:value-type="float">
            <text:p>138212319</text:p>
          </table:table-cell>
          <table:table-cell office:value-type="string" calcext:value-type="string">
            <text:p><text:s/>dobandovi@gmail.com </text:p>
          </table:table-cell>
          <table:table-cell office:value-type="float" office:value="138212319" calcext:value-type="float">
            <text:p>13821231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ANDRES </text:p>
          </table:table-cell>
          <table:table-cell office:value-type="string" calcext:value-type="string">
            <text:p><text:s/>LLANQUILEF ARCOS </text:p>
          </table:table-cell>
          <table:table-cell office:value-type="float" office:value="56995991478" calcext:value-type="float">
            <text:p>56995991478</text:p>
          </table:table-cell>
          <table:table-cell office:value-type="float" office:value="138218759" calcext:value-type="float">
            <text:p>138218759</text:p>
          </table:table-cell>
          <table:table-cell office:value-type="string" calcext:value-type="string">
            <text:p><text:s/>dllanquilefarcos@gmail.com </text:p>
          </table:table-cell>
          <table:table-cell office:value-type="float" office:value="138218759" calcext:value-type="float">
            <text:p>13821875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ny </text:p>
          </table:table-cell>
          <table:table-cell office:value-type="string" calcext:value-type="string">
            <text:p><text:s/>Castro </text:p>
          </table:table-cell>
          <table:table-cell office:value-type="float" office:value="342512754" calcext:value-type="float">
            <text:p>342512754</text:p>
          </table:table-cell>
          <table:table-cell office:value-type="float" office:value="138278700" calcext:value-type="float">
            <text:p>138278700</text:p>
          </table:table-cell>
          <table:table-cell office:value-type="string" calcext:value-type="string">
            <text:p><text:s/>jcastro@protec.cl </text:p>
          </table:table-cell>
          <table:table-cell office:value-type="float" office:value="798405209" calcext:value-type="float">
            <text:p>7984052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EORGE ANTHONY </text:p>
          </table:table-cell>
          <table:table-cell office:value-type="string" calcext:value-type="string">
            <text:p><text:s/>GOMEZ </text:p>
          </table:table-cell>
          <table:table-cell office:value-type="float" office:value="978349003" calcext:value-type="float">
            <text:p>978349003</text:p>
          </table:table-cell>
          <table:table-cell office:value-type="float" office:value="138352269" calcext:value-type="float">
            <text:p>138352269</text:p>
          </table:table-cell>
          <table:table-cell office:value-type="string" calcext:value-type="string">
            <text:p><text:s/>arriendo.maquinaria.pesada@gmail.com </text:p>
          </table:table-cell>
          <table:table-cell office:value-type="float" office:value="138352269" calcext:value-type="float">
            <text:p>13835226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etzabe Alejandra </text:p>
          </table:table-cell>
          <table:table-cell office:value-type="string" calcext:value-type="string">
            <text:p><text:s/>Hinojosa Gil </text:p>
          </table:table-cell>
          <table:table-cell office:value-type="float" office:value="954037300" calcext:value-type="float">
            <text:p>954037300</text:p>
          </table:table-cell>
          <table:table-cell office:value-type="float" office:value="138379175" calcext:value-type="float">
            <text:p>138379175</text:p>
          </table:table-cell>
          <table:table-cell office:value-type="string" calcext:value-type="string">
            <text:p><text:s/>contacto@prodecor.cl </text:p>
          </table:table-cell>
          <table:table-cell office:value-type="float" office:value="764163354" calcext:value-type="float">
            <text:p>76416335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Araneda </text:p>
          </table:table-cell>
          <table:table-cell office:value-type="float" office:value="224909953" calcext:value-type="float">
            <text:p>224909953</text:p>
          </table:table-cell>
          <table:table-cell office:value-type="float" office:value="138386600" calcext:value-type="float">
            <text:p>138386600</text:p>
          </table:table-cell>
          <table:table-cell office:value-type="string" calcext:value-type="string">
            <text:p><text:s/>victor.araneda@treck.cl </text:p>
          </table:table-cell>
          <table:table-cell office:value-type="float" office:value="965424903" calcext:value-type="float">
            <text:p>9654249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IDIA </text:p>
          </table:table-cell>
          <table:table-cell office:value-type="string" calcext:value-type="string">
            <text:p><text:s/>ALONSO </text:p>
          </table:table-cell>
          <table:table-cell office:value-type="float" office:value="973084663" calcext:value-type="float">
            <text:p>973084663</text:p>
          </table:table-cell>
          <table:table-cell office:value-type="float" office:value="138391531" calcext:value-type="float">
            <text:p>138391531</text:p>
          </table:table-cell>
          <table:table-cell office:value-type="string" calcext:value-type="string">
            <text:p><text:s/>nidialonso@gmail.com </text:p>
          </table:table-cell>
          <table:table-cell office:value-type="float" office:value="765205093" calcext:value-type="float">
            <text:p>76520509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IGNACIO </text:p>
          </table:table-cell>
          <table:table-cell office:value-type="string" calcext:value-type="string">
            <text:p><text:s/>ZIRPEL </text:p>
          </table:table-cell>
          <table:table-cell office:value-type="float" office:value="961923883" calcext:value-type="float">
            <text:p>961923883</text:p>
          </table:table-cell>
          <table:table-cell office:value-type="float" office:value="138518469" calcext:value-type="float">
            <text:p>138518469</text:p>
          </table:table-cell>
          <table:table-cell office:value-type="string" calcext:value-type="string">
            <text:p><text:s/>JZIRPEL@RECOLLECT.CL </text:p>
          </table:table-cell>
          <table:table-cell office:value-type="float" office:value="764703898" calcext:value-type="float">
            <text:p>76470389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vasquez leon </text:p>
          </table:table-cell>
          <table:table-cell office:value-type="float" office:value="995698259" calcext:value-type="float">
            <text:p>995698259</text:p>
          </table:table-cell>
          <table:table-cell office:value-type="float" office:value="138521222" calcext:value-type="float">
            <text:p>138521222</text:p>
          </table:table-cell>
          <table:table-cell office:value-type="string" calcext:value-type="string">
            <text:p><text:s/>jaime.vasquez@avpingenieria.cl </text:p>
          </table:table-cell>
          <table:table-cell office:value-type="float" office:value="765738628" calcext:value-type="float">
            <text:p>76573862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ulo </text:p>
          </table:table-cell>
          <table:table-cell office:value-type="string" calcext:value-type="string">
            <text:p><text:s/>Campos </text:p>
          </table:table-cell>
          <table:table-cell office:value-type="float" office:value="991951796" calcext:value-type="float">
            <text:p>991951796</text:p>
          </table:table-cell>
          <table:table-cell office:value-type="float" office:value="138605450" calcext:value-type="float">
            <text:p>138605450</text:p>
          </table:table-cell>
          <table:table-cell office:value-type="string" calcext:value-type="string">
            <text:p><text:s/>paulocamposvega@gmail.com </text:p>
          </table:table-cell>
          <table:table-cell office:value-type="float" office:value="763764710" calcext:value-type="float">
            <text:p>7637647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nan </text:p>
          </table:table-cell>
          <table:table-cell office:value-type="string" calcext:value-type="string">
            <text:p><text:s/>gary </text:p>
          </table:table-cell>
          <table:table-cell office:value-type="float" office:value="98310736" calcext:value-type="float">
            <text:p>98310736</text:p>
          </table:table-cell>
          <table:table-cell office:value-type="float" office:value="138662543" calcext:value-type="float">
            <text:p>138662543</text:p>
          </table:table-cell>
          <table:table-cell office:value-type="string" calcext:value-type="string">
            <text:p><text:s/>servigary@gmail.com </text:p>
          </table:table-cell>
          <table:table-cell office:value-type="float" office:value="138662543" calcext:value-type="float">
            <text:p>13866254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Avalos </text:p>
          </table:table-cell>
          <table:table-cell office:value-type="float" office:value="999734193" calcext:value-type="float">
            <text:p>999734193</text:p>
          </table:table-cell>
          <table:table-cell office:value-type="float" office:value="138730905" calcext:value-type="float">
            <text:p>138730905</text:p>
          </table:table-cell>
          <table:table-cell office:value-type="string" calcext:value-type="string">
            <text:p><text:s/>servimec.daniel@gmail.com </text:p>
          </table:table-cell>
          <table:table-cell office:value-type="float" office:value="763334759" calcext:value-type="float">
            <text:p>76333475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andres </text:p>
          </table:table-cell>
          <table:table-cell office:value-type="string" calcext:value-type="string">
            <text:p><text:s/>bustamante hidalgo </text:p>
          </table:table-cell>
          <table:table-cell office:value-type="float" office:value="956689633" calcext:value-type="float">
            <text:p>956689633</text:p>
          </table:table-cell>
          <table:table-cell office:value-type="float" office:value="138752054" calcext:value-type="float">
            <text:p>138752054</text:p>
          </table:table-cell>
          <table:table-cell office:value-type="string" calcext:value-type="string">
            <text:p><text:s/>ventas.hbos@gmail.com </text:p>
          </table:table-cell>
          <table:table-cell office:value-type="float" office:value="766444555" calcext:value-type="float">
            <text:p>7664445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Herrera </text:p>
          </table:table-cell>
          <table:table-cell office:value-type="float" office:value="229332370" calcext:value-type="float">
            <text:p>229332370</text:p>
          </table:table-cell>
          <table:table-cell office:value-type="float" office:value="138819507" calcext:value-type="float">
            <text:p>138819507</text:p>
          </table:table-cell>
          <table:table-cell office:value-type="string" calcext:value-type="string">
            <text:p><text:s/>nacho@rockaxis.net </text:p>
          </table:table-cell>
          <table:table-cell office:value-type="float" office:value="761093924" calcext:value-type="float">
            <text:p>76109392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onsl </text:p>
          </table:table-cell>
          <table:table-cell office:value-type="string" calcext:value-type="string">
            <text:p><text:s/>Saavedra </text:p>
          </table:table-cell>
          <table:table-cell office:value-type="float" office:value="996454761" calcext:value-type="float">
            <text:p>996454761</text:p>
          </table:table-cell>
          <table:table-cell office:value-type="float" office:value="138835154" calcext:value-type="float">
            <text:p>138835154</text:p>
          </table:table-cell>
          <table:table-cell office:value-type="string" calcext:value-type="string">
            <text:p><text:s/>aasaavedra@gmail.com </text:p>
          </table:table-cell>
          <table:table-cell office:value-type="string" calcext:value-type="string">
            <text:p><text:s/>76711978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laudia Paz </text:p>
          </table:table-cell>
          <table:table-cell office:value-type="string" calcext:value-type="string">
            <text:p><text:s/>Pizarro Castro </text:p>
          </table:table-cell>
          <table:table-cell office:value-type="float" office:value="226272727" calcext:value-type="float">
            <text:p>226272727</text:p>
          </table:table-cell>
          <table:table-cell office:value-type="float" office:value="138861023" calcext:value-type="float">
            <text:p>138861023</text:p>
          </table:table-cell>
          <table:table-cell office:value-type="string" calcext:value-type="string">
            <text:p><text:s/>cpizarro@rodacenter.cl </text:p>
          </table:table-cell>
          <table:table-cell office:value-type="float" office:value="784218104" calcext:value-type="float">
            <text:p>7842181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yasna </text:p>
          </table:table-cell>
          <table:table-cell office:value-type="string" calcext:value-type="string">
            <text:p><text:s/>aravena </text:p>
          </table:table-cell>
          <table:table-cell office:value-type="float" office:value="223691808" calcext:value-type="float">
            <text:p>223691808</text:p>
          </table:table-cell>
          <table:table-cell office:value-type="float" office:value="138873234" calcext:value-type="float">
            <text:p>138873234</text:p>
          </table:table-cell>
          <table:table-cell office:value-type="string" calcext:value-type="string">
            <text:p><text:s/>y.aravena@scem-chile.cl </text:p>
          </table:table-cell>
          <table:table-cell office:value-type="float" office:value="771478905" calcext:value-type="float">
            <text:p>7714789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an </text:p>
          </table:table-cell>
          <table:table-cell office:value-type="string" calcext:value-type="string">
            <text:p><text:s/>Huerta </text:p>
          </table:table-cell>
          <table:table-cell office:value-type="float" office:value="931916555" calcext:value-type="float">
            <text:p>931916555</text:p>
          </table:table-cell>
          <table:table-cell office:value-type="float" office:value="138891550" calcext:value-type="float">
            <text:p>138891550</text:p>
          </table:table-cell>
          <table:table-cell office:value-type="string" calcext:value-type="string">
            <text:p><text:s/>jphuerta@hyr.cl </text:p>
          </table:table-cell>
          <table:table-cell office:value-type="float" office:value="767719604" calcext:value-type="float">
            <text:p>7677196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ATALIN </text:p>
          </table:table-cell>
          <table:table-cell office:value-type="string" calcext:value-type="string">
            <text:p><text:s/>SOTO </text:p>
          </table:table-cell>
          <table:table-cell office:value-type="float" office:value="228958025" calcext:value-type="float">
            <text:p>228958025</text:p>
          </table:table-cell>
          <table:table-cell office:value-type="float" office:value="139006704" calcext:value-type="float">
            <text:p>139006704</text:p>
          </table:table-cell>
          <table:table-cell office:value-type="string" calcext:value-type="string">
            <text:p><text:s/>natalins@gmail.com </text:p>
          </table:table-cell>
          <table:table-cell office:value-type="float" office:value="779967905" calcext:value-type="float">
            <text:p>7799679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HERNANDEZ </text:p>
          </table:table-cell>
          <table:table-cell office:value-type="float" office:value="982993512" calcext:value-type="float">
            <text:p>982993512</text:p>
          </table:table-cell>
          <table:table-cell office:value-type="float" office:value="139025598" calcext:value-type="float">
            <text:p>139025598</text:p>
          </table:table-cell>
          <table:table-cell office:value-type="string" calcext:value-type="string">
            <text:p><text:s/>francisco.hernandez@jbx.cl </text:p>
          </table:table-cell>
          <table:table-cell office:value-type="float" office:value="763658473" calcext:value-type="float">
            <text:p>76365847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briones </text:p>
          </table:table-cell>
          <table:table-cell office:value-type="float" office:value="953338183" calcext:value-type="float">
            <text:p>953338183</text:p>
          </table:table-cell>
          <table:table-cell office:value-type="float" office:value="139086430" calcext:value-type="float">
            <text:p>139086430</text:p>
          </table:table-cell>
          <table:table-cell office:value-type="string" calcext:value-type="string">
            <text:p><text:s/>sbrionesd@hotmail.com </text:p>
          </table:table-cell>
          <table:table-cell office:value-type="float" office:value="139086430" calcext:value-type="float">
            <text:p>13908643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sar contrer Antonio </text:p>
          </table:table-cell>
          <table:table-cell office:value-type="string" calcext:value-type="string">
            <text:p><text:s/>Contrera Gómez s </text:p>
          </table:table-cell>
          <table:table-cell office:value-type="float" office:value="56973067253" calcext:value-type="float">
            <text:p>56973067253</text:p>
          </table:table-cell>
          <table:table-cell office:value-type="float" office:value="139104102" calcext:value-type="float">
            <text:p>139104102</text:p>
          </table:table-cell>
          <table:table-cell office:value-type="string" calcext:value-type="string">
            <text:p><text:s/>Linguini.Eventos@gmail.com </text:p>
          </table:table-cell>
          <table:table-cell office:value-type="float" office:value="766607195" calcext:value-type="float">
            <text:p>76660719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<text:s/>Perez </text:p>
          </table:table-cell>
          <table:table-cell office:value-type="float" office:value="990885099" calcext:value-type="float">
            <text:p>990885099</text:p>
          </table:table-cell>
          <table:table-cell office:value-type="float" office:value="139108574" calcext:value-type="float">
            <text:p>139108574</text:p>
          </table:table-cell>
          <table:table-cell office:value-type="string" calcext:value-type="string">
            <text:p><text:s/>dnperez@itsnet.cl </text:p>
          </table:table-cell>
          <table:table-cell office:value-type="float" office:value="764588320" calcext:value-type="float">
            <text:p>76458832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ban </text:p>
          </table:table-cell>
          <table:table-cell office:value-type="string" calcext:value-type="string">
            <text:p><text:s/>Figueroa </text:p>
          </table:table-cell>
          <table:table-cell office:value-type="float" office:value="965192478" calcext:value-type="float">
            <text:p>965192478</text:p>
          </table:table-cell>
          <table:table-cell office:value-type="float" office:value="139114531" calcext:value-type="float">
            <text:p>139114531</text:p>
          </table:table-cell>
          <table:table-cell office:value-type="string" calcext:value-type="string">
            <text:p><text:s/>esteban@fvf.cl </text:p>
          </table:table-cell>
          <table:table-cell office:value-type="float" office:value="763362221" calcext:value-type="float">
            <text:p>76336222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tapia </text:p>
          </table:table-cell>
          <table:table-cell office:value-type="float" office:value="993494990" calcext:value-type="float">
            <text:p>993494990</text:p>
          </table:table-cell>
          <table:table-cell office:value-type="float" office:value="139145291" calcext:value-type="float">
            <text:p>139145291</text:p>
          </table:table-cell>
          <table:table-cell office:value-type="string" calcext:value-type="string">
            <text:p><text:s/>cristian.tapia@constructoracdu.cl </text:p>
          </table:table-cell>
          <table:table-cell office:value-type="float" office:value="762229668" calcext:value-type="float">
            <text:p>7622296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LMUT </text:p>
          </table:table-cell>
          <table:table-cell office:value-type="string" calcext:value-type="string">
            <text:p><text:s/>CARDENAS </text:p>
          </table:table-cell>
          <table:table-cell office:value-type="float" office:value="56976610211" calcext:value-type="float">
            <text:p>56976610211</text:p>
          </table:table-cell>
          <table:table-cell office:value-type="float" office:value="139233867" calcext:value-type="float">
            <text:p>139233867</text:p>
          </table:table-cell>
          <table:table-cell office:value-type="string" calcext:value-type="string">
            <text:p><text:s/>CARDENAS.HCCONSTRUCCIONES@GMAIL.COM </text:p>
          </table:table-cell>
          <table:table-cell office:value-type="string" calcext:value-type="string">
            <text:p><text:s/>7653763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<text:s/>Correa </text:p>
          </table:table-cell>
          <table:table-cell office:value-type="float" office:value="29668227" calcext:value-type="float">
            <text:p>29668227</text:p>
          </table:table-cell>
          <table:table-cell office:value-type="float" office:value="139285751" calcext:value-type="float">
            <text:p>139285751</text:p>
          </table:table-cell>
          <table:table-cell office:value-type="string" calcext:value-type="string">
            <text:p><text:s/>andrea.correa@sinteg.cl </text:p>
          </table:table-cell>
          <table:table-cell office:value-type="float" office:value="762390191" calcext:value-type="float">
            <text:p>76239019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uben </text:p>
          </table:table-cell>
          <table:table-cell office:value-type="string" calcext:value-type="string">
            <text:p><text:s/>Medel </text:p>
          </table:table-cell>
          <table:table-cell office:value-type="float" office:value="961611390" calcext:value-type="float">
            <text:p>961611390</text:p>
          </table:table-cell>
          <table:table-cell office:value-type="float" office:value="139335295" calcext:value-type="float">
            <text:p>139335295</text:p>
          </table:table-cell>
          <table:table-cell office:value-type="string" calcext:value-type="string">
            <text:p><text:s/>ventas@teamlockers.cl </text:p>
          </table:table-cell>
          <table:table-cell office:value-type="float" office:value="763583279" calcext:value-type="float">
            <text:p>7635832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baeza </text:p>
          </table:table-cell>
          <table:table-cell office:value-type="float" office:value="931006348" calcext:value-type="float">
            <text:p>931006348</text:p>
          </table:table-cell>
          <table:table-cell office:value-type="float" office:value="139363930" calcext:value-type="float">
            <text:p>139363930</text:p>
          </table:table-cell>
          <table:table-cell office:value-type="string" calcext:value-type="string">
            <text:p><text:s/>claudiobaeza@ironbac.cl </text:p>
          </table:table-cell>
          <table:table-cell office:value-type="float" office:value="764468252" calcext:value-type="float">
            <text:p>76446825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ristián </text:p>
          </table:table-cell>
          <table:table-cell office:value-type="string" calcext:value-type="string">
            <text:p><text:s/>Herrera </text:p>
          </table:table-cell>
          <table:table-cell office:value-type="float" office:value="412244077" calcext:value-type="float">
            <text:p>412244077</text:p>
          </table:table-cell>
          <table:table-cell office:value-type="float" office:value="139429370" calcext:value-type="float">
            <text:p>139429370</text:p>
          </table:table-cell>
          <table:table-cell office:value-type="string" calcext:value-type="string">
            <text:p><text:s/>cherrera@electrocom.cl </text:p>
          </table:table-cell>
          <table:table-cell office:value-type="float" office:value="963550006" calcext:value-type="float">
            <text:p>9635500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Medina Garrido </text:p>
          </table:table-cell>
          <table:table-cell office:value-type="float" office:value="56962477918" calcext:value-type="float">
            <text:p>56962477918</text:p>
          </table:table-cell>
          <table:table-cell office:value-type="float" office:value="139518500" calcext:value-type="float">
            <text:p>139518500</text:p>
          </table:table-cell>
          <table:table-cell office:value-type="string" calcext:value-type="string">
            <text:p><text:s/>rodrigomedinag@gmail.com </text:p>
          </table:table-cell>
          <table:table-cell office:value-type="float" office:value="767890281" calcext:value-type="float">
            <text:p>76789028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Collipal </text:p>
          </table:table-cell>
          <table:table-cell office:value-type="float" office:value="949171675" calcext:value-type="float">
            <text:p>949171675</text:p>
          </table:table-cell>
          <table:table-cell office:value-type="float" office:value="139651049" calcext:value-type="float">
            <text:p>139651049</text:p>
          </table:table-cell>
          <table:table-cell office:value-type="string" calcext:value-type="string">
            <text:p><text:s/>pablocollipal80@gmail.com </text:p>
          </table:table-cell>
          <table:table-cell office:value-type="float" office:value="139651049" calcext:value-type="float">
            <text:p>13965104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ul </text:p>
          </table:table-cell>
          <table:table-cell office:value-type="string" calcext:value-type="string">
            <text:p><text:s/>reyes reyes </text:p>
          </table:table-cell>
          <table:table-cell office:value-type="float" office:value="950117200" calcext:value-type="float">
            <text:p>950117200</text:p>
          </table:table-cell>
          <table:table-cell office:value-type="float" office:value="139668898" calcext:value-type="float">
            <text:p>139668898</text:p>
          </table:table-cell>
          <table:table-cell office:value-type="string" calcext:value-type="string">
            <text:p><text:s/>andresreyes@innovacionsustentable.cl </text:p>
          </table:table-cell>
          <table:table-cell office:value-type="float" office:value="767082541" calcext:value-type="float">
            <text:p>76708254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Waldo Eduardo </text:p>
          </table:table-cell>
          <table:table-cell office:value-type="string" calcext:value-type="string">
            <text:p><text:s/>Monsalves Monsalves </text:p>
          </table:table-cell>
          <table:table-cell office:value-type="float" office:value="956990282" calcext:value-type="float">
            <text:p>956990282</text:p>
          </table:table-cell>
          <table:table-cell office:value-type="float" office:value="139724801" calcext:value-type="float">
            <text:p>139724801</text:p>
          </table:table-cell>
          <table:table-cell office:value-type="string" calcext:value-type="string">
            <text:p><text:s/>wmonsalvesm@gmail.com </text:p>
          </table:table-cell>
          <table:table-cell office:value-type="float" office:value="762247569" calcext:value-type="float">
            <text:p>76224756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Moncada </text:p>
          </table:table-cell>
          <table:table-cell office:value-type="float" office:value="993083951" calcext:value-type="float">
            <text:p>993083951</text:p>
          </table:table-cell>
          <table:table-cell office:value-type="float" office:value="139830482" calcext:value-type="float">
            <text:p>139830482</text:p>
          </table:table-cell>
          <table:table-cell office:value-type="string" calcext:value-type="string">
            <text:p><text:s/>cmoncada@pointservice.cl </text:p>
          </table:table-cell>
          <table:table-cell office:value-type="float" office:value="764625986" calcext:value-type="float">
            <text:p>76462598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salas </text:p>
          </table:table-cell>
          <table:table-cell office:value-type="float" office:value="967207225" calcext:value-type="float">
            <text:p>967207225</text:p>
          </table:table-cell>
          <table:table-cell office:value-type="float" office:value="139922581" calcext:value-type="float">
            <text:p>139922581</text:p>
          </table:table-cell>
          <table:table-cell office:value-type="string" calcext:value-type="string">
            <text:p><text:s/>salas.andres5@gmail.com </text:p>
          </table:table-cell>
          <table:table-cell office:value-type="string" calcext:value-type="string">
            <text:p><text:s/>76488146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Huerta </text:p>
          </table:table-cell>
          <table:table-cell office:value-type="float" office:value="981989221" calcext:value-type="float">
            <text:p>981989221</text:p>
          </table:table-cell>
          <table:table-cell office:value-type="float" office:value="139945719" calcext:value-type="float">
            <text:p>139945719</text:p>
          </table:table-cell>
          <table:table-cell office:value-type="string" calcext:value-type="string">
            <text:p><text:s/>gyhchile@gmail.com </text:p>
          </table:table-cell>
          <table:table-cell office:value-type="float" office:value="764415515" calcext:value-type="float">
            <text:p>7644155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nan </text:p>
          </table:table-cell>
          <table:table-cell office:value-type="string" calcext:value-type="string">
            <text:p><text:s/>ferrada </text:p>
          </table:table-cell>
          <table:table-cell office:value-type="float" office:value="964182124" calcext:value-type="float">
            <text:p>964182124</text:p>
          </table:table-cell>
          <table:table-cell office:value-type="float" office:value="140271306" calcext:value-type="float">
            <text:p>140271306</text:p>
          </table:table-cell>
          <table:table-cell office:value-type="string" calcext:value-type="string">
            <text:p><text:s/>hernanferrada@fgrentalspa.cl </text:p>
          </table:table-cell>
          <table:table-cell office:value-type="float" office:value="764382838" calcext:value-type="float">
            <text:p>76438283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Andres </text:p>
          </table:table-cell>
          <table:table-cell office:value-type="string" calcext:value-type="string">
            <text:p><text:s/>Ordenes </text:p>
          </table:table-cell>
          <table:table-cell office:value-type="float" office:value="56995444736" calcext:value-type="float">
            <text:p>56995444736</text:p>
          </table:table-cell>
          <table:table-cell office:value-type="float" office:value="140309842" calcext:value-type="float">
            <text:p>140309842</text:p>
          </table:table-cell>
          <table:table-cell office:value-type="string" calcext:value-type="string">
            <text:p><text:s/>oscar.ordenes@dein.cl </text:p>
          </table:table-cell>
          <table:table-cell office:value-type="float" office:value="767184670" calcext:value-type="float">
            <text:p>76718467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nald </text:p>
          </table:table-cell>
          <table:table-cell office:value-type="string" calcext:value-type="string">
            <text:p><text:s/>Valenzuela </text:p>
          </table:table-cell>
          <table:table-cell office:value-type="float" office:value="996229386" calcext:value-type="float">
            <text:p>996229386</text:p>
          </table:table-cell>
          <table:table-cell office:value-type="float" office:value="140515108" calcext:value-type="float">
            <text:p>140515108</text:p>
          </table:table-cell>
          <table:table-cell office:value-type="string" calcext:value-type="string">
            <text:p><text:s/>ronald.valenzuela.flores@gmail.com </text:p>
          </table:table-cell>
          <table:table-cell office:value-type="float" office:value="762793334" calcext:value-type="float">
            <text:p>76279333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HILDA SOLANGE </text:p>
          </table:table-cell>
          <table:table-cell office:value-type="string" calcext:value-type="string">
            <text:p><text:s/>MALDONADO </text:p>
          </table:table-cell>
          <table:table-cell office:value-type="float" office:value="945275340" calcext:value-type="float">
            <text:p>945275340</text:p>
          </table:table-cell>
          <table:table-cell office:value-type="float" office:value="140675423" calcext:value-type="float">
            <text:p>140675423</text:p>
          </table:table-cell>
          <table:table-cell office:value-type="string" calcext:value-type="string">
            <text:p><text:s/>finanzasbrainworks@gmail.com </text:p>
          </table:table-cell>
          <table:table-cell office:value-type="float" office:value="762120941" calcext:value-type="float">
            <text:p>7621209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guel </text:p>
          </table:table-cell>
          <table:table-cell office:value-type="string" calcext:value-type="string">
            <text:p><text:s/>Vasquez </text:p>
          </table:table-cell>
          <table:table-cell office:value-type="float" office:value="56983414072" calcext:value-type="float">
            <text:p>56983414072</text:p>
          </table:table-cell>
          <table:table-cell office:value-type="float" office:value="140900265" calcext:value-type="float">
            <text:p>140900265</text:p>
          </table:table-cell>
          <table:table-cell office:value-type="string" calcext:value-type="string">
            <text:p><text:s/>mvasquez@firware.cl </text:p>
          </table:table-cell>
          <table:table-cell office:value-type="float" office:value="761956728" calcext:value-type="float">
            <text:p>76195672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HRISTOPHER </text:p>
          </table:table-cell>
          <table:table-cell office:value-type="string" calcext:value-type="string">
            <text:p><text:s/>ESTAY </text:p>
          </table:table-cell>
          <table:table-cell office:value-type="float" office:value="56983019826" calcext:value-type="float">
            <text:p>56983019826</text:p>
          </table:table-cell>
          <table:table-cell office:value-type="float" office:value="141068768" calcext:value-type="float">
            <text:p>141068768</text:p>
          </table:table-cell>
          <table:table-cell office:value-type="string" calcext:value-type="string">
            <text:p><text:s/>cestay@logisticaleon.cl </text:p>
          </table:table-cell>
          <table:table-cell office:value-type="float" office:value="763434656" calcext:value-type="float">
            <text:p>7634346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berto </text:p>
          </table:table-cell>
          <table:table-cell office:value-type="string" calcext:value-type="string">
            <text:p><text:s/>Contardo Sfeir </text:p>
          </table:table-cell>
          <table:table-cell office:value-type="float" office:value="933086684" calcext:value-type="float">
            <text:p>933086684</text:p>
          </table:table-cell>
          <table:table-cell office:value-type="float" office:value="141216376" calcext:value-type="float">
            <text:p>141216376</text:p>
          </table:table-cell>
          <table:table-cell office:value-type="string" calcext:value-type="string">
            <text:p><text:s/>a.contardo@lbx-asie.com </text:p>
          </table:table-cell>
          <table:table-cell office:value-type="float" office:value="768796297" calcext:value-type="float">
            <text:p>7687962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Felipe </text:p>
          </table:table-cell>
          <table:table-cell office:value-type="string" calcext:value-type="string">
            <text:p><text:s/>Fernandez </text:p>
          </table:table-cell>
          <table:table-cell office:value-type="float" office:value="999495002" calcext:value-type="float">
            <text:p>999495002</text:p>
          </table:table-cell>
          <table:table-cell office:value-type="float" office:value="141236997" calcext:value-type="float">
            <text:p>141236997</text:p>
          </table:table-cell>
          <table:table-cell office:value-type="string" calcext:value-type="string">
            <text:p><text:s/>lfernandez@jogo.cl </text:p>
          </table:table-cell>
          <table:table-cell office:value-type="float" office:value="763062368" calcext:value-type="float">
            <text:p>76306236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amela </text:p>
          </table:table-cell>
          <table:table-cell office:value-type="string" calcext:value-type="string">
            <text:p><text:s/>Aviles </text:p>
          </table:table-cell>
          <table:table-cell office:value-type="float" office:value="951882017" calcext:value-type="float">
            <text:p>951882017</text:p>
          </table:table-cell>
          <table:table-cell office:value-type="float" office:value="141237152" calcext:value-type="float">
            <text:p>141237152</text:p>
          </table:table-cell>
          <table:table-cell office:value-type="string" calcext:value-type="string">
            <text:p><text:s/>facturacion@phbconsultores.cl </text:p>
          </table:table-cell>
          <table:table-cell office:value-type="float" office:value="125677835" calcext:value-type="float">
            <text:p>12567783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Osorio </text:p>
          </table:table-cell>
          <table:table-cell office:value-type="float" office:value="93437644" calcext:value-type="float">
            <text:p>93437644</text:p>
          </table:table-cell>
          <table:table-cell office:value-type="float" office:value="141267833" calcext:value-type="float">
            <text:p>141267833</text:p>
          </table:table-cell>
          <table:table-cell office:value-type="string" calcext:value-type="string">
            <text:p><text:s/>mosorio@svsm.cl </text:p>
          </table:table-cell>
          <table:table-cell office:value-type="string" calcext:value-type="string">
            <text:p><text:s/>77911810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ola Alejandra </text:p>
          </table:table-cell>
          <table:table-cell office:value-type="string" calcext:value-type="string">
            <text:p><text:s/>Bustos Cabrera </text:p>
          </table:table-cell>
          <table:table-cell office:value-type="float" office:value="986098539" calcext:value-type="float">
            <text:p>986098539</text:p>
          </table:table-cell>
          <table:table-cell office:value-type="float" office:value="141331477" calcext:value-type="float">
            <text:p>141331477</text:p>
          </table:table-cell>
          <table:table-cell office:value-type="string" calcext:value-type="string">
            <text:p><text:s/>paola@fastersecurityspa.com </text:p>
          </table:table-cell>
          <table:table-cell office:value-type="float" office:value="767783264" calcext:value-type="float">
            <text:p>76778326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guel </text:p>
          </table:table-cell>
          <table:table-cell office:value-type="string" calcext:value-type="string">
            <text:p><text:s/>Zárate </text:p>
          </table:table-cell>
          <table:table-cell office:value-type="float" office:value="22680661" calcext:value-type="float">
            <text:p>22680661</text:p>
          </table:table-cell>
          <table:table-cell office:value-type="float" office:value="141371258" calcext:value-type="float">
            <text:p>141371258</text:p>
          </table:table-cell>
          <table:table-cell office:value-type="string" calcext:value-type="string">
            <text:p><text:s/>mzarate@polytex.cl </text:p>
          </table:table-cell>
          <table:table-cell office:value-type="float" office:value="760211273" calcext:value-type="float">
            <text:p>76021127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nald </text:p>
          </table:table-cell>
          <table:table-cell office:value-type="string" calcext:value-type="string">
            <text:p><text:s/>Fuentes </text:p>
          </table:table-cell>
          <table:table-cell office:value-type="float" office:value="953338392" calcext:value-type="float">
            <text:p>953338392</text:p>
          </table:table-cell>
          <table:table-cell office:value-type="float" office:value="141374087" calcext:value-type="float">
            <text:p>141374087</text:p>
          </table:table-cell>
          <table:table-cell office:value-type="string" calcext:value-type="string">
            <text:p><text:s/>anvaltda@gmail.com </text:p>
          </table:table-cell>
          <table:table-cell office:value-type="float" office:value="764965256" calcext:value-type="float">
            <text:p>7649652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Rodriguez </text:p>
          </table:table-cell>
          <table:table-cell office:value-type="float" office:value="998869961" calcext:value-type="float">
            <text:p>998869961</text:p>
          </table:table-cell>
          <table:table-cell office:value-type="float" office:value="141445561" calcext:value-type="float">
            <text:p>141445561</text:p>
          </table:table-cell>
          <table:table-cell office:value-type="string" calcext:value-type="string">
            <text:p><text:s/>hrodriguez@hrw.cl </text:p>
          </table:table-cell>
          <table:table-cell office:value-type="float" office:value="762619997" calcext:value-type="float">
            <text:p>7626199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tias </text:p>
          </table:table-cell>
          <table:table-cell office:value-type="string" calcext:value-type="string">
            <text:p><text:s/>navarrete </text:p>
          </table:table-cell>
          <table:table-cell office:value-type="float" office:value="977645429" calcext:value-type="float">
            <text:p>977645429</text:p>
          </table:table-cell>
          <table:table-cell office:value-type="float" office:value="141481371" calcext:value-type="float">
            <text:p>141481371</text:p>
          </table:table-cell>
          <table:table-cell office:value-type="string" calcext:value-type="string">
            <text:p><text:s/>matias.cottet@gmail.com </text:p>
          </table:table-cell>
          <table:table-cell office:value-type="float" office:value="767287607" calcext:value-type="float">
            <text:p>76728760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Elias </text:p>
          </table:table-cell>
          <table:table-cell office:value-type="string" calcext:value-type="string">
            <text:p><text:s/>Lemuy Alvarez </text:p>
          </table:table-cell>
          <table:table-cell office:value-type="float" office:value="965657303" calcext:value-type="float">
            <text:p>965657303</text:p>
          </table:table-cell>
          <table:table-cell office:value-type="float" office:value="141528785" calcext:value-type="float">
            <text:p>141528785</text:p>
          </table:table-cell>
          <table:table-cell office:value-type="string" calcext:value-type="string">
            <text:p><text:s/>patricio.lemuy@lemram.com </text:p>
          </table:table-cell>
          <table:table-cell office:value-type="float" office:value="762835894" calcext:value-type="float">
            <text:p>76283589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Parada </text:p>
          </table:table-cell>
          <table:table-cell office:value-type="float" office:value="983276803" calcext:value-type="float">
            <text:p>983276803</text:p>
          </table:table-cell>
          <table:table-cell office:value-type="float" office:value="141564633" calcext:value-type="float">
            <text:p>141564633</text:p>
          </table:table-cell>
          <table:table-cell office:value-type="string" calcext:value-type="string">
            <text:p><text:s/>rparada@enare.cl </text:p>
          </table:table-cell>
          <table:table-cell office:value-type="float" office:value="763388026" calcext:value-type="float">
            <text:p>76338802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CUEVAS </text:p>
          </table:table-cell>
          <table:table-cell office:value-type="float" office:value="227410669" calcext:value-type="float">
            <text:p>227410669</text:p>
          </table:table-cell>
          <table:table-cell office:value-type="float" office:value="141623788" calcext:value-type="float">
            <text:p>141623788</text:p>
          </table:table-cell>
          <table:table-cell office:value-type="string" calcext:value-type="string">
            <text:p><text:s/>INFO@CRINGENIERIA.CL </text:p>
          </table:table-cell>
          <table:table-cell office:value-type="float" office:value="775816902" calcext:value-type="float">
            <text:p>77581690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ía </text:p>
          </table:table-cell>
          <table:table-cell office:value-type="string" calcext:value-type="string">
            <text:p><text:s/>Silva </text:p>
          </table:table-cell>
          <table:table-cell office:value-type="float" office:value="986085000" calcext:value-type="float">
            <text:p>986085000</text:p>
          </table:table-cell>
          <table:table-cell office:value-type="float" office:value="141659081" calcext:value-type="float">
            <text:p>141659081</text:p>
          </table:table-cell>
          <table:table-cell office:value-type="string" calcext:value-type="string">
            <text:p><text:s/>servicios@ingenieriamuresi.com </text:p>
          </table:table-cell>
          <table:table-cell office:value-type="float" office:value="762284855" calcext:value-type="float">
            <text:p>7622848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GELICA EVELYN </text:p>
          </table:table-cell>
          <table:table-cell office:value-type="string" calcext:value-type="string">
            <text:p><text:s/>Becerra Escobar </text:p>
          </table:table-cell>
          <table:table-cell office:value-type="float" office:value="959223854" calcext:value-type="float">
            <text:p>959223854</text:p>
          </table:table-cell>
          <table:table-cell office:value-type="float" office:value="141713981" calcext:value-type="float">
            <text:p>141713981</text:p>
          </table:table-cell>
          <table:table-cell office:value-type="string" calcext:value-type="string">
            <text:p><text:s/>contacto.dylchile@gmail.com </text:p>
          </table:table-cell>
          <table:table-cell office:value-type="float" office:value="765164893" calcext:value-type="float">
            <text:p>76516489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Pérez </text:p>
          </table:table-cell>
          <table:table-cell office:value-type="float" office:value="223526100" calcext:value-type="float">
            <text:p>223526100</text:p>
          </table:table-cell>
          <table:table-cell office:value-type="float" office:value="141760920" calcext:value-type="float">
            <text:p>141760920</text:p>
          </table:table-cell>
          <table:table-cell office:value-type="string" calcext:value-type="string">
            <text:p><text:s/>contacto@serpram.cl </text:p>
          </table:table-cell>
          <table:table-cell office:value-type="float" office:value="967997900" calcext:value-type="float">
            <text:p>9679979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carlos </text:p>
          </table:table-cell>
          <table:table-cell office:value-type="string" calcext:value-type="string">
            <text:p><text:s/>caceres castro </text:p>
          </table:table-cell>
          <table:table-cell office:value-type="float" office:value="999997639" calcext:value-type="float">
            <text:p>999997639</text:p>
          </table:table-cell>
          <table:table-cell office:value-type="float" office:value="141761218" calcext:value-type="float">
            <text:p>141761218</text:p>
          </table:table-cell>
          <table:table-cell office:value-type="string" calcext:value-type="string">
            <text:p><text:s/>rccc.arq@gmail.com </text:p>
          </table:table-cell>
          <table:table-cell office:value-type="float" office:value="763814645" calcext:value-type="float">
            <text:p>7638146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Aguila </text:p>
          </table:table-cell>
          <table:table-cell office:value-type="float" office:value="227876780" calcext:value-type="float">
            <text:p>227876780</text:p>
          </table:table-cell>
          <table:table-cell office:value-type="float" office:value="141763725" calcext:value-type="float">
            <text:p>141763725</text:p>
          </table:table-cell>
          <table:table-cell office:value-type="string" calcext:value-type="string">
            <text:p><text:s/>jaguila@termofrisol.cl </text:p>
          </table:table-cell>
          <table:table-cell office:value-type="float" office:value="141763725" calcext:value-type="float">
            <text:p>14176372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Pino </text:p>
          </table:table-cell>
          <table:table-cell office:value-type="float" office:value="952541845" calcext:value-type="float">
            <text:p>952541845</text:p>
          </table:table-cell>
          <table:table-cell office:value-type="float" office:value="141884743" calcext:value-type="float">
            <text:p>141884743</text:p>
          </table:table-cell>
          <table:table-cell office:value-type="string" calcext:value-type="string">
            <text:p><text:s/>jpino@firware.cl </text:p>
          </table:table-cell>
          <table:table-cell office:value-type="float" office:value="761956728" calcext:value-type="float">
            <text:p>76195672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LUISA </text:p>
          </table:table-cell>
          <table:table-cell office:value-type="string" calcext:value-type="string">
            <text:p><text:s/>SOTO MORALES </text:p>
          </table:table-cell>
          <table:table-cell office:value-type="float" office:value="226048488" calcext:value-type="float">
            <text:p>226048488</text:p>
          </table:table-cell>
          <table:table-cell office:value-type="float" office:value="141926926" calcext:value-type="float">
            <text:p>141926926</text:p>
          </table:table-cell>
          <table:table-cell office:value-type="string" calcext:value-type="string">
            <text:p><text:s/>luisa.soto@ifm.com </text:p>
          </table:table-cell>
          <table:table-cell office:value-type="float" office:value="764162587" calcext:value-type="float">
            <text:p>76416258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riveras brauer </text:p>
          </table:table-cell>
          <table:table-cell office:value-type="float" office:value="965339117" calcext:value-type="float">
            <text:p>965339117</text:p>
          </table:table-cell>
          <table:table-cell office:value-type="float" office:value="141966758" calcext:value-type="float">
            <text:p>141966758</text:p>
          </table:table-cell>
          <table:table-cell office:value-type="string" calcext:value-type="string">
            <text:p><text:s/>mrbrauer8@hotmail.com </text:p>
          </table:table-cell>
          <table:table-cell office:value-type="float" office:value="141966758" calcext:value-type="float">
            <text:p>14196675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HUGO </text:p>
          </table:table-cell>
          <table:table-cell office:value-type="string" calcext:value-type="string">
            <text:p><text:s/>NORIEGA JOHNSON </text:p>
          </table:table-cell>
          <table:table-cell office:value-type="float" office:value="953287868" calcext:value-type="float">
            <text:p>953287868</text:p>
          </table:table-cell>
          <table:table-cell office:value-type="float" office:value="142003872" calcext:value-type="float">
            <text:p>142003872</text:p>
          </table:table-cell>
          <table:table-cell office:value-type="string" calcext:value-type="string">
            <text:p><text:s/>nyn.asesorias@gmail.com </text:p>
          </table:table-cell>
          <table:table-cell office:value-type="float" office:value="763847535" calcext:value-type="float">
            <text:p>76384753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Rojas </text:p>
          </table:table-cell>
          <table:table-cell office:value-type="float" office:value="954173632" calcext:value-type="float">
            <text:p>954173632</text:p>
          </table:table-cell>
          <table:table-cell office:value-type="float" office:value="142055643" calcext:value-type="float">
            <text:p>142055643</text:p>
          </table:table-cell>
          <table:table-cell office:value-type="string" calcext:value-type="string">
            <text:p><text:s/>tableroselectricos.mrojas@gmail.com </text:p>
          </table:table-cell>
          <table:table-cell office:value-type="float" office:value="766055222" calcext:value-type="float">
            <text:p>76605522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talo </text:p>
          </table:table-cell>
          <table:table-cell office:value-type="string" calcext:value-type="string">
            <text:p><text:s/>Aedo </text:p>
          </table:table-cell>
          <table:table-cell office:value-type="float" office:value="963741669" calcext:value-type="float">
            <text:p>963741669</text:p>
          </table:table-cell>
          <table:table-cell office:value-type="float" office:value="142191733" calcext:value-type="float">
            <text:p>142191733</text:p>
          </table:table-cell>
          <table:table-cell office:value-type="string" calcext:value-type="string">
            <text:p><text:s/>italoaedo@gmail.com </text:p>
          </table:table-cell>
          <table:table-cell office:value-type="float" office:value="765244099" calcext:value-type="float">
            <text:p>76524409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Cristi </text:p>
          </table:table-cell>
          <table:table-cell office:value-type="float" office:value="965894652" calcext:value-type="float">
            <text:p>965894652</text:p>
          </table:table-cell>
          <table:table-cell office:value-type="float" office:value="142291681" calcext:value-type="float">
            <text:p>142291681</text:p>
          </table:table-cell>
          <table:table-cell office:value-type="string" calcext:value-type="string">
            <text:p><text:s/>r.cristibrown@gmail.com </text:p>
          </table:table-cell>
          <table:table-cell office:value-type="float" office:value="766115640" calcext:value-type="float">
            <text:p>76611564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Huenchubil </text:p>
          </table:table-cell>
          <table:table-cell office:value-type="float" office:value="995587218" calcext:value-type="float">
            <text:p>995587218</text:p>
          </table:table-cell>
          <table:table-cell office:value-type="float" office:value="142378134" calcext:value-type="float">
            <text:p>142378134</text:p>
          </table:table-cell>
          <table:table-cell office:value-type="string" calcext:value-type="string">
            <text:p><text:s/>carlos.huenchubil81@gmail.com </text:p>
          </table:table-cell>
          <table:table-cell office:value-type="float" office:value="141278134" calcext:value-type="float">
            <text:p>14127813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Walker </text:p>
          </table:table-cell>
          <table:table-cell office:value-type="float" office:value="56957090169" calcext:value-type="float">
            <text:p>56957090169</text:p>
          </table:table-cell>
          <table:table-cell office:value-type="float" office:value="142436477" calcext:value-type="float">
            <text:p>142436477</text:p>
          </table:table-cell>
          <table:table-cell office:value-type="string" calcext:value-type="string">
            <text:p><text:s/>info@walkerconstrucciones.cl </text:p>
          </table:table-cell>
          <table:table-cell office:value-type="float" office:value="762359162" calcext:value-type="float">
            <text:p>76235916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JANET </text:p>
          </table:table-cell>
          <table:table-cell office:value-type="string" calcext:value-type="string">
            <text:p><text:s/>ZUÑIGA </text:p>
          </table:table-cell>
          <table:table-cell office:value-type="float" office:value="225915218" calcext:value-type="float">
            <text:p>225915218</text:p>
          </table:table-cell>
          <table:table-cell office:value-type="float" office:value="142515407" calcext:value-type="float">
            <text:p>142515407</text:p>
          </table:table-cell>
          <table:table-cell office:value-type="string" calcext:value-type="string">
            <text:p><text:s/>jzuniga@multimaq.cl </text:p>
          </table:table-cell>
          <table:table-cell office:value-type="float" office:value="799381605" calcext:value-type="float">
            <text:p>7993816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uan Francisco </text:p>
          </table:table-cell>
          <table:table-cell office:value-type="string" calcext:value-type="string">
            <text:p><text:s/>Donoso Zamorano </text:p>
          </table:table-cell>
          <table:table-cell office:value-type="float" office:value="993243979" calcext:value-type="float">
            <text:p>993243979</text:p>
          </table:table-cell>
          <table:table-cell office:value-type="float" office:value="142598485" calcext:value-type="float">
            <text:p>142598485</text:p>
          </table:table-cell>
          <table:table-cell office:value-type="string" calcext:value-type="string">
            <text:p><text:s/>juan.donoso@terabytes.cl </text:p>
          </table:table-cell>
          <table:table-cell office:value-type="float" office:value="761378724" calcext:value-type="float">
            <text:p>76137872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nan </text:p>
          </table:table-cell>
          <table:table-cell office:value-type="string" calcext:value-type="string">
            <text:p><text:s/>Molina </text:p>
          </table:table-cell>
          <table:table-cell office:value-type="float" office:value="959117921" calcext:value-type="float">
            <text:p>959117921</text:p>
          </table:table-cell>
          <table:table-cell office:value-type="float" office:value="142601761" calcext:value-type="float">
            <text:p>142601761</text:p>
          </table:table-cell>
          <table:table-cell office:value-type="string" calcext:value-type="string">
            <text:p><text:s/>hernan@audiourbano.cl </text:p>
          </table:table-cell>
          <table:table-cell office:value-type="string" calcext:value-type="string">
            <text:p><text:s/>76578252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goberto </text:p>
          </table:table-cell>
          <table:table-cell office:value-type="string" calcext:value-type="string">
            <text:p><text:s/>Soto Vasquez </text:p>
          </table:table-cell>
          <table:table-cell office:value-type="float" office:value="977268818" calcext:value-type="float">
            <text:p>977268818</text:p>
          </table:table-cell>
          <table:table-cell office:value-type="float" office:value="142694166" calcext:value-type="float">
            <text:p>142694166</text:p>
          </table:table-cell>
          <table:table-cell office:value-type="string" calcext:value-type="string">
            <text:p><text:s/>nsotovasquez@yahoo.es </text:p>
          </table:table-cell>
          <table:table-cell office:value-type="float" office:value="763213390" calcext:value-type="float">
            <text:p>7632133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ROA </text:p>
          </table:table-cell>
          <table:table-cell office:value-type="float" office:value="995429667" calcext:value-type="float">
            <text:p>995429667</text:p>
          </table:table-cell>
          <table:table-cell office:value-type="float" office:value="142715937" calcext:value-type="float">
            <text:p>142715937</text:p>
          </table:table-cell>
          <table:table-cell office:value-type="string" calcext:value-type="string">
            <text:p><text:s/>mroa@databroadcasting.cl </text:p>
          </table:table-cell>
          <table:table-cell office:value-type="string" calcext:value-type="string">
            <text:p><text:s/>76358819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SanMartín </text:p>
          </table:table-cell>
          <table:table-cell office:value-type="float" office:value="982891585" calcext:value-type="float">
            <text:p>982891585</text:p>
          </table:table-cell>
          <table:table-cell office:value-type="float" office:value="142727846" calcext:value-type="float">
            <text:p>142727846</text:p>
          </table:table-cell>
          <table:table-cell office:value-type="string" calcext:value-type="string">
            <text:p><text:s/>finanzas@insuval.cl </text:p>
          </table:table-cell>
          <table:table-cell office:value-type="float" office:value="777689908" calcext:value-type="float">
            <text:p>77768990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Rosemarie </text:p>
          </table:table-cell>
          <table:table-cell office:value-type="string" calcext:value-type="string">
            <text:p><text:s/>Orellana Garrido </text:p>
          </table:table-cell>
          <table:table-cell office:value-type="string" calcext:value-type="string">
            <text:p><text:s/>22 3312962 </text:p>
          </table:table-cell>
          <table:table-cell office:value-type="float" office:value="142763508" calcext:value-type="float">
            <text:p>142763508</text:p>
          </table:table-cell>
          <table:table-cell office:value-type="string" calcext:value-type="string">
            <text:p><text:s/>rorellana@cosesa.cl </text:p>
          </table:table-cell>
          <table:table-cell office:value-type="float" office:value="761165267" calcext:value-type="float">
            <text:p>76116526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ernardo </text:p>
          </table:table-cell>
          <table:table-cell office:value-type="string" calcext:value-type="string">
            <text:p><text:s/>Garces </text:p>
          </table:table-cell>
          <table:table-cell office:value-type="float" office:value="973081748" calcext:value-type="float">
            <text:p>973081748</text:p>
          </table:table-cell>
          <table:table-cell office:value-type="float" office:value="142838567" calcext:value-type="float">
            <text:p>142838567</text:p>
          </table:table-cell>
          <table:table-cell office:value-type="string" calcext:value-type="string">
            <text:p><text:s/>bgarces@cubica-steel.cl </text:p>
          </table:table-cell>
          <table:table-cell office:value-type="float" office:value="768235627" calcext:value-type="float">
            <text:p>76823562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MUÑOZ </text:p>
          </table:table-cell>
          <table:table-cell office:value-type="float" office:value="229422092" calcext:value-type="float">
            <text:p>229422092</text:p>
          </table:table-cell>
          <table:table-cell office:value-type="float" office:value="142887886" calcext:value-type="float">
            <text:p>142887886</text:p>
          </table:table-cell>
          <table:table-cell office:value-type="string" calcext:value-type="string">
            <text:p><text:s/>pmunoz@autoflame.cl </text:p>
          </table:table-cell>
          <table:table-cell office:value-type="float" office:value="773514607" calcext:value-type="float">
            <text:p>7735146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REYES </text:p>
          </table:table-cell>
          <table:table-cell office:value-type="float" office:value="982564875" calcext:value-type="float">
            <text:p>982564875</text:p>
          </table:table-cell>
          <table:table-cell office:value-type="float" office:value="143078558" calcext:value-type="float">
            <text:p>143078558</text:p>
          </table:table-cell>
          <table:table-cell office:value-type="string" calcext:value-type="string">
            <text:p><text:s/>inetel@inetel.cl </text:p>
          </table:table-cell>
          <table:table-cell office:value-type="float" office:value="766093507" calcext:value-type="float">
            <text:p>76609350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rubilar lizama </text:p>
          </table:table-cell>
          <table:table-cell office:value-type="float" office:value="992540770" calcext:value-type="float">
            <text:p>992540770</text:p>
          </table:table-cell>
          <table:table-cell office:value-type="float" office:value="143181790" calcext:value-type="float">
            <text:p>143181790</text:p>
          </table:table-cell>
          <table:table-cell office:value-type="string" calcext:value-type="string">
            <text:p><text:s/>mrubilar@imeletltda.cl </text:p>
          </table:table-cell>
          <table:table-cell office:value-type="float" office:value="761810596" calcext:value-type="float">
            <text:p>76181059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Madrid Silva </text:p>
          </table:table-cell>
          <table:table-cell office:value-type="float" office:value="986816495" calcext:value-type="float">
            <text:p>986816495</text:p>
          </table:table-cell>
          <table:table-cell office:value-type="float" office:value="143230988" calcext:value-type="float">
            <text:p>143230988</text:p>
          </table:table-cell>
          <table:table-cell office:value-type="string" calcext:value-type="string">
            <text:p><text:s/>transportesmateoltda@hotmail.com </text:p>
          </table:table-cell>
          <table:table-cell office:value-type="float" office:value="761445049" calcext:value-type="float">
            <text:p>76144504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BENAVIDES </text:p>
          </table:table-cell>
          <table:table-cell office:value-type="float" office:value="9441511404" calcext:value-type="float">
            <text:p>9441511404</text:p>
          </table:table-cell>
          <table:table-cell office:value-type="float" office:value="143308928" calcext:value-type="float">
            <text:p>143308928</text:p>
          </table:table-cell>
          <table:table-cell office:value-type="string" calcext:value-type="string">
            <text:p><text:s/>mbenavides@fleetup.com </text:p>
          </table:table-cell>
          <table:table-cell office:value-type="float" office:value="592004909" calcext:value-type="float">
            <text:p>59200490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Inostroza </text:p>
          </table:table-cell>
          <table:table-cell office:value-type="float" office:value="967498299" calcext:value-type="float">
            <text:p>967498299</text:p>
          </table:table-cell>
          <table:table-cell office:value-type="float" office:value="143621774" calcext:value-type="float">
            <text:p>143621774</text:p>
          </table:table-cell>
          <table:table-cell office:value-type="string" calcext:value-type="string">
            <text:p><text:s/>cinostrozasaldano@gmail.com </text:p>
          </table:table-cell>
          <table:table-cell office:value-type="float" office:value="767971338" calcext:value-type="float">
            <text:p>76797133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MPRESA DE TRANSPORTES </text:p>
          </table:table-cell>
          <table:table-cell office:value-type="string" calcext:value-type="string">
            <text:p><text:s/>GAMBOA LIMITADA </text:p>
          </table:table-cell>
          <table:table-cell office:value-type="float" office:value="222497181" calcext:value-type="float">
            <text:p>222497181</text:p>
          </table:table-cell>
          <table:table-cell office:value-type="float" office:value="143640965" calcext:value-type="float">
            <text:p>143640965</text:p>
          </table:table-cell>
          <table:table-cell office:value-type="string" calcext:value-type="string">
            <text:p><text:s/>ronald.gamboa@transgamboa.cl </text:p>
          </table:table-cell>
          <table:table-cell office:value-type="float" office:value="762634279" calcext:value-type="float">
            <text:p>76263427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Lopez </text:p>
          </table:table-cell>
          <table:table-cell office:value-type="float" office:value="32239284" calcext:value-type="float">
            <text:p>32239284</text:p>
          </table:table-cell>
          <table:table-cell office:value-type="float" office:value="143765199" calcext:value-type="float">
            <text:p>143765199</text:p>
          </table:table-cell>
          <table:table-cell office:value-type="string" calcext:value-type="string">
            <text:p><text:s/>roberto.lopez@ifm.com </text:p>
          </table:table-cell>
          <table:table-cell office:value-type="float" office:value="764162587" calcext:value-type="float">
            <text:p>76416258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annette </text:p>
          </table:table-cell>
          <table:table-cell office:value-type="string" calcext:value-type="string">
            <text:p><text:s/>Garay </text:p>
          </table:table-cell>
          <table:table-cell office:value-type="float" office:value="982936414" calcext:value-type="float">
            <text:p>982936414</text:p>
          </table:table-cell>
          <table:table-cell office:value-type="float" office:value="143846350" calcext:value-type="float">
            <text:p>143846350</text:p>
          </table:table-cell>
          <table:table-cell office:value-type="string" calcext:value-type="string">
            <text:p><text:s/>jgaray@acol.cl </text:p>
          </table:table-cell>
          <table:table-cell office:value-type="float" office:value="768778000" calcext:value-type="float">
            <text:p>768778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Basoalto </text:p>
          </table:table-cell>
          <table:table-cell office:value-type="float" office:value="995467710" calcext:value-type="float">
            <text:p>995467710</text:p>
          </table:table-cell>
          <table:table-cell office:value-type="float" office:value="143893111" calcext:value-type="float">
            <text:p>143893111</text:p>
          </table:table-cell>
          <table:table-cell office:value-type="string" calcext:value-type="string">
            <text:p><text:s/>manuel.basoalto@webredes.cl </text:p>
          </table:table-cell>
          <table:table-cell office:value-type="float" office:value="768350256" calcext:value-type="float">
            <text:p>7683502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Pinilla </text:p>
          </table:table-cell>
          <table:table-cell office:value-type="float" office:value="224417422" calcext:value-type="float">
            <text:p>224417422</text:p>
          </table:table-cell>
          <table:table-cell office:value-type="float" office:value="144160010" calcext:value-type="float">
            <text:p>144160010</text:p>
          </table:table-cell>
          <table:table-cell office:value-type="string" calcext:value-type="string">
            <text:p><text:s/>mpinilla@puntog.cl </text:p>
          </table:table-cell>
          <table:table-cell office:value-type="float" office:value="760790001" calcext:value-type="float">
            <text:p>760790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NY </text:p>
          </table:table-cell>
          <table:table-cell office:value-type="string" calcext:value-type="string">
            <text:p><text:s/>VERA TORRES </text:p>
          </table:table-cell>
          <table:table-cell office:value-type="float" office:value="224199103" calcext:value-type="float">
            <text:p>224199103</text:p>
          </table:table-cell>
          <table:table-cell office:value-type="float" office:value="144192192" calcext:value-type="float">
            <text:p>144192192</text:p>
          </table:table-cell>
          <table:table-cell office:value-type="string" calcext:value-type="string">
            <text:p><text:s/>ventas@ferreteropulmahue.cl </text:p>
          </table:table-cell>
          <table:table-cell office:value-type="float" office:value="761297120" calcext:value-type="float">
            <text:p>76129712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Eithel </text:p>
          </table:table-cell>
          <table:table-cell office:value-type="string" calcext:value-type="string">
            <text:p><text:s/>Alvarez </text:p>
          </table:table-cell>
          <table:table-cell office:value-type="float" office:value="225696141" calcext:value-type="float">
            <text:p>225696141</text:p>
          </table:table-cell>
          <table:table-cell office:value-type="float" office:value="144210247" calcext:value-type="float">
            <text:p>144210247</text:p>
          </table:table-cell>
          <table:table-cell office:value-type="string" calcext:value-type="string">
            <text:p><text:s/>eithel.alvarez@mineracarola.cl </text:p>
          </table:table-cell>
          <table:table-cell office:value-type="float" office:value="827894001" calcext:value-type="float">
            <text:p>827894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Aguilar Pino </text:p>
          </table:table-cell>
          <table:table-cell office:value-type="float" office:value="988034850" calcext:value-type="float">
            <text:p>988034850</text:p>
          </table:table-cell>
          <table:table-cell office:value-type="float" office:value="144428145" calcext:value-type="float">
            <text:p>144428145</text:p>
          </table:table-cell>
          <table:table-cell office:value-type="string" calcext:value-type="string">
            <text:p><text:s/>caguilar@aycspa.cl </text:p>
          </table:table-cell>
          <table:table-cell office:value-type="float" office:value="765787629" calcext:value-type="float">
            <text:p>76578762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Ramírez </text:p>
          </table:table-cell>
          <table:table-cell office:value-type="float" office:value="569540254" calcext:value-type="float">
            <text:p>569540254</text:p>
          </table:table-cell>
          <table:table-cell office:value-type="float" office:value="144489535" calcext:value-type="float">
            <text:p>144489535</text:p>
          </table:table-cell>
          <table:table-cell office:value-type="string" calcext:value-type="string">
            <text:p><text:s/>luis.ramirez@quintaingenieria.cl </text:p>
          </table:table-cell>
          <table:table-cell office:value-type="float" office:value="764414241" calcext:value-type="float">
            <text:p>7644142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ROSA </text:p>
          </table:table-cell>
          <table:table-cell office:value-type="string" calcext:value-type="string">
            <text:p><text:s/>GARCIA SALAZAR </text:p>
          </table:table-cell>
          <table:table-cell office:value-type="float" office:value="223430506" calcext:value-type="float">
            <text:p>223430506</text:p>
          </table:table-cell>
          <table:table-cell office:value-type="float" office:value="144644190" calcext:value-type="float">
            <text:p>144644190</text:p>
          </table:table-cell>
          <table:table-cell office:value-type="string" calcext:value-type="string">
            <text:p><text:s/>rosita.garcia@nltchile.cl </text:p>
          </table:table-cell>
          <table:table-cell office:value-type="float" office:value="789526109" calcext:value-type="float">
            <text:p>7895261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ola </text:p>
          </table:table-cell>
          <table:table-cell office:value-type="string" calcext:value-type="string">
            <text:p><text:s/>zuniga </text:p>
          </table:table-cell>
          <table:table-cell office:value-type="float" office:value="5622431880" calcext:value-type="float">
            <text:p>5622431880</text:p>
          </table:table-cell>
          <table:table-cell office:value-type="float" office:value="144689097" calcext:value-type="float">
            <text:p>144689097</text:p>
          </table:table-cell>
          <table:table-cell office:value-type="string" calcext:value-type="string">
            <text:p><text:s/>czuniga@zetacomunicaciones.cl </text:p>
          </table:table-cell>
          <table:table-cell office:value-type="float" office:value="760051373" calcext:value-type="float">
            <text:p>76005137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eonardo </text:p>
          </table:table-cell>
          <table:table-cell office:value-type="string" calcext:value-type="string">
            <text:p><text:s/>Pizarro </text:p>
          </table:table-cell>
          <table:table-cell office:value-type="float" office:value="28888897" calcext:value-type="float">
            <text:p>28888897</text:p>
          </table:table-cell>
          <table:table-cell office:value-type="float" office:value="144805275" calcext:value-type="float">
            <text:p>144805275</text:p>
          </table:table-cell>
          <table:table-cell office:value-type="string" calcext:value-type="string">
            <text:p><text:s/>lpizarro@tornobel.com </text:p>
          </table:table-cell>
          <table:table-cell office:value-type="float" office:value="763368270" calcext:value-type="float">
            <text:p>7633682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Muga </text:p>
          </table:table-cell>
          <table:table-cell office:value-type="float" office:value="89419429" calcext:value-type="float">
            <text:p>89419429</text:p>
          </table:table-cell>
          <table:table-cell office:value-type="float" office:value="144997484" calcext:value-type="float">
            <text:p>144997484</text:p>
          </table:table-cell>
          <table:table-cell office:value-type="string" calcext:value-type="string">
            <text:p><text:s/>pistachossantamaria@gmail.com </text:p>
          </table:table-cell>
          <table:table-cell office:value-type="float" office:value="764424166" calcext:value-type="float">
            <text:p>76442416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nuel alejandro </text:p>
          </table:table-cell>
          <table:table-cell office:value-type="string" calcext:value-type="string">
            <text:p><text:s/>castro mondaca </text:p>
          </table:table-cell>
          <table:table-cell office:value-type="float" office:value="987158723" calcext:value-type="float">
            <text:p>987158723</text:p>
          </table:table-cell>
          <table:table-cell office:value-type="float" office:value="145038359" calcext:value-type="float">
            <text:p>145038359</text:p>
          </table:table-cell>
          <table:table-cell office:value-type="string" calcext:value-type="string">
            <text:p><text:s/>manuel.manuelcastro3@gmail.com </text:p>
          </table:table-cell>
          <table:table-cell office:value-type="float" office:value="766245560" calcext:value-type="float">
            <text:p>76624556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fernando </text:p>
          </table:table-cell>
          <table:table-cell office:value-type="string" calcext:value-type="string">
            <text:p><text:s/>fernandez rubilar </text:p>
          </table:table-cell>
          <table:table-cell office:value-type="float" office:value="978282601" calcext:value-type="float">
            <text:p>978282601</text:p>
          </table:table-cell>
          <table:table-cell office:value-type="float" office:value="145497175" calcext:value-type="float">
            <text:p>145497175</text:p>
          </table:table-cell>
          <table:table-cell office:value-type="string" calcext:value-type="string">
            <text:p><text:s/>v.fernandez30@gmail.com </text:p>
          </table:table-cell>
          <table:table-cell office:value-type="float" office:value="145497175" calcext:value-type="float">
            <text:p>14549717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Ramirez </text:p>
          </table:table-cell>
          <table:table-cell office:value-type="float" office:value="954927502" calcext:value-type="float">
            <text:p>954927502</text:p>
          </table:table-cell>
          <table:table-cell office:value-type="float" office:value="145807581" calcext:value-type="float">
            <text:p>145807581</text:p>
          </table:table-cell>
          <table:table-cell office:value-type="string" calcext:value-type="string">
            <text:p><text:s/>luis.ramirez@ainsa.cl </text:p>
          </table:table-cell>
          <table:table-cell office:value-type="float" office:value="763716058" calcext:value-type="float">
            <text:p>76371605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velyn </text:p>
          </table:table-cell>
          <table:table-cell office:value-type="string" calcext:value-type="string">
            <text:p><text:s/>Aguilera Quiroga </text:p>
          </table:table-cell>
          <table:table-cell office:value-type="float" office:value="991245227" calcext:value-type="float">
            <text:p>991245227</text:p>
          </table:table-cell>
          <table:table-cell office:value-type="float" office:value="145974968" calcext:value-type="float">
            <text:p>145974968</text:p>
          </table:table-cell>
          <table:table-cell office:value-type="string" calcext:value-type="string">
            <text:p><text:s/>evelynaguilera@agronoff.cl </text:p>
          </table:table-cell>
          <table:table-cell office:value-type="float" office:value="762131463" calcext:value-type="float">
            <text:p>76213146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Hinojosa </text:p>
          </table:table-cell>
          <table:table-cell office:value-type="float" office:value="954037300" calcext:value-type="float">
            <text:p>954037300</text:p>
          </table:table-cell>
          <table:table-cell office:value-type="float" office:value="146242715" calcext:value-type="float">
            <text:p>146242715</text:p>
          </table:table-cell>
          <table:table-cell office:value-type="string" calcext:value-type="string">
            <text:p><text:s/>daniel@prodecor.cl </text:p>
          </table:table-cell>
          <table:table-cell office:value-type="float" office:value="764163354" calcext:value-type="float">
            <text:p>76416335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andrine </text:p>
          </table:table-cell>
          <table:table-cell office:value-type="string" calcext:value-type="string">
            <text:p><text:s/>quere </text:p>
          </table:table-cell>
          <table:table-cell office:value-type="float" office:value="226353077" calcext:value-type="float">
            <text:p>226353077</text:p>
          </table:table-cell>
          <table:table-cell office:value-type="float" office:value="146365647" calcext:value-type="float">
            <text:p>146365647</text:p>
          </table:table-cell>
          <table:table-cell office:value-type="string" calcext:value-type="string">
            <text:p><text:s/>adhesprint@adhesprint.cl </text:p>
          </table:table-cell>
          <table:table-cell office:value-type="float" office:value="788572506" calcext:value-type="float">
            <text:p>7885725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ARISSA </text:p>
          </table:table-cell>
          <table:table-cell office:value-type="string" calcext:value-type="string">
            <text:p><text:s/>PROSYANNIKOVA </text:p>
          </table:table-cell>
          <table:table-cell office:value-type="float" office:value="984782210" calcext:value-type="float">
            <text:p>984782210</text:p>
          </table:table-cell>
          <table:table-cell office:value-type="float" office:value="146492177" calcext:value-type="float">
            <text:p>146492177</text:p>
          </table:table-cell>
          <table:table-cell office:value-type="string" calcext:value-type="string">
            <text:p><text:s/>laripros@gmail.com </text:p>
          </table:table-cell>
          <table:table-cell office:value-type="float" office:value="765857856" calcext:value-type="float">
            <text:p>7658578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lina </text:p>
          </table:table-cell>
          <table:table-cell office:value-type="string" calcext:value-type="string">
            <text:p><text:s/>Milesi </text:p>
          </table:table-cell>
          <table:table-cell office:value-type="float" office:value="56995419077" calcext:value-type="float">
            <text:p>56995419077</text:p>
          </table:table-cell>
          <table:table-cell office:value-type="float" office:value="146822568" calcext:value-type="float">
            <text:p>146822568</text:p>
          </table:table-cell>
          <table:table-cell office:value-type="string" calcext:value-type="string">
            <text:p><text:s/>jor@laferoz.cl </text:p>
          </table:table-cell>
          <table:table-cell office:value-type="float" office:value="766855636" calcext:value-type="float">
            <text:p>76685563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 </text:p>
          </table:table-cell>
          <table:table-cell office:value-type="string" calcext:value-type="string">
            <text:p><text:s/>Fraser </text:p>
          </table:table-cell>
          <table:table-cell office:value-type="float" office:value="225588989" calcext:value-type="float">
            <text:p>225588989</text:p>
          </table:table-cell>
          <table:table-cell office:value-type="float" office:value="147105118" calcext:value-type="float">
            <text:p>147105118</text:p>
          </table:table-cell>
          <table:table-cell office:value-type="string" calcext:value-type="string">
            <text:p><text:s/>monica@purexhaust.com </text:p>
          </table:table-cell>
          <table:table-cell office:value-type="float" office:value="761704664" calcext:value-type="float">
            <text:p>76170466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PORTAL </text:p>
          </table:table-cell>
          <table:table-cell office:value-type="string" calcext:value-type="string">
            <text:p><text:s/>7 897 5406 </text:p>
          </table:table-cell>
          <table:table-cell office:value-type="float" office:value="147252935" calcext:value-type="float">
            <text:p>147252935</text:p>
          </table:table-cell>
          <table:table-cell office:value-type="string" calcext:value-type="string">
            <text:p><text:s/>portal@pixelfilms.cl </text:p>
          </table:table-cell>
          <table:table-cell office:value-type="float" office:value="760354147" calcext:value-type="float">
            <text:p>76035414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Arroyo </text:p>
          </table:table-cell>
          <table:table-cell office:value-type="float" office:value="982413220" calcext:value-type="float">
            <text:p>982413220</text:p>
          </table:table-cell>
          <table:table-cell office:value-type="float" office:value="147281372" calcext:value-type="float">
            <text:p>147281372</text:p>
          </table:table-cell>
          <table:table-cell office:value-type="string" calcext:value-type="string">
            <text:p><text:s/>aarroyo@opensurchile.cl </text:p>
          </table:table-cell>
          <table:table-cell office:value-type="float" office:value="762185342" calcext:value-type="float">
            <text:p>76218534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OSE ANTONIO </text:p>
          </table:table-cell>
          <table:table-cell office:value-type="string" calcext:value-type="string">
            <text:p><text:s/>GUILLERMO FLORES </text:p>
          </table:table-cell>
          <table:table-cell office:value-type="float" office:value="981371898" calcext:value-type="float">
            <text:p>981371898</text:p>
          </table:table-cell>
          <table:table-cell office:value-type="float" office:value="147358466" calcext:value-type="float">
            <text:p>147358466</text:p>
          </table:table-cell>
          <table:table-cell office:value-type="string" calcext:value-type="string">
            <text:p><text:s/>jguillermo@boggioni.cl </text:p>
          </table:table-cell>
          <table:table-cell office:value-type="float" office:value="777812106" calcext:value-type="float">
            <text:p>7778121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saias </text:p>
          </table:table-cell>
          <table:table-cell office:value-type="string" calcext:value-type="string">
            <text:p><text:s/>Perales vasquez </text:p>
          </table:table-cell>
          <table:table-cell office:value-type="float" office:value="991785143" calcext:value-type="float">
            <text:p>991785143</text:p>
          </table:table-cell>
          <table:table-cell office:value-type="float" office:value="147494580" calcext:value-type="float">
            <text:p>147494580</text:p>
          </table:table-cell>
          <table:table-cell office:value-type="string" calcext:value-type="string">
            <text:p><text:s/>perales_31@hotmail.com </text:p>
          </table:table-cell>
          <table:table-cell office:value-type="float" office:value="761310747" calcext:value-type="float">
            <text:p>76131074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Wenceslao </text:p>
          </table:table-cell>
          <table:table-cell office:value-type="string" calcext:value-type="string">
            <text:p><text:s/>Leon </text:p>
          </table:table-cell>
          <table:table-cell office:value-type="float" office:value="979279545" calcext:value-type="float">
            <text:p>979279545</text:p>
          </table:table-cell>
          <table:table-cell office:value-type="float" office:value="147623461" calcext:value-type="float">
            <text:p>147623461</text:p>
          </table:table-cell>
          <table:table-cell office:value-type="string" calcext:value-type="string">
            <text:p><text:s/>wenceslao.leon@mgti.cl </text:p>
          </table:table-cell>
          <table:table-cell office:value-type="float" office:value="760627623" calcext:value-type="float">
            <text:p>76062762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GUNDO </text:p>
          </table:table-cell>
          <table:table-cell office:value-type="string" calcext:value-type="string">
            <text:p><text:s/>LICANQUEO CID </text:p>
          </table:table-cell>
          <table:table-cell office:value-type="float" office:value="225511692" calcext:value-type="float">
            <text:p>225511692</text:p>
          </table:table-cell>
          <table:table-cell office:value-type="float" office:value="149000860" calcext:value-type="float">
            <text:p>149000860</text:p>
          </table:table-cell>
          <table:table-cell office:value-type="string" calcext:value-type="string">
            <text:p><text:s/>ventascrisan@gmail.com </text:p>
          </table:table-cell>
          <table:table-cell office:value-type="float" office:value="763511243" calcext:value-type="float">
            <text:p>76351124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alejandro </text:p>
          </table:table-cell>
          <table:table-cell office:value-type="string" calcext:value-type="string">
            <text:p><text:s/>panes burgos </text:p>
          </table:table-cell>
          <table:table-cell office:value-type="float" office:value="989523738" calcext:value-type="float">
            <text:p>989523738</text:p>
          </table:table-cell>
          <table:table-cell office:value-type="float" office:value="149107827" calcext:value-type="float">
            <text:p>149107827</text:p>
          </table:table-cell>
          <table:table-cell office:value-type="string" calcext:value-type="string">
            <text:p><text:s/>bfcelectromotor@hotmail.com </text:p>
          </table:table-cell>
          <table:table-cell office:value-type="float" office:value="760749435" calcext:value-type="float">
            <text:p>76074943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estPortal2 </text:p>
          </table:table-cell>
          <table:table-cell table:number-columns-repeated="2" office:value-type="string" calcext:value-type="string">
            <text:p><text:s/>testPortal2 </text:p>
          </table:table-cell>
          <table:table-cell office:value-type="float" office:value="149983635" calcext:value-type="float">
            <text:p>149983635</text:p>
          </table:table-cell>
          <table:table-cell office:value-type="string" calcext:value-type="string">
            <text:p><text:s/>ccliff@portalfinance.co </text:p>
          </table:table-cell>
          <table:table-cell office:value-type="float" office:value="197591641" calcext:value-type="float">
            <text:p>1975916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IC ARIEL </text:p>
          </table:table-cell>
          <table:table-cell office:value-type="string" calcext:value-type="string">
            <text:p><text:s/>ARCE PLAZA </text:p>
          </table:table-cell>
          <table:table-cell office:value-type="float" office:value="966411157" calcext:value-type="float">
            <text:p>966411157</text:p>
          </table:table-cell>
          <table:table-cell office:value-type="float" office:value="150114063" calcext:value-type="float">
            <text:p>150114063</text:p>
          </table:table-cell>
          <table:table-cell office:value-type="string" calcext:value-type="string">
            <text:p><text:s/>eric.arce@coarce.cl </text:p>
          </table:table-cell>
          <table:table-cell office:value-type="float" office:value="762591022" calcext:value-type="float">
            <text:p>76259102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cilia Alejandra </text:p>
          </table:table-cell>
          <table:table-cell office:value-type="string" calcext:value-type="string">
            <text:p><text:s/>alburquenque Colome </text:p>
          </table:table-cell>
          <table:table-cell office:value-type="float" office:value="552376327" calcext:value-type="float">
            <text:p>552376327</text:p>
          </table:table-cell>
          <table:table-cell office:value-type="float" office:value="150185017" calcext:value-type="float">
            <text:p>150185017</text:p>
          </table:table-cell>
          <table:table-cell office:value-type="string" calcext:value-type="string">
            <text:p><text:s/>viba@vtr.net </text:p>
          </table:table-cell>
          <table:table-cell office:value-type="float" office:value="761342444" calcext:value-type="float">
            <text:p>76134244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rivera </text:p>
          </table:table-cell>
          <table:table-cell office:value-type="float" office:value="930608308" calcext:value-type="float">
            <text:p>930608308</text:p>
          </table:table-cell>
          <table:table-cell office:value-type="float" office:value="150221455" calcext:value-type="float">
            <text:p>150221455</text:p>
          </table:table-cell>
          <table:table-cell office:value-type="string" calcext:value-type="string">
            <text:p><text:s/>cra.aireacondicionado@gmail.com </text:p>
          </table:table-cell>
          <table:table-cell office:value-type="float" office:value="150221455" calcext:value-type="float">
            <text:p>1502214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laudio Andres </text:p>
          </table:table-cell>
          <table:table-cell office:value-type="string" calcext:value-type="string">
            <text:p><text:s/>López Canihuante </text:p>
          </table:table-cell>
          <table:table-cell office:value-type="float" office:value="942305667" calcext:value-type="float">
            <text:p>942305667</text:p>
          </table:table-cell>
          <table:table-cell office:value-type="float" office:value="150305152" calcext:value-type="float">
            <text:p>150305152</text:p>
          </table:table-cell>
          <table:table-cell office:value-type="string" calcext:value-type="string">
            <text:p><text:s/>c.lopez@disabmin.cl </text:p>
          </table:table-cell>
          <table:table-cell office:value-type="float" office:value="150305152" calcext:value-type="float">
            <text:p>15030515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abriela </text:p>
          </table:table-cell>
          <table:table-cell office:value-type="string" calcext:value-type="string">
            <text:p><text:s/>Oyanadel </text:p>
          </table:table-cell>
          <table:table-cell office:value-type="float" office:value="942132271" calcext:value-type="float">
            <text:p>942132271</text:p>
          </table:table-cell>
          <table:table-cell office:value-type="float" office:value="150581095" calcext:value-type="float">
            <text:p>150581095</text:p>
          </table:table-cell>
          <table:table-cell office:value-type="string" calcext:value-type="string">
            <text:p><text:s/>g.oyanadel@constructoradyd.com </text:p>
          </table:table-cell>
          <table:table-cell office:value-type="float" office:value="764224159" calcext:value-type="float">
            <text:p>76422415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aquin </text:p>
          </table:table-cell>
          <table:table-cell office:value-type="string" calcext:value-type="string">
            <text:p><text:s/>Ortiz </text:p>
          </table:table-cell>
          <table:table-cell office:value-type="float" office:value="979448986" calcext:value-type="float">
            <text:p>979448986</text:p>
          </table:table-cell>
          <table:table-cell office:value-type="float" office:value="150662648" calcext:value-type="float">
            <text:p>150662648</text:p>
          </table:table-cell>
          <table:table-cell office:value-type="string" calcext:value-type="string">
            <text:p><text:s/>joaquin.ortiz.olmos@gmail.com </text:p>
          </table:table-cell>
          <table:table-cell office:value-type="float" office:value="150662648" calcext:value-type="float">
            <text:p>15066264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mes </text:p>
          </table:table-cell>
          <table:table-cell office:value-type="string" calcext:value-type="string">
            <text:p><text:s/>segovia </text:p>
          </table:table-cell>
          <table:table-cell office:value-type="float" office:value="56957168721" calcext:value-type="float">
            <text:p>56957168721</text:p>
          </table:table-cell>
          <table:table-cell office:value-type="float" office:value="150742803" calcext:value-type="float">
            <text:p>150742803</text:p>
          </table:table-cell>
          <table:table-cell office:value-type="string" calcext:value-type="string">
            <text:p><text:s/>018paradise@gmail.com </text:p>
          </table:table-cell>
          <table:table-cell office:value-type="float" office:value="767902220" calcext:value-type="float">
            <text:p>7679022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XANA </text:p>
          </table:table-cell>
          <table:table-cell office:value-type="string" calcext:value-type="string">
            <text:p><text:s/>CALIBAR MIRANDA </text:p>
          </table:table-cell>
          <table:table-cell office:value-type="float" office:value="71804078" calcext:value-type="float">
            <text:p>71804078</text:p>
          </table:table-cell>
          <table:table-cell office:value-type="float" office:value="150922496" calcext:value-type="float">
            <text:p>150922496</text:p>
          </table:table-cell>
          <table:table-cell office:value-type="string" calcext:value-type="string">
            <text:p><text:s/>paolasotosandoval12@gmail.com </text:p>
          </table:table-cell>
          <table:table-cell office:value-type="float" office:value="763233170" calcext:value-type="float">
            <text:p>76323317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AMELA </text:p>
          </table:table-cell>
          <table:table-cell office:value-type="string" calcext:value-type="string">
            <text:p><text:s/>FERNANDEZ BERNAL </text:p>
          </table:table-cell>
          <table:table-cell office:value-type="string" calcext:value-type="string">
            <text:p><text:s/>33-224653 </text:p>
          </table:table-cell>
          <table:table-cell office:value-type="float" office:value="150937361" calcext:value-type="float">
            <text:p>150937361</text:p>
          </table:table-cell>
          <table:table-cell office:value-type="string" calcext:value-type="string">
            <text:p><text:s/>gerente.finanzas@proquimin.cl </text:p>
          </table:table-cell>
          <table:table-cell office:value-type="float" office:value="786082706" calcext:value-type="float">
            <text:p>7860827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Valiente </text:p>
          </table:table-cell>
          <table:table-cell office:value-type="string" calcext:value-type="string">
            <text:p><text:s/>+56 946377179 </text:p>
          </table:table-cell>
          <table:table-cell office:value-type="float" office:value="151048145" calcext:value-type="float">
            <text:p>151048145</text:p>
          </table:table-cell>
          <table:table-cell office:value-type="string" calcext:value-type="string">
            <text:p><text:s/>serviciotecnico@hydrosolutions.cl </text:p>
          </table:table-cell>
          <table:table-cell office:value-type="float" office:value="766022049" calcext:value-type="float">
            <text:p>76602204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Uribe </text:p>
          </table:table-cell>
          <table:table-cell office:value-type="float" office:value="971373243" calcext:value-type="float">
            <text:p>971373243</text:p>
          </table:table-cell>
          <table:table-cell office:value-type="float" office:value="151138462" calcext:value-type="float">
            <text:p>151138462</text:p>
          </table:table-cell>
          <table:table-cell office:value-type="string" calcext:value-type="string">
            <text:p><text:s/>ventas@mueblesyterrazas.cl </text:p>
          </table:table-cell>
          <table:table-cell office:value-type="float" office:value="762013932" calcext:value-type="float">
            <text:p>7620139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Donoso </text:p>
          </table:table-cell>
          <table:table-cell office:value-type="float" office:value="966593109" calcext:value-type="float">
            <text:p>966593109</text:p>
          </table:table-cell>
          <table:table-cell office:value-type="float" office:value="151190537" calcext:value-type="float">
            <text:p>151190537</text:p>
          </table:table-cell>
          <table:table-cell office:value-type="string" calcext:value-type="string">
            <text:p><text:s/>roberto.donoso@masser.cl </text:p>
          </table:table-cell>
          <table:table-cell office:value-type="float" office:value="767661509" calcext:value-type="float">
            <text:p>7676615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CIO </text:p>
          </table:table-cell>
          <table:table-cell office:value-type="string" calcext:value-type="string">
            <text:p><text:s/>URZUA </text:p>
          </table:table-cell>
          <table:table-cell office:value-type="float" office:value="949149903" calcext:value-type="float">
            <text:p>949149903</text:p>
          </table:table-cell>
          <table:table-cell office:value-type="float" office:value="151217176" calcext:value-type="float">
            <text:p>151217176</text:p>
          </table:table-cell>
          <table:table-cell office:value-type="string" calcext:value-type="string">
            <text:p><text:s/>rurzuazonadental@gmail.com </text:p>
          </table:table-cell>
          <table:table-cell office:value-type="float" office:value="763283119" calcext:value-type="float">
            <text:p>76328311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ROMAN </text:p>
          </table:table-cell>
          <table:table-cell office:value-type="float" office:value="7121971540" calcext:value-type="float">
            <text:p>7121971540</text:p>
          </table:table-cell>
          <table:table-cell office:value-type="float" office:value="151300030" calcext:value-type="float">
            <text:p>151300030</text:p>
          </table:table-cell>
          <table:table-cell office:value-type="string" calcext:value-type="string">
            <text:p><text:s/>proman@gfrc.cl </text:p>
          </table:table-cell>
          <table:table-cell office:value-type="float" office:value="760809705" calcext:value-type="float">
            <text:p>7608097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Leal </text:p>
          </table:table-cell>
          <table:table-cell office:value-type="float" office:value="997937612" calcext:value-type="float">
            <text:p>997937612</text:p>
          </table:table-cell>
          <table:table-cell office:value-type="float" office:value="151480586" calcext:value-type="float">
            <text:p>151480586</text:p>
          </table:table-cell>
          <table:table-cell office:value-type="string" calcext:value-type="string">
            <text:p><text:s/>jorgeandresleal@gmail.com </text:p>
          </table:table-cell>
          <table:table-cell office:value-type="float" office:value="766706266" calcext:value-type="float">
            <text:p>76670626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Guzman </text:p>
          </table:table-cell>
          <table:table-cell office:value-type="float" office:value="957580493" calcext:value-type="float">
            <text:p>957580493</text:p>
          </table:table-cell>
          <table:table-cell office:value-type="float" office:value="151742815" calcext:value-type="float">
            <text:p>151742815</text:p>
          </table:table-cell>
          <table:table-cell office:value-type="string" calcext:value-type="string">
            <text:p><text:s/>mglplana@gmail.com </text:p>
          </table:table-cell>
          <table:table-cell office:value-type="float" office:value="151742815" calcext:value-type="float">
            <text:p>1517428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Andrade Cid </text:p>
          </table:table-cell>
          <table:table-cell office:value-type="float" office:value="452757878" calcext:value-type="float">
            <text:p>452757878</text:p>
          </table:table-cell>
          <table:table-cell office:value-type="float" office:value="151765017" calcext:value-type="float">
            <text:p>151765017</text:p>
          </table:table-cell>
          <table:table-cell office:value-type="string" calcext:value-type="string">
            <text:p><text:s/>andradecid@hotmail.com </text:p>
          </table:table-cell>
          <table:table-cell office:value-type="float" office:value="763289877" calcext:value-type="float">
            <text:p>76328987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ohana </text:p>
          </table:table-cell>
          <table:table-cell office:value-type="string" calcext:value-type="string">
            <text:p><text:s/>Soto </text:p>
          </table:table-cell>
          <table:table-cell office:value-type="float" office:value="975858004" calcext:value-type="float">
            <text:p>975858004</text:p>
          </table:table-cell>
          <table:table-cell office:value-type="float" office:value="151792049" calcext:value-type="float">
            <text:p>151792049</text:p>
          </table:table-cell>
          <table:table-cell office:value-type="string" calcext:value-type="string">
            <text:p><text:s/>delajaraysoto@gmail.com </text:p>
          </table:table-cell>
          <table:table-cell office:value-type="float" office:value="768408912" calcext:value-type="float">
            <text:p>76840891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issandro </text:p>
          </table:table-cell>
          <table:table-cell office:value-type="string" calcext:value-type="string">
            <text:p><text:s/>caamaño </text:p>
          </table:table-cell>
          <table:table-cell office:value-type="float" office:value="963524374" calcext:value-type="float">
            <text:p>963524374</text:p>
          </table:table-cell>
          <table:table-cell office:value-type="float" office:value="151800548" calcext:value-type="float">
            <text:p>151800548</text:p>
          </table:table-cell>
          <table:table-cell office:value-type="string" calcext:value-type="string">
            <text:p><text:s/>lcaamano@lihercav.cl </text:p>
          </table:table-cell>
          <table:table-cell office:value-type="float" office:value="767350015" calcext:value-type="float">
            <text:p>7673500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JOCELYN </text:p>
          </table:table-cell>
          <table:table-cell office:value-type="string" calcext:value-type="string">
            <text:p><text:s/>ABARZUA </text:p>
          </table:table-cell>
          <table:table-cell office:value-type="float" office:value="222355248" calcext:value-type="float">
            <text:p>222355248</text:p>
          </table:table-cell>
          <table:table-cell office:value-type="float" office:value="152252935" calcext:value-type="float">
            <text:p>152252935</text:p>
          </table:table-cell>
          <table:table-cell office:value-type="string" calcext:value-type="string">
            <text:p><text:s/>jabarzua@geoequipos.cl </text:p>
          </table:table-cell>
          <table:table-cell office:value-type="float" office:value="889013001" calcext:value-type="float">
            <text:p>889013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ika </text:p>
          </table:table-cell>
          <table:table-cell office:value-type="string" calcext:value-type="string">
            <text:p><text:s/>Carrasco </text:p>
          </table:table-cell>
          <table:table-cell office:value-type="float" office:value="987131561" calcext:value-type="float">
            <text:p>987131561</text:p>
          </table:table-cell>
          <table:table-cell office:value-type="float" office:value="152445105" calcext:value-type="float">
            <text:p>152445105</text:p>
          </table:table-cell>
          <table:table-cell office:value-type="string" calcext:value-type="string">
            <text:p><text:s/>ecarrascomillapan@gmail.com </text:p>
          </table:table-cell>
          <table:table-cell office:value-type="float" office:value="152445105" calcext:value-type="float">
            <text:p>15244510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erardo </text:p>
          </table:table-cell>
          <table:table-cell office:value-type="string" calcext:value-type="string">
            <text:p><text:s/>Hermosilla </text:p>
          </table:table-cell>
          <table:table-cell office:value-type="float" office:value="957433674" calcext:value-type="float">
            <text:p>957433674</text:p>
          </table:table-cell>
          <table:table-cell office:value-type="float" office:value="152558147" calcext:value-type="float">
            <text:p>152558147</text:p>
          </table:table-cell>
          <table:table-cell office:value-type="string" calcext:value-type="string">
            <text:p><text:s/>ghermosilla@ghbconstructora.cl </text:p>
          </table:table-cell>
          <table:table-cell office:value-type="float" office:value="152558147" calcext:value-type="float">
            <text:p>15255814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UAN IGNACIO </text:p>
          </table:table-cell>
          <table:table-cell office:value-type="string" calcext:value-type="string">
            <text:p><text:s/>OYARZUN </text:p>
          </table:table-cell>
          <table:table-cell office:value-type="float" office:value="228625724" calcext:value-type="float">
            <text:p>228625724</text:p>
          </table:table-cell>
          <table:table-cell office:value-type="float" office:value="152591047" calcext:value-type="float">
            <text:p>152591047</text:p>
          </table:table-cell>
          <table:table-cell office:value-type="string" calcext:value-type="string">
            <text:p><text:s/>juanignacio@hannachile.com </text:p>
          </table:table-cell>
          <table:table-cell office:value-type="float" office:value="789721904" calcext:value-type="float">
            <text:p>7897219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NAVARRETE </text:p>
          </table:table-cell>
          <table:table-cell office:value-type="float" office:value="998469239" calcext:value-type="float">
            <text:p>998469239</text:p>
          </table:table-cell>
          <table:table-cell office:value-type="float" office:value="152679874" calcext:value-type="float">
            <text:p>152679874</text:p>
          </table:table-cell>
          <table:table-cell office:value-type="string" calcext:value-type="string">
            <text:p><text:s/>AGROSERVICIOSNAVARRETE@GMAIL.COM </text:p>
          </table:table-cell>
          <table:table-cell office:value-type="float" office:value="767431066" calcext:value-type="float">
            <text:p>76743106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pablo </text:p>
          </table:table-cell>
          <table:table-cell office:value-type="string" calcext:value-type="string">
            <text:p><text:s/>Uribe </text:p>
          </table:table-cell>
          <table:table-cell office:value-type="float" office:value="949520911" calcext:value-type="float">
            <text:p>949520911</text:p>
          </table:table-cell>
          <table:table-cell office:value-type="float" office:value="152742355" calcext:value-type="float">
            <text:p>152742355</text:p>
          </table:table-cell>
          <table:table-cell office:value-type="string" calcext:value-type="string">
            <text:p><text:s/>juanpablouribemena@gmail.com </text:p>
          </table:table-cell>
          <table:table-cell office:value-type="float" office:value="152742355" calcext:value-type="float">
            <text:p>1527423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mon Leonel </text:p>
          </table:table-cell>
          <table:table-cell office:value-type="string" calcext:value-type="string">
            <text:p><text:s/>Kammel Alarcon </text:p>
          </table:table-cell>
          <table:table-cell office:value-type="float" office:value="953533887" calcext:value-type="float">
            <text:p>953533887</text:p>
          </table:table-cell>
          <table:table-cell office:value-type="float" office:value="152811950" calcext:value-type="float">
            <text:p>152811950</text:p>
          </table:table-cell>
          <table:table-cell office:value-type="string" calcext:value-type="string">
            <text:p><text:s/>rkammelservicios@gmail.com </text:p>
          </table:table-cell>
          <table:table-cell office:value-type="string" calcext:value-type="string">
            <text:p><text:s/>76308115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abriel Alejandro </text:p>
          </table:table-cell>
          <table:table-cell office:value-type="string" calcext:value-type="string">
            <text:p><text:s/>Riquelme Diaz </text:p>
          </table:table-cell>
          <table:table-cell office:value-type="float" office:value="977497810" calcext:value-type="float">
            <text:p>977497810</text:p>
          </table:table-cell>
          <table:table-cell office:value-type="float" office:value="152835752" calcext:value-type="float">
            <text:p>152835752</text:p>
          </table:table-cell>
          <table:table-cell office:value-type="string" calcext:value-type="string">
            <text:p><text:s/>grd@grdservicios.cl </text:p>
          </table:table-cell>
          <table:table-cell office:value-type="float" office:value="764473094" calcext:value-type="float">
            <text:p>76447309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Victor Hugo </text:p>
          </table:table-cell>
          <table:table-cell office:value-type="string" calcext:value-type="string">
            <text:p><text:s/>Salinas </text:p>
          </table:table-cell>
          <table:table-cell office:value-type="string" calcext:value-type="string">
            <text:p><text:s/>63 2224915 </text:p>
          </table:table-cell>
          <table:table-cell office:value-type="float" office:value="152945558" calcext:value-type="float">
            <text:p>152945558</text:p>
          </table:table-cell>
          <table:table-cell office:value-type="string" calcext:value-type="string">
            <text:p><text:s/>vsalinas@milival.cl </text:p>
          </table:table-cell>
          <table:table-cell office:value-type="float" office:value="778156008" calcext:value-type="float">
            <text:p>7781560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tias </text:p>
          </table:table-cell>
          <table:table-cell office:value-type="string" calcext:value-type="string">
            <text:p><text:s/>torrejon </text:p>
          </table:table-cell>
          <table:table-cell office:value-type="float" office:value="63006909" calcext:value-type="float">
            <text:p>63006909</text:p>
          </table:table-cell>
          <table:table-cell office:value-type="float" office:value="153125589" calcext:value-type="float">
            <text:p>153125589</text:p>
          </table:table-cell>
          <table:table-cell office:value-type="string" calcext:value-type="string">
            <text:p><text:s/>matias.torrejon@ingenioquality.com </text:p>
          </table:table-cell>
          <table:table-cell office:value-type="float" office:value="761341251" calcext:value-type="float">
            <text:p>76134125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Salomon </text:p>
          </table:table-cell>
          <table:table-cell office:value-type="float" office:value="942411244" calcext:value-type="float">
            <text:p>942411244</text:p>
          </table:table-cell>
          <table:table-cell office:value-type="float" office:value="153239436" calcext:value-type="float">
            <text:p>153239436</text:p>
          </table:table-cell>
          <table:table-cell office:value-type="string" calcext:value-type="string">
            <text:p><text:s/>ecastrillon@sqenergias.cl </text:p>
          </table:table-cell>
          <table:table-cell office:value-type="float" office:value="760930733" calcext:value-type="float">
            <text:p>7609307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lmut </text:p>
          </table:table-cell>
          <table:table-cell office:value-type="string" calcext:value-type="string">
            <text:p><text:s/>Torres </text:p>
          </table:table-cell>
          <table:table-cell office:value-type="float" office:value="56999092087" calcext:value-type="float">
            <text:p>56999092087</text:p>
          </table:table-cell>
          <table:table-cell office:value-type="float" office:value="153251282" calcext:value-type="float">
            <text:p>153251282</text:p>
          </table:table-cell>
          <table:table-cell office:value-type="string" calcext:value-type="string">
            <text:p><text:s/>htorres@ltmingenieria.cl </text:p>
          </table:table-cell>
          <table:table-cell office:value-type="float" office:value="765431328" calcext:value-type="float">
            <text:p>76543132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idi </text:p>
          </table:table-cell>
          <table:table-cell office:value-type="string" calcext:value-type="string">
            <text:p><text:s/>schebblein </text:p>
          </table:table-cell>
          <table:table-cell office:value-type="float" office:value="982488271" calcext:value-type="float">
            <text:p>982488271</text:p>
          </table:table-cell>
          <table:table-cell office:value-type="float" office:value="153267812" calcext:value-type="float">
            <text:p>153267812</text:p>
          </table:table-cell>
          <table:table-cell office:value-type="string" calcext:value-type="string">
            <text:p><text:s/>hscheblein21@gmail.com </text:p>
          </table:table-cell>
          <table:table-cell office:value-type="float" office:value="766489265" calcext:value-type="float">
            <text:p>76648926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ban </text:p>
          </table:table-cell>
          <table:table-cell office:value-type="string" calcext:value-type="string">
            <text:p><text:s/>Riquelme </text:p>
          </table:table-cell>
          <table:table-cell office:value-type="float" office:value="962481428" calcext:value-type="float">
            <text:p>962481428</text:p>
          </table:table-cell>
          <table:table-cell office:value-type="float" office:value="153357706" calcext:value-type="float">
            <text:p>153357706</text:p>
          </table:table-cell>
          <table:table-cell office:value-type="string" calcext:value-type="string">
            <text:p><text:s/>estebanriquelmeg@gmail.com </text:p>
          </table:table-cell>
          <table:table-cell office:value-type="string" calcext:value-type="string">
            <text:p><text:s/>76532341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Perez Martinez </text:p>
          </table:table-cell>
          <table:table-cell office:value-type="float" office:value="569422782" calcext:value-type="float">
            <text:p>569422782</text:p>
          </table:table-cell>
          <table:table-cell office:value-type="float" office:value="153368635" calcext:value-type="float">
            <text:p>153368635</text:p>
          </table:table-cell>
          <table:table-cell office:value-type="string" calcext:value-type="string">
            <text:p><text:s/>eperez@grupovl.cl </text:p>
          </table:table-cell>
          <table:table-cell office:value-type="string" calcext:value-type="string">
            <text:p><text:s/>7638015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és </text:p>
          </table:table-cell>
          <table:table-cell office:value-type="string" calcext:value-type="string">
            <text:p><text:s/>ormazabal </text:p>
          </table:table-cell>
          <table:table-cell office:value-type="float" office:value="959022171" calcext:value-type="float">
            <text:p>959022171</text:p>
          </table:table-cell>
          <table:table-cell office:value-type="float" office:value="153580030" calcext:value-type="float">
            <text:p>153580030</text:p>
          </table:table-cell>
          <table:table-cell office:value-type="string" calcext:value-type="string">
            <text:p><text:s/>mariajose1009@gmail.com </text:p>
          </table:table-cell>
          <table:table-cell office:value-type="float" office:value="761045121" calcext:value-type="float">
            <text:p>76104512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nny </text:p>
          </table:table-cell>
          <table:table-cell office:value-type="string" calcext:value-type="string">
            <text:p><text:s/>Lagos </text:p>
          </table:table-cell>
          <table:table-cell office:value-type="float" office:value="952290371" calcext:value-type="float">
            <text:p>952290371</text:p>
          </table:table-cell>
          <table:table-cell office:value-type="float" office:value="153682348" calcext:value-type="float">
            <text:p>153682348</text:p>
          </table:table-cell>
          <table:table-cell office:value-type="string" calcext:value-type="string">
            <text:p><text:s/>jlagos@mundohidraulico.cl </text:p>
          </table:table-cell>
          <table:table-cell office:value-type="float" office:value="760765333" calcext:value-type="float">
            <text:p>7607653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ander </text:p>
          </table:table-cell>
          <table:table-cell office:value-type="string" calcext:value-type="string">
            <text:p><text:s/>Faundez </text:p>
          </table:table-cell>
          <table:table-cell office:value-type="float" office:value="961936033" calcext:value-type="float">
            <text:p>961936033</text:p>
          </table:table-cell>
          <table:table-cell office:value-type="float" office:value="153729689" calcext:value-type="float">
            <text:p>153729689</text:p>
          </table:table-cell>
          <table:table-cell office:value-type="string" calcext:value-type="string">
            <text:p><text:s/>constanzo.rj@gmail.com </text:p>
          </table:table-cell>
          <table:table-cell office:value-type="float" office:value="768575568" calcext:value-type="float">
            <text:p>76857556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Castrillon </text:p>
          </table:table-cell>
          <table:table-cell office:value-type="float" office:value="42411244" calcext:value-type="float">
            <text:p>42411244</text:p>
          </table:table-cell>
          <table:table-cell office:value-type="float" office:value="153767629" calcext:value-type="float">
            <text:p>153767629</text:p>
          </table:table-cell>
          <table:table-cell office:value-type="string" calcext:value-type="string">
            <text:p><text:s/>ecastrillon@polysolutions.cl </text:p>
          </table:table-cell>
          <table:table-cell office:value-type="float" office:value="762799782" calcext:value-type="float">
            <text:p>76279978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lopez </text:p>
          </table:table-cell>
          <table:table-cell office:value-type="float" office:value="982436001" calcext:value-type="float">
            <text:p>982436001</text:p>
          </table:table-cell>
          <table:table-cell office:value-type="float" office:value="153800111" calcext:value-type="float">
            <text:p>153800111</text:p>
          </table:table-cell>
          <table:table-cell office:value-type="string" calcext:value-type="string">
            <text:p><text:s/>jlopez@ecocarechile.cl </text:p>
          </table:table-cell>
          <table:table-cell office:value-type="float" office:value="767092148" calcext:value-type="float">
            <text:p>76709214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App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Ortiz </text:p>
          </table:table-cell>
          <table:table-cell office:value-type="float" office:value="25053360" calcext:value-type="float">
            <text:p>25053360</text:p>
          </table:table-cell>
          <table:table-cell office:value-type="float" office:value="153805350" calcext:value-type="float">
            <text:p>153805350</text:p>
          </table:table-cell>
          <table:table-cell office:value-type="string" calcext:value-type="string">
            <text:p><text:s/>mario@becual.com </text:p>
          </table:table-cell>
          <table:table-cell office:value-type="float" office:value="761066412" calcext:value-type="float">
            <text:p>76106641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irk </text:p>
          </table:table-cell>
          <table:table-cell office:value-type="string" calcext:value-type="string">
            <text:p><text:s/>Bravovisch </text:p>
          </table:table-cell>
          <table:table-cell office:value-type="float" office:value="56987766789" calcext:value-type="float">
            <text:p>56987766789</text:p>
          </table:table-cell>
          <table:table-cell office:value-type="float" office:value="153828369" calcext:value-type="float">
            <text:p>153828369</text:p>
          </table:table-cell>
          <table:table-cell office:value-type="string" calcext:value-type="string">
            <text:p><text:s/>kirk@gestionycapital.cl </text:p>
          </table:table-cell>
          <table:table-cell office:value-type="float" office:value="768284881" calcext:value-type="float">
            <text:p>76828488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RAIMUNDO </text:p>
          </table:table-cell>
          <table:table-cell office:value-type="string" calcext:value-type="string">
            <text:p><text:s/>SCHOMBURGK VIGNEAUX </text:p>
          </table:table-cell>
          <table:table-cell office:value-type="float" office:value="56963429380" calcext:value-type="float">
            <text:p>56963429380</text:p>
          </table:table-cell>
          <table:table-cell office:value-type="float" office:value="153834989" calcext:value-type="float">
            <text:p>153834989</text:p>
          </table:table-cell>
          <table:table-cell office:value-type="string" calcext:value-type="string">
            <text:p><text:s/>raimundo@creationlab.cl </text:p>
          </table:table-cell>
          <table:table-cell office:value-type="float" office:value="765251354" calcext:value-type="float">
            <text:p>76525135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Araya </text:p>
          </table:table-cell>
          <table:table-cell office:value-type="float" office:value="227774425" calcext:value-type="float">
            <text:p>227774425</text:p>
          </table:table-cell>
          <table:table-cell office:value-type="float" office:value="153842981" calcext:value-type="float">
            <text:p>153842981</text:p>
          </table:table-cell>
          <table:table-cell office:value-type="string" calcext:value-type="string">
            <text:p><text:s/>raraya@azpublicidad.cl </text:p>
          </table:table-cell>
          <table:table-cell office:value-type="float" office:value="761892266" calcext:value-type="float">
            <text:p>76189226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MEDINA </text:p>
          </table:table-cell>
          <table:table-cell office:value-type="float" office:value="968476283" calcext:value-type="float">
            <text:p>968476283</text:p>
          </table:table-cell>
          <table:table-cell office:value-type="float" office:value="153930732" calcext:value-type="float">
            <text:p>153930732</text:p>
          </table:table-cell>
          <table:table-cell office:value-type="string" calcext:value-type="string">
            <text:p><text:s/>omedina@cboston.cl </text:p>
          </table:table-cell>
          <table:table-cell office:value-type="float" office:value="766891047" calcext:value-type="float">
            <text:p>76689104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NRIQUE </text:p>
          </table:table-cell>
          <table:table-cell office:value-type="string" calcext:value-type="string">
            <text:p><text:s/>ARENAS </text:p>
          </table:table-cell>
          <table:table-cell office:value-type="float" office:value="989056706" calcext:value-type="float">
            <text:p>989056706</text:p>
          </table:table-cell>
          <table:table-cell office:value-type="float" office:value="153948216" calcext:value-type="float">
            <text:p>153948216</text:p>
          </table:table-cell>
          <table:table-cell office:value-type="string" calcext:value-type="string">
            <text:p><text:s/>semkatltda@gmail.com </text:p>
          </table:table-cell>
          <table:table-cell office:value-type="float" office:value="760268364" calcext:value-type="float">
            <text:p>76026836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BERRIOS </text:p>
          </table:table-cell>
          <table:table-cell office:value-type="float" office:value="981671137" calcext:value-type="float">
            <text:p>981671137</text:p>
          </table:table-cell>
          <table:table-cell office:value-type="float" office:value="154073647" calcext:value-type="float">
            <text:p>154073647</text:p>
          </table:table-cell>
          <table:table-cell office:value-type="string" calcext:value-type="string">
            <text:p><text:s/>OBERRIOS@PUERTOCONTAINER.CL </text:p>
          </table:table-cell>
          <table:table-cell office:value-type="string" calcext:value-type="string">
            <text:p><text:s/>76565758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k </text:p>
          </table:table-cell>
          <table:table-cell office:value-type="string" calcext:value-type="string">
            <text:p><text:s/>Fernandez </text:p>
          </table:table-cell>
          <table:table-cell office:value-type="float" office:value="56961490761" calcext:value-type="float">
            <text:p>56961490761</text:p>
          </table:table-cell>
          <table:table-cell office:value-type="float" office:value="154085319" calcext:value-type="float">
            <text:p>154085319</text:p>
          </table:table-cell>
          <table:table-cell office:value-type="string" calcext:value-type="string">
            <text:p><text:s/>pfernandez@automotriztopcar.cl </text:p>
          </table:table-cell>
          <table:table-cell office:value-type="float" office:value="763326675" calcext:value-type="float">
            <text:p>76332667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ily </text:p>
          </table:table-cell>
          <table:table-cell office:value-type="string" calcext:value-type="string">
            <text:p><text:s/>waltemath </text:p>
          </table:table-cell>
          <table:table-cell office:value-type="float" office:value="963543409" calcext:value-type="float">
            <text:p>963543409</text:p>
          </table:table-cell>
          <table:table-cell office:value-type="float" office:value="154129707" calcext:value-type="float">
            <text:p>154129707</text:p>
          </table:table-cell>
          <table:table-cell office:value-type="string" calcext:value-type="string">
            <text:p><text:s/>lilywa@resso.cl </text:p>
          </table:table-cell>
          <table:table-cell office:value-type="float" office:value="765174570" calcext:value-type="float">
            <text:p>7651745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Cuevas </text:p>
          </table:table-cell>
          <table:table-cell office:value-type="float" office:value="56971371273" calcext:value-type="float">
            <text:p>56971371273</text:p>
          </table:table-cell>
          <table:table-cell office:value-type="float" office:value="154185151" calcext:value-type="float">
            <text:p>154185151</text:p>
          </table:table-cell>
          <table:table-cell office:value-type="string" calcext:value-type="string">
            <text:p><text:s/>fcuevas@idix.cl </text:p>
          </table:table-cell>
          <table:table-cell office:value-type="float" office:value="761032895" calcext:value-type="float">
            <text:p>76103289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Agusto </text:p>
          </table:table-cell>
          <table:table-cell office:value-type="float" office:value="228557208" calcext:value-type="float">
            <text:p>228557208</text:p>
          </table:table-cell>
          <table:table-cell office:value-type="float" office:value="154195270" calcext:value-type="float">
            <text:p>154195270</text:p>
          </table:table-cell>
          <table:table-cell office:value-type="string" calcext:value-type="string">
            <text:p><text:s/>agservice@gmail.com </text:p>
          </table:table-cell>
          <table:table-cell office:value-type="float" office:value="154195270" calcext:value-type="float">
            <text:p>15419527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liver </text:p>
          </table:table-cell>
          <table:table-cell office:value-type="string" calcext:value-type="string">
            <text:p><text:s/>benavides </text:p>
          </table:table-cell>
          <table:table-cell office:value-type="float" office:value="56942434769" calcext:value-type="float">
            <text:p>56942434769</text:p>
          </table:table-cell>
          <table:table-cell office:value-type="float" office:value="154203605" calcext:value-type="float">
            <text:p>154203605</text:p>
          </table:table-cell>
          <table:table-cell office:value-type="string" calcext:value-type="string">
            <text:p><text:s/>ventas@focos.cl </text:p>
          </table:table-cell>
          <table:table-cell office:value-type="string" calcext:value-type="string">
            <text:p><text:s/>76354902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NUÑEZ </text:p>
          </table:table-cell>
          <table:table-cell office:value-type="float" office:value="232025847" calcext:value-type="float">
            <text:p>232025847</text:p>
          </table:table-cell>
          <table:table-cell office:value-type="float" office:value="154239227" calcext:value-type="float">
            <text:p>154239227</text:p>
          </table:table-cell>
          <table:table-cell office:value-type="string" calcext:value-type="string">
            <text:p><text:s/>cnunez@proteknica.cl </text:p>
          </table:table-cell>
          <table:table-cell office:value-type="string" calcext:value-type="string">
            <text:p><text:s/>7648802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ria </text:p>
          </table:table-cell>
          <table:table-cell office:value-type="string" calcext:value-type="string">
            <text:p><text:s/>Avendaño Garay </text:p>
          </table:table-cell>
          <table:table-cell office:value-type="float" office:value="996114410" calcext:value-type="float">
            <text:p>996114410</text:p>
          </table:table-cell>
          <table:table-cell office:value-type="float" office:value="154345434" calcext:value-type="float">
            <text:p>154345434</text:p>
          </table:table-cell>
          <table:table-cell office:value-type="string" calcext:value-type="string">
            <text:p><text:s/>valeavendano@gmail.com </text:p>
          </table:table-cell>
          <table:table-cell office:value-type="float" office:value="154345434" calcext:value-type="float">
            <text:p>15434543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DANIELA </text:p>
          </table:table-cell>
          <table:table-cell office:value-type="string" calcext:value-type="string">
            <text:p><text:s/>PAVEZ </text:p>
          </table:table-cell>
          <table:table-cell office:value-type="float" office:value="77676601" calcext:value-type="float">
            <text:p>77676601</text:p>
          </table:table-cell>
          <table:table-cell office:value-type="float" office:value="154355383" calcext:value-type="float">
            <text:p>154355383</text:p>
          </table:table-cell>
          <table:table-cell office:value-type="string" calcext:value-type="string">
            <text:p><text:s/>daniela.pavez@sitelecom.cl </text:p>
          </table:table-cell>
          <table:table-cell office:value-type="float" office:value="763746631" calcext:value-type="float">
            <text:p>76374663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hernandez </text:p>
          </table:table-cell>
          <table:table-cell office:value-type="float" office:value="999887908" calcext:value-type="float">
            <text:p>999887908</text:p>
          </table:table-cell>
          <table:table-cell office:value-type="float" office:value="154365001" calcext:value-type="float">
            <text:p>154365001</text:p>
          </table:table-cell>
          <table:table-cell office:value-type="string" calcext:value-type="string">
            <text:p><text:s/>rodrigo.hernandez90@gmail.com </text:p>
          </table:table-cell>
          <table:table-cell office:value-type="float" office:value="763502333" calcext:value-type="float">
            <text:p>7635023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FERNANDEZ </text:p>
          </table:table-cell>
          <table:table-cell office:value-type="string" calcext:value-type="string">
            <text:p><text:s/>22 2417692 </text:p>
          </table:table-cell>
          <table:table-cell office:value-type="float" office:value="154384235" calcext:value-type="float">
            <text:p>154384235</text:p>
          </table:table-cell>
          <table:table-cell office:value-type="string" calcext:value-type="string">
            <text:p><text:s/>carolina.fernandez@3dconcept.cl </text:p>
          </table:table-cell>
          <table:table-cell office:value-type="float" office:value="767867506" calcext:value-type="float">
            <text:p>7678675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rnando Enrique </text:p>
          </table:table-cell>
          <table:table-cell office:value-type="string" calcext:value-type="string">
            <text:p><text:s/>Muñoz Cuevas </text:p>
          </table:table-cell>
          <table:table-cell office:value-type="float" office:value="56953571618" calcext:value-type="float">
            <text:p>56953571618</text:p>
          </table:table-cell>
          <table:table-cell office:value-type="float" office:value="154443991" calcext:value-type="float">
            <text:p>154443991</text:p>
          </table:table-cell>
          <table:table-cell office:value-type="string" calcext:value-type="string">
            <text:p><text:s/>fernando.m@muebleslumago.cl </text:p>
          </table:table-cell>
          <table:table-cell office:value-type="float" office:value="766281273" calcext:value-type="float">
            <text:p>76628127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ULINA </text:p>
          </table:table-cell>
          <table:table-cell office:value-type="string" calcext:value-type="string">
            <text:p><text:s/>MUÑOZ </text:p>
          </table:table-cell>
          <table:table-cell office:value-type="float" office:value="971884433" calcext:value-type="float">
            <text:p>971884433</text:p>
          </table:table-cell>
          <table:table-cell office:value-type="float" office:value="154449957" calcext:value-type="float">
            <text:p>154449957</text:p>
          </table:table-cell>
          <table:table-cell office:value-type="string" calcext:value-type="string">
            <text:p><text:s/>CARPINTERIAMETALICAPMF@HOTMAIL.COM </text:p>
          </table:table-cell>
          <table:table-cell office:value-type="float" office:value="154449957" calcext:value-type="float">
            <text:p>15444995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ONICA </text:p>
          </table:table-cell>
          <table:table-cell office:value-type="string" calcext:value-type="string">
            <text:p><text:s/>FLORES </text:p>
          </table:table-cell>
          <table:table-cell office:value-type="float" office:value="225063403" calcext:value-type="float">
            <text:p>225063403</text:p>
          </table:table-cell>
          <table:table-cell office:value-type="float" office:value="154508910" calcext:value-type="float">
            <text:p>154508910</text:p>
          </table:table-cell>
          <table:table-cell office:value-type="string" calcext:value-type="string">
            <text:p><text:s/>monica.flores.rojas@gmail.com </text:p>
          </table:table-cell>
          <table:table-cell office:value-type="float" office:value="763654761" calcext:value-type="float">
            <text:p>76365476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MIRANDA </text:p>
          </table:table-cell>
          <table:table-cell office:value-type="float" office:value="222045002" calcext:value-type="float">
            <text:p>222045002</text:p>
          </table:table-cell>
          <table:table-cell office:value-type="float" office:value="154560440" calcext:value-type="float">
            <text:p>154560440</text:p>
          </table:table-cell>
          <table:table-cell office:value-type="string" calcext:value-type="string">
            <text:p><text:s/>secretaria@jrp.cl </text:p>
          </table:table-cell>
          <table:table-cell office:value-type="float" office:value="773878609" calcext:value-type="float">
            <text:p>7738786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immy </text:p>
          </table:table-cell>
          <table:table-cell office:value-type="string" calcext:value-type="string">
            <text:p><text:s/>quezada </text:p>
          </table:table-cell>
          <table:table-cell office:value-type="float" office:value="967169935" calcext:value-type="float">
            <text:p>967169935</text:p>
          </table:table-cell>
          <table:table-cell office:value-type="float" office:value="154615741" calcext:value-type="float">
            <text:p>154615741</text:p>
          </table:table-cell>
          <table:table-cell office:value-type="string" calcext:value-type="string">
            <text:p><text:s/>rayencamila@gmail.com </text:p>
          </table:table-cell>
          <table:table-cell office:value-type="float" office:value="154615741" calcext:value-type="float">
            <text:p>15461574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Fourniel </text:p>
          </table:table-cell>
          <table:table-cell office:value-type="float" office:value="946326475" calcext:value-type="float">
            <text:p>946326475</text:p>
          </table:table-cell>
          <table:table-cell office:value-type="float" office:value="154666397" calcext:value-type="float">
            <text:p>154666397</text:p>
          </table:table-cell>
          <table:table-cell office:value-type="string" calcext:value-type="string">
            <text:p><text:s/>angelica.fourniel@hotmail.com </text:p>
          </table:table-cell>
          <table:table-cell office:value-type="float" office:value="760081353" calcext:value-type="float">
            <text:p>76008135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fernandez </text:p>
          </table:table-cell>
          <table:table-cell office:value-type="float" office:value="962261898" calcext:value-type="float">
            <text:p>962261898</text:p>
          </table:table-cell>
          <table:table-cell office:value-type="float" office:value="154802959" calcext:value-type="float">
            <text:p>154802959</text:p>
          </table:table-cell>
          <table:table-cell office:value-type="string" calcext:value-type="string">
            <text:p><text:s/>dfernandez@multisoluciones.cl </text:p>
          </table:table-cell>
          <table:table-cell office:value-type="string" calcext:value-type="string">
            <text:p><text:s/>7678252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iana </text:p>
          </table:table-cell>
          <table:table-cell office:value-type="string" calcext:value-type="string">
            <text:p><text:s/>Méndez Saldaño </text:p>
          </table:table-cell>
          <table:table-cell office:value-type="float" office:value="222382152" calcext:value-type="float">
            <text:p>222382152</text:p>
          </table:table-cell>
          <table:table-cell office:value-type="float" office:value="154806016" calcext:value-type="float">
            <text:p>154806016</text:p>
          </table:table-cell>
          <table:table-cell office:value-type="string" calcext:value-type="string">
            <text:p><text:s/>mmendez@campomanes.cl </text:p>
          </table:table-cell>
          <table:table-cell office:value-type="float" office:value="995523809" calcext:value-type="float">
            <text:p>9955238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 </text:p>
          </table:table-cell>
          <table:table-cell office:value-type="string" calcext:value-type="string">
            <text:p><text:s/>Martinez </text:p>
          </table:table-cell>
          <table:table-cell office:value-type="float" office:value="979796073" calcext:value-type="float">
            <text:p>979796073</text:p>
          </table:table-cell>
          <table:table-cell office:value-type="float" office:value="154833188" calcext:value-type="float">
            <text:p>154833188</text:p>
          </table:table-cell>
          <table:table-cell office:value-type="string" calcext:value-type="string">
            <text:p><text:s/>alex_martinez.s@hotmail.com </text:p>
          </table:table-cell>
          <table:table-cell office:value-type="string" calcext:value-type="string">
            <text:p><text:s/>76588683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Reinaldo </text:p>
          </table:table-cell>
          <table:table-cell office:value-type="string" calcext:value-type="string">
            <text:p><text:s/>Ramirez </text:p>
          </table:table-cell>
          <table:table-cell office:value-type="float" office:value="56951966816" calcext:value-type="float">
            <text:p>56951966816</text:p>
          </table:table-cell>
          <table:table-cell office:value-type="float" office:value="154835733" calcext:value-type="float">
            <text:p>154835733</text:p>
          </table:table-cell>
          <table:table-cell office:value-type="string" calcext:value-type="string">
            <text:p><text:s/>lrrsep@gmail.com </text:p>
          </table:table-cell>
          <table:table-cell office:value-type="float" office:value="154835733" calcext:value-type="float">
            <text:p>1548357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Ignacia </text:p>
          </table:table-cell>
          <table:table-cell office:value-type="string" calcext:value-type="string">
            <text:p><text:s/>Quijada Bustamante </text:p>
          </table:table-cell>
          <table:table-cell office:value-type="float" office:value="999190813" calcext:value-type="float">
            <text:p>999190813</text:p>
          </table:table-cell>
          <table:table-cell office:value-type="float" office:value="154909850" calcext:value-type="float">
            <text:p>154909850</text:p>
          </table:table-cell>
          <table:table-cell office:value-type="string" calcext:value-type="string">
            <text:p><text:s/>ignaciaqb@gmail.com </text:p>
          </table:table-cell>
          <table:table-cell office:value-type="string" calcext:value-type="string">
            <text:p><text:s/>7684853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arina </text:p>
          </table:table-cell>
          <table:table-cell office:value-type="string" calcext:value-type="string">
            <text:p><text:s/>Alamos </text:p>
          </table:table-cell>
          <table:table-cell office:value-type="float" office:value="981574692" calcext:value-type="float">
            <text:p>981574692</text:p>
          </table:table-cell>
          <table:table-cell office:value-type="float" office:value="154914765" calcext:value-type="float">
            <text:p>154914765</text:p>
          </table:table-cell>
          <table:table-cell office:value-type="string" calcext:value-type="string">
            <text:p><text:s/>karina.alamos@jompak.com </text:p>
          </table:table-cell>
          <table:table-cell office:value-type="float" office:value="763167151" calcext:value-type="float">
            <text:p>76316715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milo </text:p>
          </table:table-cell>
          <table:table-cell office:value-type="string" calcext:value-type="string">
            <text:p><text:s/>Rivera </text:p>
          </table:table-cell>
          <table:table-cell office:value-type="float" office:value="931328398" calcext:value-type="float">
            <text:p>931328398</text:p>
          </table:table-cell>
          <table:table-cell office:value-type="float" office:value="155002530" calcext:value-type="float">
            <text:p>155002530</text:p>
          </table:table-cell>
          <table:table-cell office:value-type="string" calcext:value-type="string">
            <text:p><text:s/>carlos.2815@gmail.com </text:p>
          </table:table-cell>
          <table:table-cell office:value-type="float" office:value="155002530" calcext:value-type="float">
            <text:p>15500253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berto </text:p>
          </table:table-cell>
          <table:table-cell office:value-type="string" calcext:value-type="string">
            <text:p><text:s/>Olave </text:p>
          </table:table-cell>
          <table:table-cell office:value-type="float" office:value="56995849436" calcext:value-type="float">
            <text:p>56995849436</text:p>
          </table:table-cell>
          <table:table-cell office:value-type="float" office:value="155018313" calcext:value-type="float">
            <text:p>155018313</text:p>
          </table:table-cell>
          <table:table-cell office:value-type="string" calcext:value-type="string">
            <text:p><text:s/>alberto_olave@yahoo.es </text:p>
          </table:table-cell>
          <table:table-cell office:value-type="float" office:value="155018313" calcext:value-type="float">
            <text:p>15501831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Guajardo </text:p>
          </table:table-cell>
          <table:table-cell office:value-type="float" office:value="975403292" calcext:value-type="float">
            <text:p>975403292</text:p>
          </table:table-cell>
          <table:table-cell office:value-type="float" office:value="155098082" calcext:value-type="float">
            <text:p>155098082</text:p>
          </table:table-cell>
          <table:table-cell office:value-type="string" calcext:value-type="string">
            <text:p><text:s/>ansotur@gmail.com </text:p>
          </table:table-cell>
          <table:table-cell office:value-type="float" office:value="155098082" calcext:value-type="float">
            <text:p>15509808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Robles </text:p>
          </table:table-cell>
          <table:table-cell office:value-type="float" office:value="961924162" calcext:value-type="float">
            <text:p>961924162</text:p>
          </table:table-cell>
          <table:table-cell office:value-type="float" office:value="155303743" calcext:value-type="float">
            <text:p>155303743</text:p>
          </table:table-cell>
          <table:table-cell office:value-type="string" calcext:value-type="string">
            <text:p><text:s/>contacto@rogall.cl </text:p>
          </table:table-cell>
          <table:table-cell office:value-type="float" office:value="761424963" calcext:value-type="float">
            <text:p>76142496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oyarzo </text:p>
          </table:table-cell>
          <table:table-cell office:value-type="float" office:value="949434889" calcext:value-type="float">
            <text:p>949434889</text:p>
          </table:table-cell>
          <table:table-cell office:value-type="float" office:value="155312963" calcext:value-type="float">
            <text:p>155312963</text:p>
          </table:table-cell>
          <table:table-cell office:value-type="string" calcext:value-type="string">
            <text:p><text:s/>carlos@asesoriasoncol.com </text:p>
          </table:table-cell>
          <table:table-cell office:value-type="float" office:value="760383511" calcext:value-type="float">
            <text:p>76038351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ATALIA </text:p>
          </table:table-cell>
          <table:table-cell office:value-type="string" calcext:value-type="string">
            <text:p><text:s/>CONTRERAS </text:p>
          </table:table-cell>
          <table:table-cell office:value-type="float" office:value="954218984" calcext:value-type="float">
            <text:p>954218984</text:p>
          </table:table-cell>
          <table:table-cell office:value-type="float" office:value="155350741" calcext:value-type="float">
            <text:p>155350741</text:p>
          </table:table-cell>
          <table:table-cell office:value-type="string" calcext:value-type="string">
            <text:p><text:s/>ncontreras@natma.cl </text:p>
          </table:table-cell>
          <table:table-cell office:value-type="float" office:value="762960222" calcext:value-type="float">
            <text:p>76296022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ria </text:p>
          </table:table-cell>
          <table:table-cell office:value-type="string" calcext:value-type="string">
            <text:p><text:s/>Andrade </text:p>
          </table:table-cell>
          <table:table-cell office:value-type="float" office:value="56994584090" calcext:value-type="float">
            <text:p>56994584090</text:p>
          </table:table-cell>
          <table:table-cell office:value-type="float" office:value="155356308" calcext:value-type="float">
            <text:p>155356308</text:p>
          </table:table-cell>
          <table:table-cell office:value-type="string" calcext:value-type="string">
            <text:p><text:s/>vandrade@isagroup.cl </text:p>
          </table:table-cell>
          <table:table-cell office:value-type="float" office:value="764794753" calcext:value-type="float">
            <text:p>76479475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EVELYN </text:p>
          </table:table-cell>
          <table:table-cell office:value-type="string" calcext:value-type="string">
            <text:p><text:s/>ZAMORA </text:p>
          </table:table-cell>
          <table:table-cell office:value-type="float" office:value="227906226" calcext:value-type="float">
            <text:p>227906226</text:p>
          </table:table-cell>
          <table:table-cell office:value-type="float" office:value="155438894" calcext:value-type="float">
            <text:p>155438894</text:p>
          </table:table-cell>
          <table:table-cell office:value-type="string" calcext:value-type="string">
            <text:p><text:s/>evelyn.zamora@viaschile.cl </text:p>
          </table:table-cell>
          <table:table-cell office:value-type="float" office:value="968144308" calcext:value-type="float">
            <text:p>9681443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enato </text:p>
          </table:table-cell>
          <table:table-cell office:value-type="string" calcext:value-type="string">
            <text:p><text:s/>Gallardo </text:p>
          </table:table-cell>
          <table:table-cell office:value-type="float" office:value="89523511" calcext:value-type="float">
            <text:p>89523511</text:p>
          </table:table-cell>
          <table:table-cell office:value-type="float" office:value="155480572" calcext:value-type="float">
            <text:p>155480572</text:p>
          </table:table-cell>
          <table:table-cell office:value-type="string" calcext:value-type="string">
            <text:p><text:s/>renato@telefoniayredes.cl </text:p>
          </table:table-cell>
          <table:table-cell office:value-type="float" office:value="769646701" calcext:value-type="float">
            <text:p>76964670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SKA </text:p>
          </table:table-cell>
          <table:table-cell office:value-type="string" calcext:value-type="string">
            <text:p><text:s/>GACITUA </text:p>
          </table:table-cell>
          <table:table-cell office:value-type="float" office:value="225024834" calcext:value-type="float">
            <text:p>225024834</text:p>
          </table:table-cell>
          <table:table-cell office:value-type="float" office:value="155659017" calcext:value-type="float">
            <text:p>155659017</text:p>
          </table:table-cell>
          <table:table-cell office:value-type="string" calcext:value-type="string">
            <text:p><text:s/>administracion@pizarroconstructora.cl </text:p>
          </table:table-cell>
          <table:table-cell office:value-type="float" office:value="763789098" calcext:value-type="float">
            <text:p>7637890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Sandra </text:p>
          </table:table-cell>
          <table:table-cell office:value-type="string" calcext:value-type="string">
            <text:p><text:s/>Carrasco </text:p>
          </table:table-cell>
          <table:table-cell office:value-type="float" office:value="23866211" calcext:value-type="float">
            <text:p>23866211</text:p>
          </table:table-cell>
          <table:table-cell office:value-type="float" office:value="155849655" calcext:value-type="float">
            <text:p>155849655</text:p>
          </table:table-cell>
          <table:table-cell office:value-type="string" calcext:value-type="string">
            <text:p><text:s/>sac.industrial@williamsonindustrial.cl </text:p>
          </table:table-cell>
          <table:table-cell office:value-type="float" office:value="811403008" calcext:value-type="float">
            <text:p>8114030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rene </text:p>
          </table:table-cell>
          <table:table-cell office:value-type="string" calcext:value-type="string">
            <text:p><text:s/>Ferrufino </text:p>
          </table:table-cell>
          <table:table-cell office:value-type="float" office:value="99999999" calcext:value-type="float">
            <text:p>99999999</text:p>
          </table:table-cell>
          <table:table-cell office:value-type="float" office:value="155882875" calcext:value-type="float">
            <text:p>155882875</text:p>
          </table:table-cell>
          <table:table-cell office:value-type="string" calcext:value-type="string">
            <text:p><text:s/>iferrufino@bonillarenas.cl </text:p>
          </table:table-cell>
          <table:table-cell office:value-type="float" office:value="90985884" calcext:value-type="float">
            <text:p>9098588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CHAU </text:p>
          </table:table-cell>
          <table:table-cell office:value-type="float" office:value="964374763" calcext:value-type="float">
            <text:p>964374763</text:p>
          </table:table-cell>
          <table:table-cell office:value-type="float" office:value="156101907" calcext:value-type="float">
            <text:p>156101907</text:p>
          </table:table-cell>
          <table:table-cell office:value-type="string" calcext:value-type="string">
            <text:p><text:s/>antonellaspa2017@gmail.com </text:p>
          </table:table-cell>
          <table:table-cell office:value-type="float" office:value="767662211" calcext:value-type="float">
            <text:p>76766221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Ortega </text:p>
          </table:table-cell>
          <table:table-cell office:value-type="float" office:value="984772402" calcext:value-type="float">
            <text:p>984772402</text:p>
          </table:table-cell>
          <table:table-cell office:value-type="float" office:value="156281832" calcext:value-type="float">
            <text:p>156281832</text:p>
          </table:table-cell>
          <table:table-cell office:value-type="string" calcext:value-type="string">
            <text:p><text:s/>mario.ortega.jara@gmail.com </text:p>
          </table:table-cell>
          <table:table-cell office:value-type="float" office:value="765054923" calcext:value-type="float">
            <text:p>76505492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Echeverría </text:p>
          </table:table-cell>
          <table:table-cell office:value-type="float" office:value="562322434" calcext:value-type="float">
            <text:p>562322434</text:p>
          </table:table-cell>
          <table:table-cell office:value-type="float" office:value="156359963" calcext:value-type="float">
            <text:p>156359963</text:p>
          </table:table-cell>
          <table:table-cell office:value-type="string" calcext:value-type="string">
            <text:p><text:s/>pecheverria@e-i.cl </text:p>
          </table:table-cell>
          <table:table-cell office:value-type="float" office:value="764687388" calcext:value-type="float">
            <text:p>76468738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Gillet </text:p>
          </table:table-cell>
          <table:table-cell office:value-type="float" office:value="56993362908" calcext:value-type="float">
            <text:p>56993362908</text:p>
          </table:table-cell>
          <table:table-cell office:value-type="float" office:value="156379581" calcext:value-type="float">
            <text:p>156379581</text:p>
          </table:table-cell>
          <table:table-cell office:value-type="string" calcext:value-type="string">
            <text:p><text:s/>jorge@rematime.cl </text:p>
          </table:table-cell>
          <table:table-cell office:value-type="float" office:value="763077381" calcext:value-type="float">
            <text:p>76307738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Diaz </text:p>
          </table:table-cell>
          <table:table-cell office:value-type="float" office:value="997334299" calcext:value-type="float">
            <text:p>997334299</text:p>
          </table:table-cell>
          <table:table-cell office:value-type="float" office:value="156396885" calcext:value-type="float">
            <text:p>156396885</text:p>
          </table:table-cell>
          <table:table-cell office:value-type="string" calcext:value-type="string">
            <text:p><text:s/>idiaz@tatoo.ws </text:p>
          </table:table-cell>
          <table:table-cell office:value-type="float" office:value="789758603" calcext:value-type="float">
            <text:p>7897586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icolás </text:p>
          </table:table-cell>
          <table:table-cell office:value-type="string" calcext:value-type="string">
            <text:p><text:s/>Steil </text:p>
          </table:table-cell>
          <table:table-cell office:value-type="float" office:value="5692950706" calcext:value-type="float">
            <text:p>5692950706</text:p>
          </table:table-cell>
          <table:table-cell office:value-type="float" office:value="156404144" calcext:value-type="float">
            <text:p>156404144</text:p>
          </table:table-cell>
          <table:table-cell office:value-type="string" calcext:value-type="string">
            <text:p><text:s/>nicolas@retargeting.cl </text:p>
          </table:table-cell>
          <table:table-cell office:value-type="float" office:value="765340470" calcext:value-type="float">
            <text:p>7653404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Campos </text:p>
          </table:table-cell>
          <table:table-cell office:value-type="float" office:value="988626252" calcext:value-type="float">
            <text:p>988626252</text:p>
          </table:table-cell>
          <table:table-cell office:value-type="float" office:value="156490296" calcext:value-type="float">
            <text:p>156490296</text:p>
          </table:table-cell>
          <table:table-cell office:value-type="string" calcext:value-type="string">
            <text:p><text:s/>jccampos@rfschile.com </text:p>
          </table:table-cell>
          <table:table-cell office:value-type="float" office:value="765327687" calcext:value-type="float">
            <text:p>76532768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Alarcon </text:p>
          </table:table-cell>
          <table:table-cell office:value-type="float" office:value="974708834" calcext:value-type="float">
            <text:p>974708834</text:p>
          </table:table-cell>
          <table:table-cell office:value-type="float" office:value="156541451" calcext:value-type="float">
            <text:p>156541451</text:p>
          </table:table-cell>
          <table:table-cell office:value-type="string" calcext:value-type="string">
            <text:p><text:s/>jalarcon@denfer.cl </text:p>
          </table:table-cell>
          <table:table-cell office:value-type="float" office:value="764339339" calcext:value-type="float">
            <text:p>76433933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rios </text:p>
          </table:table-cell>
          <table:table-cell office:value-type="float" office:value="976232343" calcext:value-type="float">
            <text:p>976232343</text:p>
          </table:table-cell>
          <table:table-cell office:value-type="float" office:value="156542040" calcext:value-type="float">
            <text:p>156542040</text:p>
          </table:table-cell>
          <table:table-cell office:value-type="string" calcext:value-type="string">
            <text:p><text:s/>feliperios@hasutemuco.cl </text:p>
          </table:table-cell>
          <table:table-cell office:value-type="string" calcext:value-type="string">
            <text:p><text:s/>76523851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eonardo </text:p>
          </table:table-cell>
          <table:table-cell office:value-type="string" calcext:value-type="string">
            <text:p><text:s/>Moncada </text:p>
          </table:table-cell>
          <table:table-cell office:value-type="float" office:value="942803858" calcext:value-type="float">
            <text:p>942803858</text:p>
          </table:table-cell>
          <table:table-cell office:value-type="float" office:value="156649228" calcext:value-type="float">
            <text:p>156649228</text:p>
          </table:table-cell>
          <table:table-cell office:value-type="string" calcext:value-type="string">
            <text:p><text:s/>leonardo.moncada@entelequialtda.cl </text:p>
          </table:table-cell>
          <table:table-cell office:value-type="float" office:value="765924588" calcext:value-type="float">
            <text:p>76592458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rmen Gloria </text:p>
          </table:table-cell>
          <table:table-cell office:value-type="string" calcext:value-type="string">
            <text:p><text:s/>Reyes </text:p>
          </table:table-cell>
          <table:table-cell office:value-type="float" office:value="964818622" calcext:value-type="float">
            <text:p>964818622</text:p>
          </table:table-cell>
          <table:table-cell office:value-type="float" office:value="156664618" calcext:value-type="float">
            <text:p>156664618</text:p>
          </table:table-cell>
          <table:table-cell office:value-type="string" calcext:value-type="string">
            <text:p><text:s/>carmen.reyes@newcall.cl </text:p>
          </table:table-cell>
          <table:table-cell office:value-type="float" office:value="766857914" calcext:value-type="float">
            <text:p>76685791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caceres </text:p>
          </table:table-cell>
          <table:table-cell office:value-type="float" office:value="999295998" calcext:value-type="float">
            <text:p>999295998</text:p>
          </table:table-cell>
          <table:table-cell office:value-type="float" office:value="156740241" calcext:value-type="float">
            <text:p>156740241</text:p>
          </table:table-cell>
          <table:table-cell office:value-type="string" calcext:value-type="string">
            <text:p><text:s/>jfco.vial@gmail.com </text:p>
          </table:table-cell>
          <table:table-cell office:value-type="float" office:value="763111318" calcext:value-type="float">
            <text:p>76311131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oledad </text:p>
          </table:table-cell>
          <table:table-cell office:value-type="string" calcext:value-type="string">
            <text:p><text:s/>Godoy </text:p>
          </table:table-cell>
          <table:table-cell office:value-type="float" office:value="967522962" calcext:value-type="float">
            <text:p>967522962</text:p>
          </table:table-cell>
          <table:table-cell office:value-type="float" office:value="157189875" calcext:value-type="float">
            <text:p>157189875</text:p>
          </table:table-cell>
          <table:table-cell office:value-type="string" calcext:value-type="string">
            <text:p><text:s/>msolegodoy@gmail.com </text:p>
          </table:table-cell>
          <table:table-cell office:value-type="float" office:value="767814976" calcext:value-type="float">
            <text:p>76781497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nessa </text:p>
          </table:table-cell>
          <table:table-cell office:value-type="string" calcext:value-type="string">
            <text:p><text:s/>Fuenzalida </text:p>
          </table:table-cell>
          <table:table-cell office:value-type="float" office:value="954091007" calcext:value-type="float">
            <text:p>954091007</text:p>
          </table:table-cell>
          <table:table-cell office:value-type="float" office:value="157304895" calcext:value-type="float">
            <text:p>157304895</text:p>
          </table:table-cell>
          <table:table-cell office:value-type="string" calcext:value-type="string">
            <text:p><text:s/>vanessa.fuenzalida@conex-conit.cl </text:p>
          </table:table-cell>
          <table:table-cell office:value-type="float" office:value="766512917" calcext:value-type="float">
            <text:p>76651291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Zaror </text:p>
          </table:table-cell>
          <table:table-cell office:value-type="float" office:value="992501731" calcext:value-type="float">
            <text:p>992501731</text:p>
          </table:table-cell>
          <table:table-cell office:value-type="float" office:value="157364278" calcext:value-type="float">
            <text:p>157364278</text:p>
          </table:table-cell>
          <table:table-cell office:value-type="string" calcext:value-type="string">
            <text:p><text:s/>jaime.zaror@espaciooficina.cl </text:p>
          </table:table-cell>
          <table:table-cell office:value-type="float" office:value="760983985" calcext:value-type="float">
            <text:p>76098398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icolas </text:p>
          </table:table-cell>
          <table:table-cell office:value-type="string" calcext:value-type="string">
            <text:p><text:s/>Allende </text:p>
          </table:table-cell>
          <table:table-cell office:value-type="float" office:value="954159572" calcext:value-type="float">
            <text:p>954159572</text:p>
          </table:table-cell>
          <table:table-cell office:value-type="float" office:value="157365460" calcext:value-type="float">
            <text:p>157365460</text:p>
          </table:table-cell>
          <table:table-cell office:value-type="string" calcext:value-type="string">
            <text:p><text:s/>avninversionesynegocios@gmail.com </text:p>
          </table:table-cell>
          <table:table-cell office:value-type="float" office:value="764645529" calcext:value-type="float">
            <text:p>76464552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Hercovich </text:p>
          </table:table-cell>
          <table:table-cell office:value-type="float" office:value="957598022" calcext:value-type="float">
            <text:p>957598022</text:p>
          </table:table-cell>
          <table:table-cell office:value-type="float" office:value="157375695" calcext:value-type="float">
            <text:p>157375695</text:p>
          </table:table-cell>
          <table:table-cell office:value-type="string" calcext:value-type="string">
            <text:p><text:s/>rodrigo.mora@brandlabel.cl </text:p>
          </table:table-cell>
          <table:table-cell office:value-type="float" office:value="761557645" calcext:value-type="float">
            <text:p>7615576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GIANNINA </text:p>
          </table:table-cell>
          <table:table-cell office:value-type="string" calcext:value-type="string">
            <text:p><text:s/>CESPEDES </text:p>
          </table:table-cell>
          <table:table-cell office:value-type="string" calcext:value-type="string">
            <text:p><text:s/>22 2025155 </text:p>
          </table:table-cell>
          <table:table-cell office:value-type="float" office:value="157433431" calcext:value-type="float">
            <text:p>157433431</text:p>
          </table:table-cell>
          <table:table-cell office:value-type="string" calcext:value-type="string">
            <text:p><text:s/>gcespedes@aberiego.cl </text:p>
          </table:table-cell>
          <table:table-cell office:value-type="float" office:value="771994504" calcext:value-type="float">
            <text:p>7719945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Felpe </text:p>
          </table:table-cell>
          <table:table-cell office:value-type="string" calcext:value-type="string">
            <text:p><text:s/>Castro </text:p>
          </table:table-cell>
          <table:table-cell office:value-type="float" office:value="984799162" calcext:value-type="float">
            <text:p>984799162</text:p>
          </table:table-cell>
          <table:table-cell office:value-type="float" office:value="157481878" calcext:value-type="float">
            <text:p>157481878</text:p>
          </table:table-cell>
          <table:table-cell office:value-type="string" calcext:value-type="string">
            <text:p><text:s/>felipe.castro@ees.cl </text:p>
          </table:table-cell>
          <table:table-cell office:value-type="float" office:value="773772509" calcext:value-type="float">
            <text:p>7737725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ANDRES </text:p>
          </table:table-cell>
          <table:table-cell office:value-type="string" calcext:value-type="string">
            <text:p><text:s/>RODRIGUEZ PRIETO </text:p>
          </table:table-cell>
          <table:table-cell office:value-type="float" office:value="942080890" calcext:value-type="float">
            <text:p>942080890</text:p>
          </table:table-cell>
          <table:table-cell office:value-type="float" office:value="157750003" calcext:value-type="float">
            <text:p>157750003</text:p>
          </table:table-cell>
          <table:table-cell office:value-type="string" calcext:value-type="string">
            <text:p><text:s/>contacto@transportesimack.cl </text:p>
          </table:table-cell>
          <table:table-cell office:value-type="float" office:value="765840317" calcext:value-type="float">
            <text:p>76584031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Abastible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abastible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App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app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3002321" calcext:value-type="float">
            <text:p>3002321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fpuntarelli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3002321" calcext:value-type="float">
            <text:p>3002321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fpuntarelli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Hites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hites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wom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Claro_Provider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claro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Analisis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4343433" calcext:value-type="float">
            <text:p>4343433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analisis@portalfinanceborrar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asfalcura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cal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pacal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acyr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sacyr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socovesa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hn </text:p>
          </table:table-cell>
          <table:table-cell office:value-type="string" calcext:value-type="string">
            <text:p><text:s/>Doe </text:p>
          </table:table-cell>
          <table:table-cell office:value-type="float" office:value="12132" calcext:value-type="float">
            <text:p>12132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fpuntarelli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323232" calcext:value-type="float">
            <text:p>2323232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supplier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Test_Supplier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3005687" calcext:value-type="float">
            <text:p>3005687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fpuntarelli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lagos </text:p>
          </table:table-cell>
          <table:table-cell office:value-type="float" office:value="973073197" calcext:value-type="float">
            <text:p>973073197</text:p>
          </table:table-cell>
          <table:table-cell office:value-type="float" office:value="157811096" calcext:value-type="float">
            <text:p>157811096</text:p>
          </table:table-cell>
          <table:table-cell office:value-type="string" calcext:value-type="string">
            <text:p><text:s/>agp.pedrolagos@gmail.com </text:p>
          </table:table-cell>
          <table:table-cell office:value-type="float" office:value="765938414" calcext:value-type="float">
            <text:p>76593841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Venegas </text:p>
          </table:table-cell>
          <table:table-cell office:value-type="float" office:value="942702672" calcext:value-type="float">
            <text:p>942702672</text:p>
          </table:table-cell>
          <table:table-cell office:value-type="float" office:value="157821040" calcext:value-type="float">
            <text:p>157821040</text:p>
          </table:table-cell>
          <table:table-cell office:value-type="string" calcext:value-type="string">
            <text:p><text:s/>felipe@agenciarucula.cl </text:p>
          </table:table-cell>
          <table:table-cell office:value-type="float" office:value="763124436" calcext:value-type="float">
            <text:p>76312443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FANNY </text:p>
          </table:table-cell>
          <table:table-cell office:value-type="string" calcext:value-type="string">
            <text:p><text:s/>SILVA </text:p>
          </table:table-cell>
          <table:table-cell office:value-type="float" office:value="977762773" calcext:value-type="float">
            <text:p>977762773</text:p>
          </table:table-cell>
          <table:table-cell office:value-type="float" office:value="157892290" calcext:value-type="float">
            <text:p>157892290</text:p>
          </table:table-cell>
          <table:table-cell office:value-type="string" calcext:value-type="string">
            <text:p><text:s/>fsilva@aybtelecom.cl </text:p>
          </table:table-cell>
          <table:table-cell office:value-type="float" office:value="764364694" calcext:value-type="float">
            <text:p>76436469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athalia </text:p>
          </table:table-cell>
          <table:table-cell office:value-type="string" calcext:value-type="string">
            <text:p><text:s/>mondaca </text:p>
          </table:table-cell>
          <table:table-cell office:value-type="float" office:value="228334970" calcext:value-type="float">
            <text:p>228334970</text:p>
          </table:table-cell>
          <table:table-cell office:value-type="float" office:value="157919660" calcext:value-type="float">
            <text:p>157919660</text:p>
          </table:table-cell>
          <table:table-cell office:value-type="string" calcext:value-type="string">
            <text:p><text:s/>nathalia.mondaca@gmail.com </text:p>
          </table:table-cell>
          <table:table-cell office:value-type="float" office:value="765368820" calcext:value-type="float">
            <text:p>76536882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KAREN </text:p>
          </table:table-cell>
          <table:table-cell office:value-type="string" calcext:value-type="string">
            <text:p><text:s/>URTUBIA </text:p>
          </table:table-cell>
          <table:table-cell office:value-type="string" calcext:value-type="string">
            <text:p><text:s/>2 27387349 </text:p>
          </table:table-cell>
          <table:table-cell office:value-type="float" office:value="157938878" calcext:value-type="float">
            <text:p>157938878</text:p>
          </table:table-cell>
          <table:table-cell office:value-type="string" calcext:value-type="string">
            <text:p><text:s/>kurtubia@ghh.cl </text:p>
          </table:table-cell>
          <table:table-cell office:value-type="float" office:value="761743341" calcext:value-type="float">
            <text:p>7617433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estPortal1 </text:p>
          </table:table-cell>
          <table:table-cell table:number-columns-repeated="2" office:value-type="string" calcext:value-type="string">
            <text:p><text:s/>testPortal1 </text:p>
          </table:table-cell>
          <table:table-cell office:value-type="float" office:value="157956752" calcext:value-type="float">
            <text:p>157956752</text:p>
          </table:table-cell>
          <table:table-cell office:value-type="string" calcext:value-type="string">
            <text:p><text:s/>test1@portalfinance.co </text:p>
          </table:table-cell>
          <table:table-cell office:value-type="float" office:value="157718452" calcext:value-type="float">
            <text:p>15771845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LORIA ERIKA </text:p>
          </table:table-cell>
          <table:table-cell office:value-type="string" calcext:value-type="string">
            <text:p><text:s/>CARREÑO MENA </text:p>
          </table:table-cell>
          <table:table-cell office:value-type="float" office:value="973388424" calcext:value-type="float">
            <text:p>973388424</text:p>
          </table:table-cell>
          <table:table-cell office:value-type="float" office:value="157969463" calcext:value-type="float">
            <text:p>157969463</text:p>
          </table:table-cell>
          <table:table-cell office:value-type="string" calcext:value-type="string">
            <text:p><text:s/>gloriaerika@lemingenieria.cl </text:p>
          </table:table-cell>
          <table:table-cell office:value-type="float" office:value="762883678" calcext:value-type="float">
            <text:p>76288367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lio </text:p>
          </table:table-cell>
          <table:table-cell office:value-type="string" calcext:value-type="string">
            <text:p><text:s/>Baeza </text:p>
          </table:table-cell>
          <table:table-cell office:value-type="float" office:value="932004539" calcext:value-type="float">
            <text:p>932004539</text:p>
          </table:table-cell>
          <table:table-cell office:value-type="float" office:value="158116103" calcext:value-type="float">
            <text:p>158116103</text:p>
          </table:table-cell>
          <table:table-cell office:value-type="string" calcext:value-type="string">
            <text:p><text:s/>julio.infoelec.la@gmail.com </text:p>
          </table:table-cell>
          <table:table-cell office:value-type="float" office:value="768071071" calcext:value-type="float">
            <text:p>76807107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Alarcón </text:p>
          </table:table-cell>
          <table:table-cell office:value-type="float" office:value="77486856" calcext:value-type="float">
            <text:p>77486856</text:p>
          </table:table-cell>
          <table:table-cell office:value-type="float" office:value="158291657" calcext:value-type="float">
            <text:p>158291657</text:p>
          </table:table-cell>
          <table:table-cell office:value-type="string" calcext:value-type="string">
            <text:p><text:s/>calarcon@biochemical.cl </text:p>
          </table:table-cell>
          <table:table-cell office:value-type="float" office:value="777923501" calcext:value-type="float">
            <text:p>7779235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arjorie </text:p>
          </table:table-cell>
          <table:table-cell office:value-type="string" calcext:value-type="string">
            <text:p><text:s/>rios </text:p>
          </table:table-cell>
          <table:table-cell office:value-type="float" office:value="225528039" calcext:value-type="float">
            <text:p>225528039</text:p>
          </table:table-cell>
          <table:table-cell office:value-type="float" office:value="158381567" calcext:value-type="float">
            <text:p>158381567</text:p>
          </table:table-cell>
          <table:table-cell office:value-type="string" calcext:value-type="string">
            <text:p><text:s/>contabilidad@ascai.cl </text:p>
          </table:table-cell>
          <table:table-cell office:value-type="float" office:value="780952105" calcext:value-type="float">
            <text:p>7809521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nathan </text:p>
          </table:table-cell>
          <table:table-cell office:value-type="string" calcext:value-type="string">
            <text:p><text:s/>Concha </text:p>
          </table:table-cell>
          <table:table-cell office:value-type="float" office:value="976235988" calcext:value-type="float">
            <text:p>976235988</text:p>
          </table:table-cell>
          <table:table-cell office:value-type="float" office:value="158695596" calcext:value-type="float">
            <text:p>158695596</text:p>
          </table:table-cell>
          <table:table-cell office:value-type="string" calcext:value-type="string">
            <text:p><text:s/>geservent@gmail.com </text:p>
          </table:table-cell>
          <table:table-cell office:value-type="float" office:value="764562097" calcext:value-type="float">
            <text:p>7645620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ikol </text:p>
          </table:table-cell>
          <table:table-cell office:value-type="string" calcext:value-type="string">
            <text:p><text:s/>Luna </text:p>
          </table:table-cell>
          <table:table-cell office:value-type="float" office:value="976235988" calcext:value-type="float">
            <text:p>976235988</text:p>
          </table:table-cell>
          <table:table-cell office:value-type="float" office:value="158702789" calcext:value-type="float">
            <text:p>158702789</text:p>
          </table:table-cell>
          <table:table-cell office:value-type="string" calcext:value-type="string">
            <text:p><text:s/>serviciospalmera@gmail.com </text:p>
          </table:table-cell>
          <table:table-cell office:value-type="float" office:value="765261996" calcext:value-type="float">
            <text:p>76526199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yasna </text:p>
          </table:table-cell>
          <table:table-cell office:value-type="string" calcext:value-type="string">
            <text:p><text:s/>baeza </text:p>
          </table:table-cell>
          <table:table-cell office:value-type="float" office:value="982666375" calcext:value-type="float">
            <text:p>982666375</text:p>
          </table:table-cell>
          <table:table-cell office:value-type="float" office:value="158908395" calcext:value-type="float">
            <text:p>158908395</text:p>
          </table:table-cell>
          <table:table-cell office:value-type="string" calcext:value-type="string">
            <text:p><text:s/>ybaeza@aplisol.cl </text:p>
          </table:table-cell>
          <table:table-cell office:value-type="string" calcext:value-type="string">
            <text:p><text:s/>76367861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ARINA </text:p>
          </table:table-cell>
          <table:table-cell office:value-type="string" calcext:value-type="string">
            <text:p><text:s/>CARCAMO </text:p>
          </table:table-cell>
          <table:table-cell office:value-type="float" office:value="950132343" calcext:value-type="float">
            <text:p>950132343</text:p>
          </table:table-cell>
          <table:table-cell office:value-type="float" office:value="159032469" calcext:value-type="float">
            <text:p>159032469</text:p>
          </table:table-cell>
          <table:table-cell office:value-type="string" calcext:value-type="string">
            <text:p><text:s/>kcarcamo@aseosoluciones.cl </text:p>
          </table:table-cell>
          <table:table-cell office:value-type="float" office:value="764718623" calcext:value-type="float">
            <text:p>76471862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Eduardo </text:p>
          </table:table-cell>
          <table:table-cell office:value-type="string" calcext:value-type="string">
            <text:p><text:s/>Aravena Zarate </text:p>
          </table:table-cell>
          <table:table-cell office:value-type="float" office:value="999410606" calcext:value-type="float">
            <text:p>999410606</text:p>
          </table:table-cell>
          <table:table-cell office:value-type="float" office:value="159157555" calcext:value-type="float">
            <text:p>159157555</text:p>
          </table:table-cell>
          <table:table-cell office:value-type="string" calcext:value-type="string">
            <text:p><text:s/>rodrigo@zaratepro.cl </text:p>
          </table:table-cell>
          <table:table-cell office:value-type="float" office:value="765840961" calcext:value-type="float">
            <text:p>76584096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is </text:p>
          </table:table-cell>
          <table:table-cell office:value-type="string" calcext:value-type="string">
            <text:p><text:s/>montoya elgueta </text:p>
          </table:table-cell>
          <table:table-cell office:value-type="float" office:value="985217189" calcext:value-type="float">
            <text:p>985217189</text:p>
          </table:table-cell>
          <table:table-cell office:value-type="float" office:value="159236870" calcext:value-type="float">
            <text:p>159236870</text:p>
          </table:table-cell>
          <table:table-cell office:value-type="string" calcext:value-type="string">
            <text:p><text:s/>amontoya.srk@gmail.com </text:p>
          </table:table-cell>
          <table:table-cell office:value-type="string" calcext:value-type="string">
            <text:p><text:s/>76120159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Huillipan </text:p>
          </table:table-cell>
          <table:table-cell office:value-type="float" office:value="978775241" calcext:value-type="float">
            <text:p>978775241</text:p>
          </table:table-cell>
          <table:table-cell office:value-type="float" office:value="159370089" calcext:value-type="float">
            <text:p>159370089</text:p>
          </table:table-cell>
          <table:table-cell office:value-type="string" calcext:value-type="string">
            <text:p><text:s/>fhuillipan@fhseguridad.cl </text:p>
          </table:table-cell>
          <table:table-cell office:value-type="float" office:value="763717054" calcext:value-type="float">
            <text:p>76371705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sar </text:p>
          </table:table-cell>
          <table:table-cell office:value-type="string" calcext:value-type="string">
            <text:p><text:s/>vergara </text:p>
          </table:table-cell>
          <table:table-cell office:value-type="float" office:value="942150278" calcext:value-type="float">
            <text:p>942150278</text:p>
          </table:table-cell>
          <table:table-cell office:value-type="float" office:value="159449629" calcext:value-type="float">
            <text:p>159449629</text:p>
          </table:table-cell>
          <table:table-cell office:value-type="string" calcext:value-type="string">
            <text:p><text:s/>cvergara@innwave.cl </text:p>
          </table:table-cell>
          <table:table-cell office:value-type="float" office:value="764270878" calcext:value-type="float">
            <text:p>76427087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Moreno </text:p>
          </table:table-cell>
          <table:table-cell office:value-type="float" office:value="982384172" calcext:value-type="float">
            <text:p>982384172</text:p>
          </table:table-cell>
          <table:table-cell office:value-type="float" office:value="159452522" calcext:value-type="float">
            <text:p>159452522</text:p>
          </table:table-cell>
          <table:table-cell office:value-type="string" calcext:value-type="string">
            <text:p><text:s/>Cmorenomerino@gmail.com </text:p>
          </table:table-cell>
          <table:table-cell office:value-type="float" office:value="766183182" calcext:value-type="float">
            <text:p>76618318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Lessmann </text:p>
          </table:table-cell>
          <table:table-cell office:value-type="float" office:value="56999188505" calcext:value-type="float">
            <text:p>56999188505</text:p>
          </table:table-cell>
          <table:table-cell office:value-type="float" office:value="159598772" calcext:value-type="float">
            <text:p>159598772</text:p>
          </table:table-cell>
          <table:table-cell office:value-type="string" calcext:value-type="string">
            <text:p><text:s/>slessmann@novaproduct.cl </text:p>
          </table:table-cell>
          <table:table-cell office:value-type="float" office:value="761989871" calcext:value-type="float">
            <text:p>76198987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Santibañez </text:p>
          </table:table-cell>
          <table:table-cell office:value-type="float" office:value="40940706" calcext:value-type="float">
            <text:p>40940706</text:p>
          </table:table-cell>
          <table:table-cell office:value-type="float" office:value="159624366" calcext:value-type="float">
            <text:p>159624366</text:p>
          </table:table-cell>
          <table:table-cell office:value-type="string" calcext:value-type="string">
            <text:p><text:s/>msantibanez@promaschile.cl </text:p>
          </table:table-cell>
          <table:table-cell office:value-type="float" office:value="765521777" calcext:value-type="float">
            <text:p>76552177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Riveros </text:p>
          </table:table-cell>
          <table:table-cell office:value-type="float" office:value="987082488" calcext:value-type="float">
            <text:p>987082488</text:p>
          </table:table-cell>
          <table:table-cell office:value-type="float" office:value="159801926" calcext:value-type="float">
            <text:p>159801926</text:p>
          </table:table-cell>
          <table:table-cell office:value-type="string" calcext:value-type="string">
            <text:p><text:s/>claudia.riveros.sanjuan@gmail.com </text:p>
          </table:table-cell>
          <table:table-cell office:value-type="float" office:value="763738167" calcext:value-type="float">
            <text:p>76373816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valencia </text:p>
          </table:table-cell>
          <table:table-cell office:value-type="float" office:value="56994732547" calcext:value-type="float">
            <text:p>56994732547</text:p>
          </table:table-cell>
          <table:table-cell office:value-type="float" office:value="159804097" calcext:value-type="float">
            <text:p>159804097</text:p>
          </table:table-cell>
          <table:table-cell office:value-type="string" calcext:value-type="string">
            <text:p><text:s/>fvalencia@spschile.net </text:p>
          </table:table-cell>
          <table:table-cell office:value-type="string" calcext:value-type="string">
            <text:p><text:s/>76557708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ALFONSO </text:p>
          </table:table-cell>
          <table:table-cell office:value-type="string" calcext:value-type="string">
            <text:p><text:s/>NAVARRO LAFUETE </text:p>
          </table:table-cell>
          <table:table-cell office:value-type="float" office:value="957091075" calcext:value-type="float">
            <text:p>957091075</text:p>
          </table:table-cell>
          <table:table-cell office:value-type="float" office:value="159964957" calcext:value-type="float">
            <text:p>159964957</text:p>
          </table:table-cell>
          <table:table-cell office:value-type="string" calcext:value-type="string">
            <text:p><text:s/>VICTOR.N.LAFUENTE@GMAIL.COM </text:p>
          </table:table-cell>
          <table:table-cell office:value-type="float" office:value="766199550" calcext:value-type="float">
            <text:p>76619955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Toro </text:p>
          </table:table-cell>
          <table:table-cell office:value-type="float" office:value="56986775881" calcext:value-type="float">
            <text:p>56986775881</text:p>
          </table:table-cell>
          <table:table-cell office:value-type="float" office:value="160069724" calcext:value-type="float">
            <text:p>160069724</text:p>
          </table:table-cell>
          <table:table-cell office:value-type="string" calcext:value-type="string">
            <text:p><text:s/>josetorokemp@gmail.com </text:p>
          </table:table-cell>
          <table:table-cell office:value-type="float" office:value="768313849" calcext:value-type="float">
            <text:p>76831384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sanchez </text:p>
          </table:table-cell>
          <table:table-cell office:value-type="float" office:value="991341619" calcext:value-type="float">
            <text:p>991341619</text:p>
          </table:table-cell>
          <table:table-cell office:value-type="float" office:value="160110260" calcext:value-type="float">
            <text:p>160110260</text:p>
          </table:table-cell>
          <table:table-cell office:value-type="string" calcext:value-type="string">
            <text:p><text:s/>osanchez@osric.cl </text:p>
          </table:table-cell>
          <table:table-cell office:value-type="float" office:value="763472167" calcext:value-type="float">
            <text:p>76347216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stephanie </text:p>
          </table:table-cell>
          <table:table-cell office:value-type="string" calcext:value-type="string">
            <text:p><text:s/>campos </text:p>
          </table:table-cell>
          <table:table-cell office:value-type="string" calcext:value-type="string">
            <text:p><text:s/>miranda </text:p>
          </table:table-cell>
          <table:table-cell office:value-type="float" office:value="160128283" calcext:value-type="float">
            <text:p>160128283</text:p>
          </table:table-cell>
          <table:table-cell office:value-type="string" calcext:value-type="string">
            <text:p><text:s/>jclexploraciones@gmail.com </text:p>
          </table:table-cell>
          <table:table-cell office:value-type="string" calcext:value-type="string">
            <text:p><text:s/>76656058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URO </text:p>
          </table:table-cell>
          <table:table-cell office:value-type="string" calcext:value-type="string">
            <text:p><text:s/>PEREZ </text:p>
          </table:table-cell>
          <table:table-cell office:value-type="float" office:value="987688008" calcext:value-type="float">
            <text:p>987688008</text:p>
          </table:table-cell>
          <table:table-cell office:value-type="float" office:value="160129174" calcext:value-type="float">
            <text:p>160129174</text:p>
          </table:table-cell>
          <table:table-cell office:value-type="string" calcext:value-type="string">
            <text:p><text:s/>perbelthnos@gmail.com </text:p>
          </table:table-cell>
          <table:table-cell office:value-type="float" office:value="160129174" calcext:value-type="float">
            <text:p>16012917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isaac </text:p>
          </table:table-cell>
          <table:table-cell office:value-type="string" calcext:value-type="string">
            <text:p><text:s/>catrin cariqueo </text:p>
          </table:table-cell>
          <table:table-cell office:value-type="float" office:value="56987308049" calcext:value-type="float">
            <text:p>56987308049</text:p>
          </table:table-cell>
          <table:table-cell office:value-type="float" office:value="160175133" calcext:value-type="float">
            <text:p>160175133</text:p>
          </table:table-cell>
          <table:table-cell office:value-type="string" calcext:value-type="string">
            <text:p><text:s/>cyzinge@gmail.com </text:p>
          </table:table-cell>
          <table:table-cell office:value-type="float" office:value="160175133" calcext:value-type="float">
            <text:p>1601751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Paz </text:p>
          </table:table-cell>
          <table:table-cell office:value-type="string" calcext:value-type="string">
            <text:p><text:s/>Galindo </text:p>
          </table:table-cell>
          <table:table-cell office:value-type="float" office:value="223944853" calcext:value-type="float">
            <text:p>223944853</text:p>
          </table:table-cell>
          <table:table-cell office:value-type="float" office:value="160197374" calcext:value-type="float">
            <text:p>160197374</text:p>
          </table:table-cell>
          <table:table-cell office:value-type="string" calcext:value-type="string">
            <text:p><text:s/>paz.t.galindo@kcc.com </text:p>
          </table:table-cell>
          <table:table-cell office:value-type="float" office:value="968884603" calcext:value-type="float">
            <text:p>9688846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Contreras </text:p>
          </table:table-cell>
          <table:table-cell office:value-type="float" office:value="28269950" calcext:value-type="float">
            <text:p>28269950</text:p>
          </table:table-cell>
          <table:table-cell office:value-type="float" office:value="160257148" calcext:value-type="float">
            <text:p>160257148</text:p>
          </table:table-cell>
          <table:table-cell office:value-type="string" calcext:value-type="string">
            <text:p><text:s/>cobranza@rentokil.initial.cl </text:p>
          </table:table-cell>
          <table:table-cell office:value-type="float" office:value="763609030" calcext:value-type="float">
            <text:p>76360903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tonio </text:p>
          </table:table-cell>
          <table:table-cell office:value-type="string" calcext:value-type="string">
            <text:p><text:s/>Dote </text:p>
          </table:table-cell>
          <table:table-cell office:value-type="float" office:value="964169210" calcext:value-type="float">
            <text:p>964169210</text:p>
          </table:table-cell>
          <table:table-cell office:value-type="float" office:value="160318988" calcext:value-type="float">
            <text:p>160318988</text:p>
          </table:table-cell>
          <table:table-cell office:value-type="string" calcext:value-type="string">
            <text:p><text:s/>andofrut@hotmail.com </text:p>
          </table:table-cell>
          <table:table-cell office:value-type="float" office:value="765192072" calcext:value-type="float">
            <text:p>76519207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berto </text:p>
          </table:table-cell>
          <table:table-cell office:value-type="string" calcext:value-type="string">
            <text:p><text:s/>figueroa </text:p>
          </table:table-cell>
          <table:table-cell office:value-type="float" office:value="992369353" calcext:value-type="float">
            <text:p>992369353</text:p>
          </table:table-cell>
          <table:table-cell office:value-type="float" office:value="160588276" calcext:value-type="float">
            <text:p>160588276</text:p>
          </table:table-cell>
          <table:table-cell office:value-type="string" calcext:value-type="string">
            <text:p><text:s/>info.dentomedica@gmail.com </text:p>
          </table:table-cell>
          <table:table-cell office:value-type="float" office:value="764206142" calcext:value-type="float">
            <text:p>76420614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NATALIE </text:p>
          </table:table-cell>
          <table:table-cell office:value-type="string" calcext:value-type="string">
            <text:p><text:s/>TAPIA </text:p>
          </table:table-cell>
          <table:table-cell office:value-type="float" office:value="285695531" calcext:value-type="float">
            <text:p>285695531</text:p>
          </table:table-cell>
          <table:table-cell office:value-type="float" office:value="160670258" calcext:value-type="float">
            <text:p>160670258</text:p>
          </table:table-cell>
          <table:table-cell office:value-type="string" calcext:value-type="string">
            <text:p><text:s/>natalie.tapia@tecfluid.cl </text:p>
          </table:table-cell>
          <table:table-cell office:value-type="string" calcext:value-type="string">
            <text:p><text:s/>9659968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amara </text:p>
          </table:table-cell>
          <table:table-cell office:value-type="string" calcext:value-type="string">
            <text:p><text:s/>gonzalez </text:p>
          </table:table-cell>
          <table:table-cell office:value-type="float" office:value="227371295" calcext:value-type="float">
            <text:p>227371295</text:p>
          </table:table-cell>
          <table:table-cell office:value-type="float" office:value="160847735" calcext:value-type="float">
            <text:p>160847735</text:p>
          </table:table-cell>
          <table:table-cell office:value-type="string" calcext:value-type="string">
            <text:p><text:s/>secretaria.montoliva@gmail.com </text:p>
          </table:table-cell>
          <table:table-cell office:value-type="string" calcext:value-type="string">
            <text:p><text:s/>76339445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Karina </text:p>
          </table:table-cell>
          <table:table-cell office:value-type="string" calcext:value-type="string">
            <text:p><text:s/>Soto </text:p>
          </table:table-cell>
          <table:table-cell office:value-type="float" office:value="232013797" calcext:value-type="float">
            <text:p>232013797</text:p>
          </table:table-cell>
          <table:table-cell office:value-type="float" office:value="160865695" calcext:value-type="float">
            <text:p>160865695</text:p>
          </table:table-cell>
          <table:table-cell office:value-type="string" calcext:value-type="string">
            <text:p><text:s/>karina.soto@linerostelecom.cl </text:p>
          </table:table-cell>
          <table:table-cell office:value-type="float" office:value="764128419" calcext:value-type="float">
            <text:p>7641284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Orrego </text:p>
          </table:table-cell>
          <table:table-cell office:value-type="float" office:value="982080749" calcext:value-type="float">
            <text:p>982080749</text:p>
          </table:table-cell>
          <table:table-cell office:value-type="float" office:value="160867892" calcext:value-type="float">
            <text:p>160867892</text:p>
          </table:table-cell>
          <table:table-cell office:value-type="string" calcext:value-type="string">
            <text:p><text:s/>rodrigo.orrego@krav.cl </text:p>
          </table:table-cell>
          <table:table-cell office:value-type="float" office:value="764942442" calcext:value-type="float">
            <text:p>76494244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a </text:p>
          </table:table-cell>
          <table:table-cell office:value-type="string" calcext:value-type="string">
            <text:p><text:s/>Quintero </text:p>
          </table:table-cell>
          <table:table-cell office:value-type="float" office:value="995391539" calcext:value-type="float">
            <text:p>995391539</text:p>
          </table:table-cell>
          <table:table-cell office:value-type="float" office:value="160923830" calcext:value-type="float">
            <text:p>160923830</text:p>
          </table:table-cell>
          <table:table-cell office:value-type="string" calcext:value-type="string">
            <text:p><text:s/>multiventas.spa@gmail.com </text:p>
          </table:table-cell>
          <table:table-cell office:value-type="float" office:value="765875587" calcext:value-type="float">
            <text:p>76587558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Pérez </text:p>
          </table:table-cell>
          <table:table-cell office:value-type="float" office:value="229046145" calcext:value-type="float">
            <text:p>229046145</text:p>
          </table:table-cell>
          <table:table-cell office:value-type="float" office:value="160928484" calcext:value-type="float">
            <text:p>160928484</text:p>
          </table:table-cell>
          <table:table-cell office:value-type="string" calcext:value-type="string">
            <text:p><text:s/>eduardo.perez@konectiva.cl </text:p>
          </table:table-cell>
          <table:table-cell office:value-type="string" calcext:value-type="string">
            <text:p><text:s/>76874985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Pérez </text:p>
          </table:table-cell>
          <table:table-cell office:value-type="float" office:value="966874180" calcext:value-type="float">
            <text:p>966874180</text:p>
          </table:table-cell>
          <table:table-cell office:value-type="float" office:value="160928484" calcext:value-type="float">
            <text:p>160928484</text:p>
          </table:table-cell>
          <table:table-cell office:value-type="string" calcext:value-type="string">
            <text:p><text:s/>eduardo.perez@konectiva.cl </text:p>
          </table:table-cell>
          <table:table-cell office:value-type="string" calcext:value-type="string">
            <text:p><text:s/>76874985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án </text:p>
          </table:table-cell>
          <table:table-cell office:value-type="string" calcext:value-type="string">
            <text:p><text:s/>Etchegaray </text:p>
          </table:table-cell>
          <table:table-cell office:value-type="float" office:value="56996425281" calcext:value-type="float">
            <text:p>56996425281</text:p>
          </table:table-cell>
          <table:table-cell office:value-type="float" office:value="160987928" calcext:value-type="float">
            <text:p>160987928</text:p>
          </table:table-cell>
          <table:table-cell office:value-type="string" calcext:value-type="string">
            <text:p><text:s/>setchegaray@gmail.com </text:p>
          </table:table-cell>
          <table:table-cell office:value-type="float" office:value="761425676" calcext:value-type="float">
            <text:p>76142567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Pamela </text:p>
          </table:table-cell>
          <table:table-cell office:value-type="string" calcext:value-type="string">
            <text:p><text:s/>Norero </text:p>
          </table:table-cell>
          <table:table-cell office:value-type="float" office:value="78582243" calcext:value-type="float">
            <text:p>78582243</text:p>
          </table:table-cell>
          <table:table-cell office:value-type="float" office:value="160988274" calcext:value-type="float">
            <text:p>160988274</text:p>
          </table:table-cell>
          <table:table-cell office:value-type="string" calcext:value-type="string">
            <text:p><text:s/>pamela@principalplagas.cl </text:p>
          </table:table-cell>
          <table:table-cell office:value-type="float" office:value="762762250" calcext:value-type="float">
            <text:p>76276225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Sebastian </text:p>
          </table:table-cell>
          <table:table-cell office:value-type="string" calcext:value-type="string">
            <text:p><text:s/>Toledo </text:p>
          </table:table-cell>
          <table:table-cell office:value-type="float" office:value="56997991449" calcext:value-type="float">
            <text:p>56997991449</text:p>
          </table:table-cell>
          <table:table-cell office:value-type="float" office:value="160991402" calcext:value-type="float">
            <text:p>160991402</text:p>
          </table:table-cell>
          <table:table-cell office:value-type="string" calcext:value-type="string">
            <text:p><text:s/>stoledo@optimaws.cl </text:p>
          </table:table-cell>
          <table:table-cell office:value-type="float" office:value="764325389" calcext:value-type="float">
            <text:p>76432538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MOLINA </text:p>
          </table:table-cell>
          <table:table-cell office:value-type="float" office:value="227522998" calcext:value-type="float">
            <text:p>227522998</text:p>
          </table:table-cell>
          <table:table-cell office:value-type="float" office:value="160996900" calcext:value-type="float">
            <text:p>160996900</text:p>
          </table:table-cell>
          <table:table-cell office:value-type="string" calcext:value-type="string">
            <text:p><text:s/>cmolina@eloy.cl </text:p>
          </table:table-cell>
          <table:table-cell office:value-type="float" office:value="765159318" calcext:value-type="float">
            <text:p>7651593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Mujica </text:p>
          </table:table-cell>
          <table:table-cell office:value-type="float" office:value="569954520" calcext:value-type="float">
            <text:p>569954520</text:p>
          </table:table-cell>
          <table:table-cell office:value-type="float" office:value="161005096" calcext:value-type="float">
            <text:p>161005096</text:p>
          </table:table-cell>
          <table:table-cell office:value-type="string" calcext:value-type="string">
            <text:p><text:s/>pmujica@imagenpublicidad.cl </text:p>
          </table:table-cell>
          <table:table-cell office:value-type="float" office:value="762692163" calcext:value-type="float">
            <text:p>76269216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gelo </text:p>
          </table:table-cell>
          <table:table-cell office:value-type="string" calcext:value-type="string">
            <text:p><text:s/>silva </text:p>
          </table:table-cell>
          <table:table-cell office:value-type="float" office:value="997467681" calcext:value-type="float">
            <text:p>997467681</text:p>
          </table:table-cell>
          <table:table-cell office:value-type="float" office:value="161274763" calcext:value-type="float">
            <text:p>161274763</text:p>
          </table:table-cell>
          <table:table-cell office:value-type="string" calcext:value-type="string">
            <text:p><text:s/>asilva@ingesp.cl </text:p>
          </table:table-cell>
          <table:table-cell office:value-type="float" office:value="761191942" calcext:value-type="float">
            <text:p>76119194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IA SOLEDAD </text:p>
          </table:table-cell>
          <table:table-cell office:value-type="string" calcext:value-type="string">
            <text:p><text:s/>LOPEZ OÑATE </text:p>
          </table:table-cell>
          <table:table-cell office:value-type="float" office:value="412565016" calcext:value-type="float">
            <text:p>412565016</text:p>
          </table:table-cell>
          <table:table-cell office:value-type="float" office:value="161377139" calcext:value-type="float">
            <text:p>161377139</text:p>
          </table:table-cell>
          <table:table-cell office:value-type="string" calcext:value-type="string">
            <text:p><text:s/>soledad.lopez@pya.cl </text:p>
          </table:table-cell>
          <table:table-cell office:value-type="float" office:value="779959104" calcext:value-type="float">
            <text:p>7799591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Orellana </text:p>
          </table:table-cell>
          <table:table-cell office:value-type="float" office:value="972665292" calcext:value-type="float">
            <text:p>972665292</text:p>
          </table:table-cell>
          <table:table-cell office:value-type="float" office:value="161398778" calcext:value-type="float">
            <text:p>161398778</text:p>
          </table:table-cell>
          <table:table-cell office:value-type="string" calcext:value-type="string">
            <text:p><text:s/>ventas@pernossanfabian.cl </text:p>
          </table:table-cell>
          <table:table-cell office:value-type="float" office:value="771958907" calcext:value-type="float">
            <text:p>7719589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De Giorgis </text:p>
          </table:table-cell>
          <table:table-cell office:value-type="float" office:value="963139958" calcext:value-type="float">
            <text:p>963139958</text:p>
          </table:table-cell>
          <table:table-cell office:value-type="float" office:value="161432237" calcext:value-type="float">
            <text:p>161432237</text:p>
          </table:table-cell>
          <table:table-cell office:value-type="string" calcext:value-type="string">
            <text:p><text:s/>c.degiorgis.g@gmail.com </text:p>
          </table:table-cell>
          <table:table-cell office:value-type="float" office:value="762965232" calcext:value-type="float">
            <text:p>7629652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eddy </text:p>
          </table:table-cell>
          <table:table-cell office:value-type="string" calcext:value-type="string">
            <text:p><text:s/>Espinoza </text:p>
          </table:table-cell>
          <table:table-cell office:value-type="float" office:value="969098283" calcext:value-type="float">
            <text:p>969098283</text:p>
          </table:table-cell>
          <table:table-cell office:value-type="float" office:value="161452246" calcext:value-type="float">
            <text:p>161452246</text:p>
          </table:table-cell>
          <table:table-cell office:value-type="string" calcext:value-type="string">
            <text:p><text:s/>freddy.espinoza@baldiver.cl </text:p>
          </table:table-cell>
          <table:table-cell office:value-type="float" office:value="161452246" calcext:value-type="float">
            <text:p>16145224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diaz </text:p>
          </table:table-cell>
          <table:table-cell office:value-type="float" office:value="988682454" calcext:value-type="float">
            <text:p>988682454</text:p>
          </table:table-cell>
          <table:table-cell office:value-type="float" office:value="161490350" calcext:value-type="float">
            <text:p>161490350</text:p>
          </table:table-cell>
          <table:table-cell office:value-type="string" calcext:value-type="string">
            <text:p><text:s/>administracion@chileparcels.cl </text:p>
          </table:table-cell>
          <table:table-cell office:value-type="float" office:value="762736942" calcext:value-type="float">
            <text:p>76273694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LUIS </text:p>
          </table:table-cell>
          <table:table-cell office:value-type="string" calcext:value-type="string">
            <text:p><text:s/>CALFULEO </text:p>
          </table:table-cell>
          <table:table-cell office:value-type="float" office:value="944758468" calcext:value-type="float">
            <text:p>944758468</text:p>
          </table:table-cell>
          <table:table-cell office:value-type="float" office:value="161645907" calcext:value-type="float">
            <text:p>161645907</text:p>
          </table:table-cell>
          <table:table-cell office:value-type="string" calcext:value-type="string">
            <text:p><text:s/>gerencia@asimecsur.com </text:p>
          </table:table-cell>
          <table:table-cell office:value-type="float" office:value="766412661" calcext:value-type="float">
            <text:p>76641266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Perez </text:p>
          </table:table-cell>
          <table:table-cell office:value-type="float" office:value="963039207" calcext:value-type="float">
            <text:p>963039207</text:p>
          </table:table-cell>
          <table:table-cell office:value-type="float" office:value="161692972" calcext:value-type="float">
            <text:p>161692972</text:p>
          </table:table-cell>
          <table:table-cell office:value-type="string" calcext:value-type="string">
            <text:p><text:s/>mauricio@blogencer.cl </text:p>
          </table:table-cell>
          <table:table-cell office:value-type="float" office:value="768021848" calcext:value-type="float">
            <text:p>7680218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Grez </text:p>
          </table:table-cell>
          <table:table-cell office:value-type="float" office:value="92656756" calcext:value-type="float">
            <text:p>92656756</text:p>
          </table:table-cell>
          <table:table-cell office:value-type="float" office:value="162115820" calcext:value-type="float">
            <text:p>162115820</text:p>
          </table:table-cell>
          <table:table-cell office:value-type="string" calcext:value-type="string">
            <text:p><text:s/>ignacio.grez@confio.cl </text:p>
          </table:table-cell>
          <table:table-cell office:value-type="float" office:value="767924933" calcext:value-type="float">
            <text:p>7679249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RIANELA </text:p>
          </table:table-cell>
          <table:table-cell office:value-type="string" calcext:value-type="string">
            <text:p><text:s/>ARIAS </text:p>
          </table:table-cell>
          <table:table-cell office:value-type="float" office:value="224189260" calcext:value-type="float">
            <text:p>224189260</text:p>
          </table:table-cell>
          <table:table-cell office:value-type="float" office:value="162415735" calcext:value-type="float">
            <text:p>162415735</text:p>
          </table:table-cell>
          <table:table-cell office:value-type="string" calcext:value-type="string">
            <text:p><text:s/>info@piscinasdelpacifico.cl </text:p>
          </table:table-cell>
          <table:table-cell office:value-type="float" office:value="765369002" calcext:value-type="float">
            <text:p>765369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Yosselyn </text:p>
          </table:table-cell>
          <table:table-cell office:value-type="string" calcext:value-type="string">
            <text:p><text:s/>Ruiz </text:p>
          </table:table-cell>
          <table:table-cell office:value-type="float" office:value="228401000" calcext:value-type="float">
            <text:p>228401000</text:p>
          </table:table-cell>
          <table:table-cell office:value-type="float" office:value="162459031" calcext:value-type="float">
            <text:p>162459031</text:p>
          </table:table-cell>
          <table:table-cell office:value-type="string" calcext:value-type="string">
            <text:p><text:s/>cobranzaiia@iia.cl </text:p>
          </table:table-cell>
          <table:table-cell office:value-type="float" office:value="798823604" calcext:value-type="float">
            <text:p>7988236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Caroca </text:p>
          </table:table-cell>
          <table:table-cell office:value-type="float" office:value="931876839" calcext:value-type="float">
            <text:p>931876839</text:p>
          </table:table-cell>
          <table:table-cell office:value-type="float" office:value="162525174" calcext:value-type="float">
            <text:p>162525174</text:p>
          </table:table-cell>
          <table:table-cell office:value-type="string" calcext:value-type="string">
            <text:p><text:s/>jcm@setaf.cl </text:p>
          </table:table-cell>
          <table:table-cell office:value-type="float" office:value="765256844" calcext:value-type="float">
            <text:p>76525684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Cofre </text:p>
          </table:table-cell>
          <table:table-cell office:value-type="float" office:value="97571890" calcext:value-type="float">
            <text:p>97571890</text:p>
          </table:table-cell>
          <table:table-cell office:value-type="float" office:value="162917633" calcext:value-type="float">
            <text:p>162917633</text:p>
          </table:table-cell>
          <table:table-cell office:value-type="string" calcext:value-type="string">
            <text:p><text:s/>fecofre@contactosinco.cl </text:p>
          </table:table-cell>
          <table:table-cell office:value-type="float" office:value="762999390" calcext:value-type="float">
            <text:p>76299939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Arias Flores </text:p>
          </table:table-cell>
          <table:table-cell office:value-type="float" office:value="569926757" calcext:value-type="float">
            <text:p>569926757</text:p>
          </table:table-cell>
          <table:table-cell office:value-type="float" office:value="163041332" calcext:value-type="float">
            <text:p>163041332</text:p>
          </table:table-cell>
          <table:table-cell office:value-type="string" calcext:value-type="string">
            <text:p><text:s/>mario.andres@abastec.cl </text:p>
          </table:table-cell>
          <table:table-cell office:value-type="float" office:value="777837508" calcext:value-type="float">
            <text:p>7778375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nan </text:p>
          </table:table-cell>
          <table:table-cell office:value-type="string" calcext:value-type="string">
            <text:p><text:s/>Navarro </text:p>
          </table:table-cell>
          <table:table-cell office:value-type="float" office:value="974304884" calcext:value-type="float">
            <text:p>974304884</text:p>
          </table:table-cell>
          <table:table-cell office:value-type="float" office:value="163198037" calcext:value-type="float">
            <text:p>163198037</text:p>
          </table:table-cell>
          <table:table-cell office:value-type="string" calcext:value-type="string">
            <text:p><text:s/>hnavarro@retsatel.com </text:p>
          </table:table-cell>
          <table:table-cell office:value-type="float" office:value="766577784" calcext:value-type="float">
            <text:p>76657778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ortega </text:p>
          </table:table-cell>
          <table:table-cell office:value-type="float" office:value="966227800" calcext:value-type="float">
            <text:p>966227800</text:p>
          </table:table-cell>
          <table:table-cell office:value-type="float" office:value="163221551" calcext:value-type="float">
            <text:p>163221551</text:p>
          </table:table-cell>
          <table:table-cell office:value-type="string" calcext:value-type="string">
            <text:p><text:s/>claudio.ortega@ngc-sistemas.cl </text:p>
          </table:table-cell>
          <table:table-cell office:value-type="float" office:value="765332516" calcext:value-type="float">
            <text:p>76533251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valdo Americo </text:p>
          </table:table-cell>
          <table:table-cell office:value-type="string" calcext:value-type="string">
            <text:p><text:s/>Millaleo Pincetti </text:p>
          </table:table-cell>
          <table:table-cell office:value-type="float" office:value="951599194" calcext:value-type="float">
            <text:p>951599194</text:p>
          </table:table-cell>
          <table:table-cell office:value-type="float" office:value="163231840" calcext:value-type="float">
            <text:p>163231840</text:p>
          </table:table-cell>
          <table:table-cell office:value-type="string" calcext:value-type="string">
            <text:p><text:s/>osvaldo@torresprofesionales.com </text:p>
          </table:table-cell>
          <table:table-cell office:value-type="float" office:value="761966235" calcext:value-type="float">
            <text:p>76196623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aez </text:p>
          </table:table-cell>
          <table:table-cell office:value-type="float" office:value="976154477" calcext:value-type="float">
            <text:p>976154477</text:p>
          </table:table-cell>
          <table:table-cell office:value-type="float" office:value="163319276" calcext:value-type="float">
            <text:p>163319276</text:p>
          </table:table-cell>
          <table:table-cell office:value-type="string" calcext:value-type="string">
            <text:p><text:s/>felipe.paez@smpi.cl </text:p>
          </table:table-cell>
          <table:table-cell office:value-type="float" office:value="765193125" calcext:value-type="float">
            <text:p>76519312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gélica </text:p>
          </table:table-cell>
          <table:table-cell office:value-type="string" calcext:value-type="string">
            <text:p><text:s/>Godoy puche </text:p>
          </table:table-cell>
          <table:table-cell office:value-type="float" office:value="942632451" calcext:value-type="float">
            <text:p>942632451</text:p>
          </table:table-cell>
          <table:table-cell office:value-type="float" office:value="163431203" calcext:value-type="float">
            <text:p>163431203</text:p>
          </table:table-cell>
          <table:table-cell office:value-type="string" calcext:value-type="string">
            <text:p><text:s/>agodoypuche@gmail.com </text:p>
          </table:table-cell>
          <table:table-cell office:value-type="float" office:value="764748433" calcext:value-type="float">
            <text:p>7647484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Soto </text:p>
          </table:table-cell>
          <table:table-cell office:value-type="float" office:value="993265962" calcext:value-type="float">
            <text:p>993265962</text:p>
          </table:table-cell>
          <table:table-cell office:value-type="float" office:value="163460521" calcext:value-type="float">
            <text:p>163460521</text:p>
          </table:table-cell>
          <table:table-cell office:value-type="string" calcext:value-type="string">
            <text:p><text:s/>andres.soto@cleansafe.cl </text:p>
          </table:table-cell>
          <table:table-cell office:value-type="float" office:value="766348637" calcext:value-type="float">
            <text:p>76634863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Piña </text:p>
          </table:table-cell>
          <table:table-cell office:value-type="float" office:value="224993849" calcext:value-type="float">
            <text:p>224993849</text:p>
          </table:table-cell>
          <table:table-cell office:value-type="float" office:value="163802937" calcext:value-type="float">
            <text:p>163802937</text:p>
          </table:table-cell>
          <table:table-cell office:value-type="string" calcext:value-type="string">
            <text:p><text:s/>c.pina@fastpack.cl </text:p>
          </table:table-cell>
          <table:table-cell office:value-type="float" office:value="782950703" calcext:value-type="float">
            <text:p>7829507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NICOLAS </text:p>
          </table:table-cell>
          <table:table-cell office:value-type="string" calcext:value-type="string">
            <text:p><text:s/>CASTIILO </text:p>
          </table:table-cell>
          <table:table-cell office:value-type="float" office:value="226023200" calcext:value-type="float">
            <text:p>226023200</text:p>
          </table:table-cell>
          <table:table-cell office:value-type="float" office:value="163830205" calcext:value-type="float">
            <text:p>163830205</text:p>
          </table:table-cell>
          <table:table-cell office:value-type="string" calcext:value-type="string">
            <text:p><text:s/>cobranza@segma.cl </text:p>
          </table:table-cell>
          <table:table-cell office:value-type="float" office:value="799804301" calcext:value-type="float">
            <text:p>7998043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onso </text:p>
          </table:table-cell>
          <table:table-cell office:value-type="string" calcext:value-type="string">
            <text:p><text:s/>catalán </text:p>
          </table:table-cell>
          <table:table-cell office:value-type="float" office:value="948698964" calcext:value-type="float">
            <text:p>948698964</text:p>
          </table:table-cell>
          <table:table-cell office:value-type="float" office:value="163851784" calcext:value-type="float">
            <text:p>163851784</text:p>
          </table:table-cell>
          <table:table-cell office:value-type="string" calcext:value-type="string">
            <text:p><text:s/>cocoisushi@gmail.com </text:p>
          </table:table-cell>
          <table:table-cell office:value-type="float" office:value="163851784" calcext:value-type="float">
            <text:p>16385178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hristopher </text:p>
          </table:table-cell>
          <table:table-cell office:value-type="string" calcext:value-type="string">
            <text:p><text:s/>Hetz </text:p>
          </table:table-cell>
          <table:table-cell office:value-type="float" office:value="979910392" calcext:value-type="float">
            <text:p>979910392</text:p>
          </table:table-cell>
          <table:table-cell office:value-type="float" office:value="163969769" calcext:value-type="float">
            <text:p>163969769</text:p>
          </table:table-cell>
          <table:table-cell office:value-type="string" calcext:value-type="string">
            <text:p><text:s/>hetz@servige.cl </text:p>
          </table:table-cell>
          <table:table-cell office:value-type="float" office:value="765375363" calcext:value-type="float">
            <text:p>76537536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PAVEZ </text:p>
          </table:table-cell>
          <table:table-cell office:value-type="float" office:value="5697767660" calcext:value-type="float">
            <text:p>5697767660</text:p>
          </table:table-cell>
          <table:table-cell office:value-type="float" office:value="164110915" calcext:value-type="float">
            <text:p>164110915</text:p>
          </table:table-cell>
          <table:table-cell office:value-type="string" calcext:value-type="string">
            <text:p><text:s/>andres.pavez@sitelecom.cl </text:p>
          </table:table-cell>
          <table:table-cell office:value-type="float" office:value="765255562" calcext:value-type="float">
            <text:p>76525556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Luis </text:p>
          </table:table-cell>
          <table:table-cell office:value-type="string" calcext:value-type="string">
            <text:p><text:s/>Rosales </text:p>
          </table:table-cell>
          <table:table-cell office:value-type="float" office:value="979883229" calcext:value-type="float">
            <text:p>979883229</text:p>
          </table:table-cell>
          <table:table-cell office:value-type="float" office:value="164253643" calcext:value-type="float">
            <text:p>164253643</text:p>
          </table:table-cell>
          <table:table-cell office:value-type="string" calcext:value-type="string">
            <text:p><text:s/>transporteydistribuidorakayjo@gmail.com </text:p>
          </table:table-cell>
          <table:table-cell office:value-type="float" office:value="762523337" calcext:value-type="float">
            <text:p>76252333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jose </text:p>
          </table:table-cell>
          <table:table-cell office:value-type="string" calcext:value-type="string">
            <text:p><text:s/>medina acosta </text:p>
          </table:table-cell>
          <table:table-cell office:value-type="float" office:value="228968000" calcext:value-type="float">
            <text:p>228968000</text:p>
          </table:table-cell>
          <table:table-cell office:value-type="float" office:value="164268101" calcext:value-type="float">
            <text:p>164268101</text:p>
          </table:table-cell>
          <table:table-cell office:value-type="string" calcext:value-type="string">
            <text:p><text:s/>mariajose.medina@cimed.cl </text:p>
          </table:table-cell>
          <table:table-cell office:value-type="float" office:value="781145203" calcext:value-type="float">
            <text:p>7811452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aceiton valdivia </text:p>
          </table:table-cell>
          <table:table-cell office:value-type="float" office:value="66497369" calcext:value-type="float">
            <text:p>66497369</text:p>
          </table:table-cell>
          <table:table-cell office:value-type="float" office:value="164274020" calcext:value-type="float">
            <text:p>164274020</text:p>
          </table:table-cell>
          <table:table-cell office:value-type="string" calcext:value-type="string">
            <text:p><text:s/>transportesaceiton@gmail.com </text:p>
          </table:table-cell>
          <table:table-cell office:value-type="float" office:value="764974972" calcext:value-type="float">
            <text:p>76497497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ene </text:p>
          </table:table-cell>
          <table:table-cell office:value-type="string" calcext:value-type="string">
            <text:p><text:s/>saldivia torres </text:p>
          </table:table-cell>
          <table:table-cell office:value-type="float" office:value="932596037" calcext:value-type="float">
            <text:p>932596037</text:p>
          </table:table-cell>
          <table:table-cell office:value-type="float" office:value="164487474" calcext:value-type="float">
            <text:p>164487474</text:p>
          </table:table-cell>
          <table:table-cell office:value-type="string" calcext:value-type="string">
            <text:p><text:s/>capacitachonchisur@gmail.com </text:p>
          </table:table-cell>
          <table:table-cell office:value-type="float" office:value="164487474" calcext:value-type="float">
            <text:p>16448747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ógenes </text:p>
          </table:table-cell>
          <table:table-cell office:value-type="string" calcext:value-type="string">
            <text:p><text:s/>Fernandez </text:p>
          </table:table-cell>
          <table:table-cell office:value-type="float" office:value="982307764" calcext:value-type="float">
            <text:p>982307764</text:p>
          </table:table-cell>
          <table:table-cell office:value-type="float" office:value="164520099" calcext:value-type="float">
            <text:p>164520099</text:p>
          </table:table-cell>
          <table:table-cell office:value-type="string" calcext:value-type="string">
            <text:p><text:s/>diogenesfernandez41@gmail.com </text:p>
          </table:table-cell>
          <table:table-cell office:value-type="float" office:value="767377231" calcext:value-type="float">
            <text:p>76737723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Gómez </text:p>
          </table:table-cell>
          <table:table-cell office:value-type="float" office:value="950938479" calcext:value-type="float">
            <text:p>950938479</text:p>
          </table:table-cell>
          <table:table-cell office:value-type="float" office:value="164702316" calcext:value-type="float">
            <text:p>164702316</text:p>
          </table:table-cell>
          <table:table-cell office:value-type="string" calcext:value-type="string">
            <text:p><text:s/>gomez.espinoza.gonzalo@gmail.com </text:p>
          </table:table-cell>
          <table:table-cell office:value-type="float" office:value="767126034" calcext:value-type="float">
            <text:p>76712603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etta Romina </text:p>
          </table:table-cell>
          <table:table-cell office:value-type="string" calcext:value-type="string">
            <text:p><text:s/>Aldana Miranda </text:p>
          </table:table-cell>
          <table:table-cell office:value-type="float" office:value="965779258" calcext:value-type="float">
            <text:p>965779258</text:p>
          </table:table-cell>
          <table:table-cell office:value-type="float" office:value="164724360" calcext:value-type="float">
            <text:p>164724360</text:p>
          </table:table-cell>
          <table:table-cell office:value-type="string" calcext:value-type="string">
            <text:p><text:s/>ettaaldana@hotmail.com </text:p>
          </table:table-cell>
          <table:table-cell office:value-type="float" office:value="762401118" calcext:value-type="float">
            <text:p>7624011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ntina </text:p>
          </table:table-cell>
          <table:table-cell office:value-type="string" calcext:value-type="string">
            <text:p><text:s/>Ibarra </text:p>
          </table:table-cell>
          <table:table-cell office:value-type="float" office:value="957209266" calcext:value-type="float">
            <text:p>957209266</text:p>
          </table:table-cell>
          <table:table-cell office:value-type="float" office:value="164773442" calcext:value-type="float">
            <text:p>164773442</text:p>
          </table:table-cell>
          <table:table-cell office:value-type="string" calcext:value-type="string">
            <text:p><text:s/>ingenierianogales@gmail.com </text:p>
          </table:table-cell>
          <table:table-cell office:value-type="float" office:value="765396123" calcext:value-type="float">
            <text:p>76539612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Ballesteros Santelices </text:p>
          </table:table-cell>
          <table:table-cell office:value-type="float" office:value="977487425" calcext:value-type="float">
            <text:p>977487425</text:p>
          </table:table-cell>
          <table:table-cell office:value-type="float" office:value="164839338" calcext:value-type="float">
            <text:p>164839338</text:p>
          </table:table-cell>
          <table:table-cell office:value-type="string" calcext:value-type="string">
            <text:p><text:s/>gballesteros87@hotmail.com </text:p>
          </table:table-cell>
          <table:table-cell office:value-type="float" office:value="766794130" calcext:value-type="float">
            <text:p>76679413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Andres </text:p>
          </table:table-cell>
          <table:table-cell office:value-type="string" calcext:value-type="string">
            <text:p><text:s/>Farias Rozas </text:p>
          </table:table-cell>
          <table:table-cell office:value-type="float" office:value="56991528739" calcext:value-type="float">
            <text:p>56991528739</text:p>
          </table:table-cell>
          <table:table-cell office:value-type="float" office:value="164874702" calcext:value-type="float">
            <text:p>164874702</text:p>
          </table:table-cell>
          <table:table-cell office:value-type="string" calcext:value-type="string">
            <text:p><text:s/>paloma@holdingcpa.com </text:p>
          </table:table-cell>
          <table:table-cell office:value-type="float" office:value="767157258" calcext:value-type="float">
            <text:p>76715725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án </text:p>
          </table:table-cell>
          <table:table-cell office:value-type="string" calcext:value-type="string">
            <text:p><text:s/>Olguín </text:p>
          </table:table-cell>
          <table:table-cell office:value-type="float" office:value="56961931269" calcext:value-type="float">
            <text:p>56961931269</text:p>
          </table:table-cell>
          <table:table-cell office:value-type="float" office:value="164945774" calcext:value-type="float">
            <text:p>164945774</text:p>
          </table:table-cell>
          <table:table-cell office:value-type="string" calcext:value-type="string">
            <text:p><text:s/>olguinm@gmail.com </text:p>
          </table:table-cell>
          <table:table-cell office:value-type="float" office:value="768097011" calcext:value-type="float">
            <text:p>76809701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ugo </text:p>
          </table:table-cell>
          <table:table-cell office:value-type="string" calcext:value-type="string">
            <text:p><text:s/>Muñoz </text:p>
          </table:table-cell>
          <table:table-cell office:value-type="float" office:value="952278814" calcext:value-type="float">
            <text:p>952278814</text:p>
          </table:table-cell>
          <table:table-cell office:value-type="float" office:value="165183789" calcext:value-type="float">
            <text:p>165183789</text:p>
          </table:table-cell>
          <table:table-cell office:value-type="string" calcext:value-type="string">
            <text:p><text:s/>amunozbosch@gmail.com </text:p>
          </table:table-cell>
          <table:table-cell office:value-type="float" office:value="765894956" calcext:value-type="float">
            <text:p>7658949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nesta </text:p>
          </table:table-cell>
          <table:table-cell office:value-type="string" calcext:value-type="string">
            <text:p><text:s/>diaz </text:p>
          </table:table-cell>
          <table:table-cell office:value-type="float" office:value="958724494" calcext:value-type="float">
            <text:p>958724494</text:p>
          </table:table-cell>
          <table:table-cell office:value-type="float" office:value="165421922" calcext:value-type="float">
            <text:p>165421922</text:p>
          </table:table-cell>
          <table:table-cell office:value-type="string" calcext:value-type="string">
            <text:p><text:s/>marienela83@gmail.com </text:p>
          </table:table-cell>
          <table:table-cell office:value-type="float" office:value="766051235" calcext:value-type="float">
            <text:p>76605123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Illanes Jaña </text:p>
          </table:table-cell>
          <table:table-cell office:value-type="float" office:value="224954014" calcext:value-type="float">
            <text:p>224954014</text:p>
          </table:table-cell>
          <table:table-cell office:value-type="float" office:value="165458621" calcext:value-type="float">
            <text:p>165458621</text:p>
          </table:table-cell>
          <table:table-cell office:value-type="string" calcext:value-type="string">
            <text:p><text:s/>jillanes@comulsa.cl </text:p>
          </table:table-cell>
          <table:table-cell office:value-type="string" calcext:value-type="string">
            <text:p><text:s/>9445800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abbiani </text:p>
          </table:table-cell>
          <table:table-cell office:value-type="string" calcext:value-type="string">
            <text:p><text:s/>leiva </text:p>
          </table:table-cell>
          <table:table-cell office:value-type="float" office:value="998529381" calcext:value-type="float">
            <text:p>998529381</text:p>
          </table:table-cell>
          <table:table-cell office:value-type="float" office:value="165470494" calcext:value-type="float">
            <text:p>165470494</text:p>
          </table:table-cell>
          <table:table-cell office:value-type="string" calcext:value-type="string">
            <text:p><text:s/>vallejos.gonzalo@gmail.com </text:p>
          </table:table-cell>
          <table:table-cell office:value-type="float" office:value="765815452" calcext:value-type="float">
            <text:p>76581545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rasjido </text:p>
          </table:table-cell>
          <table:table-cell office:value-type="float" office:value="92797348" calcext:value-type="float">
            <text:p>92797348</text:p>
          </table:table-cell>
          <table:table-cell office:value-type="float" office:value="165521129" calcext:value-type="float">
            <text:p>165521129</text:p>
          </table:table-cell>
          <table:table-cell office:value-type="string" calcext:value-type="string">
            <text:p><text:s/>cbrrasjido@gmail.com </text:p>
          </table:table-cell>
          <table:table-cell office:value-type="float" office:value="764501691" calcext:value-type="float">
            <text:p>76450169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ANDRO </text:p>
          </table:table-cell>
          <table:table-cell office:value-type="string" calcext:value-type="string">
            <text:p><text:s/>VALENZUELA </text:p>
          </table:table-cell>
          <table:table-cell office:value-type="float" office:value="229935833" calcext:value-type="float">
            <text:p>229935833</text:p>
          </table:table-cell>
          <table:table-cell office:value-type="float" office:value="165540875" calcext:value-type="float">
            <text:p>165540875</text:p>
          </table:table-cell>
          <table:table-cell office:value-type="string" calcext:value-type="string">
            <text:p><text:s/>sebastian@miura.cl </text:p>
          </table:table-cell>
          <table:table-cell office:value-type="float" office:value="761293192" calcext:value-type="float">
            <text:p>76129319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IGUEL ANGEL </text:p>
          </table:table-cell>
          <table:table-cell office:value-type="string" calcext:value-type="string">
            <text:p><text:s/>VELIZ BAEZ </text:p>
          </table:table-cell>
          <table:table-cell office:value-type="float" office:value="982493514" calcext:value-type="float">
            <text:p>982493514</text:p>
          </table:table-cell>
          <table:table-cell office:value-type="float" office:value="165598202" calcext:value-type="float">
            <text:p>165598202</text:p>
          </table:table-cell>
          <table:table-cell office:value-type="string" calcext:value-type="string">
            <text:p><text:s/>mveliz@fmcandelaria.cl </text:p>
          </table:table-cell>
          <table:table-cell office:value-type="string" calcext:value-type="string">
            <text:p><text:s/>7622069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nzo </text:p>
          </table:table-cell>
          <table:table-cell office:value-type="string" calcext:value-type="string">
            <text:p><text:s/>Valenzuela </text:p>
          </table:table-cell>
          <table:table-cell office:value-type="float" office:value="954581084" calcext:value-type="float">
            <text:p>954581084</text:p>
          </table:table-cell>
          <table:table-cell office:value-type="float" office:value="165626400" calcext:value-type="float">
            <text:p>165626400</text:p>
          </table:table-cell>
          <table:table-cell office:value-type="string" calcext:value-type="string">
            <text:p><text:s/>evalenzuela.1987.evg@gmail.com </text:p>
          </table:table-cell>
          <table:table-cell office:value-type="float" office:value="768225524" calcext:value-type="float">
            <text:p>76822552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Felipe Andres </text:p>
          </table:table-cell>
          <table:table-cell office:value-type="string" calcext:value-type="string">
            <text:p><text:s/>Olmedo Salinas </text:p>
          </table:table-cell>
          <table:table-cell office:value-type="float" office:value="227390399" calcext:value-type="float">
            <text:p>227390399</text:p>
          </table:table-cell>
          <table:table-cell office:value-type="float" office:value="165700856" calcext:value-type="float">
            <text:p>165700856</text:p>
          </table:table-cell>
          <table:table-cell office:value-type="string" calcext:value-type="string">
            <text:p><text:s/>folmedo@ivs.cl </text:p>
          </table:table-cell>
          <table:table-cell office:value-type="float" office:value="760771295" calcext:value-type="float">
            <text:p>76077129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éctor </text:p>
          </table:table-cell>
          <table:table-cell office:value-type="string" calcext:value-type="string">
            <text:p><text:s/>Láscar </text:p>
          </table:table-cell>
          <table:table-cell office:value-type="float" office:value="0" calcext:value-type="float">
            <text:p>0</text:p>
          </table:table-cell>
          <table:table-cell office:value-type="float" office:value="165706803" calcext:value-type="float">
            <text:p>165706803</text:p>
          </table:table-cell>
          <table:table-cell office:value-type="string" calcext:value-type="string">
            <text:p><text:s/>hector@cebra.cl </text:p>
          </table:table-cell>
          <table:table-cell office:value-type="float" office:value="763413543" calcext:value-type="float">
            <text:p>76341354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nicol </text:p>
          </table:table-cell>
          <table:table-cell office:value-type="string" calcext:value-type="string">
            <text:p><text:s/>cortes </text:p>
          </table:table-cell>
          <table:table-cell office:value-type="float" office:value="983289994" calcext:value-type="float">
            <text:p>983289994</text:p>
          </table:table-cell>
          <table:table-cell office:value-type="float" office:value="165817052" calcext:value-type="float">
            <text:p>165817052</text:p>
          </table:table-cell>
          <table:table-cell office:value-type="string" calcext:value-type="string">
            <text:p><text:s/>nicol.cortes@callfire.cl </text:p>
          </table:table-cell>
          <table:table-cell office:value-type="float" office:value="760298999" calcext:value-type="float">
            <text:p>76029899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Javier </text:p>
          </table:table-cell>
          <table:table-cell office:value-type="string" calcext:value-type="string">
            <text:p><text:s/>Araya Pacheco </text:p>
          </table:table-cell>
          <table:table-cell office:value-type="float" office:value="998442520" calcext:value-type="float">
            <text:p>998442520</text:p>
          </table:table-cell>
          <table:table-cell office:value-type="float" office:value="166041953" calcext:value-type="float">
            <text:p>166041953</text:p>
          </table:table-cell>
          <table:table-cell office:value-type="string" calcext:value-type="string">
            <text:p><text:s/>francisco@fjmuebles.cl </text:p>
          </table:table-cell>
          <table:table-cell office:value-type="float" office:value="765143543" calcext:value-type="float">
            <text:p>76514354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ivania daniela </text:p>
          </table:table-cell>
          <table:table-cell office:value-type="string" calcext:value-type="string">
            <text:p><text:s/>paya </text:p>
          </table:table-cell>
          <table:table-cell office:value-type="float" office:value="950131756" calcext:value-type="float">
            <text:p>950131756</text:p>
          </table:table-cell>
          <table:table-cell office:value-type="float" office:value="166042178" calcext:value-type="float">
            <text:p>166042178</text:p>
          </table:table-cell>
          <table:table-cell office:value-type="string" calcext:value-type="string">
            <text:p><text:s/>daniela.paya@gmail.com </text:p>
          </table:table-cell>
          <table:table-cell office:value-type="float" office:value="765217512" calcext:value-type="float">
            <text:p>76521751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Joaquín </text:p>
          </table:table-cell>
          <table:table-cell office:value-type="string" calcext:value-type="string">
            <text:p><text:s/>Walker </text:p>
          </table:table-cell>
          <table:table-cell office:value-type="float" office:value="5699517176" calcext:value-type="float">
            <text:p>5699517176</text:p>
          </table:table-cell>
          <table:table-cell office:value-type="float" office:value="166069424" calcext:value-type="float">
            <text:p>166069424</text:p>
          </table:table-cell>
          <table:table-cell office:value-type="string" calcext:value-type="string">
            <text:p><text:s/>joaquin.walker@wom.cl </text:p>
          </table:table-cell>
          <table:table-cell office:value-type="float" office:value="789216908" calcext:value-type="float">
            <text:p>7892169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uan Jose </text:p>
          </table:table-cell>
          <table:table-cell office:value-type="string" calcext:value-type="string">
            <text:p><text:s/>Figueroa </text:p>
          </table:table-cell>
          <table:table-cell office:value-type="float" office:value="963942731" calcext:value-type="float">
            <text:p>963942731</text:p>
          </table:table-cell>
          <table:table-cell office:value-type="float" office:value="166104009" calcext:value-type="float">
            <text:p>166104009</text:p>
          </table:table-cell>
          <table:table-cell office:value-type="string" calcext:value-type="string">
            <text:p><text:s/>jjfigueroa@lexgo.cl </text:p>
          </table:table-cell>
          <table:table-cell office:value-type="float" office:value="765305543" calcext:value-type="float">
            <text:p>76530554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Pablo </text:p>
          </table:table-cell>
          <table:table-cell office:value-type="string" calcext:value-type="string">
            <text:p><text:s/>Barraza Diaz </text:p>
          </table:table-cell>
          <table:table-cell office:value-type="float" office:value="56944059848" calcext:value-type="float">
            <text:p>56944059848</text:p>
          </table:table-cell>
          <table:table-cell office:value-type="float" office:value="166619084" calcext:value-type="float">
            <text:p>166619084</text:p>
          </table:table-cell>
          <table:table-cell office:value-type="string" calcext:value-type="string">
            <text:p><text:s/>juanpablo@2innova.com </text:p>
          </table:table-cell>
          <table:table-cell office:value-type="float" office:value="762654113" calcext:value-type="float">
            <text:p>76265411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IELA </text:p>
          </table:table-cell>
          <table:table-cell office:value-type="string" calcext:value-type="string">
            <text:p><text:s/>monsalves </text:p>
          </table:table-cell>
          <table:table-cell office:value-type="float" office:value="990176973" calcext:value-type="float">
            <text:p>990176973</text:p>
          </table:table-cell>
          <table:table-cell office:value-type="float" office:value="166730392" calcext:value-type="float">
            <text:p>166730392</text:p>
          </table:table-cell>
          <table:table-cell office:value-type="string" calcext:value-type="string">
            <text:p><text:s/>contabilidad@ebaeza.cl </text:p>
          </table:table-cell>
          <table:table-cell office:value-type="float" office:value="966258403" calcext:value-type="float">
            <text:p>9662584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mariela </text:p>
          </table:table-cell>
          <table:table-cell office:value-type="string" calcext:value-type="string">
            <text:p><text:s/>monsalves </text:p>
          </table:table-cell>
          <table:table-cell office:value-type="float" office:value="990176973" calcext:value-type="float">
            <text:p>990176973</text:p>
          </table:table-cell>
          <table:table-cell office:value-type="float" office:value="166730392" calcext:value-type="float">
            <text:p>166730392</text:p>
          </table:table-cell>
          <table:table-cell office:value-type="string" calcext:value-type="string">
            <text:p><text:s/>contabilidad@ebaeza.cl </text:p>
          </table:table-cell>
          <table:table-cell office:value-type="float" office:value="966258403" calcext:value-type="float">
            <text:p>9662584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Financial </text:p>
          </table:table-cell>
          <table:table-cell office:value-type="string" calcext:value-type="string">
            <text:p><text:s/>User </text:p>
          </table:table-cell>
          <table:table-cell office:value-type="string" calcext:value-type="string">
            <text:p><text:s/></text:p>
          </table:table-cell>
          <table:table-cell office:value-type="float" office:value="166770505" calcext:value-type="float">
            <text:p>166770505</text:p>
          </table:table-cell>
          <table:table-cell office:value-type="string" calcext:value-type="string">
            <text:p><text:s/>financial@portalfinance.co </text:p>
          </table:table-cell>
          <table:table-cell office:value-type="float" office:value="114854298" calcext:value-type="float">
            <text:p>114854298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an </text:p>
          </table:table-cell>
          <table:table-cell office:value-type="string" calcext:value-type="string">
            <text:p><text:s/>Baeza </text:p>
          </table:table-cell>
          <table:table-cell office:value-type="float" office:value="78238452" calcext:value-type="float">
            <text:p>78238452</text:p>
          </table:table-cell>
          <table:table-cell office:value-type="float" office:value="166881978" calcext:value-type="float">
            <text:p>166881978</text:p>
          </table:table-cell>
          <table:table-cell office:value-type="string" calcext:value-type="string">
            <text:p><text:s/>serenahogar@gmail.com </text:p>
          </table:table-cell>
          <table:table-cell office:value-type="float" office:value="766904386" calcext:value-type="float">
            <text:p>76690438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fernanda </text:p>
          </table:table-cell>
          <table:table-cell office:value-type="string" calcext:value-type="string">
            <text:p><text:s/>valdebenito </text:p>
          </table:table-cell>
          <table:table-cell office:value-type="float" office:value="23776311" calcext:value-type="float">
            <text:p>23776311</text:p>
          </table:table-cell>
          <table:table-cell office:value-type="float" office:value="166948444" calcext:value-type="float">
            <text:p>166948444</text:p>
          </table:table-cell>
          <table:table-cell office:value-type="string" calcext:value-type="string">
            <text:p><text:s/>contabilidad@regalpacific.cl </text:p>
          </table:table-cell>
          <table:table-cell office:value-type="float" office:value="967011002" calcext:value-type="float">
            <text:p>967011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OLIVER </text:p>
          </table:table-cell>
          <table:table-cell office:value-type="string" calcext:value-type="string">
            <text:p><text:s/>CISTERNAS RIQUELME </text:p>
          </table:table-cell>
          <table:table-cell office:value-type="float" office:value="97861210" calcext:value-type="float">
            <text:p>97861210</text:p>
          </table:table-cell>
          <table:table-cell office:value-type="float" office:value="166955149" calcext:value-type="float">
            <text:p>166955149</text:p>
          </table:table-cell>
          <table:table-cell office:value-type="string" calcext:value-type="string">
            <text:p><text:s/>oliver.cisternasr@gmail.com </text:p>
          </table:table-cell>
          <table:table-cell office:value-type="float" office:value="766514790" calcext:value-type="float">
            <text:p>7665147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JUAN PABLO </text:p>
          </table:table-cell>
          <table:table-cell office:value-type="string" calcext:value-type="string">
            <text:p><text:s/>VERA </text:p>
          </table:table-cell>
          <table:table-cell office:value-type="float" office:value="225915213" calcext:value-type="float">
            <text:p>225915213</text:p>
          </table:table-cell>
          <table:table-cell office:value-type="float" office:value="167144063" calcext:value-type="float">
            <text:p>167144063</text:p>
          </table:table-cell>
          <table:table-cell office:value-type="string" calcext:value-type="string">
            <text:p><text:s/>facturacion@multiservic.cl </text:p>
          </table:table-cell>
          <table:table-cell office:value-type="float" office:value="799381605" calcext:value-type="float">
            <text:p>7993816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salinas </text:p>
          </table:table-cell>
          <table:table-cell office:value-type="float" office:value="971454243" calcext:value-type="float">
            <text:p>971454243</text:p>
          </table:table-cell>
          <table:table-cell office:value-type="float" office:value="167179525" calcext:value-type="float">
            <text:p>167179525</text:p>
          </table:table-cell>
          <table:table-cell office:value-type="string" calcext:value-type="string">
            <text:p><text:s/>contacto@rustihome.cl </text:p>
          </table:table-cell>
          <table:table-cell office:value-type="float" office:value="762628376" calcext:value-type="float">
            <text:p>76262837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Wernner </text:p>
          </table:table-cell>
          <table:table-cell office:value-type="string" calcext:value-type="string">
            <text:p><text:s/>Tapia </text:p>
          </table:table-cell>
          <table:table-cell office:value-type="float" office:value="966486019" calcext:value-type="float">
            <text:p>966486019</text:p>
          </table:table-cell>
          <table:table-cell office:value-type="float" office:value="167245757" calcext:value-type="float">
            <text:p>167245757</text:p>
          </table:table-cell>
          <table:table-cell office:value-type="string" calcext:value-type="string">
            <text:p><text:s/>wermaster@gmail.com </text:p>
          </table:table-cell>
          <table:table-cell office:value-type="float" office:value="765605318" calcext:value-type="float">
            <text:p>76560531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Fernandez </text:p>
          </table:table-cell>
          <table:table-cell office:value-type="float" office:value="956184587" calcext:value-type="float">
            <text:p>956184587</text:p>
          </table:table-cell>
          <table:table-cell office:value-type="float" office:value="167248624" calcext:value-type="float">
            <text:p>167248624</text:p>
          </table:table-cell>
          <table:table-cell office:value-type="string" calcext:value-type="string">
            <text:p><text:s/>patriciofernandezaguilera@gmail.com </text:p>
          </table:table-cell>
          <table:table-cell office:value-type="float" office:value="167248624" calcext:value-type="float">
            <text:p>16724862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uisa </text:p>
          </table:table-cell>
          <table:table-cell office:value-type="string" calcext:value-type="string">
            <text:p><text:s/>Miranda </text:p>
          </table:table-cell>
          <table:table-cell office:value-type="float" office:value="979866816" calcext:value-type="float">
            <text:p>979866816</text:p>
          </table:table-cell>
          <table:table-cell office:value-type="float" office:value="167336191" calcext:value-type="float">
            <text:p>167336191</text:p>
          </table:table-cell>
          <table:table-cell office:value-type="string" calcext:value-type="string">
            <text:p><text:s/>lmirandav7@gmail.com </text:p>
          </table:table-cell>
          <table:table-cell office:value-type="float" office:value="786520207" calcext:value-type="float">
            <text:p>7865202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Ignacio Javier </text:p>
          </table:table-cell>
          <table:table-cell office:value-type="string" calcext:value-type="string">
            <text:p><text:s/>Díaz Villegas </text:p>
          </table:table-cell>
          <table:table-cell office:value-type="float" office:value="992138501" calcext:value-type="float">
            <text:p>992138501</text:p>
          </table:table-cell>
          <table:table-cell office:value-type="float" office:value="167417264" calcext:value-type="float">
            <text:p>167417264</text:p>
          </table:table-cell>
          <table:table-cell office:value-type="string" calcext:value-type="string">
            <text:p><text:s/>santabeatriz@gmail.com </text:p>
          </table:table-cell>
          <table:table-cell office:value-type="float" office:value="79032298" calcext:value-type="float">
            <text:p>790322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opher Ignacio </text:p>
          </table:table-cell>
          <table:table-cell office:value-type="string" calcext:value-type="string">
            <text:p><text:s/>Carvajal Gabler </text:p>
          </table:table-cell>
          <table:table-cell office:value-type="string" calcext:value-type="string">
            <text:p><text:s/>+569 7 137 06 53 </text:p>
          </table:table-cell>
          <table:table-cell office:value-type="float" office:value="167442323" calcext:value-type="float">
            <text:p>167442323</text:p>
          </table:table-cell>
          <table:table-cell office:value-type="string" calcext:value-type="string">
            <text:p><text:s/>cristopher.carvajal@pypinter.cl </text:p>
          </table:table-cell>
          <table:table-cell office:value-type="float" office:value="764060369" calcext:value-type="float">
            <text:p>76406036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lyn </text:p>
          </table:table-cell>
          <table:table-cell office:value-type="string" calcext:value-type="string">
            <text:p><text:s/>Larenas </text:p>
          </table:table-cell>
          <table:table-cell office:value-type="float" office:value="90609252" calcext:value-type="float">
            <text:p>90609252</text:p>
          </table:table-cell>
          <table:table-cell office:value-type="float" office:value="167464548" calcext:value-type="float">
            <text:p>167464548</text:p>
          </table:table-cell>
          <table:table-cell office:value-type="string" calcext:value-type="string">
            <text:p><text:s/>joselyn.larenas@gmail.com </text:p>
          </table:table-cell>
          <table:table-cell office:value-type="float" office:value="167464548" calcext:value-type="float">
            <text:p>16746454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hirley </text:p>
          </table:table-cell>
          <table:table-cell office:value-type="string" calcext:value-type="string">
            <text:p><text:s/>Cuevas Soto </text:p>
          </table:table-cell>
          <table:table-cell office:value-type="string" calcext:value-type="string">
            <text:p><text:s/>2-24873771 </text:p>
          </table:table-cell>
          <table:table-cell office:value-type="float" office:value="167649327" calcext:value-type="float">
            <text:p>167649327</text:p>
          </table:table-cell>
          <table:table-cell office:value-type="string" calcext:value-type="string">
            <text:p><text:s/>chirley.cuevas@boschrexroth.cl </text:p>
          </table:table-cell>
          <table:table-cell office:value-type="float" office:value="763659593" calcext:value-type="float">
            <text:p>76365959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Vilches </text:p>
          </table:table-cell>
          <table:table-cell office:value-type="float" office:value="971385432" calcext:value-type="float">
            <text:p>971385432</text:p>
          </table:table-cell>
          <table:table-cell office:value-type="float" office:value="167871224" calcext:value-type="float">
            <text:p>167871224</text:p>
          </table:table-cell>
          <table:table-cell office:value-type="string" calcext:value-type="string">
            <text:p><text:s/>carlosvilches2616@gmail.com </text:p>
          </table:table-cell>
          <table:table-cell office:value-type="float" office:value="167871224" calcext:value-type="float">
            <text:p>16787122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nela </text:p>
          </table:table-cell>
          <table:table-cell office:value-type="string" calcext:value-type="string">
            <text:p><text:s/>diaz </text:p>
          </table:table-cell>
          <table:table-cell office:value-type="float" office:value="958724494" calcext:value-type="float">
            <text:p>958724494</text:p>
          </table:table-cell>
          <table:table-cell office:value-type="float" office:value="167933904" calcext:value-type="float">
            <text:p>167933904</text:p>
          </table:table-cell>
          <table:table-cell office:value-type="string" calcext:value-type="string">
            <text:p><text:s/>marinela83@gmail.com </text:p>
          </table:table-cell>
          <table:table-cell office:value-type="float" office:value="764723473" calcext:value-type="float">
            <text:p>76472347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Francisca </text:p>
          </table:table-cell>
          <table:table-cell office:value-type="string" calcext:value-type="string">
            <text:p><text:s/>Cabezas </text:p>
          </table:table-cell>
          <table:table-cell office:value-type="float" office:value="232100234" calcext:value-type="float">
            <text:p>232100234</text:p>
          </table:table-cell>
          <table:table-cell office:value-type="float" office:value="168026307" calcext:value-type="float">
            <text:p>168026307</text:p>
          </table:table-cell>
          <table:table-cell office:value-type="string" calcext:value-type="string">
            <text:p><text:s/>francisca.cabezas@neomark.cl </text:p>
          </table:table-cell>
          <table:table-cell office:value-type="float" office:value="969870207" calcext:value-type="float">
            <text:p>9698702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ERNABE MARTILIANO </text:p>
          </table:table-cell>
          <table:table-cell office:value-type="string" calcext:value-type="string">
            <text:p><text:s/>FERREIRA GALLEGOS </text:p>
          </table:table-cell>
          <table:table-cell office:value-type="float" office:value="56936499406" calcext:value-type="float">
            <text:p>56936499406</text:p>
          </table:table-cell>
          <table:table-cell office:value-type="float" office:value="168040296" calcext:value-type="float">
            <text:p>168040296</text:p>
          </table:table-cell>
          <table:table-cell office:value-type="string" calcext:value-type="string">
            <text:p><text:s/>adquisiciones@treechile.com </text:p>
          </table:table-cell>
          <table:table-cell office:value-type="float" office:value="763510417" calcext:value-type="float">
            <text:p>76351041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olfo </text:p>
          </table:table-cell>
          <table:table-cell office:value-type="string" calcext:value-type="string">
            <text:p><text:s/>Moorales </text:p>
          </table:table-cell>
          <table:table-cell office:value-type="string" calcext:value-type="string">
            <text:p><text:s/></text:p>
          </table:table-cell>
          <table:table-cell office:value-type="float" office:value="168246129" calcext:value-type="float">
            <text:p>168246129</text:p>
          </table:table-cell>
          <table:table-cell office:value-type="string" calcext:value-type="string">
            <text:p><text:s/>rmorales@motorfinanciero.cl </text:p>
          </table:table-cell>
          <table:table-cell office:value-type="float" office:value="764510062" calcext:value-type="float">
            <text:p>764510062</text:p>
          </table:table-cell>
          <table:table-cell office:value-type="string" calcext:value-type="string">
            <text:p><text:s/>credit_executive</text:p>
          </table:table-cell>
        </table:table-row>
        <table:table-row table:style-name="ro1">
          <table:table-cell office:value-type="string" calcext:value-type="string">
            <text:p>Btg_App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urbina troncoso </text:p>
          </table:table-cell>
          <table:table-cell office:value-type="float" office:value="956859523" calcext:value-type="float">
            <text:p>956859523</text:p>
          </table:table-cell>
          <table:table-cell office:value-type="float" office:value="168276613" calcext:value-type="float">
            <text:p>168276613</text:p>
          </table:table-cell>
          <table:table-cell office:value-type="string" calcext:value-type="string">
            <text:p><text:s/>juancarlos.urbina@smsf.cl </text:p>
          </table:table-cell>
          <table:table-cell office:value-type="string" calcext:value-type="string">
            <text:p><text:s/>76432241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raul ignacio </text:p>
          </table:table-cell>
          <table:table-cell office:value-type="string" calcext:value-type="string">
            <text:p><text:s/>barahona duran </text:p>
          </table:table-cell>
          <table:table-cell office:value-type="float" office:value="988287837" calcext:value-type="float">
            <text:p>988287837</text:p>
          </table:table-cell>
          <table:table-cell office:value-type="float" office:value="168403356" calcext:value-type="float">
            <text:p>168403356</text:p>
          </table:table-cell>
          <table:table-cell office:value-type="string" calcext:value-type="string">
            <text:p><text:s/>rbarahona@pasegol.cl </text:p>
          </table:table-cell>
          <table:table-cell office:value-type="float" office:value="761872621" calcext:value-type="float">
            <text:p>76187262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Asencio </text:p>
          </table:table-cell>
          <table:table-cell office:value-type="float" office:value="974302872" calcext:value-type="float">
            <text:p>974302872</text:p>
          </table:table-cell>
          <table:table-cell office:value-type="float" office:value="168733267" calcext:value-type="float">
            <text:p>168733267</text:p>
          </table:table-cell>
          <table:table-cell office:value-type="string" calcext:value-type="string">
            <text:p><text:s/>gerencia@fiordolargo.com </text:p>
          </table:table-cell>
          <table:table-cell office:value-type="float" office:value="764497147" calcext:value-type="float">
            <text:p>76449714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Jara </text:p>
          </table:table-cell>
          <table:table-cell office:value-type="float" office:value="956390527" calcext:value-type="float">
            <text:p>956390527</text:p>
          </table:table-cell>
          <table:table-cell office:value-type="float" office:value="168836767" calcext:value-type="float">
            <text:p>168836767</text:p>
          </table:table-cell>
          <table:table-cell office:value-type="string" calcext:value-type="string">
            <text:p><text:s/>alvaro.jara@probuild.cl </text:p>
          </table:table-cell>
          <table:table-cell office:value-type="string" calcext:value-type="string">
            <text:p><text:s/>76630625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Santibañez </text:p>
          </table:table-cell>
          <table:table-cell office:value-type="float" office:value="991655317" calcext:value-type="float">
            <text:p>991655317</text:p>
          </table:table-cell>
          <table:table-cell office:value-type="float" office:value="169016046" calcext:value-type="float">
            <text:p>169016046</text:p>
          </table:table-cell>
          <table:table-cell office:value-type="string" calcext:value-type="string">
            <text:p><text:s/>agricola@santiliz.cl </text:p>
          </table:table-cell>
          <table:table-cell office:value-type="float" office:value="766089127" calcext:value-type="float">
            <text:p>76608912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Carlos </text:p>
          </table:table-cell>
          <table:table-cell office:value-type="string" calcext:value-type="string">
            <text:p><text:s/>Santibañez Paillacar </text:p>
          </table:table-cell>
          <table:table-cell office:value-type="float" office:value="991655317" calcext:value-type="float">
            <text:p>991655317</text:p>
          </table:table-cell>
          <table:table-cell office:value-type="float" office:value="169016046" calcext:value-type="float">
            <text:p>169016046</text:p>
          </table:table-cell>
          <table:table-cell office:value-type="string" calcext:value-type="string">
            <text:p><text:s/>inversiones@santiliz.cl </text:p>
          </table:table-cell>
          <table:table-cell office:value-type="float" office:value="765937345" calcext:value-type="float">
            <text:p>7659373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abriela </text:p>
          </table:table-cell>
          <table:table-cell office:value-type="string" calcext:value-type="string">
            <text:p><text:s/>oyanadel </text:p>
          </table:table-cell>
          <table:table-cell office:value-type="float" office:value="942132271" calcext:value-type="float">
            <text:p>942132271</text:p>
          </table:table-cell>
          <table:table-cell office:value-type="float" office:value="169092966" calcext:value-type="float">
            <text:p>169092966</text:p>
          </table:table-cell>
          <table:table-cell office:value-type="string" calcext:value-type="string">
            <text:p><text:s/>gabriela@mhogar.cl </text:p>
          </table:table-cell>
          <table:table-cell office:value-type="float" office:value="763584097" calcext:value-type="float">
            <text:p>7635840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vier </text:p>
          </table:table-cell>
          <table:table-cell office:value-type="string" calcext:value-type="string">
            <text:p><text:s/>Sepúlveda Rojas </text:p>
          </table:table-cell>
          <table:table-cell office:value-type="float" office:value="994504055" calcext:value-type="float">
            <text:p>994504055</text:p>
          </table:table-cell>
          <table:table-cell office:value-type="float" office:value="169115850" calcext:value-type="float">
            <text:p>169115850</text:p>
          </table:table-cell>
          <table:table-cell office:value-type="string" calcext:value-type="string">
            <text:p><text:s/>jsepulvedarojas@sr-i.cl </text:p>
          </table:table-cell>
          <table:table-cell office:value-type="string" calcext:value-type="string">
            <text:p><text:s/>76281322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ntonio </text:p>
          </table:table-cell>
          <table:table-cell office:value-type="string" calcext:value-type="string">
            <text:p><text:s/>Cabreira </text:p>
          </table:table-cell>
          <table:table-cell office:value-type="float" office:value="973079395" calcext:value-type="float">
            <text:p>973079395</text:p>
          </table:table-cell>
          <table:table-cell office:value-type="float" office:value="169121451" calcext:value-type="float">
            <text:p>169121451</text:p>
          </table:table-cell>
          <table:table-cell office:value-type="string" calcext:value-type="string">
            <text:p><text:s/>antonio@neltu.me </text:p>
          </table:table-cell>
          <table:table-cell office:value-type="float" office:value="765965225" calcext:value-type="float">
            <text:p>76596522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tonio </text:p>
          </table:table-cell>
          <table:table-cell office:value-type="string" calcext:value-type="string">
            <text:p><text:s/>Cabreira </text:p>
          </table:table-cell>
          <table:table-cell office:value-type="float" office:value="973079395" calcext:value-type="float">
            <text:p>973079395</text:p>
          </table:table-cell>
          <table:table-cell office:value-type="float" office:value="169121451" calcext:value-type="float">
            <text:p>169121451</text:p>
          </table:table-cell>
          <table:table-cell office:value-type="string" calcext:value-type="string">
            <text:p><text:s/>antonio@neltu.me </text:p>
          </table:table-cell>
          <table:table-cell office:value-type="float" office:value="765965225" calcext:value-type="float">
            <text:p>76596522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Aravena </text:p>
          </table:table-cell>
          <table:table-cell office:value-type="float" office:value="995401934" calcext:value-type="float">
            <text:p>995401934</text:p>
          </table:table-cell>
          <table:table-cell office:value-type="float" office:value="169201099" calcext:value-type="float">
            <text:p>169201099</text:p>
          </table:table-cell>
          <table:table-cell office:value-type="string" calcext:value-type="string">
            <text:p><text:s/>luis.aravena@dymingenieria.cl </text:p>
          </table:table-cell>
          <table:table-cell office:value-type="float" office:value="766581250" calcext:value-type="float">
            <text:p>76658125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Guajardo </text:p>
          </table:table-cell>
          <table:table-cell office:value-type="float" office:value="971491095" calcext:value-type="float">
            <text:p>971491095</text:p>
          </table:table-cell>
          <table:table-cell office:value-type="float" office:value="169243794" calcext:value-type="float">
            <text:p>169243794</text:p>
          </table:table-cell>
          <table:table-cell office:value-type="string" calcext:value-type="string">
            <text:p><text:s/>mundojuegos.mg@gmail.com </text:p>
          </table:table-cell>
          <table:table-cell office:value-type="float" office:value="761803395" calcext:value-type="float">
            <text:p>76180339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Rosario </text:p>
          </table:table-cell>
          <table:table-cell office:value-type="string" calcext:value-type="string">
            <text:p><text:s/>Basaure </text:p>
          </table:table-cell>
          <table:table-cell office:value-type="float" office:value="225929008" calcext:value-type="float">
            <text:p>225929008</text:p>
          </table:table-cell>
          <table:table-cell office:value-type="float" office:value="169591210" calcext:value-type="float">
            <text:p>169591210</text:p>
          </table:table-cell>
          <table:table-cell office:value-type="string" calcext:value-type="string">
            <text:p><text:s/>rosario.basaure@comgrap.cl </text:p>
          </table:table-cell>
          <table:table-cell office:value-type="string" calcext:value-type="string">
            <text:p><text:s/>7977064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indy </text:p>
          </table:table-cell>
          <table:table-cell office:value-type="string" calcext:value-type="string">
            <text:p><text:s/>Alfaro Oñate </text:p>
          </table:table-cell>
          <table:table-cell office:value-type="float" office:value="952258666" calcext:value-type="float">
            <text:p>952258666</text:p>
          </table:table-cell>
          <table:table-cell office:value-type="float" office:value="170183657" calcext:value-type="float">
            <text:p>170183657</text:p>
          </table:table-cell>
          <table:table-cell office:value-type="string" calcext:value-type="string">
            <text:p><text:s/>gerencia@onespa.cl </text:p>
          </table:table-cell>
          <table:table-cell office:value-type="float" office:value="768372543" calcext:value-type="float">
            <text:p>76837254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Housset </text:p>
          </table:table-cell>
          <table:table-cell office:value-type="float" office:value="951990652" calcext:value-type="float">
            <text:p>951990652</text:p>
          </table:table-cell>
          <table:table-cell office:value-type="float" office:value="170261917" calcext:value-type="float">
            <text:p>170261917</text:p>
          </table:table-cell>
          <table:table-cell office:value-type="string" calcext:value-type="string">
            <text:p><text:s/>rodrigo.housset@housset.cl </text:p>
          </table:table-cell>
          <table:table-cell office:value-type="float" office:value="761674048" calcext:value-type="float">
            <text:p>76167404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Gaínza </text:p>
          </table:table-cell>
          <table:table-cell office:value-type="float" office:value="225696155" calcext:value-type="float">
            <text:p>225696155</text:p>
          </table:table-cell>
          <table:table-cell office:value-type="float" office:value="170263162" calcext:value-type="float">
            <text:p>170263162</text:p>
          </table:table-cell>
          <table:table-cell office:value-type="string" calcext:value-type="string">
            <text:p><text:s/>diego.gainza@mineracarola.cl </text:p>
          </table:table-cell>
          <table:table-cell office:value-type="float" office:value="796643307" calcext:value-type="float">
            <text:p>7966433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Gaínza </text:p>
          </table:table-cell>
          <table:table-cell office:value-type="float" office:value="225696155" calcext:value-type="float">
            <text:p>225696155</text:p>
          </table:table-cell>
          <table:table-cell office:value-type="float" office:value="170263162" calcext:value-type="float">
            <text:p>170263162</text:p>
          </table:table-cell>
          <table:table-cell office:value-type="string" calcext:value-type="string">
            <text:p><text:s/>diego.gainza@mineracarola.cl </text:p>
          </table:table-cell>
          <table:table-cell office:value-type="float" office:value="796643307" calcext:value-type="float">
            <text:p>7966433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Dayanne </text:p>
          </table:table-cell>
          <table:table-cell office:value-type="string" calcext:value-type="string">
            <text:p><text:s/>Bahamonde </text:p>
          </table:table-cell>
          <table:table-cell office:value-type="float" office:value="232234670" calcext:value-type="float">
            <text:p>232234670</text:p>
          </table:table-cell>
          <table:table-cell office:value-type="float" office:value="170299205" calcext:value-type="float">
            <text:p>170299205</text:p>
          </table:table-cell>
          <table:table-cell office:value-type="string" calcext:value-type="string">
            <text:p><text:s/>proveedores@cl-asgroup.com </text:p>
          </table:table-cell>
          <table:table-cell office:value-type="float" office:value="761394770" calcext:value-type="float">
            <text:p>7613947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Nicolas Ignacio </text:p>
          </table:table-cell>
          <table:table-cell office:value-type="string" calcext:value-type="string">
            <text:p><text:s/>Vidal </text:p>
          </table:table-cell>
          <table:table-cell office:value-type="float" office:value="227572200" calcext:value-type="float">
            <text:p>227572200</text:p>
          </table:table-cell>
          <table:table-cell office:value-type="float" office:value="170308409" calcext:value-type="float">
            <text:p>170308409</text:p>
          </table:table-cell>
          <table:table-cell office:value-type="string" calcext:value-type="string">
            <text:p><text:s/>nvidal@dartel.cl </text:p>
          </table:table-cell>
          <table:table-cell office:value-type="float" office:value="968061100" calcext:value-type="float">
            <text:p>9680611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acheco </text:p>
          </table:table-cell>
          <table:table-cell office:value-type="float" office:value="935543228" calcext:value-type="float">
            <text:p>935543228</text:p>
          </table:table-cell>
          <table:table-cell office:value-type="float" office:value="170351045" calcext:value-type="float">
            <text:p>170351045</text:p>
          </table:table-cell>
          <table:table-cell office:value-type="string" calcext:value-type="string">
            <text:p><text:s/>fpachecofuentes@gmail.com </text:p>
          </table:table-cell>
          <table:table-cell office:value-type="float" office:value="761297244" calcext:value-type="float">
            <text:p>76129724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ward </text:p>
          </table:table-cell>
          <table:table-cell office:value-type="string" calcext:value-type="string">
            <text:p><text:s/>Toledo </text:p>
          </table:table-cell>
          <table:table-cell office:value-type="float" office:value="968563668" calcext:value-type="float">
            <text:p>968563668</text:p>
          </table:table-cell>
          <table:table-cell office:value-type="float" office:value="170708881" calcext:value-type="float">
            <text:p>170708881</text:p>
          </table:table-cell>
          <table:table-cell office:value-type="string" calcext:value-type="string">
            <text:p><text:s/>gerencia@comercialquality.cl </text:p>
          </table:table-cell>
          <table:table-cell office:value-type="float" office:value="760838896" calcext:value-type="float">
            <text:p>76083889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Contreras </text:p>
          </table:table-cell>
          <table:table-cell office:value-type="float" office:value="992336899" calcext:value-type="float">
            <text:p>992336899</text:p>
          </table:table-cell>
          <table:table-cell office:value-type="float" office:value="170717775" calcext:value-type="float">
            <text:p>170717775</text:p>
          </table:table-cell>
          <table:table-cell office:value-type="string" calcext:value-type="string">
            <text:p><text:s/>el.pablo325@gmail.com </text:p>
          </table:table-cell>
          <table:table-cell office:value-type="float" office:value="170717775" calcext:value-type="float">
            <text:p>17071777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velyn </text:p>
          </table:table-cell>
          <table:table-cell office:value-type="string" calcext:value-type="string">
            <text:p><text:s/>Torres </text:p>
          </table:table-cell>
          <table:table-cell office:value-type="float" office:value="968740101" calcext:value-type="float">
            <text:p>968740101</text:p>
          </table:table-cell>
          <table:table-cell office:value-type="float" office:value="170839722" calcext:value-type="float">
            <text:p>170839722</text:p>
          </table:table-cell>
          <table:table-cell office:value-type="string" calcext:value-type="string">
            <text:p><text:s/>pts.construcciones@gmail.com </text:p>
          </table:table-cell>
          <table:table-cell office:value-type="float" office:value="761980645" calcext:value-type="float">
            <text:p>76198064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Ivonne </text:p>
          </table:table-cell>
          <table:table-cell office:value-type="string" calcext:value-type="string">
            <text:p><text:s/>Valdebenito </text:p>
          </table:table-cell>
          <table:table-cell office:value-type="float" office:value="223926000" calcext:value-type="float">
            <text:p>223926000</text:p>
          </table:table-cell>
          <table:table-cell office:value-type="float" office:value="171033977" calcext:value-type="float">
            <text:p>171033977</text:p>
          </table:table-cell>
          <table:table-cell office:value-type="string" calcext:value-type="string">
            <text:p><text:s/>ivaldebenito@etx.cl </text:p>
          </table:table-cell>
          <table:table-cell office:value-type="float" office:value="764796314" calcext:value-type="float">
            <text:p>76479631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Karla </text:p>
          </table:table-cell>
          <table:table-cell office:value-type="string" calcext:value-type="string">
            <text:p><text:s/>Cuevas </text:p>
          </table:table-cell>
          <table:table-cell office:value-type="float" office:value="228877063" calcext:value-type="float">
            <text:p>228877063</text:p>
          </table:table-cell>
          <table:table-cell office:value-type="float" office:value="171485215" calcext:value-type="float">
            <text:p>171485215</text:p>
          </table:table-cell>
          <table:table-cell office:value-type="string" calcext:value-type="string">
            <text:p><text:s/>kcuevas@redd.cl </text:p>
          </table:table-cell>
          <table:table-cell office:value-type="float" office:value="771825001" calcext:value-type="float">
            <text:p>771825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Gonzalez </text:p>
          </table:table-cell>
          <table:table-cell office:value-type="float" office:value="942769733" calcext:value-type="float">
            <text:p>942769733</text:p>
          </table:table-cell>
          <table:table-cell office:value-type="float" office:value="171631297" calcext:value-type="float">
            <text:p>171631297</text:p>
          </table:table-cell>
          <table:table-cell office:value-type="string" calcext:value-type="string">
            <text:p><text:s/>s.gonzalezastorga@gmail.com </text:p>
          </table:table-cell>
          <table:table-cell office:value-type="float" office:value="763685462" calcext:value-type="float">
            <text:p>76368546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Gabriel </text:p>
          </table:table-cell>
          <table:table-cell office:value-type="string" calcext:value-type="string">
            <text:p><text:s/>Iturrieta </text:p>
          </table:table-cell>
          <table:table-cell office:value-type="float" office:value="942603775" calcext:value-type="float">
            <text:p>942603775</text:p>
          </table:table-cell>
          <table:table-cell office:value-type="float" office:value="171905044" calcext:value-type="float">
            <text:p>171905044</text:p>
          </table:table-cell>
          <table:table-cell office:value-type="string" calcext:value-type="string">
            <text:p><text:s/>gabriel.iturrieta@arcat.cl </text:p>
          </table:table-cell>
          <table:table-cell office:value-type="float" office:value="765368839" calcext:value-type="float">
            <text:p>76536883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Villanueva </text:p>
          </table:table-cell>
          <table:table-cell office:value-type="float" office:value="935697510" calcext:value-type="float">
            <text:p>935697510</text:p>
          </table:table-cell>
          <table:table-cell office:value-type="float" office:value="172091377" calcext:value-type="float">
            <text:p>172091377</text:p>
          </table:table-cell>
          <table:table-cell office:value-type="string" calcext:value-type="string">
            <text:p><text:s/>fvillanuevar@pslchile.cl </text:p>
          </table:table-cell>
          <table:table-cell office:value-type="float" office:value="764544471" calcext:value-type="float">
            <text:p>76454447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sar </text:p>
          </table:table-cell>
          <table:table-cell office:value-type="string" calcext:value-type="string">
            <text:p><text:s/>gomez </text:p>
          </table:table-cell>
          <table:table-cell office:value-type="float" office:value="992074912" calcext:value-type="float">
            <text:p>992074912</text:p>
          </table:table-cell>
          <table:table-cell office:value-type="float" office:value="172168361" calcext:value-type="float">
            <text:p>172168361</text:p>
          </table:table-cell>
          <table:table-cell office:value-type="string" calcext:value-type="string">
            <text:p><text:s/>cesar.mantenciones@gmail.com </text:p>
          </table:table-cell>
          <table:table-cell office:value-type="float" office:value="766405797" calcext:value-type="float">
            <text:p>7664057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r </text:p>
          </table:table-cell>
          <table:table-cell office:value-type="string" calcext:value-type="string">
            <text:p><text:s/>Jamet </text:p>
          </table:table-cell>
          <table:table-cell office:value-type="float" office:value="23008847" calcext:value-type="float">
            <text:p>23008847</text:p>
          </table:table-cell>
          <table:table-cell office:value-type="float" office:value="172331041" calcext:value-type="float">
            <text:p>172331041</text:p>
          </table:table-cell>
          <table:table-cell office:value-type="string" calcext:value-type="string">
            <text:p><text:s/>jair.jamet@dmiclima.cl </text:p>
          </table:table-cell>
          <table:table-cell office:value-type="float" office:value="766640664" calcext:value-type="float">
            <text:p>76664066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orena soledad </text:p>
          </table:table-cell>
          <table:table-cell office:value-type="string" calcext:value-type="string">
            <text:p><text:s/>Arteaga Vargas </text:p>
          </table:table-cell>
          <table:table-cell office:value-type="float" office:value="994328026" calcext:value-type="float">
            <text:p>994328026</text:p>
          </table:table-cell>
          <table:table-cell office:value-type="float" office:value="172336817" calcext:value-type="float">
            <text:p>172336817</text:p>
          </table:table-cell>
          <table:table-cell office:value-type="string" calcext:value-type="string">
            <text:p><text:s/>lorena.bulher@gmail.com </text:p>
          </table:table-cell>
          <table:table-cell office:value-type="float" office:value="763727866" calcext:value-type="float">
            <text:p>76372786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 </text:p>
          </table:table-cell>
          <table:table-cell office:value-type="string" calcext:value-type="string">
            <text:p><text:s/>saavedra </text:p>
          </table:table-cell>
          <table:table-cell office:value-type="float" office:value="227453595" calcext:value-type="float">
            <text:p>227453595</text:p>
          </table:table-cell>
          <table:table-cell office:value-type="float" office:value="172706347" calcext:value-type="float">
            <text:p>172706347</text:p>
          </table:table-cell>
          <table:table-cell office:value-type="string" calcext:value-type="string">
            <text:p><text:s/>marco.saavedra.lec@gmail.com </text:p>
          </table:table-cell>
          <table:table-cell office:value-type="float" office:value="767247745" calcext:value-type="float">
            <text:p>7672477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MILA </text:p>
          </table:table-cell>
          <table:table-cell office:value-type="string" calcext:value-type="string">
            <text:p><text:s/>PEREIRA </text:p>
          </table:table-cell>
          <table:table-cell office:value-type="float" office:value="967597916" calcext:value-type="float">
            <text:p>967597916</text:p>
          </table:table-cell>
          <table:table-cell office:value-type="float" office:value="172895352" calcext:value-type="float">
            <text:p>172895352</text:p>
          </table:table-cell>
          <table:table-cell office:value-type="string" calcext:value-type="string">
            <text:p><text:s/>camila@sism.cl </text:p>
          </table:table-cell>
          <table:table-cell office:value-type="float" office:value="767326858" calcext:value-type="float">
            <text:p>76732685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Gonzalez </text:p>
          </table:table-cell>
          <table:table-cell office:value-type="float" office:value="56987646149" calcext:value-type="float">
            <text:p>56987646149</text:p>
          </table:table-cell>
          <table:table-cell office:value-type="float" office:value="173115091" calcext:value-type="float">
            <text:p>173115091</text:p>
          </table:table-cell>
          <table:table-cell office:value-type="string" calcext:value-type="string">
            <text:p><text:s/>Caritogb01@gmail.com </text:p>
          </table:table-cell>
          <table:table-cell office:value-type="float" office:value="767423853" calcext:value-type="float">
            <text:p>76742385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tias </text:p>
          </table:table-cell>
          <table:table-cell office:value-type="string" calcext:value-type="string">
            <text:p><text:s/>Saldías </text:p>
          </table:table-cell>
          <table:table-cell office:value-type="float" office:value="965709573" calcext:value-type="float">
            <text:p>965709573</text:p>
          </table:table-cell>
          <table:table-cell office:value-type="float" office:value="173223056" calcext:value-type="float">
            <text:p>173223056</text:p>
          </table:table-cell>
          <table:table-cell office:value-type="string" calcext:value-type="string">
            <text:p><text:s/>matias.saldias@cinder.cl </text:p>
          </table:table-cell>
          <table:table-cell office:value-type="float" office:value="782702203" calcext:value-type="float">
            <text:p>78270220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esper </text:p>
          </table:table-cell>
          <table:table-cell office:value-type="float" office:value="2461806" calcext:value-type="float">
            <text:p>2461806</text:p>
          </table:table-cell>
          <table:table-cell office:value-type="float" office:value="173258003" calcext:value-type="float">
            <text:p>173258003</text:p>
          </table:table-cell>
          <table:table-cell office:value-type="string" calcext:value-type="string">
            <text:p><text:s/>administracion@eleksur.com </text:p>
          </table:table-cell>
          <table:table-cell office:value-type="float" office:value="766247415" calcext:value-type="float">
            <text:p>7662474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onica </text:p>
          </table:table-cell>
          <table:table-cell office:value-type="string" calcext:value-type="string">
            <text:p><text:s/>Soto </text:p>
          </table:table-cell>
          <table:table-cell office:value-type="float" office:value="97549033" calcext:value-type="float">
            <text:p>97549033</text:p>
          </table:table-cell>
          <table:table-cell office:value-type="float" office:value="173291337" calcext:value-type="float">
            <text:p>173291337</text:p>
          </table:table-cell>
          <table:table-cell office:value-type="string" calcext:value-type="string">
            <text:p><text:s/>msoto@transmedinaleon.cl </text:p>
          </table:table-cell>
          <table:table-cell office:value-type="float" office:value="763301427" calcext:value-type="float">
            <text:p>76330142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Kerena </text:p>
          </table:table-cell>
          <table:table-cell office:value-type="string" calcext:value-type="string">
            <text:p><text:s/>Becerra </text:p>
          </table:table-cell>
          <table:table-cell office:value-type="float" office:value="95853632" calcext:value-type="float">
            <text:p>95853632</text:p>
          </table:table-cell>
          <table:table-cell office:value-type="float" office:value="173349580" calcext:value-type="float">
            <text:p>173349580</text:p>
          </table:table-cell>
          <table:table-cell office:value-type="string" calcext:value-type="string">
            <text:p><text:s/>sonia@sism.cl </text:p>
          </table:table-cell>
          <table:table-cell office:value-type="float" office:value="767326858" calcext:value-type="float">
            <text:p>76732685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oris </text:p>
          </table:table-cell>
          <table:table-cell office:value-type="string" calcext:value-type="string">
            <text:p><text:s/>Caamaño </text:p>
          </table:table-cell>
          <table:table-cell office:value-type="float" office:value="986603419" calcext:value-type="float">
            <text:p>986603419</text:p>
          </table:table-cell>
          <table:table-cell office:value-type="float" office:value="173593899" calcext:value-type="float">
            <text:p>173593899</text:p>
          </table:table-cell>
          <table:table-cell office:value-type="string" calcext:value-type="string">
            <text:p><text:s/>boris.caamano.guzman@gmail.com </text:p>
          </table:table-cell>
          <table:table-cell office:value-type="string" calcext:value-type="string">
            <text:p><text:s/>5619035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montealegre </text:p>
          </table:table-cell>
          <table:table-cell office:value-type="float" office:value="991591499" calcext:value-type="float">
            <text:p>991591499</text:p>
          </table:table-cell>
          <table:table-cell office:value-type="float" office:value="173681771" calcext:value-type="float">
            <text:p>173681771</text:p>
          </table:table-cell>
          <table:table-cell office:value-type="string" calcext:value-type="string">
            <text:p><text:s/>carlosmontealegrevaldivia@gmail.com </text:p>
          </table:table-cell>
          <table:table-cell office:value-type="float" office:value="766447937" calcext:value-type="float">
            <text:p>76644793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Yeison </text:p>
          </table:table-cell>
          <table:table-cell office:value-type="string" calcext:value-type="string">
            <text:p><text:s/>Gonzalez </text:p>
          </table:table-cell>
          <table:table-cell office:value-type="float" office:value="56986303732" calcext:value-type="float">
            <text:p>56986303732</text:p>
          </table:table-cell>
          <table:table-cell office:value-type="float" office:value="173845308" calcext:value-type="float">
            <text:p>173845308</text:p>
          </table:table-cell>
          <table:table-cell office:value-type="string" calcext:value-type="string">
            <text:p><text:s/>ygonzalez@nuevocapital.cl </text:p>
          </table:table-cell>
          <table:table-cell office:value-type="float" office:value="762617897" calcext:value-type="float">
            <text:p>76261789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nathan </text:p>
          </table:table-cell>
          <table:table-cell office:value-type="string" calcext:value-type="string">
            <text:p><text:s/>Urrea </text:p>
          </table:table-cell>
          <table:table-cell office:value-type="float" office:value="982193140" calcext:value-type="float">
            <text:p>982193140</text:p>
          </table:table-cell>
          <table:table-cell office:value-type="float" office:value="173936508" calcext:value-type="float">
            <text:p>173936508</text:p>
          </table:table-cell>
          <table:table-cell office:value-type="string" calcext:value-type="string">
            <text:p><text:s/>servicioscpoblete@yahoo.es </text:p>
          </table:table-cell>
          <table:table-cell office:value-type="float" office:value="767364334" calcext:value-type="float">
            <text:p>76736433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Katherine </text:p>
          </table:table-cell>
          <table:table-cell office:value-type="string" calcext:value-type="string">
            <text:p><text:s/>marquez </text:p>
          </table:table-cell>
          <table:table-cell office:value-type="float" office:value="940284962" calcext:value-type="float">
            <text:p>940284962</text:p>
          </table:table-cell>
          <table:table-cell office:value-type="float" office:value="173956371" calcext:value-type="float">
            <text:p>173956371</text:p>
          </table:table-cell>
          <table:table-cell office:value-type="string" calcext:value-type="string">
            <text:p><text:s/>kmarquez@geproic.cl </text:p>
          </table:table-cell>
          <table:table-cell office:value-type="string" calcext:value-type="string">
            <text:p><text:s/>76524692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Cuevas </text:p>
          </table:table-cell>
          <table:table-cell office:value-type="float" office:value="932436676" calcext:value-type="float">
            <text:p>932436676</text:p>
          </table:table-cell>
          <table:table-cell office:value-type="float" office:value="174058199" calcext:value-type="float">
            <text:p>174058199</text:p>
          </table:table-cell>
          <table:table-cell office:value-type="string" calcext:value-type="string">
            <text:p><text:s/>juan.cuevas14@gmail.com </text:p>
          </table:table-cell>
          <table:table-cell office:value-type="string" calcext:value-type="string">
            <text:p><text:s/>76784879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Didyk </text:p>
          </table:table-cell>
          <table:table-cell office:value-type="float" office:value="953442415" calcext:value-type="float">
            <text:p>953442415</text:p>
          </table:table-cell>
          <table:table-cell office:value-type="float" office:value="174093350" calcext:value-type="float">
            <text:p>174093350</text:p>
          </table:table-cell>
          <table:table-cell office:value-type="string" calcext:value-type="string">
            <text:p><text:s/>jorge.didyk@enroqueproducciones.cl </text:p>
          </table:table-cell>
          <table:table-cell office:value-type="float" office:value="765411769" calcext:value-type="float">
            <text:p>76541176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Tapia </text:p>
          </table:table-cell>
          <table:table-cell office:value-type="float" office:value="963941882" calcext:value-type="float">
            <text:p>963941882</text:p>
          </table:table-cell>
          <table:table-cell office:value-type="float" office:value="174262438" calcext:value-type="float">
            <text:p>174262438</text:p>
          </table:table-cell>
          <table:table-cell office:value-type="string" calcext:value-type="string">
            <text:p><text:s/>l.tapia@liensecurity.cl </text:p>
          </table:table-cell>
          <table:table-cell office:value-type="float" office:value="765527988" calcext:value-type="float">
            <text:p>76552798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ose Ignacio </text:p>
          </table:table-cell>
          <table:table-cell office:value-type="string" calcext:value-type="string">
            <text:p><text:s/>Poblete Neculqueo </text:p>
          </table:table-cell>
          <table:table-cell office:value-type="float" office:value="940124471" calcext:value-type="float">
            <text:p>940124471</text:p>
          </table:table-cell>
          <table:table-cell office:value-type="float" office:value="174863202" calcext:value-type="float">
            <text:p>174863202</text:p>
          </table:table-cell>
          <table:table-cell office:value-type="string" calcext:value-type="string">
            <text:p><text:s/>ventas@chilecables.cl </text:p>
          </table:table-cell>
          <table:table-cell office:value-type="float" office:value="763755703" calcext:value-type="float">
            <text:p>7637557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Flores </text:p>
          </table:table-cell>
          <table:table-cell office:value-type="float" office:value="56993383688" calcext:value-type="float">
            <text:p>56993383688</text:p>
          </table:table-cell>
          <table:table-cell office:value-type="float" office:value="174868603" calcext:value-type="float">
            <text:p>174868603</text:p>
          </table:table-cell>
          <table:table-cell office:value-type="string" calcext:value-type="string">
            <text:p><text:s/>pato.flores.urrutia@gmail.com </text:p>
          </table:table-cell>
          <table:table-cell office:value-type="float" office:value="174868603" calcext:value-type="float">
            <text:p>17486860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NATALIA </text:p>
          </table:table-cell>
          <table:table-cell office:value-type="string" calcext:value-type="string">
            <text:p><text:s/>MERCADO </text:p>
          </table:table-cell>
          <table:table-cell office:value-type="string" calcext:value-type="string">
            <text:p><text:s/>52-2543415 </text:p>
          </table:table-cell>
          <table:table-cell office:value-type="float" office:value="174918325" calcext:value-type="float">
            <text:p>174918325</text:p>
          </table:table-cell>
          <table:table-cell office:value-type="string" calcext:value-type="string">
            <text:p><text:s/>nmercado@verasay.cl </text:p>
          </table:table-cell>
          <table:table-cell office:value-type="float" office:value="763038408" calcext:value-type="float">
            <text:p>7630384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Blanca </text:p>
          </table:table-cell>
          <table:table-cell office:value-type="string" calcext:value-type="string">
            <text:p><text:s/>RUIZ </text:p>
          </table:table-cell>
          <table:table-cell office:value-type="float" office:value="223648206" calcext:value-type="float">
            <text:p>223648206</text:p>
          </table:table-cell>
          <table:table-cell office:value-type="float" office:value="175475303" calcext:value-type="float">
            <text:p>175475303</text:p>
          </table:table-cell>
          <table:table-cell office:value-type="string" calcext:value-type="string">
            <text:p><text:s/>tesoreria@cooperativa.cl </text:p>
          </table:table-cell>
          <table:table-cell office:value-type="float" office:value="947950002" calcext:value-type="float">
            <text:p>947950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Guajardo </text:p>
          </table:table-cell>
          <table:table-cell office:value-type="float" office:value="982264335" calcext:value-type="float">
            <text:p>982264335</text:p>
          </table:table-cell>
          <table:table-cell office:value-type="float" office:value="175723285" calcext:value-type="float">
            <text:p>175723285</text:p>
          </table:table-cell>
          <table:table-cell office:value-type="string" calcext:value-type="string">
            <text:p><text:s/>contacto@cincor.cl </text:p>
          </table:table-cell>
          <table:table-cell office:value-type="float" office:value="766814174" calcext:value-type="float">
            <text:p>76681417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Bittner </text:p>
          </table:table-cell>
          <table:table-cell office:value-type="float" office:value="977998899" calcext:value-type="float">
            <text:p>977998899</text:p>
          </table:table-cell>
          <table:table-cell office:value-type="float" office:value="175868445" calcext:value-type="float">
            <text:p>175868445</text:p>
          </table:table-cell>
          <table:table-cell office:value-type="string" calcext:value-type="string">
            <text:p><text:s/>jfbittner@hotmail.com </text:p>
          </table:table-cell>
          <table:table-cell office:value-type="float" office:value="765206650" calcext:value-type="float">
            <text:p>76520665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Vásquez </text:p>
          </table:table-cell>
          <table:table-cell office:value-type="float" office:value="988429034" calcext:value-type="float">
            <text:p>988429034</text:p>
          </table:table-cell>
          <table:table-cell office:value-type="float" office:value="175934480" calcext:value-type="float">
            <text:p>175934480</text:p>
          </table:table-cell>
          <table:table-cell office:value-type="string" calcext:value-type="string">
            <text:p><text:s/>pvasquez@cesilgruas.cl </text:p>
          </table:table-cell>
          <table:table-cell office:value-type="float" office:value="766513018" calcext:value-type="float">
            <text:p>76651301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fany </text:p>
          </table:table-cell>
          <table:table-cell office:value-type="string" calcext:value-type="string">
            <text:p><text:s/>Del rio </text:p>
          </table:table-cell>
          <table:table-cell office:value-type="float" office:value="973697032" calcext:value-type="float">
            <text:p>973697032</text:p>
          </table:table-cell>
          <table:table-cell office:value-type="float" office:value="176313331" calcext:value-type="float">
            <text:p>176313331</text:p>
          </table:table-cell>
          <table:table-cell office:value-type="string" calcext:value-type="string">
            <text:p><text:s/>rts_29@hotmail.com </text:p>
          </table:table-cell>
          <table:table-cell office:value-type="float" office:value="766957587" calcext:value-type="float">
            <text:p>76695758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Caballero alcayaga </text:p>
          </table:table-cell>
          <table:table-cell office:value-type="float" office:value="997381818" calcext:value-type="float">
            <text:p>997381818</text:p>
          </table:table-cell>
          <table:table-cell office:value-type="float" office:value="176446714" calcext:value-type="float">
            <text:p>176446714</text:p>
          </table:table-cell>
          <table:table-cell office:value-type="string" calcext:value-type="string">
            <text:p><text:s/>rorrocab@gmail.com </text:p>
          </table:table-cell>
          <table:table-cell office:value-type="float" office:value="762408252" calcext:value-type="float">
            <text:p>76240825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arón </text:p>
          </table:table-cell>
          <table:table-cell office:value-type="string" calcext:value-type="string">
            <text:p><text:s/>Villalonga Martinez </text:p>
          </table:table-cell>
          <table:table-cell office:value-type="float" office:value="973989304" calcext:value-type="float">
            <text:p>973989304</text:p>
          </table:table-cell>
          <table:table-cell office:value-type="float" office:value="176628588" calcext:value-type="float">
            <text:p>176628588</text:p>
          </table:table-cell>
          <table:table-cell office:value-type="string" calcext:value-type="string">
            <text:p><text:s/>avm@bombasdepozo.cl </text:p>
          </table:table-cell>
          <table:table-cell office:value-type="string" calcext:value-type="string">
            <text:p><text:s/>7817670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Payauta </text:p>
          </table:table-cell>
          <table:table-cell office:value-type="float" office:value="97571004" calcext:value-type="float">
            <text:p>97571004</text:p>
          </table:table-cell>
          <table:table-cell office:value-type="float" office:value="177235245" calcext:value-type="float">
            <text:p>177235245</text:p>
          </table:table-cell>
          <table:table-cell office:value-type="string" calcext:value-type="string">
            <text:p><text:s/>Rodrigo.payauta@gmail.com </text:p>
          </table:table-cell>
          <table:table-cell office:value-type="float" office:value="763941329" calcext:value-type="float">
            <text:p>76394132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Ximena </text:p>
          </table:table-cell>
          <table:table-cell office:value-type="string" calcext:value-type="string">
            <text:p><text:s/>Jimenez </text:p>
          </table:table-cell>
          <table:table-cell office:value-type="float" office:value="228625754" calcext:value-type="float">
            <text:p>228625754</text:p>
          </table:table-cell>
          <table:table-cell office:value-type="float" office:value="177333387" calcext:value-type="float">
            <text:p>177333387</text:p>
          </table:table-cell>
          <table:table-cell office:value-type="string" calcext:value-type="string">
            <text:p><text:s/>ximena@hannachile.com </text:p>
          </table:table-cell>
          <table:table-cell office:value-type="float" office:value="789721904" calcext:value-type="float">
            <text:p>7897219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VIVIANA </text:p>
          </table:table-cell>
          <table:table-cell office:value-type="string" calcext:value-type="string">
            <text:p><text:s/>HEREDIA </text:p>
          </table:table-cell>
          <table:table-cell office:value-type="float" office:value="223374700" calcext:value-type="float">
            <text:p>223374700</text:p>
          </table:table-cell>
          <table:table-cell office:value-type="float" office:value="177443212" calcext:value-type="float">
            <text:p>177443212</text:p>
          </table:table-cell>
          <table:table-cell office:value-type="string" calcext:value-type="string">
            <text:p><text:s/>vivianah@interexpo.cl </text:p>
          </table:table-cell>
          <table:table-cell office:value-type="float" office:value="780550201" calcext:value-type="float">
            <text:p>7805502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drián </text:p>
          </table:table-cell>
          <table:table-cell office:value-type="string" calcext:value-type="string">
            <text:p><text:s/>Cerda </text:p>
          </table:table-cell>
          <table:table-cell office:value-type="float" office:value="226650651" calcext:value-type="float">
            <text:p>226650651</text:p>
          </table:table-cell>
          <table:table-cell office:value-type="float" office:value="178158082" calcext:value-type="float">
            <text:p>178158082</text:p>
          </table:table-cell>
          <table:table-cell office:value-type="string" calcext:value-type="string">
            <text:p><text:s/>acerda@incosan.cl </text:p>
          </table:table-cell>
          <table:table-cell office:value-type="float" office:value="761907050" calcext:value-type="float">
            <text:p>76190705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Isaac </text:p>
          </table:table-cell>
          <table:table-cell office:value-type="string" calcext:value-type="string">
            <text:p><text:s/>Valenzuela </text:p>
          </table:table-cell>
          <table:table-cell office:value-type="float" office:value="22382152" calcext:value-type="float">
            <text:p>22382152</text:p>
          </table:table-cell>
          <table:table-cell office:value-type="float" office:value="178759752" calcext:value-type="float">
            <text:p>178759752</text:p>
          </table:table-cell>
          <table:table-cell office:value-type="string" calcext:value-type="string">
            <text:p><text:s/>ivalenzuela@campomanes.cl </text:p>
          </table:table-cell>
          <table:table-cell office:value-type="float" office:value="995523809" calcext:value-type="float">
            <text:p>9955238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onstanza </text:p>
          </table:table-cell>
          <table:table-cell office:value-type="string" calcext:value-type="string">
            <text:p><text:s/>Godoy </text:p>
          </table:table-cell>
          <table:table-cell office:value-type="float" office:value="940023381" calcext:value-type="float">
            <text:p>940023381</text:p>
          </table:table-cell>
          <table:table-cell office:value-type="float" office:value="179074176" calcext:value-type="float">
            <text:p>179074176</text:p>
          </table:table-cell>
          <table:table-cell office:value-type="string" calcext:value-type="string">
            <text:p><text:s/>cgodoy@gruassegovia.cl </text:p>
          </table:table-cell>
          <table:table-cell office:value-type="float" office:value="766774725" calcext:value-type="float">
            <text:p>76677472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MUÑOZ SAN MARTIN </text:p>
          </table:table-cell>
          <table:table-cell office:value-type="float" office:value="224215055" calcext:value-type="float">
            <text:p>224215055</text:p>
          </table:table-cell>
          <table:table-cell office:value-type="float" office:value="179388340" calcext:value-type="float">
            <text:p>179388340</text:p>
          </table:table-cell>
          <table:table-cell office:value-type="string" calcext:value-type="string">
            <text:p><text:s/>alejandro.munoz@bsh.cl </text:p>
          </table:table-cell>
          <table:table-cell office:value-type="float" office:value="797492000" calcext:value-type="float">
            <text:p>797492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Mancilla </text:p>
          </table:table-cell>
          <table:table-cell office:value-type="float" office:value="942332795" calcext:value-type="float">
            <text:p>942332795</text:p>
          </table:table-cell>
          <table:table-cell office:value-type="float" office:value="179524392" calcext:value-type="float">
            <text:p>179524392</text:p>
          </table:table-cell>
          <table:table-cell office:value-type="string" calcext:value-type="string">
            <text:p><text:s/>dmancilla@caserita.cl </text:p>
          </table:table-cell>
          <table:table-cell office:value-type="string" calcext:value-type="string">
            <text:p><text:s/>96509850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ianfranco </text:p>
          </table:table-cell>
          <table:table-cell office:value-type="string" calcext:value-type="string">
            <text:p><text:s/>Bisso </text:p>
          </table:table-cell>
          <table:table-cell office:value-type="float" office:value="56442353305" calcext:value-type="float">
            <text:p>56442353305</text:p>
          </table:table-cell>
          <table:table-cell office:value-type="float" office:value="180203753" calcext:value-type="float">
            <text:p>180203753</text:p>
          </table:table-cell>
          <table:table-cell office:value-type="string" calcext:value-type="string">
            <text:p><text:s/>gianfranco@genau.cl </text:p>
          </table:table-cell>
          <table:table-cell office:value-type="float" office:value="766048617" calcext:value-type="float">
            <text:p>76604861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Krauss </text:p>
          </table:table-cell>
          <table:table-cell office:value-type="float" office:value="5622940236" calcext:value-type="float">
            <text:p>5622940236</text:p>
          </table:table-cell>
          <table:table-cell office:value-type="float" office:value="180233059" calcext:value-type="float">
            <text:p>180233059</text:p>
          </table:table-cell>
          <table:table-cell office:value-type="string" calcext:value-type="string">
            <text:p><text:s/>daniel.krauss@dksolutions.cl </text:p>
          </table:table-cell>
          <table:table-cell office:value-type="string" calcext:value-type="string">
            <text:p><text:s/>76412619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Villarroel </text:p>
          </table:table-cell>
          <table:table-cell office:value-type="float" office:value="988202972" calcext:value-type="float">
            <text:p>988202972</text:p>
          </table:table-cell>
          <table:table-cell office:value-type="float" office:value="180414274" calcext:value-type="float">
            <text:p>180414274</text:p>
          </table:table-cell>
          <table:table-cell office:value-type="string" calcext:value-type="string">
            <text:p><text:s/>frarroel@gmail.com </text:p>
          </table:table-cell>
          <table:table-cell office:value-type="float" office:value="767713037" calcext:value-type="float">
            <text:p>76771303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arbara </text:p>
          </table:table-cell>
          <table:table-cell office:value-type="string" calcext:value-type="string">
            <text:p><text:s/>quilaqueo </text:p>
          </table:table-cell>
          <table:table-cell office:value-type="float" office:value="958318270" calcext:value-type="float">
            <text:p>958318270</text:p>
          </table:table-cell>
          <table:table-cell office:value-type="float" office:value="180460241" calcext:value-type="float">
            <text:p>180460241</text:p>
          </table:table-cell>
          <table:table-cell office:value-type="string" calcext:value-type="string">
            <text:p><text:s/>barbara.quilaqueo@serclima.cl </text:p>
          </table:table-cell>
          <table:table-cell office:value-type="float" office:value="765776155" calcext:value-type="float">
            <text:p>7657761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ngelina </text:p>
          </table:table-cell>
          <table:table-cell office:value-type="string" calcext:value-type="string">
            <text:p><text:s/>Olate </text:p>
          </table:table-cell>
          <table:table-cell office:value-type="float" office:value="944506594" calcext:value-type="float">
            <text:p>944506594</text:p>
          </table:table-cell>
          <table:table-cell office:value-type="float" office:value="180528687" calcext:value-type="float">
            <text:p>180528687</text:p>
          </table:table-cell>
          <table:table-cell office:value-type="string" calcext:value-type="string">
            <text:p><text:s/>angelina.olate@sicoms.cl </text:p>
          </table:table-cell>
          <table:table-cell office:value-type="float" office:value="765508452" calcext:value-type="float">
            <text:p>76550845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ogenes </text:p>
          </table:table-cell>
          <table:table-cell office:value-type="string" calcext:value-type="string">
            <text:p><text:s/>fernandez </text:p>
          </table:table-cell>
          <table:table-cell office:value-type="float" office:value="982307764" calcext:value-type="float">
            <text:p>982307764</text:p>
          </table:table-cell>
          <table:table-cell office:value-type="float" office:value="180709738" calcext:value-type="float">
            <text:p>180709738</text:p>
          </table:table-cell>
          <table:table-cell office:value-type="string" calcext:value-type="string">
            <text:p><text:s/>diogfer2018@gmail.com </text:p>
          </table:table-cell>
          <table:table-cell office:value-type="float" office:value="766431097" calcext:value-type="float">
            <text:p>76643109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ban </text:p>
          </table:table-cell>
          <table:table-cell office:value-type="string" calcext:value-type="string">
            <text:p><text:s/>Pinto </text:p>
          </table:table-cell>
          <table:table-cell office:value-type="float" office:value="945223372" calcext:value-type="float">
            <text:p>945223372</text:p>
          </table:table-cell>
          <table:table-cell office:value-type="float" office:value="180724869" calcext:value-type="float">
            <text:p>180724869</text:p>
          </table:table-cell>
          <table:table-cell office:value-type="string" calcext:value-type="string">
            <text:p><text:s/>epinto.carrizo@gmail.com </text:p>
          </table:table-cell>
          <table:table-cell office:value-type="float" office:value="767548117" calcext:value-type="float">
            <text:p>76754811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ria Camila </text:p>
          </table:table-cell>
          <table:table-cell office:value-type="string" calcext:value-type="string">
            <text:p><text:s/>Sepúlveda </text:p>
          </table:table-cell>
          <table:table-cell office:value-type="float" office:value="232027310" calcext:value-type="float">
            <text:p>232027310</text:p>
          </table:table-cell>
          <table:table-cell office:value-type="float" office:value="180829172" calcext:value-type="float">
            <text:p>180829172</text:p>
          </table:table-cell>
          <table:table-cell office:value-type="string" calcext:value-type="string">
            <text:p><text:s/>msepulveda@bws.cl </text:p>
          </table:table-cell>
          <table:table-cell office:value-type="float" office:value="767239904" calcext:value-type="float">
            <text:p>7672399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Ximena </text:p>
          </table:table-cell>
          <table:table-cell office:value-type="string" calcext:value-type="string">
            <text:p><text:s/>Herrera </text:p>
          </table:table-cell>
          <table:table-cell office:value-type="float" office:value="984766170" calcext:value-type="float">
            <text:p>984766170</text:p>
          </table:table-cell>
          <table:table-cell office:value-type="float" office:value="180871683" calcext:value-type="float">
            <text:p>180871683</text:p>
          </table:table-cell>
          <table:table-cell office:value-type="string" calcext:value-type="string">
            <text:p><text:s/>matildagalvez2@gmail.com </text:p>
          </table:table-cell>
          <table:table-cell office:value-type="float" office:value="180871683" calcext:value-type="float">
            <text:p>18087168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celo Esteban </text:p>
          </table:table-cell>
          <table:table-cell office:value-type="string" calcext:value-type="string">
            <text:p><text:s/>Diaz </text:p>
          </table:table-cell>
          <table:table-cell office:value-type="float" office:value="986151939" calcext:value-type="float">
            <text:p>986151939</text:p>
          </table:table-cell>
          <table:table-cell office:value-type="float" office:value="180933050" calcext:value-type="float">
            <text:p>180933050</text:p>
          </table:table-cell>
          <table:table-cell office:value-type="string" calcext:value-type="string">
            <text:p><text:s/>marcelo.diaz@bailac.cl </text:p>
          </table:table-cell>
          <table:table-cell office:value-type="float" office:value="772470509" calcext:value-type="float">
            <text:p>7724705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ingo </text:p>
          </table:table-cell>
          <table:table-cell office:value-type="string" calcext:value-type="string">
            <text:p><text:s/>Okuma </text:p>
          </table:table-cell>
          <table:table-cell office:value-type="float" office:value="988030202" calcext:value-type="float">
            <text:p>988030202</text:p>
          </table:table-cell>
          <table:table-cell office:value-type="float" office:value="181233877" calcext:value-type="float">
            <text:p>181233877</text:p>
          </table:table-cell>
          <table:table-cell office:value-type="string" calcext:value-type="string">
            <text:p><text:s/>enilo@tamed.cl </text:p>
          </table:table-cell>
          <table:table-cell office:value-type="float" office:value="762954869" calcext:value-type="float">
            <text:p>76295486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oseph </text:p>
          </table:table-cell>
          <table:table-cell office:value-type="string" calcext:value-type="string">
            <text:p><text:s/>molina </text:p>
          </table:table-cell>
          <table:table-cell office:value-type="float" office:value="225857176" calcext:value-type="float">
            <text:p>225857176</text:p>
          </table:table-cell>
          <table:table-cell office:value-type="float" office:value="181527730" calcext:value-type="float">
            <text:p>181527730</text:p>
          </table:table-cell>
          <table:table-cell office:value-type="string" calcext:value-type="string">
            <text:p><text:s/>joseph.molina@mallplaza.com </text:p>
          </table:table-cell>
          <table:table-cell office:value-type="float" office:value="966536500" calcext:value-type="float">
            <text:p>9665365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ban </text:p>
          </table:table-cell>
          <table:table-cell office:value-type="string" calcext:value-type="string">
            <text:p><text:s/>Iturra Cerón </text:p>
          </table:table-cell>
          <table:table-cell office:value-type="float" office:value="982587164" calcext:value-type="float">
            <text:p>982587164</text:p>
          </table:table-cell>
          <table:table-cell office:value-type="float" office:value="181584548" calcext:value-type="float">
            <text:p>181584548</text:p>
          </table:table-cell>
          <table:table-cell office:value-type="string" calcext:value-type="string">
            <text:p><text:s/>esteban.iturra.c@gmail.com </text:p>
          </table:table-cell>
          <table:table-cell office:value-type="float" office:value="761988352" calcext:value-type="float">
            <text:p>76198835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spate </text:p>
          </table:table-cell>
          <table:table-cell office:value-type="float" office:value="994346490" calcext:value-type="float">
            <text:p>994346490</text:p>
          </table:table-cell>
          <table:table-cell office:value-type="float" office:value="181720328" calcext:value-type="float">
            <text:p>181720328</text:p>
          </table:table-cell>
          <table:table-cell office:value-type="string" calcext:value-type="string">
            <text:p><text:s/>carlos.spate@empresasspate.cl </text:p>
          </table:table-cell>
          <table:table-cell office:value-type="float" office:value="767885520" calcext:value-type="float">
            <text:p>7678855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rantxa </text:p>
          </table:table-cell>
          <table:table-cell office:value-type="string" calcext:value-type="string">
            <text:p><text:s/>gonzalez </text:p>
          </table:table-cell>
          <table:table-cell office:value-type="float" office:value="72366338" calcext:value-type="float">
            <text:p>72366338</text:p>
          </table:table-cell>
          <table:table-cell office:value-type="float" office:value="182440280" calcext:value-type="float">
            <text:p>182440280</text:p>
          </table:table-cell>
          <table:table-cell office:value-type="string" calcext:value-type="string">
            <text:p><text:s/>a.gonzalez@pots-link.cl </text:p>
          </table:table-cell>
          <table:table-cell office:value-type="string" calcext:value-type="string">
            <text:p><text:s/>76621651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ania </text:p>
          </table:table-cell>
          <table:table-cell office:value-type="string" calcext:value-type="string">
            <text:p><text:s/>san martin </text:p>
          </table:table-cell>
          <table:table-cell office:value-type="float" office:value="90944486" calcext:value-type="float">
            <text:p>90944486</text:p>
          </table:table-cell>
          <table:table-cell office:value-type="float" office:value="182442720" calcext:value-type="float">
            <text:p>182442720</text:p>
          </table:table-cell>
          <table:table-cell office:value-type="string" calcext:value-type="string">
            <text:p><text:s/>tania.sanmartin@live.com </text:p>
          </table:table-cell>
          <table:table-cell office:value-type="float" office:value="767115199" calcext:value-type="float">
            <text:p>76711519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ego Ignacio </text:p>
          </table:table-cell>
          <table:table-cell office:value-type="string" calcext:value-type="string">
            <text:p><text:s/>Aravanopules Bañados </text:p>
          </table:table-cell>
          <table:table-cell office:value-type="float" office:value="948622343" calcext:value-type="float">
            <text:p>948622343</text:p>
          </table:table-cell>
          <table:table-cell office:value-type="float" office:value="182928593" calcext:value-type="float">
            <text:p>182928593</text:p>
          </table:table-cell>
          <table:table-cell office:value-type="string" calcext:value-type="string">
            <text:p><text:s/>diego.northia@gmail.com </text:p>
          </table:table-cell>
          <table:table-cell office:value-type="float" office:value="765825679" calcext:value-type="float">
            <text:p>7658256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berto </text:p>
          </table:table-cell>
          <table:table-cell office:value-type="string" calcext:value-type="string">
            <text:p><text:s/>Silva </text:p>
          </table:table-cell>
          <table:table-cell office:value-type="float" office:value="994495571" calcext:value-type="float">
            <text:p>994495571</text:p>
          </table:table-cell>
          <table:table-cell office:value-type="float" office:value="183002805" calcext:value-type="float">
            <text:p>183002805</text:p>
          </table:table-cell>
          <table:table-cell office:value-type="string" calcext:value-type="string">
            <text:p><text:s/>asilvao@yahoo.com </text:p>
          </table:table-cell>
          <table:table-cell office:value-type="float" office:value="767413149" calcext:value-type="float">
            <text:p>76741314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mila </text:p>
          </table:table-cell>
          <table:table-cell office:value-type="string" calcext:value-type="string">
            <text:p><text:s/>Vega Ordenes </text:p>
          </table:table-cell>
          <table:table-cell office:value-type="float" office:value="968432550" calcext:value-type="float">
            <text:p>968432550</text:p>
          </table:table-cell>
          <table:table-cell office:value-type="float" office:value="183110322" calcext:value-type="float">
            <text:p>183110322</text:p>
          </table:table-cell>
          <table:table-cell office:value-type="string" calcext:value-type="string">
            <text:p><text:s/>checkservicesltda@gmail.com </text:p>
          </table:table-cell>
          <table:table-cell office:value-type="string" calcext:value-type="string">
            <text:p><text:s/>76333161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Yessica </text:p>
          </table:table-cell>
          <table:table-cell office:value-type="string" calcext:value-type="string">
            <text:p><text:s/>Cerda </text:p>
          </table:table-cell>
          <table:table-cell office:value-type="float" office:value="227763649" calcext:value-type="float">
            <text:p>227763649</text:p>
          </table:table-cell>
          <table:table-cell office:value-type="float" office:value="183264656" calcext:value-type="float">
            <text:p>183264656</text:p>
          </table:table-cell>
          <table:table-cell office:value-type="string" calcext:value-type="string">
            <text:p><text:s/>ventas@femasa.cl </text:p>
          </table:table-cell>
          <table:table-cell office:value-type="string" calcext:value-type="string">
            <text:p><text:s/>76078379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Alan </text:p>
          </table:table-cell>
          <table:table-cell office:value-type="string" calcext:value-type="string">
            <text:p><text:s/>Burgos </text:p>
          </table:table-cell>
          <table:table-cell office:value-type="float" office:value="569452930" calcext:value-type="float">
            <text:p>569452930</text:p>
          </table:table-cell>
          <table:table-cell office:value-type="float" office:value="185024342" calcext:value-type="float">
            <text:p>185024342</text:p>
          </table:table-cell>
          <table:table-cell office:value-type="string" calcext:value-type="string">
            <text:p><text:s/>aburgos@cnp-plasticos.cl </text:p>
          </table:table-cell>
          <table:table-cell office:value-type="float" office:value="761271369" calcext:value-type="float">
            <text:p>76127136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smael Ignacio </text:p>
          </table:table-cell>
          <table:table-cell office:value-type="string" calcext:value-type="string">
            <text:p><text:s/>Pal Veliz </text:p>
          </table:table-cell>
          <table:table-cell office:value-type="float" office:value="75976052" calcext:value-type="float">
            <text:p>75976052</text:p>
          </table:table-cell>
          <table:table-cell office:value-type="float" office:value="185634191" calcext:value-type="float">
            <text:p>185634191</text:p>
          </table:table-cell>
          <table:table-cell office:value-type="string" calcext:value-type="string">
            <text:p><text:s/>i.pal@greenkrops.cl </text:p>
          </table:table-cell>
          <table:table-cell office:value-type="float" office:value="763764648" calcext:value-type="float">
            <text:p>7637646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Patiño </text:p>
          </table:table-cell>
          <table:table-cell office:value-type="float" office:value="961223843" calcext:value-type="float">
            <text:p>961223843</text:p>
          </table:table-cell>
          <table:table-cell office:value-type="float" office:value="185918068" calcext:value-type="float">
            <text:p>185918068</text:p>
          </table:table-cell>
          <table:table-cell office:value-type="string" calcext:value-type="string">
            <text:p><text:s/>jorge.patino@sercall.cl </text:p>
          </table:table-cell>
          <table:table-cell office:value-type="float" office:value="764855795" calcext:value-type="float">
            <text:p>76485579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<text:s/>Reyes </text:p>
          </table:table-cell>
          <table:table-cell office:value-type="float" office:value="223923445" calcext:value-type="float">
            <text:p>223923445</text:p>
          </table:table-cell>
          <table:table-cell office:value-type="float" office:value="185990281" calcext:value-type="float">
            <text:p>185990281</text:p>
          </table:table-cell>
          <table:table-cell office:value-type="string" calcext:value-type="string">
            <text:p><text:s/>ereyes@ausin.cl </text:p>
          </table:table-cell>
          <table:table-cell office:value-type="float" office:value="812932004" calcext:value-type="float">
            <text:p>8129320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velin </text:p>
          </table:table-cell>
          <table:table-cell office:value-type="string" calcext:value-type="string">
            <text:p><text:s/>ledezma </text:p>
          </table:table-cell>
          <table:table-cell office:value-type="float" office:value="569862073" calcext:value-type="float">
            <text:p>569862073</text:p>
          </table:table-cell>
          <table:table-cell office:value-type="float" office:value="186091515" calcext:value-type="float">
            <text:p>186091515</text:p>
          </table:table-cell>
          <table:table-cell office:value-type="string" calcext:value-type="string">
            <text:p><text:s/>evelin.ledezma@cl.atlascopco.com </text:p>
          </table:table-cell>
          <table:table-cell office:value-type="float" office:value="767837097" calcext:value-type="float">
            <text:p>76783709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nicole </text:p>
          </table:table-cell>
          <table:table-cell office:value-type="string" calcext:value-type="string">
            <text:p><text:s/>veliz </text:p>
          </table:table-cell>
          <table:table-cell office:value-type="float" office:value="228402511" calcext:value-type="float">
            <text:p>228402511</text:p>
          </table:table-cell>
          <table:table-cell office:value-type="float" office:value="186222539" calcext:value-type="float">
            <text:p>186222539</text:p>
          </table:table-cell>
          <table:table-cell office:value-type="string" calcext:value-type="string">
            <text:p><text:s/>nicole@technologylatam.com </text:p>
          </table:table-cell>
          <table:table-cell office:value-type="float" office:value="762684756" calcext:value-type="float">
            <text:p>7626847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URICIO ALEJANDRO </text:p>
          </table:table-cell>
          <table:table-cell office:value-type="string" calcext:value-type="string">
            <text:p><text:s/>GARCIA ROMO </text:p>
          </table:table-cell>
          <table:table-cell office:value-type="float" office:value="991268485" calcext:value-type="float">
            <text:p>991268485</text:p>
          </table:table-cell>
          <table:table-cell office:value-type="float" office:value="187109272" calcext:value-type="float">
            <text:p>187109272</text:p>
          </table:table-cell>
          <table:table-cell office:value-type="string" calcext:value-type="string">
            <text:p><text:s/>maurygarcia924@gmail.com </text:p>
          </table:table-cell>
          <table:table-cell office:value-type="float" office:value="187109272" calcext:value-type="float">
            <text:p>18710927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Guerrero </text:p>
          </table:table-cell>
          <table:table-cell office:value-type="float" office:value="991743872" calcext:value-type="float">
            <text:p>991743872</text:p>
          </table:table-cell>
          <table:table-cell office:value-type="float" office:value="187437881" calcext:value-type="float">
            <text:p>187437881</text:p>
          </table:table-cell>
          <table:table-cell office:value-type="string" calcext:value-type="string">
            <text:p><text:s/>administracion@guardssecuritycorp.cl </text:p>
          </table:table-cell>
          <table:table-cell office:value-type="float" office:value="767010796" calcext:value-type="float">
            <text:p>76701079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raulio </text:p>
          </table:table-cell>
          <table:table-cell office:value-type="string" calcext:value-type="string">
            <text:p><text:s/>Cisterna </text:p>
          </table:table-cell>
          <table:table-cell office:value-type="float" office:value="56993249446" calcext:value-type="float">
            <text:p>56993249446</text:p>
          </table:table-cell>
          <table:table-cell office:value-type="float" office:value="187720699" calcext:value-type="float">
            <text:p>187720699</text:p>
          </table:table-cell>
          <table:table-cell office:value-type="string" calcext:value-type="string">
            <text:p><text:s/>mcisterna@invercic.cl </text:p>
          </table:table-cell>
          <table:table-cell office:value-type="float" office:value="767400721" calcext:value-type="float">
            <text:p>76740072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bel </text:p>
          </table:table-cell>
          <table:table-cell office:value-type="string" calcext:value-type="string">
            <text:p><text:s/>Pardo </text:p>
          </table:table-cell>
          <table:table-cell office:value-type="float" office:value="954137356" calcext:value-type="float">
            <text:p>954137356</text:p>
          </table:table-cell>
          <table:table-cell office:value-type="float" office:value="187950341" calcext:value-type="float">
            <text:p>187950341</text:p>
          </table:table-cell>
          <table:table-cell office:value-type="string" calcext:value-type="string">
            <text:p><text:s/>mabopardo@hotmail.com </text:p>
          </table:table-cell>
          <table:table-cell office:value-type="float" office:value="187950341" calcext:value-type="float">
            <text:p>1879503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Peña </text:p>
          </table:table-cell>
          <table:table-cell office:value-type="float" office:value="56989212652" calcext:value-type="float">
            <text:p>56989212652</text:p>
          </table:table-cell>
          <table:table-cell office:value-type="float" office:value="187994225" calcext:value-type="float">
            <text:p>187994225</text:p>
          </table:table-cell>
          <table:table-cell office:value-type="string" calcext:value-type="string">
            <text:p><text:s/>rodrigo@gamerlive.cl </text:p>
          </table:table-cell>
          <table:table-cell office:value-type="float" office:value="765207568" calcext:value-type="float">
            <text:p>7652075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Kimberly </text:p>
          </table:table-cell>
          <table:table-cell office:value-type="string" calcext:value-type="string">
            <text:p><text:s/>Rios </text:p>
          </table:table-cell>
          <table:table-cell office:value-type="float" office:value="232626554" calcext:value-type="float">
            <text:p>232626554</text:p>
          </table:table-cell>
          <table:table-cell office:value-type="float" office:value="188157890" calcext:value-type="float">
            <text:p>188157890</text:p>
          </table:table-cell>
          <table:table-cell office:value-type="string" calcext:value-type="string">
            <text:p><text:s/>kimberly@believe.tv </text:p>
          </table:table-cell>
          <table:table-cell office:value-type="float" office:value="760200476" calcext:value-type="float">
            <text:p>76020047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valeria </text:p>
          </table:table-cell>
          <table:table-cell office:value-type="string" calcext:value-type="string">
            <text:p><text:s/>osorio </text:p>
          </table:table-cell>
          <table:table-cell office:value-type="float" office:value="959760845" calcext:value-type="float">
            <text:p>959760845</text:p>
          </table:table-cell>
          <table:table-cell office:value-type="float" office:value="188289177" calcext:value-type="float">
            <text:p>188289177</text:p>
          </table:table-cell>
          <table:table-cell office:value-type="string" calcext:value-type="string">
            <text:p><text:s/>valeria.osorio@smartdici.com </text:p>
          </table:table-cell>
          <table:table-cell office:value-type="float" office:value="761669109" calcext:value-type="float">
            <text:p>7616691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nicolas </text:p>
          </table:table-cell>
          <table:table-cell office:value-type="string" calcext:value-type="string">
            <text:p><text:s/>leiva </text:p>
          </table:table-cell>
          <table:table-cell office:value-type="float" office:value="224215983" calcext:value-type="float">
            <text:p>224215983</text:p>
          </table:table-cell>
          <table:table-cell office:value-type="float" office:value="188373313" calcext:value-type="float">
            <text:p>188373313</text:p>
          </table:table-cell>
          <table:table-cell office:value-type="string" calcext:value-type="string">
            <text:p><text:s/>nicolas.leiva@publimetro.cl </text:p>
          </table:table-cell>
          <table:table-cell office:value-type="float" office:value="968962701" calcext:value-type="float">
            <text:p>9689627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aloma </text:p>
          </table:table-cell>
          <table:table-cell office:value-type="string" calcext:value-type="string">
            <text:p><text:s/>galdames </text:p>
          </table:table-cell>
          <table:table-cell office:value-type="float" office:value="223858044" calcext:value-type="float">
            <text:p>223858044</text:p>
          </table:table-cell>
          <table:table-cell office:value-type="float" office:value="188388485" calcext:value-type="float">
            <text:p>188388485</text:p>
          </table:table-cell>
          <table:table-cell office:value-type="string" calcext:value-type="string">
            <text:p><text:s/>pgaldames@dimerc.cl </text:p>
          </table:table-cell>
          <table:table-cell office:value-type="float" office:value="966708409" calcext:value-type="float">
            <text:p>9667084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Yennifer </text:p>
          </table:table-cell>
          <table:table-cell office:value-type="string" calcext:value-type="string">
            <text:p><text:s/>Flores </text:p>
          </table:table-cell>
          <table:table-cell office:value-type="float" office:value="974309158" calcext:value-type="float">
            <text:p>974309158</text:p>
          </table:table-cell>
          <table:table-cell office:value-type="float" office:value="188521576" calcext:value-type="float">
            <text:p>188521576</text:p>
          </table:table-cell>
          <table:table-cell office:value-type="string" calcext:value-type="string">
            <text:p><text:s/>cbricke@riiferpul.cl </text:p>
          </table:table-cell>
          <table:table-cell office:value-type="float" office:value="762576333" calcext:value-type="float">
            <text:p>7625763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Daniela </text:p>
          </table:table-cell>
          <table:table-cell office:value-type="string" calcext:value-type="string">
            <text:p><text:s/>Rivera </text:p>
          </table:table-cell>
          <table:table-cell office:value-type="float" office:value="225044543" calcext:value-type="float">
            <text:p>225044543</text:p>
          </table:table-cell>
          <table:table-cell office:value-type="float" office:value="188781896" calcext:value-type="float">
            <text:p>188781896</text:p>
          </table:table-cell>
          <table:table-cell office:value-type="string" calcext:value-type="string">
            <text:p><text:s/>cobranza@webdox.cl </text:p>
          </table:table-cell>
          <table:table-cell office:value-type="string" calcext:value-type="string">
            <text:p><text:s/>76596671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Sofía </text:p>
          </table:table-cell>
          <table:table-cell office:value-type="string" calcext:value-type="string">
            <text:p><text:s/>Muñoz </text:p>
          </table:table-cell>
          <table:table-cell office:value-type="float" office:value="228870608" calcext:value-type="float">
            <text:p>228870608</text:p>
          </table:table-cell>
          <table:table-cell office:value-type="float" office:value="189327382" calcext:value-type="float">
            <text:p>189327382</text:p>
          </table:table-cell>
          <table:table-cell office:value-type="string" calcext:value-type="string">
            <text:p><text:s/>smunoz@celeris.cl </text:p>
          </table:table-cell>
          <table:table-cell office:value-type="float" office:value="760697109" calcext:value-type="float">
            <text:p>7606971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iannina </text:p>
          </table:table-cell>
          <table:table-cell office:value-type="string" calcext:value-type="string">
            <text:p><text:s/>sotelo </text:p>
          </table:table-cell>
          <table:table-cell office:value-type="float" office:value="982875623" calcext:value-type="float">
            <text:p>982875623</text:p>
          </table:table-cell>
          <table:table-cell office:value-type="float" office:value="190350347" calcext:value-type="float">
            <text:p>190350347</text:p>
          </table:table-cell>
          <table:table-cell office:value-type="string" calcext:value-type="string">
            <text:p><text:s/>giannisotelo.lezaeta@hotmail.com </text:p>
          </table:table-cell>
          <table:table-cell office:value-type="float" office:value="190350347" calcext:value-type="float">
            <text:p>19035034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ogaz </text:p>
          </table:table-cell>
          <table:table-cell office:value-type="float" office:value="959045069" calcext:value-type="float">
            <text:p>959045069</text:p>
          </table:table-cell>
          <table:table-cell office:value-type="float" office:value="190673812" calcext:value-type="float">
            <text:p>190673812</text:p>
          </table:table-cell>
          <table:table-cell office:value-type="string" calcext:value-type="string">
            <text:p><text:s/>ogazbc@gmail.com </text:p>
          </table:table-cell>
          <table:table-cell office:value-type="float" office:value="190673812" calcext:value-type="float">
            <text:p>19067381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abriela </text:p>
          </table:table-cell>
          <table:table-cell office:value-type="string" calcext:value-type="string">
            <text:p><text:s/>Rivera Araya </text:p>
          </table:table-cell>
          <table:table-cell office:value-type="float" office:value="966794132" calcext:value-type="float">
            <text:p>966794132</text:p>
          </table:table-cell>
          <table:table-cell office:value-type="float" office:value="191003950" calcext:value-type="float">
            <text:p>191003950</text:p>
          </table:table-cell>
          <table:table-cell office:value-type="string" calcext:value-type="string">
            <text:p><text:s/>grivera@turboantofagasta.cl </text:p>
          </table:table-cell>
          <table:table-cell office:value-type="float" office:value="767549172" calcext:value-type="float">
            <text:p>76754917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BARNETT </text:p>
          </table:table-cell>
          <table:table-cell office:value-type="float" office:value="956070199" calcext:value-type="float">
            <text:p>956070199</text:p>
          </table:table-cell>
          <table:table-cell office:value-type="float" office:value="191038967" calcext:value-type="float">
            <text:p>191038967</text:p>
          </table:table-cell>
          <table:table-cell office:value-type="string" calcext:value-type="string">
            <text:p><text:s/>ignacio.barnett@imains.com </text:p>
          </table:table-cell>
          <table:table-cell office:value-type="float" office:value="764828771" calcext:value-type="float">
            <text:p>76482877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Hidalgo </text:p>
          </table:table-cell>
          <table:table-cell office:value-type="float" office:value="993433886" calcext:value-type="float">
            <text:p>993433886</text:p>
          </table:table-cell>
          <table:table-cell office:value-type="float" office:value="191246365" calcext:value-type="float">
            <text:p>191246365</text:p>
          </table:table-cell>
          <table:table-cell office:value-type="string" calcext:value-type="string">
            <text:p><text:s/>hhidalgob@kovacs.cl </text:p>
          </table:table-cell>
          <table:table-cell office:value-type="float" office:value="805229004" calcext:value-type="float">
            <text:p>8052290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Fernanda </text:p>
          </table:table-cell>
          <table:table-cell office:value-type="string" calcext:value-type="string">
            <text:p><text:s/>Gonzalez </text:p>
          </table:table-cell>
          <table:table-cell office:value-type="float" office:value="987446692" calcext:value-type="float">
            <text:p>987446692</text:p>
          </table:table-cell>
          <table:table-cell office:value-type="float" office:value="192093082" calcext:value-type="float">
            <text:p>192093082</text:p>
          </table:table-cell>
          <table:table-cell office:value-type="string" calcext:value-type="string">
            <text:p><text:s/>sebagonzalez1290@gmail.com </text:p>
          </table:table-cell>
          <table:table-cell office:value-type="float" office:value="768314012" calcext:value-type="float">
            <text:p>76831401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tias </text:p>
          </table:table-cell>
          <table:table-cell office:value-type="string" calcext:value-type="string">
            <text:p><text:s/>villalobos </text:p>
          </table:table-cell>
          <table:table-cell office:value-type="float" office:value="81882219" calcext:value-type="float">
            <text:p>81882219</text:p>
          </table:table-cell>
          <table:table-cell office:value-type="float" office:value="192455642" calcext:value-type="float">
            <text:p>192455642</text:p>
          </table:table-cell>
          <table:table-cell office:value-type="string" calcext:value-type="string">
            <text:p><text:s/>mvillalobos@mavitrans.cl </text:p>
          </table:table-cell>
          <table:table-cell office:value-type="string" calcext:value-type="string">
            <text:p><text:s/>7653433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mbar </text:p>
          </table:table-cell>
          <table:table-cell office:value-type="string" calcext:value-type="string">
            <text:p><text:s/>Pincheira </text:p>
          </table:table-cell>
          <table:table-cell office:value-type="float" office:value="226805969" calcext:value-type="float">
            <text:p>226805969</text:p>
          </table:table-cell>
          <table:table-cell office:value-type="float" office:value="192836565" calcext:value-type="float">
            <text:p>192836565</text:p>
          </table:table-cell>
          <table:table-cell office:value-type="string" calcext:value-type="string">
            <text:p><text:s/>apincheira@ttmchile.cl </text:p>
          </table:table-cell>
          <table:table-cell office:value-type="float" office:value="890266002" calcext:value-type="float">
            <text:p>890266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alominos </text:p>
          </table:table-cell>
          <table:table-cell office:value-type="float" office:value="225961900" calcext:value-type="float">
            <text:p>225961900</text:p>
          </table:table-cell>
          <table:table-cell office:value-type="float" office:value="193407862" calcext:value-type="float">
            <text:p>193407862</text:p>
          </table:table-cell>
          <table:table-cell office:value-type="string" calcext:value-type="string">
            <text:p><text:s/>finanzas@administracionpublicitarios.cl </text:p>
          </table:table-cell>
          <table:table-cell office:value-type="float" office:value="774151303" calcext:value-type="float">
            <text:p>7741513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cio </text:p>
          </table:table-cell>
          <table:table-cell office:value-type="string" calcext:value-type="string">
            <text:p><text:s/>Olivares </text:p>
          </table:table-cell>
          <table:table-cell office:value-type="float" office:value="965419944" calcext:value-type="float">
            <text:p>965419944</text:p>
          </table:table-cell>
          <table:table-cell office:value-type="float" office:value="194541732" calcext:value-type="float">
            <text:p>194541732</text:p>
          </table:table-cell>
          <table:table-cell office:value-type="string" calcext:value-type="string">
            <text:p><text:s/>contacto@strukpro.cl </text:p>
          </table:table-cell>
          <table:table-cell office:value-type="float" office:value="766531083" calcext:value-type="float">
            <text:p>76653108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arión </text:p>
          </table:table-cell>
          <table:table-cell office:value-type="string" calcext:value-type="string">
            <text:p><text:s/>Hernández </text:p>
          </table:table-cell>
          <table:table-cell office:value-type="float" office:value="227610058" calcext:value-type="float">
            <text:p>227610058</text:p>
          </table:table-cell>
          <table:table-cell office:value-type="float" office:value="195256136" calcext:value-type="float">
            <text:p>195256136</text:p>
          </table:table-cell>
          <table:table-cell office:value-type="string" calcext:value-type="string">
            <text:p><text:s/>ehernandez@equiambiente.cl </text:p>
          </table:table-cell>
          <table:table-cell office:value-type="float" office:value="767405677" calcext:value-type="float">
            <text:p>76740567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Angulo </text:p>
          </table:table-cell>
          <table:table-cell office:value-type="float" office:value="223730170" calcext:value-type="float">
            <text:p>223730170</text:p>
          </table:table-cell>
          <table:table-cell office:value-type="float" office:value="197510374" calcext:value-type="float">
            <text:p>197510374</text:p>
          </table:table-cell>
          <table:table-cell office:value-type="string" calcext:value-type="string">
            <text:p><text:s/>contable@cides.com </text:p>
          </table:table-cell>
          <table:table-cell office:value-type="float" office:value="773348502" calcext:value-type="float">
            <text:p>7733485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tias </text:p>
          </table:table-cell>
          <table:table-cell office:value-type="string" calcext:value-type="string">
            <text:p><text:s/>Torrico </text:p>
          </table:table-cell>
          <table:table-cell office:value-type="float" office:value="228337441" calcext:value-type="float">
            <text:p>228337441</text:p>
          </table:table-cell>
          <table:table-cell office:value-type="float" office:value="198285226" calcext:value-type="float">
            <text:p>198285226</text:p>
          </table:table-cell>
          <table:table-cell office:value-type="string" calcext:value-type="string">
            <text:p><text:s/>contabilidad@ledlightingchile.cl </text:p>
          </table:table-cell>
          <table:table-cell office:value-type="float" office:value="764463951" calcext:value-type="float">
            <text:p>76446395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Viñal </text:p>
          </table:table-cell>
          <table:table-cell office:value-type="string" calcext:value-type="string">
            <text:p><text:s/></text:p>
          </table:table-cell>
          <table:table-cell office:value-type="float" office:value="205475508" calcext:value-type="float">
            <text:p>205475508</text:p>
          </table:table-cell>
          <table:table-cell office:value-type="string" calcext:value-type="string">
            <text:p><text:s/>cvinal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ntina </text:p>
          </table:table-cell>
          <table:table-cell office:value-type="string" calcext:value-type="string">
            <text:p><text:s/>Contreras Orellana </text:p>
          </table:table-cell>
          <table:table-cell office:value-type="float" office:value="976574117" calcext:value-type="float">
            <text:p>976574117</text:p>
          </table:table-cell>
          <table:table-cell office:value-type="float" office:value="206756411" calcext:value-type="float">
            <text:p>206756411</text:p>
          </table:table-cell>
          <table:table-cell office:value-type="string" calcext:value-type="string">
            <text:p><text:s/>vcontreras.001@hotmail.com </text:p>
          </table:table-cell>
          <table:table-cell office:value-type="float" office:value="763437396" calcext:value-type="float">
            <text:p>76343739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del sol </text:p>
          </table:table-cell>
          <table:table-cell office:value-type="string" calcext:value-type="string">
            <text:p><text:s/>Vazquez Nieto </text:p>
          </table:table-cell>
          <table:table-cell office:value-type="float" office:value="56999978868" calcext:value-type="float">
            <text:p>56999978868</text:p>
          </table:table-cell>
          <table:table-cell office:value-type="float" office:value="211445688" calcext:value-type="float">
            <text:p>211445688</text:p>
          </table:table-cell>
          <table:table-cell office:value-type="string" calcext:value-type="string">
            <text:p><text:s/>mnieto@infinitassoluciones.com </text:p>
          </table:table-cell>
          <table:table-cell office:value-type="float" office:value="760516813" calcext:value-type="float">
            <text:p>76051681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Katrina </text:p>
          </table:table-cell>
          <table:table-cell office:value-type="string" calcext:value-type="string">
            <text:p><text:s/>Darcy </text:p>
          </table:table-cell>
          <table:table-cell office:value-type="string" calcext:value-type="string">
            <text:p><text:s/>562 248028 </text:p>
          </table:table-cell>
          <table:table-cell office:value-type="float" office:value="213588052" calcext:value-type="float">
            <text:p>213588052</text:p>
          </table:table-cell>
          <table:table-cell office:value-type="string" calcext:value-type="string">
            <text:p><text:s/>katrina.darcy@entelgy.com </text:p>
          </table:table-cell>
          <table:table-cell office:value-type="float" office:value="760040231" calcext:value-type="float">
            <text:p>76004023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z </text:p>
          </table:table-cell>
          <table:table-cell office:value-type="string" calcext:value-type="string">
            <text:p><text:s/>Perez </text:p>
          </table:table-cell>
          <table:table-cell office:value-type="float" office:value="941142107" calcext:value-type="float">
            <text:p>941142107</text:p>
          </table:table-cell>
          <table:table-cell office:value-type="float" office:value="214708698" calcext:value-type="float">
            <text:p>214708698</text:p>
          </table:table-cell>
          <table:table-cell office:value-type="string" calcext:value-type="string">
            <text:p><text:s/>franz.perez@fyags.com </text:p>
          </table:table-cell>
          <table:table-cell office:value-type="float" office:value="762069679" calcext:value-type="float">
            <text:p>7620696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BERDUGO </text:p>
          </table:table-cell>
          <table:table-cell office:value-type="float" office:value="996163282" calcext:value-type="float">
            <text:p>996163282</text:p>
          </table:table-cell>
          <table:table-cell office:value-type="float" office:value="218479987" calcext:value-type="float">
            <text:p>218479987</text:p>
          </table:table-cell>
          <table:table-cell office:value-type="string" calcext:value-type="string">
            <text:p><text:s/>fberdugo@ecozone.cl </text:p>
          </table:table-cell>
          <table:table-cell office:value-type="float" office:value="760406724" calcext:value-type="float">
            <text:p>76040672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Eloy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Financial </text:p>
          </table:table-cell>
          <table:table-cell office:value-type="string" calcext:value-type="string">
            <text:p><text:s/></text:p>
          </table:table-cell>
          <table:table-cell office:value-type="float" office:value="221069293" calcext:value-type="float">
            <text:p>221069293</text:p>
          </table:table-cell>
          <table:table-cell office:value-type="string" calcext:value-type="string">
            <text:p><text:s/>financial@portalfinance.co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lian </text:p>
          </table:table-cell>
          <table:table-cell office:value-type="string" calcext:value-type="string">
            <text:p><text:s/>Higuera </text:p>
          </table:table-cell>
          <table:table-cell office:value-type="float" office:value="945343331" calcext:value-type="float">
            <text:p>945343331</text:p>
          </table:table-cell>
          <table:table-cell office:value-type="float" office:value="221071220" calcext:value-type="float">
            <text:p>221071220</text:p>
          </table:table-cell>
          <table:table-cell office:value-type="string" calcext:value-type="string">
            <text:p><text:s/>julianhigueratorres@gmail.com </text:p>
          </table:table-cell>
          <table:table-cell office:value-type="float" office:value="221071220" calcext:value-type="float">
            <text:p>2210712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lian </text:p>
          </table:table-cell>
          <table:table-cell office:value-type="string" calcext:value-type="string">
            <text:p><text:s/>Higuera </text:p>
          </table:table-cell>
          <table:table-cell office:value-type="float" office:value="945343331" calcext:value-type="float">
            <text:p>945343331</text:p>
          </table:table-cell>
          <table:table-cell office:value-type="float" office:value="221071220" calcext:value-type="float">
            <text:p>221071220</text:p>
          </table:table-cell>
          <table:table-cell office:value-type="string" calcext:value-type="string">
            <text:p><text:s/>contactojyk@gmail.com </text:p>
          </table:table-cell>
          <table:table-cell office:value-type="float" office:value="768206139" calcext:value-type="float">
            <text:p>76820613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win </text:p>
          </table:table-cell>
          <table:table-cell office:value-type="string" calcext:value-type="string">
            <text:p><text:s/>Sanchez </text:p>
          </table:table-cell>
          <table:table-cell office:value-type="float" office:value="56959111744" calcext:value-type="float">
            <text:p>56959111744</text:p>
          </table:table-cell>
          <table:table-cell office:value-type="float" office:value="222436966" calcext:value-type="float">
            <text:p>222436966</text:p>
          </table:table-cell>
          <table:table-cell office:value-type="string" calcext:value-type="string">
            <text:p><text:s/>israel@irpmlatam.com </text:p>
          </table:table-cell>
          <table:table-cell office:value-type="float" office:value="764452410" calcext:value-type="float">
            <text:p>76445241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johanna </text:p>
          </table:table-cell>
          <table:table-cell office:value-type="string" calcext:value-type="string">
            <text:p><text:s/>libreros sanchez </text:p>
          </table:table-cell>
          <table:table-cell office:value-type="float" office:value="931965635" calcext:value-type="float">
            <text:p>931965635</text:p>
          </table:table-cell>
          <table:table-cell office:value-type="float" office:value="224314396" calcext:value-type="float">
            <text:p>224314396</text:p>
          </table:table-cell>
          <table:table-cell office:value-type="string" calcext:value-type="string">
            <text:p><text:s/>delicias.gerencia@gmail.com </text:p>
          </table:table-cell>
          <table:table-cell office:value-type="float" office:value="224314396" calcext:value-type="float">
            <text:p>22431439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mer Alexis </text:p>
          </table:table-cell>
          <table:table-cell office:value-type="string" calcext:value-type="string">
            <text:p><text:s/>Bazan Rosales </text:p>
          </table:table-cell>
          <table:table-cell office:value-type="float" office:value="946161799" calcext:value-type="float">
            <text:p>946161799</text:p>
          </table:table-cell>
          <table:table-cell office:value-type="float" office:value="226797815" calcext:value-type="float">
            <text:p>226797815</text:p>
          </table:table-cell>
          <table:table-cell office:value-type="string" calcext:value-type="string">
            <text:p><text:s/>jameralexisb@gmail.com </text:p>
          </table:table-cell>
          <table:table-cell office:value-type="float" office:value="766417140" calcext:value-type="float">
            <text:p>76641714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<text:s/>Varela </text:p>
          </table:table-cell>
          <table:table-cell office:value-type="string" calcext:value-type="string">
            <text:p><text:s/></text:p>
          </table:table-cell>
          <table:table-cell office:value-type="float" office:value="227213728" calcext:value-type="float">
            <text:p>227213728</text:p>
          </table:table-cell>
          <table:table-cell office:value-type="string" calcext:value-type="string">
            <text:p><text:s/>avarela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<text:s/>Varela </text:p>
          </table:table-cell>
          <table:table-cell office:value-type="string" calcext:value-type="string">
            <text:p><text:s/></text:p>
          </table:table-cell>
          <table:table-cell office:value-type="float" office:value="227213728" calcext:value-type="float">
            <text:p>227213728</text:p>
          </table:table-cell>
          <table:table-cell office:value-type="string" calcext:value-type="string">
            <text:p><text:s/>avarela@motorfinanciero.cl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credit_executiv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ria </text:p>
          </table:table-cell>
          <table:table-cell office:value-type="string" calcext:value-type="string">
            <text:p><text:s/>Avendano </text:p>
          </table:table-cell>
          <table:table-cell office:value-type="string" calcext:value-type="string">
            <text:p><text:s/></text:p>
          </table:table-cell>
          <table:table-cell office:value-type="float" office:value="227213729" calcext:value-type="float">
            <text:p>227213729</text:p>
          </table:table-cell>
          <table:table-cell office:value-type="string" calcext:value-type="string">
            <text:p><text:s/>vavendano@motorfinanciero.cl </text:p>
          </table:table-cell>
          <table:table-cell office:value-type="float" office:value="764510062" calcext:value-type="float">
            <text:p>764510062</text:p>
          </table:table-cell>
          <table:table-cell office:value-type="string" calcext:value-type="string">
            <text:p><text:s/>credit_executiv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12312312" calcext:value-type="float">
            <text:p>12312312</text:p>
          </table:table-cell>
          <table:table-cell office:value-type="float" office:value="228561312" calcext:value-type="float">
            <text:p>228561312</text:p>
          </table:table-cell>
          <table:table-cell office:value-type="string" calcext:value-type="string">
            <text:p><text:s/>fpuntarelli1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ffrey </text:p>
          </table:table-cell>
          <table:table-cell office:value-type="string" calcext:value-type="string">
            <text:p><text:s/>Isminio </text:p>
          </table:table-cell>
          <table:table-cell office:value-type="float" office:value="94009484" calcext:value-type="float">
            <text:p>94009484</text:p>
          </table:table-cell>
          <table:table-cell office:value-type="float" office:value="229285327" calcext:value-type="float">
            <text:p>229285327</text:p>
          </table:table-cell>
          <table:table-cell office:value-type="string" calcext:value-type="string">
            <text:p><text:s/>j.pascual89@hotmai.com </text:p>
          </table:table-cell>
          <table:table-cell office:value-type="float" office:value="768049610" calcext:value-type="float">
            <text:p>7680496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s </text:p>
          </table:table-cell>
          <table:table-cell office:value-type="string" calcext:value-type="string">
            <text:p><text:s/>suarez fagundez </text:p>
          </table:table-cell>
          <table:table-cell office:value-type="float" office:value="950563871" calcext:value-type="float">
            <text:p>950563871</text:p>
          </table:table-cell>
          <table:table-cell office:value-type="float" office:value="229848933" calcext:value-type="float">
            <text:p>229848933</text:p>
          </table:table-cell>
          <table:table-cell office:value-type="string" calcext:value-type="string">
            <text:p><text:s/>marcsuar@hotmail.com </text:p>
          </table:table-cell>
          <table:table-cell office:value-type="float" office:value="229848933" calcext:value-type="float">
            <text:p>2298489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Chaitanya </text:p>
          </table:table-cell>
          <table:table-cell office:value-type="string" calcext:value-type="string">
            <text:p><text:s/>Ravi </text:p>
          </table:table-cell>
          <table:table-cell office:value-type="float" office:value="962494757" calcext:value-type="float">
            <text:p>962494757</text:p>
          </table:table-cell>
          <table:table-cell office:value-type="float" office:value="231645144" calcext:value-type="float">
            <text:p>231645144</text:p>
          </table:table-cell>
          <table:table-cell office:value-type="string" calcext:value-type="string">
            <text:p><text:s/>cravi@solutionario.com </text:p>
          </table:table-cell>
          <table:table-cell office:value-type="float" office:value="763373932" calcext:value-type="float">
            <text:p>7633739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is </text:p>
          </table:table-cell>
          <table:table-cell office:value-type="string" calcext:value-type="string">
            <text:p><text:s/>Diaz </text:p>
          </table:table-cell>
          <table:table-cell office:value-type="float" office:value="963440917" calcext:value-type="float">
            <text:p>963440917</text:p>
          </table:table-cell>
          <table:table-cell office:value-type="float" office:value="232777532" calcext:value-type="float">
            <text:p>232777532</text:p>
          </table:table-cell>
          <table:table-cell office:value-type="string" calcext:value-type="string">
            <text:p><text:s/>alxdf605@gmail.com </text:p>
          </table:table-cell>
          <table:table-cell office:value-type="float" office:value="764081218" calcext:value-type="float">
            <text:p>7640812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Yury Maria </text:p>
          </table:table-cell>
          <table:table-cell office:value-type="string" calcext:value-type="string">
            <text:p><text:s/>David Alvarez </text:p>
          </table:table-cell>
          <table:table-cell office:value-type="float" office:value="56953727694" calcext:value-type="float">
            <text:p>56953727694</text:p>
          </table:table-cell>
          <table:table-cell office:value-type="float" office:value="233448397" calcext:value-type="float">
            <text:p>233448397</text:p>
          </table:table-cell>
          <table:table-cell office:value-type="string" calcext:value-type="string">
            <text:p><text:s/>gerencia@smdconsultores.cl </text:p>
          </table:table-cell>
          <table:table-cell office:value-type="float" office:value="766018513" calcext:value-type="float">
            <text:p>76601851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Caicedo </text:p>
          </table:table-cell>
          <table:table-cell office:value-type="string" calcext:value-type="string">
            <text:p><text:s/></text:p>
          </table:table-cell>
          <table:table-cell office:value-type="float" office:value="233451657" calcext:value-type="float">
            <text:p>233451657</text:p>
          </table:table-cell>
          <table:table-cell office:value-type="string" calcext:value-type="string">
            <text:p><text:s/>admin@portalfinance.co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Eloy_Eloy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Admin </text:p>
          </table:table-cell>
          <table:table-cell office:value-type="string" calcext:value-type="string">
            <text:p><text:s/></text:p>
          </table:table-cell>
          <table:table-cell office:value-type="float" office:value="233451657" calcext:value-type="float">
            <text:p>233451657</text:p>
          </table:table-cell>
          <table:table-cell office:value-type="string" calcext:value-type="string">
            <text:p><text:s/>admin@portalfinance.co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Test_Test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Caicedo </text:p>
          </table:table-cell>
          <table:table-cell office:value-type="string" calcext:value-type="string">
            <text:p><text:s/></text:p>
          </table:table-cell>
          <table:table-cell office:value-type="float" office:value="233451657" calcext:value-type="float">
            <text:p>233451657</text:p>
          </table:table-cell>
          <table:table-cell office:value-type="string" calcext:value-type="string">
            <text:p><text:s/>admin@portalfinance.co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ison </text:p>
          </table:table-cell>
          <table:table-cell office:value-type="string" calcext:value-type="string">
            <text:p><text:s/>osorio </text:p>
          </table:table-cell>
          <table:table-cell office:value-type="float" office:value="54575768" calcext:value-type="float">
            <text:p>54575768</text:p>
          </table:table-cell>
          <table:table-cell office:value-type="float" office:value="233954357" calcext:value-type="float">
            <text:p>233954357</text:p>
          </table:table-cell>
          <table:table-cell office:value-type="string" calcext:value-type="string">
            <text:p><text:s/>e.osorio@medicalabc.cl </text:p>
          </table:table-cell>
          <table:table-cell office:value-type="string" calcext:value-type="string">
            <text:p><text:s/>76558504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 </text:p>
          </table:table-cell>
          <table:table-cell office:value-type="string" calcext:value-type="string">
            <text:p><text:s/>Griffis </text:p>
          </table:table-cell>
          <table:table-cell office:value-type="float" office:value="975532371" calcext:value-type="float">
            <text:p>975532371</text:p>
          </table:table-cell>
          <table:table-cell office:value-type="float" office:value="235713616" calcext:value-type="float">
            <text:p>235713616</text:p>
          </table:table-cell>
          <table:table-cell office:value-type="string" calcext:value-type="string">
            <text:p><text:s/>griffis.marc@gmail.com </text:p>
          </table:table-cell>
          <table:table-cell office:value-type="float" office:value="762942119" calcext:value-type="float">
            <text:p>7629421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Perez </text:p>
          </table:table-cell>
          <table:table-cell office:value-type="float" office:value="123456789" calcext:value-type="float">
            <text:p>123456789</text:p>
          </table:table-cell>
          <table:table-cell office:value-type="float" office:value="235768119" calcext:value-type="float">
            <text:p>235768119</text:p>
          </table:table-cell>
          <table:table-cell office:value-type="string" calcext:value-type="string">
            <text:p><text:s/>fbianchi@uc.cl </text:p>
          </table:table-cell>
          <table:table-cell office:value-type="float" office:value="134412488" calcext:value-type="float">
            <text:p>13441248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Pedroso </text:p>
          </table:table-cell>
          <table:table-cell office:value-type="float" office:value="965974613" calcext:value-type="float">
            <text:p>965974613</text:p>
          </table:table-cell>
          <table:table-cell office:value-type="float" office:value="235951363" calcext:value-type="float">
            <text:p>235951363</text:p>
          </table:table-cell>
          <table:table-cell office:value-type="string" calcext:value-type="string">
            <text:p><text:s/>danielpedrosof@gmail.com </text:p>
          </table:table-cell>
          <table:table-cell office:value-type="float" office:value="763669955" calcext:value-type="float">
            <text:p>7636699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<text:s/>Apaza </text:p>
          </table:table-cell>
          <table:table-cell office:value-type="float" office:value="22672627" calcext:value-type="float">
            <text:p>22672627</text:p>
          </table:table-cell>
          <table:table-cell office:value-type="float" office:value="236206882" calcext:value-type="float">
            <text:p>236206882</text:p>
          </table:table-cell>
          <table:table-cell office:value-type="string" calcext:value-type="string">
            <text:p><text:s/>japaza@rele.cl </text:p>
          </table:table-cell>
          <table:table-cell office:value-type="float" office:value="761604325" calcext:value-type="float">
            <text:p>76160432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lejandra </text:p>
          </table:table-cell>
          <table:table-cell office:value-type="string" calcext:value-type="string">
            <text:p><text:s/>Palacios </text:p>
          </table:table-cell>
          <table:table-cell office:value-type="float" office:value="999004922" calcext:value-type="float">
            <text:p>999004922</text:p>
          </table:table-cell>
          <table:table-cell office:value-type="float" office:value="236279421" calcext:value-type="float">
            <text:p>236279421</text:p>
          </table:table-cell>
          <table:table-cell office:value-type="string" calcext:value-type="string">
            <text:p><text:s/>marialita@hotmail.com </text:p>
          </table:table-cell>
          <table:table-cell office:value-type="float" office:value="760988197" calcext:value-type="float">
            <text:p>76098819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berto </text:p>
          </table:table-cell>
          <table:table-cell office:value-type="string" calcext:value-type="string">
            <text:p><text:s/>Espinosa </text:p>
          </table:table-cell>
          <table:table-cell office:value-type="float" office:value="967275082" calcext:value-type="float">
            <text:p>967275082</text:p>
          </table:table-cell>
          <table:table-cell office:value-type="float" office:value="237093321" calcext:value-type="float">
            <text:p>237093321</text:p>
          </table:table-cell>
          <table:table-cell office:value-type="string" calcext:value-type="string">
            <text:p><text:s/>contacto@bauengraneros.com </text:p>
          </table:table-cell>
          <table:table-cell office:value-type="float" office:value="763551385" calcext:value-type="float">
            <text:p>76355138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ariela </text:p>
          </table:table-cell>
          <table:table-cell office:value-type="string" calcext:value-type="string">
            <text:p><text:s/>Geranio </text:p>
          </table:table-cell>
          <table:table-cell office:value-type="float" office:value="966887158" calcext:value-type="float">
            <text:p>966887158</text:p>
          </table:table-cell>
          <table:table-cell office:value-type="float" office:value="237169611" calcext:value-type="float">
            <text:p>237169611</text:p>
          </table:table-cell>
          <table:table-cell office:value-type="string" calcext:value-type="string">
            <text:p><text:s/>mgeranio@lubrisider.cl </text:p>
          </table:table-cell>
          <table:table-cell office:value-type="float" office:value="968363204" calcext:value-type="float">
            <text:p>9683632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Luisela </text:p>
          </table:table-cell>
          <table:table-cell office:value-type="string" calcext:value-type="string">
            <text:p><text:s/>Martinez </text:p>
          </table:table-cell>
          <table:table-cell office:value-type="float" office:value="964962460" calcext:value-type="float">
            <text:p>964962460</text:p>
          </table:table-cell>
          <table:table-cell office:value-type="float" office:value="237281772" calcext:value-type="float">
            <text:p>237281772</text:p>
          </table:table-cell>
          <table:table-cell office:value-type="string" calcext:value-type="string">
            <text:p><text:s/>luisela.martinez@americantower.com </text:p>
          </table:table-cell>
          <table:table-cell office:value-type="float" office:value="761019627" calcext:value-type="float">
            <text:p>76101962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adolfo </text:p>
          </table:table-cell>
          <table:table-cell office:value-type="string" calcext:value-type="string">
            <text:p><text:s/>Martínez </text:p>
          </table:table-cell>
          <table:table-cell office:value-type="float" office:value="969655175" calcext:value-type="float">
            <text:p>969655175</text:p>
          </table:table-cell>
          <table:table-cell office:value-type="float" office:value="240731843" calcext:value-type="float">
            <text:p>240731843</text:p>
          </table:table-cell>
          <table:table-cell office:value-type="string" calcext:value-type="string">
            <text:p><text:s/>gerencia@suraguas.cl </text:p>
          </table:table-cell>
          <table:table-cell office:value-type="float" office:value="767156146" calcext:value-type="float">
            <text:p>76715614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CARMONA HERNANDEZ </text:p>
          </table:table-cell>
          <table:table-cell office:value-type="float" office:value="950435981" calcext:value-type="float">
            <text:p>950435981</text:p>
          </table:table-cell>
          <table:table-cell office:value-type="float" office:value="241201554" calcext:value-type="float">
            <text:p>241201554</text:p>
          </table:table-cell>
          <table:table-cell office:value-type="string" calcext:value-type="string">
            <text:p><text:s/>yoreutilizo@mivaso.cl </text:p>
          </table:table-cell>
          <table:table-cell office:value-type="float" office:value="765535174" calcext:value-type="float">
            <text:p>76553517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HUGO </text:p>
          </table:table-cell>
          <table:table-cell office:value-type="string" calcext:value-type="string">
            <text:p><text:s/>CARMONA </text:p>
          </table:table-cell>
          <table:table-cell office:value-type="float" office:value="9727255774" calcext:value-type="float">
            <text:p>9727255774</text:p>
          </table:table-cell>
          <table:table-cell office:value-type="float" office:value="241891488" calcext:value-type="float">
            <text:p>241891488</text:p>
          </table:table-cell>
          <table:table-cell office:value-type="string" calcext:value-type="string">
            <text:p><text:s/>hcarmona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edy </text:p>
          </table:table-cell>
          <table:table-cell office:value-type="string" calcext:value-type="string">
            <text:p><text:s/>Castillo </text:p>
          </table:table-cell>
          <table:table-cell office:value-type="float" office:value="56977366241" calcext:value-type="float">
            <text:p>56977366241</text:p>
          </table:table-cell>
          <table:table-cell office:value-type="float" office:value="242667875" calcext:value-type="float">
            <text:p>242667875</text:p>
          </table:table-cell>
          <table:table-cell office:value-type="string" calcext:value-type="string">
            <text:p><text:s/>aristeguyf@gmil.com </text:p>
          </table:table-cell>
          <table:table-cell office:value-type="float" office:value="242667875" calcext:value-type="float">
            <text:p>24266787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Villanueva Alarcon </text:p>
          </table:table-cell>
          <table:table-cell office:value-type="float" office:value="92595330" calcext:value-type="float">
            <text:p>92595330</text:p>
          </table:table-cell>
          <table:table-cell office:value-type="float" office:value="244102743" calcext:value-type="float">
            <text:p>244102743</text:p>
          </table:table-cell>
          <table:table-cell office:value-type="string" calcext:value-type="string">
            <text:p><text:s/>jcva@westsolution.com </text:p>
          </table:table-cell>
          <table:table-cell office:value-type="float" office:value="764929233" calcext:value-type="float">
            <text:p>7649292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CASAUS </text:p>
          </table:table-cell>
          <table:table-cell office:value-type="float" office:value="23556809" calcext:value-type="float">
            <text:p>23556809</text:p>
          </table:table-cell>
          <table:table-cell office:value-type="float" office:value="244506372" calcext:value-type="float">
            <text:p>244506372</text:p>
          </table:table-cell>
          <table:table-cell office:value-type="string" calcext:value-type="string">
            <text:p><text:s/>jcasaus@sacyr.cl </text:p>
          </table:table-cell>
          <table:table-cell office:value-type="float" office:value="967868809" calcext:value-type="float">
            <text:p>9678688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atasha </text:p>
          </table:table-cell>
          <table:table-cell office:value-type="string" calcext:value-type="string">
            <text:p><text:s/>Gómez </text:p>
          </table:table-cell>
          <table:table-cell office:value-type="float" office:value="975561871" calcext:value-type="float">
            <text:p>975561871</text:p>
          </table:table-cell>
          <table:table-cell office:value-type="float" office:value="245324103" calcext:value-type="float">
            <text:p>245324103</text:p>
          </table:table-cell>
          <table:table-cell office:value-type="string" calcext:value-type="string">
            <text:p><text:s/>n.gomez@gyfltda.cl </text:p>
          </table:table-cell>
          <table:table-cell office:value-type="float" office:value="765327865" calcext:value-type="float">
            <text:p>76532786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iovanni </text:p>
          </table:table-cell>
          <table:table-cell office:value-type="string" calcext:value-type="string">
            <text:p><text:s/>Orozco </text:p>
          </table:table-cell>
          <table:table-cell office:value-type="float" office:value="949836476" calcext:value-type="float">
            <text:p>949836476</text:p>
          </table:table-cell>
          <table:table-cell office:value-type="float" office:value="245545096" calcext:value-type="float">
            <text:p>245545096</text:p>
          </table:table-cell>
          <table:table-cell office:value-type="string" calcext:value-type="string">
            <text:p><text:s/>gio780202@hotmail.com </text:p>
          </table:table-cell>
          <table:table-cell office:value-type="float" office:value="767661231" calcext:value-type="float">
            <text:p>76766123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Nicolas </text:p>
          </table:table-cell>
          <table:table-cell office:value-type="string" calcext:value-type="string">
            <text:p><text:s/>Lara </text:p>
          </table:table-cell>
          <table:table-cell office:value-type="float" office:value="54963040" calcext:value-type="float">
            <text:p>54963040</text:p>
          </table:table-cell>
          <table:table-cell office:value-type="float" office:value="246625778" calcext:value-type="float">
            <text:p>246625778</text:p>
          </table:table-cell>
          <table:table-cell office:value-type="string" calcext:value-type="string">
            <text:p><text:s/>nicolas.lara@gointegro.com </text:p>
          </table:table-cell>
          <table:table-cell office:value-type="float" office:value="760359785" calcext:value-type="float">
            <text:p>76035978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gardo </text:p>
          </table:table-cell>
          <table:table-cell office:value-type="string" calcext:value-type="string">
            <text:p><text:s/>Hernandez </text:p>
          </table:table-cell>
          <table:table-cell office:value-type="float" office:value="979910392" calcext:value-type="float">
            <text:p>979910392</text:p>
          </table:table-cell>
          <table:table-cell office:value-type="float" office:value="248337125" calcext:value-type="float">
            <text:p>248337125</text:p>
          </table:table-cell>
          <table:table-cell office:value-type="string" calcext:value-type="string">
            <text:p><text:s/>hetz@bees.cl </text:p>
          </table:table-cell>
          <table:table-cell office:value-type="float" office:value="766426360" calcext:value-type="float">
            <text:p>76642636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goicochea </text:p>
          </table:table-cell>
          <table:table-cell office:value-type="float" office:value="996784365" calcext:value-type="float">
            <text:p>996784365</text:p>
          </table:table-cell>
          <table:table-cell office:value-type="float" office:value="250123000" calcext:value-type="float">
            <text:p>250123000</text:p>
          </table:table-cell>
          <table:table-cell office:value-type="string" calcext:value-type="string">
            <text:p><text:s/>contacto@aguaconcagua.cl </text:p>
          </table:table-cell>
          <table:table-cell office:value-type="float" office:value="768298084" calcext:value-type="float">
            <text:p>76829808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ladimar </text:p>
          </table:table-cell>
          <table:table-cell office:value-type="string" calcext:value-type="string">
            <text:p><text:s/>Perdomo </text:p>
          </table:table-cell>
          <table:table-cell office:value-type="float" office:value="54502224" calcext:value-type="float">
            <text:p>54502224</text:p>
          </table:table-cell>
          <table:table-cell office:value-type="float" office:value="252133836" calcext:value-type="float">
            <text:p>252133836</text:p>
          </table:table-cell>
          <table:table-cell office:value-type="string" calcext:value-type="string">
            <text:p><text:s/>gladperdomo19448@gmail.com </text:p>
          </table:table-cell>
          <table:table-cell office:value-type="float" office:value="768388067" calcext:value-type="float">
            <text:p>76838806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eliana </text:p>
          </table:table-cell>
          <table:table-cell office:value-type="string" calcext:value-type="string">
            <text:p><text:s/>paredes </text:p>
          </table:table-cell>
          <table:table-cell office:value-type="float" office:value="961773661" calcext:value-type="float">
            <text:p>961773661</text:p>
          </table:table-cell>
          <table:table-cell office:value-type="float" office:value="253980818" calcext:value-type="float">
            <text:p>253980818</text:p>
          </table:table-cell>
          <table:table-cell office:value-type="string" calcext:value-type="string">
            <text:p><text:s/>eparedes@interside.cl </text:p>
          </table:table-cell>
          <table:table-cell office:value-type="float" office:value="761564587" calcext:value-type="float">
            <text:p>76156458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ROSEDDY </text:p>
          </table:table-cell>
          <table:table-cell office:value-type="string" calcext:value-type="string">
            <text:p><text:s/>FERRER </text:p>
          </table:table-cell>
          <table:table-cell office:value-type="float" office:value="225256699" calcext:value-type="float">
            <text:p>225256699</text:p>
          </table:table-cell>
          <table:table-cell office:value-type="float" office:value="254144177" calcext:value-type="float">
            <text:p>254144177</text:p>
          </table:table-cell>
          <table:table-cell office:value-type="string" calcext:value-type="string">
            <text:p><text:s/>facturacion@lemaco.cl </text:p>
          </table:table-cell>
          <table:table-cell office:value-type="float" office:value="898025004" calcext:value-type="float">
            <text:p>8980250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RGINIA </text:p>
          </table:table-cell>
          <table:table-cell office:value-type="string" calcext:value-type="string">
            <text:p><text:s/>GONZALEZ </text:p>
          </table:table-cell>
          <table:table-cell office:value-type="float" office:value="973358513" calcext:value-type="float">
            <text:p>973358513</text:p>
          </table:table-cell>
          <table:table-cell office:value-type="float" office:value="254472786" calcext:value-type="float">
            <text:p>254472786</text:p>
          </table:table-cell>
          <table:table-cell office:value-type="string" calcext:value-type="string">
            <text:p><text:s/>VGONZALEZPINTO89@GMAIL.COM </text:p>
          </table:table-cell>
          <table:table-cell office:value-type="float" office:value="768539545" calcext:value-type="float">
            <text:p>7685395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JHULLYANNE LEONOR </text:p>
          </table:table-cell>
          <table:table-cell office:value-type="string" calcext:value-type="string">
            <text:p><text:s/>GALINDO CAMPOS </text:p>
          </table:table-cell>
          <table:table-cell office:value-type="float" office:value="964826770" calcext:value-type="float">
            <text:p>964826770</text:p>
          </table:table-cell>
          <table:table-cell office:value-type="float" office:value="254869392" calcext:value-type="float">
            <text:p>254869392</text:p>
          </table:table-cell>
          <table:table-cell office:value-type="string" calcext:value-type="string">
            <text:p><text:s/>jgalindo@instaplansur.cl </text:p>
          </table:table-cell>
          <table:table-cell office:value-type="float" office:value="762073919" calcext:value-type="float">
            <text:p>7620739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Yulibet </text:p>
          </table:table-cell>
          <table:table-cell office:value-type="string" calcext:value-type="string">
            <text:p><text:s/>Mejias </text:p>
          </table:table-cell>
          <table:table-cell office:value-type="float" office:value="226855957" calcext:value-type="float">
            <text:p>226855957</text:p>
          </table:table-cell>
          <table:table-cell office:value-type="float" office:value="255271288" calcext:value-type="float">
            <text:p>255271288</text:p>
          </table:table-cell>
          <table:table-cell office:value-type="string" calcext:value-type="string">
            <text:p><text:s/>ymejias@ft.cl </text:p>
          </table:table-cell>
          <table:table-cell office:value-type="float" office:value="761406760" calcext:value-type="float">
            <text:p>76140676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<text:s/>padrino </text:p>
          </table:table-cell>
          <table:table-cell office:value-type="float" office:value="995836511" calcext:value-type="float">
            <text:p>995836511</text:p>
          </table:table-cell>
          <table:table-cell office:value-type="float" office:value="255966154" calcext:value-type="float">
            <text:p>255966154</text:p>
          </table:table-cell>
          <table:table-cell office:value-type="string" calcext:value-type="string">
            <text:p><text:s/>spadrino@yousef.cl </text:p>
          </table:table-cell>
          <table:table-cell office:value-type="float" office:value="858316006" calcext:value-type="float">
            <text:p>8583160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EYNA </text:p>
          </table:table-cell>
          <table:table-cell office:value-type="string" calcext:value-type="string">
            <text:p><text:s/>ALFONZO </text:p>
          </table:table-cell>
          <table:table-cell office:value-type="float" office:value="949567435" calcext:value-type="float">
            <text:p>949567435</text:p>
          </table:table-cell>
          <table:table-cell office:value-type="float" office:value="256012758" calcext:value-type="float">
            <text:p>256012758</text:p>
          </table:table-cell>
          <table:table-cell office:value-type="string" calcext:value-type="string">
            <text:p><text:s/>reyna.alfonzo@importadoramav.cl </text:p>
          </table:table-cell>
          <table:table-cell office:value-type="float" office:value="765430356" calcext:value-type="float">
            <text:p>7654303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Doriana </text:p>
          </table:table-cell>
          <table:table-cell office:value-type="string" calcext:value-type="string">
            <text:p><text:s/>Salma </text:p>
          </table:table-cell>
          <table:table-cell office:value-type="float" office:value="562252060" calcext:value-type="float">
            <text:p>562252060</text:p>
          </table:table-cell>
          <table:table-cell office:value-type="float" office:value="256385163" calcext:value-type="float">
            <text:p>256385163</text:p>
          </table:table-cell>
          <table:table-cell office:value-type="string" calcext:value-type="string">
            <text:p><text:s/>dsalma@acfcapital.cl </text:p>
          </table:table-cell>
          <table:table-cell office:value-type="float" office:value="995802406" calcext:value-type="float">
            <text:p>9958024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OMAR </text:p>
          </table:table-cell>
          <table:table-cell office:value-type="string" calcext:value-type="string">
            <text:p><text:s/>CORDERO </text:p>
          </table:table-cell>
          <table:table-cell office:value-type="string" calcext:value-type="string">
            <text:p><text:s/>9 32479192 </text:p>
          </table:table-cell>
          <table:table-cell office:value-type="float" office:value="257944298" calcext:value-type="float">
            <text:p>257944298</text:p>
          </table:table-cell>
          <table:table-cell office:value-type="string" calcext:value-type="string">
            <text:p><text:s/>omar.cordero@sgs.com </text:p>
          </table:table-cell>
          <table:table-cell office:value-type="float" office:value="809144003" calcext:value-type="float">
            <text:p>8091440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ANGEL </text:p>
          </table:table-cell>
          <table:table-cell office:value-type="string" calcext:value-type="string">
            <text:p><text:s/>CHACON </text:p>
          </table:table-cell>
          <table:table-cell office:value-type="float" office:value="26804342" calcext:value-type="float">
            <text:p>26804342</text:p>
          </table:table-cell>
          <table:table-cell office:value-type="float" office:value="258609506" calcext:value-type="float">
            <text:p>258609506</text:p>
          </table:table-cell>
          <table:table-cell office:value-type="string" calcext:value-type="string">
            <text:p><text:s/>proveedores@fertec.cl </text:p>
          </table:table-cell>
          <table:table-cell office:value-type="float" office:value="995526603" calcext:value-type="float">
            <text:p>9955266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liani </text:p>
          </table:table-cell>
          <table:table-cell office:value-type="string" calcext:value-type="string">
            <text:p><text:s/>serrano </text:p>
          </table:table-cell>
          <table:table-cell office:value-type="float" office:value="983701377" calcext:value-type="float">
            <text:p>983701377</text:p>
          </table:table-cell>
          <table:table-cell office:value-type="float" office:value="258798171" calcext:value-type="float">
            <text:p>258798171</text:p>
          </table:table-cell>
          <table:table-cell office:value-type="string" calcext:value-type="string">
            <text:p><text:s/>cserrano@semam.cl </text:p>
          </table:table-cell>
          <table:table-cell office:value-type="float" office:value="766601855" calcext:value-type="float">
            <text:p>76660185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arliani </text:p>
          </table:table-cell>
          <table:table-cell office:value-type="string" calcext:value-type="string">
            <text:p><text:s/>serrano </text:p>
          </table:table-cell>
          <table:table-cell office:value-type="float" office:value="983701377" calcext:value-type="float">
            <text:p>983701377</text:p>
          </table:table-cell>
          <table:table-cell office:value-type="float" office:value="258798171" calcext:value-type="float">
            <text:p>258798171</text:p>
          </table:table-cell>
          <table:table-cell office:value-type="string" calcext:value-type="string">
            <text:p><text:s/>cserrano@semam.cl </text:p>
          </table:table-cell>
          <table:table-cell office:value-type="float" office:value="766601855" calcext:value-type="float">
            <text:p>76660185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lin carolina </text:p>
          </table:table-cell>
          <table:table-cell office:value-type="string" calcext:value-type="string">
            <text:p><text:s/>Garcia perez </text:p>
          </table:table-cell>
          <table:table-cell office:value-type="float" office:value="56999641015" calcext:value-type="float">
            <text:p>56999641015</text:p>
          </table:table-cell>
          <table:table-cell office:value-type="float" office:value="260147129" calcext:value-type="float">
            <text:p>260147129</text:p>
          </table:table-cell>
          <table:table-cell office:value-type="string" calcext:value-type="string">
            <text:p><text:s/>marlincagp@gmail.com </text:p>
          </table:table-cell>
          <table:table-cell office:value-type="float" office:value="763516555" calcext:value-type="float">
            <text:p>7635165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Rubén Darío </text:p>
          </table:table-cell>
          <table:table-cell office:value-type="string" calcext:value-type="string">
            <text:p><text:s/>Montilla </text:p>
          </table:table-cell>
          <table:table-cell office:value-type="float" office:value="222119086" calcext:value-type="float">
            <text:p>222119086</text:p>
          </table:table-cell>
          <table:table-cell office:value-type="float" office:value="260941380" calcext:value-type="float">
            <text:p>260941380</text:p>
          </table:table-cell>
          <table:table-cell office:value-type="string" calcext:value-type="string">
            <text:p><text:s/>r.montilla@abkupfer.cl </text:p>
          </table:table-cell>
          <table:table-cell office:value-type="float" office:value="781543101" calcext:value-type="float">
            <text:p>7815431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OHANNA </text:p>
          </table:table-cell>
          <table:table-cell office:value-type="string" calcext:value-type="string">
            <text:p><text:s/>ALVAREZ </text:p>
          </table:table-cell>
          <table:table-cell office:value-type="float" office:value="225918869" calcext:value-type="float">
            <text:p>225918869</text:p>
          </table:table-cell>
          <table:table-cell office:value-type="float" office:value="261010275" calcext:value-type="float">
            <text:p>261010275</text:p>
          </table:table-cell>
          <table:table-cell office:value-type="string" calcext:value-type="string">
            <text:p><text:s/>cobranza@teknica.cl </text:p>
          </table:table-cell>
          <table:table-cell office:value-type="float" office:value="967105406" calcext:value-type="float">
            <text:p>9671054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lad </text:p>
          </table:table-cell>
          <table:table-cell office:value-type="string" calcext:value-type="string">
            <text:p><text:s/>Vlad </text:p>
          </table:table-cell>
          <table:table-cell office:value-type="float" office:value="1231231231" calcext:value-type="float">
            <text:p>1231231231</text:p>
          </table:table-cell>
          <table:table-cell office:value-type="float" office:value="262141853" calcext:value-type="float">
            <text:p>262141853</text:p>
          </table:table-cell>
          <table:table-cell office:value-type="string" calcext:value-type="string">
            <text:p><text:s/>vlad.bodi@gmail.com </text:p>
          </table:table-cell>
          <table:table-cell office:value-type="float" office:value="262141853" calcext:value-type="float">
            <text:p>26214185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MANIA </text:p>
          </table:table-cell>
          <table:table-cell office:value-type="float" office:value="225551857" calcext:value-type="float">
            <text:p>225551857</text:p>
          </table:table-cell>
          <table:table-cell office:value-type="float" office:value="262477746" calcext:value-type="float">
            <text:p>262477746</text:p>
          </table:table-cell>
          <table:table-cell office:value-type="string" calcext:value-type="string">
            <text:p><text:s/>finanzas@tecnofuego.cl </text:p>
          </table:table-cell>
          <table:table-cell office:value-type="float" office:value="520027629" calcext:value-type="float">
            <text:p>52002762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LUJANO </text:p>
          </table:table-cell>
          <table:table-cell office:value-type="float" office:value="562268983" calcext:value-type="float">
            <text:p>562268983</text:p>
          </table:table-cell>
          <table:table-cell office:value-type="float" office:value="263567706" calcext:value-type="float">
            <text:p>263567706</text:p>
          </table:table-cell>
          <table:table-cell office:value-type="string" calcext:value-type="string">
            <text:p><text:s/>dachangchile@gmail.com </text:p>
          </table:table-cell>
          <table:table-cell office:value-type="float" office:value="760430668" calcext:value-type="float">
            <text:p>7604306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imena Margarita </text:p>
          </table:table-cell>
          <table:table-cell office:value-type="string" calcext:value-type="string">
            <text:p><text:s/>Villamizar Jaimes </text:p>
          </table:table-cell>
          <table:table-cell office:value-type="string" calcext:value-type="string">
            <text:p><text:s/></text:p>
          </table:table-cell>
          <table:table-cell office:value-type="float" office:value="264650062" calcext:value-type="float">
            <text:p>264650062</text:p>
          </table:table-cell>
          <table:table-cell office:value-type="string" calcext:value-type="string">
            <text:p><text:s/>gvillamizar@motorfinanciero.cl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credit_executiv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Sidney </text:p>
          </table:table-cell>
          <table:table-cell office:value-type="string" calcext:value-type="string">
            <text:p><text:s/>Ramirez </text:p>
          </table:table-cell>
          <table:table-cell office:value-type="string" calcext:value-type="string">
            <text:p><text:s/>2270 78 00 </text:p>
          </table:table-cell>
          <table:table-cell office:value-type="float" office:value="401867627" calcext:value-type="float">
            <text:p>401867627</text:p>
          </table:table-cell>
          <table:table-cell office:value-type="string" calcext:value-type="string">
            <text:p><text:s/>sramirez@estafetaexpress.cl </text:p>
          </table:table-cell>
          <table:table-cell office:value-type="float" office:value="763010090" calcext:value-type="float">
            <text:p>7630100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Caicedo </text:p>
          </table:table-cell>
          <table:table-cell office:value-type="string" calcext:value-type="string">
            <text:p><text:s/>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dcaicedo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moncada </text:p>
          </table:table-cell>
          <table:table-cell office:value-type="float" office:value="977484787" calcext:value-type="float">
            <text:p>977484787</text:p>
          </table:table-cell>
          <table:table-cell office:value-type="float" office:value="762035243" calcext:value-type="float">
            <text:p>762035243</text:p>
          </table:table-cell>
          <table:table-cell office:value-type="string" calcext:value-type="string">
            <text:p><text:s/>mam@xtremosur.cl </text:p>
          </table:table-cell>
          <table:table-cell office:value-type="float" office:value="762035243" calcext:value-type="float">
            <text:p>76203524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LABRIN </text:p>
          </table:table-cell>
          <table:table-cell office:value-type="float" office:value="227959294" calcext:value-type="float">
            <text:p>227959294</text:p>
          </table:table-cell>
          <table:table-cell office:value-type="float" office:value="762198207" calcext:value-type="float">
            <text:p>762198207</text:p>
          </table:table-cell>
          <table:table-cell office:value-type="string" calcext:value-type="string">
            <text:p><text:s/>roberto.labrin@sodiper.cl </text:p>
          </table:table-cell>
          <table:table-cell office:value-type="float" office:value="762198207" calcext:value-type="float">
            <text:p>7621982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roducciones Artlab Limitada. </text:p>
          </table:table-cell>
          <table:table-cell office:value-type="string" calcext:value-type="string">
            <text:p><text:s/>l </text:p>
          </table:table-cell>
          <table:table-cell office:value-type="float" office:value="991616799" calcext:value-type="float">
            <text:p>991616799</text:p>
          </table:table-cell>
          <table:table-cell office:value-type="float" office:value="763461270" calcext:value-type="float">
            <text:p>763461270</text:p>
          </table:table-cell>
          <table:table-cell office:value-type="string" calcext:value-type="string">
            <text:p><text:s/>svidela@artlab.cl </text:p>
          </table:table-cell>
          <table:table-cell office:value-type="float" office:value="763461270" calcext:value-type="float">
            <text:p>76346127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TRIGO </text:p>
          </table:table-cell>
          <table:table-cell office:value-type="float" office:value="229649437" calcext:value-type="float">
            <text:p>229649437</text:p>
          </table:table-cell>
          <table:table-cell office:value-type="float" office:value="764396006" calcext:value-type="float">
            <text:p>764396006</text:p>
          </table:table-cell>
          <table:table-cell office:value-type="string" calcext:value-type="string">
            <text:p><text:s/>mtrigo@axon-pharma.com </text:p>
          </table:table-cell>
          <table:table-cell office:value-type="float" office:value="764396006" calcext:value-type="float">
            <text:p>76439600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indy </text:p>
          </table:table-cell>
          <table:table-cell office:value-type="string" calcext:value-type="string">
            <text:p><text:s/>Reyes </text:p>
          </table:table-cell>
          <table:table-cell office:value-type="float" office:value="966476753" calcext:value-type="float">
            <text:p>966476753</text:p>
          </table:table-cell>
          <table:table-cell office:value-type="float" office:value="765500788" calcext:value-type="float">
            <text:p>765500788</text:p>
          </table:table-cell>
          <table:table-cell office:value-type="string" calcext:value-type="string">
            <text:p><text:s/>cleanupcto@gmail.com </text:p>
          </table:table-cell>
          <table:table-cell office:value-type="float" office:value="765500788" calcext:value-type="float">
            <text:p>76550078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ska </text:p>
          </table:table-cell>
          <table:table-cell office:value-type="string" calcext:value-type="string">
            <text:p><text:s/>Elgueta </text:p>
          </table:table-cell>
          <table:table-cell office:value-type="float" office:value="962494928" calcext:value-type="float">
            <text:p>962494928</text:p>
          </table:table-cell>
          <table:table-cell office:value-type="float" office:value="765634571" calcext:value-type="float">
            <text:p>765634571</text:p>
          </table:table-cell>
          <table:table-cell office:value-type="string" calcext:value-type="string">
            <text:p><text:s/>electromeceirl@gmail.com </text:p>
          </table:table-cell>
          <table:table-cell office:value-type="float" office:value="765634571" calcext:value-type="float">
            <text:p>76563457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carrizo </text:p>
          </table:table-cell>
          <table:table-cell office:value-type="float" office:value="990755381" calcext:value-type="float">
            <text:p>990755381</text:p>
          </table:table-cell>
          <table:table-cell office:value-type="float" office:value="767501293" calcext:value-type="float">
            <text:p>767501293</text:p>
          </table:table-cell>
          <table:table-cell office:value-type="string" calcext:value-type="string">
            <text:p><text:s/>rcarrizo1160@gmail.com </text:p>
          </table:table-cell>
          <table:table-cell office:value-type="float" office:value="767501293" calcext:value-type="float">
            <text:p>76750129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Funky </text:p>
          </table:table-cell>
          <table:table-cell office:value-type="string" calcext:value-type="string">
            <text:p><text:s/>Films </text:p>
          </table:table-cell>
          <table:table-cell office:value-type="float" office:value="232460870" calcext:value-type="float">
            <text:p>232460870</text:p>
          </table:table-cell>
          <table:table-cell office:value-type="float" office:value="768005613" calcext:value-type="float">
            <text:p>768005613</text:p>
          </table:table-cell>
          <table:table-cell office:value-type="string" calcext:value-type="string">
            <text:p><text:s/>proveedores@funkyfilms.cl </text:p>
          </table:table-cell>
          <table:table-cell office:value-type="float" office:value="768005613" calcext:value-type="float">
            <text:p>76800561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andro </text:p>
          </table:table-cell>
          <table:table-cell office:value-type="string" calcext:value-type="string">
            <text:p><text:s/>Villacrez </text:p>
          </table:table-cell>
          <table:table-cell office:value-type="float" office:value="983399619" calcext:value-type="float">
            <text:p>983399619</text:p>
          </table:table-cell>
          <table:table-cell office:value-type="float" office:value="768083444" calcext:value-type="float">
            <text:p>768083444</text:p>
          </table:table-cell>
          <table:table-cell office:value-type="string" calcext:value-type="string">
            <text:p><text:s/>gerencia@sosfiltros.cl </text:p>
          </table:table-cell>
          <table:table-cell office:value-type="float" office:value="768083444" calcext:value-type="float">
            <text:p>76808344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ban </text:p>
          </table:table-cell>
          <table:table-cell office:value-type="string" calcext:value-type="string">
            <text:p><text:s/>Livacic </text:p>
          </table:table-cell>
          <table:table-cell office:value-type="float" office:value="106579369" calcext:value-type="float">
            <text:p>106579369</text:p>
          </table:table-cell>
          <table:table-cell office:value-type="float" office:value="768388520" calcext:value-type="float">
            <text:p>768388520</text:p>
          </table:table-cell>
          <table:table-cell office:value-type="string" calcext:value-type="string">
            <text:p><text:s/>elivacic@livacic.cl </text:p>
          </table:table-cell>
          <table:table-cell office:value-type="float" office:value="768388520" calcext:value-type="float">
            <text:p>7683885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nathan </text:p>
          </table:table-cell>
          <table:table-cell office:value-type="string" calcext:value-type="string">
            <text:p><text:s/>roman </text:p>
          </table:table-cell>
          <table:table-cell office:value-type="float" office:value="98058893" calcext:value-type="float">
            <text:p>98058893</text:p>
          </table:table-cell>
          <table:table-cell office:value-type="float" office:value="768546703" calcext:value-type="float">
            <text:p>768546703</text:p>
          </table:table-cell>
          <table:table-cell office:value-type="string" calcext:value-type="string">
            <text:p><text:s/>jr.metalrom@gmail.com </text:p>
          </table:table-cell>
          <table:table-cell office:value-type="float" office:value="768546703" calcext:value-type="float">
            <text:p>76854670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celo Esteban </text:p>
          </table:table-cell>
          <table:table-cell office:value-type="string" calcext:value-type="string">
            <text:p><text:s/>Diaz </text:p>
          </table:table-cell>
          <table:table-cell office:value-type="float" office:value="569861519" calcext:value-type="float">
            <text:p>569861519</text:p>
          </table:table-cell>
          <table:table-cell office:value-type="float" office:value="772470509" calcext:value-type="float">
            <text:p>772470509</text:p>
          </table:table-cell>
          <table:table-cell office:value-type="string" calcext:value-type="string">
            <text:p><text:s/>d.comercial@bailac.cl </text:p>
          </table:table-cell>
          <table:table-cell office:value-type="float" office:value="772470509" calcext:value-type="float">
            <text:p>7724705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Yesenia </text:p>
          </table:table-cell>
          <table:table-cell office:value-type="string" calcext:value-type="string">
            <text:p><text:s/>Pinto </text:p>
          </table:table-cell>
          <table:table-cell office:value-type="float" office:value="949971861" calcext:value-type="float">
            <text:p>949971861</text:p>
          </table:table-cell>
          <table:table-cell office:value-type="float" office:value="802285000" calcext:value-type="float">
            <text:p>802285000</text:p>
          </table:table-cell>
          <table:table-cell office:value-type="string" calcext:value-type="string">
            <text:p><text:s/>constructoracomerco@outlook.cl </text:p>
          </table:table-cell>
          <table:table-cell office:value-type="float" office:value="802285000" calcext:value-type="float">
            <text:p>8022850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JOSENNY </text:p>
          </table:table-cell>
          <table:table-cell office:value-type="string" calcext:value-type="string">
            <text:p><text:s/>MELENDEZ </text:p>
          </table:table-cell>
          <table:table-cell office:value-type="float" office:value="950005893" calcext:value-type="float">
            <text:p>950005893</text:p>
          </table:table-cell>
          <table:table-cell office:value-type="float" office:value="969956705" calcext:value-type="float">
            <text:p>969956705</text:p>
          </table:table-cell>
          <table:table-cell office:value-type="string" calcext:value-type="string">
            <text:p><text:s/>tesoreria@megafrenos.cl </text:p>
          </table:table-cell>
          <table:table-cell office:value-type="float" office:value="969956705" calcext:value-type="float">
            <text:p>9699567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ARIA ESTELA </text:p>
          </table:table-cell>
          <table:table-cell office:value-type="string" calcext:value-type="string">
            <text:p><text:s/>COFRE </text:p>
          </table:table-cell>
          <table:table-cell office:value-type="float" office:value="5622374819" calcext:value-type="float">
            <text:p>5622374819</text:p>
          </table:table-cell>
          <table:table-cell office:value-type="float" office:value="990807875" calcext:value-type="float">
            <text:p>990807875</text:p>
          </table:table-cell>
          <table:table-cell office:value-type="string" calcext:value-type="string">
            <text:p><text:s/>administracion@airon.cl </text:p>
          </table:table-cell>
          <table:table-cell office:value-type="float" office:value="969206102" calcext:value-type="float">
            <text:p>9692061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JAVIER </text:p>
          </table:table-cell>
          <table:table-cell office:value-type="string" calcext:value-type="string">
            <text:p><text:s/>TOLEDO SANDOVAL </text:p>
          </table:table-cell>
          <table:table-cell office:value-type="float" office:value="963094198" calcext:value-type="float">
            <text:p>963094198</text:p>
          </table:table-cell>
          <table:table-cell office:value-type="float" office:value="1356509511" calcext:value-type="float">
            <text:p>1356509511</text:p>
          </table:table-cell>
          <table:table-cell office:value-type="string" calcext:value-type="string">
            <text:p><text:s/>franciscotoledo2007@hotmail.com </text:p>
          </table:table-cell>
          <table:table-cell office:value-type="float" office:value="764444930" calcext:value-type="float">
            <text:p>76444493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Aravena </text:p>
          </table:table-cell>
          <table:table-cell office:value-type="float" office:value="999410606" calcext:value-type="float">
            <text:p>999410606</text:p>
          </table:table-cell>
          <table:table-cell office:value-type="float" office:value="1591575555" calcext:value-type="float">
            <text:p>1591575555</text:p>
          </table:table-cell>
          <table:table-cell office:value-type="string" calcext:value-type="string">
            <text:p><text:s/>rodrigozaratechile@gmail.com </text:p>
          </table:table-cell>
          <table:table-cell office:value-type="float" office:value="765840961" calcext:value-type="float">
            <text:p>76584096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oris del carmen </text:p>
          </table:table-cell>
          <table:table-cell office:value-type="string" calcext:value-type="string">
            <text:p><text:s/>carlos garcia </text:p>
          </table:table-cell>
          <table:table-cell office:value-type="float" office:value="979055580" calcext:value-type="float">
            <text:p>979055580</text:p>
          </table:table-cell>
          <table:table-cell office:value-type="string" calcext:value-type="string">
            <text:p><text:s/>10003090K </text:p>
          </table:table-cell>
          <table:table-cell office:value-type="string" calcext:value-type="string">
            <text:p><text:s/>doriscarlosoficinacontable@gmail.com </text:p>
          </table:table-cell>
          <table:table-cell office:value-type="float" office:value="762505053" calcext:value-type="float">
            <text:p>76250505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cal</text:p>
          </table:table-cell>
          <table:table-cell office:value-type="string" calcext:value-type="string">
            <text:p>Benito </text:p>
          </table:table-cell>
          <table:table-cell office:value-type="string" calcext:value-type="string">
            <text:p><text:s/>Escalante </text:p>
          </table:table-cell>
          <table:table-cell office:value-type="float" office:value="965469659" calcext:value-type="float">
            <text:p>965469659</text:p>
          </table:table-cell>
          <table:table-cell office:value-type="string" calcext:value-type="string">
            <text:p><text:s/>10146637K </text:p>
          </table:table-cell>
          <table:table-cell office:value-type="string" calcext:value-type="string">
            <text:p><text:s/>ipspa@hotmail.com </text:p>
          </table:table-cell>
          <table:table-cell office:value-type="float" office:value="766616984" calcext:value-type="float">
            <text:p>76661698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CATALAN </text:p>
          </table:table-cell>
          <table:table-cell office:value-type="float" office:value="224602058" calcext:value-type="float">
            <text:p>224602058</text:p>
          </table:table-cell>
          <table:table-cell office:value-type="string" calcext:value-type="string">
            <text:p><text:s/>10364075K </text:p>
          </table:table-cell>
          <table:table-cell office:value-type="string" calcext:value-type="string">
            <text:p><text:s/>mcatalan@emaresa.cl </text:p>
          </table:table-cell>
          <table:table-cell office:value-type="float" office:value="831624000" calcext:value-type="float">
            <text:p>831624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CASTELLO </text:p>
          </table:table-cell>
          <table:table-cell office:value-type="float" office:value="3215001" calcext:value-type="float">
            <text:p>3215001</text:p>
          </table:table-cell>
          <table:table-cell office:value-type="string" calcext:value-type="string">
            <text:p><text:s/>10376517K </text:p>
          </table:table-cell>
          <table:table-cell office:value-type="string" calcext:value-type="string">
            <text:p><text:s/>ventas@universales.cl </text:p>
          </table:table-cell>
          <table:table-cell office:value-type="float" office:value="764416058" calcext:value-type="float">
            <text:p>76441605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IKA VIVIANA </text:p>
          </table:table-cell>
          <table:table-cell office:value-type="string" calcext:value-type="string">
            <text:p><text:s/>ROJAS CODOCEO </text:p>
          </table:table-cell>
          <table:table-cell office:value-type="float" office:value="958458594" calcext:value-type="float">
            <text:p>958458594</text:p>
          </table:table-cell>
          <table:table-cell office:value-type="string" calcext:value-type="string">
            <text:p><text:s/>10519580K </text:p>
          </table:table-cell>
          <table:table-cell office:value-type="string" calcext:value-type="string">
            <text:p><text:s/>trans.sancarlos.calama@gmail.com </text:p>
          </table:table-cell>
          <table:table-cell office:value-type="float" office:value="768188084" calcext:value-type="float">
            <text:p>76818808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miguel </text:p>
          </table:table-cell>
          <table:table-cell office:value-type="string" calcext:value-type="string">
            <text:p><text:s/>pizarro </text:p>
          </table:table-cell>
          <table:table-cell office:value-type="float" office:value="944928037" calcext:value-type="float">
            <text:p>944928037</text:p>
          </table:table-cell>
          <table:table-cell office:value-type="string" calcext:value-type="string">
            <text:p><text:s/>10583912K </text:p>
          </table:table-cell>
          <table:table-cell office:value-type="string" calcext:value-type="string">
            <text:p><text:s/>juanpizarro@bicho.cl </text:p>
          </table:table-cell>
          <table:table-cell office:value-type="float" office:value="763037495" calcext:value-type="float">
            <text:p>76303749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CO ANTONIO </text:p>
          </table:table-cell>
          <table:table-cell office:value-type="string" calcext:value-type="string">
            <text:p><text:s/>HERNANDEZ ALVARADO </text:p>
          </table:table-cell>
          <table:table-cell office:value-type="float" office:value="569683116" calcext:value-type="float">
            <text:p>569683116</text:p>
          </table:table-cell>
          <table:table-cell office:value-type="string" calcext:value-type="string">
            <text:p><text:s/>10708696K </text:p>
          </table:table-cell>
          <table:table-cell office:value-type="string" calcext:value-type="string">
            <text:p><text:s/>mhproyectista@gmail.com </text:p>
          </table:table-cell>
          <table:table-cell office:value-type="float" office:value="760892491" calcext:value-type="float">
            <text:p>76089249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nny </text:p>
          </table:table-cell>
          <table:table-cell office:value-type="string" calcext:value-type="string">
            <text:p><text:s/>Molina </text:p>
          </table:table-cell>
          <table:table-cell office:value-type="float" office:value="223111850" calcext:value-type="float">
            <text:p>223111850</text:p>
          </table:table-cell>
          <table:table-cell office:value-type="string" calcext:value-type="string">
            <text:p><text:s/>10804053K </text:p>
          </table:table-cell>
          <table:table-cell office:value-type="string" calcext:value-type="string">
            <text:p><text:s/>contacto@gmaci.cl </text:p>
          </table:table-cell>
          <table:table-cell office:value-type="float" office:value="762914360" calcext:value-type="float">
            <text:p>76291436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Test 2 </text:p>
          </table:table-cell>
          <table:table-cell office:value-type="string" calcext:value-type="string">
            <text:p><text:s/>Tester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10848506K </text:p>
          </table:table-cell>
          <table:table-cell office:value-type="string" calcext:value-type="string">
            <text:p><text:s/>jperez@portalfinance.co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abiola </text:p>
          </table:table-cell>
          <table:table-cell office:value-type="string" calcext:value-type="string">
            <text:p><text:s/>Muñoz </text:p>
          </table:table-cell>
          <table:table-cell office:value-type="float" office:value="956570693" calcext:value-type="float">
            <text:p>956570693</text:p>
          </table:table-cell>
          <table:table-cell office:value-type="string" calcext:value-type="string">
            <text:p><text:s/>108822295lonquiexpress@gmail.com </text:p>
          </table:table-cell>
          <table:table-cell office:value-type="string" calcext:value-type="string">
            <text:p><text:s/>lonquiexpress@gmail.com </text:p>
          </table:table-cell>
          <table:table-cell office:value-type="float" office:value="766609651" calcext:value-type="float">
            <text:p>76660965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olave </text:p>
          </table:table-cell>
          <table:table-cell office:value-type="float" office:value="953341626" calcext:value-type="float">
            <text:p>953341626</text:p>
          </table:table-cell>
          <table:table-cell office:value-type="string" calcext:value-type="string">
            <text:p><text:s/>10889721k </text:p>
          </table:table-cell>
          <table:table-cell office:value-type="string" calcext:value-type="string">
            <text:p><text:s/>laoscpj@gmail.com </text:p>
          </table:table-cell>
          <table:table-cell office:value-type="float" office:value="762156679" calcext:value-type="float">
            <text:p>7621566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bravo </text:p>
          </table:table-cell>
          <table:table-cell office:value-type="float" office:value="981992258" calcext:value-type="float">
            <text:p>981992258</text:p>
          </table:table-cell>
          <table:table-cell office:value-type="string" calcext:value-type="string">
            <text:p><text:s/>10949075k </text:p>
          </table:table-cell>
          <table:table-cell office:value-type="string" calcext:value-type="string">
            <text:p><text:s/>claudii.bravo@ayc.cl </text:p>
          </table:table-cell>
          <table:table-cell office:value-type="float" office:value="763049620" calcext:value-type="float">
            <text:p>7630496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ta </text:p>
          </table:table-cell>
          <table:table-cell office:value-type="string" calcext:value-type="string">
            <text:p><text:s/>Salgado </text:p>
          </table:table-cell>
          <table:table-cell office:value-type="float" office:value="228299000" calcext:value-type="float">
            <text:p>228299000</text:p>
          </table:table-cell>
          <table:table-cell office:value-type="string" calcext:value-type="string">
            <text:p><text:s/>10965986K </text:p>
          </table:table-cell>
          <table:table-cell office:value-type="string" calcext:value-type="string">
            <text:p><text:s/>marta.salgado@arrigoni.cl </text:p>
          </table:table-cell>
          <table:table-cell office:value-type="string" calcext:value-type="string">
            <text:p><text:s/>7683917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BERRIOS </text:p>
          </table:table-cell>
          <table:table-cell office:value-type="float" office:value="56972100306" calcext:value-type="float">
            <text:p>56972100306</text:p>
          </table:table-cell>
          <table:table-cell office:value-type="string" calcext:value-type="string">
            <text:p><text:s/>11261818K </text:p>
          </table:table-cell>
          <table:table-cell office:value-type="string" calcext:value-type="string">
            <text:p><text:s/>cberrios@neoclimatica.cl </text:p>
          </table:table-cell>
          <table:table-cell office:value-type="float" office:value="763824195" calcext:value-type="float">
            <text:p>76382419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NOVOA </text:p>
          </table:table-cell>
          <table:table-cell office:value-type="float" office:value="986271974" calcext:value-type="float">
            <text:p>986271974</text:p>
          </table:table-cell>
          <table:table-cell office:value-type="string" calcext:value-type="string">
            <text:p><text:s/>11314596K </text:p>
          </table:table-cell>
          <table:table-cell office:value-type="string" calcext:value-type="string">
            <text:p><text:s/>jnovoac@gmail.com </text:p>
          </table:table-cell>
          <table:table-cell office:value-type="string" calcext:value-type="string">
            <text:p><text:s/>76360151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Gonzalez </text:p>
          </table:table-cell>
          <table:table-cell office:value-type="float" office:value="965740689" calcext:value-type="float">
            <text:p>965740689</text:p>
          </table:table-cell>
          <table:table-cell office:value-type="string" calcext:value-type="string">
            <text:p><text:s/>11503121K </text:p>
          </table:table-cell>
          <table:table-cell office:value-type="string" calcext:value-type="string">
            <text:p><text:s/>gontike@gmail.com </text:p>
          </table:table-cell>
          <table:table-cell office:value-type="float" office:value="762290715" calcext:value-type="float">
            <text:p>7622907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arcelo Urrea Caro </text:p>
          </table:table-cell>
          <table:table-cell office:value-type="string" calcext:value-type="string">
            <text:p><text:s/>Urrea </text:p>
          </table:table-cell>
          <table:table-cell office:value-type="string" calcext:value-type="string">
            <text:p><text:s/>9 54063479 </text:p>
          </table:table-cell>
          <table:table-cell office:value-type="string" calcext:value-type="string">
            <text:p><text:s/>11898028K </text:p>
          </table:table-cell>
          <table:table-cell office:value-type="string" calcext:value-type="string">
            <text:p><text:s/>mhernandez@creasecurity.cl </text:p>
          </table:table-cell>
          <table:table-cell office:value-type="float" office:value="761129791" calcext:value-type="float">
            <text:p>76112979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o </text:p>
          </table:table-cell>
          <table:table-cell office:value-type="string" calcext:value-type="string">
            <text:p><text:s/>gutierrez </text:p>
          </table:table-cell>
          <table:table-cell office:value-type="float" office:value="73881151" calcext:value-type="float">
            <text:p>73881151</text:p>
          </table:table-cell>
          <table:table-cell office:value-type="string" calcext:value-type="string">
            <text:p><text:s/>11924577k </text:p>
          </table:table-cell>
          <table:table-cell office:value-type="string" calcext:value-type="string">
            <text:p><text:s/>nisotransportes@gmail.com </text:p>
          </table:table-cell>
          <table:table-cell office:value-type="float" office:value="763782662" calcext:value-type="float">
            <text:p>76378266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Sánchez </text:p>
          </table:table-cell>
          <table:table-cell office:value-type="float" office:value="56985968822" calcext:value-type="float">
            <text:p>56985968822</text:p>
          </table:table-cell>
          <table:table-cell office:value-type="string" calcext:value-type="string">
            <text:p><text:s/>11947003K </text:p>
          </table:table-cell>
          <table:table-cell office:value-type="string" calcext:value-type="string">
            <text:p><text:s/>claudia@fullcomunicaciones.com </text:p>
          </table:table-cell>
          <table:table-cell office:value-type="float" office:value="762378914" calcext:value-type="float">
            <text:p>76237891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Carla </text:p>
          </table:table-cell>
          <table:table-cell office:value-type="string" calcext:value-type="string">
            <text:p><text:s/>Sepulveda </text:p>
          </table:table-cell>
          <table:table-cell office:value-type="float" office:value="27502511" calcext:value-type="float">
            <text:p>27502511</text:p>
          </table:table-cell>
          <table:table-cell office:value-type="string" calcext:value-type="string">
            <text:p><text:s/>12121363K </text:p>
          </table:table-cell>
          <table:table-cell office:value-type="string" calcext:value-type="string">
            <text:p><text:s/>csepulveda@hidromobile.cl </text:p>
          </table:table-cell>
          <table:table-cell office:value-type="float" office:value="995777908" calcext:value-type="float">
            <text:p>9957779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Campo </text:p>
          </table:table-cell>
          <table:table-cell office:value-type="float" office:value="975952035" calcext:value-type="float">
            <text:p>975952035</text:p>
          </table:table-cell>
          <table:table-cell office:value-type="string" calcext:value-type="string">
            <text:p><text:s/>12151477K </text:p>
          </table:table-cell>
          <table:table-cell office:value-type="string" calcext:value-type="string">
            <text:p><text:s/>sergio.camposa@gmail.com </text:p>
          </table:table-cell>
          <table:table-cell office:value-type="string" calcext:value-type="string">
            <text:p><text:s/>12151477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Camus </text:p>
          </table:table-cell>
          <table:table-cell office:value-type="float" office:value="90155537" calcext:value-type="float">
            <text:p>90155537</text:p>
          </table:table-cell>
          <table:table-cell office:value-type="string" calcext:value-type="string">
            <text:p><text:s/>12406970K </text:p>
          </table:table-cell>
          <table:table-cell office:value-type="string" calcext:value-type="string">
            <text:p><text:s/>alejandro.camus@newcall.cl </text:p>
          </table:table-cell>
          <table:table-cell office:value-type="float" office:value="766857914" calcext:value-type="float">
            <text:p>76685791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Elizabeth </text:p>
          </table:table-cell>
          <table:table-cell office:value-type="string" calcext:value-type="string">
            <text:p><text:s/>Mujica </text:p>
          </table:table-cell>
          <table:table-cell office:value-type="float" office:value="993594639" calcext:value-type="float">
            <text:p>993594639</text:p>
          </table:table-cell>
          <table:table-cell office:value-type="string" calcext:value-type="string">
            <text:p><text:s/>12489512K </text:p>
          </table:table-cell>
          <table:table-cell office:value-type="string" calcext:value-type="string">
            <text:p><text:s/>marielymujica@gmail.com </text:p>
          </table:table-cell>
          <table:table-cell office:value-type="float" office:value="762098164" calcext:value-type="float">
            <text:p>76209816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eodoro </text:p>
          </table:table-cell>
          <table:table-cell office:value-type="string" calcext:value-type="string">
            <text:p><text:s/>Cartes </text:p>
          </table:table-cell>
          <table:table-cell office:value-type="float" office:value="932400755" calcext:value-type="float">
            <text:p>932400755</text:p>
          </table:table-cell>
          <table:table-cell office:value-type="string" calcext:value-type="string">
            <text:p><text:s/>12631289k </text:p>
          </table:table-cell>
          <table:table-cell office:value-type="string" calcext:value-type="string">
            <text:p><text:s/>tcartes@ferres.cl </text:p>
          </table:table-cell>
          <table:table-cell office:value-type="float" office:value="763842827" calcext:value-type="float">
            <text:p>76384282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O </text:p>
          </table:table-cell>
          <table:table-cell office:value-type="string" calcext:value-type="string">
            <text:p><text:s/>AREVALO </text:p>
          </table:table-cell>
          <table:table-cell office:value-type="float" office:value="978433857" calcext:value-type="float">
            <text:p>978433857</text:p>
          </table:table-cell>
          <table:table-cell office:value-type="string" calcext:value-type="string">
            <text:p><text:s/>12685398K </text:p>
          </table:table-cell>
          <table:table-cell office:value-type="string" calcext:value-type="string">
            <text:p><text:s/>mareguseguridad@gmail.com </text:p>
          </table:table-cell>
          <table:table-cell office:value-type="float" office:value="762249197" calcext:value-type="float">
            <text:p>76224919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Cumsille </text:p>
          </table:table-cell>
          <table:table-cell office:value-type="float" office:value="992318720" calcext:value-type="float">
            <text:p>992318720</text:p>
          </table:table-cell>
          <table:table-cell office:value-type="string" calcext:value-type="string">
            <text:p><text:s/>12721140K </text:p>
          </table:table-cell>
          <table:table-cell office:value-type="string" calcext:value-type="string">
            <text:p><text:s/>pcumsille@constructorasn.cl </text:p>
          </table:table-cell>
          <table:table-cell office:value-type="float" office:value="764004450" calcext:value-type="float">
            <text:p>76400445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ERMAN </text:p>
          </table:table-cell>
          <table:table-cell office:value-type="string" calcext:value-type="string">
            <text:p><text:s/>KRESSE </text:p>
          </table:table-cell>
          <table:table-cell office:value-type="float" office:value="991879328" calcext:value-type="float">
            <text:p>991879328</text:p>
          </table:table-cell>
          <table:table-cell office:value-type="string" calcext:value-type="string">
            <text:p><text:s/>12827409K </text:p>
          </table:table-cell>
          <table:table-cell office:value-type="string" calcext:value-type="string">
            <text:p><text:s/>transporteskresse@hotmail.com </text:p>
          </table:table-cell>
          <table:table-cell office:value-type="float" office:value="128275037" calcext:value-type="float">
            <text:p>12827503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 </text:p>
          </table:table-cell>
          <table:table-cell office:value-type="string" calcext:value-type="string">
            <text:p><text:s/>Contreras </text:p>
          </table:table-cell>
          <table:table-cell office:value-type="float" office:value="976032619" calcext:value-type="float">
            <text:p>976032619</text:p>
          </table:table-cell>
          <table:table-cell office:value-type="string" calcext:value-type="string">
            <text:p><text:s/>13014036K </text:p>
          </table:table-cell>
          <table:table-cell office:value-type="string" calcext:value-type="string">
            <text:p><text:s/>franci.contreras@converservicios.cl </text:p>
          </table:table-cell>
          <table:table-cell office:value-type="float" office:value="763634787" calcext:value-type="float">
            <text:p>76363478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Alejandro </text:p>
          </table:table-cell>
          <table:table-cell office:value-type="string" calcext:value-type="string">
            <text:p><text:s/>Morales Sepulveda </text:p>
          </table:table-cell>
          <table:table-cell office:value-type="float" office:value="56973368511" calcext:value-type="float">
            <text:p>56973368511</text:p>
          </table:table-cell>
          <table:table-cell office:value-type="string" calcext:value-type="string">
            <text:p><text:s/>13019799k </text:p>
          </table:table-cell>
          <table:table-cell office:value-type="string" calcext:value-type="string">
            <text:p><text:s/>lmorales@mgm-auditores.cl </text:p>
          </table:table-cell>
          <table:table-cell office:value-type="float" office:value="760864285" calcext:value-type="float">
            <text:p>76086428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LEJANDRA IVONNE </text:p>
          </table:table-cell>
          <table:table-cell office:value-type="string" calcext:value-type="string">
            <text:p><text:s/>FIERRO LARA </text:p>
          </table:table-cell>
          <table:table-cell office:value-type="float" office:value="226339584" calcext:value-type="float">
            <text:p>226339584</text:p>
          </table:table-cell>
          <table:table-cell office:value-type="string" calcext:value-type="string">
            <text:p><text:s/>13055895K </text:p>
          </table:table-cell>
          <table:table-cell office:value-type="string" calcext:value-type="string">
            <text:p><text:s/>afierro@theclinic.cl </text:p>
          </table:table-cell>
          <table:table-cell office:value-type="float" office:value="773106002" calcext:value-type="float">
            <text:p>773106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lanca </text:p>
          </table:table-cell>
          <table:table-cell office:value-type="string" calcext:value-type="string">
            <text:p><text:s/>aciares </text:p>
          </table:table-cell>
          <table:table-cell office:value-type="float" office:value="954547646" calcext:value-type="float">
            <text:p>954547646</text:p>
          </table:table-cell>
          <table:table-cell office:value-type="string" calcext:value-type="string">
            <text:p><text:s/>13213863k </text:p>
          </table:table-cell>
          <table:table-cell office:value-type="string" calcext:value-type="string">
            <text:p><text:s/>baciares@impresionescolossus.cl </text:p>
          </table:table-cell>
          <table:table-cell office:value-type="float" office:value="763150348" calcext:value-type="float">
            <text:p>76315034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umberto </text:p>
          </table:table-cell>
          <table:table-cell office:value-type="string" calcext:value-type="string">
            <text:p><text:s/>Barzelatto </text:p>
          </table:table-cell>
          <table:table-cell office:value-type="float" office:value="56996348365" calcext:value-type="float">
            <text:p>56996348365</text:p>
          </table:table-cell>
          <table:table-cell office:value-type="string" calcext:value-type="string">
            <text:p><text:s/>13270810K </text:p>
          </table:table-cell>
          <table:table-cell office:value-type="string" calcext:value-type="string">
            <text:p><text:s/>hbarzelatto@exilon360.cl </text:p>
          </table:table-cell>
          <table:table-cell office:value-type="float" office:value="763246612" calcext:value-type="float">
            <text:p>76324661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umberto </text:p>
          </table:table-cell>
          <table:table-cell office:value-type="string" calcext:value-type="string">
            <text:p><text:s/>Barzelatto </text:p>
          </table:table-cell>
          <table:table-cell office:value-type="float" office:value="996348365" calcext:value-type="float">
            <text:p>996348365</text:p>
          </table:table-cell>
          <table:table-cell office:value-type="string" calcext:value-type="string">
            <text:p><text:s/>13270810k </text:p>
          </table:table-cell>
          <table:table-cell office:value-type="string" calcext:value-type="string">
            <text:p><text:s/>hbarzelatto@exilo360.cl </text:p>
          </table:table-cell>
          <table:table-cell office:value-type="float" office:value="763246612" calcext:value-type="float">
            <text:p>76324661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fernando </text:p>
          </table:table-cell>
          <table:table-cell office:value-type="string" calcext:value-type="string">
            <text:p><text:s/>salazar </text:p>
          </table:table-cell>
          <table:table-cell office:value-type="float" office:value="228295062" calcext:value-type="float">
            <text:p>228295062</text:p>
          </table:table-cell>
          <table:table-cell office:value-type="string" calcext:value-type="string">
            <text:p><text:s/>13387027K </text:p>
          </table:table-cell>
          <table:table-cell office:value-type="string" calcext:value-type="string">
            <text:p><text:s/>fsalazar@geobpo.cl </text:p>
          </table:table-cell>
          <table:table-cell office:value-type="float" office:value="760179833" calcext:value-type="float">
            <text:p>7601798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Molina </text:p>
          </table:table-cell>
          <table:table-cell office:value-type="float" office:value="56983256646" calcext:value-type="float">
            <text:p>56983256646</text:p>
          </table:table-cell>
          <table:table-cell office:value-type="string" calcext:value-type="string">
            <text:p><text:s/>13422116K </text:p>
          </table:table-cell>
          <table:table-cell office:value-type="string" calcext:value-type="string">
            <text:p><text:s/>amolina@mlillos.com </text:p>
          </table:table-cell>
          <table:table-cell office:value-type="float" office:value="54880510" calcext:value-type="float">
            <text:p>5488051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Henriquez </text:p>
          </table:table-cell>
          <table:table-cell office:value-type="float" office:value="940808941" calcext:value-type="float">
            <text:p>940808941</text:p>
          </table:table-cell>
          <table:table-cell office:value-type="string" calcext:value-type="string">
            <text:p><text:s/>13855645K </text:p>
          </table:table-cell>
          <table:table-cell office:value-type="string" calcext:value-type="string">
            <text:p><text:s/>chenriquez@tminerals.cl </text:p>
          </table:table-cell>
          <table:table-cell office:value-type="string" calcext:value-type="string">
            <text:p><text:s/>7678062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tonio </text:p>
          </table:table-cell>
          <table:table-cell office:value-type="string" calcext:value-type="string">
            <text:p><text:s/>bermejo </text:p>
          </table:table-cell>
          <table:table-cell office:value-type="float" office:value="90991747" calcext:value-type="float">
            <text:p>90991747</text:p>
          </table:table-cell>
          <table:table-cell office:value-type="string" calcext:value-type="string">
            <text:p><text:s/>13940727K </text:p>
          </table:table-cell>
          <table:table-cell office:value-type="string" calcext:value-type="string">
            <text:p><text:s/>c.cdelass@gmail.com </text:p>
          </table:table-cell>
          <table:table-cell office:value-type="string" calcext:value-type="string">
            <text:p><text:s/>13940727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o Enrique </text:p>
          </table:table-cell>
          <table:table-cell office:value-type="string" calcext:value-type="string">
            <text:p><text:s/>Penna Morgado </text:p>
          </table:table-cell>
          <table:table-cell office:value-type="float" office:value="942882722" calcext:value-type="float">
            <text:p>942882722</text:p>
          </table:table-cell>
          <table:table-cell office:value-type="string" calcext:value-type="string">
            <text:p><text:s/>13975347K </text:p>
          </table:table-cell>
          <table:table-cell office:value-type="string" calcext:value-type="string">
            <text:p><text:s/>marcelopennam@hotmail.com </text:p>
          </table:table-cell>
          <table:table-cell office:value-type="float" office:value="761013378" calcext:value-type="float">
            <text:p>76101337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Test </text:p>
          </table:table-cell>
          <table:table-cell office:value-type="string" calcext:value-type="string">
            <text:p><text:s/>Test </text:p>
          </table:table-cell>
          <table:table-cell office:value-type="float" office:value="20009932" calcext:value-type="float">
            <text:p>20009932</text:p>
          </table:table-cell>
          <table:table-cell office:value-type="string" calcext:value-type="string">
            <text:p><text:s/>14006534K </text:p>
          </table:table-cell>
          <table:table-cell office:value-type="string" calcext:value-type="string">
            <text:p><text:s/>fake@gdsmail.com </text:p>
          </table:table-cell>
          <table:table-cell office:value-type="float" office:value="52860881" calcext:value-type="float">
            <text:p>5286088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DORITA </text:p>
          </table:table-cell>
          <table:table-cell office:value-type="string" calcext:value-type="string">
            <text:p><text:s/>FERRADA </text:p>
          </table:table-cell>
          <table:table-cell office:value-type="float" office:value="985284113" calcext:value-type="float">
            <text:p>985284113</text:p>
          </table:table-cell>
          <table:table-cell office:value-type="string" calcext:value-type="string">
            <text:p><text:s/>14021602K </text:p>
          </table:table-cell>
          <table:table-cell office:value-type="string" calcext:value-type="string">
            <text:p><text:s/>dorita.ferrada@apexamerica.com </text:p>
          </table:table-cell>
          <table:table-cell office:value-type="float" office:value="995770601" calcext:value-type="float">
            <text:p>9957706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Molina Garcia </text:p>
          </table:table-cell>
          <table:table-cell office:value-type="float" office:value="227844400" calcext:value-type="float">
            <text:p>227844400</text:p>
          </table:table-cell>
          <table:table-cell office:value-type="string" calcext:value-type="string">
            <text:p><text:s/>14080486K </text:p>
          </table:table-cell>
          <table:table-cell office:value-type="string" calcext:value-type="string">
            <text:p><text:s/>santiago9@trulynolen.cl </text:p>
          </table:table-cell>
          <table:table-cell office:value-type="float" office:value="965917608" calcext:value-type="float">
            <text:p>9659176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oreto </text:p>
          </table:table-cell>
          <table:table-cell office:value-type="string" calcext:value-type="string">
            <text:p><text:s/>ormeño </text:p>
          </table:table-cell>
          <table:table-cell office:value-type="float" office:value="996093900" calcext:value-type="float">
            <text:p>996093900</text:p>
          </table:table-cell>
          <table:table-cell office:value-type="string" calcext:value-type="string">
            <text:p><text:s/>14091052K </text:p>
          </table:table-cell>
          <table:table-cell office:value-type="string" calcext:value-type="string">
            <text:p><text:s/>loreto@wowdiseno.cl </text:p>
          </table:table-cell>
          <table:table-cell office:value-type="float" office:value="765256283" calcext:value-type="float">
            <text:p>76525628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ZAMORA </text:p>
          </table:table-cell>
          <table:table-cell office:value-type="float" office:value="226569552" calcext:value-type="float">
            <text:p>226569552</text:p>
          </table:table-cell>
          <table:table-cell office:value-type="string" calcext:value-type="string">
            <text:p><text:s/>14108576K </text:p>
          </table:table-cell>
          <table:table-cell office:value-type="string" calcext:value-type="string">
            <text:p><text:s/>czamora@prismafachadas.com </text:p>
          </table:table-cell>
          <table:table-cell office:value-type="float" office:value="760995215" calcext:value-type="float">
            <text:p>7609952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lio </text:p>
          </table:table-cell>
          <table:table-cell office:value-type="string" calcext:value-type="string">
            <text:p><text:s/>vicencio </text:p>
          </table:table-cell>
          <table:table-cell office:value-type="float" office:value="942447475" calcext:value-type="float">
            <text:p>942447475</text:p>
          </table:table-cell>
          <table:table-cell office:value-type="string" calcext:value-type="string">
            <text:p><text:s/>14164923k </text:p>
          </table:table-cell>
          <table:table-cell office:value-type="string" calcext:value-type="string">
            <text:p><text:s/>ju_vivas@hotmail.com </text:p>
          </table:table-cell>
          <table:table-cell office:value-type="string" calcext:value-type="string">
            <text:p><text:s/>7669565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Vergara </text:p>
          </table:table-cell>
          <table:table-cell office:value-type="float" office:value="966891497" calcext:value-type="float">
            <text:p>966891497</text:p>
          </table:table-cell>
          <table:table-cell office:value-type="string" calcext:value-type="string">
            <text:p><text:s/>14170088K </text:p>
          </table:table-cell>
          <table:table-cell office:value-type="string" calcext:value-type="string">
            <text:p><text:s/>cvergara@talmuval.cl </text:p>
          </table:table-cell>
          <table:table-cell office:value-type="float" office:value="768107084" calcext:value-type="float">
            <text:p>76810708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SEL </text:p>
          </table:table-cell>
          <table:table-cell office:value-type="string" calcext:value-type="string">
            <text:p><text:s/>VALLADARES </text:p>
          </table:table-cell>
          <table:table-cell office:value-type="float" office:value="432220077" calcext:value-type="float">
            <text:p>432220077</text:p>
          </table:table-cell>
          <table:table-cell office:value-type="string" calcext:value-type="string">
            <text:p><text:s/>14525129K </text:p>
          </table:table-cell>
          <table:table-cell office:value-type="string" calcext:value-type="string">
            <text:p><text:s/>aridospacambel@gmail.com </text:p>
          </table:table-cell>
          <table:table-cell office:value-type="float" office:value="763696324" calcext:value-type="float">
            <text:p>76369632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van Eduardo </text:p>
          </table:table-cell>
          <table:table-cell office:value-type="string" calcext:value-type="string">
            <text:p><text:s/>Gonzalez Riffo </text:p>
          </table:table-cell>
          <table:table-cell office:value-type="float" office:value="944804000" calcext:value-type="float">
            <text:p>944804000</text:p>
          </table:table-cell>
          <table:table-cell office:value-type="string" calcext:value-type="string">
            <text:p><text:s/>14542741K </text:p>
          </table:table-cell>
          <table:table-cell office:value-type="string" calcext:value-type="string">
            <text:p><text:s/>igonzalez@tecnopixel.cl </text:p>
          </table:table-cell>
          <table:table-cell office:value-type="float" office:value="762962721" calcext:value-type="float">
            <text:p>76296272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ilberto </text:p>
          </table:table-cell>
          <table:table-cell office:value-type="string" calcext:value-type="string">
            <text:p><text:s/>Montealegre </text:p>
          </table:table-cell>
          <table:table-cell office:value-type="float" office:value="999982207" calcext:value-type="float">
            <text:p>999982207</text:p>
          </table:table-cell>
          <table:table-cell office:value-type="string" calcext:value-type="string">
            <text:p><text:s/>15052847K </text:p>
          </table:table-cell>
          <table:table-cell office:value-type="string" calcext:value-type="string">
            <text:p><text:s/>gmontealegre@alig.cl </text:p>
          </table:table-cell>
          <table:table-cell office:value-type="string" calcext:value-type="string">
            <text:p><text:s/>76290537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Benavides Elizondo </text:p>
          </table:table-cell>
          <table:table-cell office:value-type="float" office:value="987444234" calcext:value-type="float">
            <text:p>987444234</text:p>
          </table:table-cell>
          <table:table-cell office:value-type="string" calcext:value-type="string">
            <text:p><text:s/>15335426k </text:p>
          </table:table-cell>
          <table:table-cell office:value-type="string" calcext:value-type="string">
            <text:p><text:s/>obenavides@esintec.cl </text:p>
          </table:table-cell>
          <table:table-cell office:value-type="float" office:value="764424956" calcext:value-type="float">
            <text:p>7644249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carena </text:p>
          </table:table-cell>
          <table:table-cell office:value-type="string" calcext:value-type="string">
            <text:p><text:s/>Biggemann </text:p>
          </table:table-cell>
          <table:table-cell office:value-type="float" office:value="229205581" calcext:value-type="float">
            <text:p>229205581</text:p>
          </table:table-cell>
          <table:table-cell office:value-type="string" calcext:value-type="string">
            <text:p><text:s/>15376459K </text:p>
          </table:table-cell>
          <table:table-cell office:value-type="string" calcext:value-type="string">
            <text:p><text:s/>macarena@constructorapeuma.com </text:p>
          </table:table-cell>
          <table:table-cell office:value-type="float" office:value="762340550" calcext:value-type="float">
            <text:p>76234055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srael </text:p>
          </table:table-cell>
          <table:table-cell office:value-type="string" calcext:value-type="string">
            <text:p><text:s/>Pinilla </text:p>
          </table:table-cell>
          <table:table-cell office:value-type="float" office:value="983931951" calcext:value-type="float">
            <text:p>983931951</text:p>
          </table:table-cell>
          <table:table-cell office:value-type="string" calcext:value-type="string">
            <text:p><text:s/>15431086K </text:p>
          </table:table-cell>
          <table:table-cell office:value-type="string" calcext:value-type="string">
            <text:p><text:s/>francoisrael13@gmail.com </text:p>
          </table:table-cell>
          <table:table-cell office:value-type="float" office:value="764645316" calcext:value-type="float">
            <text:p>76464531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Hernández duran </text:p>
          </table:table-cell>
          <table:table-cell office:value-type="float" office:value="99201767" calcext:value-type="float">
            <text:p>99201767</text:p>
          </table:table-cell>
          <table:table-cell office:value-type="string" calcext:value-type="string">
            <text:p><text:s/>15447787K </text:p>
          </table:table-cell>
          <table:table-cell office:value-type="string" calcext:value-type="string">
            <text:p><text:s/>claudio.hernandez.d@hotmail.com </text:p>
          </table:table-cell>
          <table:table-cell office:value-type="string" calcext:value-type="string">
            <text:p><text:s/>15447787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TAPIA CERDA </text:p>
          </table:table-cell>
          <table:table-cell office:value-type="float" office:value="944460639" calcext:value-type="float">
            <text:p>944460639</text:p>
          </table:table-cell>
          <table:table-cell office:value-type="string" calcext:value-type="string">
            <text:p><text:s/>15473449k </text:p>
          </table:table-cell>
          <table:table-cell office:value-type="string" calcext:value-type="string">
            <text:p><text:s/>visualtecnica@hotmail.com </text:p>
          </table:table-cell>
          <table:table-cell office:value-type="float" office:value="765374197" calcext:value-type="float">
            <text:p>7653741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<text:s/>Gonzalez </text:p>
          </table:table-cell>
          <table:table-cell office:value-type="float" office:value="225484123" calcext:value-type="float">
            <text:p>225484123</text:p>
          </table:table-cell>
          <table:table-cell office:value-type="string" calcext:value-type="string">
            <text:p><text:s/>15510757K </text:p>
          </table:table-cell>
          <table:table-cell office:value-type="string" calcext:value-type="string">
            <text:p><text:s/>agonzalez@soiltest.cl </text:p>
          </table:table-cell>
          <table:table-cell office:value-type="string" calcext:value-type="string">
            <text:p><text:s/>7870085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Moraga </text:p>
          </table:table-cell>
          <table:table-cell office:value-type="float" office:value="56004139" calcext:value-type="float">
            <text:p>56004139</text:p>
          </table:table-cell>
          <table:table-cell office:value-type="string" calcext:value-type="string">
            <text:p><text:s/>15593106k </text:p>
          </table:table-cell>
          <table:table-cell office:value-type="string" calcext:value-type="string">
            <text:p><text:s/>pmoraga@skymedia.cl </text:p>
          </table:table-cell>
          <table:table-cell office:value-type="float" office:value="761936492" calcext:value-type="float">
            <text:p>76193649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ariel </text:p>
          </table:table-cell>
          <table:table-cell office:value-type="string" calcext:value-type="string">
            <text:p><text:s/>Álvarez Márquez </text:p>
          </table:table-cell>
          <table:table-cell office:value-type="float" office:value="961423179" calcext:value-type="float">
            <text:p>961423179</text:p>
          </table:table-cell>
          <table:table-cell office:value-type="string" calcext:value-type="string">
            <text:p><text:s/>15599598K </text:p>
          </table:table-cell>
          <table:table-cell office:value-type="string" calcext:value-type="string">
            <text:p><text:s/>felipe.alvarez@protector.cl </text:p>
          </table:table-cell>
          <table:table-cell office:value-type="float" office:value="763566676" calcext:value-type="float">
            <text:p>76356667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enjamin </text:p>
          </table:table-cell>
          <table:table-cell office:value-type="string" calcext:value-type="string">
            <text:p><text:s/>Perez </text:p>
          </table:table-cell>
          <table:table-cell office:value-type="float" office:value="56993597136" calcext:value-type="float">
            <text:p>56993597136</text:p>
          </table:table-cell>
          <table:table-cell office:value-type="string" calcext:value-type="string">
            <text:p><text:s/>15678642K </text:p>
          </table:table-cell>
          <table:table-cell office:value-type="string" calcext:value-type="string">
            <text:p><text:s/>benjamin@carnavalonline.cl </text:p>
          </table:table-cell>
          <table:table-cell office:value-type="string" calcext:value-type="string">
            <text:p><text:s/>7602992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chel </text:p>
          </table:table-cell>
          <table:table-cell office:value-type="string" calcext:value-type="string">
            <text:p><text:s/>Cortes </text:p>
          </table:table-cell>
          <table:table-cell office:value-type="float" office:value="977542407" calcext:value-type="float">
            <text:p>977542407</text:p>
          </table:table-cell>
          <table:table-cell office:value-type="string" calcext:value-type="string">
            <text:p><text:s/>15977743K </text:p>
          </table:table-cell>
          <table:table-cell office:value-type="string" calcext:value-type="string">
            <text:p><text:s/>mcortes@hadysic.cl </text:p>
          </table:table-cell>
          <table:table-cell office:value-type="float" office:value="761727370" calcext:value-type="float">
            <text:p>76172737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Jose </text:p>
          </table:table-cell>
          <table:table-cell office:value-type="string" calcext:value-type="string">
            <text:p><text:s/>Fuentes Montecinos </text:p>
          </table:table-cell>
          <table:table-cell office:value-type="float" office:value="968135820" calcext:value-type="float">
            <text:p>968135820</text:p>
          </table:table-cell>
          <table:table-cell office:value-type="string" calcext:value-type="string">
            <text:p><text:s/>16061000K </text:p>
          </table:table-cell>
          <table:table-cell office:value-type="string" calcext:value-type="string">
            <text:p><text:s/>ricardo.jose.fuentes@gmail.com </text:p>
          </table:table-cell>
          <table:table-cell office:value-type="string" calcext:value-type="string">
            <text:p><text:s/>16061000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Honorato </text:p>
          </table:table-cell>
          <table:table-cell office:value-type="float" office:value="56992377795" calcext:value-type="float">
            <text:p>56992377795</text:p>
          </table:table-cell>
          <table:table-cell office:value-type="string" calcext:value-type="string">
            <text:p><text:s/>16095065K </text:p>
          </table:table-cell>
          <table:table-cell office:value-type="string" calcext:value-type="string">
            <text:p><text:s/>chonorato@textilhonorato.cl </text:p>
          </table:table-cell>
          <table:table-cell office:value-type="float" office:value="765042054" calcext:value-type="float">
            <text:p>76504205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abrizzio </text:p>
          </table:table-cell>
          <table:table-cell office:value-type="string" calcext:value-type="string">
            <text:p><text:s/>Carvajal </text:p>
          </table:table-cell>
          <table:table-cell office:value-type="float" office:value="984270132" calcext:value-type="float">
            <text:p>984270132</text:p>
          </table:table-cell>
          <table:table-cell office:value-type="string" calcext:value-type="string">
            <text:p><text:s/>16244512K </text:p>
          </table:table-cell>
          <table:table-cell office:value-type="string" calcext:value-type="string">
            <text:p><text:s/>operaciones@servilion.com </text:p>
          </table:table-cell>
          <table:table-cell office:value-type="float" office:value="761637207" calcext:value-type="float">
            <text:p>76163720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Nataly </text:p>
          </table:table-cell>
          <table:table-cell office:value-type="string" calcext:value-type="string">
            <text:p><text:s/>Pino </text:p>
          </table:table-cell>
          <table:table-cell office:value-type="float" office:value="228577106" calcext:value-type="float">
            <text:p>228577106</text:p>
          </table:table-cell>
          <table:table-cell office:value-type="string" calcext:value-type="string">
            <text:p><text:s/>16347378K </text:p>
          </table:table-cell>
          <table:table-cell office:value-type="string" calcext:value-type="string">
            <text:p><text:s/>buzon@rentamueble.cl </text:p>
          </table:table-cell>
          <table:table-cell office:value-type="float" office:value="797517003" calcext:value-type="float">
            <text:p>7975170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amara del pilar </text:p>
          </table:table-cell>
          <table:table-cell office:value-type="string" calcext:value-type="string">
            <text:p><text:s/>Pino Rojas </text:p>
          </table:table-cell>
          <table:table-cell office:value-type="float" office:value="974514555" calcext:value-type="float">
            <text:p>974514555</text:p>
          </table:table-cell>
          <table:table-cell office:value-type="string" calcext:value-type="string">
            <text:p><text:s/>16412830k </text:p>
          </table:table-cell>
          <table:table-cell office:value-type="string" calcext:value-type="string">
            <text:p><text:s/>repuestosfifcam@gmail.com </text:p>
          </table:table-cell>
          <table:table-cell office:value-type="float" office:value="767979592" calcext:value-type="float">
            <text:p>76797959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LBA </text:p>
          </table:table-cell>
          <table:table-cell office:value-type="string" calcext:value-type="string">
            <text:p><text:s/>VICHES </text:p>
          </table:table-cell>
          <table:table-cell office:value-type="float" office:value="522352800" calcext:value-type="float">
            <text:p>522352800</text:p>
          </table:table-cell>
          <table:table-cell office:value-type="string" calcext:value-type="string">
            <text:p><text:s/>16526388K </text:p>
          </table:table-cell>
          <table:table-cell office:value-type="string" calcext:value-type="string">
            <text:p><text:s/>asistente@sattelchile.cl </text:p>
          </table:table-cell>
          <table:table-cell office:value-type="float" office:value="760955019" calcext:value-type="float">
            <text:p>7609550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UMBERTO </text:p>
          </table:table-cell>
          <table:table-cell office:value-type="string" calcext:value-type="string">
            <text:p><text:s/>VERGARA </text:p>
          </table:table-cell>
          <table:table-cell office:value-type="float" office:value="976784530" calcext:value-type="float">
            <text:p>976784530</text:p>
          </table:table-cell>
          <table:table-cell office:value-type="string" calcext:value-type="string">
            <text:p><text:s/>16671978k </text:p>
          </table:table-cell>
          <table:table-cell office:value-type="string" calcext:value-type="string">
            <text:p><text:s/>FCERDA@GMAIL.COM </text:p>
          </table:table-cell>
          <table:table-cell office:value-type="string" calcext:value-type="string">
            <text:p><text:s/>7676071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Rivera </text:p>
          </table:table-cell>
          <table:table-cell office:value-type="float" office:value="223658025" calcext:value-type="float">
            <text:p>223658025</text:p>
          </table:table-cell>
          <table:table-cell office:value-type="string" calcext:value-type="string">
            <text:p><text:s/>16920697K </text:p>
          </table:table-cell>
          <table:table-cell office:value-type="string" calcext:value-type="string">
            <text:p><text:s/>claudia.rivera@sicc.cl </text:p>
          </table:table-cell>
          <table:table-cell office:value-type="float" office:value="785742702" calcext:value-type="float">
            <text:p>7857427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Huenopil Muñoz </text:p>
          </table:table-cell>
          <table:table-cell office:value-type="float" office:value="981531159" calcext:value-type="float">
            <text:p>981531159</text:p>
          </table:table-cell>
          <table:table-cell office:value-type="string" calcext:value-type="string">
            <text:p><text:s/>17057186k </text:p>
          </table:table-cell>
          <table:table-cell office:value-type="string" calcext:value-type="string">
            <text:p><text:s/>lhuenopil@hotmail.com </text:p>
          </table:table-cell>
          <table:table-cell office:value-type="float" office:value="765516307" calcext:value-type="float">
            <text:p>76551630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Daniela Andrea </text:p>
          </table:table-cell>
          <table:table-cell office:value-type="string" calcext:value-type="string">
            <text:p><text:s/>Ahumada Jimenez </text:p>
          </table:table-cell>
          <table:table-cell office:value-type="float" office:value="572481803" calcext:value-type="float">
            <text:p>572481803</text:p>
          </table:table-cell>
          <table:table-cell office:value-type="string" calcext:value-type="string">
            <text:p><text:s/>17094447K </text:p>
          </table:table-cell>
          <table:table-cell office:value-type="string" calcext:value-type="string">
            <text:p><text:s/>secretaria@carmonaabogados.cl </text:p>
          </table:table-cell>
          <table:table-cell office:value-type="string" calcext:value-type="string">
            <text:p><text:s/>76019915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andrades vivanche </text:p>
          </table:table-cell>
          <table:table-cell office:value-type="float" office:value="971407134" calcext:value-type="float">
            <text:p>971407134</text:p>
          </table:table-cell>
          <table:table-cell office:value-type="string" calcext:value-type="string">
            <text:p><text:s/>17648960K </text:p>
          </table:table-cell>
          <table:table-cell office:value-type="string" calcext:value-type="string">
            <text:p><text:s/>fco.andrades.v@gmail.com </text:p>
          </table:table-cell>
          <table:table-cell office:value-type="float" office:value="765900328" calcext:value-type="float">
            <text:p>76590032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Suarez </text:p>
          </table:table-cell>
          <table:table-cell office:value-type="float" office:value="932106271" calcext:value-type="float">
            <text:p>932106271</text:p>
          </table:table-cell>
          <table:table-cell office:value-type="string" calcext:value-type="string">
            <text:p><text:s/>17656489K </text:p>
          </table:table-cell>
          <table:table-cell office:value-type="string" calcext:value-type="string">
            <text:p><text:s/>trans.csuarez@hotmail.com </text:p>
          </table:table-cell>
          <table:table-cell office:value-type="float" office:value="765194245" calcext:value-type="float">
            <text:p>76519424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Verdugo </text:p>
          </table:table-cell>
          <table:table-cell office:value-type="float" office:value="522543737" calcext:value-type="float">
            <text:p>522543737</text:p>
          </table:table-cell>
          <table:table-cell office:value-type="string" calcext:value-type="string">
            <text:p><text:s/>17672997K </text:p>
          </table:table-cell>
          <table:table-cell office:value-type="string" calcext:value-type="string">
            <text:p><text:s/>compras.copiapo@hidromfd.cl </text:p>
          </table:table-cell>
          <table:table-cell office:value-type="float" office:value="784317404" calcext:value-type="float">
            <text:p>7843174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Yesenia </text:p>
          </table:table-cell>
          <table:table-cell office:value-type="string" calcext:value-type="string">
            <text:p><text:s/>Pinto </text:p>
          </table:table-cell>
          <table:table-cell office:value-type="float" office:value="56949971861" calcext:value-type="float">
            <text:p>56949971861</text:p>
          </table:table-cell>
          <table:table-cell office:value-type="string" calcext:value-type="string">
            <text:p><text:s/>17938356K </text:p>
          </table:table-cell>
          <table:table-cell office:value-type="string" calcext:value-type="string">
            <text:p><text:s/>yesenia.pinto@ingel.cl </text:p>
          </table:table-cell>
          <table:table-cell office:value-type="float" office:value="762753383" calcext:value-type="float">
            <text:p>76275338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Ignacio </text:p>
          </table:table-cell>
          <table:table-cell office:value-type="string" calcext:value-type="string">
            <text:p><text:s/>López </text:p>
          </table:table-cell>
          <table:table-cell office:value-type="float" office:value="963081304" calcext:value-type="float">
            <text:p>963081304</text:p>
          </table:table-cell>
          <table:table-cell office:value-type="string" calcext:value-type="string">
            <text:p><text:s/>18061950K </text:p>
          </table:table-cell>
          <table:table-cell office:value-type="string" calcext:value-type="string">
            <text:p><text:s/>filopez.repmaipu@gmail.com </text:p>
          </table:table-cell>
          <table:table-cell office:value-type="float" office:value="766320546" calcext:value-type="float">
            <text:p>76632054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<text:s/>Posch </text:p>
          </table:table-cell>
          <table:table-cell office:value-type="float" office:value="56994039840" calcext:value-type="float">
            <text:p>56994039840</text:p>
          </table:table-cell>
          <table:table-cell office:value-type="string" calcext:value-type="string">
            <text:p><text:s/>18209806K </text:p>
          </table:table-cell>
          <table:table-cell office:value-type="string" calcext:value-type="string">
            <text:p><text:s/>tposch@bullpro.cl </text:p>
          </table:table-cell>
          <table:table-cell office:value-type="string" calcext:value-type="string">
            <text:p><text:s/>7676730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anya </text:p>
          </table:table-cell>
          <table:table-cell office:value-type="string" calcext:value-type="string">
            <text:p><text:s/>ortiz </text:p>
          </table:table-cell>
          <table:table-cell office:value-type="float" office:value="972621996" calcext:value-type="float">
            <text:p>972621996</text:p>
          </table:table-cell>
          <table:table-cell office:value-type="string" calcext:value-type="string">
            <text:p><text:s/>18497486k </text:p>
          </table:table-cell>
          <table:table-cell office:value-type="string" calcext:value-type="string">
            <text:p><text:s/>emprendcolor@gmail.com </text:p>
          </table:table-cell>
          <table:table-cell office:value-type="string" calcext:value-type="string">
            <text:p><text:s/>18497486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salazar </text:p>
          </table:table-cell>
          <table:table-cell office:value-type="float" office:value="952419495" calcext:value-type="float">
            <text:p>952419495</text:p>
          </table:table-cell>
          <table:table-cell office:value-type="string" calcext:value-type="string">
            <text:p><text:s/>18795200K </text:p>
          </table:table-cell>
          <table:table-cell office:value-type="string" calcext:value-type="string">
            <text:p><text:s/>ssalazar@necto.cl </text:p>
          </table:table-cell>
          <table:table-cell office:value-type="float" office:value="768021082" calcext:value-type="float">
            <text:p>76802108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milo </text:p>
          </table:table-cell>
          <table:table-cell office:value-type="string" calcext:value-type="string">
            <text:p><text:s/>Fuentes Aravena </text:p>
          </table:table-cell>
          <table:table-cell office:value-type="float" office:value="944899369" calcext:value-type="float">
            <text:p>944899369</text:p>
          </table:table-cell>
          <table:table-cell office:value-type="string" calcext:value-type="string">
            <text:p><text:s/>19682412K </text:p>
          </table:table-cell>
          <table:table-cell office:value-type="string" calcext:value-type="string">
            <text:p><text:s/>finanzas@andamioschile.cl </text:p>
          </table:table-cell>
          <table:table-cell office:value-type="float" office:value="763640736" calcext:value-type="float">
            <text:p>76364073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javiera </text:p>
          </table:table-cell>
          <table:table-cell office:value-type="string" calcext:value-type="string">
            <text:p><text:s/>avello </text:p>
          </table:table-cell>
          <table:table-cell office:value-type="float" office:value="227500620" calcext:value-type="float">
            <text:p>227500620</text:p>
          </table:table-cell>
          <table:table-cell office:value-type="string" calcext:value-type="string">
            <text:p><text:s/>20039951K </text:p>
          </table:table-cell>
          <table:table-cell office:value-type="string" calcext:value-type="string">
            <text:p><text:s/>proveedores@yolito.cl </text:p>
          </table:table-cell>
          <table:table-cell office:value-type="float" office:value="805659009" calcext:value-type="float">
            <text:p>8056590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garrido </text:p>
          </table:table-cell>
          <table:table-cell office:value-type="float" office:value="977790817" calcext:value-type="float">
            <text:p>977790817</text:p>
          </table:table-cell>
          <table:table-cell office:value-type="string" calcext:value-type="string">
            <text:p><text:s/>20132520K </text:p>
          </table:table-cell>
          <table:table-cell office:value-type="string" calcext:value-type="string">
            <text:p><text:s/>jose@happydigital.cl </text:p>
          </table:table-cell>
          <table:table-cell office:value-type="float" office:value="767778163" calcext:value-type="float">
            <text:p>76777816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elly Maria </text:p>
          </table:table-cell>
          <table:table-cell office:value-type="string" calcext:value-type="string">
            <text:p><text:s/>Rodriguez perez </text:p>
          </table:table-cell>
          <table:table-cell office:value-type="float" office:value="56997322208" calcext:value-type="float">
            <text:p>56997322208</text:p>
          </table:table-cell>
          <table:table-cell office:value-type="string" calcext:value-type="string">
            <text:p><text:s/>22214678K </text:p>
          </table:table-cell>
          <table:table-cell office:value-type="string" calcext:value-type="string">
            <text:p><text:s/>psico.nelly@hotmail.com </text:p>
          </table:table-cell>
          <table:table-cell office:value-type="float" office:value="765798450" calcext:value-type="float">
            <text:p>76579845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Tatiana </text:p>
          </table:table-cell>
          <table:table-cell office:value-type="string" calcext:value-type="string">
            <text:p><text:s/>Osma Rdoriguez </text:p>
          </table:table-cell>
          <table:table-cell office:value-type="float" office:value="522216604" calcext:value-type="float">
            <text:p>522216604</text:p>
          </table:table-cell>
          <table:table-cell office:value-type="string" calcext:value-type="string">
            <text:p><text:s/>22842675K </text:p>
          </table:table-cell>
          <table:table-cell office:value-type="string" calcext:value-type="string">
            <text:p><text:s/>eosma@altamiraltda.cl </text:p>
          </table:table-cell>
          <table:table-cell office:value-type="string" calcext:value-type="string">
            <text:p><text:s/>7655426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inar </text:p>
          </table:table-cell>
          <table:table-cell office:value-type="string" calcext:value-type="string">
            <text:p><text:s/>Leesnurm </text:p>
          </table:table-cell>
          <table:table-cell office:value-type="float" office:value="959272215" calcext:value-type="float">
            <text:p>959272215</text:p>
          </table:table-cell>
          <table:table-cell office:value-type="string" calcext:value-type="string">
            <text:p><text:s/>24239609k </text:p>
          </table:table-cell>
          <table:table-cell office:value-type="string" calcext:value-type="string">
            <text:p><text:s/>aleesnurm@gmail.com </text:p>
          </table:table-cell>
          <table:table-cell office:value-type="float" office:value="766540724" calcext:value-type="float">
            <text:p>76654072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Ziede </text:p>
          </table:table-cell>
          <table:table-cell office:value-type="string" calcext:value-type="string">
            <text:p><text:s/>+56 9 9824 3288 </text:p>
          </table:table-cell>
          <table:table-cell office:value-type="string" calcext:value-type="string">
            <text:p><text:s/>5092159K </text:p>
          </table:table-cell>
          <table:table-cell office:value-type="string" calcext:value-type="string">
            <text:p><text:s/>jziede@ifenix.cl </text:p>
          </table:table-cell>
          <table:table-cell office:value-type="float" office:value="766477755" calcext:value-type="float">
            <text:p>76647775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torres </text:p>
          </table:table-cell>
          <table:table-cell office:value-type="float" office:value="56223986178" calcext:value-type="float">
            <text:p>56223986178</text:p>
          </table:table-cell>
          <table:table-cell office:value-type="string" calcext:value-type="string">
            <text:p><text:s/>5284827K </text:p>
          </table:table-cell>
          <table:table-cell office:value-type="string" calcext:value-type="string">
            <text:p><text:s/>storres@fosko.cl </text:p>
          </table:table-cell>
          <table:table-cell office:value-type="float" office:value="818664001" calcext:value-type="float">
            <text:p>818664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Jhonny Alejandro </text:p>
          </table:table-cell>
          <table:table-cell office:value-type="string" calcext:value-type="string">
            <text:p><text:s/>Pérez Rojas </text:p>
          </table:table-cell>
          <table:table-cell office:value-type="float" office:value="3005868" calcext:value-type="float">
            <text:p>3005868</text:p>
          </table:table-cell>
          <table:table-cell office:value-type="string" calcext:value-type="string">
            <text:p><text:s/>5763331K </text:p>
          </table:table-cell>
          <table:table-cell office:value-type="string" calcext:value-type="string">
            <text:p><text:s/>jperezud@gmail.com </text:p>
          </table:table-cell>
          <table:table-cell office:value-type="float" office:value="114854298" calcext:value-type="float">
            <text:p>114854298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Gustavo </text:p>
          </table:table-cell>
          <table:table-cell office:value-type="string" calcext:value-type="string">
            <text:p><text:s/>Arzola </text:p>
          </table:table-cell>
          <table:table-cell office:value-type="float" office:value="227597124" calcext:value-type="float">
            <text:p>227597124</text:p>
          </table:table-cell>
          <table:table-cell office:value-type="string" calcext:value-type="string">
            <text:p><text:s/>5967563K </text:p>
          </table:table-cell>
          <table:table-cell office:value-type="string" calcext:value-type="string">
            <text:p><text:s/>garzolab@gmail.com </text:p>
          </table:table-cell>
          <table:table-cell office:value-type="string" calcext:value-type="string">
            <text:p><text:s/>5967563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DIAZ FERRADA </text:p>
          </table:table-cell>
          <table:table-cell office:value-type="string" calcext:value-type="string">
            <text:p><text:s/>02-232445081 </text:p>
          </table:table-cell>
          <table:table-cell office:value-type="string" calcext:value-type="string">
            <text:p><text:s/>6.367.334K </text:p>
          </table:table-cell>
          <table:table-cell office:value-type="string" calcext:value-type="string">
            <text:p><text:s/>jcarlosdiaz@targetpop.cl </text:p>
          </table:table-cell>
          <table:table-cell office:value-type="float" office:value="764258797" calcext:value-type="float">
            <text:p>76425879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morales </text:p>
          </table:table-cell>
          <table:table-cell office:value-type="float" office:value="56959079581" calcext:value-type="float">
            <text:p>56959079581</text:p>
          </table:table-cell>
          <table:table-cell office:value-type="string" calcext:value-type="string">
            <text:p><text:s/>6870071K </text:p>
          </table:table-cell>
          <table:table-cell office:value-type="string" calcext:value-type="string">
            <text:p><text:s/>eoliasol@gmail.com </text:p>
          </table:table-cell>
          <table:table-cell office:value-type="float" office:value="765514819" calcext:value-type="float">
            <text:p>7655148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tías </text:p>
          </table:table-cell>
          <table:table-cell office:value-type="string" calcext:value-type="string">
            <text:p><text:s/>Fernández </text:p>
          </table:table-cell>
          <table:table-cell office:value-type="float" office:value="227725038" calcext:value-type="float">
            <text:p>227725038</text:p>
          </table:table-cell>
          <table:table-cell office:value-type="string" calcext:value-type="string">
            <text:p><text:s/>7013375K </text:p>
          </table:table-cell>
          <table:table-cell office:value-type="string" calcext:value-type="string">
            <text:p><text:s/>mfernandez@rovitec.cl </text:p>
          </table:table-cell>
          <table:table-cell office:value-type="float" office:value="761838881" calcext:value-type="float">
            <text:p>76183888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MANUEL </text:p>
          </table:table-cell>
          <table:table-cell office:value-type="string" calcext:value-type="string">
            <text:p><text:s/>coña BADILLA </text:p>
          </table:table-cell>
          <table:table-cell office:value-type="float" office:value="999188687" calcext:value-type="float">
            <text:p>999188687</text:p>
          </table:table-cell>
          <table:table-cell office:value-type="string" calcext:value-type="string">
            <text:p><text:s/>7047607K </text:p>
          </table:table-cell>
          <table:table-cell office:value-type="string" calcext:value-type="string">
            <text:p><text:s/>jumacoba1@gmail.com </text:p>
          </table:table-cell>
          <table:table-cell office:value-type="string" calcext:value-type="string">
            <text:p><text:s/>7047607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ybille </text:p>
          </table:table-cell>
          <table:table-cell office:value-type="string" calcext:value-type="string">
            <text:p><text:s/>Von Riegen </text:p>
          </table:table-cell>
          <table:table-cell office:value-type="float" office:value="964077714" calcext:value-type="float">
            <text:p>964077714</text:p>
          </table:table-cell>
          <table:table-cell office:value-type="string" calcext:value-type="string">
            <text:p><text:s/>7047915K </text:p>
          </table:table-cell>
          <table:table-cell office:value-type="string" calcext:value-type="string">
            <text:p><text:s/>gardenfullspa@gmail.com </text:p>
          </table:table-cell>
          <table:table-cell office:value-type="float" office:value="767118449" calcext:value-type="float">
            <text:p>76711844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ybille </text:p>
          </table:table-cell>
          <table:table-cell office:value-type="string" calcext:value-type="string">
            <text:p><text:s/>Von Riegen </text:p>
          </table:table-cell>
          <table:table-cell office:value-type="float" office:value="964077714" calcext:value-type="float">
            <text:p>964077714</text:p>
          </table:table-cell>
          <table:table-cell office:value-type="string" calcext:value-type="string">
            <text:p><text:s/>7047915k </text:p>
          </table:table-cell>
          <table:table-cell office:value-type="string" calcext:value-type="string">
            <text:p><text:s/>gardenfulspa@gmail.com </text:p>
          </table:table-cell>
          <table:table-cell office:value-type="float" office:value="767118449" calcext:value-type="float">
            <text:p>76711844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OMINGO </text:p>
          </table:table-cell>
          <table:table-cell office:value-type="string" calcext:value-type="string">
            <text:p><text:s/>CATTAN </text:p>
          </table:table-cell>
          <table:table-cell office:value-type="float" office:value="998693593" calcext:value-type="float">
            <text:p>998693593</text:p>
          </table:table-cell>
          <table:table-cell office:value-type="string" calcext:value-type="string">
            <text:p><text:s/>7088318K </text:p>
          </table:table-cell>
          <table:table-cell office:value-type="string" calcext:value-type="string">
            <text:p><text:s/>CARPASCATTAN@GMAIL.COM </text:p>
          </table:table-cell>
          <table:table-cell office:value-type="float" office:value="799854902" calcext:value-type="float">
            <text:p>79985490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raul antonio </text:p>
          </table:table-cell>
          <table:table-cell office:value-type="string" calcext:value-type="string">
            <text:p><text:s/>casanova calderon </text:p>
          </table:table-cell>
          <table:table-cell office:value-type="string" calcext:value-type="string">
            <text:p><text:s/>71-2223114 </text:p>
          </table:table-cell>
          <table:table-cell office:value-type="string" calcext:value-type="string">
            <text:p><text:s/>7464290K </text:p>
          </table:table-cell>
          <table:table-cell office:value-type="string" calcext:value-type="string">
            <text:p><text:s/>ferret.casanova@gmail.com </text:p>
          </table:table-cell>
          <table:table-cell office:value-type="string" calcext:value-type="string">
            <text:p><text:s/>746429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perez </text:p>
          </table:table-cell>
          <table:table-cell office:value-type="float" office:value="223635044" calcext:value-type="float">
            <text:p>223635044</text:p>
          </table:table-cell>
          <table:table-cell office:value-type="string" calcext:value-type="string">
            <text:p><text:s/>76380156K </text:p>
          </table:table-cell>
          <table:table-cell office:value-type="string" calcext:value-type="string">
            <text:p><text:s/>lalo9895@gmail.com </text:p>
          </table:table-cell>
          <table:table-cell office:value-type="float" office:value="763801519" calcext:value-type="float">
            <text:p>7638015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rivero </text:p>
          </table:table-cell>
          <table:table-cell office:value-type="float" office:value="957787713" calcext:value-type="float">
            <text:p>957787713</text:p>
          </table:table-cell>
          <table:table-cell office:value-type="string" calcext:value-type="string">
            <text:p><text:s/>7680656K </text:p>
          </table:table-cell>
          <table:table-cell office:value-type="string" calcext:value-type="string">
            <text:p><text:s/>serviciosespeciales2000@gmail.com </text:p>
          </table:table-cell>
          <table:table-cell office:value-type="float" office:value="762944251" calcext:value-type="float">
            <text:p>76294425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RAUL </text:p>
          </table:table-cell>
          <table:table-cell office:value-type="string" calcext:value-type="string">
            <text:p><text:s/>RAMIREZ </text:p>
          </table:table-cell>
          <table:table-cell office:value-type="float" office:value="972010290" calcext:value-type="float">
            <text:p>972010290</text:p>
          </table:table-cell>
          <table:table-cell office:value-type="string" calcext:value-type="string">
            <text:p><text:s/>7818101K </text:p>
          </table:table-cell>
          <table:table-cell office:value-type="string" calcext:value-type="string">
            <text:p><text:s/>lavados.nacionaleschile@gmail.com </text:p>
          </table:table-cell>
          <table:table-cell office:value-type="float" office:value="767788533" calcext:value-type="float">
            <text:p>7677885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UCY </text:p>
          </table:table-cell>
          <table:table-cell office:value-type="string" calcext:value-type="string">
            <text:p><text:s/>SALAZAR </text:p>
          </table:table-cell>
          <table:table-cell office:value-type="float" office:value="226354048" calcext:value-type="float">
            <text:p>226354048</text:p>
          </table:table-cell>
          <table:table-cell office:value-type="string" calcext:value-type="string">
            <text:p><text:s/>7819023K </text:p>
          </table:table-cell>
          <table:table-cell office:value-type="string" calcext:value-type="string">
            <text:p><text:s/>lucy@aimtec.cl </text:p>
          </table:table-cell>
          <table:table-cell office:value-type="float" office:value="781038806" calcext:value-type="float">
            <text:p>7810388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olfo </text:p>
          </table:table-cell>
          <table:table-cell office:value-type="string" calcext:value-type="string">
            <text:p><text:s/>Gonganzalez </text:p>
          </table:table-cell>
          <table:table-cell office:value-type="float" office:value="986687287" calcext:value-type="float">
            <text:p>986687287</text:p>
          </table:table-cell>
          <table:table-cell office:value-type="string" calcext:value-type="string">
            <text:p><text:s/>7996915K </text:p>
          </table:table-cell>
          <table:table-cell office:value-type="string" calcext:value-type="string">
            <text:p><text:s/>electricidadymontajesayc@gmail.com </text:p>
          </table:table-cell>
          <table:table-cell office:value-type="float" office:value="767423853" calcext:value-type="float">
            <text:p>76742385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Pardo </text:p>
          </table:table-cell>
          <table:table-cell office:value-type="float" office:value="990380900" calcext:value-type="float">
            <text:p>990380900</text:p>
          </table:table-cell>
          <table:table-cell office:value-type="string" calcext:value-type="string">
            <text:p><text:s/>8016145k </text:p>
          </table:table-cell>
          <table:table-cell office:value-type="string" calcext:value-type="string">
            <text:p><text:s/>emporiodelaabuela@gmail.com </text:p>
          </table:table-cell>
          <table:table-cell office:value-type="float" office:value="766043739" calcext:value-type="float">
            <text:p>76604373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Francisco </text:p>
          </table:table-cell>
          <table:table-cell office:value-type="string" calcext:value-type="string">
            <text:p><text:s/>Castro Lillo </text:p>
          </table:table-cell>
          <table:table-cell office:value-type="string" calcext:value-type="string">
            <text:p><text:s/>56 9 93095389 </text:p>
          </table:table-cell>
          <table:table-cell office:value-type="string" calcext:value-type="string">
            <text:p><text:s/>8046892K </text:p>
          </table:table-cell>
          <table:table-cell office:value-type="string" calcext:value-type="string">
            <text:p><text:s/>h.castrolillo@gmail.com </text:p>
          </table:table-cell>
          <table:table-cell office:value-type="float" office:value="760604518" calcext:value-type="float">
            <text:p>7606045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Illanes </text:p>
          </table:table-cell>
          <table:table-cell office:value-type="float" office:value="993052150" calcext:value-type="float">
            <text:p>993052150</text:p>
          </table:table-cell>
          <table:table-cell office:value-type="string" calcext:value-type="string">
            <text:p><text:s/>8064180K </text:p>
          </table:table-cell>
          <table:table-cell office:value-type="string" calcext:value-type="string">
            <text:p><text:s/>carlos.serviluceningenieros@hotmail.com </text:p>
          </table:table-cell>
          <table:table-cell office:value-type="string" calcext:value-type="string">
            <text:p><text:s/>806418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Lara </text:p>
          </table:table-cell>
          <table:table-cell office:value-type="float" office:value="992266491" calcext:value-type="float">
            <text:p>992266491</text:p>
          </table:table-cell>
          <table:table-cell office:value-type="string" calcext:value-type="string">
            <text:p><text:s/>8209024K </text:p>
          </table:table-cell>
          <table:table-cell office:value-type="string" calcext:value-type="string">
            <text:p><text:s/>arimaqp@gmail.com </text:p>
          </table:table-cell>
          <table:table-cell office:value-type="float" office:value="763398927" calcext:value-type="float">
            <text:p>76339892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redo </text:p>
          </table:table-cell>
          <table:table-cell office:value-type="string" calcext:value-type="string">
            <text:p><text:s/>Castro Albornoz </text:p>
          </table:table-cell>
          <table:table-cell office:value-type="float" office:value="998710843" calcext:value-type="float">
            <text:p>998710843</text:p>
          </table:table-cell>
          <table:table-cell office:value-type="string" calcext:value-type="string">
            <text:p><text:s/>8214367k </text:p>
          </table:table-cell>
          <table:table-cell office:value-type="string" calcext:value-type="string">
            <text:p><text:s/>milservice@vtr.net </text:p>
          </table:table-cell>
          <table:table-cell office:value-type="string" calcext:value-type="string">
            <text:p><text:s/>77831830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vier </text:p>
          </table:table-cell>
          <table:table-cell office:value-type="string" calcext:value-type="string">
            <text:p><text:s/>Mallea Valencia </text:p>
          </table:table-cell>
          <table:table-cell office:value-type="float" office:value="982398101" calcext:value-type="float">
            <text:p>982398101</text:p>
          </table:table-cell>
          <table:table-cell office:value-type="string" calcext:value-type="string">
            <text:p><text:s/>8274438K </text:p>
          </table:table-cell>
          <table:table-cell office:value-type="string" calcext:value-type="string">
            <text:p><text:s/>javiermallea@gmail.com </text:p>
          </table:table-cell>
          <table:table-cell office:value-type="float" office:value="762811081" calcext:value-type="float">
            <text:p>76281108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CTAVIO </text:p>
          </table:table-cell>
          <table:table-cell office:value-type="string" calcext:value-type="string">
            <text:p><text:s/>OJEDA </text:p>
          </table:table-cell>
          <table:table-cell office:value-type="string" calcext:value-type="string">
            <text:p><text:s/>2 277 22282 </text:p>
          </table:table-cell>
          <table:table-cell office:value-type="string" calcext:value-type="string">
            <text:p><text:s/>8852487K </text:p>
          </table:table-cell>
          <table:table-cell office:value-type="string" calcext:value-type="string">
            <text:p><text:s/>finanzas@dipaspa.cl </text:p>
          </table:table-cell>
          <table:table-cell office:value-type="float" office:value="767882785" calcext:value-type="float">
            <text:p>76788278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oracio </text:p>
          </table:table-cell>
          <table:table-cell office:value-type="string" calcext:value-type="string">
            <text:p><text:s/>Veragua </text:p>
          </table:table-cell>
          <table:table-cell office:value-type="float" office:value="56949971861" calcext:value-type="float">
            <text:p>56949971861</text:p>
          </table:table-cell>
          <table:table-cell office:value-type="string" calcext:value-type="string">
            <text:p><text:s/>8943811K </text:p>
          </table:table-cell>
          <table:table-cell office:value-type="string" calcext:value-type="string">
            <text:p><text:s/>veragua@ingel.cl </text:p>
          </table:table-cell>
          <table:table-cell office:value-type="float" office:value="788627106" calcext:value-type="float">
            <text:p>7886271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Javier </text:p>
          </table:table-cell>
          <table:table-cell office:value-type="string" calcext:value-type="string">
            <text:p><text:s/>Pérez-Barros Ramirez </text:p>
          </table:table-cell>
          <table:table-cell office:value-type="string" calcext:value-type="string">
            <text:p><text:s/>9-74960630 </text:p>
          </table:table-cell>
          <table:table-cell office:value-type="string" calcext:value-type="string">
            <text:p><text:s/>9037284K </text:p>
          </table:table-cell>
          <table:table-cell office:value-type="string" calcext:value-type="string">
            <text:p><text:s/>francisco@pspltda.com </text:p>
          </table:table-cell>
          <table:table-cell office:value-type="float" office:value="761319116" calcext:value-type="float">
            <text:p>76131911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Torrejon </text:p>
          </table:table-cell>
          <table:table-cell office:value-type="float" office:value="964223511" calcext:value-type="float">
            <text:p>964223511</text:p>
          </table:table-cell>
          <table:table-cell office:value-type="string" calcext:value-type="string">
            <text:p><text:s/>9056160k </text:p>
          </table:table-cell>
          <table:table-cell office:value-type="string" calcext:value-type="string">
            <text:p><text:s/>otorrejon@entichile.cl </text:p>
          </table:table-cell>
          <table:table-cell office:value-type="float" office:value="763750523" calcext:value-type="float">
            <text:p>76375052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Alfonso </text:p>
          </table:table-cell>
          <table:table-cell office:value-type="string" calcext:value-type="string">
            <text:p><text:s/>Solis Quevedo </text:p>
          </table:table-cell>
          <table:table-cell office:value-type="float" office:value="94794838" calcext:value-type="float">
            <text:p>94794838</text:p>
          </table:table-cell>
          <table:table-cell office:value-type="string" calcext:value-type="string">
            <text:p><text:s/>9354268k </text:p>
          </table:table-cell>
          <table:table-cell office:value-type="string" calcext:value-type="string">
            <text:p><text:s/>hsolis@technopoints.cl </text:p>
          </table:table-cell>
          <table:table-cell office:value-type="float" office:value="764219406" calcext:value-type="float">
            <text:p>7642194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 </text:p>
          </table:table-cell>
          <table:table-cell office:value-type="string" calcext:value-type="string">
            <text:p><text:s/>Moraga </text:p>
          </table:table-cell>
          <table:table-cell office:value-type="float" office:value="987786181" calcext:value-type="float">
            <text:p>987786181</text:p>
          </table:table-cell>
          <table:table-cell office:value-type="string" calcext:value-type="string">
            <text:p><text:s/>9385389k </text:p>
          </table:table-cell>
          <table:table-cell office:value-type="string" calcext:value-type="string">
            <text:p><text:s/>mmoraga@donoscar.cl </text:p>
          </table:table-cell>
          <table:table-cell office:value-type="float" office:value="764088131" calcext:value-type="float">
            <text:p>76408813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ferreira </text:p>
          </table:table-cell>
          <table:table-cell office:value-type="float" office:value="227321441" calcext:value-type="float">
            <text:p>227321441</text:p>
          </table:table-cell>
          <table:table-cell office:value-type="string" calcext:value-type="string">
            <text:p><text:s/>9488313k </text:p>
          </table:table-cell>
          <table:table-cell office:value-type="string" calcext:value-type="string">
            <text:p><text:s/>creacionesamanda@vtr.net </text:p>
          </table:table-cell>
          <table:table-cell office:value-type="float" office:value="760018716" calcext:value-type="float">
            <text:p>76001871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Gastón </text:p>
          </table:table-cell>
          <table:table-cell office:value-type="string" calcext:value-type="string">
            <text:p><text:s/>Iturriaga </text:p>
          </table:table-cell>
          <table:table-cell office:value-type="float" office:value="226287502" calcext:value-type="float">
            <text:p>226287502</text:p>
          </table:table-cell>
          <table:table-cell office:value-type="string" calcext:value-type="string">
            <text:p><text:s/>9489266K </text:p>
          </table:table-cell>
          <table:table-cell office:value-type="string" calcext:value-type="string">
            <text:p><text:s/>giturriaga@wsp.cl </text:p>
          </table:table-cell>
          <table:table-cell office:value-type="float" office:value="968287400" calcext:value-type="float">
            <text:p>9682874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nan </text:p>
          </table:table-cell>
          <table:table-cell office:value-type="string" calcext:value-type="string">
            <text:p><text:s/>Vasquez </text:p>
          </table:table-cell>
          <table:table-cell office:value-type="float" office:value="982290741" calcext:value-type="float">
            <text:p>982290741</text:p>
          </table:table-cell>
          <table:table-cell office:value-type="string" calcext:value-type="string">
            <text:p><text:s/>9582949K </text:p>
          </table:table-cell>
          <table:table-cell office:value-type="string" calcext:value-type="string">
            <text:p><text:s/>hvasquez@optimiza.cl </text:p>
          </table:table-cell>
          <table:table-cell office:value-type="float" office:value="969210002" calcext:value-type="float">
            <text:p>969210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Pérez </text:p>
          </table:table-cell>
          <table:table-cell office:value-type="float" office:value="56975795898" calcext:value-type="float">
            <text:p>56975795898</text:p>
          </table:table-cell>
          <table:table-cell office:value-type="string" calcext:value-type="string">
            <text:p><text:s/>9668360K </text:p>
          </table:table-cell>
          <table:table-cell office:value-type="string" calcext:value-type="string">
            <text:p><text:s/>dperez@cuatrorios.cl </text:p>
          </table:table-cell>
          <table:table-cell office:value-type="float" office:value="760945935" calcext:value-type="float">
            <text:p>76094593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DINO </text:p>
          </table:table-cell>
          <table:table-cell office:value-type="string" calcext:value-type="string">
            <text:p><text:s/>RAMOS </text:p>
          </table:table-cell>
          <table:table-cell office:value-type="float" office:value="99694076" calcext:value-type="float">
            <text:p>99694076</text:p>
          </table:table-cell>
          <table:table-cell office:value-type="string" calcext:value-type="string">
            <text:p><text:s/>9677057K </text:p>
          </table:table-cell>
          <table:table-cell office:value-type="string" calcext:value-type="string">
            <text:p><text:s/>dramos@mobilarquitectos.cl </text:p>
          </table:table-cell>
          <table:table-cell office:value-type="float" office:value="760536652" calcext:value-type="float">
            <text:p>76053665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ALEJANDRO </text:p>
          </table:table-cell>
          <table:table-cell office:value-type="string" calcext:value-type="string">
            <text:p><text:s/>ALLENDE MARCOS </text:p>
          </table:table-cell>
          <table:table-cell office:value-type="float" office:value="947092352" calcext:value-type="float">
            <text:p>947092352</text:p>
          </table:table-cell>
          <table:table-cell office:value-type="string" calcext:value-type="string">
            <text:p><text:s/>9747026K </text:p>
          </table:table-cell>
          <table:table-cell office:value-type="string" calcext:value-type="string">
            <text:p><text:s/>laamallende@hotmail.com </text:p>
          </table:table-cell>
          <table:table-cell office:value-type="float" office:value="767003056" calcext:value-type="float">
            <text:p>7670030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Test_Test</text:p>
          </table:table-cell>
          <table:table-cell office:value-type="string" calcext:value-type="string">
            <text:p>Test 1 </text:p>
          </table:table-cell>
          <table:table-cell office:value-type="string" calcext:value-type="string">
            <text:p><text:s/>Tester </text:p>
          </table:table-cell>
          <table:table-cell office:value-type="float" office:value="3005868" calcext:value-type="float">
            <text:p>3005868</text:p>
          </table:table-cell>
          <table:table-cell office:value-type="string" calcext:value-type="string">
            <text:p><text:s/>9791138K </text:p>
          </table:table-cell>
          <table:table-cell office:value-type="string" calcext:value-type="string">
            <text:p><text:s/>jperez@portalfinance.co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Millán </text:p>
          </table:table-cell>
          <table:table-cell office:value-type="float" office:value="982484059" calcext:value-type="float">
            <text:p>982484059</text:p>
          </table:table-cell>
          <table:table-cell office:value-type="string" calcext:value-type="string">
            <text:p><text:s/>Gerente </text:p>
          </table:table-cell>
          <table:table-cell office:value-type="string" calcext:value-type="string">
            <text:p><text:s/>emedos.spa@gmail.com </text:p>
          </table:table-cell>
          <table:table-cell office:value-type="string" calcext:value-type="string">
            <text:p><text:s/>76525079K </text:p>
          </table:table-cell>
          <table:table-cell office:value-type="string" calcext:value-type="string">
            <text:p><text:s/>supplier</text:p>
          </table:table-cell>
        </table:table-row>
      </table:table>
      <table:table table:name="Duplicados" table:style-name="ta1">
        <table:table-column table:style-name="co1" table:number-columns-repeated="9" table:default-cell-style-name="Default"/>
        <table:table-row table:style-name="ro1">
          <table:table-cell table:style-name="ce3" office:value-type="string" calcext:value-type="string">
            <text:p>Esquem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Apellido</text:p>
          </table:table-cell>
          <table:table-cell table:style-name="ce3" office:value-type="string" calcext:value-type="string">
            <text:p>Telefono</text:p>
          </table:table-cell>
          <table:table-cell table:style-name="ce3" office:value-type="string" calcext:value-type="string">
            <text:p>Rut_usuario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Rut_Empresa</text:p>
          </table:table-cell>
          <table:table-cell table:style-name="ce3" office:value-type="string" calcext:value-type="string">
            <text:p>Rol</text:p>
          </table:table-cell>
          <table:table-cell table:style-name="ce3" office:value-type="string" calcext:value-type="string">
            <text:p>Duplciadas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Test User1 </text:p>
          </table:table-cell>
          <table:table-cell office:value-type="string" calcext:value-type="string">
            <text:p><text:s/>Test </text:p>
          </table:table-cell>
          <table:table-cell office:value-type="float" office:value="43234" calcext:value-type="float">
            <text:p>43234</text:p>
          </table:table-cell>
          <table:table-cell office:value-type="float" office:value="64796364" calcext:value-type="float">
            <text:p>64796364</text:p>
          </table:table-cell>
          <table:table-cell office:value-type="string" calcext:value-type="string">
            <text:p><text:s/>coldman29@hotmail.com </text:p>
          </table:table-cell>
          <table:table-cell office:value-type="float" office:value="114854298" calcext:value-type="float">
            <text:p>114854298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Financial </text:p>
          </table:table-cell>
          <table:table-cell office:value-type="string" calcext:value-type="string">
            <text:p><text:s/>User </text:p>
          </table:table-cell>
          <table:table-cell office:value-type="string" calcext:value-type="string">
            <text:p><text:s/></text:p>
          </table:table-cell>
          <table:table-cell office:value-type="float" office:value="166770505" calcext:value-type="float">
            <text:p>166770505</text:p>
          </table:table-cell>
          <table:table-cell office:value-type="string" calcext:value-type="string">
            <text:p><text:s/>financial@portalfinance.co </text:p>
          </table:table-cell>
          <table:table-cell office:value-type="float" office:value="114854298" calcext:value-type="float">
            <text:p>114854298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Jhonny Alejandro </text:p>
          </table:table-cell>
          <table:table-cell office:value-type="string" calcext:value-type="string">
            <text:p><text:s/>Pérez Rojas </text:p>
          </table:table-cell>
          <table:table-cell office:value-type="float" office:value="3005868" calcext:value-type="float">
            <text:p>3005868</text:p>
          </table:table-cell>
          <table:table-cell office:value-type="string" calcext:value-type="string">
            <text:p><text:s/>5763331K </text:p>
          </table:table-cell>
          <table:table-cell office:value-type="string" calcext:value-type="string">
            <text:p><text:s/>jperezud@gmail.com </text:p>
          </table:table-cell>
          <table:table-cell office:value-type="float" office:value="114854298" calcext:value-type="float">
            <text:p>114854298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Garrido </text:p>
          </table:table-cell>
          <table:table-cell office:value-type="float" office:value="962483267" calcext:value-type="float">
            <text:p>962483267</text:p>
          </table:table-cell>
          <table:table-cell office:value-type="float" office:value="121180979" calcext:value-type="float">
            <text:p>121180979</text:p>
          </table:table-cell>
          <table:table-cell office:value-type="string" calcext:value-type="string">
            <text:p><text:s/>mauricio.garrido.v@gmail.com </text:p>
          </table:table-cell>
          <table:table-cell office:value-type="float" office:value="118692225" calcext:value-type="float">
            <text:p>118692225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Vasquez </text:p>
          </table:table-cell>
          <table:table-cell office:value-type="float" office:value="982573193" calcext:value-type="float">
            <text:p>982573193</text:p>
          </table:table-cell>
          <table:table-cell office:value-type="float" office:value="130076815" calcext:value-type="float">
            <text:p>130076815</text:p>
          </table:table-cell>
          <table:table-cell office:value-type="string" calcext:value-type="string">
            <text:p><text:s/>javasquezk@gmail.com </text:p>
          </table:table-cell>
          <table:table-cell office:value-type="float" office:value="118692225" calcext:value-type="float">
            <text:p>118692225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Test_Test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Caicedo </text:p>
          </table:table-cell>
          <table:table-cell office:value-type="string" calcext:value-type="string">
            <text:p><text:s/></text:p>
          </table:table-cell>
          <table:table-cell office:value-type="float" office:value="118620208" calcext:value-type="float">
            <text:p>118620208</text:p>
          </table:table-cell>
          <table:table-cell office:value-type="string" calcext:value-type="string">
            <text:p><text:s/>financial@portalfinance.co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Test_Test</text:p>
          </table:table-cell>
          <table:table-cell office:value-type="string" calcext:value-type="string">
            <text:p>Test 2 </text:p>
          </table:table-cell>
          <table:table-cell office:value-type="string" calcext:value-type="string">
            <text:p><text:s/>Tester </text:p>
          </table:table-cell>
          <table:table-cell office:value-type="float" office:value="54" calcext:value-type="float">
            <text:p>54</text:p>
          </table:table-cell>
          <table:table-cell office:value-type="float" office:value="123834941" calcext:value-type="float">
            <text:p>123834941</text:p>
          </table:table-cell>
          <table:table-cell office:value-type="string" calcext:value-type="string">
            <text:p><text:s/>jperezud@gmail.com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Eloy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Financial </text:p>
          </table:table-cell>
          <table:table-cell office:value-type="string" calcext:value-type="string">
            <text:p><text:s/></text:p>
          </table:table-cell>
          <table:table-cell office:value-type="float" office:value="221069293" calcext:value-type="float">
            <text:p>221069293</text:p>
          </table:table-cell>
          <table:table-cell office:value-type="string" calcext:value-type="string">
            <text:p><text:s/>financial@portalfinance.co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Caicedo </text:p>
          </table:table-cell>
          <table:table-cell office:value-type="string" calcext:value-type="string">
            <text:p><text:s/></text:p>
          </table:table-cell>
          <table:table-cell office:value-type="float" office:value="233451657" calcext:value-type="float">
            <text:p>233451657</text:p>
          </table:table-cell>
          <table:table-cell office:value-type="string" calcext:value-type="string">
            <text:p><text:s/>admin@portalfinance.co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Eloy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Admin </text:p>
          </table:table-cell>
          <table:table-cell office:value-type="string" calcext:value-type="string">
            <text:p><text:s/></text:p>
          </table:table-cell>
          <table:table-cell office:value-type="float" office:value="233451657" calcext:value-type="float">
            <text:p>233451657</text:p>
          </table:table-cell>
          <table:table-cell office:value-type="string" calcext:value-type="string">
            <text:p><text:s/>admin@portalfinance.co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Test_Test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Caicedo </text:p>
          </table:table-cell>
          <table:table-cell office:value-type="string" calcext:value-type="string">
            <text:p><text:s/></text:p>
          </table:table-cell>
          <table:table-cell office:value-type="float" office:value="233451657" calcext:value-type="float">
            <text:p>233451657</text:p>
          </table:table-cell>
          <table:table-cell office:value-type="string" calcext:value-type="string">
            <text:p><text:s/>admin@portalfinance.co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Test 2 </text:p>
          </table:table-cell>
          <table:table-cell office:value-type="string" calcext:value-type="string">
            <text:p><text:s/>Tester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10848506K </text:p>
          </table:table-cell>
          <table:table-cell office:value-type="string" calcext:value-type="string">
            <text:p><text:s/>jperez@portalfinance.co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Test_Test</text:p>
          </table:table-cell>
          <table:table-cell office:value-type="string" calcext:value-type="string">
            <text:p>Test 1 </text:p>
          </table:table-cell>
          <table:table-cell office:value-type="string" calcext:value-type="string">
            <text:p><text:s/>Tester </text:p>
          </table:table-cell>
          <table:table-cell office:value-type="float" office:value="3005868" calcext:value-type="float">
            <text:p>3005868</text:p>
          </table:table-cell>
          <table:table-cell office:value-type="string" calcext:value-type="string">
            <text:p><text:s/>9791138K </text:p>
          </table:table-cell>
          <table:table-cell office:value-type="string" calcext:value-type="string">
            <text:p><text:s/>jperez@portalfinance.co 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consuelo </text:p>
          </table:table-cell>
          <table:table-cell office:value-type="string" calcext:value-type="string">
            <text:p><text:s/>edwards </text:p>
          </table:table-cell>
          <table:table-cell office:value-type="float" office:value="56498749" calcext:value-type="float">
            <text:p>56498749</text:p>
          </table:table-cell>
          <table:table-cell office:value-type="float" office:value="108371552" calcext:value-type="float">
            <text:p>108371552</text:p>
          </table:table-cell>
          <table:table-cell office:value-type="string" calcext:value-type="string">
            <text:p><text:s/>consuelo@believe.tv </text:p>
          </table:table-cell>
          <table:table-cell office:value-type="float" office:value="760200476" calcext:value-type="float">
            <text:p>760200476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Kimberly </text:p>
          </table:table-cell>
          <table:table-cell office:value-type="string" calcext:value-type="string">
            <text:p><text:s/>Rios </text:p>
          </table:table-cell>
          <table:table-cell office:value-type="float" office:value="232626554" calcext:value-type="float">
            <text:p>232626554</text:p>
          </table:table-cell>
          <table:table-cell office:value-type="float" office:value="188157890" calcext:value-type="float">
            <text:p>188157890</text:p>
          </table:table-cell>
          <table:table-cell office:value-type="string" calcext:value-type="string">
            <text:p><text:s/>kimberly@believe.tv </text:p>
          </table:table-cell>
          <table:table-cell office:value-type="float" office:value="760200476" calcext:value-type="float">
            <text:p>760200476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App</text:p>
          </table:table-cell>
          <table:table-cell office:value-type="string" calcext:value-type="string">
            <text:p>Myriam </text:p>
          </table:table-cell>
          <table:table-cell office:value-type="string" calcext:value-type="string">
            <text:p><text:s/>Araya </text:p>
          </table:table-cell>
          <table:table-cell office:value-type="float" office:value="988271799" calcext:value-type="float">
            <text:p>988271799</text:p>
          </table:table-cell>
          <table:table-cell office:value-type="float" office:value="70427869" calcext:value-type="float">
            <text:p>70427869</text:p>
          </table:table-cell>
          <table:table-cell office:value-type="string" calcext:value-type="string">
            <text:p><text:s/>m.araya@dueik.cl </text:p>
          </table:table-cell>
          <table:table-cell office:value-type="float" office:value="761066412" calcext:value-type="float">
            <text:p>76106641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App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Ortiz </text:p>
          </table:table-cell>
          <table:table-cell office:value-type="float" office:value="25053360" calcext:value-type="float">
            <text:p>25053360</text:p>
          </table:table-cell>
          <table:table-cell office:value-type="float" office:value="153805350" calcext:value-type="float">
            <text:p>153805350</text:p>
          </table:table-cell>
          <table:table-cell office:value-type="string" calcext:value-type="string">
            <text:p><text:s/>mario@becual.com </text:p>
          </table:table-cell>
          <table:table-cell office:value-type="float" office:value="761066412" calcext:value-type="float">
            <text:p>76106641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Hernadez </text:p>
          </table:table-cell>
          <table:table-cell office:value-type="float" office:value="569786496" calcext:value-type="float">
            <text:p>569786496</text:p>
          </table:table-cell>
          <table:table-cell office:value-type="float" office:value="134461187" calcext:value-type="float">
            <text:p>134461187</text:p>
          </table:table-cell>
          <table:table-cell office:value-type="string" calcext:value-type="string">
            <text:p><text:s/>rhernandez@cosesa.cl </text:p>
          </table:table-cell>
          <table:table-cell office:value-type="float" office:value="761165267" calcext:value-type="float">
            <text:p>761165267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Rosemarie </text:p>
          </table:table-cell>
          <table:table-cell office:value-type="string" calcext:value-type="string">
            <text:p><text:s/>Orellana Garrido </text:p>
          </table:table-cell>
          <table:table-cell office:value-type="string" calcext:value-type="string">
            <text:p><text:s/>22 3312962 </text:p>
          </table:table-cell>
          <table:table-cell office:value-type="float" office:value="142763508" calcext:value-type="float">
            <text:p>142763508</text:p>
          </table:table-cell>
          <table:table-cell office:value-type="string" calcext:value-type="string">
            <text:p><text:s/>rorellana@cosesa.cl </text:p>
          </table:table-cell>
          <table:table-cell office:value-type="float" office:value="761165267" calcext:value-type="float">
            <text:p>761165267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ROJAS </text:p>
          </table:table-cell>
          <table:table-cell office:value-type="float" office:value="992405107" calcext:value-type="float">
            <text:p>992405107</text:p>
          </table:table-cell>
          <table:table-cell office:value-type="float" office:value="131737858" calcext:value-type="float">
            <text:p>131737858</text:p>
          </table:table-cell>
          <table:table-cell office:value-type="string" calcext:value-type="string">
            <text:p><text:s/>robertorojassoto@gmail.com </text:p>
          </table:table-cell>
          <table:table-cell office:value-type="float" office:value="761727826" calcext:value-type="float">
            <text:p>761727826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ROJAS </text:p>
          </table:table-cell>
          <table:table-cell office:value-type="float" office:value="992405107" calcext:value-type="float">
            <text:p>992405107</text:p>
          </table:table-cell>
          <table:table-cell office:value-type="float" office:value="131737858" calcext:value-type="float">
            <text:p>131737858</text:p>
          </table:table-cell>
          <table:table-cell office:value-type="string" calcext:value-type="string">
            <text:p><text:s/>robertorojassoto@gmail.com </text:p>
          </table:table-cell>
          <table:table-cell office:value-type="float" office:value="761727826" calcext:value-type="float">
            <text:p>761727826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guel </text:p>
          </table:table-cell>
          <table:table-cell office:value-type="string" calcext:value-type="string">
            <text:p><text:s/>Vasquez </text:p>
          </table:table-cell>
          <table:table-cell office:value-type="float" office:value="56983414072" calcext:value-type="float">
            <text:p>56983414072</text:p>
          </table:table-cell>
          <table:table-cell office:value-type="float" office:value="140900265" calcext:value-type="float">
            <text:p>140900265</text:p>
          </table:table-cell>
          <table:table-cell office:value-type="string" calcext:value-type="string">
            <text:p><text:s/>mvasquez@firware.cl </text:p>
          </table:table-cell>
          <table:table-cell office:value-type="float" office:value="761956728" calcext:value-type="float">
            <text:p>761956728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Pino </text:p>
          </table:table-cell>
          <table:table-cell office:value-type="float" office:value="952541845" calcext:value-type="float">
            <text:p>952541845</text:p>
          </table:table-cell>
          <table:table-cell office:value-type="float" office:value="141884743" calcext:value-type="float">
            <text:p>141884743</text:p>
          </table:table-cell>
          <table:table-cell office:value-type="string" calcext:value-type="string">
            <text:p><text:s/>jpino@firware.cl </text:p>
          </table:table-cell>
          <table:table-cell office:value-type="float" office:value="761956728" calcext:value-type="float">
            <text:p>761956728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olivares </text:p>
          </table:table-cell>
          <table:table-cell office:value-type="float" office:value="226414109" calcext:value-type="float">
            <text:p>226414109</text:p>
          </table:table-cell>
          <table:table-cell office:value-type="float" office:value="81197407" calcext:value-type="float">
            <text:p>81197407</text:p>
          </table:table-cell>
          <table:table-cell office:value-type="string" calcext:value-type="string">
            <text:p><text:s/>colivares@ingecou.cl </text:p>
          </table:table-cell>
          <table:table-cell office:value-type="float" office:value="762398117" calcext:value-type="float">
            <text:p>762398117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mar </text:p>
          </table:table-cell>
          <table:table-cell office:value-type="string" calcext:value-type="string">
            <text:p><text:s/>ostornol </text:p>
          </table:table-cell>
          <table:table-cell office:value-type="float" office:value="991290000" calcext:value-type="float">
            <text:p>991290000</text:p>
          </table:table-cell>
          <table:table-cell office:value-type="float" office:value="116319454" calcext:value-type="float">
            <text:p>116319454</text:p>
          </table:table-cell>
          <table:table-cell office:value-type="string" calcext:value-type="string">
            <text:p><text:s/>oostornol@gmail.com </text:p>
          </table:table-cell>
          <table:table-cell office:value-type="float" office:value="762398117" calcext:value-type="float">
            <text:p>762398117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salia </text:p>
          </table:table-cell>
          <table:table-cell office:value-type="string" calcext:value-type="string">
            <text:p><text:s/>chancerel </text:p>
          </table:table-cell>
          <table:table-cell office:value-type="float" office:value="964373922" calcext:value-type="float">
            <text:p>964373922</text:p>
          </table:table-cell>
          <table:table-cell office:value-type="float" office:value="62899085" calcext:value-type="float">
            <text:p>62899085</text:p>
          </table:table-cell>
          <table:table-cell office:value-type="string" calcext:value-type="string">
            <text:p><text:s/>ventas@turbocentro.cl </text:p>
          </table:table-cell>
          <table:table-cell office:value-type="float" office:value="762425718" calcext:value-type="float">
            <text:p>762425718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mar </text:p>
          </table:table-cell>
          <table:table-cell office:value-type="string" calcext:value-type="string">
            <text:p><text:s/>Arriati </text:p>
          </table:table-cell>
          <table:table-cell office:value-type="float" office:value="964373922" calcext:value-type="float">
            <text:p>964373922</text:p>
          </table:table-cell>
          <table:table-cell office:value-type="float" office:value="126391390" calcext:value-type="float">
            <text:p>126391390</text:p>
          </table:table-cell>
          <table:table-cell office:value-type="string" calcext:value-type="string">
            <text:p><text:s/>oarriati@turbocentro.cl </text:p>
          </table:table-cell>
          <table:table-cell office:value-type="float" office:value="762425718" calcext:value-type="float">
            <text:p>762425718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icole </text:p>
          </table:table-cell>
          <table:table-cell office:value-type="string" calcext:value-type="string">
            <text:p><text:s/>revesz </text:p>
          </table:table-cell>
          <table:table-cell office:value-type="float" office:value="228404950" calcext:value-type="float">
            <text:p>228404950</text:p>
          </table:table-cell>
          <table:table-cell office:value-type="float" office:value="106837562" calcext:value-type="float">
            <text:p>106837562</text:p>
          </table:table-cell>
          <table:table-cell office:value-type="string" calcext:value-type="string">
            <text:p><text:s/>nrevesz@chileparcels.cl </text:p>
          </table:table-cell>
          <table:table-cell office:value-type="float" office:value="762736942" calcext:value-type="float">
            <text:p>762736942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diaz </text:p>
          </table:table-cell>
          <table:table-cell office:value-type="float" office:value="988682454" calcext:value-type="float">
            <text:p>988682454</text:p>
          </table:table-cell>
          <table:table-cell office:value-type="float" office:value="108464593" calcext:value-type="float">
            <text:p>108464593</text:p>
          </table:table-cell>
          <table:table-cell office:value-type="string" calcext:value-type="string">
            <text:p><text:s/>adminmistracion@chileparcels.cl </text:p>
          </table:table-cell>
          <table:table-cell office:value-type="float" office:value="762736942" calcext:value-type="float">
            <text:p>76273694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diaz </text:p>
          </table:table-cell>
          <table:table-cell office:value-type="float" office:value="988682454" calcext:value-type="float">
            <text:p>988682454</text:p>
          </table:table-cell>
          <table:table-cell office:value-type="float" office:value="161490350" calcext:value-type="float">
            <text:p>161490350</text:p>
          </table:table-cell>
          <table:table-cell office:value-type="string" calcext:value-type="string">
            <text:p><text:s/>administracion@chileparcels.cl </text:p>
          </table:table-cell>
          <table:table-cell office:value-type="float" office:value="762736942" calcext:value-type="float">
            <text:p>76273694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luis </text:p>
          </table:table-cell>
          <table:table-cell office:value-type="string" calcext:value-type="string">
            <text:p><text:s/>naranjo riquelme </text:p>
          </table:table-cell>
          <table:table-cell office:value-type="float" office:value="956297340" calcext:value-type="float">
            <text:p>956297340</text:p>
          </table:table-cell>
          <table:table-cell office:value-type="float" office:value="120468898" calcext:value-type="float">
            <text:p>120468898</text:p>
          </table:table-cell>
          <table:table-cell office:value-type="string" calcext:value-type="string">
            <text:p><text:s/>pedronaranjo@bicho.cl </text:p>
          </table:table-cell>
          <table:table-cell office:value-type="float" office:value="763037495" calcext:value-type="float">
            <text:p>763037495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miguel </text:p>
          </table:table-cell>
          <table:table-cell office:value-type="string" calcext:value-type="string">
            <text:p><text:s/>pizarro </text:p>
          </table:table-cell>
          <table:table-cell office:value-type="float" office:value="944928037" calcext:value-type="float">
            <text:p>944928037</text:p>
          </table:table-cell>
          <table:table-cell office:value-type="string" calcext:value-type="string">
            <text:p><text:s/>10583912K </text:p>
          </table:table-cell>
          <table:table-cell office:value-type="string" calcext:value-type="string">
            <text:p><text:s/>juanpizarro@bicho.cl </text:p>
          </table:table-cell>
          <table:table-cell office:value-type="float" office:value="763037495" calcext:value-type="float">
            <text:p>763037495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umberto </text:p>
          </table:table-cell>
          <table:table-cell office:value-type="string" calcext:value-type="string">
            <text:p><text:s/>Barzelatto </text:p>
          </table:table-cell>
          <table:table-cell office:value-type="float" office:value="56996348365" calcext:value-type="float">
            <text:p>56996348365</text:p>
          </table:table-cell>
          <table:table-cell office:value-type="string" calcext:value-type="string">
            <text:p><text:s/>13270810K </text:p>
          </table:table-cell>
          <table:table-cell office:value-type="string" calcext:value-type="string">
            <text:p><text:s/>hbarzelatto@exilon360.cl </text:p>
          </table:table-cell>
          <table:table-cell office:value-type="float" office:value="763246612" calcext:value-type="float">
            <text:p>76324661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umberto </text:p>
          </table:table-cell>
          <table:table-cell office:value-type="string" calcext:value-type="string">
            <text:p><text:s/>Barzelatto </text:p>
          </table:table-cell>
          <table:table-cell office:value-type="float" office:value="996348365" calcext:value-type="float">
            <text:p>996348365</text:p>
          </table:table-cell>
          <table:table-cell office:value-type="string" calcext:value-type="string">
            <text:p><text:s/>13270810k </text:p>
          </table:table-cell>
          <table:table-cell office:value-type="string" calcext:value-type="string">
            <text:p><text:s/>hbarzelatto@exilo360.cl </text:p>
          </table:table-cell>
          <table:table-cell office:value-type="float" office:value="763246612" calcext:value-type="float">
            <text:p>763246612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LUISA </text:p>
          </table:table-cell>
          <table:table-cell office:value-type="string" calcext:value-type="string">
            <text:p><text:s/>SOTO MORALES </text:p>
          </table:table-cell>
          <table:table-cell office:value-type="float" office:value="226048488" calcext:value-type="float">
            <text:p>226048488</text:p>
          </table:table-cell>
          <table:table-cell office:value-type="float" office:value="141926926" calcext:value-type="float">
            <text:p>141926926</text:p>
          </table:table-cell>
          <table:table-cell office:value-type="string" calcext:value-type="string">
            <text:p><text:s/>luisa.soto@ifm.com </text:p>
          </table:table-cell>
          <table:table-cell office:value-type="float" office:value="764162587" calcext:value-type="float">
            <text:p>764162587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Lopez </text:p>
          </table:table-cell>
          <table:table-cell office:value-type="float" office:value="32239284" calcext:value-type="float">
            <text:p>32239284</text:p>
          </table:table-cell>
          <table:table-cell office:value-type="float" office:value="143765199" calcext:value-type="float">
            <text:p>143765199</text:p>
          </table:table-cell>
          <table:table-cell office:value-type="string" calcext:value-type="string">
            <text:p><text:s/>roberto.lopez@ifm.com </text:p>
          </table:table-cell>
          <table:table-cell office:value-type="float" office:value="764162587" calcext:value-type="float">
            <text:p>764162587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etzabe Alejandra </text:p>
          </table:table-cell>
          <table:table-cell office:value-type="string" calcext:value-type="string">
            <text:p><text:s/>Hinojosa Gil </text:p>
          </table:table-cell>
          <table:table-cell office:value-type="float" office:value="954037300" calcext:value-type="float">
            <text:p>954037300</text:p>
          </table:table-cell>
          <table:table-cell office:value-type="float" office:value="138379175" calcext:value-type="float">
            <text:p>138379175</text:p>
          </table:table-cell>
          <table:table-cell office:value-type="string" calcext:value-type="string">
            <text:p><text:s/>contacto@prodecor.cl </text:p>
          </table:table-cell>
          <table:table-cell office:value-type="float" office:value="764163354" calcext:value-type="float">
            <text:p>764163354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Hinojosa </text:p>
          </table:table-cell>
          <table:table-cell office:value-type="float" office:value="954037300" calcext:value-type="float">
            <text:p>954037300</text:p>
          </table:table-cell>
          <table:table-cell office:value-type="float" office:value="146242715" calcext:value-type="float">
            <text:p>146242715</text:p>
          </table:table-cell>
          <table:table-cell office:value-type="string" calcext:value-type="string">
            <text:p><text:s/>daniel@prodecor.cl </text:p>
          </table:table-cell>
          <table:table-cell office:value-type="float" office:value="764163354" calcext:value-type="float">
            <text:p>764163354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Abumohor </text:p>
          </table:table-cell>
          <table:table-cell office:value-type="string" calcext:value-type="string">
            <text:p><text:s/></text:p>
          </table:table-cell>
          <table:table-cell office:value-type="float" office:value="94965012" calcext:value-type="float">
            <text:p>94965012</text:p>
          </table:table-cell>
          <table:table-cell office:value-type="string" calcext:value-type="string">
            <text:p><text:s/>aabumohor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Caicedo </text:p>
          </table:table-cell>
          <table:table-cell office:value-type="float" office:value="12312312" calcext:value-type="float">
            <text:p>12312312</text:p>
          </table:table-cell>
          <table:table-cell office:value-type="float" office:value="108784113" calcext:value-type="float">
            <text:p>108784113</text:p>
          </table:table-cell>
          <table:table-cell office:value-type="string" calcext:value-type="string">
            <text:p><text:s/>dcaicedo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Abastible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abastible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App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app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3002321" calcext:value-type="float">
            <text:p>3002321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fpuntarelli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3002321" calcext:value-type="float">
            <text:p>3002321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fpuntarelli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Hites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hites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wom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Claro_Provider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claro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Analisis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4343433" calcext:value-type="float">
            <text:p>4343433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analisis@portalfinanceborrar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asfalcura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Pacal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pacal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Sacyr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sacyr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82828" calcext:value-type="float">
            <text:p>282828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socovesa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hn </text:p>
          </table:table-cell>
          <table:table-cell office:value-type="string" calcext:value-type="string">
            <text:p><text:s/>Doe </text:p>
          </table:table-cell>
          <table:table-cell office:value-type="float" office:value="12132" calcext:value-type="float">
            <text:p>12132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fpuntarelli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2323232" calcext:value-type="float">
            <text:p>2323232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supplier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Test_Supplier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3005687" calcext:value-type="float">
            <text:p>3005687</text:p>
          </table:table-cell>
          <table:table-cell office:value-type="float" office:value="157753258" calcext:value-type="float">
            <text:p>157753258</text:p>
          </table:table-cell>
          <table:table-cell office:value-type="string" calcext:value-type="string">
            <text:p><text:s/>fpuntarelli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Viñal </text:p>
          </table:table-cell>
          <table:table-cell office:value-type="string" calcext:value-type="string">
            <text:p><text:s/></text:p>
          </table:table-cell>
          <table:table-cell office:value-type="float" office:value="205475508" calcext:value-type="float">
            <text:p>205475508</text:p>
          </table:table-cell>
          <table:table-cell office:value-type="string" calcext:value-type="string">
            <text:p><text:s/>cvinal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<text:s/>Varela </text:p>
          </table:table-cell>
          <table:table-cell office:value-type="string" calcext:value-type="string">
            <text:p><text:s/></text:p>
          </table:table-cell>
          <table:table-cell office:value-type="float" office:value="227213728" calcext:value-type="float">
            <text:p>227213728</text:p>
          </table:table-cell>
          <table:table-cell office:value-type="string" calcext:value-type="string">
            <text:p><text:s/>avarela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<text:s/>Varela </text:p>
          </table:table-cell>
          <table:table-cell office:value-type="string" calcext:value-type="string">
            <text:p><text:s/></text:p>
          </table:table-cell>
          <table:table-cell office:value-type="float" office:value="227213728" calcext:value-type="float">
            <text:p>227213728</text:p>
          </table:table-cell>
          <table:table-cell office:value-type="string" calcext:value-type="string">
            <text:p><text:s/>avarela@motorfinanciero.cl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credit_executive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ntarelli </text:p>
          </table:table-cell>
          <table:table-cell office:value-type="float" office:value="12312312" calcext:value-type="float">
            <text:p>12312312</text:p>
          </table:table-cell>
          <table:table-cell office:value-type="float" office:value="228561312" calcext:value-type="float">
            <text:p>228561312</text:p>
          </table:table-cell>
          <table:table-cell office:value-type="string" calcext:value-type="string">
            <text:p><text:s/>fpuntarelli1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HUGO </text:p>
          </table:table-cell>
          <table:table-cell office:value-type="string" calcext:value-type="string">
            <text:p><text:s/>CARMONA </text:p>
          </table:table-cell>
          <table:table-cell office:value-type="float" office:value="9727255774" calcext:value-type="float">
            <text:p>9727255774</text:p>
          </table:table-cell>
          <table:table-cell office:value-type="float" office:value="241891488" calcext:value-type="float">
            <text:p>241891488</text:p>
          </table:table-cell>
          <table:table-cell office:value-type="string" calcext:value-type="string">
            <text:p><text:s/>hcarmona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imena Margarita </text:p>
          </table:table-cell>
          <table:table-cell office:value-type="string" calcext:value-type="string">
            <text:p><text:s/>Villamizar Jaimes </text:p>
          </table:table-cell>
          <table:table-cell office:value-type="string" calcext:value-type="string">
            <text:p><text:s/></text:p>
          </table:table-cell>
          <table:table-cell office:value-type="float" office:value="264650062" calcext:value-type="float">
            <text:p>264650062</text:p>
          </table:table-cell>
          <table:table-cell office:value-type="string" calcext:value-type="string">
            <text:p><text:s/>gvillamizar@motorfinanciero.cl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credit_executive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Btg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Caicedo </text:p>
          </table:table-cell>
          <table:table-cell office:value-type="string" calcext:value-type="string">
            <text:p><text:s/></text:p>
          </table:table-cell>
          <table:table-cell office:value-type="float" office:value="482051170" calcext:value-type="float">
            <text:p>482051170</text:p>
          </table:table-cell>
          <table:table-cell office:value-type="string" calcext:value-type="string">
            <text:p><text:s/>dcaicedo@portalfinance.co </text:p>
          </table:table-cell>
          <table:table-cell office:value-type="float" office:value="764505832" calcext:value-type="float">
            <text:p>764505832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Abumohor </text:p>
          </table:table-cell>
          <table:table-cell office:value-type="float" office:value="995999388" calcext:value-type="float">
            <text:p>995999388</text:p>
          </table:table-cell>
          <table:table-cell office:value-type="float" office:value="56604782" calcext:value-type="float">
            <text:p>56604782</text:p>
          </table:table-cell>
          <table:table-cell office:value-type="string" calcext:value-type="string">
            <text:p><text:s/>supplier@portalfinance.co </text:p>
          </table:table-cell>
          <table:table-cell office:value-type="float" office:value="764510062" calcext:value-type="float">
            <text:p>764510062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Bianchi </text:p>
          </table:table-cell>
          <table:table-cell office:value-type="string" calcext:value-type="string">
            <text:p><text:s/></text:p>
          </table:table-cell>
          <table:table-cell office:value-type="float" office:value="134412489" calcext:value-type="float">
            <text:p>134412489</text:p>
          </table:table-cell>
          <table:table-cell office:value-type="string" calcext:value-type="string">
            <text:p><text:s/>felipe@motorfinanciero.cl </text:p>
          </table:table-cell>
          <table:table-cell office:value-type="float" office:value="764510062" calcext:value-type="float">
            <text:p>764510062</text:p>
          </table:table-cell>
          <table:table-cell office:value-type="string" calcext:value-type="string">
            <text:p><text:s/>credit_executive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olfo </text:p>
          </table:table-cell>
          <table:table-cell office:value-type="string" calcext:value-type="string">
            <text:p><text:s/>Moorales </text:p>
          </table:table-cell>
          <table:table-cell office:value-type="string" calcext:value-type="string">
            <text:p><text:s/></text:p>
          </table:table-cell>
          <table:table-cell office:value-type="float" office:value="168246129" calcext:value-type="float">
            <text:p>168246129</text:p>
          </table:table-cell>
          <table:table-cell office:value-type="string" calcext:value-type="string">
            <text:p><text:s/>rmorales@motorfinanciero.cl </text:p>
          </table:table-cell>
          <table:table-cell office:value-type="float" office:value="764510062" calcext:value-type="float">
            <text:p>764510062</text:p>
          </table:table-cell>
          <table:table-cell office:value-type="string" calcext:value-type="string">
            <text:p><text:s/>credit_executive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ria </text:p>
          </table:table-cell>
          <table:table-cell office:value-type="string" calcext:value-type="string">
            <text:p><text:s/>Avendano </text:p>
          </table:table-cell>
          <table:table-cell office:value-type="string" calcext:value-type="string">
            <text:p><text:s/></text:p>
          </table:table-cell>
          <table:table-cell office:value-type="float" office:value="227213729" calcext:value-type="float">
            <text:p>227213729</text:p>
          </table:table-cell>
          <table:table-cell office:value-type="string" calcext:value-type="string">
            <text:p><text:s/>vavendano@motorfinanciero.cl </text:p>
          </table:table-cell>
          <table:table-cell office:value-type="float" office:value="764510062" calcext:value-type="float">
            <text:p>764510062</text:p>
          </table:table-cell>
          <table:table-cell office:value-type="string" calcext:value-type="string">
            <text:p><text:s/>credit_executive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sar </text:p>
          </table:table-cell>
          <table:table-cell office:value-type="string" calcext:value-type="string">
            <text:p><text:s/>ascencio </text:p>
          </table:table-cell>
          <table:table-cell office:value-type="float" office:value="958724494" calcext:value-type="float">
            <text:p>958724494</text:p>
          </table:table-cell>
          <table:table-cell office:value-type="float" office:value="136976273" calcext:value-type="float">
            <text:p>136976273</text:p>
          </table:table-cell>
          <table:table-cell office:value-type="string" calcext:value-type="string">
            <text:p><text:s/>farmasantiagoltda@gmail.com </text:p>
          </table:table-cell>
          <table:table-cell office:value-type="float" office:value="764723473" calcext:value-type="float">
            <text:p>764723473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nela </text:p>
          </table:table-cell>
          <table:table-cell office:value-type="string" calcext:value-type="string">
            <text:p><text:s/>diaz </text:p>
          </table:table-cell>
          <table:table-cell office:value-type="float" office:value="958724494" calcext:value-type="float">
            <text:p>958724494</text:p>
          </table:table-cell>
          <table:table-cell office:value-type="float" office:value="167933904" calcext:value-type="float">
            <text:p>167933904</text:p>
          </table:table-cell>
          <table:table-cell office:value-type="string" calcext:value-type="string">
            <text:p><text:s/>marinela83@gmail.com </text:p>
          </table:table-cell>
          <table:table-cell office:value-type="float" office:value="764723473" calcext:value-type="float">
            <text:p>764723473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ssica </text:p>
          </table:table-cell>
          <table:table-cell office:value-type="string" calcext:value-type="string">
            <text:p><text:s/>Gonzalez Ortiz </text:p>
          </table:table-cell>
          <table:table-cell office:value-type="string" calcext:value-type="string">
            <text:p><text:s/>9 68404016 </text:p>
          </table:table-cell>
          <table:table-cell office:value-type="float" office:value="114863114" calcext:value-type="float">
            <text:p>114863114</text:p>
          </table:table-cell>
          <table:table-cell office:value-type="string" calcext:value-type="string">
            <text:p><text:s/>transportes.yapedan@gmail.com </text:p>
          </table:table-cell>
          <table:table-cell office:value-type="float" office:value="764829468" calcext:value-type="float">
            <text:p>764829468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Gonzalez </text:p>
          </table:table-cell>
          <table:table-cell office:value-type="float" office:value="987446692" calcext:value-type="float">
            <text:p>987446692</text:p>
          </table:table-cell>
          <table:table-cell office:value-type="float" office:value="126662351" calcext:value-type="float">
            <text:p>126662351</text:p>
          </table:table-cell>
          <table:table-cell office:value-type="string" calcext:value-type="string">
            <text:p><text:s/>cuentaman@gmail.com </text:p>
          </table:table-cell>
          <table:table-cell office:value-type="float" office:value="764829468" calcext:value-type="float">
            <text:p>764829468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Wenceslao </text:p>
          </table:table-cell>
          <table:table-cell office:value-type="string" calcext:value-type="string">
            <text:p><text:s/>Cordova Javia </text:p>
          </table:table-cell>
          <table:table-cell office:value-type="float" office:value="56968352792" calcext:value-type="float">
            <text:p>56968352792</text:p>
          </table:table-cell>
          <table:table-cell office:value-type="float" office:value="124644585" calcext:value-type="float">
            <text:p>124644585</text:p>
          </table:table-cell>
          <table:table-cell office:value-type="string" calcext:value-type="string">
            <text:p><text:s/>mauricio.cordova@sercall.cl </text:p>
          </table:table-cell>
          <table:table-cell office:value-type="float" office:value="764855795" calcext:value-type="float">
            <text:p>764855795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Patiño </text:p>
          </table:table-cell>
          <table:table-cell office:value-type="float" office:value="961223843" calcext:value-type="float">
            <text:p>961223843</text:p>
          </table:table-cell>
          <table:table-cell office:value-type="float" office:value="185918068" calcext:value-type="float">
            <text:p>185918068</text:p>
          </table:table-cell>
          <table:table-cell office:value-type="string" calcext:value-type="string">
            <text:p><text:s/>jorge.patino@sercall.cl </text:p>
          </table:table-cell>
          <table:table-cell office:value-type="float" office:value="764855795" calcext:value-type="float">
            <text:p>764855795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Matias </text:p>
          </table:table-cell>
          <table:table-cell office:value-type="string" calcext:value-type="string">
            <text:p><text:s/>Jarpa </text:p>
          </table:table-cell>
          <table:table-cell office:value-type="float" office:value="957885702" calcext:value-type="float">
            <text:p>957885702</text:p>
          </table:table-cell>
          <table:table-cell office:value-type="float" office:value="55274479" calcext:value-type="float">
            <text:p>55274479</text:p>
          </table:table-cell>
          <table:table-cell office:value-type="string" calcext:value-type="string">
            <text:p><text:s/>mjarpa@eloy.cl </text:p>
          </table:table-cell>
          <table:table-cell office:value-type="float" office:value="765159318" calcext:value-type="float">
            <text:p>765159318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MOLINA </text:p>
          </table:table-cell>
          <table:table-cell office:value-type="float" office:value="227522998" calcext:value-type="float">
            <text:p>227522998</text:p>
          </table:table-cell>
          <table:table-cell office:value-type="float" office:value="160996900" calcext:value-type="float">
            <text:p>160996900</text:p>
          </table:table-cell>
          <table:table-cell office:value-type="string" calcext:value-type="string">
            <text:p><text:s/>cmolina@eloy.cl </text:p>
          </table:table-cell>
          <table:table-cell office:value-type="float" office:value="765159318" calcext:value-type="float">
            <text:p>765159318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Alguno </text:p>
          </table:table-cell>
          <table:table-cell office:value-type="float" office:value="3006671741" calcext:value-type="float">
            <text:p>3006671741</text:p>
          </table:table-cell>
          <table:table-cell office:value-type="float" office:value="99028254" calcext:value-type="float">
            <text:p>99028254</text:p>
          </table:table-cell>
          <table:table-cell office:value-type="string" calcext:value-type="string">
            <text:p><text:s/>puertorojas@gmail.com </text:p>
          </table:table-cell>
          <table:table-cell office:value-type="float" office:value="765368820" calcext:value-type="float">
            <text:p>765368820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athalia </text:p>
          </table:table-cell>
          <table:table-cell office:value-type="string" calcext:value-type="string">
            <text:p><text:s/>mondaca </text:p>
          </table:table-cell>
          <table:table-cell office:value-type="float" office:value="228334970" calcext:value-type="float">
            <text:p>228334970</text:p>
          </table:table-cell>
          <table:table-cell office:value-type="float" office:value="157919660" calcext:value-type="float">
            <text:p>157919660</text:p>
          </table:table-cell>
          <table:table-cell office:value-type="string" calcext:value-type="string">
            <text:p><text:s/>nathalia.mondaca@gmail.com </text:p>
          </table:table-cell>
          <table:table-cell office:value-type="float" office:value="765368820" calcext:value-type="float">
            <text:p>765368820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osé </text:p>
          </table:table-cell>
          <table:table-cell office:value-type="string" calcext:value-type="string">
            <text:p><text:s/>Alvarez </text:p>
          </table:table-cell>
          <table:table-cell office:value-type="float" office:value="971081776" calcext:value-type="float">
            <text:p>971081776</text:p>
          </table:table-cell>
          <table:table-cell office:value-type="float" office:value="138174247" calcext:value-type="float">
            <text:p>138174247</text:p>
          </table:table-cell>
          <table:table-cell office:value-type="string" calcext:value-type="string">
            <text:p><text:s/>jose.wermaster@gmail.com </text:p>
          </table:table-cell>
          <table:table-cell office:value-type="float" office:value="765605318" calcext:value-type="float">
            <text:p>765605318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Wernner </text:p>
          </table:table-cell>
          <table:table-cell office:value-type="string" calcext:value-type="string">
            <text:p><text:s/>Tapia </text:p>
          </table:table-cell>
          <table:table-cell office:value-type="float" office:value="966486019" calcext:value-type="float">
            <text:p>966486019</text:p>
          </table:table-cell>
          <table:table-cell office:value-type="float" office:value="167245757" calcext:value-type="float">
            <text:p>167245757</text:p>
          </table:table-cell>
          <table:table-cell office:value-type="string" calcext:value-type="string">
            <text:p><text:s/>wermaster@gmail.com </text:p>
          </table:table-cell>
          <table:table-cell office:value-type="float" office:value="765605318" calcext:value-type="float">
            <text:p>765605318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Eduardo </text:p>
          </table:table-cell>
          <table:table-cell office:value-type="string" calcext:value-type="string">
            <text:p><text:s/>Aravena Zarate </text:p>
          </table:table-cell>
          <table:table-cell office:value-type="float" office:value="999410606" calcext:value-type="float">
            <text:p>999410606</text:p>
          </table:table-cell>
          <table:table-cell office:value-type="float" office:value="159157555" calcext:value-type="float">
            <text:p>159157555</text:p>
          </table:table-cell>
          <table:table-cell office:value-type="string" calcext:value-type="string">
            <text:p><text:s/>rodrigo@zaratepro.cl </text:p>
          </table:table-cell>
          <table:table-cell office:value-type="float" office:value="765840961" calcext:value-type="float">
            <text:p>765840961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Aravena </text:p>
          </table:table-cell>
          <table:table-cell office:value-type="float" office:value="999410606" calcext:value-type="float">
            <text:p>999410606</text:p>
          </table:table-cell>
          <table:table-cell office:value-type="float" office:value="1591575555" calcext:value-type="float">
            <text:p>1591575555</text:p>
          </table:table-cell>
          <table:table-cell office:value-type="string" calcext:value-type="string">
            <text:p><text:s/>rodrigozaratechile@gmail.com </text:p>
          </table:table-cell>
          <table:table-cell office:value-type="float" office:value="765840961" calcext:value-type="float">
            <text:p>765840961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ntonio </text:p>
          </table:table-cell>
          <table:table-cell office:value-type="string" calcext:value-type="string">
            <text:p><text:s/>Cabreira </text:p>
          </table:table-cell>
          <table:table-cell office:value-type="float" office:value="973079395" calcext:value-type="float">
            <text:p>973079395</text:p>
          </table:table-cell>
          <table:table-cell office:value-type="float" office:value="169121451" calcext:value-type="float">
            <text:p>169121451</text:p>
          </table:table-cell>
          <table:table-cell office:value-type="string" calcext:value-type="string">
            <text:p><text:s/>antonio@neltu.me </text:p>
          </table:table-cell>
          <table:table-cell office:value-type="float" office:value="765965225" calcext:value-type="float">
            <text:p>765965225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tonio </text:p>
          </table:table-cell>
          <table:table-cell office:value-type="string" calcext:value-type="string">
            <text:p><text:s/>Cabreira </text:p>
          </table:table-cell>
          <table:table-cell office:value-type="float" office:value="973079395" calcext:value-type="float">
            <text:p>973079395</text:p>
          </table:table-cell>
          <table:table-cell office:value-type="float" office:value="169121451" calcext:value-type="float">
            <text:p>169121451</text:p>
          </table:table-cell>
          <table:table-cell office:value-type="string" calcext:value-type="string">
            <text:p><text:s/>antonio@neltu.me </text:p>
          </table:table-cell>
          <table:table-cell office:value-type="float" office:value="765965225" calcext:value-type="float">
            <text:p>765965225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liani </text:p>
          </table:table-cell>
          <table:table-cell office:value-type="string" calcext:value-type="string">
            <text:p><text:s/>serrano </text:p>
          </table:table-cell>
          <table:table-cell office:value-type="float" office:value="983701377" calcext:value-type="float">
            <text:p>983701377</text:p>
          </table:table-cell>
          <table:table-cell office:value-type="float" office:value="258798171" calcext:value-type="float">
            <text:p>258798171</text:p>
          </table:table-cell>
          <table:table-cell office:value-type="string" calcext:value-type="string">
            <text:p><text:s/>cserrano@semam.cl </text:p>
          </table:table-cell>
          <table:table-cell office:value-type="float" office:value="766601855" calcext:value-type="float">
            <text:p>766601855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arliani </text:p>
          </table:table-cell>
          <table:table-cell office:value-type="string" calcext:value-type="string">
            <text:p><text:s/>serrano </text:p>
          </table:table-cell>
          <table:table-cell office:value-type="float" office:value="983701377" calcext:value-type="float">
            <text:p>983701377</text:p>
          </table:table-cell>
          <table:table-cell office:value-type="float" office:value="258798171" calcext:value-type="float">
            <text:p>258798171</text:p>
          </table:table-cell>
          <table:table-cell office:value-type="string" calcext:value-type="string">
            <text:p><text:s/>cserrano@semam.cl </text:p>
          </table:table-cell>
          <table:table-cell office:value-type="float" office:value="766601855" calcext:value-type="float">
            <text:p>766601855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abiola </text:p>
          </table:table-cell>
          <table:table-cell office:value-type="string" calcext:value-type="string">
            <text:p><text:s/>muñoz cisternas </text:p>
          </table:table-cell>
          <table:table-cell office:value-type="float" office:value="956570693" calcext:value-type="float">
            <text:p>956570693</text:p>
          </table:table-cell>
          <table:table-cell office:value-type="float" office:value="108822295" calcext:value-type="float">
            <text:p>108822295</text:p>
          </table:table-cell>
          <table:table-cell office:value-type="string" calcext:value-type="string">
            <text:p><text:s/>fabiolamunozcisternas@gmail.com </text:p>
          </table:table-cell>
          <table:table-cell office:value-type="float" office:value="766609651" calcext:value-type="float">
            <text:p>766609651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abiola </text:p>
          </table:table-cell>
          <table:table-cell office:value-type="string" calcext:value-type="string">
            <text:p><text:s/>Muñoz </text:p>
          </table:table-cell>
          <table:table-cell office:value-type="float" office:value="956570693" calcext:value-type="float">
            <text:p>956570693</text:p>
          </table:table-cell>
          <table:table-cell office:value-type="string" calcext:value-type="string">
            <text:p><text:s/>108822295lonquiexpress@gmail.com </text:p>
          </table:table-cell>
          <table:table-cell office:value-type="string" calcext:value-type="string">
            <text:p><text:s/>lonquiexpress@gmail.com </text:p>
          </table:table-cell>
          <table:table-cell office:value-type="float" office:value="766609651" calcext:value-type="float">
            <text:p>766609651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rmen Gloria </text:p>
          </table:table-cell>
          <table:table-cell office:value-type="string" calcext:value-type="string">
            <text:p><text:s/>Reyes </text:p>
          </table:table-cell>
          <table:table-cell office:value-type="float" office:value="964818622" calcext:value-type="float">
            <text:p>964818622</text:p>
          </table:table-cell>
          <table:table-cell office:value-type="float" office:value="156664618" calcext:value-type="float">
            <text:p>156664618</text:p>
          </table:table-cell>
          <table:table-cell office:value-type="string" calcext:value-type="string">
            <text:p><text:s/>carmen.reyes@newcall.cl </text:p>
          </table:table-cell>
          <table:table-cell office:value-type="float" office:value="766857914" calcext:value-type="float">
            <text:p>766857914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Camus </text:p>
          </table:table-cell>
          <table:table-cell office:value-type="float" office:value="90155537" calcext:value-type="float">
            <text:p>90155537</text:p>
          </table:table-cell>
          <table:table-cell office:value-type="string" calcext:value-type="string">
            <text:p><text:s/>12406970K </text:p>
          </table:table-cell>
          <table:table-cell office:value-type="string" calcext:value-type="string">
            <text:p><text:s/>alejandro.camus@newcall.cl </text:p>
          </table:table-cell>
          <table:table-cell office:value-type="float" office:value="766857914" calcext:value-type="float">
            <text:p>766857914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ybille </text:p>
          </table:table-cell>
          <table:table-cell office:value-type="string" calcext:value-type="string">
            <text:p><text:s/>Von Riegen </text:p>
          </table:table-cell>
          <table:table-cell office:value-type="float" office:value="964077714" calcext:value-type="float">
            <text:p>964077714</text:p>
          </table:table-cell>
          <table:table-cell office:value-type="string" calcext:value-type="string">
            <text:p><text:s/>7047915K </text:p>
          </table:table-cell>
          <table:table-cell office:value-type="string" calcext:value-type="string">
            <text:p><text:s/>gardenfullspa@gmail.com </text:p>
          </table:table-cell>
          <table:table-cell office:value-type="float" office:value="767118449" calcext:value-type="float">
            <text:p>767118449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ybille </text:p>
          </table:table-cell>
          <table:table-cell office:value-type="string" calcext:value-type="string">
            <text:p><text:s/>Von Riegen </text:p>
          </table:table-cell>
          <table:table-cell office:value-type="float" office:value="964077714" calcext:value-type="float">
            <text:p>964077714</text:p>
          </table:table-cell>
          <table:table-cell office:value-type="string" calcext:value-type="string">
            <text:p><text:s/>7047915k </text:p>
          </table:table-cell>
          <table:table-cell office:value-type="string" calcext:value-type="string">
            <text:p><text:s/>gardenfulspa@gmail.com </text:p>
          </table:table-cell>
          <table:table-cell office:value-type="float" office:value="767118449" calcext:value-type="float">
            <text:p>767118449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HURTUBIA POLANCO </text:p>
          </table:table-cell>
          <table:table-cell office:value-type="float" office:value="948625621" calcext:value-type="float">
            <text:p>948625621</text:p>
          </table:table-cell>
          <table:table-cell office:value-type="float" office:value="129489030" calcext:value-type="float">
            <text:p>129489030</text:p>
          </table:table-cell>
          <table:table-cell office:value-type="string" calcext:value-type="string">
            <text:p><text:s/>rhurtubia@cpagroup.cl </text:p>
          </table:table-cell>
          <table:table-cell office:value-type="float" office:value="767157258" calcext:value-type="float">
            <text:p>767157258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Andres </text:p>
          </table:table-cell>
          <table:table-cell office:value-type="string" calcext:value-type="string">
            <text:p><text:s/>Farias Rozas </text:p>
          </table:table-cell>
          <table:table-cell office:value-type="float" office:value="56991528739" calcext:value-type="float">
            <text:p>56991528739</text:p>
          </table:table-cell>
          <table:table-cell office:value-type="float" office:value="164874702" calcext:value-type="float">
            <text:p>164874702</text:p>
          </table:table-cell>
          <table:table-cell office:value-type="string" calcext:value-type="string">
            <text:p><text:s/>paloma@holdingcpa.com </text:p>
          </table:table-cell>
          <table:table-cell office:value-type="float" office:value="767157258" calcext:value-type="float">
            <text:p>767157258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Valeria </text:p>
          </table:table-cell>
          <table:table-cell office:value-type="string" calcext:value-type="string">
            <text:p><text:s/>Carvajal </text:p>
          </table:table-cell>
          <table:table-cell office:value-type="float" office:value="232027382" calcext:value-type="float">
            <text:p>232027382</text:p>
          </table:table-cell>
          <table:table-cell office:value-type="float" office:value="107719423" calcext:value-type="float">
            <text:p>107719423</text:p>
          </table:table-cell>
          <table:table-cell office:value-type="string" calcext:value-type="string">
            <text:p><text:s/>vcarvajal@bws.cl </text:p>
          </table:table-cell>
          <table:table-cell office:value-type="float" office:value="767239904" calcext:value-type="float">
            <text:p>767239904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ria Camila </text:p>
          </table:table-cell>
          <table:table-cell office:value-type="string" calcext:value-type="string">
            <text:p><text:s/>Sepúlveda </text:p>
          </table:table-cell>
          <table:table-cell office:value-type="float" office:value="232027310" calcext:value-type="float">
            <text:p>232027310</text:p>
          </table:table-cell>
          <table:table-cell office:value-type="float" office:value="180829172" calcext:value-type="float">
            <text:p>180829172</text:p>
          </table:table-cell>
          <table:table-cell office:value-type="string" calcext:value-type="string">
            <text:p><text:s/>msepulveda@bws.cl </text:p>
          </table:table-cell>
          <table:table-cell office:value-type="float" office:value="767239904" calcext:value-type="float">
            <text:p>767239904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MILA </text:p>
          </table:table-cell>
          <table:table-cell office:value-type="string" calcext:value-type="string">
            <text:p><text:s/>PEREIRA </text:p>
          </table:table-cell>
          <table:table-cell office:value-type="float" office:value="967597916" calcext:value-type="float">
            <text:p>967597916</text:p>
          </table:table-cell>
          <table:table-cell office:value-type="float" office:value="172895352" calcext:value-type="float">
            <text:p>172895352</text:p>
          </table:table-cell>
          <table:table-cell office:value-type="string" calcext:value-type="string">
            <text:p><text:s/>camila@sism.cl </text:p>
          </table:table-cell>
          <table:table-cell office:value-type="float" office:value="767326858" calcext:value-type="float">
            <text:p>767326858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Kerena </text:p>
          </table:table-cell>
          <table:table-cell office:value-type="string" calcext:value-type="string">
            <text:p><text:s/>Becerra </text:p>
          </table:table-cell>
          <table:table-cell office:value-type="float" office:value="95853632" calcext:value-type="float">
            <text:p>95853632</text:p>
          </table:table-cell>
          <table:table-cell office:value-type="float" office:value="173349580" calcext:value-type="float">
            <text:p>173349580</text:p>
          </table:table-cell>
          <table:table-cell office:value-type="string" calcext:value-type="string">
            <text:p><text:s/>sonia@sism.cl </text:p>
          </table:table-cell>
          <table:table-cell office:value-type="float" office:value="767326858" calcext:value-type="float">
            <text:p>767326858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Gonzalez </text:p>
          </table:table-cell>
          <table:table-cell office:value-type="float" office:value="56987646149" calcext:value-type="float">
            <text:p>56987646149</text:p>
          </table:table-cell>
          <table:table-cell office:value-type="float" office:value="173115091" calcext:value-type="float">
            <text:p>173115091</text:p>
          </table:table-cell>
          <table:table-cell office:value-type="string" calcext:value-type="string">
            <text:p><text:s/>Caritogb01@gmail.com </text:p>
          </table:table-cell>
          <table:table-cell office:value-type="float" office:value="767423853" calcext:value-type="float">
            <text:p>767423853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olfo </text:p>
          </table:table-cell>
          <table:table-cell office:value-type="string" calcext:value-type="string">
            <text:p><text:s/>Gonganzalez </text:p>
          </table:table-cell>
          <table:table-cell office:value-type="float" office:value="986687287" calcext:value-type="float">
            <text:p>986687287</text:p>
          </table:table-cell>
          <table:table-cell office:value-type="string" calcext:value-type="string">
            <text:p><text:s/>7996915K </text:p>
          </table:table-cell>
          <table:table-cell office:value-type="string" calcext:value-type="string">
            <text:p><text:s/>electricidadymontajesayc@gmail.com </text:p>
          </table:table-cell>
          <table:table-cell office:value-type="float" office:value="767423853" calcext:value-type="float">
            <text:p>767423853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ngrid del Pilar </text:p>
          </table:table-cell>
          <table:table-cell office:value-type="string" calcext:value-type="string">
            <text:p><text:s/>Romero </text:p>
          </table:table-cell>
          <table:table-cell office:value-type="float" office:value="232086597" calcext:value-type="float">
            <text:p>232086597</text:p>
          </table:table-cell>
          <table:table-cell office:value-type="float" office:value="106645574" calcext:value-type="float">
            <text:p>106645574</text:p>
          </table:table-cell>
          <table:table-cell office:value-type="string" calcext:value-type="string">
            <text:p><text:s/>promero@ecfal.cl </text:p>
          </table:table-cell>
          <table:table-cell office:value-type="float" office:value="767457030" calcext:value-type="float">
            <text:p>767457030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Aguilar </text:p>
          </table:table-cell>
          <table:table-cell office:value-type="float" office:value="964184870" calcext:value-type="float">
            <text:p>964184870</text:p>
          </table:table-cell>
          <table:table-cell office:value-type="float" office:value="135244333" calcext:value-type="float">
            <text:p>135244333</text:p>
          </table:table-cell>
          <table:table-cell office:value-type="string" calcext:value-type="string">
            <text:p><text:s/>faguilar@ecfal.cl </text:p>
          </table:table-cell>
          <table:table-cell office:value-type="float" office:value="767457030" calcext:value-type="float">
            <text:p>767457030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HERNAN </text:p>
          </table:table-cell>
          <table:table-cell office:value-type="string" calcext:value-type="string">
            <text:p><text:s/>MALDONADO </text:p>
          </table:table-cell>
          <table:table-cell office:value-type="float" office:value="998022627" calcext:value-type="float">
            <text:p>998022627</text:p>
          </table:table-cell>
          <table:table-cell office:value-type="float" office:value="131665237" calcext:value-type="float">
            <text:p>131665237</text:p>
          </table:table-cell>
          <table:table-cell office:value-type="string" calcext:value-type="string">
            <text:p><text:s/>hernan@varsoviadigital.cl </text:p>
          </table:table-cell>
          <table:table-cell office:value-type="float" office:value="767778163" calcext:value-type="float">
            <text:p>767778163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garrido </text:p>
          </table:table-cell>
          <table:table-cell office:value-type="float" office:value="977790817" calcext:value-type="float">
            <text:p>977790817</text:p>
          </table:table-cell>
          <table:table-cell office:value-type="string" calcext:value-type="string">
            <text:p><text:s/>20132520K </text:p>
          </table:table-cell>
          <table:table-cell office:value-type="string" calcext:value-type="string">
            <text:p><text:s/>jose@happydigital.cl </text:p>
          </table:table-cell>
          <table:table-cell office:value-type="float" office:value="767778163" calcext:value-type="float">
            <text:p>767778163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Claro_Claro</text:p>
          </table:table-cell>
          <table:table-cell office:value-type="string" calcext:value-type="string">
            <text:p>Andrés </text:p>
          </table:table-cell>
          <table:table-cell office:value-type="string" calcext:value-type="string">
            <text:p><text:s/>Abuhomor </text:p>
          </table:table-cell>
          <table:table-cell office:value-type="string" calcext:value-type="string">
            <text:p><text:s/></text:p>
          </table:table-cell>
          <table:table-cell office:value-type="float" office:value="90985884" calcext:value-type="float">
            <text:p>90985884</text:p>
          </table:table-cell>
          <table:table-cell office:value-type="string" calcext:value-type="string">
            <text:p><text:s/>financial@portalfinance.co </text:p>
          </table:table-cell>
          <table:table-cell office:value-type="float" office:value="767863292" calcext:value-type="float">
            <text:p>767863292</text:p>
          </table:table-cell>
          <table:table-cell office:value-type="string" calcext:value-type="string">
            <text:p><text:s/>financial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Abumohor </text:p>
          </table:table-cell>
          <table:table-cell office:value-type="float" office:value="995999388" calcext:value-type="float">
            <text:p>995999388</text:p>
          </table:table-cell>
          <table:table-cell office:value-type="float" office:value="94965012" calcext:value-type="float">
            <text:p>94965012</text:p>
          </table:table-cell>
          <table:table-cell office:value-type="string" calcext:value-type="string">
            <text:p><text:s/>andres@motorfinanciero.cl </text:p>
          </table:table-cell>
          <table:table-cell office:value-type="float" office:value="767863292" calcext:value-type="float">
            <text:p>767863292</text:p>
          </table:table-cell>
          <table:table-cell office:value-type="string" calcext:value-type="string">
            <text:p><text:s/>credit_executive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ban </text:p>
          </table:table-cell>
          <table:table-cell office:value-type="string" calcext:value-type="string">
            <text:p><text:s/>Livacic Sagredo </text:p>
          </table:table-cell>
          <table:table-cell office:value-type="float" office:value="342293209" calcext:value-type="float">
            <text:p>342293209</text:p>
          </table:table-cell>
          <table:table-cell office:value-type="float" office:value="106579369" calcext:value-type="float">
            <text:p>106579369</text:p>
          </table:table-cell>
          <table:table-cell office:value-type="string" calcext:value-type="string">
            <text:p><text:s/>estebanlivacic@gmail.com </text:p>
          </table:table-cell>
          <table:table-cell office:value-type="float" office:value="768388520" calcext:value-type="float">
            <text:p>768388520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ban </text:p>
          </table:table-cell>
          <table:table-cell office:value-type="string" calcext:value-type="string">
            <text:p><text:s/>Livacic </text:p>
          </table:table-cell>
          <table:table-cell office:value-type="float" office:value="106579369" calcext:value-type="float">
            <text:p>106579369</text:p>
          </table:table-cell>
          <table:table-cell office:value-type="float" office:value="768388520" calcext:value-type="float">
            <text:p>768388520</text:p>
          </table:table-cell>
          <table:table-cell office:value-type="string" calcext:value-type="string">
            <text:p><text:s/>elivacic@livacic.cl </text:p>
          </table:table-cell>
          <table:table-cell office:value-type="float" office:value="768388520" calcext:value-type="float">
            <text:p>768388520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olfo Alejandro </text:p>
          </table:table-cell>
          <table:table-cell office:value-type="string" calcext:value-type="string">
            <text:p><text:s/>Depix Diaz </text:p>
          </table:table-cell>
          <table:table-cell office:value-type="float" office:value="413228386" calcext:value-type="float">
            <text:p>413228386</text:p>
          </table:table-cell>
          <table:table-cell office:value-type="float" office:value="54949359" calcext:value-type="float">
            <text:p>54949359</text:p>
          </table:table-cell>
          <table:table-cell office:value-type="string" calcext:value-type="string">
            <text:p><text:s/>david.quinileo@gmail.com </text:p>
          </table:table-cell>
          <table:table-cell office:value-type="float" office:value="768878897" calcext:value-type="float">
            <text:p>768878897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<text:s/>Quiñileo </text:p>
          </table:table-cell>
          <table:table-cell office:value-type="float" office:value="952259954" calcext:value-type="float">
            <text:p>952259954</text:p>
          </table:table-cell>
          <table:table-cell office:value-type="float" office:value="134879130" calcext:value-type="float">
            <text:p>134879130</text:p>
          </table:table-cell>
          <table:table-cell office:value-type="string" calcext:value-type="string">
            <text:p><text:s/>rdepix@gmail.com </text:p>
          </table:table-cell>
          <table:table-cell office:value-type="float" office:value="768878897" calcext:value-type="float">
            <text:p>768878897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celo Esteban </text:p>
          </table:table-cell>
          <table:table-cell office:value-type="string" calcext:value-type="string">
            <text:p><text:s/>Diaz </text:p>
          </table:table-cell>
          <table:table-cell office:value-type="float" office:value="986151939" calcext:value-type="float">
            <text:p>986151939</text:p>
          </table:table-cell>
          <table:table-cell office:value-type="float" office:value="180933050" calcext:value-type="float">
            <text:p>180933050</text:p>
          </table:table-cell>
          <table:table-cell office:value-type="string" calcext:value-type="string">
            <text:p><text:s/>marcelo.diaz@bailac.cl </text:p>
          </table:table-cell>
          <table:table-cell office:value-type="float" office:value="772470509" calcext:value-type="float">
            <text:p>772470509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celo Esteban </text:p>
          </table:table-cell>
          <table:table-cell office:value-type="string" calcext:value-type="string">
            <text:p><text:s/>Diaz </text:p>
          </table:table-cell>
          <table:table-cell office:value-type="float" office:value="569861519" calcext:value-type="float">
            <text:p>569861519</text:p>
          </table:table-cell>
          <table:table-cell office:value-type="float" office:value="772470509" calcext:value-type="float">
            <text:p>772470509</text:p>
          </table:table-cell>
          <table:table-cell office:value-type="string" calcext:value-type="string">
            <text:p><text:s/>d.comercial@bailac.cl </text:p>
          </table:table-cell>
          <table:table-cell office:value-type="float" office:value="772470509" calcext:value-type="float">
            <text:p>772470509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FERNANDO ALEJANDRO </text:p>
          </table:table-cell>
          <table:table-cell office:value-type="string" calcext:value-type="string">
            <text:p><text:s/>ARIAS TAPIA </text:p>
          </table:table-cell>
          <table:table-cell office:value-type="string" calcext:value-type="string">
            <text:p><text:s/>9 56263361 </text:p>
          </table:table-cell>
          <table:table-cell office:value-type="float" office:value="57137460" calcext:value-type="float">
            <text:p>57137460</text:p>
          </table:table-cell>
          <table:table-cell office:value-type="string" calcext:value-type="string">
            <text:p><text:s/>fernando.arias@abastec.cl </text:p>
          </table:table-cell>
          <table:table-cell office:value-type="float" office:value="777837508" calcext:value-type="float">
            <text:p>777837508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Arias Flores </text:p>
          </table:table-cell>
          <table:table-cell office:value-type="float" office:value="569926757" calcext:value-type="float">
            <text:p>569926757</text:p>
          </table:table-cell>
          <table:table-cell office:value-type="float" office:value="163041332" calcext:value-type="float">
            <text:p>163041332</text:p>
          </table:table-cell>
          <table:table-cell office:value-type="string" calcext:value-type="string">
            <text:p><text:s/>mario.andres@abastec.cl </text:p>
          </table:table-cell>
          <table:table-cell office:value-type="float" office:value="777837508" calcext:value-type="float">
            <text:p>777837508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EONEL </text:p>
          </table:table-cell>
          <table:table-cell office:value-type="string" calcext:value-type="string">
            <text:p><text:s/>SALIT </text:p>
          </table:table-cell>
          <table:table-cell office:value-type="float" office:value="228958025" calcext:value-type="float">
            <text:p>228958025</text:p>
          </table:table-cell>
          <table:table-cell office:value-type="float" office:value="97651930" calcext:value-type="float">
            <text:p>97651930</text:p>
          </table:table-cell>
          <table:table-cell office:value-type="string" calcext:value-type="string">
            <text:p><text:s/>rojasysalit@vtr.net </text:p>
          </table:table-cell>
          <table:table-cell office:value-type="float" office:value="779967905" calcext:value-type="float">
            <text:p>779967905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ATALIN </text:p>
          </table:table-cell>
          <table:table-cell office:value-type="string" calcext:value-type="string">
            <text:p><text:s/>SOTO </text:p>
          </table:table-cell>
          <table:table-cell office:value-type="float" office:value="228958025" calcext:value-type="float">
            <text:p>228958025</text:p>
          </table:table-cell>
          <table:table-cell office:value-type="float" office:value="139006704" calcext:value-type="float">
            <text:p>139006704</text:p>
          </table:table-cell>
          <table:table-cell office:value-type="string" calcext:value-type="string">
            <text:p><text:s/>natalins@gmail.com </text:p>
          </table:table-cell>
          <table:table-cell office:value-type="float" office:value="779967905" calcext:value-type="float">
            <text:p>779967905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UAN IGNACIO </text:p>
          </table:table-cell>
          <table:table-cell office:value-type="string" calcext:value-type="string">
            <text:p><text:s/>OYARZUN </text:p>
          </table:table-cell>
          <table:table-cell office:value-type="float" office:value="228625724" calcext:value-type="float">
            <text:p>228625724</text:p>
          </table:table-cell>
          <table:table-cell office:value-type="float" office:value="152591047" calcext:value-type="float">
            <text:p>152591047</text:p>
          </table:table-cell>
          <table:table-cell office:value-type="string" calcext:value-type="string">
            <text:p><text:s/>juanignacio@hannachile.com </text:p>
          </table:table-cell>
          <table:table-cell office:value-type="float" office:value="789721904" calcext:value-type="float">
            <text:p>789721904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Ximena </text:p>
          </table:table-cell>
          <table:table-cell office:value-type="string" calcext:value-type="string">
            <text:p><text:s/>Jimenez </text:p>
          </table:table-cell>
          <table:table-cell office:value-type="float" office:value="228625754" calcext:value-type="float">
            <text:p>228625754</text:p>
          </table:table-cell>
          <table:table-cell office:value-type="float" office:value="177333387" calcext:value-type="float">
            <text:p>177333387</text:p>
          </table:table-cell>
          <table:table-cell office:value-type="string" calcext:value-type="string">
            <text:p><text:s/>ximena@hannachile.com </text:p>
          </table:table-cell>
          <table:table-cell office:value-type="float" office:value="789721904" calcext:value-type="float">
            <text:p>789721904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Gaínza </text:p>
          </table:table-cell>
          <table:table-cell office:value-type="float" office:value="225696155" calcext:value-type="float">
            <text:p>225696155</text:p>
          </table:table-cell>
          <table:table-cell office:value-type="float" office:value="170263162" calcext:value-type="float">
            <text:p>170263162</text:p>
          </table:table-cell>
          <table:table-cell office:value-type="string" calcext:value-type="string">
            <text:p><text:s/>diego.gainza@mineracarola.cl </text:p>
          </table:table-cell>
          <table:table-cell office:value-type="float" office:value="796643307" calcext:value-type="float">
            <text:p>796643307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Gaínza </text:p>
          </table:table-cell>
          <table:table-cell office:value-type="float" office:value="225696155" calcext:value-type="float">
            <text:p>225696155</text:p>
          </table:table-cell>
          <table:table-cell office:value-type="float" office:value="170263162" calcext:value-type="float">
            <text:p>170263162</text:p>
          </table:table-cell>
          <table:table-cell office:value-type="string" calcext:value-type="string">
            <text:p><text:s/>diego.gainza@mineracarola.cl </text:p>
          </table:table-cell>
          <table:table-cell office:value-type="float" office:value="796643307" calcext:value-type="float">
            <text:p>796643307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lilian </text:p>
          </table:table-cell>
          <table:table-cell office:value-type="string" calcext:value-type="string">
            <text:p><text:s/>torres </text:p>
          </table:table-cell>
          <table:table-cell office:value-type="float" office:value="8401000" calcext:value-type="float">
            <text:p>8401000</text:p>
          </table:table-cell>
          <table:table-cell office:value-type="float" office:value="130858600" calcext:value-type="float">
            <text:p>130858600</text:p>
          </table:table-cell>
          <table:table-cell office:value-type="string" calcext:value-type="string">
            <text:p><text:s/>creditoycobranza@iia.cl </text:p>
          </table:table-cell>
          <table:table-cell office:value-type="float" office:value="798823604" calcext:value-type="float">
            <text:p>798823604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Yosselyn </text:p>
          </table:table-cell>
          <table:table-cell office:value-type="string" calcext:value-type="string">
            <text:p><text:s/>Ruiz </text:p>
          </table:table-cell>
          <table:table-cell office:value-type="float" office:value="228401000" calcext:value-type="float">
            <text:p>228401000</text:p>
          </table:table-cell>
          <table:table-cell office:value-type="float" office:value="162459031" calcext:value-type="float">
            <text:p>162459031</text:p>
          </table:table-cell>
          <table:table-cell office:value-type="string" calcext:value-type="string">
            <text:p><text:s/>cobranzaiia@iia.cl </text:p>
          </table:table-cell>
          <table:table-cell office:value-type="float" office:value="798823604" calcext:value-type="float">
            <text:p>798823604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JANET </text:p>
          </table:table-cell>
          <table:table-cell office:value-type="string" calcext:value-type="string">
            <text:p><text:s/>ZUÑIGA </text:p>
          </table:table-cell>
          <table:table-cell office:value-type="float" office:value="225915218" calcext:value-type="float">
            <text:p>225915218</text:p>
          </table:table-cell>
          <table:table-cell office:value-type="float" office:value="142515407" calcext:value-type="float">
            <text:p>142515407</text:p>
          </table:table-cell>
          <table:table-cell office:value-type="string" calcext:value-type="string">
            <text:p><text:s/>jzuniga@multimaq.cl </text:p>
          </table:table-cell>
          <table:table-cell office:value-type="float" office:value="799381605" calcext:value-type="float">
            <text:p>799381605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JUAN PABLO </text:p>
          </table:table-cell>
          <table:table-cell office:value-type="string" calcext:value-type="string">
            <text:p><text:s/>VERA </text:p>
          </table:table-cell>
          <table:table-cell office:value-type="float" office:value="225915213" calcext:value-type="float">
            <text:p>225915213</text:p>
          </table:table-cell>
          <table:table-cell office:value-type="float" office:value="167144063" calcext:value-type="float">
            <text:p>167144063</text:p>
          </table:table-cell>
          <table:table-cell office:value-type="string" calcext:value-type="string">
            <text:p><text:s/>facturacion@multiservic.cl </text:p>
          </table:table-cell>
          <table:table-cell office:value-type="float" office:value="799381605" calcext:value-type="float">
            <text:p>799381605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Sonia </text:p>
          </table:table-cell>
          <table:table-cell office:value-type="string" calcext:value-type="string">
            <text:p><text:s/>Pérez </text:p>
          </table:table-cell>
          <table:table-cell office:value-type="float" office:value="26379811" calcext:value-type="float">
            <text:p>26379811</text:p>
          </table:table-cell>
          <table:table-cell office:value-type="float" office:value="136568167" calcext:value-type="float">
            <text:p>136568167</text:p>
          </table:table-cell>
          <table:table-cell office:value-type="string" calcext:value-type="string">
            <text:p><text:s/>sperez@kovacs.cl </text:p>
          </table:table-cell>
          <table:table-cell office:value-type="float" office:value="805229004" calcext:value-type="float">
            <text:p>805229004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Hidalgo </text:p>
          </table:table-cell>
          <table:table-cell office:value-type="float" office:value="993433886" calcext:value-type="float">
            <text:p>993433886</text:p>
          </table:table-cell>
          <table:table-cell office:value-type="float" office:value="191246365" calcext:value-type="float">
            <text:p>191246365</text:p>
          </table:table-cell>
          <table:table-cell office:value-type="string" calcext:value-type="string">
            <text:p><text:s/>hhidalgob@kovacs.cl </text:p>
          </table:table-cell>
          <table:table-cell office:value-type="float" office:value="805229004" calcext:value-type="float">
            <text:p>805229004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Alarcón Catalan </text:p>
          </table:table-cell>
          <table:table-cell office:value-type="float" office:value="225696127" calcext:value-type="float">
            <text:p>225696127</text:p>
          </table:table-cell>
          <table:table-cell office:value-type="float" office:value="79958883" calcext:value-type="float">
            <text:p>79958883</text:p>
          </table:table-cell>
          <table:table-cell office:value-type="string" calcext:value-type="string">
            <text:p><text:s/>juan.alarcon@mineracarola.cl </text:p>
          </table:table-cell>
          <table:table-cell office:value-type="float" office:value="827894001" calcext:value-type="float">
            <text:p>827894001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Eithel </text:p>
          </table:table-cell>
          <table:table-cell office:value-type="string" calcext:value-type="string">
            <text:p><text:s/>Alvarez </text:p>
          </table:table-cell>
          <table:table-cell office:value-type="float" office:value="225696141" calcext:value-type="float">
            <text:p>225696141</text:p>
          </table:table-cell>
          <table:table-cell office:value-type="float" office:value="144210247" calcext:value-type="float">
            <text:p>144210247</text:p>
          </table:table-cell>
          <table:table-cell office:value-type="string" calcext:value-type="string">
            <text:p><text:s/>eithel.alvarez@mineracarola.cl </text:p>
          </table:table-cell>
          <table:table-cell office:value-type="float" office:value="827894001" calcext:value-type="float">
            <text:p>827894001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SUSANA </text:p>
          </table:table-cell>
          <table:table-cell office:value-type="string" calcext:value-type="string">
            <text:p><text:s/>DURAN </text:p>
          </table:table-cell>
          <table:table-cell office:value-type="float" office:value="222355248" calcext:value-type="float">
            <text:p>222355248</text:p>
          </table:table-cell>
          <table:table-cell office:value-type="float" office:value="107028684" calcext:value-type="float">
            <text:p>107028684</text:p>
          </table:table-cell>
          <table:table-cell office:value-type="string" calcext:value-type="string">
            <text:p><text:s/>sduran@geoequipos.cl </text:p>
          </table:table-cell>
          <table:table-cell office:value-type="float" office:value="889013001" calcext:value-type="float">
            <text:p>889013001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JOCELYN </text:p>
          </table:table-cell>
          <table:table-cell office:value-type="string" calcext:value-type="string">
            <text:p><text:s/>ABARZUA </text:p>
          </table:table-cell>
          <table:table-cell office:value-type="float" office:value="222355248" calcext:value-type="float">
            <text:p>222355248</text:p>
          </table:table-cell>
          <table:table-cell office:value-type="float" office:value="152252935" calcext:value-type="float">
            <text:p>152252935</text:p>
          </table:table-cell>
          <table:table-cell office:value-type="string" calcext:value-type="string">
            <text:p><text:s/>jabarzua@geoequipos.cl </text:p>
          </table:table-cell>
          <table:table-cell office:value-type="float" office:value="889013001" calcext:value-type="float">
            <text:p>889013001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LAZO </text:p>
          </table:table-cell>
          <table:table-cell office:value-type="float" office:value="23506612" calcext:value-type="float">
            <text:p>23506612</text:p>
          </table:table-cell>
          <table:table-cell office:value-type="float" office:value="101677575" calcext:value-type="float">
            <text:p>101677575</text:p>
          </table:table-cell>
          <table:table-cell office:value-type="string" calcext:value-type="string">
            <text:p><text:s/>jlazo@acma.cl </text:p>
          </table:table-cell>
          <table:table-cell office:value-type="float" office:value="921900007" calcext:value-type="float">
            <text:p>921900007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Acma</text:p>
          </table:table-cell>
          <table:table-cell office:value-type="string" calcext:value-type="string">
            <text:p>Cristóbal </text:p>
          </table:table-cell>
          <table:table-cell office:value-type="string" calcext:value-type="string">
            <text:p><text:s/>Lira </text:p>
          </table:table-cell>
          <table:table-cell office:value-type="float" office:value="979694440" calcext:value-type="float">
            <text:p>979694440</text:p>
          </table:table-cell>
          <table:table-cell office:value-type="float" office:value="134417862" calcext:value-type="float">
            <text:p>134417862</text:p>
          </table:table-cell>
          <table:table-cell office:value-type="string" calcext:value-type="string">
            <text:p><text:s/>clira@acma.cl </text:p>
          </table:table-cell>
          <table:table-cell office:value-type="float" office:value="921900007" calcext:value-type="float">
            <text:p>921900007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Cristóbal </text:p>
          </table:table-cell>
          <table:table-cell office:value-type="string" calcext:value-type="string">
            <text:p><text:s/>Lira </text:p>
          </table:table-cell>
          <table:table-cell office:value-type="float" office:value="979694440" calcext:value-type="float">
            <text:p>979694440</text:p>
          </table:table-cell>
          <table:table-cell office:value-type="float" office:value="134417862" calcext:value-type="float">
            <text:p>134417862</text:p>
          </table:table-cell>
          <table:table-cell office:value-type="string" calcext:value-type="string">
            <text:p><text:s/>clira@acma.cl </text:p>
          </table:table-cell>
          <table:table-cell office:value-type="float" office:value="921900007" calcext:value-type="float">
            <text:p>921900007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rcelo </text:p>
          </table:table-cell>
          <table:table-cell office:value-type="string" calcext:value-type="string">
            <text:p><text:s/>ardiles castillo </text:p>
          </table:table-cell>
          <table:table-cell office:value-type="float" office:value="23648203" calcext:value-type="float">
            <text:p>23648203</text:p>
          </table:table-cell>
          <table:table-cell office:value-type="float" office:value="126510047" calcext:value-type="float">
            <text:p>126510047</text:p>
          </table:table-cell>
          <table:table-cell office:value-type="string" calcext:value-type="string">
            <text:p><text:s/>cobranzas@cooperativa.cl </text:p>
          </table:table-cell>
          <table:table-cell office:value-type="float" office:value="947950002" calcext:value-type="float">
            <text:p>94795000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Blanca </text:p>
          </table:table-cell>
          <table:table-cell office:value-type="string" calcext:value-type="string">
            <text:p><text:s/>RUIZ </text:p>
          </table:table-cell>
          <table:table-cell office:value-type="float" office:value="223648206" calcext:value-type="float">
            <text:p>223648206</text:p>
          </table:table-cell>
          <table:table-cell office:value-type="float" office:value="175475303" calcext:value-type="float">
            <text:p>175475303</text:p>
          </table:table-cell>
          <table:table-cell office:value-type="string" calcext:value-type="string">
            <text:p><text:s/>tesoreria@cooperativa.cl </text:p>
          </table:table-cell>
          <table:table-cell office:value-type="float" office:value="947950002" calcext:value-type="float">
            <text:p>947950002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Lisbeth </text:p>
          </table:table-cell>
          <table:table-cell office:value-type="string" calcext:value-type="string">
            <text:p><text:s/>Cortes </text:p>
          </table:table-cell>
          <table:table-cell office:value-type="float" office:value="45277277" calcext:value-type="float">
            <text:p>45277277</text:p>
          </table:table-cell>
          <table:table-cell office:value-type="float" office:value="137286084" calcext:value-type="float">
            <text:p>137286084</text:p>
          </table:table-cell>
          <table:table-cell office:value-type="string" calcext:value-type="string">
            <text:p><text:s/>lcortes@inverluz.cl </text:p>
          </table:table-cell>
          <table:table-cell office:value-type="float" office:value="963550006" calcext:value-type="float">
            <text:p>963550006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ristián </text:p>
          </table:table-cell>
          <table:table-cell office:value-type="string" calcext:value-type="string">
            <text:p><text:s/>Herrera </text:p>
          </table:table-cell>
          <table:table-cell office:value-type="float" office:value="412244077" calcext:value-type="float">
            <text:p>412244077</text:p>
          </table:table-cell>
          <table:table-cell office:value-type="float" office:value="139429370" calcext:value-type="float">
            <text:p>139429370</text:p>
          </table:table-cell>
          <table:table-cell office:value-type="string" calcext:value-type="string">
            <text:p><text:s/>cherrera@electrocom.cl </text:p>
          </table:table-cell>
          <table:table-cell office:value-type="float" office:value="963550006" calcext:value-type="float">
            <text:p>963550006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IELA </text:p>
          </table:table-cell>
          <table:table-cell office:value-type="string" calcext:value-type="string">
            <text:p><text:s/>monsalves </text:p>
          </table:table-cell>
          <table:table-cell office:value-type="float" office:value="990176973" calcext:value-type="float">
            <text:p>990176973</text:p>
          </table:table-cell>
          <table:table-cell office:value-type="float" office:value="166730392" calcext:value-type="float">
            <text:p>166730392</text:p>
          </table:table-cell>
          <table:table-cell office:value-type="string" calcext:value-type="string">
            <text:p><text:s/>contabilidad@ebaeza.cl </text:p>
          </table:table-cell>
          <table:table-cell office:value-type="float" office:value="966258403" calcext:value-type="float">
            <text:p>966258403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mariela </text:p>
          </table:table-cell>
          <table:table-cell office:value-type="string" calcext:value-type="string">
            <text:p><text:s/>monsalves </text:p>
          </table:table-cell>
          <table:table-cell office:value-type="float" office:value="990176973" calcext:value-type="float">
            <text:p>990176973</text:p>
          </table:table-cell>
          <table:table-cell office:value-type="float" office:value="166730392" calcext:value-type="float">
            <text:p>166730392</text:p>
          </table:table-cell>
          <table:table-cell office:value-type="string" calcext:value-type="string">
            <text:p><text:s/>contabilidad@ebaeza.cl </text:p>
          </table:table-cell>
          <table:table-cell office:value-type="float" office:value="966258403" calcext:value-type="float">
            <text:p>966258403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Inostroza </text:p>
          </table:table-cell>
          <table:table-cell office:value-type="float" office:value="226203542" calcext:value-type="float">
            <text:p>226203542</text:p>
          </table:table-cell>
          <table:table-cell office:value-type="float" office:value="105219709" calcext:value-type="float">
            <text:p>105219709</text:p>
          </table:table-cell>
          <table:table-cell office:value-type="string" calcext:value-type="string">
            <text:p><text:s/>pinostroza@bash.cl </text:p>
          </table:table-cell>
          <table:table-cell office:value-type="float" office:value="968283006" calcext:value-type="float">
            <text:p>968283006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German </text:p>
          </table:table-cell>
          <table:table-cell office:value-type="string" calcext:value-type="string">
            <text:p><text:s/>Angulo </text:p>
          </table:table-cell>
          <table:table-cell office:value-type="float" office:value="226203550" calcext:value-type="float">
            <text:p>226203550</text:p>
          </table:table-cell>
          <table:table-cell office:value-type="float" office:value="109751235" calcext:value-type="float">
            <text:p>109751235</text:p>
          </table:table-cell>
          <table:table-cell office:value-type="string" calcext:value-type="string">
            <text:p><text:s/>bash@bash.cl </text:p>
          </table:table-cell>
          <table:table-cell office:value-type="float" office:value="968283006" calcext:value-type="float">
            <text:p>968283006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raul </text:p>
          </table:table-cell>
          <table:table-cell office:value-type="string" calcext:value-type="string">
            <text:p><text:s/>mellado palma </text:p>
          </table:table-cell>
          <table:table-cell office:value-type="float" office:value="974778823" calcext:value-type="float">
            <text:p>974778823</text:p>
          </table:table-cell>
          <table:table-cell office:value-type="float" office:value="81227756" calcext:value-type="float">
            <text:p>81227756</text:p>
          </table:table-cell>
          <table:table-cell office:value-type="string" calcext:value-type="string">
            <text:p><text:s/>rmellado@wspexpress.cl </text:p>
          </table:table-cell>
          <table:table-cell office:value-type="float" office:value="968287400" calcext:value-type="float">
            <text:p>968287400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Gastón </text:p>
          </table:table-cell>
          <table:table-cell office:value-type="string" calcext:value-type="string">
            <text:p><text:s/>Iturriaga </text:p>
          </table:table-cell>
          <table:table-cell office:value-type="float" office:value="226287502" calcext:value-type="float">
            <text:p>226287502</text:p>
          </table:table-cell>
          <table:table-cell office:value-type="string" calcext:value-type="string">
            <text:p><text:s/>9489266K </text:p>
          </table:table-cell>
          <table:table-cell office:value-type="string" calcext:value-type="string">
            <text:p><text:s/>giturriaga@wsp.cl </text:p>
          </table:table-cell>
          <table:table-cell office:value-type="float" office:value="968287400" calcext:value-type="float">
            <text:p>968287400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iana </text:p>
          </table:table-cell>
          <table:table-cell office:value-type="string" calcext:value-type="string">
            <text:p><text:s/>Méndez Saldaño </text:p>
          </table:table-cell>
          <table:table-cell office:value-type="float" office:value="222382152" calcext:value-type="float">
            <text:p>222382152</text:p>
          </table:table-cell>
          <table:table-cell office:value-type="float" office:value="154806016" calcext:value-type="float">
            <text:p>154806016</text:p>
          </table:table-cell>
          <table:table-cell office:value-type="string" calcext:value-type="string">
            <text:p><text:s/>mmendez@campomanes.cl </text:p>
          </table:table-cell>
          <table:table-cell office:value-type="float" office:value="995523809" calcext:value-type="float">
            <text:p>995523809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Isaac </text:p>
          </table:table-cell>
          <table:table-cell office:value-type="string" calcext:value-type="string">
            <text:p><text:s/>Valenzuela </text:p>
          </table:table-cell>
          <table:table-cell office:value-type="float" office:value="22382152" calcext:value-type="float">
            <text:p>22382152</text:p>
          </table:table-cell>
          <table:table-cell office:value-type="float" office:value="178759752" calcext:value-type="float">
            <text:p>178759752</text:p>
          </table:table-cell>
          <table:table-cell office:value-type="string" calcext:value-type="string">
            <text:p><text:s/>ivalenzuela@campomanes.cl </text:p>
          </table:table-cell>
          <table:table-cell office:value-type="float" office:value="995523809" calcext:value-type="float">
            <text:p>995523809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rodriguez </text:p>
          </table:table-cell>
          <table:table-cell office:value-type="float" office:value="963089250" calcext:value-type="float">
            <text:p>963089250</text:p>
          </table:table-cell>
          <table:table-cell office:value-type="float" office:value="136790870" calcext:value-type="float">
            <text:p>136790870</text:p>
          </table:table-cell>
          <table:table-cell office:value-type="string" calcext:value-type="string">
            <text:p><text:s/>arodriguez@aplisol.cl </text:p>
          </table:table-cell>
          <table:table-cell office:value-type="string" calcext:value-type="string">
            <text:p><text:s/>76367861K 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yasna </text:p>
          </table:table-cell>
          <table:table-cell office:value-type="string" calcext:value-type="string">
            <text:p><text:s/>baeza </text:p>
          </table:table-cell>
          <table:table-cell office:value-type="float" office:value="982666375" calcext:value-type="float">
            <text:p>982666375</text:p>
          </table:table-cell>
          <table:table-cell office:value-type="float" office:value="158908395" calcext:value-type="float">
            <text:p>158908395</text:p>
          </table:table-cell>
          <table:table-cell office:value-type="string" calcext:value-type="string">
            <text:p><text:s/>ybaeza@aplisol.cl </text:p>
          </table:table-cell>
          <table:table-cell office:value-type="string" calcext:value-type="string">
            <text:p><text:s/>76367861K 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Inostroza </text:p>
          </table:table-cell>
          <table:table-cell office:value-type="float" office:value="954082252" calcext:value-type="float">
            <text:p>954082252</text:p>
          </table:table-cell>
          <table:table-cell office:value-type="float" office:value="104642454" calcext:value-type="float">
            <text:p>104642454</text:p>
          </table:table-cell>
          <table:table-cell office:value-type="string" calcext:value-type="string">
            <text:p><text:s/>pinostroza@grupovl.cl </text:p>
          </table:table-cell>
          <table:table-cell office:value-type="string" calcext:value-type="string">
            <text:p><text:s/>76380156K 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Perez Martinez </text:p>
          </table:table-cell>
          <table:table-cell office:value-type="float" office:value="569422782" calcext:value-type="float">
            <text:p>569422782</text:p>
          </table:table-cell>
          <table:table-cell office:value-type="float" office:value="153368635" calcext:value-type="float">
            <text:p>153368635</text:p>
          </table:table-cell>
          <table:table-cell office:value-type="string" calcext:value-type="string">
            <text:p><text:s/>eperez@grupovl.cl </text:p>
          </table:table-cell>
          <table:table-cell office:value-type="string" calcext:value-type="string">
            <text:p><text:s/>76380156K 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MILLAN </text:p>
          </table:table-cell>
          <table:table-cell office:value-type="float" office:value="982484059" calcext:value-type="float">
            <text:p>982484059</text:p>
          </table:table-cell>
          <table:table-cell office:value-type="float" office:value="31530660" calcext:value-type="float">
            <text:p>31530660</text:p>
          </table:table-cell>
          <table:table-cell office:value-type="string" calcext:value-type="string">
            <text:p><text:s/>emedosspa@gmail.com </text:p>
          </table:table-cell>
          <table:table-cell office:value-type="string" calcext:value-type="string">
            <text:p><text:s/>76525079K 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Millán </text:p>
          </table:table-cell>
          <table:table-cell office:value-type="float" office:value="982484059" calcext:value-type="float">
            <text:p>982484059</text:p>
          </table:table-cell>
          <table:table-cell office:value-type="string" calcext:value-type="string">
            <text:p><text:s/>Gerente </text:p>
          </table:table-cell>
          <table:table-cell office:value-type="string" calcext:value-type="string">
            <text:p><text:s/>emedos.spa@gmail.com </text:p>
          </table:table-cell>
          <table:table-cell office:value-type="string" calcext:value-type="string">
            <text:p><text:s/>76525079K 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Pérez </text:p>
          </table:table-cell>
          <table:table-cell office:value-type="float" office:value="229046145" calcext:value-type="float">
            <text:p>229046145</text:p>
          </table:table-cell>
          <table:table-cell office:value-type="float" office:value="160928484" calcext:value-type="float">
            <text:p>160928484</text:p>
          </table:table-cell>
          <table:table-cell office:value-type="string" calcext:value-type="string">
            <text:p><text:s/>eduardo.perez@konectiva.cl </text:p>
          </table:table-cell>
          <table:table-cell office:value-type="string" calcext:value-type="string">
            <text:p><text:s/>76874985K 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Pérez </text:p>
          </table:table-cell>
          <table:table-cell office:value-type="float" office:value="966874180" calcext:value-type="float">
            <text:p>966874180</text:p>
          </table:table-cell>
          <table:table-cell office:value-type="float" office:value="160928484" calcext:value-type="float">
            <text:p>160928484</text:p>
          </table:table-cell>
          <table:table-cell office:value-type="string" calcext:value-type="string">
            <text:p><text:s/>eduardo.perez@konectiva.cl </text:p>
          </table:table-cell>
          <table:table-cell office:value-type="string" calcext:value-type="string">
            <text:p><text:s/>76874985K </text:p>
          </table:table-cell>
          <table:table-cell office:value-type="string" calcext:value-type="string">
            <text:p><text:s/>default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imena </text:p>
          </table:table-cell>
          <table:table-cell office:value-type="string" calcext:value-type="string">
            <text:p><text:s/>Salazar </text:p>
          </table:table-cell>
          <table:table-cell office:value-type="float" office:value="228420700" calcext:value-type="float">
            <text:p>228420700</text:p>
          </table:table-cell>
          <table:table-cell office:value-type="float" office:value="125056202" calcext:value-type="float">
            <text:p>125056202</text:p>
          </table:table-cell>
          <table:table-cell office:value-type="string" calcext:value-type="string">
            <text:p><text:s/>jsalazar@bombasdepozo.cl </text:p>
          </table:table-cell>
          <table:table-cell office:value-type="string" calcext:value-type="string">
            <text:p><text:s/>78176700K 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arón </text:p>
          </table:table-cell>
          <table:table-cell office:value-type="string" calcext:value-type="string">
            <text:p><text:s/>Villalonga Martinez </text:p>
          </table:table-cell>
          <table:table-cell office:value-type="float" office:value="973989304" calcext:value-type="float">
            <text:p>973989304</text:p>
          </table:table-cell>
          <table:table-cell office:value-type="float" office:value="176628588" calcext:value-type="float">
            <text:p>176628588</text:p>
          </table:table-cell>
          <table:table-cell office:value-type="string" calcext:value-type="string">
            <text:p><text:s/>avm@bombasdepozo.cl </text:p>
          </table:table-cell>
          <table:table-cell office:value-type="string" calcext:value-type="string">
            <text:p><text:s/>78176700K 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<text:s/>DIAZ </text:p>
          </table:table-cell>
          <table:table-cell office:value-type="float" office:value="975000821" calcext:value-type="float">
            <text:p>975000821</text:p>
          </table:table-cell>
          <table:table-cell office:value-type="float" office:value="122367231" calcext:value-type="float">
            <text:p>122367231</text:p>
          </table:table-cell>
          <table:table-cell office:value-type="string" calcext:value-type="string">
            <text:p><text:s/>elizabeth.diaz@wom.cl </text:p>
          </table:table-cell>
          <table:table-cell office:value-type="string" calcext:value-type="string">
            <text:p><text:s/>96965220K 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<text:s/>Diaz </text:p>
          </table:table-cell>
          <table:table-cell office:value-type="float" office:value="975000821" calcext:value-type="float">
            <text:p>975000821</text:p>
          </table:table-cell>
          <table:table-cell office:value-type="float" office:value="122367231" calcext:value-type="float">
            <text:p>122367231</text:p>
          </table:table-cell>
          <table:table-cell office:value-type="string" calcext:value-type="string">
            <text:p><text:s/>elizabeth.diaz@wom.cl </text:p>
          </table:table-cell>
          <table:table-cell office:value-type="string" calcext:value-type="string">
            <text:p><text:s/>96965220K 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Duplicate</text:p>
          </table:table-cell>
        </table:table-row>
      </table:table>
      <table:table table:name="Unicas" table:style-name="ta1">
        <table:table-column table:style-name="co1" table:number-columns-repeated="8" table:default-cell-style-name="Default"/>
        <table:table-row table:style-name="ro1">
          <table:table-cell table:style-name="ce3" office:value-type="string" calcext:value-type="string">
            <text:p>Esquem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Apellido</text:p>
          </table:table-cell>
          <table:table-cell table:style-name="ce3" office:value-type="string" calcext:value-type="string">
            <text:p>Telefono</text:p>
          </table:table-cell>
          <table:table-cell table:style-name="ce3" office:value-type="string" calcext:value-type="string">
            <text:p>Rut_usuario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Rut_Empresa</text:p>
          </table:table-cell>
          <table:table-cell table:style-name="ce3"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aul </text:p>
          </table:table-cell>
          <table:table-cell office:value-type="string" calcext:value-type="string">
            <text:p><text:s/>Galvez </text:p>
          </table:table-cell>
          <table:table-cell office:value-type="float" office:value="5622570300" calcext:value-type="float">
            <text:p>5622570300</text:p>
          </table:table-cell>
          <table:table-cell office:value-type="float" office:value="8555534" calcext:value-type="float">
            <text:p>8555534</text:p>
          </table:table-cell>
          <table:table-cell office:value-type="string" calcext:value-type="string">
            <text:p><text:s/>pgalvez@genera.cl </text:p>
          </table:table-cell>
          <table:table-cell office:value-type="float" office:value="797601101" calcext:value-type="float">
            <text:p>7976011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Alejandro </text:p>
          </table:table-cell>
          <table:table-cell office:value-type="string" calcext:value-type="string">
            <text:p><text:s/>Marín </text:p>
          </table:table-cell>
          <table:table-cell office:value-type="float" office:value="56992277841" calcext:value-type="float">
            <text:p>56992277841</text:p>
          </table:table-cell>
          <table:table-cell office:value-type="float" office:value="10786908" calcext:value-type="float">
            <text:p>10786908</text:p>
          </table:table-cell>
          <table:table-cell office:value-type="string" calcext:value-type="string">
            <text:p><text:s/>cristian.m.1@hotmail.com </text:p>
          </table:table-cell>
          <table:table-cell office:value-type="float" office:value="766338356" calcext:value-type="float">
            <text:p>7663383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MUÑOZ </text:p>
          </table:table-cell>
          <table:table-cell office:value-type="float" office:value="979974670" calcext:value-type="float">
            <text:p>979974670</text:p>
          </table:table-cell>
          <table:table-cell office:value-type="float" office:value="10931037" calcext:value-type="float">
            <text:p>10931037</text:p>
          </table:table-cell>
          <table:table-cell office:value-type="string" calcext:value-type="string">
            <text:p><text:s/>mmunoz@aligare.cl </text:p>
          </table:table-cell>
          <table:table-cell office:value-type="float" office:value="762589400" calcext:value-type="float">
            <text:p>7625894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Jacob Pozo </text:p>
          </table:table-cell>
          <table:table-cell office:value-type="float" office:value="968459190" calcext:value-type="float">
            <text:p>968459190</text:p>
          </table:table-cell>
          <table:table-cell office:value-type="float" office:value="12047662" calcext:value-type="float">
            <text:p>12047662</text:p>
          </table:table-cell>
          <table:table-cell office:value-type="string" calcext:value-type="string">
            <text:p><text:s/>victor.jacob@skcmovil.cl </text:p>
          </table:table-cell>
          <table:table-cell office:value-type="float" office:value="969375508" calcext:value-type="float">
            <text:p>9693755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HERNANDEZ CASTRO </text:p>
          </table:table-cell>
          <table:table-cell office:value-type="float" office:value="950052233" calcext:value-type="float">
            <text:p>950052233</text:p>
          </table:table-cell>
          <table:table-cell office:value-type="float" office:value="19305244" calcext:value-type="float">
            <text:p>19305244</text:p>
          </table:table-cell>
          <table:table-cell office:value-type="string" calcext:value-type="string">
            <text:p><text:s/>franciscohernandez@polimet.cl </text:p>
          </table:table-cell>
          <table:table-cell office:value-type="float" office:value="764498712" calcext:value-type="float">
            <text:p>76449871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<text:s/>CONTRERAS </text:p>
          </table:table-cell>
          <table:table-cell office:value-type="float" office:value="225565243" calcext:value-type="float">
            <text:p>225565243</text:p>
          </table:table-cell>
          <table:table-cell office:value-type="float" office:value="35757481" calcext:value-type="float">
            <text:p>35757481</text:p>
          </table:table-cell>
          <table:table-cell office:value-type="string" calcext:value-type="string">
            <text:p><text:s/>sercoimp@yahoo.es </text:p>
          </table:table-cell>
          <table:table-cell office:value-type="float" office:value="35757481" calcext:value-type="float">
            <text:p>3575748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hn </text:p>
          </table:table-cell>
          <table:table-cell office:value-type="string" calcext:value-type="string">
            <text:p><text:s/>Lomas </text:p>
          </table:table-cell>
          <table:table-cell office:value-type="float" office:value="962281486" calcext:value-type="float">
            <text:p>962281486</text:p>
          </table:table-cell>
          <table:table-cell office:value-type="float" office:value="40742956" calcext:value-type="float">
            <text:p>40742956</text:p>
          </table:table-cell>
          <table:table-cell office:value-type="string" calcext:value-type="string">
            <text:p><text:s/>jlomas@sinavco.cl </text:p>
          </table:table-cell>
          <table:table-cell office:value-type="float" office:value="767180810" calcext:value-type="float">
            <text:p>7671808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diaz </text:p>
          </table:table-cell>
          <table:table-cell office:value-type="float" office:value="74325684" calcext:value-type="float">
            <text:p>74325684</text:p>
          </table:table-cell>
          <table:table-cell office:value-type="float" office:value="41613181" calcext:value-type="float">
            <text:p>41613181</text:p>
          </table:table-cell>
          <table:table-cell office:value-type="string" calcext:value-type="string">
            <text:p><text:s/>jaimeoctavio@gmail.com </text:p>
          </table:table-cell>
          <table:table-cell office:value-type="float" office:value="760400823" calcext:value-type="float">
            <text:p>76040082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Kripper </text:p>
          </table:table-cell>
          <table:table-cell office:value-type="string" calcext:value-type="string">
            <text:p><text:s/>+56 9 9509 </text:p>
          </table:table-cell>
          <table:table-cell office:value-type="float" office:value="43689215" calcext:value-type="float">
            <text:p>43689215</text:p>
          </table:table-cell>
          <table:table-cell office:value-type="string" calcext:value-type="string">
            <text:p><text:s/>sergio.kripper@gmail.com </text:p>
          </table:table-cell>
          <table:table-cell office:value-type="float" office:value="765197406" calcext:value-type="float">
            <text:p>7651974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enneth </text:p>
          </table:table-cell>
          <table:table-cell office:value-type="string" calcext:value-type="string">
            <text:p><text:s/>Varas </text:p>
          </table:table-cell>
          <table:table-cell office:value-type="string" calcext:value-type="string">
            <text:p><text:s/>56-2-22335869 </text:p>
          </table:table-cell>
          <table:table-cell office:value-type="float" office:value="43867229" calcext:value-type="float">
            <text:p>43867229</text:p>
          </table:table-cell>
          <table:table-cell office:value-type="string" calcext:value-type="string">
            <text:p><text:s/>kvaras@juzt-services.cl </text:p>
          </table:table-cell>
          <table:table-cell office:value-type="float" office:value="760970344" calcext:value-type="float">
            <text:p>76097034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ackoffice </text:p>
          </table:table-cell>
          <table:table-cell office:value-type="string" calcext:value-type="string">
            <text:p><text:s/>Backoffice </text:p>
          </table:table-cell>
          <table:table-cell office:value-type="float" office:value="0" calcext:value-type="float">
            <text:p>0</text:p>
          </table:table-cell>
          <table:table-cell office:value-type="float" office:value="47043107" calcext:value-type="float">
            <text:p>47043107</text:p>
          </table:table-cell>
          <table:table-cell office:value-type="string" calcext:value-type="string">
            <text:p><text:s/>backoffice@backoffice.cl </text:p>
          </table:table-cell>
          <table:table-cell office:value-type="float" office:value="760274283" calcext:value-type="float">
            <text:p>76027428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elson </text:p>
          </table:table-cell>
          <table:table-cell office:value-type="string" calcext:value-type="string">
            <text:p><text:s/>lorca beltran </text:p>
          </table:table-cell>
          <table:table-cell office:value-type="float" office:value="988888296" calcext:value-type="float">
            <text:p>988888296</text:p>
          </table:table-cell>
          <table:table-cell office:value-type="float" office:value="48560539" calcext:value-type="float">
            <text:p>48560539</text:p>
          </table:table-cell>
          <table:table-cell office:value-type="string" calcext:value-type="string">
            <text:p><text:s/>nelsonlorca@hotmail.com </text:p>
          </table:table-cell>
          <table:table-cell office:value-type="float" office:value="48560539" calcext:value-type="float">
            <text:p>4856053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Calderón Riveros </text:p>
          </table:table-cell>
          <table:table-cell office:value-type="string" calcext:value-type="string">
            <text:p><text:s/>56-2-23337912 </text:p>
          </table:table-cell>
          <table:table-cell office:value-type="float" office:value="48931820" calcext:value-type="float">
            <text:p>48931820</text:p>
          </table:table-cell>
          <table:table-cell office:value-type="string" calcext:value-type="string">
            <text:p><text:s/>jcalderon@mci.cl </text:p>
          </table:table-cell>
          <table:table-cell office:value-type="float" office:value="765041104" calcext:value-type="float">
            <text:p>7650411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BORDOLI </text:p>
          </table:table-cell>
          <table:table-cell office:value-type="float" office:value="522212311" calcext:value-type="float">
            <text:p>522212311</text:p>
          </table:table-cell>
          <table:table-cell office:value-type="float" office:value="49572670" calcext:value-type="float">
            <text:p>49572670</text:p>
          </table:table-cell>
          <table:table-cell office:value-type="string" calcext:value-type="string">
            <text:p><text:s/>balatasbordoli@gmail.com </text:p>
          </table:table-cell>
          <table:table-cell office:value-type="float" office:value="49572670" calcext:value-type="float">
            <text:p>495726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ristobal </text:p>
          </table:table-cell>
          <table:table-cell office:value-type="string" calcext:value-type="string">
            <text:p><text:s/>Bedrack </text:p>
          </table:table-cell>
          <table:table-cell office:value-type="string" calcext:value-type="string">
            <text:p><text:s/>569 943062 </text:p>
          </table:table-cell>
          <table:table-cell office:value-type="float" office:value="49892810" calcext:value-type="float">
            <text:p>49892810</text:p>
          </table:table-cell>
          <table:table-cell office:value-type="string" calcext:value-type="string">
            <text:p><text:s/>inicia@iniciaspa.cl </text:p>
          </table:table-cell>
          <table:table-cell office:value-type="float" office:value="763671968" calcext:value-type="float">
            <text:p>7636719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ABELL SOFFIA </text:p>
          </table:table-cell>
          <table:table-cell office:value-type="float" office:value="992300746" calcext:value-type="float">
            <text:p>992300746</text:p>
          </table:table-cell>
          <table:table-cell office:value-type="float" office:value="53359264" calcext:value-type="float">
            <text:p>53359264</text:p>
          </table:table-cell>
          <table:table-cell office:value-type="string" calcext:value-type="string">
            <text:p><text:s/>casing@entelchile.net </text:p>
          </table:table-cell>
          <table:table-cell office:value-type="float" office:value="53359264" calcext:value-type="float">
            <text:p>5335926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lopez </text:p>
          </table:table-cell>
          <table:table-cell office:value-type="float" office:value="82339488" calcext:value-type="float">
            <text:p>82339488</text:p>
          </table:table-cell>
          <table:table-cell office:value-type="float" office:value="53946577" calcext:value-type="float">
            <text:p>53946577</text:p>
          </table:table-cell>
          <table:table-cell office:value-type="string" calcext:value-type="string">
            <text:p><text:s/>joselopezue@gmail.com </text:p>
          </table:table-cell>
          <table:table-cell office:value-type="float" office:value="775345306" calcext:value-type="float">
            <text:p>77534530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Saravia Salamanca </text:p>
          </table:table-cell>
          <table:table-cell office:value-type="float" office:value="992992306" calcext:value-type="float">
            <text:p>992992306</text:p>
          </table:table-cell>
          <table:table-cell office:value-type="float" office:value="54232934" calcext:value-type="float">
            <text:p>54232934</text:p>
          </table:table-cell>
          <table:table-cell office:value-type="string" calcext:value-type="string">
            <text:p><text:s/>sergio.saravia.sm@gmail.com </text:p>
          </table:table-cell>
          <table:table-cell office:value-type="float" office:value="776505102" calcext:value-type="float">
            <text:p>7765051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oyarzo </text:p>
          </table:table-cell>
          <table:table-cell office:value-type="float" office:value="949434889" calcext:value-type="float">
            <text:p>949434889</text:p>
          </table:table-cell>
          <table:table-cell office:value-type="float" office:value="54234783" calcext:value-type="float">
            <text:p>54234783</text:p>
          </table:table-cell>
          <table:table-cell office:value-type="string" calcext:value-type="string">
            <text:p><text:s/>consultoriasantiago@yahoo.com </text:p>
          </table:table-cell>
          <table:table-cell office:value-type="string" calcext:value-type="string">
            <text:p><text:s/>76525535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redo </text:p>
          </table:table-cell>
          <table:table-cell office:value-type="string" calcext:value-type="string">
            <text:p><text:s/>Godoy </text:p>
          </table:table-cell>
          <table:table-cell office:value-type="float" office:value="222298528" calcext:value-type="float">
            <text:p>222298528</text:p>
          </table:table-cell>
          <table:table-cell office:value-type="float" office:value="55738351" calcext:value-type="float">
            <text:p>55738351</text:p>
          </table:table-cell>
          <table:table-cell office:value-type="string" calcext:value-type="string">
            <text:p><text:s/>scholl@vtr.net </text:p>
          </table:table-cell>
          <table:table-cell office:value-type="float" office:value="777988204" calcext:value-type="float">
            <text:p>7779882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araya </text:p>
          </table:table-cell>
          <table:table-cell office:value-type="float" office:value="229040516" calcext:value-type="float">
            <text:p>229040516</text:p>
          </table:table-cell>
          <table:table-cell office:value-type="float" office:value="57308982" calcext:value-type="float">
            <text:p>57308982</text:p>
          </table:table-cell>
          <table:table-cell office:value-type="string" calcext:value-type="string">
            <text:p><text:s/>manuelaraya@aracor.cl </text:p>
          </table:table-cell>
          <table:table-cell office:value-type="float" office:value="765951550" calcext:value-type="float">
            <text:p>76595155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Pirazzoli de la fuente </text:p>
          </table:table-cell>
          <table:table-cell office:value-type="float" office:value="972174224" calcext:value-type="float">
            <text:p>972174224</text:p>
          </table:table-cell>
          <table:table-cell office:value-type="float" office:value="57698527" calcext:value-type="float">
            <text:p>57698527</text:p>
          </table:table-cell>
          <table:table-cell office:value-type="string" calcext:value-type="string">
            <text:p><text:s/>rpira@sigltda.cl </text:p>
          </table:table-cell>
          <table:table-cell office:value-type="float" office:value="789421404" calcext:value-type="float">
            <text:p>78942140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ARON </text:p>
          </table:table-cell>
          <table:table-cell office:value-type="string" calcext:value-type="string">
            <text:p><text:s/>GARCIA </text:p>
          </table:table-cell>
          <table:table-cell office:value-type="float" office:value="994054526" calcext:value-type="float">
            <text:p>994054526</text:p>
          </table:table-cell>
          <table:table-cell office:value-type="float" office:value="59057731" calcext:value-type="float">
            <text:p>59057731</text:p>
          </table:table-cell>
          <table:table-cell office:value-type="string" calcext:value-type="string">
            <text:p><text:s/>gerencia@smedicos.cl </text:p>
          </table:table-cell>
          <table:table-cell office:value-type="float" office:value="875367005" calcext:value-type="float">
            <text:p>8753670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Hector Manuel </text:p>
          </table:table-cell>
          <table:table-cell office:value-type="string" calcext:value-type="string">
            <text:p><text:s/>Gebauer </text:p>
          </table:table-cell>
          <table:table-cell office:value-type="float" office:value="229442131" calcext:value-type="float">
            <text:p>229442131</text:p>
          </table:table-cell>
          <table:table-cell office:value-type="float" office:value="59261606" calcext:value-type="float">
            <text:p>59261606</text:p>
          </table:table-cell>
          <table:table-cell office:value-type="string" calcext:value-type="string">
            <text:p><text:s/>hgebauer@comatelsa.cl </text:p>
          </table:table-cell>
          <table:table-cell office:value-type="float" office:value="760755427" calcext:value-type="float">
            <text:p>76075542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Perez Toyos </text:p>
          </table:table-cell>
          <table:table-cell office:value-type="float" office:value="944755938" calcext:value-type="float">
            <text:p>944755938</text:p>
          </table:table-cell>
          <table:table-cell office:value-type="float" office:value="60278172" calcext:value-type="float">
            <text:p>60278172</text:p>
          </table:table-cell>
          <table:table-cell office:value-type="string" calcext:value-type="string">
            <text:p><text:s/>fmperezt@gmail.com </text:p>
          </table:table-cell>
          <table:table-cell office:value-type="float" office:value="764451279" calcext:value-type="float">
            <text:p>7644512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erardo </text:p>
          </table:table-cell>
          <table:table-cell office:value-type="string" calcext:value-type="string">
            <text:p><text:s/>Galardo </text:p>
          </table:table-cell>
          <table:table-cell office:value-type="float" office:value="998141971" calcext:value-type="float">
            <text:p>998141971</text:p>
          </table:table-cell>
          <table:table-cell office:value-type="float" office:value="61341358" calcext:value-type="float">
            <text:p>61341358</text:p>
          </table:table-cell>
          <table:table-cell office:value-type="string" calcext:value-type="string">
            <text:p><text:s/>ggallardo.constructoragg@gmail.com </text:p>
          </table:table-cell>
          <table:table-cell office:value-type="float" office:value="764921356" calcext:value-type="float">
            <text:p>7649213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Wallter </text:p>
          </table:table-cell>
          <table:table-cell office:value-type="string" calcext:value-type="string">
            <text:p><text:s/>Junge </text:p>
          </table:table-cell>
          <table:table-cell office:value-type="float" office:value="227105868" calcext:value-type="float">
            <text:p>227105868</text:p>
          </table:table-cell>
          <table:table-cell office:value-type="float" office:value="62895616" calcext:value-type="float">
            <text:p>62895616</text:p>
          </table:table-cell>
          <table:table-cell office:value-type="string" calcext:value-type="string">
            <text:p><text:s/>walter.junge@tradeshows.cl </text:p>
          </table:table-cell>
          <table:table-cell office:value-type="float" office:value="761681230" calcext:value-type="float">
            <text:p>76168123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nrique </text:p>
          </table:table-cell>
          <table:table-cell office:value-type="string" calcext:value-type="string">
            <text:p><text:s/>Cortes Araya </text:p>
          </table:table-cell>
          <table:table-cell office:value-type="float" office:value="982881828" calcext:value-type="float">
            <text:p>982881828</text:p>
          </table:table-cell>
          <table:table-cell office:value-type="float" office:value="63624683" calcext:value-type="float">
            <text:p>63624683</text:p>
          </table:table-cell>
          <table:table-cell office:value-type="string" calcext:value-type="string">
            <text:p><text:s/>transcortes@gmail.com </text:p>
          </table:table-cell>
          <table:table-cell office:value-type="float" office:value="63624683" calcext:value-type="float">
            <text:p>6362468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Monroy </text:p>
          </table:table-cell>
          <table:table-cell office:value-type="float" office:value="92784618" calcext:value-type="float">
            <text:p>92784618</text:p>
          </table:table-cell>
          <table:table-cell office:value-type="float" office:value="64902490" calcext:value-type="float">
            <text:p>64902490</text:p>
          </table:table-cell>
          <table:table-cell office:value-type="string" calcext:value-type="string">
            <text:p><text:s/>pedromonroymontajeselectricos@yahoo.es </text:p>
          </table:table-cell>
          <table:table-cell office:value-type="float" office:value="64902490" calcext:value-type="float">
            <text:p>649024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roblero </text:p>
          </table:table-cell>
          <table:table-cell office:value-type="float" office:value="981339193" calcext:value-type="float">
            <text:p>981339193</text:p>
          </table:table-cell>
          <table:table-cell office:value-type="float" office:value="64994638" calcext:value-type="float">
            <text:p>64994638</text:p>
          </table:table-cell>
          <table:table-cell office:value-type="string" calcext:value-type="string">
            <text:p><text:s/>transportesroblero@gmail.com </text:p>
          </table:table-cell>
          <table:table-cell office:value-type="float" office:value="64994638" calcext:value-type="float">
            <text:p>6499463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Gerardo Alonso </text:p>
          </table:table-cell>
          <table:table-cell office:value-type="string" calcext:value-type="string">
            <text:p><text:s/>Soto Diaz </text:p>
          </table:table-cell>
          <table:table-cell office:value-type="string" calcext:value-type="string">
            <text:p><text:s/>9 98213294 </text:p>
          </table:table-cell>
          <table:table-cell office:value-type="float" office:value="65113821" calcext:value-type="float">
            <text:p>65113821</text:p>
          </table:table-cell>
          <table:table-cell office:value-type="string" calcext:value-type="string">
            <text:p><text:s/>gerardosoto@impresosg4.cl </text:p>
          </table:table-cell>
          <table:table-cell office:value-type="float" office:value="778543907" calcext:value-type="float">
            <text:p>7785439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Salinas </text:p>
          </table:table-cell>
          <table:table-cell office:value-type="float" office:value="984647093" calcext:value-type="float">
            <text:p>984647093</text:p>
          </table:table-cell>
          <table:table-cell office:value-type="float" office:value="65195542" calcext:value-type="float">
            <text:p>65195542</text:p>
          </table:table-cell>
          <table:table-cell office:value-type="string" calcext:value-type="string">
            <text:p><text:s/>mariolop24@gmail.com </text:p>
          </table:table-cell>
          <table:table-cell office:value-type="float" office:value="65195542" calcext:value-type="float">
            <text:p>6519554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Fritis </text:p>
          </table:table-cell>
          <table:table-cell office:value-type="float" office:value="225441969" calcext:value-type="float">
            <text:p>225441969</text:p>
          </table:table-cell>
          <table:table-cell office:value-type="float" office:value="65520656" calcext:value-type="float">
            <text:p>65520656</text:p>
          </table:table-cell>
          <table:table-cell office:value-type="string" calcext:value-type="string">
            <text:p><text:s/>afritis@climawest.cl </text:p>
          </table:table-cell>
          <table:table-cell office:value-type="float" office:value="762021889" calcext:value-type="float">
            <text:p>76202188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Rojas </text:p>
          </table:table-cell>
          <table:table-cell office:value-type="float" office:value="993460527" calcext:value-type="float">
            <text:p>993460527</text:p>
          </table:table-cell>
          <table:table-cell office:value-type="float" office:value="65563843" calcext:value-type="float">
            <text:p>65563843</text:p>
          </table:table-cell>
          <table:table-cell office:value-type="string" calcext:value-type="string">
            <text:p><text:s/>hrojasservin@hotmail.com </text:p>
          </table:table-cell>
          <table:table-cell office:value-type="float" office:value="65563843" calcext:value-type="float">
            <text:p>6556384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MEN </text:p>
          </table:table-cell>
          <table:table-cell office:value-type="string" calcext:value-type="string">
            <text:p><text:s/>SILVA </text:p>
          </table:table-cell>
          <table:table-cell office:value-type="float" office:value="223789534" calcext:value-type="float">
            <text:p>223789534</text:p>
          </table:table-cell>
          <table:table-cell office:value-type="float" office:value="66490602" calcext:value-type="float">
            <text:p>66490602</text:p>
          </table:table-cell>
          <table:table-cell office:value-type="string" calcext:value-type="string">
            <text:p><text:s/>csilva@teprem.cl </text:p>
          </table:table-cell>
          <table:table-cell office:value-type="string" calcext:value-type="string">
            <text:p><text:s/>7780586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ugenio </text:p>
          </table:table-cell>
          <table:table-cell office:value-type="string" calcext:value-type="string">
            <text:p><text:s/>Deutelmoser </text:p>
          </table:table-cell>
          <table:table-cell office:value-type="float" office:value="227060680" calcext:value-type="float">
            <text:p>227060680</text:p>
          </table:table-cell>
          <table:table-cell office:value-type="float" office:value="66602842" calcext:value-type="float">
            <text:p>66602842</text:p>
          </table:table-cell>
          <table:table-cell office:value-type="string" calcext:value-type="string">
            <text:p><text:s/>edeutelmoser@pharmatech.cl </text:p>
          </table:table-cell>
          <table:table-cell office:value-type="float" office:value="761137344" calcext:value-type="float">
            <text:p>76113734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RUBEN </text:p>
          </table:table-cell>
          <table:table-cell office:value-type="string" calcext:value-type="string">
            <text:p><text:s/>GOMEZ OJEDA </text:p>
          </table:table-cell>
          <table:table-cell office:value-type="float" office:value="997475376" calcext:value-type="float">
            <text:p>997475376</text:p>
          </table:table-cell>
          <table:table-cell office:value-type="float" office:value="67332482" calcext:value-type="float">
            <text:p>67332482</text:p>
          </table:table-cell>
          <table:table-cell office:value-type="string" calcext:value-type="string">
            <text:p><text:s/>fragobuses@hotmail.com </text:p>
          </table:table-cell>
          <table:table-cell office:value-type="float" office:value="67332482" calcext:value-type="float">
            <text:p>6733248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Angelica </text:p>
          </table:table-cell>
          <table:table-cell office:value-type="string" calcext:value-type="string">
            <text:p><text:s/>LOPEZ </text:p>
          </table:table-cell>
          <table:table-cell office:value-type="float" office:value="995535638" calcext:value-type="float">
            <text:p>995535638</text:p>
          </table:table-cell>
          <table:table-cell office:value-type="float" office:value="68852412" calcext:value-type="float">
            <text:p>68852412</text:p>
          </table:table-cell>
          <table:table-cell office:value-type="string" calcext:value-type="string">
            <text:p><text:s/>cobranzas@fittex.cl </text:p>
          </table:table-cell>
          <table:table-cell office:value-type="float" office:value="761402145" calcext:value-type="float">
            <text:p>76140214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andra </text:p>
          </table:table-cell>
          <table:table-cell office:value-type="string" calcext:value-type="string">
            <text:p><text:s/>rozas pavez </text:p>
          </table:table-cell>
          <table:table-cell office:value-type="float" office:value="962185391" calcext:value-type="float">
            <text:p>962185391</text:p>
          </table:table-cell>
          <table:table-cell office:value-type="float" office:value="68984920" calcext:value-type="float">
            <text:p>68984920</text:p>
          </table:table-cell>
          <table:table-cell office:value-type="string" calcext:value-type="string">
            <text:p><text:s/>s.rozaspavez@gmail.com </text:p>
          </table:table-cell>
          <table:table-cell office:value-type="float" office:value="776012300" calcext:value-type="float">
            <text:p>7760123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FUENZALIDA </text:p>
          </table:table-cell>
          <table:table-cell office:value-type="float" office:value="994410720" calcext:value-type="float">
            <text:p>994410720</text:p>
          </table:table-cell>
          <table:table-cell office:value-type="float" office:value="69068170" calcext:value-type="float">
            <text:p>69068170</text:p>
          </table:table-cell>
          <table:table-cell office:value-type="string" calcext:value-type="string">
            <text:p><text:s/>patricio.fuenzalida@compucentro.cl </text:p>
          </table:table-cell>
          <table:table-cell office:value-type="float" office:value="774685200" calcext:value-type="float">
            <text:p>7746852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juan pablo </text:p>
          </table:table-cell>
          <table:table-cell office:value-type="string" calcext:value-type="string">
            <text:p><text:s/>prieto viviani </text:p>
          </table:table-cell>
          <table:table-cell office:value-type="float" office:value="227725773" calcext:value-type="float">
            <text:p>227725773</text:p>
          </table:table-cell>
          <table:table-cell office:value-type="float" office:value="69296157" calcext:value-type="float">
            <text:p>69296157</text:p>
          </table:table-cell>
          <table:table-cell office:value-type="string" calcext:value-type="string">
            <text:p><text:s/>info@ayrprieto.cl </text:p>
          </table:table-cell>
          <table:table-cell office:value-type="float" office:value="795037101" calcext:value-type="float">
            <text:p>7950371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Bernardita </text:p>
          </table:table-cell>
          <table:table-cell office:value-type="string" calcext:value-type="string">
            <text:p><text:s/>González </text:p>
          </table:table-cell>
          <table:table-cell office:value-type="float" office:value="228605700" calcext:value-type="float">
            <text:p>228605700</text:p>
          </table:table-cell>
          <table:table-cell office:value-type="float" office:value="69411630" calcext:value-type="float">
            <text:p>69411630</text:p>
          </table:table-cell>
          <table:table-cell office:value-type="string" calcext:value-type="string">
            <text:p><text:s/>b.gonzalez@instelecsa.cl </text:p>
          </table:table-cell>
          <table:table-cell office:value-type="float" office:value="934640004" calcext:value-type="float">
            <text:p>9346400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SALAZAR FIGUEROA </text:p>
          </table:table-cell>
          <table:table-cell office:value-type="float" office:value="944187907" calcext:value-type="float">
            <text:p>944187907</text:p>
          </table:table-cell>
          <table:table-cell office:value-type="float" office:value="69776574" calcext:value-type="float">
            <text:p>69776574</text:p>
          </table:table-cell>
          <table:table-cell office:value-type="string" calcext:value-type="string">
            <text:p><text:s/>manuel.salazar@parex-group.cl </text:p>
          </table:table-cell>
          <table:table-cell office:value-type="float" office:value="778304309" calcext:value-type="float">
            <text:p>7783043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NAVARRO SCOLARI </text:p>
          </table:table-cell>
          <table:table-cell office:value-type="float" office:value="983107567" calcext:value-type="float">
            <text:p>983107567</text:p>
          </table:table-cell>
          <table:table-cell office:value-type="float" office:value="69897738" calcext:value-type="float">
            <text:p>69897738</text:p>
          </table:table-cell>
          <table:table-cell office:value-type="string" calcext:value-type="string">
            <text:p><text:s/>nsc323@gmail.com </text:p>
          </table:table-cell>
          <table:table-cell office:value-type="float" office:value="69897738" calcext:value-type="float">
            <text:p>6989773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iberto </text:p>
          </table:table-cell>
          <table:table-cell office:value-type="string" calcext:value-type="string">
            <text:p><text:s/>Muñoz </text:p>
          </table:table-cell>
          <table:table-cell office:value-type="string" calcext:value-type="string">
            <text:p><text:s/>569 99917710 </text:p>
          </table:table-cell>
          <table:table-cell office:value-type="float" office:value="70006901" calcext:value-type="float">
            <text:p>70006901</text:p>
          </table:table-cell>
          <table:table-cell office:value-type="string" calcext:value-type="string">
            <text:p><text:s/>tmcv@tmcv.cl </text:p>
          </table:table-cell>
          <table:table-cell office:value-type="float" office:value="766435602" calcext:value-type="float">
            <text:p>7664356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ugusto </text:p>
          </table:table-cell>
          <table:table-cell office:value-type="string" calcext:value-type="string">
            <text:p><text:s/>Errazuriz </text:p>
          </table:table-cell>
          <table:table-cell office:value-type="float" office:value="56997418291" calcext:value-type="float">
            <text:p>56997418291</text:p>
          </table:table-cell>
          <table:table-cell office:value-type="float" office:value="70143887" calcext:value-type="float">
            <text:p>70143887</text:p>
          </table:table-cell>
          <table:table-cell office:value-type="string" calcext:value-type="string">
            <text:p><text:s/>ageg@erretres.cl </text:p>
          </table:table-cell>
          <table:table-cell office:value-type="float" office:value="761205218" calcext:value-type="float">
            <text:p>7612052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RTURO </text:p>
          </table:table-cell>
          <table:table-cell office:value-type="string" calcext:value-type="string">
            <text:p><text:s/>GOMEZ </text:p>
          </table:table-cell>
          <table:table-cell office:value-type="float" office:value="998636447" calcext:value-type="float">
            <text:p>998636447</text:p>
          </table:table-cell>
          <table:table-cell office:value-type="float" office:value="70301083" calcext:value-type="float">
            <text:p>70301083</text:p>
          </table:table-cell>
          <table:table-cell office:value-type="string" calcext:value-type="string">
            <text:p><text:s/>agomez@spacioinox.cl </text:p>
          </table:table-cell>
          <table:table-cell office:value-type="float" office:value="764271432" calcext:value-type="float">
            <text:p>76427143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Martinez de urquidi </text:p>
          </table:table-cell>
          <table:table-cell office:value-type="float" office:value="56996797569" calcext:value-type="float">
            <text:p>56996797569</text:p>
          </table:table-cell>
          <table:table-cell office:value-type="float" office:value="70342138" calcext:value-type="float">
            <text:p>70342138</text:p>
          </table:table-cell>
          <table:table-cell office:value-type="string" calcext:value-type="string">
            <text:p><text:s/>gonzalom@unoproyectos.cl </text:p>
          </table:table-cell>
          <table:table-cell office:value-type="float" office:value="771651607" calcext:value-type="float">
            <text:p>7716516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App</text:p>
          </table:table-cell>
          <table:table-cell office:value-type="string" calcext:value-type="string">
            <text:p>HEERNAN. </text:p>
          </table:table-cell>
          <table:table-cell office:value-type="string" calcext:value-type="string">
            <text:p><text:s/>SCHMIDT </text:p>
          </table:table-cell>
          <table:table-cell office:value-type="float" office:value="5622328781" calcext:value-type="float">
            <text:p>5622328781</text:p>
          </table:table-cell>
          <table:table-cell office:value-type="float" office:value="70515229" calcext:value-type="float">
            <text:p>70515229</text:p>
          </table:table-cell>
          <table:table-cell office:value-type="string" calcext:value-type="string">
            <text:p><text:s/>hernan.schmidt@pentzke.cl </text:p>
          </table:table-cell>
          <table:table-cell office:value-type="float" office:value="922790000" calcext:value-type="float">
            <text:p>922790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DE SOLMINIHAC </text:p>
          </table:table-cell>
          <table:table-cell office:value-type="float" office:value="992891754" calcext:value-type="float">
            <text:p>992891754</text:p>
          </table:table-cell>
          <table:table-cell office:value-type="float" office:value="70702428" calcext:value-type="float">
            <text:p>70702428</text:p>
          </table:table-cell>
          <table:table-cell office:value-type="string" calcext:value-type="string">
            <text:p><text:s/>ventas@arquipol.cl </text:p>
          </table:table-cell>
          <table:table-cell office:value-type="float" office:value="767865090" calcext:value-type="float">
            <text:p>7678650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redo </text:p>
          </table:table-cell>
          <table:table-cell office:value-type="string" calcext:value-type="string">
            <text:p><text:s/>Villanueva </text:p>
          </table:table-cell>
          <table:table-cell office:value-type="float" office:value="933035064" calcext:value-type="float">
            <text:p>933035064</text:p>
          </table:table-cell>
          <table:table-cell office:value-type="float" office:value="70922126" calcext:value-type="float">
            <text:p>70922126</text:p>
          </table:table-cell>
          <table:table-cell office:value-type="string" calcext:value-type="string">
            <text:p><text:s/>alfredovill@gmail.com </text:p>
          </table:table-cell>
          <table:table-cell office:value-type="float" office:value="766234577" calcext:value-type="float">
            <text:p>76623457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González </text:p>
          </table:table-cell>
          <table:table-cell office:value-type="float" office:value="986624543" calcext:value-type="float">
            <text:p>986624543</text:p>
          </table:table-cell>
          <table:table-cell office:value-type="float" office:value="71669297" calcext:value-type="float">
            <text:p>71669297</text:p>
          </table:table-cell>
          <table:table-cell office:value-type="string" calcext:value-type="string">
            <text:p><text:s/>alvarogonzalez100@yahoo.com </text:p>
          </table:table-cell>
          <table:table-cell office:value-type="float" office:value="762617641" calcext:value-type="float">
            <text:p>76261764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CABRERA VARAS </text:p>
          </table:table-cell>
          <table:table-cell office:value-type="float" office:value="522232901" calcext:value-type="float">
            <text:p>522232901</text:p>
          </table:table-cell>
          <table:table-cell office:value-type="float" office:value="71727270" calcext:value-type="float">
            <text:p>71727270</text:p>
          </table:table-cell>
          <table:table-cell office:value-type="string" calcext:value-type="string">
            <text:p><text:s/>muebleriaparis@hotmail.com </text:p>
          </table:table-cell>
          <table:table-cell office:value-type="float" office:value="71727270" calcext:value-type="float">
            <text:p>717272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javier </text:p>
          </table:table-cell>
          <table:table-cell office:value-type="string" calcext:value-type="string">
            <text:p><text:s/>westermeyer quintas </text:p>
          </table:table-cell>
          <table:table-cell office:value-type="float" office:value="968327524" calcext:value-type="float">
            <text:p>968327524</text:p>
          </table:table-cell>
          <table:table-cell office:value-type="float" office:value="72322525" calcext:value-type="float">
            <text:p>72322525</text:p>
          </table:table-cell>
          <table:table-cell office:value-type="string" calcext:value-type="string">
            <text:p><text:s/>awestermeyer@patagoniabf.cl </text:p>
          </table:table-cell>
          <table:table-cell office:value-type="float" office:value="760712388" calcext:value-type="float">
            <text:p>76071238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Morandé </text:p>
          </table:table-cell>
          <table:table-cell office:value-type="float" office:value="222431880" calcext:value-type="float">
            <text:p>222431880</text:p>
          </table:table-cell>
          <table:table-cell office:value-type="float" office:value="72467450" calcext:value-type="float">
            <text:p>72467450</text:p>
          </table:table-cell>
          <table:table-cell office:value-type="string" calcext:value-type="string">
            <text:p><text:s/>fmorande@gmail.com </text:p>
          </table:table-cell>
          <table:table-cell office:value-type="float" office:value="761584308" calcext:value-type="float">
            <text:p>7615843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saac Alonso </text:p>
          </table:table-cell>
          <table:table-cell office:value-type="string" calcext:value-type="string">
            <text:p><text:s/>Rossi Villalobos </text:p>
          </table:table-cell>
          <table:table-cell office:value-type="float" office:value="56981888107" calcext:value-type="float">
            <text:p>56981888107</text:p>
          </table:table-cell>
          <table:table-cell office:value-type="float" office:value="73339472" calcext:value-type="float">
            <text:p>73339472</text:p>
          </table:table-cell>
          <table:table-cell office:value-type="string" calcext:value-type="string">
            <text:p><text:s/>alonso.rossi@tyst.cl </text:p>
          </table:table-cell>
          <table:table-cell office:value-type="float" office:value="764172477" calcext:value-type="float">
            <text:p>76417247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rojas </text:p>
          </table:table-cell>
          <table:table-cell office:value-type="float" office:value="522224061" calcext:value-type="float">
            <text:p>522224061</text:p>
          </table:table-cell>
          <table:table-cell office:value-type="float" office:value="74079563" calcext:value-type="float">
            <text:p>74079563</text:p>
          </table:table-cell>
          <table:table-cell office:value-type="string" calcext:value-type="string">
            <text:p><text:s/>serviciosdebobinados@gmail.com </text:p>
          </table:table-cell>
          <table:table-cell office:value-type="float" office:value="766431593" calcext:value-type="float">
            <text:p>76643159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CRUZ JOHNSON </text:p>
          </table:table-cell>
          <table:table-cell office:value-type="float" office:value="222161218" calcext:value-type="float">
            <text:p>222161218</text:p>
          </table:table-cell>
          <table:table-cell office:value-type="float" office:value="74122493" calcext:value-type="float">
            <text:p>74122493</text:p>
          </table:table-cell>
          <table:table-cell office:value-type="string" calcext:value-type="string">
            <text:p><text:s/>ecj@btlprint.cl </text:p>
          </table:table-cell>
          <table:table-cell office:value-type="string" calcext:value-type="string">
            <text:p><text:s/>76551391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rtin Antonio </text:p>
          </table:table-cell>
          <table:table-cell office:value-type="string" calcext:value-type="string">
            <text:p><text:s/>Meneses Gomez </text:p>
          </table:table-cell>
          <table:table-cell office:value-type="float" office:value="991780629" calcext:value-type="float">
            <text:p>991780629</text:p>
          </table:table-cell>
          <table:table-cell office:value-type="float" office:value="74478719" calcext:value-type="float">
            <text:p>74478719</text:p>
          </table:table-cell>
          <table:table-cell office:value-type="string" calcext:value-type="string">
            <text:p><text:s/>mmeneses@menechav.cl </text:p>
          </table:table-cell>
          <table:table-cell office:value-type="float" office:value="761156640" calcext:value-type="float">
            <text:p>76115664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GUILLERMO </text:p>
          </table:table-cell>
          <table:table-cell office:value-type="string" calcext:value-type="string">
            <text:p><text:s/>TORRES GONZALEZ </text:p>
          </table:table-cell>
          <table:table-cell office:value-type="float" office:value="968494680" calcext:value-type="float">
            <text:p>968494680</text:p>
          </table:table-cell>
          <table:table-cell office:value-type="float" office:value="74545637" calcext:value-type="float">
            <text:p>74545637</text:p>
          </table:table-cell>
          <table:table-cell office:value-type="string" calcext:value-type="string">
            <text:p><text:s/>torresseguridad@servitorr.cl </text:p>
          </table:table-cell>
          <table:table-cell office:value-type="float" office:value="767956525" calcext:value-type="float">
            <text:p>76795652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herrero gilardoni </text:p>
          </table:table-cell>
          <table:table-cell office:value-type="float" office:value="522213201" calcext:value-type="float">
            <text:p>522213201</text:p>
          </table:table-cell>
          <table:table-cell office:value-type="float" office:value="74942997" calcext:value-type="float">
            <text:p>74942997</text:p>
          </table:table-cell>
          <table:table-cell office:value-type="string" calcext:value-type="string">
            <text:p><text:s/>herrerito@gmail.com </text:p>
          </table:table-cell>
          <table:table-cell office:value-type="float" office:value="531875001" calcext:value-type="float">
            <text:p>531875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Arturo </text:p>
          </table:table-cell>
          <table:table-cell office:value-type="string" calcext:value-type="string">
            <text:p><text:s/>Perfetti </text:p>
          </table:table-cell>
          <table:table-cell office:value-type="float" office:value="56990476062" calcext:value-type="float">
            <text:p>56990476062</text:p>
          </table:table-cell>
          <table:table-cell office:value-type="float" office:value="75389396" calcext:value-type="float">
            <text:p>75389396</text:p>
          </table:table-cell>
          <table:table-cell office:value-type="string" calcext:value-type="string">
            <text:p><text:s/>aperfetti@portalfinance.co </text:p>
          </table:table-cell>
          <table:table-cell office:value-type="float" office:value="767057903" calcext:value-type="float">
            <text:p>7670579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CUBILLOS </text:p>
          </table:table-cell>
          <table:table-cell office:value-type="float" office:value="981891855" calcext:value-type="float">
            <text:p>981891855</text:p>
          </table:table-cell>
          <table:table-cell office:value-type="float" office:value="75476167" calcext:value-type="float">
            <text:p>75476167</text:p>
          </table:table-cell>
          <table:table-cell office:value-type="string" calcext:value-type="string">
            <text:p><text:s/>maucubi2012@gmail.com </text:p>
          </table:table-cell>
          <table:table-cell office:value-type="float" office:value="767378432" calcext:value-type="float">
            <text:p>76737843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ACEVEDO </text:p>
          </table:table-cell>
          <table:table-cell office:value-type="float" office:value="962370279" calcext:value-type="float">
            <text:p>962370279</text:p>
          </table:table-cell>
          <table:table-cell office:value-type="float" office:value="75612451" calcext:value-type="float">
            <text:p>75612451</text:p>
          </table:table-cell>
          <table:table-cell office:value-type="string" calcext:value-type="string">
            <text:p><text:s/>hacevedo@tdmchile.cl </text:p>
          </table:table-cell>
          <table:table-cell office:value-type="float" office:value="765377609" calcext:value-type="float">
            <text:p>76537760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ulette </text:p>
          </table:table-cell>
          <table:table-cell office:value-type="string" calcext:value-type="string">
            <text:p><text:s/>Pefaur </text:p>
          </table:table-cell>
          <table:table-cell office:value-type="float" office:value="976168877" calcext:value-type="float">
            <text:p>976168877</text:p>
          </table:table-cell>
          <table:table-cell office:value-type="float" office:value="75718128" calcext:value-type="float">
            <text:p>75718128</text:p>
          </table:table-cell>
          <table:table-cell office:value-type="string" calcext:value-type="string">
            <text:p><text:s/>acardona@bildchile.com </text:p>
          </table:table-cell>
          <table:table-cell office:value-type="float" office:value="763510883" calcext:value-type="float">
            <text:p>76351088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lliot </text:p>
          </table:table-cell>
          <table:table-cell office:value-type="string" calcext:value-type="string">
            <text:p><text:s/>Smythe </text:p>
          </table:table-cell>
          <table:table-cell office:value-type="float" office:value="5699745522" calcext:value-type="float">
            <text:p>5699745522</text:p>
          </table:table-cell>
          <table:table-cell office:value-type="float" office:value="75739613" calcext:value-type="float">
            <text:p>75739613</text:p>
          </table:table-cell>
          <table:table-cell office:value-type="string" calcext:value-type="string">
            <text:p><text:s/>esmythe@autech.cl </text:p>
          </table:table-cell>
          <table:table-cell office:value-type="float" office:value="768182647" calcext:value-type="float">
            <text:p>76818264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 </text:p>
          </table:table-cell>
          <table:table-cell office:value-type="string" calcext:value-type="string">
            <text:p><text:s/>vercellino </text:p>
          </table:table-cell>
          <table:table-cell office:value-type="float" office:value="991622809" calcext:value-type="float">
            <text:p>991622809</text:p>
          </table:table-cell>
          <table:table-cell office:value-type="float" office:value="75902689" calcext:value-type="float">
            <text:p>75902689</text:p>
          </table:table-cell>
          <table:table-cell office:value-type="string" calcext:value-type="string">
            <text:p><text:s/>vercellino.marco@gmail.com </text:p>
          </table:table-cell>
          <table:table-cell office:value-type="float" office:value="760976121" calcext:value-type="float">
            <text:p>76097612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ola </text:p>
          </table:table-cell>
          <table:table-cell office:value-type="string" calcext:value-type="string">
            <text:p><text:s/>Osuna </text:p>
          </table:table-cell>
          <table:table-cell office:value-type="float" office:value="56232249732" calcext:value-type="float">
            <text:p>56232249732</text:p>
          </table:table-cell>
          <table:table-cell office:value-type="float" office:value="76885648" calcext:value-type="float">
            <text:p>76885648</text:p>
          </table:table-cell>
          <table:table-cell office:value-type="string" calcext:value-type="string">
            <text:p><text:s/>posuna@grupoaguaspa.com </text:p>
          </table:table-cell>
          <table:table-cell office:value-type="float" office:value="763391256" calcext:value-type="float">
            <text:p>7633912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CARRASCO </text:p>
          </table:table-cell>
          <table:table-cell office:value-type="string" calcext:value-type="string">
            <text:p><text:s/>9129 9958 </text:p>
          </table:table-cell>
          <table:table-cell office:value-type="float" office:value="76973385" calcext:value-type="float">
            <text:p>76973385</text:p>
          </table:table-cell>
          <table:table-cell office:value-type="string" calcext:value-type="string">
            <text:p><text:s/>rcarrasco@cdnmediagroup.cl </text:p>
          </table:table-cell>
          <table:table-cell office:value-type="float" office:value="764747909" calcext:value-type="float">
            <text:p>7647479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Rivera Rojas </text:p>
          </table:table-cell>
          <table:table-cell office:value-type="float" office:value="977718218" calcext:value-type="float">
            <text:p>977718218</text:p>
          </table:table-cell>
          <table:table-cell office:value-type="float" office:value="77101535" calcext:value-type="float">
            <text:p>77101535</text:p>
          </table:table-cell>
          <table:table-cell office:value-type="string" calcext:value-type="string">
            <text:p><text:s/>riverroj@hotmail.com </text:p>
          </table:table-cell>
          <table:table-cell office:value-type="float" office:value="762225980" calcext:value-type="float">
            <text:p>76222598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Bascu Ëan Porras </text:p>
          </table:table-cell>
          <table:table-cell office:value-type="float" office:value="992590088" calcext:value-type="float">
            <text:p>992590088</text:p>
          </table:table-cell>
          <table:table-cell office:value-type="float" office:value="77443762" calcext:value-type="float">
            <text:p>77443762</text:p>
          </table:table-cell>
          <table:table-cell office:value-type="string" calcext:value-type="string">
            <text:p><text:s/>metal_dent@hotmail.com </text:p>
          </table:table-cell>
          <table:table-cell office:value-type="float" office:value="763977978" calcext:value-type="float">
            <text:p>76397797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ZOCIMO </text:p>
          </table:table-cell>
          <table:table-cell office:value-type="string" calcext:value-type="string">
            <text:p><text:s/>REYES </text:p>
          </table:table-cell>
          <table:table-cell office:value-type="float" office:value="964123765" calcext:value-type="float">
            <text:p>964123765</text:p>
          </table:table-cell>
          <table:table-cell office:value-type="float" office:value="77506365" calcext:value-type="float">
            <text:p>77506365</text:p>
          </table:table-cell>
          <table:table-cell office:value-type="string" calcext:value-type="string">
            <text:p><text:s/>luis.reyes@spksistem.cl </text:p>
          </table:table-cell>
          <table:table-cell office:value-type="float" office:value="767988737" calcext:value-type="float">
            <text:p>76798873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GONZALEZ BENITEZ </text:p>
          </table:table-cell>
          <table:table-cell office:value-type="float" office:value="2352550" calcext:value-type="float">
            <text:p>2352550</text:p>
          </table:table-cell>
          <table:table-cell office:value-type="float" office:value="78065907" calcext:value-type="float">
            <text:p>78065907</text:p>
          </table:table-cell>
          <table:table-cell office:value-type="string" calcext:value-type="string">
            <text:p><text:s/>contabilidad@hotelatacamasuites.cl </text:p>
          </table:table-cell>
          <table:table-cell office:value-type="float" office:value="763618935" calcext:value-type="float">
            <text:p>76361893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nrique </text:p>
          </table:table-cell>
          <table:table-cell office:value-type="string" calcext:value-type="string">
            <text:p><text:s/>Fuentes </text:p>
          </table:table-cell>
          <table:table-cell office:value-type="float" office:value="227696663" calcext:value-type="float">
            <text:p>227696663</text:p>
          </table:table-cell>
          <table:table-cell office:value-type="float" office:value="78105550" calcext:value-type="float">
            <text:p>78105550</text:p>
          </table:table-cell>
          <table:table-cell office:value-type="string" calcext:value-type="string">
            <text:p><text:s/>efuentes@global-access.cl </text:p>
          </table:table-cell>
          <table:table-cell office:value-type="float" office:value="761668137" calcext:value-type="float">
            <text:p>76166813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MANASEVICH </text:p>
          </table:table-cell>
          <table:table-cell office:value-type="float" office:value="56972119726" calcext:value-type="float">
            <text:p>56972119726</text:p>
          </table:table-cell>
          <table:table-cell office:value-type="float" office:value="78404930" calcext:value-type="float">
            <text:p>78404930</text:p>
          </table:table-cell>
          <table:table-cell office:value-type="string" calcext:value-type="string">
            <text:p><text:s/>amanasevich@bdm-soluciones.com </text:p>
          </table:table-cell>
          <table:table-cell office:value-type="float" office:value="766367798" calcext:value-type="float">
            <text:p>7663677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Gonzalez </text:p>
          </table:table-cell>
          <table:table-cell office:value-type="float" office:value="226610100" calcext:value-type="float">
            <text:p>226610100</text:p>
          </table:table-cell>
          <table:table-cell office:value-type="float" office:value="78406060" calcext:value-type="float">
            <text:p>78406060</text:p>
          </table:table-cell>
          <table:table-cell office:value-type="string" calcext:value-type="string">
            <text:p><text:s/>alvaro@gonsa.cl </text:p>
          </table:table-cell>
          <table:table-cell office:value-type="float" office:value="833831003" calcext:value-type="float">
            <text:p>8338310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sabel del carmen </text:p>
          </table:table-cell>
          <table:table-cell office:value-type="string" calcext:value-type="string">
            <text:p><text:s/>piña </text:p>
          </table:table-cell>
          <table:table-cell office:value-type="float" office:value="963438028" calcext:value-type="float">
            <text:p>963438028</text:p>
          </table:table-cell>
          <table:table-cell office:value-type="float" office:value="78653248" calcext:value-type="float">
            <text:p>78653248</text:p>
          </table:table-cell>
          <table:table-cell office:value-type="string" calcext:value-type="string">
            <text:p><text:s/>CONTACTO@ISACRIL.CL </text:p>
          </table:table-cell>
          <table:table-cell office:value-type="float" office:value="78653248" calcext:value-type="float">
            <text:p>786532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Gonzalez Silva </text:p>
          </table:table-cell>
          <table:table-cell office:value-type="float" office:value="998633044" calcext:value-type="float">
            <text:p>998633044</text:p>
          </table:table-cell>
          <table:table-cell office:value-type="float" office:value="78693630" calcext:value-type="float">
            <text:p>78693630</text:p>
          </table:table-cell>
          <table:table-cell office:value-type="string" calcext:value-type="string">
            <text:p><text:s/>agricolamhgs@gmail.com </text:p>
          </table:table-cell>
          <table:table-cell office:value-type="float" office:value="766626823" calcext:value-type="float">
            <text:p>76662682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éctor Adolfo </text:p>
          </table:table-cell>
          <table:table-cell office:value-type="string" calcext:value-type="string">
            <text:p><text:s/>Zúñiga Robles </text:p>
          </table:table-cell>
          <table:table-cell office:value-type="float" office:value="991589125" calcext:value-type="float">
            <text:p>991589125</text:p>
          </table:table-cell>
          <table:table-cell office:value-type="float" office:value="79053821" calcext:value-type="float">
            <text:p>79053821</text:p>
          </table:table-cell>
          <table:table-cell office:value-type="string" calcext:value-type="string">
            <text:p><text:s/>hector@geo-exploration.com </text:p>
          </table:table-cell>
          <table:table-cell office:value-type="float" office:value="760558443" calcext:value-type="float">
            <text:p>76055844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Briones </text:p>
          </table:table-cell>
          <table:table-cell office:value-type="float" office:value="56982889154" calcext:value-type="float">
            <text:p>56982889154</text:p>
          </table:table-cell>
          <table:table-cell office:value-type="float" office:value="79343587" calcext:value-type="float">
            <text:p>79343587</text:p>
          </table:table-cell>
          <table:table-cell office:value-type="string" calcext:value-type="string">
            <text:p><text:s/>rabrion2005@yahoo.es </text:p>
          </table:table-cell>
          <table:table-cell office:value-type="float" office:value="79343587" calcext:value-type="float">
            <text:p>7934358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MSIE </text:p>
          </table:table-cell>
          <table:table-cell office:value-type="string" calcext:value-type="string">
            <text:p><text:s/>FERRAN </text:p>
          </table:table-cell>
          <table:table-cell office:value-type="float" office:value="942607904" calcext:value-type="float">
            <text:p>942607904</text:p>
          </table:table-cell>
          <table:table-cell office:value-type="float" office:value="79827886" calcext:value-type="float">
            <text:p>79827886</text:p>
          </table:table-cell>
          <table:table-cell office:value-type="string" calcext:value-type="string">
            <text:p><text:s/>mconejan@ramferran.cl </text:p>
          </table:table-cell>
          <table:table-cell office:value-type="float" office:value="768169241" calcext:value-type="float">
            <text:p>7681692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O </text:p>
          </table:table-cell>
          <table:table-cell office:value-type="string" calcext:value-type="string">
            <text:p><text:s/>CARRASCO </text:p>
          </table:table-cell>
          <table:table-cell office:value-type="float" office:value="232246863" calcext:value-type="float">
            <text:p>232246863</text:p>
          </table:table-cell>
          <table:table-cell office:value-type="float" office:value="79991015" calcext:value-type="float">
            <text:p>79991015</text:p>
          </table:table-cell>
          <table:table-cell office:value-type="string" calcext:value-type="string">
            <text:p><text:s/>marcelo@granojo.cl </text:p>
          </table:table-cell>
          <table:table-cell office:value-type="float" office:value="114156000" calcext:value-type="float">
            <text:p>114156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Ramos </text:p>
          </table:table-cell>
          <table:table-cell office:value-type="float" office:value="2232450717" calcext:value-type="float">
            <text:p>2232450717</text:p>
          </table:table-cell>
          <table:table-cell office:value-type="float" office:value="80178034" calcext:value-type="float">
            <text:p>80178034</text:p>
          </table:table-cell>
          <table:table-cell office:value-type="string" calcext:value-type="string">
            <text:p><text:s/>juan.ramos@dgram.cl </text:p>
          </table:table-cell>
          <table:table-cell office:value-type="float" office:value="766138535" calcext:value-type="float">
            <text:p>76613853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S </text:p>
          </table:table-cell>
          <table:table-cell office:value-type="string" calcext:value-type="string">
            <text:p><text:s/>GODOY </text:p>
          </table:table-cell>
          <table:table-cell office:value-type="float" office:value="991598024" calcext:value-type="float">
            <text:p>991598024</text:p>
          </table:table-cell>
          <table:table-cell office:value-type="float" office:value="80260636" calcext:value-type="float">
            <text:p>80260636</text:p>
          </table:table-cell>
          <table:table-cell office:value-type="string" calcext:value-type="string">
            <text:p><text:s/>marcos.godoy@maggol.cl </text:p>
          </table:table-cell>
          <table:table-cell office:value-type="float" office:value="760154806" calcext:value-type="float">
            <text:p>76015480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Ulloa Escobar </text:p>
          </table:table-cell>
          <table:table-cell office:value-type="float" office:value="973013298" calcext:value-type="float">
            <text:p>973013298</text:p>
          </table:table-cell>
          <table:table-cell office:value-type="float" office:value="80392168" calcext:value-type="float">
            <text:p>80392168</text:p>
          </table:table-cell>
          <table:table-cell office:value-type="string" calcext:value-type="string">
            <text:p><text:s/>juanulloa43@gmail.com </text:p>
          </table:table-cell>
          <table:table-cell office:value-type="float" office:value="761254928" calcext:value-type="float">
            <text:p>76125492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illermo Andres </text:p>
          </table:table-cell>
          <table:table-cell office:value-type="string" calcext:value-type="string">
            <text:p><text:s/>Traslaviña Tapia </text:p>
          </table:table-cell>
          <table:table-cell office:value-type="float" office:value="975590349" calcext:value-type="float">
            <text:p>975590349</text:p>
          </table:table-cell>
          <table:table-cell office:value-type="float" office:value="80419538" calcext:value-type="float">
            <text:p>80419538</text:p>
          </table:table-cell>
          <table:table-cell office:value-type="string" calcext:value-type="string">
            <text:p><text:s/>concavo.spa@gmail.com </text:p>
          </table:table-cell>
          <table:table-cell office:value-type="float" office:value="766064191" calcext:value-type="float">
            <text:p>76606419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HERNAN </text:p>
          </table:table-cell>
          <table:table-cell office:value-type="string" calcext:value-type="string">
            <text:p><text:s/>SALDIAS SOTO </text:p>
          </table:table-cell>
          <table:table-cell office:value-type="float" office:value="942323937" calcext:value-type="float">
            <text:p>942323937</text:p>
          </table:table-cell>
          <table:table-cell office:value-type="float" office:value="80597533" calcext:value-type="float">
            <text:p>80597533</text:p>
          </table:table-cell>
          <table:table-cell office:value-type="string" calcext:value-type="string">
            <text:p><text:s/>toledocastro.rosa2@gmail.com </text:p>
          </table:table-cell>
          <table:table-cell office:value-type="float" office:value="765033047" calcext:value-type="float">
            <text:p>76503304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Gaston </text:p>
          </table:table-cell>
          <table:table-cell office:value-type="string" calcext:value-type="string">
            <text:p><text:s/>Pavez </text:p>
          </table:table-cell>
          <table:table-cell office:value-type="float" office:value="24146501" calcext:value-type="float">
            <text:p>24146501</text:p>
          </table:table-cell>
          <table:table-cell office:value-type="float" office:value="80706170" calcext:value-type="float">
            <text:p>80706170</text:p>
          </table:table-cell>
          <table:table-cell office:value-type="string" calcext:value-type="string">
            <text:p><text:s/>gaston.pavez@surac.cl </text:p>
          </table:table-cell>
          <table:table-cell office:value-type="float" office:value="783342502" calcext:value-type="float">
            <text:p>7833425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rturo </text:p>
          </table:table-cell>
          <table:table-cell office:value-type="string" calcext:value-type="string">
            <text:p><text:s/>Gonzalez </text:p>
          </table:table-cell>
          <table:table-cell office:value-type="float" office:value="232630940" calcext:value-type="float">
            <text:p>232630940</text:p>
          </table:table-cell>
          <table:table-cell office:value-type="float" office:value="80774265" calcext:value-type="float">
            <text:p>80774265</text:p>
          </table:table-cell>
          <table:table-cell office:value-type="string" calcext:value-type="string">
            <text:p><text:s/>agonzalez@advalia.cl </text:p>
          </table:table-cell>
          <table:table-cell office:value-type="float" office:value="764489578" calcext:value-type="float">
            <text:p>76448957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Ivan </text:p>
          </table:table-cell>
          <table:table-cell office:value-type="string" calcext:value-type="string">
            <text:p><text:s/>cerda </text:p>
          </table:table-cell>
          <table:table-cell office:value-type="float" office:value="999187315" calcext:value-type="float">
            <text:p>999187315</text:p>
          </table:table-cell>
          <table:table-cell office:value-type="float" office:value="80777396" calcext:value-type="float">
            <text:p>80777396</text:p>
          </table:table-cell>
          <table:table-cell office:value-type="string" calcext:value-type="string">
            <text:p><text:s/>icerda@multiexportfoods.com </text:p>
          </table:table-cell>
          <table:table-cell office:value-type="float" office:value="798911600" calcext:value-type="float">
            <text:p>7989116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Heriberto </text:p>
          </table:table-cell>
          <table:table-cell office:value-type="string" calcext:value-type="string">
            <text:p><text:s/>Reyes Reyes </text:p>
          </table:table-cell>
          <table:table-cell office:value-type="float" office:value="232093864" calcext:value-type="float">
            <text:p>232093864</text:p>
          </table:table-cell>
          <table:table-cell office:value-type="float" office:value="81209839" calcext:value-type="float">
            <text:p>81209839</text:p>
          </table:table-cell>
          <table:table-cell office:value-type="string" calcext:value-type="string">
            <text:p><text:s/>gerencia@segpacific.cl </text:p>
          </table:table-cell>
          <table:table-cell office:value-type="float" office:value="762103176" calcext:value-type="float">
            <text:p>76210317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Rosinzki </text:p>
          </table:table-cell>
          <table:table-cell office:value-type="float" office:value="998882213" calcext:value-type="float">
            <text:p>998882213</text:p>
          </table:table-cell>
          <table:table-cell office:value-type="float" office:value="81454922" calcext:value-type="float">
            <text:p>81454922</text:p>
          </table:table-cell>
          <table:table-cell office:value-type="string" calcext:value-type="string">
            <text:p><text:s/>rrosinzki01@gmail.com </text:p>
          </table:table-cell>
          <table:table-cell office:value-type="string" calcext:value-type="string">
            <text:p><text:s/>76047388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tonio javier </text:p>
          </table:table-cell>
          <table:table-cell office:value-type="string" calcext:value-type="string">
            <text:p><text:s/>herrera contreras </text:p>
          </table:table-cell>
          <table:table-cell office:value-type="float" office:value="942534505" calcext:value-type="float">
            <text:p>942534505</text:p>
          </table:table-cell>
          <table:table-cell office:value-type="float" office:value="81503303" calcext:value-type="float">
            <text:p>81503303</text:p>
          </table:table-cell>
          <table:table-cell office:value-type="string" calcext:value-type="string">
            <text:p><text:s/>hrspa2018@gmail.com </text:p>
          </table:table-cell>
          <table:table-cell office:value-type="string" calcext:value-type="string">
            <text:p><text:s/>7680759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sabel </text:p>
          </table:table-cell>
          <table:table-cell office:value-type="string" calcext:value-type="string">
            <text:p><text:s/>landatilla </text:p>
          </table:table-cell>
          <table:table-cell office:value-type="float" office:value="29547756" calcext:value-type="float">
            <text:p>29547756</text:p>
          </table:table-cell>
          <table:table-cell office:value-type="float" office:value="81564086" calcext:value-type="float">
            <text:p>81564086</text:p>
          </table:table-cell>
          <table:table-cell office:value-type="string" calcext:value-type="string">
            <text:p><text:s/>isabel.lanta@gmail.com </text:p>
          </table:table-cell>
          <table:table-cell office:value-type="float" office:value="81564086" calcext:value-type="float">
            <text:p>8156408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Salas </text:p>
          </table:table-cell>
          <table:table-cell office:value-type="float" office:value="4453324" calcext:value-type="float">
            <text:p>4453324</text:p>
          </table:table-cell>
          <table:table-cell office:value-type="float" office:value="82167234" calcext:value-type="float">
            <text:p>82167234</text:p>
          </table:table-cell>
          <table:table-cell office:value-type="string" calcext:value-type="string">
            <text:p><text:s/>daltrian@protonmail.com </text:p>
          </table:table-cell>
          <table:table-cell office:value-type="float" office:value="773284601" calcext:value-type="float">
            <text:p>77328460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ska </text:p>
          </table:table-cell>
          <table:table-cell office:value-type="string" calcext:value-type="string">
            <text:p><text:s/>Elgueta </text:p>
          </table:table-cell>
          <table:table-cell office:value-type="float" office:value="962494928" calcext:value-type="float">
            <text:p>962494928</text:p>
          </table:table-cell>
          <table:table-cell office:value-type="float" office:value="82386343" calcext:value-type="float">
            <text:p>82386343</text:p>
          </table:table-cell>
          <table:table-cell office:value-type="string" calcext:value-type="string">
            <text:p><text:s/>contacto@electromec.cl </text:p>
          </table:table-cell>
          <table:table-cell office:value-type="float" office:value="760920576" calcext:value-type="float">
            <text:p>76092057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talina </text:p>
          </table:table-cell>
          <table:table-cell office:value-type="string" calcext:value-type="string">
            <text:p><text:s/>Abasolo </text:p>
          </table:table-cell>
          <table:table-cell office:value-type="float" office:value="226761234" calcext:value-type="float">
            <text:p>226761234</text:p>
          </table:table-cell>
          <table:table-cell office:value-type="float" office:value="82701184" calcext:value-type="float">
            <text:p>82701184</text:p>
          </table:table-cell>
          <table:table-cell office:value-type="string" calcext:value-type="string">
            <text:p><text:s/>cobranzas.cl@cl.ey.com </text:p>
          </table:table-cell>
          <table:table-cell office:value-type="float" office:value="778024306" calcext:value-type="float">
            <text:p>7780243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Mac Bride </text:p>
          </table:table-cell>
          <table:table-cell office:value-type="float" office:value="977317988" calcext:value-type="float">
            <text:p>977317988</text:p>
          </table:table-cell>
          <table:table-cell office:value-type="float" office:value="82945636" calcext:value-type="float">
            <text:p>82945636</text:p>
          </table:table-cell>
          <table:table-cell office:value-type="string" calcext:value-type="string">
            <text:p><text:s/>jmacdiaz@hotmail.com </text:p>
          </table:table-cell>
          <table:table-cell office:value-type="float" office:value="82945636" calcext:value-type="float">
            <text:p>8294563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barragan </text:p>
          </table:table-cell>
          <table:table-cell office:value-type="float" office:value="22871781" calcext:value-type="float">
            <text:p>22871781</text:p>
          </table:table-cell>
          <table:table-cell office:value-type="float" office:value="83202653" calcext:value-type="float">
            <text:p>83202653</text:p>
          </table:table-cell>
          <table:table-cell office:value-type="string" calcext:value-type="string">
            <text:p><text:s/>obarragan@ofd.ged.cl </text:p>
          </table:table-cell>
          <table:table-cell office:value-type="float" office:value="771608000" calcext:value-type="float">
            <text:p>7716080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FAEL </text:p>
          </table:table-cell>
          <table:table-cell office:value-type="string" calcext:value-type="string">
            <text:p><text:s/>LOPEZ </text:p>
          </table:table-cell>
          <table:table-cell office:value-type="float" office:value="988080682" calcext:value-type="float">
            <text:p>988080682</text:p>
          </table:table-cell>
          <table:table-cell office:value-type="float" office:value="83587687" calcext:value-type="float">
            <text:p>83587687</text:p>
          </table:table-cell>
          <table:table-cell office:value-type="string" calcext:value-type="string">
            <text:p><text:s/>rafael.lopez@maryntek.cl </text:p>
          </table:table-cell>
          <table:table-cell office:value-type="float" office:value="764531051" calcext:value-type="float">
            <text:p>76453105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onso </text:p>
          </table:table-cell>
          <table:table-cell office:value-type="string" calcext:value-type="string">
            <text:p><text:s/>Vergara </text:p>
          </table:table-cell>
          <table:table-cell office:value-type="float" office:value="996320772" calcext:value-type="float">
            <text:p>996320772</text:p>
          </table:table-cell>
          <table:table-cell office:value-type="float" office:value="83592087" calcext:value-type="float">
            <text:p>83592087</text:p>
          </table:table-cell>
          <table:table-cell office:value-type="string" calcext:value-type="string">
            <text:p><text:s/>dralfonsov@gmail.com </text:p>
          </table:table-cell>
          <table:table-cell office:value-type="float" office:value="767384106" calcext:value-type="float">
            <text:p>76738410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rick E. </text:p>
          </table:table-cell>
          <table:table-cell office:value-type="string" calcext:value-type="string">
            <text:p><text:s/>Ceriche </text:p>
          </table:table-cell>
          <table:table-cell office:value-type="float" office:value="224135151" calcext:value-type="float">
            <text:p>224135151</text:p>
          </table:table-cell>
          <table:table-cell office:value-type="float" office:value="83740604" calcext:value-type="float">
            <text:p>83740604</text:p>
          </table:table-cell>
          <table:table-cell office:value-type="string" calcext:value-type="string">
            <text:p><text:s/>eceriche@termochemical.cl </text:p>
          </table:table-cell>
          <table:table-cell office:value-type="string" calcext:value-type="string">
            <text:p><text:s/>9686891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uis Mauricio </text:p>
          </table:table-cell>
          <table:table-cell office:value-type="string" calcext:value-type="string">
            <text:p><text:s/>Ananías yarad </text:p>
          </table:table-cell>
          <table:table-cell office:value-type="string" calcext:value-type="string">
            <text:p><text:s/>52 2226282 </text:p>
          </table:table-cell>
          <table:table-cell office:value-type="float" office:value="84025615" calcext:value-type="float">
            <text:p>84025615</text:p>
          </table:table-cell>
          <table:table-cell office:value-type="string" calcext:value-type="string">
            <text:p><text:s/>mauroananias@gmail.com </text:p>
          </table:table-cell>
          <table:table-cell office:value-type="float" office:value="84025615" calcext:value-type="float">
            <text:p>8402561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<text:s/>Perry </text:p>
          </table:table-cell>
          <table:table-cell office:value-type="float" office:value="225204100" calcext:value-type="float">
            <text:p>225204100</text:p>
          </table:table-cell>
          <table:table-cell office:value-type="float" office:value="85219502" calcext:value-type="float">
            <text:p>85219502</text:p>
          </table:table-cell>
          <table:table-cell office:value-type="string" calcext:value-type="string">
            <text:p><text:s/>dperry@socovesa.cl </text:p>
          </table:table-cell>
          <table:table-cell office:value-type="float" office:value="995586800" calcext:value-type="float">
            <text:p>9955868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oris </text:p>
          </table:table-cell>
          <table:table-cell office:value-type="string" calcext:value-type="string">
            <text:p><text:s/>pineda </text:p>
          </table:table-cell>
          <table:table-cell office:value-type="float" office:value="985008453" calcext:value-type="float">
            <text:p>985008453</text:p>
          </table:table-cell>
          <table:table-cell office:value-type="float" office:value="85314157" calcext:value-type="float">
            <text:p>85314157</text:p>
          </table:table-cell>
          <table:table-cell office:value-type="string" calcext:value-type="string">
            <text:p><text:s/>boris.pineda@gmail.com </text:p>
          </table:table-cell>
          <table:table-cell office:value-type="float" office:value="763418464" calcext:value-type="float">
            <text:p>76341846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milio </text:p>
          </table:table-cell>
          <table:table-cell office:value-type="string" calcext:value-type="string">
            <text:p><text:s/>alvarez </text:p>
          </table:table-cell>
          <table:table-cell office:value-type="float" office:value="935051455" calcext:value-type="float">
            <text:p>935051455</text:p>
          </table:table-cell>
          <table:table-cell office:value-type="float" office:value="85449702" calcext:value-type="float">
            <text:p>85449702</text:p>
          </table:table-cell>
          <table:table-cell office:value-type="string" calcext:value-type="string">
            <text:p><text:s/>ac_construccion@hotmail.com.ar </text:p>
          </table:table-cell>
          <table:table-cell office:value-type="float" office:value="85449702" calcext:value-type="float">
            <text:p>8544970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 </text:p>
          </table:table-cell>
          <table:table-cell office:value-type="string" calcext:value-type="string">
            <text:p><text:s/>BRUNEL VERGARA </text:p>
          </table:table-cell>
          <table:table-cell office:value-type="float" office:value="993972270" calcext:value-type="float">
            <text:p>993972270</text:p>
          </table:table-cell>
          <table:table-cell office:value-type="float" office:value="85482009" calcext:value-type="float">
            <text:p>85482009</text:p>
          </table:table-cell>
          <table:table-cell office:value-type="string" calcext:value-type="string">
            <text:p><text:s/>alex@abruver.cl </text:p>
          </table:table-cell>
          <table:table-cell office:value-type="float" office:value="760725889" calcext:value-type="float">
            <text:p>76072588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Venegas </text:p>
          </table:table-cell>
          <table:table-cell office:value-type="float" office:value="232236582" calcext:value-type="float">
            <text:p>232236582</text:p>
          </table:table-cell>
          <table:table-cell office:value-type="float" office:value="85636677" calcext:value-type="float">
            <text:p>85636677</text:p>
          </table:table-cell>
          <table:table-cell office:value-type="string" calcext:value-type="string">
            <text:p><text:s/>rodrigo.venegas@siscotec.com </text:p>
          </table:table-cell>
          <table:table-cell office:value-type="float" office:value="764098986" calcext:value-type="float">
            <text:p>76409898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Siles </text:p>
          </table:table-cell>
          <table:table-cell office:value-type="float" office:value="982578800" calcext:value-type="float">
            <text:p>982578800</text:p>
          </table:table-cell>
          <table:table-cell office:value-type="float" office:value="85713426" calcext:value-type="float">
            <text:p>85713426</text:p>
          </table:table-cell>
          <table:table-cell office:value-type="string" calcext:value-type="string">
            <text:p><text:s/>carlos.siles.c@gmail.com </text:p>
          </table:table-cell>
          <table:table-cell office:value-type="float" office:value="762262193" calcext:value-type="float">
            <text:p>76226219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oris </text:p>
          </table:table-cell>
          <table:table-cell office:value-type="string" calcext:value-type="string">
            <text:p><text:s/>Salas </text:p>
          </table:table-cell>
          <table:table-cell office:value-type="float" office:value="992804465" calcext:value-type="float">
            <text:p>992804465</text:p>
          </table:table-cell>
          <table:table-cell office:value-type="float" office:value="85870572" calcext:value-type="float">
            <text:p>85870572</text:p>
          </table:table-cell>
          <table:table-cell office:value-type="string" calcext:value-type="string">
            <text:p><text:s/>bsalas@bspro.cl </text:p>
          </table:table-cell>
          <table:table-cell office:value-type="float" office:value="767901364" calcext:value-type="float">
            <text:p>76790136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berto </text:p>
          </table:table-cell>
          <table:table-cell office:value-type="string" calcext:value-type="string">
            <text:p><text:s/>Silva </text:p>
          </table:table-cell>
          <table:table-cell office:value-type="float" office:value="994495571" calcext:value-type="float">
            <text:p>994495571</text:p>
          </table:table-cell>
          <table:table-cell office:value-type="float" office:value="85948989" calcext:value-type="float">
            <text:p>85948989</text:p>
          </table:table-cell>
          <table:table-cell office:value-type="string" calcext:value-type="string">
            <text:p><text:s/>asilva@capitalservice.cl </text:p>
          </table:table-cell>
          <table:table-cell office:value-type="float" office:value="768429707" calcext:value-type="float">
            <text:p>7684297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XIMENA </text:p>
          </table:table-cell>
          <table:table-cell office:value-type="string" calcext:value-type="string">
            <text:p><text:s/>CORTES </text:p>
          </table:table-cell>
          <table:table-cell office:value-type="float" office:value="961205101" calcext:value-type="float">
            <text:p>961205101</text:p>
          </table:table-cell>
          <table:table-cell office:value-type="float" office:value="86018748" calcext:value-type="float">
            <text:p>86018748</text:p>
          </table:table-cell>
          <table:table-cell office:value-type="string" calcext:value-type="string">
            <text:p><text:s/>xscortes@gmail.com </text:p>
          </table:table-cell>
          <table:table-cell office:value-type="float" office:value="761842633" calcext:value-type="float">
            <text:p>7618426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ustodio </text:p>
          </table:table-cell>
          <table:table-cell office:value-type="string" calcext:value-type="string">
            <text:p><text:s/>Nuñez Nuñez </text:p>
          </table:table-cell>
          <table:table-cell office:value-type="float" office:value="223162504" calcext:value-type="float">
            <text:p>223162504</text:p>
          </table:table-cell>
          <table:table-cell office:value-type="float" office:value="86146525" calcext:value-type="float">
            <text:p>86146525</text:p>
          </table:table-cell>
          <table:table-cell office:value-type="string" calcext:value-type="string">
            <text:p><text:s/>custodio_nunez@hotmail.com </text:p>
          </table:table-cell>
          <table:table-cell office:value-type="float" office:value="86146525" calcext:value-type="float">
            <text:p>8614652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án </text:p>
          </table:table-cell>
          <table:table-cell office:value-type="string" calcext:value-type="string">
            <text:p><text:s/>Rodríguez </text:p>
          </table:table-cell>
          <table:table-cell office:value-type="float" office:value="979591909" calcext:value-type="float">
            <text:p>979591909</text:p>
          </table:table-cell>
          <table:table-cell office:value-type="float" office:value="86177439" calcext:value-type="float">
            <text:p>86177439</text:p>
          </table:table-cell>
          <table:table-cell office:value-type="string" calcext:value-type="string">
            <text:p><text:s/>crodriguez@smsos.cl </text:p>
          </table:table-cell>
          <table:table-cell office:value-type="float" office:value="767235968" calcext:value-type="float">
            <text:p>76723596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atiana </text:p>
          </table:table-cell>
          <table:table-cell office:value-type="string" calcext:value-type="string">
            <text:p><text:s/>Fuentes </text:p>
          </table:table-cell>
          <table:table-cell office:value-type="float" office:value="947536493" calcext:value-type="float">
            <text:p>947536493</text:p>
          </table:table-cell>
          <table:table-cell office:value-type="float" office:value="86266202" calcext:value-type="float">
            <text:p>86266202</text:p>
          </table:table-cell>
          <table:table-cell office:value-type="string" calcext:value-type="string">
            <text:p><text:s/>david.morgado@globalsm.cl </text:p>
          </table:table-cell>
          <table:table-cell office:value-type="float" office:value="766986455" calcext:value-type="float">
            <text:p>7669864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DENISSE </text:p>
          </table:table-cell>
          <table:table-cell office:value-type="string" calcext:value-type="string">
            <text:p><text:s/>GIURAS </text:p>
          </table:table-cell>
          <table:table-cell office:value-type="float" office:value="968444364" calcext:value-type="float">
            <text:p>968444364</text:p>
          </table:table-cell>
          <table:table-cell office:value-type="float" office:value="86697998" calcext:value-type="float">
            <text:p>86697998</text:p>
          </table:table-cell>
          <table:table-cell office:value-type="string" calcext:value-type="string">
            <text:p><text:s/>alianzasa@123.cl </text:p>
          </table:table-cell>
          <table:table-cell office:value-type="float" office:value="765104009" calcext:value-type="float">
            <text:p>7651040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melo </text:p>
          </table:table-cell>
          <table:table-cell office:value-type="string" calcext:value-type="string">
            <text:p><text:s/>Farah </text:p>
          </table:table-cell>
          <table:table-cell office:value-type="float" office:value="992993683" calcext:value-type="float">
            <text:p>992993683</text:p>
          </table:table-cell>
          <table:table-cell office:value-type="float" office:value="86743531" calcext:value-type="float">
            <text:p>86743531</text:p>
          </table:table-cell>
          <table:table-cell office:value-type="string" calcext:value-type="string">
            <text:p><text:s/>farahrep@yahoo.com </text:p>
          </table:table-cell>
          <table:table-cell office:value-type="float" office:value="86743531" calcext:value-type="float">
            <text:p>8674353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ISABEL </text:p>
          </table:table-cell>
          <table:table-cell office:value-type="string" calcext:value-type="string">
            <text:p><text:s/>AGUILAR </text:p>
          </table:table-cell>
          <table:table-cell office:value-type="float" office:value="565222102" calcext:value-type="float">
            <text:p>565222102</text:p>
          </table:table-cell>
          <table:table-cell office:value-type="float" office:value="86796686" calcext:value-type="float">
            <text:p>86796686</text:p>
          </table:table-cell>
          <table:table-cell office:value-type="string" calcext:value-type="string">
            <text:p><text:s/>info.elsat@gmail.com </text:p>
          </table:table-cell>
          <table:table-cell office:value-type="float" office:value="760809756" calcext:value-type="float">
            <text:p>7608097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lora </text:p>
          </table:table-cell>
          <table:table-cell office:value-type="string" calcext:value-type="string">
            <text:p><text:s/>Rojas Quinteros </text:p>
          </table:table-cell>
          <table:table-cell office:value-type="float" office:value="972810401" calcext:value-type="float">
            <text:p>972810401</text:p>
          </table:table-cell>
          <table:table-cell office:value-type="float" office:value="86841517" calcext:value-type="float">
            <text:p>86841517</text:p>
          </table:table-cell>
          <table:table-cell office:value-type="string" calcext:value-type="string">
            <text:p><text:s/>florarojasquinteros@gmail.com </text:p>
          </table:table-cell>
          <table:table-cell office:value-type="float" office:value="763179915" calcext:value-type="float">
            <text:p>76317991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sar Caupolican Jose </text:p>
          </table:table-cell>
          <table:table-cell office:value-type="string" calcext:value-type="string">
            <text:p><text:s/>Grob Oñate </text:p>
          </table:table-cell>
          <table:table-cell office:value-type="float" office:value="996431456" calcext:value-type="float">
            <text:p>996431456</text:p>
          </table:table-cell>
          <table:table-cell office:value-type="float" office:value="87016269" calcext:value-type="float">
            <text:p>87016269</text:p>
          </table:table-cell>
          <table:table-cell office:value-type="string" calcext:value-type="string">
            <text:p><text:s/>taxcelvaldivia@gmail.com </text:p>
          </table:table-cell>
          <table:table-cell office:value-type="float" office:value="762890437" calcext:value-type="float">
            <text:p>76289043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ivia angelica </text:p>
          </table:table-cell>
          <table:table-cell office:value-type="string" calcext:value-type="string">
            <text:p><text:s/>berrios franco </text:p>
          </table:table-cell>
          <table:table-cell office:value-type="float" office:value="56991395039" calcext:value-type="float">
            <text:p>56991395039</text:p>
          </table:table-cell>
          <table:table-cell office:value-type="float" office:value="87065243" calcext:value-type="float">
            <text:p>87065243</text:p>
          </table:table-cell>
          <table:table-cell office:value-type="string" calcext:value-type="string">
            <text:p><text:s/>isluga2006@yahoo.com </text:p>
          </table:table-cell>
          <table:table-cell office:value-type="float" office:value="87065243" calcext:value-type="float">
            <text:p>8706524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Pallerano </text:p>
          </table:table-cell>
          <table:table-cell office:value-type="float" office:value="56977978732" calcext:value-type="float">
            <text:p>56977978732</text:p>
          </table:table-cell>
          <table:table-cell office:value-type="float" office:value="87136671" calcext:value-type="float">
            <text:p>87136671</text:p>
          </table:table-cell>
          <table:table-cell office:value-type="string" calcext:value-type="string">
            <text:p><text:s/>juan@socialmente.cl </text:p>
          </table:table-cell>
          <table:table-cell office:value-type="float" office:value="762337258" calcext:value-type="float">
            <text:p>76233725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Aranda </text:p>
          </table:table-cell>
          <table:table-cell office:value-type="float" office:value="83072801" calcext:value-type="float">
            <text:p>83072801</text:p>
          </table:table-cell>
          <table:table-cell office:value-type="float" office:value="87448665" calcext:value-type="float">
            <text:p>87448665</text:p>
          </table:table-cell>
          <table:table-cell office:value-type="string" calcext:value-type="string">
            <text:p><text:s/>ailinco44@gmail.com </text:p>
          </table:table-cell>
          <table:table-cell office:value-type="float" office:value="765573157" calcext:value-type="float">
            <text:p>76557315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men </text:p>
          </table:table-cell>
          <table:table-cell office:value-type="string" calcext:value-type="string">
            <text:p><text:s/>Rodríguez </text:p>
          </table:table-cell>
          <table:table-cell office:value-type="float" office:value="932286765" calcext:value-type="float">
            <text:p>932286765</text:p>
          </table:table-cell>
          <table:table-cell office:value-type="float" office:value="87534782" calcext:value-type="float">
            <text:p>87534782</text:p>
          </table:table-cell>
          <table:table-cell office:value-type="string" calcext:value-type="string">
            <text:p><text:s/>rl.obrasciviles@gmail.com </text:p>
          </table:table-cell>
          <table:table-cell office:value-type="float" office:value="763452220" calcext:value-type="float">
            <text:p>76345222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illermo </text:p>
          </table:table-cell>
          <table:table-cell office:value-type="string" calcext:value-type="string">
            <text:p><text:s/>Romero </text:p>
          </table:table-cell>
          <table:table-cell office:value-type="float" office:value="998954585" calcext:value-type="float">
            <text:p>998954585</text:p>
          </table:table-cell>
          <table:table-cell office:value-type="float" office:value="87586146" calcext:value-type="float">
            <text:p>87586146</text:p>
          </table:table-cell>
          <table:table-cell office:value-type="string" calcext:value-type="string">
            <text:p><text:s/>gmoromeromarchant@gmail.com </text:p>
          </table:table-cell>
          <table:table-cell office:value-type="string" calcext:value-type="string">
            <text:p><text:s/>76304338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Svriz </text:p>
          </table:table-cell>
          <table:table-cell office:value-type="float" office:value="56966477454" calcext:value-type="float">
            <text:p>56966477454</text:p>
          </table:table-cell>
          <table:table-cell office:value-type="float" office:value="87707512" calcext:value-type="float">
            <text:p>87707512</text:p>
          </table:table-cell>
          <table:table-cell office:value-type="string" calcext:value-type="string">
            <text:p><text:s/>Mauricio.svriz@bejos.cl </text:p>
          </table:table-cell>
          <table:table-cell office:value-type="float" office:value="760310751" calcext:value-type="float">
            <text:p>76031075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smael </text:p>
          </table:table-cell>
          <table:table-cell office:value-type="string" calcext:value-type="string">
            <text:p><text:s/>Riveros </text:p>
          </table:table-cell>
          <table:table-cell office:value-type="float" office:value="56990789582" calcext:value-type="float">
            <text:p>56990789582</text:p>
          </table:table-cell>
          <table:table-cell office:value-type="float" office:value="87776832" calcext:value-type="float">
            <text:p>87776832</text:p>
          </table:table-cell>
          <table:table-cell office:value-type="string" calcext:value-type="string">
            <text:p><text:s/>riveros.ismael@gmail.com </text:p>
          </table:table-cell>
          <table:table-cell office:value-type="float" office:value="762194198" calcext:value-type="float">
            <text:p>7621941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RTURO </text:p>
          </table:table-cell>
          <table:table-cell office:value-type="string" calcext:value-type="string">
            <text:p><text:s/>LOYOLA </text:p>
          </table:table-cell>
          <table:table-cell office:value-type="float" office:value="227176871" calcext:value-type="float">
            <text:p>227176871</text:p>
          </table:table-cell>
          <table:table-cell office:value-type="float" office:value="87785777" calcext:value-type="float">
            <text:p>87785777</text:p>
          </table:table-cell>
          <table:table-cell office:value-type="string" calcext:value-type="string">
            <text:p><text:s/>ARTURO@ARANMAU.CL </text:p>
          </table:table-cell>
          <table:table-cell office:value-type="float" office:value="762975033" calcext:value-type="float">
            <text:p>7629750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Jimenez </text:p>
          </table:table-cell>
          <table:table-cell office:value-type="float" office:value="552336615" calcext:value-type="float">
            <text:p>552336615</text:p>
          </table:table-cell>
          <table:table-cell office:value-type="float" office:value="87822745" calcext:value-type="float">
            <text:p>87822745</text:p>
          </table:table-cell>
          <table:table-cell office:value-type="string" calcext:value-type="string">
            <text:p><text:s/>monte.horeb@gmail.com </text:p>
          </table:table-cell>
          <table:table-cell office:value-type="float" office:value="760853674" calcext:value-type="float">
            <text:p>76085367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moreno </text:p>
          </table:table-cell>
          <table:table-cell office:value-type="float" office:value="22290780" calcext:value-type="float">
            <text:p>22290780</text:p>
          </table:table-cell>
          <table:table-cell office:value-type="float" office:value="87836525" calcext:value-type="float">
            <text:p>87836525</text:p>
          </table:table-cell>
          <table:table-cell office:value-type="string" calcext:value-type="string">
            <text:p><text:s/>claudia.moreno@tricicla.cl </text:p>
          </table:table-cell>
          <table:table-cell office:value-type="float" office:value="760809667" calcext:value-type="float">
            <text:p>76080966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Gonzalez </text:p>
          </table:table-cell>
          <table:table-cell office:value-type="float" office:value="993437867" calcext:value-type="float">
            <text:p>993437867</text:p>
          </table:table-cell>
          <table:table-cell office:value-type="float" office:value="88032462" calcext:value-type="float">
            <text:p>88032462</text:p>
          </table:table-cell>
          <table:table-cell office:value-type="string" calcext:value-type="string">
            <text:p><text:s/>margonzasi@gmail.com </text:p>
          </table:table-cell>
          <table:table-cell office:value-type="float" office:value="767604971" calcext:value-type="float">
            <text:p>76760497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Concha </text:p>
          </table:table-cell>
          <table:table-cell office:value-type="float" office:value="222775877" calcext:value-type="float">
            <text:p>222775877</text:p>
          </table:table-cell>
          <table:table-cell office:value-type="float" office:value="88076583" calcext:value-type="float">
            <text:p>88076583</text:p>
          </table:table-cell>
          <table:table-cell office:value-type="string" calcext:value-type="string">
            <text:p><text:s/>alvaroconcha@aguassipra.cl </text:p>
          </table:table-cell>
          <table:table-cell office:value-type="float" office:value="775613807" calcext:value-type="float">
            <text:p>7756138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ALACIOS </text:p>
          </table:table-cell>
          <table:table-cell office:value-type="float" office:value="982308764" calcext:value-type="float">
            <text:p>982308764</text:p>
          </table:table-cell>
          <table:table-cell office:value-type="float" office:value="88213483" calcext:value-type="float">
            <text:p>88213483</text:p>
          </table:table-cell>
          <table:table-cell office:value-type="string" calcext:value-type="string">
            <text:p><text:s/>fpalacios@thinksmart.cl </text:p>
          </table:table-cell>
          <table:table-cell office:value-type="float" office:value="762819554" calcext:value-type="float">
            <text:p>76281955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Pia </text:p>
          </table:table-cell>
          <table:table-cell office:value-type="string" calcext:value-type="string">
            <text:p><text:s/>Chaparro </text:p>
          </table:table-cell>
          <table:table-cell office:value-type="float" office:value="224386500" calcext:value-type="float">
            <text:p>224386500</text:p>
          </table:table-cell>
          <table:table-cell office:value-type="float" office:value="88254007" calcext:value-type="float">
            <text:p>88254007</text:p>
          </table:table-cell>
          <table:table-cell office:value-type="string" calcext:value-type="string">
            <text:p><text:s/>pia.chaparro@cadem.cl </text:p>
          </table:table-cell>
          <table:table-cell office:value-type="float" office:value="965832408" calcext:value-type="float">
            <text:p>9658324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sa </text:p>
          </table:table-cell>
          <table:table-cell office:value-type="string" calcext:value-type="string">
            <text:p><text:s/>tapia avalos </text:p>
          </table:table-cell>
          <table:table-cell office:value-type="float" office:value="995081061" calcext:value-type="float">
            <text:p>995081061</text:p>
          </table:table-cell>
          <table:table-cell office:value-type="float" office:value="88357272" calcext:value-type="float">
            <text:p>88357272</text:p>
          </table:table-cell>
          <table:table-cell office:value-type="string" calcext:value-type="string">
            <text:p><text:s/>ventasrta@gmail.com </text:p>
          </table:table-cell>
          <table:table-cell office:value-type="float" office:value="88357272" calcext:value-type="float">
            <text:p>8835727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onso </text:p>
          </table:table-cell>
          <table:table-cell office:value-type="string" calcext:value-type="string">
            <text:p><text:s/>nuñez </text:p>
          </table:table-cell>
          <table:table-cell office:value-type="float" office:value="65964373" calcext:value-type="float">
            <text:p>65964373</text:p>
          </table:table-cell>
          <table:table-cell office:value-type="float" office:value="88375009" calcext:value-type="float">
            <text:p>88375009</text:p>
          </table:table-cell>
          <table:table-cell office:value-type="string" calcext:value-type="string">
            <text:p><text:s/>alfonso@konstruactiva.cl </text:p>
          </table:table-cell>
          <table:table-cell office:value-type="float" office:value="760215805" calcext:value-type="float">
            <text:p>76021580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DITH </text:p>
          </table:table-cell>
          <table:table-cell office:value-type="string" calcext:value-type="string">
            <text:p><text:s/>MATUS </text:p>
          </table:table-cell>
          <table:table-cell office:value-type="float" office:value="322320650" calcext:value-type="float">
            <text:p>322320650</text:p>
          </table:table-cell>
          <table:table-cell office:value-type="float" office:value="88520777" calcext:value-type="float">
            <text:p>88520777</text:p>
          </table:table-cell>
          <table:table-cell office:value-type="string" calcext:value-type="string">
            <text:p><text:s/>industrial@rhona.cl </text:p>
          </table:table-cell>
          <table:table-cell office:value-type="float" office:value="923070001" calcext:value-type="float">
            <text:p>923070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Luis </text:p>
          </table:table-cell>
          <table:table-cell office:value-type="string" calcext:value-type="string">
            <text:p><text:s/>Cifuentes </text:p>
          </table:table-cell>
          <table:table-cell office:value-type="float" office:value="56988618719" calcext:value-type="float">
            <text:p>56988618719</text:p>
          </table:table-cell>
          <table:table-cell office:value-type="float" office:value="88648609" calcext:value-type="float">
            <text:p>88648609</text:p>
          </table:table-cell>
          <table:table-cell office:value-type="string" calcext:value-type="string">
            <text:p><text:s/>joseluis.cifuentes@advitair.com </text:p>
          </table:table-cell>
          <table:table-cell office:value-type="float" office:value="761851810" calcext:value-type="float">
            <text:p>7618518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mora </text:p>
          </table:table-cell>
          <table:table-cell office:value-type="float" office:value="227385504" calcext:value-type="float">
            <text:p>227385504</text:p>
          </table:table-cell>
          <table:table-cell office:value-type="float" office:value="88691806" calcext:value-type="float">
            <text:p>88691806</text:p>
          </table:table-cell>
          <table:table-cell office:value-type="string" calcext:value-type="string">
            <text:p><text:s/>sergio.mora@esfosec.cl </text:p>
          </table:table-cell>
          <table:table-cell office:value-type="float" office:value="765263735" calcext:value-type="float">
            <text:p>76526373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Lagos </text:p>
          </table:table-cell>
          <table:table-cell office:value-type="float" office:value="223605728" calcext:value-type="float">
            <text:p>223605728</text:p>
          </table:table-cell>
          <table:table-cell office:value-type="float" office:value="88812395" calcext:value-type="float">
            <text:p>88812395</text:p>
          </table:table-cell>
          <table:table-cell office:value-type="string" calcext:value-type="string">
            <text:p><text:s/>mlagos@hertz.cl </text:p>
          </table:table-cell>
          <table:table-cell office:value-type="float" office:value="835471004" calcext:value-type="float">
            <text:p>8354710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vargas </text:p>
          </table:table-cell>
          <table:table-cell office:value-type="float" office:value="569684061" calcext:value-type="float">
            <text:p>569684061</text:p>
          </table:table-cell>
          <table:table-cell office:value-type="float" office:value="88860004" calcext:value-type="float">
            <text:p>88860004</text:p>
          </table:table-cell>
          <table:table-cell office:value-type="string" calcext:value-type="string">
            <text:p><text:s/>andres.vargas@patagoniagestion.com </text:p>
          </table:table-cell>
          <table:table-cell office:value-type="float" office:value="761154826" calcext:value-type="float">
            <text:p>76115482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gonzalez fuentes </text:p>
          </table:table-cell>
          <table:table-cell office:value-type="float" office:value="995381949" calcext:value-type="float">
            <text:p>995381949</text:p>
          </table:table-cell>
          <table:table-cell office:value-type="float" office:value="88972090" calcext:value-type="float">
            <text:p>88972090</text:p>
          </table:table-cell>
          <table:table-cell office:value-type="string" calcext:value-type="string">
            <text:p><text:s/>jcgonzalez@systemix.cl </text:p>
          </table:table-cell>
          <table:table-cell office:value-type="float" office:value="763614271" calcext:value-type="float">
            <text:p>76361427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s Patricio </text:p>
          </table:table-cell>
          <table:table-cell office:value-type="string" calcext:value-type="string">
            <text:p><text:s/>Inostroza Ottesen </text:p>
          </table:table-cell>
          <table:table-cell office:value-type="float" office:value="978002245" calcext:value-type="float">
            <text:p>978002245</text:p>
          </table:table-cell>
          <table:table-cell office:value-type="float" office:value="89049849" calcext:value-type="float">
            <text:p>89049849</text:p>
          </table:table-cell>
          <table:table-cell office:value-type="string" calcext:value-type="string">
            <text:p><text:s/>grabocenter@vtr.net </text:p>
          </table:table-cell>
          <table:table-cell office:value-type="float" office:value="89049849" calcext:value-type="float">
            <text:p>8904984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MALAGEÑO </text:p>
          </table:table-cell>
          <table:table-cell office:value-type="float" office:value="998441717" calcext:value-type="float">
            <text:p>998441717</text:p>
          </table:table-cell>
          <table:table-cell office:value-type="float" office:value="89309581" calcext:value-type="float">
            <text:p>89309581</text:p>
          </table:table-cell>
          <table:table-cell office:value-type="string" calcext:value-type="string">
            <text:p><text:s/>gerenciadtech@gmail.com </text:p>
          </table:table-cell>
          <table:table-cell office:value-type="float" office:value="779612600" calcext:value-type="float">
            <text:p>7796126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Gabriel Enrique </text:p>
          </table:table-cell>
          <table:table-cell office:value-type="string" calcext:value-type="string">
            <text:p><text:s/>Zepeda León </text:p>
          </table:table-cell>
          <table:table-cell office:value-type="float" office:value="522217286" calcext:value-type="float">
            <text:p>522217286</text:p>
          </table:table-cell>
          <table:table-cell office:value-type="float" office:value="89485924" calcext:value-type="float">
            <text:p>89485924</text:p>
          </table:table-cell>
          <table:table-cell office:value-type="string" calcext:value-type="string">
            <text:p><text:s/>gabriel.zepeda@gmail.com </text:p>
          </table:table-cell>
          <table:table-cell office:value-type="float" office:value="89485924" calcext:value-type="float">
            <text:p>8948592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GIOVANNA </text:p>
          </table:table-cell>
          <table:table-cell office:value-type="string" calcext:value-type="string">
            <text:p><text:s/>LEGA </text:p>
          </table:table-cell>
          <table:table-cell office:value-type="float" office:value="232246519" calcext:value-type="float">
            <text:p>232246519</text:p>
          </table:table-cell>
          <table:table-cell office:value-type="float" office:value="89502993" calcext:value-type="float">
            <text:p>89502993</text:p>
          </table:table-cell>
          <table:table-cell office:value-type="string" calcext:value-type="string">
            <text:p><text:s/>glega@mercoval.cl </text:p>
          </table:table-cell>
          <table:table-cell office:value-type="float" office:value="764623339" calcext:value-type="float">
            <text:p>76462333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RIA EUGENIA </text:p>
          </table:table-cell>
          <table:table-cell office:value-type="string" calcext:value-type="string">
            <text:p><text:s/>RODRIGUEZ </text:p>
          </table:table-cell>
          <table:table-cell office:value-type="float" office:value="229587227" calcext:value-type="float">
            <text:p>229587227</text:p>
          </table:table-cell>
          <table:table-cell office:value-type="float" office:value="89525365" calcext:value-type="float">
            <text:p>89525365</text:p>
          </table:table-cell>
          <table:table-cell office:value-type="string" calcext:value-type="string">
            <text:p><text:s/>merodriguez@geyser.cl </text:p>
          </table:table-cell>
          <table:table-cell office:value-type="float" office:value="772006608" calcext:value-type="float">
            <text:p>7720066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Opazo </text:p>
          </table:table-cell>
          <table:table-cell office:value-type="float" office:value="223439908" calcext:value-type="float">
            <text:p>223439908</text:p>
          </table:table-cell>
          <table:table-cell office:value-type="float" office:value="89670705" calcext:value-type="float">
            <text:p>89670705</text:p>
          </table:table-cell>
          <table:table-cell office:value-type="string" calcext:value-type="string">
            <text:p><text:s/>copazocorrea@gmail.com </text:p>
          </table:table-cell>
          <table:table-cell office:value-type="float" office:value="764249909" calcext:value-type="float">
            <text:p>7642499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Francisco Javier </text:p>
          </table:table-cell>
          <table:table-cell office:value-type="string" calcext:value-type="string">
            <text:p><text:s/>Aliaga Cabello </text:p>
          </table:table-cell>
          <table:table-cell office:value-type="float" office:value="99036257" calcext:value-type="float">
            <text:p>99036257</text:p>
          </table:table-cell>
          <table:table-cell office:value-type="float" office:value="90070304" calcext:value-type="float">
            <text:p>90070304</text:p>
          </table:table-cell>
          <table:table-cell office:value-type="string" calcext:value-type="string">
            <text:p><text:s/>francis_aliaga@hotmail.com </text:p>
          </table:table-cell>
          <table:table-cell office:value-type="float" office:value="90070304" calcext:value-type="float">
            <text:p>900703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Masot Castro </text:p>
          </table:table-cell>
          <table:table-cell office:value-type="float" office:value="933220328" calcext:value-type="float">
            <text:p>933220328</text:p>
          </table:table-cell>
          <table:table-cell office:value-type="float" office:value="90381873" calcext:value-type="float">
            <text:p>90381873</text:p>
          </table:table-cell>
          <table:table-cell office:value-type="string" calcext:value-type="string">
            <text:p><text:s/>emasot@gmail.com </text:p>
          </table:table-cell>
          <table:table-cell office:value-type="float" office:value="764329384" calcext:value-type="float">
            <text:p>76432938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Hermosilla </text:p>
          </table:table-cell>
          <table:table-cell office:value-type="float" office:value="932490498" calcext:value-type="float">
            <text:p>932490498</text:p>
          </table:table-cell>
          <table:table-cell office:value-type="float" office:value="90554514" calcext:value-type="float">
            <text:p>90554514</text:p>
          </table:table-cell>
          <table:table-cell office:value-type="string" calcext:value-type="string">
            <text:p><text:s/>adquisiciones@bwolves.online </text:p>
          </table:table-cell>
          <table:table-cell office:value-type="string" calcext:value-type="string">
            <text:p><text:s/>76659252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GONZALEz </text:p>
          </table:table-cell>
          <table:table-cell office:value-type="float" office:value="972431889" calcext:value-type="float">
            <text:p>972431889</text:p>
          </table:table-cell>
          <table:table-cell office:value-type="float" office:value="90912488" calcext:value-type="float">
            <text:p>90912488</text:p>
          </table:table-cell>
          <table:table-cell office:value-type="string" calcext:value-type="string">
            <text:p><text:s/>gw.felipe@gmail.com </text:p>
          </table:table-cell>
          <table:table-cell office:value-type="float" office:value="766876501" calcext:value-type="float">
            <text:p>76687650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íctor </text:p>
          </table:table-cell>
          <table:table-cell office:value-type="string" calcext:value-type="string">
            <text:p><text:s/>Gómez </text:p>
          </table:table-cell>
          <table:table-cell office:value-type="float" office:value="229690441" calcext:value-type="float">
            <text:p>229690441</text:p>
          </table:table-cell>
          <table:table-cell office:value-type="float" office:value="90983954" calcext:value-type="float">
            <text:p>90983954</text:p>
          </table:table-cell>
          <table:table-cell office:value-type="string" calcext:value-type="string">
            <text:p><text:s/>soporte@ledlightchile.cl </text:p>
          </table:table-cell>
          <table:table-cell office:value-type="float" office:value="764046943" calcext:value-type="float">
            <text:p>76404694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nversiones </text:p>
          </table:table-cell>
          <table:table-cell office:value-type="string" calcext:value-type="string">
            <text:p><text:s/>Inversiones </text:p>
          </table:table-cell>
          <table:table-cell office:value-type="float" office:value="0" calcext:value-type="float">
            <text:p>0</text:p>
          </table:table-cell>
          <table:table-cell office:value-type="float" office:value="90985884" calcext:value-type="float">
            <text:p>90985884</text:p>
          </table:table-cell>
          <table:table-cell office:value-type="string" calcext:value-type="string">
            <text:p><text:s/>inversiones@inversiones.cl </text:p>
          </table:table-cell>
          <table:table-cell office:value-type="float" office:value="760914770" calcext:value-type="float">
            <text:p>7609147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athalia mondaca </text:p>
          </table:table-cell>
          <table:table-cell office:value-type="string" calcext:value-type="string">
            <text:p><text:s/>mondaca </text:p>
          </table:table-cell>
          <table:table-cell office:value-type="float" office:value="228334970" calcext:value-type="float">
            <text:p>228334970</text:p>
          </table:table-cell>
          <table:table-cell office:value-type="float" office:value="91476851" calcext:value-type="float">
            <text:p>91476851</text:p>
          </table:table-cell>
          <table:table-cell office:value-type="string" calcext:value-type="string">
            <text:p><text:s/>comartipublicitarios@gmail.com </text:p>
          </table:table-cell>
          <table:table-cell office:value-type="float" office:value="157919660" calcext:value-type="float">
            <text:p>15791966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CESAR </text:p>
          </table:table-cell>
          <table:table-cell office:value-type="string" calcext:value-type="string">
            <text:p><text:s/>SOLANO GARRIDO </text:p>
          </table:table-cell>
          <table:table-cell office:value-type="float" office:value="941457396" calcext:value-type="float">
            <text:p>941457396</text:p>
          </table:table-cell>
          <table:table-cell office:value-type="float" office:value="91514036" calcext:value-type="float">
            <text:p>91514036</text:p>
          </table:table-cell>
          <table:table-cell office:value-type="string" calcext:value-type="string">
            <text:p><text:s/>sygserviciospublicitarios@gmail.com </text:p>
          </table:table-cell>
          <table:table-cell office:value-type="float" office:value="767742134" calcext:value-type="float">
            <text:p>76774213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van </text:p>
          </table:table-cell>
          <table:table-cell office:value-type="string" calcext:value-type="string">
            <text:p><text:s/>Reyes </text:p>
          </table:table-cell>
          <table:table-cell office:value-type="float" office:value="994795430" calcext:value-type="float">
            <text:p>994795430</text:p>
          </table:table-cell>
          <table:table-cell office:value-type="float" office:value="91579332" calcext:value-type="float">
            <text:p>91579332</text:p>
          </table:table-cell>
          <table:table-cell office:value-type="string" calcext:value-type="string">
            <text:p><text:s/>ivan.reyes@siscotec.cl </text:p>
          </table:table-cell>
          <table:table-cell office:value-type="float" office:value="762903431" calcext:value-type="float">
            <text:p>76290343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Alvarez Leiva </text:p>
          </table:table-cell>
          <table:table-cell office:value-type="float" office:value="56966291494" calcext:value-type="float">
            <text:p>56966291494</text:p>
          </table:table-cell>
          <table:table-cell office:value-type="float" office:value="91602253" calcext:value-type="float">
            <text:p>91602253</text:p>
          </table:table-cell>
          <table:table-cell office:value-type="string" calcext:value-type="string">
            <text:p><text:s/>carlos.alvarez@pgagroup.cl </text:p>
          </table:table-cell>
          <table:table-cell office:value-type="float" office:value="766572413" calcext:value-type="float">
            <text:p>76657241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UBEN NEFTALI </text:p>
          </table:table-cell>
          <table:table-cell office:value-type="string" calcext:value-type="string">
            <text:p><text:s/>AMPUERO CARDENAS </text:p>
          </table:table-cell>
          <table:table-cell office:value-type="float" office:value="993237907" calcext:value-type="float">
            <text:p>993237907</text:p>
          </table:table-cell>
          <table:table-cell office:value-type="float" office:value="92270998" calcext:value-type="float">
            <text:p>92270998</text:p>
          </table:table-cell>
          <table:table-cell office:value-type="string" calcext:value-type="string">
            <text:p><text:s/>rubenampuero1823@gmail.com </text:p>
          </table:table-cell>
          <table:table-cell office:value-type="float" office:value="92270998" calcext:value-type="float">
            <text:p>9227099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Gonzalez </text:p>
          </table:table-cell>
          <table:table-cell office:value-type="float" office:value="997915498" calcext:value-type="float">
            <text:p>997915498</text:p>
          </table:table-cell>
          <table:table-cell office:value-type="float" office:value="92295397" calcext:value-type="float">
            <text:p>92295397</text:p>
          </table:table-cell>
          <table:table-cell office:value-type="string" calcext:value-type="string">
            <text:p><text:s/>lgmaestranza@gmail.com </text:p>
          </table:table-cell>
          <table:table-cell office:value-type="float" office:value="761677543" calcext:value-type="float">
            <text:p>76167754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icia </text:p>
          </table:table-cell>
          <table:table-cell office:value-type="string" calcext:value-type="string">
            <text:p><text:s/>hitschfeld </text:p>
          </table:table-cell>
          <table:table-cell office:value-type="float" office:value="968466184" calcext:value-type="float">
            <text:p>968466184</text:p>
          </table:table-cell>
          <table:table-cell office:value-type="float" office:value="92492540" calcext:value-type="float">
            <text:p>92492540</text:p>
          </table:table-cell>
          <table:table-cell office:value-type="string" calcext:value-type="string">
            <text:p><text:s/>myhtrans@gmail.com </text:p>
          </table:table-cell>
          <table:table-cell office:value-type="float" office:value="767026609" calcext:value-type="float">
            <text:p>76702660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ván callealta </text:p>
          </table:table-cell>
          <table:table-cell office:value-type="string" calcext:value-type="string">
            <text:p><text:s/>Callealta </text:p>
          </table:table-cell>
          <table:table-cell office:value-type="float" office:value="73068887" calcext:value-type="float">
            <text:p>73068887</text:p>
          </table:table-cell>
          <table:table-cell office:value-type="float" office:value="92533905" calcext:value-type="float">
            <text:p>92533905</text:p>
          </table:table-cell>
          <table:table-cell office:value-type="string" calcext:value-type="string">
            <text:p><text:s/>ivan.callealta@k2system.cl </text:p>
          </table:table-cell>
          <table:table-cell office:value-type="float" office:value="763866882" calcext:value-type="float">
            <text:p>76386688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einaldo adolfo </text:p>
          </table:table-cell>
          <table:table-cell office:value-type="string" calcext:value-type="string">
            <text:p><text:s/>muñoz weber </text:p>
          </table:table-cell>
          <table:table-cell office:value-type="float" office:value="997877843" calcext:value-type="float">
            <text:p>997877843</text:p>
          </table:table-cell>
          <table:table-cell office:value-type="float" office:value="93017862" calcext:value-type="float">
            <text:p>93017862</text:p>
          </table:table-cell>
          <table:table-cell office:value-type="string" calcext:value-type="string">
            <text:p><text:s/>aquaterram@gmail.com </text:p>
          </table:table-cell>
          <table:table-cell office:value-type="float" office:value="93017862" calcext:value-type="float">
            <text:p>9301786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a </text:p>
          </table:table-cell>
          <table:table-cell office:value-type="string" calcext:value-type="string">
            <text:p><text:s/>Urrutia </text:p>
          </table:table-cell>
          <table:table-cell office:value-type="float" office:value="992006392" calcext:value-type="float">
            <text:p>992006392</text:p>
          </table:table-cell>
          <table:table-cell office:value-type="float" office:value="93381149" calcext:value-type="float">
            <text:p>93381149</text:p>
          </table:table-cell>
          <table:table-cell office:value-type="string" calcext:value-type="string">
            <text:p><text:s/>operacionesfya@gmail.com </text:p>
          </table:table-cell>
          <table:table-cell office:value-type="float" office:value="762086069" calcext:value-type="float">
            <text:p>76208606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hristopher </text:p>
          </table:table-cell>
          <table:table-cell office:value-type="string" calcext:value-type="string">
            <text:p><text:s/>Boudon </text:p>
          </table:table-cell>
          <table:table-cell office:value-type="float" office:value="965197824" calcext:value-type="float">
            <text:p>965197824</text:p>
          </table:table-cell>
          <table:table-cell office:value-type="float" office:value="93451376" calcext:value-type="float">
            <text:p>93451376</text:p>
          </table:table-cell>
          <table:table-cell office:value-type="string" calcext:value-type="string">
            <text:p><text:s/>christopher.boudon@gmail.com </text:p>
          </table:table-cell>
          <table:table-cell office:value-type="float" office:value="762229854" calcext:value-type="float">
            <text:p>76222985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OSE ARTURO </text:p>
          </table:table-cell>
          <table:table-cell office:value-type="string" calcext:value-type="string">
            <text:p><text:s/>IRIARTE ALFARO </text:p>
          </table:table-cell>
          <table:table-cell office:value-type="float" office:value="522238324" calcext:value-type="float">
            <text:p>522238324</text:p>
          </table:table-cell>
          <table:table-cell office:value-type="float" office:value="93609905" calcext:value-type="float">
            <text:p>93609905</text:p>
          </table:table-cell>
          <table:table-cell office:value-type="string" calcext:value-type="string">
            <text:p><text:s/>radiadoresiriarte@gmail.com </text:p>
          </table:table-cell>
          <table:table-cell office:value-type="float" office:value="93609905" calcext:value-type="float">
            <text:p>936099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rlando </text:p>
          </table:table-cell>
          <table:table-cell office:value-type="string" calcext:value-type="string">
            <text:p><text:s/>Rubilar </text:p>
          </table:table-cell>
          <table:table-cell office:value-type="float" office:value="56993859304" calcext:value-type="float">
            <text:p>56993859304</text:p>
          </table:table-cell>
          <table:table-cell office:value-type="float" office:value="93683439" calcext:value-type="float">
            <text:p>93683439</text:p>
          </table:table-cell>
          <table:table-cell office:value-type="string" calcext:value-type="string">
            <text:p><text:s/>orubilar@autowork.cl </text:p>
          </table:table-cell>
          <table:table-cell office:value-type="float" office:value="764804244" calcext:value-type="float">
            <text:p>76480424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Vicente </text:p>
          </table:table-cell>
          <table:table-cell office:value-type="string" calcext:value-type="string">
            <text:p><text:s/>Bascuñan </text:p>
          </table:table-cell>
          <table:table-cell office:value-type="float" office:value="5622738830" calcext:value-type="float">
            <text:p>5622738830</text:p>
          </table:table-cell>
          <table:table-cell office:value-type="float" office:value="93786726" calcext:value-type="float">
            <text:p>93786726</text:p>
          </table:table-cell>
          <table:table-cell office:value-type="string" calcext:value-type="string">
            <text:p><text:s/>vicente@bobrental.com </text:p>
          </table:table-cell>
          <table:table-cell office:value-type="float" office:value="861367002" calcext:value-type="float">
            <text:p>861367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San Martin Prado </text:p>
          </table:table-cell>
          <table:table-cell office:value-type="float" office:value="225710703" calcext:value-type="float">
            <text:p>225710703</text:p>
          </table:table-cell>
          <table:table-cell office:value-type="float" office:value="93801792" calcext:value-type="float">
            <text:p>93801792</text:p>
          </table:table-cell>
          <table:table-cell office:value-type="string" calcext:value-type="string">
            <text:p><text:s/>msanmartin@duransanmartin.cl </text:p>
          </table:table-cell>
          <table:table-cell office:value-type="float" office:value="772789505" calcext:value-type="float">
            <text:p>7727895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del villar </text:p>
          </table:table-cell>
          <table:table-cell office:value-type="float" office:value="993309473" calcext:value-type="float">
            <text:p>993309473</text:p>
          </table:table-cell>
          <table:table-cell office:value-type="float" office:value="93804090" calcext:value-type="float">
            <text:p>93804090</text:p>
          </table:table-cell>
          <table:table-cell office:value-type="string" calcext:value-type="string">
            <text:p><text:s/>villar.delvictor@gmail.com </text:p>
          </table:table-cell>
          <table:table-cell office:value-type="float" office:value="761889486" calcext:value-type="float">
            <text:p>76188948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uben Gustavo </text:p>
          </table:table-cell>
          <table:table-cell office:value-type="string" calcext:value-type="string">
            <text:p><text:s/>Martinez Antunez </text:p>
          </table:table-cell>
          <table:table-cell office:value-type="float" office:value="998425027" calcext:value-type="float">
            <text:p>998425027</text:p>
          </table:table-cell>
          <table:table-cell office:value-type="float" office:value="93879414" calcext:value-type="float">
            <text:p>93879414</text:p>
          </table:table-cell>
          <table:table-cell office:value-type="string" calcext:value-type="string">
            <text:p><text:s/>cmartinez@t-rm.cl </text:p>
          </table:table-cell>
          <table:table-cell office:value-type="float" office:value="760783951" calcext:value-type="float">
            <text:p>76078395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XIMENA </text:p>
          </table:table-cell>
          <table:table-cell office:value-type="string" calcext:value-type="string">
            <text:p><text:s/>VALDES MORENO </text:p>
          </table:table-cell>
          <table:table-cell office:value-type="float" office:value="998874574" calcext:value-type="float">
            <text:p>998874574</text:p>
          </table:table-cell>
          <table:table-cell office:value-type="float" office:value="93995899" calcext:value-type="float">
            <text:p>93995899</text:p>
          </table:table-cell>
          <table:table-cell office:value-type="string" calcext:value-type="string">
            <text:p><text:s/>ximenavaldes@firewallfx.cl </text:p>
          </table:table-cell>
          <table:table-cell office:value-type="float" office:value="764357418" calcext:value-type="float">
            <text:p>7643574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eonardo </text:p>
          </table:table-cell>
          <table:table-cell office:value-type="string" calcext:value-type="string">
            <text:p><text:s/>González </text:p>
          </table:table-cell>
          <table:table-cell office:value-type="string" calcext:value-type="string">
            <text:p><text:s/>2 28803415 </text:p>
          </table:table-cell>
          <table:table-cell office:value-type="float" office:value="94074401" calcext:value-type="float">
            <text:p>94074401</text:p>
          </table:table-cell>
          <table:table-cell office:value-type="string" calcext:value-type="string">
            <text:p><text:s/>leonard@stampagrafic.cl </text:p>
          </table:table-cell>
          <table:table-cell office:value-type="string" calcext:value-type="string">
            <text:p><text:s/>76366998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VIANA </text:p>
          </table:table-cell>
          <table:table-cell office:value-type="string" calcext:value-type="string">
            <text:p><text:s/>GUERRERO </text:p>
          </table:table-cell>
          <table:table-cell office:value-type="float" office:value="954727270" calcext:value-type="float">
            <text:p>954727270</text:p>
          </table:table-cell>
          <table:table-cell office:value-type="float" office:value="94256941" calcext:value-type="float">
            <text:p>94256941</text:p>
          </table:table-cell>
          <table:table-cell office:value-type="string" calcext:value-type="string">
            <text:p><text:s/>vguerrero@tecnoing.cl </text:p>
          </table:table-cell>
          <table:table-cell office:value-type="float" office:value="765227860" calcext:value-type="float">
            <text:p>76522786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GALLARDO </text:p>
          </table:table-cell>
          <table:table-cell office:value-type="float" office:value="229751700" calcext:value-type="float">
            <text:p>229751700</text:p>
          </table:table-cell>
          <table:table-cell office:value-type="float" office:value="94344719" calcext:value-type="float">
            <text:p>94344719</text:p>
          </table:table-cell>
          <table:table-cell office:value-type="string" calcext:value-type="string">
            <text:p><text:s/>mgallardo@autoservicioferretero.cl </text:p>
          </table:table-cell>
          <table:table-cell office:value-type="float" office:value="780691409" calcext:value-type="float">
            <text:p>7806914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Silvia Antonieta </text:p>
          </table:table-cell>
          <table:table-cell office:value-type="string" calcext:value-type="string">
            <text:p><text:s/>Gatica Gatia </text:p>
          </table:table-cell>
          <table:table-cell office:value-type="float" office:value="999499663" calcext:value-type="float">
            <text:p>999499663</text:p>
          </table:table-cell>
          <table:table-cell office:value-type="float" office:value="94350263" calcext:value-type="float">
            <text:p>94350263</text:p>
          </table:table-cell>
          <table:table-cell office:value-type="string" calcext:value-type="string">
            <text:p><text:s/>cirioconsultora@gmail.com </text:p>
          </table:table-cell>
          <table:table-cell office:value-type="float" office:value="763917908" calcext:value-type="float">
            <text:p>7639179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LUZ </text:p>
          </table:table-cell>
          <table:table-cell office:value-type="string" calcext:value-type="string">
            <text:p><text:s/>GARRIDO </text:p>
          </table:table-cell>
          <table:table-cell office:value-type="float" office:value="225805400" calcext:value-type="float">
            <text:p>225805400</text:p>
          </table:table-cell>
          <table:table-cell office:value-type="float" office:value="94354129" calcext:value-type="float">
            <text:p>94354129</text:p>
          </table:table-cell>
          <table:table-cell office:value-type="string" calcext:value-type="string">
            <text:p><text:s/>secretaria@elmostrador.cl </text:p>
          </table:table-cell>
          <table:table-cell office:value-type="float" office:value="969090503" calcext:value-type="float">
            <text:p>9690905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CONCHA </text:p>
          </table:table-cell>
          <table:table-cell office:value-type="float" office:value="977924386" calcext:value-type="float">
            <text:p>977924386</text:p>
          </table:table-cell>
          <table:table-cell office:value-type="float" office:value="94703050" calcext:value-type="float">
            <text:p>94703050</text:p>
          </table:table-cell>
          <table:table-cell office:value-type="string" calcext:value-type="string">
            <text:p><text:s/>rconcha@bdh.cl </text:p>
          </table:table-cell>
          <table:table-cell office:value-type="float" office:value="767461461" calcext:value-type="float">
            <text:p>76746146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Vergara </text:p>
          </table:table-cell>
          <table:table-cell office:value-type="float" office:value="222352009" calcext:value-type="float">
            <text:p>222352009</text:p>
          </table:table-cell>
          <table:table-cell office:value-type="float" office:value="94750342" calcext:value-type="float">
            <text:p>94750342</text:p>
          </table:table-cell>
          <table:table-cell office:value-type="string" calcext:value-type="string">
            <text:p><text:s/>rvergara@vetech.cl </text:p>
          </table:table-cell>
          <table:table-cell office:value-type="float" office:value="762147580" calcext:value-type="float">
            <text:p>76214758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X </text:p>
          </table:table-cell>
          <table:table-cell office:value-type="string" calcext:value-type="string">
            <text:p><text:s/>jimenez </text:p>
          </table:table-cell>
          <table:table-cell office:value-type="string" calcext:value-type="string">
            <text:p><text:s/>+56 22982 4979 </text:p>
          </table:table-cell>
          <table:table-cell office:value-type="float" office:value="94793963" calcext:value-type="float">
            <text:p>94793963</text:p>
          </table:table-cell>
          <table:table-cell office:value-type="string" calcext:value-type="string">
            <text:p><text:s/>carlos.jimenez@optima-ti.com </text:p>
          </table:table-cell>
          <table:table-cell office:value-type="float" office:value="762178249" calcext:value-type="float">
            <text:p>76217824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ko </text:p>
          </table:table-cell>
          <table:table-cell office:value-type="string" calcext:value-type="string">
            <text:p><text:s/>Benacchio </text:p>
          </table:table-cell>
          <table:table-cell office:value-type="float" office:value="96111278" calcext:value-type="float">
            <text:p>96111278</text:p>
          </table:table-cell>
          <table:table-cell office:value-type="float" office:value="94801745" calcext:value-type="float">
            <text:p>94801745</text:p>
          </table:table-cell>
          <table:table-cell office:value-type="string" calcext:value-type="string">
            <text:p><text:s/>mbenacchio@cafran.cl </text:p>
          </table:table-cell>
          <table:table-cell office:value-type="string" calcext:value-type="string">
            <text:p><text:s/>78952470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ría Pilar </text:p>
          </table:table-cell>
          <table:table-cell office:value-type="string" calcext:value-type="string">
            <text:p><text:s/>Zulueta </text:p>
          </table:table-cell>
          <table:table-cell office:value-type="float" office:value="225809909" calcext:value-type="float">
            <text:p>225809909</text:p>
          </table:table-cell>
          <table:table-cell office:value-type="float" office:value="94869110" calcext:value-type="float">
            <text:p>94869110</text:p>
          </table:table-cell>
          <table:table-cell office:value-type="string" calcext:value-type="string">
            <text:p><text:s/>pzulueta@linkes.cl </text:p>
          </table:table-cell>
          <table:table-cell office:value-type="float" office:value="968165909" calcext:value-type="float">
            <text:p>9681659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Osvaldo Manuel </text:p>
          </table:table-cell>
          <table:table-cell office:value-type="string" calcext:value-type="string">
            <text:p><text:s/>Rojas Venegas </text:p>
          </table:table-cell>
          <table:table-cell office:value-type="string" calcext:value-type="string">
            <text:p><text:s/>22-5677024 </text:p>
          </table:table-cell>
          <table:table-cell office:value-type="float" office:value="94876052" calcext:value-type="float">
            <text:p>94876052</text:p>
          </table:table-cell>
          <table:table-cell office:value-type="string" calcext:value-type="string">
            <text:p><text:s/>osvaldomanu@hotmail.com </text:p>
          </table:table-cell>
          <table:table-cell office:value-type="float" office:value="765278821" calcext:value-type="float">
            <text:p>76527882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METZGER </text:p>
          </table:table-cell>
          <table:table-cell office:value-type="float" office:value="5651232216" calcext:value-type="float">
            <text:p>5651232216</text:p>
          </table:table-cell>
          <table:table-cell office:value-type="float" office:value="95139736" calcext:value-type="float">
            <text:p>95139736</text:p>
          </table:table-cell>
          <table:table-cell office:value-type="string" calcext:value-type="string">
            <text:p><text:s/>mmetzger@vdn.cl </text:p>
          </table:table-cell>
          <table:table-cell office:value-type="float" office:value="760813273" calcext:value-type="float">
            <text:p>76081327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lando Rodrigo </text:p>
          </table:table-cell>
          <table:table-cell office:value-type="string" calcext:value-type="string">
            <text:p><text:s/>Garcia San Martin </text:p>
          </table:table-cell>
          <table:table-cell office:value-type="float" office:value="413168411" calcext:value-type="float">
            <text:p>413168411</text:p>
          </table:table-cell>
          <table:table-cell office:value-type="float" office:value="95418767" calcext:value-type="float">
            <text:p>95418767</text:p>
          </table:table-cell>
          <table:table-cell office:value-type="string" calcext:value-type="string">
            <text:p><text:s/>ingerev@ingerev.cl </text:p>
          </table:table-cell>
          <table:table-cell office:value-type="float" office:value="762975440" calcext:value-type="float">
            <text:p>76297544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Cortes </text:p>
          </table:table-cell>
          <table:table-cell office:value-type="float" office:value="965094538" calcext:value-type="float">
            <text:p>965094538</text:p>
          </table:table-cell>
          <table:table-cell office:value-type="float" office:value="95420125" calcext:value-type="float">
            <text:p>95420125</text:p>
          </table:table-cell>
          <table:table-cell office:value-type="string" calcext:value-type="string">
            <text:p><text:s/>cobranzas@leoloa.cl </text:p>
          </table:table-cell>
          <table:table-cell office:value-type="string" calcext:value-type="string">
            <text:p><text:s/>76116435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gonzalez </text:p>
          </table:table-cell>
          <table:table-cell office:value-type="float" office:value="92159728" calcext:value-type="float">
            <text:p>92159728</text:p>
          </table:table-cell>
          <table:table-cell office:value-type="float" office:value="95513948" calcext:value-type="float">
            <text:p>95513948</text:p>
          </table:table-cell>
          <table:table-cell office:value-type="string" calcext:value-type="string">
            <text:p><text:s/>egonzalez@torneriaindiustrial.cl </text:p>
          </table:table-cell>
          <table:table-cell office:value-type="float" office:value="95513948" calcext:value-type="float">
            <text:p>955139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Cereceda </text:p>
          </table:table-cell>
          <table:table-cell office:value-type="float" office:value="976004109" calcext:value-type="float">
            <text:p>976004109</text:p>
          </table:table-cell>
          <table:table-cell office:value-type="float" office:value="95549349" calcext:value-type="float">
            <text:p>95549349</text:p>
          </table:table-cell>
          <table:table-cell office:value-type="string" calcext:value-type="string">
            <text:p><text:s/>carlos_cereceda@3c-aranltda.com </text:p>
          </table:table-cell>
          <table:table-cell office:value-type="float" office:value="763377970" calcext:value-type="float">
            <text:p>76337797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obal </text:p>
          </table:table-cell>
          <table:table-cell office:value-type="string" calcext:value-type="string">
            <text:p><text:s/>ramirez </text:p>
          </table:table-cell>
          <table:table-cell office:value-type="float" office:value="90996370" calcext:value-type="float">
            <text:p>90996370</text:p>
          </table:table-cell>
          <table:table-cell office:value-type="float" office:value="95814840" calcext:value-type="float">
            <text:p>95814840</text:p>
          </table:table-cell>
          <table:table-cell office:value-type="string" calcext:value-type="string">
            <text:p><text:s/>info@prorenta.cl </text:p>
          </table:table-cell>
          <table:table-cell office:value-type="float" office:value="767322461" calcext:value-type="float">
            <text:p>76732246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App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Arzola </text:p>
          </table:table-cell>
          <table:table-cell office:value-type="float" office:value="997183340" calcext:value-type="float">
            <text:p>997183340</text:p>
          </table:table-cell>
          <table:table-cell office:value-type="float" office:value="96185413" calcext:value-type="float">
            <text:p>96185413</text:p>
          </table:table-cell>
          <table:table-cell office:value-type="string" calcext:value-type="string">
            <text:p><text:s/>alvaroarzola@alimentosdelsur.cl </text:p>
          </table:table-cell>
          <table:table-cell office:value-type="float" office:value="763684660" calcext:value-type="float">
            <text:p>76368466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Maturana </text:p>
          </table:table-cell>
          <table:table-cell office:value-type="float" office:value="999973790" calcext:value-type="float">
            <text:p>999973790</text:p>
          </table:table-cell>
          <table:table-cell office:value-type="float" office:value="96568940" calcext:value-type="float">
            <text:p>96568940</text:p>
          </table:table-cell>
          <table:table-cell office:value-type="string" calcext:value-type="string">
            <text:p><text:s/>auditorias@maturanaconsultores.cl </text:p>
          </table:table-cell>
          <table:table-cell office:value-type="float" office:value="88967534" calcext:value-type="float">
            <text:p>8896753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redo </text:p>
          </table:table-cell>
          <table:table-cell office:value-type="string" calcext:value-type="string">
            <text:p><text:s/>retamal </text:p>
          </table:table-cell>
          <table:table-cell office:value-type="float" office:value="29547756" calcext:value-type="float">
            <text:p>29547756</text:p>
          </table:table-cell>
          <table:table-cell office:value-type="float" office:value="96574940" calcext:value-type="float">
            <text:p>96574940</text:p>
          </table:table-cell>
          <table:table-cell office:value-type="string" calcext:value-type="string">
            <text:p><text:s/>alfredo.retamal@gmail.com </text:p>
          </table:table-cell>
          <table:table-cell office:value-type="float" office:value="764267370" calcext:value-type="float">
            <text:p>7642673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Juan Christian </text:p>
          </table:table-cell>
          <table:table-cell office:value-type="string" calcext:value-type="string">
            <text:p><text:s/>Poupin Gonzalez </text:p>
          </table:table-cell>
          <table:table-cell office:value-type="float" office:value="995379392" calcext:value-type="float">
            <text:p>995379392</text:p>
          </table:table-cell>
          <table:table-cell office:value-type="float" office:value="96632134" calcext:value-type="float">
            <text:p>96632134</text:p>
          </table:table-cell>
          <table:table-cell office:value-type="string" calcext:value-type="string">
            <text:p><text:s/>administracion@greciaimpresores.cl </text:p>
          </table:table-cell>
          <table:table-cell office:value-type="float" office:value="968630504" calcext:value-type="float">
            <text:p>9686305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villarroel </text:p>
          </table:table-cell>
          <table:table-cell office:value-type="float" office:value="512244263" calcext:value-type="float">
            <text:p>512244263</text:p>
          </table:table-cell>
          <table:table-cell office:value-type="float" office:value="96686269" calcext:value-type="float">
            <text:p>96686269</text:p>
          </table:table-cell>
          <table:table-cell office:value-type="string" calcext:value-type="string">
            <text:p><text:s/>verlan@entelchile.net </text:p>
          </table:table-cell>
          <table:table-cell office:value-type="float" office:value="856552004" calcext:value-type="float">
            <text:p>8565520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lfredo </text:p>
          </table:table-cell>
          <table:table-cell office:value-type="string" calcext:value-type="string">
            <text:p><text:s/>vergara undurraga </text:p>
          </table:table-cell>
          <table:table-cell office:value-type="float" office:value="982392985" calcext:value-type="float">
            <text:p>982392985</text:p>
          </table:table-cell>
          <table:table-cell office:value-type="float" office:value="96714025" calcext:value-type="float">
            <text:p>96714025</text:p>
          </table:table-cell>
          <table:table-cell office:value-type="string" calcext:value-type="string">
            <text:p><text:s/>avergara@arcochile.com </text:p>
          </table:table-cell>
          <table:table-cell office:value-type="float" office:value="765857309" calcext:value-type="float">
            <text:p>7658573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án </text:p>
          </table:table-cell>
          <table:table-cell office:value-type="string" calcext:value-type="string">
            <text:p><text:s/>Araya </text:p>
          </table:table-cell>
          <table:table-cell office:value-type="float" office:value="988098530" calcext:value-type="float">
            <text:p>988098530</text:p>
          </table:table-cell>
          <table:table-cell office:value-type="float" office:value="96728638" calcext:value-type="float">
            <text:p>96728638</text:p>
          </table:table-cell>
          <table:table-cell office:value-type="string" calcext:value-type="string">
            <text:p><text:s/>caraya@cvbingenieria.cl </text:p>
          </table:table-cell>
          <table:table-cell office:value-type="float" office:value="766537707" calcext:value-type="float">
            <text:p>7665377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mansilla </text:p>
          </table:table-cell>
          <table:table-cell office:value-type="float" office:value="994983779" calcext:value-type="float">
            <text:p>994983779</text:p>
          </table:table-cell>
          <table:table-cell office:value-type="float" office:value="97180156" calcext:value-type="float">
            <text:p>97180156</text:p>
          </table:table-cell>
          <table:table-cell office:value-type="string" calcext:value-type="string">
            <text:p><text:s/>agropatagon@gmail.com </text:p>
          </table:table-cell>
          <table:table-cell office:value-type="float" office:value="97180156" calcext:value-type="float">
            <text:p>971801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allan </text:p>
          </table:table-cell>
          <table:table-cell office:value-type="string" calcext:value-type="string">
            <text:p><text:s/>Valenzuela </text:p>
          </table:table-cell>
          <table:table-cell office:value-type="float" office:value="998475483" calcext:value-type="float">
            <text:p>998475483</text:p>
          </table:table-cell>
          <table:table-cell office:value-type="float" office:value="97267375" calcext:value-type="float">
            <text:p>97267375</text:p>
          </table:table-cell>
          <table:table-cell office:value-type="string" calcext:value-type="string">
            <text:p><text:s/>hvalenzuela@alisal.cl </text:p>
          </table:table-cell>
          <table:table-cell office:value-type="float" office:value="763006972" calcext:value-type="float">
            <text:p>76300697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Armando </text:p>
          </table:table-cell>
          <table:table-cell office:value-type="string" calcext:value-type="string">
            <text:p><text:s/>Valenzuela </text:p>
          </table:table-cell>
          <table:table-cell office:value-type="float" office:value="22701370" calcext:value-type="float">
            <text:p>22701370</text:p>
          </table:table-cell>
          <table:table-cell office:value-type="float" office:value="97809208" calcext:value-type="float">
            <text:p>97809208</text:p>
          </table:table-cell>
          <table:table-cell office:value-type="string" calcext:value-type="string">
            <text:p><text:s/>avalenzuela@asfalcura.com </text:p>
          </table:table-cell>
          <table:table-cell office:value-type="float" office:value="762986604" calcext:value-type="float">
            <text:p>7629866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Perez </text:p>
          </table:table-cell>
          <table:table-cell office:value-type="float" office:value="976596768" calcext:value-type="float">
            <text:p>976596768</text:p>
          </table:table-cell>
          <table:table-cell office:value-type="float" office:value="97871094" calcext:value-type="float">
            <text:p>97871094</text:p>
          </table:table-cell>
          <table:table-cell office:value-type="string" calcext:value-type="string">
            <text:p><text:s/>aperez@hpconstructorasa.cl </text:p>
          </table:table-cell>
          <table:table-cell office:value-type="float" office:value="763408124" calcext:value-type="float">
            <text:p>76340812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Javier </text:p>
          </table:table-cell>
          <table:table-cell office:value-type="string" calcext:value-type="string">
            <text:p><text:s/>Castro Rejas </text:p>
          </table:table-cell>
          <table:table-cell office:value-type="float" office:value="78601386" calcext:value-type="float">
            <text:p>78601386</text:p>
          </table:table-cell>
          <table:table-cell office:value-type="float" office:value="98001530" calcext:value-type="float">
            <text:p>98001530</text:p>
          </table:table-cell>
          <table:table-cell office:value-type="string" calcext:value-type="string">
            <text:p><text:s/>l.isdead@gmail.com </text:p>
          </table:table-cell>
          <table:table-cell office:value-type="float" office:value="98001530" calcext:value-type="float">
            <text:p>9800153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LARRAIN </text:p>
          </table:table-cell>
          <table:table-cell office:value-type="float" office:value="978812699" calcext:value-type="float">
            <text:p>978812699</text:p>
          </table:table-cell>
          <table:table-cell office:value-type="float" office:value="98055401" calcext:value-type="float">
            <text:p>98055401</text:p>
          </table:table-cell>
          <table:table-cell office:value-type="string" calcext:value-type="string">
            <text:p><text:s/>elarrain@dogselection.cl </text:p>
          </table:table-cell>
          <table:table-cell office:value-type="string" calcext:value-type="string">
            <text:p><text:s/>76787328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afalda </text:p>
          </table:table-cell>
          <table:table-cell office:value-type="string" calcext:value-type="string">
            <text:p><text:s/>Guerra Miranda </text:p>
          </table:table-cell>
          <table:table-cell office:value-type="float" office:value="226248425" calcext:value-type="float">
            <text:p>226248425</text:p>
          </table:table-cell>
          <table:table-cell office:value-type="float" office:value="98313257" calcext:value-type="float">
            <text:p>98313257</text:p>
          </table:table-cell>
          <table:table-cell office:value-type="string" calcext:value-type="string">
            <text:p><text:s/>mguerra@atcosabinco.com </text:p>
          </table:table-cell>
          <table:table-cell office:value-type="float" office:value="761758357" calcext:value-type="float">
            <text:p>76175835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abian </text:p>
          </table:table-cell>
          <table:table-cell office:value-type="string" calcext:value-type="string">
            <text:p><text:s/>Fuentes </text:p>
          </table:table-cell>
          <table:table-cell office:value-type="float" office:value="226834723" calcext:value-type="float">
            <text:p>226834723</text:p>
          </table:table-cell>
          <table:table-cell office:value-type="float" office:value="98407197" calcext:value-type="float">
            <text:p>98407197</text:p>
          </table:table-cell>
          <table:table-cell office:value-type="string" calcext:value-type="string">
            <text:p><text:s/>fabian.fuentes@serpostalchile.cl </text:p>
          </table:table-cell>
          <table:table-cell office:value-type="string" calcext:value-type="string">
            <text:p><text:s/>7651192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rturo </text:p>
          </table:table-cell>
          <table:table-cell office:value-type="string" calcext:value-type="string">
            <text:p><text:s/>cruz </text:p>
          </table:table-cell>
          <table:table-cell office:value-type="float" office:value="944935894" calcext:value-type="float">
            <text:p>944935894</text:p>
          </table:table-cell>
          <table:table-cell office:value-type="float" office:value="98532609" calcext:value-type="float">
            <text:p>98532609</text:p>
          </table:table-cell>
          <table:table-cell office:value-type="string" calcext:value-type="string">
            <text:p><text:s/>cruz.ramos.007@gmail.com </text:p>
          </table:table-cell>
          <table:table-cell office:value-type="float" office:value="764600762" calcext:value-type="float">
            <text:p>76460076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lo </text:p>
          </table:table-cell>
          <table:table-cell office:value-type="string" calcext:value-type="string">
            <text:p><text:s/>Gutiérrez </text:p>
          </table:table-cell>
          <table:table-cell office:value-type="float" office:value="999452385" calcext:value-type="float">
            <text:p>999452385</text:p>
          </table:table-cell>
          <table:table-cell office:value-type="float" office:value="98714871" calcext:value-type="float">
            <text:p>98714871</text:p>
          </table:table-cell>
          <table:table-cell office:value-type="string" calcext:value-type="string">
            <text:p><text:s/>gutierrezmilo@gmail.com </text:p>
          </table:table-cell>
          <table:table-cell office:value-type="float" office:value="98714871" calcext:value-type="float">
            <text:p>9871487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Aguilera </text:p>
          </table:table-cell>
          <table:table-cell office:value-type="float" office:value="522210217" calcext:value-type="float">
            <text:p>522210217</text:p>
          </table:table-cell>
          <table:table-cell office:value-type="float" office:value="98739149" calcext:value-type="float">
            <text:p>98739149</text:p>
          </table:table-cell>
          <table:table-cell office:value-type="string" calcext:value-type="string">
            <text:p><text:s/>jcaguilera@consayving.cl </text:p>
          </table:table-cell>
          <table:table-cell office:value-type="float" office:value="995821907" calcext:value-type="float">
            <text:p>9958219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JAVIER </text:p>
          </table:table-cell>
          <table:table-cell office:value-type="string" calcext:value-type="string">
            <text:p><text:s/>RADICH </text:p>
          </table:table-cell>
          <table:table-cell office:value-type="float" office:value="83418445" calcext:value-type="float">
            <text:p>83418445</text:p>
          </table:table-cell>
          <table:table-cell office:value-type="float" office:value="99032693" calcext:value-type="float">
            <text:p>99032693</text:p>
          </table:table-cell>
          <table:table-cell office:value-type="string" calcext:value-type="string">
            <text:p><text:s/>javier.radich@ah.cl </text:p>
          </table:table-cell>
          <table:table-cell office:value-type="float" office:value="969775905" calcext:value-type="float">
            <text:p>96977590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riano </text:p>
          </table:table-cell>
          <table:table-cell office:value-type="string" calcext:value-type="string">
            <text:p><text:s/>Troncoso </text:p>
          </table:table-cell>
          <table:table-cell office:value-type="float" office:value="223326007" calcext:value-type="float">
            <text:p>223326007</text:p>
          </table:table-cell>
          <table:table-cell office:value-type="float" office:value="99070056" calcext:value-type="float">
            <text:p>99070056</text:p>
          </table:table-cell>
          <table:table-cell office:value-type="string" calcext:value-type="string">
            <text:p><text:s/>mariano.troncoso@merit.cl </text:p>
          </table:table-cell>
          <table:table-cell office:value-type="float" office:value="760087734" calcext:value-type="float">
            <text:p>76008773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a </text:p>
          </table:table-cell>
          <table:table-cell office:value-type="string" calcext:value-type="string">
            <text:p><text:s/>Peña Salazar </text:p>
          </table:table-cell>
          <table:table-cell office:value-type="float" office:value="998869961" calcext:value-type="float">
            <text:p>998869961</text:p>
          </table:table-cell>
          <table:table-cell office:value-type="float" office:value="99084618" calcext:value-type="float">
            <text:p>99084618</text:p>
          </table:table-cell>
          <table:table-cell office:value-type="string" calcext:value-type="string">
            <text:p><text:s/>info@hrw.cl </text:p>
          </table:table-cell>
          <table:table-cell office:value-type="float" office:value="141445561" calcext:value-type="float">
            <text:p>14144556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SCHWARTZ </text:p>
          </table:table-cell>
          <table:table-cell office:value-type="float" office:value="93204552" calcext:value-type="float">
            <text:p>93204552</text:p>
          </table:table-cell>
          <table:table-cell office:value-type="float" office:value="99181907" calcext:value-type="float">
            <text:p>99181907</text:p>
          </table:table-cell>
          <table:table-cell office:value-type="string" calcext:value-type="string">
            <text:p><text:s/>mauricio@chileclimaspa.cl </text:p>
          </table:table-cell>
          <table:table-cell office:value-type="float" office:value="761163914" calcext:value-type="float">
            <text:p>76116391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ICA </text:p>
          </table:table-cell>
          <table:table-cell office:value-type="string" calcext:value-type="string">
            <text:p><text:s/>ALCAIDE </text:p>
          </table:table-cell>
          <table:table-cell office:value-type="float" office:value="978525882" calcext:value-type="float">
            <text:p>978525882</text:p>
          </table:table-cell>
          <table:table-cell office:value-type="float" office:value="99260246" calcext:value-type="float">
            <text:p>99260246</text:p>
          </table:table-cell>
          <table:table-cell office:value-type="string" calcext:value-type="string">
            <text:p><text:s/>mineralsercar@gmail.com </text:p>
          </table:table-cell>
          <table:table-cell office:value-type="float" office:value="768444927" calcext:value-type="float">
            <text:p>76844492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Jorge </text:p>
          </table:table-cell>
          <table:table-cell office:value-type="string" calcext:value-type="string">
            <text:p><text:s/>Nur </text:p>
          </table:table-cell>
          <table:table-cell office:value-type="float" office:value="994356437" calcext:value-type="float">
            <text:p>994356437</text:p>
          </table:table-cell>
          <table:table-cell office:value-type="float" office:value="99333863" calcext:value-type="float">
            <text:p>99333863</text:p>
          </table:table-cell>
          <table:table-cell office:value-type="string" calcext:value-type="string">
            <text:p><text:s/>criffonur@gmail.com </text:p>
          </table:table-cell>
          <table:table-cell office:value-type="string" calcext:value-type="string">
            <text:p><text:s/>76031627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Bustos </text:p>
          </table:table-cell>
          <table:table-cell office:value-type="float" office:value="569784709" calcext:value-type="float">
            <text:p>569784709</text:p>
          </table:table-cell>
          <table:table-cell office:value-type="float" office:value="99714638" calcext:value-type="float">
            <text:p>99714638</text:p>
          </table:table-cell>
          <table:table-cell office:value-type="string" calcext:value-type="string">
            <text:p><text:s/>tribustos@gmail.com </text:p>
          </table:table-cell>
          <table:table-cell office:value-type="float" office:value="995836300" calcext:value-type="float">
            <text:p>9958363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Sandra </text:p>
          </table:table-cell>
          <table:table-cell office:value-type="string" calcext:value-type="string">
            <text:p><text:s/>San Martín </text:p>
          </table:table-cell>
          <table:table-cell office:value-type="float" office:value="975396929" calcext:value-type="float">
            <text:p>975396929</text:p>
          </table:table-cell>
          <table:table-cell office:value-type="float" office:value="99758740" calcext:value-type="float">
            <text:p>99758740</text:p>
          </table:table-cell>
          <table:table-cell office:value-type="string" calcext:value-type="string">
            <text:p><text:s/>sandra.sanmartin@cvmark.cl </text:p>
          </table:table-cell>
          <table:table-cell office:value-type="float" office:value="786279704" calcext:value-type="float">
            <text:p>7862797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LBERTO </text:p>
          </table:table-cell>
          <table:table-cell office:value-type="string" calcext:value-type="string">
            <text:p><text:s/>VILLEGAS </text:p>
          </table:table-cell>
          <table:table-cell office:value-type="float" office:value="223515224" calcext:value-type="float">
            <text:p>223515224</text:p>
          </table:table-cell>
          <table:table-cell office:value-type="float" office:value="99803193" calcext:value-type="float">
            <text:p>99803193</text:p>
          </table:table-cell>
          <table:table-cell office:value-type="string" calcext:value-type="string">
            <text:p><text:s/>avillegas@kupfer.cl </text:p>
          </table:table-cell>
          <table:table-cell office:value-type="float" office:value="908440005" calcext:value-type="float">
            <text:p>9084400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TORRES </text:p>
          </table:table-cell>
          <table:table-cell office:value-type="float" office:value="944592108" calcext:value-type="float">
            <text:p>944592108</text:p>
          </table:table-cell>
          <table:table-cell office:value-type="float" office:value="100008106" calcext:value-type="float">
            <text:p>100008106</text:p>
          </table:table-cell>
          <table:table-cell office:value-type="string" calcext:value-type="string">
            <text:p><text:s/>jtorres@jme.cl </text:p>
          </table:table-cell>
          <table:table-cell office:value-type="float" office:value="765930197" calcext:value-type="float">
            <text:p>7659301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rta </text:p>
          </table:table-cell>
          <table:table-cell office:value-type="string" calcext:value-type="string">
            <text:p><text:s/>Cabello Silva </text:p>
          </table:table-cell>
          <table:table-cell office:value-type="float" office:value="228104703" calcext:value-type="float">
            <text:p>228104703</text:p>
          </table:table-cell>
          <table:table-cell office:value-type="float" office:value="100085208" calcext:value-type="float">
            <text:p>100085208</text:p>
          </table:table-cell>
          <table:table-cell office:value-type="string" calcext:value-type="string">
            <text:p><text:s/>mcabello@ofimundo.cl </text:p>
          </table:table-cell>
          <table:table-cell office:value-type="float" office:value="965025405" calcext:value-type="float">
            <text:p>9650254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tudela </text:p>
          </table:table-cell>
          <table:table-cell office:value-type="float" office:value="722914214" calcext:value-type="float">
            <text:p>722914214</text:p>
          </table:table-cell>
          <table:table-cell office:value-type="float" office:value="100150298" calcext:value-type="float">
            <text:p>100150298</text:p>
          </table:table-cell>
          <table:table-cell office:value-type="string" calcext:value-type="string">
            <text:p><text:s/>reciclajestudela@gmail.com </text:p>
          </table:table-cell>
          <table:table-cell office:value-type="float" office:value="100150298" calcext:value-type="float">
            <text:p>1001502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enoveva </text:p>
          </table:table-cell>
          <table:table-cell office:value-type="string" calcext:value-type="string">
            <text:p><text:s/>aravena </text:p>
          </table:table-cell>
          <table:table-cell office:value-type="float" office:value="994365631" calcext:value-type="float">
            <text:p>994365631</text:p>
          </table:table-cell>
          <table:table-cell office:value-type="float" office:value="100240254" calcext:value-type="float">
            <text:p>100240254</text:p>
          </table:table-cell>
          <table:table-cell office:value-type="string" calcext:value-type="string">
            <text:p><text:s/>geno2505@gmail.com </text:p>
          </table:table-cell>
          <table:table-cell office:value-type="float" office:value="779245306" calcext:value-type="float">
            <text:p>77924530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ECILIA </text:p>
          </table:table-cell>
          <table:table-cell office:value-type="string" calcext:value-type="string">
            <text:p><text:s/>CERDA </text:p>
          </table:table-cell>
          <table:table-cell office:value-type="float" office:value="522236047" calcext:value-type="float">
            <text:p>522236047</text:p>
          </table:table-cell>
          <table:table-cell office:value-type="float" office:value="100364344" calcext:value-type="float">
            <text:p>100364344</text:p>
          </table:table-cell>
          <table:table-cell office:value-type="string" calcext:value-type="string">
            <text:p><text:s/>ventas@vidrieriaitalia.cl </text:p>
          </table:table-cell>
          <table:table-cell office:value-type="float" office:value="102964683" calcext:value-type="float">
            <text:p>10296468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s antonio </text:p>
          </table:table-cell>
          <table:table-cell office:value-type="string" calcext:value-type="string">
            <text:p><text:s/>diaz astudillo </text:p>
          </table:table-cell>
          <table:table-cell office:value-type="float" office:value="950956199" calcext:value-type="float">
            <text:p>950956199</text:p>
          </table:table-cell>
          <table:table-cell office:value-type="float" office:value="100391260" calcext:value-type="float">
            <text:p>100391260</text:p>
          </table:table-cell>
          <table:table-cell office:value-type="string" calcext:value-type="string">
            <text:p><text:s/>marcos.diaz.astudillo@gmail.com </text:p>
          </table:table-cell>
          <table:table-cell office:value-type="float" office:value="767782357" calcext:value-type="float">
            <text:p>76778235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BASCUÑATE </text:p>
          </table:table-cell>
          <table:table-cell office:value-type="float" office:value="965994588" calcext:value-type="float">
            <text:p>965994588</text:p>
          </table:table-cell>
          <table:table-cell office:value-type="float" office:value="100508818" calcext:value-type="float">
            <text:p>100508818</text:p>
          </table:table-cell>
          <table:table-cell office:value-type="string" calcext:value-type="string">
            <text:p><text:s/>mbascunate@plegadoscondor.cl </text:p>
          </table:table-cell>
          <table:table-cell office:value-type="float" office:value="100508818" calcext:value-type="float">
            <text:p>10050881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MUÑOZ </text:p>
          </table:table-cell>
          <table:table-cell office:value-type="float" office:value="223507200" calcext:value-type="float">
            <text:p>223507200</text:p>
          </table:table-cell>
          <table:table-cell office:value-type="float" office:value="100553058" calcext:value-type="float">
            <text:p>100553058</text:p>
          </table:table-cell>
          <table:table-cell office:value-type="string" calcext:value-type="string">
            <text:p><text:s/>contabilidad@riveraltda.cl </text:p>
          </table:table-cell>
          <table:table-cell office:value-type="float" office:value="811697001" calcext:value-type="float">
            <text:p>811697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Carreño Gonzalez </text:p>
          </table:table-cell>
          <table:table-cell office:value-type="float" office:value="967264046" calcext:value-type="float">
            <text:p>967264046</text:p>
          </table:table-cell>
          <table:table-cell office:value-type="float" office:value="100658542" calcext:value-type="float">
            <text:p>100658542</text:p>
          </table:table-cell>
          <table:table-cell office:value-type="string" calcext:value-type="string">
            <text:p><text:s/>hectorcg@vtr.net </text:p>
          </table:table-cell>
          <table:table-cell office:value-type="float" office:value="967175900" calcext:value-type="float">
            <text:p>9671759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Vidal Catalan </text:p>
          </table:table-cell>
          <table:table-cell office:value-type="string" calcext:value-type="string">
            <text:p><text:s/>56-9-59449618 </text:p>
          </table:table-cell>
          <table:table-cell office:value-type="float" office:value="100668270" calcext:value-type="float">
            <text:p>100668270</text:p>
          </table:table-cell>
          <table:table-cell office:value-type="string" calcext:value-type="string">
            <text:p><text:s/>jorge.vidal@imaez.cl </text:p>
          </table:table-cell>
          <table:table-cell office:value-type="float" office:value="100668270" calcext:value-type="float">
            <text:p>1006682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Cabrera </text:p>
          </table:table-cell>
          <table:table-cell office:value-type="string" calcext:value-type="string">
            <text:p><text:s/>Silva </text:p>
          </table:table-cell>
          <table:table-cell office:value-type="float" office:value="100676451" calcext:value-type="float">
            <text:p>100676451</text:p>
          </table:table-cell>
          <table:table-cell office:value-type="string" calcext:value-type="string">
            <text:p><text:s/>comitec.spa@gmail.com </text:p>
          </table:table-cell>
          <table:table-cell office:value-type="float" office:value="763751368" calcext:value-type="float">
            <text:p>7637513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Mauricio </text:p>
          </table:table-cell>
          <table:table-cell office:value-type="string" calcext:value-type="string">
            <text:p><text:s/>Nuñez Yañez </text:p>
          </table:table-cell>
          <table:table-cell office:value-type="float" office:value="9540055030" calcext:value-type="float">
            <text:p>9540055030</text:p>
          </table:table-cell>
          <table:table-cell office:value-type="float" office:value="100735024" calcext:value-type="float">
            <text:p>100735024</text:p>
          </table:table-cell>
          <table:table-cell office:value-type="string" calcext:value-type="string">
            <text:p><text:s/>montainox@montainox.cl </text:p>
          </table:table-cell>
          <table:table-cell office:value-type="float" office:value="761392441" calcext:value-type="float">
            <text:p>76139244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lio </text:p>
          </table:table-cell>
          <table:table-cell office:value-type="string" calcext:value-type="string">
            <text:p><text:s/>valenzuela </text:p>
          </table:table-cell>
          <table:table-cell office:value-type="float" office:value="90004611" calcext:value-type="float">
            <text:p>90004611</text:p>
          </table:table-cell>
          <table:table-cell office:value-type="float" office:value="100838303" calcext:value-type="float">
            <text:p>100838303</text:p>
          </table:table-cell>
          <table:table-cell office:value-type="string" calcext:value-type="string">
            <text:p><text:s/>markamix@yahoo.com </text:p>
          </table:table-cell>
          <table:table-cell office:value-type="float" office:value="100838303" calcext:value-type="float">
            <text:p>10083830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LETELIER </text:p>
          </table:table-cell>
          <table:table-cell office:value-type="float" office:value="940015164" calcext:value-type="float">
            <text:p>940015164</text:p>
          </table:table-cell>
          <table:table-cell office:value-type="float" office:value="101050254" calcext:value-type="float">
            <text:p>101050254</text:p>
          </table:table-cell>
          <table:table-cell office:value-type="string" calcext:value-type="string">
            <text:p><text:s/>pletelier@socolet.cl </text:p>
          </table:table-cell>
          <table:table-cell office:value-type="float" office:value="765408210" calcext:value-type="float">
            <text:p>76540821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Loreto </text:p>
          </table:table-cell>
          <table:table-cell office:value-type="string" calcext:value-type="string">
            <text:p><text:s/>Contreras </text:p>
          </table:table-cell>
          <table:table-cell office:value-type="float" office:value="992798725" calcext:value-type="float">
            <text:p>992798725</text:p>
          </table:table-cell>
          <table:table-cell office:value-type="float" office:value="101109631" calcext:value-type="float">
            <text:p>101109631</text:p>
          </table:table-cell>
          <table:table-cell office:value-type="string" calcext:value-type="string">
            <text:p><text:s/>administracion@caminltda.cl </text:p>
          </table:table-cell>
          <table:table-cell office:value-type="float" office:value="776355801" calcext:value-type="float">
            <text:p>7763558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Alvarez </text:p>
          </table:table-cell>
          <table:table-cell office:value-type="float" office:value="225537272" calcext:value-type="float">
            <text:p>225537272</text:p>
          </table:table-cell>
          <table:table-cell office:value-type="float" office:value="101192083" calcext:value-type="float">
            <text:p>101192083</text:p>
          </table:table-cell>
          <table:table-cell office:value-type="string" calcext:value-type="string">
            <text:p><text:s/>jalvarezm80@gmail.com </text:p>
          </table:table-cell>
          <table:table-cell office:value-type="float" office:value="761894730" calcext:value-type="float">
            <text:p>76189473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gela </text:p>
          </table:table-cell>
          <table:table-cell office:value-type="string" calcext:value-type="string">
            <text:p><text:s/>valencia </text:p>
          </table:table-cell>
          <table:table-cell office:value-type="float" office:value="97116813" calcext:value-type="float">
            <text:p>97116813</text:p>
          </table:table-cell>
          <table:table-cell office:value-type="float" office:value="101204626" calcext:value-type="float">
            <text:p>101204626</text:p>
          </table:table-cell>
          <table:table-cell office:value-type="string" calcext:value-type="string">
            <text:p><text:s/>valencia_moyano@hotmail.com </text:p>
          </table:table-cell>
          <table:table-cell office:value-type="float" office:value="101204626" calcext:value-type="float">
            <text:p>10120462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NESTO </text:p>
          </table:table-cell>
          <table:table-cell office:value-type="string" calcext:value-type="string">
            <text:p><text:s/>CHACON </text:p>
          </table:table-cell>
          <table:table-cell office:value-type="float" office:value="992247932" calcext:value-type="float">
            <text:p>992247932</text:p>
          </table:table-cell>
          <table:table-cell office:value-type="float" office:value="101205487" calcext:value-type="float">
            <text:p>101205487</text:p>
          </table:table-cell>
          <table:table-cell office:value-type="string" calcext:value-type="string">
            <text:p><text:s/>ECHACON@SYNET.CL </text:p>
          </table:table-cell>
          <table:table-cell office:value-type="float" office:value="764237633" calcext:value-type="float">
            <text:p>7642376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o </text:p>
          </table:table-cell>
          <table:table-cell office:value-type="string" calcext:value-type="string">
            <text:p><text:s/>Tamayo </text:p>
          </table:table-cell>
          <table:table-cell office:value-type="float" office:value="947600010" calcext:value-type="float">
            <text:p>947600010</text:p>
          </table:table-cell>
          <table:table-cell office:value-type="float" office:value="101522636" calcext:value-type="float">
            <text:p>101522636</text:p>
          </table:table-cell>
          <table:table-cell office:value-type="string" calcext:value-type="string">
            <text:p><text:s/>merysungs@gmail.com </text:p>
          </table:table-cell>
          <table:table-cell office:value-type="float" office:value="765290457" calcext:value-type="float">
            <text:p>76529045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ra </text:p>
          </table:table-cell>
          <table:table-cell office:value-type="string" calcext:value-type="string">
            <text:p><text:s/>mella </text:p>
          </table:table-cell>
          <table:table-cell office:value-type="float" office:value="974952825" calcext:value-type="float">
            <text:p>974952825</text:p>
          </table:table-cell>
          <table:table-cell office:value-type="float" office:value="101763595" calcext:value-type="float">
            <text:p>101763595</text:p>
          </table:table-cell>
          <table:table-cell office:value-type="string" calcext:value-type="string">
            <text:p><text:s/>imprenta@graphos.cl </text:p>
          </table:table-cell>
          <table:table-cell office:value-type="float" office:value="764735668" calcext:value-type="float">
            <text:p>76473566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 Antonio </text:p>
          </table:table-cell>
          <table:table-cell office:value-type="string" calcext:value-type="string">
            <text:p><text:s/>Reyes Muhlenbrock </text:p>
          </table:table-cell>
          <table:table-cell office:value-type="float" office:value="56978616806" calcext:value-type="float">
            <text:p>56978616806</text:p>
          </table:table-cell>
          <table:table-cell office:value-type="float" office:value="101882519" calcext:value-type="float">
            <text:p>101882519</text:p>
          </table:table-cell>
          <table:table-cell office:value-type="string" calcext:value-type="string">
            <text:p><text:s/>marcoreyes@avitours.cl </text:p>
          </table:table-cell>
          <table:table-cell office:value-type="string" calcext:value-type="string">
            <text:p><text:s/>76049741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Miguel </text:p>
          </table:table-cell>
          <table:table-cell office:value-type="string" calcext:value-type="string">
            <text:p><text:s/>de las Jara Figueroa </text:p>
          </table:table-cell>
          <table:table-cell office:value-type="float" office:value="56993275949" calcext:value-type="float">
            <text:p>56993275949</text:p>
          </table:table-cell>
          <table:table-cell office:value-type="float" office:value="102121694" calcext:value-type="float">
            <text:p>102121694</text:p>
          </table:table-cell>
          <table:table-cell office:value-type="string" calcext:value-type="string">
            <text:p><text:s/>forestalkupal@gmail.com </text:p>
          </table:table-cell>
          <table:table-cell office:value-type="float" office:value="763412520" calcext:value-type="float">
            <text:p>7634125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Herrera Machuca </text:p>
          </table:table-cell>
          <table:table-cell office:value-type="float" office:value="94236175" calcext:value-type="float">
            <text:p>94236175</text:p>
          </table:table-cell>
          <table:table-cell office:value-type="float" office:value="102171586" calcext:value-type="float">
            <text:p>102171586</text:p>
          </table:table-cell>
          <table:table-cell office:value-type="string" calcext:value-type="string">
            <text:p><text:s/>info@ticmega.cl </text:p>
          </table:table-cell>
          <table:table-cell office:value-type="float" office:value="765163420" calcext:value-type="float">
            <text:p>76516342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mar eduardo </text:p>
          </table:table-cell>
          <table:table-cell office:value-type="string" calcext:value-type="string">
            <text:p><text:s/>mendoza villagran </text:p>
          </table:table-cell>
          <table:table-cell office:value-type="float" office:value="995410390" calcext:value-type="float">
            <text:p>995410390</text:p>
          </table:table-cell>
          <table:table-cell office:value-type="float" office:value="102173171" calcext:value-type="float">
            <text:p>102173171</text:p>
          </table:table-cell>
          <table:table-cell office:value-type="string" calcext:value-type="string">
            <text:p><text:s/>omendoza.v@gmail.com </text:p>
          </table:table-cell>
          <table:table-cell office:value-type="float" office:value="764032314" calcext:value-type="float">
            <text:p>76403231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ARBEL MONTSERRAT </text:p>
          </table:table-cell>
          <table:table-cell office:value-type="string" calcext:value-type="string">
            <text:p><text:s/>KLAGGES PONS </text:p>
          </table:table-cell>
          <table:table-cell office:value-type="float" office:value="998175661" calcext:value-type="float">
            <text:p>998175661</text:p>
          </table:table-cell>
          <table:table-cell office:value-type="float" office:value="102186699" calcext:value-type="float">
            <text:p>102186699</text:p>
          </table:table-cell>
          <table:table-cell office:value-type="string" calcext:value-type="string">
            <text:p><text:s/>bklagges@kypservicios.cl </text:p>
          </table:table-cell>
          <table:table-cell office:value-type="float" office:value="760245380" calcext:value-type="float">
            <text:p>76024538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espinoza segura </text:p>
          </table:table-cell>
          <table:table-cell office:value-type="float" office:value="993096547" calcext:value-type="float">
            <text:p>993096547</text:p>
          </table:table-cell>
          <table:table-cell office:value-type="float" office:value="102204913" calcext:value-type="float">
            <text:p>102204913</text:p>
          </table:table-cell>
          <table:table-cell office:value-type="string" calcext:value-type="string">
            <text:p><text:s/>ricardoes@resso.cl </text:p>
          </table:table-cell>
          <table:table-cell office:value-type="float" office:value="765406722" calcext:value-type="float">
            <text:p>76540672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Yañez </text:p>
          </table:table-cell>
          <table:table-cell office:value-type="float" office:value="979978765" calcext:value-type="float">
            <text:p>979978765</text:p>
          </table:table-cell>
          <table:table-cell office:value-type="float" office:value="102292871" calcext:value-type="float">
            <text:p>102292871</text:p>
          </table:table-cell>
          <table:table-cell office:value-type="string" calcext:value-type="string">
            <text:p><text:s/>myanez081@gmail.com </text:p>
          </table:table-cell>
          <table:table-cell office:value-type="float" office:value="762114461" calcext:value-type="float">
            <text:p>76211446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ANETT </text:p>
          </table:table-cell>
          <table:table-cell office:value-type="string" calcext:value-type="string">
            <text:p><text:s/>GARRIDO </text:p>
          </table:table-cell>
          <table:table-cell office:value-type="float" office:value="5622953113" calcext:value-type="float">
            <text:p>5622953113</text:p>
          </table:table-cell>
          <table:table-cell office:value-type="float" office:value="102463234" calcext:value-type="float">
            <text:p>102463234</text:p>
          </table:table-cell>
          <table:table-cell office:value-type="string" calcext:value-type="string">
            <text:p><text:s/>finanzas@grupocharquican.com </text:p>
          </table:table-cell>
          <table:table-cell office:value-type="string" calcext:value-type="string">
            <text:p><text:s/>76800059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miro </text:p>
          </table:table-cell>
          <table:table-cell office:value-type="string" calcext:value-type="string">
            <text:p><text:s/>Vega Gomez </text:p>
          </table:table-cell>
          <table:table-cell office:value-type="float" office:value="225541888" calcext:value-type="float">
            <text:p>225541888</text:p>
          </table:table-cell>
          <table:table-cell office:value-type="float" office:value="102471636" calcext:value-type="float">
            <text:p>102471636</text:p>
          </table:table-cell>
          <table:table-cell office:value-type="string" calcext:value-type="string">
            <text:p><text:s/>fpacheco@fullcontrol.cl </text:p>
          </table:table-cell>
          <table:table-cell office:value-type="float" office:value="763902668" calcext:value-type="float">
            <text:p>7639026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Rojas Basso </text:p>
          </table:table-cell>
          <table:table-cell office:value-type="float" office:value="984093711" calcext:value-type="float">
            <text:p>984093711</text:p>
          </table:table-cell>
          <table:table-cell office:value-type="float" office:value="102486684" calcext:value-type="float">
            <text:p>102486684</text:p>
          </table:table-cell>
          <table:table-cell office:value-type="string" calcext:value-type="string">
            <text:p><text:s/>jayala@constructorapillan.cl </text:p>
          </table:table-cell>
          <table:table-cell office:value-type="float" office:value="762274779" calcext:value-type="float">
            <text:p>7622747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Akel Selamé </text:p>
          </table:table-cell>
          <table:table-cell office:value-type="float" office:value="954839839" calcext:value-type="float">
            <text:p>954839839</text:p>
          </table:table-cell>
          <table:table-cell office:value-type="float" office:value="102603338" calcext:value-type="float">
            <text:p>102603338</text:p>
          </table:table-cell>
          <table:table-cell office:value-type="string" calcext:value-type="string">
            <text:p><text:s/>juancarlos@akel.cl </text:p>
          </table:table-cell>
          <table:table-cell office:value-type="float" office:value="765031117" calcext:value-type="float">
            <text:p>76503111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de la hoz loaiza </text:p>
          </table:table-cell>
          <table:table-cell office:value-type="float" office:value="992510746" calcext:value-type="float">
            <text:p>992510746</text:p>
          </table:table-cell>
          <table:table-cell office:value-type="float" office:value="102622944" calcext:value-type="float">
            <text:p>102622944</text:p>
          </table:table-cell>
          <table:table-cell office:value-type="string" calcext:value-type="string">
            <text:p><text:s/>odelahoz@terrafor.cl </text:p>
          </table:table-cell>
          <table:table-cell office:value-type="float" office:value="766645054" calcext:value-type="float">
            <text:p>76664505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arcos </text:p>
          </table:table-cell>
          <table:table-cell office:value-type="float" office:value="998371843" calcext:value-type="float">
            <text:p>998371843</text:p>
          </table:table-cell>
          <table:table-cell office:value-type="float" office:value="102651715" calcext:value-type="float">
            <text:p>102651715</text:p>
          </table:table-cell>
          <table:table-cell office:value-type="string" calcext:value-type="string">
            <text:p><text:s/>ewarcos@gmail.com </text:p>
          </table:table-cell>
          <table:table-cell office:value-type="float" office:value="102651715" calcext:value-type="float">
            <text:p>1026517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Sandra </text:p>
          </table:table-cell>
          <table:table-cell office:value-type="string" calcext:value-type="string">
            <text:p><text:s/>Fernández </text:p>
          </table:table-cell>
          <table:table-cell office:value-type="float" office:value="225879947" calcext:value-type="float">
            <text:p>225879947</text:p>
          </table:table-cell>
          <table:table-cell office:value-type="float" office:value="102742567" calcext:value-type="float">
            <text:p>102742567</text:p>
          </table:table-cell>
          <table:table-cell office:value-type="string" calcext:value-type="string">
            <text:p><text:s/>cobranzas@silcosil.cl </text:p>
          </table:table-cell>
          <table:table-cell office:value-type="string" calcext:value-type="string">
            <text:p><text:s/>7990915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guel angel </text:p>
          </table:table-cell>
          <table:table-cell office:value-type="string" calcext:value-type="string">
            <text:p><text:s/>varela sepulveda </text:p>
          </table:table-cell>
          <table:table-cell office:value-type="float" office:value="968353399" calcext:value-type="float">
            <text:p>968353399</text:p>
          </table:table-cell>
          <table:table-cell office:value-type="float" office:value="103325919" calcext:value-type="float">
            <text:p>103325919</text:p>
          </table:table-cell>
          <table:table-cell office:value-type="string" calcext:value-type="string">
            <text:p><text:s/>mvarela@saava.cl </text:p>
          </table:table-cell>
          <table:table-cell office:value-type="float" office:value="761907131" calcext:value-type="float">
            <text:p>76190713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NA CAROLA </text:p>
          </table:table-cell>
          <table:table-cell office:value-type="string" calcext:value-type="string">
            <text:p><text:s/>CARRASCO BARRIOS </text:p>
          </table:table-cell>
          <table:table-cell office:value-type="float" office:value="226172696" calcext:value-type="float">
            <text:p>226172696</text:p>
          </table:table-cell>
          <table:table-cell office:value-type="float" office:value="103574307" calcext:value-type="float">
            <text:p>103574307</text:p>
          </table:table-cell>
          <table:table-cell office:value-type="string" calcext:value-type="string">
            <text:p><text:s/>ccarrasco@factorclick.cl </text:p>
          </table:table-cell>
          <table:table-cell office:value-type="float" office:value="761462466" calcext:value-type="float">
            <text:p>76146246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LOYOLA </text:p>
          </table:table-cell>
          <table:table-cell office:value-type="float" office:value="569932832" calcext:value-type="float">
            <text:p>569932832</text:p>
          </table:table-cell>
          <table:table-cell office:value-type="float" office:value="103667488" calcext:value-type="float">
            <text:p>103667488</text:p>
          </table:table-cell>
          <table:table-cell office:value-type="string" calcext:value-type="string">
            <text:p><text:s/>apobletec@gmail.com </text:p>
          </table:table-cell>
          <table:table-cell office:value-type="float" office:value="103667488" calcext:value-type="float">
            <text:p>10366748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Lagos Muñoz </text:p>
          </table:table-cell>
          <table:table-cell office:value-type="float" office:value="229040123" calcext:value-type="float">
            <text:p>229040123</text:p>
          </table:table-cell>
          <table:table-cell office:value-type="float" office:value="103967414" calcext:value-type="float">
            <text:p>103967414</text:p>
          </table:table-cell>
          <table:table-cell office:value-type="string" calcext:value-type="string">
            <text:p><text:s/>elagos@oneseguridad.cl </text:p>
          </table:table-cell>
          <table:table-cell office:value-type="float" office:value="765501911" calcext:value-type="float">
            <text:p>76550191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Nuñez </text:p>
          </table:table-cell>
          <table:table-cell office:value-type="float" office:value="977779024" calcext:value-type="float">
            <text:p>977779024</text:p>
          </table:table-cell>
          <table:table-cell office:value-type="float" office:value="104022219" calcext:value-type="float">
            <text:p>104022219</text:p>
          </table:table-cell>
          <table:table-cell office:value-type="string" calcext:value-type="string">
            <text:p><text:s/>alejandro.nunez.104@gmail.com </text:p>
          </table:table-cell>
          <table:table-cell office:value-type="float" office:value="766084826" calcext:value-type="float">
            <text:p>76608482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alberto </text:p>
          </table:table-cell>
          <table:table-cell office:value-type="string" calcext:value-type="string">
            <text:p><text:s/>farfan rojas </text:p>
          </table:table-cell>
          <table:table-cell office:value-type="float" office:value="972168487" calcext:value-type="float">
            <text:p>972168487</text:p>
          </table:table-cell>
          <table:table-cell office:value-type="float" office:value="104034853" calcext:value-type="float">
            <text:p>104034853</text:p>
          </table:table-cell>
          <table:table-cell office:value-type="string" calcext:value-type="string">
            <text:p><text:s/>juan.farfan@farman.cl </text:p>
          </table:table-cell>
          <table:table-cell office:value-type="float" office:value="761633678" calcext:value-type="float">
            <text:p>76163367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ulia </text:p>
          </table:table-cell>
          <table:table-cell office:value-type="string" calcext:value-type="string">
            <text:p><text:s/>Contador </text:p>
          </table:table-cell>
          <table:table-cell office:value-type="float" office:value="225303316" calcext:value-type="float">
            <text:p>225303316</text:p>
          </table:table-cell>
          <table:table-cell office:value-type="float" office:value="104108016" calcext:value-type="float">
            <text:p>104108016</text:p>
          </table:table-cell>
          <table:table-cell office:value-type="string" calcext:value-type="string">
            <text:p><text:s/>jcontador@indura.net </text:p>
          </table:table-cell>
          <table:table-cell office:value-type="string" calcext:value-type="string">
            <text:p><text:s/>76150343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Gavilan </text:p>
          </table:table-cell>
          <table:table-cell office:value-type="float" office:value="223037835" calcext:value-type="float">
            <text:p>223037835</text:p>
          </table:table-cell>
          <table:table-cell office:value-type="float" office:value="104195946" calcext:value-type="float">
            <text:p>104195946</text:p>
          </table:table-cell>
          <table:table-cell office:value-type="string" calcext:value-type="string">
            <text:p><text:s/>jgavilan@torresunidas.com </text:p>
          </table:table-cell>
          <table:table-cell office:value-type="float" office:value="761784617" calcext:value-type="float">
            <text:p>76178461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Luz Eliana </text:p>
          </table:table-cell>
          <table:table-cell office:value-type="string" calcext:value-type="string">
            <text:p><text:s/>Aguirre Donoso </text:p>
          </table:table-cell>
          <table:table-cell office:value-type="float" office:value="228108076" calcext:value-type="float">
            <text:p>228108076</text:p>
          </table:table-cell>
          <table:table-cell office:value-type="float" office:value="104541240" calcext:value-type="float">
            <text:p>104541240</text:p>
          </table:table-cell>
          <table:table-cell office:value-type="string" calcext:value-type="string">
            <text:p><text:s/>luz.aguirre@mega.cl </text:p>
          </table:table-cell>
          <table:table-cell office:value-type="float" office:value="799523507" calcext:value-type="float">
            <text:p>7995235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ssana Gil </text:p>
          </table:table-cell>
          <table:table-cell office:value-type="string" calcext:value-type="string">
            <text:p><text:s/>Gil </text:p>
          </table:table-cell>
          <table:table-cell office:value-type="float" office:value="69174880" calcext:value-type="float">
            <text:p>69174880</text:p>
          </table:table-cell>
          <table:table-cell office:value-type="float" office:value="104692060" calcext:value-type="float">
            <text:p>104692060</text:p>
          </table:table-cell>
          <table:table-cell office:value-type="string" calcext:value-type="string">
            <text:p><text:s/>rils@vimacchile.com </text:p>
          </table:table-cell>
          <table:table-cell office:value-type="float" office:value="764400984" calcext:value-type="float">
            <text:p>76440098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aula </text:p>
          </table:table-cell>
          <table:table-cell office:value-type="string" calcext:value-type="string">
            <text:p><text:s/>Isaacs </text:p>
          </table:table-cell>
          <table:table-cell office:value-type="float" office:value="225276776" calcext:value-type="float">
            <text:p>225276776</text:p>
          </table:table-cell>
          <table:table-cell office:value-type="float" office:value="104954073" calcext:value-type="float">
            <text:p>104954073</text:p>
          </table:table-cell>
          <table:table-cell office:value-type="string" calcext:value-type="string">
            <text:p><text:s/>comercial@fso-soluciones.cl </text:p>
          </table:table-cell>
          <table:table-cell office:value-type="float" office:value="765007186" calcext:value-type="float">
            <text:p>76500718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nuñez </text:p>
          </table:table-cell>
          <table:table-cell office:value-type="float" office:value="99591000" calcext:value-type="float">
            <text:p>99591000</text:p>
          </table:table-cell>
          <table:table-cell office:value-type="float" office:value="105099894" calcext:value-type="float">
            <text:p>105099894</text:p>
          </table:table-cell>
          <table:table-cell office:value-type="string" calcext:value-type="string">
            <text:p><text:s/>diego.nunez@infomaxpro.cl </text:p>
          </table:table-cell>
          <table:table-cell office:value-type="float" office:value="765311268" calcext:value-type="float">
            <text:p>7653112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Martinez </text:p>
          </table:table-cell>
          <table:table-cell office:value-type="float" office:value="79458654" calcext:value-type="float">
            <text:p>79458654</text:p>
          </table:table-cell>
          <table:table-cell office:value-type="float" office:value="105123116" calcext:value-type="float">
            <text:p>105123116</text:p>
          </table:table-cell>
          <table:table-cell office:value-type="string" calcext:value-type="string">
            <text:p><text:s/>pmartinez@advalia.cl </text:p>
          </table:table-cell>
          <table:table-cell office:value-type="float" office:value="765486947" calcext:value-type="float">
            <text:p>76548694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IBEL </text:p>
          </table:table-cell>
          <table:table-cell office:value-type="string" calcext:value-type="string">
            <text:p><text:s/>OLMOS </text:p>
          </table:table-cell>
          <table:table-cell office:value-type="float" office:value="522239020" calcext:value-type="float">
            <text:p>522239020</text:p>
          </table:table-cell>
          <table:table-cell office:value-type="float" office:value="105568541" calcext:value-type="float">
            <text:p>105568541</text:p>
          </table:table-cell>
          <table:table-cell office:value-type="string" calcext:value-type="string">
            <text:p><text:s/>molmos@autocentro.cl </text:p>
          </table:table-cell>
          <table:table-cell office:value-type="float" office:value="783204304" calcext:value-type="float">
            <text:p>7832043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Angélica </text:p>
          </table:table-cell>
          <table:table-cell office:value-type="string" calcext:value-type="string">
            <text:p><text:s/>C0ncha Castro </text:p>
          </table:table-cell>
          <table:table-cell office:value-type="float" office:value="949157397" calcext:value-type="float">
            <text:p>949157397</text:p>
          </table:table-cell>
          <table:table-cell office:value-type="float" office:value="105587198" calcext:value-type="float">
            <text:p>105587198</text:p>
          </table:table-cell>
          <table:table-cell office:value-type="string" calcext:value-type="string">
            <text:p><text:s/>mary_myvida@hotmail.com </text:p>
          </table:table-cell>
          <table:table-cell office:value-type="float" office:value="105587198" calcext:value-type="float">
            <text:p>10558719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<text:s/>Luna </text:p>
          </table:table-cell>
          <table:table-cell office:value-type="float" office:value="86106310" calcext:value-type="float">
            <text:p>86106310</text:p>
          </table:table-cell>
          <table:table-cell office:value-type="float" office:value="105604130" calcext:value-type="float">
            <text:p>105604130</text:p>
          </table:table-cell>
          <table:table-cell office:value-type="string" calcext:value-type="string">
            <text:p><text:s/>mell702009@hotmail.com </text:p>
          </table:table-cell>
          <table:table-cell office:value-type="float" office:value="105604130" calcext:value-type="float">
            <text:p>10560413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Gallardo </text:p>
          </table:table-cell>
          <table:table-cell office:value-type="float" office:value="56990004720" calcext:value-type="float">
            <text:p>56990004720</text:p>
          </table:table-cell>
          <table:table-cell office:value-type="float" office:value="105650841" calcext:value-type="float">
            <text:p>105650841</text:p>
          </table:table-cell>
          <table:table-cell office:value-type="string" calcext:value-type="string">
            <text:p><text:s/>pgallardo@voxtelecom.cl </text:p>
          </table:table-cell>
          <table:table-cell office:value-type="float" office:value="762444410" calcext:value-type="float">
            <text:p>7624444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Eichholz </text:p>
          </table:table-cell>
          <table:table-cell office:value-type="float" office:value="56994555000" calcext:value-type="float">
            <text:p>56994555000</text:p>
          </table:table-cell>
          <table:table-cell office:value-type="float" office:value="105651252" calcext:value-type="float">
            <text:p>105651252</text:p>
          </table:table-cell>
          <table:table-cell office:value-type="string" calcext:value-type="string">
            <text:p><text:s/>jorge@colorprint.cl </text:p>
          </table:table-cell>
          <table:table-cell office:value-type="string" calcext:value-type="string">
            <text:p><text:s/>76054857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abriel </text:p>
          </table:table-cell>
          <table:table-cell office:value-type="string" calcext:value-type="string">
            <text:p><text:s/>Sandoval </text:p>
          </table:table-cell>
          <table:table-cell office:value-type="float" office:value="966588032" calcext:value-type="float">
            <text:p>966588032</text:p>
          </table:table-cell>
          <table:table-cell office:value-type="float" office:value="105668716" calcext:value-type="float">
            <text:p>105668716</text:p>
          </table:table-cell>
          <table:table-cell office:value-type="string" calcext:value-type="string">
            <text:p><text:s/>gsandoval@jgltda.cl </text:p>
          </table:table-cell>
          <table:table-cell office:value-type="float" office:value="761749390" calcext:value-type="float">
            <text:p>7617493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YELENA </text:p>
          </table:table-cell>
          <table:table-cell office:value-type="string" calcext:value-type="string">
            <text:p><text:s/>SANHIUEZA </text:p>
          </table:table-cell>
          <table:table-cell office:value-type="float" office:value="942058167" calcext:value-type="float">
            <text:p>942058167</text:p>
          </table:table-cell>
          <table:table-cell office:value-type="float" office:value="106012806" calcext:value-type="float">
            <text:p>106012806</text:p>
          </table:table-cell>
          <table:table-cell office:value-type="string" calcext:value-type="string">
            <text:p><text:s/>yelena@pm360.cl </text:p>
          </table:table-cell>
          <table:table-cell office:value-type="float" office:value="106012806" calcext:value-type="float">
            <text:p>1060128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ALEJANDRO </text:p>
          </table:table-cell>
          <table:table-cell office:value-type="string" calcext:value-type="string">
            <text:p><text:s/>SARABIA MENDOZA </text:p>
          </table:table-cell>
          <table:table-cell office:value-type="float" office:value="985059505" calcext:value-type="float">
            <text:p>985059505</text:p>
          </table:table-cell>
          <table:table-cell office:value-type="float" office:value="106030065" calcext:value-type="float">
            <text:p>106030065</text:p>
          </table:table-cell>
          <table:table-cell office:value-type="string" calcext:value-type="string">
            <text:p><text:s/>sarabiacorrea@gmail.com </text:p>
          </table:table-cell>
          <table:table-cell office:value-type="float" office:value="106030065" calcext:value-type="float">
            <text:p>10603006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Christian </text:p>
          </table:table-cell>
          <table:table-cell office:value-type="string" calcext:value-type="string">
            <text:p><text:s/>Benavides Muñoz </text:p>
          </table:table-cell>
          <table:table-cell office:value-type="float" office:value="56996372833" calcext:value-type="float">
            <text:p>56996372833</text:p>
          </table:table-cell>
          <table:table-cell office:value-type="float" office:value="106120153" calcext:value-type="float">
            <text:p>106120153</text:p>
          </table:table-cell>
          <table:table-cell office:value-type="string" calcext:value-type="string">
            <text:p><text:s/>robertobenavides@lednow.cl </text:p>
          </table:table-cell>
          <table:table-cell office:value-type="float" office:value="767661770" calcext:value-type="float">
            <text:p>7676617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nrique osvaldo </text:p>
          </table:table-cell>
          <table:table-cell office:value-type="string" calcext:value-type="string">
            <text:p><text:s/>castro paz </text:p>
          </table:table-cell>
          <table:table-cell office:value-type="float" office:value="56999942015" calcext:value-type="float">
            <text:p>56999942015</text:p>
          </table:table-cell>
          <table:table-cell office:value-type="float" office:value="106188033" calcext:value-type="float">
            <text:p>106188033</text:p>
          </table:table-cell>
          <table:table-cell office:value-type="string" calcext:value-type="string">
            <text:p><text:s/>cf.castro.rojas@gmail.com </text:p>
          </table:table-cell>
          <table:table-cell office:value-type="float" office:value="768903980" calcext:value-type="float">
            <text:p>76890398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enneth </text:p>
          </table:table-cell>
          <table:table-cell office:value-type="string" calcext:value-type="string">
            <text:p><text:s/>Preller </text:p>
          </table:table-cell>
          <table:table-cell office:value-type="float" office:value="942082011" calcext:value-type="float">
            <text:p>942082011</text:p>
          </table:table-cell>
          <table:table-cell office:value-type="float" office:value="106285047" calcext:value-type="float">
            <text:p>106285047</text:p>
          </table:table-cell>
          <table:table-cell office:value-type="string" calcext:value-type="string">
            <text:p><text:s/>reservas@viperpatagonia.com </text:p>
          </table:table-cell>
          <table:table-cell office:value-type="float" office:value="763486370" calcext:value-type="float">
            <text:p>76348637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quel </text:p>
          </table:table-cell>
          <table:table-cell office:value-type="string" calcext:value-type="string">
            <text:p><text:s/>Leniz </text:p>
          </table:table-cell>
          <table:table-cell office:value-type="float" office:value="56982933972" calcext:value-type="float">
            <text:p>56982933972</text:p>
          </table:table-cell>
          <table:table-cell office:value-type="float" office:value="106322066" calcext:value-type="float">
            <text:p>106322066</text:p>
          </table:table-cell>
          <table:table-cell office:value-type="string" calcext:value-type="string">
            <text:p><text:s/>rleniz@artlab.cl </text:p>
          </table:table-cell>
          <table:table-cell office:value-type="float" office:value="76.346127" calcext:value-type="float">
            <text:p>76.34612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 </text:p>
          </table:table-cell>
          <table:table-cell office:value-type="string" calcext:value-type="string">
            <text:p><text:s/>Díaz </text:p>
          </table:table-cell>
          <table:table-cell office:value-type="float" office:value="989822485" calcext:value-type="float">
            <text:p>989822485</text:p>
          </table:table-cell>
          <table:table-cell office:value-type="float" office:value="106370028" calcext:value-type="float">
            <text:p>106370028</text:p>
          </table:table-cell>
          <table:table-cell office:value-type="string" calcext:value-type="string">
            <text:p><text:s/>adiaz@triomaq.cl </text:p>
          </table:table-cell>
          <table:table-cell office:value-type="float" office:value="106370028" calcext:value-type="float">
            <text:p>10637002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yamil </text:p>
          </table:table-cell>
          <table:table-cell office:value-type="string" calcext:value-type="string">
            <text:p><text:s/>tabach </text:p>
          </table:table-cell>
          <table:table-cell office:value-type="float" office:value="225232418" calcext:value-type="float">
            <text:p>225232418</text:p>
          </table:table-cell>
          <table:table-cell office:value-type="float" office:value="106374244" calcext:value-type="float">
            <text:p>106374244</text:p>
          </table:table-cell>
          <table:table-cell office:value-type="string" calcext:value-type="string">
            <text:p><text:s/>ytabach@aprocaucho.cl </text:p>
          </table:table-cell>
          <table:table-cell office:value-type="float" office:value="760517100" calcext:value-type="float">
            <text:p>7605171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Aguayo </text:p>
          </table:table-cell>
          <table:table-cell office:value-type="float" office:value="968478822" calcext:value-type="float">
            <text:p>968478822</text:p>
          </table:table-cell>
          <table:table-cell office:value-type="float" office:value="106452105" calcext:value-type="float">
            <text:p>106452105</text:p>
          </table:table-cell>
          <table:table-cell office:value-type="string" calcext:value-type="string">
            <text:p><text:s/>paguayo@consener.cl </text:p>
          </table:table-cell>
          <table:table-cell office:value-type="float" office:value="764984390" calcext:value-type="float">
            <text:p>7649843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diaz </text:p>
          </table:table-cell>
          <table:table-cell office:value-type="string" calcext:value-type="string">
            <text:p><text:s/>23105649 -971370009 </text:p>
          </table:table-cell>
          <table:table-cell office:value-type="float" office:value="106485887" calcext:value-type="float">
            <text:p>106485887</text:p>
          </table:table-cell>
          <table:table-cell office:value-type="string" calcext:value-type="string">
            <text:p><text:s/>fotodiazn@gmail.com </text:p>
          </table:table-cell>
          <table:table-cell office:value-type="float" office:value="767903936" calcext:value-type="float">
            <text:p>76790393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orozco </text:p>
          </table:table-cell>
          <table:table-cell office:value-type="float" office:value="56987472166" calcext:value-type="float">
            <text:p>56987472166</text:p>
          </table:table-cell>
          <table:table-cell office:value-type="float" office:value="106542317" calcext:value-type="float">
            <text:p>106542317</text:p>
          </table:table-cell>
          <table:table-cell office:value-type="string" calcext:value-type="string">
            <text:p><text:s/>horozco@orozcorepuestos.cl </text:p>
          </table:table-cell>
          <table:table-cell office:value-type="float" office:value="76478.854" calcext:value-type="float">
            <text:p>76478.85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Francisca </text:p>
          </table:table-cell>
          <table:table-cell office:value-type="string" calcext:value-type="string">
            <text:p><text:s/>Rodriguez Piras </text:p>
          </table:table-cell>
          <table:table-cell office:value-type="float" office:value="987093789" calcext:value-type="float">
            <text:p>987093789</text:p>
          </table:table-cell>
          <table:table-cell office:value-type="float" office:value="106556555" calcext:value-type="float">
            <text:p>106556555</text:p>
          </table:table-cell>
          <table:table-cell office:value-type="string" calcext:value-type="string">
            <text:p><text:s/>servihomecontacto@gmail.com </text:p>
          </table:table-cell>
          <table:table-cell office:value-type="float" office:value="106556555" calcext:value-type="float">
            <text:p>1065565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talina </text:p>
          </table:table-cell>
          <table:table-cell office:value-type="string" calcext:value-type="string">
            <text:p><text:s/>Lopez </text:p>
          </table:table-cell>
          <table:table-cell office:value-type="float" office:value="56977651545" calcext:value-type="float">
            <text:p>56977651545</text:p>
          </table:table-cell>
          <table:table-cell office:value-type="float" office:value="106601151" calcext:value-type="float">
            <text:p>106601151</text:p>
          </table:table-cell>
          <table:table-cell office:value-type="string" calcext:value-type="string">
            <text:p><text:s/>catalina.lopez.zabala@gmail.com </text:p>
          </table:table-cell>
          <table:table-cell office:value-type="float" office:value="762611228" calcext:value-type="float">
            <text:p>76261122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eonardo hernan </text:p>
          </table:table-cell>
          <table:table-cell office:value-type="string" calcext:value-type="string">
            <text:p><text:s/>espinoza lopez </text:p>
          </table:table-cell>
          <table:table-cell office:value-type="float" office:value="988038666" calcext:value-type="float">
            <text:p>988038666</text:p>
          </table:table-cell>
          <table:table-cell office:value-type="float" office:value="106631662" calcext:value-type="float">
            <text:p>106631662</text:p>
          </table:table-cell>
          <table:table-cell office:value-type="string" calcext:value-type="string">
            <text:p><text:s/>lespinoza@icata.pe </text:p>
          </table:table-cell>
          <table:table-cell office:value-type="float" office:value="764282566" calcext:value-type="float">
            <text:p>76428256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a maria </text:p>
          </table:table-cell>
          <table:table-cell office:value-type="string" calcext:value-type="string">
            <text:p><text:s/>lunecke </text:p>
          </table:table-cell>
          <table:table-cell office:value-type="float" office:value="973328603" calcext:value-type="float">
            <text:p>973328603</text:p>
          </table:table-cell>
          <table:table-cell office:value-type="float" office:value="106633029" calcext:value-type="float">
            <text:p>106633029</text:p>
          </table:table-cell>
          <table:table-cell office:value-type="string" calcext:value-type="string">
            <text:p><text:s/>akm@kbchile.com </text:p>
          </table:table-cell>
          <table:table-cell office:value-type="float" office:value="767588771" calcext:value-type="float">
            <text:p>76758877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silva </text:p>
          </table:table-cell>
          <table:table-cell office:value-type="float" office:value="562220957" calcext:value-type="float">
            <text:p>562220957</text:p>
          </table:table-cell>
          <table:table-cell office:value-type="float" office:value="106813655" calcext:value-type="float">
            <text:p>106813655</text:p>
          </table:table-cell>
          <table:table-cell office:value-type="string" calcext:value-type="string">
            <text:p><text:s/>luis_silva@ascomputacion.cl </text:p>
          </table:table-cell>
          <table:table-cell office:value-type="float" office:value="760063312" calcext:value-type="float">
            <text:p>76006331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FERNANDEZ </text:p>
          </table:table-cell>
          <table:table-cell office:value-type="float" office:value="87686934" calcext:value-type="float">
            <text:p>87686934</text:p>
          </table:table-cell>
          <table:table-cell office:value-type="float" office:value="106873801" calcext:value-type="float">
            <text:p>106873801</text:p>
          </table:table-cell>
          <table:table-cell office:value-type="string" calcext:value-type="string">
            <text:p><text:s/>ventas@deportesram.cl </text:p>
          </table:table-cell>
          <table:table-cell office:value-type="float" office:value="762085798" calcext:value-type="float">
            <text:p>7620857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Montes </text:p>
          </table:table-cell>
          <table:table-cell office:value-type="float" office:value="74527249" calcext:value-type="float">
            <text:p>74527249</text:p>
          </table:table-cell>
          <table:table-cell office:value-type="float" office:value="106892172" calcext:value-type="float">
            <text:p>106892172</text:p>
          </table:table-cell>
          <table:table-cell office:value-type="string" calcext:value-type="string">
            <text:p><text:s/>patricio@controlbarsolutions.com </text:p>
          </table:table-cell>
          <table:table-cell office:value-type="float" office:value="760899011" calcext:value-type="float">
            <text:p>76089901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Javier </text:p>
          </table:table-cell>
          <table:table-cell office:value-type="string" calcext:value-type="string">
            <text:p><text:s/>Serpa Oayarzun </text:p>
          </table:table-cell>
          <table:table-cell office:value-type="float" office:value="952084100" calcext:value-type="float">
            <text:p>952084100</text:p>
          </table:table-cell>
          <table:table-cell office:value-type="float" office:value="107245278" calcext:value-type="float">
            <text:p>107245278</text:p>
          </table:table-cell>
          <table:table-cell office:value-type="string" calcext:value-type="string">
            <text:p><text:s/>mserpa@sgmaustral.cl </text:p>
          </table:table-cell>
          <table:table-cell office:value-type="float" office:value="765262682" calcext:value-type="float">
            <text:p>76526268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LTON MANUEL </text:p>
          </table:table-cell>
          <table:table-cell office:value-type="string" calcext:value-type="string">
            <text:p><text:s/>VALDIVIA VALDIVIA </text:p>
          </table:table-cell>
          <table:table-cell office:value-type="float" office:value="988690652" calcext:value-type="float">
            <text:p>988690652</text:p>
          </table:table-cell>
          <table:table-cell office:value-type="float" office:value="107340971" calcext:value-type="float">
            <text:p>107340971</text:p>
          </table:table-cell>
          <table:table-cell office:value-type="string" calcext:value-type="string">
            <text:p><text:s/>obrasvaldivia@gmail.com </text:p>
          </table:table-cell>
          <table:table-cell office:value-type="string" calcext:value-type="string">
            <text:p><text:s/>76114569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ILLERMO DAVID </text:p>
          </table:table-cell>
          <table:table-cell office:value-type="string" calcext:value-type="string">
            <text:p><text:s/>DE LA FUENTE CASTILLO </text:p>
          </table:table-cell>
          <table:table-cell office:value-type="float" office:value="952183432" calcext:value-type="float">
            <text:p>952183432</text:p>
          </table:table-cell>
          <table:table-cell office:value-type="float" office:value="107412999" calcext:value-type="float">
            <text:p>107412999</text:p>
          </table:table-cell>
          <table:table-cell office:value-type="string" calcext:value-type="string">
            <text:p><text:s/>seguridadmetropoly@hotmail.com </text:p>
          </table:table-cell>
          <table:table-cell office:value-type="float" office:value="762994682" calcext:value-type="float">
            <text:p>76299468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Contreras </text:p>
          </table:table-cell>
          <table:table-cell office:value-type="float" office:value="98757934" calcext:value-type="float">
            <text:p>98757934</text:p>
          </table:table-cell>
          <table:table-cell office:value-type="float" office:value="107490175" calcext:value-type="float">
            <text:p>107490175</text:p>
          </table:table-cell>
          <table:table-cell office:value-type="string" calcext:value-type="string">
            <text:p><text:s/>c.contreras@aister.cl </text:p>
          </table:table-cell>
          <table:table-cell office:value-type="float" office:value="765210798" calcext:value-type="float">
            <text:p>76521079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Luis </text:p>
          </table:table-cell>
          <table:table-cell office:value-type="string" calcext:value-type="string">
            <text:p><text:s/>Villarroel </text:p>
          </table:table-cell>
          <table:table-cell office:value-type="float" office:value="976951410" calcext:value-type="float">
            <text:p>976951410</text:p>
          </table:table-cell>
          <table:table-cell office:value-type="float" office:value="107501002" calcext:value-type="float">
            <text:p>107501002</text:p>
          </table:table-cell>
          <table:table-cell office:value-type="string" calcext:value-type="string">
            <text:p><text:s/>jvillarroel@blancsoluciones.cl </text:p>
          </table:table-cell>
          <table:table-cell office:value-type="float" office:value="761196448" calcext:value-type="float">
            <text:p>7611964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eonardo </text:p>
          </table:table-cell>
          <table:table-cell office:value-type="string" calcext:value-type="string">
            <text:p><text:s/>Silva </text:p>
          </table:table-cell>
          <table:table-cell office:value-type="float" office:value="988099337" calcext:value-type="float">
            <text:p>988099337</text:p>
          </table:table-cell>
          <table:table-cell office:value-type="float" office:value="107507965" calcext:value-type="float">
            <text:p>107507965</text:p>
          </table:table-cell>
          <table:table-cell office:value-type="string" calcext:value-type="string">
            <text:p><text:s/>lsilva@servicioscorporativos.cl </text:p>
          </table:table-cell>
          <table:table-cell office:value-type="float" office:value="107507965" calcext:value-type="float">
            <text:p>10750796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Sonia Andrea </text:p>
          </table:table-cell>
          <table:table-cell office:value-type="string" calcext:value-type="string">
            <text:p><text:s/>Flores Arteaga </text:p>
          </table:table-cell>
          <table:table-cell office:value-type="float" office:value="964960454" calcext:value-type="float">
            <text:p>964960454</text:p>
          </table:table-cell>
          <table:table-cell office:value-type="float" office:value="107587705" calcext:value-type="float">
            <text:p>107587705</text:p>
          </table:table-cell>
          <table:table-cell office:value-type="string" calcext:value-type="string">
            <text:p><text:s/>sflores@pros.cl </text:p>
          </table:table-cell>
          <table:table-cell office:value-type="float" office:value="764603303" calcext:value-type="float">
            <text:p>7646033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elson ninrodd </text:p>
          </table:table-cell>
          <table:table-cell office:value-type="string" calcext:value-type="string">
            <text:p><text:s/>zuleta godoy </text:p>
          </table:table-cell>
          <table:table-cell office:value-type="float" office:value="971251916" calcext:value-type="float">
            <text:p>971251916</text:p>
          </table:table-cell>
          <table:table-cell office:value-type="float" office:value="107729437" calcext:value-type="float">
            <text:p>107729437</text:p>
          </table:table-cell>
          <table:table-cell office:value-type="string" calcext:value-type="string">
            <text:p><text:s/>ninrodd@hotmail.cl </text:p>
          </table:table-cell>
          <table:table-cell office:value-type="float" office:value="107729437" calcext:value-type="float">
            <text:p>10772943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lmuth </text:p>
          </table:table-cell>
          <table:table-cell office:value-type="string" calcext:value-type="string">
            <text:p><text:s/>sunnah </text:p>
          </table:table-cell>
          <table:table-cell office:value-type="float" office:value="977657643" calcext:value-type="float">
            <text:p>977657643</text:p>
          </table:table-cell>
          <table:table-cell office:value-type="float" office:value="107767460" calcext:value-type="float">
            <text:p>107767460</text:p>
          </table:table-cell>
          <table:table-cell office:value-type="string" calcext:value-type="string">
            <text:p><text:s/>hsunnah@topoffice.cl </text:p>
          </table:table-cell>
          <table:table-cell office:value-type="float" office:value="760887153" calcext:value-type="float">
            <text:p>76088715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BAN </text:p>
          </table:table-cell>
          <table:table-cell office:value-type="string" calcext:value-type="string">
            <text:p><text:s/>CONCHA </text:p>
          </table:table-cell>
          <table:table-cell office:value-type="float" office:value="432325957" calcext:value-type="float">
            <text:p>432325957</text:p>
          </table:table-cell>
          <table:table-cell office:value-type="float" office:value="107770828" calcext:value-type="float">
            <text:p>107770828</text:p>
          </table:table-cell>
          <table:table-cell office:value-type="string" calcext:value-type="string">
            <text:p><text:s/>econcha@correpprivado.cl </text:p>
          </table:table-cell>
          <table:table-cell office:value-type="float" office:value="761116339" calcext:value-type="float">
            <text:p>76111633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hristian </text:p>
          </table:table-cell>
          <table:table-cell office:value-type="string" calcext:value-type="string">
            <text:p><text:s/>Van der Meer </text:p>
          </table:table-cell>
          <table:table-cell office:value-type="float" office:value="993498656" calcext:value-type="float">
            <text:p>993498656</text:p>
          </table:table-cell>
          <table:table-cell office:value-type="float" office:value="107805508" calcext:value-type="float">
            <text:p>107805508</text:p>
          </table:table-cell>
          <table:table-cell office:value-type="string" calcext:value-type="string">
            <text:p><text:s/>cvandermeerg@gmail.com </text:p>
          </table:table-cell>
          <table:table-cell office:value-type="float" office:value="761565974" calcext:value-type="float">
            <text:p>76156597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O ENRIQUE </text:p>
          </table:table-cell>
          <table:table-cell office:value-type="string" calcext:value-type="string">
            <text:p><text:s/>BARRA CARRASCO </text:p>
          </table:table-cell>
          <table:table-cell office:value-type="float" office:value="962478222" calcext:value-type="float">
            <text:p>962478222</text:p>
          </table:table-cell>
          <table:table-cell office:value-type="float" office:value="107900993" calcext:value-type="float">
            <text:p>107900993</text:p>
          </table:table-cell>
          <table:table-cell office:value-type="string" calcext:value-type="string">
            <text:p><text:s/>amadariaga@retromel.cl </text:p>
          </table:table-cell>
          <table:table-cell office:value-type="float" office:value="777712403" calcext:value-type="float">
            <text:p>77771240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NIBALDO </text:p>
          </table:table-cell>
          <table:table-cell office:value-type="string" calcext:value-type="string">
            <text:p><text:s/>BOZO GONZALEZ </text:p>
          </table:table-cell>
          <table:table-cell office:value-type="string" calcext:value-type="string">
            <text:p><text:s/>562 226287 </text:p>
          </table:table-cell>
          <table:table-cell office:value-type="float" office:value="107927409" calcext:value-type="float">
            <text:p>107927409</text:p>
          </table:table-cell>
          <table:table-cell office:value-type="string" calcext:value-type="string">
            <text:p><text:s/>ventas.ambarextintores@vtr.net </text:p>
          </table:table-cell>
          <table:table-cell office:value-type="float" office:value="107927409" calcext:value-type="float">
            <text:p>1079274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castañeda </text:p>
          </table:table-cell>
          <table:table-cell office:value-type="float" office:value="950133193" calcext:value-type="float">
            <text:p>950133193</text:p>
          </table:table-cell>
          <table:table-cell office:value-type="float" office:value="108010673" calcext:value-type="float">
            <text:p>108010673</text:p>
          </table:table-cell>
          <table:table-cell office:value-type="string" calcext:value-type="string">
            <text:p><text:s/>victor@newit.cl </text:p>
          </table:table-cell>
          <table:table-cell office:value-type="float" office:value="762356708" calcext:value-type="float">
            <text:p>76235670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Cardenas </text:p>
          </table:table-cell>
          <table:table-cell office:value-type="float" office:value="226549449" calcext:value-type="float">
            <text:p>226549449</text:p>
          </table:table-cell>
          <table:table-cell office:value-type="float" office:value="108029692" calcext:value-type="float">
            <text:p>108029692</text:p>
          </table:table-cell>
          <table:table-cell office:value-type="string" calcext:value-type="string">
            <text:p><text:s/>hector.cardenas@advisorit.cl </text:p>
          </table:table-cell>
          <table:table-cell office:value-type="float" office:value="766212700" calcext:value-type="float">
            <text:p>7662127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RMEN </text:p>
          </table:table-cell>
          <table:table-cell office:value-type="string" calcext:value-type="string">
            <text:p><text:s/>NORAMBUENA RIVAS </text:p>
          </table:table-cell>
          <table:table-cell office:value-type="float" office:value="232134444" calcext:value-type="float">
            <text:p>232134444</text:p>
          </table:table-cell>
          <table:table-cell office:value-type="float" office:value="108041447" calcext:value-type="float">
            <text:p>108041447</text:p>
          </table:table-cell>
          <table:table-cell office:value-type="string" calcext:value-type="string">
            <text:p><text:s/>facturacioncobranza.cl@grupotawa.com </text:p>
          </table:table-cell>
          <table:table-cell office:value-type="float" office:value="760205656" calcext:value-type="float">
            <text:p>7602056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edro Juan </text:p>
          </table:table-cell>
          <table:table-cell office:value-type="string" calcext:value-type="string">
            <text:p><text:s/>Segovia Lobos </text:p>
          </table:table-cell>
          <table:table-cell office:value-type="float" office:value="983723741" calcext:value-type="float">
            <text:p>983723741</text:p>
          </table:table-cell>
          <table:table-cell office:value-type="float" office:value="108088982" calcext:value-type="float">
            <text:p>108088982</text:p>
          </table:table-cell>
          <table:table-cell office:value-type="string" calcext:value-type="string">
            <text:p><text:s/>psegovia33@hotmail.com </text:p>
          </table:table-cell>
          <table:table-cell office:value-type="float" office:value="765192463" calcext:value-type="float">
            <text:p>76519246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levicoy </text:p>
          </table:table-cell>
          <table:table-cell office:value-type="float" office:value="984682488" calcext:value-type="float">
            <text:p>984682488</text:p>
          </table:table-cell>
          <table:table-cell office:value-type="float" office:value="108097094" calcext:value-type="float">
            <text:p>108097094</text:p>
          </table:table-cell>
          <table:table-cell office:value-type="string" calcext:value-type="string">
            <text:p><text:s/>plevicoyz@gmail.com </text:p>
          </table:table-cell>
          <table:table-cell office:value-type="float" office:value="108097094" calcext:value-type="float">
            <text:p>10809709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ANDRA </text:p>
          </table:table-cell>
          <table:table-cell office:value-type="string" calcext:value-type="string">
            <text:p><text:s/>IBARRA </text:p>
          </table:table-cell>
          <table:table-cell office:value-type="float" office:value="225317358" calcext:value-type="float">
            <text:p>225317358</text:p>
          </table:table-cell>
          <table:table-cell office:value-type="float" office:value="108232102" calcext:value-type="float">
            <text:p>108232102</text:p>
          </table:table-cell>
          <table:table-cell office:value-type="string" calcext:value-type="string">
            <text:p><text:s/>administracion@constructoraekohn.cl </text:p>
          </table:table-cell>
          <table:table-cell office:value-type="float" office:value="779678903" calcext:value-type="float">
            <text:p>7796789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Serres </text:p>
          </table:table-cell>
          <table:table-cell office:value-type="float" office:value="991586782" calcext:value-type="float">
            <text:p>991586782</text:p>
          </table:table-cell>
          <table:table-cell office:value-type="float" office:value="108285664" calcext:value-type="float">
            <text:p>108285664</text:p>
          </table:table-cell>
          <table:table-cell office:value-type="string" calcext:value-type="string">
            <text:p><text:s/>gonzalo.serres@2mind.cl </text:p>
          </table:table-cell>
          <table:table-cell office:value-type="float" office:value="762464241" calcext:value-type="float">
            <text:p>7624642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<text:s/>valenzuela </text:p>
          </table:table-cell>
          <table:table-cell office:value-type="float" office:value="98953334" calcext:value-type="float">
            <text:p>98953334</text:p>
          </table:table-cell>
          <table:table-cell office:value-type="float" office:value="108340797" calcext:value-type="float">
            <text:p>108340797</text:p>
          </table:table-cell>
          <table:table-cell office:value-type="string" calcext:value-type="string">
            <text:p><text:s/>simon.valenzuela@trackrail.cl </text:p>
          </table:table-cell>
          <table:table-cell office:value-type="float" office:value="768163510" calcext:value-type="float">
            <text:p>7681635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TAPIA </text:p>
          </table:table-cell>
          <table:table-cell office:value-type="float" office:value="978567267" calcext:value-type="float">
            <text:p>978567267</text:p>
          </table:table-cell>
          <table:table-cell office:value-type="float" office:value="108530928" calcext:value-type="float">
            <text:p>108530928</text:p>
          </table:table-cell>
          <table:table-cell office:value-type="string" calcext:value-type="string">
            <text:p><text:s/>mtapia@sanipaz.cl </text:p>
          </table:table-cell>
          <table:table-cell office:value-type="float" office:value="767455038" calcext:value-type="float">
            <text:p>76745503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SSICA </text:p>
          </table:table-cell>
          <table:table-cell office:value-type="string" calcext:value-type="string">
            <text:p><text:s/>OYANEDEL </text:p>
          </table:table-cell>
          <table:table-cell office:value-type="float" office:value="956087302" calcext:value-type="float">
            <text:p>956087302</text:p>
          </table:table-cell>
          <table:table-cell office:value-type="float" office:value="108723807" calcext:value-type="float">
            <text:p>108723807</text:p>
          </table:table-cell>
          <table:table-cell office:value-type="string" calcext:value-type="string">
            <text:p><text:s/>jessica@christianseningenieria.cl </text:p>
          </table:table-cell>
          <table:table-cell office:value-type="float" office:value="760611352" calcext:value-type="float">
            <text:p>76061135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Luis </text:p>
          </table:table-cell>
          <table:table-cell office:value-type="string" calcext:value-type="string">
            <text:p><text:s/>Garcia </text:p>
          </table:table-cell>
          <table:table-cell office:value-type="float" office:value="992985313" calcext:value-type="float">
            <text:p>992985313</text:p>
          </table:table-cell>
          <table:table-cell office:value-type="float" office:value="108737492" calcext:value-type="float">
            <text:p>108737492</text:p>
          </table:table-cell>
          <table:table-cell office:value-type="string" calcext:value-type="string">
            <text:p><text:s/>joseluisgarciavaldivieso@gmail.com </text:p>
          </table:table-cell>
          <table:table-cell office:value-type="float" office:value="768172099" calcext:value-type="float">
            <text:p>76817209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X </text:p>
          </table:table-cell>
          <table:table-cell office:value-type="string" calcext:value-type="string">
            <text:p><text:s/>MORENO JORQUERA </text:p>
          </table:table-cell>
          <table:table-cell office:value-type="float" office:value="955342995" calcext:value-type="float">
            <text:p>955342995</text:p>
          </table:table-cell>
          <table:table-cell office:value-type="float" office:value="108741201" calcext:value-type="float">
            <text:p>108741201</text:p>
          </table:table-cell>
          <table:table-cell office:value-type="string" calcext:value-type="string">
            <text:p><text:s/>FMORENO@biovector.cl </text:p>
          </table:table-cell>
          <table:table-cell office:value-type="float" office:value="763221741" calcext:value-type="float">
            <text:p>7632217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ORACIO </text:p>
          </table:table-cell>
          <table:table-cell office:value-type="string" calcext:value-type="string">
            <text:p><text:s/>MALDONADO </text:p>
          </table:table-cell>
          <table:table-cell office:value-type="float" office:value="975809340" calcext:value-type="float">
            <text:p>975809340</text:p>
          </table:table-cell>
          <table:table-cell office:value-type="float" office:value="108784903" calcext:value-type="float">
            <text:p>108784903</text:p>
          </table:table-cell>
          <table:table-cell office:value-type="string" calcext:value-type="string">
            <text:p><text:s/>contacto@wizardaustral.cl </text:p>
          </table:table-cell>
          <table:table-cell office:value-type="float" office:value="768154937" calcext:value-type="float">
            <text:p>76815493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món </text:p>
          </table:table-cell>
          <table:table-cell office:value-type="string" calcext:value-type="string">
            <text:p><text:s/>guzmán </text:p>
          </table:table-cell>
          <table:table-cell office:value-type="float" office:value="985058552" calcext:value-type="float">
            <text:p>985058552</text:p>
          </table:table-cell>
          <table:table-cell office:value-type="float" office:value="108865792" calcext:value-type="float">
            <text:p>108865792</text:p>
          </table:table-cell>
          <table:table-cell office:value-type="string" calcext:value-type="string">
            <text:p><text:s/>28ramonguzman@gmail.com </text:p>
          </table:table-cell>
          <table:table-cell office:value-type="float" office:value="765281679" calcext:value-type="float">
            <text:p>7652816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mela Ivonne </text:p>
          </table:table-cell>
          <table:table-cell office:value-type="string" calcext:value-type="string">
            <text:p><text:s/>Vicencio Olivares </text:p>
          </table:table-cell>
          <table:table-cell office:value-type="float" office:value="976086190" calcext:value-type="float">
            <text:p>976086190</text:p>
          </table:table-cell>
          <table:table-cell office:value-type="float" office:value="108875186" calcext:value-type="float">
            <text:p>108875186</text:p>
          </table:table-cell>
          <table:table-cell office:value-type="string" calcext:value-type="string">
            <text:p><text:s/>saavedrarigoberto@gmail.com </text:p>
          </table:table-cell>
          <table:table-cell office:value-type="float" office:value="119412226" calcext:value-type="float">
            <text:p>11941222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ARIZA </text:p>
          </table:table-cell>
          <table:table-cell office:value-type="string" calcext:value-type="string">
            <text:p><text:s/>CASTILLO </text:p>
          </table:table-cell>
          <table:table-cell office:value-type="float" office:value="227447535" calcext:value-type="float">
            <text:p>227447535</text:p>
          </table:table-cell>
          <table:table-cell office:value-type="float" office:value="108999179" calcext:value-type="float">
            <text:p>108999179</text:p>
          </table:table-cell>
          <table:table-cell office:value-type="string" calcext:value-type="string">
            <text:p><text:s/>mcastillo@asimpros.cl </text:p>
          </table:table-cell>
          <table:table-cell office:value-type="float" office:value="763192121" calcext:value-type="float">
            <text:p>76319212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René </text:p>
          </table:table-cell>
          <table:table-cell office:value-type="string" calcext:value-type="string">
            <text:p><text:s/>Cerda </text:p>
          </table:table-cell>
          <table:table-cell office:value-type="float" office:value="957887444" calcext:value-type="float">
            <text:p>957887444</text:p>
          </table:table-cell>
          <table:table-cell office:value-type="float" office:value="109320412" calcext:value-type="float">
            <text:p>109320412</text:p>
          </table:table-cell>
          <table:table-cell office:value-type="string" calcext:value-type="string">
            <text:p><text:s/>rene.cerda@rjing.cl </text:p>
          </table:table-cell>
          <table:table-cell office:value-type="float" office:value="766037453" calcext:value-type="float">
            <text:p>76603745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NALDO </text:p>
          </table:table-cell>
          <table:table-cell office:value-type="string" calcext:value-type="string">
            <text:p><text:s/>CAMPOS </text:p>
          </table:table-cell>
          <table:table-cell office:value-type="float" office:value="971394992" calcext:value-type="float">
            <text:p>971394992</text:p>
          </table:table-cell>
          <table:table-cell office:value-type="float" office:value="109373567" calcext:value-type="float">
            <text:p>109373567</text:p>
          </table:table-cell>
          <table:table-cell office:value-type="string" calcext:value-type="string">
            <text:p><text:s/>herhernaldo@yahoo.es </text:p>
          </table:table-cell>
          <table:table-cell office:value-type="float" office:value="766927599" calcext:value-type="float">
            <text:p>76692759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LIZANA </text:p>
          </table:table-cell>
          <table:table-cell office:value-type="float" office:value="413162333" calcext:value-type="float">
            <text:p>413162333</text:p>
          </table:table-cell>
          <table:table-cell office:value-type="float" office:value="109397326" calcext:value-type="float">
            <text:p>109397326</text:p>
          </table:table-cell>
          <table:table-cell office:value-type="string" calcext:value-type="string">
            <text:p><text:s/>lvl.ingenieria@gmail.com </text:p>
          </table:table-cell>
          <table:table-cell office:value-type="float" office:value="762450712" calcext:value-type="float">
            <text:p>76245071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Esteban </text:p>
          </table:table-cell>
          <table:table-cell office:value-type="string" calcext:value-type="string">
            <text:p><text:s/>Monsalves Vera </text:p>
          </table:table-cell>
          <table:table-cell office:value-type="float" office:value="956990282" calcext:value-type="float">
            <text:p>956990282</text:p>
          </table:table-cell>
          <table:table-cell office:value-type="float" office:value="109416487" calcext:value-type="float">
            <text:p>109416487</text:p>
          </table:table-cell>
          <table:table-cell office:value-type="string" calcext:value-type="string">
            <text:p><text:s/>construccionesmyr@gmail.com </text:p>
          </table:table-cell>
          <table:table-cell office:value-type="float" office:value="109416487" calcext:value-type="float">
            <text:p>10941648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Jorquera </text:p>
          </table:table-cell>
          <table:table-cell office:value-type="float" office:value="56997457649" calcext:value-type="float">
            <text:p>56997457649</text:p>
          </table:table-cell>
          <table:table-cell office:value-type="float" office:value="109476668" calcext:value-type="float">
            <text:p>109476668</text:p>
          </table:table-cell>
          <table:table-cell office:value-type="string" calcext:value-type="string">
            <text:p><text:s/>ricardo.jorquera@efficientheat.cl </text:p>
          </table:table-cell>
          <table:table-cell office:value-type="float" office:value="763103749" calcext:value-type="float">
            <text:p>76310374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Maldonado </text:p>
          </table:table-cell>
          <table:table-cell office:value-type="float" office:value="979959430" calcext:value-type="float">
            <text:p>979959430</text:p>
          </table:table-cell>
          <table:table-cell office:value-type="float" office:value="109497398" calcext:value-type="float">
            <text:p>109497398</text:p>
          </table:table-cell>
          <table:table-cell office:value-type="string" calcext:value-type="string">
            <text:p><text:s/>sergio.maldonado@gruman.cl </text:p>
          </table:table-cell>
          <table:table-cell office:value-type="float" office:value="764256220" calcext:value-type="float">
            <text:p>76425622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ISEL </text:p>
          </table:table-cell>
          <table:table-cell office:value-type="string" calcext:value-type="string">
            <text:p><text:s/>RAMIREZ </text:p>
          </table:table-cell>
          <table:table-cell office:value-type="float" office:value="228550163" calcext:value-type="float">
            <text:p>228550163</text:p>
          </table:table-cell>
          <table:table-cell office:value-type="float" office:value="109538094" calcext:value-type="float">
            <text:p>109538094</text:p>
          </table:table-cell>
          <table:table-cell office:value-type="string" calcext:value-type="string">
            <text:p><text:s/>gramirez@sasoluciones.cl </text:p>
          </table:table-cell>
          <table:table-cell office:value-type="float" office:value="761444115" calcext:value-type="float">
            <text:p>76144411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CIANO </text:p>
          </table:table-cell>
          <table:table-cell office:value-type="string" calcext:value-type="string">
            <text:p><text:s/>CHOCOBAR </text:p>
          </table:table-cell>
          <table:table-cell office:value-type="float" office:value="996959527" calcext:value-type="float">
            <text:p>996959527</text:p>
          </table:table-cell>
          <table:table-cell office:value-type="float" office:value="109573957" calcext:value-type="float">
            <text:p>109573957</text:p>
          </table:table-cell>
          <table:table-cell office:value-type="string" calcext:value-type="string">
            <text:p><text:s/>l.chocobar33@gmail.com </text:p>
          </table:table-cell>
          <table:table-cell office:value-type="float" office:value="109573957" calcext:value-type="float">
            <text:p>10957395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sar </text:p>
          </table:table-cell>
          <table:table-cell office:value-type="string" calcext:value-type="string">
            <text:p><text:s/>Rojas </text:p>
          </table:table-cell>
          <table:table-cell office:value-type="float" office:value="93373402" calcext:value-type="float">
            <text:p>93373402</text:p>
          </table:table-cell>
          <table:table-cell office:value-type="float" office:value="109666726" calcext:value-type="float">
            <text:p>109666726</text:p>
          </table:table-cell>
          <table:table-cell office:value-type="string" calcext:value-type="string">
            <text:p><text:s/>corg70@gmail.com </text:p>
          </table:table-cell>
          <table:table-cell office:value-type="float" office:value="762174499" calcext:value-type="float">
            <text:p>76217449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Patricio </text:p>
          </table:table-cell>
          <table:table-cell office:value-type="string" calcext:value-type="string">
            <text:p><text:s/>Passalacqua Aravena </text:p>
          </table:table-cell>
          <table:table-cell office:value-type="float" office:value="56985008493" calcext:value-type="float">
            <text:p>56985008493</text:p>
          </table:table-cell>
          <table:table-cell office:value-type="float" office:value="109710075" calcext:value-type="float">
            <text:p>109710075</text:p>
          </table:table-cell>
          <table:table-cell office:value-type="string" calcext:value-type="string">
            <text:p><text:s/>cristianp@atlas-sistemas.com </text:p>
          </table:table-cell>
          <table:table-cell office:value-type="float" office:value="760384720" calcext:value-type="float">
            <text:p>76038472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risthian </text:p>
          </table:table-cell>
          <table:table-cell office:value-type="string" calcext:value-type="string">
            <text:p><text:s/>Salazar </text:p>
          </table:table-cell>
          <table:table-cell office:value-type="float" office:value="967597754" calcext:value-type="float">
            <text:p>967597754</text:p>
          </table:table-cell>
          <table:table-cell office:value-type="float" office:value="109740160" calcext:value-type="float">
            <text:p>109740160</text:p>
          </table:table-cell>
          <table:table-cell office:value-type="string" calcext:value-type="string">
            <text:p><text:s/>kda.ltda@gmail.com </text:p>
          </table:table-cell>
          <table:table-cell office:value-type="float" office:value="768981493" calcext:value-type="float">
            <text:p>76898149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Daniela </text:p>
          </table:table-cell>
          <table:table-cell office:value-type="string" calcext:value-type="string">
            <text:p><text:s/>Saez </text:p>
          </table:table-cell>
          <table:table-cell office:value-type="float" office:value="227376519" calcext:value-type="float">
            <text:p>227376519</text:p>
          </table:table-cell>
          <table:table-cell office:value-type="float" office:value="109966703" calcext:value-type="float">
            <text:p>109966703</text:p>
          </table:table-cell>
          <table:table-cell office:value-type="string" calcext:value-type="string">
            <text:p><text:s/>daniela@sangines.cl </text:p>
          </table:table-cell>
          <table:table-cell office:value-type="float" office:value="650139119" calcext:value-type="float">
            <text:p>6501391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ilvia </text:p>
          </table:table-cell>
          <table:table-cell office:value-type="string" calcext:value-type="string">
            <text:p><text:s/>Pe√±A </text:p>
          </table:table-cell>
          <table:table-cell office:value-type="float" office:value="997515786" calcext:value-type="float">
            <text:p>997515786</text:p>
          </table:table-cell>
          <table:table-cell office:value-type="float" office:value="110423632" calcext:value-type="float">
            <text:p>110423632</text:p>
          </table:table-cell>
          <table:table-cell office:value-type="string" calcext:value-type="string">
            <text:p><text:s/>silvia.p@transportesrutasur.cl </text:p>
          </table:table-cell>
          <table:table-cell office:value-type="string" calcext:value-type="string">
            <text:p><text:s/>76206913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moraga </text:p>
          </table:table-cell>
          <table:table-cell office:value-type="float" office:value="225470742" calcext:value-type="float">
            <text:p>225470742</text:p>
          </table:table-cell>
          <table:table-cell office:value-type="float" office:value="111634327" calcext:value-type="float">
            <text:p>111634327</text:p>
          </table:table-cell>
          <table:table-cell office:value-type="string" calcext:value-type="string">
            <text:p><text:s/>contacto@altomin.cl </text:p>
          </table:table-cell>
          <table:table-cell office:value-type="string" calcext:value-type="string">
            <text:p><text:s/>7603379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lizabeth Maria </text:p>
          </table:table-cell>
          <table:table-cell office:value-type="string" calcext:value-type="string">
            <text:p><text:s/>opazo miranda </text:p>
          </table:table-cell>
          <table:table-cell office:value-type="float" office:value="992602448" calcext:value-type="float">
            <text:p>992602448</text:p>
          </table:table-cell>
          <table:table-cell office:value-type="float" office:value="112202188" calcext:value-type="float">
            <text:p>112202188</text:p>
          </table:table-cell>
          <table:table-cell office:value-type="string" calcext:value-type="string">
            <text:p><text:s/>contacto@molokailtda.cl </text:p>
          </table:table-cell>
          <table:table-cell office:value-type="float" office:value="765897386" calcext:value-type="float">
            <text:p>76589738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Ravest </text:p>
          </table:table-cell>
          <table:table-cell office:value-type="float" office:value="99863113" calcext:value-type="float">
            <text:p>99863113</text:p>
          </table:table-cell>
          <table:table-cell office:value-type="float" office:value="112262105" calcext:value-type="float">
            <text:p>112262105</text:p>
          </table:table-cell>
          <table:table-cell office:value-type="string" calcext:value-type="string">
            <text:p><text:s/>cristian.ravest@anpazresiduos.cl </text:p>
          </table:table-cell>
          <table:table-cell office:value-type="float" office:value="765351111" calcext:value-type="float">
            <text:p>76535111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LIA </text:p>
          </table:table-cell>
          <table:table-cell office:value-type="string" calcext:value-type="string">
            <text:p><text:s/>ESPEJO </text:p>
          </table:table-cell>
          <table:table-cell office:value-type="float" office:value="229823558" calcext:value-type="float">
            <text:p>229823558</text:p>
          </table:table-cell>
          <table:table-cell office:value-type="float" office:value="112302344" calcext:value-type="float">
            <text:p>112302344</text:p>
          </table:table-cell>
          <table:table-cell office:value-type="string" calcext:value-type="string">
            <text:p><text:s/>helia.espejo@bioheis.cl </text:p>
          </table:table-cell>
          <table:table-cell office:value-type="float" office:value="765327229" calcext:value-type="float">
            <text:p>76532722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enny </text:p>
          </table:table-cell>
          <table:table-cell office:value-type="string" calcext:value-type="string">
            <text:p><text:s/>Peña </text:p>
          </table:table-cell>
          <table:table-cell office:value-type="float" office:value="225782631" calcext:value-type="float">
            <text:p>225782631</text:p>
          </table:table-cell>
          <table:table-cell office:value-type="float" office:value="112696873" calcext:value-type="float">
            <text:p>112696873</text:p>
          </table:table-cell>
          <table:table-cell office:value-type="string" calcext:value-type="string">
            <text:p><text:s/>jpena@mhis.cl </text:p>
          </table:table-cell>
          <table:table-cell office:value-type="float" office:value="968856308" calcext:value-type="float">
            <text:p>9688563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Hernandez </text:p>
          </table:table-cell>
          <table:table-cell office:value-type="float" office:value="996403793" calcext:value-type="float">
            <text:p>996403793</text:p>
          </table:table-cell>
          <table:table-cell office:value-type="float" office:value="112755144" calcext:value-type="float">
            <text:p>112755144</text:p>
          </table:table-cell>
          <table:table-cell office:value-type="string" calcext:value-type="string">
            <text:p><text:s/>rhernandez@otecsermas.cl </text:p>
          </table:table-cell>
          <table:table-cell office:value-type="float" office:value="761376268" calcext:value-type="float">
            <text:p>76137626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<text:s/>VALDEBENITO </text:p>
          </table:table-cell>
          <table:table-cell office:value-type="float" office:value="412462876" calcext:value-type="float">
            <text:p>412462876</text:p>
          </table:table-cell>
          <table:table-cell office:value-type="float" office:value="112918221" calcext:value-type="float">
            <text:p>112918221</text:p>
          </table:table-cell>
          <table:table-cell office:value-type="string" calcext:value-type="string">
            <text:p><text:s/>jvaldebenito@sight.cl </text:p>
          </table:table-cell>
          <table:table-cell office:value-type="float" office:value="779372006" calcext:value-type="float">
            <text:p>7793720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Salazar M </text:p>
          </table:table-cell>
          <table:table-cell office:value-type="float" office:value="56977493942" calcext:value-type="float">
            <text:p>56977493942</text:p>
          </table:table-cell>
          <table:table-cell office:value-type="float" office:value="112990097" calcext:value-type="float">
            <text:p>112990097</text:p>
          </table:table-cell>
          <table:table-cell office:value-type="string" calcext:value-type="string">
            <text:p><text:s/>asalazarm@ecenter.cl </text:p>
          </table:table-cell>
          <table:table-cell office:value-type="float" office:value="769096906" calcext:value-type="float">
            <text:p>7690969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andra </text:p>
          </table:table-cell>
          <table:table-cell office:value-type="string" calcext:value-type="string">
            <text:p><text:s/>arias </text:p>
          </table:table-cell>
          <table:table-cell office:value-type="float" office:value="225557695" calcext:value-type="float">
            <text:p>225557695</text:p>
          </table:table-cell>
          <table:table-cell office:value-type="float" office:value="113161833" calcext:value-type="float">
            <text:p>113161833</text:p>
          </table:table-cell>
          <table:table-cell office:value-type="string" calcext:value-type="string">
            <text:p><text:s/>sarias@iluminaltda.cl </text:p>
          </table:table-cell>
          <table:table-cell office:value-type="float" office:value="778839806" calcext:value-type="float">
            <text:p>77883980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ladimir </text:p>
          </table:table-cell>
          <table:table-cell office:value-type="string" calcext:value-type="string">
            <text:p><text:s/>Castro </text:p>
          </table:table-cell>
          <table:table-cell office:value-type="float" office:value="89834607" calcext:value-type="float">
            <text:p>89834607</text:p>
          </table:table-cell>
          <table:table-cell office:value-type="float" office:value="113163984" calcext:value-type="float">
            <text:p>113163984</text:p>
          </table:table-cell>
          <table:table-cell office:value-type="string" calcext:value-type="string">
            <text:p><text:s/>vcastro@extintoresinterprise.cl </text:p>
          </table:table-cell>
          <table:table-cell office:value-type="float" office:value="835777006" calcext:value-type="float">
            <text:p>8357770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oscar fabian </text:p>
          </table:table-cell>
          <table:table-cell office:value-type="string" calcext:value-type="string">
            <text:p><text:s/>Polanco Testa </text:p>
          </table:table-cell>
          <table:table-cell office:value-type="float" office:value="569815076" calcext:value-type="float">
            <text:p>569815076</text:p>
          </table:table-cell>
          <table:table-cell office:value-type="float" office:value="113329408" calcext:value-type="float">
            <text:p>113329408</text:p>
          </table:table-cell>
          <table:table-cell office:value-type="string" calcext:value-type="string">
            <text:p><text:s/>ofpolanco@hotmail.com </text:p>
          </table:table-cell>
          <table:table-cell office:value-type="float" office:value="766914039" calcext:value-type="float">
            <text:p>76691403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vando </text:p>
          </table:table-cell>
          <table:table-cell office:value-type="string" calcext:value-type="string">
            <text:p><text:s/>Arce Faundez </text:p>
          </table:table-cell>
          <table:table-cell office:value-type="float" office:value="56974270804" calcext:value-type="float">
            <text:p>56974270804</text:p>
          </table:table-cell>
          <table:table-cell office:value-type="float" office:value="113382627" calcext:value-type="float">
            <text:p>113382627</text:p>
          </table:table-cell>
          <table:table-cell office:value-type="string" calcext:value-type="string">
            <text:p><text:s/>sarce@ageovial.cl </text:p>
          </table:table-cell>
          <table:table-cell office:value-type="float" office:value="760397873" calcext:value-type="float">
            <text:p>76039787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LEXIS HUMBERTO </text:p>
          </table:table-cell>
          <table:table-cell office:value-type="string" calcext:value-type="string">
            <text:p><text:s/>GONZALEZ CARREÑO </text:p>
          </table:table-cell>
          <table:table-cell office:value-type="float" office:value="522233654" calcext:value-type="float">
            <text:p>522233654</text:p>
          </table:table-cell>
          <table:table-cell office:value-type="float" office:value="113457287" calcext:value-type="float">
            <text:p>113457287</text:p>
          </table:table-cell>
          <table:table-cell office:value-type="string" calcext:value-type="string">
            <text:p><text:s/>alexis.gonzalez@libreriaselecta.cl </text:p>
          </table:table-cell>
          <table:table-cell office:value-type="float" office:value="896799002" calcext:value-type="float">
            <text:p>896799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LCON DAVID </text:p>
          </table:table-cell>
          <table:table-cell office:value-type="string" calcext:value-type="string">
            <text:p><text:s/>SILVA FOSTER </text:p>
          </table:table-cell>
          <table:table-cell office:value-type="float" office:value="225372822" calcext:value-type="float">
            <text:p>225372822</text:p>
          </table:table-cell>
          <table:table-cell office:value-type="float" office:value="113486368" calcext:value-type="float">
            <text:p>113486368</text:p>
          </table:table-cell>
          <table:table-cell office:value-type="string" calcext:value-type="string">
            <text:p><text:s/>pulmetal@yahoo.es </text:p>
          </table:table-cell>
          <table:table-cell office:value-type="float" office:value="113486368" calcext:value-type="float">
            <text:p>11348636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iguel </text:p>
          </table:table-cell>
          <table:table-cell office:value-type="string" calcext:value-type="string">
            <text:p><text:s/>gallardo rivera </text:p>
          </table:table-cell>
          <table:table-cell office:value-type="float" office:value="961499383" calcext:value-type="float">
            <text:p>961499383</text:p>
          </table:table-cell>
          <table:table-cell office:value-type="float" office:value="113787961" calcext:value-type="float">
            <text:p>113787961</text:p>
          </table:table-cell>
          <table:table-cell office:value-type="string" calcext:value-type="string">
            <text:p><text:s/>migariservicios@gmail.com </text:p>
          </table:table-cell>
          <table:table-cell office:value-type="float" office:value="113787961" calcext:value-type="float">
            <text:p>11378796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mes </text:p>
          </table:table-cell>
          <table:table-cell office:value-type="string" calcext:value-type="string">
            <text:p><text:s/>Morales </text:p>
          </table:table-cell>
          <table:table-cell office:value-type="float" office:value="963711841" calcext:value-type="float">
            <text:p>963711841</text:p>
          </table:table-cell>
          <table:table-cell office:value-type="float" office:value="113876158" calcext:value-type="float">
            <text:p>113876158</text:p>
          </table:table-cell>
          <table:table-cell office:value-type="string" calcext:value-type="string">
            <text:p><text:s/>urbavisionviagroup@gmail.com </text:p>
          </table:table-cell>
          <table:table-cell office:value-type="float" office:value="763351831" calcext:value-type="float">
            <text:p>76335183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QUINTANILLA </text:p>
          </table:table-cell>
          <table:table-cell office:value-type="float" office:value="227470973" calcext:value-type="float">
            <text:p>227470973</text:p>
          </table:table-cell>
          <table:table-cell office:value-type="float" office:value="114033146" calcext:value-type="float">
            <text:p>114033146</text:p>
          </table:table-cell>
          <table:table-cell office:value-type="string" calcext:value-type="string">
            <text:p><text:s/>mquintanilla@lifewood.cl </text:p>
          </table:table-cell>
          <table:table-cell office:value-type="float" office:value="779974308" calcext:value-type="float">
            <text:p>7799743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mar francisco </text:p>
          </table:table-cell>
          <table:table-cell office:value-type="string" calcext:value-type="string">
            <text:p><text:s/>vidal belmar </text:p>
          </table:table-cell>
          <table:table-cell office:value-type="float" office:value="993219371" calcext:value-type="float">
            <text:p>993219371</text:p>
          </table:table-cell>
          <table:table-cell office:value-type="float" office:value="114077984" calcext:value-type="float">
            <text:p>114077984</text:p>
          </table:table-cell>
          <table:table-cell office:value-type="string" calcext:value-type="string">
            <text:p><text:s/>omarvidalbelmar@gmail.com </text:p>
          </table:table-cell>
          <table:table-cell office:value-type="float" office:value="114077984" calcext:value-type="float">
            <text:p>11407798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nuel gonzalo </text:p>
          </table:table-cell>
          <table:table-cell office:value-type="string" calcext:value-type="string">
            <text:p><text:s/>contreras tapia </text:p>
          </table:table-cell>
          <table:table-cell office:value-type="float" office:value="7309120" calcext:value-type="float">
            <text:p>7309120</text:p>
          </table:table-cell>
          <table:table-cell office:value-type="float" office:value="114815381" calcext:value-type="float">
            <text:p>114815381</text:p>
          </table:table-cell>
          <table:table-cell office:value-type="string" calcext:value-type="string">
            <text:p><text:s/>manuel.contreras@ingrammicro.cl </text:p>
          </table:table-cell>
          <table:table-cell office:value-type="float" office:value="781370002" calcext:value-type="float">
            <text:p>781370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tapia </text:p>
          </table:table-cell>
          <table:table-cell office:value-type="float" office:value="572260224" calcext:value-type="float">
            <text:p>572260224</text:p>
          </table:table-cell>
          <table:table-cell office:value-type="float" office:value="115139711" calcext:value-type="float">
            <text:p>115139711</text:p>
          </table:table-cell>
          <table:table-cell office:value-type="string" calcext:value-type="string">
            <text:p><text:s/>iquique@hidropex.cl </text:p>
          </table:table-cell>
          <table:table-cell office:value-type="string" calcext:value-type="string">
            <text:p><text:s/>76215420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Meneses </text:p>
          </table:table-cell>
          <table:table-cell office:value-type="float" office:value="998735042" calcext:value-type="float">
            <text:p>998735042</text:p>
          </table:table-cell>
          <table:table-cell office:value-type="float" office:value="115172336" calcext:value-type="float">
            <text:p>115172336</text:p>
          </table:table-cell>
          <table:table-cell office:value-type="string" calcext:value-type="string">
            <text:p><text:s/>lmeneses@ingenieriamv.cl </text:p>
          </table:table-cell>
          <table:table-cell office:value-type="float" office:value="761539132" calcext:value-type="float">
            <text:p>7615391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Marcelo </text:p>
          </table:table-cell>
          <table:table-cell office:value-type="string" calcext:value-type="string">
            <text:p><text:s/>Godoy Peña </text:p>
          </table:table-cell>
          <table:table-cell office:value-type="float" office:value="998727359" calcext:value-type="float">
            <text:p>998727359</text:p>
          </table:table-cell>
          <table:table-cell office:value-type="float" office:value="115192345" calcext:value-type="float">
            <text:p>115192345</text:p>
          </table:table-cell>
          <table:table-cell office:value-type="string" calcext:value-type="string">
            <text:p><text:s/>masc67@gmail.com </text:p>
          </table:table-cell>
          <table:table-cell office:value-type="float" office:value="115192345" calcext:value-type="float">
            <text:p>1151923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braham </text:p>
          </table:table-cell>
          <table:table-cell office:value-type="string" calcext:value-type="string">
            <text:p><text:s/>Hermosilla </text:p>
          </table:table-cell>
          <table:table-cell office:value-type="float" office:value="229522761" calcext:value-type="float">
            <text:p>229522761</text:p>
          </table:table-cell>
          <table:table-cell office:value-type="float" office:value="115216899" calcext:value-type="float">
            <text:p>115216899</text:p>
          </table:table-cell>
          <table:table-cell office:value-type="string" calcext:value-type="string">
            <text:p><text:s/>cobranza@linkstore.cl </text:p>
          </table:table-cell>
          <table:table-cell office:value-type="float" office:value="765672007" calcext:value-type="float">
            <text:p>7656720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nAVARRO </text:p>
          </table:table-cell>
          <table:table-cell office:value-type="float" office:value="972143360" calcext:value-type="float">
            <text:p>972143360</text:p>
          </table:table-cell>
          <table:table-cell office:value-type="float" office:value="115508334" calcext:value-type="float">
            <text:p>115508334</text:p>
          </table:table-cell>
          <table:table-cell office:value-type="string" calcext:value-type="string">
            <text:p><text:s/>luis.navarro@crtlogistica.cl </text:p>
          </table:table-cell>
          <table:table-cell office:value-type="string" calcext:value-type="string">
            <text:p><text:s/>76103877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Pérez Zúñiga </text:p>
          </table:table-cell>
          <table:table-cell office:value-type="float" office:value="26647841" calcext:value-type="float">
            <text:p>26647841</text:p>
          </table:table-cell>
          <table:table-cell office:value-type="float" office:value="115567594" calcext:value-type="float">
            <text:p>115567594</text:p>
          </table:table-cell>
          <table:table-cell office:value-type="string" calcext:value-type="string">
            <text:p><text:s/>lhperez@lhperez.cl </text:p>
          </table:table-cell>
          <table:table-cell office:value-type="float" office:value="760692115" calcext:value-type="float">
            <text:p>76069211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Heredia </text:p>
          </table:table-cell>
          <table:table-cell office:value-type="float" office:value="50085704" calcext:value-type="float">
            <text:p>50085704</text:p>
          </table:table-cell>
          <table:table-cell office:value-type="float" office:value="115800213" calcext:value-type="float">
            <text:p>115800213</text:p>
          </table:table-cell>
          <table:table-cell office:value-type="string" calcext:value-type="string">
            <text:p><text:s/>lorena.chacon.rey@gmail.com </text:p>
          </table:table-cell>
          <table:table-cell office:value-type="float" office:value="768018448" calcext:value-type="float">
            <text:p>7680184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ILLERMO </text:p>
          </table:table-cell>
          <table:table-cell office:value-type="string" calcext:value-type="string">
            <text:p><text:s/>DIAZ </text:p>
          </table:table-cell>
          <table:table-cell office:value-type="float" office:value="994409708" calcext:value-type="float">
            <text:p>994409708</text:p>
          </table:table-cell>
          <table:table-cell office:value-type="float" office:value="115948814" calcext:value-type="float">
            <text:p>115948814</text:p>
          </table:table-cell>
          <table:table-cell office:value-type="string" calcext:value-type="string">
            <text:p><text:s/>contacto@mcconnell.cl </text:p>
          </table:table-cell>
          <table:table-cell office:value-type="float" office:value="108784903" calcext:value-type="float">
            <text:p>10878490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ARBARA </text:p>
          </table:table-cell>
          <table:table-cell office:value-type="string" calcext:value-type="string">
            <text:p><text:s/>RIOS </text:p>
          </table:table-cell>
          <table:table-cell office:value-type="float" office:value="94891328" calcext:value-type="float">
            <text:p>94891328</text:p>
          </table:table-cell>
          <table:table-cell office:value-type="float" office:value="116085240" calcext:value-type="float">
            <text:p>116085240</text:p>
          </table:table-cell>
          <table:table-cell office:value-type="string" calcext:value-type="string">
            <text:p><text:s/>BRIOS@CCPVIDA.CL </text:p>
          </table:table-cell>
          <table:table-cell office:value-type="float" office:value="767490720" calcext:value-type="float">
            <text:p>7674907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Alvarez </text:p>
          </table:table-cell>
          <table:table-cell office:value-type="float" office:value="982394538" calcext:value-type="float">
            <text:p>982394538</text:p>
          </table:table-cell>
          <table:table-cell office:value-type="float" office:value="116289423" calcext:value-type="float">
            <text:p>116289423</text:p>
          </table:table-cell>
          <table:table-cell office:value-type="string" calcext:value-type="string">
            <text:p><text:s/>alvarez.pablo.pa@gmail.com </text:p>
          </table:table-cell>
          <table:table-cell office:value-type="string" calcext:value-type="string">
            <text:p><text:s/>76629071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Chandía </text:p>
          </table:table-cell>
          <table:table-cell office:value-type="float" office:value="944021718" calcext:value-type="float">
            <text:p>944021718</text:p>
          </table:table-cell>
          <table:table-cell office:value-type="float" office:value="116292920" calcext:value-type="float">
            <text:p>116292920</text:p>
          </table:table-cell>
          <table:table-cell office:value-type="string" calcext:value-type="string">
            <text:p><text:s/>carlos.chandia@innobioscience.cl </text:p>
          </table:table-cell>
          <table:table-cell office:value-type="float" office:value="764154959" calcext:value-type="float">
            <text:p>76415495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hard </text:p>
          </table:table-cell>
          <table:table-cell office:value-type="string" calcext:value-type="string">
            <text:p><text:s/>Nuñez </text:p>
          </table:table-cell>
          <table:table-cell office:value-type="float" office:value="222467034" calcext:value-type="float">
            <text:p>222467034</text:p>
          </table:table-cell>
          <table:table-cell office:value-type="float" office:value="116293145" calcext:value-type="float">
            <text:p>116293145</text:p>
          </table:table-cell>
          <table:table-cell office:value-type="string" calcext:value-type="string">
            <text:p><text:s/>rnunez@pharmaris.com </text:p>
          </table:table-cell>
          <table:table-cell office:value-type="float" office:value="764189213" calcext:value-type="float">
            <text:p>76418921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diaz gude </text:p>
          </table:table-cell>
          <table:table-cell office:value-type="float" office:value="56992240573" calcext:value-type="float">
            <text:p>56992240573</text:p>
          </table:table-cell>
          <table:table-cell office:value-type="float" office:value="116315564" calcext:value-type="float">
            <text:p>116315564</text:p>
          </table:table-cell>
          <table:table-cell office:value-type="string" calcext:value-type="string">
            <text:p><text:s/>info@aukas.com </text:p>
          </table:table-cell>
          <table:table-cell office:value-type="float" office:value="761011049" calcext:value-type="float">
            <text:p>76101104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eonardo </text:p>
          </table:table-cell>
          <table:table-cell office:value-type="string" calcext:value-type="string">
            <text:p><text:s/>Vergara Aviles </text:p>
          </table:table-cell>
          <table:table-cell office:value-type="float" office:value="56991624632" calcext:value-type="float">
            <text:p>56991624632</text:p>
          </table:table-cell>
          <table:table-cell office:value-type="float" office:value="116425262" calcext:value-type="float">
            <text:p>116425262</text:p>
          </table:table-cell>
          <table:table-cell office:value-type="string" calcext:value-type="string">
            <text:p><text:s/>leonardo@comparatuseguro.cl </text:p>
          </table:table-cell>
          <table:table-cell office:value-type="float" office:value="765828414" calcext:value-type="float">
            <text:p>76582841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alberto </text:p>
          </table:table-cell>
          <table:table-cell office:value-type="string" calcext:value-type="string">
            <text:p><text:s/>berrios armijo </text:p>
          </table:table-cell>
          <table:table-cell office:value-type="float" office:value="984090695" calcext:value-type="float">
            <text:p>984090695</text:p>
          </table:table-cell>
          <table:table-cell office:value-type="float" office:value="116499053" calcext:value-type="float">
            <text:p>116499053</text:p>
          </table:table-cell>
          <table:table-cell office:value-type="string" calcext:value-type="string">
            <text:p><text:s/>distribuidorajbchile@gmail.com </text:p>
          </table:table-cell>
          <table:table-cell office:value-type="float" office:value="766986757" calcext:value-type="float">
            <text:p>76698675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JORIE </text:p>
          </table:table-cell>
          <table:table-cell office:value-type="string" calcext:value-type="string">
            <text:p><text:s/>HERMOSILLA </text:p>
          </table:table-cell>
          <table:table-cell office:value-type="float" office:value="957588711" calcext:value-type="float">
            <text:p>957588711</text:p>
          </table:table-cell>
          <table:table-cell office:value-type="float" office:value="116658372" calcext:value-type="float">
            <text:p>116658372</text:p>
          </table:table-cell>
          <table:table-cell office:value-type="string" calcext:value-type="string">
            <text:p><text:s/>m.hermosilla@hormitek.cl </text:p>
          </table:table-cell>
          <table:table-cell office:value-type="float" office:value="764539311" calcext:value-type="float">
            <text:p>76453931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Yanira </text:p>
          </table:table-cell>
          <table:table-cell office:value-type="string" calcext:value-type="string">
            <text:p><text:s/>Gomez </text:p>
          </table:table-cell>
          <table:table-cell office:value-type="float" office:value="952034491" calcext:value-type="float">
            <text:p>952034491</text:p>
          </table:table-cell>
          <table:table-cell office:value-type="float" office:value="116668238" calcext:value-type="float">
            <text:p>116668238</text:p>
          </table:table-cell>
          <table:table-cell office:value-type="string" calcext:value-type="string">
            <text:p><text:s/>vitocofg@hotmail.com </text:p>
          </table:table-cell>
          <table:table-cell office:value-type="float" office:value="767186819" calcext:value-type="float">
            <text:p>76718681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ORELLANA </text:p>
          </table:table-cell>
          <table:table-cell office:value-type="float" office:value="978870836" calcext:value-type="float">
            <text:p>978870836</text:p>
          </table:table-cell>
          <table:table-cell office:value-type="float" office:value="116684519" calcext:value-type="float">
            <text:p>116684519</text:p>
          </table:table-cell>
          <table:table-cell office:value-type="string" calcext:value-type="string">
            <text:p><text:s/>jorellana@bandada.cl </text:p>
          </table:table-cell>
          <table:table-cell office:value-type="float" office:value="767976186" calcext:value-type="float">
            <text:p>76797618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Abarca </text:p>
          </table:table-cell>
          <table:table-cell office:value-type="float" office:value="944322019" calcext:value-type="float">
            <text:p>944322019</text:p>
          </table:table-cell>
          <table:table-cell office:value-type="float" office:value="116782499" calcext:value-type="float">
            <text:p>116782499</text:p>
          </table:table-cell>
          <table:table-cell office:value-type="string" calcext:value-type="string">
            <text:p><text:s/>rodrigo.abarca.lara@gmail.com </text:p>
          </table:table-cell>
          <table:table-cell office:value-type="float" office:value="765008654" calcext:value-type="float">
            <text:p>76500865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urra </text:p>
          </table:table-cell>
          <table:table-cell office:value-type="float" office:value="990519253" calcext:value-type="float">
            <text:p>990519253</text:p>
          </table:table-cell>
          <table:table-cell office:value-type="float" office:value="116832046" calcext:value-type="float">
            <text:p>116832046</text:p>
          </table:table-cell>
          <table:table-cell office:value-type="string" calcext:value-type="string">
            <text:p><text:s/>luis.urra.c@gmail.com </text:p>
          </table:table-cell>
          <table:table-cell office:value-type="float" office:value="116832046" calcext:value-type="float">
            <text:p>11683204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icia </text:p>
          </table:table-cell>
          <table:table-cell office:value-type="string" calcext:value-type="string">
            <text:p><text:s/>Sagredo </text:p>
          </table:table-cell>
          <table:table-cell office:value-type="float" office:value="978462780" calcext:value-type="float">
            <text:p>978462780</text:p>
          </table:table-cell>
          <table:table-cell office:value-type="float" office:value="117005720" calcext:value-type="float">
            <text:p>117005720</text:p>
          </table:table-cell>
          <table:table-cell office:value-type="string" calcext:value-type="string">
            <text:p><text:s/>Sagredopalacios84@gmail.com </text:p>
          </table:table-cell>
          <table:table-cell office:value-type="float" office:value="117005720" calcext:value-type="float">
            <text:p>1170057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ía Paz </text:p>
          </table:table-cell>
          <table:table-cell office:value-type="string" calcext:value-type="string">
            <text:p><text:s/>Barrientos Guzmán </text:p>
          </table:table-cell>
          <table:table-cell office:value-type="float" office:value="963936133" calcext:value-type="float">
            <text:p>963936133</text:p>
          </table:table-cell>
          <table:table-cell office:value-type="float" office:value="117178056" calcext:value-type="float">
            <text:p>117178056</text:p>
          </table:table-cell>
          <table:table-cell office:value-type="string" calcext:value-type="string">
            <text:p><text:s/>mpazbarrientos@lednow.cl </text:p>
          </table:table-cell>
          <table:table-cell office:value-type="float" office:value="763064395" calcext:value-type="float">
            <text:p>76306439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Antonella </text:p>
          </table:table-cell>
          <table:table-cell office:value-type="string" calcext:value-type="string">
            <text:p><text:s/>Schiappacasse </text:p>
          </table:table-cell>
          <table:table-cell office:value-type="float" office:value="950901716" calcext:value-type="float">
            <text:p>950901716</text:p>
          </table:table-cell>
          <table:table-cell office:value-type="float" office:value="117362876" calcext:value-type="float">
            <text:p>117362876</text:p>
          </table:table-cell>
          <table:table-cell office:value-type="string" calcext:value-type="string">
            <text:p><text:s/>anto24nella@hotmail.com </text:p>
          </table:table-cell>
          <table:table-cell office:value-type="float" office:value="966181907" calcext:value-type="float">
            <text:p>9661819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Divin </text:p>
          </table:table-cell>
          <table:table-cell office:value-type="float" office:value="961217545" calcext:value-type="float">
            <text:p>961217545</text:p>
          </table:table-cell>
          <table:table-cell office:value-type="float" office:value="117401898" calcext:value-type="float">
            <text:p>117401898</text:p>
          </table:table-cell>
          <table:table-cell office:value-type="string" calcext:value-type="string">
            <text:p><text:s/>cristian.divin@proycon.cl </text:p>
          </table:table-cell>
          <table:table-cell office:value-type="float" office:value="760319813" calcext:value-type="float">
            <text:p>76031981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Bustos </text:p>
          </table:table-cell>
          <table:table-cell office:value-type="float" office:value="940222496" calcext:value-type="float">
            <text:p>940222496</text:p>
          </table:table-cell>
          <table:table-cell office:value-type="float" office:value="117472388" calcext:value-type="float">
            <text:p>117472388</text:p>
          </table:table-cell>
          <table:table-cell office:value-type="string" calcext:value-type="string">
            <text:p><text:s/>mauricio@itesa-chile.com </text:p>
          </table:table-cell>
          <table:table-cell office:value-type="float" office:value="766691722" calcext:value-type="float">
            <text:p>76669172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fael Antonio </text:p>
          </table:table-cell>
          <table:table-cell office:value-type="string" calcext:value-type="string">
            <text:p><text:s/>Yanjari Cofre </text:p>
          </table:table-cell>
          <table:table-cell office:value-type="float" office:value="952173774" calcext:value-type="float">
            <text:p>952173774</text:p>
          </table:table-cell>
          <table:table-cell office:value-type="float" office:value="117489833" calcext:value-type="float">
            <text:p>117489833</text:p>
          </table:table-cell>
          <table:table-cell office:value-type="string" calcext:value-type="string">
            <text:p><text:s/>montajeslatinoamericanos@gmail.com </text:p>
          </table:table-cell>
          <table:table-cell office:value-type="float" office:value="763011011" calcext:value-type="float">
            <text:p>76301101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Ingrid </text:p>
          </table:table-cell>
          <table:table-cell office:value-type="string" calcext:value-type="string">
            <text:p><text:s/>Abarca </text:p>
          </table:table-cell>
          <table:table-cell office:value-type="float" office:value="225920280" calcext:value-type="float">
            <text:p>225920280</text:p>
          </table:table-cell>
          <table:table-cell office:value-type="float" office:value="117506398" calcext:value-type="float">
            <text:p>117506398</text:p>
          </table:table-cell>
          <table:table-cell office:value-type="string" calcext:value-type="string">
            <text:p><text:s/>cobranza@romipack.cl </text:p>
          </table:table-cell>
          <table:table-cell office:value-type="float" office:value="760815918" calcext:value-type="float">
            <text:p>7608159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Pacheco </text:p>
          </table:table-cell>
          <table:table-cell office:value-type="float" office:value="23242364" calcext:value-type="float">
            <text:p>23242364</text:p>
          </table:table-cell>
          <table:table-cell office:value-type="float" office:value="117520439" calcext:value-type="float">
            <text:p>117520439</text:p>
          </table:table-cell>
          <table:table-cell office:value-type="string" calcext:value-type="string">
            <text:p><text:s/>ajara@cdei.cl </text:p>
          </table:table-cell>
          <table:table-cell office:value-type="float" office:value="760762822" calcext:value-type="float">
            <text:p>76076282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Yacqueline </text:p>
          </table:table-cell>
          <table:table-cell office:value-type="string" calcext:value-type="string">
            <text:p><text:s/>Fernandez </text:p>
          </table:table-cell>
          <table:table-cell office:value-type="float" office:value="225113206" calcext:value-type="float">
            <text:p>225113206</text:p>
          </table:table-cell>
          <table:table-cell office:value-type="float" office:value="117789683" calcext:value-type="float">
            <text:p>117789683</text:p>
          </table:table-cell>
          <table:table-cell office:value-type="string" calcext:value-type="string">
            <text:p><text:s/>jfernandez@esim.cl </text:p>
          </table:table-cell>
          <table:table-cell office:value-type="float" office:value="969615908" calcext:value-type="float">
            <text:p>9696159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est40 </text:p>
          </table:table-cell>
          <table:table-cell office:value-type="string" calcext:value-type="string">
            <text:p><text:s/>test40 </text:p>
          </table:table-cell>
          <table:table-cell office:value-type="float" office:value="23423432" calcext:value-type="float">
            <text:p>23423432</text:p>
          </table:table-cell>
          <table:table-cell office:value-type="float" office:value="117816435" calcext:value-type="float">
            <text:p>117816435</text:p>
          </table:table-cell>
          <table:table-cell office:value-type="string" calcext:value-type="string">
            <text:p><text:s/>test40@portalfinance.co </text:p>
          </table:table-cell>
          <table:table-cell office:value-type="float" office:value="236789330" calcext:value-type="float">
            <text:p>23678933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Toledo </text:p>
          </table:table-cell>
          <table:table-cell office:value-type="float" office:value="975104480" calcext:value-type="float">
            <text:p>975104480</text:p>
          </table:table-cell>
          <table:table-cell office:value-type="float" office:value="117906213" calcext:value-type="float">
            <text:p>117906213</text:p>
          </table:table-cell>
          <table:table-cell office:value-type="string" calcext:value-type="string">
            <text:p><text:s/>atoledo@selat.cl </text:p>
          </table:table-cell>
          <table:table-cell office:value-type="float" office:value="765057639" calcext:value-type="float">
            <text:p>76505763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rasmo </text:p>
          </table:table-cell>
          <table:table-cell office:value-type="string" calcext:value-type="string">
            <text:p><text:s/>Chavez </text:p>
          </table:table-cell>
          <table:table-cell office:value-type="float" office:value="993434029" calcext:value-type="float">
            <text:p>993434029</text:p>
          </table:table-cell>
          <table:table-cell office:value-type="float" office:value="117949281" calcext:value-type="float">
            <text:p>117949281</text:p>
          </table:table-cell>
          <table:table-cell office:value-type="string" calcext:value-type="string">
            <text:p><text:s/>ventas@miningtronics.cl </text:p>
          </table:table-cell>
          <table:table-cell office:value-type="float" office:value="760939056" calcext:value-type="float">
            <text:p>7609390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patricio </text:p>
          </table:table-cell>
          <table:table-cell office:value-type="string" calcext:value-type="string">
            <text:p><text:s/>jaque peña </text:p>
          </table:table-cell>
          <table:table-cell office:value-type="float" office:value="944193170" calcext:value-type="float">
            <text:p>944193170</text:p>
          </table:table-cell>
          <table:table-cell office:value-type="float" office:value="118161351" calcext:value-type="float">
            <text:p>118161351</text:p>
          </table:table-cell>
          <table:table-cell office:value-type="string" calcext:value-type="string">
            <text:p><text:s/>manueljaque@telneting.cl </text:p>
          </table:table-cell>
          <table:table-cell office:value-type="float" office:value="760175919" calcext:value-type="float">
            <text:p>7601759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Astorga </text:p>
          </table:table-cell>
          <table:table-cell office:value-type="float" office:value="984455851" calcext:value-type="float">
            <text:p>984455851</text:p>
          </table:table-cell>
          <table:table-cell office:value-type="float" office:value="118224442" calcext:value-type="float">
            <text:p>118224442</text:p>
          </table:table-cell>
          <table:table-cell office:value-type="string" calcext:value-type="string">
            <text:p><text:s/>ignacio.astorga@isimart.cl </text:p>
          </table:table-cell>
          <table:table-cell office:value-type="float" office:value="763463230" calcext:value-type="float">
            <text:p>76346323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deray </text:p>
          </table:table-cell>
          <table:table-cell office:value-type="string" calcext:value-type="string">
            <text:p><text:s/>Monterrios </text:p>
          </table:table-cell>
          <table:table-cell office:value-type="float" office:value="56996780500" calcext:value-type="float">
            <text:p>56996780500</text:p>
          </table:table-cell>
          <table:table-cell office:value-type="float" office:value="118305108" calcext:value-type="float">
            <text:p>118305108</text:p>
          </table:table-cell>
          <table:table-cell office:value-type="string" calcext:value-type="string">
            <text:p><text:s/>oderay@oceanosazuless.com </text:p>
          </table:table-cell>
          <table:table-cell office:value-type="float" office:value="763711536" calcext:value-type="float">
            <text:p>76371153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Cavieres </text:p>
          </table:table-cell>
          <table:table-cell office:value-type="string" calcext:value-type="string">
            <text:p><text:s/>41-228578 </text:p>
          </table:table-cell>
          <table:table-cell office:value-type="float" office:value="118342631" calcext:value-type="float">
            <text:p>118342631</text:p>
          </table:table-cell>
          <table:table-cell office:value-type="string" calcext:value-type="string">
            <text:p><text:s/>contabilidad@noster.cl </text:p>
          </table:table-cell>
          <table:table-cell office:value-type="float" office:value="995364409" calcext:value-type="float">
            <text:p>9953644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Cerna </text:p>
          </table:table-cell>
          <table:table-cell office:value-type="float" office:value="956785601" calcext:value-type="float">
            <text:p>956785601</text:p>
          </table:table-cell>
          <table:table-cell office:value-type="float" office:value="118426770" calcext:value-type="float">
            <text:p>118426770</text:p>
          </table:table-cell>
          <table:table-cell office:value-type="string" calcext:value-type="string">
            <text:p><text:s/>setejos@gmail.com </text:p>
          </table:table-cell>
          <table:table-cell office:value-type="float" office:value="763863956" calcext:value-type="float">
            <text:p>7638639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Verdugo </text:p>
          </table:table-cell>
          <table:table-cell office:value-type="float" office:value="56988994064" calcext:value-type="float">
            <text:p>56988994064</text:p>
          </table:table-cell>
          <table:table-cell office:value-type="float" office:value="118455932" calcext:value-type="float">
            <text:p>118455932</text:p>
          </table:table-cell>
          <table:table-cell office:value-type="string" calcext:value-type="string">
            <text:p><text:s/>pverdugo@gl-sa.com </text:p>
          </table:table-cell>
          <table:table-cell office:value-type="float" office:value="968635506" calcext:value-type="float">
            <text:p>9686355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<text:s/>BUCAREY </text:p>
          </table:table-cell>
          <table:table-cell office:value-type="float" office:value="222644843" calcext:value-type="float">
            <text:p>222644843</text:p>
          </table:table-cell>
          <table:table-cell office:value-type="float" office:value="118474201" calcext:value-type="float">
            <text:p>118474201</text:p>
          </table:table-cell>
          <table:table-cell office:value-type="string" calcext:value-type="string">
            <text:p><text:s/>contabilidad@notarialeiva.cl </text:p>
          </table:table-cell>
          <table:table-cell office:value-type="float" office:value="126364687" calcext:value-type="float">
            <text:p>12636468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Núñez </text:p>
          </table:table-cell>
          <table:table-cell office:value-type="float" office:value="986190883" calcext:value-type="float">
            <text:p>986190883</text:p>
          </table:table-cell>
          <table:table-cell office:value-type="float" office:value="118489764" calcext:value-type="float">
            <text:p>118489764</text:p>
          </table:table-cell>
          <table:table-cell office:value-type="string" calcext:value-type="string">
            <text:p><text:s/>Contadorjnr@hotmail.com </text:p>
          </table:table-cell>
          <table:table-cell office:value-type="float" office:value="118489764" calcext:value-type="float">
            <text:p>11848976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omingo Antonio </text:p>
          </table:table-cell>
          <table:table-cell office:value-type="string" calcext:value-type="string">
            <text:p><text:s/>López Campos </text:p>
          </table:table-cell>
          <table:table-cell office:value-type="string" calcext:value-type="string">
            <text:p><text:s/>9-50601855 ( celular ) oficina 226696447 </text:p>
          </table:table-cell>
          <table:table-cell office:value-type="float" office:value="118490576" calcext:value-type="float">
            <text:p>118490576</text:p>
          </table:table-cell>
          <table:table-cell office:value-type="string" calcext:value-type="string">
            <text:p><text:s/>alopez@camsermec.cl </text:p>
          </table:table-cell>
          <table:table-cell office:value-type="float" office:value="763669386" calcext:value-type="float">
            <text:p>76366938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hristian </text:p>
          </table:table-cell>
          <table:table-cell office:value-type="string" calcext:value-type="string">
            <text:p><text:s/>Riquelme </text:p>
          </table:table-cell>
          <table:table-cell office:value-type="float" office:value="225517838" calcext:value-type="float">
            <text:p>225517838</text:p>
          </table:table-cell>
          <table:table-cell office:value-type="float" office:value="118521285" calcext:value-type="float">
            <text:p>118521285</text:p>
          </table:table-cell>
          <table:table-cell office:value-type="string" calcext:value-type="string">
            <text:p><text:s/>criquelme@embatek.cl </text:p>
          </table:table-cell>
          <table:table-cell office:value-type="float" office:value="774535101" calcext:value-type="float">
            <text:p>7745351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erardo </text:p>
          </table:table-cell>
          <table:table-cell office:value-type="string" calcext:value-type="string">
            <text:p><text:s/>GALVEZ </text:p>
          </table:table-cell>
          <table:table-cell office:value-type="float" office:value="56997899520" calcext:value-type="float">
            <text:p>56997899520</text:p>
          </table:table-cell>
          <table:table-cell office:value-type="float" office:value="118598520" calcext:value-type="float">
            <text:p>118598520</text:p>
          </table:table-cell>
          <table:table-cell office:value-type="string" calcext:value-type="string">
            <text:p><text:s/>ggalvez@kcof.cl </text:p>
          </table:table-cell>
          <table:table-cell office:value-type="float" office:value="762998548" calcext:value-type="float">
            <text:p>7629985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ía soledad </text:p>
          </table:table-cell>
          <table:table-cell office:value-type="string" calcext:value-type="string">
            <text:p><text:s/>Mella Vidal </text:p>
          </table:table-cell>
          <table:table-cell office:value-type="float" office:value="967365643" calcext:value-type="float">
            <text:p>967365643</text:p>
          </table:table-cell>
          <table:table-cell office:value-type="float" office:value="118653874" calcext:value-type="float">
            <text:p>118653874</text:p>
          </table:table-cell>
          <table:table-cell office:value-type="string" calcext:value-type="string">
            <text:p><text:s/>soledademe.2012@gmail.com </text:p>
          </table:table-cell>
          <table:table-cell office:value-type="float" office:value="765102987" calcext:value-type="float">
            <text:p>76510298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<text:s/>Chavez </text:p>
          </table:table-cell>
          <table:table-cell office:value-type="float" office:value="5695614618" calcext:value-type="float">
            <text:p>5695614618</text:p>
          </table:table-cell>
          <table:table-cell office:value-type="float" office:value="118792343" calcext:value-type="float">
            <text:p>118792343</text:p>
          </table:table-cell>
          <table:table-cell office:value-type="string" calcext:value-type="string">
            <text:p><text:s/>elizabeth.chavez@telrad.cl </text:p>
          </table:table-cell>
          <table:table-cell office:value-type="float" office:value="761656430" calcext:value-type="float">
            <text:p>76165643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Kemp Dietz </text:p>
          </table:table-cell>
          <table:table-cell office:value-type="float" office:value="228987612" calcext:value-type="float">
            <text:p>228987612</text:p>
          </table:table-cell>
          <table:table-cell office:value-type="float" office:value="119221080" calcext:value-type="float">
            <text:p>119221080</text:p>
          </table:table-cell>
          <table:table-cell office:value-type="string" calcext:value-type="string">
            <text:p><text:s/>jck@bonitafv.cl </text:p>
          </table:table-cell>
          <table:table-cell office:value-type="float" office:value="760082775" calcext:value-type="float">
            <text:p>76008277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Gajardo Plaza </text:p>
          </table:table-cell>
          <table:table-cell office:value-type="float" office:value="984698640" calcext:value-type="float">
            <text:p>984698640</text:p>
          </table:table-cell>
          <table:table-cell office:value-type="float" office:value="119444144" calcext:value-type="float">
            <text:p>119444144</text:p>
          </table:table-cell>
          <table:table-cell office:value-type="string" calcext:value-type="string">
            <text:p><text:s/>cmgajardo@gmail.com </text:p>
          </table:table-cell>
          <table:table-cell office:value-type="float" office:value="760516937" calcext:value-type="float">
            <text:p>76051693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Pizarro Estay </text:p>
          </table:table-cell>
          <table:table-cell office:value-type="float" office:value="228311040" calcext:value-type="float">
            <text:p>228311040</text:p>
          </table:table-cell>
          <table:table-cell office:value-type="float" office:value="119485959" calcext:value-type="float">
            <text:p>119485959</text:p>
          </table:table-cell>
          <table:table-cell office:value-type="string" calcext:value-type="string">
            <text:p><text:s/>jpizarro@fundosantarosa.cl </text:p>
          </table:table-cell>
          <table:table-cell office:value-type="float" office:value="796960000" calcext:value-type="float">
            <text:p>7969600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MAURICIO </text:p>
          </table:table-cell>
          <table:table-cell office:value-type="string" calcext:value-type="string">
            <text:p><text:s/>GOMEZ ABARCA </text:p>
          </table:table-cell>
          <table:table-cell office:value-type="float" office:value="224014570" calcext:value-type="float">
            <text:p>224014570</text:p>
          </table:table-cell>
          <table:table-cell office:value-type="float" office:value="119511399" calcext:value-type="float">
            <text:p>119511399</text:p>
          </table:table-cell>
          <table:table-cell office:value-type="string" calcext:value-type="string">
            <text:p><text:s/>jorgab2003@yahoo.com </text:p>
          </table:table-cell>
          <table:table-cell office:value-type="float" office:value="119511399" calcext:value-type="float">
            <text:p>11951139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PAOLA </text:p>
          </table:table-cell>
          <table:table-cell office:value-type="string" calcext:value-type="string">
            <text:p><text:s/>BAEZA </text:p>
          </table:table-cell>
          <table:table-cell office:value-type="float" office:value="98278055" calcext:value-type="float">
            <text:p>98278055</text:p>
          </table:table-cell>
          <table:table-cell office:value-type="float" office:value="119619203" calcext:value-type="float">
            <text:p>119619203</text:p>
          </table:table-cell>
          <table:table-cell office:value-type="string" calcext:value-type="string">
            <text:p><text:s/>pbaeza@marcom.cl </text:p>
          </table:table-cell>
          <table:table-cell office:value-type="float" office:value="760637459" calcext:value-type="float">
            <text:p>76063745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zuñiga </text:p>
          </table:table-cell>
          <table:table-cell office:value-type="float" office:value="956387202" calcext:value-type="float">
            <text:p>956387202</text:p>
          </table:table-cell>
          <table:table-cell office:value-type="float" office:value="119804949" calcext:value-type="float">
            <text:p>119804949</text:p>
          </table:table-cell>
          <table:table-cell office:value-type="string" calcext:value-type="string">
            <text:p><text:s/>claudio@trucolorpublicidad.cl </text:p>
          </table:table-cell>
          <table:table-cell office:value-type="float" office:value="765293081" calcext:value-type="float">
            <text:p>76529308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<text:s/>Guajardo </text:p>
          </table:table-cell>
          <table:table-cell office:value-type="float" office:value="964960257" calcext:value-type="float">
            <text:p>964960257</text:p>
          </table:table-cell>
          <table:table-cell office:value-type="float" office:value="119908787" calcext:value-type="float">
            <text:p>119908787</text:p>
          </table:table-cell>
          <table:table-cell office:value-type="string" calcext:value-type="string">
            <text:p><text:s/>marielyg12@hotmail.com </text:p>
          </table:table-cell>
          <table:table-cell office:value-type="float" office:value="119908787" calcext:value-type="float">
            <text:p>11990878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gueda </text:p>
          </table:table-cell>
          <table:table-cell office:value-type="string" calcext:value-type="string">
            <text:p><text:s/>Navarro </text:p>
          </table:table-cell>
          <table:table-cell office:value-type="float" office:value="228544385" calcext:value-type="float">
            <text:p>228544385</text:p>
          </table:table-cell>
          <table:table-cell office:value-type="float" office:value="120078399" calcext:value-type="float">
            <text:p>120078399</text:p>
          </table:table-cell>
          <table:table-cell office:value-type="string" calcext:value-type="string">
            <text:p><text:s/>agueda.n@dasec.cl </text:p>
          </table:table-cell>
          <table:table-cell office:value-type="float" office:value="764492854" calcext:value-type="float">
            <text:p>76449285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Carola </text:p>
          </table:table-cell>
          <table:table-cell office:value-type="string" calcext:value-type="string">
            <text:p><text:s/>Navarro </text:p>
          </table:table-cell>
          <table:table-cell office:value-type="float" office:value="974791522" calcext:value-type="float">
            <text:p>974791522</text:p>
          </table:table-cell>
          <table:table-cell office:value-type="float" office:value="120174525" calcext:value-type="float">
            <text:p>120174525</text:p>
          </table:table-cell>
          <table:table-cell office:value-type="string" calcext:value-type="string">
            <text:p><text:s/>carola@mar-k.cl </text:p>
          </table:table-cell>
          <table:table-cell office:value-type="float" office:value="762006545" calcext:value-type="float">
            <text:p>76200654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ANDONIE </text:p>
          </table:table-cell>
          <table:table-cell office:value-type="float" office:value="979580881" calcext:value-type="float">
            <text:p>979580881</text:p>
          </table:table-cell>
          <table:table-cell office:value-type="float" office:value="120192760" calcext:value-type="float">
            <text:p>120192760</text:p>
          </table:table-cell>
          <table:table-cell office:value-type="string" calcext:value-type="string">
            <text:p><text:s/>ricardoandonie@gmail.com </text:p>
          </table:table-cell>
          <table:table-cell office:value-type="float" office:value="120192760" calcext:value-type="float">
            <text:p>12019276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Bernabe </text:p>
          </table:table-cell>
          <table:table-cell office:value-type="string" calcext:value-type="string">
            <text:p><text:s/>Suazo </text:p>
          </table:table-cell>
          <table:table-cell office:value-type="float" office:value="968366401" calcext:value-type="float">
            <text:p>968366401</text:p>
          </table:table-cell>
          <table:table-cell office:value-type="float" office:value="120478125" calcext:value-type="float">
            <text:p>120478125</text:p>
          </table:table-cell>
          <table:table-cell office:value-type="string" calcext:value-type="string">
            <text:p><text:s/>bsuazo@orbitagrafica.cl </text:p>
          </table:table-cell>
          <table:table-cell office:value-type="float" office:value="120478125" calcext:value-type="float">
            <text:p>12047812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CORNEJO </text:p>
          </table:table-cell>
          <table:table-cell office:value-type="float" office:value="993035040" calcext:value-type="float">
            <text:p>993035040</text:p>
          </table:table-cell>
          <table:table-cell office:value-type="float" office:value="120631519" calcext:value-type="float">
            <text:p>120631519</text:p>
          </table:table-cell>
          <table:table-cell office:value-type="string" calcext:value-type="string">
            <text:p><text:s/>rcornejol@vtr.net </text:p>
          </table:table-cell>
          <table:table-cell office:value-type="float" office:value="766319076" calcext:value-type="float">
            <text:p>76631907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Lillo </text:p>
          </table:table-cell>
          <table:table-cell office:value-type="float" office:value="995320812" calcext:value-type="float">
            <text:p>995320812</text:p>
          </table:table-cell>
          <table:table-cell office:value-type="float" office:value="120689630" calcext:value-type="float">
            <text:p>120689630</text:p>
          </table:table-cell>
          <table:table-cell office:value-type="string" calcext:value-type="string">
            <text:p><text:s/>carloslillo@yahoo.com </text:p>
          </table:table-cell>
          <table:table-cell office:value-type="float" office:value="762835789" calcext:value-type="float">
            <text:p>76283578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Aravena </text:p>
          </table:table-cell>
          <table:table-cell office:value-type="float" office:value="954091007" calcext:value-type="float">
            <text:p>954091007</text:p>
          </table:table-cell>
          <table:table-cell office:value-type="float" office:value="120750550" calcext:value-type="float">
            <text:p>120750550</text:p>
          </table:table-cell>
          <table:table-cell office:value-type="string" calcext:value-type="string">
            <text:p><text:s/>cristian.aravena@conex-conit.cl </text:p>
          </table:table-cell>
          <table:table-cell office:value-type="float" office:value="762250055" calcext:value-type="float">
            <text:p>76225005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Cadiz </text:p>
          </table:table-cell>
          <table:table-cell office:value-type="string" calcext:value-type="string">
            <text:p><text:s/>98 5007808 </text:p>
          </table:table-cell>
          <table:table-cell office:value-type="float" office:value="120866311" calcext:value-type="float">
            <text:p>120866311</text:p>
          </table:table-cell>
          <table:table-cell office:value-type="string" calcext:value-type="string">
            <text:p><text:s/>gcomercial@acerovasco.cl </text:p>
          </table:table-cell>
          <table:table-cell office:value-type="float" office:value="767742509" calcext:value-type="float">
            <text:p>7677425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carena </text:p>
          </table:table-cell>
          <table:table-cell office:value-type="string" calcext:value-type="string">
            <text:p><text:s/>Moraga Alvarez </text:p>
          </table:table-cell>
          <table:table-cell office:value-type="string" calcext:value-type="string">
            <text:p><text:s/>22 5276346 </text:p>
          </table:table-cell>
          <table:table-cell office:value-type="float" office:value="120922912" calcext:value-type="float">
            <text:p>120922912</text:p>
          </table:table-cell>
          <table:table-cell office:value-type="string" calcext:value-type="string">
            <text:p><text:s/>macarenamoragaalvarez@gmail.com </text:p>
          </table:table-cell>
          <table:table-cell office:value-type="float" office:value="764291395" calcext:value-type="float">
            <text:p>76429139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uelma </text:p>
          </table:table-cell>
          <table:table-cell office:value-type="float" office:value="227745500" calcext:value-type="float">
            <text:p>227745500</text:p>
          </table:table-cell>
          <table:table-cell office:value-type="float" office:value="120934287" calcext:value-type="float">
            <text:p>120934287</text:p>
          </table:table-cell>
          <table:table-cell office:value-type="string" calcext:value-type="string">
            <text:p><text:s/>fpuelma@dlc.cl </text:p>
          </table:table-cell>
          <table:table-cell office:value-type="float" office:value="762193957" calcext:value-type="float">
            <text:p>76219395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ONICA </text:p>
          </table:table-cell>
          <table:table-cell office:value-type="string" calcext:value-type="string">
            <text:p><text:s/>MENENDEZ </text:p>
          </table:table-cell>
          <table:table-cell office:value-type="float" office:value="232696990" calcext:value-type="float">
            <text:p>232696990</text:p>
          </table:table-cell>
          <table:table-cell office:value-type="float" office:value="120945432" calcext:value-type="float">
            <text:p>120945432</text:p>
          </table:table-cell>
          <table:table-cell office:value-type="string" calcext:value-type="string">
            <text:p><text:s/>comercial@menendez.cl </text:p>
          </table:table-cell>
          <table:table-cell office:value-type="float" office:value="763436438" calcext:value-type="float">
            <text:p>76343643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Kubota </text:p>
          </table:table-cell>
          <table:table-cell office:value-type="float" office:value="27149579" calcext:value-type="float">
            <text:p>27149579</text:p>
          </table:table-cell>
          <table:table-cell office:value-type="float" office:value="121019914" calcext:value-type="float">
            <text:p>121019914</text:p>
          </table:table-cell>
          <table:table-cell office:value-type="string" calcext:value-type="string">
            <text:p><text:s/>patricio.kubota@acepta.com </text:p>
          </table:table-cell>
          <table:table-cell office:value-type="float" office:value="969190508" calcext:value-type="float">
            <text:p>9691905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bel </text:p>
          </table:table-cell>
          <table:table-cell office:value-type="string" calcext:value-type="string">
            <text:p><text:s/>Vega </text:p>
          </table:table-cell>
          <table:table-cell office:value-type="float" office:value="978084754" calcext:value-type="float">
            <text:p>978084754</text:p>
          </table:table-cell>
          <table:table-cell office:value-type="float" office:value="121199041" calcext:value-type="float">
            <text:p>121199041</text:p>
          </table:table-cell>
          <table:table-cell office:value-type="string" calcext:value-type="string">
            <text:p><text:s/>mabel.vega@vvhingenieria.cl </text:p>
          </table:table-cell>
          <table:table-cell office:value-type="float" office:value="762731223" calcext:value-type="float">
            <text:p>76273122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INGRID </text:p>
          </table:table-cell>
          <table:table-cell office:value-type="string" calcext:value-type="string">
            <text:p><text:s/>OYARZO </text:p>
          </table:table-cell>
          <table:table-cell office:value-type="float" office:value="225576024" calcext:value-type="float">
            <text:p>225576024</text:p>
          </table:table-cell>
          <table:table-cell office:value-type="float" office:value="121289555" calcext:value-type="float">
            <text:p>121289555</text:p>
          </table:table-cell>
          <table:table-cell office:value-type="string" calcext:value-type="string">
            <text:p><text:s/>administracion@fundicion-amafunco.cl </text:p>
          </table:table-cell>
          <table:table-cell office:value-type="float" office:value="876575000" calcext:value-type="float">
            <text:p>876575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ANDRES </text:p>
          </table:table-cell>
          <table:table-cell office:value-type="string" calcext:value-type="string">
            <text:p><text:s/>PINEDA SAAVEDRA </text:p>
          </table:table-cell>
          <table:table-cell office:value-type="float" office:value="945637488" calcext:value-type="float">
            <text:p>945637488</text:p>
          </table:table-cell>
          <table:table-cell office:value-type="float" office:value="121458969" calcext:value-type="float">
            <text:p>121458969</text:p>
          </table:table-cell>
          <table:table-cell office:value-type="string" calcext:value-type="string">
            <text:p><text:s/>ventas.climelec@gmail.com </text:p>
          </table:table-cell>
          <table:table-cell office:value-type="float" office:value="766902979" calcext:value-type="float">
            <text:p>7669029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ULIO </text:p>
          </table:table-cell>
          <table:table-cell office:value-type="string" calcext:value-type="string">
            <text:p><text:s/>TRONCOSO </text:p>
          </table:table-cell>
          <table:table-cell office:value-type="float" office:value="993438998" calcext:value-type="float">
            <text:p>993438998</text:p>
          </table:table-cell>
          <table:table-cell office:value-type="float" office:value="121546728" calcext:value-type="float">
            <text:p>121546728</text:p>
          </table:table-cell>
          <table:table-cell office:value-type="string" calcext:value-type="string">
            <text:p><text:s/>jtroncoso@tecsolution.cl </text:p>
          </table:table-cell>
          <table:table-cell office:value-type="float" office:value="763627365" calcext:value-type="float">
            <text:p>76362736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ie </text:p>
          </table:table-cell>
          <table:table-cell office:value-type="string" calcext:value-type="string">
            <text:p><text:s/>Rodríguez </text:p>
          </table:table-cell>
          <table:table-cell office:value-type="float" office:value="994007405" calcext:value-type="float">
            <text:p>994007405</text:p>
          </table:table-cell>
          <table:table-cell office:value-type="float" office:value="121557134" calcext:value-type="float">
            <text:p>121557134</text:p>
          </table:table-cell>
          <table:table-cell office:value-type="string" calcext:value-type="string">
            <text:p><text:s/>arodriguez@rmcomercializadora.cl </text:p>
          </table:table-cell>
          <table:table-cell office:value-type="float" office:value="764738195" calcext:value-type="float">
            <text:p>76473819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a </text:p>
          </table:table-cell>
          <table:table-cell office:value-type="string" calcext:value-type="string">
            <text:p><text:s/>Diaz Diaz </text:p>
          </table:table-cell>
          <table:table-cell office:value-type="float" office:value="987422533" calcext:value-type="float">
            <text:p>987422533</text:p>
          </table:table-cell>
          <table:table-cell office:value-type="float" office:value="121642034" calcext:value-type="float">
            <text:p>121642034</text:p>
          </table:table-cell>
          <table:table-cell office:value-type="string" calcext:value-type="string">
            <text:p><text:s/>ingenieria@neuron.cl </text:p>
          </table:table-cell>
          <table:table-cell office:value-type="float" office:value="767637810" calcext:value-type="float">
            <text:p>7676378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Antonio </text:p>
          </table:table-cell>
          <table:table-cell office:value-type="string" calcext:value-type="string">
            <text:p><text:s/>Paredes Parra </text:p>
          </table:table-cell>
          <table:table-cell office:value-type="float" office:value="963902572" calcext:value-type="float">
            <text:p>963902572</text:p>
          </table:table-cell>
          <table:table-cell office:value-type="float" office:value="121708183" calcext:value-type="float">
            <text:p>121708183</text:p>
          </table:table-cell>
          <table:table-cell office:value-type="string" calcext:value-type="string">
            <text:p><text:s/>lparedesp@gmail.com </text:p>
          </table:table-cell>
          <table:table-cell office:value-type="float" office:value="764493117" calcext:value-type="float">
            <text:p>76449311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BARNETT </text:p>
          </table:table-cell>
          <table:table-cell office:value-type="float" office:value="956070199" calcext:value-type="float">
            <text:p>956070199</text:p>
          </table:table-cell>
          <table:table-cell office:value-type="float" office:value="122143171" calcext:value-type="float">
            <text:p>122143171</text:p>
          </table:table-cell>
          <table:table-cell office:value-type="string" calcext:value-type="string">
            <text:p><text:s/>ignacio.barnett@barnett.cl </text:p>
          </table:table-cell>
          <table:table-cell office:value-type="float" office:value="764928016" calcext:value-type="float">
            <text:p>76492801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Diaz </text:p>
          </table:table-cell>
          <table:table-cell office:value-type="float" office:value="976219597" calcext:value-type="float">
            <text:p>976219597</text:p>
          </table:table-cell>
          <table:table-cell office:value-type="float" office:value="122166562" calcext:value-type="float">
            <text:p>122166562</text:p>
          </table:table-cell>
          <table:table-cell office:value-type="string" calcext:value-type="string">
            <text:p><text:s/>epimeaseirl@gmail.com </text:p>
          </table:table-cell>
          <table:table-cell office:value-type="float" office:value="762049376" calcext:value-type="float">
            <text:p>76204937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Inés </text:p>
          </table:table-cell>
          <table:table-cell office:value-type="string" calcext:value-type="string">
            <text:p><text:s/>Luna </text:p>
          </table:table-cell>
          <table:table-cell office:value-type="float" office:value="522336311" calcext:value-type="float">
            <text:p>522336311</text:p>
          </table:table-cell>
          <table:table-cell office:value-type="float" office:value="122179605" calcext:value-type="float">
            <text:p>122179605</text:p>
          </table:table-cell>
          <table:table-cell office:value-type="string" calcext:value-type="string">
            <text:p><text:s/>administracioncopiapo@ricardoidini.cl </text:p>
          </table:table-cell>
          <table:table-cell office:value-type="float" office:value="760833037" calcext:value-type="float">
            <text:p>76083303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nther </text:p>
          </table:table-cell>
          <table:table-cell office:value-type="string" calcext:value-type="string">
            <text:p><text:s/>Ziller Arjona </text:p>
          </table:table-cell>
          <table:table-cell office:value-type="float" office:value="995506930" calcext:value-type="float">
            <text:p>995506930</text:p>
          </table:table-cell>
          <table:table-cell office:value-type="float" office:value="122226360" calcext:value-type="float">
            <text:p>122226360</text:p>
          </table:table-cell>
          <table:table-cell office:value-type="string" calcext:value-type="string">
            <text:p><text:s/>siegfriedziller@gmail.com </text:p>
          </table:table-cell>
          <table:table-cell office:value-type="string" calcext:value-type="string">
            <text:p><text:s/>76686144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GASTON HECTOR </text:p>
          </table:table-cell>
          <table:table-cell office:value-type="string" calcext:value-type="string">
            <text:p><text:s/>OSSA MEDINA </text:p>
          </table:table-cell>
          <table:table-cell office:value-type="float" office:value="984281498" calcext:value-type="float">
            <text:p>984281498</text:p>
          </table:table-cell>
          <table:table-cell office:value-type="float" office:value="122242013" calcext:value-type="float">
            <text:p>122242013</text:p>
          </table:table-cell>
          <table:table-cell office:value-type="string" calcext:value-type="string">
            <text:p><text:s/>contable2@extintores.cl </text:p>
          </table:table-cell>
          <table:table-cell office:value-type="float" office:value="760655597" calcext:value-type="float">
            <text:p>76065559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Pablo </text:p>
          </table:table-cell>
          <table:table-cell office:value-type="string" calcext:value-type="string">
            <text:p><text:s/>Ebensperger </text:p>
          </table:table-cell>
          <table:table-cell office:value-type="float" office:value="982885852" calcext:value-type="float">
            <text:p>982885852</text:p>
          </table:table-cell>
          <table:table-cell office:value-type="float" office:value="122317706" calcext:value-type="float">
            <text:p>122317706</text:p>
          </table:table-cell>
          <table:table-cell office:value-type="string" calcext:value-type="string">
            <text:p><text:s/>juanpablo@cvg-spa.cl </text:p>
          </table:table-cell>
          <table:table-cell office:value-type="float" office:value="764728998" calcext:value-type="float">
            <text:p>7647289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SOTO </text:p>
          </table:table-cell>
          <table:table-cell office:value-type="float" office:value="990019449" calcext:value-type="float">
            <text:p>990019449</text:p>
          </table:table-cell>
          <table:table-cell office:value-type="float" office:value="122325768" calcext:value-type="float">
            <text:p>122325768</text:p>
          </table:table-cell>
          <table:table-cell office:value-type="string" calcext:value-type="string">
            <text:p><text:s/>claudio@graficadamasco.cl </text:p>
          </table:table-cell>
          <table:table-cell office:value-type="float" office:value="763817849" calcext:value-type="float">
            <text:p>76381784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Schliebener </text:p>
          </table:table-cell>
          <table:table-cell office:value-type="float" office:value="998270074" calcext:value-type="float">
            <text:p>998270074</text:p>
          </table:table-cell>
          <table:table-cell office:value-type="float" office:value="122436292" calcext:value-type="float">
            <text:p>122436292</text:p>
          </table:table-cell>
          <table:table-cell office:value-type="string" calcext:value-type="string">
            <text:p><text:s/>rschliebener@coval.cl </text:p>
          </table:table-cell>
          <table:table-cell office:value-type="float" office:value="765897033" calcext:value-type="float">
            <text:p>7658970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Abumohor </text:p>
          </table:table-cell>
          <table:table-cell office:value-type="float" office:value="3245342" calcext:value-type="float">
            <text:p>3245342</text:p>
          </table:table-cell>
          <table:table-cell office:value-type="float" office:value="122444643" calcext:value-type="float">
            <text:p>122444643</text:p>
          </table:table-cell>
          <table:table-cell office:value-type="string" calcext:value-type="string">
            <text:p><text:s/>andres8@portalfinance.co </text:p>
          </table:table-cell>
          <table:table-cell office:value-type="string" calcext:value-type="string">
            <text:p><text:s/>9688153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Larrain Rios </text:p>
          </table:table-cell>
          <table:table-cell office:value-type="float" office:value="232236043" calcext:value-type="float">
            <text:p>232236043</text:p>
          </table:table-cell>
          <table:table-cell office:value-type="float" office:value="122460568" calcext:value-type="float">
            <text:p>122460568</text:p>
          </table:table-cell>
          <table:table-cell office:value-type="string" calcext:value-type="string">
            <text:p><text:s/>felipe.larrain@rgg.cl </text:p>
          </table:table-cell>
          <table:table-cell office:value-type="float" office:value="761452746" calcext:value-type="float">
            <text:p>76145274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Lobos </text:p>
          </table:table-cell>
          <table:table-cell office:value-type="float" office:value="226321960" calcext:value-type="float">
            <text:p>226321960</text:p>
          </table:table-cell>
          <table:table-cell office:value-type="float" office:value="122470644" calcext:value-type="float">
            <text:p>122470644</text:p>
          </table:table-cell>
          <table:table-cell office:value-type="string" calcext:value-type="string">
            <text:p><text:s/>mlobos@compuerta.cl </text:p>
          </table:table-cell>
          <table:table-cell office:value-type="string" calcext:value-type="string">
            <text:p><text:s/>76555828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Vallejos </text:p>
          </table:table-cell>
          <table:table-cell office:value-type="float" office:value="981938759" calcext:value-type="float">
            <text:p>981938759</text:p>
          </table:table-cell>
          <table:table-cell office:value-type="float" office:value="122470806" calcext:value-type="float">
            <text:p>122470806</text:p>
          </table:table-cell>
          <table:table-cell office:value-type="string" calcext:value-type="string">
            <text:p><text:s/>pablovallejosroa@gmail.com </text:p>
          </table:table-cell>
          <table:table-cell office:value-type="float" office:value="767723741" calcext:value-type="float">
            <text:p>76772374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lisa </text:p>
          </table:table-cell>
          <table:table-cell office:value-type="string" calcext:value-type="string">
            <text:p><text:s/>Muñoz </text:p>
          </table:table-cell>
          <table:table-cell office:value-type="float" office:value="5622899440" calcext:value-type="float">
            <text:p>5622899440</text:p>
          </table:table-cell>
          <table:table-cell office:value-type="float" office:value="122472310" calcext:value-type="float">
            <text:p>122472310</text:p>
          </table:table-cell>
          <table:table-cell office:value-type="string" calcext:value-type="string">
            <text:p><text:s/>ventas@transformadores.net </text:p>
          </table:table-cell>
          <table:table-cell office:value-type="float" office:value="969436701" calcext:value-type="float">
            <text:p>9694367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Beltran </text:p>
          </table:table-cell>
          <table:table-cell office:value-type="float" office:value="966577835" calcext:value-type="float">
            <text:p>966577835</text:p>
          </table:table-cell>
          <table:table-cell office:value-type="float" office:value="122572625" calcext:value-type="float">
            <text:p>122572625</text:p>
          </table:table-cell>
          <table:table-cell office:value-type="string" calcext:value-type="string">
            <text:p><text:s/>consultora@marcelabeltran.cl </text:p>
          </table:table-cell>
          <table:table-cell office:value-type="float" office:value="766146457" calcext:value-type="float">
            <text:p>76614645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di </text:p>
          </table:table-cell>
          <table:table-cell office:value-type="string" calcext:value-type="string">
            <text:p><text:s/>NIeto </text:p>
          </table:table-cell>
          <table:table-cell office:value-type="float" office:value="991627477" calcext:value-type="float">
            <text:p>991627477</text:p>
          </table:table-cell>
          <table:table-cell office:value-type="float" office:value="122651223" calcext:value-type="float">
            <text:p>122651223</text:p>
          </table:table-cell>
          <table:table-cell office:value-type="string" calcext:value-type="string">
            <text:p><text:s/>jordi@cronstudio.com </text:p>
          </table:table-cell>
          <table:table-cell office:value-type="float" office:value="775245204" calcext:value-type="float">
            <text:p>7752452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xana </text:p>
          </table:table-cell>
          <table:table-cell office:value-type="string" calcext:value-type="string">
            <text:p><text:s/>Olivares </text:p>
          </table:table-cell>
          <table:table-cell office:value-type="float" office:value="50935408" calcext:value-type="float">
            <text:p>50935408</text:p>
          </table:table-cell>
          <table:table-cell office:value-type="float" office:value="122836290" calcext:value-type="float">
            <text:p>122836290</text:p>
          </table:table-cell>
          <table:table-cell office:value-type="string" calcext:value-type="string">
            <text:p><text:s/>raolivaresc@gmail.com </text:p>
          </table:table-cell>
          <table:table-cell office:value-type="float" office:value="105649541" calcext:value-type="float">
            <text:p>10564954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morales </text:p>
          </table:table-cell>
          <table:table-cell office:value-type="float" office:value="56993237463" calcext:value-type="float">
            <text:p>56993237463</text:p>
          </table:table-cell>
          <table:table-cell office:value-type="float" office:value="122957691" calcext:value-type="float">
            <text:p>122957691</text:p>
          </table:table-cell>
          <table:table-cell office:value-type="string" calcext:value-type="string">
            <text:p><text:s/>remocltda@gmail.com </text:p>
          </table:table-cell>
          <table:table-cell office:value-type="float" office:value="774492208" calcext:value-type="float">
            <text:p>7744922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garita </text:p>
          </table:table-cell>
          <table:table-cell office:value-type="string" calcext:value-type="string">
            <text:p><text:s/>Campos </text:p>
          </table:table-cell>
          <table:table-cell office:value-type="float" office:value="940410950" calcext:value-type="float">
            <text:p>940410950</text:p>
          </table:table-cell>
          <table:table-cell office:value-type="float" office:value="122959465" calcext:value-type="float">
            <text:p>122959465</text:p>
          </table:table-cell>
          <table:table-cell office:value-type="string" calcext:value-type="string">
            <text:p><text:s/>camposyanezm@gmail.com </text:p>
          </table:table-cell>
          <table:table-cell office:value-type="float" office:value="766662242" calcext:value-type="float">
            <text:p>76666224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Avila </text:p>
          </table:table-cell>
          <table:table-cell office:value-type="float" office:value="967792601" calcext:value-type="float">
            <text:p>967792601</text:p>
          </table:table-cell>
          <table:table-cell office:value-type="float" office:value="122975789" calcext:value-type="float">
            <text:p>122975789</text:p>
          </table:table-cell>
          <table:table-cell office:value-type="string" calcext:value-type="string">
            <text:p><text:s/>savila@zetatel.cl </text:p>
          </table:table-cell>
          <table:table-cell office:value-type="float" office:value="767882386" calcext:value-type="float">
            <text:p>76788238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VAN </text:p>
          </table:table-cell>
          <table:table-cell office:value-type="string" calcext:value-type="string">
            <text:p><text:s/>HERNANDEZ </text:p>
          </table:table-cell>
          <table:table-cell office:value-type="float" office:value="940727055" calcext:value-type="float">
            <text:p>940727055</text:p>
          </table:table-cell>
          <table:table-cell office:value-type="float" office:value="123098609" calcext:value-type="float">
            <text:p>123098609</text:p>
          </table:table-cell>
          <table:table-cell office:value-type="string" calcext:value-type="string">
            <text:p><text:s/>projectgas.ltda@gmail.com </text:p>
          </table:table-cell>
          <table:table-cell office:value-type="float" office:value="763049930" calcext:value-type="float">
            <text:p>76304993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queline </text:p>
          </table:table-cell>
          <table:table-cell office:value-type="string" calcext:value-type="string">
            <text:p><text:s/>Matus </text:p>
          </table:table-cell>
          <table:table-cell office:value-type="float" office:value="225442592" calcext:value-type="float">
            <text:p>225442592</text:p>
          </table:table-cell>
          <table:table-cell office:value-type="float" office:value="123134788" calcext:value-type="float">
            <text:p>123134788</text:p>
          </table:table-cell>
          <table:table-cell office:value-type="string" calcext:value-type="string">
            <text:p><text:s/>jmatus@climawest.cl </text:p>
          </table:table-cell>
          <table:table-cell office:value-type="float" office:value="760304905" calcext:value-type="float">
            <text:p>76030490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Carlos </text:p>
          </table:table-cell>
          <table:table-cell office:value-type="string" calcext:value-type="string">
            <text:p><text:s/>Valenzuela </text:p>
          </table:table-cell>
          <table:table-cell office:value-type="float" office:value="944034166" calcext:value-type="float">
            <text:p>944034166</text:p>
          </table:table-cell>
          <table:table-cell office:value-type="float" office:value="123321839" calcext:value-type="float">
            <text:p>123321839</text:p>
          </table:table-cell>
          <table:table-cell office:value-type="string" calcext:value-type="string">
            <text:p><text:s/>alevalenz@gmail.com </text:p>
          </table:table-cell>
          <table:table-cell office:value-type="float" office:value="123321839" calcext:value-type="float">
            <text:p>12332183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UBEN EDGARDO </text:p>
          </table:table-cell>
          <table:table-cell office:value-type="string" calcext:value-type="string">
            <text:p><text:s/>PAREDES SANCHEZ </text:p>
          </table:table-cell>
          <table:table-cell office:value-type="float" office:value="982122995" calcext:value-type="float">
            <text:p>982122995</text:p>
          </table:table-cell>
          <table:table-cell office:value-type="float" office:value="123384067" calcext:value-type="float">
            <text:p>123384067</text:p>
          </table:table-cell>
          <table:table-cell office:value-type="string" calcext:value-type="string">
            <text:p><text:s/>findeplagas@gmail.com </text:p>
          </table:table-cell>
          <table:table-cell office:value-type="float" office:value="123384067" calcext:value-type="float">
            <text:p>12338406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sa celia </text:p>
          </table:table-cell>
          <table:table-cell office:value-type="string" calcext:value-type="string">
            <text:p><text:s/>Jarpa Leiva </text:p>
          </table:table-cell>
          <table:table-cell office:value-type="float" office:value="991354874" calcext:value-type="float">
            <text:p>991354874</text:p>
          </table:table-cell>
          <table:table-cell office:value-type="float" office:value="123389891" calcext:value-type="float">
            <text:p>123389891</text:p>
          </table:table-cell>
          <table:table-cell office:value-type="string" calcext:value-type="string">
            <text:p><text:s/>valledelrahuesur@gmail.com </text:p>
          </table:table-cell>
          <table:table-cell office:value-type="string" calcext:value-type="string">
            <text:p><text:s/>76823292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patricio </text:p>
          </table:table-cell>
          <table:table-cell office:value-type="string" calcext:value-type="string">
            <text:p><text:s/>tejos perez </text:p>
          </table:table-cell>
          <table:table-cell office:value-type="float" office:value="999167995" calcext:value-type="float">
            <text:p>999167995</text:p>
          </table:table-cell>
          <table:table-cell office:value-type="float" office:value="123603052" calcext:value-type="float">
            <text:p>123603052</text:p>
          </table:table-cell>
          <table:table-cell office:value-type="string" calcext:value-type="string">
            <text:p><text:s/>carlostejos@cytlimitada.cl </text:p>
          </table:table-cell>
          <table:table-cell office:value-type="float" office:value="761932152" calcext:value-type="float">
            <text:p>76193215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vier </text:p>
          </table:table-cell>
          <table:table-cell office:value-type="string" calcext:value-type="string">
            <text:p><text:s/>Arriagada </text:p>
          </table:table-cell>
          <table:table-cell office:value-type="float" office:value="966984896" calcext:value-type="float">
            <text:p>966984896</text:p>
          </table:table-cell>
          <table:table-cell office:value-type="float" office:value="123842235" calcext:value-type="float">
            <text:p>123842235</text:p>
          </table:table-cell>
          <table:table-cell office:value-type="string" calcext:value-type="string">
            <text:p><text:s/>javier.arri.41@gmail.com </text:p>
          </table:table-cell>
          <table:table-cell office:value-type="float" office:value="995773902" calcext:value-type="float">
            <text:p>99577390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 Alberto </text:p>
          </table:table-cell>
          <table:table-cell office:value-type="string" calcext:value-type="string">
            <text:p><text:s/>Tapia Rojas </text:p>
          </table:table-cell>
          <table:table-cell office:value-type="float" office:value="963562080" calcext:value-type="float">
            <text:p>963562080</text:p>
          </table:table-cell>
          <table:table-cell office:value-type="float" office:value="123951115" calcext:value-type="float">
            <text:p>123951115</text:p>
          </table:table-cell>
          <table:table-cell office:value-type="string" calcext:value-type="string">
            <text:p><text:s/>robert.tapia@mainpro.cl </text:p>
          </table:table-cell>
          <table:table-cell office:value-type="float" office:value="763104494" calcext:value-type="float">
            <text:p>76310449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ACOR </text:p>
          </table:table-cell>
          <table:table-cell office:value-type="string" calcext:value-type="string">
            <text:p><text:s/>CAMPOS </text:p>
          </table:table-cell>
          <table:table-cell office:value-type="float" office:value="954927502" calcext:value-type="float">
            <text:p>954927502</text:p>
          </table:table-cell>
          <table:table-cell office:value-type="float" office:value="123963059" calcext:value-type="float">
            <text:p>123963059</text:p>
          </table:table-cell>
          <table:table-cell office:value-type="string" calcext:value-type="string">
            <text:p><text:s/>lramirez@recominsm.cl </text:p>
          </table:table-cell>
          <table:table-cell office:value-type="float" office:value="760966835" calcext:value-type="float">
            <text:p>76096683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illermo Alonso </text:p>
          </table:table-cell>
          <table:table-cell office:value-type="string" calcext:value-type="string">
            <text:p><text:s/>Donoso Rojas </text:p>
          </table:table-cell>
          <table:table-cell office:value-type="float" office:value="992906600" calcext:value-type="float">
            <text:p>992906600</text:p>
          </table:table-cell>
          <table:table-cell office:value-type="float" office:value="124007771" calcext:value-type="float">
            <text:p>124007771</text:p>
          </table:table-cell>
          <table:table-cell office:value-type="string" calcext:value-type="string">
            <text:p><text:s/>guillermo.donoso@transportesgsc.cl </text:p>
          </table:table-cell>
          <table:table-cell office:value-type="float" office:value="764142942" calcext:value-type="float">
            <text:p>76414294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MUÑOZ </text:p>
          </table:table-cell>
          <table:table-cell office:value-type="float" office:value="957848077" calcext:value-type="float">
            <text:p>957848077</text:p>
          </table:table-cell>
          <table:table-cell office:value-type="float" office:value="124067901" calcext:value-type="float">
            <text:p>124067901</text:p>
          </table:table-cell>
          <table:table-cell office:value-type="string" calcext:value-type="string">
            <text:p><text:s/>josemunoscontreras1972@gmail.com </text:p>
          </table:table-cell>
          <table:table-cell office:value-type="float" office:value="124067901" calcext:value-type="float">
            <text:p>12406790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Monjes </text:p>
          </table:table-cell>
          <table:table-cell office:value-type="float" office:value="999872661" calcext:value-type="float">
            <text:p>999872661</text:p>
          </table:table-cell>
          <table:table-cell office:value-type="float" office:value="124085977" calcext:value-type="float">
            <text:p>124085977</text:p>
          </table:table-cell>
          <table:table-cell office:value-type="string" calcext:value-type="string">
            <text:p><text:s/>cmonjes@prodalam.cl </text:p>
          </table:table-cell>
          <table:table-cell office:value-type="float" office:value="937720009" calcext:value-type="float">
            <text:p>9377200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miguel </text:p>
          </table:table-cell>
          <table:table-cell office:value-type="string" calcext:value-type="string">
            <text:p><text:s/>nunez alvarado </text:p>
          </table:table-cell>
          <table:table-cell office:value-type="float" office:value="931077354" calcext:value-type="float">
            <text:p>931077354</text:p>
          </table:table-cell>
          <table:table-cell office:value-type="float" office:value="124265258" calcext:value-type="float">
            <text:p>124265258</text:p>
          </table:table-cell>
          <table:table-cell office:value-type="string" calcext:value-type="string">
            <text:p><text:s/>jmnunez1825@yahoo.es </text:p>
          </table:table-cell>
          <table:table-cell office:value-type="float" office:value="767001029" calcext:value-type="float">
            <text:p>76700102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é Miguel </text:p>
          </table:table-cell>
          <table:table-cell office:value-type="string" calcext:value-type="string">
            <text:p><text:s/>Victoriano Morel </text:p>
          </table:table-cell>
          <table:table-cell office:value-type="float" office:value="944591890" calcext:value-type="float">
            <text:p>944591890</text:p>
          </table:table-cell>
          <table:table-cell office:value-type="float" office:value="124360889" calcext:value-type="float">
            <text:p>124360889</text:p>
          </table:table-cell>
          <table:table-cell office:value-type="string" calcext:value-type="string">
            <text:p><text:s/>vm.ing.spa@gmail.com </text:p>
          </table:table-cell>
          <table:table-cell office:value-type="float" office:value="767607458" calcext:value-type="float">
            <text:p>76760745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ianina </text:p>
          </table:table-cell>
          <table:table-cell office:value-type="string" calcext:value-type="string">
            <text:p><text:s/>Ramos </text:p>
          </table:table-cell>
          <table:table-cell office:value-type="float" office:value="996479983" calcext:value-type="float">
            <text:p>996479983</text:p>
          </table:table-cell>
          <table:table-cell office:value-type="float" office:value="124367956" calcext:value-type="float">
            <text:p>124367956</text:p>
          </table:table-cell>
          <table:table-cell office:value-type="string" calcext:value-type="string">
            <text:p><text:s/>g.ramos@tecnitelcomunicaciones.cl </text:p>
          </table:table-cell>
          <table:table-cell office:value-type="float" office:value="762552159" calcext:value-type="float">
            <text:p>76255215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Silva </text:p>
          </table:table-cell>
          <table:table-cell office:value-type="float" office:value="998748454" calcext:value-type="float">
            <text:p>998748454</text:p>
          </table:table-cell>
          <table:table-cell office:value-type="float" office:value="124399882" calcext:value-type="float">
            <text:p>124399882</text:p>
          </table:table-cell>
          <table:table-cell office:value-type="string" calcext:value-type="string">
            <text:p><text:s/>rodrigosilva@sgf.cl </text:p>
          </table:table-cell>
          <table:table-cell office:value-type="string" calcext:value-type="string">
            <text:p><text:s/>76487692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UISA </text:p>
          </table:table-cell>
          <table:table-cell office:value-type="string" calcext:value-type="string">
            <text:p><text:s/>GOMEZ </text:p>
          </table:table-cell>
          <table:table-cell office:value-type="float" office:value="954195650" calcext:value-type="float">
            <text:p>954195650</text:p>
          </table:table-cell>
          <table:table-cell office:value-type="float" office:value="124445531" calcext:value-type="float">
            <text:p>124445531</text:p>
          </table:table-cell>
          <table:table-cell office:value-type="string" calcext:value-type="string">
            <text:p><text:s/>administracion@crosan.cl </text:p>
          </table:table-cell>
          <table:table-cell office:value-type="float" office:value="788232500" calcext:value-type="float">
            <text:p>7882325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Daniel Alejandro </text:p>
          </table:table-cell>
          <table:table-cell office:value-type="string" calcext:value-type="string">
            <text:p><text:s/>Ibarra </text:p>
          </table:table-cell>
          <table:table-cell office:value-type="float" office:value="223774971" calcext:value-type="float">
            <text:p>223774971</text:p>
          </table:table-cell>
          <table:table-cell office:value-type="float" office:value="124601770" calcext:value-type="float">
            <text:p>124601770</text:p>
          </table:table-cell>
          <table:table-cell office:value-type="string" calcext:value-type="string">
            <text:p><text:s/>dibarra@grau.cl </text:p>
          </table:table-cell>
          <table:table-cell office:value-type="float" office:value="969271907" calcext:value-type="float">
            <text:p>9692719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Barahona </text:p>
          </table:table-cell>
          <table:table-cell office:value-type="float" office:value="940206833" calcext:value-type="float">
            <text:p>940206833</text:p>
          </table:table-cell>
          <table:table-cell office:value-type="float" office:value="124607116" calcext:value-type="float">
            <text:p>124607116</text:p>
          </table:table-cell>
          <table:table-cell office:value-type="string" calcext:value-type="string">
            <text:p><text:s/>rbarahona@aciertochile.cl </text:p>
          </table:table-cell>
          <table:table-cell office:value-type="float" office:value="760036072" calcext:value-type="float">
            <text:p>76003607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Cerda </text:p>
          </table:table-cell>
          <table:table-cell office:value-type="float" office:value="95423324" calcext:value-type="float">
            <text:p>95423324</text:p>
          </table:table-cell>
          <table:table-cell office:value-type="float" office:value="124672155" calcext:value-type="float">
            <text:p>124672155</text:p>
          </table:table-cell>
          <table:table-cell office:value-type="string" calcext:value-type="string">
            <text:p><text:s/>contacto@maxai.cl </text:p>
          </table:table-cell>
          <table:table-cell office:value-type="float" office:value="764903781" calcext:value-type="float">
            <text:p>76490378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ULO </text:p>
          </table:table-cell>
          <table:table-cell office:value-type="string" calcext:value-type="string">
            <text:p><text:s/>SCHIAFFINO </text:p>
          </table:table-cell>
          <table:table-cell office:value-type="float" office:value="992256669" calcext:value-type="float">
            <text:p>992256669</text:p>
          </table:table-cell>
          <table:table-cell office:value-type="float" office:value="124673240" calcext:value-type="float">
            <text:p>124673240</text:p>
          </table:table-cell>
          <table:table-cell office:value-type="string" calcext:value-type="string">
            <text:p><text:s/>pauloschiaffino@hotmail.com </text:p>
          </table:table-cell>
          <table:table-cell office:value-type="float" office:value="765941954" calcext:value-type="float">
            <text:p>76594195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ily </text:p>
          </table:table-cell>
          <table:table-cell office:value-type="string" calcext:value-type="string">
            <text:p><text:s/>caballero </text:p>
          </table:table-cell>
          <table:table-cell office:value-type="float" office:value="995288425" calcext:value-type="float">
            <text:p>995288425</text:p>
          </table:table-cell>
          <table:table-cell office:value-type="float" office:value="124717248" calcext:value-type="float">
            <text:p>124717248</text:p>
          </table:table-cell>
          <table:table-cell office:value-type="string" calcext:value-type="string">
            <text:p><text:s/>lily.caballero@vialetica.cl </text:p>
          </table:table-cell>
          <table:table-cell office:value-type="float" office:value="761702718" calcext:value-type="float">
            <text:p>7617027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OLIN </text:p>
          </table:table-cell>
          <table:table-cell office:value-type="string" calcext:value-type="string">
            <text:p><text:s/>QUEZADA </text:p>
          </table:table-cell>
          <table:table-cell office:value-type="float" office:value="940034742" calcext:value-type="float">
            <text:p>940034742</text:p>
          </table:table-cell>
          <table:table-cell office:value-type="float" office:value="124723884" calcext:value-type="float">
            <text:p>124723884</text:p>
          </table:table-cell>
          <table:table-cell office:value-type="string" calcext:value-type="string">
            <text:p><text:s/>carolin.quezada@tekso.cl </text:p>
          </table:table-cell>
          <table:table-cell office:value-type="float" office:value="762408589" calcext:value-type="float">
            <text:p>76240858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Fabiola </text:p>
          </table:table-cell>
          <table:table-cell office:value-type="string" calcext:value-type="string">
            <text:p><text:s/>Inostroza </text:p>
          </table:table-cell>
          <table:table-cell office:value-type="float" office:value="22297451" calcext:value-type="float">
            <text:p>22297451</text:p>
          </table:table-cell>
          <table:table-cell office:value-type="float" office:value="124752752" calcext:value-type="float">
            <text:p>124752752</text:p>
          </table:table-cell>
          <table:table-cell office:value-type="string" calcext:value-type="string">
            <text:p><text:s/>finostroza@generacionempresarial.org </text:p>
          </table:table-cell>
          <table:table-cell office:value-type="float" office:value="732762000" calcext:value-type="float">
            <text:p>732762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Bravo Torres </text:p>
          </table:table-cell>
          <table:table-cell office:value-type="float" office:value="966700072" calcext:value-type="float">
            <text:p>966700072</text:p>
          </table:table-cell>
          <table:table-cell office:value-type="float" office:value="124851394" calcext:value-type="float">
            <text:p>124851394</text:p>
          </table:table-cell>
          <table:table-cell office:value-type="string" calcext:value-type="string">
            <text:p><text:s/>manuel.bravo@pcjlimitada.cl </text:p>
          </table:table-cell>
          <table:table-cell office:value-type="float" office:value="765984483" calcext:value-type="float">
            <text:p>76598448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ontserrat </text:p>
          </table:table-cell>
          <table:table-cell office:value-type="string" calcext:value-type="string">
            <text:p><text:s/>Torm </text:p>
          </table:table-cell>
          <table:table-cell office:value-type="float" office:value="56995363773" calcext:value-type="float">
            <text:p>56995363773</text:p>
          </table:table-cell>
          <table:table-cell office:value-type="float" office:value="124885523" calcext:value-type="float">
            <text:p>124885523</text:p>
          </table:table-cell>
          <table:table-cell office:value-type="string" calcext:value-type="string">
            <text:p><text:s/>ventas@motordeideas.cl </text:p>
          </table:table-cell>
          <table:table-cell office:value-type="float" office:value="764393457" calcext:value-type="float">
            <text:p>76439345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RIA GEORGINA </text:p>
          </table:table-cell>
          <table:table-cell office:value-type="string" calcext:value-type="string">
            <text:p><text:s/>GARRIDO </text:p>
          </table:table-cell>
          <table:table-cell office:value-type="float" office:value="229795711" calcext:value-type="float">
            <text:p>229795711</text:p>
          </table:table-cell>
          <table:table-cell office:value-type="float" office:value="124919053" calcext:value-type="float">
            <text:p>124919053</text:p>
          </table:table-cell>
          <table:table-cell office:value-type="string" calcext:value-type="string">
            <text:p><text:s/>mgarrido@layher.cl </text:p>
          </table:table-cell>
          <table:table-cell office:value-type="float" office:value="995512602" calcext:value-type="float">
            <text:p>9955126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Olivares </text:p>
          </table:table-cell>
          <table:table-cell office:value-type="float" office:value="26161290" calcext:value-type="float">
            <text:p>26161290</text:p>
          </table:table-cell>
          <table:table-cell office:value-type="float" office:value="124940273" calcext:value-type="float">
            <text:p>124940273</text:p>
          </table:table-cell>
          <table:table-cell office:value-type="string" calcext:value-type="string">
            <text:p><text:s/>jorge.olivares@sanconsulting.cl </text:p>
          </table:table-cell>
          <table:table-cell office:value-type="float" office:value="762093030" calcext:value-type="float">
            <text:p>76209303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MACIAS </text:p>
          </table:table-cell>
          <table:table-cell office:value-type="float" office:value="998013315" calcext:value-type="float">
            <text:p>998013315</text:p>
          </table:table-cell>
          <table:table-cell office:value-type="float" office:value="125126413" calcext:value-type="float">
            <text:p>125126413</text:p>
          </table:table-cell>
          <table:table-cell office:value-type="string" calcext:value-type="string">
            <text:p><text:s/>rodrigo@macovich.cl </text:p>
          </table:table-cell>
          <table:table-cell office:value-type="float" office:value="763667707" calcext:value-type="float">
            <text:p>7636677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carrasco aqueveque </text:p>
          </table:table-cell>
          <table:table-cell office:value-type="float" office:value="973320134" calcext:value-type="float">
            <text:p>973320134</text:p>
          </table:table-cell>
          <table:table-cell office:value-type="float" office:value="125508081" calcext:value-type="float">
            <text:p>125508081</text:p>
          </table:table-cell>
          <table:table-cell office:value-type="string" calcext:value-type="string">
            <text:p><text:s/>cccarrasco@gmail.com </text:p>
          </table:table-cell>
          <table:table-cell office:value-type="string" calcext:value-type="string">
            <text:p><text:s/>76410627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 </text:p>
          </table:table-cell>
          <table:table-cell office:value-type="string" calcext:value-type="string">
            <text:p><text:s/>Navarrete </text:p>
          </table:table-cell>
          <table:table-cell office:value-type="float" office:value="996318284" calcext:value-type="float">
            <text:p>996318284</text:p>
          </table:table-cell>
          <table:table-cell office:value-type="float" office:value="125560210" calcext:value-type="float">
            <text:p>125560210</text:p>
          </table:table-cell>
          <table:table-cell office:value-type="string" calcext:value-type="string">
            <text:p><text:s/>anavarrete@grupoism.cl </text:p>
          </table:table-cell>
          <table:table-cell office:value-type="float" office:value="764425545" calcext:value-type="float">
            <text:p>76442554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Helen </text:p>
          </table:table-cell>
          <table:table-cell office:value-type="string" calcext:value-type="string">
            <text:p><text:s/>Silva </text:p>
          </table:table-cell>
          <table:table-cell office:value-type="string" calcext:value-type="string">
            <text:p><text:s/>432 534264 </text:p>
          </table:table-cell>
          <table:table-cell office:value-type="float" office:value="125571336" calcext:value-type="float">
            <text:p>125571336</text:p>
          </table:table-cell>
          <table:table-cell office:value-type="string" calcext:value-type="string">
            <text:p><text:s/>secretariala@plaguisur.cl </text:p>
          </table:table-cell>
          <table:table-cell office:value-type="float" office:value="788340303" calcext:value-type="float">
            <text:p>7883403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ONICA YESENIA </text:p>
          </table:table-cell>
          <table:table-cell office:value-type="string" calcext:value-type="string">
            <text:p><text:s/>FLORES AVALOS </text:p>
          </table:table-cell>
          <table:table-cell office:value-type="float" office:value="996897930" calcext:value-type="float">
            <text:p>996897930</text:p>
          </table:table-cell>
          <table:table-cell office:value-type="float" office:value="125690106" calcext:value-type="float">
            <text:p>125690106</text:p>
          </table:table-cell>
          <table:table-cell office:value-type="string" calcext:value-type="string">
            <text:p><text:s/>m.flores@servigral.cl </text:p>
          </table:table-cell>
          <table:table-cell office:value-type="float" office:value="771935508" calcext:value-type="float">
            <text:p>7719355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O ENRIQUE </text:p>
          </table:table-cell>
          <table:table-cell office:value-type="string" calcext:value-type="string">
            <text:p><text:s/>PACHECO BARTHOLOMAUS </text:p>
          </table:table-cell>
          <table:table-cell office:value-type="float" office:value="33295184" calcext:value-type="float">
            <text:p>33295184</text:p>
          </table:table-cell>
          <table:table-cell office:value-type="float" office:value="125708927" calcext:value-type="float">
            <text:p>125708927</text:p>
          </table:table-cell>
          <table:table-cell office:value-type="string" calcext:value-type="string">
            <text:p><text:s/>kaizengroup.chile@gmail.com </text:p>
          </table:table-cell>
          <table:table-cell office:value-type="float" office:value="125708927" calcext:value-type="float">
            <text:p>12570892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gonzalez </text:p>
          </table:table-cell>
          <table:table-cell office:value-type="float" office:value="979982569" calcext:value-type="float">
            <text:p>979982569</text:p>
          </table:table-cell>
          <table:table-cell office:value-type="float" office:value="125746586" calcext:value-type="float">
            <text:p>125746586</text:p>
          </table:table-cell>
          <table:table-cell office:value-type="string" calcext:value-type="string">
            <text:p><text:s/>j.gonzalez@jgb.cl </text:p>
          </table:table-cell>
          <table:table-cell office:value-type="float" office:value="763338118" calcext:value-type="float">
            <text:p>76333811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Aranda </text:p>
          </table:table-cell>
          <table:table-cell office:value-type="float" office:value="967270457" calcext:value-type="float">
            <text:p>967270457</text:p>
          </table:table-cell>
          <table:table-cell office:value-type="float" office:value="125757022" calcext:value-type="float">
            <text:p>125757022</text:p>
          </table:table-cell>
          <table:table-cell office:value-type="string" calcext:value-type="string">
            <text:p><text:s/>raranda@antofagastaservis.cl </text:p>
          </table:table-cell>
          <table:table-cell office:value-type="float" office:value="761456946" calcext:value-type="float">
            <text:p>76145694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Fátima </text:p>
          </table:table-cell>
          <table:table-cell office:value-type="string" calcext:value-type="string">
            <text:p><text:s/>Bailón </text:p>
          </table:table-cell>
          <table:table-cell office:value-type="float" office:value="989980406" calcext:value-type="float">
            <text:p>989980406</text:p>
          </table:table-cell>
          <table:table-cell office:value-type="float" office:value="125771777" calcext:value-type="float">
            <text:p>125771777</text:p>
          </table:table-cell>
          <table:table-cell office:value-type="string" calcext:value-type="string">
            <text:p><text:s/>fatimabailon@gmail.com </text:p>
          </table:table-cell>
          <table:table-cell office:value-type="float" office:value="761107070" calcext:value-type="float">
            <text:p>7611070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nzo </text:p>
          </table:table-cell>
          <table:table-cell office:value-type="string" calcext:value-type="string">
            <text:p><text:s/>fuentes </text:p>
          </table:table-cell>
          <table:table-cell office:value-type="float" office:value="968261221" calcext:value-type="float">
            <text:p>968261221</text:p>
          </table:table-cell>
          <table:table-cell office:value-type="float" office:value="125851592" calcext:value-type="float">
            <text:p>125851592</text:p>
          </table:table-cell>
          <table:table-cell office:value-type="string" calcext:value-type="string">
            <text:p><text:s/>enzorenato93@gmail.com </text:p>
          </table:table-cell>
          <table:table-cell office:value-type="float" office:value="125851592" calcext:value-type="float">
            <text:p>12585159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Ceron </text:p>
          </table:table-cell>
          <table:table-cell office:value-type="float" office:value="956487750" calcext:value-type="float">
            <text:p>956487750</text:p>
          </table:table-cell>
          <table:table-cell office:value-type="float" office:value="125927890" calcext:value-type="float">
            <text:p>125927890</text:p>
          </table:table-cell>
          <table:table-cell office:value-type="string" calcext:value-type="string">
            <text:p><text:s/>cceron@proyectaempresas.cl </text:p>
          </table:table-cell>
          <table:table-cell office:value-type="float" office:value="761392026" calcext:value-type="float">
            <text:p>76139202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S ROBIN </text:p>
          </table:table-cell>
          <table:table-cell office:value-type="string" calcext:value-type="string">
            <text:p><text:s/>BARRIENTOS BASCUÑAN </text:p>
          </table:table-cell>
          <table:table-cell office:value-type="float" office:value="999514601" calcext:value-type="float">
            <text:p>999514601</text:p>
          </table:table-cell>
          <table:table-cell office:value-type="float" office:value="125944310" calcext:value-type="float">
            <text:p>125944310</text:p>
          </table:table-cell>
          <table:table-cell office:value-type="string" calcext:value-type="string">
            <text:p><text:s/>andres.barrientos@ingelsur.cl </text:p>
          </table:table-cell>
          <table:table-cell office:value-type="float" office:value="761800604" calcext:value-type="float">
            <text:p>76180060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carena </text:p>
          </table:table-cell>
          <table:table-cell office:value-type="string" calcext:value-type="string">
            <text:p><text:s/>Verdugo </text:p>
          </table:table-cell>
          <table:table-cell office:value-type="float" office:value="942059501" calcext:value-type="float">
            <text:p>942059501</text:p>
          </table:table-cell>
          <table:table-cell office:value-type="float" office:value="126198515" calcext:value-type="float">
            <text:p>126198515</text:p>
          </table:table-cell>
          <table:table-cell office:value-type="string" calcext:value-type="string">
            <text:p><text:s/>mverdugo@mvcapacitacion.cl </text:p>
          </table:table-cell>
          <table:table-cell office:value-type="float" office:value="763450732" calcext:value-type="float">
            <text:p>76345073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Tomas </text:p>
          </table:table-cell>
          <table:table-cell office:value-type="string" calcext:value-type="string">
            <text:p><text:s/>Cid </text:p>
          </table:table-cell>
          <table:table-cell office:value-type="float" office:value="945381357" calcext:value-type="float">
            <text:p>945381357</text:p>
          </table:table-cell>
          <table:table-cell office:value-type="float" office:value="126215789" calcext:value-type="float">
            <text:p>126215789</text:p>
          </table:table-cell>
          <table:table-cell office:value-type="string" calcext:value-type="string">
            <text:p><text:s/>tcid@citel.cl </text:p>
          </table:table-cell>
          <table:table-cell office:value-type="float" office:value="762310511" calcext:value-type="float">
            <text:p>76231051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ABARCA </text:p>
          </table:table-cell>
          <table:table-cell office:value-type="float" office:value="229064178" calcext:value-type="float">
            <text:p>229064178</text:p>
          </table:table-cell>
          <table:table-cell office:value-type="float" office:value="126309880" calcext:value-type="float">
            <text:p>126309880</text:p>
          </table:table-cell>
          <table:table-cell office:value-type="string" calcext:value-type="string">
            <text:p><text:s/>alvaro.abarca@acceder.cl </text:p>
          </table:table-cell>
          <table:table-cell office:value-type="float" office:value="763550567" calcext:value-type="float">
            <text:p>76355056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<text:s/>Espina </text:p>
          </table:table-cell>
          <table:table-cell office:value-type="float" office:value="227832219" calcext:value-type="float">
            <text:p>227832219</text:p>
          </table:table-cell>
          <table:table-cell office:value-type="float" office:value="126337825" calcext:value-type="float">
            <text:p>126337825</text:p>
          </table:table-cell>
          <table:table-cell office:value-type="string" calcext:value-type="string">
            <text:p><text:s/>aespina@redmegacentro.cl </text:p>
          </table:table-cell>
          <table:table-cell office:value-type="string" calcext:value-type="string">
            <text:p><text:s/>76138547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ugenio </text:p>
          </table:table-cell>
          <table:table-cell office:value-type="string" calcext:value-type="string">
            <text:p><text:s/>Valdés </text:p>
          </table:table-cell>
          <table:table-cell office:value-type="float" office:value="232239315" calcext:value-type="float">
            <text:p>232239315</text:p>
          </table:table-cell>
          <table:table-cell office:value-type="float" office:value="126364903" calcext:value-type="float">
            <text:p>126364903</text:p>
          </table:table-cell>
          <table:table-cell office:value-type="string" calcext:value-type="string">
            <text:p><text:s/>evaldes@promarcachile.cl </text:p>
          </table:table-cell>
          <table:table-cell office:value-type="float" office:value="762075369" calcext:value-type="float">
            <text:p>76207536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 </text:p>
          </table:table-cell>
          <table:table-cell office:value-type="string" calcext:value-type="string">
            <text:p><text:s/>ARAYA </text:p>
          </table:table-cell>
          <table:table-cell office:value-type="float" office:value="994199493" calcext:value-type="float">
            <text:p>994199493</text:p>
          </table:table-cell>
          <table:table-cell office:value-type="float" office:value="126369611" calcext:value-type="float">
            <text:p>126369611</text:p>
          </table:table-cell>
          <table:table-cell office:value-type="string" calcext:value-type="string">
            <text:p><text:s/>maraya@rsmc.cl </text:p>
          </table:table-cell>
          <table:table-cell office:value-type="float" office:value="765677343" calcext:value-type="float">
            <text:p>76567734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fabian </text:p>
          </table:table-cell>
          <table:table-cell office:value-type="string" calcext:value-type="string">
            <text:p><text:s/>ruz </text:p>
          </table:table-cell>
          <table:table-cell office:value-type="float" office:value="569424397" calcext:value-type="float">
            <text:p>569424397</text:p>
          </table:table-cell>
          <table:table-cell office:value-type="float" office:value="126376774" calcext:value-type="float">
            <text:p>126376774</text:p>
          </table:table-cell>
          <table:table-cell office:value-type="string" calcext:value-type="string">
            <text:p><text:s/>fabian.ruz@telecellspa.cl </text:p>
          </table:table-cell>
          <table:table-cell office:value-type="string" calcext:value-type="string">
            <text:p><text:s/>76594452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 </text:p>
          </table:table-cell>
          <table:table-cell office:value-type="string" calcext:value-type="string">
            <text:p><text:s/>Nunez </text:p>
          </table:table-cell>
          <table:table-cell office:value-type="float" office:value="228804241" calcext:value-type="float">
            <text:p>228804241</text:p>
          </table:table-cell>
          <table:table-cell office:value-type="float" office:value="126398751" calcext:value-type="float">
            <text:p>126398751</text:p>
          </table:table-cell>
          <table:table-cell office:value-type="string" calcext:value-type="string">
            <text:p><text:s/>marco@promomkt.cl </text:p>
          </table:table-cell>
          <table:table-cell office:value-type="float" office:value="765737796" calcext:value-type="float">
            <text:p>76573779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Aitken </text:p>
          </table:table-cell>
          <table:table-cell office:value-type="float" office:value="997534728" calcext:value-type="float">
            <text:p>997534728</text:p>
          </table:table-cell>
          <table:table-cell office:value-type="float" office:value="126435363" calcext:value-type="float">
            <text:p>126435363</text:p>
          </table:table-cell>
          <table:table-cell office:value-type="string" calcext:value-type="string">
            <text:p><text:s/>raitken@nektia.cl </text:p>
          </table:table-cell>
          <table:table-cell office:value-type="string" calcext:value-type="string">
            <text:p><text:s/>76521582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OMINGO </text:p>
          </table:table-cell>
          <table:table-cell office:value-type="string" calcext:value-type="string">
            <text:p><text:s/>LIZAMA </text:p>
          </table:table-cell>
          <table:table-cell office:value-type="float" office:value="990015594" calcext:value-type="float">
            <text:p>990015594</text:p>
          </table:table-cell>
          <table:table-cell office:value-type="float" office:value="126465025" calcext:value-type="float">
            <text:p>126465025</text:p>
          </table:table-cell>
          <table:table-cell office:value-type="string" calcext:value-type="string">
            <text:p><text:s/>INFORMACIONES@KOMUNIKA.CL </text:p>
          </table:table-cell>
          <table:table-cell office:value-type="float" office:value="774254307" calcext:value-type="float">
            <text:p>7742543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Martinez </text:p>
          </table:table-cell>
          <table:table-cell office:value-type="float" office:value="986269092" calcext:value-type="float">
            <text:p>986269092</text:p>
          </table:table-cell>
          <table:table-cell office:value-type="float" office:value="126562322" calcext:value-type="float">
            <text:p>126562322</text:p>
          </table:table-cell>
          <table:table-cell office:value-type="string" calcext:value-type="string">
            <text:p><text:s/>cr_martinez@vtr.net </text:p>
          </table:table-cell>
          <table:table-cell office:value-type="float" office:value="764685490" calcext:value-type="float">
            <text:p>7646854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stavo antonio </text:p>
          </table:table-cell>
          <table:table-cell office:value-type="string" calcext:value-type="string">
            <text:p><text:s/>gonzalez fuenzalida </text:p>
          </table:table-cell>
          <table:table-cell office:value-type="float" office:value="945070859" calcext:value-type="float">
            <text:p>945070859</text:p>
          </table:table-cell>
          <table:table-cell office:value-type="float" office:value="126614322" calcext:value-type="float">
            <text:p>126614322</text:p>
          </table:table-cell>
          <table:table-cell office:value-type="string" calcext:value-type="string">
            <text:p><text:s/>gustavo.gonzlez@hotmail.com </text:p>
          </table:table-cell>
          <table:table-cell office:value-type="float" office:value="126614322" calcext:value-type="float">
            <text:p>12661432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PEÑA </text:p>
          </table:table-cell>
          <table:table-cell office:value-type="float" office:value="226949713" calcext:value-type="float">
            <text:p>226949713</text:p>
          </table:table-cell>
          <table:table-cell office:value-type="float" office:value="126647689" calcext:value-type="float">
            <text:p>126647689</text:p>
          </table:table-cell>
          <table:table-cell office:value-type="string" calcext:value-type="string">
            <text:p><text:s/>mpena@safeseguridad.cl </text:p>
          </table:table-cell>
          <table:table-cell office:value-type="float" office:value="778928906" calcext:value-type="float">
            <text:p>7789289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nald </text:p>
          </table:table-cell>
          <table:table-cell office:value-type="string" calcext:value-type="string">
            <text:p><text:s/>Sandoval </text:p>
          </table:table-cell>
          <table:table-cell office:value-type="float" office:value="42472073" calcext:value-type="float">
            <text:p>42472073</text:p>
          </table:table-cell>
          <table:table-cell office:value-type="float" office:value="126684398" calcext:value-type="float">
            <text:p>126684398</text:p>
          </table:table-cell>
          <table:table-cell office:value-type="string" calcext:value-type="string">
            <text:p><text:s/>rsandovalpizarro@gmail.com </text:p>
          </table:table-cell>
          <table:table-cell office:value-type="float" office:value="778669900" calcext:value-type="float">
            <text:p>7786699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Solange </text:p>
          </table:table-cell>
          <table:table-cell office:value-type="string" calcext:value-type="string">
            <text:p><text:s/>Soto </text:p>
          </table:table-cell>
          <table:table-cell office:value-type="float" office:value="23997066" calcext:value-type="float">
            <text:p>23997066</text:p>
          </table:table-cell>
          <table:table-cell office:value-type="float" office:value="126744420" calcext:value-type="float">
            <text:p>126744420</text:p>
          </table:table-cell>
          <table:table-cell office:value-type="string" calcext:value-type="string">
            <text:p><text:s/>ssoto@imperial.cl </text:p>
          </table:table-cell>
          <table:table-cell office:value-type="float" office:value="768213305" calcext:value-type="float">
            <text:p>7682133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rnando </text:p>
          </table:table-cell>
          <table:table-cell office:value-type="string" calcext:value-type="string">
            <text:p><text:s/>Villalobos </text:p>
          </table:table-cell>
          <table:table-cell office:value-type="float" office:value="950158885" calcext:value-type="float">
            <text:p>950158885</text:p>
          </table:table-cell>
          <table:table-cell office:value-type="float" office:value="126755708" calcext:value-type="float">
            <text:p>126755708</text:p>
          </table:table-cell>
          <table:table-cell office:value-type="string" calcext:value-type="string">
            <text:p><text:s/>superpallets@gmail.com </text:p>
          </table:table-cell>
          <table:table-cell office:value-type="float" office:value="126755708" calcext:value-type="float">
            <text:p>1267557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guel </text:p>
          </table:table-cell>
          <table:table-cell office:value-type="string" calcext:value-type="string">
            <text:p><text:s/>velasquez </text:p>
          </table:table-cell>
          <table:table-cell office:value-type="float" office:value="959076003" calcext:value-type="float">
            <text:p>959076003</text:p>
          </table:table-cell>
          <table:table-cell office:value-type="float" office:value="126830793" calcext:value-type="float">
            <text:p>126830793</text:p>
          </table:table-cell>
          <table:table-cell office:value-type="string" calcext:value-type="string">
            <text:p><text:s/>miguelernesto.velasquez@gmail.com </text:p>
          </table:table-cell>
          <table:table-cell office:value-type="float" office:value="126830793" calcext:value-type="float">
            <text:p>12683079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uis andres </text:p>
          </table:table-cell>
          <table:table-cell office:value-type="string" calcext:value-type="string">
            <text:p><text:s/>vargas abarca </text:p>
          </table:table-cell>
          <table:table-cell office:value-type="float" office:value="569977932" calcext:value-type="float">
            <text:p>569977932</text:p>
          </table:table-cell>
          <table:table-cell office:value-type="float" office:value="126855168" calcext:value-type="float">
            <text:p>126855168</text:p>
          </table:table-cell>
          <table:table-cell office:value-type="string" calcext:value-type="string">
            <text:p><text:s/>lvargas@transportesluisvargas.cl </text:p>
          </table:table-cell>
          <table:table-cell office:value-type="float" office:value="763051528" calcext:value-type="float">
            <text:p>76305152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Herrera </text:p>
          </table:table-cell>
          <table:table-cell office:value-type="float" office:value="413337151" calcext:value-type="float">
            <text:p>413337151</text:p>
          </table:table-cell>
          <table:table-cell office:value-type="float" office:value="127015902" calcext:value-type="float">
            <text:p>127015902</text:p>
          </table:table-cell>
          <table:table-cell office:value-type="string" calcext:value-type="string">
            <text:p><text:s/>mauricioherrera@antunahuel.cl </text:p>
          </table:table-cell>
          <table:table-cell office:value-type="float" office:value="765674964" calcext:value-type="float">
            <text:p>76567496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williams edinson </text:p>
          </table:table-cell>
          <table:table-cell office:value-type="string" calcext:value-type="string">
            <text:p><text:s/>mendez mella </text:p>
          </table:table-cell>
          <table:table-cell office:value-type="float" office:value="982144737" calcext:value-type="float">
            <text:p>982144737</text:p>
          </table:table-cell>
          <table:table-cell office:value-type="float" office:value="127078173" calcext:value-type="float">
            <text:p>127078173</text:p>
          </table:table-cell>
          <table:table-cell office:value-type="string" calcext:value-type="string">
            <text:p><text:s/>wmendez@mygmontajes.com </text:p>
          </table:table-cell>
          <table:table-cell office:value-type="float" office:value="762184028" calcext:value-type="float">
            <text:p>76218402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Iturriaga </text:p>
          </table:table-cell>
          <table:table-cell office:value-type="float" office:value="56992779845" calcext:value-type="float">
            <text:p>56992779845</text:p>
          </table:table-cell>
          <table:table-cell office:value-type="float" office:value="127240450" calcext:value-type="float">
            <text:p>127240450</text:p>
          </table:table-cell>
          <table:table-cell office:value-type="string" calcext:value-type="string">
            <text:p><text:s/>marioandresiturriaga19@gmail.com </text:p>
          </table:table-cell>
          <table:table-cell office:value-type="float" office:value="766767982" calcext:value-type="float">
            <text:p>76676798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Merino </text:p>
          </table:table-cell>
          <table:table-cell office:value-type="float" office:value="991442493" calcext:value-type="float">
            <text:p>991442493</text:p>
          </table:table-cell>
          <table:table-cell office:value-type="float" office:value="127492905" calcext:value-type="float">
            <text:p>127492905</text:p>
          </table:table-cell>
          <table:table-cell office:value-type="string" calcext:value-type="string">
            <text:p><text:s/>merino.clau@gmail.com </text:p>
          </table:table-cell>
          <table:table-cell office:value-type="float" office:value="762929546" calcext:value-type="float">
            <text:p>76292954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EMILIO </text:p>
          </table:table-cell>
          <table:table-cell office:value-type="string" calcext:value-type="string">
            <text:p><text:s/>ACEVEDO DIEDRICHS </text:p>
          </table:table-cell>
          <table:table-cell office:value-type="float" office:value="999199180" calcext:value-type="float">
            <text:p>999199180</text:p>
          </table:table-cell>
          <table:table-cell office:value-type="float" office:value="127588600" calcext:value-type="float">
            <text:p>127588600</text:p>
          </table:table-cell>
          <table:table-cell office:value-type="string" calcext:value-type="string">
            <text:p><text:s/>eaf@eafimpresos.cl </text:p>
          </table:table-cell>
          <table:table-cell office:value-type="float" office:value="762015994" calcext:value-type="float">
            <text:p>76201599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Pinar </text:p>
          </table:table-cell>
          <table:table-cell office:value-type="float" office:value="998200096" calcext:value-type="float">
            <text:p>998200096</text:p>
          </table:table-cell>
          <table:table-cell office:value-type="float" office:value="127690324" calcext:value-type="float">
            <text:p>127690324</text:p>
          </table:table-cell>
          <table:table-cell office:value-type="string" calcext:value-type="string">
            <text:p><text:s/>info@serviciospinar.net </text:p>
          </table:table-cell>
          <table:table-cell office:value-type="float" office:value="127690324" calcext:value-type="float">
            <text:p>12769032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ALFREDO </text:p>
          </table:table-cell>
          <table:table-cell office:value-type="string" calcext:value-type="string">
            <text:p><text:s/>RUIZ </text:p>
          </table:table-cell>
          <table:table-cell office:value-type="float" office:value="945621179" calcext:value-type="float">
            <text:p>945621179</text:p>
          </table:table-cell>
          <table:table-cell office:value-type="float" office:value="127892089" calcext:value-type="float">
            <text:p>127892089</text:p>
          </table:table-cell>
          <table:table-cell office:value-type="string" calcext:value-type="string">
            <text:p><text:s/>aruiz@dinaseg.cl </text:p>
          </table:table-cell>
          <table:table-cell office:value-type="float" office:value="783396408" calcext:value-type="float">
            <text:p>7833964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STAVO </text:p>
          </table:table-cell>
          <table:table-cell office:value-type="string" calcext:value-type="string">
            <text:p><text:s/>RETAMAL </text:p>
          </table:table-cell>
          <table:table-cell office:value-type="float" office:value="56997331788" calcext:value-type="float">
            <text:p>56997331788</text:p>
          </table:table-cell>
          <table:table-cell office:value-type="float" office:value="127957452" calcext:value-type="float">
            <text:p>127957452</text:p>
          </table:table-cell>
          <table:table-cell office:value-type="string" calcext:value-type="string">
            <text:p><text:s/>gustavo@pavitex.cl </text:p>
          </table:table-cell>
          <table:table-cell office:value-type="string" calcext:value-type="string">
            <text:p><text:s/>76329711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ric </text:p>
          </table:table-cell>
          <table:table-cell office:value-type="string" calcext:value-type="string">
            <text:p><text:s/>MONTIEL </text:p>
          </table:table-cell>
          <table:table-cell office:value-type="float" office:value="944328658" calcext:value-type="float">
            <text:p>944328658</text:p>
          </table:table-cell>
          <table:table-cell office:value-type="float" office:value="128016260" calcext:value-type="float">
            <text:p>128016260</text:p>
          </table:table-cell>
          <table:table-cell office:value-type="string" calcext:value-type="string">
            <text:p><text:s/>eric.montiel@intertek.com </text:p>
          </table:table-cell>
          <table:table-cell office:value-type="float" office:value="968621904" calcext:value-type="float">
            <text:p>9686219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ARBARA </text:p>
          </table:table-cell>
          <table:table-cell office:value-type="string" calcext:value-type="string">
            <text:p><text:s/>AVALOS MONTT </text:p>
          </table:table-cell>
          <table:table-cell office:value-type="float" office:value="992923969" calcext:value-type="float">
            <text:p>992923969</text:p>
          </table:table-cell>
          <table:table-cell office:value-type="float" office:value="128101624" calcext:value-type="float">
            <text:p>128101624</text:p>
          </table:table-cell>
          <table:table-cell office:value-type="string" calcext:value-type="string">
            <text:p><text:s/>bavalos@rcn.cl </text:p>
          </table:table-cell>
          <table:table-cell office:value-type="float" office:value="760152153" calcext:value-type="float">
            <text:p>76015215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Roberto </text:p>
          </table:table-cell>
          <table:table-cell office:value-type="string" calcext:value-type="string">
            <text:p><text:s/>Mella </text:p>
          </table:table-cell>
          <table:table-cell office:value-type="float" office:value="56958295215" calcext:value-type="float">
            <text:p>56958295215</text:p>
          </table:table-cell>
          <table:table-cell office:value-type="float" office:value="128104291" calcext:value-type="float">
            <text:p>128104291</text:p>
          </table:table-cell>
          <table:table-cell office:value-type="string" calcext:value-type="string">
            <text:p><text:s/>carlos@serviclick.cl </text:p>
          </table:table-cell>
          <table:table-cell office:value-type="float" office:value="767212518" calcext:value-type="float">
            <text:p>76721251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Durán </text:p>
          </table:table-cell>
          <table:table-cell office:value-type="float" office:value="56942883663" calcext:value-type="float">
            <text:p>56942883663</text:p>
          </table:table-cell>
          <table:table-cell office:value-type="float" office:value="128459014" calcext:value-type="float">
            <text:p>128459014</text:p>
          </table:table-cell>
          <table:table-cell office:value-type="string" calcext:value-type="string">
            <text:p><text:s/>i.duran@bligraf.com </text:p>
          </table:table-cell>
          <table:table-cell office:value-type="float" office:value="762160463" calcext:value-type="float">
            <text:p>76216046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santander </text:p>
          </table:table-cell>
          <table:table-cell office:value-type="float" office:value="981497905" calcext:value-type="float">
            <text:p>981497905</text:p>
          </table:table-cell>
          <table:table-cell office:value-type="float" office:value="128549889" calcext:value-type="float">
            <text:p>128549889</text:p>
          </table:table-cell>
          <table:table-cell office:value-type="string" calcext:value-type="string">
            <text:p><text:s/>vsantander@bioquimera.cl </text:p>
          </table:table-cell>
          <table:table-cell office:value-type="float" office:value="765088186" calcext:value-type="float">
            <text:p>76508818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Tejos </text:p>
          </table:table-cell>
          <table:table-cell office:value-type="float" office:value="226047470" calcext:value-type="float">
            <text:p>226047470</text:p>
          </table:table-cell>
          <table:table-cell office:value-type="float" office:value="128562060" calcext:value-type="float">
            <text:p>128562060</text:p>
          </table:table-cell>
          <table:table-cell office:value-type="string" calcext:value-type="string">
            <text:p><text:s/>contacto@anagea.com </text:p>
          </table:table-cell>
          <table:table-cell office:value-type="float" office:value="763028690" calcext:value-type="float">
            <text:p>7630286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marcelo </text:p>
          </table:table-cell>
          <table:table-cell office:value-type="string" calcext:value-type="string">
            <text:p><text:s/>gomez chañillao </text:p>
          </table:table-cell>
          <table:table-cell office:value-type="float" office:value="992164707" calcext:value-type="float">
            <text:p>992164707</text:p>
          </table:table-cell>
          <table:table-cell office:value-type="float" office:value="128579680" calcext:value-type="float">
            <text:p>128579680</text:p>
          </table:table-cell>
          <table:table-cell office:value-type="string" calcext:value-type="string">
            <text:p><text:s/>cristianmarcelo002@gmail.com </text:p>
          </table:table-cell>
          <table:table-cell office:value-type="float" office:value="128579680" calcext:value-type="float">
            <text:p>12857968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valdo </text:p>
          </table:table-cell>
          <table:table-cell office:value-type="string" calcext:value-type="string">
            <text:p><text:s/>diaz </text:p>
          </table:table-cell>
          <table:table-cell office:value-type="float" office:value="963409105" calcext:value-type="float">
            <text:p>963409105</text:p>
          </table:table-cell>
          <table:table-cell office:value-type="float" office:value="128621164" calcext:value-type="float">
            <text:p>128621164</text:p>
          </table:table-cell>
          <table:table-cell office:value-type="string" calcext:value-type="string">
            <text:p><text:s/>osvaldo.diazg@gmail.com </text:p>
          </table:table-cell>
          <table:table-cell office:value-type="float" office:value="763661970" calcext:value-type="float">
            <text:p>7636619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VIER </text:p>
          </table:table-cell>
          <table:table-cell office:value-type="string" calcext:value-type="string">
            <text:p><text:s/>CIFUENTES </text:p>
          </table:table-cell>
          <table:table-cell office:value-type="float" office:value="228660374" calcext:value-type="float">
            <text:p>228660374</text:p>
          </table:table-cell>
          <table:table-cell office:value-type="float" office:value="128697233" calcext:value-type="float">
            <text:p>128697233</text:p>
          </table:table-cell>
          <table:table-cell office:value-type="string" calcext:value-type="string">
            <text:p><text:s/>aromero@induclean.cl </text:p>
          </table:table-cell>
          <table:table-cell office:value-type="string" calcext:value-type="string">
            <text:p><text:s/>76306607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Gacitua </text:p>
          </table:table-cell>
          <table:table-cell office:value-type="float" office:value="226345479" calcext:value-type="float">
            <text:p>226345479</text:p>
          </table:table-cell>
          <table:table-cell office:value-type="float" office:value="128886699" calcext:value-type="float">
            <text:p>128886699</text:p>
          </table:table-cell>
          <table:table-cell office:value-type="string" calcext:value-type="string">
            <text:p><text:s/>dgacitua@gestiongyd.cl </text:p>
          </table:table-cell>
          <table:table-cell office:value-type="float" office:value="764033051" calcext:value-type="float">
            <text:p>76403305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Muñoz </text:p>
          </table:table-cell>
          <table:table-cell office:value-type="float" office:value="957481665" calcext:value-type="float">
            <text:p>957481665</text:p>
          </table:table-cell>
          <table:table-cell office:value-type="float" office:value="128916466" calcext:value-type="float">
            <text:p>128916466</text:p>
          </table:table-cell>
          <table:table-cell office:value-type="string" calcext:value-type="string">
            <text:p><text:s/>hectorsolis2014@gmail.com </text:p>
          </table:table-cell>
          <table:table-cell office:value-type="float" office:value="768307458" calcext:value-type="float">
            <text:p>76830745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ivonne angelica </text:p>
          </table:table-cell>
          <table:table-cell office:value-type="string" calcext:value-type="string">
            <text:p><text:s/>gonzalez marambio </text:p>
          </table:table-cell>
          <table:table-cell office:value-type="float" office:value="225553343" calcext:value-type="float">
            <text:p>225553343</text:p>
          </table:table-cell>
          <table:table-cell office:value-type="float" office:value="128958967" calcext:value-type="float">
            <text:p>128958967</text:p>
          </table:table-cell>
          <table:table-cell office:value-type="string" calcext:value-type="string">
            <text:p><text:s/>adminsitracion@ksltda.cl </text:p>
          </table:table-cell>
          <table:table-cell office:value-type="float" office:value="764880706" calcext:value-type="float">
            <text:p>7648807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droguett </text:p>
          </table:table-cell>
          <table:table-cell office:value-type="float" office:value="973330280" calcext:value-type="float">
            <text:p>973330280</text:p>
          </table:table-cell>
          <table:table-cell office:value-type="float" office:value="128966706" calcext:value-type="float">
            <text:p>128966706</text:p>
          </table:table-cell>
          <table:table-cell office:value-type="string" calcext:value-type="string">
            <text:p><text:s/>ddroguett@dydmetalmecanica.cl </text:p>
          </table:table-cell>
          <table:table-cell office:value-type="float" office:value="763057062" calcext:value-type="float">
            <text:p>76305706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cal</text:p>
          </table:table-cell>
          <table:table-cell office:value-type="string" calcext:value-type="string">
            <text:p>Alexis </text:p>
          </table:table-cell>
          <table:table-cell office:value-type="string" calcext:value-type="string">
            <text:p><text:s/>Lobos </text:p>
          </table:table-cell>
          <table:table-cell office:value-type="float" office:value="968787188" calcext:value-type="float">
            <text:p>968787188</text:p>
          </table:table-cell>
          <table:table-cell office:value-type="float" office:value="129007311" calcext:value-type="float">
            <text:p>129007311</text:p>
          </table:table-cell>
          <table:table-cell office:value-type="string" calcext:value-type="string">
            <text:p><text:s/>alexislobos@fixservices.cl </text:p>
          </table:table-cell>
          <table:table-cell office:value-type="float" office:value="764380746" calcext:value-type="float">
            <text:p>76438074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mela </text:p>
          </table:table-cell>
          <table:table-cell office:value-type="string" calcext:value-type="string">
            <text:p><text:s/>Bravo </text:p>
          </table:table-cell>
          <table:table-cell office:value-type="float" office:value="951993242" calcext:value-type="float">
            <text:p>951993242</text:p>
          </table:table-cell>
          <table:table-cell office:value-type="float" office:value="129077883" calcext:value-type="float">
            <text:p>129077883</text:p>
          </table:table-cell>
          <table:table-cell office:value-type="string" calcext:value-type="string">
            <text:p><text:s/>pbravo@bramo.cl </text:p>
          </table:table-cell>
          <table:table-cell office:value-type="float" office:value="766121454" calcext:value-type="float">
            <text:p>76612145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orellana </text:p>
          </table:table-cell>
          <table:table-cell office:value-type="float" office:value="228571445" calcext:value-type="float">
            <text:p>228571445</text:p>
          </table:table-cell>
          <table:table-cell office:value-type="float" office:value="129145714" calcext:value-type="float">
            <text:p>129145714</text:p>
          </table:table-cell>
          <table:table-cell office:value-type="string" calcext:value-type="string">
            <text:p><text:s/>juan.orellana@sgelectric.cl </text:p>
          </table:table-cell>
          <table:table-cell office:value-type="float" office:value="761456695" calcext:value-type="float">
            <text:p>76145669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Silva </text:p>
          </table:table-cell>
          <table:table-cell office:value-type="float" office:value="987296830" calcext:value-type="float">
            <text:p>987296830</text:p>
          </table:table-cell>
          <table:table-cell office:value-type="float" office:value="129190728" calcext:value-type="float">
            <text:p>129190728</text:p>
          </table:table-cell>
          <table:table-cell office:value-type="string" calcext:value-type="string">
            <text:p><text:s/>jmsilva@vivirsalud.cl </text:p>
          </table:table-cell>
          <table:table-cell office:value-type="float" office:value="762090155" calcext:value-type="float">
            <text:p>7620901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ic Marcelo </text:p>
          </table:table-cell>
          <table:table-cell office:value-type="string" calcext:value-type="string">
            <text:p><text:s/>Rojas Leiva </text:p>
          </table:table-cell>
          <table:table-cell office:value-type="float" office:value="961524103" calcext:value-type="float">
            <text:p>961524103</text:p>
          </table:table-cell>
          <table:table-cell office:value-type="float" office:value="129245484" calcext:value-type="float">
            <text:p>129245484</text:p>
          </table:table-cell>
          <table:table-cell office:value-type="string" calcext:value-type="string">
            <text:p><text:s/>hidraulicadelsur.ventas@gmail.com </text:p>
          </table:table-cell>
          <table:table-cell office:value-type="float" office:value="763665488" calcext:value-type="float">
            <text:p>76366548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eniffer </text:p>
          </table:table-cell>
          <table:table-cell office:value-type="string" calcext:value-type="string">
            <text:p><text:s/>nicanor </text:p>
          </table:table-cell>
          <table:table-cell office:value-type="float" office:value="227405000" calcext:value-type="float">
            <text:p>227405000</text:p>
          </table:table-cell>
          <table:table-cell office:value-type="float" office:value="129266161" calcext:value-type="float">
            <text:p>129266161</text:p>
          </table:table-cell>
          <table:table-cell office:value-type="string" calcext:value-type="string">
            <text:p><text:s/>jeniffer.nicanor@vitamina.cl </text:p>
          </table:table-cell>
          <table:table-cell office:value-type="float" office:value="764078101" calcext:value-type="float">
            <text:p>7640781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Arturo </text:p>
          </table:table-cell>
          <table:table-cell office:value-type="string" calcext:value-type="string">
            <text:p><text:s/>Muñoz Morales </text:p>
          </table:table-cell>
          <table:table-cell office:value-type="float" office:value="9805028877" calcext:value-type="float">
            <text:p>9805028877</text:p>
          </table:table-cell>
          <table:table-cell office:value-type="float" office:value="129276495" calcext:value-type="float">
            <text:p>129276495</text:p>
          </table:table-cell>
          <table:table-cell office:value-type="string" calcext:value-type="string">
            <text:p><text:s/>fcommorales45@gmail.com </text:p>
          </table:table-cell>
          <table:table-cell office:value-type="float" office:value="767165455" calcext:value-type="float">
            <text:p>7671654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<text:s/>POSECK </text:p>
          </table:table-cell>
          <table:table-cell office:value-type="float" office:value="56976694704" calcext:value-type="float">
            <text:p>56976694704</text:p>
          </table:table-cell>
          <table:table-cell office:value-type="float" office:value="129285095" calcext:value-type="float">
            <text:p>129285095</text:p>
          </table:table-cell>
          <table:table-cell office:value-type="string" calcext:value-type="string">
            <text:p><text:s/>max@laestrella.cl </text:p>
          </table:table-cell>
          <table:table-cell office:value-type="float" office:value="995281805" calcext:value-type="float">
            <text:p>9952818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BARRAZA </text:p>
          </table:table-cell>
          <table:table-cell office:value-type="float" office:value="229045050" calcext:value-type="float">
            <text:p>229045050</text:p>
          </table:table-cell>
          <table:table-cell office:value-type="float" office:value="129423056" calcext:value-type="float">
            <text:p>129423056</text:p>
          </table:table-cell>
          <table:table-cell office:value-type="string" calcext:value-type="string">
            <text:p><text:s/>ventas@wlp.cl </text:p>
          </table:table-cell>
          <table:table-cell office:value-type="float" office:value="763144232" calcext:value-type="float">
            <text:p>7631442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Arancibia </text:p>
          </table:table-cell>
          <table:table-cell office:value-type="float" office:value="956307206" calcext:value-type="float">
            <text:p>956307206</text:p>
          </table:table-cell>
          <table:table-cell office:value-type="float" office:value="129510412" calcext:value-type="float">
            <text:p>129510412</text:p>
          </table:table-cell>
          <table:table-cell office:value-type="string" calcext:value-type="string">
            <text:p><text:s/>carancibia@ss10ingenieria.cl </text:p>
          </table:table-cell>
          <table:table-cell office:value-type="float" office:value="763684334" calcext:value-type="float">
            <text:p>76368433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nedit </text:p>
          </table:table-cell>
          <table:table-cell office:value-type="string" calcext:value-type="string">
            <text:p><text:s/>Rojas </text:p>
          </table:table-cell>
          <table:table-cell office:value-type="float" office:value="940172311" calcext:value-type="float">
            <text:p>940172311</text:p>
          </table:table-cell>
          <table:table-cell office:value-type="float" office:value="129612398" calcext:value-type="float">
            <text:p>129612398</text:p>
          </table:table-cell>
          <table:table-cell office:value-type="string" calcext:value-type="string">
            <text:p><text:s/>eneditrojas@gmail.com </text:p>
          </table:table-cell>
          <table:table-cell office:value-type="float" office:value="763713245" calcext:value-type="float">
            <text:p>7637132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SOTO </text:p>
          </table:table-cell>
          <table:table-cell office:value-type="float" office:value="997381946" calcext:value-type="float">
            <text:p>997381946</text:p>
          </table:table-cell>
          <table:table-cell office:value-type="float" office:value="129616202" calcext:value-type="float">
            <text:p>129616202</text:p>
          </table:table-cell>
          <table:table-cell office:value-type="string" calcext:value-type="string">
            <text:p><text:s/>CRISTIANSOTO.MYC@OUTLOOK.ES </text:p>
          </table:table-cell>
          <table:table-cell office:value-type="float" office:value="767599854" calcext:value-type="float">
            <text:p>76759985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Alfaro </text:p>
          </table:table-cell>
          <table:table-cell office:value-type="float" office:value="982235048" calcext:value-type="float">
            <text:p>982235048</text:p>
          </table:table-cell>
          <table:table-cell office:value-type="float" office:value="129644419" calcext:value-type="float">
            <text:p>129644419</text:p>
          </table:table-cell>
          <table:table-cell office:value-type="string" calcext:value-type="string">
            <text:p><text:s/>ricardoalfaro@mainpra.cl </text:p>
          </table:table-cell>
          <table:table-cell office:value-type="float" office:value="766472141" calcext:value-type="float">
            <text:p>7664721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angela </text:p>
          </table:table-cell>
          <table:table-cell office:value-type="string" calcext:value-type="string">
            <text:p><text:s/>montecinos </text:p>
          </table:table-cell>
          <table:table-cell office:value-type="float" office:value="931168415" calcext:value-type="float">
            <text:p>931168415</text:p>
          </table:table-cell>
          <table:table-cell office:value-type="float" office:value="129694335" calcext:value-type="float">
            <text:p>129694335</text:p>
          </table:table-cell>
          <table:table-cell office:value-type="string" calcext:value-type="string">
            <text:p><text:s/>amontecinos@etersol.cl </text:p>
          </table:table-cell>
          <table:table-cell office:value-type="float" office:value="763613011" calcext:value-type="float">
            <text:p>76361301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orena </text:p>
          </table:table-cell>
          <table:table-cell office:value-type="string" calcext:value-type="string">
            <text:p><text:s/>Mardones </text:p>
          </table:table-cell>
          <table:table-cell office:value-type="float" office:value="945482321" calcext:value-type="float">
            <text:p>945482321</text:p>
          </table:table-cell>
          <table:table-cell office:value-type="float" office:value="129751835" calcext:value-type="float">
            <text:p>129751835</text:p>
          </table:table-cell>
          <table:table-cell office:value-type="string" calcext:value-type="string">
            <text:p><text:s/>lorenamardoness@hotmail.com </text:p>
          </table:table-cell>
          <table:table-cell office:value-type="float" office:value="129751835" calcext:value-type="float">
            <text:p>12975183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olicarpo </text:p>
          </table:table-cell>
          <table:table-cell office:value-type="string" calcext:value-type="string">
            <text:p><text:s/>Hernandez Cifuentes </text:p>
          </table:table-cell>
          <table:table-cell office:value-type="float" office:value="983561581" calcext:value-type="float">
            <text:p>983561581</text:p>
          </table:table-cell>
          <table:table-cell office:value-type="float" office:value="129842237" calcext:value-type="float">
            <text:p>129842237</text:p>
          </table:table-cell>
          <table:table-cell office:value-type="string" calcext:value-type="string">
            <text:p><text:s/>cuatrovial@gmail.com </text:p>
          </table:table-cell>
          <table:table-cell office:value-type="float" office:value="763241289" calcext:value-type="float">
            <text:p>76324128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uben </text:p>
          </table:table-cell>
          <table:table-cell office:value-type="string" calcext:value-type="string">
            <text:p><text:s/>Albarran </text:p>
          </table:table-cell>
          <table:table-cell office:value-type="float" office:value="964445121" calcext:value-type="float">
            <text:p>964445121</text:p>
          </table:table-cell>
          <table:table-cell office:value-type="float" office:value="129912383" calcext:value-type="float">
            <text:p>129912383</text:p>
          </table:table-cell>
          <table:table-cell office:value-type="string" calcext:value-type="string">
            <text:p><text:s/>rubenalbarranc@gmail.com </text:p>
          </table:table-cell>
          <table:table-cell office:value-type="float" office:value="763700356" calcext:value-type="float">
            <text:p>7637003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PETERS </text:p>
          </table:table-cell>
          <table:table-cell office:value-type="float" office:value="997037506" calcext:value-type="float">
            <text:p>997037506</text:p>
          </table:table-cell>
          <table:table-cell office:value-type="float" office:value="129934379" calcext:value-type="float">
            <text:p>129934379</text:p>
          </table:table-cell>
          <table:table-cell office:value-type="string" calcext:value-type="string">
            <text:p><text:s/>admin@dragatec.cl </text:p>
          </table:table-cell>
          <table:table-cell office:value-type="float" office:value="761413651" calcext:value-type="float">
            <text:p>76141365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Fernando </text:p>
          </table:table-cell>
          <table:table-cell office:value-type="string" calcext:value-type="string">
            <text:p><text:s/>Mejias </text:p>
          </table:table-cell>
          <table:table-cell office:value-type="float" office:value="979588849" calcext:value-type="float">
            <text:p>979588849</text:p>
          </table:table-cell>
          <table:table-cell office:value-type="float" office:value="130255914" calcext:value-type="float">
            <text:p>130255914</text:p>
          </table:table-cell>
          <table:table-cell office:value-type="string" calcext:value-type="string">
            <text:p><text:s/>fernando.mejias@metso.com </text:p>
          </table:table-cell>
          <table:table-cell office:value-type="float" office:value="930770000" calcext:value-type="float">
            <text:p>930770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sar antonio </text:p>
          </table:table-cell>
          <table:table-cell office:value-type="string" calcext:value-type="string">
            <text:p><text:s/>morales campos </text:p>
          </table:table-cell>
          <table:table-cell office:value-type="float" office:value="962752838" calcext:value-type="float">
            <text:p>962752838</text:p>
          </table:table-cell>
          <table:table-cell office:value-type="float" office:value="130330053" calcext:value-type="float">
            <text:p>130330053</text:p>
          </table:table-cell>
          <table:table-cell office:value-type="string" calcext:value-type="string">
            <text:p><text:s/>cesar.morales618@gmail.com </text:p>
          </table:table-cell>
          <table:table-cell office:value-type="float" office:value="130330053" calcext:value-type="float">
            <text:p>13033005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nesto </text:p>
          </table:table-cell>
          <table:table-cell office:value-type="string" calcext:value-type="string">
            <text:p><text:s/>gonzalez </text:p>
          </table:table-cell>
          <table:table-cell office:value-type="float" office:value="977154464" calcext:value-type="float">
            <text:p>977154464</text:p>
          </table:table-cell>
          <table:table-cell office:value-type="float" office:value="130517897" calcext:value-type="float">
            <text:p>130517897</text:p>
          </table:table-cell>
          <table:table-cell office:value-type="string" calcext:value-type="string">
            <text:p><text:s/>ergofu@hotmail.com </text:p>
          </table:table-cell>
          <table:table-cell office:value-type="float" office:value="766756336" calcext:value-type="float">
            <text:p>76675633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<text:s/>Morales </text:p>
          </table:table-cell>
          <table:table-cell office:value-type="float" office:value="974117331" calcext:value-type="float">
            <text:p>974117331</text:p>
          </table:table-cell>
          <table:table-cell office:value-type="float" office:value="130547826" calcext:value-type="float">
            <text:p>130547826</text:p>
          </table:table-cell>
          <table:table-cell office:value-type="string" calcext:value-type="string">
            <text:p><text:s/>andcumplido@gmail.com </text:p>
          </table:table-cell>
          <table:table-cell office:value-type="float" office:value="130547826" calcext:value-type="float">
            <text:p>13054782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hernandez </text:p>
          </table:table-cell>
          <table:table-cell office:value-type="float" office:value="69188789" calcext:value-type="float">
            <text:p>69188789</text:p>
          </table:table-cell>
          <table:table-cell office:value-type="float" office:value="130734707" calcext:value-type="float">
            <text:p>130734707</text:p>
          </table:table-cell>
          <table:table-cell office:value-type="string" calcext:value-type="string">
            <text:p><text:s/>cladioherlynch@gmail.com </text:p>
          </table:table-cell>
          <table:table-cell office:value-type="float" office:value="767259832" calcext:value-type="float">
            <text:p>76725983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esar </text:p>
          </table:table-cell>
          <table:table-cell office:value-type="string" calcext:value-type="string">
            <text:p><text:s/>Muñoz </text:p>
          </table:table-cell>
          <table:table-cell office:value-type="float" office:value="78485193" calcext:value-type="float">
            <text:p>78485193</text:p>
          </table:table-cell>
          <table:table-cell office:value-type="float" office:value="130782701" calcext:value-type="float">
            <text:p>130782701</text:p>
          </table:table-cell>
          <table:table-cell office:value-type="string" calcext:value-type="string">
            <text:p><text:s/>cesar.munoz@duxservicios.cl </text:p>
          </table:table-cell>
          <table:table-cell office:value-type="float" office:value="763668754" calcext:value-type="float">
            <text:p>76366875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aren </text:p>
          </table:table-cell>
          <table:table-cell office:value-type="string" calcext:value-type="string">
            <text:p><text:s/>Iglesias </text:p>
          </table:table-cell>
          <table:table-cell office:value-type="float" office:value="978061474" calcext:value-type="float">
            <text:p>978061474</text:p>
          </table:table-cell>
          <table:table-cell office:value-type="float" office:value="130783562" calcext:value-type="float">
            <text:p>130783562</text:p>
          </table:table-cell>
          <table:table-cell office:value-type="string" calcext:value-type="string">
            <text:p><text:s/>karen.iglesias@gmail.com </text:p>
          </table:table-cell>
          <table:table-cell office:value-type="float" office:value="762622084" calcext:value-type="float">
            <text:p>76262208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ssica </text:p>
          </table:table-cell>
          <table:table-cell office:value-type="string" calcext:value-type="string">
            <text:p><text:s/>Torrejón </text:p>
          </table:table-cell>
          <table:table-cell office:value-type="float" office:value="29063105" calcext:value-type="float">
            <text:p>29063105</text:p>
          </table:table-cell>
          <table:table-cell office:value-type="float" office:value="130881343" calcext:value-type="float">
            <text:p>130881343</text:p>
          </table:table-cell>
          <table:table-cell office:value-type="string" calcext:value-type="string">
            <text:p><text:s/>jtorrejon@fcasfaltos.cl </text:p>
          </table:table-cell>
          <table:table-cell office:value-type="float" office:value="765867576" calcext:value-type="float">
            <text:p>76586757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Gonzalez </text:p>
          </table:table-cell>
          <table:table-cell office:value-type="float" office:value="56998126909" calcext:value-type="float">
            <text:p>56998126909</text:p>
          </table:table-cell>
          <table:table-cell office:value-type="float" office:value="130903460" calcext:value-type="float">
            <text:p>130903460</text:p>
          </table:table-cell>
          <table:table-cell office:value-type="string" calcext:value-type="string">
            <text:p><text:s/>pgonzalez@gstecnologia.cl </text:p>
          </table:table-cell>
          <table:table-cell office:value-type="float" office:value="764352955" calcext:value-type="float">
            <text:p>76435295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guel </text:p>
          </table:table-cell>
          <table:table-cell office:value-type="string" calcext:value-type="string">
            <text:p><text:s/>Nuñez Segovia </text:p>
          </table:table-cell>
          <table:table-cell office:value-type="float" office:value="22222222" calcext:value-type="float">
            <text:p>22222222</text:p>
          </table:table-cell>
          <table:table-cell office:value-type="float" office:value="130920365" calcext:value-type="float">
            <text:p>130920365</text:p>
          </table:table-cell>
          <table:table-cell office:value-type="string" calcext:value-type="string">
            <text:p><text:s/>miguel@gsegovia.cl </text:p>
          </table:table-cell>
          <table:table-cell office:value-type="float" office:value="768114633" calcext:value-type="float">
            <text:p>7681146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uth Ester </text:p>
          </table:table-cell>
          <table:table-cell office:value-type="string" calcext:value-type="string">
            <text:p><text:s/>Concha Larrain </text:p>
          </table:table-cell>
          <table:table-cell office:value-type="float" office:value="99790160" calcext:value-type="float">
            <text:p>99790160</text:p>
          </table:table-cell>
          <table:table-cell office:value-type="float" office:value="131076371" calcext:value-type="float">
            <text:p>131076371</text:p>
          </table:table-cell>
          <table:table-cell office:value-type="string" calcext:value-type="string">
            <text:p><text:s/>rconchal08@gmail.com </text:p>
          </table:table-cell>
          <table:table-cell office:value-type="float" office:value="768415900" calcext:value-type="float">
            <text:p>7684159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campos </text:p>
          </table:table-cell>
          <table:table-cell office:value-type="float" office:value="954055385" calcext:value-type="float">
            <text:p>954055385</text:p>
          </table:table-cell>
          <table:table-cell office:value-type="float" office:value="131117248" calcext:value-type="float">
            <text:p>131117248</text:p>
          </table:table-cell>
          <table:table-cell office:value-type="string" calcext:value-type="string">
            <text:p><text:s/>mcconstruccioneseirl@gmail.com </text:p>
          </table:table-cell>
          <table:table-cell office:value-type="float" office:value="765863392" calcext:value-type="float">
            <text:p>76586339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LILIANA </text:p>
          </table:table-cell>
          <table:table-cell office:value-type="string" calcext:value-type="string">
            <text:p><text:s/>ACUÑA </text:p>
          </table:table-cell>
          <table:table-cell office:value-type="float" office:value="229155900" calcext:value-type="float">
            <text:p>229155900</text:p>
          </table:table-cell>
          <table:table-cell office:value-type="float" office:value="131293593" calcext:value-type="float">
            <text:p>131293593</text:p>
          </table:table-cell>
          <table:table-cell office:value-type="string" calcext:value-type="string">
            <text:p><text:s/>liliana.acuna@intelet.cl </text:p>
          </table:table-cell>
          <table:table-cell office:value-type="float" office:value="760718610" calcext:value-type="float">
            <text:p>76071861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Alejandro </text:p>
          </table:table-cell>
          <table:table-cell office:value-type="string" calcext:value-type="string">
            <text:p><text:s/>Henriquez millar </text:p>
          </table:table-cell>
          <table:table-cell office:value-type="float" office:value="985284351" calcext:value-type="float">
            <text:p>985284351</text:p>
          </table:table-cell>
          <table:table-cell office:value-type="float" office:value="131387032" calcext:value-type="float">
            <text:p>131387032</text:p>
          </table:table-cell>
          <table:table-cell office:value-type="string" calcext:value-type="string">
            <text:p><text:s/>puntografivo.alejandro@gmail.com </text:p>
          </table:table-cell>
          <table:table-cell office:value-type="float" office:value="131387032" calcext:value-type="float">
            <text:p>13138703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Opazo </text:p>
          </table:table-cell>
          <table:table-cell office:value-type="float" office:value="988591633" calcext:value-type="float">
            <text:p>988591633</text:p>
          </table:table-cell>
          <table:table-cell office:value-type="float" office:value="131586507" calcext:value-type="float">
            <text:p>131586507</text:p>
          </table:table-cell>
          <table:table-cell office:value-type="string" calcext:value-type="string">
            <text:p><text:s/>trans.patricioopazo@gmail.com </text:p>
          </table:table-cell>
          <table:table-cell office:value-type="float" office:value="131586507" calcext:value-type="float">
            <text:p>13158650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avendano </text:p>
          </table:table-cell>
          <table:table-cell office:value-type="float" office:value="974762442" calcext:value-type="float">
            <text:p>974762442</text:p>
          </table:table-cell>
          <table:table-cell office:value-type="float" office:value="131635737" calcext:value-type="float">
            <text:p>131635737</text:p>
          </table:table-cell>
          <table:table-cell office:value-type="string" calcext:value-type="string">
            <text:p><text:s/>roberto.avendano@argroup.cl </text:p>
          </table:table-cell>
          <table:table-cell office:value-type="float" office:value="762363720" calcext:value-type="float">
            <text:p>7623637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o </text:p>
          </table:table-cell>
          <table:table-cell office:value-type="string" calcext:value-type="string">
            <text:p><text:s/>Quevedo </text:p>
          </table:table-cell>
          <table:table-cell office:value-type="float" office:value="950011937" calcext:value-type="float">
            <text:p>950011937</text:p>
          </table:table-cell>
          <table:table-cell office:value-type="float" office:value="131715927" calcext:value-type="float">
            <text:p>131715927</text:p>
          </table:table-cell>
          <table:table-cell office:value-type="string" calcext:value-type="string">
            <text:p><text:s/>marcelo.quevedo@firedsi.com </text:p>
          </table:table-cell>
          <table:table-cell office:value-type="string" calcext:value-type="string">
            <text:p><text:s/>7643795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PIZARRO </text:p>
          </table:table-cell>
          <table:table-cell office:value-type="float" office:value="522210203" calcext:value-type="float">
            <text:p>522210203</text:p>
          </table:table-cell>
          <table:table-cell office:value-type="float" office:value="131772092" calcext:value-type="float">
            <text:p>131772092</text:p>
          </table:table-cell>
          <table:table-cell office:value-type="string" calcext:value-type="string">
            <text:p><text:s/>elsatltda@gmail.com </text:p>
          </table:table-cell>
          <table:table-cell office:value-type="float" office:value="131772092" calcext:value-type="float">
            <text:p>13177209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martinez </text:p>
          </table:table-cell>
          <table:table-cell office:value-type="float" office:value="933019258" calcext:value-type="float">
            <text:p>933019258</text:p>
          </table:table-cell>
          <table:table-cell office:value-type="float" office:value="131834470" calcext:value-type="float">
            <text:p>131834470</text:p>
          </table:table-cell>
          <table:table-cell office:value-type="string" calcext:value-type="string">
            <text:p><text:s/>martinez.rcmh.4785@gmail.com </text:p>
          </table:table-cell>
          <table:table-cell office:value-type="float" office:value="766961444" calcext:value-type="float">
            <text:p>76696144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Espinoza </text:p>
          </table:table-cell>
          <table:table-cell office:value-type="float" office:value="964362801" calcext:value-type="float">
            <text:p>964362801</text:p>
          </table:table-cell>
          <table:table-cell office:value-type="float" office:value="131922698" calcext:value-type="float">
            <text:p>131922698</text:p>
          </table:table-cell>
          <table:table-cell office:value-type="string" calcext:value-type="string">
            <text:p><text:s/>pabloespinoza901@gmail.com </text:p>
          </table:table-cell>
          <table:table-cell office:value-type="float" office:value="768608814" calcext:value-type="float">
            <text:p>76860881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Nuñez </text:p>
          </table:table-cell>
          <table:table-cell office:value-type="float" office:value="949863361" calcext:value-type="float">
            <text:p>949863361</text:p>
          </table:table-cell>
          <table:table-cell office:value-type="float" office:value="131958943" calcext:value-type="float">
            <text:p>131958943</text:p>
          </table:table-cell>
          <table:table-cell office:value-type="string" calcext:value-type="string">
            <text:p><text:s/>finanzas@audiomusic.cl </text:p>
          </table:table-cell>
          <table:table-cell office:value-type="float" office:value="763430987" calcext:value-type="float">
            <text:p>76343098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ver </text:p>
          </table:table-cell>
          <table:table-cell office:value-type="string" calcext:value-type="string">
            <text:p><text:s/>turra </text:p>
          </table:table-cell>
          <table:table-cell office:value-type="float" office:value="942707102" calcext:value-type="float">
            <text:p>942707102</text:p>
          </table:table-cell>
          <table:table-cell office:value-type="float" office:value="131978413" calcext:value-type="float">
            <text:p>131978413</text:p>
          </table:table-cell>
          <table:table-cell office:value-type="string" calcext:value-type="string">
            <text:p><text:s/>contacto@anpever.cl </text:p>
          </table:table-cell>
          <table:table-cell office:value-type="float" office:value="762842718" calcext:value-type="float">
            <text:p>7628427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francisco </text:p>
          </table:table-cell>
          <table:table-cell office:value-type="string" calcext:value-type="string">
            <text:p><text:s/>Moyano </text:p>
          </table:table-cell>
          <table:table-cell office:value-type="float" office:value="971414733" calcext:value-type="float">
            <text:p>971414733</text:p>
          </table:table-cell>
          <table:table-cell office:value-type="float" office:value="131998546" calcext:value-type="float">
            <text:p>131998546</text:p>
          </table:table-cell>
          <table:table-cell office:value-type="string" calcext:value-type="string">
            <text:p><text:s/>franciscomoyano2127@gmail.com </text:p>
          </table:table-cell>
          <table:table-cell office:value-type="float" office:value="131998546" calcext:value-type="float">
            <text:p>13199854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gomez </text:p>
          </table:table-cell>
          <table:table-cell office:value-type="float" office:value="40267011" calcext:value-type="float">
            <text:p>40267011</text:p>
          </table:table-cell>
          <table:table-cell office:value-type="float" office:value="132111677" calcext:value-type="float">
            <text:p>132111677</text:p>
          </table:table-cell>
          <table:table-cell office:value-type="string" calcext:value-type="string">
            <text:p><text:s/>cgomez.colque@gmail.com </text:p>
          </table:table-cell>
          <table:table-cell office:value-type="float" office:value="766049680" calcext:value-type="float">
            <text:p>76604968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garet </text:p>
          </table:table-cell>
          <table:table-cell office:value-type="string" calcext:value-type="string">
            <text:p><text:s/>Diaz </text:p>
          </table:table-cell>
          <table:table-cell office:value-type="float" office:value="982022638" calcext:value-type="float">
            <text:p>982022638</text:p>
          </table:table-cell>
          <table:table-cell office:value-type="float" office:value="132178399" calcext:value-type="float">
            <text:p>132178399</text:p>
          </table:table-cell>
          <table:table-cell office:value-type="string" calcext:value-type="string">
            <text:p><text:s/>m.diaz@mdrservicios.com </text:p>
          </table:table-cell>
          <table:table-cell office:value-type="float" office:value="766631967" calcext:value-type="float">
            <text:p>76663196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orena </text:p>
          </table:table-cell>
          <table:table-cell office:value-type="string" calcext:value-type="string">
            <text:p><text:s/>Chacon </text:p>
          </table:table-cell>
          <table:table-cell office:value-type="float" office:value="50085704" calcext:value-type="float">
            <text:p>50085704</text:p>
          </table:table-cell>
          <table:table-cell office:value-type="float" office:value="132215839" calcext:value-type="float">
            <text:p>132215839</text:p>
          </table:table-cell>
          <table:table-cell office:value-type="string" calcext:value-type="string">
            <text:p><text:s/>administracion.finanzas@msmservicios.cl </text:p>
          </table:table-cell>
          <table:table-cell office:value-type="float" office:value="115800213" calcext:value-type="float">
            <text:p>11580021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Andrés </text:p>
          </table:table-cell>
          <table:table-cell office:value-type="string" calcext:value-type="string">
            <text:p><text:s/>Abrel </text:p>
          </table:table-cell>
          <table:table-cell office:value-type="float" office:value="945692491" calcext:value-type="float">
            <text:p>945692491</text:p>
          </table:table-cell>
          <table:table-cell office:value-type="float" office:value="132245851" calcext:value-type="float">
            <text:p>132245851</text:p>
          </table:table-cell>
          <table:table-cell office:value-type="string" calcext:value-type="string">
            <text:p><text:s/>pedroabrelcortes@gmail.com </text:p>
          </table:table-cell>
          <table:table-cell office:value-type="float" office:value="766454534" calcext:value-type="float">
            <text:p>76645453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NGELINA </text:p>
          </table:table-cell>
          <table:table-cell office:value-type="string" calcext:value-type="string">
            <text:p><text:s/>REYES </text:p>
          </table:table-cell>
          <table:table-cell office:value-type="float" office:value="322768551" calcext:value-type="float">
            <text:p>322768551</text:p>
          </table:table-cell>
          <table:table-cell office:value-type="float" office:value="132292361" calcext:value-type="float">
            <text:p>132292361</text:p>
          </table:table-cell>
          <table:table-cell office:value-type="string" calcext:value-type="string">
            <text:p><text:s/>angelina.reyes@ucvtv.net </text:p>
          </table:table-cell>
          <table:table-cell office:value-type="float" office:value="766816770" calcext:value-type="float">
            <text:p>7668167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ria </text:p>
          </table:table-cell>
          <table:table-cell office:value-type="string" calcext:value-type="string">
            <text:p><text:s/>Marfan </text:p>
          </table:table-cell>
          <table:table-cell office:value-type="float" office:value="996195653" calcext:value-type="float">
            <text:p>996195653</text:p>
          </table:table-cell>
          <table:table-cell office:value-type="float" office:value="132329648" calcext:value-type="float">
            <text:p>132329648</text:p>
          </table:table-cell>
          <table:table-cell office:value-type="string" calcext:value-type="string">
            <text:p><text:s/>Valeria@trade29.cl </text:p>
          </table:table-cell>
          <table:table-cell office:value-type="float" office:value="761017780" calcext:value-type="float">
            <text:p>76101778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antiago </text:p>
          </table:table-cell>
          <table:table-cell office:value-type="string" calcext:value-type="string">
            <text:p><text:s/>Prieto </text:p>
          </table:table-cell>
          <table:table-cell office:value-type="float" office:value="97795818" calcext:value-type="float">
            <text:p>97795818</text:p>
          </table:table-cell>
          <table:table-cell office:value-type="float" office:value="132342628" calcext:value-type="float">
            <text:p>132342628</text:p>
          </table:table-cell>
          <table:table-cell office:value-type="string" calcext:value-type="string">
            <text:p><text:s/>pasto.ruilova@gmail.com </text:p>
          </table:table-cell>
          <table:table-cell office:value-type="float" office:value="764004167" calcext:value-type="float">
            <text:p>76400416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Perez </text:p>
          </table:table-cell>
          <table:table-cell office:value-type="float" office:value="398459039" calcext:value-type="float">
            <text:p>398459039</text:p>
          </table:table-cell>
          <table:table-cell office:value-type="float" office:value="132418993" calcext:value-type="float">
            <text:p>132418993</text:p>
          </table:table-cell>
          <table:table-cell office:value-type="string" calcext:value-type="string">
            <text:p><text:s/>vbasoalto@gmail.com </text:p>
          </table:table-cell>
          <table:table-cell office:value-type="float" office:value="111111111" calcext:value-type="float">
            <text:p>11111111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sa </text:p>
          </table:table-cell>
          <table:table-cell office:value-type="string" calcext:value-type="string">
            <text:p><text:s/>TOLEDO CASTRO </text:p>
          </table:table-cell>
          <table:table-cell office:value-type="float" office:value="29951109" calcext:value-type="float">
            <text:p>29951109</text:p>
          </table:table-cell>
          <table:table-cell office:value-type="float" office:value="132467498" calcext:value-type="float">
            <text:p>132467498</text:p>
          </table:table-cell>
          <table:table-cell office:value-type="string" calcext:value-type="string">
            <text:p><text:s/>rtoledo@rentamaquinaria.cl </text:p>
          </table:table-cell>
          <table:table-cell office:value-type="float" office:value="763003345" calcext:value-type="float">
            <text:p>76300334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Viviana </text:p>
          </table:table-cell>
          <table:table-cell office:value-type="string" calcext:value-type="string">
            <text:p><text:s/>Barham </text:p>
          </table:table-cell>
          <table:table-cell office:value-type="float" office:value="226859500" calcext:value-type="float">
            <text:p>226859500</text:p>
          </table:table-cell>
          <table:table-cell office:value-type="float" office:value="132480427" calcext:value-type="float">
            <text:p>132480427</text:p>
          </table:table-cell>
          <table:table-cell office:value-type="string" calcext:value-type="string">
            <text:p><text:s/>admfacturacion@eulen.com </text:p>
          </table:table-cell>
          <table:table-cell office:value-type="float" office:value="969372703" calcext:value-type="float">
            <text:p>9693727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lias </text:p>
          </table:table-cell>
          <table:table-cell office:value-type="string" calcext:value-type="string">
            <text:p><text:s/>ruz infante </text:p>
          </table:table-cell>
          <table:table-cell office:value-type="float" office:value="966095840" calcext:value-type="float">
            <text:p>966095840</text:p>
          </table:table-cell>
          <table:table-cell office:value-type="float" office:value="132529078" calcext:value-type="float">
            <text:p>132529078</text:p>
          </table:table-cell>
          <table:table-cell office:value-type="string" calcext:value-type="string">
            <text:p><text:s/>elias.ruz@gmail.com </text:p>
          </table:table-cell>
          <table:table-cell office:value-type="float" office:value="132529078" calcext:value-type="float">
            <text:p>13252907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Clavería </text:p>
          </table:table-cell>
          <table:table-cell office:value-type="float" office:value="232177439" calcext:value-type="float">
            <text:p>232177439</text:p>
          </table:table-cell>
          <table:table-cell office:value-type="float" office:value="132554048" calcext:value-type="float">
            <text:p>132554048</text:p>
          </table:table-cell>
          <table:table-cell office:value-type="string" calcext:value-type="string">
            <text:p><text:s/>felipe@parabola.cl </text:p>
          </table:table-cell>
          <table:table-cell office:value-type="float" office:value="766798756" calcext:value-type="float">
            <text:p>7667987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ico Ignacio </text:p>
          </table:table-cell>
          <table:table-cell office:value-type="string" calcext:value-type="string">
            <text:p><text:s/>Henriquez </text:p>
          </table:table-cell>
          <table:table-cell office:value-type="float" office:value="955272044" calcext:value-type="float">
            <text:p>955272044</text:p>
          </table:table-cell>
          <table:table-cell office:value-type="float" office:value="132618240" calcext:value-type="float">
            <text:p>132618240</text:p>
          </table:table-cell>
          <table:table-cell office:value-type="string" calcext:value-type="string">
            <text:p><text:s/>proyectos@mvhciviles.cl </text:p>
          </table:table-cell>
          <table:table-cell office:value-type="float" office:value="763807053" calcext:value-type="float">
            <text:p>76380705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garita </text:p>
          </table:table-cell>
          <table:table-cell office:value-type="string" calcext:value-type="string">
            <text:p><text:s/>Segura </text:p>
          </table:table-cell>
          <table:table-cell office:value-type="float" office:value="224333006" calcext:value-type="float">
            <text:p>224333006</text:p>
          </table:table-cell>
          <table:table-cell office:value-type="float" office:value="132621985" calcext:value-type="float">
            <text:p>132621985</text:p>
          </table:table-cell>
          <table:table-cell office:value-type="string" calcext:value-type="string">
            <text:p><text:s/>mseguraz@cpacific.cl </text:p>
          </table:table-cell>
          <table:table-cell office:value-type="float" office:value="849404008" calcext:value-type="float">
            <text:p>8494040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aren </text:p>
          </table:table-cell>
          <table:table-cell office:value-type="string" calcext:value-type="string">
            <text:p><text:s/>Montalva Pereira </text:p>
          </table:table-cell>
          <table:table-cell office:value-type="float" office:value="974276200" calcext:value-type="float">
            <text:p>974276200</text:p>
          </table:table-cell>
          <table:table-cell office:value-type="float" office:value="132660794" calcext:value-type="float">
            <text:p>132660794</text:p>
          </table:table-cell>
          <table:table-cell office:value-type="string" calcext:value-type="string">
            <text:p><text:s/>transportador.kmp@gmail.com </text:p>
          </table:table-cell>
          <table:table-cell office:value-type="float" office:value="132660794" calcext:value-type="float">
            <text:p>13266079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ROMO </text:p>
          </table:table-cell>
          <table:table-cell office:value-type="float" office:value="223988100" calcext:value-type="float">
            <text:p>223988100</text:p>
          </table:table-cell>
          <table:table-cell office:value-type="float" office:value="132661723" calcext:value-type="float">
            <text:p>132661723</text:p>
          </table:table-cell>
          <table:table-cell office:value-type="string" calcext:value-type="string">
            <text:p><text:s/>aromo@clas.cl </text:p>
          </table:table-cell>
          <table:table-cell office:value-type="float" office:value="966826304" calcext:value-type="float">
            <text:p>9668263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talina </text:p>
          </table:table-cell>
          <table:table-cell office:value-type="string" calcext:value-type="string">
            <text:p><text:s/>lavin </text:p>
          </table:table-cell>
          <table:table-cell office:value-type="float" office:value="223546581" calcext:value-type="float">
            <text:p>223546581</text:p>
          </table:table-cell>
          <table:table-cell office:value-type="float" office:value="132703345" calcext:value-type="float">
            <text:p>132703345</text:p>
          </table:table-cell>
          <table:table-cell office:value-type="string" calcext:value-type="string">
            <text:p><text:s/>calavinv@uc.cl </text:p>
          </table:table-cell>
          <table:table-cell office:value-type="float" office:value="816989000" calcext:value-type="float">
            <text:p>816989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x </text:p>
          </table:table-cell>
          <table:table-cell office:value-type="string" calcext:value-type="string">
            <text:p><text:s/>hadad </text:p>
          </table:table-cell>
          <table:table-cell office:value-type="float" office:value="998866214" calcext:value-type="float">
            <text:p>998866214</text:p>
          </table:table-cell>
          <table:table-cell office:value-type="float" office:value="132718903" calcext:value-type="float">
            <text:p>132718903</text:p>
          </table:table-cell>
          <table:table-cell office:value-type="string" calcext:value-type="string">
            <text:p><text:s/>felix@mundolocaciones.com </text:p>
          </table:table-cell>
          <table:table-cell office:value-type="float" office:value="761514989" calcext:value-type="float">
            <text:p>76151498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Garib </text:p>
          </table:table-cell>
          <table:table-cell office:value-type="float" office:value="888888888" calcext:value-type="float">
            <text:p>888888888</text:p>
          </table:table-cell>
          <table:table-cell office:value-type="float" office:value="132719128" calcext:value-type="float">
            <text:p>132719128</text:p>
          </table:table-cell>
          <table:table-cell office:value-type="string" calcext:value-type="string">
            <text:p><text:s/>cristian.garib@feuer.cl </text:p>
          </table:table-cell>
          <table:table-cell office:value-type="float" office:value="764285085" calcext:value-type="float">
            <text:p>76428508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ACEVEDO </text:p>
          </table:table-cell>
          <table:table-cell office:value-type="float" office:value="222747507" calcext:value-type="float">
            <text:p>222747507</text:p>
          </table:table-cell>
          <table:table-cell office:value-type="float" office:value="132749027" calcext:value-type="float">
            <text:p>132749027</text:p>
          </table:table-cell>
          <table:table-cell office:value-type="string" calcext:value-type="string">
            <text:p><text:s/>carolina.acevedo@comlarrain.cl </text:p>
          </table:table-cell>
          <table:table-cell office:value-type="float" office:value="795507302" calcext:value-type="float">
            <text:p>7955073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Freddy </text:p>
          </table:table-cell>
          <table:table-cell office:value-type="string" calcext:value-type="string">
            <text:p><text:s/>Soto </text:p>
          </table:table-cell>
          <table:table-cell office:value-type="float" office:value="999178158" calcext:value-type="float">
            <text:p>999178158</text:p>
          </table:table-cell>
          <table:table-cell office:value-type="float" office:value="132805156" calcext:value-type="float">
            <text:p>132805156</text:p>
          </table:table-cell>
          <table:table-cell office:value-type="string" calcext:value-type="string">
            <text:p><text:s/>fsotof3impresores@gmail.com </text:p>
          </table:table-cell>
          <table:table-cell office:value-type="float" office:value="768169268" calcext:value-type="float">
            <text:p>7681692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oris </text:p>
          </table:table-cell>
          <table:table-cell office:value-type="string" calcext:value-type="string">
            <text:p><text:s/>Vásquez </text:p>
          </table:table-cell>
          <table:table-cell office:value-type="float" office:value="97757146" calcext:value-type="float">
            <text:p>97757146</text:p>
          </table:table-cell>
          <table:table-cell office:value-type="float" office:value="132865353" calcext:value-type="float">
            <text:p>132865353</text:p>
          </table:table-cell>
          <table:table-cell office:value-type="string" calcext:value-type="string">
            <text:p><text:s/>tortasnoemi@hotmail.com </text:p>
          </table:table-cell>
          <table:table-cell office:value-type="float" office:value="132865353" calcext:value-type="float">
            <text:p>13286535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alex </text:p>
          </table:table-cell>
          <table:table-cell office:value-type="string" calcext:value-type="string">
            <text:p><text:s/>dinamarca </text:p>
          </table:table-cell>
          <table:table-cell office:value-type="float" office:value="225442387" calcext:value-type="float">
            <text:p>225442387</text:p>
          </table:table-cell>
          <table:table-cell office:value-type="float" office:value="132874735" calcext:value-type="float">
            <text:p>132874735</text:p>
          </table:table-cell>
          <table:table-cell office:value-type="string" calcext:value-type="string">
            <text:p><text:s/>cartonintegral@gmail.com </text:p>
          </table:table-cell>
          <table:table-cell office:value-type="float" office:value="132874735" calcext:value-type="float">
            <text:p>13287473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<text:s/>alvarez </text:p>
          </table:table-cell>
          <table:table-cell office:value-type="float" office:value="935462627" calcext:value-type="float">
            <text:p>935462627</text:p>
          </table:table-cell>
          <table:table-cell office:value-type="float" office:value="132927146" calcext:value-type="float">
            <text:p>132927146</text:p>
          </table:table-cell>
          <table:table-cell office:value-type="string" calcext:value-type="string">
            <text:p><text:s/>a.alvarez@ingenierialacumbre.cl </text:p>
          </table:table-cell>
          <table:table-cell office:value-type="float" office:value="767479670" calcext:value-type="float">
            <text:p>7674796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antonio </text:p>
          </table:table-cell>
          <table:table-cell office:value-type="string" calcext:value-type="string">
            <text:p><text:s/>Antillanca Coñolef </text:p>
          </table:table-cell>
          <table:table-cell office:value-type="float" office:value="974957993" calcext:value-type="float">
            <text:p>974957993</text:p>
          </table:table-cell>
          <table:table-cell office:value-type="float" office:value="132979715" calcext:value-type="float">
            <text:p>132979715</text:p>
          </table:table-cell>
          <table:table-cell office:value-type="string" calcext:value-type="string">
            <text:p><text:s/>sergio@promozion.cl </text:p>
          </table:table-cell>
          <table:table-cell office:value-type="float" office:value="132979715" calcext:value-type="float">
            <text:p>1329797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NOEMI </text:p>
          </table:table-cell>
          <table:table-cell office:value-type="string" calcext:value-type="string">
            <text:p><text:s/>MONTECINOS </text:p>
          </table:table-cell>
          <table:table-cell office:value-type="float" office:value="412853070" calcext:value-type="float">
            <text:p>412853070</text:p>
          </table:table-cell>
          <table:table-cell office:value-type="float" office:value="133200150" calcext:value-type="float">
            <text:p>133200150</text:p>
          </table:table-cell>
          <table:table-cell office:value-type="string" calcext:value-type="string">
            <text:p><text:s/>nmontecinos@liberona.cl </text:p>
          </table:table-cell>
          <table:table-cell office:value-type="float" office:value="65903598" calcext:value-type="float">
            <text:p>659035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onso </text:p>
          </table:table-cell>
          <table:table-cell office:value-type="string" calcext:value-type="string">
            <text:p><text:s/>Schmidt </text:p>
          </table:table-cell>
          <table:table-cell office:value-type="float" office:value="56998219758" calcext:value-type="float">
            <text:p>56998219758</text:p>
          </table:table-cell>
          <table:table-cell office:value-type="float" office:value="133212590" calcext:value-type="float">
            <text:p>133212590</text:p>
          </table:table-cell>
          <table:table-cell office:value-type="string" calcext:value-type="string">
            <text:p><text:s/>schmidt.alfonso@gmail.com </text:p>
          </table:table-cell>
          <table:table-cell office:value-type="float" office:value="766871267" calcext:value-type="float">
            <text:p>76687126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ewgo </text:p>
          </table:table-cell>
          <table:table-cell office:value-type="string" calcext:value-type="string">
            <text:p><text:s/>Newgo </text:p>
          </table:table-cell>
          <table:table-cell office:value-type="float" office:value="0" calcext:value-type="float">
            <text:p>0</text:p>
          </table:table-cell>
          <table:table-cell office:value-type="float" office:value="133266488" calcext:value-type="float">
            <text:p>133266488</text:p>
          </table:table-cell>
          <table:table-cell office:value-type="string" calcext:value-type="string">
            <text:p><text:s/>newgo@newgo.cl </text:p>
          </table:table-cell>
          <table:table-cell office:value-type="float" office:value="764571681" calcext:value-type="float">
            <text:p>76457168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Casanueva </text:p>
          </table:table-cell>
          <table:table-cell office:value-type="float" office:value="968305577" calcext:value-type="float">
            <text:p>968305577</text:p>
          </table:table-cell>
          <table:table-cell office:value-type="float" office:value="133371303" calcext:value-type="float">
            <text:p>133371303</text:p>
          </table:table-cell>
          <table:table-cell office:value-type="string" calcext:value-type="string">
            <text:p><text:s/>acasanueva@maesca.com </text:p>
          </table:table-cell>
          <table:table-cell office:value-type="float" office:value="766554369" calcext:value-type="float">
            <text:p>76655436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lio cesar </text:p>
          </table:table-cell>
          <table:table-cell office:value-type="string" calcext:value-type="string">
            <text:p><text:s/>lobos hernandez </text:p>
          </table:table-cell>
          <table:table-cell office:value-type="float" office:value="990069354" calcext:value-type="float">
            <text:p>990069354</text:p>
          </table:table-cell>
          <table:table-cell office:value-type="float" office:value="133489711" calcext:value-type="float">
            <text:p>133489711</text:p>
          </table:table-cell>
          <table:table-cell office:value-type="string" calcext:value-type="string">
            <text:p><text:s/>jclobosh@hotmail.com </text:p>
          </table:table-cell>
          <table:table-cell office:value-type="float" office:value="133489711" calcext:value-type="float">
            <text:p>13348971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avarro </text:p>
          </table:table-cell>
          <table:table-cell office:value-type="string" calcext:value-type="string">
            <text:p><text:s/>navarro </text:p>
          </table:table-cell>
          <table:table-cell office:value-type="float" office:value="992229462" calcext:value-type="float">
            <text:p>992229462</text:p>
          </table:table-cell>
          <table:table-cell office:value-type="float" office:value="133509739" calcext:value-type="float">
            <text:p>133509739</text:p>
          </table:table-cell>
          <table:table-cell office:value-type="string" calcext:value-type="string">
            <text:p><text:s/>vnavarro@digeco.cl </text:p>
          </table:table-cell>
          <table:table-cell office:value-type="string" calcext:value-type="string">
            <text:p><text:s/>76411745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Coo yanca </text:p>
          </table:table-cell>
          <table:table-cell office:value-type="float" office:value="87251155" calcext:value-type="float">
            <text:p>87251155</text:p>
          </table:table-cell>
          <table:table-cell office:value-type="float" office:value="133606378" calcext:value-type="float">
            <text:p>133606378</text:p>
          </table:table-cell>
          <table:table-cell office:value-type="string" calcext:value-type="string">
            <text:p><text:s/>carloscoo@gmail.com </text:p>
          </table:table-cell>
          <table:table-cell office:value-type="float" office:value="133606378" calcext:value-type="float">
            <text:p>13360637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ercedes Hortensia </text:p>
          </table:table-cell>
          <table:table-cell office:value-type="string" calcext:value-type="string">
            <text:p><text:s/>Mendoza Rodriguez </text:p>
          </table:table-cell>
          <table:table-cell office:value-type="float" office:value="945303555" calcext:value-type="float">
            <text:p>945303555</text:p>
          </table:table-cell>
          <table:table-cell office:value-type="float" office:value="133811311" calcext:value-type="float">
            <text:p>133811311</text:p>
          </table:table-cell>
          <table:table-cell office:value-type="string" calcext:value-type="string">
            <text:p><text:s/>vidriosyaluminiosrodriguez55@gmail.com </text:p>
          </table:table-cell>
          <table:table-cell office:value-type="float" office:value="767055471" calcext:value-type="float">
            <text:p>76705547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VILLARROEL </text:p>
          </table:table-cell>
          <table:table-cell office:value-type="float" office:value="569657279" calcext:value-type="float">
            <text:p>569657279</text:p>
          </table:table-cell>
          <table:table-cell office:value-type="float" office:value="134079320" calcext:value-type="float">
            <text:p>134079320</text:p>
          </table:table-cell>
          <table:table-cell office:value-type="string" calcext:value-type="string">
            <text:p><text:s/>cristian.villarroel@masym.cl </text:p>
          </table:table-cell>
          <table:table-cell office:value-type="float" office:value="765031524" calcext:value-type="float">
            <text:p>76503152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Montecinos </text:p>
          </table:table-cell>
          <table:table-cell office:value-type="float" office:value="82346088" calcext:value-type="float">
            <text:p>82346088</text:p>
          </table:table-cell>
          <table:table-cell office:value-type="float" office:value="134165561" calcext:value-type="float">
            <text:p>134165561</text:p>
          </table:table-cell>
          <table:table-cell office:value-type="string" calcext:value-type="string">
            <text:p><text:s/>omontecinos@magsoluciones.cl </text:p>
          </table:table-cell>
          <table:table-cell office:value-type="string" calcext:value-type="string">
            <text:p><text:s/>76597335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Lara </text:p>
          </table:table-cell>
          <table:table-cell office:value-type="float" office:value="228860270" calcext:value-type="float">
            <text:p>228860270</text:p>
          </table:table-cell>
          <table:table-cell office:value-type="float" office:value="134178833" calcext:value-type="float">
            <text:p>134178833</text:p>
          </table:table-cell>
          <table:table-cell office:value-type="string" calcext:value-type="string">
            <text:p><text:s/>alejandro.lara@tinet.cl </text:p>
          </table:table-cell>
          <table:table-cell office:value-type="float" office:value="760294292" calcext:value-type="float">
            <text:p>76029429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Delia </text:p>
          </table:table-cell>
          <table:table-cell office:value-type="string" calcext:value-type="string">
            <text:p><text:s/>CARMONA </text:p>
          </table:table-cell>
          <table:table-cell office:value-type="float" office:value="993206393" calcext:value-type="float">
            <text:p>993206393</text:p>
          </table:table-cell>
          <table:table-cell office:value-type="float" office:value="134232854" calcext:value-type="float">
            <text:p>134232854</text:p>
          </table:table-cell>
          <table:table-cell office:value-type="string" calcext:value-type="string">
            <text:p><text:s/>administracion@geolaquim.cl </text:p>
          </table:table-cell>
          <table:table-cell office:value-type="float" office:value="768350205" calcext:value-type="float">
            <text:p>7683502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Arellano </text:p>
          </table:table-cell>
          <table:table-cell office:value-type="float" office:value="323197746" calcext:value-type="float">
            <text:p>323197746</text:p>
          </table:table-cell>
          <table:table-cell office:value-type="float" office:value="134291885" calcext:value-type="float">
            <text:p>134291885</text:p>
          </table:table-cell>
          <table:table-cell office:value-type="string" calcext:value-type="string">
            <text:p><text:s/>cortiz@cycprod.cl </text:p>
          </table:table-cell>
          <table:table-cell office:value-type="float" office:value="766485332" calcext:value-type="float">
            <text:p>76648533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Abarzua </text:p>
          </table:table-cell>
          <table:table-cell office:value-type="float" office:value="995072065" calcext:value-type="float">
            <text:p>995072065</text:p>
          </table:table-cell>
          <table:table-cell office:value-type="float" office:value="134293160" calcext:value-type="float">
            <text:p>134293160</text:p>
          </table:table-cell>
          <table:table-cell office:value-type="string" calcext:value-type="string">
            <text:p><text:s/>rod.abarzua@sensar.cl </text:p>
          </table:table-cell>
          <table:table-cell office:value-type="float" office:value="760158577" calcext:value-type="float">
            <text:p>76015857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Bianchi </text:p>
          </table:table-cell>
          <table:table-cell office:value-type="float" office:value="0" calcext:value-type="float">
            <text:p>0</text:p>
          </table:table-cell>
          <table:table-cell office:value-type="float" office:value="134412488" calcext:value-type="float">
            <text:p>134412488</text:p>
          </table:table-cell>
          <table:table-cell office:value-type="string" calcext:value-type="string">
            <text:p><text:s/>felipe@grep.cl </text:p>
          </table:table-cell>
          <table:table-cell office:value-type="float" office:value="762944391" calcext:value-type="float">
            <text:p>76294439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olfo </text:p>
          </table:table-cell>
          <table:table-cell office:value-type="string" calcext:value-type="string">
            <text:p><text:s/>depix </text:p>
          </table:table-cell>
          <table:table-cell office:value-type="float" office:value="229069200" calcext:value-type="float">
            <text:p>229069200</text:p>
          </table:table-cell>
          <table:table-cell office:value-type="float" office:value="134413190" calcext:value-type="float">
            <text:p>134413190</text:p>
          </table:table-cell>
          <table:table-cell office:value-type="string" calcext:value-type="string">
            <text:p><text:s/>rodolfo@3tintas.cl </text:p>
          </table:table-cell>
          <table:table-cell office:value-type="float" office:value="761339621" calcext:value-type="float">
            <text:p>76133962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Cuevas </text:p>
          </table:table-cell>
          <table:table-cell office:value-type="float" office:value="994368766" calcext:value-type="float">
            <text:p>994368766</text:p>
          </table:table-cell>
          <table:table-cell office:value-type="float" office:value="134433515" calcext:value-type="float">
            <text:p>134433515</text:p>
          </table:table-cell>
          <table:table-cell office:value-type="string" calcext:value-type="string">
            <text:p><text:s/>info@esac.cl </text:p>
          </table:table-cell>
          <table:table-cell office:value-type="float" office:value="761330519" calcext:value-type="float">
            <text:p>7613305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Rolando Patricio </text:p>
          </table:table-cell>
          <table:table-cell office:value-type="string" calcext:value-type="string">
            <text:p><text:s/>Aguilera Concha </text:p>
          </table:table-cell>
          <table:table-cell office:value-type="float" office:value="933544188" calcext:value-type="float">
            <text:p>933544188</text:p>
          </table:table-cell>
          <table:table-cell office:value-type="float" office:value="134453850" calcext:value-type="float">
            <text:p>134453850</text:p>
          </table:table-cell>
          <table:table-cell office:value-type="string" calcext:value-type="string">
            <text:p><text:s/>rolando.aguilera@exalta.cl </text:p>
          </table:table-cell>
          <table:table-cell office:value-type="float" office:value="767783884" calcext:value-type="float">
            <text:p>76778388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therine </text:p>
          </table:table-cell>
          <table:table-cell office:value-type="string" calcext:value-type="string">
            <text:p><text:s/>Pinto </text:p>
          </table:table-cell>
          <table:table-cell office:value-type="float" office:value="963420986" calcext:value-type="float">
            <text:p>963420986</text:p>
          </table:table-cell>
          <table:table-cell office:value-type="float" office:value="134502819" calcext:value-type="float">
            <text:p>134502819</text:p>
          </table:table-cell>
          <table:table-cell office:value-type="string" calcext:value-type="string">
            <text:p><text:s/>ventas@promomkt.cl </text:p>
          </table:table-cell>
          <table:table-cell office:value-type="float" office:value="765413869" calcext:value-type="float">
            <text:p>76541386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rturo </text:p>
          </table:table-cell>
          <table:table-cell office:value-type="string" calcext:value-type="string">
            <text:p><text:s/>miranda </text:p>
          </table:table-cell>
          <table:table-cell office:value-type="float" office:value="952164652" calcext:value-type="float">
            <text:p>952164652</text:p>
          </table:table-cell>
          <table:table-cell office:value-type="float" office:value="134519002" calcext:value-type="float">
            <text:p>134519002</text:p>
          </table:table-cell>
          <table:table-cell office:value-type="string" calcext:value-type="string">
            <text:p><text:s/>arturo@apmindustrial.com </text:p>
          </table:table-cell>
          <table:table-cell office:value-type="float" office:value="766810861" calcext:value-type="float">
            <text:p>76681086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uido </text:p>
          </table:table-cell>
          <table:table-cell office:value-type="string" calcext:value-type="string">
            <text:p><text:s/>Rios </text:p>
          </table:table-cell>
          <table:table-cell office:value-type="float" office:value="997784204" calcext:value-type="float">
            <text:p>997784204</text:p>
          </table:table-cell>
          <table:table-cell office:value-type="float" office:value="134524618" calcext:value-type="float">
            <text:p>134524618</text:p>
          </table:table-cell>
          <table:table-cell office:value-type="string" calcext:value-type="string">
            <text:p><text:s/>guido.rios@construccionescg.cl </text:p>
          </table:table-cell>
          <table:table-cell office:value-type="float" office:value="766938760" calcext:value-type="float">
            <text:p>76693876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Sepulveda </text:p>
          </table:table-cell>
          <table:table-cell office:value-type="float" office:value="5694280801" calcext:value-type="float">
            <text:p>5694280801</text:p>
          </table:table-cell>
          <table:table-cell office:value-type="float" office:value="134555394" calcext:value-type="float">
            <text:p>134555394</text:p>
          </table:table-cell>
          <table:table-cell office:value-type="string" calcext:value-type="string">
            <text:p><text:s/>carlos.sepulveda@mer-chile.cl </text:p>
          </table:table-cell>
          <table:table-cell office:value-type="float" office:value="764788109" calcext:value-type="float">
            <text:p>7647881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vier </text:p>
          </table:table-cell>
          <table:table-cell office:value-type="string" calcext:value-type="string">
            <text:p><text:s/>Cordero </text:p>
          </table:table-cell>
          <table:table-cell office:value-type="float" office:value="991496716" calcext:value-type="float">
            <text:p>991496716</text:p>
          </table:table-cell>
          <table:table-cell office:value-type="float" office:value="134564946" calcext:value-type="float">
            <text:p>134564946</text:p>
          </table:table-cell>
          <table:table-cell office:value-type="string" calcext:value-type="string">
            <text:p><text:s/>hidrodown@gmail.com </text:p>
          </table:table-cell>
          <table:table-cell office:value-type="float" office:value="134564946" calcext:value-type="float">
            <text:p>13456494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Saavedra </text:p>
          </table:table-cell>
          <table:table-cell office:value-type="float" office:value="225600685" calcext:value-type="float">
            <text:p>225600685</text:p>
          </table:table-cell>
          <table:table-cell office:value-type="float" office:value="134640766" calcext:value-type="float">
            <text:p>134640766</text:p>
          </table:table-cell>
          <table:table-cell office:value-type="string" calcext:value-type="string">
            <text:p><text:s/>cristian.saavedra@vendomatica.cl </text:p>
          </table:table-cell>
          <table:table-cell office:value-type="float" office:value="845058008" calcext:value-type="float">
            <text:p>8450580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ORENA </text:p>
          </table:table-cell>
          <table:table-cell office:value-type="string" calcext:value-type="string">
            <text:p><text:s/>ASTORGA </text:p>
          </table:table-cell>
          <table:table-cell office:value-type="float" office:value="27257371" calcext:value-type="float">
            <text:p>27257371</text:p>
          </table:table-cell>
          <table:table-cell office:value-type="float" office:value="134652209" calcext:value-type="float">
            <text:p>134652209</text:p>
          </table:table-cell>
          <table:table-cell office:value-type="string" calcext:value-type="string">
            <text:p><text:s/>lorena@ach.cl </text:p>
          </table:table-cell>
          <table:table-cell office:value-type="float" office:value="765042909" calcext:value-type="float">
            <text:p>7650429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Fuentes </text:p>
          </table:table-cell>
          <table:table-cell office:value-type="float" office:value="990004041" calcext:value-type="float">
            <text:p>990004041</text:p>
          </table:table-cell>
          <table:table-cell office:value-type="float" office:value="134660678" calcext:value-type="float">
            <text:p>134660678</text:p>
          </table:table-cell>
          <table:table-cell office:value-type="string" calcext:value-type="string">
            <text:p><text:s/>sergio.fuentes@novaingenieria.cl </text:p>
          </table:table-cell>
          <table:table-cell office:value-type="float" office:value="767987757" calcext:value-type="float">
            <text:p>76798775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SSA </text:p>
          </table:table-cell>
          <table:table-cell office:value-type="string" calcext:value-type="string">
            <text:p><text:s/>FLORES POBLETE </text:p>
          </table:table-cell>
          <table:table-cell office:value-type="float" office:value="981303551" calcext:value-type="float">
            <text:p>981303551</text:p>
          </table:table-cell>
          <table:table-cell office:value-type="float" office:value="134689684" calcext:value-type="float">
            <text:p>134689684</text:p>
          </table:table-cell>
          <table:table-cell office:value-type="string" calcext:value-type="string">
            <text:p><text:s/>marissa01poblete@gmail.com </text:p>
          </table:table-cell>
          <table:table-cell office:value-type="float" office:value="764201965" calcext:value-type="float">
            <text:p>76420196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Ayares </text:p>
          </table:table-cell>
          <table:table-cell office:value-type="float" office:value="982233486" calcext:value-type="float">
            <text:p>982233486</text:p>
          </table:table-cell>
          <table:table-cell office:value-type="float" office:value="134698446" calcext:value-type="float">
            <text:p>134698446</text:p>
          </table:table-cell>
          <table:table-cell office:value-type="string" calcext:value-type="string">
            <text:p><text:s/>contacto@benditopaladar.cl </text:p>
          </table:table-cell>
          <table:table-cell office:value-type="float" office:value="767435479" calcext:value-type="float">
            <text:p>7674354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enny </text:p>
          </table:table-cell>
          <table:table-cell office:value-type="string" calcext:value-type="string">
            <text:p><text:s/>Sanzana Mendoza </text:p>
          </table:table-cell>
          <table:table-cell office:value-type="float" office:value="992569957" calcext:value-type="float">
            <text:p>992569957</text:p>
          </table:table-cell>
          <table:table-cell office:value-type="float" office:value="134872306" calcext:value-type="float">
            <text:p>134872306</text:p>
          </table:table-cell>
          <table:table-cell office:value-type="string" calcext:value-type="string">
            <text:p><text:s/>jsanzana@lureye.cl </text:p>
          </table:table-cell>
          <table:table-cell office:value-type="float" office:value="969711109" calcext:value-type="float">
            <text:p>9697111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lena </text:p>
          </table:table-cell>
          <table:table-cell office:value-type="string" calcext:value-type="string">
            <text:p><text:s/>Cordova </text:p>
          </table:table-cell>
          <table:table-cell office:value-type="float" office:value="223195628" calcext:value-type="float">
            <text:p>223195628</text:p>
          </table:table-cell>
          <table:table-cell office:value-type="float" office:value="134898607" calcext:value-type="float">
            <text:p>134898607</text:p>
          </table:table-cell>
          <table:table-cell office:value-type="string" calcext:value-type="string">
            <text:p><text:s/>info@backupingenieria.cl </text:p>
          </table:table-cell>
          <table:table-cell office:value-type="float" office:value="760114561" calcext:value-type="float">
            <text:p>76011456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sanchez tapia </text:p>
          </table:table-cell>
          <table:table-cell office:value-type="float" office:value="56996248628" calcext:value-type="float">
            <text:p>56996248628</text:p>
          </table:table-cell>
          <table:table-cell office:value-type="float" office:value="134913878" calcext:value-type="float">
            <text:p>134913878</text:p>
          </table:table-cell>
          <table:table-cell office:value-type="string" calcext:value-type="string">
            <text:p><text:s/>tentempievaldivia@gmail.com </text:p>
          </table:table-cell>
          <table:table-cell office:value-type="float" office:value="134913878" calcext:value-type="float">
            <text:p>13491387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Lavadenz </text:p>
          </table:table-cell>
          <table:table-cell office:value-type="float" office:value="93098519" calcext:value-type="float">
            <text:p>93098519</text:p>
          </table:table-cell>
          <table:table-cell office:value-type="float" office:value="134948248" calcext:value-type="float">
            <text:p>134948248</text:p>
          </table:table-cell>
          <table:table-cell office:value-type="string" calcext:value-type="string">
            <text:p><text:s/>ignacio@gourmind.cl </text:p>
          </table:table-cell>
          <table:table-cell office:value-type="string" calcext:value-type="string">
            <text:p><text:s/>76180975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cqueline Caroline </text:p>
          </table:table-cell>
          <table:table-cell office:value-type="string" calcext:value-type="string">
            <text:p><text:s/>De La Barra Moraga </text:p>
          </table:table-cell>
          <table:table-cell office:value-type="float" office:value="944804000" calcext:value-type="float">
            <text:p>944804000</text:p>
          </table:table-cell>
          <table:table-cell office:value-type="float" office:value="134959878" calcext:value-type="float">
            <text:p>134959878</text:p>
          </table:table-cell>
          <table:table-cell office:value-type="string" calcext:value-type="string">
            <text:p><text:s/>contactodifenor@gmail.com </text:p>
          </table:table-cell>
          <table:table-cell office:value-type="float" office:value="767707010" calcext:value-type="float">
            <text:p>76770701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runo Arturo </text:p>
          </table:table-cell>
          <table:table-cell office:value-type="string" calcext:value-type="string">
            <text:p><text:s/>Fulgeri Sagredo </text:p>
          </table:table-cell>
          <table:table-cell office:value-type="float" office:value="452757878" calcext:value-type="float">
            <text:p>452757878</text:p>
          </table:table-cell>
          <table:table-cell office:value-type="float" office:value="135144622" calcext:value-type="float">
            <text:p>135144622</text:p>
          </table:table-cell>
          <table:table-cell office:value-type="string" calcext:value-type="string">
            <text:p><text:s/>brunofulgeri@gmail.com </text:p>
          </table:table-cell>
          <table:table-cell office:value-type="float" office:value="761252569" calcext:value-type="float">
            <text:p>76125256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ynthia </text:p>
          </table:table-cell>
          <table:table-cell office:value-type="string" calcext:value-type="string">
            <text:p><text:s/>Ojeda </text:p>
          </table:table-cell>
          <table:table-cell office:value-type="float" office:value="979699919" calcext:value-type="float">
            <text:p>979699919</text:p>
          </table:table-cell>
          <table:table-cell office:value-type="float" office:value="135198072" calcext:value-type="float">
            <text:p>135198072</text:p>
          </table:table-cell>
          <table:table-cell office:value-type="string" calcext:value-type="string">
            <text:p><text:s/>cynthia.ojeda@jotafeh.cl </text:p>
          </table:table-cell>
          <table:table-cell office:value-type="float" office:value="762260166" calcext:value-type="float">
            <text:p>76226016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gela </text:p>
          </table:table-cell>
          <table:table-cell office:value-type="string" calcext:value-type="string">
            <text:p><text:s/>heckersdorf </text:p>
          </table:table-cell>
          <table:table-cell office:value-type="float" office:value="95159325" calcext:value-type="float">
            <text:p>95159325</text:p>
          </table:table-cell>
          <table:table-cell office:value-type="float" office:value="135348570" calcext:value-type="float">
            <text:p>135348570</text:p>
          </table:table-cell>
          <table:table-cell office:value-type="string" calcext:value-type="string">
            <text:p><text:s/>heckersdorf.ange@gmail.com </text:p>
          </table:table-cell>
          <table:table-cell office:value-type="float" office:value="765939569" calcext:value-type="float">
            <text:p>76593956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Fernando </text:p>
          </table:table-cell>
          <table:table-cell office:value-type="string" calcext:value-type="string">
            <text:p><text:s/>Galleguillos Pizarro </text:p>
          </table:table-cell>
          <table:table-cell office:value-type="float" office:value="992958502" calcext:value-type="float">
            <text:p>992958502</text:p>
          </table:table-cell>
          <table:table-cell office:value-type="float" office:value="135405566" calcext:value-type="float">
            <text:p>135405566</text:p>
          </table:table-cell>
          <table:table-cell office:value-type="string" calcext:value-type="string">
            <text:p><text:s/>gylconstrucciones@gmail.com </text:p>
          </table:table-cell>
          <table:table-cell office:value-type="string" calcext:value-type="string">
            <text:p><text:s/>7635488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alvarez </text:p>
          </table:table-cell>
          <table:table-cell office:value-type="float" office:value="981493451" calcext:value-type="float">
            <text:p>981493451</text:p>
          </table:table-cell>
          <table:table-cell office:value-type="float" office:value="135449385" calcext:value-type="float">
            <text:p>135449385</text:p>
          </table:table-cell>
          <table:table-cell office:value-type="string" calcext:value-type="string">
            <text:p><text:s/>salvarez@serviciosbrd.com </text:p>
          </table:table-cell>
          <table:table-cell office:value-type="string" calcext:value-type="string">
            <text:p><text:s/>76743684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cussen </text:p>
          </table:table-cell>
          <table:table-cell office:value-type="float" office:value="971256999" calcext:value-type="float">
            <text:p>971256999</text:p>
          </table:table-cell>
          <table:table-cell office:value-type="float" office:value="135453617" calcext:value-type="float">
            <text:p>135453617</text:p>
          </table:table-cell>
          <table:table-cell office:value-type="string" calcext:value-type="string">
            <text:p><text:s/>pablo@cussen.cl </text:p>
          </table:table-cell>
          <table:table-cell office:value-type="float" office:value="764039335" calcext:value-type="float">
            <text:p>76403933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ULINA </text:p>
          </table:table-cell>
          <table:table-cell office:value-type="string" calcext:value-type="string">
            <text:p><text:s/>CORNEJO </text:p>
          </table:table-cell>
          <table:table-cell office:value-type="float" office:value="227358066" calcext:value-type="float">
            <text:p>227358066</text:p>
          </table:table-cell>
          <table:table-cell office:value-type="float" office:value="135501433" calcext:value-type="float">
            <text:p>135501433</text:p>
          </table:table-cell>
          <table:table-cell office:value-type="string" calcext:value-type="string">
            <text:p><text:s/>pcornejo@piov.cl </text:p>
          </table:table-cell>
          <table:table-cell office:value-type="float" office:value="787025307" calcext:value-type="float">
            <text:p>78702530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x </text:p>
          </table:table-cell>
          <table:table-cell office:value-type="string" calcext:value-type="string">
            <text:p><text:s/>Viveros </text:p>
          </table:table-cell>
          <table:table-cell office:value-type="float" office:value="56972187608" calcext:value-type="float">
            <text:p>56972187608</text:p>
          </table:table-cell>
          <table:table-cell office:value-type="float" office:value="135501638" calcext:value-type="float">
            <text:p>135501638</text:p>
          </table:table-cell>
          <table:table-cell office:value-type="string" calcext:value-type="string">
            <text:p><text:s/>felix@superficies.cl </text:p>
          </table:table-cell>
          <table:table-cell office:value-type="float" office:value="763702545" calcext:value-type="float">
            <text:p>7637025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ABIAN ALONSO </text:p>
          </table:table-cell>
          <table:table-cell office:value-type="string" calcext:value-type="string">
            <text:p><text:s/>CARRILLO LARA </text:p>
          </table:table-cell>
          <table:table-cell office:value-type="float" office:value="933526118" calcext:value-type="float">
            <text:p>933526118</text:p>
          </table:table-cell>
          <table:table-cell office:value-type="float" office:value="135553174" calcext:value-type="float">
            <text:p>135553174</text:p>
          </table:table-cell>
          <table:table-cell office:value-type="string" calcext:value-type="string">
            <text:p><text:s/>HUEVOSTOLINA@GMAIL.COM </text:p>
          </table:table-cell>
          <table:table-cell office:value-type="float" office:value="768648360" calcext:value-type="float">
            <text:p>76864836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Yanina del Carmen </text:p>
          </table:table-cell>
          <table:table-cell office:value-type="string" calcext:value-type="string">
            <text:p><text:s/>Castro Castro </text:p>
          </table:table-cell>
          <table:table-cell office:value-type="float" office:value="987622198" calcext:value-type="float">
            <text:p>987622198</text:p>
          </table:table-cell>
          <table:table-cell office:value-type="float" office:value="135620467" calcext:value-type="float">
            <text:p>135620467</text:p>
          </table:table-cell>
          <table:table-cell office:value-type="string" calcext:value-type="string">
            <text:p><text:s/>y_anina_castro@hotmail.com </text:p>
          </table:table-cell>
          <table:table-cell office:value-type="float" office:value="135620467" calcext:value-type="float">
            <text:p>13562046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enilud </text:p>
          </table:table-cell>
          <table:table-cell office:value-type="string" calcext:value-type="string">
            <text:p><text:s/>Torres </text:p>
          </table:table-cell>
          <table:table-cell office:value-type="float" office:value="998711468" calcext:value-type="float">
            <text:p>998711468</text:p>
          </table:table-cell>
          <table:table-cell office:value-type="float" office:value="135659185" calcext:value-type="float">
            <text:p>135659185</text:p>
          </table:table-cell>
          <table:table-cell office:value-type="string" calcext:value-type="string">
            <text:p><text:s/>natali.torres.79@hotmail.com </text:p>
          </table:table-cell>
          <table:table-cell office:value-type="float" office:value="764980069" calcext:value-type="float">
            <text:p>76498006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atherine </text:p>
          </table:table-cell>
          <table:table-cell office:value-type="string" calcext:value-type="string">
            <text:p><text:s/>Ruz </text:p>
          </table:table-cell>
          <table:table-cell office:value-type="float" office:value="964952429" calcext:value-type="float">
            <text:p>964952429</text:p>
          </table:table-cell>
          <table:table-cell office:value-type="float" office:value="135716367" calcext:value-type="float">
            <text:p>135716367</text:p>
          </table:table-cell>
          <table:table-cell office:value-type="string" calcext:value-type="string">
            <text:p><text:s/>ruz.katherine@gmail.com </text:p>
          </table:table-cell>
          <table:table-cell office:value-type="float" office:value="764270134" calcext:value-type="float">
            <text:p>76427013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Besi </text:p>
          </table:table-cell>
          <table:table-cell office:value-type="string" calcext:value-type="string">
            <text:p><text:s/>Sandoval Jara </text:p>
          </table:table-cell>
          <table:table-cell office:value-type="float" office:value="966761860" calcext:value-type="float">
            <text:p>966761860</text:p>
          </table:table-cell>
          <table:table-cell office:value-type="float" office:value="135795089" calcext:value-type="float">
            <text:p>135795089</text:p>
          </table:table-cell>
          <table:table-cell office:value-type="string" calcext:value-type="string">
            <text:p><text:s/>resortesgallardo@hotmail.com </text:p>
          </table:table-cell>
          <table:table-cell office:value-type="float" office:value="73065879" calcext:value-type="float">
            <text:p>7306587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Miranda </text:p>
          </table:table-cell>
          <table:table-cell office:value-type="float" office:value="232026808" calcext:value-type="float">
            <text:p>232026808</text:p>
          </table:table-cell>
          <table:table-cell office:value-type="float" office:value="135875678" calcext:value-type="float">
            <text:p>135875678</text:p>
          </table:table-cell>
          <table:table-cell office:value-type="string" calcext:value-type="string">
            <text:p><text:s/>eduardomiranda@instalacionesaustral.cl </text:p>
          </table:table-cell>
          <table:table-cell office:value-type="float" office:value="763170888" calcext:value-type="float">
            <text:p>76317088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Robles Mansilla </text:p>
          </table:table-cell>
          <table:table-cell office:value-type="float" office:value="732216622" calcext:value-type="float">
            <text:p>732216622</text:p>
          </table:table-cell>
          <table:table-cell office:value-type="float" office:value="135998656" calcext:value-type="float">
            <text:p>135998656</text:p>
          </table:table-cell>
          <table:table-cell office:value-type="string" calcext:value-type="string">
            <text:p><text:s/>hzenteno@zentenoconsultores.cl </text:p>
          </table:table-cell>
          <table:table-cell office:value-type="float" office:value="765980690" calcext:value-type="float">
            <text:p>76598069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ulina </text:p>
          </table:table-cell>
          <table:table-cell office:value-type="string" calcext:value-type="string">
            <text:p><text:s/>Candia </text:p>
          </table:table-cell>
          <table:table-cell office:value-type="float" office:value="65978957" calcext:value-type="float">
            <text:p>65978957</text:p>
          </table:table-cell>
          <table:table-cell office:value-type="float" office:value="136015036" calcext:value-type="float">
            <text:p>136015036</text:p>
          </table:table-cell>
          <table:table-cell office:value-type="string" calcext:value-type="string">
            <text:p><text:s/>paulina.candia@hardnet.cl </text:p>
          </table:table-cell>
          <table:table-cell office:value-type="float" office:value="764786610" calcext:value-type="float">
            <text:p>7647866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o </text:p>
          </table:table-cell>
          <table:table-cell office:value-type="string" calcext:value-type="string">
            <text:p><text:s/>Lastra </text:p>
          </table:table-cell>
          <table:table-cell office:value-type="float" office:value="984322069" calcext:value-type="float">
            <text:p>984322069</text:p>
          </table:table-cell>
          <table:table-cell office:value-type="float" office:value="136385860" calcext:value-type="float">
            <text:p>136385860</text:p>
          </table:table-cell>
          <table:table-cell office:value-type="string" calcext:value-type="string">
            <text:p><text:s/>lastra.marcelo@gmail.com </text:p>
          </table:table-cell>
          <table:table-cell office:value-type="float" office:value="768431582" calcext:value-type="float">
            <text:p>76843158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atricia Carolina </text:p>
          </table:table-cell>
          <table:table-cell office:value-type="string" calcext:value-type="string">
            <text:p><text:s/>Soza Segura </text:p>
          </table:table-cell>
          <table:table-cell office:value-type="float" office:value="995567438" calcext:value-type="float">
            <text:p>995567438</text:p>
          </table:table-cell>
          <table:table-cell office:value-type="float" office:value="136475967" calcext:value-type="float">
            <text:p>136475967</text:p>
          </table:table-cell>
          <table:table-cell office:value-type="string" calcext:value-type="string">
            <text:p><text:s/>contabilidad@mpcsa.cl </text:p>
          </table:table-cell>
          <table:table-cell office:value-type="float" office:value="967954101" calcext:value-type="float">
            <text:p>9679541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eslie </text:p>
          </table:table-cell>
          <table:table-cell office:value-type="string" calcext:value-type="string">
            <text:p><text:s/>Ortiz </text:p>
          </table:table-cell>
          <table:table-cell office:value-type="float" office:value="227269801" calcext:value-type="float">
            <text:p>227269801</text:p>
          </table:table-cell>
          <table:table-cell office:value-type="float" office:value="136546058" calcext:value-type="float">
            <text:p>136546058</text:p>
          </table:table-cell>
          <table:table-cell office:value-type="string" calcext:value-type="string">
            <text:p><text:s/>leslie.ortiz@snf-chile.com </text:p>
          </table:table-cell>
          <table:table-cell office:value-type="float" office:value="763803007" calcext:value-type="float">
            <text:p>7638030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aquin </text:p>
          </table:table-cell>
          <table:table-cell office:value-type="string" calcext:value-type="string">
            <text:p><text:s/>Barrientos </text:p>
          </table:table-cell>
          <table:table-cell office:value-type="float" office:value="984190783" calcext:value-type="float">
            <text:p>984190783</text:p>
          </table:table-cell>
          <table:table-cell office:value-type="float" office:value="136573136" calcext:value-type="float">
            <text:p>136573136</text:p>
          </table:table-cell>
          <table:table-cell office:value-type="string" calcext:value-type="string">
            <text:p><text:s/>jbarrientos@veta.cl </text:p>
          </table:table-cell>
          <table:table-cell office:value-type="float" office:value="761844598" calcext:value-type="float">
            <text:p>76184459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Naguel </text:p>
          </table:table-cell>
          <table:table-cell office:value-type="float" office:value="977574490" calcext:value-type="float">
            <text:p>977574490</text:p>
          </table:table-cell>
          <table:table-cell office:value-type="float" office:value="136575988" calcext:value-type="float">
            <text:p>136575988</text:p>
          </table:table-cell>
          <table:table-cell office:value-type="string" calcext:value-type="string">
            <text:p><text:s/>ignacio@cota100.cl </text:p>
          </table:table-cell>
          <table:table-cell office:value-type="float" office:value="763902161" calcext:value-type="float">
            <text:p>76390216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OLA </text:p>
          </table:table-cell>
          <table:table-cell office:value-type="string" calcext:value-type="string">
            <text:p><text:s/>LIZAMA </text:p>
          </table:table-cell>
          <table:table-cell office:value-type="float" office:value="989130227" calcext:value-type="float">
            <text:p>989130227</text:p>
          </table:table-cell>
          <table:table-cell office:value-type="float" office:value="136603140" calcext:value-type="float">
            <text:p>136603140</text:p>
          </table:table-cell>
          <table:table-cell office:value-type="string" calcext:value-type="string">
            <text:p><text:s/>plizama@servilek.cl </text:p>
          </table:table-cell>
          <table:table-cell office:value-type="float" office:value="766923194" calcext:value-type="float">
            <text:p>76692319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Manzo </text:p>
          </table:table-cell>
          <table:table-cell office:value-type="float" office:value="959116937" calcext:value-type="float">
            <text:p>959116937</text:p>
          </table:table-cell>
          <table:table-cell office:value-type="float" office:value="136619675" calcext:value-type="float">
            <text:p>136619675</text:p>
          </table:table-cell>
          <table:table-cell office:value-type="string" calcext:value-type="string">
            <text:p><text:s/>cristian.manzo@pinturasfixcolor.cl </text:p>
          </table:table-cell>
          <table:table-cell office:value-type="float" office:value="767631987" calcext:value-type="float">
            <text:p>76763198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asilio </text:p>
          </table:table-cell>
          <table:table-cell office:value-type="string" calcext:value-type="string">
            <text:p><text:s/>Tapia </text:p>
          </table:table-cell>
          <table:table-cell office:value-type="float" office:value="95143738" calcext:value-type="float">
            <text:p>95143738</text:p>
          </table:table-cell>
          <table:table-cell office:value-type="float" office:value="136641174" calcext:value-type="float">
            <text:p>136641174</text:p>
          </table:table-cell>
          <table:table-cell office:value-type="string" calcext:value-type="string">
            <text:p><text:s/>betarapanui@gmail.com </text:p>
          </table:table-cell>
          <table:table-cell office:value-type="float" office:value="136641174" calcext:value-type="float">
            <text:p>13664117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gardo Antonio </text:p>
          </table:table-cell>
          <table:table-cell office:value-type="string" calcext:value-type="string">
            <text:p><text:s/>Farias Ferrada </text:p>
          </table:table-cell>
          <table:table-cell office:value-type="float" office:value="931744790" calcext:value-type="float">
            <text:p>931744790</text:p>
          </table:table-cell>
          <table:table-cell office:value-type="float" office:value="136667807" calcext:value-type="float">
            <text:p>136667807</text:p>
          </table:table-cell>
          <table:table-cell office:value-type="string" calcext:value-type="string">
            <text:p><text:s/>rrrokafarias@gmail.com </text:p>
          </table:table-cell>
          <table:table-cell office:value-type="float" office:value="136667807" calcext:value-type="float">
            <text:p>1366678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Toledo </text:p>
          </table:table-cell>
          <table:table-cell office:value-type="float" office:value="985015846" calcext:value-type="float">
            <text:p>985015846</text:p>
          </table:table-cell>
          <table:table-cell office:value-type="float" office:value="136686550" calcext:value-type="float">
            <text:p>136686550</text:p>
          </table:table-cell>
          <table:table-cell office:value-type="string" calcext:value-type="string">
            <text:p><text:s/>rtoledo@digitart.cl </text:p>
          </table:table-cell>
          <table:table-cell office:value-type="float" office:value="995716100" calcext:value-type="float">
            <text:p>9957161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Videla </text:p>
          </table:table-cell>
          <table:table-cell office:value-type="float" office:value="56229479389" calcext:value-type="float">
            <text:p>56229479389</text:p>
          </table:table-cell>
          <table:table-cell office:value-type="float" office:value="136729268" calcext:value-type="float">
            <text:p>136729268</text:p>
          </table:table-cell>
          <table:table-cell office:value-type="string" calcext:value-type="string">
            <text:p><text:s/>fvidela@softnet.cl </text:p>
          </table:table-cell>
          <table:table-cell office:value-type="string" calcext:value-type="string">
            <text:p><text:s/>76017114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Rodrigo </text:p>
          </table:table-cell>
          <table:table-cell office:value-type="string" calcext:value-type="string">
            <text:p><text:s/>Rojas Valenzuela </text:p>
          </table:table-cell>
          <table:table-cell office:value-type="float" office:value="990180708" calcext:value-type="float">
            <text:p>990180708</text:p>
          </table:table-cell>
          <table:table-cell office:value-type="float" office:value="136774115" calcext:value-type="float">
            <text:p>136774115</text:p>
          </table:table-cell>
          <table:table-cell office:value-type="string" calcext:value-type="string">
            <text:p><text:s/>jocelyn.esparza@constructoraaguasclaras.cl </text:p>
          </table:table-cell>
          <table:table-cell office:value-type="float" office:value="763470210" calcext:value-type="float">
            <text:p>76347021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gallardo </text:p>
          </table:table-cell>
          <table:table-cell office:value-type="float" office:value="977669180" calcext:value-type="float">
            <text:p>977669180</text:p>
          </table:table-cell>
          <table:table-cell office:value-type="float" office:value="136817582" calcext:value-type="float">
            <text:p>136817582</text:p>
          </table:table-cell>
          <table:table-cell office:value-type="string" calcext:value-type="string">
            <text:p><text:s/>juangallardo.rg.cl@gmail.com </text:p>
          </table:table-cell>
          <table:table-cell office:value-type="float" office:value="136817582" calcext:value-type="float">
            <text:p>13681758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GUERRA </text:p>
          </table:table-cell>
          <table:table-cell office:value-type="float" office:value="224017653" calcext:value-type="float">
            <text:p>224017653</text:p>
          </table:table-cell>
          <table:table-cell office:value-type="float" office:value="136838024" calcext:value-type="float">
            <text:p>136838024</text:p>
          </table:table-cell>
          <table:table-cell office:value-type="string" calcext:value-type="string">
            <text:p><text:s/>jgg@lomablanca.cl </text:p>
          </table:table-cell>
          <table:table-cell office:value-type="float" office:value="762755548" calcext:value-type="float">
            <text:p>7627555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Susan </text:p>
          </table:table-cell>
          <table:table-cell office:value-type="string" calcext:value-type="string">
            <text:p><text:s/>Canales </text:p>
          </table:table-cell>
          <table:table-cell office:value-type="float" office:value="227683900" calcext:value-type="float">
            <text:p>227683900</text:p>
          </table:table-cell>
          <table:table-cell office:value-type="float" office:value="136841068" calcext:value-type="float">
            <text:p>136841068</text:p>
          </table:table-cell>
          <table:table-cell office:value-type="string" calcext:value-type="string">
            <text:p><text:s/>scanales@cory.cl </text:p>
          </table:table-cell>
          <table:table-cell office:value-type="float" office:value="892322007" calcext:value-type="float">
            <text:p>8923220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tin </text:p>
          </table:table-cell>
          <table:table-cell office:value-type="string" calcext:value-type="string">
            <text:p><text:s/>Vender acevedo </text:p>
          </table:table-cell>
          <table:table-cell office:value-type="float" office:value="56993453193" calcext:value-type="float">
            <text:p>56993453193</text:p>
          </table:table-cell>
          <table:table-cell office:value-type="float" office:value="136858564" calcext:value-type="float">
            <text:p>136858564</text:p>
          </table:table-cell>
          <table:table-cell office:value-type="string" calcext:value-type="string">
            <text:p><text:s/>mvender@best-energy.cl </text:p>
          </table:table-cell>
          <table:table-cell office:value-type="float" office:value="761109618" calcext:value-type="float">
            <text:p>7611096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ichelle </text:p>
          </table:table-cell>
          <table:table-cell office:value-type="string" calcext:value-type="string">
            <text:p><text:s/>Maurin </text:p>
          </table:table-cell>
          <table:table-cell office:value-type="float" office:value="223006485" calcext:value-type="float">
            <text:p>223006485</text:p>
          </table:table-cell>
          <table:table-cell office:value-type="float" office:value="136864319" calcext:value-type="float">
            <text:p>136864319</text:p>
          </table:table-cell>
          <table:table-cell office:value-type="string" calcext:value-type="string">
            <text:p><text:s/>mms@acustec.cl </text:p>
          </table:table-cell>
          <table:table-cell office:value-type="float" office:value="761578022" calcext:value-type="float">
            <text:p>76157802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layo </text:p>
          </table:table-cell>
          <table:table-cell office:value-type="string" calcext:value-type="string">
            <text:p><text:s/>Fernandez Moretto </text:p>
          </table:table-cell>
          <table:table-cell office:value-type="float" office:value="77491804" calcext:value-type="float">
            <text:p>77491804</text:p>
          </table:table-cell>
          <table:table-cell office:value-type="float" office:value="136875027" calcext:value-type="float">
            <text:p>136875027</text:p>
          </table:table-cell>
          <table:table-cell office:value-type="string" calcext:value-type="string">
            <text:p><text:s/>pf@dvanguardia.cl </text:p>
          </table:table-cell>
          <table:table-cell office:value-type="float" office:value="760372471" calcext:value-type="float">
            <text:p>76037247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vega </text:p>
          </table:table-cell>
          <table:table-cell office:value-type="float" office:value="961592472" calcext:value-type="float">
            <text:p>961592472</text:p>
          </table:table-cell>
          <table:table-cell office:value-type="float" office:value="136887483" calcext:value-type="float">
            <text:p>136887483</text:p>
          </table:table-cell>
          <table:table-cell office:value-type="string" calcext:value-type="string">
            <text:p><text:s/>pablo.vega@andesconsultoria.cl </text:p>
          </table:table-cell>
          <table:table-cell office:value-type="float" office:value="761481533" calcext:value-type="float">
            <text:p>7614815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HERRERA </text:p>
          </table:table-cell>
          <table:table-cell office:value-type="float" office:value="227917414" calcext:value-type="float">
            <text:p>227917414</text:p>
          </table:table-cell>
          <table:table-cell office:value-type="float" office:value="136919717" calcext:value-type="float">
            <text:p>136919717</text:p>
          </table:table-cell>
          <table:table-cell office:value-type="string" calcext:value-type="string">
            <text:p><text:s/>dherrera@equisol.cl </text:p>
          </table:table-cell>
          <table:table-cell office:value-type="float" office:value="765403731" calcext:value-type="float">
            <text:p>76540373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Alejandra </text:p>
          </table:table-cell>
          <table:table-cell office:value-type="string" calcext:value-type="string">
            <text:p><text:s/>Erazo </text:p>
          </table:table-cell>
          <table:table-cell office:value-type="float" office:value="227636608" calcext:value-type="float">
            <text:p>227636608</text:p>
          </table:table-cell>
          <table:table-cell office:value-type="float" office:value="137107113" calcext:value-type="float">
            <text:p>137107113</text:p>
          </table:table-cell>
          <table:table-cell office:value-type="string" calcext:value-type="string">
            <text:p><text:s/>aerazo@baskakow.cl </text:p>
          </table:table-cell>
          <table:table-cell office:value-type="float" office:value="761292951" calcext:value-type="float">
            <text:p>76129295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Lopez </text:p>
          </table:table-cell>
          <table:table-cell office:value-type="float" office:value="988398174" calcext:value-type="float">
            <text:p>988398174</text:p>
          </table:table-cell>
          <table:table-cell office:value-type="float" office:value="137116839" calcext:value-type="float">
            <text:p>137116839</text:p>
          </table:table-cell>
          <table:table-cell office:value-type="string" calcext:value-type="string">
            <text:p><text:s/>alvaro.lopez@garchile.cl </text:p>
          </table:table-cell>
          <table:table-cell office:value-type="float" office:value="765133823" calcext:value-type="float">
            <text:p>76513382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és </text:p>
          </table:table-cell>
          <table:table-cell office:value-type="string" calcext:value-type="string">
            <text:p><text:s/>Mañan </text:p>
          </table:table-cell>
          <table:table-cell office:value-type="float" office:value="961576411" calcext:value-type="float">
            <text:p>961576411</text:p>
          </table:table-cell>
          <table:table-cell office:value-type="float" office:value="137163152" calcext:value-type="float">
            <text:p>137163152</text:p>
          </table:table-cell>
          <table:table-cell office:value-type="string" calcext:value-type="string">
            <text:p><text:s/>andresman_n1@yahoo.es </text:p>
          </table:table-cell>
          <table:table-cell office:value-type="float" office:value="767261683" calcext:value-type="float">
            <text:p>76726168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caru </text:p>
          </table:table-cell>
          <table:table-cell office:value-type="float" office:value="999956689" calcext:value-type="float">
            <text:p>999956689</text:p>
          </table:table-cell>
          <table:table-cell office:value-type="float" office:value="137166992" calcext:value-type="float">
            <text:p>137166992</text:p>
          </table:table-cell>
          <table:table-cell office:value-type="string" calcext:value-type="string">
            <text:p><text:s/>alboreal007@gmail.com </text:p>
          </table:table-cell>
          <table:table-cell office:value-type="float" office:value="137166992" calcext:value-type="float">
            <text:p>13716699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Hernandez </text:p>
          </table:table-cell>
          <table:table-cell office:value-type="float" office:value="979302971" calcext:value-type="float">
            <text:p>979302971</text:p>
          </table:table-cell>
          <table:table-cell office:value-type="float" office:value="137168545" calcext:value-type="float">
            <text:p>137168545</text:p>
          </table:table-cell>
          <table:table-cell office:value-type="string" calcext:value-type="string">
            <text:p><text:s/>ashergrouppublicidad@gmail.com </text:p>
          </table:table-cell>
          <table:table-cell office:value-type="float" office:value="766003338" calcext:value-type="float">
            <text:p>76600333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usana </text:p>
          </table:table-cell>
          <table:table-cell office:value-type="string" calcext:value-type="string">
            <text:p><text:s/>Lizana </text:p>
          </table:table-cell>
          <table:table-cell office:value-type="float" office:value="962183294" calcext:value-type="float">
            <text:p>962183294</text:p>
          </table:table-cell>
          <table:table-cell office:value-type="float" office:value="137228904" calcext:value-type="float">
            <text:p>137228904</text:p>
          </table:table-cell>
          <table:table-cell office:value-type="string" calcext:value-type="string">
            <text:p><text:s/>ventas@alkimya.cl </text:p>
          </table:table-cell>
          <table:table-cell office:value-type="float" office:value="766549659" calcext:value-type="float">
            <text:p>76654965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ALEJANDRO </text:p>
          </table:table-cell>
          <table:table-cell office:value-type="string" calcext:value-type="string">
            <text:p><text:s/>ROA REYES </text:p>
          </table:table-cell>
          <table:table-cell office:value-type="float" office:value="967090368" calcext:value-type="float">
            <text:p>967090368</text:p>
          </table:table-cell>
          <table:table-cell office:value-type="float" office:value="137311801" calcext:value-type="float">
            <text:p>137311801</text:p>
          </table:table-cell>
          <table:table-cell office:value-type="string" calcext:value-type="string">
            <text:p><text:s/>carlos.roa.1978@gmail.com </text:p>
          </table:table-cell>
          <table:table-cell office:value-type="float" office:value="137311801" calcext:value-type="float">
            <text:p>13731180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arroyo </text:p>
          </table:table-cell>
          <table:table-cell office:value-type="float" office:value="968435478" calcext:value-type="float">
            <text:p>968435478</text:p>
          </table:table-cell>
          <table:table-cell office:value-type="float" office:value="137377993" calcext:value-type="float">
            <text:p>137377993</text:p>
          </table:table-cell>
          <table:table-cell office:value-type="string" calcext:value-type="string">
            <text:p><text:s/>contratista.luisarroyo@gmail.com </text:p>
          </table:table-cell>
          <table:table-cell office:value-type="string" calcext:value-type="string">
            <text:p><text:s/>7665063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ria saldias </text:p>
          </table:table-cell>
          <table:table-cell office:value-type="string" calcext:value-type="string">
            <text:p><text:s/>Saldias </text:p>
          </table:table-cell>
          <table:table-cell office:value-type="float" office:value="999212676" calcext:value-type="float">
            <text:p>999212676</text:p>
          </table:table-cell>
          <table:table-cell office:value-type="float" office:value="137410966" calcext:value-type="float">
            <text:p>137410966</text:p>
          </table:table-cell>
          <table:table-cell office:value-type="string" calcext:value-type="string">
            <text:p><text:s/>valcosmetic79@gmail.com </text:p>
          </table:table-cell>
          <table:table-cell office:value-type="float" office:value="137410966" calcext:value-type="float">
            <text:p>13741096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KAROLAY </text:p>
          </table:table-cell>
          <table:table-cell office:value-type="string" calcext:value-type="string">
            <text:p><text:s/>ROJAS </text:p>
          </table:table-cell>
          <table:table-cell office:value-type="float" office:value="552642122" calcext:value-type="float">
            <text:p>552642122</text:p>
          </table:table-cell>
          <table:table-cell office:value-type="float" office:value="137484625" calcext:value-type="float">
            <text:p>137484625</text:p>
          </table:table-cell>
          <table:table-cell office:value-type="string" calcext:value-type="string">
            <text:p><text:s/>karolay_rojas@kaltire.com </text:p>
          </table:table-cell>
          <table:table-cell office:value-type="float" office:value="968009508" calcext:value-type="float">
            <text:p>9680095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Manuel </text:p>
          </table:table-cell>
          <table:table-cell office:value-type="string" calcext:value-type="string">
            <text:p><text:s/>Rodríguez Martínez </text:p>
          </table:table-cell>
          <table:table-cell office:value-type="float" office:value="978338425" calcext:value-type="float">
            <text:p>978338425</text:p>
          </table:table-cell>
          <table:table-cell office:value-type="float" office:value="137558297" calcext:value-type="float">
            <text:p>137558297</text:p>
          </table:table-cell>
          <table:table-cell office:value-type="string" calcext:value-type="string">
            <text:p><text:s/>donhuevoexpress@hotmail.com </text:p>
          </table:table-cell>
          <table:table-cell office:value-type="float" office:value="137558297" calcext:value-type="float">
            <text:p>1375582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Fuenzalida </text:p>
          </table:table-cell>
          <table:table-cell office:value-type="float" office:value="322839000" calcext:value-type="float">
            <text:p>322839000</text:p>
          </table:table-cell>
          <table:table-cell office:value-type="float" office:value="137664941" calcext:value-type="float">
            <text:p>137664941</text:p>
          </table:table-cell>
          <table:table-cell office:value-type="string" calcext:value-type="string">
            <text:p><text:s/>cfuenzalida@tell.cl </text:p>
          </table:table-cell>
          <table:table-cell office:value-type="float" office:value="995091305" calcext:value-type="float">
            <text:p>9950913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ía Andrea </text:p>
          </table:table-cell>
          <table:table-cell office:value-type="string" calcext:value-type="string">
            <text:p><text:s/>Marin Alvarez </text:p>
          </table:table-cell>
          <table:table-cell office:value-type="float" office:value="993111283" calcext:value-type="float">
            <text:p>993111283</text:p>
          </table:table-cell>
          <table:table-cell office:value-type="float" office:value="137797232" calcext:value-type="float">
            <text:p>137797232</text:p>
          </table:table-cell>
          <table:table-cell office:value-type="string" calcext:value-type="string">
            <text:p><text:s/>amarin@mpingenieriayservicios.cl </text:p>
          </table:table-cell>
          <table:table-cell office:value-type="float" office:value="766580653" calcext:value-type="float">
            <text:p>76658065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BEL </text:p>
          </table:table-cell>
          <table:table-cell office:value-type="string" calcext:value-type="string">
            <text:p><text:s/>Valenzuela Valenzuela </text:p>
          </table:table-cell>
          <table:table-cell office:value-type="float" office:value="96696406" calcext:value-type="float">
            <text:p>96696406</text:p>
          </table:table-cell>
          <table:table-cell office:value-type="float" office:value="137823039" calcext:value-type="float">
            <text:p>137823039</text:p>
          </table:table-cell>
          <table:table-cell office:value-type="string" calcext:value-type="string">
            <text:p><text:s/>mvalenzuela@myvingenieria.cl </text:p>
          </table:table-cell>
          <table:table-cell office:value-type="string" calcext:value-type="string">
            <text:p><text:s/>76195427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Novoa mendez </text:p>
          </table:table-cell>
          <table:table-cell office:value-type="float" office:value="931136497" calcext:value-type="float">
            <text:p>931136497</text:p>
          </table:table-cell>
          <table:table-cell office:value-type="float" office:value="137875543" calcext:value-type="float">
            <text:p>137875543</text:p>
          </table:table-cell>
          <table:table-cell office:value-type="string" calcext:value-type="string">
            <text:p><text:s/>lnovoa@sercopro.cl </text:p>
          </table:table-cell>
          <table:table-cell office:value-type="float" office:value="766123775" calcext:value-type="float">
            <text:p>76612377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eatriz </text:p>
          </table:table-cell>
          <table:table-cell office:value-type="string" calcext:value-type="string">
            <text:p><text:s/>ortuya </text:p>
          </table:table-cell>
          <table:table-cell office:value-type="float" office:value="227723850" calcext:value-type="float">
            <text:p>227723850</text:p>
          </table:table-cell>
          <table:table-cell office:value-type="float" office:value="137922169" calcext:value-type="float">
            <text:p>137922169</text:p>
          </table:table-cell>
          <table:table-cell office:value-type="string" calcext:value-type="string">
            <text:p><text:s/>mueblescasella@gmail.com </text:p>
          </table:table-cell>
          <table:table-cell office:value-type="float" office:value="762006472" calcext:value-type="float">
            <text:p>76200647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a </text:p>
          </table:table-cell>
          <table:table-cell office:value-type="string" calcext:value-type="string">
            <text:p><text:s/>Obando </text:p>
          </table:table-cell>
          <table:table-cell office:value-type="float" office:value="968489077" calcext:value-type="float">
            <text:p>968489077</text:p>
          </table:table-cell>
          <table:table-cell office:value-type="float" office:value="138212319" calcext:value-type="float">
            <text:p>138212319</text:p>
          </table:table-cell>
          <table:table-cell office:value-type="string" calcext:value-type="string">
            <text:p><text:s/>dobandovi@gmail.com </text:p>
          </table:table-cell>
          <table:table-cell office:value-type="float" office:value="138212319" calcext:value-type="float">
            <text:p>13821231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ANDRES </text:p>
          </table:table-cell>
          <table:table-cell office:value-type="string" calcext:value-type="string">
            <text:p><text:s/>LLANQUILEF ARCOS </text:p>
          </table:table-cell>
          <table:table-cell office:value-type="float" office:value="56995991478" calcext:value-type="float">
            <text:p>56995991478</text:p>
          </table:table-cell>
          <table:table-cell office:value-type="float" office:value="138218759" calcext:value-type="float">
            <text:p>138218759</text:p>
          </table:table-cell>
          <table:table-cell office:value-type="string" calcext:value-type="string">
            <text:p><text:s/>dllanquilefarcos@gmail.com </text:p>
          </table:table-cell>
          <table:table-cell office:value-type="float" office:value="138218759" calcext:value-type="float">
            <text:p>13821875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ny </text:p>
          </table:table-cell>
          <table:table-cell office:value-type="string" calcext:value-type="string">
            <text:p><text:s/>Castro </text:p>
          </table:table-cell>
          <table:table-cell office:value-type="float" office:value="342512754" calcext:value-type="float">
            <text:p>342512754</text:p>
          </table:table-cell>
          <table:table-cell office:value-type="float" office:value="138278700" calcext:value-type="float">
            <text:p>138278700</text:p>
          </table:table-cell>
          <table:table-cell office:value-type="string" calcext:value-type="string">
            <text:p><text:s/>jcastro@protec.cl </text:p>
          </table:table-cell>
          <table:table-cell office:value-type="float" office:value="798405209" calcext:value-type="float">
            <text:p>7984052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EORGE ANTHONY </text:p>
          </table:table-cell>
          <table:table-cell office:value-type="string" calcext:value-type="string">
            <text:p><text:s/>GOMEZ </text:p>
          </table:table-cell>
          <table:table-cell office:value-type="float" office:value="978349003" calcext:value-type="float">
            <text:p>978349003</text:p>
          </table:table-cell>
          <table:table-cell office:value-type="float" office:value="138352269" calcext:value-type="float">
            <text:p>138352269</text:p>
          </table:table-cell>
          <table:table-cell office:value-type="string" calcext:value-type="string">
            <text:p><text:s/>arriendo.maquinaria.pesada@gmail.com </text:p>
          </table:table-cell>
          <table:table-cell office:value-type="float" office:value="138352269" calcext:value-type="float">
            <text:p>13835226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Araneda </text:p>
          </table:table-cell>
          <table:table-cell office:value-type="float" office:value="224909953" calcext:value-type="float">
            <text:p>224909953</text:p>
          </table:table-cell>
          <table:table-cell office:value-type="float" office:value="138386600" calcext:value-type="float">
            <text:p>138386600</text:p>
          </table:table-cell>
          <table:table-cell office:value-type="string" calcext:value-type="string">
            <text:p><text:s/>victor.araneda@treck.cl </text:p>
          </table:table-cell>
          <table:table-cell office:value-type="float" office:value="965424903" calcext:value-type="float">
            <text:p>9654249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IDIA </text:p>
          </table:table-cell>
          <table:table-cell office:value-type="string" calcext:value-type="string">
            <text:p><text:s/>ALONSO </text:p>
          </table:table-cell>
          <table:table-cell office:value-type="float" office:value="973084663" calcext:value-type="float">
            <text:p>973084663</text:p>
          </table:table-cell>
          <table:table-cell office:value-type="float" office:value="138391531" calcext:value-type="float">
            <text:p>138391531</text:p>
          </table:table-cell>
          <table:table-cell office:value-type="string" calcext:value-type="string">
            <text:p><text:s/>nidialonso@gmail.com </text:p>
          </table:table-cell>
          <table:table-cell office:value-type="float" office:value="765205093" calcext:value-type="float">
            <text:p>76520509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IGNACIO </text:p>
          </table:table-cell>
          <table:table-cell office:value-type="string" calcext:value-type="string">
            <text:p><text:s/>ZIRPEL </text:p>
          </table:table-cell>
          <table:table-cell office:value-type="float" office:value="961923883" calcext:value-type="float">
            <text:p>961923883</text:p>
          </table:table-cell>
          <table:table-cell office:value-type="float" office:value="138518469" calcext:value-type="float">
            <text:p>138518469</text:p>
          </table:table-cell>
          <table:table-cell office:value-type="string" calcext:value-type="string">
            <text:p><text:s/>JZIRPEL@RECOLLECT.CL </text:p>
          </table:table-cell>
          <table:table-cell office:value-type="float" office:value="764703898" calcext:value-type="float">
            <text:p>76470389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vasquez leon </text:p>
          </table:table-cell>
          <table:table-cell office:value-type="float" office:value="995698259" calcext:value-type="float">
            <text:p>995698259</text:p>
          </table:table-cell>
          <table:table-cell office:value-type="float" office:value="138521222" calcext:value-type="float">
            <text:p>138521222</text:p>
          </table:table-cell>
          <table:table-cell office:value-type="string" calcext:value-type="string">
            <text:p><text:s/>jaime.vasquez@avpingenieria.cl </text:p>
          </table:table-cell>
          <table:table-cell office:value-type="float" office:value="765738628" calcext:value-type="float">
            <text:p>76573862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ulo </text:p>
          </table:table-cell>
          <table:table-cell office:value-type="string" calcext:value-type="string">
            <text:p><text:s/>Campos </text:p>
          </table:table-cell>
          <table:table-cell office:value-type="float" office:value="991951796" calcext:value-type="float">
            <text:p>991951796</text:p>
          </table:table-cell>
          <table:table-cell office:value-type="float" office:value="138605450" calcext:value-type="float">
            <text:p>138605450</text:p>
          </table:table-cell>
          <table:table-cell office:value-type="string" calcext:value-type="string">
            <text:p><text:s/>paulocamposvega@gmail.com </text:p>
          </table:table-cell>
          <table:table-cell office:value-type="float" office:value="763764710" calcext:value-type="float">
            <text:p>7637647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nan </text:p>
          </table:table-cell>
          <table:table-cell office:value-type="string" calcext:value-type="string">
            <text:p><text:s/>gary </text:p>
          </table:table-cell>
          <table:table-cell office:value-type="float" office:value="98310736" calcext:value-type="float">
            <text:p>98310736</text:p>
          </table:table-cell>
          <table:table-cell office:value-type="float" office:value="138662543" calcext:value-type="float">
            <text:p>138662543</text:p>
          </table:table-cell>
          <table:table-cell office:value-type="string" calcext:value-type="string">
            <text:p><text:s/>servigary@gmail.com </text:p>
          </table:table-cell>
          <table:table-cell office:value-type="float" office:value="138662543" calcext:value-type="float">
            <text:p>13866254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Avalos </text:p>
          </table:table-cell>
          <table:table-cell office:value-type="float" office:value="999734193" calcext:value-type="float">
            <text:p>999734193</text:p>
          </table:table-cell>
          <table:table-cell office:value-type="float" office:value="138730905" calcext:value-type="float">
            <text:p>138730905</text:p>
          </table:table-cell>
          <table:table-cell office:value-type="string" calcext:value-type="string">
            <text:p><text:s/>servimec.daniel@gmail.com </text:p>
          </table:table-cell>
          <table:table-cell office:value-type="float" office:value="763334759" calcext:value-type="float">
            <text:p>76333475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andres </text:p>
          </table:table-cell>
          <table:table-cell office:value-type="string" calcext:value-type="string">
            <text:p><text:s/>bustamante hidalgo </text:p>
          </table:table-cell>
          <table:table-cell office:value-type="float" office:value="956689633" calcext:value-type="float">
            <text:p>956689633</text:p>
          </table:table-cell>
          <table:table-cell office:value-type="float" office:value="138752054" calcext:value-type="float">
            <text:p>138752054</text:p>
          </table:table-cell>
          <table:table-cell office:value-type="string" calcext:value-type="string">
            <text:p><text:s/>ventas.hbos@gmail.com </text:p>
          </table:table-cell>
          <table:table-cell office:value-type="float" office:value="766444555" calcext:value-type="float">
            <text:p>7664445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Herrera </text:p>
          </table:table-cell>
          <table:table-cell office:value-type="float" office:value="229332370" calcext:value-type="float">
            <text:p>229332370</text:p>
          </table:table-cell>
          <table:table-cell office:value-type="float" office:value="138819507" calcext:value-type="float">
            <text:p>138819507</text:p>
          </table:table-cell>
          <table:table-cell office:value-type="string" calcext:value-type="string">
            <text:p><text:s/>nacho@rockaxis.net </text:p>
          </table:table-cell>
          <table:table-cell office:value-type="float" office:value="761093924" calcext:value-type="float">
            <text:p>76109392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onsl </text:p>
          </table:table-cell>
          <table:table-cell office:value-type="string" calcext:value-type="string">
            <text:p><text:s/>Saavedra </text:p>
          </table:table-cell>
          <table:table-cell office:value-type="float" office:value="996454761" calcext:value-type="float">
            <text:p>996454761</text:p>
          </table:table-cell>
          <table:table-cell office:value-type="float" office:value="138835154" calcext:value-type="float">
            <text:p>138835154</text:p>
          </table:table-cell>
          <table:table-cell office:value-type="string" calcext:value-type="string">
            <text:p><text:s/>aasaavedra@gmail.com </text:p>
          </table:table-cell>
          <table:table-cell office:value-type="string" calcext:value-type="string">
            <text:p><text:s/>76711978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laudia Paz </text:p>
          </table:table-cell>
          <table:table-cell office:value-type="string" calcext:value-type="string">
            <text:p><text:s/>Pizarro Castro </text:p>
          </table:table-cell>
          <table:table-cell office:value-type="float" office:value="226272727" calcext:value-type="float">
            <text:p>226272727</text:p>
          </table:table-cell>
          <table:table-cell office:value-type="float" office:value="138861023" calcext:value-type="float">
            <text:p>138861023</text:p>
          </table:table-cell>
          <table:table-cell office:value-type="string" calcext:value-type="string">
            <text:p><text:s/>cpizarro@rodacenter.cl </text:p>
          </table:table-cell>
          <table:table-cell office:value-type="float" office:value="784218104" calcext:value-type="float">
            <text:p>7842181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yasna </text:p>
          </table:table-cell>
          <table:table-cell office:value-type="string" calcext:value-type="string">
            <text:p><text:s/>aravena </text:p>
          </table:table-cell>
          <table:table-cell office:value-type="float" office:value="223691808" calcext:value-type="float">
            <text:p>223691808</text:p>
          </table:table-cell>
          <table:table-cell office:value-type="float" office:value="138873234" calcext:value-type="float">
            <text:p>138873234</text:p>
          </table:table-cell>
          <table:table-cell office:value-type="string" calcext:value-type="string">
            <text:p><text:s/>y.aravena@scem-chile.cl </text:p>
          </table:table-cell>
          <table:table-cell office:value-type="float" office:value="771478905" calcext:value-type="float">
            <text:p>7714789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an </text:p>
          </table:table-cell>
          <table:table-cell office:value-type="string" calcext:value-type="string">
            <text:p><text:s/>Huerta </text:p>
          </table:table-cell>
          <table:table-cell office:value-type="float" office:value="931916555" calcext:value-type="float">
            <text:p>931916555</text:p>
          </table:table-cell>
          <table:table-cell office:value-type="float" office:value="138891550" calcext:value-type="float">
            <text:p>138891550</text:p>
          </table:table-cell>
          <table:table-cell office:value-type="string" calcext:value-type="string">
            <text:p><text:s/>jphuerta@hyr.cl </text:p>
          </table:table-cell>
          <table:table-cell office:value-type="float" office:value="767719604" calcext:value-type="float">
            <text:p>7677196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HERNANDEZ </text:p>
          </table:table-cell>
          <table:table-cell office:value-type="float" office:value="982993512" calcext:value-type="float">
            <text:p>982993512</text:p>
          </table:table-cell>
          <table:table-cell office:value-type="float" office:value="139025598" calcext:value-type="float">
            <text:p>139025598</text:p>
          </table:table-cell>
          <table:table-cell office:value-type="string" calcext:value-type="string">
            <text:p><text:s/>francisco.hernandez@jbx.cl </text:p>
          </table:table-cell>
          <table:table-cell office:value-type="float" office:value="763658473" calcext:value-type="float">
            <text:p>76365847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briones </text:p>
          </table:table-cell>
          <table:table-cell office:value-type="float" office:value="953338183" calcext:value-type="float">
            <text:p>953338183</text:p>
          </table:table-cell>
          <table:table-cell office:value-type="float" office:value="139086430" calcext:value-type="float">
            <text:p>139086430</text:p>
          </table:table-cell>
          <table:table-cell office:value-type="string" calcext:value-type="string">
            <text:p><text:s/>sbrionesd@hotmail.com </text:p>
          </table:table-cell>
          <table:table-cell office:value-type="float" office:value="139086430" calcext:value-type="float">
            <text:p>13908643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sar contrer Antonio </text:p>
          </table:table-cell>
          <table:table-cell office:value-type="string" calcext:value-type="string">
            <text:p><text:s/>Contrera Gómez s </text:p>
          </table:table-cell>
          <table:table-cell office:value-type="float" office:value="56973067253" calcext:value-type="float">
            <text:p>56973067253</text:p>
          </table:table-cell>
          <table:table-cell office:value-type="float" office:value="139104102" calcext:value-type="float">
            <text:p>139104102</text:p>
          </table:table-cell>
          <table:table-cell office:value-type="string" calcext:value-type="string">
            <text:p><text:s/>Linguini.Eventos@gmail.com </text:p>
          </table:table-cell>
          <table:table-cell office:value-type="float" office:value="766607195" calcext:value-type="float">
            <text:p>76660719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<text:s/>Perez </text:p>
          </table:table-cell>
          <table:table-cell office:value-type="float" office:value="990885099" calcext:value-type="float">
            <text:p>990885099</text:p>
          </table:table-cell>
          <table:table-cell office:value-type="float" office:value="139108574" calcext:value-type="float">
            <text:p>139108574</text:p>
          </table:table-cell>
          <table:table-cell office:value-type="string" calcext:value-type="string">
            <text:p><text:s/>dnperez@itsnet.cl </text:p>
          </table:table-cell>
          <table:table-cell office:value-type="float" office:value="764588320" calcext:value-type="float">
            <text:p>76458832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ban </text:p>
          </table:table-cell>
          <table:table-cell office:value-type="string" calcext:value-type="string">
            <text:p><text:s/>Figueroa </text:p>
          </table:table-cell>
          <table:table-cell office:value-type="float" office:value="965192478" calcext:value-type="float">
            <text:p>965192478</text:p>
          </table:table-cell>
          <table:table-cell office:value-type="float" office:value="139114531" calcext:value-type="float">
            <text:p>139114531</text:p>
          </table:table-cell>
          <table:table-cell office:value-type="string" calcext:value-type="string">
            <text:p><text:s/>esteban@fvf.cl </text:p>
          </table:table-cell>
          <table:table-cell office:value-type="float" office:value="763362221" calcext:value-type="float">
            <text:p>76336222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tapia </text:p>
          </table:table-cell>
          <table:table-cell office:value-type="float" office:value="993494990" calcext:value-type="float">
            <text:p>993494990</text:p>
          </table:table-cell>
          <table:table-cell office:value-type="float" office:value="139145291" calcext:value-type="float">
            <text:p>139145291</text:p>
          </table:table-cell>
          <table:table-cell office:value-type="string" calcext:value-type="string">
            <text:p><text:s/>cristian.tapia@constructoracdu.cl </text:p>
          </table:table-cell>
          <table:table-cell office:value-type="float" office:value="762229668" calcext:value-type="float">
            <text:p>7622296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LMUT </text:p>
          </table:table-cell>
          <table:table-cell office:value-type="string" calcext:value-type="string">
            <text:p><text:s/>CARDENAS </text:p>
          </table:table-cell>
          <table:table-cell office:value-type="float" office:value="56976610211" calcext:value-type="float">
            <text:p>56976610211</text:p>
          </table:table-cell>
          <table:table-cell office:value-type="float" office:value="139233867" calcext:value-type="float">
            <text:p>139233867</text:p>
          </table:table-cell>
          <table:table-cell office:value-type="string" calcext:value-type="string">
            <text:p><text:s/>CARDENAS.HCCONSTRUCCIONES@GMAIL.COM </text:p>
          </table:table-cell>
          <table:table-cell office:value-type="string" calcext:value-type="string">
            <text:p><text:s/>7653763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<text:s/>Correa </text:p>
          </table:table-cell>
          <table:table-cell office:value-type="float" office:value="29668227" calcext:value-type="float">
            <text:p>29668227</text:p>
          </table:table-cell>
          <table:table-cell office:value-type="float" office:value="139285751" calcext:value-type="float">
            <text:p>139285751</text:p>
          </table:table-cell>
          <table:table-cell office:value-type="string" calcext:value-type="string">
            <text:p><text:s/>andrea.correa@sinteg.cl </text:p>
          </table:table-cell>
          <table:table-cell office:value-type="float" office:value="762390191" calcext:value-type="float">
            <text:p>76239019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uben </text:p>
          </table:table-cell>
          <table:table-cell office:value-type="string" calcext:value-type="string">
            <text:p><text:s/>Medel </text:p>
          </table:table-cell>
          <table:table-cell office:value-type="float" office:value="961611390" calcext:value-type="float">
            <text:p>961611390</text:p>
          </table:table-cell>
          <table:table-cell office:value-type="float" office:value="139335295" calcext:value-type="float">
            <text:p>139335295</text:p>
          </table:table-cell>
          <table:table-cell office:value-type="string" calcext:value-type="string">
            <text:p><text:s/>ventas@teamlockers.cl </text:p>
          </table:table-cell>
          <table:table-cell office:value-type="float" office:value="763583279" calcext:value-type="float">
            <text:p>7635832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baeza </text:p>
          </table:table-cell>
          <table:table-cell office:value-type="float" office:value="931006348" calcext:value-type="float">
            <text:p>931006348</text:p>
          </table:table-cell>
          <table:table-cell office:value-type="float" office:value="139363930" calcext:value-type="float">
            <text:p>139363930</text:p>
          </table:table-cell>
          <table:table-cell office:value-type="string" calcext:value-type="string">
            <text:p><text:s/>claudiobaeza@ironbac.cl </text:p>
          </table:table-cell>
          <table:table-cell office:value-type="float" office:value="764468252" calcext:value-type="float">
            <text:p>76446825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Medina Garrido </text:p>
          </table:table-cell>
          <table:table-cell office:value-type="float" office:value="56962477918" calcext:value-type="float">
            <text:p>56962477918</text:p>
          </table:table-cell>
          <table:table-cell office:value-type="float" office:value="139518500" calcext:value-type="float">
            <text:p>139518500</text:p>
          </table:table-cell>
          <table:table-cell office:value-type="string" calcext:value-type="string">
            <text:p><text:s/>rodrigomedinag@gmail.com </text:p>
          </table:table-cell>
          <table:table-cell office:value-type="float" office:value="767890281" calcext:value-type="float">
            <text:p>76789028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Collipal </text:p>
          </table:table-cell>
          <table:table-cell office:value-type="float" office:value="949171675" calcext:value-type="float">
            <text:p>949171675</text:p>
          </table:table-cell>
          <table:table-cell office:value-type="float" office:value="139651049" calcext:value-type="float">
            <text:p>139651049</text:p>
          </table:table-cell>
          <table:table-cell office:value-type="string" calcext:value-type="string">
            <text:p><text:s/>pablocollipal80@gmail.com </text:p>
          </table:table-cell>
          <table:table-cell office:value-type="float" office:value="139651049" calcext:value-type="float">
            <text:p>13965104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ul </text:p>
          </table:table-cell>
          <table:table-cell office:value-type="string" calcext:value-type="string">
            <text:p><text:s/>reyes reyes </text:p>
          </table:table-cell>
          <table:table-cell office:value-type="float" office:value="950117200" calcext:value-type="float">
            <text:p>950117200</text:p>
          </table:table-cell>
          <table:table-cell office:value-type="float" office:value="139668898" calcext:value-type="float">
            <text:p>139668898</text:p>
          </table:table-cell>
          <table:table-cell office:value-type="string" calcext:value-type="string">
            <text:p><text:s/>andresreyes@innovacionsustentable.cl </text:p>
          </table:table-cell>
          <table:table-cell office:value-type="float" office:value="767082541" calcext:value-type="float">
            <text:p>76708254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Waldo Eduardo </text:p>
          </table:table-cell>
          <table:table-cell office:value-type="string" calcext:value-type="string">
            <text:p><text:s/>Monsalves Monsalves </text:p>
          </table:table-cell>
          <table:table-cell office:value-type="float" office:value="956990282" calcext:value-type="float">
            <text:p>956990282</text:p>
          </table:table-cell>
          <table:table-cell office:value-type="float" office:value="139724801" calcext:value-type="float">
            <text:p>139724801</text:p>
          </table:table-cell>
          <table:table-cell office:value-type="string" calcext:value-type="string">
            <text:p><text:s/>wmonsalvesm@gmail.com </text:p>
          </table:table-cell>
          <table:table-cell office:value-type="float" office:value="762247569" calcext:value-type="float">
            <text:p>76224756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Moncada </text:p>
          </table:table-cell>
          <table:table-cell office:value-type="float" office:value="993083951" calcext:value-type="float">
            <text:p>993083951</text:p>
          </table:table-cell>
          <table:table-cell office:value-type="float" office:value="139830482" calcext:value-type="float">
            <text:p>139830482</text:p>
          </table:table-cell>
          <table:table-cell office:value-type="string" calcext:value-type="string">
            <text:p><text:s/>cmoncada@pointservice.cl </text:p>
          </table:table-cell>
          <table:table-cell office:value-type="float" office:value="764625986" calcext:value-type="float">
            <text:p>76462598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salas </text:p>
          </table:table-cell>
          <table:table-cell office:value-type="float" office:value="967207225" calcext:value-type="float">
            <text:p>967207225</text:p>
          </table:table-cell>
          <table:table-cell office:value-type="float" office:value="139922581" calcext:value-type="float">
            <text:p>139922581</text:p>
          </table:table-cell>
          <table:table-cell office:value-type="string" calcext:value-type="string">
            <text:p><text:s/>salas.andres5@gmail.com </text:p>
          </table:table-cell>
          <table:table-cell office:value-type="string" calcext:value-type="string">
            <text:p><text:s/>76488146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Huerta </text:p>
          </table:table-cell>
          <table:table-cell office:value-type="float" office:value="981989221" calcext:value-type="float">
            <text:p>981989221</text:p>
          </table:table-cell>
          <table:table-cell office:value-type="float" office:value="139945719" calcext:value-type="float">
            <text:p>139945719</text:p>
          </table:table-cell>
          <table:table-cell office:value-type="string" calcext:value-type="string">
            <text:p><text:s/>gyhchile@gmail.com </text:p>
          </table:table-cell>
          <table:table-cell office:value-type="float" office:value="764415515" calcext:value-type="float">
            <text:p>7644155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nan </text:p>
          </table:table-cell>
          <table:table-cell office:value-type="string" calcext:value-type="string">
            <text:p><text:s/>ferrada </text:p>
          </table:table-cell>
          <table:table-cell office:value-type="float" office:value="964182124" calcext:value-type="float">
            <text:p>964182124</text:p>
          </table:table-cell>
          <table:table-cell office:value-type="float" office:value="140271306" calcext:value-type="float">
            <text:p>140271306</text:p>
          </table:table-cell>
          <table:table-cell office:value-type="string" calcext:value-type="string">
            <text:p><text:s/>hernanferrada@fgrentalspa.cl </text:p>
          </table:table-cell>
          <table:table-cell office:value-type="float" office:value="764382838" calcext:value-type="float">
            <text:p>76438283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Andres </text:p>
          </table:table-cell>
          <table:table-cell office:value-type="string" calcext:value-type="string">
            <text:p><text:s/>Ordenes </text:p>
          </table:table-cell>
          <table:table-cell office:value-type="float" office:value="56995444736" calcext:value-type="float">
            <text:p>56995444736</text:p>
          </table:table-cell>
          <table:table-cell office:value-type="float" office:value="140309842" calcext:value-type="float">
            <text:p>140309842</text:p>
          </table:table-cell>
          <table:table-cell office:value-type="string" calcext:value-type="string">
            <text:p><text:s/>oscar.ordenes@dein.cl </text:p>
          </table:table-cell>
          <table:table-cell office:value-type="float" office:value="767184670" calcext:value-type="float">
            <text:p>76718467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nald </text:p>
          </table:table-cell>
          <table:table-cell office:value-type="string" calcext:value-type="string">
            <text:p><text:s/>Valenzuela </text:p>
          </table:table-cell>
          <table:table-cell office:value-type="float" office:value="996229386" calcext:value-type="float">
            <text:p>996229386</text:p>
          </table:table-cell>
          <table:table-cell office:value-type="float" office:value="140515108" calcext:value-type="float">
            <text:p>140515108</text:p>
          </table:table-cell>
          <table:table-cell office:value-type="string" calcext:value-type="string">
            <text:p><text:s/>ronald.valenzuela.flores@gmail.com </text:p>
          </table:table-cell>
          <table:table-cell office:value-type="float" office:value="762793334" calcext:value-type="float">
            <text:p>76279333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HILDA SOLANGE </text:p>
          </table:table-cell>
          <table:table-cell office:value-type="string" calcext:value-type="string">
            <text:p><text:s/>MALDONADO </text:p>
          </table:table-cell>
          <table:table-cell office:value-type="float" office:value="945275340" calcext:value-type="float">
            <text:p>945275340</text:p>
          </table:table-cell>
          <table:table-cell office:value-type="float" office:value="140675423" calcext:value-type="float">
            <text:p>140675423</text:p>
          </table:table-cell>
          <table:table-cell office:value-type="string" calcext:value-type="string">
            <text:p><text:s/>finanzasbrainworks@gmail.com </text:p>
          </table:table-cell>
          <table:table-cell office:value-type="float" office:value="762120941" calcext:value-type="float">
            <text:p>7621209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HRISTOPHER </text:p>
          </table:table-cell>
          <table:table-cell office:value-type="string" calcext:value-type="string">
            <text:p><text:s/>ESTAY </text:p>
          </table:table-cell>
          <table:table-cell office:value-type="float" office:value="56983019826" calcext:value-type="float">
            <text:p>56983019826</text:p>
          </table:table-cell>
          <table:table-cell office:value-type="float" office:value="141068768" calcext:value-type="float">
            <text:p>141068768</text:p>
          </table:table-cell>
          <table:table-cell office:value-type="string" calcext:value-type="string">
            <text:p><text:s/>cestay@logisticaleon.cl </text:p>
          </table:table-cell>
          <table:table-cell office:value-type="float" office:value="763434656" calcext:value-type="float">
            <text:p>7634346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berto </text:p>
          </table:table-cell>
          <table:table-cell office:value-type="string" calcext:value-type="string">
            <text:p><text:s/>Contardo Sfeir </text:p>
          </table:table-cell>
          <table:table-cell office:value-type="float" office:value="933086684" calcext:value-type="float">
            <text:p>933086684</text:p>
          </table:table-cell>
          <table:table-cell office:value-type="float" office:value="141216376" calcext:value-type="float">
            <text:p>141216376</text:p>
          </table:table-cell>
          <table:table-cell office:value-type="string" calcext:value-type="string">
            <text:p><text:s/>a.contardo@lbx-asie.com </text:p>
          </table:table-cell>
          <table:table-cell office:value-type="float" office:value="768796297" calcext:value-type="float">
            <text:p>7687962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Felipe </text:p>
          </table:table-cell>
          <table:table-cell office:value-type="string" calcext:value-type="string">
            <text:p><text:s/>Fernandez </text:p>
          </table:table-cell>
          <table:table-cell office:value-type="float" office:value="999495002" calcext:value-type="float">
            <text:p>999495002</text:p>
          </table:table-cell>
          <table:table-cell office:value-type="float" office:value="141236997" calcext:value-type="float">
            <text:p>141236997</text:p>
          </table:table-cell>
          <table:table-cell office:value-type="string" calcext:value-type="string">
            <text:p><text:s/>lfernandez@jogo.cl </text:p>
          </table:table-cell>
          <table:table-cell office:value-type="float" office:value="763062368" calcext:value-type="float">
            <text:p>76306236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amela </text:p>
          </table:table-cell>
          <table:table-cell office:value-type="string" calcext:value-type="string">
            <text:p><text:s/>Aviles </text:p>
          </table:table-cell>
          <table:table-cell office:value-type="float" office:value="951882017" calcext:value-type="float">
            <text:p>951882017</text:p>
          </table:table-cell>
          <table:table-cell office:value-type="float" office:value="141237152" calcext:value-type="float">
            <text:p>141237152</text:p>
          </table:table-cell>
          <table:table-cell office:value-type="string" calcext:value-type="string">
            <text:p><text:s/>facturacion@phbconsultores.cl </text:p>
          </table:table-cell>
          <table:table-cell office:value-type="float" office:value="125677835" calcext:value-type="float">
            <text:p>12567783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Osorio </text:p>
          </table:table-cell>
          <table:table-cell office:value-type="float" office:value="93437644" calcext:value-type="float">
            <text:p>93437644</text:p>
          </table:table-cell>
          <table:table-cell office:value-type="float" office:value="141267833" calcext:value-type="float">
            <text:p>141267833</text:p>
          </table:table-cell>
          <table:table-cell office:value-type="string" calcext:value-type="string">
            <text:p><text:s/>mosorio@svsm.cl </text:p>
          </table:table-cell>
          <table:table-cell office:value-type="string" calcext:value-type="string">
            <text:p><text:s/>77911810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ola Alejandra </text:p>
          </table:table-cell>
          <table:table-cell office:value-type="string" calcext:value-type="string">
            <text:p><text:s/>Bustos Cabrera </text:p>
          </table:table-cell>
          <table:table-cell office:value-type="float" office:value="986098539" calcext:value-type="float">
            <text:p>986098539</text:p>
          </table:table-cell>
          <table:table-cell office:value-type="float" office:value="141331477" calcext:value-type="float">
            <text:p>141331477</text:p>
          </table:table-cell>
          <table:table-cell office:value-type="string" calcext:value-type="string">
            <text:p><text:s/>paola@fastersecurityspa.com </text:p>
          </table:table-cell>
          <table:table-cell office:value-type="float" office:value="767783264" calcext:value-type="float">
            <text:p>76778326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guel </text:p>
          </table:table-cell>
          <table:table-cell office:value-type="string" calcext:value-type="string">
            <text:p><text:s/>Zárate </text:p>
          </table:table-cell>
          <table:table-cell office:value-type="float" office:value="22680661" calcext:value-type="float">
            <text:p>22680661</text:p>
          </table:table-cell>
          <table:table-cell office:value-type="float" office:value="141371258" calcext:value-type="float">
            <text:p>141371258</text:p>
          </table:table-cell>
          <table:table-cell office:value-type="string" calcext:value-type="string">
            <text:p><text:s/>mzarate@polytex.cl </text:p>
          </table:table-cell>
          <table:table-cell office:value-type="float" office:value="760211273" calcext:value-type="float">
            <text:p>76021127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nald </text:p>
          </table:table-cell>
          <table:table-cell office:value-type="string" calcext:value-type="string">
            <text:p><text:s/>Fuentes </text:p>
          </table:table-cell>
          <table:table-cell office:value-type="float" office:value="953338392" calcext:value-type="float">
            <text:p>953338392</text:p>
          </table:table-cell>
          <table:table-cell office:value-type="float" office:value="141374087" calcext:value-type="float">
            <text:p>141374087</text:p>
          </table:table-cell>
          <table:table-cell office:value-type="string" calcext:value-type="string">
            <text:p><text:s/>anvaltda@gmail.com </text:p>
          </table:table-cell>
          <table:table-cell office:value-type="float" office:value="764965256" calcext:value-type="float">
            <text:p>7649652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Rodriguez </text:p>
          </table:table-cell>
          <table:table-cell office:value-type="float" office:value="998869961" calcext:value-type="float">
            <text:p>998869961</text:p>
          </table:table-cell>
          <table:table-cell office:value-type="float" office:value="141445561" calcext:value-type="float">
            <text:p>141445561</text:p>
          </table:table-cell>
          <table:table-cell office:value-type="string" calcext:value-type="string">
            <text:p><text:s/>hrodriguez@hrw.cl </text:p>
          </table:table-cell>
          <table:table-cell office:value-type="float" office:value="762619997" calcext:value-type="float">
            <text:p>7626199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tias </text:p>
          </table:table-cell>
          <table:table-cell office:value-type="string" calcext:value-type="string">
            <text:p><text:s/>navarrete </text:p>
          </table:table-cell>
          <table:table-cell office:value-type="float" office:value="977645429" calcext:value-type="float">
            <text:p>977645429</text:p>
          </table:table-cell>
          <table:table-cell office:value-type="float" office:value="141481371" calcext:value-type="float">
            <text:p>141481371</text:p>
          </table:table-cell>
          <table:table-cell office:value-type="string" calcext:value-type="string">
            <text:p><text:s/>matias.cottet@gmail.com </text:p>
          </table:table-cell>
          <table:table-cell office:value-type="float" office:value="767287607" calcext:value-type="float">
            <text:p>76728760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Elias </text:p>
          </table:table-cell>
          <table:table-cell office:value-type="string" calcext:value-type="string">
            <text:p><text:s/>Lemuy Alvarez </text:p>
          </table:table-cell>
          <table:table-cell office:value-type="float" office:value="965657303" calcext:value-type="float">
            <text:p>965657303</text:p>
          </table:table-cell>
          <table:table-cell office:value-type="float" office:value="141528785" calcext:value-type="float">
            <text:p>141528785</text:p>
          </table:table-cell>
          <table:table-cell office:value-type="string" calcext:value-type="string">
            <text:p><text:s/>patricio.lemuy@lemram.com </text:p>
          </table:table-cell>
          <table:table-cell office:value-type="float" office:value="762835894" calcext:value-type="float">
            <text:p>76283589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Parada </text:p>
          </table:table-cell>
          <table:table-cell office:value-type="float" office:value="983276803" calcext:value-type="float">
            <text:p>983276803</text:p>
          </table:table-cell>
          <table:table-cell office:value-type="float" office:value="141564633" calcext:value-type="float">
            <text:p>141564633</text:p>
          </table:table-cell>
          <table:table-cell office:value-type="string" calcext:value-type="string">
            <text:p><text:s/>rparada@enare.cl </text:p>
          </table:table-cell>
          <table:table-cell office:value-type="float" office:value="763388026" calcext:value-type="float">
            <text:p>76338802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CUEVAS </text:p>
          </table:table-cell>
          <table:table-cell office:value-type="float" office:value="227410669" calcext:value-type="float">
            <text:p>227410669</text:p>
          </table:table-cell>
          <table:table-cell office:value-type="float" office:value="141623788" calcext:value-type="float">
            <text:p>141623788</text:p>
          </table:table-cell>
          <table:table-cell office:value-type="string" calcext:value-type="string">
            <text:p><text:s/>INFO@CRINGENIERIA.CL </text:p>
          </table:table-cell>
          <table:table-cell office:value-type="float" office:value="775816902" calcext:value-type="float">
            <text:p>77581690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ía </text:p>
          </table:table-cell>
          <table:table-cell office:value-type="string" calcext:value-type="string">
            <text:p><text:s/>Silva </text:p>
          </table:table-cell>
          <table:table-cell office:value-type="float" office:value="986085000" calcext:value-type="float">
            <text:p>986085000</text:p>
          </table:table-cell>
          <table:table-cell office:value-type="float" office:value="141659081" calcext:value-type="float">
            <text:p>141659081</text:p>
          </table:table-cell>
          <table:table-cell office:value-type="string" calcext:value-type="string">
            <text:p><text:s/>servicios@ingenieriamuresi.com </text:p>
          </table:table-cell>
          <table:table-cell office:value-type="float" office:value="762284855" calcext:value-type="float">
            <text:p>7622848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GELICA EVELYN </text:p>
          </table:table-cell>
          <table:table-cell office:value-type="string" calcext:value-type="string">
            <text:p><text:s/>Becerra Escobar </text:p>
          </table:table-cell>
          <table:table-cell office:value-type="float" office:value="959223854" calcext:value-type="float">
            <text:p>959223854</text:p>
          </table:table-cell>
          <table:table-cell office:value-type="float" office:value="141713981" calcext:value-type="float">
            <text:p>141713981</text:p>
          </table:table-cell>
          <table:table-cell office:value-type="string" calcext:value-type="string">
            <text:p><text:s/>contacto.dylchile@gmail.com </text:p>
          </table:table-cell>
          <table:table-cell office:value-type="float" office:value="765164893" calcext:value-type="float">
            <text:p>76516489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Pérez </text:p>
          </table:table-cell>
          <table:table-cell office:value-type="float" office:value="223526100" calcext:value-type="float">
            <text:p>223526100</text:p>
          </table:table-cell>
          <table:table-cell office:value-type="float" office:value="141760920" calcext:value-type="float">
            <text:p>141760920</text:p>
          </table:table-cell>
          <table:table-cell office:value-type="string" calcext:value-type="string">
            <text:p><text:s/>contacto@serpram.cl </text:p>
          </table:table-cell>
          <table:table-cell office:value-type="float" office:value="967997900" calcext:value-type="float">
            <text:p>9679979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carlos </text:p>
          </table:table-cell>
          <table:table-cell office:value-type="string" calcext:value-type="string">
            <text:p><text:s/>caceres castro </text:p>
          </table:table-cell>
          <table:table-cell office:value-type="float" office:value="999997639" calcext:value-type="float">
            <text:p>999997639</text:p>
          </table:table-cell>
          <table:table-cell office:value-type="float" office:value="141761218" calcext:value-type="float">
            <text:p>141761218</text:p>
          </table:table-cell>
          <table:table-cell office:value-type="string" calcext:value-type="string">
            <text:p><text:s/>rccc.arq@gmail.com </text:p>
          </table:table-cell>
          <table:table-cell office:value-type="float" office:value="763814645" calcext:value-type="float">
            <text:p>7638146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Aguila </text:p>
          </table:table-cell>
          <table:table-cell office:value-type="float" office:value="227876780" calcext:value-type="float">
            <text:p>227876780</text:p>
          </table:table-cell>
          <table:table-cell office:value-type="float" office:value="141763725" calcext:value-type="float">
            <text:p>141763725</text:p>
          </table:table-cell>
          <table:table-cell office:value-type="string" calcext:value-type="string">
            <text:p><text:s/>jaguila@termofrisol.cl </text:p>
          </table:table-cell>
          <table:table-cell office:value-type="float" office:value="141763725" calcext:value-type="float">
            <text:p>14176372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riveras brauer </text:p>
          </table:table-cell>
          <table:table-cell office:value-type="float" office:value="965339117" calcext:value-type="float">
            <text:p>965339117</text:p>
          </table:table-cell>
          <table:table-cell office:value-type="float" office:value="141966758" calcext:value-type="float">
            <text:p>141966758</text:p>
          </table:table-cell>
          <table:table-cell office:value-type="string" calcext:value-type="string">
            <text:p><text:s/>mrbrauer8@hotmail.com </text:p>
          </table:table-cell>
          <table:table-cell office:value-type="float" office:value="141966758" calcext:value-type="float">
            <text:p>14196675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HUGO </text:p>
          </table:table-cell>
          <table:table-cell office:value-type="string" calcext:value-type="string">
            <text:p><text:s/>NORIEGA JOHNSON </text:p>
          </table:table-cell>
          <table:table-cell office:value-type="float" office:value="953287868" calcext:value-type="float">
            <text:p>953287868</text:p>
          </table:table-cell>
          <table:table-cell office:value-type="float" office:value="142003872" calcext:value-type="float">
            <text:p>142003872</text:p>
          </table:table-cell>
          <table:table-cell office:value-type="string" calcext:value-type="string">
            <text:p><text:s/>nyn.asesorias@gmail.com </text:p>
          </table:table-cell>
          <table:table-cell office:value-type="float" office:value="763847535" calcext:value-type="float">
            <text:p>76384753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Rojas </text:p>
          </table:table-cell>
          <table:table-cell office:value-type="float" office:value="954173632" calcext:value-type="float">
            <text:p>954173632</text:p>
          </table:table-cell>
          <table:table-cell office:value-type="float" office:value="142055643" calcext:value-type="float">
            <text:p>142055643</text:p>
          </table:table-cell>
          <table:table-cell office:value-type="string" calcext:value-type="string">
            <text:p><text:s/>tableroselectricos.mrojas@gmail.com </text:p>
          </table:table-cell>
          <table:table-cell office:value-type="float" office:value="766055222" calcext:value-type="float">
            <text:p>76605522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talo </text:p>
          </table:table-cell>
          <table:table-cell office:value-type="string" calcext:value-type="string">
            <text:p><text:s/>Aedo </text:p>
          </table:table-cell>
          <table:table-cell office:value-type="float" office:value="963741669" calcext:value-type="float">
            <text:p>963741669</text:p>
          </table:table-cell>
          <table:table-cell office:value-type="float" office:value="142191733" calcext:value-type="float">
            <text:p>142191733</text:p>
          </table:table-cell>
          <table:table-cell office:value-type="string" calcext:value-type="string">
            <text:p><text:s/>italoaedo@gmail.com </text:p>
          </table:table-cell>
          <table:table-cell office:value-type="float" office:value="765244099" calcext:value-type="float">
            <text:p>76524409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Cristi </text:p>
          </table:table-cell>
          <table:table-cell office:value-type="float" office:value="965894652" calcext:value-type="float">
            <text:p>965894652</text:p>
          </table:table-cell>
          <table:table-cell office:value-type="float" office:value="142291681" calcext:value-type="float">
            <text:p>142291681</text:p>
          </table:table-cell>
          <table:table-cell office:value-type="string" calcext:value-type="string">
            <text:p><text:s/>r.cristibrown@gmail.com </text:p>
          </table:table-cell>
          <table:table-cell office:value-type="float" office:value="766115640" calcext:value-type="float">
            <text:p>76611564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Huenchubil </text:p>
          </table:table-cell>
          <table:table-cell office:value-type="float" office:value="995587218" calcext:value-type="float">
            <text:p>995587218</text:p>
          </table:table-cell>
          <table:table-cell office:value-type="float" office:value="142378134" calcext:value-type="float">
            <text:p>142378134</text:p>
          </table:table-cell>
          <table:table-cell office:value-type="string" calcext:value-type="string">
            <text:p><text:s/>carlos.huenchubil81@gmail.com </text:p>
          </table:table-cell>
          <table:table-cell office:value-type="float" office:value="141278134" calcext:value-type="float">
            <text:p>14127813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Walker </text:p>
          </table:table-cell>
          <table:table-cell office:value-type="float" office:value="56957090169" calcext:value-type="float">
            <text:p>56957090169</text:p>
          </table:table-cell>
          <table:table-cell office:value-type="float" office:value="142436477" calcext:value-type="float">
            <text:p>142436477</text:p>
          </table:table-cell>
          <table:table-cell office:value-type="string" calcext:value-type="string">
            <text:p><text:s/>info@walkerconstrucciones.cl </text:p>
          </table:table-cell>
          <table:table-cell office:value-type="float" office:value="762359162" calcext:value-type="float">
            <text:p>76235916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uan Francisco </text:p>
          </table:table-cell>
          <table:table-cell office:value-type="string" calcext:value-type="string">
            <text:p><text:s/>Donoso Zamorano </text:p>
          </table:table-cell>
          <table:table-cell office:value-type="float" office:value="993243979" calcext:value-type="float">
            <text:p>993243979</text:p>
          </table:table-cell>
          <table:table-cell office:value-type="float" office:value="142598485" calcext:value-type="float">
            <text:p>142598485</text:p>
          </table:table-cell>
          <table:table-cell office:value-type="string" calcext:value-type="string">
            <text:p><text:s/>juan.donoso@terabytes.cl </text:p>
          </table:table-cell>
          <table:table-cell office:value-type="float" office:value="761378724" calcext:value-type="float">
            <text:p>76137872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nan </text:p>
          </table:table-cell>
          <table:table-cell office:value-type="string" calcext:value-type="string">
            <text:p><text:s/>Molina </text:p>
          </table:table-cell>
          <table:table-cell office:value-type="float" office:value="959117921" calcext:value-type="float">
            <text:p>959117921</text:p>
          </table:table-cell>
          <table:table-cell office:value-type="float" office:value="142601761" calcext:value-type="float">
            <text:p>142601761</text:p>
          </table:table-cell>
          <table:table-cell office:value-type="string" calcext:value-type="string">
            <text:p><text:s/>hernan@audiourbano.cl </text:p>
          </table:table-cell>
          <table:table-cell office:value-type="string" calcext:value-type="string">
            <text:p><text:s/>76578252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goberto </text:p>
          </table:table-cell>
          <table:table-cell office:value-type="string" calcext:value-type="string">
            <text:p><text:s/>Soto Vasquez </text:p>
          </table:table-cell>
          <table:table-cell office:value-type="float" office:value="977268818" calcext:value-type="float">
            <text:p>977268818</text:p>
          </table:table-cell>
          <table:table-cell office:value-type="float" office:value="142694166" calcext:value-type="float">
            <text:p>142694166</text:p>
          </table:table-cell>
          <table:table-cell office:value-type="string" calcext:value-type="string">
            <text:p><text:s/>nsotovasquez@yahoo.es </text:p>
          </table:table-cell>
          <table:table-cell office:value-type="float" office:value="763213390" calcext:value-type="float">
            <text:p>7632133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ROA </text:p>
          </table:table-cell>
          <table:table-cell office:value-type="float" office:value="995429667" calcext:value-type="float">
            <text:p>995429667</text:p>
          </table:table-cell>
          <table:table-cell office:value-type="float" office:value="142715937" calcext:value-type="float">
            <text:p>142715937</text:p>
          </table:table-cell>
          <table:table-cell office:value-type="string" calcext:value-type="string">
            <text:p><text:s/>mroa@databroadcasting.cl </text:p>
          </table:table-cell>
          <table:table-cell office:value-type="string" calcext:value-type="string">
            <text:p><text:s/>76358819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SanMartín </text:p>
          </table:table-cell>
          <table:table-cell office:value-type="float" office:value="982891585" calcext:value-type="float">
            <text:p>982891585</text:p>
          </table:table-cell>
          <table:table-cell office:value-type="float" office:value="142727846" calcext:value-type="float">
            <text:p>142727846</text:p>
          </table:table-cell>
          <table:table-cell office:value-type="string" calcext:value-type="string">
            <text:p><text:s/>finanzas@insuval.cl </text:p>
          </table:table-cell>
          <table:table-cell office:value-type="float" office:value="777689908" calcext:value-type="float">
            <text:p>77768990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ernardo </text:p>
          </table:table-cell>
          <table:table-cell office:value-type="string" calcext:value-type="string">
            <text:p><text:s/>Garces </text:p>
          </table:table-cell>
          <table:table-cell office:value-type="float" office:value="973081748" calcext:value-type="float">
            <text:p>973081748</text:p>
          </table:table-cell>
          <table:table-cell office:value-type="float" office:value="142838567" calcext:value-type="float">
            <text:p>142838567</text:p>
          </table:table-cell>
          <table:table-cell office:value-type="string" calcext:value-type="string">
            <text:p><text:s/>bgarces@cubica-steel.cl </text:p>
          </table:table-cell>
          <table:table-cell office:value-type="float" office:value="768235627" calcext:value-type="float">
            <text:p>76823562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MUÑOZ </text:p>
          </table:table-cell>
          <table:table-cell office:value-type="float" office:value="229422092" calcext:value-type="float">
            <text:p>229422092</text:p>
          </table:table-cell>
          <table:table-cell office:value-type="float" office:value="142887886" calcext:value-type="float">
            <text:p>142887886</text:p>
          </table:table-cell>
          <table:table-cell office:value-type="string" calcext:value-type="string">
            <text:p><text:s/>pmunoz@autoflame.cl </text:p>
          </table:table-cell>
          <table:table-cell office:value-type="float" office:value="773514607" calcext:value-type="float">
            <text:p>7735146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REYES </text:p>
          </table:table-cell>
          <table:table-cell office:value-type="float" office:value="982564875" calcext:value-type="float">
            <text:p>982564875</text:p>
          </table:table-cell>
          <table:table-cell office:value-type="float" office:value="143078558" calcext:value-type="float">
            <text:p>143078558</text:p>
          </table:table-cell>
          <table:table-cell office:value-type="string" calcext:value-type="string">
            <text:p><text:s/>inetel@inetel.cl </text:p>
          </table:table-cell>
          <table:table-cell office:value-type="float" office:value="766093507" calcext:value-type="float">
            <text:p>76609350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rubilar lizama </text:p>
          </table:table-cell>
          <table:table-cell office:value-type="float" office:value="992540770" calcext:value-type="float">
            <text:p>992540770</text:p>
          </table:table-cell>
          <table:table-cell office:value-type="float" office:value="143181790" calcext:value-type="float">
            <text:p>143181790</text:p>
          </table:table-cell>
          <table:table-cell office:value-type="string" calcext:value-type="string">
            <text:p><text:s/>mrubilar@imeletltda.cl </text:p>
          </table:table-cell>
          <table:table-cell office:value-type="float" office:value="761810596" calcext:value-type="float">
            <text:p>76181059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Madrid Silva </text:p>
          </table:table-cell>
          <table:table-cell office:value-type="float" office:value="986816495" calcext:value-type="float">
            <text:p>986816495</text:p>
          </table:table-cell>
          <table:table-cell office:value-type="float" office:value="143230988" calcext:value-type="float">
            <text:p>143230988</text:p>
          </table:table-cell>
          <table:table-cell office:value-type="string" calcext:value-type="string">
            <text:p><text:s/>transportesmateoltda@hotmail.com </text:p>
          </table:table-cell>
          <table:table-cell office:value-type="float" office:value="761445049" calcext:value-type="float">
            <text:p>76144504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BENAVIDES </text:p>
          </table:table-cell>
          <table:table-cell office:value-type="float" office:value="9441511404" calcext:value-type="float">
            <text:p>9441511404</text:p>
          </table:table-cell>
          <table:table-cell office:value-type="float" office:value="143308928" calcext:value-type="float">
            <text:p>143308928</text:p>
          </table:table-cell>
          <table:table-cell office:value-type="string" calcext:value-type="string">
            <text:p><text:s/>mbenavides@fleetup.com </text:p>
          </table:table-cell>
          <table:table-cell office:value-type="float" office:value="592004909" calcext:value-type="float">
            <text:p>59200490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Inostroza </text:p>
          </table:table-cell>
          <table:table-cell office:value-type="float" office:value="967498299" calcext:value-type="float">
            <text:p>967498299</text:p>
          </table:table-cell>
          <table:table-cell office:value-type="float" office:value="143621774" calcext:value-type="float">
            <text:p>143621774</text:p>
          </table:table-cell>
          <table:table-cell office:value-type="string" calcext:value-type="string">
            <text:p><text:s/>cinostrozasaldano@gmail.com </text:p>
          </table:table-cell>
          <table:table-cell office:value-type="float" office:value="767971338" calcext:value-type="float">
            <text:p>76797133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MPRESA DE TRANSPORTES </text:p>
          </table:table-cell>
          <table:table-cell office:value-type="string" calcext:value-type="string">
            <text:p><text:s/>GAMBOA LIMITADA </text:p>
          </table:table-cell>
          <table:table-cell office:value-type="float" office:value="222497181" calcext:value-type="float">
            <text:p>222497181</text:p>
          </table:table-cell>
          <table:table-cell office:value-type="float" office:value="143640965" calcext:value-type="float">
            <text:p>143640965</text:p>
          </table:table-cell>
          <table:table-cell office:value-type="string" calcext:value-type="string">
            <text:p><text:s/>ronald.gamboa@transgamboa.cl </text:p>
          </table:table-cell>
          <table:table-cell office:value-type="float" office:value="762634279" calcext:value-type="float">
            <text:p>76263427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annette </text:p>
          </table:table-cell>
          <table:table-cell office:value-type="string" calcext:value-type="string">
            <text:p><text:s/>Garay </text:p>
          </table:table-cell>
          <table:table-cell office:value-type="float" office:value="982936414" calcext:value-type="float">
            <text:p>982936414</text:p>
          </table:table-cell>
          <table:table-cell office:value-type="float" office:value="143846350" calcext:value-type="float">
            <text:p>143846350</text:p>
          </table:table-cell>
          <table:table-cell office:value-type="string" calcext:value-type="string">
            <text:p><text:s/>jgaray@acol.cl </text:p>
          </table:table-cell>
          <table:table-cell office:value-type="float" office:value="768778000" calcext:value-type="float">
            <text:p>768778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</text:p>
          </table:table-cell>
          <table:table-cell office:value-type="string" calcext:value-type="string">
            <text:p><text:s/>Basoalto </text:p>
          </table:table-cell>
          <table:table-cell office:value-type="float" office:value="995467710" calcext:value-type="float">
            <text:p>995467710</text:p>
          </table:table-cell>
          <table:table-cell office:value-type="float" office:value="143893111" calcext:value-type="float">
            <text:p>143893111</text:p>
          </table:table-cell>
          <table:table-cell office:value-type="string" calcext:value-type="string">
            <text:p><text:s/>manuel.basoalto@webredes.cl </text:p>
          </table:table-cell>
          <table:table-cell office:value-type="float" office:value="768350256" calcext:value-type="float">
            <text:p>7683502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Pinilla </text:p>
          </table:table-cell>
          <table:table-cell office:value-type="float" office:value="224417422" calcext:value-type="float">
            <text:p>224417422</text:p>
          </table:table-cell>
          <table:table-cell office:value-type="float" office:value="144160010" calcext:value-type="float">
            <text:p>144160010</text:p>
          </table:table-cell>
          <table:table-cell office:value-type="string" calcext:value-type="string">
            <text:p><text:s/>mpinilla@puntog.cl </text:p>
          </table:table-cell>
          <table:table-cell office:value-type="float" office:value="760790001" calcext:value-type="float">
            <text:p>760790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NY </text:p>
          </table:table-cell>
          <table:table-cell office:value-type="string" calcext:value-type="string">
            <text:p><text:s/>VERA TORRES </text:p>
          </table:table-cell>
          <table:table-cell office:value-type="float" office:value="224199103" calcext:value-type="float">
            <text:p>224199103</text:p>
          </table:table-cell>
          <table:table-cell office:value-type="float" office:value="144192192" calcext:value-type="float">
            <text:p>144192192</text:p>
          </table:table-cell>
          <table:table-cell office:value-type="string" calcext:value-type="string">
            <text:p><text:s/>ventas@ferreteropulmahue.cl </text:p>
          </table:table-cell>
          <table:table-cell office:value-type="float" office:value="761297120" calcext:value-type="float">
            <text:p>76129712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Aguilar Pino </text:p>
          </table:table-cell>
          <table:table-cell office:value-type="float" office:value="988034850" calcext:value-type="float">
            <text:p>988034850</text:p>
          </table:table-cell>
          <table:table-cell office:value-type="float" office:value="144428145" calcext:value-type="float">
            <text:p>144428145</text:p>
          </table:table-cell>
          <table:table-cell office:value-type="string" calcext:value-type="string">
            <text:p><text:s/>caguilar@aycspa.cl </text:p>
          </table:table-cell>
          <table:table-cell office:value-type="float" office:value="765787629" calcext:value-type="float">
            <text:p>76578762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Ramírez </text:p>
          </table:table-cell>
          <table:table-cell office:value-type="float" office:value="569540254" calcext:value-type="float">
            <text:p>569540254</text:p>
          </table:table-cell>
          <table:table-cell office:value-type="float" office:value="144489535" calcext:value-type="float">
            <text:p>144489535</text:p>
          </table:table-cell>
          <table:table-cell office:value-type="string" calcext:value-type="string">
            <text:p><text:s/>luis.ramirez@quintaingenieria.cl </text:p>
          </table:table-cell>
          <table:table-cell office:value-type="float" office:value="764414241" calcext:value-type="float">
            <text:p>7644142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ROSA </text:p>
          </table:table-cell>
          <table:table-cell office:value-type="string" calcext:value-type="string">
            <text:p><text:s/>GARCIA SALAZAR </text:p>
          </table:table-cell>
          <table:table-cell office:value-type="float" office:value="223430506" calcext:value-type="float">
            <text:p>223430506</text:p>
          </table:table-cell>
          <table:table-cell office:value-type="float" office:value="144644190" calcext:value-type="float">
            <text:p>144644190</text:p>
          </table:table-cell>
          <table:table-cell office:value-type="string" calcext:value-type="string">
            <text:p><text:s/>rosita.garcia@nltchile.cl </text:p>
          </table:table-cell>
          <table:table-cell office:value-type="float" office:value="789526109" calcext:value-type="float">
            <text:p>7895261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ola </text:p>
          </table:table-cell>
          <table:table-cell office:value-type="string" calcext:value-type="string">
            <text:p><text:s/>zuniga </text:p>
          </table:table-cell>
          <table:table-cell office:value-type="float" office:value="5622431880" calcext:value-type="float">
            <text:p>5622431880</text:p>
          </table:table-cell>
          <table:table-cell office:value-type="float" office:value="144689097" calcext:value-type="float">
            <text:p>144689097</text:p>
          </table:table-cell>
          <table:table-cell office:value-type="string" calcext:value-type="string">
            <text:p><text:s/>czuniga@zetacomunicaciones.cl </text:p>
          </table:table-cell>
          <table:table-cell office:value-type="float" office:value="760051373" calcext:value-type="float">
            <text:p>76005137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eonardo </text:p>
          </table:table-cell>
          <table:table-cell office:value-type="string" calcext:value-type="string">
            <text:p><text:s/>Pizarro </text:p>
          </table:table-cell>
          <table:table-cell office:value-type="float" office:value="28888897" calcext:value-type="float">
            <text:p>28888897</text:p>
          </table:table-cell>
          <table:table-cell office:value-type="float" office:value="144805275" calcext:value-type="float">
            <text:p>144805275</text:p>
          </table:table-cell>
          <table:table-cell office:value-type="string" calcext:value-type="string">
            <text:p><text:s/>lpizarro@tornobel.com </text:p>
          </table:table-cell>
          <table:table-cell office:value-type="float" office:value="763368270" calcext:value-type="float">
            <text:p>7633682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Muga </text:p>
          </table:table-cell>
          <table:table-cell office:value-type="float" office:value="89419429" calcext:value-type="float">
            <text:p>89419429</text:p>
          </table:table-cell>
          <table:table-cell office:value-type="float" office:value="144997484" calcext:value-type="float">
            <text:p>144997484</text:p>
          </table:table-cell>
          <table:table-cell office:value-type="string" calcext:value-type="string">
            <text:p><text:s/>pistachossantamaria@gmail.com </text:p>
          </table:table-cell>
          <table:table-cell office:value-type="float" office:value="764424166" calcext:value-type="float">
            <text:p>76442416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nuel alejandro </text:p>
          </table:table-cell>
          <table:table-cell office:value-type="string" calcext:value-type="string">
            <text:p><text:s/>castro mondaca </text:p>
          </table:table-cell>
          <table:table-cell office:value-type="float" office:value="987158723" calcext:value-type="float">
            <text:p>987158723</text:p>
          </table:table-cell>
          <table:table-cell office:value-type="float" office:value="145038359" calcext:value-type="float">
            <text:p>145038359</text:p>
          </table:table-cell>
          <table:table-cell office:value-type="string" calcext:value-type="string">
            <text:p><text:s/>manuel.manuelcastro3@gmail.com </text:p>
          </table:table-cell>
          <table:table-cell office:value-type="float" office:value="766245560" calcext:value-type="float">
            <text:p>76624556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fernando </text:p>
          </table:table-cell>
          <table:table-cell office:value-type="string" calcext:value-type="string">
            <text:p><text:s/>fernandez rubilar </text:p>
          </table:table-cell>
          <table:table-cell office:value-type="float" office:value="978282601" calcext:value-type="float">
            <text:p>978282601</text:p>
          </table:table-cell>
          <table:table-cell office:value-type="float" office:value="145497175" calcext:value-type="float">
            <text:p>145497175</text:p>
          </table:table-cell>
          <table:table-cell office:value-type="string" calcext:value-type="string">
            <text:p><text:s/>v.fernandez30@gmail.com </text:p>
          </table:table-cell>
          <table:table-cell office:value-type="float" office:value="145497175" calcext:value-type="float">
            <text:p>14549717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Ramirez </text:p>
          </table:table-cell>
          <table:table-cell office:value-type="float" office:value="954927502" calcext:value-type="float">
            <text:p>954927502</text:p>
          </table:table-cell>
          <table:table-cell office:value-type="float" office:value="145807581" calcext:value-type="float">
            <text:p>145807581</text:p>
          </table:table-cell>
          <table:table-cell office:value-type="string" calcext:value-type="string">
            <text:p><text:s/>luis.ramirez@ainsa.cl </text:p>
          </table:table-cell>
          <table:table-cell office:value-type="float" office:value="763716058" calcext:value-type="float">
            <text:p>76371605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velyn </text:p>
          </table:table-cell>
          <table:table-cell office:value-type="string" calcext:value-type="string">
            <text:p><text:s/>Aguilera Quiroga </text:p>
          </table:table-cell>
          <table:table-cell office:value-type="float" office:value="991245227" calcext:value-type="float">
            <text:p>991245227</text:p>
          </table:table-cell>
          <table:table-cell office:value-type="float" office:value="145974968" calcext:value-type="float">
            <text:p>145974968</text:p>
          </table:table-cell>
          <table:table-cell office:value-type="string" calcext:value-type="string">
            <text:p><text:s/>evelynaguilera@agronoff.cl </text:p>
          </table:table-cell>
          <table:table-cell office:value-type="float" office:value="762131463" calcext:value-type="float">
            <text:p>76213146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andrine </text:p>
          </table:table-cell>
          <table:table-cell office:value-type="string" calcext:value-type="string">
            <text:p><text:s/>quere </text:p>
          </table:table-cell>
          <table:table-cell office:value-type="float" office:value="226353077" calcext:value-type="float">
            <text:p>226353077</text:p>
          </table:table-cell>
          <table:table-cell office:value-type="float" office:value="146365647" calcext:value-type="float">
            <text:p>146365647</text:p>
          </table:table-cell>
          <table:table-cell office:value-type="string" calcext:value-type="string">
            <text:p><text:s/>adhesprint@adhesprint.cl </text:p>
          </table:table-cell>
          <table:table-cell office:value-type="float" office:value="788572506" calcext:value-type="float">
            <text:p>7885725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ARISSA </text:p>
          </table:table-cell>
          <table:table-cell office:value-type="string" calcext:value-type="string">
            <text:p><text:s/>PROSYANNIKOVA </text:p>
          </table:table-cell>
          <table:table-cell office:value-type="float" office:value="984782210" calcext:value-type="float">
            <text:p>984782210</text:p>
          </table:table-cell>
          <table:table-cell office:value-type="float" office:value="146492177" calcext:value-type="float">
            <text:p>146492177</text:p>
          </table:table-cell>
          <table:table-cell office:value-type="string" calcext:value-type="string">
            <text:p><text:s/>laripros@gmail.com </text:p>
          </table:table-cell>
          <table:table-cell office:value-type="float" office:value="765857856" calcext:value-type="float">
            <text:p>7658578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lina </text:p>
          </table:table-cell>
          <table:table-cell office:value-type="string" calcext:value-type="string">
            <text:p><text:s/>Milesi </text:p>
          </table:table-cell>
          <table:table-cell office:value-type="float" office:value="56995419077" calcext:value-type="float">
            <text:p>56995419077</text:p>
          </table:table-cell>
          <table:table-cell office:value-type="float" office:value="146822568" calcext:value-type="float">
            <text:p>146822568</text:p>
          </table:table-cell>
          <table:table-cell office:value-type="string" calcext:value-type="string">
            <text:p><text:s/>jor@laferoz.cl </text:p>
          </table:table-cell>
          <table:table-cell office:value-type="float" office:value="766855636" calcext:value-type="float">
            <text:p>76685563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 </text:p>
          </table:table-cell>
          <table:table-cell office:value-type="string" calcext:value-type="string">
            <text:p><text:s/>Fraser </text:p>
          </table:table-cell>
          <table:table-cell office:value-type="float" office:value="225588989" calcext:value-type="float">
            <text:p>225588989</text:p>
          </table:table-cell>
          <table:table-cell office:value-type="float" office:value="147105118" calcext:value-type="float">
            <text:p>147105118</text:p>
          </table:table-cell>
          <table:table-cell office:value-type="string" calcext:value-type="string">
            <text:p><text:s/>monica@purexhaust.com </text:p>
          </table:table-cell>
          <table:table-cell office:value-type="float" office:value="761704664" calcext:value-type="float">
            <text:p>76170466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PORTAL </text:p>
          </table:table-cell>
          <table:table-cell office:value-type="string" calcext:value-type="string">
            <text:p><text:s/>7 897 5406 </text:p>
          </table:table-cell>
          <table:table-cell office:value-type="float" office:value="147252935" calcext:value-type="float">
            <text:p>147252935</text:p>
          </table:table-cell>
          <table:table-cell office:value-type="string" calcext:value-type="string">
            <text:p><text:s/>portal@pixelfilms.cl </text:p>
          </table:table-cell>
          <table:table-cell office:value-type="float" office:value="760354147" calcext:value-type="float">
            <text:p>76035414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Arroyo </text:p>
          </table:table-cell>
          <table:table-cell office:value-type="float" office:value="982413220" calcext:value-type="float">
            <text:p>982413220</text:p>
          </table:table-cell>
          <table:table-cell office:value-type="float" office:value="147281372" calcext:value-type="float">
            <text:p>147281372</text:p>
          </table:table-cell>
          <table:table-cell office:value-type="string" calcext:value-type="string">
            <text:p><text:s/>aarroyo@opensurchile.cl </text:p>
          </table:table-cell>
          <table:table-cell office:value-type="float" office:value="762185342" calcext:value-type="float">
            <text:p>76218534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OSE ANTONIO </text:p>
          </table:table-cell>
          <table:table-cell office:value-type="string" calcext:value-type="string">
            <text:p><text:s/>GUILLERMO FLORES </text:p>
          </table:table-cell>
          <table:table-cell office:value-type="float" office:value="981371898" calcext:value-type="float">
            <text:p>981371898</text:p>
          </table:table-cell>
          <table:table-cell office:value-type="float" office:value="147358466" calcext:value-type="float">
            <text:p>147358466</text:p>
          </table:table-cell>
          <table:table-cell office:value-type="string" calcext:value-type="string">
            <text:p><text:s/>jguillermo@boggioni.cl </text:p>
          </table:table-cell>
          <table:table-cell office:value-type="float" office:value="777812106" calcext:value-type="float">
            <text:p>7778121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saias </text:p>
          </table:table-cell>
          <table:table-cell office:value-type="string" calcext:value-type="string">
            <text:p><text:s/>Perales vasquez </text:p>
          </table:table-cell>
          <table:table-cell office:value-type="float" office:value="991785143" calcext:value-type="float">
            <text:p>991785143</text:p>
          </table:table-cell>
          <table:table-cell office:value-type="float" office:value="147494580" calcext:value-type="float">
            <text:p>147494580</text:p>
          </table:table-cell>
          <table:table-cell office:value-type="string" calcext:value-type="string">
            <text:p><text:s/>perales_31@hotmail.com </text:p>
          </table:table-cell>
          <table:table-cell office:value-type="float" office:value="761310747" calcext:value-type="float">
            <text:p>76131074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Wenceslao </text:p>
          </table:table-cell>
          <table:table-cell office:value-type="string" calcext:value-type="string">
            <text:p><text:s/>Leon </text:p>
          </table:table-cell>
          <table:table-cell office:value-type="float" office:value="979279545" calcext:value-type="float">
            <text:p>979279545</text:p>
          </table:table-cell>
          <table:table-cell office:value-type="float" office:value="147623461" calcext:value-type="float">
            <text:p>147623461</text:p>
          </table:table-cell>
          <table:table-cell office:value-type="string" calcext:value-type="string">
            <text:p><text:s/>wenceslao.leon@mgti.cl </text:p>
          </table:table-cell>
          <table:table-cell office:value-type="float" office:value="760627623" calcext:value-type="float">
            <text:p>76062762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GUNDO </text:p>
          </table:table-cell>
          <table:table-cell office:value-type="string" calcext:value-type="string">
            <text:p><text:s/>LICANQUEO CID </text:p>
          </table:table-cell>
          <table:table-cell office:value-type="float" office:value="225511692" calcext:value-type="float">
            <text:p>225511692</text:p>
          </table:table-cell>
          <table:table-cell office:value-type="float" office:value="149000860" calcext:value-type="float">
            <text:p>149000860</text:p>
          </table:table-cell>
          <table:table-cell office:value-type="string" calcext:value-type="string">
            <text:p><text:s/>ventascrisan@gmail.com </text:p>
          </table:table-cell>
          <table:table-cell office:value-type="float" office:value="763511243" calcext:value-type="float">
            <text:p>76351124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nuel alejandro </text:p>
          </table:table-cell>
          <table:table-cell office:value-type="string" calcext:value-type="string">
            <text:p><text:s/>panes burgos </text:p>
          </table:table-cell>
          <table:table-cell office:value-type="float" office:value="989523738" calcext:value-type="float">
            <text:p>989523738</text:p>
          </table:table-cell>
          <table:table-cell office:value-type="float" office:value="149107827" calcext:value-type="float">
            <text:p>149107827</text:p>
          </table:table-cell>
          <table:table-cell office:value-type="string" calcext:value-type="string">
            <text:p><text:s/>bfcelectromotor@hotmail.com </text:p>
          </table:table-cell>
          <table:table-cell office:value-type="float" office:value="760749435" calcext:value-type="float">
            <text:p>76074943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estPortal2 </text:p>
          </table:table-cell>
          <table:table-cell table:number-columns-repeated="2" office:value-type="string" calcext:value-type="string">
            <text:p><text:s/>testPortal2 </text:p>
          </table:table-cell>
          <table:table-cell office:value-type="float" office:value="149983635" calcext:value-type="float">
            <text:p>149983635</text:p>
          </table:table-cell>
          <table:table-cell office:value-type="string" calcext:value-type="string">
            <text:p><text:s/>ccliff@portalfinance.co </text:p>
          </table:table-cell>
          <table:table-cell office:value-type="float" office:value="197591641" calcext:value-type="float">
            <text:p>1975916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IC ARIEL </text:p>
          </table:table-cell>
          <table:table-cell office:value-type="string" calcext:value-type="string">
            <text:p><text:s/>ARCE PLAZA </text:p>
          </table:table-cell>
          <table:table-cell office:value-type="float" office:value="966411157" calcext:value-type="float">
            <text:p>966411157</text:p>
          </table:table-cell>
          <table:table-cell office:value-type="float" office:value="150114063" calcext:value-type="float">
            <text:p>150114063</text:p>
          </table:table-cell>
          <table:table-cell office:value-type="string" calcext:value-type="string">
            <text:p><text:s/>eric.arce@coarce.cl </text:p>
          </table:table-cell>
          <table:table-cell office:value-type="float" office:value="762591022" calcext:value-type="float">
            <text:p>76259102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cilia Alejandra </text:p>
          </table:table-cell>
          <table:table-cell office:value-type="string" calcext:value-type="string">
            <text:p><text:s/>alburquenque Colome </text:p>
          </table:table-cell>
          <table:table-cell office:value-type="float" office:value="552376327" calcext:value-type="float">
            <text:p>552376327</text:p>
          </table:table-cell>
          <table:table-cell office:value-type="float" office:value="150185017" calcext:value-type="float">
            <text:p>150185017</text:p>
          </table:table-cell>
          <table:table-cell office:value-type="string" calcext:value-type="string">
            <text:p><text:s/>viba@vtr.net </text:p>
          </table:table-cell>
          <table:table-cell office:value-type="float" office:value="761342444" calcext:value-type="float">
            <text:p>76134244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rivera </text:p>
          </table:table-cell>
          <table:table-cell office:value-type="float" office:value="930608308" calcext:value-type="float">
            <text:p>930608308</text:p>
          </table:table-cell>
          <table:table-cell office:value-type="float" office:value="150221455" calcext:value-type="float">
            <text:p>150221455</text:p>
          </table:table-cell>
          <table:table-cell office:value-type="string" calcext:value-type="string">
            <text:p><text:s/>cra.aireacondicionado@gmail.com </text:p>
          </table:table-cell>
          <table:table-cell office:value-type="float" office:value="150221455" calcext:value-type="float">
            <text:p>1502214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laudio Andres </text:p>
          </table:table-cell>
          <table:table-cell office:value-type="string" calcext:value-type="string">
            <text:p><text:s/>López Canihuante </text:p>
          </table:table-cell>
          <table:table-cell office:value-type="float" office:value="942305667" calcext:value-type="float">
            <text:p>942305667</text:p>
          </table:table-cell>
          <table:table-cell office:value-type="float" office:value="150305152" calcext:value-type="float">
            <text:p>150305152</text:p>
          </table:table-cell>
          <table:table-cell office:value-type="string" calcext:value-type="string">
            <text:p><text:s/>c.lopez@disabmin.cl </text:p>
          </table:table-cell>
          <table:table-cell office:value-type="float" office:value="150305152" calcext:value-type="float">
            <text:p>15030515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abriela </text:p>
          </table:table-cell>
          <table:table-cell office:value-type="string" calcext:value-type="string">
            <text:p><text:s/>Oyanadel </text:p>
          </table:table-cell>
          <table:table-cell office:value-type="float" office:value="942132271" calcext:value-type="float">
            <text:p>942132271</text:p>
          </table:table-cell>
          <table:table-cell office:value-type="float" office:value="150581095" calcext:value-type="float">
            <text:p>150581095</text:p>
          </table:table-cell>
          <table:table-cell office:value-type="string" calcext:value-type="string">
            <text:p><text:s/>g.oyanadel@constructoradyd.com </text:p>
          </table:table-cell>
          <table:table-cell office:value-type="float" office:value="764224159" calcext:value-type="float">
            <text:p>76422415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aquin </text:p>
          </table:table-cell>
          <table:table-cell office:value-type="string" calcext:value-type="string">
            <text:p><text:s/>Ortiz </text:p>
          </table:table-cell>
          <table:table-cell office:value-type="float" office:value="979448986" calcext:value-type="float">
            <text:p>979448986</text:p>
          </table:table-cell>
          <table:table-cell office:value-type="float" office:value="150662648" calcext:value-type="float">
            <text:p>150662648</text:p>
          </table:table-cell>
          <table:table-cell office:value-type="string" calcext:value-type="string">
            <text:p><text:s/>joaquin.ortiz.olmos@gmail.com </text:p>
          </table:table-cell>
          <table:table-cell office:value-type="float" office:value="150662648" calcext:value-type="float">
            <text:p>15066264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mes </text:p>
          </table:table-cell>
          <table:table-cell office:value-type="string" calcext:value-type="string">
            <text:p><text:s/>segovia </text:p>
          </table:table-cell>
          <table:table-cell office:value-type="float" office:value="56957168721" calcext:value-type="float">
            <text:p>56957168721</text:p>
          </table:table-cell>
          <table:table-cell office:value-type="float" office:value="150742803" calcext:value-type="float">
            <text:p>150742803</text:p>
          </table:table-cell>
          <table:table-cell office:value-type="string" calcext:value-type="string">
            <text:p><text:s/>018paradise@gmail.com </text:p>
          </table:table-cell>
          <table:table-cell office:value-type="float" office:value="767902220" calcext:value-type="float">
            <text:p>7679022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XANA </text:p>
          </table:table-cell>
          <table:table-cell office:value-type="string" calcext:value-type="string">
            <text:p><text:s/>CALIBAR MIRANDA </text:p>
          </table:table-cell>
          <table:table-cell office:value-type="float" office:value="71804078" calcext:value-type="float">
            <text:p>71804078</text:p>
          </table:table-cell>
          <table:table-cell office:value-type="float" office:value="150922496" calcext:value-type="float">
            <text:p>150922496</text:p>
          </table:table-cell>
          <table:table-cell office:value-type="string" calcext:value-type="string">
            <text:p><text:s/>paolasotosandoval12@gmail.com </text:p>
          </table:table-cell>
          <table:table-cell office:value-type="float" office:value="763233170" calcext:value-type="float">
            <text:p>76323317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AMELA </text:p>
          </table:table-cell>
          <table:table-cell office:value-type="string" calcext:value-type="string">
            <text:p><text:s/>FERNANDEZ BERNAL </text:p>
          </table:table-cell>
          <table:table-cell office:value-type="string" calcext:value-type="string">
            <text:p><text:s/>33-224653 </text:p>
          </table:table-cell>
          <table:table-cell office:value-type="float" office:value="150937361" calcext:value-type="float">
            <text:p>150937361</text:p>
          </table:table-cell>
          <table:table-cell office:value-type="string" calcext:value-type="string">
            <text:p><text:s/>gerente.finanzas@proquimin.cl </text:p>
          </table:table-cell>
          <table:table-cell office:value-type="float" office:value="786082706" calcext:value-type="float">
            <text:p>7860827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Valiente </text:p>
          </table:table-cell>
          <table:table-cell office:value-type="string" calcext:value-type="string">
            <text:p><text:s/>+56 946377179 </text:p>
          </table:table-cell>
          <table:table-cell office:value-type="float" office:value="151048145" calcext:value-type="float">
            <text:p>151048145</text:p>
          </table:table-cell>
          <table:table-cell office:value-type="string" calcext:value-type="string">
            <text:p><text:s/>serviciotecnico@hydrosolutions.cl </text:p>
          </table:table-cell>
          <table:table-cell office:value-type="float" office:value="766022049" calcext:value-type="float">
            <text:p>76602204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Uribe </text:p>
          </table:table-cell>
          <table:table-cell office:value-type="float" office:value="971373243" calcext:value-type="float">
            <text:p>971373243</text:p>
          </table:table-cell>
          <table:table-cell office:value-type="float" office:value="151138462" calcext:value-type="float">
            <text:p>151138462</text:p>
          </table:table-cell>
          <table:table-cell office:value-type="string" calcext:value-type="string">
            <text:p><text:s/>ventas@mueblesyterrazas.cl </text:p>
          </table:table-cell>
          <table:table-cell office:value-type="float" office:value="762013932" calcext:value-type="float">
            <text:p>7620139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Donoso </text:p>
          </table:table-cell>
          <table:table-cell office:value-type="float" office:value="966593109" calcext:value-type="float">
            <text:p>966593109</text:p>
          </table:table-cell>
          <table:table-cell office:value-type="float" office:value="151190537" calcext:value-type="float">
            <text:p>151190537</text:p>
          </table:table-cell>
          <table:table-cell office:value-type="string" calcext:value-type="string">
            <text:p><text:s/>roberto.donoso@masser.cl </text:p>
          </table:table-cell>
          <table:table-cell office:value-type="float" office:value="767661509" calcext:value-type="float">
            <text:p>7676615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CIO </text:p>
          </table:table-cell>
          <table:table-cell office:value-type="string" calcext:value-type="string">
            <text:p><text:s/>URZUA </text:p>
          </table:table-cell>
          <table:table-cell office:value-type="float" office:value="949149903" calcext:value-type="float">
            <text:p>949149903</text:p>
          </table:table-cell>
          <table:table-cell office:value-type="float" office:value="151217176" calcext:value-type="float">
            <text:p>151217176</text:p>
          </table:table-cell>
          <table:table-cell office:value-type="string" calcext:value-type="string">
            <text:p><text:s/>rurzuazonadental@gmail.com </text:p>
          </table:table-cell>
          <table:table-cell office:value-type="float" office:value="763283119" calcext:value-type="float">
            <text:p>76328311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ROMAN </text:p>
          </table:table-cell>
          <table:table-cell office:value-type="float" office:value="7121971540" calcext:value-type="float">
            <text:p>7121971540</text:p>
          </table:table-cell>
          <table:table-cell office:value-type="float" office:value="151300030" calcext:value-type="float">
            <text:p>151300030</text:p>
          </table:table-cell>
          <table:table-cell office:value-type="string" calcext:value-type="string">
            <text:p><text:s/>proman@gfrc.cl </text:p>
          </table:table-cell>
          <table:table-cell office:value-type="float" office:value="760809705" calcext:value-type="float">
            <text:p>7608097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Leal </text:p>
          </table:table-cell>
          <table:table-cell office:value-type="float" office:value="997937612" calcext:value-type="float">
            <text:p>997937612</text:p>
          </table:table-cell>
          <table:table-cell office:value-type="float" office:value="151480586" calcext:value-type="float">
            <text:p>151480586</text:p>
          </table:table-cell>
          <table:table-cell office:value-type="string" calcext:value-type="string">
            <text:p><text:s/>jorgeandresleal@gmail.com </text:p>
          </table:table-cell>
          <table:table-cell office:value-type="float" office:value="766706266" calcext:value-type="float">
            <text:p>76670626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Guzman </text:p>
          </table:table-cell>
          <table:table-cell office:value-type="float" office:value="957580493" calcext:value-type="float">
            <text:p>957580493</text:p>
          </table:table-cell>
          <table:table-cell office:value-type="float" office:value="151742815" calcext:value-type="float">
            <text:p>151742815</text:p>
          </table:table-cell>
          <table:table-cell office:value-type="string" calcext:value-type="string">
            <text:p><text:s/>mglplana@gmail.com </text:p>
          </table:table-cell>
          <table:table-cell office:value-type="float" office:value="151742815" calcext:value-type="float">
            <text:p>1517428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Andrade Cid </text:p>
          </table:table-cell>
          <table:table-cell office:value-type="float" office:value="452757878" calcext:value-type="float">
            <text:p>452757878</text:p>
          </table:table-cell>
          <table:table-cell office:value-type="float" office:value="151765017" calcext:value-type="float">
            <text:p>151765017</text:p>
          </table:table-cell>
          <table:table-cell office:value-type="string" calcext:value-type="string">
            <text:p><text:s/>andradecid@hotmail.com </text:p>
          </table:table-cell>
          <table:table-cell office:value-type="float" office:value="763289877" calcext:value-type="float">
            <text:p>76328987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ohana </text:p>
          </table:table-cell>
          <table:table-cell office:value-type="string" calcext:value-type="string">
            <text:p><text:s/>Soto </text:p>
          </table:table-cell>
          <table:table-cell office:value-type="float" office:value="975858004" calcext:value-type="float">
            <text:p>975858004</text:p>
          </table:table-cell>
          <table:table-cell office:value-type="float" office:value="151792049" calcext:value-type="float">
            <text:p>151792049</text:p>
          </table:table-cell>
          <table:table-cell office:value-type="string" calcext:value-type="string">
            <text:p><text:s/>delajaraysoto@gmail.com </text:p>
          </table:table-cell>
          <table:table-cell office:value-type="float" office:value="768408912" calcext:value-type="float">
            <text:p>76840891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issandro </text:p>
          </table:table-cell>
          <table:table-cell office:value-type="string" calcext:value-type="string">
            <text:p><text:s/>caamaño </text:p>
          </table:table-cell>
          <table:table-cell office:value-type="float" office:value="963524374" calcext:value-type="float">
            <text:p>963524374</text:p>
          </table:table-cell>
          <table:table-cell office:value-type="float" office:value="151800548" calcext:value-type="float">
            <text:p>151800548</text:p>
          </table:table-cell>
          <table:table-cell office:value-type="string" calcext:value-type="string">
            <text:p><text:s/>lcaamano@lihercav.cl </text:p>
          </table:table-cell>
          <table:table-cell office:value-type="float" office:value="767350015" calcext:value-type="float">
            <text:p>7673500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ika </text:p>
          </table:table-cell>
          <table:table-cell office:value-type="string" calcext:value-type="string">
            <text:p><text:s/>Carrasco </text:p>
          </table:table-cell>
          <table:table-cell office:value-type="float" office:value="987131561" calcext:value-type="float">
            <text:p>987131561</text:p>
          </table:table-cell>
          <table:table-cell office:value-type="float" office:value="152445105" calcext:value-type="float">
            <text:p>152445105</text:p>
          </table:table-cell>
          <table:table-cell office:value-type="string" calcext:value-type="string">
            <text:p><text:s/>ecarrascomillapan@gmail.com </text:p>
          </table:table-cell>
          <table:table-cell office:value-type="float" office:value="152445105" calcext:value-type="float">
            <text:p>15244510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erardo </text:p>
          </table:table-cell>
          <table:table-cell office:value-type="string" calcext:value-type="string">
            <text:p><text:s/>Hermosilla </text:p>
          </table:table-cell>
          <table:table-cell office:value-type="float" office:value="957433674" calcext:value-type="float">
            <text:p>957433674</text:p>
          </table:table-cell>
          <table:table-cell office:value-type="float" office:value="152558147" calcext:value-type="float">
            <text:p>152558147</text:p>
          </table:table-cell>
          <table:table-cell office:value-type="string" calcext:value-type="string">
            <text:p><text:s/>ghermosilla@ghbconstructora.cl </text:p>
          </table:table-cell>
          <table:table-cell office:value-type="float" office:value="152558147" calcext:value-type="float">
            <text:p>15255814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NAVARRETE </text:p>
          </table:table-cell>
          <table:table-cell office:value-type="float" office:value="998469239" calcext:value-type="float">
            <text:p>998469239</text:p>
          </table:table-cell>
          <table:table-cell office:value-type="float" office:value="152679874" calcext:value-type="float">
            <text:p>152679874</text:p>
          </table:table-cell>
          <table:table-cell office:value-type="string" calcext:value-type="string">
            <text:p><text:s/>AGROSERVICIOSNAVARRETE@GMAIL.COM </text:p>
          </table:table-cell>
          <table:table-cell office:value-type="float" office:value="767431066" calcext:value-type="float">
            <text:p>76743106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pablo </text:p>
          </table:table-cell>
          <table:table-cell office:value-type="string" calcext:value-type="string">
            <text:p><text:s/>Uribe </text:p>
          </table:table-cell>
          <table:table-cell office:value-type="float" office:value="949520911" calcext:value-type="float">
            <text:p>949520911</text:p>
          </table:table-cell>
          <table:table-cell office:value-type="float" office:value="152742355" calcext:value-type="float">
            <text:p>152742355</text:p>
          </table:table-cell>
          <table:table-cell office:value-type="string" calcext:value-type="string">
            <text:p><text:s/>juanpablouribemena@gmail.com </text:p>
          </table:table-cell>
          <table:table-cell office:value-type="float" office:value="152742355" calcext:value-type="float">
            <text:p>1527423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amon Leonel </text:p>
          </table:table-cell>
          <table:table-cell office:value-type="string" calcext:value-type="string">
            <text:p><text:s/>Kammel Alarcon </text:p>
          </table:table-cell>
          <table:table-cell office:value-type="float" office:value="953533887" calcext:value-type="float">
            <text:p>953533887</text:p>
          </table:table-cell>
          <table:table-cell office:value-type="float" office:value="152811950" calcext:value-type="float">
            <text:p>152811950</text:p>
          </table:table-cell>
          <table:table-cell office:value-type="string" calcext:value-type="string">
            <text:p><text:s/>rkammelservicios@gmail.com </text:p>
          </table:table-cell>
          <table:table-cell office:value-type="string" calcext:value-type="string">
            <text:p><text:s/>76308115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abriel Alejandro </text:p>
          </table:table-cell>
          <table:table-cell office:value-type="string" calcext:value-type="string">
            <text:p><text:s/>Riquelme Diaz </text:p>
          </table:table-cell>
          <table:table-cell office:value-type="float" office:value="977497810" calcext:value-type="float">
            <text:p>977497810</text:p>
          </table:table-cell>
          <table:table-cell office:value-type="float" office:value="152835752" calcext:value-type="float">
            <text:p>152835752</text:p>
          </table:table-cell>
          <table:table-cell office:value-type="string" calcext:value-type="string">
            <text:p><text:s/>grd@grdservicios.cl </text:p>
          </table:table-cell>
          <table:table-cell office:value-type="float" office:value="764473094" calcext:value-type="float">
            <text:p>76447309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Victor Hugo </text:p>
          </table:table-cell>
          <table:table-cell office:value-type="string" calcext:value-type="string">
            <text:p><text:s/>Salinas </text:p>
          </table:table-cell>
          <table:table-cell office:value-type="string" calcext:value-type="string">
            <text:p><text:s/>63 2224915 </text:p>
          </table:table-cell>
          <table:table-cell office:value-type="float" office:value="152945558" calcext:value-type="float">
            <text:p>152945558</text:p>
          </table:table-cell>
          <table:table-cell office:value-type="string" calcext:value-type="string">
            <text:p><text:s/>vsalinas@milival.cl </text:p>
          </table:table-cell>
          <table:table-cell office:value-type="float" office:value="778156008" calcext:value-type="float">
            <text:p>7781560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tias </text:p>
          </table:table-cell>
          <table:table-cell office:value-type="string" calcext:value-type="string">
            <text:p><text:s/>torrejon </text:p>
          </table:table-cell>
          <table:table-cell office:value-type="float" office:value="63006909" calcext:value-type="float">
            <text:p>63006909</text:p>
          </table:table-cell>
          <table:table-cell office:value-type="float" office:value="153125589" calcext:value-type="float">
            <text:p>153125589</text:p>
          </table:table-cell>
          <table:table-cell office:value-type="string" calcext:value-type="string">
            <text:p><text:s/>matias.torrejon@ingenioquality.com </text:p>
          </table:table-cell>
          <table:table-cell office:value-type="float" office:value="761341251" calcext:value-type="float">
            <text:p>76134125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Salomon </text:p>
          </table:table-cell>
          <table:table-cell office:value-type="float" office:value="942411244" calcext:value-type="float">
            <text:p>942411244</text:p>
          </table:table-cell>
          <table:table-cell office:value-type="float" office:value="153239436" calcext:value-type="float">
            <text:p>153239436</text:p>
          </table:table-cell>
          <table:table-cell office:value-type="string" calcext:value-type="string">
            <text:p><text:s/>ecastrillon@sqenergias.cl </text:p>
          </table:table-cell>
          <table:table-cell office:value-type="float" office:value="760930733" calcext:value-type="float">
            <text:p>7609307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lmut </text:p>
          </table:table-cell>
          <table:table-cell office:value-type="string" calcext:value-type="string">
            <text:p><text:s/>Torres </text:p>
          </table:table-cell>
          <table:table-cell office:value-type="float" office:value="56999092087" calcext:value-type="float">
            <text:p>56999092087</text:p>
          </table:table-cell>
          <table:table-cell office:value-type="float" office:value="153251282" calcext:value-type="float">
            <text:p>153251282</text:p>
          </table:table-cell>
          <table:table-cell office:value-type="string" calcext:value-type="string">
            <text:p><text:s/>htorres@ltmingenieria.cl </text:p>
          </table:table-cell>
          <table:table-cell office:value-type="float" office:value="765431328" calcext:value-type="float">
            <text:p>76543132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idi </text:p>
          </table:table-cell>
          <table:table-cell office:value-type="string" calcext:value-type="string">
            <text:p><text:s/>schebblein </text:p>
          </table:table-cell>
          <table:table-cell office:value-type="float" office:value="982488271" calcext:value-type="float">
            <text:p>982488271</text:p>
          </table:table-cell>
          <table:table-cell office:value-type="float" office:value="153267812" calcext:value-type="float">
            <text:p>153267812</text:p>
          </table:table-cell>
          <table:table-cell office:value-type="string" calcext:value-type="string">
            <text:p><text:s/>hscheblein21@gmail.com </text:p>
          </table:table-cell>
          <table:table-cell office:value-type="float" office:value="766489265" calcext:value-type="float">
            <text:p>76648926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ban </text:p>
          </table:table-cell>
          <table:table-cell office:value-type="string" calcext:value-type="string">
            <text:p><text:s/>Riquelme </text:p>
          </table:table-cell>
          <table:table-cell office:value-type="float" office:value="962481428" calcext:value-type="float">
            <text:p>962481428</text:p>
          </table:table-cell>
          <table:table-cell office:value-type="float" office:value="153357706" calcext:value-type="float">
            <text:p>153357706</text:p>
          </table:table-cell>
          <table:table-cell office:value-type="string" calcext:value-type="string">
            <text:p><text:s/>estebanriquelmeg@gmail.com </text:p>
          </table:table-cell>
          <table:table-cell office:value-type="string" calcext:value-type="string">
            <text:p><text:s/>76532341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és </text:p>
          </table:table-cell>
          <table:table-cell office:value-type="string" calcext:value-type="string">
            <text:p><text:s/>ormazabal </text:p>
          </table:table-cell>
          <table:table-cell office:value-type="float" office:value="959022171" calcext:value-type="float">
            <text:p>959022171</text:p>
          </table:table-cell>
          <table:table-cell office:value-type="float" office:value="153580030" calcext:value-type="float">
            <text:p>153580030</text:p>
          </table:table-cell>
          <table:table-cell office:value-type="string" calcext:value-type="string">
            <text:p><text:s/>mariajose1009@gmail.com </text:p>
          </table:table-cell>
          <table:table-cell office:value-type="float" office:value="761045121" calcext:value-type="float">
            <text:p>76104512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nny </text:p>
          </table:table-cell>
          <table:table-cell office:value-type="string" calcext:value-type="string">
            <text:p><text:s/>Lagos </text:p>
          </table:table-cell>
          <table:table-cell office:value-type="float" office:value="952290371" calcext:value-type="float">
            <text:p>952290371</text:p>
          </table:table-cell>
          <table:table-cell office:value-type="float" office:value="153682348" calcext:value-type="float">
            <text:p>153682348</text:p>
          </table:table-cell>
          <table:table-cell office:value-type="string" calcext:value-type="string">
            <text:p><text:s/>jlagos@mundohidraulico.cl </text:p>
          </table:table-cell>
          <table:table-cell office:value-type="float" office:value="760765333" calcext:value-type="float">
            <text:p>7607653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ander </text:p>
          </table:table-cell>
          <table:table-cell office:value-type="string" calcext:value-type="string">
            <text:p><text:s/>Faundez </text:p>
          </table:table-cell>
          <table:table-cell office:value-type="float" office:value="961936033" calcext:value-type="float">
            <text:p>961936033</text:p>
          </table:table-cell>
          <table:table-cell office:value-type="float" office:value="153729689" calcext:value-type="float">
            <text:p>153729689</text:p>
          </table:table-cell>
          <table:table-cell office:value-type="string" calcext:value-type="string">
            <text:p><text:s/>constanzo.rj@gmail.com </text:p>
          </table:table-cell>
          <table:table-cell office:value-type="float" office:value="768575568" calcext:value-type="float">
            <text:p>76857556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Castrillon </text:p>
          </table:table-cell>
          <table:table-cell office:value-type="float" office:value="42411244" calcext:value-type="float">
            <text:p>42411244</text:p>
          </table:table-cell>
          <table:table-cell office:value-type="float" office:value="153767629" calcext:value-type="float">
            <text:p>153767629</text:p>
          </table:table-cell>
          <table:table-cell office:value-type="string" calcext:value-type="string">
            <text:p><text:s/>ecastrillon@polysolutions.cl </text:p>
          </table:table-cell>
          <table:table-cell office:value-type="float" office:value="762799782" calcext:value-type="float">
            <text:p>76279978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lopez </text:p>
          </table:table-cell>
          <table:table-cell office:value-type="float" office:value="982436001" calcext:value-type="float">
            <text:p>982436001</text:p>
          </table:table-cell>
          <table:table-cell office:value-type="float" office:value="153800111" calcext:value-type="float">
            <text:p>153800111</text:p>
          </table:table-cell>
          <table:table-cell office:value-type="string" calcext:value-type="string">
            <text:p><text:s/>jlopez@ecocarechile.cl </text:p>
          </table:table-cell>
          <table:table-cell office:value-type="float" office:value="767092148" calcext:value-type="float">
            <text:p>76709214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irk </text:p>
          </table:table-cell>
          <table:table-cell office:value-type="string" calcext:value-type="string">
            <text:p><text:s/>Bravovisch </text:p>
          </table:table-cell>
          <table:table-cell office:value-type="float" office:value="56987766789" calcext:value-type="float">
            <text:p>56987766789</text:p>
          </table:table-cell>
          <table:table-cell office:value-type="float" office:value="153828369" calcext:value-type="float">
            <text:p>153828369</text:p>
          </table:table-cell>
          <table:table-cell office:value-type="string" calcext:value-type="string">
            <text:p><text:s/>kirk@gestionycapital.cl </text:p>
          </table:table-cell>
          <table:table-cell office:value-type="float" office:value="768284881" calcext:value-type="float">
            <text:p>76828488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RAIMUNDO </text:p>
          </table:table-cell>
          <table:table-cell office:value-type="string" calcext:value-type="string">
            <text:p><text:s/>SCHOMBURGK VIGNEAUX </text:p>
          </table:table-cell>
          <table:table-cell office:value-type="float" office:value="56963429380" calcext:value-type="float">
            <text:p>56963429380</text:p>
          </table:table-cell>
          <table:table-cell office:value-type="float" office:value="153834989" calcext:value-type="float">
            <text:p>153834989</text:p>
          </table:table-cell>
          <table:table-cell office:value-type="string" calcext:value-type="string">
            <text:p><text:s/>raimundo@creationlab.cl </text:p>
          </table:table-cell>
          <table:table-cell office:value-type="float" office:value="765251354" calcext:value-type="float">
            <text:p>76525135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Araya </text:p>
          </table:table-cell>
          <table:table-cell office:value-type="float" office:value="227774425" calcext:value-type="float">
            <text:p>227774425</text:p>
          </table:table-cell>
          <table:table-cell office:value-type="float" office:value="153842981" calcext:value-type="float">
            <text:p>153842981</text:p>
          </table:table-cell>
          <table:table-cell office:value-type="string" calcext:value-type="string">
            <text:p><text:s/>raraya@azpublicidad.cl </text:p>
          </table:table-cell>
          <table:table-cell office:value-type="float" office:value="761892266" calcext:value-type="float">
            <text:p>76189226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MEDINA </text:p>
          </table:table-cell>
          <table:table-cell office:value-type="float" office:value="968476283" calcext:value-type="float">
            <text:p>968476283</text:p>
          </table:table-cell>
          <table:table-cell office:value-type="float" office:value="153930732" calcext:value-type="float">
            <text:p>153930732</text:p>
          </table:table-cell>
          <table:table-cell office:value-type="string" calcext:value-type="string">
            <text:p><text:s/>omedina@cboston.cl </text:p>
          </table:table-cell>
          <table:table-cell office:value-type="float" office:value="766891047" calcext:value-type="float">
            <text:p>76689104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NRIQUE </text:p>
          </table:table-cell>
          <table:table-cell office:value-type="string" calcext:value-type="string">
            <text:p><text:s/>ARENAS </text:p>
          </table:table-cell>
          <table:table-cell office:value-type="float" office:value="989056706" calcext:value-type="float">
            <text:p>989056706</text:p>
          </table:table-cell>
          <table:table-cell office:value-type="float" office:value="153948216" calcext:value-type="float">
            <text:p>153948216</text:p>
          </table:table-cell>
          <table:table-cell office:value-type="string" calcext:value-type="string">
            <text:p><text:s/>semkatltda@gmail.com </text:p>
          </table:table-cell>
          <table:table-cell office:value-type="float" office:value="760268364" calcext:value-type="float">
            <text:p>76026836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BERRIOS </text:p>
          </table:table-cell>
          <table:table-cell office:value-type="float" office:value="981671137" calcext:value-type="float">
            <text:p>981671137</text:p>
          </table:table-cell>
          <table:table-cell office:value-type="float" office:value="154073647" calcext:value-type="float">
            <text:p>154073647</text:p>
          </table:table-cell>
          <table:table-cell office:value-type="string" calcext:value-type="string">
            <text:p><text:s/>OBERRIOS@PUERTOCONTAINER.CL </text:p>
          </table:table-cell>
          <table:table-cell office:value-type="string" calcext:value-type="string">
            <text:p><text:s/>76565758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k </text:p>
          </table:table-cell>
          <table:table-cell office:value-type="string" calcext:value-type="string">
            <text:p><text:s/>Fernandez </text:p>
          </table:table-cell>
          <table:table-cell office:value-type="float" office:value="56961490761" calcext:value-type="float">
            <text:p>56961490761</text:p>
          </table:table-cell>
          <table:table-cell office:value-type="float" office:value="154085319" calcext:value-type="float">
            <text:p>154085319</text:p>
          </table:table-cell>
          <table:table-cell office:value-type="string" calcext:value-type="string">
            <text:p><text:s/>pfernandez@automotriztopcar.cl </text:p>
          </table:table-cell>
          <table:table-cell office:value-type="float" office:value="763326675" calcext:value-type="float">
            <text:p>76332667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ily </text:p>
          </table:table-cell>
          <table:table-cell office:value-type="string" calcext:value-type="string">
            <text:p><text:s/>waltemath </text:p>
          </table:table-cell>
          <table:table-cell office:value-type="float" office:value="963543409" calcext:value-type="float">
            <text:p>963543409</text:p>
          </table:table-cell>
          <table:table-cell office:value-type="float" office:value="154129707" calcext:value-type="float">
            <text:p>154129707</text:p>
          </table:table-cell>
          <table:table-cell office:value-type="string" calcext:value-type="string">
            <text:p><text:s/>lilywa@resso.cl </text:p>
          </table:table-cell>
          <table:table-cell office:value-type="float" office:value="765174570" calcext:value-type="float">
            <text:p>7651745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Cuevas </text:p>
          </table:table-cell>
          <table:table-cell office:value-type="float" office:value="56971371273" calcext:value-type="float">
            <text:p>56971371273</text:p>
          </table:table-cell>
          <table:table-cell office:value-type="float" office:value="154185151" calcext:value-type="float">
            <text:p>154185151</text:p>
          </table:table-cell>
          <table:table-cell office:value-type="string" calcext:value-type="string">
            <text:p><text:s/>fcuevas@idix.cl </text:p>
          </table:table-cell>
          <table:table-cell office:value-type="float" office:value="761032895" calcext:value-type="float">
            <text:p>76103289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Agusto </text:p>
          </table:table-cell>
          <table:table-cell office:value-type="float" office:value="228557208" calcext:value-type="float">
            <text:p>228557208</text:p>
          </table:table-cell>
          <table:table-cell office:value-type="float" office:value="154195270" calcext:value-type="float">
            <text:p>154195270</text:p>
          </table:table-cell>
          <table:table-cell office:value-type="string" calcext:value-type="string">
            <text:p><text:s/>agservice@gmail.com </text:p>
          </table:table-cell>
          <table:table-cell office:value-type="float" office:value="154195270" calcext:value-type="float">
            <text:p>15419527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liver </text:p>
          </table:table-cell>
          <table:table-cell office:value-type="string" calcext:value-type="string">
            <text:p><text:s/>benavides </text:p>
          </table:table-cell>
          <table:table-cell office:value-type="float" office:value="56942434769" calcext:value-type="float">
            <text:p>56942434769</text:p>
          </table:table-cell>
          <table:table-cell office:value-type="float" office:value="154203605" calcext:value-type="float">
            <text:p>154203605</text:p>
          </table:table-cell>
          <table:table-cell office:value-type="string" calcext:value-type="string">
            <text:p><text:s/>ventas@focos.cl </text:p>
          </table:table-cell>
          <table:table-cell office:value-type="string" calcext:value-type="string">
            <text:p><text:s/>76354902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NUÑEZ </text:p>
          </table:table-cell>
          <table:table-cell office:value-type="float" office:value="232025847" calcext:value-type="float">
            <text:p>232025847</text:p>
          </table:table-cell>
          <table:table-cell office:value-type="float" office:value="154239227" calcext:value-type="float">
            <text:p>154239227</text:p>
          </table:table-cell>
          <table:table-cell office:value-type="string" calcext:value-type="string">
            <text:p><text:s/>cnunez@proteknica.cl </text:p>
          </table:table-cell>
          <table:table-cell office:value-type="string" calcext:value-type="string">
            <text:p><text:s/>7648802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ria </text:p>
          </table:table-cell>
          <table:table-cell office:value-type="string" calcext:value-type="string">
            <text:p><text:s/>Avendaño Garay </text:p>
          </table:table-cell>
          <table:table-cell office:value-type="float" office:value="996114410" calcext:value-type="float">
            <text:p>996114410</text:p>
          </table:table-cell>
          <table:table-cell office:value-type="float" office:value="154345434" calcext:value-type="float">
            <text:p>154345434</text:p>
          </table:table-cell>
          <table:table-cell office:value-type="string" calcext:value-type="string">
            <text:p><text:s/>valeavendano@gmail.com </text:p>
          </table:table-cell>
          <table:table-cell office:value-type="float" office:value="154345434" calcext:value-type="float">
            <text:p>15434543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DANIELA </text:p>
          </table:table-cell>
          <table:table-cell office:value-type="string" calcext:value-type="string">
            <text:p><text:s/>PAVEZ </text:p>
          </table:table-cell>
          <table:table-cell office:value-type="float" office:value="77676601" calcext:value-type="float">
            <text:p>77676601</text:p>
          </table:table-cell>
          <table:table-cell office:value-type="float" office:value="154355383" calcext:value-type="float">
            <text:p>154355383</text:p>
          </table:table-cell>
          <table:table-cell office:value-type="string" calcext:value-type="string">
            <text:p><text:s/>daniela.pavez@sitelecom.cl </text:p>
          </table:table-cell>
          <table:table-cell office:value-type="float" office:value="763746631" calcext:value-type="float">
            <text:p>76374663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hernandez </text:p>
          </table:table-cell>
          <table:table-cell office:value-type="float" office:value="999887908" calcext:value-type="float">
            <text:p>999887908</text:p>
          </table:table-cell>
          <table:table-cell office:value-type="float" office:value="154365001" calcext:value-type="float">
            <text:p>154365001</text:p>
          </table:table-cell>
          <table:table-cell office:value-type="string" calcext:value-type="string">
            <text:p><text:s/>rodrigo.hernandez90@gmail.com </text:p>
          </table:table-cell>
          <table:table-cell office:value-type="float" office:value="763502333" calcext:value-type="float">
            <text:p>7635023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FERNANDEZ </text:p>
          </table:table-cell>
          <table:table-cell office:value-type="string" calcext:value-type="string">
            <text:p><text:s/>22 2417692 </text:p>
          </table:table-cell>
          <table:table-cell office:value-type="float" office:value="154384235" calcext:value-type="float">
            <text:p>154384235</text:p>
          </table:table-cell>
          <table:table-cell office:value-type="string" calcext:value-type="string">
            <text:p><text:s/>carolina.fernandez@3dconcept.cl </text:p>
          </table:table-cell>
          <table:table-cell office:value-type="float" office:value="767867506" calcext:value-type="float">
            <text:p>7678675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rnando Enrique </text:p>
          </table:table-cell>
          <table:table-cell office:value-type="string" calcext:value-type="string">
            <text:p><text:s/>Muñoz Cuevas </text:p>
          </table:table-cell>
          <table:table-cell office:value-type="float" office:value="56953571618" calcext:value-type="float">
            <text:p>56953571618</text:p>
          </table:table-cell>
          <table:table-cell office:value-type="float" office:value="154443991" calcext:value-type="float">
            <text:p>154443991</text:p>
          </table:table-cell>
          <table:table-cell office:value-type="string" calcext:value-type="string">
            <text:p><text:s/>fernando.m@muebleslumago.cl </text:p>
          </table:table-cell>
          <table:table-cell office:value-type="float" office:value="766281273" calcext:value-type="float">
            <text:p>76628127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ULINA </text:p>
          </table:table-cell>
          <table:table-cell office:value-type="string" calcext:value-type="string">
            <text:p><text:s/>MUÑOZ </text:p>
          </table:table-cell>
          <table:table-cell office:value-type="float" office:value="971884433" calcext:value-type="float">
            <text:p>971884433</text:p>
          </table:table-cell>
          <table:table-cell office:value-type="float" office:value="154449957" calcext:value-type="float">
            <text:p>154449957</text:p>
          </table:table-cell>
          <table:table-cell office:value-type="string" calcext:value-type="string">
            <text:p><text:s/>CARPINTERIAMETALICAPMF@HOTMAIL.COM </text:p>
          </table:table-cell>
          <table:table-cell office:value-type="float" office:value="154449957" calcext:value-type="float">
            <text:p>15444995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ONICA </text:p>
          </table:table-cell>
          <table:table-cell office:value-type="string" calcext:value-type="string">
            <text:p><text:s/>FLORES </text:p>
          </table:table-cell>
          <table:table-cell office:value-type="float" office:value="225063403" calcext:value-type="float">
            <text:p>225063403</text:p>
          </table:table-cell>
          <table:table-cell office:value-type="float" office:value="154508910" calcext:value-type="float">
            <text:p>154508910</text:p>
          </table:table-cell>
          <table:table-cell office:value-type="string" calcext:value-type="string">
            <text:p><text:s/>monica.flores.rojas@gmail.com </text:p>
          </table:table-cell>
          <table:table-cell office:value-type="float" office:value="763654761" calcext:value-type="float">
            <text:p>76365476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CAROLINA </text:p>
          </table:table-cell>
          <table:table-cell office:value-type="string" calcext:value-type="string">
            <text:p><text:s/>MIRANDA </text:p>
          </table:table-cell>
          <table:table-cell office:value-type="float" office:value="222045002" calcext:value-type="float">
            <text:p>222045002</text:p>
          </table:table-cell>
          <table:table-cell office:value-type="float" office:value="154560440" calcext:value-type="float">
            <text:p>154560440</text:p>
          </table:table-cell>
          <table:table-cell office:value-type="string" calcext:value-type="string">
            <text:p><text:s/>secretaria@jrp.cl </text:p>
          </table:table-cell>
          <table:table-cell office:value-type="float" office:value="773878609" calcext:value-type="float">
            <text:p>7738786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immy </text:p>
          </table:table-cell>
          <table:table-cell office:value-type="string" calcext:value-type="string">
            <text:p><text:s/>quezada </text:p>
          </table:table-cell>
          <table:table-cell office:value-type="float" office:value="967169935" calcext:value-type="float">
            <text:p>967169935</text:p>
          </table:table-cell>
          <table:table-cell office:value-type="float" office:value="154615741" calcext:value-type="float">
            <text:p>154615741</text:p>
          </table:table-cell>
          <table:table-cell office:value-type="string" calcext:value-type="string">
            <text:p><text:s/>rayencamila@gmail.com </text:p>
          </table:table-cell>
          <table:table-cell office:value-type="float" office:value="154615741" calcext:value-type="float">
            <text:p>15461574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Fourniel </text:p>
          </table:table-cell>
          <table:table-cell office:value-type="float" office:value="946326475" calcext:value-type="float">
            <text:p>946326475</text:p>
          </table:table-cell>
          <table:table-cell office:value-type="float" office:value="154666397" calcext:value-type="float">
            <text:p>154666397</text:p>
          </table:table-cell>
          <table:table-cell office:value-type="string" calcext:value-type="string">
            <text:p><text:s/>angelica.fourniel@hotmail.com </text:p>
          </table:table-cell>
          <table:table-cell office:value-type="float" office:value="760081353" calcext:value-type="float">
            <text:p>76008135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fernandez </text:p>
          </table:table-cell>
          <table:table-cell office:value-type="float" office:value="962261898" calcext:value-type="float">
            <text:p>962261898</text:p>
          </table:table-cell>
          <table:table-cell office:value-type="float" office:value="154802959" calcext:value-type="float">
            <text:p>154802959</text:p>
          </table:table-cell>
          <table:table-cell office:value-type="string" calcext:value-type="string">
            <text:p><text:s/>dfernandez@multisoluciones.cl </text:p>
          </table:table-cell>
          <table:table-cell office:value-type="string" calcext:value-type="string">
            <text:p><text:s/>7678252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 </text:p>
          </table:table-cell>
          <table:table-cell office:value-type="string" calcext:value-type="string">
            <text:p><text:s/>Martinez </text:p>
          </table:table-cell>
          <table:table-cell office:value-type="float" office:value="979796073" calcext:value-type="float">
            <text:p>979796073</text:p>
          </table:table-cell>
          <table:table-cell office:value-type="float" office:value="154833188" calcext:value-type="float">
            <text:p>154833188</text:p>
          </table:table-cell>
          <table:table-cell office:value-type="string" calcext:value-type="string">
            <text:p><text:s/>alex_martinez.s@hotmail.com </text:p>
          </table:table-cell>
          <table:table-cell office:value-type="string" calcext:value-type="string">
            <text:p><text:s/>76588683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Reinaldo </text:p>
          </table:table-cell>
          <table:table-cell office:value-type="string" calcext:value-type="string">
            <text:p><text:s/>Ramirez </text:p>
          </table:table-cell>
          <table:table-cell office:value-type="float" office:value="56951966816" calcext:value-type="float">
            <text:p>56951966816</text:p>
          </table:table-cell>
          <table:table-cell office:value-type="float" office:value="154835733" calcext:value-type="float">
            <text:p>154835733</text:p>
          </table:table-cell>
          <table:table-cell office:value-type="string" calcext:value-type="string">
            <text:p><text:s/>lrrsep@gmail.com </text:p>
          </table:table-cell>
          <table:table-cell office:value-type="float" office:value="154835733" calcext:value-type="float">
            <text:p>1548357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Ignacia </text:p>
          </table:table-cell>
          <table:table-cell office:value-type="string" calcext:value-type="string">
            <text:p><text:s/>Quijada Bustamante </text:p>
          </table:table-cell>
          <table:table-cell office:value-type="float" office:value="999190813" calcext:value-type="float">
            <text:p>999190813</text:p>
          </table:table-cell>
          <table:table-cell office:value-type="float" office:value="154909850" calcext:value-type="float">
            <text:p>154909850</text:p>
          </table:table-cell>
          <table:table-cell office:value-type="string" calcext:value-type="string">
            <text:p><text:s/>ignaciaqb@gmail.com </text:p>
          </table:table-cell>
          <table:table-cell office:value-type="string" calcext:value-type="string">
            <text:p><text:s/>7684853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arina </text:p>
          </table:table-cell>
          <table:table-cell office:value-type="string" calcext:value-type="string">
            <text:p><text:s/>Alamos </text:p>
          </table:table-cell>
          <table:table-cell office:value-type="float" office:value="981574692" calcext:value-type="float">
            <text:p>981574692</text:p>
          </table:table-cell>
          <table:table-cell office:value-type="float" office:value="154914765" calcext:value-type="float">
            <text:p>154914765</text:p>
          </table:table-cell>
          <table:table-cell office:value-type="string" calcext:value-type="string">
            <text:p><text:s/>karina.alamos@jompak.com </text:p>
          </table:table-cell>
          <table:table-cell office:value-type="float" office:value="763167151" calcext:value-type="float">
            <text:p>76316715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milo </text:p>
          </table:table-cell>
          <table:table-cell office:value-type="string" calcext:value-type="string">
            <text:p><text:s/>Rivera </text:p>
          </table:table-cell>
          <table:table-cell office:value-type="float" office:value="931328398" calcext:value-type="float">
            <text:p>931328398</text:p>
          </table:table-cell>
          <table:table-cell office:value-type="float" office:value="155002530" calcext:value-type="float">
            <text:p>155002530</text:p>
          </table:table-cell>
          <table:table-cell office:value-type="string" calcext:value-type="string">
            <text:p><text:s/>carlos.2815@gmail.com </text:p>
          </table:table-cell>
          <table:table-cell office:value-type="float" office:value="155002530" calcext:value-type="float">
            <text:p>15500253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berto </text:p>
          </table:table-cell>
          <table:table-cell office:value-type="string" calcext:value-type="string">
            <text:p><text:s/>Olave </text:p>
          </table:table-cell>
          <table:table-cell office:value-type="float" office:value="56995849436" calcext:value-type="float">
            <text:p>56995849436</text:p>
          </table:table-cell>
          <table:table-cell office:value-type="float" office:value="155018313" calcext:value-type="float">
            <text:p>155018313</text:p>
          </table:table-cell>
          <table:table-cell office:value-type="string" calcext:value-type="string">
            <text:p><text:s/>alberto_olave@yahoo.es </text:p>
          </table:table-cell>
          <table:table-cell office:value-type="float" office:value="155018313" calcext:value-type="float">
            <text:p>15501831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Guajardo </text:p>
          </table:table-cell>
          <table:table-cell office:value-type="float" office:value="975403292" calcext:value-type="float">
            <text:p>975403292</text:p>
          </table:table-cell>
          <table:table-cell office:value-type="float" office:value="155098082" calcext:value-type="float">
            <text:p>155098082</text:p>
          </table:table-cell>
          <table:table-cell office:value-type="string" calcext:value-type="string">
            <text:p><text:s/>ansotur@gmail.com </text:p>
          </table:table-cell>
          <table:table-cell office:value-type="float" office:value="155098082" calcext:value-type="float">
            <text:p>15509808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</text:p>
          </table:table-cell>
          <table:table-cell office:value-type="string" calcext:value-type="string">
            <text:p><text:s/>Robles </text:p>
          </table:table-cell>
          <table:table-cell office:value-type="float" office:value="961924162" calcext:value-type="float">
            <text:p>961924162</text:p>
          </table:table-cell>
          <table:table-cell office:value-type="float" office:value="155303743" calcext:value-type="float">
            <text:p>155303743</text:p>
          </table:table-cell>
          <table:table-cell office:value-type="string" calcext:value-type="string">
            <text:p><text:s/>contacto@rogall.cl </text:p>
          </table:table-cell>
          <table:table-cell office:value-type="float" office:value="761424963" calcext:value-type="float">
            <text:p>76142496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oyarzo </text:p>
          </table:table-cell>
          <table:table-cell office:value-type="float" office:value="949434889" calcext:value-type="float">
            <text:p>949434889</text:p>
          </table:table-cell>
          <table:table-cell office:value-type="float" office:value="155312963" calcext:value-type="float">
            <text:p>155312963</text:p>
          </table:table-cell>
          <table:table-cell office:value-type="string" calcext:value-type="string">
            <text:p><text:s/>carlos@asesoriasoncol.com </text:p>
          </table:table-cell>
          <table:table-cell office:value-type="float" office:value="760383511" calcext:value-type="float">
            <text:p>76038351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ATALIA </text:p>
          </table:table-cell>
          <table:table-cell office:value-type="string" calcext:value-type="string">
            <text:p><text:s/>CONTRERAS </text:p>
          </table:table-cell>
          <table:table-cell office:value-type="float" office:value="954218984" calcext:value-type="float">
            <text:p>954218984</text:p>
          </table:table-cell>
          <table:table-cell office:value-type="float" office:value="155350741" calcext:value-type="float">
            <text:p>155350741</text:p>
          </table:table-cell>
          <table:table-cell office:value-type="string" calcext:value-type="string">
            <text:p><text:s/>ncontreras@natma.cl </text:p>
          </table:table-cell>
          <table:table-cell office:value-type="float" office:value="762960222" calcext:value-type="float">
            <text:p>76296022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ria </text:p>
          </table:table-cell>
          <table:table-cell office:value-type="string" calcext:value-type="string">
            <text:p><text:s/>Andrade </text:p>
          </table:table-cell>
          <table:table-cell office:value-type="float" office:value="56994584090" calcext:value-type="float">
            <text:p>56994584090</text:p>
          </table:table-cell>
          <table:table-cell office:value-type="float" office:value="155356308" calcext:value-type="float">
            <text:p>155356308</text:p>
          </table:table-cell>
          <table:table-cell office:value-type="string" calcext:value-type="string">
            <text:p><text:s/>vandrade@isagroup.cl </text:p>
          </table:table-cell>
          <table:table-cell office:value-type="float" office:value="764794753" calcext:value-type="float">
            <text:p>76479475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EVELYN </text:p>
          </table:table-cell>
          <table:table-cell office:value-type="string" calcext:value-type="string">
            <text:p><text:s/>ZAMORA </text:p>
          </table:table-cell>
          <table:table-cell office:value-type="float" office:value="227906226" calcext:value-type="float">
            <text:p>227906226</text:p>
          </table:table-cell>
          <table:table-cell office:value-type="float" office:value="155438894" calcext:value-type="float">
            <text:p>155438894</text:p>
          </table:table-cell>
          <table:table-cell office:value-type="string" calcext:value-type="string">
            <text:p><text:s/>evelyn.zamora@viaschile.cl </text:p>
          </table:table-cell>
          <table:table-cell office:value-type="float" office:value="968144308" calcext:value-type="float">
            <text:p>9681443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enato </text:p>
          </table:table-cell>
          <table:table-cell office:value-type="string" calcext:value-type="string">
            <text:p><text:s/>Gallardo </text:p>
          </table:table-cell>
          <table:table-cell office:value-type="float" office:value="89523511" calcext:value-type="float">
            <text:p>89523511</text:p>
          </table:table-cell>
          <table:table-cell office:value-type="float" office:value="155480572" calcext:value-type="float">
            <text:p>155480572</text:p>
          </table:table-cell>
          <table:table-cell office:value-type="string" calcext:value-type="string">
            <text:p><text:s/>renato@telefoniayredes.cl </text:p>
          </table:table-cell>
          <table:table-cell office:value-type="float" office:value="769646701" calcext:value-type="float">
            <text:p>76964670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SKA </text:p>
          </table:table-cell>
          <table:table-cell office:value-type="string" calcext:value-type="string">
            <text:p><text:s/>GACITUA </text:p>
          </table:table-cell>
          <table:table-cell office:value-type="float" office:value="225024834" calcext:value-type="float">
            <text:p>225024834</text:p>
          </table:table-cell>
          <table:table-cell office:value-type="float" office:value="155659017" calcext:value-type="float">
            <text:p>155659017</text:p>
          </table:table-cell>
          <table:table-cell office:value-type="string" calcext:value-type="string">
            <text:p><text:s/>administracion@pizarroconstructora.cl </text:p>
          </table:table-cell>
          <table:table-cell office:value-type="float" office:value="763789098" calcext:value-type="float">
            <text:p>7637890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Sandra </text:p>
          </table:table-cell>
          <table:table-cell office:value-type="string" calcext:value-type="string">
            <text:p><text:s/>Carrasco </text:p>
          </table:table-cell>
          <table:table-cell office:value-type="float" office:value="23866211" calcext:value-type="float">
            <text:p>23866211</text:p>
          </table:table-cell>
          <table:table-cell office:value-type="float" office:value="155849655" calcext:value-type="float">
            <text:p>155849655</text:p>
          </table:table-cell>
          <table:table-cell office:value-type="string" calcext:value-type="string">
            <text:p><text:s/>sac.industrial@williamsonindustrial.cl </text:p>
          </table:table-cell>
          <table:table-cell office:value-type="float" office:value="811403008" calcext:value-type="float">
            <text:p>8114030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rene </text:p>
          </table:table-cell>
          <table:table-cell office:value-type="string" calcext:value-type="string">
            <text:p><text:s/>Ferrufino </text:p>
          </table:table-cell>
          <table:table-cell office:value-type="float" office:value="99999999" calcext:value-type="float">
            <text:p>99999999</text:p>
          </table:table-cell>
          <table:table-cell office:value-type="float" office:value="155882875" calcext:value-type="float">
            <text:p>155882875</text:p>
          </table:table-cell>
          <table:table-cell office:value-type="string" calcext:value-type="string">
            <text:p><text:s/>iferrufino@bonillarenas.cl </text:p>
          </table:table-cell>
          <table:table-cell office:value-type="float" office:value="90985884" calcext:value-type="float">
            <text:p>9098588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CHAU </text:p>
          </table:table-cell>
          <table:table-cell office:value-type="float" office:value="964374763" calcext:value-type="float">
            <text:p>964374763</text:p>
          </table:table-cell>
          <table:table-cell office:value-type="float" office:value="156101907" calcext:value-type="float">
            <text:p>156101907</text:p>
          </table:table-cell>
          <table:table-cell office:value-type="string" calcext:value-type="string">
            <text:p><text:s/>antonellaspa2017@gmail.com </text:p>
          </table:table-cell>
          <table:table-cell office:value-type="float" office:value="767662211" calcext:value-type="float">
            <text:p>76766221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Ortega </text:p>
          </table:table-cell>
          <table:table-cell office:value-type="float" office:value="984772402" calcext:value-type="float">
            <text:p>984772402</text:p>
          </table:table-cell>
          <table:table-cell office:value-type="float" office:value="156281832" calcext:value-type="float">
            <text:p>156281832</text:p>
          </table:table-cell>
          <table:table-cell office:value-type="string" calcext:value-type="string">
            <text:p><text:s/>mario.ortega.jara@gmail.com </text:p>
          </table:table-cell>
          <table:table-cell office:value-type="float" office:value="765054923" calcext:value-type="float">
            <text:p>76505492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Echeverría </text:p>
          </table:table-cell>
          <table:table-cell office:value-type="float" office:value="562322434" calcext:value-type="float">
            <text:p>562322434</text:p>
          </table:table-cell>
          <table:table-cell office:value-type="float" office:value="156359963" calcext:value-type="float">
            <text:p>156359963</text:p>
          </table:table-cell>
          <table:table-cell office:value-type="string" calcext:value-type="string">
            <text:p><text:s/>pecheverria@e-i.cl </text:p>
          </table:table-cell>
          <table:table-cell office:value-type="float" office:value="764687388" calcext:value-type="float">
            <text:p>76468738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Gillet </text:p>
          </table:table-cell>
          <table:table-cell office:value-type="float" office:value="56993362908" calcext:value-type="float">
            <text:p>56993362908</text:p>
          </table:table-cell>
          <table:table-cell office:value-type="float" office:value="156379581" calcext:value-type="float">
            <text:p>156379581</text:p>
          </table:table-cell>
          <table:table-cell office:value-type="string" calcext:value-type="string">
            <text:p><text:s/>jorge@rematime.cl </text:p>
          </table:table-cell>
          <table:table-cell office:value-type="float" office:value="763077381" calcext:value-type="float">
            <text:p>76307738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Diaz </text:p>
          </table:table-cell>
          <table:table-cell office:value-type="float" office:value="997334299" calcext:value-type="float">
            <text:p>997334299</text:p>
          </table:table-cell>
          <table:table-cell office:value-type="float" office:value="156396885" calcext:value-type="float">
            <text:p>156396885</text:p>
          </table:table-cell>
          <table:table-cell office:value-type="string" calcext:value-type="string">
            <text:p><text:s/>idiaz@tatoo.ws </text:p>
          </table:table-cell>
          <table:table-cell office:value-type="float" office:value="789758603" calcext:value-type="float">
            <text:p>7897586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icolás </text:p>
          </table:table-cell>
          <table:table-cell office:value-type="string" calcext:value-type="string">
            <text:p><text:s/>Steil </text:p>
          </table:table-cell>
          <table:table-cell office:value-type="float" office:value="5692950706" calcext:value-type="float">
            <text:p>5692950706</text:p>
          </table:table-cell>
          <table:table-cell office:value-type="float" office:value="156404144" calcext:value-type="float">
            <text:p>156404144</text:p>
          </table:table-cell>
          <table:table-cell office:value-type="string" calcext:value-type="string">
            <text:p><text:s/>nicolas@retargeting.cl </text:p>
          </table:table-cell>
          <table:table-cell office:value-type="float" office:value="765340470" calcext:value-type="float">
            <text:p>7653404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Campos </text:p>
          </table:table-cell>
          <table:table-cell office:value-type="float" office:value="988626252" calcext:value-type="float">
            <text:p>988626252</text:p>
          </table:table-cell>
          <table:table-cell office:value-type="float" office:value="156490296" calcext:value-type="float">
            <text:p>156490296</text:p>
          </table:table-cell>
          <table:table-cell office:value-type="string" calcext:value-type="string">
            <text:p><text:s/>jccampos@rfschile.com </text:p>
          </table:table-cell>
          <table:table-cell office:value-type="float" office:value="765327687" calcext:value-type="float">
            <text:p>76532768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Alarcon </text:p>
          </table:table-cell>
          <table:table-cell office:value-type="float" office:value="974708834" calcext:value-type="float">
            <text:p>974708834</text:p>
          </table:table-cell>
          <table:table-cell office:value-type="float" office:value="156541451" calcext:value-type="float">
            <text:p>156541451</text:p>
          </table:table-cell>
          <table:table-cell office:value-type="string" calcext:value-type="string">
            <text:p><text:s/>jalarcon@denfer.cl </text:p>
          </table:table-cell>
          <table:table-cell office:value-type="float" office:value="764339339" calcext:value-type="float">
            <text:p>76433933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rios </text:p>
          </table:table-cell>
          <table:table-cell office:value-type="float" office:value="976232343" calcext:value-type="float">
            <text:p>976232343</text:p>
          </table:table-cell>
          <table:table-cell office:value-type="float" office:value="156542040" calcext:value-type="float">
            <text:p>156542040</text:p>
          </table:table-cell>
          <table:table-cell office:value-type="string" calcext:value-type="string">
            <text:p><text:s/>feliperios@hasutemuco.cl </text:p>
          </table:table-cell>
          <table:table-cell office:value-type="string" calcext:value-type="string">
            <text:p><text:s/>76523851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eonardo </text:p>
          </table:table-cell>
          <table:table-cell office:value-type="string" calcext:value-type="string">
            <text:p><text:s/>Moncada </text:p>
          </table:table-cell>
          <table:table-cell office:value-type="float" office:value="942803858" calcext:value-type="float">
            <text:p>942803858</text:p>
          </table:table-cell>
          <table:table-cell office:value-type="float" office:value="156649228" calcext:value-type="float">
            <text:p>156649228</text:p>
          </table:table-cell>
          <table:table-cell office:value-type="string" calcext:value-type="string">
            <text:p><text:s/>leonardo.moncada@entelequialtda.cl </text:p>
          </table:table-cell>
          <table:table-cell office:value-type="float" office:value="765924588" calcext:value-type="float">
            <text:p>76592458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caceres </text:p>
          </table:table-cell>
          <table:table-cell office:value-type="float" office:value="999295998" calcext:value-type="float">
            <text:p>999295998</text:p>
          </table:table-cell>
          <table:table-cell office:value-type="float" office:value="156740241" calcext:value-type="float">
            <text:p>156740241</text:p>
          </table:table-cell>
          <table:table-cell office:value-type="string" calcext:value-type="string">
            <text:p><text:s/>jfco.vial@gmail.com </text:p>
          </table:table-cell>
          <table:table-cell office:value-type="float" office:value="763111318" calcext:value-type="float">
            <text:p>76311131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oledad </text:p>
          </table:table-cell>
          <table:table-cell office:value-type="string" calcext:value-type="string">
            <text:p><text:s/>Godoy </text:p>
          </table:table-cell>
          <table:table-cell office:value-type="float" office:value="967522962" calcext:value-type="float">
            <text:p>967522962</text:p>
          </table:table-cell>
          <table:table-cell office:value-type="float" office:value="157189875" calcext:value-type="float">
            <text:p>157189875</text:p>
          </table:table-cell>
          <table:table-cell office:value-type="string" calcext:value-type="string">
            <text:p><text:s/>msolegodoy@gmail.com </text:p>
          </table:table-cell>
          <table:table-cell office:value-type="float" office:value="767814976" calcext:value-type="float">
            <text:p>76781497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nessa </text:p>
          </table:table-cell>
          <table:table-cell office:value-type="string" calcext:value-type="string">
            <text:p><text:s/>Fuenzalida </text:p>
          </table:table-cell>
          <table:table-cell office:value-type="float" office:value="954091007" calcext:value-type="float">
            <text:p>954091007</text:p>
          </table:table-cell>
          <table:table-cell office:value-type="float" office:value="157304895" calcext:value-type="float">
            <text:p>157304895</text:p>
          </table:table-cell>
          <table:table-cell office:value-type="string" calcext:value-type="string">
            <text:p><text:s/>vanessa.fuenzalida@conex-conit.cl </text:p>
          </table:table-cell>
          <table:table-cell office:value-type="float" office:value="766512917" calcext:value-type="float">
            <text:p>76651291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Zaror </text:p>
          </table:table-cell>
          <table:table-cell office:value-type="float" office:value="992501731" calcext:value-type="float">
            <text:p>992501731</text:p>
          </table:table-cell>
          <table:table-cell office:value-type="float" office:value="157364278" calcext:value-type="float">
            <text:p>157364278</text:p>
          </table:table-cell>
          <table:table-cell office:value-type="string" calcext:value-type="string">
            <text:p><text:s/>jaime.zaror@espaciooficina.cl </text:p>
          </table:table-cell>
          <table:table-cell office:value-type="float" office:value="760983985" calcext:value-type="float">
            <text:p>76098398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icolas </text:p>
          </table:table-cell>
          <table:table-cell office:value-type="string" calcext:value-type="string">
            <text:p><text:s/>Allende </text:p>
          </table:table-cell>
          <table:table-cell office:value-type="float" office:value="954159572" calcext:value-type="float">
            <text:p>954159572</text:p>
          </table:table-cell>
          <table:table-cell office:value-type="float" office:value="157365460" calcext:value-type="float">
            <text:p>157365460</text:p>
          </table:table-cell>
          <table:table-cell office:value-type="string" calcext:value-type="string">
            <text:p><text:s/>avninversionesynegocios@gmail.com </text:p>
          </table:table-cell>
          <table:table-cell office:value-type="float" office:value="764645529" calcext:value-type="float">
            <text:p>76464552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Hercovich </text:p>
          </table:table-cell>
          <table:table-cell office:value-type="float" office:value="957598022" calcext:value-type="float">
            <text:p>957598022</text:p>
          </table:table-cell>
          <table:table-cell office:value-type="float" office:value="157375695" calcext:value-type="float">
            <text:p>157375695</text:p>
          </table:table-cell>
          <table:table-cell office:value-type="string" calcext:value-type="string">
            <text:p><text:s/>rodrigo.mora@brandlabel.cl </text:p>
          </table:table-cell>
          <table:table-cell office:value-type="float" office:value="761557645" calcext:value-type="float">
            <text:p>7615576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GIANNINA </text:p>
          </table:table-cell>
          <table:table-cell office:value-type="string" calcext:value-type="string">
            <text:p><text:s/>CESPEDES </text:p>
          </table:table-cell>
          <table:table-cell office:value-type="string" calcext:value-type="string">
            <text:p><text:s/>22 2025155 </text:p>
          </table:table-cell>
          <table:table-cell office:value-type="float" office:value="157433431" calcext:value-type="float">
            <text:p>157433431</text:p>
          </table:table-cell>
          <table:table-cell office:value-type="string" calcext:value-type="string">
            <text:p><text:s/>gcespedes@aberiego.cl </text:p>
          </table:table-cell>
          <table:table-cell office:value-type="float" office:value="771994504" calcext:value-type="float">
            <text:p>7719945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Felpe </text:p>
          </table:table-cell>
          <table:table-cell office:value-type="string" calcext:value-type="string">
            <text:p><text:s/>Castro </text:p>
          </table:table-cell>
          <table:table-cell office:value-type="float" office:value="984799162" calcext:value-type="float">
            <text:p>984799162</text:p>
          </table:table-cell>
          <table:table-cell office:value-type="float" office:value="157481878" calcext:value-type="float">
            <text:p>157481878</text:p>
          </table:table-cell>
          <table:table-cell office:value-type="string" calcext:value-type="string">
            <text:p><text:s/>felipe.castro@ees.cl </text:p>
          </table:table-cell>
          <table:table-cell office:value-type="float" office:value="773772509" calcext:value-type="float">
            <text:p>7737725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ANDRES </text:p>
          </table:table-cell>
          <table:table-cell office:value-type="string" calcext:value-type="string">
            <text:p><text:s/>RODRIGUEZ PRIETO </text:p>
          </table:table-cell>
          <table:table-cell office:value-type="float" office:value="942080890" calcext:value-type="float">
            <text:p>942080890</text:p>
          </table:table-cell>
          <table:table-cell office:value-type="float" office:value="157750003" calcext:value-type="float">
            <text:p>157750003</text:p>
          </table:table-cell>
          <table:table-cell office:value-type="string" calcext:value-type="string">
            <text:p><text:s/>contacto@transportesimack.cl </text:p>
          </table:table-cell>
          <table:table-cell office:value-type="float" office:value="765840317" calcext:value-type="float">
            <text:p>76584031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lagos </text:p>
          </table:table-cell>
          <table:table-cell office:value-type="float" office:value="973073197" calcext:value-type="float">
            <text:p>973073197</text:p>
          </table:table-cell>
          <table:table-cell office:value-type="float" office:value="157811096" calcext:value-type="float">
            <text:p>157811096</text:p>
          </table:table-cell>
          <table:table-cell office:value-type="string" calcext:value-type="string">
            <text:p><text:s/>agp.pedrolagos@gmail.com </text:p>
          </table:table-cell>
          <table:table-cell office:value-type="float" office:value="765938414" calcext:value-type="float">
            <text:p>76593841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Venegas </text:p>
          </table:table-cell>
          <table:table-cell office:value-type="float" office:value="942702672" calcext:value-type="float">
            <text:p>942702672</text:p>
          </table:table-cell>
          <table:table-cell office:value-type="float" office:value="157821040" calcext:value-type="float">
            <text:p>157821040</text:p>
          </table:table-cell>
          <table:table-cell office:value-type="string" calcext:value-type="string">
            <text:p><text:s/>felipe@agenciarucula.cl </text:p>
          </table:table-cell>
          <table:table-cell office:value-type="float" office:value="763124436" calcext:value-type="float">
            <text:p>76312443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FANNY </text:p>
          </table:table-cell>
          <table:table-cell office:value-type="string" calcext:value-type="string">
            <text:p><text:s/>SILVA </text:p>
          </table:table-cell>
          <table:table-cell office:value-type="float" office:value="977762773" calcext:value-type="float">
            <text:p>977762773</text:p>
          </table:table-cell>
          <table:table-cell office:value-type="float" office:value="157892290" calcext:value-type="float">
            <text:p>157892290</text:p>
          </table:table-cell>
          <table:table-cell office:value-type="string" calcext:value-type="string">
            <text:p><text:s/>fsilva@aybtelecom.cl </text:p>
          </table:table-cell>
          <table:table-cell office:value-type="float" office:value="764364694" calcext:value-type="float">
            <text:p>76436469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KAREN </text:p>
          </table:table-cell>
          <table:table-cell office:value-type="string" calcext:value-type="string">
            <text:p><text:s/>URTUBIA </text:p>
          </table:table-cell>
          <table:table-cell office:value-type="string" calcext:value-type="string">
            <text:p><text:s/>2 27387349 </text:p>
          </table:table-cell>
          <table:table-cell office:value-type="float" office:value="157938878" calcext:value-type="float">
            <text:p>157938878</text:p>
          </table:table-cell>
          <table:table-cell office:value-type="string" calcext:value-type="string">
            <text:p><text:s/>kurtubia@ghh.cl </text:p>
          </table:table-cell>
          <table:table-cell office:value-type="float" office:value="761743341" calcext:value-type="float">
            <text:p>7617433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estPortal1 </text:p>
          </table:table-cell>
          <table:table-cell table:number-columns-repeated="2" office:value-type="string" calcext:value-type="string">
            <text:p><text:s/>testPortal1 </text:p>
          </table:table-cell>
          <table:table-cell office:value-type="float" office:value="157956752" calcext:value-type="float">
            <text:p>157956752</text:p>
          </table:table-cell>
          <table:table-cell office:value-type="string" calcext:value-type="string">
            <text:p><text:s/>test1@portalfinance.co </text:p>
          </table:table-cell>
          <table:table-cell office:value-type="float" office:value="157718452" calcext:value-type="float">
            <text:p>15771845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LORIA ERIKA </text:p>
          </table:table-cell>
          <table:table-cell office:value-type="string" calcext:value-type="string">
            <text:p><text:s/>CARREÑO MENA </text:p>
          </table:table-cell>
          <table:table-cell office:value-type="float" office:value="973388424" calcext:value-type="float">
            <text:p>973388424</text:p>
          </table:table-cell>
          <table:table-cell office:value-type="float" office:value="157969463" calcext:value-type="float">
            <text:p>157969463</text:p>
          </table:table-cell>
          <table:table-cell office:value-type="string" calcext:value-type="string">
            <text:p><text:s/>gloriaerika@lemingenieria.cl </text:p>
          </table:table-cell>
          <table:table-cell office:value-type="float" office:value="762883678" calcext:value-type="float">
            <text:p>76288367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lio </text:p>
          </table:table-cell>
          <table:table-cell office:value-type="string" calcext:value-type="string">
            <text:p><text:s/>Baeza </text:p>
          </table:table-cell>
          <table:table-cell office:value-type="float" office:value="932004539" calcext:value-type="float">
            <text:p>932004539</text:p>
          </table:table-cell>
          <table:table-cell office:value-type="float" office:value="158116103" calcext:value-type="float">
            <text:p>158116103</text:p>
          </table:table-cell>
          <table:table-cell office:value-type="string" calcext:value-type="string">
            <text:p><text:s/>julio.infoelec.la@gmail.com </text:p>
          </table:table-cell>
          <table:table-cell office:value-type="float" office:value="768071071" calcext:value-type="float">
            <text:p>76807107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Alarcón </text:p>
          </table:table-cell>
          <table:table-cell office:value-type="float" office:value="77486856" calcext:value-type="float">
            <text:p>77486856</text:p>
          </table:table-cell>
          <table:table-cell office:value-type="float" office:value="158291657" calcext:value-type="float">
            <text:p>158291657</text:p>
          </table:table-cell>
          <table:table-cell office:value-type="string" calcext:value-type="string">
            <text:p><text:s/>calarcon@biochemical.cl </text:p>
          </table:table-cell>
          <table:table-cell office:value-type="float" office:value="777923501" calcext:value-type="float">
            <text:p>7779235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arjorie </text:p>
          </table:table-cell>
          <table:table-cell office:value-type="string" calcext:value-type="string">
            <text:p><text:s/>rios </text:p>
          </table:table-cell>
          <table:table-cell office:value-type="float" office:value="225528039" calcext:value-type="float">
            <text:p>225528039</text:p>
          </table:table-cell>
          <table:table-cell office:value-type="float" office:value="158381567" calcext:value-type="float">
            <text:p>158381567</text:p>
          </table:table-cell>
          <table:table-cell office:value-type="string" calcext:value-type="string">
            <text:p><text:s/>contabilidad@ascai.cl </text:p>
          </table:table-cell>
          <table:table-cell office:value-type="float" office:value="780952105" calcext:value-type="float">
            <text:p>7809521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nathan </text:p>
          </table:table-cell>
          <table:table-cell office:value-type="string" calcext:value-type="string">
            <text:p><text:s/>Concha </text:p>
          </table:table-cell>
          <table:table-cell office:value-type="float" office:value="976235988" calcext:value-type="float">
            <text:p>976235988</text:p>
          </table:table-cell>
          <table:table-cell office:value-type="float" office:value="158695596" calcext:value-type="float">
            <text:p>158695596</text:p>
          </table:table-cell>
          <table:table-cell office:value-type="string" calcext:value-type="string">
            <text:p><text:s/>geservent@gmail.com </text:p>
          </table:table-cell>
          <table:table-cell office:value-type="float" office:value="764562097" calcext:value-type="float">
            <text:p>7645620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ikol </text:p>
          </table:table-cell>
          <table:table-cell office:value-type="string" calcext:value-type="string">
            <text:p><text:s/>Luna </text:p>
          </table:table-cell>
          <table:table-cell office:value-type="float" office:value="976235988" calcext:value-type="float">
            <text:p>976235988</text:p>
          </table:table-cell>
          <table:table-cell office:value-type="float" office:value="158702789" calcext:value-type="float">
            <text:p>158702789</text:p>
          </table:table-cell>
          <table:table-cell office:value-type="string" calcext:value-type="string">
            <text:p><text:s/>serviciospalmera@gmail.com </text:p>
          </table:table-cell>
          <table:table-cell office:value-type="float" office:value="765261996" calcext:value-type="float">
            <text:p>76526199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ARINA </text:p>
          </table:table-cell>
          <table:table-cell office:value-type="string" calcext:value-type="string">
            <text:p><text:s/>CARCAMO </text:p>
          </table:table-cell>
          <table:table-cell office:value-type="float" office:value="950132343" calcext:value-type="float">
            <text:p>950132343</text:p>
          </table:table-cell>
          <table:table-cell office:value-type="float" office:value="159032469" calcext:value-type="float">
            <text:p>159032469</text:p>
          </table:table-cell>
          <table:table-cell office:value-type="string" calcext:value-type="string">
            <text:p><text:s/>kcarcamo@aseosoluciones.cl </text:p>
          </table:table-cell>
          <table:table-cell office:value-type="float" office:value="764718623" calcext:value-type="float">
            <text:p>76471862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is </text:p>
          </table:table-cell>
          <table:table-cell office:value-type="string" calcext:value-type="string">
            <text:p><text:s/>montoya elgueta </text:p>
          </table:table-cell>
          <table:table-cell office:value-type="float" office:value="985217189" calcext:value-type="float">
            <text:p>985217189</text:p>
          </table:table-cell>
          <table:table-cell office:value-type="float" office:value="159236870" calcext:value-type="float">
            <text:p>159236870</text:p>
          </table:table-cell>
          <table:table-cell office:value-type="string" calcext:value-type="string">
            <text:p><text:s/>amontoya.srk@gmail.com </text:p>
          </table:table-cell>
          <table:table-cell office:value-type="string" calcext:value-type="string">
            <text:p><text:s/>76120159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Huillipan </text:p>
          </table:table-cell>
          <table:table-cell office:value-type="float" office:value="978775241" calcext:value-type="float">
            <text:p>978775241</text:p>
          </table:table-cell>
          <table:table-cell office:value-type="float" office:value="159370089" calcext:value-type="float">
            <text:p>159370089</text:p>
          </table:table-cell>
          <table:table-cell office:value-type="string" calcext:value-type="string">
            <text:p><text:s/>fhuillipan@fhseguridad.cl </text:p>
          </table:table-cell>
          <table:table-cell office:value-type="float" office:value="763717054" calcext:value-type="float">
            <text:p>76371705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sar </text:p>
          </table:table-cell>
          <table:table-cell office:value-type="string" calcext:value-type="string">
            <text:p><text:s/>vergara </text:p>
          </table:table-cell>
          <table:table-cell office:value-type="float" office:value="942150278" calcext:value-type="float">
            <text:p>942150278</text:p>
          </table:table-cell>
          <table:table-cell office:value-type="float" office:value="159449629" calcext:value-type="float">
            <text:p>159449629</text:p>
          </table:table-cell>
          <table:table-cell office:value-type="string" calcext:value-type="string">
            <text:p><text:s/>cvergara@innwave.cl </text:p>
          </table:table-cell>
          <table:table-cell office:value-type="float" office:value="764270878" calcext:value-type="float">
            <text:p>76427087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Moreno </text:p>
          </table:table-cell>
          <table:table-cell office:value-type="float" office:value="982384172" calcext:value-type="float">
            <text:p>982384172</text:p>
          </table:table-cell>
          <table:table-cell office:value-type="float" office:value="159452522" calcext:value-type="float">
            <text:p>159452522</text:p>
          </table:table-cell>
          <table:table-cell office:value-type="string" calcext:value-type="string">
            <text:p><text:s/>Cmorenomerino@gmail.com </text:p>
          </table:table-cell>
          <table:table-cell office:value-type="float" office:value="766183182" calcext:value-type="float">
            <text:p>76618318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Lessmann </text:p>
          </table:table-cell>
          <table:table-cell office:value-type="float" office:value="56999188505" calcext:value-type="float">
            <text:p>56999188505</text:p>
          </table:table-cell>
          <table:table-cell office:value-type="float" office:value="159598772" calcext:value-type="float">
            <text:p>159598772</text:p>
          </table:table-cell>
          <table:table-cell office:value-type="string" calcext:value-type="string">
            <text:p><text:s/>slessmann@novaproduct.cl </text:p>
          </table:table-cell>
          <table:table-cell office:value-type="float" office:value="761989871" calcext:value-type="float">
            <text:p>76198987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Santibañez </text:p>
          </table:table-cell>
          <table:table-cell office:value-type="float" office:value="40940706" calcext:value-type="float">
            <text:p>40940706</text:p>
          </table:table-cell>
          <table:table-cell office:value-type="float" office:value="159624366" calcext:value-type="float">
            <text:p>159624366</text:p>
          </table:table-cell>
          <table:table-cell office:value-type="string" calcext:value-type="string">
            <text:p><text:s/>msantibanez@promaschile.cl </text:p>
          </table:table-cell>
          <table:table-cell office:value-type="float" office:value="765521777" calcext:value-type="float">
            <text:p>76552177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Riveros </text:p>
          </table:table-cell>
          <table:table-cell office:value-type="float" office:value="987082488" calcext:value-type="float">
            <text:p>987082488</text:p>
          </table:table-cell>
          <table:table-cell office:value-type="float" office:value="159801926" calcext:value-type="float">
            <text:p>159801926</text:p>
          </table:table-cell>
          <table:table-cell office:value-type="string" calcext:value-type="string">
            <text:p><text:s/>claudia.riveros.sanjuan@gmail.com </text:p>
          </table:table-cell>
          <table:table-cell office:value-type="float" office:value="763738167" calcext:value-type="float">
            <text:p>76373816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valencia </text:p>
          </table:table-cell>
          <table:table-cell office:value-type="float" office:value="56994732547" calcext:value-type="float">
            <text:p>56994732547</text:p>
          </table:table-cell>
          <table:table-cell office:value-type="float" office:value="159804097" calcext:value-type="float">
            <text:p>159804097</text:p>
          </table:table-cell>
          <table:table-cell office:value-type="string" calcext:value-type="string">
            <text:p><text:s/>fvalencia@spschile.net </text:p>
          </table:table-cell>
          <table:table-cell office:value-type="string" calcext:value-type="string">
            <text:p><text:s/>76557708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ALFONSO </text:p>
          </table:table-cell>
          <table:table-cell office:value-type="string" calcext:value-type="string">
            <text:p><text:s/>NAVARRO LAFUETE </text:p>
          </table:table-cell>
          <table:table-cell office:value-type="float" office:value="957091075" calcext:value-type="float">
            <text:p>957091075</text:p>
          </table:table-cell>
          <table:table-cell office:value-type="float" office:value="159964957" calcext:value-type="float">
            <text:p>159964957</text:p>
          </table:table-cell>
          <table:table-cell office:value-type="string" calcext:value-type="string">
            <text:p><text:s/>VICTOR.N.LAFUENTE@GMAIL.COM </text:p>
          </table:table-cell>
          <table:table-cell office:value-type="float" office:value="766199550" calcext:value-type="float">
            <text:p>76619955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Toro </text:p>
          </table:table-cell>
          <table:table-cell office:value-type="float" office:value="56986775881" calcext:value-type="float">
            <text:p>56986775881</text:p>
          </table:table-cell>
          <table:table-cell office:value-type="float" office:value="160069724" calcext:value-type="float">
            <text:p>160069724</text:p>
          </table:table-cell>
          <table:table-cell office:value-type="string" calcext:value-type="string">
            <text:p><text:s/>josetorokemp@gmail.com </text:p>
          </table:table-cell>
          <table:table-cell office:value-type="float" office:value="768313849" calcext:value-type="float">
            <text:p>76831384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sanchez </text:p>
          </table:table-cell>
          <table:table-cell office:value-type="float" office:value="991341619" calcext:value-type="float">
            <text:p>991341619</text:p>
          </table:table-cell>
          <table:table-cell office:value-type="float" office:value="160110260" calcext:value-type="float">
            <text:p>160110260</text:p>
          </table:table-cell>
          <table:table-cell office:value-type="string" calcext:value-type="string">
            <text:p><text:s/>osanchez@osric.cl </text:p>
          </table:table-cell>
          <table:table-cell office:value-type="float" office:value="763472167" calcext:value-type="float">
            <text:p>76347216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stephanie </text:p>
          </table:table-cell>
          <table:table-cell office:value-type="string" calcext:value-type="string">
            <text:p><text:s/>campos </text:p>
          </table:table-cell>
          <table:table-cell office:value-type="string" calcext:value-type="string">
            <text:p><text:s/>miranda </text:p>
          </table:table-cell>
          <table:table-cell office:value-type="float" office:value="160128283" calcext:value-type="float">
            <text:p>160128283</text:p>
          </table:table-cell>
          <table:table-cell office:value-type="string" calcext:value-type="string">
            <text:p><text:s/>jclexploraciones@gmail.com </text:p>
          </table:table-cell>
          <table:table-cell office:value-type="string" calcext:value-type="string">
            <text:p><text:s/>76656058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URO </text:p>
          </table:table-cell>
          <table:table-cell office:value-type="string" calcext:value-type="string">
            <text:p><text:s/>PEREZ </text:p>
          </table:table-cell>
          <table:table-cell office:value-type="float" office:value="987688008" calcext:value-type="float">
            <text:p>987688008</text:p>
          </table:table-cell>
          <table:table-cell office:value-type="float" office:value="160129174" calcext:value-type="float">
            <text:p>160129174</text:p>
          </table:table-cell>
          <table:table-cell office:value-type="string" calcext:value-type="string">
            <text:p><text:s/>perbelthnos@gmail.com </text:p>
          </table:table-cell>
          <table:table-cell office:value-type="float" office:value="160129174" calcext:value-type="float">
            <text:p>16012917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isaac </text:p>
          </table:table-cell>
          <table:table-cell office:value-type="string" calcext:value-type="string">
            <text:p><text:s/>catrin cariqueo </text:p>
          </table:table-cell>
          <table:table-cell office:value-type="float" office:value="56987308049" calcext:value-type="float">
            <text:p>56987308049</text:p>
          </table:table-cell>
          <table:table-cell office:value-type="float" office:value="160175133" calcext:value-type="float">
            <text:p>160175133</text:p>
          </table:table-cell>
          <table:table-cell office:value-type="string" calcext:value-type="string">
            <text:p><text:s/>cyzinge@gmail.com </text:p>
          </table:table-cell>
          <table:table-cell office:value-type="float" office:value="160175133" calcext:value-type="float">
            <text:p>1601751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Paz </text:p>
          </table:table-cell>
          <table:table-cell office:value-type="string" calcext:value-type="string">
            <text:p><text:s/>Galindo </text:p>
          </table:table-cell>
          <table:table-cell office:value-type="float" office:value="223944853" calcext:value-type="float">
            <text:p>223944853</text:p>
          </table:table-cell>
          <table:table-cell office:value-type="float" office:value="160197374" calcext:value-type="float">
            <text:p>160197374</text:p>
          </table:table-cell>
          <table:table-cell office:value-type="string" calcext:value-type="string">
            <text:p><text:s/>paz.t.galindo@kcc.com </text:p>
          </table:table-cell>
          <table:table-cell office:value-type="float" office:value="968884603" calcext:value-type="float">
            <text:p>9688846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Jaime </text:p>
          </table:table-cell>
          <table:table-cell office:value-type="string" calcext:value-type="string">
            <text:p><text:s/>Contreras </text:p>
          </table:table-cell>
          <table:table-cell office:value-type="float" office:value="28269950" calcext:value-type="float">
            <text:p>28269950</text:p>
          </table:table-cell>
          <table:table-cell office:value-type="float" office:value="160257148" calcext:value-type="float">
            <text:p>160257148</text:p>
          </table:table-cell>
          <table:table-cell office:value-type="string" calcext:value-type="string">
            <text:p><text:s/>cobranza@rentokil.initial.cl </text:p>
          </table:table-cell>
          <table:table-cell office:value-type="float" office:value="763609030" calcext:value-type="float">
            <text:p>76360903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tonio </text:p>
          </table:table-cell>
          <table:table-cell office:value-type="string" calcext:value-type="string">
            <text:p><text:s/>Dote </text:p>
          </table:table-cell>
          <table:table-cell office:value-type="float" office:value="964169210" calcext:value-type="float">
            <text:p>964169210</text:p>
          </table:table-cell>
          <table:table-cell office:value-type="float" office:value="160318988" calcext:value-type="float">
            <text:p>160318988</text:p>
          </table:table-cell>
          <table:table-cell office:value-type="string" calcext:value-type="string">
            <text:p><text:s/>andofrut@hotmail.com </text:p>
          </table:table-cell>
          <table:table-cell office:value-type="float" office:value="765192072" calcext:value-type="float">
            <text:p>76519207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berto </text:p>
          </table:table-cell>
          <table:table-cell office:value-type="string" calcext:value-type="string">
            <text:p><text:s/>figueroa </text:p>
          </table:table-cell>
          <table:table-cell office:value-type="float" office:value="992369353" calcext:value-type="float">
            <text:p>992369353</text:p>
          </table:table-cell>
          <table:table-cell office:value-type="float" office:value="160588276" calcext:value-type="float">
            <text:p>160588276</text:p>
          </table:table-cell>
          <table:table-cell office:value-type="string" calcext:value-type="string">
            <text:p><text:s/>info.dentomedica@gmail.com </text:p>
          </table:table-cell>
          <table:table-cell office:value-type="float" office:value="764206142" calcext:value-type="float">
            <text:p>76420614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NATALIE </text:p>
          </table:table-cell>
          <table:table-cell office:value-type="string" calcext:value-type="string">
            <text:p><text:s/>TAPIA </text:p>
          </table:table-cell>
          <table:table-cell office:value-type="float" office:value="285695531" calcext:value-type="float">
            <text:p>285695531</text:p>
          </table:table-cell>
          <table:table-cell office:value-type="float" office:value="160670258" calcext:value-type="float">
            <text:p>160670258</text:p>
          </table:table-cell>
          <table:table-cell office:value-type="string" calcext:value-type="string">
            <text:p><text:s/>natalie.tapia@tecfluid.cl </text:p>
          </table:table-cell>
          <table:table-cell office:value-type="string" calcext:value-type="string">
            <text:p><text:s/>9659968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amara </text:p>
          </table:table-cell>
          <table:table-cell office:value-type="string" calcext:value-type="string">
            <text:p><text:s/>gonzalez </text:p>
          </table:table-cell>
          <table:table-cell office:value-type="float" office:value="227371295" calcext:value-type="float">
            <text:p>227371295</text:p>
          </table:table-cell>
          <table:table-cell office:value-type="float" office:value="160847735" calcext:value-type="float">
            <text:p>160847735</text:p>
          </table:table-cell>
          <table:table-cell office:value-type="string" calcext:value-type="string">
            <text:p><text:s/>secretaria.montoliva@gmail.com </text:p>
          </table:table-cell>
          <table:table-cell office:value-type="string" calcext:value-type="string">
            <text:p><text:s/>76339445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Karina </text:p>
          </table:table-cell>
          <table:table-cell office:value-type="string" calcext:value-type="string">
            <text:p><text:s/>Soto </text:p>
          </table:table-cell>
          <table:table-cell office:value-type="float" office:value="232013797" calcext:value-type="float">
            <text:p>232013797</text:p>
          </table:table-cell>
          <table:table-cell office:value-type="float" office:value="160865695" calcext:value-type="float">
            <text:p>160865695</text:p>
          </table:table-cell>
          <table:table-cell office:value-type="string" calcext:value-type="string">
            <text:p><text:s/>karina.soto@linerostelecom.cl </text:p>
          </table:table-cell>
          <table:table-cell office:value-type="float" office:value="764128419" calcext:value-type="float">
            <text:p>7641284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Orrego </text:p>
          </table:table-cell>
          <table:table-cell office:value-type="float" office:value="982080749" calcext:value-type="float">
            <text:p>982080749</text:p>
          </table:table-cell>
          <table:table-cell office:value-type="float" office:value="160867892" calcext:value-type="float">
            <text:p>160867892</text:p>
          </table:table-cell>
          <table:table-cell office:value-type="string" calcext:value-type="string">
            <text:p><text:s/>rodrigo.orrego@krav.cl </text:p>
          </table:table-cell>
          <table:table-cell office:value-type="float" office:value="764942442" calcext:value-type="float">
            <text:p>76494244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a </text:p>
          </table:table-cell>
          <table:table-cell office:value-type="string" calcext:value-type="string">
            <text:p><text:s/>Quintero </text:p>
          </table:table-cell>
          <table:table-cell office:value-type="float" office:value="995391539" calcext:value-type="float">
            <text:p>995391539</text:p>
          </table:table-cell>
          <table:table-cell office:value-type="float" office:value="160923830" calcext:value-type="float">
            <text:p>160923830</text:p>
          </table:table-cell>
          <table:table-cell office:value-type="string" calcext:value-type="string">
            <text:p><text:s/>multiventas.spa@gmail.com </text:p>
          </table:table-cell>
          <table:table-cell office:value-type="float" office:value="765875587" calcext:value-type="float">
            <text:p>76587558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án </text:p>
          </table:table-cell>
          <table:table-cell office:value-type="string" calcext:value-type="string">
            <text:p><text:s/>Etchegaray </text:p>
          </table:table-cell>
          <table:table-cell office:value-type="float" office:value="56996425281" calcext:value-type="float">
            <text:p>56996425281</text:p>
          </table:table-cell>
          <table:table-cell office:value-type="float" office:value="160987928" calcext:value-type="float">
            <text:p>160987928</text:p>
          </table:table-cell>
          <table:table-cell office:value-type="string" calcext:value-type="string">
            <text:p><text:s/>setchegaray@gmail.com </text:p>
          </table:table-cell>
          <table:table-cell office:value-type="float" office:value="761425676" calcext:value-type="float">
            <text:p>76142567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Pamela </text:p>
          </table:table-cell>
          <table:table-cell office:value-type="string" calcext:value-type="string">
            <text:p><text:s/>Norero </text:p>
          </table:table-cell>
          <table:table-cell office:value-type="float" office:value="78582243" calcext:value-type="float">
            <text:p>78582243</text:p>
          </table:table-cell>
          <table:table-cell office:value-type="float" office:value="160988274" calcext:value-type="float">
            <text:p>160988274</text:p>
          </table:table-cell>
          <table:table-cell office:value-type="string" calcext:value-type="string">
            <text:p><text:s/>pamela@principalplagas.cl </text:p>
          </table:table-cell>
          <table:table-cell office:value-type="float" office:value="762762250" calcext:value-type="float">
            <text:p>76276225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Sebastian </text:p>
          </table:table-cell>
          <table:table-cell office:value-type="string" calcext:value-type="string">
            <text:p><text:s/>Toledo </text:p>
          </table:table-cell>
          <table:table-cell office:value-type="float" office:value="56997991449" calcext:value-type="float">
            <text:p>56997991449</text:p>
          </table:table-cell>
          <table:table-cell office:value-type="float" office:value="160991402" calcext:value-type="float">
            <text:p>160991402</text:p>
          </table:table-cell>
          <table:table-cell office:value-type="string" calcext:value-type="string">
            <text:p><text:s/>stoledo@optimaws.cl </text:p>
          </table:table-cell>
          <table:table-cell office:value-type="float" office:value="764325389" calcext:value-type="float">
            <text:p>76432538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Mujica </text:p>
          </table:table-cell>
          <table:table-cell office:value-type="float" office:value="569954520" calcext:value-type="float">
            <text:p>569954520</text:p>
          </table:table-cell>
          <table:table-cell office:value-type="float" office:value="161005096" calcext:value-type="float">
            <text:p>161005096</text:p>
          </table:table-cell>
          <table:table-cell office:value-type="string" calcext:value-type="string">
            <text:p><text:s/>pmujica@imagenpublicidad.cl </text:p>
          </table:table-cell>
          <table:table-cell office:value-type="float" office:value="762692163" calcext:value-type="float">
            <text:p>76269216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gelo </text:p>
          </table:table-cell>
          <table:table-cell office:value-type="string" calcext:value-type="string">
            <text:p><text:s/>silva </text:p>
          </table:table-cell>
          <table:table-cell office:value-type="float" office:value="997467681" calcext:value-type="float">
            <text:p>997467681</text:p>
          </table:table-cell>
          <table:table-cell office:value-type="float" office:value="161274763" calcext:value-type="float">
            <text:p>161274763</text:p>
          </table:table-cell>
          <table:table-cell office:value-type="string" calcext:value-type="string">
            <text:p><text:s/>asilva@ingesp.cl </text:p>
          </table:table-cell>
          <table:table-cell office:value-type="float" office:value="761191942" calcext:value-type="float">
            <text:p>76119194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IA SOLEDAD </text:p>
          </table:table-cell>
          <table:table-cell office:value-type="string" calcext:value-type="string">
            <text:p><text:s/>LOPEZ OÑATE </text:p>
          </table:table-cell>
          <table:table-cell office:value-type="float" office:value="412565016" calcext:value-type="float">
            <text:p>412565016</text:p>
          </table:table-cell>
          <table:table-cell office:value-type="float" office:value="161377139" calcext:value-type="float">
            <text:p>161377139</text:p>
          </table:table-cell>
          <table:table-cell office:value-type="string" calcext:value-type="string">
            <text:p><text:s/>soledad.lopez@pya.cl </text:p>
          </table:table-cell>
          <table:table-cell office:value-type="float" office:value="779959104" calcext:value-type="float">
            <text:p>7799591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Orellana </text:p>
          </table:table-cell>
          <table:table-cell office:value-type="float" office:value="972665292" calcext:value-type="float">
            <text:p>972665292</text:p>
          </table:table-cell>
          <table:table-cell office:value-type="float" office:value="161398778" calcext:value-type="float">
            <text:p>161398778</text:p>
          </table:table-cell>
          <table:table-cell office:value-type="string" calcext:value-type="string">
            <text:p><text:s/>ventas@pernossanfabian.cl </text:p>
          </table:table-cell>
          <table:table-cell office:value-type="float" office:value="771958907" calcext:value-type="float">
            <text:p>7719589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De Giorgis </text:p>
          </table:table-cell>
          <table:table-cell office:value-type="float" office:value="963139958" calcext:value-type="float">
            <text:p>963139958</text:p>
          </table:table-cell>
          <table:table-cell office:value-type="float" office:value="161432237" calcext:value-type="float">
            <text:p>161432237</text:p>
          </table:table-cell>
          <table:table-cell office:value-type="string" calcext:value-type="string">
            <text:p><text:s/>c.degiorgis.g@gmail.com </text:p>
          </table:table-cell>
          <table:table-cell office:value-type="float" office:value="762965232" calcext:value-type="float">
            <text:p>7629652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eddy </text:p>
          </table:table-cell>
          <table:table-cell office:value-type="string" calcext:value-type="string">
            <text:p><text:s/>Espinoza </text:p>
          </table:table-cell>
          <table:table-cell office:value-type="float" office:value="969098283" calcext:value-type="float">
            <text:p>969098283</text:p>
          </table:table-cell>
          <table:table-cell office:value-type="float" office:value="161452246" calcext:value-type="float">
            <text:p>161452246</text:p>
          </table:table-cell>
          <table:table-cell office:value-type="string" calcext:value-type="string">
            <text:p><text:s/>freddy.espinoza@baldiver.cl </text:p>
          </table:table-cell>
          <table:table-cell office:value-type="float" office:value="161452246" calcext:value-type="float">
            <text:p>16145224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LUIS </text:p>
          </table:table-cell>
          <table:table-cell office:value-type="string" calcext:value-type="string">
            <text:p><text:s/>CALFULEO </text:p>
          </table:table-cell>
          <table:table-cell office:value-type="float" office:value="944758468" calcext:value-type="float">
            <text:p>944758468</text:p>
          </table:table-cell>
          <table:table-cell office:value-type="float" office:value="161645907" calcext:value-type="float">
            <text:p>161645907</text:p>
          </table:table-cell>
          <table:table-cell office:value-type="string" calcext:value-type="string">
            <text:p><text:s/>gerencia@asimecsur.com </text:p>
          </table:table-cell>
          <table:table-cell office:value-type="float" office:value="766412661" calcext:value-type="float">
            <text:p>76641266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Perez </text:p>
          </table:table-cell>
          <table:table-cell office:value-type="float" office:value="963039207" calcext:value-type="float">
            <text:p>963039207</text:p>
          </table:table-cell>
          <table:table-cell office:value-type="float" office:value="161692972" calcext:value-type="float">
            <text:p>161692972</text:p>
          </table:table-cell>
          <table:table-cell office:value-type="string" calcext:value-type="string">
            <text:p><text:s/>mauricio@blogencer.cl </text:p>
          </table:table-cell>
          <table:table-cell office:value-type="float" office:value="768021848" calcext:value-type="float">
            <text:p>7680218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Grez </text:p>
          </table:table-cell>
          <table:table-cell office:value-type="float" office:value="92656756" calcext:value-type="float">
            <text:p>92656756</text:p>
          </table:table-cell>
          <table:table-cell office:value-type="float" office:value="162115820" calcext:value-type="float">
            <text:p>162115820</text:p>
          </table:table-cell>
          <table:table-cell office:value-type="string" calcext:value-type="string">
            <text:p><text:s/>ignacio.grez@confio.cl </text:p>
          </table:table-cell>
          <table:table-cell office:value-type="float" office:value="767924933" calcext:value-type="float">
            <text:p>7679249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RIANELA </text:p>
          </table:table-cell>
          <table:table-cell office:value-type="string" calcext:value-type="string">
            <text:p><text:s/>ARIAS </text:p>
          </table:table-cell>
          <table:table-cell office:value-type="float" office:value="224189260" calcext:value-type="float">
            <text:p>224189260</text:p>
          </table:table-cell>
          <table:table-cell office:value-type="float" office:value="162415735" calcext:value-type="float">
            <text:p>162415735</text:p>
          </table:table-cell>
          <table:table-cell office:value-type="string" calcext:value-type="string">
            <text:p><text:s/>info@piscinasdelpacifico.cl </text:p>
          </table:table-cell>
          <table:table-cell office:value-type="float" office:value="765369002" calcext:value-type="float">
            <text:p>765369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Caroca </text:p>
          </table:table-cell>
          <table:table-cell office:value-type="float" office:value="931876839" calcext:value-type="float">
            <text:p>931876839</text:p>
          </table:table-cell>
          <table:table-cell office:value-type="float" office:value="162525174" calcext:value-type="float">
            <text:p>162525174</text:p>
          </table:table-cell>
          <table:table-cell office:value-type="string" calcext:value-type="string">
            <text:p><text:s/>jcm@setaf.cl </text:p>
          </table:table-cell>
          <table:table-cell office:value-type="float" office:value="765256844" calcext:value-type="float">
            <text:p>76525684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Cofre </text:p>
          </table:table-cell>
          <table:table-cell office:value-type="float" office:value="97571890" calcext:value-type="float">
            <text:p>97571890</text:p>
          </table:table-cell>
          <table:table-cell office:value-type="float" office:value="162917633" calcext:value-type="float">
            <text:p>162917633</text:p>
          </table:table-cell>
          <table:table-cell office:value-type="string" calcext:value-type="string">
            <text:p><text:s/>fecofre@contactosinco.cl </text:p>
          </table:table-cell>
          <table:table-cell office:value-type="float" office:value="762999390" calcext:value-type="float">
            <text:p>76299939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nan </text:p>
          </table:table-cell>
          <table:table-cell office:value-type="string" calcext:value-type="string">
            <text:p><text:s/>Navarro </text:p>
          </table:table-cell>
          <table:table-cell office:value-type="float" office:value="974304884" calcext:value-type="float">
            <text:p>974304884</text:p>
          </table:table-cell>
          <table:table-cell office:value-type="float" office:value="163198037" calcext:value-type="float">
            <text:p>163198037</text:p>
          </table:table-cell>
          <table:table-cell office:value-type="string" calcext:value-type="string">
            <text:p><text:s/>hnavarro@retsatel.com </text:p>
          </table:table-cell>
          <table:table-cell office:value-type="float" office:value="766577784" calcext:value-type="float">
            <text:p>76657778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ortega </text:p>
          </table:table-cell>
          <table:table-cell office:value-type="float" office:value="966227800" calcext:value-type="float">
            <text:p>966227800</text:p>
          </table:table-cell>
          <table:table-cell office:value-type="float" office:value="163221551" calcext:value-type="float">
            <text:p>163221551</text:p>
          </table:table-cell>
          <table:table-cell office:value-type="string" calcext:value-type="string">
            <text:p><text:s/>claudio.ortega@ngc-sistemas.cl </text:p>
          </table:table-cell>
          <table:table-cell office:value-type="float" office:value="765332516" calcext:value-type="float">
            <text:p>76533251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valdo Americo </text:p>
          </table:table-cell>
          <table:table-cell office:value-type="string" calcext:value-type="string">
            <text:p><text:s/>Millaleo Pincetti </text:p>
          </table:table-cell>
          <table:table-cell office:value-type="float" office:value="951599194" calcext:value-type="float">
            <text:p>951599194</text:p>
          </table:table-cell>
          <table:table-cell office:value-type="float" office:value="163231840" calcext:value-type="float">
            <text:p>163231840</text:p>
          </table:table-cell>
          <table:table-cell office:value-type="string" calcext:value-type="string">
            <text:p><text:s/>osvaldo@torresprofesionales.com </text:p>
          </table:table-cell>
          <table:table-cell office:value-type="float" office:value="761966235" calcext:value-type="float">
            <text:p>76196623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aez </text:p>
          </table:table-cell>
          <table:table-cell office:value-type="float" office:value="976154477" calcext:value-type="float">
            <text:p>976154477</text:p>
          </table:table-cell>
          <table:table-cell office:value-type="float" office:value="163319276" calcext:value-type="float">
            <text:p>163319276</text:p>
          </table:table-cell>
          <table:table-cell office:value-type="string" calcext:value-type="string">
            <text:p><text:s/>felipe.paez@smpi.cl </text:p>
          </table:table-cell>
          <table:table-cell office:value-type="float" office:value="765193125" calcext:value-type="float">
            <text:p>76519312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gélica </text:p>
          </table:table-cell>
          <table:table-cell office:value-type="string" calcext:value-type="string">
            <text:p><text:s/>Godoy puche </text:p>
          </table:table-cell>
          <table:table-cell office:value-type="float" office:value="942632451" calcext:value-type="float">
            <text:p>942632451</text:p>
          </table:table-cell>
          <table:table-cell office:value-type="float" office:value="163431203" calcext:value-type="float">
            <text:p>163431203</text:p>
          </table:table-cell>
          <table:table-cell office:value-type="string" calcext:value-type="string">
            <text:p><text:s/>agodoypuche@gmail.com </text:p>
          </table:table-cell>
          <table:table-cell office:value-type="float" office:value="764748433" calcext:value-type="float">
            <text:p>7647484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Soto </text:p>
          </table:table-cell>
          <table:table-cell office:value-type="float" office:value="993265962" calcext:value-type="float">
            <text:p>993265962</text:p>
          </table:table-cell>
          <table:table-cell office:value-type="float" office:value="163460521" calcext:value-type="float">
            <text:p>163460521</text:p>
          </table:table-cell>
          <table:table-cell office:value-type="string" calcext:value-type="string">
            <text:p><text:s/>andres.soto@cleansafe.cl </text:p>
          </table:table-cell>
          <table:table-cell office:value-type="float" office:value="766348637" calcext:value-type="float">
            <text:p>76634863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Piña </text:p>
          </table:table-cell>
          <table:table-cell office:value-type="float" office:value="224993849" calcext:value-type="float">
            <text:p>224993849</text:p>
          </table:table-cell>
          <table:table-cell office:value-type="float" office:value="163802937" calcext:value-type="float">
            <text:p>163802937</text:p>
          </table:table-cell>
          <table:table-cell office:value-type="string" calcext:value-type="string">
            <text:p><text:s/>c.pina@fastpack.cl </text:p>
          </table:table-cell>
          <table:table-cell office:value-type="float" office:value="782950703" calcext:value-type="float">
            <text:p>7829507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NICOLAS </text:p>
          </table:table-cell>
          <table:table-cell office:value-type="string" calcext:value-type="string">
            <text:p><text:s/>CASTIILO </text:p>
          </table:table-cell>
          <table:table-cell office:value-type="float" office:value="226023200" calcext:value-type="float">
            <text:p>226023200</text:p>
          </table:table-cell>
          <table:table-cell office:value-type="float" office:value="163830205" calcext:value-type="float">
            <text:p>163830205</text:p>
          </table:table-cell>
          <table:table-cell office:value-type="string" calcext:value-type="string">
            <text:p><text:s/>cobranza@segma.cl </text:p>
          </table:table-cell>
          <table:table-cell office:value-type="float" office:value="799804301" calcext:value-type="float">
            <text:p>7998043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onso </text:p>
          </table:table-cell>
          <table:table-cell office:value-type="string" calcext:value-type="string">
            <text:p><text:s/>catalán </text:p>
          </table:table-cell>
          <table:table-cell office:value-type="float" office:value="948698964" calcext:value-type="float">
            <text:p>948698964</text:p>
          </table:table-cell>
          <table:table-cell office:value-type="float" office:value="163851784" calcext:value-type="float">
            <text:p>163851784</text:p>
          </table:table-cell>
          <table:table-cell office:value-type="string" calcext:value-type="string">
            <text:p><text:s/>cocoisushi@gmail.com </text:p>
          </table:table-cell>
          <table:table-cell office:value-type="float" office:value="163851784" calcext:value-type="float">
            <text:p>16385178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hristopher </text:p>
          </table:table-cell>
          <table:table-cell office:value-type="string" calcext:value-type="string">
            <text:p><text:s/>Hetz </text:p>
          </table:table-cell>
          <table:table-cell office:value-type="float" office:value="979910392" calcext:value-type="float">
            <text:p>979910392</text:p>
          </table:table-cell>
          <table:table-cell office:value-type="float" office:value="163969769" calcext:value-type="float">
            <text:p>163969769</text:p>
          </table:table-cell>
          <table:table-cell office:value-type="string" calcext:value-type="string">
            <text:p><text:s/>hetz@servige.cl </text:p>
          </table:table-cell>
          <table:table-cell office:value-type="float" office:value="765375363" calcext:value-type="float">
            <text:p>76537536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PAVEZ </text:p>
          </table:table-cell>
          <table:table-cell office:value-type="float" office:value="5697767660" calcext:value-type="float">
            <text:p>5697767660</text:p>
          </table:table-cell>
          <table:table-cell office:value-type="float" office:value="164110915" calcext:value-type="float">
            <text:p>164110915</text:p>
          </table:table-cell>
          <table:table-cell office:value-type="string" calcext:value-type="string">
            <text:p><text:s/>andres.pavez@sitelecom.cl </text:p>
          </table:table-cell>
          <table:table-cell office:value-type="float" office:value="765255562" calcext:value-type="float">
            <text:p>76525556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Luis </text:p>
          </table:table-cell>
          <table:table-cell office:value-type="string" calcext:value-type="string">
            <text:p><text:s/>Rosales </text:p>
          </table:table-cell>
          <table:table-cell office:value-type="float" office:value="979883229" calcext:value-type="float">
            <text:p>979883229</text:p>
          </table:table-cell>
          <table:table-cell office:value-type="float" office:value="164253643" calcext:value-type="float">
            <text:p>164253643</text:p>
          </table:table-cell>
          <table:table-cell office:value-type="string" calcext:value-type="string">
            <text:p><text:s/>transporteydistribuidorakayjo@gmail.com </text:p>
          </table:table-cell>
          <table:table-cell office:value-type="float" office:value="762523337" calcext:value-type="float">
            <text:p>76252333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jose </text:p>
          </table:table-cell>
          <table:table-cell office:value-type="string" calcext:value-type="string">
            <text:p><text:s/>medina acosta </text:p>
          </table:table-cell>
          <table:table-cell office:value-type="float" office:value="228968000" calcext:value-type="float">
            <text:p>228968000</text:p>
          </table:table-cell>
          <table:table-cell office:value-type="float" office:value="164268101" calcext:value-type="float">
            <text:p>164268101</text:p>
          </table:table-cell>
          <table:table-cell office:value-type="string" calcext:value-type="string">
            <text:p><text:s/>mariajose.medina@cimed.cl </text:p>
          </table:table-cell>
          <table:table-cell office:value-type="float" office:value="781145203" calcext:value-type="float">
            <text:p>7811452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</text:p>
          </table:table-cell>
          <table:table-cell office:value-type="string" calcext:value-type="string">
            <text:p><text:s/>aceiton valdivia </text:p>
          </table:table-cell>
          <table:table-cell office:value-type="float" office:value="66497369" calcext:value-type="float">
            <text:p>66497369</text:p>
          </table:table-cell>
          <table:table-cell office:value-type="float" office:value="164274020" calcext:value-type="float">
            <text:p>164274020</text:p>
          </table:table-cell>
          <table:table-cell office:value-type="string" calcext:value-type="string">
            <text:p><text:s/>transportesaceiton@gmail.com </text:p>
          </table:table-cell>
          <table:table-cell office:value-type="float" office:value="764974972" calcext:value-type="float">
            <text:p>76497497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ene </text:p>
          </table:table-cell>
          <table:table-cell office:value-type="string" calcext:value-type="string">
            <text:p><text:s/>saldivia torres </text:p>
          </table:table-cell>
          <table:table-cell office:value-type="float" office:value="932596037" calcext:value-type="float">
            <text:p>932596037</text:p>
          </table:table-cell>
          <table:table-cell office:value-type="float" office:value="164487474" calcext:value-type="float">
            <text:p>164487474</text:p>
          </table:table-cell>
          <table:table-cell office:value-type="string" calcext:value-type="string">
            <text:p><text:s/>capacitachonchisur@gmail.com </text:p>
          </table:table-cell>
          <table:table-cell office:value-type="float" office:value="164487474" calcext:value-type="float">
            <text:p>16448747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ógenes </text:p>
          </table:table-cell>
          <table:table-cell office:value-type="string" calcext:value-type="string">
            <text:p><text:s/>Fernandez </text:p>
          </table:table-cell>
          <table:table-cell office:value-type="float" office:value="982307764" calcext:value-type="float">
            <text:p>982307764</text:p>
          </table:table-cell>
          <table:table-cell office:value-type="float" office:value="164520099" calcext:value-type="float">
            <text:p>164520099</text:p>
          </table:table-cell>
          <table:table-cell office:value-type="string" calcext:value-type="string">
            <text:p><text:s/>diogenesfernandez41@gmail.com </text:p>
          </table:table-cell>
          <table:table-cell office:value-type="float" office:value="767377231" calcext:value-type="float">
            <text:p>76737723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Gómez </text:p>
          </table:table-cell>
          <table:table-cell office:value-type="float" office:value="950938479" calcext:value-type="float">
            <text:p>950938479</text:p>
          </table:table-cell>
          <table:table-cell office:value-type="float" office:value="164702316" calcext:value-type="float">
            <text:p>164702316</text:p>
          </table:table-cell>
          <table:table-cell office:value-type="string" calcext:value-type="string">
            <text:p><text:s/>gomez.espinoza.gonzalo@gmail.com </text:p>
          </table:table-cell>
          <table:table-cell office:value-type="float" office:value="767126034" calcext:value-type="float">
            <text:p>76712603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etta Romina </text:p>
          </table:table-cell>
          <table:table-cell office:value-type="string" calcext:value-type="string">
            <text:p><text:s/>Aldana Miranda </text:p>
          </table:table-cell>
          <table:table-cell office:value-type="float" office:value="965779258" calcext:value-type="float">
            <text:p>965779258</text:p>
          </table:table-cell>
          <table:table-cell office:value-type="float" office:value="164724360" calcext:value-type="float">
            <text:p>164724360</text:p>
          </table:table-cell>
          <table:table-cell office:value-type="string" calcext:value-type="string">
            <text:p><text:s/>ettaaldana@hotmail.com </text:p>
          </table:table-cell>
          <table:table-cell office:value-type="float" office:value="762401118" calcext:value-type="float">
            <text:p>7624011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ntina </text:p>
          </table:table-cell>
          <table:table-cell office:value-type="string" calcext:value-type="string">
            <text:p><text:s/>Ibarra </text:p>
          </table:table-cell>
          <table:table-cell office:value-type="float" office:value="957209266" calcext:value-type="float">
            <text:p>957209266</text:p>
          </table:table-cell>
          <table:table-cell office:value-type="float" office:value="164773442" calcext:value-type="float">
            <text:p>164773442</text:p>
          </table:table-cell>
          <table:table-cell office:value-type="string" calcext:value-type="string">
            <text:p><text:s/>ingenierianogales@gmail.com </text:p>
          </table:table-cell>
          <table:table-cell office:value-type="float" office:value="765396123" calcext:value-type="float">
            <text:p>76539612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Ballesteros Santelices </text:p>
          </table:table-cell>
          <table:table-cell office:value-type="float" office:value="977487425" calcext:value-type="float">
            <text:p>977487425</text:p>
          </table:table-cell>
          <table:table-cell office:value-type="float" office:value="164839338" calcext:value-type="float">
            <text:p>164839338</text:p>
          </table:table-cell>
          <table:table-cell office:value-type="string" calcext:value-type="string">
            <text:p><text:s/>gballesteros87@hotmail.com </text:p>
          </table:table-cell>
          <table:table-cell office:value-type="float" office:value="766794130" calcext:value-type="float">
            <text:p>76679413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án </text:p>
          </table:table-cell>
          <table:table-cell office:value-type="string" calcext:value-type="string">
            <text:p><text:s/>Olguín </text:p>
          </table:table-cell>
          <table:table-cell office:value-type="float" office:value="56961931269" calcext:value-type="float">
            <text:p>56961931269</text:p>
          </table:table-cell>
          <table:table-cell office:value-type="float" office:value="164945774" calcext:value-type="float">
            <text:p>164945774</text:p>
          </table:table-cell>
          <table:table-cell office:value-type="string" calcext:value-type="string">
            <text:p><text:s/>olguinm@gmail.com </text:p>
          </table:table-cell>
          <table:table-cell office:value-type="float" office:value="768097011" calcext:value-type="float">
            <text:p>76809701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ugo </text:p>
          </table:table-cell>
          <table:table-cell office:value-type="string" calcext:value-type="string">
            <text:p><text:s/>Muñoz </text:p>
          </table:table-cell>
          <table:table-cell office:value-type="float" office:value="952278814" calcext:value-type="float">
            <text:p>952278814</text:p>
          </table:table-cell>
          <table:table-cell office:value-type="float" office:value="165183789" calcext:value-type="float">
            <text:p>165183789</text:p>
          </table:table-cell>
          <table:table-cell office:value-type="string" calcext:value-type="string">
            <text:p><text:s/>amunozbosch@gmail.com </text:p>
          </table:table-cell>
          <table:table-cell office:value-type="float" office:value="765894956" calcext:value-type="float">
            <text:p>7658949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nesta </text:p>
          </table:table-cell>
          <table:table-cell office:value-type="string" calcext:value-type="string">
            <text:p><text:s/>diaz </text:p>
          </table:table-cell>
          <table:table-cell office:value-type="float" office:value="958724494" calcext:value-type="float">
            <text:p>958724494</text:p>
          </table:table-cell>
          <table:table-cell office:value-type="float" office:value="165421922" calcext:value-type="float">
            <text:p>165421922</text:p>
          </table:table-cell>
          <table:table-cell office:value-type="string" calcext:value-type="string">
            <text:p><text:s/>marienela83@gmail.com </text:p>
          </table:table-cell>
          <table:table-cell office:value-type="float" office:value="766051235" calcext:value-type="float">
            <text:p>76605123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Illanes Jaña </text:p>
          </table:table-cell>
          <table:table-cell office:value-type="float" office:value="224954014" calcext:value-type="float">
            <text:p>224954014</text:p>
          </table:table-cell>
          <table:table-cell office:value-type="float" office:value="165458621" calcext:value-type="float">
            <text:p>165458621</text:p>
          </table:table-cell>
          <table:table-cell office:value-type="string" calcext:value-type="string">
            <text:p><text:s/>jillanes@comulsa.cl </text:p>
          </table:table-cell>
          <table:table-cell office:value-type="string" calcext:value-type="string">
            <text:p><text:s/>9445800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abbiani </text:p>
          </table:table-cell>
          <table:table-cell office:value-type="string" calcext:value-type="string">
            <text:p><text:s/>leiva </text:p>
          </table:table-cell>
          <table:table-cell office:value-type="float" office:value="998529381" calcext:value-type="float">
            <text:p>998529381</text:p>
          </table:table-cell>
          <table:table-cell office:value-type="float" office:value="165470494" calcext:value-type="float">
            <text:p>165470494</text:p>
          </table:table-cell>
          <table:table-cell office:value-type="string" calcext:value-type="string">
            <text:p><text:s/>vallejos.gonzalo@gmail.com </text:p>
          </table:table-cell>
          <table:table-cell office:value-type="float" office:value="765815452" calcext:value-type="float">
            <text:p>76581545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rasjido </text:p>
          </table:table-cell>
          <table:table-cell office:value-type="float" office:value="92797348" calcext:value-type="float">
            <text:p>92797348</text:p>
          </table:table-cell>
          <table:table-cell office:value-type="float" office:value="165521129" calcext:value-type="float">
            <text:p>165521129</text:p>
          </table:table-cell>
          <table:table-cell office:value-type="string" calcext:value-type="string">
            <text:p><text:s/>cbrrasjido@gmail.com </text:p>
          </table:table-cell>
          <table:table-cell office:value-type="float" office:value="764501691" calcext:value-type="float">
            <text:p>76450169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ANDRO </text:p>
          </table:table-cell>
          <table:table-cell office:value-type="string" calcext:value-type="string">
            <text:p><text:s/>VALENZUELA </text:p>
          </table:table-cell>
          <table:table-cell office:value-type="float" office:value="229935833" calcext:value-type="float">
            <text:p>229935833</text:p>
          </table:table-cell>
          <table:table-cell office:value-type="float" office:value="165540875" calcext:value-type="float">
            <text:p>165540875</text:p>
          </table:table-cell>
          <table:table-cell office:value-type="string" calcext:value-type="string">
            <text:p><text:s/>sebastian@miura.cl </text:p>
          </table:table-cell>
          <table:table-cell office:value-type="float" office:value="761293192" calcext:value-type="float">
            <text:p>76129319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IGUEL ANGEL </text:p>
          </table:table-cell>
          <table:table-cell office:value-type="string" calcext:value-type="string">
            <text:p><text:s/>VELIZ BAEZ </text:p>
          </table:table-cell>
          <table:table-cell office:value-type="float" office:value="982493514" calcext:value-type="float">
            <text:p>982493514</text:p>
          </table:table-cell>
          <table:table-cell office:value-type="float" office:value="165598202" calcext:value-type="float">
            <text:p>165598202</text:p>
          </table:table-cell>
          <table:table-cell office:value-type="string" calcext:value-type="string">
            <text:p><text:s/>mveliz@fmcandelaria.cl </text:p>
          </table:table-cell>
          <table:table-cell office:value-type="string" calcext:value-type="string">
            <text:p><text:s/>7622069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nzo </text:p>
          </table:table-cell>
          <table:table-cell office:value-type="string" calcext:value-type="string">
            <text:p><text:s/>Valenzuela </text:p>
          </table:table-cell>
          <table:table-cell office:value-type="float" office:value="954581084" calcext:value-type="float">
            <text:p>954581084</text:p>
          </table:table-cell>
          <table:table-cell office:value-type="float" office:value="165626400" calcext:value-type="float">
            <text:p>165626400</text:p>
          </table:table-cell>
          <table:table-cell office:value-type="string" calcext:value-type="string">
            <text:p><text:s/>evalenzuela.1987.evg@gmail.com </text:p>
          </table:table-cell>
          <table:table-cell office:value-type="float" office:value="768225524" calcext:value-type="float">
            <text:p>76822552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Felipe Andres </text:p>
          </table:table-cell>
          <table:table-cell office:value-type="string" calcext:value-type="string">
            <text:p><text:s/>Olmedo Salinas </text:p>
          </table:table-cell>
          <table:table-cell office:value-type="float" office:value="227390399" calcext:value-type="float">
            <text:p>227390399</text:p>
          </table:table-cell>
          <table:table-cell office:value-type="float" office:value="165700856" calcext:value-type="float">
            <text:p>165700856</text:p>
          </table:table-cell>
          <table:table-cell office:value-type="string" calcext:value-type="string">
            <text:p><text:s/>folmedo@ivs.cl </text:p>
          </table:table-cell>
          <table:table-cell office:value-type="float" office:value="760771295" calcext:value-type="float">
            <text:p>76077129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éctor </text:p>
          </table:table-cell>
          <table:table-cell office:value-type="string" calcext:value-type="string">
            <text:p><text:s/>Láscar </text:p>
          </table:table-cell>
          <table:table-cell office:value-type="float" office:value="0" calcext:value-type="float">
            <text:p>0</text:p>
          </table:table-cell>
          <table:table-cell office:value-type="float" office:value="165706803" calcext:value-type="float">
            <text:p>165706803</text:p>
          </table:table-cell>
          <table:table-cell office:value-type="string" calcext:value-type="string">
            <text:p><text:s/>hector@cebra.cl </text:p>
          </table:table-cell>
          <table:table-cell office:value-type="float" office:value="763413543" calcext:value-type="float">
            <text:p>76341354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nicol </text:p>
          </table:table-cell>
          <table:table-cell office:value-type="string" calcext:value-type="string">
            <text:p><text:s/>cortes </text:p>
          </table:table-cell>
          <table:table-cell office:value-type="float" office:value="983289994" calcext:value-type="float">
            <text:p>983289994</text:p>
          </table:table-cell>
          <table:table-cell office:value-type="float" office:value="165817052" calcext:value-type="float">
            <text:p>165817052</text:p>
          </table:table-cell>
          <table:table-cell office:value-type="string" calcext:value-type="string">
            <text:p><text:s/>nicol.cortes@callfire.cl </text:p>
          </table:table-cell>
          <table:table-cell office:value-type="float" office:value="760298999" calcext:value-type="float">
            <text:p>76029899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Javier </text:p>
          </table:table-cell>
          <table:table-cell office:value-type="string" calcext:value-type="string">
            <text:p><text:s/>Araya Pacheco </text:p>
          </table:table-cell>
          <table:table-cell office:value-type="float" office:value="998442520" calcext:value-type="float">
            <text:p>998442520</text:p>
          </table:table-cell>
          <table:table-cell office:value-type="float" office:value="166041953" calcext:value-type="float">
            <text:p>166041953</text:p>
          </table:table-cell>
          <table:table-cell office:value-type="string" calcext:value-type="string">
            <text:p><text:s/>francisco@fjmuebles.cl </text:p>
          </table:table-cell>
          <table:table-cell office:value-type="float" office:value="765143543" calcext:value-type="float">
            <text:p>76514354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ivania daniela </text:p>
          </table:table-cell>
          <table:table-cell office:value-type="string" calcext:value-type="string">
            <text:p><text:s/>paya </text:p>
          </table:table-cell>
          <table:table-cell office:value-type="float" office:value="950131756" calcext:value-type="float">
            <text:p>950131756</text:p>
          </table:table-cell>
          <table:table-cell office:value-type="float" office:value="166042178" calcext:value-type="float">
            <text:p>166042178</text:p>
          </table:table-cell>
          <table:table-cell office:value-type="string" calcext:value-type="string">
            <text:p><text:s/>daniela.paya@gmail.com </text:p>
          </table:table-cell>
          <table:table-cell office:value-type="float" office:value="765217512" calcext:value-type="float">
            <text:p>76521751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Joaquín </text:p>
          </table:table-cell>
          <table:table-cell office:value-type="string" calcext:value-type="string">
            <text:p><text:s/>Walker </text:p>
          </table:table-cell>
          <table:table-cell office:value-type="float" office:value="5699517176" calcext:value-type="float">
            <text:p>5699517176</text:p>
          </table:table-cell>
          <table:table-cell office:value-type="float" office:value="166069424" calcext:value-type="float">
            <text:p>166069424</text:p>
          </table:table-cell>
          <table:table-cell office:value-type="string" calcext:value-type="string">
            <text:p><text:s/>joaquin.walker@wom.cl </text:p>
          </table:table-cell>
          <table:table-cell office:value-type="float" office:value="789216908" calcext:value-type="float">
            <text:p>7892169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uan Jose </text:p>
          </table:table-cell>
          <table:table-cell office:value-type="string" calcext:value-type="string">
            <text:p><text:s/>Figueroa </text:p>
          </table:table-cell>
          <table:table-cell office:value-type="float" office:value="963942731" calcext:value-type="float">
            <text:p>963942731</text:p>
          </table:table-cell>
          <table:table-cell office:value-type="float" office:value="166104009" calcext:value-type="float">
            <text:p>166104009</text:p>
          </table:table-cell>
          <table:table-cell office:value-type="string" calcext:value-type="string">
            <text:p><text:s/>jjfigueroa@lexgo.cl </text:p>
          </table:table-cell>
          <table:table-cell office:value-type="float" office:value="765305543" calcext:value-type="float">
            <text:p>76530554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Pablo </text:p>
          </table:table-cell>
          <table:table-cell office:value-type="string" calcext:value-type="string">
            <text:p><text:s/>Barraza Diaz </text:p>
          </table:table-cell>
          <table:table-cell office:value-type="float" office:value="56944059848" calcext:value-type="float">
            <text:p>56944059848</text:p>
          </table:table-cell>
          <table:table-cell office:value-type="float" office:value="166619084" calcext:value-type="float">
            <text:p>166619084</text:p>
          </table:table-cell>
          <table:table-cell office:value-type="string" calcext:value-type="string">
            <text:p><text:s/>juanpablo@2innova.com </text:p>
          </table:table-cell>
          <table:table-cell office:value-type="float" office:value="762654113" calcext:value-type="float">
            <text:p>76265411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an </text:p>
          </table:table-cell>
          <table:table-cell office:value-type="string" calcext:value-type="string">
            <text:p><text:s/>Baeza </text:p>
          </table:table-cell>
          <table:table-cell office:value-type="float" office:value="78238452" calcext:value-type="float">
            <text:p>78238452</text:p>
          </table:table-cell>
          <table:table-cell office:value-type="float" office:value="166881978" calcext:value-type="float">
            <text:p>166881978</text:p>
          </table:table-cell>
          <table:table-cell office:value-type="string" calcext:value-type="string">
            <text:p><text:s/>serenahogar@gmail.com </text:p>
          </table:table-cell>
          <table:table-cell office:value-type="float" office:value="766904386" calcext:value-type="float">
            <text:p>76690438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fernanda </text:p>
          </table:table-cell>
          <table:table-cell office:value-type="string" calcext:value-type="string">
            <text:p><text:s/>valdebenito </text:p>
          </table:table-cell>
          <table:table-cell office:value-type="float" office:value="23776311" calcext:value-type="float">
            <text:p>23776311</text:p>
          </table:table-cell>
          <table:table-cell office:value-type="float" office:value="166948444" calcext:value-type="float">
            <text:p>166948444</text:p>
          </table:table-cell>
          <table:table-cell office:value-type="string" calcext:value-type="string">
            <text:p><text:s/>contabilidad@regalpacific.cl </text:p>
          </table:table-cell>
          <table:table-cell office:value-type="float" office:value="967011002" calcext:value-type="float">
            <text:p>967011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OLIVER </text:p>
          </table:table-cell>
          <table:table-cell office:value-type="string" calcext:value-type="string">
            <text:p><text:s/>CISTERNAS RIQUELME </text:p>
          </table:table-cell>
          <table:table-cell office:value-type="float" office:value="97861210" calcext:value-type="float">
            <text:p>97861210</text:p>
          </table:table-cell>
          <table:table-cell office:value-type="float" office:value="166955149" calcext:value-type="float">
            <text:p>166955149</text:p>
          </table:table-cell>
          <table:table-cell office:value-type="string" calcext:value-type="string">
            <text:p><text:s/>oliver.cisternasr@gmail.com </text:p>
          </table:table-cell>
          <table:table-cell office:value-type="float" office:value="766514790" calcext:value-type="float">
            <text:p>7665147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salinas </text:p>
          </table:table-cell>
          <table:table-cell office:value-type="float" office:value="971454243" calcext:value-type="float">
            <text:p>971454243</text:p>
          </table:table-cell>
          <table:table-cell office:value-type="float" office:value="167179525" calcext:value-type="float">
            <text:p>167179525</text:p>
          </table:table-cell>
          <table:table-cell office:value-type="string" calcext:value-type="string">
            <text:p><text:s/>contacto@rustihome.cl </text:p>
          </table:table-cell>
          <table:table-cell office:value-type="float" office:value="762628376" calcext:value-type="float">
            <text:p>76262837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Fernandez </text:p>
          </table:table-cell>
          <table:table-cell office:value-type="float" office:value="956184587" calcext:value-type="float">
            <text:p>956184587</text:p>
          </table:table-cell>
          <table:table-cell office:value-type="float" office:value="167248624" calcext:value-type="float">
            <text:p>167248624</text:p>
          </table:table-cell>
          <table:table-cell office:value-type="string" calcext:value-type="string">
            <text:p><text:s/>patriciofernandezaguilera@gmail.com </text:p>
          </table:table-cell>
          <table:table-cell office:value-type="float" office:value="167248624" calcext:value-type="float">
            <text:p>16724862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uisa </text:p>
          </table:table-cell>
          <table:table-cell office:value-type="string" calcext:value-type="string">
            <text:p><text:s/>Miranda </text:p>
          </table:table-cell>
          <table:table-cell office:value-type="float" office:value="979866816" calcext:value-type="float">
            <text:p>979866816</text:p>
          </table:table-cell>
          <table:table-cell office:value-type="float" office:value="167336191" calcext:value-type="float">
            <text:p>167336191</text:p>
          </table:table-cell>
          <table:table-cell office:value-type="string" calcext:value-type="string">
            <text:p><text:s/>lmirandav7@gmail.com </text:p>
          </table:table-cell>
          <table:table-cell office:value-type="float" office:value="786520207" calcext:value-type="float">
            <text:p>7865202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Ignacio Javier </text:p>
          </table:table-cell>
          <table:table-cell office:value-type="string" calcext:value-type="string">
            <text:p><text:s/>Díaz Villegas </text:p>
          </table:table-cell>
          <table:table-cell office:value-type="float" office:value="992138501" calcext:value-type="float">
            <text:p>992138501</text:p>
          </table:table-cell>
          <table:table-cell office:value-type="float" office:value="167417264" calcext:value-type="float">
            <text:p>167417264</text:p>
          </table:table-cell>
          <table:table-cell office:value-type="string" calcext:value-type="string">
            <text:p><text:s/>santabeatriz@gmail.com </text:p>
          </table:table-cell>
          <table:table-cell office:value-type="float" office:value="79032298" calcext:value-type="float">
            <text:p>7903229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opher Ignacio </text:p>
          </table:table-cell>
          <table:table-cell office:value-type="string" calcext:value-type="string">
            <text:p><text:s/>Carvajal Gabler </text:p>
          </table:table-cell>
          <table:table-cell office:value-type="string" calcext:value-type="string">
            <text:p><text:s/>+569 7 137 06 53 </text:p>
          </table:table-cell>
          <table:table-cell office:value-type="float" office:value="167442323" calcext:value-type="float">
            <text:p>167442323</text:p>
          </table:table-cell>
          <table:table-cell office:value-type="string" calcext:value-type="string">
            <text:p><text:s/>cristopher.carvajal@pypinter.cl </text:p>
          </table:table-cell>
          <table:table-cell office:value-type="float" office:value="764060369" calcext:value-type="float">
            <text:p>76406036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lyn </text:p>
          </table:table-cell>
          <table:table-cell office:value-type="string" calcext:value-type="string">
            <text:p><text:s/>Larenas </text:p>
          </table:table-cell>
          <table:table-cell office:value-type="float" office:value="90609252" calcext:value-type="float">
            <text:p>90609252</text:p>
          </table:table-cell>
          <table:table-cell office:value-type="float" office:value="167464548" calcext:value-type="float">
            <text:p>167464548</text:p>
          </table:table-cell>
          <table:table-cell office:value-type="string" calcext:value-type="string">
            <text:p><text:s/>joselyn.larenas@gmail.com </text:p>
          </table:table-cell>
          <table:table-cell office:value-type="float" office:value="167464548" calcext:value-type="float">
            <text:p>16746454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hirley </text:p>
          </table:table-cell>
          <table:table-cell office:value-type="string" calcext:value-type="string">
            <text:p><text:s/>Cuevas Soto </text:p>
          </table:table-cell>
          <table:table-cell office:value-type="string" calcext:value-type="string">
            <text:p><text:s/>2-24873771 </text:p>
          </table:table-cell>
          <table:table-cell office:value-type="float" office:value="167649327" calcext:value-type="float">
            <text:p>167649327</text:p>
          </table:table-cell>
          <table:table-cell office:value-type="string" calcext:value-type="string">
            <text:p><text:s/>chirley.cuevas@boschrexroth.cl </text:p>
          </table:table-cell>
          <table:table-cell office:value-type="float" office:value="763659593" calcext:value-type="float">
            <text:p>76365959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Vilches </text:p>
          </table:table-cell>
          <table:table-cell office:value-type="float" office:value="971385432" calcext:value-type="float">
            <text:p>971385432</text:p>
          </table:table-cell>
          <table:table-cell office:value-type="float" office:value="167871224" calcext:value-type="float">
            <text:p>167871224</text:p>
          </table:table-cell>
          <table:table-cell office:value-type="string" calcext:value-type="string">
            <text:p><text:s/>carlosvilches2616@gmail.com </text:p>
          </table:table-cell>
          <table:table-cell office:value-type="float" office:value="167871224" calcext:value-type="float">
            <text:p>16787122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Francisca </text:p>
          </table:table-cell>
          <table:table-cell office:value-type="string" calcext:value-type="string">
            <text:p><text:s/>Cabezas </text:p>
          </table:table-cell>
          <table:table-cell office:value-type="float" office:value="232100234" calcext:value-type="float">
            <text:p>232100234</text:p>
          </table:table-cell>
          <table:table-cell office:value-type="float" office:value="168026307" calcext:value-type="float">
            <text:p>168026307</text:p>
          </table:table-cell>
          <table:table-cell office:value-type="string" calcext:value-type="string">
            <text:p><text:s/>francisca.cabezas@neomark.cl </text:p>
          </table:table-cell>
          <table:table-cell office:value-type="float" office:value="969870207" calcext:value-type="float">
            <text:p>9698702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ERNABE MARTILIANO </text:p>
          </table:table-cell>
          <table:table-cell office:value-type="string" calcext:value-type="string">
            <text:p><text:s/>FERREIRA GALLEGOS </text:p>
          </table:table-cell>
          <table:table-cell office:value-type="float" office:value="56936499406" calcext:value-type="float">
            <text:p>56936499406</text:p>
          </table:table-cell>
          <table:table-cell office:value-type="float" office:value="168040296" calcext:value-type="float">
            <text:p>168040296</text:p>
          </table:table-cell>
          <table:table-cell office:value-type="string" calcext:value-type="string">
            <text:p><text:s/>adquisiciones@treechile.com </text:p>
          </table:table-cell>
          <table:table-cell office:value-type="float" office:value="763510417" calcext:value-type="float">
            <text:p>76351041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App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urbina troncoso </text:p>
          </table:table-cell>
          <table:table-cell office:value-type="float" office:value="956859523" calcext:value-type="float">
            <text:p>956859523</text:p>
          </table:table-cell>
          <table:table-cell office:value-type="float" office:value="168276613" calcext:value-type="float">
            <text:p>168276613</text:p>
          </table:table-cell>
          <table:table-cell office:value-type="string" calcext:value-type="string">
            <text:p><text:s/>juancarlos.urbina@smsf.cl </text:p>
          </table:table-cell>
          <table:table-cell office:value-type="string" calcext:value-type="string">
            <text:p><text:s/>76432241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raul ignacio </text:p>
          </table:table-cell>
          <table:table-cell office:value-type="string" calcext:value-type="string">
            <text:p><text:s/>barahona duran </text:p>
          </table:table-cell>
          <table:table-cell office:value-type="float" office:value="988287837" calcext:value-type="float">
            <text:p>988287837</text:p>
          </table:table-cell>
          <table:table-cell office:value-type="float" office:value="168403356" calcext:value-type="float">
            <text:p>168403356</text:p>
          </table:table-cell>
          <table:table-cell office:value-type="string" calcext:value-type="string">
            <text:p><text:s/>rbarahona@pasegol.cl </text:p>
          </table:table-cell>
          <table:table-cell office:value-type="float" office:value="761872621" calcext:value-type="float">
            <text:p>76187262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Asencio </text:p>
          </table:table-cell>
          <table:table-cell office:value-type="float" office:value="974302872" calcext:value-type="float">
            <text:p>974302872</text:p>
          </table:table-cell>
          <table:table-cell office:value-type="float" office:value="168733267" calcext:value-type="float">
            <text:p>168733267</text:p>
          </table:table-cell>
          <table:table-cell office:value-type="string" calcext:value-type="string">
            <text:p><text:s/>gerencia@fiordolargo.com </text:p>
          </table:table-cell>
          <table:table-cell office:value-type="float" office:value="764497147" calcext:value-type="float">
            <text:p>76449714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Jara </text:p>
          </table:table-cell>
          <table:table-cell office:value-type="float" office:value="956390527" calcext:value-type="float">
            <text:p>956390527</text:p>
          </table:table-cell>
          <table:table-cell office:value-type="float" office:value="168836767" calcext:value-type="float">
            <text:p>168836767</text:p>
          </table:table-cell>
          <table:table-cell office:value-type="string" calcext:value-type="string">
            <text:p><text:s/>alvaro.jara@probuild.cl </text:p>
          </table:table-cell>
          <table:table-cell office:value-type="string" calcext:value-type="string">
            <text:p><text:s/>76630625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Santibañez </text:p>
          </table:table-cell>
          <table:table-cell office:value-type="float" office:value="991655317" calcext:value-type="float">
            <text:p>991655317</text:p>
          </table:table-cell>
          <table:table-cell office:value-type="float" office:value="169016046" calcext:value-type="float">
            <text:p>169016046</text:p>
          </table:table-cell>
          <table:table-cell office:value-type="string" calcext:value-type="string">
            <text:p><text:s/>agricola@santiliz.cl </text:p>
          </table:table-cell>
          <table:table-cell office:value-type="float" office:value="766089127" calcext:value-type="float">
            <text:p>76608912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Carlos </text:p>
          </table:table-cell>
          <table:table-cell office:value-type="string" calcext:value-type="string">
            <text:p><text:s/>Santibañez Paillacar </text:p>
          </table:table-cell>
          <table:table-cell office:value-type="float" office:value="991655317" calcext:value-type="float">
            <text:p>991655317</text:p>
          </table:table-cell>
          <table:table-cell office:value-type="float" office:value="169016046" calcext:value-type="float">
            <text:p>169016046</text:p>
          </table:table-cell>
          <table:table-cell office:value-type="string" calcext:value-type="string">
            <text:p><text:s/>inversiones@santiliz.cl </text:p>
          </table:table-cell>
          <table:table-cell office:value-type="float" office:value="765937345" calcext:value-type="float">
            <text:p>7659373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abriela </text:p>
          </table:table-cell>
          <table:table-cell office:value-type="string" calcext:value-type="string">
            <text:p><text:s/>oyanadel </text:p>
          </table:table-cell>
          <table:table-cell office:value-type="float" office:value="942132271" calcext:value-type="float">
            <text:p>942132271</text:p>
          </table:table-cell>
          <table:table-cell office:value-type="float" office:value="169092966" calcext:value-type="float">
            <text:p>169092966</text:p>
          </table:table-cell>
          <table:table-cell office:value-type="string" calcext:value-type="string">
            <text:p><text:s/>gabriela@mhogar.cl </text:p>
          </table:table-cell>
          <table:table-cell office:value-type="float" office:value="763584097" calcext:value-type="float">
            <text:p>7635840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vier </text:p>
          </table:table-cell>
          <table:table-cell office:value-type="string" calcext:value-type="string">
            <text:p><text:s/>Sepúlveda Rojas </text:p>
          </table:table-cell>
          <table:table-cell office:value-type="float" office:value="994504055" calcext:value-type="float">
            <text:p>994504055</text:p>
          </table:table-cell>
          <table:table-cell office:value-type="float" office:value="169115850" calcext:value-type="float">
            <text:p>169115850</text:p>
          </table:table-cell>
          <table:table-cell office:value-type="string" calcext:value-type="string">
            <text:p><text:s/>jsepulvedarojas@sr-i.cl </text:p>
          </table:table-cell>
          <table:table-cell office:value-type="string" calcext:value-type="string">
            <text:p><text:s/>76281322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Aravena </text:p>
          </table:table-cell>
          <table:table-cell office:value-type="float" office:value="995401934" calcext:value-type="float">
            <text:p>995401934</text:p>
          </table:table-cell>
          <table:table-cell office:value-type="float" office:value="169201099" calcext:value-type="float">
            <text:p>169201099</text:p>
          </table:table-cell>
          <table:table-cell office:value-type="string" calcext:value-type="string">
            <text:p><text:s/>luis.aravena@dymingenieria.cl </text:p>
          </table:table-cell>
          <table:table-cell office:value-type="float" office:value="766581250" calcext:value-type="float">
            <text:p>76658125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Guajardo </text:p>
          </table:table-cell>
          <table:table-cell office:value-type="float" office:value="971491095" calcext:value-type="float">
            <text:p>971491095</text:p>
          </table:table-cell>
          <table:table-cell office:value-type="float" office:value="169243794" calcext:value-type="float">
            <text:p>169243794</text:p>
          </table:table-cell>
          <table:table-cell office:value-type="string" calcext:value-type="string">
            <text:p><text:s/>mundojuegos.mg@gmail.com </text:p>
          </table:table-cell>
          <table:table-cell office:value-type="float" office:value="761803395" calcext:value-type="float">
            <text:p>76180339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Rosario </text:p>
          </table:table-cell>
          <table:table-cell office:value-type="string" calcext:value-type="string">
            <text:p><text:s/>Basaure </text:p>
          </table:table-cell>
          <table:table-cell office:value-type="float" office:value="225929008" calcext:value-type="float">
            <text:p>225929008</text:p>
          </table:table-cell>
          <table:table-cell office:value-type="float" office:value="169591210" calcext:value-type="float">
            <text:p>169591210</text:p>
          </table:table-cell>
          <table:table-cell office:value-type="string" calcext:value-type="string">
            <text:p><text:s/>rosario.basaure@comgrap.cl </text:p>
          </table:table-cell>
          <table:table-cell office:value-type="string" calcext:value-type="string">
            <text:p><text:s/>7977064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indy </text:p>
          </table:table-cell>
          <table:table-cell office:value-type="string" calcext:value-type="string">
            <text:p><text:s/>Alfaro Oñate </text:p>
          </table:table-cell>
          <table:table-cell office:value-type="float" office:value="952258666" calcext:value-type="float">
            <text:p>952258666</text:p>
          </table:table-cell>
          <table:table-cell office:value-type="float" office:value="170183657" calcext:value-type="float">
            <text:p>170183657</text:p>
          </table:table-cell>
          <table:table-cell office:value-type="string" calcext:value-type="string">
            <text:p><text:s/>gerencia@onespa.cl </text:p>
          </table:table-cell>
          <table:table-cell office:value-type="float" office:value="768372543" calcext:value-type="float">
            <text:p>76837254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Housset </text:p>
          </table:table-cell>
          <table:table-cell office:value-type="float" office:value="951990652" calcext:value-type="float">
            <text:p>951990652</text:p>
          </table:table-cell>
          <table:table-cell office:value-type="float" office:value="170261917" calcext:value-type="float">
            <text:p>170261917</text:p>
          </table:table-cell>
          <table:table-cell office:value-type="string" calcext:value-type="string">
            <text:p><text:s/>rodrigo.housset@housset.cl </text:p>
          </table:table-cell>
          <table:table-cell office:value-type="float" office:value="761674048" calcext:value-type="float">
            <text:p>76167404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Dayanne </text:p>
          </table:table-cell>
          <table:table-cell office:value-type="string" calcext:value-type="string">
            <text:p><text:s/>Bahamonde </text:p>
          </table:table-cell>
          <table:table-cell office:value-type="float" office:value="232234670" calcext:value-type="float">
            <text:p>232234670</text:p>
          </table:table-cell>
          <table:table-cell office:value-type="float" office:value="170299205" calcext:value-type="float">
            <text:p>170299205</text:p>
          </table:table-cell>
          <table:table-cell office:value-type="string" calcext:value-type="string">
            <text:p><text:s/>proveedores@cl-asgroup.com </text:p>
          </table:table-cell>
          <table:table-cell office:value-type="float" office:value="761394770" calcext:value-type="float">
            <text:p>76139477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Nicolas Ignacio </text:p>
          </table:table-cell>
          <table:table-cell office:value-type="string" calcext:value-type="string">
            <text:p><text:s/>Vidal </text:p>
          </table:table-cell>
          <table:table-cell office:value-type="float" office:value="227572200" calcext:value-type="float">
            <text:p>227572200</text:p>
          </table:table-cell>
          <table:table-cell office:value-type="float" office:value="170308409" calcext:value-type="float">
            <text:p>170308409</text:p>
          </table:table-cell>
          <table:table-cell office:value-type="string" calcext:value-type="string">
            <text:p><text:s/>nvidal@dartel.cl </text:p>
          </table:table-cell>
          <table:table-cell office:value-type="float" office:value="968061100" calcext:value-type="float">
            <text:p>9680611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acheco </text:p>
          </table:table-cell>
          <table:table-cell office:value-type="float" office:value="935543228" calcext:value-type="float">
            <text:p>935543228</text:p>
          </table:table-cell>
          <table:table-cell office:value-type="float" office:value="170351045" calcext:value-type="float">
            <text:p>170351045</text:p>
          </table:table-cell>
          <table:table-cell office:value-type="string" calcext:value-type="string">
            <text:p><text:s/>fpachecofuentes@gmail.com </text:p>
          </table:table-cell>
          <table:table-cell office:value-type="float" office:value="761297244" calcext:value-type="float">
            <text:p>76129724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ward </text:p>
          </table:table-cell>
          <table:table-cell office:value-type="string" calcext:value-type="string">
            <text:p><text:s/>Toledo </text:p>
          </table:table-cell>
          <table:table-cell office:value-type="float" office:value="968563668" calcext:value-type="float">
            <text:p>968563668</text:p>
          </table:table-cell>
          <table:table-cell office:value-type="float" office:value="170708881" calcext:value-type="float">
            <text:p>170708881</text:p>
          </table:table-cell>
          <table:table-cell office:value-type="string" calcext:value-type="string">
            <text:p><text:s/>gerencia@comercialquality.cl </text:p>
          </table:table-cell>
          <table:table-cell office:value-type="float" office:value="760838896" calcext:value-type="float">
            <text:p>76083889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Contreras </text:p>
          </table:table-cell>
          <table:table-cell office:value-type="float" office:value="992336899" calcext:value-type="float">
            <text:p>992336899</text:p>
          </table:table-cell>
          <table:table-cell office:value-type="float" office:value="170717775" calcext:value-type="float">
            <text:p>170717775</text:p>
          </table:table-cell>
          <table:table-cell office:value-type="string" calcext:value-type="string">
            <text:p><text:s/>el.pablo325@gmail.com </text:p>
          </table:table-cell>
          <table:table-cell office:value-type="float" office:value="170717775" calcext:value-type="float">
            <text:p>17071777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velyn </text:p>
          </table:table-cell>
          <table:table-cell office:value-type="string" calcext:value-type="string">
            <text:p><text:s/>Torres </text:p>
          </table:table-cell>
          <table:table-cell office:value-type="float" office:value="968740101" calcext:value-type="float">
            <text:p>968740101</text:p>
          </table:table-cell>
          <table:table-cell office:value-type="float" office:value="170839722" calcext:value-type="float">
            <text:p>170839722</text:p>
          </table:table-cell>
          <table:table-cell office:value-type="string" calcext:value-type="string">
            <text:p><text:s/>pts.construcciones@gmail.com </text:p>
          </table:table-cell>
          <table:table-cell office:value-type="float" office:value="761980645" calcext:value-type="float">
            <text:p>76198064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Ivonne </text:p>
          </table:table-cell>
          <table:table-cell office:value-type="string" calcext:value-type="string">
            <text:p><text:s/>Valdebenito </text:p>
          </table:table-cell>
          <table:table-cell office:value-type="float" office:value="223926000" calcext:value-type="float">
            <text:p>223926000</text:p>
          </table:table-cell>
          <table:table-cell office:value-type="float" office:value="171033977" calcext:value-type="float">
            <text:p>171033977</text:p>
          </table:table-cell>
          <table:table-cell office:value-type="string" calcext:value-type="string">
            <text:p><text:s/>ivaldebenito@etx.cl </text:p>
          </table:table-cell>
          <table:table-cell office:value-type="float" office:value="764796314" calcext:value-type="float">
            <text:p>76479631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Karla </text:p>
          </table:table-cell>
          <table:table-cell office:value-type="string" calcext:value-type="string">
            <text:p><text:s/>Cuevas </text:p>
          </table:table-cell>
          <table:table-cell office:value-type="float" office:value="228877063" calcext:value-type="float">
            <text:p>228877063</text:p>
          </table:table-cell>
          <table:table-cell office:value-type="float" office:value="171485215" calcext:value-type="float">
            <text:p>171485215</text:p>
          </table:table-cell>
          <table:table-cell office:value-type="string" calcext:value-type="string">
            <text:p><text:s/>kcuevas@redd.cl </text:p>
          </table:table-cell>
          <table:table-cell office:value-type="float" office:value="771825001" calcext:value-type="float">
            <text:p>771825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Gonzalez </text:p>
          </table:table-cell>
          <table:table-cell office:value-type="float" office:value="942769733" calcext:value-type="float">
            <text:p>942769733</text:p>
          </table:table-cell>
          <table:table-cell office:value-type="float" office:value="171631297" calcext:value-type="float">
            <text:p>171631297</text:p>
          </table:table-cell>
          <table:table-cell office:value-type="string" calcext:value-type="string">
            <text:p><text:s/>s.gonzalezastorga@gmail.com </text:p>
          </table:table-cell>
          <table:table-cell office:value-type="float" office:value="763685462" calcext:value-type="float">
            <text:p>76368546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Gabriel </text:p>
          </table:table-cell>
          <table:table-cell office:value-type="string" calcext:value-type="string">
            <text:p><text:s/>Iturrieta </text:p>
          </table:table-cell>
          <table:table-cell office:value-type="float" office:value="942603775" calcext:value-type="float">
            <text:p>942603775</text:p>
          </table:table-cell>
          <table:table-cell office:value-type="float" office:value="171905044" calcext:value-type="float">
            <text:p>171905044</text:p>
          </table:table-cell>
          <table:table-cell office:value-type="string" calcext:value-type="string">
            <text:p><text:s/>gabriel.iturrieta@arcat.cl </text:p>
          </table:table-cell>
          <table:table-cell office:value-type="float" office:value="765368839" calcext:value-type="float">
            <text:p>76536883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Villanueva </text:p>
          </table:table-cell>
          <table:table-cell office:value-type="float" office:value="935697510" calcext:value-type="float">
            <text:p>935697510</text:p>
          </table:table-cell>
          <table:table-cell office:value-type="float" office:value="172091377" calcext:value-type="float">
            <text:p>172091377</text:p>
          </table:table-cell>
          <table:table-cell office:value-type="string" calcext:value-type="string">
            <text:p><text:s/>fvillanuevar@pslchile.cl </text:p>
          </table:table-cell>
          <table:table-cell office:value-type="float" office:value="764544471" calcext:value-type="float">
            <text:p>76454447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esar </text:p>
          </table:table-cell>
          <table:table-cell office:value-type="string" calcext:value-type="string">
            <text:p><text:s/>gomez </text:p>
          </table:table-cell>
          <table:table-cell office:value-type="float" office:value="992074912" calcext:value-type="float">
            <text:p>992074912</text:p>
          </table:table-cell>
          <table:table-cell office:value-type="float" office:value="172168361" calcext:value-type="float">
            <text:p>172168361</text:p>
          </table:table-cell>
          <table:table-cell office:value-type="string" calcext:value-type="string">
            <text:p><text:s/>cesar.mantenciones@gmail.com </text:p>
          </table:table-cell>
          <table:table-cell office:value-type="float" office:value="766405797" calcext:value-type="float">
            <text:p>7664057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ir </text:p>
          </table:table-cell>
          <table:table-cell office:value-type="string" calcext:value-type="string">
            <text:p><text:s/>Jamet </text:p>
          </table:table-cell>
          <table:table-cell office:value-type="float" office:value="23008847" calcext:value-type="float">
            <text:p>23008847</text:p>
          </table:table-cell>
          <table:table-cell office:value-type="float" office:value="172331041" calcext:value-type="float">
            <text:p>172331041</text:p>
          </table:table-cell>
          <table:table-cell office:value-type="string" calcext:value-type="string">
            <text:p><text:s/>jair.jamet@dmiclima.cl </text:p>
          </table:table-cell>
          <table:table-cell office:value-type="float" office:value="766640664" calcext:value-type="float">
            <text:p>76664066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orena soledad </text:p>
          </table:table-cell>
          <table:table-cell office:value-type="string" calcext:value-type="string">
            <text:p><text:s/>Arteaga Vargas </text:p>
          </table:table-cell>
          <table:table-cell office:value-type="float" office:value="994328026" calcext:value-type="float">
            <text:p>994328026</text:p>
          </table:table-cell>
          <table:table-cell office:value-type="float" office:value="172336817" calcext:value-type="float">
            <text:p>172336817</text:p>
          </table:table-cell>
          <table:table-cell office:value-type="string" calcext:value-type="string">
            <text:p><text:s/>lorena.bulher@gmail.com </text:p>
          </table:table-cell>
          <table:table-cell office:value-type="float" office:value="763727866" calcext:value-type="float">
            <text:p>76372786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 </text:p>
          </table:table-cell>
          <table:table-cell office:value-type="string" calcext:value-type="string">
            <text:p><text:s/>saavedra </text:p>
          </table:table-cell>
          <table:table-cell office:value-type="float" office:value="227453595" calcext:value-type="float">
            <text:p>227453595</text:p>
          </table:table-cell>
          <table:table-cell office:value-type="float" office:value="172706347" calcext:value-type="float">
            <text:p>172706347</text:p>
          </table:table-cell>
          <table:table-cell office:value-type="string" calcext:value-type="string">
            <text:p><text:s/>marco.saavedra.lec@gmail.com </text:p>
          </table:table-cell>
          <table:table-cell office:value-type="float" office:value="767247745" calcext:value-type="float">
            <text:p>7672477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tias </text:p>
          </table:table-cell>
          <table:table-cell office:value-type="string" calcext:value-type="string">
            <text:p><text:s/>Saldías </text:p>
          </table:table-cell>
          <table:table-cell office:value-type="float" office:value="965709573" calcext:value-type="float">
            <text:p>965709573</text:p>
          </table:table-cell>
          <table:table-cell office:value-type="float" office:value="173223056" calcext:value-type="float">
            <text:p>173223056</text:p>
          </table:table-cell>
          <table:table-cell office:value-type="string" calcext:value-type="string">
            <text:p><text:s/>matias.saldias@cinder.cl </text:p>
          </table:table-cell>
          <table:table-cell office:value-type="float" office:value="782702203" calcext:value-type="float">
            <text:p>78270220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esper </text:p>
          </table:table-cell>
          <table:table-cell office:value-type="float" office:value="2461806" calcext:value-type="float">
            <text:p>2461806</text:p>
          </table:table-cell>
          <table:table-cell office:value-type="float" office:value="173258003" calcext:value-type="float">
            <text:p>173258003</text:p>
          </table:table-cell>
          <table:table-cell office:value-type="string" calcext:value-type="string">
            <text:p><text:s/>administracion@eleksur.com </text:p>
          </table:table-cell>
          <table:table-cell office:value-type="float" office:value="766247415" calcext:value-type="float">
            <text:p>7662474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onica </text:p>
          </table:table-cell>
          <table:table-cell office:value-type="string" calcext:value-type="string">
            <text:p><text:s/>Soto </text:p>
          </table:table-cell>
          <table:table-cell office:value-type="float" office:value="97549033" calcext:value-type="float">
            <text:p>97549033</text:p>
          </table:table-cell>
          <table:table-cell office:value-type="float" office:value="173291337" calcext:value-type="float">
            <text:p>173291337</text:p>
          </table:table-cell>
          <table:table-cell office:value-type="string" calcext:value-type="string">
            <text:p><text:s/>msoto@transmedinaleon.cl </text:p>
          </table:table-cell>
          <table:table-cell office:value-type="float" office:value="763301427" calcext:value-type="float">
            <text:p>76330142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oris </text:p>
          </table:table-cell>
          <table:table-cell office:value-type="string" calcext:value-type="string">
            <text:p><text:s/>Caamaño </text:p>
          </table:table-cell>
          <table:table-cell office:value-type="float" office:value="986603419" calcext:value-type="float">
            <text:p>986603419</text:p>
          </table:table-cell>
          <table:table-cell office:value-type="float" office:value="173593899" calcext:value-type="float">
            <text:p>173593899</text:p>
          </table:table-cell>
          <table:table-cell office:value-type="string" calcext:value-type="string">
            <text:p><text:s/>boris.caamano.guzman@gmail.com </text:p>
          </table:table-cell>
          <table:table-cell office:value-type="string" calcext:value-type="string">
            <text:p><text:s/>5619035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montealegre </text:p>
          </table:table-cell>
          <table:table-cell office:value-type="float" office:value="991591499" calcext:value-type="float">
            <text:p>991591499</text:p>
          </table:table-cell>
          <table:table-cell office:value-type="float" office:value="173681771" calcext:value-type="float">
            <text:p>173681771</text:p>
          </table:table-cell>
          <table:table-cell office:value-type="string" calcext:value-type="string">
            <text:p><text:s/>carlosmontealegrevaldivia@gmail.com </text:p>
          </table:table-cell>
          <table:table-cell office:value-type="float" office:value="766447937" calcext:value-type="float">
            <text:p>76644793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Yeison </text:p>
          </table:table-cell>
          <table:table-cell office:value-type="string" calcext:value-type="string">
            <text:p><text:s/>Gonzalez </text:p>
          </table:table-cell>
          <table:table-cell office:value-type="float" office:value="56986303732" calcext:value-type="float">
            <text:p>56986303732</text:p>
          </table:table-cell>
          <table:table-cell office:value-type="float" office:value="173845308" calcext:value-type="float">
            <text:p>173845308</text:p>
          </table:table-cell>
          <table:table-cell office:value-type="string" calcext:value-type="string">
            <text:p><text:s/>ygonzalez@nuevocapital.cl </text:p>
          </table:table-cell>
          <table:table-cell office:value-type="float" office:value="762617897" calcext:value-type="float">
            <text:p>76261789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nathan </text:p>
          </table:table-cell>
          <table:table-cell office:value-type="string" calcext:value-type="string">
            <text:p><text:s/>Urrea </text:p>
          </table:table-cell>
          <table:table-cell office:value-type="float" office:value="982193140" calcext:value-type="float">
            <text:p>982193140</text:p>
          </table:table-cell>
          <table:table-cell office:value-type="float" office:value="173936508" calcext:value-type="float">
            <text:p>173936508</text:p>
          </table:table-cell>
          <table:table-cell office:value-type="string" calcext:value-type="string">
            <text:p><text:s/>servicioscpoblete@yahoo.es </text:p>
          </table:table-cell>
          <table:table-cell office:value-type="float" office:value="767364334" calcext:value-type="float">
            <text:p>76736433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Katherine </text:p>
          </table:table-cell>
          <table:table-cell office:value-type="string" calcext:value-type="string">
            <text:p><text:s/>marquez </text:p>
          </table:table-cell>
          <table:table-cell office:value-type="float" office:value="940284962" calcext:value-type="float">
            <text:p>940284962</text:p>
          </table:table-cell>
          <table:table-cell office:value-type="float" office:value="173956371" calcext:value-type="float">
            <text:p>173956371</text:p>
          </table:table-cell>
          <table:table-cell office:value-type="string" calcext:value-type="string">
            <text:p><text:s/>kmarquez@geproic.cl </text:p>
          </table:table-cell>
          <table:table-cell office:value-type="string" calcext:value-type="string">
            <text:p><text:s/>76524692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Cuevas </text:p>
          </table:table-cell>
          <table:table-cell office:value-type="float" office:value="932436676" calcext:value-type="float">
            <text:p>932436676</text:p>
          </table:table-cell>
          <table:table-cell office:value-type="float" office:value="174058199" calcext:value-type="float">
            <text:p>174058199</text:p>
          </table:table-cell>
          <table:table-cell office:value-type="string" calcext:value-type="string">
            <text:p><text:s/>juan.cuevas14@gmail.com </text:p>
          </table:table-cell>
          <table:table-cell office:value-type="string" calcext:value-type="string">
            <text:p><text:s/>76784879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Didyk </text:p>
          </table:table-cell>
          <table:table-cell office:value-type="float" office:value="953442415" calcext:value-type="float">
            <text:p>953442415</text:p>
          </table:table-cell>
          <table:table-cell office:value-type="float" office:value="174093350" calcext:value-type="float">
            <text:p>174093350</text:p>
          </table:table-cell>
          <table:table-cell office:value-type="string" calcext:value-type="string">
            <text:p><text:s/>jorge.didyk@enroqueproducciones.cl </text:p>
          </table:table-cell>
          <table:table-cell office:value-type="float" office:value="765411769" calcext:value-type="float">
            <text:p>76541176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Tapia </text:p>
          </table:table-cell>
          <table:table-cell office:value-type="float" office:value="963941882" calcext:value-type="float">
            <text:p>963941882</text:p>
          </table:table-cell>
          <table:table-cell office:value-type="float" office:value="174262438" calcext:value-type="float">
            <text:p>174262438</text:p>
          </table:table-cell>
          <table:table-cell office:value-type="string" calcext:value-type="string">
            <text:p><text:s/>l.tapia@liensecurity.cl </text:p>
          </table:table-cell>
          <table:table-cell office:value-type="float" office:value="765527988" calcext:value-type="float">
            <text:p>76552798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Jose Ignacio </text:p>
          </table:table-cell>
          <table:table-cell office:value-type="string" calcext:value-type="string">
            <text:p><text:s/>Poblete Neculqueo </text:p>
          </table:table-cell>
          <table:table-cell office:value-type="float" office:value="940124471" calcext:value-type="float">
            <text:p>940124471</text:p>
          </table:table-cell>
          <table:table-cell office:value-type="float" office:value="174863202" calcext:value-type="float">
            <text:p>174863202</text:p>
          </table:table-cell>
          <table:table-cell office:value-type="string" calcext:value-type="string">
            <text:p><text:s/>ventas@chilecables.cl </text:p>
          </table:table-cell>
          <table:table-cell office:value-type="float" office:value="763755703" calcext:value-type="float">
            <text:p>7637557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Flores </text:p>
          </table:table-cell>
          <table:table-cell office:value-type="float" office:value="56993383688" calcext:value-type="float">
            <text:p>56993383688</text:p>
          </table:table-cell>
          <table:table-cell office:value-type="float" office:value="174868603" calcext:value-type="float">
            <text:p>174868603</text:p>
          </table:table-cell>
          <table:table-cell office:value-type="string" calcext:value-type="string">
            <text:p><text:s/>pato.flores.urrutia@gmail.com </text:p>
          </table:table-cell>
          <table:table-cell office:value-type="float" office:value="174868603" calcext:value-type="float">
            <text:p>17486860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NATALIA </text:p>
          </table:table-cell>
          <table:table-cell office:value-type="string" calcext:value-type="string">
            <text:p><text:s/>MERCADO </text:p>
          </table:table-cell>
          <table:table-cell office:value-type="string" calcext:value-type="string">
            <text:p><text:s/>52-2543415 </text:p>
          </table:table-cell>
          <table:table-cell office:value-type="float" office:value="174918325" calcext:value-type="float">
            <text:p>174918325</text:p>
          </table:table-cell>
          <table:table-cell office:value-type="string" calcext:value-type="string">
            <text:p><text:s/>nmercado@verasay.cl </text:p>
          </table:table-cell>
          <table:table-cell office:value-type="float" office:value="763038408" calcext:value-type="float">
            <text:p>7630384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onzalo </text:p>
          </table:table-cell>
          <table:table-cell office:value-type="string" calcext:value-type="string">
            <text:p><text:s/>Guajardo </text:p>
          </table:table-cell>
          <table:table-cell office:value-type="float" office:value="982264335" calcext:value-type="float">
            <text:p>982264335</text:p>
          </table:table-cell>
          <table:table-cell office:value-type="float" office:value="175723285" calcext:value-type="float">
            <text:p>175723285</text:p>
          </table:table-cell>
          <table:table-cell office:value-type="string" calcext:value-type="string">
            <text:p><text:s/>contacto@cincor.cl </text:p>
          </table:table-cell>
          <table:table-cell office:value-type="float" office:value="766814174" calcext:value-type="float">
            <text:p>76681417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Bittner </text:p>
          </table:table-cell>
          <table:table-cell office:value-type="float" office:value="977998899" calcext:value-type="float">
            <text:p>977998899</text:p>
          </table:table-cell>
          <table:table-cell office:value-type="float" office:value="175868445" calcext:value-type="float">
            <text:p>175868445</text:p>
          </table:table-cell>
          <table:table-cell office:value-type="string" calcext:value-type="string">
            <text:p><text:s/>jfbittner@hotmail.com </text:p>
          </table:table-cell>
          <table:table-cell office:value-type="float" office:value="765206650" calcext:value-type="float">
            <text:p>76520665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Vásquez </text:p>
          </table:table-cell>
          <table:table-cell office:value-type="float" office:value="988429034" calcext:value-type="float">
            <text:p>988429034</text:p>
          </table:table-cell>
          <table:table-cell office:value-type="float" office:value="175934480" calcext:value-type="float">
            <text:p>175934480</text:p>
          </table:table-cell>
          <table:table-cell office:value-type="string" calcext:value-type="string">
            <text:p><text:s/>pvasquez@cesilgruas.cl </text:p>
          </table:table-cell>
          <table:table-cell office:value-type="float" office:value="766513018" calcext:value-type="float">
            <text:p>76651301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fany </text:p>
          </table:table-cell>
          <table:table-cell office:value-type="string" calcext:value-type="string">
            <text:p><text:s/>Del rio </text:p>
          </table:table-cell>
          <table:table-cell office:value-type="float" office:value="973697032" calcext:value-type="float">
            <text:p>973697032</text:p>
          </table:table-cell>
          <table:table-cell office:value-type="float" office:value="176313331" calcext:value-type="float">
            <text:p>176313331</text:p>
          </table:table-cell>
          <table:table-cell office:value-type="string" calcext:value-type="string">
            <text:p><text:s/>rts_29@hotmail.com </text:p>
          </table:table-cell>
          <table:table-cell office:value-type="float" office:value="766957587" calcext:value-type="float">
            <text:p>76695758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Caballero alcayaga </text:p>
          </table:table-cell>
          <table:table-cell office:value-type="float" office:value="997381818" calcext:value-type="float">
            <text:p>997381818</text:p>
          </table:table-cell>
          <table:table-cell office:value-type="float" office:value="176446714" calcext:value-type="float">
            <text:p>176446714</text:p>
          </table:table-cell>
          <table:table-cell office:value-type="string" calcext:value-type="string">
            <text:p><text:s/>rorrocab@gmail.com </text:p>
          </table:table-cell>
          <table:table-cell office:value-type="float" office:value="762408252" calcext:value-type="float">
            <text:p>76240825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Payauta </text:p>
          </table:table-cell>
          <table:table-cell office:value-type="float" office:value="97571004" calcext:value-type="float">
            <text:p>97571004</text:p>
          </table:table-cell>
          <table:table-cell office:value-type="float" office:value="177235245" calcext:value-type="float">
            <text:p>177235245</text:p>
          </table:table-cell>
          <table:table-cell office:value-type="string" calcext:value-type="string">
            <text:p><text:s/>Rodrigo.payauta@gmail.com </text:p>
          </table:table-cell>
          <table:table-cell office:value-type="float" office:value="763941329" calcext:value-type="float">
            <text:p>76394132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VIVIANA </text:p>
          </table:table-cell>
          <table:table-cell office:value-type="string" calcext:value-type="string">
            <text:p><text:s/>HEREDIA </text:p>
          </table:table-cell>
          <table:table-cell office:value-type="float" office:value="223374700" calcext:value-type="float">
            <text:p>223374700</text:p>
          </table:table-cell>
          <table:table-cell office:value-type="float" office:value="177443212" calcext:value-type="float">
            <text:p>177443212</text:p>
          </table:table-cell>
          <table:table-cell office:value-type="string" calcext:value-type="string">
            <text:p><text:s/>vivianah@interexpo.cl </text:p>
          </table:table-cell>
          <table:table-cell office:value-type="float" office:value="780550201" calcext:value-type="float">
            <text:p>7805502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drián </text:p>
          </table:table-cell>
          <table:table-cell office:value-type="string" calcext:value-type="string">
            <text:p><text:s/>Cerda </text:p>
          </table:table-cell>
          <table:table-cell office:value-type="float" office:value="226650651" calcext:value-type="float">
            <text:p>226650651</text:p>
          </table:table-cell>
          <table:table-cell office:value-type="float" office:value="178158082" calcext:value-type="float">
            <text:p>178158082</text:p>
          </table:table-cell>
          <table:table-cell office:value-type="string" calcext:value-type="string">
            <text:p><text:s/>acerda@incosan.cl </text:p>
          </table:table-cell>
          <table:table-cell office:value-type="float" office:value="761907050" calcext:value-type="float">
            <text:p>76190705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onstanza </text:p>
          </table:table-cell>
          <table:table-cell office:value-type="string" calcext:value-type="string">
            <text:p><text:s/>Godoy </text:p>
          </table:table-cell>
          <table:table-cell office:value-type="float" office:value="940023381" calcext:value-type="float">
            <text:p>940023381</text:p>
          </table:table-cell>
          <table:table-cell office:value-type="float" office:value="179074176" calcext:value-type="float">
            <text:p>179074176</text:p>
          </table:table-cell>
          <table:table-cell office:value-type="string" calcext:value-type="string">
            <text:p><text:s/>cgodoy@gruassegovia.cl </text:p>
          </table:table-cell>
          <table:table-cell office:value-type="float" office:value="766774725" calcext:value-type="float">
            <text:p>76677472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MUÑOZ SAN MARTIN </text:p>
          </table:table-cell>
          <table:table-cell office:value-type="float" office:value="224215055" calcext:value-type="float">
            <text:p>224215055</text:p>
          </table:table-cell>
          <table:table-cell office:value-type="float" office:value="179388340" calcext:value-type="float">
            <text:p>179388340</text:p>
          </table:table-cell>
          <table:table-cell office:value-type="string" calcext:value-type="string">
            <text:p><text:s/>alejandro.munoz@bsh.cl </text:p>
          </table:table-cell>
          <table:table-cell office:value-type="float" office:value="797492000" calcext:value-type="float">
            <text:p>797492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Mancilla </text:p>
          </table:table-cell>
          <table:table-cell office:value-type="float" office:value="942332795" calcext:value-type="float">
            <text:p>942332795</text:p>
          </table:table-cell>
          <table:table-cell office:value-type="float" office:value="179524392" calcext:value-type="float">
            <text:p>179524392</text:p>
          </table:table-cell>
          <table:table-cell office:value-type="string" calcext:value-type="string">
            <text:p><text:s/>dmancilla@caserita.cl </text:p>
          </table:table-cell>
          <table:table-cell office:value-type="string" calcext:value-type="string">
            <text:p><text:s/>96509850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ianfranco </text:p>
          </table:table-cell>
          <table:table-cell office:value-type="string" calcext:value-type="string">
            <text:p><text:s/>Bisso </text:p>
          </table:table-cell>
          <table:table-cell office:value-type="float" office:value="56442353305" calcext:value-type="float">
            <text:p>56442353305</text:p>
          </table:table-cell>
          <table:table-cell office:value-type="float" office:value="180203753" calcext:value-type="float">
            <text:p>180203753</text:p>
          </table:table-cell>
          <table:table-cell office:value-type="string" calcext:value-type="string">
            <text:p><text:s/>gianfranco@genau.cl </text:p>
          </table:table-cell>
          <table:table-cell office:value-type="float" office:value="766048617" calcext:value-type="float">
            <text:p>76604861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Krauss </text:p>
          </table:table-cell>
          <table:table-cell office:value-type="float" office:value="5622940236" calcext:value-type="float">
            <text:p>5622940236</text:p>
          </table:table-cell>
          <table:table-cell office:value-type="float" office:value="180233059" calcext:value-type="float">
            <text:p>180233059</text:p>
          </table:table-cell>
          <table:table-cell office:value-type="string" calcext:value-type="string">
            <text:p><text:s/>daniel.krauss@dksolutions.cl </text:p>
          </table:table-cell>
          <table:table-cell office:value-type="string" calcext:value-type="string">
            <text:p><text:s/>76412619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Villarroel </text:p>
          </table:table-cell>
          <table:table-cell office:value-type="float" office:value="988202972" calcext:value-type="float">
            <text:p>988202972</text:p>
          </table:table-cell>
          <table:table-cell office:value-type="float" office:value="180414274" calcext:value-type="float">
            <text:p>180414274</text:p>
          </table:table-cell>
          <table:table-cell office:value-type="string" calcext:value-type="string">
            <text:p><text:s/>frarroel@gmail.com </text:p>
          </table:table-cell>
          <table:table-cell office:value-type="float" office:value="767713037" calcext:value-type="float">
            <text:p>76771303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arbara </text:p>
          </table:table-cell>
          <table:table-cell office:value-type="string" calcext:value-type="string">
            <text:p><text:s/>quilaqueo </text:p>
          </table:table-cell>
          <table:table-cell office:value-type="float" office:value="958318270" calcext:value-type="float">
            <text:p>958318270</text:p>
          </table:table-cell>
          <table:table-cell office:value-type="float" office:value="180460241" calcext:value-type="float">
            <text:p>180460241</text:p>
          </table:table-cell>
          <table:table-cell office:value-type="string" calcext:value-type="string">
            <text:p><text:s/>barbara.quilaqueo@serclima.cl </text:p>
          </table:table-cell>
          <table:table-cell office:value-type="float" office:value="765776155" calcext:value-type="float">
            <text:p>7657761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ngelina </text:p>
          </table:table-cell>
          <table:table-cell office:value-type="string" calcext:value-type="string">
            <text:p><text:s/>Olate </text:p>
          </table:table-cell>
          <table:table-cell office:value-type="float" office:value="944506594" calcext:value-type="float">
            <text:p>944506594</text:p>
          </table:table-cell>
          <table:table-cell office:value-type="float" office:value="180528687" calcext:value-type="float">
            <text:p>180528687</text:p>
          </table:table-cell>
          <table:table-cell office:value-type="string" calcext:value-type="string">
            <text:p><text:s/>angelina.olate@sicoms.cl </text:p>
          </table:table-cell>
          <table:table-cell office:value-type="float" office:value="765508452" calcext:value-type="float">
            <text:p>76550845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ogenes </text:p>
          </table:table-cell>
          <table:table-cell office:value-type="string" calcext:value-type="string">
            <text:p><text:s/>fernandez </text:p>
          </table:table-cell>
          <table:table-cell office:value-type="float" office:value="982307764" calcext:value-type="float">
            <text:p>982307764</text:p>
          </table:table-cell>
          <table:table-cell office:value-type="float" office:value="180709738" calcext:value-type="float">
            <text:p>180709738</text:p>
          </table:table-cell>
          <table:table-cell office:value-type="string" calcext:value-type="string">
            <text:p><text:s/>diogfer2018@gmail.com </text:p>
          </table:table-cell>
          <table:table-cell office:value-type="float" office:value="766431097" calcext:value-type="float">
            <text:p>76643109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ban </text:p>
          </table:table-cell>
          <table:table-cell office:value-type="string" calcext:value-type="string">
            <text:p><text:s/>Pinto </text:p>
          </table:table-cell>
          <table:table-cell office:value-type="float" office:value="945223372" calcext:value-type="float">
            <text:p>945223372</text:p>
          </table:table-cell>
          <table:table-cell office:value-type="float" office:value="180724869" calcext:value-type="float">
            <text:p>180724869</text:p>
          </table:table-cell>
          <table:table-cell office:value-type="string" calcext:value-type="string">
            <text:p><text:s/>epinto.carrizo@gmail.com </text:p>
          </table:table-cell>
          <table:table-cell office:value-type="float" office:value="767548117" calcext:value-type="float">
            <text:p>76754811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Ximena </text:p>
          </table:table-cell>
          <table:table-cell office:value-type="string" calcext:value-type="string">
            <text:p><text:s/>Herrera </text:p>
          </table:table-cell>
          <table:table-cell office:value-type="float" office:value="984766170" calcext:value-type="float">
            <text:p>984766170</text:p>
          </table:table-cell>
          <table:table-cell office:value-type="float" office:value="180871683" calcext:value-type="float">
            <text:p>180871683</text:p>
          </table:table-cell>
          <table:table-cell office:value-type="string" calcext:value-type="string">
            <text:p><text:s/>matildagalvez2@gmail.com </text:p>
          </table:table-cell>
          <table:table-cell office:value-type="float" office:value="180871683" calcext:value-type="float">
            <text:p>18087168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Kingo </text:p>
          </table:table-cell>
          <table:table-cell office:value-type="string" calcext:value-type="string">
            <text:p><text:s/>Okuma </text:p>
          </table:table-cell>
          <table:table-cell office:value-type="float" office:value="988030202" calcext:value-type="float">
            <text:p>988030202</text:p>
          </table:table-cell>
          <table:table-cell office:value-type="float" office:value="181233877" calcext:value-type="float">
            <text:p>181233877</text:p>
          </table:table-cell>
          <table:table-cell office:value-type="string" calcext:value-type="string">
            <text:p><text:s/>enilo@tamed.cl </text:p>
          </table:table-cell>
          <table:table-cell office:value-type="float" office:value="762954869" calcext:value-type="float">
            <text:p>76295486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oseph </text:p>
          </table:table-cell>
          <table:table-cell office:value-type="string" calcext:value-type="string">
            <text:p><text:s/>molina </text:p>
          </table:table-cell>
          <table:table-cell office:value-type="float" office:value="225857176" calcext:value-type="float">
            <text:p>225857176</text:p>
          </table:table-cell>
          <table:table-cell office:value-type="float" office:value="181527730" calcext:value-type="float">
            <text:p>181527730</text:p>
          </table:table-cell>
          <table:table-cell office:value-type="string" calcext:value-type="string">
            <text:p><text:s/>joseph.molina@mallplaza.com </text:p>
          </table:table-cell>
          <table:table-cell office:value-type="float" office:value="966536500" calcext:value-type="float">
            <text:p>9665365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steban </text:p>
          </table:table-cell>
          <table:table-cell office:value-type="string" calcext:value-type="string">
            <text:p><text:s/>Iturra Cerón </text:p>
          </table:table-cell>
          <table:table-cell office:value-type="float" office:value="982587164" calcext:value-type="float">
            <text:p>982587164</text:p>
          </table:table-cell>
          <table:table-cell office:value-type="float" office:value="181584548" calcext:value-type="float">
            <text:p>181584548</text:p>
          </table:table-cell>
          <table:table-cell office:value-type="string" calcext:value-type="string">
            <text:p><text:s/>esteban.iturra.c@gmail.com </text:p>
          </table:table-cell>
          <table:table-cell office:value-type="float" office:value="761988352" calcext:value-type="float">
            <text:p>76198835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spate </text:p>
          </table:table-cell>
          <table:table-cell office:value-type="float" office:value="994346490" calcext:value-type="float">
            <text:p>994346490</text:p>
          </table:table-cell>
          <table:table-cell office:value-type="float" office:value="181720328" calcext:value-type="float">
            <text:p>181720328</text:p>
          </table:table-cell>
          <table:table-cell office:value-type="string" calcext:value-type="string">
            <text:p><text:s/>carlos.spate@empresasspate.cl </text:p>
          </table:table-cell>
          <table:table-cell office:value-type="float" office:value="767885520" calcext:value-type="float">
            <text:p>7678855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rantxa </text:p>
          </table:table-cell>
          <table:table-cell office:value-type="string" calcext:value-type="string">
            <text:p><text:s/>gonzalez </text:p>
          </table:table-cell>
          <table:table-cell office:value-type="float" office:value="72366338" calcext:value-type="float">
            <text:p>72366338</text:p>
          </table:table-cell>
          <table:table-cell office:value-type="float" office:value="182440280" calcext:value-type="float">
            <text:p>182440280</text:p>
          </table:table-cell>
          <table:table-cell office:value-type="string" calcext:value-type="string">
            <text:p><text:s/>a.gonzalez@pots-link.cl </text:p>
          </table:table-cell>
          <table:table-cell office:value-type="string" calcext:value-type="string">
            <text:p><text:s/>76621651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ania </text:p>
          </table:table-cell>
          <table:table-cell office:value-type="string" calcext:value-type="string">
            <text:p><text:s/>san martin </text:p>
          </table:table-cell>
          <table:table-cell office:value-type="float" office:value="90944486" calcext:value-type="float">
            <text:p>90944486</text:p>
          </table:table-cell>
          <table:table-cell office:value-type="float" office:value="182442720" calcext:value-type="float">
            <text:p>182442720</text:p>
          </table:table-cell>
          <table:table-cell office:value-type="string" calcext:value-type="string">
            <text:p><text:s/>tania.sanmartin@live.com </text:p>
          </table:table-cell>
          <table:table-cell office:value-type="float" office:value="767115199" calcext:value-type="float">
            <text:p>76711519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iego Ignacio </text:p>
          </table:table-cell>
          <table:table-cell office:value-type="string" calcext:value-type="string">
            <text:p><text:s/>Aravanopules Bañados </text:p>
          </table:table-cell>
          <table:table-cell office:value-type="float" office:value="948622343" calcext:value-type="float">
            <text:p>948622343</text:p>
          </table:table-cell>
          <table:table-cell office:value-type="float" office:value="182928593" calcext:value-type="float">
            <text:p>182928593</text:p>
          </table:table-cell>
          <table:table-cell office:value-type="string" calcext:value-type="string">
            <text:p><text:s/>diego.northia@gmail.com </text:p>
          </table:table-cell>
          <table:table-cell office:value-type="float" office:value="765825679" calcext:value-type="float">
            <text:p>7658256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berto </text:p>
          </table:table-cell>
          <table:table-cell office:value-type="string" calcext:value-type="string">
            <text:p><text:s/>Silva </text:p>
          </table:table-cell>
          <table:table-cell office:value-type="float" office:value="994495571" calcext:value-type="float">
            <text:p>994495571</text:p>
          </table:table-cell>
          <table:table-cell office:value-type="float" office:value="183002805" calcext:value-type="float">
            <text:p>183002805</text:p>
          </table:table-cell>
          <table:table-cell office:value-type="string" calcext:value-type="string">
            <text:p><text:s/>asilvao@yahoo.com </text:p>
          </table:table-cell>
          <table:table-cell office:value-type="float" office:value="767413149" calcext:value-type="float">
            <text:p>76741314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mila </text:p>
          </table:table-cell>
          <table:table-cell office:value-type="string" calcext:value-type="string">
            <text:p><text:s/>Vega Ordenes </text:p>
          </table:table-cell>
          <table:table-cell office:value-type="float" office:value="968432550" calcext:value-type="float">
            <text:p>968432550</text:p>
          </table:table-cell>
          <table:table-cell office:value-type="float" office:value="183110322" calcext:value-type="float">
            <text:p>183110322</text:p>
          </table:table-cell>
          <table:table-cell office:value-type="string" calcext:value-type="string">
            <text:p><text:s/>checkservicesltda@gmail.com </text:p>
          </table:table-cell>
          <table:table-cell office:value-type="string" calcext:value-type="string">
            <text:p><text:s/>76333161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Yessica </text:p>
          </table:table-cell>
          <table:table-cell office:value-type="string" calcext:value-type="string">
            <text:p><text:s/>Cerda </text:p>
          </table:table-cell>
          <table:table-cell office:value-type="float" office:value="227763649" calcext:value-type="float">
            <text:p>227763649</text:p>
          </table:table-cell>
          <table:table-cell office:value-type="float" office:value="183264656" calcext:value-type="float">
            <text:p>183264656</text:p>
          </table:table-cell>
          <table:table-cell office:value-type="string" calcext:value-type="string">
            <text:p><text:s/>ventas@femasa.cl </text:p>
          </table:table-cell>
          <table:table-cell office:value-type="string" calcext:value-type="string">
            <text:p><text:s/>76078379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Alan </text:p>
          </table:table-cell>
          <table:table-cell office:value-type="string" calcext:value-type="string">
            <text:p><text:s/>Burgos </text:p>
          </table:table-cell>
          <table:table-cell office:value-type="float" office:value="569452930" calcext:value-type="float">
            <text:p>569452930</text:p>
          </table:table-cell>
          <table:table-cell office:value-type="float" office:value="185024342" calcext:value-type="float">
            <text:p>185024342</text:p>
          </table:table-cell>
          <table:table-cell office:value-type="string" calcext:value-type="string">
            <text:p><text:s/>aburgos@cnp-plasticos.cl </text:p>
          </table:table-cell>
          <table:table-cell office:value-type="float" office:value="761271369" calcext:value-type="float">
            <text:p>76127136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smael Ignacio </text:p>
          </table:table-cell>
          <table:table-cell office:value-type="string" calcext:value-type="string">
            <text:p><text:s/>Pal Veliz </text:p>
          </table:table-cell>
          <table:table-cell office:value-type="float" office:value="75976052" calcext:value-type="float">
            <text:p>75976052</text:p>
          </table:table-cell>
          <table:table-cell office:value-type="float" office:value="185634191" calcext:value-type="float">
            <text:p>185634191</text:p>
          </table:table-cell>
          <table:table-cell office:value-type="string" calcext:value-type="string">
            <text:p><text:s/>i.pal@greenkrops.cl </text:p>
          </table:table-cell>
          <table:table-cell office:value-type="float" office:value="763764648" calcext:value-type="float">
            <text:p>76376464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<text:s/>Reyes </text:p>
          </table:table-cell>
          <table:table-cell office:value-type="float" office:value="223923445" calcext:value-type="float">
            <text:p>223923445</text:p>
          </table:table-cell>
          <table:table-cell office:value-type="float" office:value="185990281" calcext:value-type="float">
            <text:p>185990281</text:p>
          </table:table-cell>
          <table:table-cell office:value-type="string" calcext:value-type="string">
            <text:p><text:s/>ereyes@ausin.cl </text:p>
          </table:table-cell>
          <table:table-cell office:value-type="float" office:value="812932004" calcext:value-type="float">
            <text:p>8129320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Evelin </text:p>
          </table:table-cell>
          <table:table-cell office:value-type="string" calcext:value-type="string">
            <text:p><text:s/>ledezma </text:p>
          </table:table-cell>
          <table:table-cell office:value-type="float" office:value="569862073" calcext:value-type="float">
            <text:p>569862073</text:p>
          </table:table-cell>
          <table:table-cell office:value-type="float" office:value="186091515" calcext:value-type="float">
            <text:p>186091515</text:p>
          </table:table-cell>
          <table:table-cell office:value-type="string" calcext:value-type="string">
            <text:p><text:s/>evelin.ledezma@cl.atlascopco.com </text:p>
          </table:table-cell>
          <table:table-cell office:value-type="float" office:value="767837097" calcext:value-type="float">
            <text:p>76783709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nicole </text:p>
          </table:table-cell>
          <table:table-cell office:value-type="string" calcext:value-type="string">
            <text:p><text:s/>veliz </text:p>
          </table:table-cell>
          <table:table-cell office:value-type="float" office:value="228402511" calcext:value-type="float">
            <text:p>228402511</text:p>
          </table:table-cell>
          <table:table-cell office:value-type="float" office:value="186222539" calcext:value-type="float">
            <text:p>186222539</text:p>
          </table:table-cell>
          <table:table-cell office:value-type="string" calcext:value-type="string">
            <text:p><text:s/>nicole@technologylatam.com </text:p>
          </table:table-cell>
          <table:table-cell office:value-type="float" office:value="762684756" calcext:value-type="float">
            <text:p>76268475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URICIO ALEJANDRO </text:p>
          </table:table-cell>
          <table:table-cell office:value-type="string" calcext:value-type="string">
            <text:p><text:s/>GARCIA ROMO </text:p>
          </table:table-cell>
          <table:table-cell office:value-type="float" office:value="991268485" calcext:value-type="float">
            <text:p>991268485</text:p>
          </table:table-cell>
          <table:table-cell office:value-type="float" office:value="187109272" calcext:value-type="float">
            <text:p>187109272</text:p>
          </table:table-cell>
          <table:table-cell office:value-type="string" calcext:value-type="string">
            <text:p><text:s/>maurygarcia924@gmail.com </text:p>
          </table:table-cell>
          <table:table-cell office:value-type="float" office:value="187109272" calcext:value-type="float">
            <text:p>18710927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dres </text:p>
          </table:table-cell>
          <table:table-cell office:value-type="string" calcext:value-type="string">
            <text:p><text:s/>Guerrero </text:p>
          </table:table-cell>
          <table:table-cell office:value-type="float" office:value="991743872" calcext:value-type="float">
            <text:p>991743872</text:p>
          </table:table-cell>
          <table:table-cell office:value-type="float" office:value="187437881" calcext:value-type="float">
            <text:p>187437881</text:p>
          </table:table-cell>
          <table:table-cell office:value-type="string" calcext:value-type="string">
            <text:p><text:s/>administracion@guardssecuritycorp.cl </text:p>
          </table:table-cell>
          <table:table-cell office:value-type="float" office:value="767010796" calcext:value-type="float">
            <text:p>76701079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raulio </text:p>
          </table:table-cell>
          <table:table-cell office:value-type="string" calcext:value-type="string">
            <text:p><text:s/>Cisterna </text:p>
          </table:table-cell>
          <table:table-cell office:value-type="float" office:value="56993249446" calcext:value-type="float">
            <text:p>56993249446</text:p>
          </table:table-cell>
          <table:table-cell office:value-type="float" office:value="187720699" calcext:value-type="float">
            <text:p>187720699</text:p>
          </table:table-cell>
          <table:table-cell office:value-type="string" calcext:value-type="string">
            <text:p><text:s/>mcisterna@invercic.cl </text:p>
          </table:table-cell>
          <table:table-cell office:value-type="float" office:value="767400721" calcext:value-type="float">
            <text:p>76740072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bel </text:p>
          </table:table-cell>
          <table:table-cell office:value-type="string" calcext:value-type="string">
            <text:p><text:s/>Pardo </text:p>
          </table:table-cell>
          <table:table-cell office:value-type="float" office:value="954137356" calcext:value-type="float">
            <text:p>954137356</text:p>
          </table:table-cell>
          <table:table-cell office:value-type="float" office:value="187950341" calcext:value-type="float">
            <text:p>187950341</text:p>
          </table:table-cell>
          <table:table-cell office:value-type="string" calcext:value-type="string">
            <text:p><text:s/>mabopardo@hotmail.com </text:p>
          </table:table-cell>
          <table:table-cell office:value-type="float" office:value="187950341" calcext:value-type="float">
            <text:p>18795034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drigo </text:p>
          </table:table-cell>
          <table:table-cell office:value-type="string" calcext:value-type="string">
            <text:p><text:s/>Peña </text:p>
          </table:table-cell>
          <table:table-cell office:value-type="float" office:value="56989212652" calcext:value-type="float">
            <text:p>56989212652</text:p>
          </table:table-cell>
          <table:table-cell office:value-type="float" office:value="187994225" calcext:value-type="float">
            <text:p>187994225</text:p>
          </table:table-cell>
          <table:table-cell office:value-type="string" calcext:value-type="string">
            <text:p><text:s/>rodrigo@gamerlive.cl </text:p>
          </table:table-cell>
          <table:table-cell office:value-type="float" office:value="765207568" calcext:value-type="float">
            <text:p>7652075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valeria </text:p>
          </table:table-cell>
          <table:table-cell office:value-type="string" calcext:value-type="string">
            <text:p><text:s/>osorio </text:p>
          </table:table-cell>
          <table:table-cell office:value-type="float" office:value="959760845" calcext:value-type="float">
            <text:p>959760845</text:p>
          </table:table-cell>
          <table:table-cell office:value-type="float" office:value="188289177" calcext:value-type="float">
            <text:p>188289177</text:p>
          </table:table-cell>
          <table:table-cell office:value-type="string" calcext:value-type="string">
            <text:p><text:s/>valeria.osorio@smartdici.com </text:p>
          </table:table-cell>
          <table:table-cell office:value-type="float" office:value="761669109" calcext:value-type="float">
            <text:p>7616691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nicolas </text:p>
          </table:table-cell>
          <table:table-cell office:value-type="string" calcext:value-type="string">
            <text:p><text:s/>leiva </text:p>
          </table:table-cell>
          <table:table-cell office:value-type="float" office:value="224215983" calcext:value-type="float">
            <text:p>224215983</text:p>
          </table:table-cell>
          <table:table-cell office:value-type="float" office:value="188373313" calcext:value-type="float">
            <text:p>188373313</text:p>
          </table:table-cell>
          <table:table-cell office:value-type="string" calcext:value-type="string">
            <text:p><text:s/>nicolas.leiva@publimetro.cl </text:p>
          </table:table-cell>
          <table:table-cell office:value-type="float" office:value="968962701" calcext:value-type="float">
            <text:p>9689627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paloma </text:p>
          </table:table-cell>
          <table:table-cell office:value-type="string" calcext:value-type="string">
            <text:p><text:s/>galdames </text:p>
          </table:table-cell>
          <table:table-cell office:value-type="float" office:value="223858044" calcext:value-type="float">
            <text:p>223858044</text:p>
          </table:table-cell>
          <table:table-cell office:value-type="float" office:value="188388485" calcext:value-type="float">
            <text:p>188388485</text:p>
          </table:table-cell>
          <table:table-cell office:value-type="string" calcext:value-type="string">
            <text:p><text:s/>pgaldames@dimerc.cl </text:p>
          </table:table-cell>
          <table:table-cell office:value-type="float" office:value="966708409" calcext:value-type="float">
            <text:p>9667084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Yennifer </text:p>
          </table:table-cell>
          <table:table-cell office:value-type="string" calcext:value-type="string">
            <text:p><text:s/>Flores </text:p>
          </table:table-cell>
          <table:table-cell office:value-type="float" office:value="974309158" calcext:value-type="float">
            <text:p>974309158</text:p>
          </table:table-cell>
          <table:table-cell office:value-type="float" office:value="188521576" calcext:value-type="float">
            <text:p>188521576</text:p>
          </table:table-cell>
          <table:table-cell office:value-type="string" calcext:value-type="string">
            <text:p><text:s/>cbricke@riiferpul.cl </text:p>
          </table:table-cell>
          <table:table-cell office:value-type="float" office:value="762576333" calcext:value-type="float">
            <text:p>7625763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Daniela </text:p>
          </table:table-cell>
          <table:table-cell office:value-type="string" calcext:value-type="string">
            <text:p><text:s/>Rivera </text:p>
          </table:table-cell>
          <table:table-cell office:value-type="float" office:value="225044543" calcext:value-type="float">
            <text:p>225044543</text:p>
          </table:table-cell>
          <table:table-cell office:value-type="float" office:value="188781896" calcext:value-type="float">
            <text:p>188781896</text:p>
          </table:table-cell>
          <table:table-cell office:value-type="string" calcext:value-type="string">
            <text:p><text:s/>cobranza@webdox.cl </text:p>
          </table:table-cell>
          <table:table-cell office:value-type="string" calcext:value-type="string">
            <text:p><text:s/>76596671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Sofía </text:p>
          </table:table-cell>
          <table:table-cell office:value-type="string" calcext:value-type="string">
            <text:p><text:s/>Muñoz </text:p>
          </table:table-cell>
          <table:table-cell office:value-type="float" office:value="228870608" calcext:value-type="float">
            <text:p>228870608</text:p>
          </table:table-cell>
          <table:table-cell office:value-type="float" office:value="189327382" calcext:value-type="float">
            <text:p>189327382</text:p>
          </table:table-cell>
          <table:table-cell office:value-type="string" calcext:value-type="string">
            <text:p><text:s/>smunoz@celeris.cl </text:p>
          </table:table-cell>
          <table:table-cell office:value-type="float" office:value="760697109" calcext:value-type="float">
            <text:p>7606971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iannina </text:p>
          </table:table-cell>
          <table:table-cell office:value-type="string" calcext:value-type="string">
            <text:p><text:s/>sotelo </text:p>
          </table:table-cell>
          <table:table-cell office:value-type="float" office:value="982875623" calcext:value-type="float">
            <text:p>982875623</text:p>
          </table:table-cell>
          <table:table-cell office:value-type="float" office:value="190350347" calcext:value-type="float">
            <text:p>190350347</text:p>
          </table:table-cell>
          <table:table-cell office:value-type="string" calcext:value-type="string">
            <text:p><text:s/>giannisotelo.lezaeta@hotmail.com </text:p>
          </table:table-cell>
          <table:table-cell office:value-type="float" office:value="190350347" calcext:value-type="float">
            <text:p>19035034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ogaz </text:p>
          </table:table-cell>
          <table:table-cell office:value-type="float" office:value="959045069" calcext:value-type="float">
            <text:p>959045069</text:p>
          </table:table-cell>
          <table:table-cell office:value-type="float" office:value="190673812" calcext:value-type="float">
            <text:p>190673812</text:p>
          </table:table-cell>
          <table:table-cell office:value-type="string" calcext:value-type="string">
            <text:p><text:s/>ogazbc@gmail.com </text:p>
          </table:table-cell>
          <table:table-cell office:value-type="float" office:value="190673812" calcext:value-type="float">
            <text:p>19067381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abriela </text:p>
          </table:table-cell>
          <table:table-cell office:value-type="string" calcext:value-type="string">
            <text:p><text:s/>Rivera Araya </text:p>
          </table:table-cell>
          <table:table-cell office:value-type="float" office:value="966794132" calcext:value-type="float">
            <text:p>966794132</text:p>
          </table:table-cell>
          <table:table-cell office:value-type="float" office:value="191003950" calcext:value-type="float">
            <text:p>191003950</text:p>
          </table:table-cell>
          <table:table-cell office:value-type="string" calcext:value-type="string">
            <text:p><text:s/>grivera@turboantofagasta.cl </text:p>
          </table:table-cell>
          <table:table-cell office:value-type="float" office:value="767549172" calcext:value-type="float">
            <text:p>76754917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BARNETT </text:p>
          </table:table-cell>
          <table:table-cell office:value-type="float" office:value="956070199" calcext:value-type="float">
            <text:p>956070199</text:p>
          </table:table-cell>
          <table:table-cell office:value-type="float" office:value="191038967" calcext:value-type="float">
            <text:p>191038967</text:p>
          </table:table-cell>
          <table:table-cell office:value-type="string" calcext:value-type="string">
            <text:p><text:s/>ignacio.barnett@imains.com </text:p>
          </table:table-cell>
          <table:table-cell office:value-type="float" office:value="764828771" calcext:value-type="float">
            <text:p>76482877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Fernanda </text:p>
          </table:table-cell>
          <table:table-cell office:value-type="string" calcext:value-type="string">
            <text:p><text:s/>Gonzalez </text:p>
          </table:table-cell>
          <table:table-cell office:value-type="float" office:value="987446692" calcext:value-type="float">
            <text:p>987446692</text:p>
          </table:table-cell>
          <table:table-cell office:value-type="float" office:value="192093082" calcext:value-type="float">
            <text:p>192093082</text:p>
          </table:table-cell>
          <table:table-cell office:value-type="string" calcext:value-type="string">
            <text:p><text:s/>sebagonzalez1290@gmail.com </text:p>
          </table:table-cell>
          <table:table-cell office:value-type="float" office:value="768314012" calcext:value-type="float">
            <text:p>76831401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tias </text:p>
          </table:table-cell>
          <table:table-cell office:value-type="string" calcext:value-type="string">
            <text:p><text:s/>villalobos </text:p>
          </table:table-cell>
          <table:table-cell office:value-type="float" office:value="81882219" calcext:value-type="float">
            <text:p>81882219</text:p>
          </table:table-cell>
          <table:table-cell office:value-type="float" office:value="192455642" calcext:value-type="float">
            <text:p>192455642</text:p>
          </table:table-cell>
          <table:table-cell office:value-type="string" calcext:value-type="string">
            <text:p><text:s/>mvillalobos@mavitrans.cl </text:p>
          </table:table-cell>
          <table:table-cell office:value-type="string" calcext:value-type="string">
            <text:p><text:s/>7653433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mbar </text:p>
          </table:table-cell>
          <table:table-cell office:value-type="string" calcext:value-type="string">
            <text:p><text:s/>Pincheira </text:p>
          </table:table-cell>
          <table:table-cell office:value-type="float" office:value="226805969" calcext:value-type="float">
            <text:p>226805969</text:p>
          </table:table-cell>
          <table:table-cell office:value-type="float" office:value="192836565" calcext:value-type="float">
            <text:p>192836565</text:p>
          </table:table-cell>
          <table:table-cell office:value-type="string" calcext:value-type="string">
            <text:p><text:s/>apincheira@ttmchile.cl </text:p>
          </table:table-cell>
          <table:table-cell office:value-type="float" office:value="890266002" calcext:value-type="float">
            <text:p>890266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Palominos </text:p>
          </table:table-cell>
          <table:table-cell office:value-type="float" office:value="225961900" calcext:value-type="float">
            <text:p>225961900</text:p>
          </table:table-cell>
          <table:table-cell office:value-type="float" office:value="193407862" calcext:value-type="float">
            <text:p>193407862</text:p>
          </table:table-cell>
          <table:table-cell office:value-type="string" calcext:value-type="string">
            <text:p><text:s/>finanzas@administracionpublicitarios.cl </text:p>
          </table:table-cell>
          <table:table-cell office:value-type="float" office:value="774151303" calcext:value-type="float">
            <text:p>7741513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cio </text:p>
          </table:table-cell>
          <table:table-cell office:value-type="string" calcext:value-type="string">
            <text:p><text:s/>Olivares </text:p>
          </table:table-cell>
          <table:table-cell office:value-type="float" office:value="965419944" calcext:value-type="float">
            <text:p>965419944</text:p>
          </table:table-cell>
          <table:table-cell office:value-type="float" office:value="194541732" calcext:value-type="float">
            <text:p>194541732</text:p>
          </table:table-cell>
          <table:table-cell office:value-type="string" calcext:value-type="string">
            <text:p><text:s/>contacto@strukpro.cl </text:p>
          </table:table-cell>
          <table:table-cell office:value-type="float" office:value="766531083" calcext:value-type="float">
            <text:p>76653108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arión </text:p>
          </table:table-cell>
          <table:table-cell office:value-type="string" calcext:value-type="string">
            <text:p><text:s/>Hernández </text:p>
          </table:table-cell>
          <table:table-cell office:value-type="float" office:value="227610058" calcext:value-type="float">
            <text:p>227610058</text:p>
          </table:table-cell>
          <table:table-cell office:value-type="float" office:value="195256136" calcext:value-type="float">
            <text:p>195256136</text:p>
          </table:table-cell>
          <table:table-cell office:value-type="string" calcext:value-type="string">
            <text:p><text:s/>ehernandez@equiambiente.cl </text:p>
          </table:table-cell>
          <table:table-cell office:value-type="float" office:value="767405677" calcext:value-type="float">
            <text:p>76740567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Angulo </text:p>
          </table:table-cell>
          <table:table-cell office:value-type="float" office:value="223730170" calcext:value-type="float">
            <text:p>223730170</text:p>
          </table:table-cell>
          <table:table-cell office:value-type="float" office:value="197510374" calcext:value-type="float">
            <text:p>197510374</text:p>
          </table:table-cell>
          <table:table-cell office:value-type="string" calcext:value-type="string">
            <text:p><text:s/>contable@cides.com </text:p>
          </table:table-cell>
          <table:table-cell office:value-type="float" office:value="773348502" calcext:value-type="float">
            <text:p>7733485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tias </text:p>
          </table:table-cell>
          <table:table-cell office:value-type="string" calcext:value-type="string">
            <text:p><text:s/>Torrico </text:p>
          </table:table-cell>
          <table:table-cell office:value-type="float" office:value="228337441" calcext:value-type="float">
            <text:p>228337441</text:p>
          </table:table-cell>
          <table:table-cell office:value-type="float" office:value="198285226" calcext:value-type="float">
            <text:p>198285226</text:p>
          </table:table-cell>
          <table:table-cell office:value-type="string" calcext:value-type="string">
            <text:p><text:s/>contabilidad@ledlightingchile.cl </text:p>
          </table:table-cell>
          <table:table-cell office:value-type="float" office:value="764463951" calcext:value-type="float">
            <text:p>76446395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ntina </text:p>
          </table:table-cell>
          <table:table-cell office:value-type="string" calcext:value-type="string">
            <text:p><text:s/>Contreras Orellana </text:p>
          </table:table-cell>
          <table:table-cell office:value-type="float" office:value="976574117" calcext:value-type="float">
            <text:p>976574117</text:p>
          </table:table-cell>
          <table:table-cell office:value-type="float" office:value="206756411" calcext:value-type="float">
            <text:p>206756411</text:p>
          </table:table-cell>
          <table:table-cell office:value-type="string" calcext:value-type="string">
            <text:p><text:s/>vcontreras.001@hotmail.com </text:p>
          </table:table-cell>
          <table:table-cell office:value-type="float" office:value="763437396" calcext:value-type="float">
            <text:p>76343739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del sol </text:p>
          </table:table-cell>
          <table:table-cell office:value-type="string" calcext:value-type="string">
            <text:p><text:s/>Vazquez Nieto </text:p>
          </table:table-cell>
          <table:table-cell office:value-type="float" office:value="56999978868" calcext:value-type="float">
            <text:p>56999978868</text:p>
          </table:table-cell>
          <table:table-cell office:value-type="float" office:value="211445688" calcext:value-type="float">
            <text:p>211445688</text:p>
          </table:table-cell>
          <table:table-cell office:value-type="string" calcext:value-type="string">
            <text:p><text:s/>mnieto@infinitassoluciones.com </text:p>
          </table:table-cell>
          <table:table-cell office:value-type="float" office:value="760516813" calcext:value-type="float">
            <text:p>76051681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Katrina </text:p>
          </table:table-cell>
          <table:table-cell office:value-type="string" calcext:value-type="string">
            <text:p><text:s/>Darcy </text:p>
          </table:table-cell>
          <table:table-cell office:value-type="string" calcext:value-type="string">
            <text:p><text:s/>562 248028 </text:p>
          </table:table-cell>
          <table:table-cell office:value-type="float" office:value="213588052" calcext:value-type="float">
            <text:p>213588052</text:p>
          </table:table-cell>
          <table:table-cell office:value-type="string" calcext:value-type="string">
            <text:p><text:s/>katrina.darcy@entelgy.com </text:p>
          </table:table-cell>
          <table:table-cell office:value-type="float" office:value="760040231" calcext:value-type="float">
            <text:p>76004023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z </text:p>
          </table:table-cell>
          <table:table-cell office:value-type="string" calcext:value-type="string">
            <text:p><text:s/>Perez </text:p>
          </table:table-cell>
          <table:table-cell office:value-type="float" office:value="941142107" calcext:value-type="float">
            <text:p>941142107</text:p>
          </table:table-cell>
          <table:table-cell office:value-type="float" office:value="214708698" calcext:value-type="float">
            <text:p>214708698</text:p>
          </table:table-cell>
          <table:table-cell office:value-type="string" calcext:value-type="string">
            <text:p><text:s/>franz.perez@fyags.com </text:p>
          </table:table-cell>
          <table:table-cell office:value-type="float" office:value="762069679" calcext:value-type="float">
            <text:p>7620696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</text:p>
          </table:table-cell>
          <table:table-cell office:value-type="string" calcext:value-type="string">
            <text:p><text:s/>BERDUGO </text:p>
          </table:table-cell>
          <table:table-cell office:value-type="float" office:value="996163282" calcext:value-type="float">
            <text:p>996163282</text:p>
          </table:table-cell>
          <table:table-cell office:value-type="float" office:value="218479987" calcext:value-type="float">
            <text:p>218479987</text:p>
          </table:table-cell>
          <table:table-cell office:value-type="string" calcext:value-type="string">
            <text:p><text:s/>fberdugo@ecozone.cl </text:p>
          </table:table-cell>
          <table:table-cell office:value-type="float" office:value="760406724" calcext:value-type="float">
            <text:p>76040672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lian </text:p>
          </table:table-cell>
          <table:table-cell office:value-type="string" calcext:value-type="string">
            <text:p><text:s/>Higuera </text:p>
          </table:table-cell>
          <table:table-cell office:value-type="float" office:value="945343331" calcext:value-type="float">
            <text:p>945343331</text:p>
          </table:table-cell>
          <table:table-cell office:value-type="float" office:value="221071220" calcext:value-type="float">
            <text:p>221071220</text:p>
          </table:table-cell>
          <table:table-cell office:value-type="string" calcext:value-type="string">
            <text:p><text:s/>julianhigueratorres@gmail.com </text:p>
          </table:table-cell>
          <table:table-cell office:value-type="float" office:value="221071220" calcext:value-type="float">
            <text:p>2210712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lian </text:p>
          </table:table-cell>
          <table:table-cell office:value-type="string" calcext:value-type="string">
            <text:p><text:s/>Higuera </text:p>
          </table:table-cell>
          <table:table-cell office:value-type="float" office:value="945343331" calcext:value-type="float">
            <text:p>945343331</text:p>
          </table:table-cell>
          <table:table-cell office:value-type="float" office:value="221071220" calcext:value-type="float">
            <text:p>221071220</text:p>
          </table:table-cell>
          <table:table-cell office:value-type="string" calcext:value-type="string">
            <text:p><text:s/>contactojyk@gmail.com </text:p>
          </table:table-cell>
          <table:table-cell office:value-type="float" office:value="768206139" calcext:value-type="float">
            <text:p>76820613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win </text:p>
          </table:table-cell>
          <table:table-cell office:value-type="string" calcext:value-type="string">
            <text:p><text:s/>Sanchez </text:p>
          </table:table-cell>
          <table:table-cell office:value-type="float" office:value="56959111744" calcext:value-type="float">
            <text:p>56959111744</text:p>
          </table:table-cell>
          <table:table-cell office:value-type="float" office:value="222436966" calcext:value-type="float">
            <text:p>222436966</text:p>
          </table:table-cell>
          <table:table-cell office:value-type="string" calcext:value-type="string">
            <text:p><text:s/>israel@irpmlatam.com </text:p>
          </table:table-cell>
          <table:table-cell office:value-type="float" office:value="764452410" calcext:value-type="float">
            <text:p>76445241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johanna </text:p>
          </table:table-cell>
          <table:table-cell office:value-type="string" calcext:value-type="string">
            <text:p><text:s/>libreros sanchez </text:p>
          </table:table-cell>
          <table:table-cell office:value-type="float" office:value="931965635" calcext:value-type="float">
            <text:p>931965635</text:p>
          </table:table-cell>
          <table:table-cell office:value-type="float" office:value="224314396" calcext:value-type="float">
            <text:p>224314396</text:p>
          </table:table-cell>
          <table:table-cell office:value-type="string" calcext:value-type="string">
            <text:p><text:s/>delicias.gerencia@gmail.com </text:p>
          </table:table-cell>
          <table:table-cell office:value-type="float" office:value="224314396" calcext:value-type="float">
            <text:p>22431439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mer Alexis </text:p>
          </table:table-cell>
          <table:table-cell office:value-type="string" calcext:value-type="string">
            <text:p><text:s/>Bazan Rosales </text:p>
          </table:table-cell>
          <table:table-cell office:value-type="float" office:value="946161799" calcext:value-type="float">
            <text:p>946161799</text:p>
          </table:table-cell>
          <table:table-cell office:value-type="float" office:value="226797815" calcext:value-type="float">
            <text:p>226797815</text:p>
          </table:table-cell>
          <table:table-cell office:value-type="string" calcext:value-type="string">
            <text:p><text:s/>jameralexisb@gmail.com </text:p>
          </table:table-cell>
          <table:table-cell office:value-type="float" office:value="766417140" calcext:value-type="float">
            <text:p>76641714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ffrey </text:p>
          </table:table-cell>
          <table:table-cell office:value-type="string" calcext:value-type="string">
            <text:p><text:s/>Isminio </text:p>
          </table:table-cell>
          <table:table-cell office:value-type="float" office:value="94009484" calcext:value-type="float">
            <text:p>94009484</text:p>
          </table:table-cell>
          <table:table-cell office:value-type="float" office:value="229285327" calcext:value-type="float">
            <text:p>229285327</text:p>
          </table:table-cell>
          <table:table-cell office:value-type="string" calcext:value-type="string">
            <text:p><text:s/>j.pascual89@hotmai.com </text:p>
          </table:table-cell>
          <table:table-cell office:value-type="float" office:value="768049610" calcext:value-type="float">
            <text:p>76804961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s </text:p>
          </table:table-cell>
          <table:table-cell office:value-type="string" calcext:value-type="string">
            <text:p><text:s/>suarez fagundez </text:p>
          </table:table-cell>
          <table:table-cell office:value-type="float" office:value="950563871" calcext:value-type="float">
            <text:p>950563871</text:p>
          </table:table-cell>
          <table:table-cell office:value-type="float" office:value="229848933" calcext:value-type="float">
            <text:p>229848933</text:p>
          </table:table-cell>
          <table:table-cell office:value-type="string" calcext:value-type="string">
            <text:p><text:s/>marcsuar@hotmail.com </text:p>
          </table:table-cell>
          <table:table-cell office:value-type="float" office:value="229848933" calcext:value-type="float">
            <text:p>2298489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Chaitanya </text:p>
          </table:table-cell>
          <table:table-cell office:value-type="string" calcext:value-type="string">
            <text:p><text:s/>Ravi </text:p>
          </table:table-cell>
          <table:table-cell office:value-type="float" office:value="962494757" calcext:value-type="float">
            <text:p>962494757</text:p>
          </table:table-cell>
          <table:table-cell office:value-type="float" office:value="231645144" calcext:value-type="float">
            <text:p>231645144</text:p>
          </table:table-cell>
          <table:table-cell office:value-type="string" calcext:value-type="string">
            <text:p><text:s/>cravi@solutionario.com </text:p>
          </table:table-cell>
          <table:table-cell office:value-type="float" office:value="763373932" calcext:value-type="float">
            <text:p>76337393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xis </text:p>
          </table:table-cell>
          <table:table-cell office:value-type="string" calcext:value-type="string">
            <text:p><text:s/>Diaz </text:p>
          </table:table-cell>
          <table:table-cell office:value-type="float" office:value="963440917" calcext:value-type="float">
            <text:p>963440917</text:p>
          </table:table-cell>
          <table:table-cell office:value-type="float" office:value="232777532" calcext:value-type="float">
            <text:p>232777532</text:p>
          </table:table-cell>
          <table:table-cell office:value-type="string" calcext:value-type="string">
            <text:p><text:s/>alxdf605@gmail.com </text:p>
          </table:table-cell>
          <table:table-cell office:value-type="float" office:value="764081218" calcext:value-type="float">
            <text:p>7640812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Yury Maria </text:p>
          </table:table-cell>
          <table:table-cell office:value-type="string" calcext:value-type="string">
            <text:p><text:s/>David Alvarez </text:p>
          </table:table-cell>
          <table:table-cell office:value-type="float" office:value="56953727694" calcext:value-type="float">
            <text:p>56953727694</text:p>
          </table:table-cell>
          <table:table-cell office:value-type="float" office:value="233448397" calcext:value-type="float">
            <text:p>233448397</text:p>
          </table:table-cell>
          <table:table-cell office:value-type="string" calcext:value-type="string">
            <text:p><text:s/>gerencia@smdconsultores.cl </text:p>
          </table:table-cell>
          <table:table-cell office:value-type="float" office:value="766018513" calcext:value-type="float">
            <text:p>76601851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ison </text:p>
          </table:table-cell>
          <table:table-cell office:value-type="string" calcext:value-type="string">
            <text:p><text:s/>osorio </text:p>
          </table:table-cell>
          <table:table-cell office:value-type="float" office:value="54575768" calcext:value-type="float">
            <text:p>54575768</text:p>
          </table:table-cell>
          <table:table-cell office:value-type="float" office:value="233954357" calcext:value-type="float">
            <text:p>233954357</text:p>
          </table:table-cell>
          <table:table-cell office:value-type="string" calcext:value-type="string">
            <text:p><text:s/>e.osorio@medicalabc.cl </text:p>
          </table:table-cell>
          <table:table-cell office:value-type="string" calcext:value-type="string">
            <text:p><text:s/>76558504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 </text:p>
          </table:table-cell>
          <table:table-cell office:value-type="string" calcext:value-type="string">
            <text:p><text:s/>Griffis </text:p>
          </table:table-cell>
          <table:table-cell office:value-type="float" office:value="975532371" calcext:value-type="float">
            <text:p>975532371</text:p>
          </table:table-cell>
          <table:table-cell office:value-type="float" office:value="235713616" calcext:value-type="float">
            <text:p>235713616</text:p>
          </table:table-cell>
          <table:table-cell office:value-type="string" calcext:value-type="string">
            <text:p><text:s/>griffis.marc@gmail.com </text:p>
          </table:table-cell>
          <table:table-cell office:value-type="float" office:value="762942119" calcext:value-type="float">
            <text:p>7629421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Perez </text:p>
          </table:table-cell>
          <table:table-cell office:value-type="float" office:value="123456789" calcext:value-type="float">
            <text:p>123456789</text:p>
          </table:table-cell>
          <table:table-cell office:value-type="float" office:value="235768119" calcext:value-type="float">
            <text:p>235768119</text:p>
          </table:table-cell>
          <table:table-cell office:value-type="string" calcext:value-type="string">
            <text:p><text:s/>fbianchi@uc.cl </text:p>
          </table:table-cell>
          <table:table-cell office:value-type="float" office:value="134412488" calcext:value-type="float">
            <text:p>13441248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Pedroso </text:p>
          </table:table-cell>
          <table:table-cell office:value-type="float" office:value="965974613" calcext:value-type="float">
            <text:p>965974613</text:p>
          </table:table-cell>
          <table:table-cell office:value-type="float" office:value="235951363" calcext:value-type="float">
            <text:p>235951363</text:p>
          </table:table-cell>
          <table:table-cell office:value-type="string" calcext:value-type="string">
            <text:p><text:s/>danielpedrosof@gmail.com </text:p>
          </table:table-cell>
          <table:table-cell office:value-type="float" office:value="763669955" calcext:value-type="float">
            <text:p>7636699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Jacqueline </text:p>
          </table:table-cell>
          <table:table-cell office:value-type="string" calcext:value-type="string">
            <text:p><text:s/>Apaza </text:p>
          </table:table-cell>
          <table:table-cell office:value-type="float" office:value="22672627" calcext:value-type="float">
            <text:p>22672627</text:p>
          </table:table-cell>
          <table:table-cell office:value-type="float" office:value="236206882" calcext:value-type="float">
            <text:p>236206882</text:p>
          </table:table-cell>
          <table:table-cell office:value-type="string" calcext:value-type="string">
            <text:p><text:s/>japaza@rele.cl </text:p>
          </table:table-cell>
          <table:table-cell office:value-type="float" office:value="761604325" calcext:value-type="float">
            <text:p>76160432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lejandra </text:p>
          </table:table-cell>
          <table:table-cell office:value-type="string" calcext:value-type="string">
            <text:p><text:s/>Palacios </text:p>
          </table:table-cell>
          <table:table-cell office:value-type="float" office:value="999004922" calcext:value-type="float">
            <text:p>999004922</text:p>
          </table:table-cell>
          <table:table-cell office:value-type="float" office:value="236279421" calcext:value-type="float">
            <text:p>236279421</text:p>
          </table:table-cell>
          <table:table-cell office:value-type="string" calcext:value-type="string">
            <text:p><text:s/>marialita@hotmail.com </text:p>
          </table:table-cell>
          <table:table-cell office:value-type="float" office:value="760988197" calcext:value-type="float">
            <text:p>76098819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berto </text:p>
          </table:table-cell>
          <table:table-cell office:value-type="string" calcext:value-type="string">
            <text:p><text:s/>Espinosa </text:p>
          </table:table-cell>
          <table:table-cell office:value-type="float" office:value="967275082" calcext:value-type="float">
            <text:p>967275082</text:p>
          </table:table-cell>
          <table:table-cell office:value-type="float" office:value="237093321" calcext:value-type="float">
            <text:p>237093321</text:p>
          </table:table-cell>
          <table:table-cell office:value-type="string" calcext:value-type="string">
            <text:p><text:s/>contacto@bauengraneros.com </text:p>
          </table:table-cell>
          <table:table-cell office:value-type="float" office:value="763551385" calcext:value-type="float">
            <text:p>76355138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ariela </text:p>
          </table:table-cell>
          <table:table-cell office:value-type="string" calcext:value-type="string">
            <text:p><text:s/>Geranio </text:p>
          </table:table-cell>
          <table:table-cell office:value-type="float" office:value="966887158" calcext:value-type="float">
            <text:p>966887158</text:p>
          </table:table-cell>
          <table:table-cell office:value-type="float" office:value="237169611" calcext:value-type="float">
            <text:p>237169611</text:p>
          </table:table-cell>
          <table:table-cell office:value-type="string" calcext:value-type="string">
            <text:p><text:s/>mgeranio@lubrisider.cl </text:p>
          </table:table-cell>
          <table:table-cell office:value-type="float" office:value="968363204" calcext:value-type="float">
            <text:p>9683632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Luisela </text:p>
          </table:table-cell>
          <table:table-cell office:value-type="string" calcext:value-type="string">
            <text:p><text:s/>Martinez </text:p>
          </table:table-cell>
          <table:table-cell office:value-type="float" office:value="964962460" calcext:value-type="float">
            <text:p>964962460</text:p>
          </table:table-cell>
          <table:table-cell office:value-type="float" office:value="237281772" calcext:value-type="float">
            <text:p>237281772</text:p>
          </table:table-cell>
          <table:table-cell office:value-type="string" calcext:value-type="string">
            <text:p><text:s/>luisela.martinez@americantower.com </text:p>
          </table:table-cell>
          <table:table-cell office:value-type="float" office:value="761019627" calcext:value-type="float">
            <text:p>76101962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adolfo </text:p>
          </table:table-cell>
          <table:table-cell office:value-type="string" calcext:value-type="string">
            <text:p><text:s/>Martínez </text:p>
          </table:table-cell>
          <table:table-cell office:value-type="float" office:value="969655175" calcext:value-type="float">
            <text:p>969655175</text:p>
          </table:table-cell>
          <table:table-cell office:value-type="float" office:value="240731843" calcext:value-type="float">
            <text:p>240731843</text:p>
          </table:table-cell>
          <table:table-cell office:value-type="string" calcext:value-type="string">
            <text:p><text:s/>gerencia@suraguas.cl </text:p>
          </table:table-cell>
          <table:table-cell office:value-type="float" office:value="767156146" calcext:value-type="float">
            <text:p>76715614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VARO </text:p>
          </table:table-cell>
          <table:table-cell office:value-type="string" calcext:value-type="string">
            <text:p><text:s/>CARMONA HERNANDEZ </text:p>
          </table:table-cell>
          <table:table-cell office:value-type="float" office:value="950435981" calcext:value-type="float">
            <text:p>950435981</text:p>
          </table:table-cell>
          <table:table-cell office:value-type="float" office:value="241201554" calcext:value-type="float">
            <text:p>241201554</text:p>
          </table:table-cell>
          <table:table-cell office:value-type="string" calcext:value-type="string">
            <text:p><text:s/>yoreutilizo@mivaso.cl </text:p>
          </table:table-cell>
          <table:table-cell office:value-type="float" office:value="765535174" calcext:value-type="float">
            <text:p>76553517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edy </text:p>
          </table:table-cell>
          <table:table-cell office:value-type="string" calcext:value-type="string">
            <text:p><text:s/>Castillo </text:p>
          </table:table-cell>
          <table:table-cell office:value-type="float" office:value="56977366241" calcext:value-type="float">
            <text:p>56977366241</text:p>
          </table:table-cell>
          <table:table-cell office:value-type="float" office:value="242667875" calcext:value-type="float">
            <text:p>242667875</text:p>
          </table:table-cell>
          <table:table-cell office:value-type="string" calcext:value-type="string">
            <text:p><text:s/>aristeguyf@gmil.com </text:p>
          </table:table-cell>
          <table:table-cell office:value-type="float" office:value="242667875" calcext:value-type="float">
            <text:p>24266787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Villanueva Alarcon </text:p>
          </table:table-cell>
          <table:table-cell office:value-type="float" office:value="92595330" calcext:value-type="float">
            <text:p>92595330</text:p>
          </table:table-cell>
          <table:table-cell office:value-type="float" office:value="244102743" calcext:value-type="float">
            <text:p>244102743</text:p>
          </table:table-cell>
          <table:table-cell office:value-type="string" calcext:value-type="string">
            <text:p><text:s/>jcva@westsolution.com </text:p>
          </table:table-cell>
          <table:table-cell office:value-type="float" office:value="764929233" calcext:value-type="float">
            <text:p>7649292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PortalFinance_Partner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CASAUS </text:p>
          </table:table-cell>
          <table:table-cell office:value-type="float" office:value="23556809" calcext:value-type="float">
            <text:p>23556809</text:p>
          </table:table-cell>
          <table:table-cell office:value-type="float" office:value="244506372" calcext:value-type="float">
            <text:p>244506372</text:p>
          </table:table-cell>
          <table:table-cell office:value-type="string" calcext:value-type="string">
            <text:p><text:s/>jcasaus@sacyr.cl </text:p>
          </table:table-cell>
          <table:table-cell office:value-type="float" office:value="967868809" calcext:value-type="float">
            <text:p>9678688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atasha </text:p>
          </table:table-cell>
          <table:table-cell office:value-type="string" calcext:value-type="string">
            <text:p><text:s/>Gómez </text:p>
          </table:table-cell>
          <table:table-cell office:value-type="float" office:value="975561871" calcext:value-type="float">
            <text:p>975561871</text:p>
          </table:table-cell>
          <table:table-cell office:value-type="float" office:value="245324103" calcext:value-type="float">
            <text:p>245324103</text:p>
          </table:table-cell>
          <table:table-cell office:value-type="string" calcext:value-type="string">
            <text:p><text:s/>n.gomez@gyfltda.cl </text:p>
          </table:table-cell>
          <table:table-cell office:value-type="float" office:value="765327865" calcext:value-type="float">
            <text:p>76532786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iovanni </text:p>
          </table:table-cell>
          <table:table-cell office:value-type="string" calcext:value-type="string">
            <text:p><text:s/>Orozco </text:p>
          </table:table-cell>
          <table:table-cell office:value-type="float" office:value="949836476" calcext:value-type="float">
            <text:p>949836476</text:p>
          </table:table-cell>
          <table:table-cell office:value-type="float" office:value="245545096" calcext:value-type="float">
            <text:p>245545096</text:p>
          </table:table-cell>
          <table:table-cell office:value-type="string" calcext:value-type="string">
            <text:p><text:s/>gio780202@hotmail.com </text:p>
          </table:table-cell>
          <table:table-cell office:value-type="float" office:value="767661231" calcext:value-type="float">
            <text:p>76766123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Nicolas </text:p>
          </table:table-cell>
          <table:table-cell office:value-type="string" calcext:value-type="string">
            <text:p><text:s/>Lara </text:p>
          </table:table-cell>
          <table:table-cell office:value-type="float" office:value="54963040" calcext:value-type="float">
            <text:p>54963040</text:p>
          </table:table-cell>
          <table:table-cell office:value-type="float" office:value="246625778" calcext:value-type="float">
            <text:p>246625778</text:p>
          </table:table-cell>
          <table:table-cell office:value-type="string" calcext:value-type="string">
            <text:p><text:s/>nicolas.lara@gointegro.com </text:p>
          </table:table-cell>
          <table:table-cell office:value-type="float" office:value="760359785" calcext:value-type="float">
            <text:p>76035978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dgardo </text:p>
          </table:table-cell>
          <table:table-cell office:value-type="string" calcext:value-type="string">
            <text:p><text:s/>Hernandez </text:p>
          </table:table-cell>
          <table:table-cell office:value-type="float" office:value="979910392" calcext:value-type="float">
            <text:p>979910392</text:p>
          </table:table-cell>
          <table:table-cell office:value-type="float" office:value="248337125" calcext:value-type="float">
            <text:p>248337125</text:p>
          </table:table-cell>
          <table:table-cell office:value-type="string" calcext:value-type="string">
            <text:p><text:s/>hetz@bees.cl </text:p>
          </table:table-cell>
          <table:table-cell office:value-type="float" office:value="766426360" calcext:value-type="float">
            <text:p>76642636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goicochea </text:p>
          </table:table-cell>
          <table:table-cell office:value-type="float" office:value="996784365" calcext:value-type="float">
            <text:p>996784365</text:p>
          </table:table-cell>
          <table:table-cell office:value-type="float" office:value="250123000" calcext:value-type="float">
            <text:p>250123000</text:p>
          </table:table-cell>
          <table:table-cell office:value-type="string" calcext:value-type="string">
            <text:p><text:s/>contacto@aguaconcagua.cl </text:p>
          </table:table-cell>
          <table:table-cell office:value-type="float" office:value="768298084" calcext:value-type="float">
            <text:p>76829808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ladimar </text:p>
          </table:table-cell>
          <table:table-cell office:value-type="string" calcext:value-type="string">
            <text:p><text:s/>Perdomo </text:p>
          </table:table-cell>
          <table:table-cell office:value-type="float" office:value="54502224" calcext:value-type="float">
            <text:p>54502224</text:p>
          </table:table-cell>
          <table:table-cell office:value-type="float" office:value="252133836" calcext:value-type="float">
            <text:p>252133836</text:p>
          </table:table-cell>
          <table:table-cell office:value-type="string" calcext:value-type="string">
            <text:p><text:s/>gladperdomo19448@gmail.com </text:p>
          </table:table-cell>
          <table:table-cell office:value-type="float" office:value="768388067" calcext:value-type="float">
            <text:p>76838806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eliana </text:p>
          </table:table-cell>
          <table:table-cell office:value-type="string" calcext:value-type="string">
            <text:p><text:s/>paredes </text:p>
          </table:table-cell>
          <table:table-cell office:value-type="float" office:value="961773661" calcext:value-type="float">
            <text:p>961773661</text:p>
          </table:table-cell>
          <table:table-cell office:value-type="float" office:value="253980818" calcext:value-type="float">
            <text:p>253980818</text:p>
          </table:table-cell>
          <table:table-cell office:value-type="string" calcext:value-type="string">
            <text:p><text:s/>eparedes@interside.cl </text:p>
          </table:table-cell>
          <table:table-cell office:value-type="float" office:value="761564587" calcext:value-type="float">
            <text:p>76156458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ROSEDDY </text:p>
          </table:table-cell>
          <table:table-cell office:value-type="string" calcext:value-type="string">
            <text:p><text:s/>FERRER </text:p>
          </table:table-cell>
          <table:table-cell office:value-type="float" office:value="225256699" calcext:value-type="float">
            <text:p>225256699</text:p>
          </table:table-cell>
          <table:table-cell office:value-type="float" office:value="254144177" calcext:value-type="float">
            <text:p>254144177</text:p>
          </table:table-cell>
          <table:table-cell office:value-type="string" calcext:value-type="string">
            <text:p><text:s/>facturacion@lemaco.cl </text:p>
          </table:table-cell>
          <table:table-cell office:value-type="float" office:value="898025004" calcext:value-type="float">
            <text:p>8980250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RGINIA </text:p>
          </table:table-cell>
          <table:table-cell office:value-type="string" calcext:value-type="string">
            <text:p><text:s/>GONZALEZ </text:p>
          </table:table-cell>
          <table:table-cell office:value-type="float" office:value="973358513" calcext:value-type="float">
            <text:p>973358513</text:p>
          </table:table-cell>
          <table:table-cell office:value-type="float" office:value="254472786" calcext:value-type="float">
            <text:p>254472786</text:p>
          </table:table-cell>
          <table:table-cell office:value-type="string" calcext:value-type="string">
            <text:p><text:s/>VGONZALEZPINTO89@GMAIL.COM </text:p>
          </table:table-cell>
          <table:table-cell office:value-type="float" office:value="768539545" calcext:value-type="float">
            <text:p>76853954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JHULLYANNE LEONOR </text:p>
          </table:table-cell>
          <table:table-cell office:value-type="string" calcext:value-type="string">
            <text:p><text:s/>GALINDO CAMPOS </text:p>
          </table:table-cell>
          <table:table-cell office:value-type="float" office:value="964826770" calcext:value-type="float">
            <text:p>964826770</text:p>
          </table:table-cell>
          <table:table-cell office:value-type="float" office:value="254869392" calcext:value-type="float">
            <text:p>254869392</text:p>
          </table:table-cell>
          <table:table-cell office:value-type="string" calcext:value-type="string">
            <text:p><text:s/>jgalindo@instaplansur.cl </text:p>
          </table:table-cell>
          <table:table-cell office:value-type="float" office:value="762073919" calcext:value-type="float">
            <text:p>7620739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Yulibet </text:p>
          </table:table-cell>
          <table:table-cell office:value-type="string" calcext:value-type="string">
            <text:p><text:s/>Mejias </text:p>
          </table:table-cell>
          <table:table-cell office:value-type="float" office:value="226855957" calcext:value-type="float">
            <text:p>226855957</text:p>
          </table:table-cell>
          <table:table-cell office:value-type="float" office:value="255271288" calcext:value-type="float">
            <text:p>255271288</text:p>
          </table:table-cell>
          <table:table-cell office:value-type="string" calcext:value-type="string">
            <text:p><text:s/>ymejias@ft.cl </text:p>
          </table:table-cell>
          <table:table-cell office:value-type="float" office:value="761406760" calcext:value-type="float">
            <text:p>76140676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<text:s/>padrino </text:p>
          </table:table-cell>
          <table:table-cell office:value-type="float" office:value="995836511" calcext:value-type="float">
            <text:p>995836511</text:p>
          </table:table-cell>
          <table:table-cell office:value-type="float" office:value="255966154" calcext:value-type="float">
            <text:p>255966154</text:p>
          </table:table-cell>
          <table:table-cell office:value-type="string" calcext:value-type="string">
            <text:p><text:s/>spadrino@yousef.cl </text:p>
          </table:table-cell>
          <table:table-cell office:value-type="float" office:value="858316006" calcext:value-type="float">
            <text:p>8583160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EYNA </text:p>
          </table:table-cell>
          <table:table-cell office:value-type="string" calcext:value-type="string">
            <text:p><text:s/>ALFONZO </text:p>
          </table:table-cell>
          <table:table-cell office:value-type="float" office:value="949567435" calcext:value-type="float">
            <text:p>949567435</text:p>
          </table:table-cell>
          <table:table-cell office:value-type="float" office:value="256012758" calcext:value-type="float">
            <text:p>256012758</text:p>
          </table:table-cell>
          <table:table-cell office:value-type="string" calcext:value-type="string">
            <text:p><text:s/>reyna.alfonzo@importadoramav.cl </text:p>
          </table:table-cell>
          <table:table-cell office:value-type="float" office:value="765430356" calcext:value-type="float">
            <text:p>7654303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Doriana </text:p>
          </table:table-cell>
          <table:table-cell office:value-type="string" calcext:value-type="string">
            <text:p><text:s/>Salma </text:p>
          </table:table-cell>
          <table:table-cell office:value-type="float" office:value="562252060" calcext:value-type="float">
            <text:p>562252060</text:p>
          </table:table-cell>
          <table:table-cell office:value-type="float" office:value="256385163" calcext:value-type="float">
            <text:p>256385163</text:p>
          </table:table-cell>
          <table:table-cell office:value-type="string" calcext:value-type="string">
            <text:p><text:s/>dsalma@acfcapital.cl </text:p>
          </table:table-cell>
          <table:table-cell office:value-type="float" office:value="995802406" calcext:value-type="float">
            <text:p>9958024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OMAR </text:p>
          </table:table-cell>
          <table:table-cell office:value-type="string" calcext:value-type="string">
            <text:p><text:s/>CORDERO </text:p>
          </table:table-cell>
          <table:table-cell office:value-type="string" calcext:value-type="string">
            <text:p><text:s/>9 32479192 </text:p>
          </table:table-cell>
          <table:table-cell office:value-type="float" office:value="257944298" calcext:value-type="float">
            <text:p>257944298</text:p>
          </table:table-cell>
          <table:table-cell office:value-type="string" calcext:value-type="string">
            <text:p><text:s/>omar.cordero@sgs.com </text:p>
          </table:table-cell>
          <table:table-cell office:value-type="float" office:value="809144003" calcext:value-type="float">
            <text:p>8091440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ANGEL </text:p>
          </table:table-cell>
          <table:table-cell office:value-type="string" calcext:value-type="string">
            <text:p><text:s/>CHACON </text:p>
          </table:table-cell>
          <table:table-cell office:value-type="float" office:value="26804342" calcext:value-type="float">
            <text:p>26804342</text:p>
          </table:table-cell>
          <table:table-cell office:value-type="float" office:value="258609506" calcext:value-type="float">
            <text:p>258609506</text:p>
          </table:table-cell>
          <table:table-cell office:value-type="string" calcext:value-type="string">
            <text:p><text:s/>proveedores@fertec.cl </text:p>
          </table:table-cell>
          <table:table-cell office:value-type="float" office:value="995526603" calcext:value-type="float">
            <text:p>9955266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lin carolina </text:p>
          </table:table-cell>
          <table:table-cell office:value-type="string" calcext:value-type="string">
            <text:p><text:s/>Garcia perez </text:p>
          </table:table-cell>
          <table:table-cell office:value-type="float" office:value="56999641015" calcext:value-type="float">
            <text:p>56999641015</text:p>
          </table:table-cell>
          <table:table-cell office:value-type="float" office:value="260147129" calcext:value-type="float">
            <text:p>260147129</text:p>
          </table:table-cell>
          <table:table-cell office:value-type="string" calcext:value-type="string">
            <text:p><text:s/>marlincagp@gmail.com </text:p>
          </table:table-cell>
          <table:table-cell office:value-type="float" office:value="763516555" calcext:value-type="float">
            <text:p>76351655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Rubén Darío </text:p>
          </table:table-cell>
          <table:table-cell office:value-type="string" calcext:value-type="string">
            <text:p><text:s/>Montilla </text:p>
          </table:table-cell>
          <table:table-cell office:value-type="float" office:value="222119086" calcext:value-type="float">
            <text:p>222119086</text:p>
          </table:table-cell>
          <table:table-cell office:value-type="float" office:value="260941380" calcext:value-type="float">
            <text:p>260941380</text:p>
          </table:table-cell>
          <table:table-cell office:value-type="string" calcext:value-type="string">
            <text:p><text:s/>r.montilla@abkupfer.cl </text:p>
          </table:table-cell>
          <table:table-cell office:value-type="float" office:value="781543101" calcext:value-type="float">
            <text:p>7815431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JOHANNA </text:p>
          </table:table-cell>
          <table:table-cell office:value-type="string" calcext:value-type="string">
            <text:p><text:s/>ALVAREZ </text:p>
          </table:table-cell>
          <table:table-cell office:value-type="float" office:value="225918869" calcext:value-type="float">
            <text:p>225918869</text:p>
          </table:table-cell>
          <table:table-cell office:value-type="float" office:value="261010275" calcext:value-type="float">
            <text:p>261010275</text:p>
          </table:table-cell>
          <table:table-cell office:value-type="string" calcext:value-type="string">
            <text:p><text:s/>cobranza@teknica.cl </text:p>
          </table:table-cell>
          <table:table-cell office:value-type="float" office:value="967105406" calcext:value-type="float">
            <text:p>9671054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lad </text:p>
          </table:table-cell>
          <table:table-cell office:value-type="string" calcext:value-type="string">
            <text:p><text:s/>Vlad </text:p>
          </table:table-cell>
          <table:table-cell office:value-type="float" office:value="1231231231" calcext:value-type="float">
            <text:p>1231231231</text:p>
          </table:table-cell>
          <table:table-cell office:value-type="float" office:value="262141853" calcext:value-type="float">
            <text:p>262141853</text:p>
          </table:table-cell>
          <table:table-cell office:value-type="string" calcext:value-type="string">
            <text:p><text:s/>vlad.bodi@gmail.com </text:p>
          </table:table-cell>
          <table:table-cell office:value-type="float" office:value="262141853" calcext:value-type="float">
            <text:p>26214185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MANIA </text:p>
          </table:table-cell>
          <table:table-cell office:value-type="float" office:value="225551857" calcext:value-type="float">
            <text:p>225551857</text:p>
          </table:table-cell>
          <table:table-cell office:value-type="float" office:value="262477746" calcext:value-type="float">
            <text:p>262477746</text:p>
          </table:table-cell>
          <table:table-cell office:value-type="string" calcext:value-type="string">
            <text:p><text:s/>finanzas@tecnofuego.cl </text:p>
          </table:table-cell>
          <table:table-cell office:value-type="float" office:value="520027629" calcext:value-type="float">
            <text:p>52002762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DIEGO </text:p>
          </table:table-cell>
          <table:table-cell office:value-type="string" calcext:value-type="string">
            <text:p><text:s/>LUJANO </text:p>
          </table:table-cell>
          <table:table-cell office:value-type="float" office:value="562268983" calcext:value-type="float">
            <text:p>562268983</text:p>
          </table:table-cell>
          <table:table-cell office:value-type="float" office:value="263567706" calcext:value-type="float">
            <text:p>263567706</text:p>
          </table:table-cell>
          <table:table-cell office:value-type="string" calcext:value-type="string">
            <text:p><text:s/>dachangchile@gmail.com </text:p>
          </table:table-cell>
          <table:table-cell office:value-type="float" office:value="760430668" calcext:value-type="float">
            <text:p>76043066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Sidney </text:p>
          </table:table-cell>
          <table:table-cell office:value-type="string" calcext:value-type="string">
            <text:p><text:s/>Ramirez </text:p>
          </table:table-cell>
          <table:table-cell office:value-type="string" calcext:value-type="string">
            <text:p><text:s/>2270 78 00 </text:p>
          </table:table-cell>
          <table:table-cell office:value-type="float" office:value="401867627" calcext:value-type="float">
            <text:p>401867627</text:p>
          </table:table-cell>
          <table:table-cell office:value-type="string" calcext:value-type="string">
            <text:p><text:s/>sramirez@estafetaexpress.cl </text:p>
          </table:table-cell>
          <table:table-cell office:value-type="float" office:value="763010090" calcext:value-type="float">
            <text:p>76301009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o </text:p>
          </table:table-cell>
          <table:table-cell office:value-type="string" calcext:value-type="string">
            <text:p><text:s/>moncada </text:p>
          </table:table-cell>
          <table:table-cell office:value-type="float" office:value="977484787" calcext:value-type="float">
            <text:p>977484787</text:p>
          </table:table-cell>
          <table:table-cell office:value-type="float" office:value="762035243" calcext:value-type="float">
            <text:p>762035243</text:p>
          </table:table-cell>
          <table:table-cell office:value-type="string" calcext:value-type="string">
            <text:p><text:s/>mam@xtremosur.cl </text:p>
          </table:table-cell>
          <table:table-cell office:value-type="float" office:value="762035243" calcext:value-type="float">
            <text:p>76203524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LABRIN </text:p>
          </table:table-cell>
          <table:table-cell office:value-type="float" office:value="227959294" calcext:value-type="float">
            <text:p>227959294</text:p>
          </table:table-cell>
          <table:table-cell office:value-type="float" office:value="762198207" calcext:value-type="float">
            <text:p>762198207</text:p>
          </table:table-cell>
          <table:table-cell office:value-type="string" calcext:value-type="string">
            <text:p><text:s/>roberto.labrin@sodiper.cl </text:p>
          </table:table-cell>
          <table:table-cell office:value-type="float" office:value="762198207" calcext:value-type="float">
            <text:p>76219820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roducciones Artlab Limitada. </text:p>
          </table:table-cell>
          <table:table-cell office:value-type="string" calcext:value-type="string">
            <text:p><text:s/>l </text:p>
          </table:table-cell>
          <table:table-cell office:value-type="float" office:value="991616799" calcext:value-type="float">
            <text:p>991616799</text:p>
          </table:table-cell>
          <table:table-cell office:value-type="float" office:value="763461270" calcext:value-type="float">
            <text:p>763461270</text:p>
          </table:table-cell>
          <table:table-cell office:value-type="string" calcext:value-type="string">
            <text:p><text:s/>svidela@artlab.cl </text:p>
          </table:table-cell>
          <table:table-cell office:value-type="float" office:value="763461270" calcext:value-type="float">
            <text:p>76346127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URICIO </text:p>
          </table:table-cell>
          <table:table-cell office:value-type="string" calcext:value-type="string">
            <text:p><text:s/>TRIGO </text:p>
          </table:table-cell>
          <table:table-cell office:value-type="float" office:value="229649437" calcext:value-type="float">
            <text:p>229649437</text:p>
          </table:table-cell>
          <table:table-cell office:value-type="float" office:value="764396006" calcext:value-type="float">
            <text:p>764396006</text:p>
          </table:table-cell>
          <table:table-cell office:value-type="string" calcext:value-type="string">
            <text:p><text:s/>mtrigo@axon-pharma.com </text:p>
          </table:table-cell>
          <table:table-cell office:value-type="float" office:value="764396006" calcext:value-type="float">
            <text:p>76439600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indy </text:p>
          </table:table-cell>
          <table:table-cell office:value-type="string" calcext:value-type="string">
            <text:p><text:s/>Reyes </text:p>
          </table:table-cell>
          <table:table-cell office:value-type="float" office:value="966476753" calcext:value-type="float">
            <text:p>966476753</text:p>
          </table:table-cell>
          <table:table-cell office:value-type="float" office:value="765500788" calcext:value-type="float">
            <text:p>765500788</text:p>
          </table:table-cell>
          <table:table-cell office:value-type="string" calcext:value-type="string">
            <text:p><text:s/>cleanupcto@gmail.com </text:p>
          </table:table-cell>
          <table:table-cell office:value-type="float" office:value="765500788" calcext:value-type="float">
            <text:p>76550078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aleska </text:p>
          </table:table-cell>
          <table:table-cell office:value-type="string" calcext:value-type="string">
            <text:p><text:s/>Elgueta </text:p>
          </table:table-cell>
          <table:table-cell office:value-type="float" office:value="962494928" calcext:value-type="float">
            <text:p>962494928</text:p>
          </table:table-cell>
          <table:table-cell office:value-type="float" office:value="765634571" calcext:value-type="float">
            <text:p>765634571</text:p>
          </table:table-cell>
          <table:table-cell office:value-type="string" calcext:value-type="string">
            <text:p><text:s/>electromeceirl@gmail.com </text:p>
          </table:table-cell>
          <table:table-cell office:value-type="float" office:value="765634571" calcext:value-type="float">
            <text:p>76563457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carrizo </text:p>
          </table:table-cell>
          <table:table-cell office:value-type="float" office:value="990755381" calcext:value-type="float">
            <text:p>990755381</text:p>
          </table:table-cell>
          <table:table-cell office:value-type="float" office:value="767501293" calcext:value-type="float">
            <text:p>767501293</text:p>
          </table:table-cell>
          <table:table-cell office:value-type="string" calcext:value-type="string">
            <text:p><text:s/>rcarrizo1160@gmail.com </text:p>
          </table:table-cell>
          <table:table-cell office:value-type="float" office:value="767501293" calcext:value-type="float">
            <text:p>76750129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Funky </text:p>
          </table:table-cell>
          <table:table-cell office:value-type="string" calcext:value-type="string">
            <text:p><text:s/>Films </text:p>
          </table:table-cell>
          <table:table-cell office:value-type="float" office:value="232460870" calcext:value-type="float">
            <text:p>232460870</text:p>
          </table:table-cell>
          <table:table-cell office:value-type="float" office:value="768005613" calcext:value-type="float">
            <text:p>768005613</text:p>
          </table:table-cell>
          <table:table-cell office:value-type="string" calcext:value-type="string">
            <text:p><text:s/>proveedores@funkyfilms.cl </text:p>
          </table:table-cell>
          <table:table-cell office:value-type="float" office:value="768005613" calcext:value-type="float">
            <text:p>76800561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andro </text:p>
          </table:table-cell>
          <table:table-cell office:value-type="string" calcext:value-type="string">
            <text:p><text:s/>Villacrez </text:p>
          </table:table-cell>
          <table:table-cell office:value-type="float" office:value="983399619" calcext:value-type="float">
            <text:p>983399619</text:p>
          </table:table-cell>
          <table:table-cell office:value-type="float" office:value="768083444" calcext:value-type="float">
            <text:p>768083444</text:p>
          </table:table-cell>
          <table:table-cell office:value-type="string" calcext:value-type="string">
            <text:p><text:s/>gerencia@sosfiltros.cl </text:p>
          </table:table-cell>
          <table:table-cell office:value-type="float" office:value="768083444" calcext:value-type="float">
            <text:p>76808344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nathan </text:p>
          </table:table-cell>
          <table:table-cell office:value-type="string" calcext:value-type="string">
            <text:p><text:s/>roman </text:p>
          </table:table-cell>
          <table:table-cell office:value-type="float" office:value="98058893" calcext:value-type="float">
            <text:p>98058893</text:p>
          </table:table-cell>
          <table:table-cell office:value-type="float" office:value="768546703" calcext:value-type="float">
            <text:p>768546703</text:p>
          </table:table-cell>
          <table:table-cell office:value-type="string" calcext:value-type="string">
            <text:p><text:s/>jr.metalrom@gmail.com </text:p>
          </table:table-cell>
          <table:table-cell office:value-type="float" office:value="768546703" calcext:value-type="float">
            <text:p>76854670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Yesenia </text:p>
          </table:table-cell>
          <table:table-cell office:value-type="string" calcext:value-type="string">
            <text:p><text:s/>Pinto </text:p>
          </table:table-cell>
          <table:table-cell office:value-type="float" office:value="949971861" calcext:value-type="float">
            <text:p>949971861</text:p>
          </table:table-cell>
          <table:table-cell office:value-type="float" office:value="802285000" calcext:value-type="float">
            <text:p>802285000</text:p>
          </table:table-cell>
          <table:table-cell office:value-type="string" calcext:value-type="string">
            <text:p><text:s/>constructoracomerco@outlook.cl </text:p>
          </table:table-cell>
          <table:table-cell office:value-type="float" office:value="802285000" calcext:value-type="float">
            <text:p>80228500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JOSENNY </text:p>
          </table:table-cell>
          <table:table-cell office:value-type="string" calcext:value-type="string">
            <text:p><text:s/>MELENDEZ </text:p>
          </table:table-cell>
          <table:table-cell office:value-type="float" office:value="950005893" calcext:value-type="float">
            <text:p>950005893</text:p>
          </table:table-cell>
          <table:table-cell office:value-type="float" office:value="969956705" calcext:value-type="float">
            <text:p>969956705</text:p>
          </table:table-cell>
          <table:table-cell office:value-type="string" calcext:value-type="string">
            <text:p><text:s/>tesoreria@megafrenos.cl </text:p>
          </table:table-cell>
          <table:table-cell office:value-type="float" office:value="969956705" calcext:value-type="float">
            <text:p>96995670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ARIA ESTELA </text:p>
          </table:table-cell>
          <table:table-cell office:value-type="string" calcext:value-type="string">
            <text:p><text:s/>COFRE </text:p>
          </table:table-cell>
          <table:table-cell office:value-type="float" office:value="5622374819" calcext:value-type="float">
            <text:p>5622374819</text:p>
          </table:table-cell>
          <table:table-cell office:value-type="float" office:value="990807875" calcext:value-type="float">
            <text:p>990807875</text:p>
          </table:table-cell>
          <table:table-cell office:value-type="string" calcext:value-type="string">
            <text:p><text:s/>administracion@airon.cl </text:p>
          </table:table-cell>
          <table:table-cell office:value-type="float" office:value="969206102" calcext:value-type="float">
            <text:p>9692061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JAVIER </text:p>
          </table:table-cell>
          <table:table-cell office:value-type="string" calcext:value-type="string">
            <text:p><text:s/>TOLEDO SANDOVAL </text:p>
          </table:table-cell>
          <table:table-cell office:value-type="float" office:value="963094198" calcext:value-type="float">
            <text:p>963094198</text:p>
          </table:table-cell>
          <table:table-cell office:value-type="float" office:value="1356509511" calcext:value-type="float">
            <text:p>1356509511</text:p>
          </table:table-cell>
          <table:table-cell office:value-type="string" calcext:value-type="string">
            <text:p><text:s/>franciscotoledo2007@hotmail.com </text:p>
          </table:table-cell>
          <table:table-cell office:value-type="float" office:value="764444930" calcext:value-type="float">
            <text:p>76444493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oris del carmen </text:p>
          </table:table-cell>
          <table:table-cell office:value-type="string" calcext:value-type="string">
            <text:p><text:s/>carlos garcia </text:p>
          </table:table-cell>
          <table:table-cell office:value-type="float" office:value="979055580" calcext:value-type="float">
            <text:p>979055580</text:p>
          </table:table-cell>
          <table:table-cell office:value-type="string" calcext:value-type="string">
            <text:p><text:s/>10003090K </text:p>
          </table:table-cell>
          <table:table-cell office:value-type="string" calcext:value-type="string">
            <text:p><text:s/>doriscarlosoficinacontable@gmail.com </text:p>
          </table:table-cell>
          <table:table-cell office:value-type="float" office:value="762505053" calcext:value-type="float">
            <text:p>76250505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cal</text:p>
          </table:table-cell>
          <table:table-cell office:value-type="string" calcext:value-type="string">
            <text:p>Benito </text:p>
          </table:table-cell>
          <table:table-cell office:value-type="string" calcext:value-type="string">
            <text:p><text:s/>Escalante </text:p>
          </table:table-cell>
          <table:table-cell office:value-type="float" office:value="965469659" calcext:value-type="float">
            <text:p>965469659</text:p>
          </table:table-cell>
          <table:table-cell office:value-type="string" calcext:value-type="string">
            <text:p><text:s/>10146637K </text:p>
          </table:table-cell>
          <table:table-cell office:value-type="string" calcext:value-type="string">
            <text:p><text:s/>ipspa@hotmail.com </text:p>
          </table:table-cell>
          <table:table-cell office:value-type="float" office:value="766616984" calcext:value-type="float">
            <text:p>76661698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MARCELA </text:p>
          </table:table-cell>
          <table:table-cell office:value-type="string" calcext:value-type="string">
            <text:p><text:s/>CATALAN </text:p>
          </table:table-cell>
          <table:table-cell office:value-type="float" office:value="224602058" calcext:value-type="float">
            <text:p>224602058</text:p>
          </table:table-cell>
          <table:table-cell office:value-type="string" calcext:value-type="string">
            <text:p><text:s/>10364075K </text:p>
          </table:table-cell>
          <table:table-cell office:value-type="string" calcext:value-type="string">
            <text:p><text:s/>mcatalan@emaresa.cl </text:p>
          </table:table-cell>
          <table:table-cell office:value-type="float" office:value="831624000" calcext:value-type="float">
            <text:p>83162400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CASTELLO </text:p>
          </table:table-cell>
          <table:table-cell office:value-type="float" office:value="3215001" calcext:value-type="float">
            <text:p>3215001</text:p>
          </table:table-cell>
          <table:table-cell office:value-type="string" calcext:value-type="string">
            <text:p><text:s/>10376517K </text:p>
          </table:table-cell>
          <table:table-cell office:value-type="string" calcext:value-type="string">
            <text:p><text:s/>ventas@universales.cl </text:p>
          </table:table-cell>
          <table:table-cell office:value-type="float" office:value="764416058" calcext:value-type="float">
            <text:p>76441605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ERIKA VIVIANA </text:p>
          </table:table-cell>
          <table:table-cell office:value-type="string" calcext:value-type="string">
            <text:p><text:s/>ROJAS CODOCEO </text:p>
          </table:table-cell>
          <table:table-cell office:value-type="float" office:value="958458594" calcext:value-type="float">
            <text:p>958458594</text:p>
          </table:table-cell>
          <table:table-cell office:value-type="string" calcext:value-type="string">
            <text:p><text:s/>10519580K </text:p>
          </table:table-cell>
          <table:table-cell office:value-type="string" calcext:value-type="string">
            <text:p><text:s/>trans.sancarlos.calama@gmail.com </text:p>
          </table:table-cell>
          <table:table-cell office:value-type="float" office:value="768188084" calcext:value-type="float">
            <text:p>76818808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CO ANTONIO </text:p>
          </table:table-cell>
          <table:table-cell office:value-type="string" calcext:value-type="string">
            <text:p><text:s/>HERNANDEZ ALVARADO </text:p>
          </table:table-cell>
          <table:table-cell office:value-type="float" office:value="569683116" calcext:value-type="float">
            <text:p>569683116</text:p>
          </table:table-cell>
          <table:table-cell office:value-type="string" calcext:value-type="string">
            <text:p><text:s/>10708696K </text:p>
          </table:table-cell>
          <table:table-cell office:value-type="string" calcext:value-type="string">
            <text:p><text:s/>mhproyectista@gmail.com </text:p>
          </table:table-cell>
          <table:table-cell office:value-type="float" office:value="760892491" calcext:value-type="float">
            <text:p>76089249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enny </text:p>
          </table:table-cell>
          <table:table-cell office:value-type="string" calcext:value-type="string">
            <text:p><text:s/>Molina </text:p>
          </table:table-cell>
          <table:table-cell office:value-type="float" office:value="223111850" calcext:value-type="float">
            <text:p>223111850</text:p>
          </table:table-cell>
          <table:table-cell office:value-type="string" calcext:value-type="string">
            <text:p><text:s/>10804053K </text:p>
          </table:table-cell>
          <table:table-cell office:value-type="string" calcext:value-type="string">
            <text:p><text:s/>contacto@gmaci.cl </text:p>
          </table:table-cell>
          <table:table-cell office:value-type="float" office:value="762914360" calcext:value-type="float">
            <text:p>76291436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olave </text:p>
          </table:table-cell>
          <table:table-cell office:value-type="float" office:value="953341626" calcext:value-type="float">
            <text:p>953341626</text:p>
          </table:table-cell>
          <table:table-cell office:value-type="string" calcext:value-type="string">
            <text:p><text:s/>10889721k </text:p>
          </table:table-cell>
          <table:table-cell office:value-type="string" calcext:value-type="string">
            <text:p><text:s/>laoscpj@gmail.com </text:p>
          </table:table-cell>
          <table:table-cell office:value-type="float" office:value="762156679" calcext:value-type="float">
            <text:p>76215667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bravo </text:p>
          </table:table-cell>
          <table:table-cell office:value-type="float" office:value="981992258" calcext:value-type="float">
            <text:p>981992258</text:p>
          </table:table-cell>
          <table:table-cell office:value-type="string" calcext:value-type="string">
            <text:p><text:s/>10949075k </text:p>
          </table:table-cell>
          <table:table-cell office:value-type="string" calcext:value-type="string">
            <text:p><text:s/>claudii.bravo@ayc.cl </text:p>
          </table:table-cell>
          <table:table-cell office:value-type="float" office:value="763049620" calcext:value-type="float">
            <text:p>76304962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Marta </text:p>
          </table:table-cell>
          <table:table-cell office:value-type="string" calcext:value-type="string">
            <text:p><text:s/>Salgado </text:p>
          </table:table-cell>
          <table:table-cell office:value-type="float" office:value="228299000" calcext:value-type="float">
            <text:p>228299000</text:p>
          </table:table-cell>
          <table:table-cell office:value-type="string" calcext:value-type="string">
            <text:p><text:s/>10965986K </text:p>
          </table:table-cell>
          <table:table-cell office:value-type="string" calcext:value-type="string">
            <text:p><text:s/>marta.salgado@arrigoni.cl </text:p>
          </table:table-cell>
          <table:table-cell office:value-type="string" calcext:value-type="string">
            <text:p><text:s/>7683917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BERRIOS </text:p>
          </table:table-cell>
          <table:table-cell office:value-type="float" office:value="56972100306" calcext:value-type="float">
            <text:p>56972100306</text:p>
          </table:table-cell>
          <table:table-cell office:value-type="string" calcext:value-type="string">
            <text:p><text:s/>11261818K </text:p>
          </table:table-cell>
          <table:table-cell office:value-type="string" calcext:value-type="string">
            <text:p><text:s/>cberrios@neoclimatica.cl </text:p>
          </table:table-cell>
          <table:table-cell office:value-type="float" office:value="763824195" calcext:value-type="float">
            <text:p>76382419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</text:p>
          </table:table-cell>
          <table:table-cell office:value-type="string" calcext:value-type="string">
            <text:p><text:s/>NOVOA </text:p>
          </table:table-cell>
          <table:table-cell office:value-type="float" office:value="986271974" calcext:value-type="float">
            <text:p>986271974</text:p>
          </table:table-cell>
          <table:table-cell office:value-type="string" calcext:value-type="string">
            <text:p><text:s/>11314596K </text:p>
          </table:table-cell>
          <table:table-cell office:value-type="string" calcext:value-type="string">
            <text:p><text:s/>jnovoac@gmail.com </text:p>
          </table:table-cell>
          <table:table-cell office:value-type="string" calcext:value-type="string">
            <text:p><text:s/>76360151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Gonzalez </text:p>
          </table:table-cell>
          <table:table-cell office:value-type="float" office:value="965740689" calcext:value-type="float">
            <text:p>965740689</text:p>
          </table:table-cell>
          <table:table-cell office:value-type="string" calcext:value-type="string">
            <text:p><text:s/>11503121K </text:p>
          </table:table-cell>
          <table:table-cell office:value-type="string" calcext:value-type="string">
            <text:p><text:s/>gontike@gmail.com </text:p>
          </table:table-cell>
          <table:table-cell office:value-type="float" office:value="762290715" calcext:value-type="float">
            <text:p>7622907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Marcelo Urrea Caro </text:p>
          </table:table-cell>
          <table:table-cell office:value-type="string" calcext:value-type="string">
            <text:p><text:s/>Urrea </text:p>
          </table:table-cell>
          <table:table-cell office:value-type="string" calcext:value-type="string">
            <text:p><text:s/>9 54063479 </text:p>
          </table:table-cell>
          <table:table-cell office:value-type="string" calcext:value-type="string">
            <text:p><text:s/>11898028K </text:p>
          </table:table-cell>
          <table:table-cell office:value-type="string" calcext:value-type="string">
            <text:p><text:s/>mhernandez@creasecurity.cl </text:p>
          </table:table-cell>
          <table:table-cell office:value-type="float" office:value="761129791" calcext:value-type="float">
            <text:p>76112979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o </text:p>
          </table:table-cell>
          <table:table-cell office:value-type="string" calcext:value-type="string">
            <text:p><text:s/>gutierrez </text:p>
          </table:table-cell>
          <table:table-cell office:value-type="float" office:value="73881151" calcext:value-type="float">
            <text:p>73881151</text:p>
          </table:table-cell>
          <table:table-cell office:value-type="string" calcext:value-type="string">
            <text:p><text:s/>11924577k </text:p>
          </table:table-cell>
          <table:table-cell office:value-type="string" calcext:value-type="string">
            <text:p><text:s/>nisotransportes@gmail.com </text:p>
          </table:table-cell>
          <table:table-cell office:value-type="float" office:value="763782662" calcext:value-type="float">
            <text:p>76378266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Sánchez </text:p>
          </table:table-cell>
          <table:table-cell office:value-type="float" office:value="56985968822" calcext:value-type="float">
            <text:p>56985968822</text:p>
          </table:table-cell>
          <table:table-cell office:value-type="string" calcext:value-type="string">
            <text:p><text:s/>11947003K </text:p>
          </table:table-cell>
          <table:table-cell office:value-type="string" calcext:value-type="string">
            <text:p><text:s/>claudia@fullcomunicaciones.com </text:p>
          </table:table-cell>
          <table:table-cell office:value-type="float" office:value="762378914" calcext:value-type="float">
            <text:p>76237891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Carla </text:p>
          </table:table-cell>
          <table:table-cell office:value-type="string" calcext:value-type="string">
            <text:p><text:s/>Sepulveda </text:p>
          </table:table-cell>
          <table:table-cell office:value-type="float" office:value="27502511" calcext:value-type="float">
            <text:p>27502511</text:p>
          </table:table-cell>
          <table:table-cell office:value-type="string" calcext:value-type="string">
            <text:p><text:s/>12121363K </text:p>
          </table:table-cell>
          <table:table-cell office:value-type="string" calcext:value-type="string">
            <text:p><text:s/>csepulveda@hidromobile.cl </text:p>
          </table:table-cell>
          <table:table-cell office:value-type="float" office:value="995777908" calcext:value-type="float">
            <text:p>9957779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Campo </text:p>
          </table:table-cell>
          <table:table-cell office:value-type="float" office:value="975952035" calcext:value-type="float">
            <text:p>975952035</text:p>
          </table:table-cell>
          <table:table-cell office:value-type="string" calcext:value-type="string">
            <text:p><text:s/>12151477K </text:p>
          </table:table-cell>
          <table:table-cell office:value-type="string" calcext:value-type="string">
            <text:p><text:s/>sergio.camposa@gmail.com </text:p>
          </table:table-cell>
          <table:table-cell office:value-type="string" calcext:value-type="string">
            <text:p><text:s/>12151477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a Elizabeth </text:p>
          </table:table-cell>
          <table:table-cell office:value-type="string" calcext:value-type="string">
            <text:p><text:s/>Mujica </text:p>
          </table:table-cell>
          <table:table-cell office:value-type="float" office:value="993594639" calcext:value-type="float">
            <text:p>993594639</text:p>
          </table:table-cell>
          <table:table-cell office:value-type="string" calcext:value-type="string">
            <text:p><text:s/>12489512K </text:p>
          </table:table-cell>
          <table:table-cell office:value-type="string" calcext:value-type="string">
            <text:p><text:s/>marielymujica@gmail.com </text:p>
          </table:table-cell>
          <table:table-cell office:value-type="float" office:value="762098164" calcext:value-type="float">
            <text:p>76209816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eodoro </text:p>
          </table:table-cell>
          <table:table-cell office:value-type="string" calcext:value-type="string">
            <text:p><text:s/>Cartes </text:p>
          </table:table-cell>
          <table:table-cell office:value-type="float" office:value="932400755" calcext:value-type="float">
            <text:p>932400755</text:p>
          </table:table-cell>
          <table:table-cell office:value-type="string" calcext:value-type="string">
            <text:p><text:s/>12631289k </text:p>
          </table:table-cell>
          <table:table-cell office:value-type="string" calcext:value-type="string">
            <text:p><text:s/>tcartes@ferres.cl </text:p>
          </table:table-cell>
          <table:table-cell office:value-type="float" office:value="763842827" calcext:value-type="float">
            <text:p>76384282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O </text:p>
          </table:table-cell>
          <table:table-cell office:value-type="string" calcext:value-type="string">
            <text:p><text:s/>AREVALO </text:p>
          </table:table-cell>
          <table:table-cell office:value-type="float" office:value="978433857" calcext:value-type="float">
            <text:p>978433857</text:p>
          </table:table-cell>
          <table:table-cell office:value-type="string" calcext:value-type="string">
            <text:p><text:s/>12685398K </text:p>
          </table:table-cell>
          <table:table-cell office:value-type="string" calcext:value-type="string">
            <text:p><text:s/>mareguseguridad@gmail.com </text:p>
          </table:table-cell>
          <table:table-cell office:value-type="float" office:value="762249197" calcext:value-type="float">
            <text:p>76224919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tricio </text:p>
          </table:table-cell>
          <table:table-cell office:value-type="string" calcext:value-type="string">
            <text:p><text:s/>Cumsille </text:p>
          </table:table-cell>
          <table:table-cell office:value-type="float" office:value="992318720" calcext:value-type="float">
            <text:p>992318720</text:p>
          </table:table-cell>
          <table:table-cell office:value-type="string" calcext:value-type="string">
            <text:p><text:s/>12721140K </text:p>
          </table:table-cell>
          <table:table-cell office:value-type="string" calcext:value-type="string">
            <text:p><text:s/>pcumsille@constructorasn.cl </text:p>
          </table:table-cell>
          <table:table-cell office:value-type="float" office:value="764004450" calcext:value-type="float">
            <text:p>76400445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ERMAN </text:p>
          </table:table-cell>
          <table:table-cell office:value-type="string" calcext:value-type="string">
            <text:p><text:s/>KRESSE </text:p>
          </table:table-cell>
          <table:table-cell office:value-type="float" office:value="991879328" calcext:value-type="float">
            <text:p>991879328</text:p>
          </table:table-cell>
          <table:table-cell office:value-type="string" calcext:value-type="string">
            <text:p><text:s/>12827409K </text:p>
          </table:table-cell>
          <table:table-cell office:value-type="string" calcext:value-type="string">
            <text:p><text:s/>transporteskresse@hotmail.com </text:p>
          </table:table-cell>
          <table:table-cell office:value-type="float" office:value="128275037" calcext:value-type="float">
            <text:p>12827503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 </text:p>
          </table:table-cell>
          <table:table-cell office:value-type="string" calcext:value-type="string">
            <text:p><text:s/>Contreras </text:p>
          </table:table-cell>
          <table:table-cell office:value-type="float" office:value="976032619" calcext:value-type="float">
            <text:p>976032619</text:p>
          </table:table-cell>
          <table:table-cell office:value-type="string" calcext:value-type="string">
            <text:p><text:s/>13014036K </text:p>
          </table:table-cell>
          <table:table-cell office:value-type="string" calcext:value-type="string">
            <text:p><text:s/>franci.contreras@converservicios.cl </text:p>
          </table:table-cell>
          <table:table-cell office:value-type="float" office:value="763634787" calcext:value-type="float">
            <text:p>76363478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Alejandro </text:p>
          </table:table-cell>
          <table:table-cell office:value-type="string" calcext:value-type="string">
            <text:p><text:s/>Morales Sepulveda </text:p>
          </table:table-cell>
          <table:table-cell office:value-type="float" office:value="56973368511" calcext:value-type="float">
            <text:p>56973368511</text:p>
          </table:table-cell>
          <table:table-cell office:value-type="string" calcext:value-type="string">
            <text:p><text:s/>13019799k </text:p>
          </table:table-cell>
          <table:table-cell office:value-type="string" calcext:value-type="string">
            <text:p><text:s/>lmorales@mgm-auditores.cl </text:p>
          </table:table-cell>
          <table:table-cell office:value-type="float" office:value="760864285" calcext:value-type="float">
            <text:p>76086428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ALEJANDRA IVONNE </text:p>
          </table:table-cell>
          <table:table-cell office:value-type="string" calcext:value-type="string">
            <text:p><text:s/>FIERRO LARA </text:p>
          </table:table-cell>
          <table:table-cell office:value-type="float" office:value="226339584" calcext:value-type="float">
            <text:p>226339584</text:p>
          </table:table-cell>
          <table:table-cell office:value-type="string" calcext:value-type="string">
            <text:p><text:s/>13055895K </text:p>
          </table:table-cell>
          <table:table-cell office:value-type="string" calcext:value-type="string">
            <text:p><text:s/>afierro@theclinic.cl </text:p>
          </table:table-cell>
          <table:table-cell office:value-type="float" office:value="773106002" calcext:value-type="float">
            <text:p>773106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lanca </text:p>
          </table:table-cell>
          <table:table-cell office:value-type="string" calcext:value-type="string">
            <text:p><text:s/>aciares </text:p>
          </table:table-cell>
          <table:table-cell office:value-type="float" office:value="954547646" calcext:value-type="float">
            <text:p>954547646</text:p>
          </table:table-cell>
          <table:table-cell office:value-type="string" calcext:value-type="string">
            <text:p><text:s/>13213863k </text:p>
          </table:table-cell>
          <table:table-cell office:value-type="string" calcext:value-type="string">
            <text:p><text:s/>baciares@impresionescolossus.cl </text:p>
          </table:table-cell>
          <table:table-cell office:value-type="float" office:value="763150348" calcext:value-type="float">
            <text:p>76315034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fernando </text:p>
          </table:table-cell>
          <table:table-cell office:value-type="string" calcext:value-type="string">
            <text:p><text:s/>salazar </text:p>
          </table:table-cell>
          <table:table-cell office:value-type="float" office:value="228295062" calcext:value-type="float">
            <text:p>228295062</text:p>
          </table:table-cell>
          <table:table-cell office:value-type="string" calcext:value-type="string">
            <text:p><text:s/>13387027K </text:p>
          </table:table-cell>
          <table:table-cell office:value-type="string" calcext:value-type="string">
            <text:p><text:s/>fsalazar@geobpo.cl </text:p>
          </table:table-cell>
          <table:table-cell office:value-type="float" office:value="760179833" calcext:value-type="float">
            <text:p>76017983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ejandro </text:p>
          </table:table-cell>
          <table:table-cell office:value-type="string" calcext:value-type="string">
            <text:p><text:s/>Molina </text:p>
          </table:table-cell>
          <table:table-cell office:value-type="float" office:value="56983256646" calcext:value-type="float">
            <text:p>56983256646</text:p>
          </table:table-cell>
          <table:table-cell office:value-type="string" calcext:value-type="string">
            <text:p><text:s/>13422116K </text:p>
          </table:table-cell>
          <table:table-cell office:value-type="string" calcext:value-type="string">
            <text:p><text:s/>amolina@mlillos.com </text:p>
          </table:table-cell>
          <table:table-cell office:value-type="float" office:value="54880510" calcext:value-type="float">
            <text:p>5488051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Henriquez </text:p>
          </table:table-cell>
          <table:table-cell office:value-type="float" office:value="940808941" calcext:value-type="float">
            <text:p>940808941</text:p>
          </table:table-cell>
          <table:table-cell office:value-type="string" calcext:value-type="string">
            <text:p><text:s/>13855645K </text:p>
          </table:table-cell>
          <table:table-cell office:value-type="string" calcext:value-type="string">
            <text:p><text:s/>chenriquez@tminerals.cl </text:p>
          </table:table-cell>
          <table:table-cell office:value-type="string" calcext:value-type="string">
            <text:p><text:s/>7678062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ntonio </text:p>
          </table:table-cell>
          <table:table-cell office:value-type="string" calcext:value-type="string">
            <text:p><text:s/>bermejo </text:p>
          </table:table-cell>
          <table:table-cell office:value-type="float" office:value="90991747" calcext:value-type="float">
            <text:p>90991747</text:p>
          </table:table-cell>
          <table:table-cell office:value-type="string" calcext:value-type="string">
            <text:p><text:s/>13940727K </text:p>
          </table:table-cell>
          <table:table-cell office:value-type="string" calcext:value-type="string">
            <text:p><text:s/>c.cdelass@gmail.com </text:p>
          </table:table-cell>
          <table:table-cell office:value-type="string" calcext:value-type="string">
            <text:p><text:s/>13940727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elo Enrique </text:p>
          </table:table-cell>
          <table:table-cell office:value-type="string" calcext:value-type="string">
            <text:p><text:s/>Penna Morgado </text:p>
          </table:table-cell>
          <table:table-cell office:value-type="float" office:value="942882722" calcext:value-type="float">
            <text:p>942882722</text:p>
          </table:table-cell>
          <table:table-cell office:value-type="string" calcext:value-type="string">
            <text:p><text:s/>13975347K </text:p>
          </table:table-cell>
          <table:table-cell office:value-type="string" calcext:value-type="string">
            <text:p><text:s/>marcelopennam@hotmail.com </text:p>
          </table:table-cell>
          <table:table-cell office:value-type="float" office:value="761013378" calcext:value-type="float">
            <text:p>761013378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Test </text:p>
          </table:table-cell>
          <table:table-cell office:value-type="string" calcext:value-type="string">
            <text:p><text:s/>Test </text:p>
          </table:table-cell>
          <table:table-cell office:value-type="float" office:value="20009932" calcext:value-type="float">
            <text:p>20009932</text:p>
          </table:table-cell>
          <table:table-cell office:value-type="string" calcext:value-type="string">
            <text:p><text:s/>14006534K </text:p>
          </table:table-cell>
          <table:table-cell office:value-type="string" calcext:value-type="string">
            <text:p><text:s/>fake@gdsmail.com </text:p>
          </table:table-cell>
          <table:table-cell office:value-type="float" office:value="52860881" calcext:value-type="float">
            <text:p>5286088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DORITA </text:p>
          </table:table-cell>
          <table:table-cell office:value-type="string" calcext:value-type="string">
            <text:p><text:s/>FERRADA </text:p>
          </table:table-cell>
          <table:table-cell office:value-type="float" office:value="985284113" calcext:value-type="float">
            <text:p>985284113</text:p>
          </table:table-cell>
          <table:table-cell office:value-type="string" calcext:value-type="string">
            <text:p><text:s/>14021602K </text:p>
          </table:table-cell>
          <table:table-cell office:value-type="string" calcext:value-type="string">
            <text:p><text:s/>dorita.ferrada@apexamerica.com </text:p>
          </table:table-cell>
          <table:table-cell office:value-type="float" office:value="995770601" calcext:value-type="float">
            <text:p>9957706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Roberto </text:p>
          </table:table-cell>
          <table:table-cell office:value-type="string" calcext:value-type="string">
            <text:p><text:s/>Molina Garcia </text:p>
          </table:table-cell>
          <table:table-cell office:value-type="float" office:value="227844400" calcext:value-type="float">
            <text:p>227844400</text:p>
          </table:table-cell>
          <table:table-cell office:value-type="string" calcext:value-type="string">
            <text:p><text:s/>14080486K </text:p>
          </table:table-cell>
          <table:table-cell office:value-type="string" calcext:value-type="string">
            <text:p><text:s/>santiago9@trulynolen.cl </text:p>
          </table:table-cell>
          <table:table-cell office:value-type="float" office:value="965917608" calcext:value-type="float">
            <text:p>96591760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oreto </text:p>
          </table:table-cell>
          <table:table-cell office:value-type="string" calcext:value-type="string">
            <text:p><text:s/>ormeño </text:p>
          </table:table-cell>
          <table:table-cell office:value-type="float" office:value="996093900" calcext:value-type="float">
            <text:p>996093900</text:p>
          </table:table-cell>
          <table:table-cell office:value-type="string" calcext:value-type="string">
            <text:p><text:s/>14091052K </text:p>
          </table:table-cell>
          <table:table-cell office:value-type="string" calcext:value-type="string">
            <text:p><text:s/>loreto@wowdiseno.cl </text:p>
          </table:table-cell>
          <table:table-cell office:value-type="float" office:value="765256283" calcext:value-type="float">
            <text:p>76525628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ZAMORA </text:p>
          </table:table-cell>
          <table:table-cell office:value-type="float" office:value="226569552" calcext:value-type="float">
            <text:p>226569552</text:p>
          </table:table-cell>
          <table:table-cell office:value-type="string" calcext:value-type="string">
            <text:p><text:s/>14108576K </text:p>
          </table:table-cell>
          <table:table-cell office:value-type="string" calcext:value-type="string">
            <text:p><text:s/>czamora@prismafachadas.com </text:p>
          </table:table-cell>
          <table:table-cell office:value-type="float" office:value="760995215" calcext:value-type="float">
            <text:p>760995215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lio </text:p>
          </table:table-cell>
          <table:table-cell office:value-type="string" calcext:value-type="string">
            <text:p><text:s/>vicencio </text:p>
          </table:table-cell>
          <table:table-cell office:value-type="float" office:value="942447475" calcext:value-type="float">
            <text:p>942447475</text:p>
          </table:table-cell>
          <table:table-cell office:value-type="string" calcext:value-type="string">
            <text:p><text:s/>14164923k </text:p>
          </table:table-cell>
          <table:table-cell office:value-type="string" calcext:value-type="string">
            <text:p><text:s/>ju_vivas@hotmail.com </text:p>
          </table:table-cell>
          <table:table-cell office:value-type="string" calcext:value-type="string">
            <text:p><text:s/>7669565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Vergara </text:p>
          </table:table-cell>
          <table:table-cell office:value-type="float" office:value="966891497" calcext:value-type="float">
            <text:p>966891497</text:p>
          </table:table-cell>
          <table:table-cell office:value-type="string" calcext:value-type="string">
            <text:p><text:s/>14170088K </text:p>
          </table:table-cell>
          <table:table-cell office:value-type="string" calcext:value-type="string">
            <text:p><text:s/>cvergara@talmuval.cl </text:p>
          </table:table-cell>
          <table:table-cell office:value-type="float" office:value="768107084" calcext:value-type="float">
            <text:p>76810708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ISEL </text:p>
          </table:table-cell>
          <table:table-cell office:value-type="string" calcext:value-type="string">
            <text:p><text:s/>VALLADARES </text:p>
          </table:table-cell>
          <table:table-cell office:value-type="float" office:value="432220077" calcext:value-type="float">
            <text:p>432220077</text:p>
          </table:table-cell>
          <table:table-cell office:value-type="string" calcext:value-type="string">
            <text:p><text:s/>14525129K </text:p>
          </table:table-cell>
          <table:table-cell office:value-type="string" calcext:value-type="string">
            <text:p><text:s/>aridospacambel@gmail.com </text:p>
          </table:table-cell>
          <table:table-cell office:value-type="float" office:value="763696324" calcext:value-type="float">
            <text:p>76369632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van Eduardo </text:p>
          </table:table-cell>
          <table:table-cell office:value-type="string" calcext:value-type="string">
            <text:p><text:s/>Gonzalez Riffo </text:p>
          </table:table-cell>
          <table:table-cell office:value-type="float" office:value="944804000" calcext:value-type="float">
            <text:p>944804000</text:p>
          </table:table-cell>
          <table:table-cell office:value-type="string" calcext:value-type="string">
            <text:p><text:s/>14542741K </text:p>
          </table:table-cell>
          <table:table-cell office:value-type="string" calcext:value-type="string">
            <text:p><text:s/>igonzalez@tecnopixel.cl </text:p>
          </table:table-cell>
          <table:table-cell office:value-type="float" office:value="762962721" calcext:value-type="float">
            <text:p>76296272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Gilberto </text:p>
          </table:table-cell>
          <table:table-cell office:value-type="string" calcext:value-type="string">
            <text:p><text:s/>Montealegre </text:p>
          </table:table-cell>
          <table:table-cell office:value-type="float" office:value="999982207" calcext:value-type="float">
            <text:p>999982207</text:p>
          </table:table-cell>
          <table:table-cell office:value-type="string" calcext:value-type="string">
            <text:p><text:s/>15052847K </text:p>
          </table:table-cell>
          <table:table-cell office:value-type="string" calcext:value-type="string">
            <text:p><text:s/>gmontealegre@alig.cl </text:p>
          </table:table-cell>
          <table:table-cell office:value-type="string" calcext:value-type="string">
            <text:p><text:s/>76290537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Benavides Elizondo </text:p>
          </table:table-cell>
          <table:table-cell office:value-type="float" office:value="987444234" calcext:value-type="float">
            <text:p>987444234</text:p>
          </table:table-cell>
          <table:table-cell office:value-type="string" calcext:value-type="string">
            <text:p><text:s/>15335426k </text:p>
          </table:table-cell>
          <table:table-cell office:value-type="string" calcext:value-type="string">
            <text:p><text:s/>obenavides@esintec.cl </text:p>
          </table:table-cell>
          <table:table-cell office:value-type="float" office:value="764424956" calcext:value-type="float">
            <text:p>76442495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carena </text:p>
          </table:table-cell>
          <table:table-cell office:value-type="string" calcext:value-type="string">
            <text:p><text:s/>Biggemann </text:p>
          </table:table-cell>
          <table:table-cell office:value-type="float" office:value="229205581" calcext:value-type="float">
            <text:p>229205581</text:p>
          </table:table-cell>
          <table:table-cell office:value-type="string" calcext:value-type="string">
            <text:p><text:s/>15376459K </text:p>
          </table:table-cell>
          <table:table-cell office:value-type="string" calcext:value-type="string">
            <text:p><text:s/>macarena@constructorapeuma.com </text:p>
          </table:table-cell>
          <table:table-cell office:value-type="float" office:value="762340550" calcext:value-type="float">
            <text:p>762340550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Israel </text:p>
          </table:table-cell>
          <table:table-cell office:value-type="string" calcext:value-type="string">
            <text:p><text:s/>Pinilla </text:p>
          </table:table-cell>
          <table:table-cell office:value-type="float" office:value="983931951" calcext:value-type="float">
            <text:p>983931951</text:p>
          </table:table-cell>
          <table:table-cell office:value-type="string" calcext:value-type="string">
            <text:p><text:s/>15431086K </text:p>
          </table:table-cell>
          <table:table-cell office:value-type="string" calcext:value-type="string">
            <text:p><text:s/>francoisrael13@gmail.com </text:p>
          </table:table-cell>
          <table:table-cell office:value-type="float" office:value="764645316" calcext:value-type="float">
            <text:p>76464531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Hernández duran </text:p>
          </table:table-cell>
          <table:table-cell office:value-type="float" office:value="99201767" calcext:value-type="float">
            <text:p>99201767</text:p>
          </table:table-cell>
          <table:table-cell office:value-type="string" calcext:value-type="string">
            <text:p><text:s/>15447787K </text:p>
          </table:table-cell>
          <table:table-cell office:value-type="string" calcext:value-type="string">
            <text:p><text:s/>claudio.hernandez.d@hotmail.com </text:p>
          </table:table-cell>
          <table:table-cell office:value-type="string" calcext:value-type="string">
            <text:p><text:s/>15447787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TAPIA CERDA </text:p>
          </table:table-cell>
          <table:table-cell office:value-type="float" office:value="944460639" calcext:value-type="float">
            <text:p>944460639</text:p>
          </table:table-cell>
          <table:table-cell office:value-type="string" calcext:value-type="string">
            <text:p><text:s/>15473449k </text:p>
          </table:table-cell>
          <table:table-cell office:value-type="string" calcext:value-type="string">
            <text:p><text:s/>visualtecnica@hotmail.com </text:p>
          </table:table-cell>
          <table:table-cell office:value-type="float" office:value="765374197" calcext:value-type="float">
            <text:p>76537419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Andrea </text:p>
          </table:table-cell>
          <table:table-cell office:value-type="string" calcext:value-type="string">
            <text:p><text:s/>Gonzalez </text:p>
          </table:table-cell>
          <table:table-cell office:value-type="float" office:value="225484123" calcext:value-type="float">
            <text:p>225484123</text:p>
          </table:table-cell>
          <table:table-cell office:value-type="string" calcext:value-type="string">
            <text:p><text:s/>15510757K </text:p>
          </table:table-cell>
          <table:table-cell office:value-type="string" calcext:value-type="string">
            <text:p><text:s/>agonzalez@soiltest.cl </text:p>
          </table:table-cell>
          <table:table-cell office:value-type="string" calcext:value-type="string">
            <text:p><text:s/>7870085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edro </text:p>
          </table:table-cell>
          <table:table-cell office:value-type="string" calcext:value-type="string">
            <text:p><text:s/>Moraga </text:p>
          </table:table-cell>
          <table:table-cell office:value-type="float" office:value="56004139" calcext:value-type="float">
            <text:p>56004139</text:p>
          </table:table-cell>
          <table:table-cell office:value-type="string" calcext:value-type="string">
            <text:p><text:s/>15593106k </text:p>
          </table:table-cell>
          <table:table-cell office:value-type="string" calcext:value-type="string">
            <text:p><text:s/>pmoraga@skymedia.cl </text:p>
          </table:table-cell>
          <table:table-cell office:value-type="float" office:value="761936492" calcext:value-type="float">
            <text:p>76193649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ariel </text:p>
          </table:table-cell>
          <table:table-cell office:value-type="string" calcext:value-type="string">
            <text:p><text:s/>Álvarez Márquez </text:p>
          </table:table-cell>
          <table:table-cell office:value-type="float" office:value="961423179" calcext:value-type="float">
            <text:p>961423179</text:p>
          </table:table-cell>
          <table:table-cell office:value-type="string" calcext:value-type="string">
            <text:p><text:s/>15599598K </text:p>
          </table:table-cell>
          <table:table-cell office:value-type="string" calcext:value-type="string">
            <text:p><text:s/>felipe.alvarez@protector.cl </text:p>
          </table:table-cell>
          <table:table-cell office:value-type="float" office:value="763566676" calcext:value-type="float">
            <text:p>76356667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Benjamin </text:p>
          </table:table-cell>
          <table:table-cell office:value-type="string" calcext:value-type="string">
            <text:p><text:s/>Perez </text:p>
          </table:table-cell>
          <table:table-cell office:value-type="float" office:value="56993597136" calcext:value-type="float">
            <text:p>56993597136</text:p>
          </table:table-cell>
          <table:table-cell office:value-type="string" calcext:value-type="string">
            <text:p><text:s/>15678642K </text:p>
          </table:table-cell>
          <table:table-cell office:value-type="string" calcext:value-type="string">
            <text:p><text:s/>benjamin@carnavalonline.cl </text:p>
          </table:table-cell>
          <table:table-cell office:value-type="string" calcext:value-type="string">
            <text:p><text:s/>7602992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ichel </text:p>
          </table:table-cell>
          <table:table-cell office:value-type="string" calcext:value-type="string">
            <text:p><text:s/>Cortes </text:p>
          </table:table-cell>
          <table:table-cell office:value-type="float" office:value="977542407" calcext:value-type="float">
            <text:p>977542407</text:p>
          </table:table-cell>
          <table:table-cell office:value-type="string" calcext:value-type="string">
            <text:p><text:s/>15977743K </text:p>
          </table:table-cell>
          <table:table-cell office:value-type="string" calcext:value-type="string">
            <text:p><text:s/>mcortes@hadysic.cl </text:p>
          </table:table-cell>
          <table:table-cell office:value-type="float" office:value="761727370" calcext:value-type="float">
            <text:p>76172737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Ricardo Jose </text:p>
          </table:table-cell>
          <table:table-cell office:value-type="string" calcext:value-type="string">
            <text:p><text:s/>Fuentes Montecinos </text:p>
          </table:table-cell>
          <table:table-cell office:value-type="float" office:value="968135820" calcext:value-type="float">
            <text:p>968135820</text:p>
          </table:table-cell>
          <table:table-cell office:value-type="string" calcext:value-type="string">
            <text:p><text:s/>16061000K </text:p>
          </table:table-cell>
          <table:table-cell office:value-type="string" calcext:value-type="string">
            <text:p><text:s/>ricardo.jose.fuentes@gmail.com </text:p>
          </table:table-cell>
          <table:table-cell office:value-type="string" calcext:value-type="string">
            <text:p><text:s/>16061000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ristian </text:p>
          </table:table-cell>
          <table:table-cell office:value-type="string" calcext:value-type="string">
            <text:p><text:s/>Honorato </text:p>
          </table:table-cell>
          <table:table-cell office:value-type="float" office:value="56992377795" calcext:value-type="float">
            <text:p>56992377795</text:p>
          </table:table-cell>
          <table:table-cell office:value-type="string" calcext:value-type="string">
            <text:p><text:s/>16095065K </text:p>
          </table:table-cell>
          <table:table-cell office:value-type="string" calcext:value-type="string">
            <text:p><text:s/>chonorato@textilhonorato.cl </text:p>
          </table:table-cell>
          <table:table-cell office:value-type="float" office:value="765042054" calcext:value-type="float">
            <text:p>76504205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abrizzio </text:p>
          </table:table-cell>
          <table:table-cell office:value-type="string" calcext:value-type="string">
            <text:p><text:s/>Carvajal </text:p>
          </table:table-cell>
          <table:table-cell office:value-type="float" office:value="984270132" calcext:value-type="float">
            <text:p>984270132</text:p>
          </table:table-cell>
          <table:table-cell office:value-type="string" calcext:value-type="string">
            <text:p><text:s/>16244512K </text:p>
          </table:table-cell>
          <table:table-cell office:value-type="string" calcext:value-type="string">
            <text:p><text:s/>operaciones@servilion.com </text:p>
          </table:table-cell>
          <table:table-cell office:value-type="float" office:value="761637207" calcext:value-type="float">
            <text:p>76163720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Nataly </text:p>
          </table:table-cell>
          <table:table-cell office:value-type="string" calcext:value-type="string">
            <text:p><text:s/>Pino </text:p>
          </table:table-cell>
          <table:table-cell office:value-type="float" office:value="228577106" calcext:value-type="float">
            <text:p>228577106</text:p>
          </table:table-cell>
          <table:table-cell office:value-type="string" calcext:value-type="string">
            <text:p><text:s/>16347378K </text:p>
          </table:table-cell>
          <table:table-cell office:value-type="string" calcext:value-type="string">
            <text:p><text:s/>buzon@rentamueble.cl </text:p>
          </table:table-cell>
          <table:table-cell office:value-type="float" office:value="797517003" calcext:value-type="float">
            <text:p>79751700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amara del pilar </text:p>
          </table:table-cell>
          <table:table-cell office:value-type="string" calcext:value-type="string">
            <text:p><text:s/>Pino Rojas </text:p>
          </table:table-cell>
          <table:table-cell office:value-type="float" office:value="974514555" calcext:value-type="float">
            <text:p>974514555</text:p>
          </table:table-cell>
          <table:table-cell office:value-type="string" calcext:value-type="string">
            <text:p><text:s/>16412830k </text:p>
          </table:table-cell>
          <table:table-cell office:value-type="string" calcext:value-type="string">
            <text:p><text:s/>repuestosfifcam@gmail.com </text:p>
          </table:table-cell>
          <table:table-cell office:value-type="float" office:value="767979592" calcext:value-type="float">
            <text:p>76797959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ALBA </text:p>
          </table:table-cell>
          <table:table-cell office:value-type="string" calcext:value-type="string">
            <text:p><text:s/>VICHES </text:p>
          </table:table-cell>
          <table:table-cell office:value-type="float" office:value="522352800" calcext:value-type="float">
            <text:p>522352800</text:p>
          </table:table-cell>
          <table:table-cell office:value-type="string" calcext:value-type="string">
            <text:p><text:s/>16526388K </text:p>
          </table:table-cell>
          <table:table-cell office:value-type="string" calcext:value-type="string">
            <text:p><text:s/>asistente@sattelchile.cl </text:p>
          </table:table-cell>
          <table:table-cell office:value-type="float" office:value="760955019" calcext:value-type="float">
            <text:p>7609550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UMBERTO </text:p>
          </table:table-cell>
          <table:table-cell office:value-type="string" calcext:value-type="string">
            <text:p><text:s/>VERGARA </text:p>
          </table:table-cell>
          <table:table-cell office:value-type="float" office:value="976784530" calcext:value-type="float">
            <text:p>976784530</text:p>
          </table:table-cell>
          <table:table-cell office:value-type="string" calcext:value-type="string">
            <text:p><text:s/>16671978k </text:p>
          </table:table-cell>
          <table:table-cell office:value-type="string" calcext:value-type="string">
            <text:p><text:s/>FCERDA@GMAIL.COM </text:p>
          </table:table-cell>
          <table:table-cell office:value-type="string" calcext:value-type="string">
            <text:p><text:s/>76760713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Rivera </text:p>
          </table:table-cell>
          <table:table-cell office:value-type="float" office:value="223658025" calcext:value-type="float">
            <text:p>223658025</text:p>
          </table:table-cell>
          <table:table-cell office:value-type="string" calcext:value-type="string">
            <text:p><text:s/>16920697K </text:p>
          </table:table-cell>
          <table:table-cell office:value-type="string" calcext:value-type="string">
            <text:p><text:s/>claudia.rivera@sicc.cl </text:p>
          </table:table-cell>
          <table:table-cell office:value-type="float" office:value="785742702" calcext:value-type="float">
            <text:p>7857427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Huenopil Muñoz </text:p>
          </table:table-cell>
          <table:table-cell office:value-type="float" office:value="981531159" calcext:value-type="float">
            <text:p>981531159</text:p>
          </table:table-cell>
          <table:table-cell office:value-type="string" calcext:value-type="string">
            <text:p><text:s/>17057186k </text:p>
          </table:table-cell>
          <table:table-cell office:value-type="string" calcext:value-type="string">
            <text:p><text:s/>lhuenopil@hotmail.com </text:p>
          </table:table-cell>
          <table:table-cell office:value-type="float" office:value="765516307" calcext:value-type="float">
            <text:p>76551630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Daniela Andrea </text:p>
          </table:table-cell>
          <table:table-cell office:value-type="string" calcext:value-type="string">
            <text:p><text:s/>Ahumada Jimenez </text:p>
          </table:table-cell>
          <table:table-cell office:value-type="float" office:value="572481803" calcext:value-type="float">
            <text:p>572481803</text:p>
          </table:table-cell>
          <table:table-cell office:value-type="string" calcext:value-type="string">
            <text:p><text:s/>17094447K </text:p>
          </table:table-cell>
          <table:table-cell office:value-type="string" calcext:value-type="string">
            <text:p><text:s/>secretaria@carmonaabogados.cl </text:p>
          </table:table-cell>
          <table:table-cell office:value-type="string" calcext:value-type="string">
            <text:p><text:s/>76019915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</text:p>
          </table:table-cell>
          <table:table-cell office:value-type="string" calcext:value-type="string">
            <text:p><text:s/>andrades vivanche </text:p>
          </table:table-cell>
          <table:table-cell office:value-type="float" office:value="971407134" calcext:value-type="float">
            <text:p>971407134</text:p>
          </table:table-cell>
          <table:table-cell office:value-type="string" calcext:value-type="string">
            <text:p><text:s/>17648960K </text:p>
          </table:table-cell>
          <table:table-cell office:value-type="string" calcext:value-type="string">
            <text:p><text:s/>fco.andrades.v@gmail.com </text:p>
          </table:table-cell>
          <table:table-cell office:value-type="float" office:value="765900328" calcext:value-type="float">
            <text:p>76590032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o </text:p>
          </table:table-cell>
          <table:table-cell office:value-type="string" calcext:value-type="string">
            <text:p><text:s/>Suarez </text:p>
          </table:table-cell>
          <table:table-cell office:value-type="float" office:value="932106271" calcext:value-type="float">
            <text:p>932106271</text:p>
          </table:table-cell>
          <table:table-cell office:value-type="string" calcext:value-type="string">
            <text:p><text:s/>17656489K </text:p>
          </table:table-cell>
          <table:table-cell office:value-type="string" calcext:value-type="string">
            <text:p><text:s/>trans.csuarez@hotmail.com </text:p>
          </table:table-cell>
          <table:table-cell office:value-type="float" office:value="765194245" calcext:value-type="float">
            <text:p>76519424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Ignacio </text:p>
          </table:table-cell>
          <table:table-cell office:value-type="string" calcext:value-type="string">
            <text:p><text:s/>Verdugo </text:p>
          </table:table-cell>
          <table:table-cell office:value-type="float" office:value="522543737" calcext:value-type="float">
            <text:p>522543737</text:p>
          </table:table-cell>
          <table:table-cell office:value-type="string" calcext:value-type="string">
            <text:p><text:s/>17672997K </text:p>
          </table:table-cell>
          <table:table-cell office:value-type="string" calcext:value-type="string">
            <text:p><text:s/>compras.copiapo@hidromfd.cl </text:p>
          </table:table-cell>
          <table:table-cell office:value-type="float" office:value="784317404" calcext:value-type="float">
            <text:p>784317404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Yesenia </text:p>
          </table:table-cell>
          <table:table-cell office:value-type="string" calcext:value-type="string">
            <text:p><text:s/>Pinto </text:p>
          </table:table-cell>
          <table:table-cell office:value-type="float" office:value="56949971861" calcext:value-type="float">
            <text:p>56949971861</text:p>
          </table:table-cell>
          <table:table-cell office:value-type="string" calcext:value-type="string">
            <text:p><text:s/>17938356K </text:p>
          </table:table-cell>
          <table:table-cell office:value-type="string" calcext:value-type="string">
            <text:p><text:s/>yesenia.pinto@ingel.cl </text:p>
          </table:table-cell>
          <table:table-cell office:value-type="float" office:value="762753383" calcext:value-type="float">
            <text:p>762753383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elipe Ignacio </text:p>
          </table:table-cell>
          <table:table-cell office:value-type="string" calcext:value-type="string">
            <text:p><text:s/>López </text:p>
          </table:table-cell>
          <table:table-cell office:value-type="float" office:value="963081304" calcext:value-type="float">
            <text:p>963081304</text:p>
          </table:table-cell>
          <table:table-cell office:value-type="string" calcext:value-type="string">
            <text:p><text:s/>18061950K </text:p>
          </table:table-cell>
          <table:table-cell office:value-type="string" calcext:value-type="string">
            <text:p><text:s/>filopez.repmaipu@gmail.com </text:p>
          </table:table-cell>
          <table:table-cell office:value-type="float" office:value="766320546" calcext:value-type="float">
            <text:p>76632054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<text:s/>Posch </text:p>
          </table:table-cell>
          <table:table-cell office:value-type="float" office:value="56994039840" calcext:value-type="float">
            <text:p>56994039840</text:p>
          </table:table-cell>
          <table:table-cell office:value-type="string" calcext:value-type="string">
            <text:p><text:s/>18209806K </text:p>
          </table:table-cell>
          <table:table-cell office:value-type="string" calcext:value-type="string">
            <text:p><text:s/>tposch@bullpro.cl </text:p>
          </table:table-cell>
          <table:table-cell office:value-type="string" calcext:value-type="string">
            <text:p><text:s/>76767306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tanya </text:p>
          </table:table-cell>
          <table:table-cell office:value-type="string" calcext:value-type="string">
            <text:p><text:s/>ortiz </text:p>
          </table:table-cell>
          <table:table-cell office:value-type="float" office:value="972621996" calcext:value-type="float">
            <text:p>972621996</text:p>
          </table:table-cell>
          <table:table-cell office:value-type="string" calcext:value-type="string">
            <text:p><text:s/>18497486k </text:p>
          </table:table-cell>
          <table:table-cell office:value-type="string" calcext:value-type="string">
            <text:p><text:s/>emprendcolor@gmail.com </text:p>
          </table:table-cell>
          <table:table-cell office:value-type="string" calcext:value-type="string">
            <text:p><text:s/>18497486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bastian </text:p>
          </table:table-cell>
          <table:table-cell office:value-type="string" calcext:value-type="string">
            <text:p><text:s/>salazar </text:p>
          </table:table-cell>
          <table:table-cell office:value-type="float" office:value="952419495" calcext:value-type="float">
            <text:p>952419495</text:p>
          </table:table-cell>
          <table:table-cell office:value-type="string" calcext:value-type="string">
            <text:p><text:s/>18795200K </text:p>
          </table:table-cell>
          <table:table-cell office:value-type="string" calcext:value-type="string">
            <text:p><text:s/>ssalazar@necto.cl </text:p>
          </table:table-cell>
          <table:table-cell office:value-type="float" office:value="768021082" calcext:value-type="float">
            <text:p>76802108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Camilo </text:p>
          </table:table-cell>
          <table:table-cell office:value-type="string" calcext:value-type="string">
            <text:p><text:s/>Fuentes Aravena </text:p>
          </table:table-cell>
          <table:table-cell office:value-type="float" office:value="944899369" calcext:value-type="float">
            <text:p>944899369</text:p>
          </table:table-cell>
          <table:table-cell office:value-type="string" calcext:value-type="string">
            <text:p><text:s/>19682412K </text:p>
          </table:table-cell>
          <table:table-cell office:value-type="string" calcext:value-type="string">
            <text:p><text:s/>finanzas@andamioschile.cl </text:p>
          </table:table-cell>
          <table:table-cell office:value-type="float" office:value="763640736" calcext:value-type="float">
            <text:p>76364073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Socovesa</text:p>
          </table:table-cell>
          <table:table-cell office:value-type="string" calcext:value-type="string">
            <text:p>javiera </text:p>
          </table:table-cell>
          <table:table-cell office:value-type="string" calcext:value-type="string">
            <text:p><text:s/>avello </text:p>
          </table:table-cell>
          <table:table-cell office:value-type="float" office:value="227500620" calcext:value-type="float">
            <text:p>227500620</text:p>
          </table:table-cell>
          <table:table-cell office:value-type="string" calcext:value-type="string">
            <text:p><text:s/>20039951K </text:p>
          </table:table-cell>
          <table:table-cell office:value-type="string" calcext:value-type="string">
            <text:p><text:s/>proveedores@yolito.cl </text:p>
          </table:table-cell>
          <table:table-cell office:value-type="float" office:value="805659009" calcext:value-type="float">
            <text:p>80565900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Nelly Maria </text:p>
          </table:table-cell>
          <table:table-cell office:value-type="string" calcext:value-type="string">
            <text:p><text:s/>Rodriguez perez </text:p>
          </table:table-cell>
          <table:table-cell office:value-type="float" office:value="56997322208" calcext:value-type="float">
            <text:p>56997322208</text:p>
          </table:table-cell>
          <table:table-cell office:value-type="string" calcext:value-type="string">
            <text:p><text:s/>22214678K </text:p>
          </table:table-cell>
          <table:table-cell office:value-type="string" calcext:value-type="string">
            <text:p><text:s/>psico.nelly@hotmail.com </text:p>
          </table:table-cell>
          <table:table-cell office:value-type="float" office:value="765798450" calcext:value-type="float">
            <text:p>765798450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Tatiana </text:p>
          </table:table-cell>
          <table:table-cell office:value-type="string" calcext:value-type="string">
            <text:p><text:s/>Osma Rdoriguez </text:p>
          </table:table-cell>
          <table:table-cell office:value-type="float" office:value="522216604" calcext:value-type="float">
            <text:p>522216604</text:p>
          </table:table-cell>
          <table:table-cell office:value-type="string" calcext:value-type="string">
            <text:p><text:s/>22842675K </text:p>
          </table:table-cell>
          <table:table-cell office:value-type="string" calcext:value-type="string">
            <text:p><text:s/>eosma@altamiraltda.cl </text:p>
          </table:table-cell>
          <table:table-cell office:value-type="string" calcext:value-type="string">
            <text:p><text:s/>7655426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inar </text:p>
          </table:table-cell>
          <table:table-cell office:value-type="string" calcext:value-type="string">
            <text:p><text:s/>Leesnurm </text:p>
          </table:table-cell>
          <table:table-cell office:value-type="float" office:value="959272215" calcext:value-type="float">
            <text:p>959272215</text:p>
          </table:table-cell>
          <table:table-cell office:value-type="string" calcext:value-type="string">
            <text:p><text:s/>24239609k </text:p>
          </table:table-cell>
          <table:table-cell office:value-type="string" calcext:value-type="string">
            <text:p><text:s/>aleesnurm@gmail.com </text:p>
          </table:table-cell>
          <table:table-cell office:value-type="float" office:value="766540724" calcext:value-type="float">
            <text:p>766540724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rge </text:p>
          </table:table-cell>
          <table:table-cell office:value-type="string" calcext:value-type="string">
            <text:p><text:s/>Ziede </text:p>
          </table:table-cell>
          <table:table-cell office:value-type="string" calcext:value-type="string">
            <text:p><text:s/>+56 9 9824 3288 </text:p>
          </table:table-cell>
          <table:table-cell office:value-type="string" calcext:value-type="string">
            <text:p><text:s/>5092159K </text:p>
          </table:table-cell>
          <table:table-cell office:value-type="string" calcext:value-type="string">
            <text:p><text:s/>jziede@ifenix.cl </text:p>
          </table:table-cell>
          <table:table-cell office:value-type="float" office:value="766477755" calcext:value-type="float">
            <text:p>76647775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sergio </text:p>
          </table:table-cell>
          <table:table-cell office:value-type="string" calcext:value-type="string">
            <text:p><text:s/>torres </text:p>
          </table:table-cell>
          <table:table-cell office:value-type="float" office:value="56223986178" calcext:value-type="float">
            <text:p>56223986178</text:p>
          </table:table-cell>
          <table:table-cell office:value-type="string" calcext:value-type="string">
            <text:p><text:s/>5284827K </text:p>
          </table:table-cell>
          <table:table-cell office:value-type="string" calcext:value-type="string">
            <text:p><text:s/>storres@fosko.cl </text:p>
          </table:table-cell>
          <table:table-cell office:value-type="float" office:value="818664001" calcext:value-type="float">
            <text:p>81866400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Asfalcura</text:p>
          </table:table-cell>
          <table:table-cell office:value-type="string" calcext:value-type="string">
            <text:p>Gustavo </text:p>
          </table:table-cell>
          <table:table-cell office:value-type="string" calcext:value-type="string">
            <text:p><text:s/>Arzola </text:p>
          </table:table-cell>
          <table:table-cell office:value-type="float" office:value="227597124" calcext:value-type="float">
            <text:p>227597124</text:p>
          </table:table-cell>
          <table:table-cell office:value-type="string" calcext:value-type="string">
            <text:p><text:s/>5967563K </text:p>
          </table:table-cell>
          <table:table-cell office:value-type="string" calcext:value-type="string">
            <text:p><text:s/>garzolab@gmail.com </text:p>
          </table:table-cell>
          <table:table-cell office:value-type="string" calcext:value-type="string">
            <text:p><text:s/>5967563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CARLOS </text:p>
          </table:table-cell>
          <table:table-cell office:value-type="string" calcext:value-type="string">
            <text:p><text:s/>DIAZ FERRADA </text:p>
          </table:table-cell>
          <table:table-cell office:value-type="string" calcext:value-type="string">
            <text:p><text:s/>02-232445081 </text:p>
          </table:table-cell>
          <table:table-cell office:value-type="string" calcext:value-type="string">
            <text:p><text:s/>6.367.334K </text:p>
          </table:table-cell>
          <table:table-cell office:value-type="string" calcext:value-type="string">
            <text:p><text:s/>jcarlosdiaz@targetpop.cl </text:p>
          </table:table-cell>
          <table:table-cell office:value-type="float" office:value="764258797" calcext:value-type="float">
            <text:p>764258797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<text:s/>morales </text:p>
          </table:table-cell>
          <table:table-cell office:value-type="float" office:value="56959079581" calcext:value-type="float">
            <text:p>56959079581</text:p>
          </table:table-cell>
          <table:table-cell office:value-type="string" calcext:value-type="string">
            <text:p><text:s/>6870071K </text:p>
          </table:table-cell>
          <table:table-cell office:value-type="string" calcext:value-type="string">
            <text:p><text:s/>eoliasol@gmail.com </text:p>
          </table:table-cell>
          <table:table-cell office:value-type="float" office:value="765514819" calcext:value-type="float">
            <text:p>7655148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tías </text:p>
          </table:table-cell>
          <table:table-cell office:value-type="string" calcext:value-type="string">
            <text:p><text:s/>Fernández </text:p>
          </table:table-cell>
          <table:table-cell office:value-type="float" office:value="227725038" calcext:value-type="float">
            <text:p>227725038</text:p>
          </table:table-cell>
          <table:table-cell office:value-type="string" calcext:value-type="string">
            <text:p><text:s/>7013375K </text:p>
          </table:table-cell>
          <table:table-cell office:value-type="string" calcext:value-type="string">
            <text:p><text:s/>mfernandez@rovitec.cl </text:p>
          </table:table-cell>
          <table:table-cell office:value-type="float" office:value="761838881" calcext:value-type="float">
            <text:p>76183888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UAN MANUEL </text:p>
          </table:table-cell>
          <table:table-cell office:value-type="string" calcext:value-type="string">
            <text:p><text:s/>coña BADILLA </text:p>
          </table:table-cell>
          <table:table-cell office:value-type="float" office:value="999188687" calcext:value-type="float">
            <text:p>999188687</text:p>
          </table:table-cell>
          <table:table-cell office:value-type="string" calcext:value-type="string">
            <text:p><text:s/>7047607K </text:p>
          </table:table-cell>
          <table:table-cell office:value-type="string" calcext:value-type="string">
            <text:p><text:s/>jumacoba1@gmail.com </text:p>
          </table:table-cell>
          <table:table-cell office:value-type="string" calcext:value-type="string">
            <text:p><text:s/>7047607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OMINGO </text:p>
          </table:table-cell>
          <table:table-cell office:value-type="string" calcext:value-type="string">
            <text:p><text:s/>CATTAN </text:p>
          </table:table-cell>
          <table:table-cell office:value-type="float" office:value="998693593" calcext:value-type="float">
            <text:p>998693593</text:p>
          </table:table-cell>
          <table:table-cell office:value-type="string" calcext:value-type="string">
            <text:p><text:s/>7088318K </text:p>
          </table:table-cell>
          <table:table-cell office:value-type="string" calcext:value-type="string">
            <text:p><text:s/>CARPASCATTAN@GMAIL.COM </text:p>
          </table:table-cell>
          <table:table-cell office:value-type="float" office:value="799854902" calcext:value-type="float">
            <text:p>799854902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raul antonio </text:p>
          </table:table-cell>
          <table:table-cell office:value-type="string" calcext:value-type="string">
            <text:p><text:s/>casanova calderon </text:p>
          </table:table-cell>
          <table:table-cell office:value-type="string" calcext:value-type="string">
            <text:p><text:s/>71-2223114 </text:p>
          </table:table-cell>
          <table:table-cell office:value-type="string" calcext:value-type="string">
            <text:p><text:s/>7464290K </text:p>
          </table:table-cell>
          <table:table-cell office:value-type="string" calcext:value-type="string">
            <text:p><text:s/>ferret.casanova@gmail.com </text:p>
          </table:table-cell>
          <table:table-cell office:value-type="string" calcext:value-type="string">
            <text:p><text:s/>746429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Wom</text:p>
          </table:table-cell>
          <table:table-cell office:value-type="string" calcext:value-type="string">
            <text:p>Eduardo </text:p>
          </table:table-cell>
          <table:table-cell office:value-type="string" calcext:value-type="string">
            <text:p><text:s/>perez </text:p>
          </table:table-cell>
          <table:table-cell office:value-type="float" office:value="223635044" calcext:value-type="float">
            <text:p>223635044</text:p>
          </table:table-cell>
          <table:table-cell office:value-type="string" calcext:value-type="string">
            <text:p><text:s/>76380156K </text:p>
          </table:table-cell>
          <table:table-cell office:value-type="string" calcext:value-type="string">
            <text:p><text:s/>lalo9895@gmail.com </text:p>
          </table:table-cell>
          <table:table-cell office:value-type="float" office:value="763801519" calcext:value-type="float">
            <text:p>763801519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<text:s/>rivero </text:p>
          </table:table-cell>
          <table:table-cell office:value-type="float" office:value="957787713" calcext:value-type="float">
            <text:p>957787713</text:p>
          </table:table-cell>
          <table:table-cell office:value-type="string" calcext:value-type="string">
            <text:p><text:s/>7680656K </text:p>
          </table:table-cell>
          <table:table-cell office:value-type="string" calcext:value-type="string">
            <text:p><text:s/>serviciosespeciales2000@gmail.com </text:p>
          </table:table-cell>
          <table:table-cell office:value-type="float" office:value="762944251" calcext:value-type="float">
            <text:p>762944251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OSE RAUL </text:p>
          </table:table-cell>
          <table:table-cell office:value-type="string" calcext:value-type="string">
            <text:p><text:s/>RAMIREZ </text:p>
          </table:table-cell>
          <table:table-cell office:value-type="float" office:value="972010290" calcext:value-type="float">
            <text:p>972010290</text:p>
          </table:table-cell>
          <table:table-cell office:value-type="string" calcext:value-type="string">
            <text:p><text:s/>7818101K </text:p>
          </table:table-cell>
          <table:table-cell office:value-type="string" calcext:value-type="string">
            <text:p><text:s/>lavados.nacionaleschile@gmail.com </text:p>
          </table:table-cell>
          <table:table-cell office:value-type="float" office:value="767788533" calcext:value-type="float">
            <text:p>76778853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LUCY </text:p>
          </table:table-cell>
          <table:table-cell office:value-type="string" calcext:value-type="string">
            <text:p><text:s/>SALAZAR </text:p>
          </table:table-cell>
          <table:table-cell office:value-type="float" office:value="226354048" calcext:value-type="float">
            <text:p>226354048</text:p>
          </table:table-cell>
          <table:table-cell office:value-type="string" calcext:value-type="string">
            <text:p><text:s/>7819023K </text:p>
          </table:table-cell>
          <table:table-cell office:value-type="string" calcext:value-type="string">
            <text:p><text:s/>lucy@aimtec.cl </text:p>
          </table:table-cell>
          <table:table-cell office:value-type="float" office:value="781038806" calcext:value-type="float">
            <text:p>7810388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CLAUDIA </text:p>
          </table:table-cell>
          <table:table-cell office:value-type="string" calcext:value-type="string">
            <text:p><text:s/>Pardo </text:p>
          </table:table-cell>
          <table:table-cell office:value-type="float" office:value="990380900" calcext:value-type="float">
            <text:p>990380900</text:p>
          </table:table-cell>
          <table:table-cell office:value-type="string" calcext:value-type="string">
            <text:p><text:s/>8016145k </text:p>
          </table:table-cell>
          <table:table-cell office:value-type="string" calcext:value-type="string">
            <text:p><text:s/>emporiodelaabuela@gmail.com </text:p>
          </table:table-cell>
          <table:table-cell office:value-type="float" office:value="766043739" calcext:value-type="float">
            <text:p>766043739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Francisco </text:p>
          </table:table-cell>
          <table:table-cell office:value-type="string" calcext:value-type="string">
            <text:p><text:s/>Castro Lillo </text:p>
          </table:table-cell>
          <table:table-cell office:value-type="string" calcext:value-type="string">
            <text:p><text:s/>56 9 93095389 </text:p>
          </table:table-cell>
          <table:table-cell office:value-type="string" calcext:value-type="string">
            <text:p><text:s/>8046892K </text:p>
          </table:table-cell>
          <table:table-cell office:value-type="string" calcext:value-type="string">
            <text:p><text:s/>h.castrolillo@gmail.com </text:p>
          </table:table-cell>
          <table:table-cell office:value-type="float" office:value="760604518" calcext:value-type="float">
            <text:p>760604518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Btg_Carola</text:p>
          </table:table-cell>
          <table:table-cell office:value-type="string" calcext:value-type="string">
            <text:p>Carlos </text:p>
          </table:table-cell>
          <table:table-cell office:value-type="string" calcext:value-type="string">
            <text:p><text:s/>Illanes </text:p>
          </table:table-cell>
          <table:table-cell office:value-type="float" office:value="993052150" calcext:value-type="float">
            <text:p>993052150</text:p>
          </table:table-cell>
          <table:table-cell office:value-type="string" calcext:value-type="string">
            <text:p><text:s/>8064180K </text:p>
          </table:table-cell>
          <table:table-cell office:value-type="string" calcext:value-type="string">
            <text:p><text:s/>carlos.serviluceningenieros@hotmail.com </text:p>
          </table:table-cell>
          <table:table-cell office:value-type="string" calcext:value-type="string">
            <text:p><text:s/>8064180K 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Pablo </text:p>
          </table:table-cell>
          <table:table-cell office:value-type="string" calcext:value-type="string">
            <text:p><text:s/>Lara </text:p>
          </table:table-cell>
          <table:table-cell office:value-type="float" office:value="992266491" calcext:value-type="float">
            <text:p>992266491</text:p>
          </table:table-cell>
          <table:table-cell office:value-type="string" calcext:value-type="string">
            <text:p><text:s/>8209024K </text:p>
          </table:table-cell>
          <table:table-cell office:value-type="string" calcext:value-type="string">
            <text:p><text:s/>arimaqp@gmail.com </text:p>
          </table:table-cell>
          <table:table-cell office:value-type="float" office:value="763398927" calcext:value-type="float">
            <text:p>763398927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Alfredo </text:p>
          </table:table-cell>
          <table:table-cell office:value-type="string" calcext:value-type="string">
            <text:p><text:s/>Castro Albornoz </text:p>
          </table:table-cell>
          <table:table-cell office:value-type="float" office:value="998710843" calcext:value-type="float">
            <text:p>998710843</text:p>
          </table:table-cell>
          <table:table-cell office:value-type="string" calcext:value-type="string">
            <text:p><text:s/>8214367k </text:p>
          </table:table-cell>
          <table:table-cell office:value-type="string" calcext:value-type="string">
            <text:p><text:s/>milservice@vtr.net </text:p>
          </table:table-cell>
          <table:table-cell office:value-type="string" calcext:value-type="string">
            <text:p><text:s/>77831830k 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Javier </text:p>
          </table:table-cell>
          <table:table-cell office:value-type="string" calcext:value-type="string">
            <text:p><text:s/>Mallea Valencia </text:p>
          </table:table-cell>
          <table:table-cell office:value-type="float" office:value="982398101" calcext:value-type="float">
            <text:p>982398101</text:p>
          </table:table-cell>
          <table:table-cell office:value-type="string" calcext:value-type="string">
            <text:p><text:s/>8274438K </text:p>
          </table:table-cell>
          <table:table-cell office:value-type="string" calcext:value-type="string">
            <text:p><text:s/>javiermallea@gmail.com </text:p>
          </table:table-cell>
          <table:table-cell office:value-type="float" office:value="762811081" calcext:value-type="float">
            <text:p>76281108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CTAVIO </text:p>
          </table:table-cell>
          <table:table-cell office:value-type="string" calcext:value-type="string">
            <text:p><text:s/>OJEDA </text:p>
          </table:table-cell>
          <table:table-cell office:value-type="string" calcext:value-type="string">
            <text:p><text:s/>2 277 22282 </text:p>
          </table:table-cell>
          <table:table-cell office:value-type="string" calcext:value-type="string">
            <text:p><text:s/>8852487K </text:p>
          </table:table-cell>
          <table:table-cell office:value-type="string" calcext:value-type="string">
            <text:p><text:s/>finanzas@dipaspa.cl </text:p>
          </table:table-cell>
          <table:table-cell office:value-type="float" office:value="767882785" calcext:value-type="float">
            <text:p>76788278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oracio </text:p>
          </table:table-cell>
          <table:table-cell office:value-type="string" calcext:value-type="string">
            <text:p><text:s/>Veragua </text:p>
          </table:table-cell>
          <table:table-cell office:value-type="float" office:value="56949971861" calcext:value-type="float">
            <text:p>56949971861</text:p>
          </table:table-cell>
          <table:table-cell office:value-type="string" calcext:value-type="string">
            <text:p><text:s/>8943811K </text:p>
          </table:table-cell>
          <table:table-cell office:value-type="string" calcext:value-type="string">
            <text:p><text:s/>veragua@ingel.cl </text:p>
          </table:table-cell>
          <table:table-cell office:value-type="float" office:value="788627106" calcext:value-type="float">
            <text:p>7886271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Francisco Javier </text:p>
          </table:table-cell>
          <table:table-cell office:value-type="string" calcext:value-type="string">
            <text:p><text:s/>Pérez-Barros Ramirez </text:p>
          </table:table-cell>
          <table:table-cell office:value-type="string" calcext:value-type="string">
            <text:p><text:s/>9-74960630 </text:p>
          </table:table-cell>
          <table:table-cell office:value-type="string" calcext:value-type="string">
            <text:p><text:s/>9037284K </text:p>
          </table:table-cell>
          <table:table-cell office:value-type="string" calcext:value-type="string">
            <text:p><text:s/>francisco@pspltda.com </text:p>
          </table:table-cell>
          <table:table-cell office:value-type="float" office:value="761319116" calcext:value-type="float">
            <text:p>76131911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Oscar </text:p>
          </table:table-cell>
          <table:table-cell office:value-type="string" calcext:value-type="string">
            <text:p><text:s/>Torrejon </text:p>
          </table:table-cell>
          <table:table-cell office:value-type="float" office:value="964223511" calcext:value-type="float">
            <text:p>964223511</text:p>
          </table:table-cell>
          <table:table-cell office:value-type="string" calcext:value-type="string">
            <text:p><text:s/>9056160k </text:p>
          </table:table-cell>
          <table:table-cell office:value-type="string" calcext:value-type="string">
            <text:p><text:s/>otorrejon@entichile.cl </text:p>
          </table:table-cell>
          <table:table-cell office:value-type="float" office:value="763750523" calcext:value-type="float">
            <text:p>763750523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ctor Alfonso </text:p>
          </table:table-cell>
          <table:table-cell office:value-type="string" calcext:value-type="string">
            <text:p><text:s/>Solis Quevedo </text:p>
          </table:table-cell>
          <table:table-cell office:value-type="float" office:value="94794838" calcext:value-type="float">
            <text:p>94794838</text:p>
          </table:table-cell>
          <table:table-cell office:value-type="string" calcext:value-type="string">
            <text:p><text:s/>9354268k </text:p>
          </table:table-cell>
          <table:table-cell office:value-type="string" calcext:value-type="string">
            <text:p><text:s/>hsolis@technopoints.cl </text:p>
          </table:table-cell>
          <table:table-cell office:value-type="float" office:value="764219406" calcext:value-type="float">
            <text:p>764219406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Marco </text:p>
          </table:table-cell>
          <table:table-cell office:value-type="string" calcext:value-type="string">
            <text:p><text:s/>Moraga </text:p>
          </table:table-cell>
          <table:table-cell office:value-type="float" office:value="987786181" calcext:value-type="float">
            <text:p>987786181</text:p>
          </table:table-cell>
          <table:table-cell office:value-type="string" calcext:value-type="string">
            <text:p><text:s/>9385389k </text:p>
          </table:table-cell>
          <table:table-cell office:value-type="string" calcext:value-type="string">
            <text:p><text:s/>mmoraga@donoscar.cl </text:p>
          </table:table-cell>
          <table:table-cell office:value-type="float" office:value="764088131" calcext:value-type="float">
            <text:p>764088131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victor </text:p>
          </table:table-cell>
          <table:table-cell office:value-type="string" calcext:value-type="string">
            <text:p><text:s/>ferreira </text:p>
          </table:table-cell>
          <table:table-cell office:value-type="float" office:value="227321441" calcext:value-type="float">
            <text:p>227321441</text:p>
          </table:table-cell>
          <table:table-cell office:value-type="string" calcext:value-type="string">
            <text:p><text:s/>9488313k </text:p>
          </table:table-cell>
          <table:table-cell office:value-type="string" calcext:value-type="string">
            <text:p><text:s/>creacionesamanda@vtr.net </text:p>
          </table:table-cell>
          <table:table-cell office:value-type="float" office:value="760018716" calcext:value-type="float">
            <text:p>760018716</text:p>
          </table:table-cell>
          <table:table-cell office:value-type="string" calcext:value-type="string">
            <text:p><text:s/>default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Hernan </text:p>
          </table:table-cell>
          <table:table-cell office:value-type="string" calcext:value-type="string">
            <text:p><text:s/>Vasquez </text:p>
          </table:table-cell>
          <table:table-cell office:value-type="float" office:value="982290741" calcext:value-type="float">
            <text:p>982290741</text:p>
          </table:table-cell>
          <table:table-cell office:value-type="string" calcext:value-type="string">
            <text:p><text:s/>9582949K </text:p>
          </table:table-cell>
          <table:table-cell office:value-type="string" calcext:value-type="string">
            <text:p><text:s/>hvasquez@optimiza.cl </text:p>
          </table:table-cell>
          <table:table-cell office:value-type="float" office:value="969210002" calcext:value-type="float">
            <text:p>96921000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Daniel </text:p>
          </table:table-cell>
          <table:table-cell office:value-type="string" calcext:value-type="string">
            <text:p><text:s/>Pérez </text:p>
          </table:table-cell>
          <table:table-cell office:value-type="float" office:value="56975795898" calcext:value-type="float">
            <text:p>56975795898</text:p>
          </table:table-cell>
          <table:table-cell office:value-type="string" calcext:value-type="string">
            <text:p><text:s/>9668360K </text:p>
          </table:table-cell>
          <table:table-cell office:value-type="string" calcext:value-type="string">
            <text:p><text:s/>dperez@cuatrorios.cl </text:p>
          </table:table-cell>
          <table:table-cell office:value-type="float" office:value="760945935" calcext:value-type="float">
            <text:p>760945935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Eloy_Partner</text:p>
          </table:table-cell>
          <table:table-cell office:value-type="string" calcext:value-type="string">
            <text:p>DINO </text:p>
          </table:table-cell>
          <table:table-cell office:value-type="string" calcext:value-type="string">
            <text:p><text:s/>RAMOS </text:p>
          </table:table-cell>
          <table:table-cell office:value-type="float" office:value="99694076" calcext:value-type="float">
            <text:p>99694076</text:p>
          </table:table-cell>
          <table:table-cell office:value-type="string" calcext:value-type="string">
            <text:p><text:s/>9677057K </text:p>
          </table:table-cell>
          <table:table-cell office:value-type="string" calcext:value-type="string">
            <text:p><text:s/>dramos@mobilarquitectos.cl </text:p>
          </table:table-cell>
          <table:table-cell office:value-type="float" office:value="760536652" calcext:value-type="float">
            <text:p>760536652</text:p>
          </table:table-cell>
          <table:table-cell office:value-type="string" calcext:value-type="string">
            <text:p><text:s/>supplier</text:p>
          </table:table-cell>
        </table:table-row>
        <table:table-row table:style-name="ro1">
          <table:table-cell office:value-type="string" calcext:value-type="string">
            <text:p>MotorFinanciero_MotorFinanciero</text:p>
          </table:table-cell>
          <table:table-cell office:value-type="string" calcext:value-type="string">
            <text:p>LUIS ALEJANDRO </text:p>
          </table:table-cell>
          <table:table-cell office:value-type="string" calcext:value-type="string">
            <text:p><text:s/>ALLENDE MARCOS </text:p>
          </table:table-cell>
          <table:table-cell office:value-type="float" office:value="947092352" calcext:value-type="float">
            <text:p>947092352</text:p>
          </table:table-cell>
          <table:table-cell office:value-type="string" calcext:value-type="string">
            <text:p><text:s/>9747026K </text:p>
          </table:table-cell>
          <table:table-cell office:value-type="string" calcext:value-type="string">
            <text:p><text:s/>laamallende@hotmail.com </text:p>
          </table:table-cell>
          <table:table-cell office:value-type="float" office:value="767003056" calcext:value-type="float">
            <text:p>767003056</text:p>
          </table:table-cell>
          <table:table-cell office:value-type="string" calcext:value-type="string">
            <text:p><text:s/>default</text:p>
          </table:table-cell>
        </table:table-row>
      </table:table>
      <table:table table:name="Respuesta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 Cuentas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Cuentas Duplicadas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Cuentas Unicas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Cuentas Financia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Cuentas Supplier</text:p>
          </table:table-cell>
          <table:table-cell office:value-type="float" office:value="1366" calcext:value-type="float">
            <text:p>1366</text:p>
          </table:table-cell>
        </table:table-row>
      </table:table>
      <table:named-expressions/>
      <table:database-ranges>
        <table:database-range table:name="__Anonymous_Sheet_DB__1" table:target-range-address="Duplicados.A1:Duplicados.I156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7:35:43.423456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7:17:16.457256392</meta:creation-date>
    <dc:date>2018-11-07T17:46:35.914165633</dc:date>
    <meta:editing-duration>PT13M26S</meta:editing-duration>
    <meta:editing-cycles>5</meta:editing-cycles>
    <meta:generator>LibreOffice/6.0.6.2$Linux_X86_64 LibreOffice_project/00m0$Build-2</meta:generator>
    <meta:document-statistic meta:table-count="4" meta:cell-count="22414" meta:object-count="0"/>
  </office:meta>
</office:document-meta>
</file>